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ackground-color="#C5E0B4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00B050"/>
    </style:style>
    <style:style style:name="ce6" style:family="table-cell" style:parent-style-name="Default" style:data-style-name="N0">
      <style:table-cell-properties fo:background-color="#FF00FF"/>
    </style:style>
    <style:style style:name="ce7" style:family="table-cell" style:parent-style-name="Default" style:data-style-name="N0">
      <style:table-cell-properties fo:background-color="#00B0F0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fo:background-color="#FF00FF"/>
      <style:text-properties style:font-name="Verdana" style:font-name-asian="Verdana" style:font-name-complex="Verdana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3B3838"/>
    </style:style>
    <style:style style:name="ce11" style:family="table-cell" style:parent-style-name="Default" style:data-style-name="N0">
      <style:table-cell-properties fo:background-color="#00B0F0"/>
      <style:text-properties style:font-name="Verdana" style:font-name-asian="Verdana" style:font-name-complex="Verdana" fo:font-size="10pt" style:font-size-asian="10pt" style:font-size-complex="10pt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6.08541666666667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0.79375cm"/>
    </style:style>
    <style:style style:name="co10" style:family="table-column">
      <style:table-column-properties fo:break-before="auto" style:column-width="0.608541666666667cm"/>
    </style:style>
    <style:style style:name="co11" style:family="table-column">
      <style:table-column-properties fo:break-before="auto" style:column-width="0.873125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0.899583333333333cm"/>
    </style:style>
    <style:style style:name="co16" style:family="table-column">
      <style:table-column-properties fo:break-before="auto" style:column-width="0.820208333333333cm"/>
    </style:style>
    <style:style style:name="co17" style:family="table-column">
      <style:table-column-properties fo:break-before="auto" style:column-width="2.2225cm"/>
    </style:style>
    <style:style style:name="co18" style:family="table-column">
      <style:table-column-properties fo:break-before="auto" style:column-width="1.11125cm"/>
    </style:style>
    <style:style style:name="co19" style:family="table-column">
      <style:table-column-properties fo:break-before="auto" style:column-width="2.98979166666667cm"/>
    </style:style>
    <style:style style:name="co20" style:family="table-column">
      <style:table-column-properties fo:break-before="auto" style:column-width="3.14854166666667cm"/>
    </style:style>
    <style:style style:name="co21" style:family="table-column">
      <style:table-column-properties fo:break-before="auto" style:column-width="1.24354166666667cm"/>
    </style:style>
    <style:style style:name="co22" style:family="table-column">
      <style:table-column-properties fo:break-before="auto" style:column-width="3.20145833333333cm"/>
    </style:style>
    <style:style style:name="co23" style:family="table-column">
      <style:table-column-properties fo:break-before="auto" style:column-width="1.508125cm"/>
    </style:style>
    <style:style style:name="co24" style:family="table-column">
      <style:table-column-properties fo:break-before="auto" style:column-width="3.54541666666667cm"/>
    </style:style>
    <style:style style:name="co25" style:family="table-column">
      <style:table-column-properties fo:break-before="auto" style:column-width="3.28083333333333cm"/>
    </style:style>
    <style:style style:name="co26" style:family="table-column">
      <style:table-column-properties fo:break-before="auto" style:column-width="3.254375cm"/>
    </style:style>
    <style:style style:name="co27" style:family="table-column">
      <style:table-column-properties fo:break-before="auto" style:column-width="6.24416666666667cm"/>
    </style:style>
    <style:style style:name="co28" style:family="table-column">
      <style:table-column-properties fo:break-before="auto" style:column-width="4.445cm"/>
    </style:style>
    <style:style style:name="co29" style:family="table-column">
      <style:table-column-properties fo:break-before="auto" style:column-width="2.143125cm"/>
    </style:style>
    <style:style style:name="co30" style:family="table-column">
      <style:table-column-properties fo:break-before="auto" style:column-width="3.67770833333333cm"/>
    </style:style>
    <style:style style:name="co31" style:family="table-column">
      <style:table-column-properties fo:break-before="auto" style:column-width="5.000625cm"/>
    </style:style>
    <style:style style:name="co32" style:family="table-column">
      <style:table-column-properties fo:break-before="auto" style:column-width="4.206875cm"/>
    </style:style>
    <style:style style:name="co33" style:family="table-column">
      <style:table-column-properties fo:break-before="auto" style:column-width="6.16479166666667cm"/>
    </style:style>
    <style:style style:name="co34" style:family="table-column">
      <style:table-column-properties fo:break-before="auto" style:column-width="5.45041666666667cm"/>
    </style:style>
    <style:style style:name="co35" style:family="table-column">
      <style:table-column-properties fo:break-before="auto" style:column-width="3.22791666666667cm"/>
    </style:style>
    <style:style style:name="co36" style:family="table-column">
      <style:table-column-properties fo:break-before="auto" style:column-width="1.666875cm"/>
    </style:style>
    <style:style style:name="co37" style:family="table-column">
      <style:table-column-properties fo:break-before="auto" style:column-width="7.01145833333333cm"/>
    </style:style>
    <style:style style:name="co38" style:family="table-column">
      <style:table-column-properties fo:break-before="auto" style:column-width="6.82625cm"/>
    </style:style>
    <style:style style:name="co39" style:family="table-column">
      <style:table-column-properties fo:break-before="auto" style:column-width="4.683125cm"/>
    </style:style>
    <style:style style:name="co40" style:family="table-column">
      <style:table-column-properties fo:break-before="auto" style:column-width="5.34458333333333cm"/>
    </style:style>
    <style:style style:name="co41" style:family="table-column">
      <style:table-column-properties fo:break-before="auto" style:column-width="6.53520833333333cm"/>
    </style:style>
    <style:style style:name="co42" style:family="table-column">
      <style:table-column-properties fo:break-before="auto" style:column-width="2.831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01" table:default-cell-style-name="ce1"/>
        <table:table-column table:style-name="co12" table:number-columns-repeated="15361" table:default-cell-style-name="ce1"/>
        <table:table-row table:style-name="ro1">
          <table:table-cell table:style-name="ce1"/>
          <table:table-cell office:value-type="string" table:style-name="ce1">
            <text:p>fw_BC</text:p>
          </table:table-cell>
          <table:table-cell office:value-type="string" table:style-name="ce2">
            <text:p>Barcode + <text:s/>Forward Primer</text:p>
          </table:table-cell>
          <table:table-cell table:style-name="ce2"/>
          <table:table-cell office:value-type="string" table:style-name="ce2">
            <text:p>rv_BC</text:p>
          </table:table-cell>
          <table:table-cell office:value-type="string" table:style-name="ce2">
            <text:p>Barcode + Reverse Primer</text:p>
          </table:table-cell>
          <table:table-cell office:value-type="string" table:style-name="ce1">
            <text:p>fw_BC</text:p>
          </table:table-cell>
          <table:table-cell office:value-type="string" table:style-name="ce2">
            <text:p>rv_BC</text:p>
          </table:table-cell>
          <table:table-cell table:style-name="ce1"/>
          <table:table-cell office:value-type="string" table:style-name="ce3">
            <text:p>Mix plate AN 4/19/16</text:p>
          </table:table-cell>
          <table:table-cell table:number-columns-repeated="14" table:style-name="ce3"/>
          <table:table-cell table:number-columns-repeated="16360"/>
        </table:table-row>
        <table:table-row table:style-name="ro1">
          <table:table-cell office:value-type="string" table:style-name="ce1">
            <text:p>A1</text:p>
          </table:table-cell>
          <table:table-cell office:value-type="string" office:string-value="AGTCAA" table:formula="of:=LEFT([.C2];6)" table:style-name="ce1">
            <text:p>AGTCAA</text:p>
          </table:table-cell>
          <table:table-cell office:value-type="string" table:style-name="ce2">
            <text:p>AGTCAAGCGTACCACGTGTCGACT</text:p>
          </table:table-cell>
          <table:table-cell office:value-type="string" table:style-name="ce1">
            <text:p>D1</text:p>
          </table:table-cell>
          <table:table-cell office:value-type="string" office:string-value="AGTCAA" table:formula="of:=LEFT([.F2];6)" table:style-name="ce1">
            <text:p>AGTCAA</text:p>
          </table:table-cell>
          <table:table-cell office:value-type="string" table:style-name="ce2">
            <text:p>AGTCAAGACGGGCGTACTAGCGTA</text:p>
          </table:table-cell>
          <table:table-cell office:value-type="string" office:string-value="AGTCAA" table:formula="of:=LEFT([.C2];6)" table:style-name="ce1">
            <text:p>AGTCAA</text:p>
          </table:table-cell>
          <table:table-cell office:value-type="string" office:string-value="AGTCAA" table:formula="of:=LEFT([.F2];6)" table:style-name="ce1">
            <text:p>AGTCAA</text:p>
          </table:table-cell>
          <table:table-cell table:style-name="ce1"/>
          <table:table-cell office:value-type="string" table:style-name="ce3">
            <text:p>A1</text:p>
          </table:table-cell>
          <table:table-cell office:value-type="string" office:string-value="AGTCAA_AGTCAA" table:formula="of:=CONCATENATE([.G2];&quot;_&quot;;[.H2])" table:style-name="ce3">
            <text:p>AGTCAA_AGTCAA</text:p>
          </table:table-cell>
          <table:table-cell table:number-columns-repeated="2" table:style-name="ce3"/>
          <table:table-cell office:value-type="string" table:style-name="ce3">
            <text:p>C1</text:p>
          </table:table-cell>
          <table:table-cell office:value-type="string" office:string-value="AGTCAA_CGGAAT" table:formula="of:=CONCATENATE([.G2];&quot;_&quot;; [.H26])" table:style-name="ce3">
            <text:p>AGTCAA_CGGAAT</text:p>
          </table:table-cell>
          <table:table-cell table:number-columns-repeated="2" table:style-name="ce3"/>
          <table:table-cell office:value-type="string" table:style-name="ce3">
            <text:p>E1</text:p>
          </table:table-cell>
          <table:table-cell office:value-type="string" office:string-value="ACTGAT_ACTGAT" table:formula="of:=CONCATENATE([.G14];&quot;_&quot;; [.H14])" table:style-name="ce3">
            <text:p>ACTGAT_ACTGAT</text:p>
          </table:table-cell>
          <table:table-cell table:number-columns-repeated="2" table:style-name="ce3"/>
          <table:table-cell office:value-type="string" table:style-name="ce3">
            <text:p>G1</text:p>
          </table:table-cell>
          <table:table-cell office:value-type="string" office:string-value="CGGAAT_AGTCAA" table:formula="of:=CONCATENATE([.G26]; &quot;_&quot;; [.H2])" table:style-name="ce3">
            <text:p>CGGAAT_AGTCAA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A2</text:p>
          </table:table-cell>
          <table:table-cell office:value-type="string" office:string-value="AGTTCC" table:formula="of:=LEFT([.C3];6)" table:style-name="ce1">
            <text:p>AGTTCC</text:p>
          </table:table-cell>
          <table:table-cell office:value-type="string" table:style-name="ce2">
            <text:p>AGTTCCGCGTACCACGTGTCGACT</text:p>
          </table:table-cell>
          <table:table-cell office:value-type="string" table:style-name="ce1">
            <text:p>D2</text:p>
          </table:table-cell>
          <table:table-cell office:value-type="string" office:string-value="AGTTCC" table:formula="of:=LEFT([.F3];6)" table:style-name="ce1">
            <text:p>AGTTCC</text:p>
          </table:table-cell>
          <table:table-cell office:value-type="string" table:style-name="ce2">
            <text:p>AGTTCCGACGGGCGTACTAGCGTA</text:p>
          </table:table-cell>
          <table:table-cell office:value-type="string" office:string-value="AGTTCC" table:formula="of:=LEFT([.C3];6)" table:style-name="ce1">
            <text:p>AGTTCC</text:p>
          </table:table-cell>
          <table:table-cell office:value-type="string" office:string-value="AGTTCC" table:formula="of:=LEFT([.F3];6)" table:style-name="ce1">
            <text:p>AGTTCC</text:p>
          </table:table-cell>
          <table:table-cell table:style-name="ce1"/>
          <table:table-cell office:value-type="string" table:style-name="ce3">
            <text:p>A2</text:p>
          </table:table-cell>
          <table:table-cell office:value-type="string" office:string-value="AGTTCC_AGTTCC" table:formula="of:=CONCATENATE([.G3];&quot;_&quot;;[.H3])" table:style-name="ce3">
            <text:p>AGTTCC_AGTTCC</text:p>
          </table:table-cell>
          <table:table-cell table:number-columns-repeated="2" table:style-name="ce3"/>
          <table:table-cell office:value-type="string" table:style-name="ce3">
            <text:p>C2</text:p>
          </table:table-cell>
          <table:table-cell office:value-type="string" office:string-value="AGTTCC_CTAGCT" table:formula="of:=CONCATENATE([.G3];&quot;_&quot;; [.H27])" table:style-name="ce3">
            <text:p>AGTTCC_CTAGCT</text:p>
          </table:table-cell>
          <table:table-cell table:number-columns-repeated="2" table:style-name="ce3"/>
          <table:table-cell office:value-type="string" table:style-name="ce3">
            <text:p>E2</text:p>
          </table:table-cell>
          <table:table-cell office:value-type="string" office:string-value="ATGAGC_ATGAGC" table:formula="of:=CONCATENATE([.G15];&quot;_&quot;; [.H15])" table:style-name="ce3">
            <text:p>ATGAGC_ATGAGC</text:p>
          </table:table-cell>
          <table:table-cell table:number-columns-repeated="2" table:style-name="ce3"/>
          <table:table-cell office:value-type="string" table:style-name="ce3">
            <text:p>G2</text:p>
          </table:table-cell>
          <table:table-cell office:value-type="string" office:string-value="CTAGCT_AGTTCC" table:formula="of:=CONCATENATE([.G27]; &quot;_&quot;; [.H3])" table:style-name="ce3">
            <text:p>CTAGCT_AGTTCC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A3</text:p>
          </table:table-cell>
          <table:table-cell office:value-type="string" office:string-value="ATGTCA" table:formula="of:=LEFT([.C4];6)" table:style-name="ce1">
            <text:p>ATGTCA</text:p>
          </table:table-cell>
          <table:table-cell office:value-type="string" table:style-name="ce2">
            <text:p>ATGTCAGCGTACCACGTGTCGACT</text:p>
          </table:table-cell>
          <table:table-cell office:value-type="string" table:style-name="ce1">
            <text:p>D3</text:p>
          </table:table-cell>
          <table:table-cell office:value-type="string" office:string-value="ATGTCA" table:formula="of:=LEFT([.F4];6)" table:style-name="ce1">
            <text:p>ATGTCA</text:p>
          </table:table-cell>
          <table:table-cell office:value-type="string" table:style-name="ce2">
            <text:p>ATGTCAGACGGGCGTACTAGCGTA</text:p>
          </table:table-cell>
          <table:table-cell office:value-type="string" office:string-value="ATGTCA" table:formula="of:=LEFT([.C4];6)" table:style-name="ce1">
            <text:p>ATGTCA</text:p>
          </table:table-cell>
          <table:table-cell office:value-type="string" office:string-value="ATGTCA" table:formula="of:=LEFT([.F4];6)" table:style-name="ce1">
            <text:p>ATGTCA</text:p>
          </table:table-cell>
          <table:table-cell table:style-name="ce1"/>
          <table:table-cell office:value-type="string" table:style-name="ce3">
            <text:p>A3</text:p>
          </table:table-cell>
          <table:table-cell office:value-type="string" office:string-value="ATGTCA_ATGTCA" table:formula="of:=CONCATENATE([.G4];&quot;_&quot;;[.H4])" table:style-name="ce3">
            <text:p>ATGTCA_ATGTCA</text:p>
          </table:table-cell>
          <table:table-cell table:number-columns-repeated="2" table:style-name="ce3"/>
          <table:table-cell office:value-type="string" table:style-name="ce3">
            <text:p>C3</text:p>
          </table:table-cell>
          <table:table-cell office:value-type="string" office:string-value="ATGTCA_CTATAC" table:formula="of:=CONCATENATE([.G4];&quot;_&quot;; [.H28])" table:style-name="ce3">
            <text:p>ATGTCA_CTATAC</text:p>
          </table:table-cell>
          <table:table-cell table:number-columns-repeated="2" table:style-name="ce3"/>
          <table:table-cell office:value-type="string" table:style-name="ce3">
            <text:p>E3</text:p>
          </table:table-cell>
          <table:table-cell office:value-type="string" office:string-value="ATTCCT_ATTCCT" table:formula="of:=CONCATENATE([.G16];&quot;_&quot;; [.H16])" table:style-name="ce3">
            <text:p>ATTCCT_ATTCCT</text:p>
          </table:table-cell>
          <table:table-cell table:number-columns-repeated="2" table:style-name="ce3"/>
          <table:table-cell office:value-type="string" table:style-name="ce3">
            <text:p>G3</text:p>
          </table:table-cell>
          <table:table-cell office:value-type="string" office:string-value="CTATAC_ATGTCA" table:formula="of:=CONCATENATE([.G28]; &quot;_&quot;; [.H4])" table:style-name="ce3">
            <text:p>CTATAC_ATGTCA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A4</text:p>
          </table:table-cell>
          <table:table-cell office:value-type="string" office:string-value="CCGTCC" table:formula="of:=LEFT([.C5];6)" table:style-name="ce1">
            <text:p>CCGTCC</text:p>
          </table:table-cell>
          <table:table-cell office:value-type="string" table:style-name="ce2">
            <text:p>CCGTCCGCGTACCACGTGTCGACT</text:p>
          </table:table-cell>
          <table:table-cell office:value-type="string" table:style-name="ce1">
            <text:p>D4</text:p>
          </table:table-cell>
          <table:table-cell office:value-type="string" office:string-value="CCGTCC" table:formula="of:=LEFT([.F5];6)" table:style-name="ce1">
            <text:p>CCGTCC</text:p>
          </table:table-cell>
          <table:table-cell office:value-type="string" table:style-name="ce2">
            <text:p>CCGTCCGACGGGCGTACTAGCGTA</text:p>
          </table:table-cell>
          <table:table-cell office:value-type="string" office:string-value="CCGTCC" table:formula="of:=LEFT([.C5];6)" table:style-name="ce1">
            <text:p>CCGTCC</text:p>
          </table:table-cell>
          <table:table-cell office:value-type="string" office:string-value="CCGTCC" table:formula="of:=LEFT([.F5];6)" table:style-name="ce1">
            <text:p>CCGTCC</text:p>
          </table:table-cell>
          <table:table-cell table:style-name="ce1"/>
          <table:table-cell office:value-type="string" table:style-name="ce3">
            <text:p>A4</text:p>
          </table:table-cell>
          <table:table-cell office:value-type="string" office:string-value="CCGTCC_CCGTCC" table:formula="of:=CONCATENATE([.G5];&quot;_&quot;;[.H5])" table:style-name="ce3">
            <text:p>CCGTCC_CCGTCC</text:p>
          </table:table-cell>
          <table:table-cell table:number-columns-repeated="2" table:style-name="ce3"/>
          <table:table-cell office:value-type="string" table:style-name="ce3">
            <text:p>C4</text:p>
          </table:table-cell>
          <table:table-cell office:value-type="string" office:string-value="CCGTCC_CTCAGA" table:formula="of:=CONCATENATE([.G5];&quot;_&quot;; [.H29])" table:style-name="ce3">
            <text:p>CCGTCC_CTCAGA</text:p>
          </table:table-cell>
          <table:table-cell table:number-columns-repeated="2" table:style-name="ce3"/>
          <table:table-cell office:value-type="string" table:style-name="ce3">
            <text:p>E4</text:p>
          </table:table-cell>
          <table:table-cell office:value-type="string" office:string-value="CAAAAG_CAAAAG" table:formula="of:=CONCATENATE([.G17];&quot;_&quot;; [.H17])" table:style-name="ce3">
            <text:p>CAAAAG_CAAAAG</text:p>
          </table:table-cell>
          <table:table-cell table:number-columns-repeated="2" table:style-name="ce3"/>
          <table:table-cell office:value-type="string" table:style-name="ce3">
            <text:p>G4</text:p>
          </table:table-cell>
          <table:table-cell office:value-type="string" office:string-value="CTCAGA_CCGTCC" table:formula="of:=CONCATENATE([.G29]; &quot;_&quot;; [.H5])" table:style-name="ce3">
            <text:p>CTCAGA_CCGTCC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A5</text:p>
          </table:table-cell>
          <table:table-cell office:value-type="string" office:string-value="GTAGAG" table:formula="of:=LEFT([.C6];6)" table:style-name="ce1">
            <text:p>GTAGAG</text:p>
          </table:table-cell>
          <table:table-cell office:value-type="string" table:style-name="ce2">
            <text:p>GTAGAGGCGTACCACGTGTCGACT</text:p>
          </table:table-cell>
          <table:table-cell office:value-type="string" table:style-name="ce1">
            <text:p>D5</text:p>
          </table:table-cell>
          <table:table-cell office:value-type="string" office:string-value="GTAGAG" table:formula="of:=LEFT([.F6];6)" table:style-name="ce1">
            <text:p>GTAGAG</text:p>
          </table:table-cell>
          <table:table-cell office:value-type="string" table:style-name="ce2">
            <text:p>GTAGAGGACGGGCGTACTAGCGTA</text:p>
          </table:table-cell>
          <table:table-cell office:value-type="string" office:string-value="GTAGAG" table:formula="of:=LEFT([.C6];6)" table:style-name="ce1">
            <text:p>GTAGAG</text:p>
          </table:table-cell>
          <table:table-cell office:value-type="string" office:string-value="GTAGAG" table:formula="of:=LEFT([.F6];6)" table:style-name="ce1">
            <text:p>GTAGAG</text:p>
          </table:table-cell>
          <table:table-cell table:style-name="ce1"/>
          <table:table-cell office:value-type="string" table:style-name="ce3">
            <text:p>A5</text:p>
          </table:table-cell>
          <table:table-cell office:value-type="string" office:string-value="GTAGAG_GTAGAG" table:formula="of:=CONCATENATE([.G6];&quot;_&quot;;[.H6])" table:style-name="ce3">
            <text:p>GTAGAG_GTAGAG</text:p>
          </table:table-cell>
          <table:table-cell table:number-columns-repeated="2" table:style-name="ce3"/>
          <table:table-cell office:value-type="string" table:style-name="ce3">
            <text:p>C5</text:p>
          </table:table-cell>
          <table:table-cell office:value-type="string" office:string-value="GTAGAG_GACGAC" table:formula="of:=CONCATENATE([.G6];&quot;_&quot;; [.H30])" table:style-name="ce3">
            <text:p>GTAGAG_GACGAC</text:p>
          </table:table-cell>
          <table:table-cell table:number-columns-repeated="2" table:style-name="ce3"/>
          <table:table-cell office:value-type="string" table:style-name="ce3">
            <text:p>E5</text:p>
          </table:table-cell>
          <table:table-cell office:value-type="string" office:string-value="CAACTA_CAACTA" table:formula="of:=CONCATENATE([.G18];&quot;_&quot;; [.H18])" table:style-name="ce3">
            <text:p>CAACTA_CAACTA</text:p>
          </table:table-cell>
          <table:table-cell table:number-columns-repeated="2" table:style-name="ce3"/>
          <table:table-cell office:value-type="string" table:style-name="ce3">
            <text:p>G5</text:p>
          </table:table-cell>
          <table:table-cell office:value-type="string" office:string-value="GACGAC_GTAGAG" table:formula="of:=CONCATENATE([.G30]; &quot;_&quot;; [.H6])" table:style-name="ce3">
            <text:p>GACGAC_GTAGAG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A6</text:p>
          </table:table-cell>
          <table:table-cell office:value-type="string" office:string-value="GTCCGC" table:formula="of:=LEFT([.C7];6)" table:style-name="ce1">
            <text:p>GTCCGC</text:p>
          </table:table-cell>
          <table:table-cell office:value-type="string" table:style-name="ce2">
            <text:p>GTCCGCGCGTACCACGTGTCGACT</text:p>
          </table:table-cell>
          <table:table-cell office:value-type="string" table:style-name="ce1">
            <text:p>D6</text:p>
          </table:table-cell>
          <table:table-cell office:value-type="string" office:string-value="GTCCGC" table:formula="of:=LEFT([.F7];6)" table:style-name="ce1">
            <text:p>GTCCGC</text:p>
          </table:table-cell>
          <table:table-cell office:value-type="string" table:style-name="ce2">
            <text:p>GTCCGCGACGGGCGTACTAGCGTA</text:p>
          </table:table-cell>
          <table:table-cell office:value-type="string" office:string-value="GTCCGC" table:formula="of:=LEFT([.C7];6)" table:style-name="ce1">
            <text:p>GTCCGC</text:p>
          </table:table-cell>
          <table:table-cell office:value-type="string" office:string-value="GTCCGC" table:formula="of:=LEFT([.F7];6)" table:style-name="ce1">
            <text:p>GTCCGC</text:p>
          </table:table-cell>
          <table:table-cell table:style-name="ce1"/>
          <table:table-cell office:value-type="string" table:style-name="ce3">
            <text:p>A6</text:p>
          </table:table-cell>
          <table:table-cell office:value-type="string" office:string-value="GTCCGC_GTCCGC" table:formula="of:=CONCATENATE([.G7];&quot;_&quot;;[.H7])" table:style-name="ce3">
            <text:p>GTCCGC_GTCCGC</text:p>
          </table:table-cell>
          <table:table-cell table:number-columns-repeated="2" table:style-name="ce3"/>
          <table:table-cell office:value-type="string" table:style-name="ce3">
            <text:p>C6</text:p>
          </table:table-cell>
          <table:table-cell office:value-type="string" office:string-value="GTCCGC_TAATCG" table:formula="of:=CONCATENATE([.G7];&quot;_&quot;; [.H31])" table:style-name="ce3">
            <text:p>GTCCGC_TAATCG</text:p>
          </table:table-cell>
          <table:table-cell table:number-columns-repeated="2" table:style-name="ce3"/>
          <table:table-cell office:value-type="string" table:style-name="ce3">
            <text:p>E6</text:p>
          </table:table-cell>
          <table:table-cell office:value-type="string" office:string-value="CACCGG_CACCGG" table:formula="of:=CONCATENATE([.G19];&quot;_&quot;; [.H19])" table:style-name="ce3">
            <text:p>CACCGG_CACCGG</text:p>
          </table:table-cell>
          <table:table-cell table:number-columns-repeated="2" table:style-name="ce3"/>
          <table:table-cell office:value-type="string" table:style-name="ce3">
            <text:p>G6</text:p>
          </table:table-cell>
          <table:table-cell office:value-type="string" office:string-value="TAATCG_GTCCGC" table:formula="of:=CONCATENATE([.G31]; &quot;_&quot;; [.H7])" table:style-name="ce3">
            <text:p>TAATCG_GTCCGC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A7</text:p>
          </table:table-cell>
          <table:table-cell office:value-type="string" office:string-value="GTGAAA" table:formula="of:=LEFT([.C8];6)" table:style-name="ce1">
            <text:p>GTGAAA</text:p>
          </table:table-cell>
          <table:table-cell office:value-type="string" table:style-name="ce2">
            <text:p>GTGAAAGCGTACCACGTGTCGACT</text:p>
          </table:table-cell>
          <table:table-cell office:value-type="string" table:style-name="ce1">
            <text:p>D7</text:p>
          </table:table-cell>
          <table:table-cell office:value-type="string" office:string-value="GTGAAA" table:formula="of:=LEFT([.F8];6)" table:style-name="ce1">
            <text:p>GTGAAA</text:p>
          </table:table-cell>
          <table:table-cell office:value-type="string" table:style-name="ce2">
            <text:p>GTGAAAGACGGGCGTACTAGCGTA</text:p>
          </table:table-cell>
          <table:table-cell office:value-type="string" office:string-value="GTGAAA" table:formula="of:=LEFT([.C8];6)" table:style-name="ce1">
            <text:p>GTGAAA</text:p>
          </table:table-cell>
          <table:table-cell office:value-type="string" office:string-value="GTGAAA" table:formula="of:=LEFT([.F8];6)" table:style-name="ce1">
            <text:p>GTGAAA</text:p>
          </table:table-cell>
          <table:table-cell table:style-name="ce1"/>
          <table:table-cell office:value-type="string" table:style-name="ce3">
            <text:p>A7</text:p>
          </table:table-cell>
          <table:table-cell office:value-type="string" office:string-value="GTGAAA_GTGAAA" table:formula="of:=CONCATENATE([.G8];&quot;_&quot;;[.H8])" table:style-name="ce3">
            <text:p>GTGAAA_GTGAAA</text:p>
          </table:table-cell>
          <table:table-cell table:number-columns-repeated="2" table:style-name="ce3"/>
          <table:table-cell office:value-type="string" table:style-name="ce3">
            <text:p>C7</text:p>
          </table:table-cell>
          <table:table-cell office:value-type="string" office:string-value="GTGAAA_TACAGC" table:formula="of:=CONCATENATE([.G8];&quot;_&quot;; [.H32])" table:style-name="ce3">
            <text:p>GTGAAA_TACAGC</text:p>
          </table:table-cell>
          <table:table-cell table:number-columns-repeated="2" table:style-name="ce3"/>
          <table:table-cell office:value-type="string" table:style-name="ce3">
            <text:p>E7</text:p>
          </table:table-cell>
          <table:table-cell office:value-type="string" office:string-value="CACGAT_CACGAT" table:formula="of:=CONCATENATE([.G20];&quot;_&quot;; [.H20])" table:style-name="ce3">
            <text:p>CACGAT_CACGAT</text:p>
          </table:table-cell>
          <table:table-cell table:number-columns-repeated="2" table:style-name="ce3"/>
          <table:table-cell office:value-type="string" table:style-name="ce3">
            <text:p>G7</text:p>
          </table:table-cell>
          <table:table-cell office:value-type="string" office:string-value="TACAGC_GTGAAA" table:formula="of:=CONCATENATE([.G32]; &quot;_&quot;; [.H8])" table:style-name="ce3">
            <text:p>TACAGC_GTGAAA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A8</text:p>
          </table:table-cell>
          <table:table-cell office:value-type="string" office:string-value="GTGGCC" table:formula="of:=LEFT([.C9];6)" table:style-name="ce1">
            <text:p>GTGGCC</text:p>
          </table:table-cell>
          <table:table-cell office:value-type="string" table:style-name="ce2">
            <text:p>GTGGCCGCGTACCACGTGTCGACT</text:p>
          </table:table-cell>
          <table:table-cell office:value-type="string" table:style-name="ce1">
            <text:p>D8</text:p>
          </table:table-cell>
          <table:table-cell office:value-type="string" office:string-value="GTGGCC" table:formula="of:=LEFT([.F9];6)" table:style-name="ce1">
            <text:p>GTGGCC</text:p>
          </table:table-cell>
          <table:table-cell office:value-type="string" table:style-name="ce2">
            <text:p>GTGGCCGACGGGCGTACTAGCGTA</text:p>
          </table:table-cell>
          <table:table-cell office:value-type="string" office:string-value="GTGGCC" table:formula="of:=LEFT([.C9];6)" table:style-name="ce1">
            <text:p>GTGGCC</text:p>
          </table:table-cell>
          <table:table-cell office:value-type="string" office:string-value="GTGGCC" table:formula="of:=LEFT([.F9];6)" table:style-name="ce1">
            <text:p>GTGGCC</text:p>
          </table:table-cell>
          <table:table-cell table:style-name="ce1"/>
          <table:table-cell office:value-type="string" table:style-name="ce3">
            <text:p>A8</text:p>
          </table:table-cell>
          <table:table-cell office:value-type="string" office:string-value="GTGGCC_GTGGCC" table:formula="of:=CONCATENATE([.G9];&quot;_&quot;;[.H9])" table:style-name="ce3">
            <text:p>GTGGCC_GTGGCC</text:p>
          </table:table-cell>
          <table:table-cell table:number-columns-repeated="2" table:style-name="ce3"/>
          <table:table-cell office:value-type="string" table:style-name="ce3">
            <text:p>C8</text:p>
          </table:table-cell>
          <table:table-cell office:value-type="string" office:string-value="GTGGCC_TATAAT" table:formula="of:=CONCATENATE([.G9];&quot;_&quot;; [.H33])" table:style-name="ce3">
            <text:p>GTGGCC_TATAAT</text:p>
          </table:table-cell>
          <table:table-cell table:number-columns-repeated="2" table:style-name="ce3"/>
          <table:table-cell office:value-type="string" table:style-name="ce3">
            <text:p>E8</text:p>
          </table:table-cell>
          <table:table-cell office:value-type="string" office:string-value="CACTCA_CACTCA" table:formula="of:=CONCATENATE([.G21];&quot;_&quot;; [.H21])" table:style-name="ce3">
            <text:p>CACTCA_CACTCA</text:p>
          </table:table-cell>
          <table:table-cell table:number-columns-repeated="2" table:style-name="ce3"/>
          <table:table-cell office:value-type="string" table:style-name="ce3">
            <text:p>G8</text:p>
          </table:table-cell>
          <table:table-cell office:value-type="string" office:string-value="TATAAT_GTGGCC" table:formula="of:=CONCATENATE([.G33]; &quot;_&quot;; [.H9])" table:style-name="ce3">
            <text:p>TATAAT_GTGGCC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A9</text:p>
          </table:table-cell>
          <table:table-cell office:value-type="string" office:string-value="GTTTCG" table:formula="of:=LEFT([.C10];6)" table:style-name="ce1">
            <text:p>GTTTCG</text:p>
          </table:table-cell>
          <table:table-cell office:value-type="string" table:style-name="ce2">
            <text:p>GTTTCGGCGTACCACGTGTCGACT</text:p>
          </table:table-cell>
          <table:table-cell office:value-type="string" table:style-name="ce1">
            <text:p>D9</text:p>
          </table:table-cell>
          <table:table-cell office:value-type="string" office:string-value="GTTTCG" table:formula="of:=LEFT([.F10];6)" table:style-name="ce1">
            <text:p>GTTTCG</text:p>
          </table:table-cell>
          <table:table-cell office:value-type="string" table:style-name="ce2">
            <text:p>GTTTCGGACGGGCGTACTAGCGTA</text:p>
          </table:table-cell>
          <table:table-cell office:value-type="string" office:string-value="GTTTCG" table:formula="of:=LEFT([.C10];6)" table:style-name="ce1">
            <text:p>GTTTCG</text:p>
          </table:table-cell>
          <table:table-cell office:value-type="string" office:string-value="GTTTCG" table:formula="of:=LEFT([.F10];6)" table:style-name="ce1">
            <text:p>GTTTCG</text:p>
          </table:table-cell>
          <table:table-cell table:style-name="ce1"/>
          <table:table-cell office:value-type="string" table:style-name="ce3">
            <text:p>A9</text:p>
          </table:table-cell>
          <table:table-cell office:value-type="string" office:string-value="GTTTCG_GTTTCG" table:formula="of:=CONCATENATE([.G10];&quot;_&quot;;[.H10])" table:style-name="ce3">
            <text:p>GTTTCG_GTTTCG</text:p>
          </table:table-cell>
          <table:table-cell table:number-columns-repeated="2" table:style-name="ce3"/>
          <table:table-cell office:value-type="string" table:style-name="ce3">
            <text:p>C9</text:p>
          </table:table-cell>
          <table:table-cell office:value-type="string" office:string-value="GTTTCG_TCATTC" table:formula="of:=CONCATENATE([.G10];&quot;_&quot;; [.H34])" table:style-name="ce3">
            <text:p>GTTTCG_TCATTC</text:p>
          </table:table-cell>
          <table:table-cell table:number-columns-repeated="2" table:style-name="ce3"/>
          <table:table-cell office:value-type="string" table:style-name="ce3">
            <text:p>E9</text:p>
          </table:table-cell>
          <table:table-cell office:value-type="string" office:string-value="CAGGCG_CAGGCG" table:formula="of:=CONCATENATE([.G22];&quot;_&quot;; [.H22])" table:style-name="ce3">
            <text:p>CAGGCG_CAGGCG</text:p>
          </table:table-cell>
          <table:table-cell table:number-columns-repeated="2" table:style-name="ce3"/>
          <table:table-cell office:value-type="string" table:style-name="ce3">
            <text:p>G9</text:p>
          </table:table-cell>
          <table:table-cell office:value-type="string" office:string-value="TCATTC_GTTTCG" table:formula="of:=CONCATENATE([.G34]; &quot;_&quot;; [.H10])" table:style-name="ce3">
            <text:p>TCATTC_GTTTCG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A10</text:p>
          </table:table-cell>
          <table:table-cell office:value-type="string" office:string-value="CGTACG" table:formula="of:=LEFT([.C11];6)" table:style-name="ce1">
            <text:p>CGTACG</text:p>
          </table:table-cell>
          <table:table-cell office:value-type="string" table:style-name="ce2">
            <text:p>CGTACGGCGTACCACGTGTCGACT</text:p>
          </table:table-cell>
          <table:table-cell office:value-type="string" table:style-name="ce1">
            <text:p>D10</text:p>
          </table:table-cell>
          <table:table-cell office:value-type="string" office:string-value="CGTACG" table:formula="of:=LEFT([.F11];6)" table:style-name="ce1">
            <text:p>CGTACG</text:p>
          </table:table-cell>
          <table:table-cell office:value-type="string" table:style-name="ce2">
            <text:p>CGTACGGACGGGCGTACTAGCGTA</text:p>
          </table:table-cell>
          <table:table-cell office:value-type="string" office:string-value="CGTACG" table:formula="of:=LEFT([.C11];6)" table:style-name="ce1">
            <text:p>CGTACG</text:p>
          </table:table-cell>
          <table:table-cell office:value-type="string" office:string-value="CGTACG" table:formula="of:=LEFT([.F11];6)" table:style-name="ce1">
            <text:p>CGTACG</text:p>
          </table:table-cell>
          <table:table-cell table:style-name="ce1"/>
          <table:table-cell office:value-type="string" table:style-name="ce3">
            <text:p>A10</text:p>
          </table:table-cell>
          <table:table-cell office:value-type="string" office:string-value="CGTACG_CGTACG" table:formula="of:=CONCATENATE([.G11];&quot;_&quot;;[.H11])" table:style-name="ce3">
            <text:p>CGTACG_CGTACG</text:p>
          </table:table-cell>
          <table:table-cell table:number-columns-repeated="2" table:style-name="ce3"/>
          <table:table-cell office:value-type="string" table:style-name="ce3">
            <text:p>C10</text:p>
          </table:table-cell>
          <table:table-cell office:value-type="string" office:string-value="CGTACG_TCCCGA" table:formula="of:=CONCATENATE([.G11];&quot;_&quot;; [.H35])" table:style-name="ce3">
            <text:p>CGTACG_TCCCGA</text:p>
          </table:table-cell>
          <table:table-cell table:number-columns-repeated="2" table:style-name="ce3"/>
          <table:table-cell office:value-type="string" table:style-name="ce3">
            <text:p>E10</text:p>
          </table:table-cell>
          <table:table-cell office:value-type="string" office:string-value="CATGGC_CATGGC" table:formula="of:=CONCATENATE([.G23];&quot;_&quot;; [.H23])" table:style-name="ce3">
            <text:p>CATGGC_CATGGC</text:p>
          </table:table-cell>
          <table:table-cell table:number-columns-repeated="2" table:style-name="ce3"/>
          <table:table-cell office:value-type="string" table:style-name="ce3">
            <text:p>G10</text:p>
          </table:table-cell>
          <table:table-cell office:value-type="string" office:string-value="TCCCGA_CGTACG" table:formula="of:=CONCATENATE([.G35]; &quot;_&quot;; [.H11])" table:style-name="ce3">
            <text:p>TCCCGA_CGTACG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A11</text:p>
          </table:table-cell>
          <table:table-cell office:value-type="string" office:string-value="GAGTGG" table:formula="of:=LEFT([.C12];6)" table:style-name="ce1">
            <text:p>GAGTGG</text:p>
          </table:table-cell>
          <table:table-cell office:value-type="string" table:style-name="ce2">
            <text:p>GAGTGGGCGTACCACGTGTCGACT</text:p>
          </table:table-cell>
          <table:table-cell office:value-type="string" table:style-name="ce1">
            <text:p>D11</text:p>
          </table:table-cell>
          <table:table-cell office:value-type="string" office:string-value="GAGTGG" table:formula="of:=LEFT([.F12];6)" table:style-name="ce1">
            <text:p>GAGTGG</text:p>
          </table:table-cell>
          <table:table-cell office:value-type="string" table:style-name="ce2">
            <text:p>GAGTGGGACGGGCGTACTAGCGTA</text:p>
          </table:table-cell>
          <table:table-cell office:value-type="string" office:string-value="GAGTGG" table:formula="of:=LEFT([.C12];6)" table:style-name="ce1">
            <text:p>GAGTGG</text:p>
          </table:table-cell>
          <table:table-cell office:value-type="string" office:string-value="GAGTGG" table:formula="of:=LEFT([.F12];6)" table:style-name="ce1">
            <text:p>GAGTGG</text:p>
          </table:table-cell>
          <table:table-cell table:style-name="ce1"/>
          <table:table-cell office:value-type="string" table:style-name="ce3">
            <text:p>A11</text:p>
          </table:table-cell>
          <table:table-cell office:value-type="string" office:string-value="GAGTGG_GAGTGG" table:formula="of:=CONCATENATE([.G12];&quot;_&quot;;[.H12])" table:style-name="ce3">
            <text:p>GAGTGG_GAGTGG</text:p>
          </table:table-cell>
          <table:table-cell table:number-columns-repeated="2" table:style-name="ce3"/>
          <table:table-cell office:value-type="string" table:style-name="ce3">
            <text:p>C11</text:p>
          </table:table-cell>
          <table:table-cell office:value-type="string" office:string-value="GAGTGG_TCGAAG" table:formula="of:=CONCATENATE([.G12];&quot;_&quot;; [.H36])" table:style-name="ce3">
            <text:p>GAGTGG_TCGAAG</text:p>
          </table:table-cell>
          <table:table-cell table:number-columns-repeated="2" table:style-name="ce3"/>
          <table:table-cell office:value-type="string" table:style-name="ce3">
            <text:p>E11</text:p>
          </table:table-cell>
          <table:table-cell office:value-type="string" office:string-value="CATTTT_CATTTT" table:formula="of:=CONCATENATE([.G24];&quot;_&quot;; [.H24])" table:style-name="ce3">
            <text:p>CATTTT_CATTTT</text:p>
          </table:table-cell>
          <table:table-cell table:number-columns-repeated="2" table:style-name="ce3"/>
          <table:table-cell office:value-type="string" table:style-name="ce3">
            <text:p>G11</text:p>
          </table:table-cell>
          <table:table-cell office:value-type="string" office:string-value="TCGAAG_GAGTGG" table:formula="of:=CONCATENATE([.G36]; &quot;_&quot;; [.H12])" table:style-name="ce3">
            <text:p>TCGAAG_GAGTGG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A12</text:p>
          </table:table-cell>
          <table:table-cell office:value-type="string" office:string-value="GGTAGC" table:formula="of:=LEFT([.C13];6)" table:style-name="ce1">
            <text:p>GGTAGC</text:p>
          </table:table-cell>
          <table:table-cell office:value-type="string" table:style-name="ce2">
            <text:p>GGTAGCGCGTACCACGTGTCGACT</text:p>
          </table:table-cell>
          <table:table-cell office:value-type="string" table:style-name="ce1">
            <text:p>D12</text:p>
          </table:table-cell>
          <table:table-cell office:value-type="string" office:string-value="GGTAGC" table:formula="of:=LEFT([.F13];6)" table:style-name="ce1">
            <text:p>GGTAGC</text:p>
          </table:table-cell>
          <table:table-cell office:value-type="string" table:style-name="ce2">
            <text:p>GGTAGCGACGGGCGTACTAGCGTA</text:p>
          </table:table-cell>
          <table:table-cell office:value-type="string" office:string-value="GGTAGC" table:formula="of:=LEFT([.C13];6)" table:style-name="ce1">
            <text:p>GGTAGC</text:p>
          </table:table-cell>
          <table:table-cell office:value-type="string" office:string-value="GGTAGC" table:formula="of:=LEFT([.F13];6)" table:style-name="ce1">
            <text:p>GGTAGC</text:p>
          </table:table-cell>
          <table:table-cell table:style-name="ce1"/>
          <table:table-cell office:value-type="string" table:style-name="ce3">
            <text:p>A12</text:p>
          </table:table-cell>
          <table:table-cell office:value-type="string" office:string-value="GGTAGC_GGTAGC" table:formula="of:=CONCATENATE([.G13];&quot;_&quot;;[.H13])" table:style-name="ce3">
            <text:p>GGTAGC_GGTAGC</text:p>
          </table:table-cell>
          <table:table-cell table:number-columns-repeated="2" table:style-name="ce3"/>
          <table:table-cell office:value-type="string" table:style-name="ce3">
            <text:p>C12</text:p>
          </table:table-cell>
          <table:table-cell office:value-type="string" office:string-value="GGTAGC_TCGGCA" table:formula="of:=CONCATENATE([.G13];&quot;_&quot;; [.H37])" table:style-name="ce3">
            <text:p>GGTAGC_TCGGCA</text:p>
          </table:table-cell>
          <table:table-cell table:number-columns-repeated="2" table:style-name="ce3"/>
          <table:table-cell office:value-type="string" table:style-name="ce3">
            <text:p>E12</text:p>
          </table:table-cell>
          <table:table-cell office:value-type="string" office:string-value="CCAACA_CCAACA" table:formula="of:=CONCATENATE([.G25];&quot;_&quot;; [.H25])" table:style-name="ce3">
            <text:p>CCAACA_CCAACA</text:p>
          </table:table-cell>
          <table:table-cell table:number-columns-repeated="2" table:style-name="ce3"/>
          <table:table-cell office:value-type="string" table:style-name="ce3">
            <text:p>G12</text:p>
          </table:table-cell>
          <table:table-cell office:value-type="string" office:string-value="TCGGCA_GGTAGC" table:formula="of:=CONCATENATE([.G37]; &quot;_&quot;; [.H13])" table:style-name="ce3">
            <text:p>TCGGCA_GGTAGC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B1</text:p>
          </table:table-cell>
          <table:table-cell office:value-type="string" office:string-value="ACTGAT" table:formula="of:=LEFT([.C14];6)" table:style-name="ce1">
            <text:p>ACTGAT</text:p>
          </table:table-cell>
          <table:table-cell office:value-type="string" table:style-name="ce2">
            <text:p>ACTGATGCGTACCACGTGTCGACT</text:p>
          </table:table-cell>
          <table:table-cell office:value-type="string" table:style-name="ce1">
            <text:p>E1</text:p>
          </table:table-cell>
          <table:table-cell office:value-type="string" office:string-value="ACTGAT" table:formula="of:=LEFT([.F14];6)" table:style-name="ce1">
            <text:p>ACTGAT</text:p>
          </table:table-cell>
          <table:table-cell office:value-type="string" table:style-name="ce2">
            <text:p>ACTGATGACGGGCGTACTAGCGTA</text:p>
          </table:table-cell>
          <table:table-cell office:value-type="string" office:string-value="ACTGAT" table:formula="of:=LEFT([.C14];6)" table:style-name="ce1">
            <text:p>ACTGAT</text:p>
          </table:table-cell>
          <table:table-cell office:value-type="string" office:string-value="ACTGAT" table:formula="of:=LEFT([.F14];6)" table:style-name="ce1">
            <text:p>ACTGAT</text:p>
          </table:table-cell>
          <table:table-cell table:style-name="ce1"/>
          <table:table-cell table:number-columns-repeated="15" table:style-name="ce3"/>
          <table:table-cell table:number-columns-repeated="16360"/>
        </table:table-row>
        <table:table-row table:style-name="ro1">
          <table:table-cell office:value-type="string" table:style-name="ce1">
            <text:p>B2</text:p>
          </table:table-cell>
          <table:table-cell office:value-type="string" office:string-value="ATGAGC" table:formula="of:=LEFT([.C15];6)" table:style-name="ce1">
            <text:p>ATGAGC</text:p>
          </table:table-cell>
          <table:table-cell office:value-type="string" table:style-name="ce2">
            <text:p>ATGAGCGCGTACCACGTGTCGACT</text:p>
          </table:table-cell>
          <table:table-cell office:value-type="string" table:style-name="ce1">
            <text:p>E2</text:p>
          </table:table-cell>
          <table:table-cell office:value-type="string" office:string-value="ATGAGC" table:formula="of:=LEFT([.F15];6)" table:style-name="ce1">
            <text:p>ATGAGC</text:p>
          </table:table-cell>
          <table:table-cell office:value-type="string" table:style-name="ce2">
            <text:p>ATGAGCGACGGGCGTACTAGCGTA</text:p>
          </table:table-cell>
          <table:table-cell office:value-type="string" office:string-value="ATGAGC" table:formula="of:=LEFT([.C15];6)" table:style-name="ce1">
            <text:p>ATGAGC</text:p>
          </table:table-cell>
          <table:table-cell office:value-type="string" office:string-value="ATGAGC" table:formula="of:=LEFT([.F15];6)" table:style-name="ce1">
            <text:p>ATGAGC</text:p>
          </table:table-cell>
          <table:table-cell table:style-name="ce1"/>
          <table:table-cell office:value-type="string" table:style-name="ce3">
            <text:p>B1</text:p>
          </table:table-cell>
          <table:table-cell office:value-type="string" office:string-value="AGTCAA_ACTGAT" table:formula="of:=CONCATENATE([.G2];&quot;_&quot;; [.H14])" table:style-name="ce3">
            <text:p>AGTCAA_ACTGAT</text:p>
          </table:table-cell>
          <table:table-cell table:number-columns-repeated="2" table:style-name="ce3"/>
          <table:table-cell office:value-type="string" table:style-name="ce3">
            <text:p>D1</text:p>
          </table:table-cell>
          <table:table-cell office:value-type="string" office:string-value="ACTGAT_AGTCAA" table:formula="of:=CONCATENATE([.G14];&quot;_&quot;; [.H2])" table:style-name="ce3">
            <text:p>ACTGAT_AGTCAA</text:p>
          </table:table-cell>
          <table:table-cell table:number-columns-repeated="2" table:style-name="ce3"/>
          <table:table-cell office:value-type="string" table:style-name="ce3">
            <text:p>F1</text:p>
          </table:table-cell>
          <table:table-cell office:value-type="string" office:string-value="ACTGAT_CGGAAT" table:formula="of:=CONCATENATE([.G14]; &quot;_&quot;; [.H26])" table:style-name="ce3">
            <text:p>ACTGAT_CGGAAT</text:p>
          </table:table-cell>
          <table:table-cell table:number-columns-repeated="2" table:style-name="ce3"/>
          <table:table-cell office:value-type="string" table:style-name="ce3">
            <text:p>H1</text:p>
          </table:table-cell>
          <table:table-cell office:value-type="string" office:string-value="CGGAAT_ACTGAT" table:formula="of:=CONCATENATE([.G26]; &quot;_&quot;; [.H14])" table:style-name="ce3">
            <text:p>CGGAAT_ACTGAT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B3</text:p>
          </table:table-cell>
          <table:table-cell office:value-type="string" office:string-value="ATTCCT" table:formula="of:=LEFT([.C16];6)" table:style-name="ce1">
            <text:p>ATTCCT</text:p>
          </table:table-cell>
          <table:table-cell office:value-type="string" table:style-name="ce2">
            <text:p>ATTCCTGCGTACCACGTGTCGACT</text:p>
          </table:table-cell>
          <table:table-cell office:value-type="string" table:style-name="ce1">
            <text:p>E3</text:p>
          </table:table-cell>
          <table:table-cell office:value-type="string" office:string-value="ATTCCT" table:formula="of:=LEFT([.F16];6)" table:style-name="ce1">
            <text:p>ATTCCT</text:p>
          </table:table-cell>
          <table:table-cell office:value-type="string" table:style-name="ce2">
            <text:p>ATTCCTGACGGGCGTACTAGCGTA</text:p>
          </table:table-cell>
          <table:table-cell office:value-type="string" office:string-value="ATTCCT" table:formula="of:=LEFT([.C16];6)" table:style-name="ce1">
            <text:p>ATTCCT</text:p>
          </table:table-cell>
          <table:table-cell office:value-type="string" office:string-value="ATTCCT" table:formula="of:=LEFT([.F16];6)" table:style-name="ce1">
            <text:p>ATTCCT</text:p>
          </table:table-cell>
          <table:table-cell table:style-name="ce1"/>
          <table:table-cell office:value-type="string" table:style-name="ce3">
            <text:p>B2</text:p>
          </table:table-cell>
          <table:table-cell office:value-type="string" office:string-value="AGTTCC_ATGAGC" table:formula="of:=CONCATENATE([.G3];&quot;_&quot;; [.H15])" table:style-name="ce3">
            <text:p>AGTTCC_ATGAGC</text:p>
          </table:table-cell>
          <table:table-cell table:number-columns-repeated="2" table:style-name="ce3"/>
          <table:table-cell office:value-type="string" table:style-name="ce3">
            <text:p>D2</text:p>
          </table:table-cell>
          <table:table-cell office:value-type="string" office:string-value="ATGAGC_AGTTCC" table:formula="of:=CONCATENATE([.G15];&quot;_&quot;; [.H3])" table:style-name="ce3">
            <text:p>ATGAGC_AGTTCC</text:p>
          </table:table-cell>
          <table:table-cell table:number-columns-repeated="2" table:style-name="ce3"/>
          <table:table-cell office:value-type="string" table:style-name="ce3">
            <text:p>F2</text:p>
          </table:table-cell>
          <table:table-cell office:value-type="string" office:string-value="ATGAGC_CTAGCT" table:formula="of:=CONCATENATE([.G15]; &quot;_&quot;; [.H27])" table:style-name="ce3">
            <text:p>ATGAGC_CTAGCT</text:p>
          </table:table-cell>
          <table:table-cell table:number-columns-repeated="2" table:style-name="ce3"/>
          <table:table-cell office:value-type="string" table:style-name="ce3">
            <text:p>H2</text:p>
          </table:table-cell>
          <table:table-cell office:value-type="string" office:string-value="CTAGCT_ATGAGC" table:formula="of:=CONCATENATE([.G27]; &quot;_&quot;; [.H15])" table:style-name="ce3">
            <text:p>CTAGCT_ATGAGC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B4</text:p>
          </table:table-cell>
          <table:table-cell office:value-type="string" office:string-value="CAAAAG" table:formula="of:=LEFT([.C17];6)" table:style-name="ce1">
            <text:p>CAAAAG</text:p>
          </table:table-cell>
          <table:table-cell office:value-type="string" table:style-name="ce2">
            <text:p>CAAAAGGCGTACCACGTGTCGACT</text:p>
          </table:table-cell>
          <table:table-cell office:value-type="string" table:style-name="ce1">
            <text:p>E4</text:p>
          </table:table-cell>
          <table:table-cell office:value-type="string" office:string-value="CAAAAG" table:formula="of:=LEFT([.F17];6)" table:style-name="ce1">
            <text:p>CAAAAG</text:p>
          </table:table-cell>
          <table:table-cell office:value-type="string" table:style-name="ce2">
            <text:p>CAAAAGGACGGGCGTACTAGCGTA</text:p>
          </table:table-cell>
          <table:table-cell office:value-type="string" office:string-value="CAAAAG" table:formula="of:=LEFT([.C17];6)" table:style-name="ce1">
            <text:p>CAAAAG</text:p>
          </table:table-cell>
          <table:table-cell office:value-type="string" office:string-value="CAAAAG" table:formula="of:=LEFT([.F17];6)" table:style-name="ce1">
            <text:p>CAAAAG</text:p>
          </table:table-cell>
          <table:table-cell table:style-name="ce1"/>
          <table:table-cell office:value-type="string" table:style-name="ce3">
            <text:p>B3</text:p>
          </table:table-cell>
          <table:table-cell office:value-type="string" office:string-value="ATGTCA_ATTCCT" table:formula="of:=CONCATENATE([.G4];&quot;_&quot;; [.H16])" table:style-name="ce3">
            <text:p>ATGTCA_ATTCCT</text:p>
          </table:table-cell>
          <table:table-cell table:number-columns-repeated="2" table:style-name="ce3"/>
          <table:table-cell office:value-type="string" table:style-name="ce3">
            <text:p>D3</text:p>
          </table:table-cell>
          <table:table-cell office:value-type="string" office:string-value="ATTCCT_ATGTCA" table:formula="of:=CONCATENATE([.G16];&quot;_&quot;; [.H4])" table:style-name="ce3">
            <text:p>ATTCCT_ATGTCA</text:p>
          </table:table-cell>
          <table:table-cell table:number-columns-repeated="2" table:style-name="ce3"/>
          <table:table-cell office:value-type="string" table:style-name="ce3">
            <text:p>F3</text:p>
          </table:table-cell>
          <table:table-cell office:value-type="string" office:string-value="ATTCCT_CTATAC" table:formula="of:=CONCATENATE([.G16]; &quot;_&quot;; [.H28])" table:style-name="ce3">
            <text:p>ATTCCT_CTATAC</text:p>
          </table:table-cell>
          <table:table-cell table:number-columns-repeated="2" table:style-name="ce3"/>
          <table:table-cell office:value-type="string" table:style-name="ce3">
            <text:p>H3</text:p>
          </table:table-cell>
          <table:table-cell office:value-type="string" office:string-value="CTATAC_ATTCCT" table:formula="of:=CONCATENATE([.G28]; &quot;_&quot;; [.H16])" table:style-name="ce3">
            <text:p>CTATAC_ATTCCT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B5</text:p>
          </table:table-cell>
          <table:table-cell office:value-type="string" office:string-value="CAACTA" table:formula="of:=LEFT([.C18];6)" table:style-name="ce1">
            <text:p>CAACTA</text:p>
          </table:table-cell>
          <table:table-cell office:value-type="string" table:style-name="ce2">
            <text:p>CAACTAGCGTACCACGTGTCGACT</text:p>
          </table:table-cell>
          <table:table-cell office:value-type="string" table:style-name="ce1">
            <text:p>E5</text:p>
          </table:table-cell>
          <table:table-cell office:value-type="string" office:string-value="CAACTA" table:formula="of:=LEFT([.F18];6)" table:style-name="ce1">
            <text:p>CAACTA</text:p>
          </table:table-cell>
          <table:table-cell office:value-type="string" table:style-name="ce2">
            <text:p>CAACTAGACGGGCGTACTAGCGTA</text:p>
          </table:table-cell>
          <table:table-cell office:value-type="string" office:string-value="CAACTA" table:formula="of:=LEFT([.C18];6)" table:style-name="ce1">
            <text:p>CAACTA</text:p>
          </table:table-cell>
          <table:table-cell office:value-type="string" office:string-value="CAACTA" table:formula="of:=LEFT([.F18];6)" table:style-name="ce1">
            <text:p>CAACTA</text:p>
          </table:table-cell>
          <table:table-cell table:style-name="ce1"/>
          <table:table-cell office:value-type="string" table:style-name="ce3">
            <text:p>B4</text:p>
          </table:table-cell>
          <table:table-cell office:value-type="string" office:string-value="CCGTCC_CAAAAG" table:formula="of:=CONCATENATE([.G5];&quot;_&quot;; [.H17])" table:style-name="ce3">
            <text:p>CCGTCC_CAAAAG</text:p>
          </table:table-cell>
          <table:table-cell table:number-columns-repeated="2" table:style-name="ce3"/>
          <table:table-cell office:value-type="string" table:style-name="ce3">
            <text:p>D4</text:p>
          </table:table-cell>
          <table:table-cell office:value-type="string" office:string-value="CAAAAG_CCGTCC" table:formula="of:=CONCATENATE([.G17];&quot;_&quot;; [.H5])" table:style-name="ce3">
            <text:p>CAAAAG_CCGTCC</text:p>
          </table:table-cell>
          <table:table-cell table:number-columns-repeated="2" table:style-name="ce3"/>
          <table:table-cell office:value-type="string" table:style-name="ce3">
            <text:p>F4</text:p>
          </table:table-cell>
          <table:table-cell office:value-type="string" office:string-value="CAAAAG_CTCAGA" table:formula="of:=CONCATENATE([.G17]; &quot;_&quot;; [.H29])" table:style-name="ce3">
            <text:p>CAAAAG_CTCAGA</text:p>
          </table:table-cell>
          <table:table-cell table:number-columns-repeated="2" table:style-name="ce3"/>
          <table:table-cell office:value-type="string" table:style-name="ce3">
            <text:p>H4</text:p>
          </table:table-cell>
          <table:table-cell office:value-type="string" office:string-value="CTCAGA_CAAAAG" table:formula="of:=CONCATENATE([.G29]; &quot;_&quot;; [.H17])" table:style-name="ce3">
            <text:p>CTCAGA_CAAAAG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B6</text:p>
          </table:table-cell>
          <table:table-cell office:value-type="string" office:string-value="CACCGG" table:formula="of:=LEFT([.C19];6)" table:style-name="ce1">
            <text:p>CACCGG</text:p>
          </table:table-cell>
          <table:table-cell office:value-type="string" table:style-name="ce2">
            <text:p>CACCGGGCGTACCACGTGTCGACT</text:p>
          </table:table-cell>
          <table:table-cell office:value-type="string" table:style-name="ce1">
            <text:p>E6</text:p>
          </table:table-cell>
          <table:table-cell office:value-type="string" office:string-value="CACCGG" table:formula="of:=LEFT([.F19];6)" table:style-name="ce1">
            <text:p>CACCGG</text:p>
          </table:table-cell>
          <table:table-cell office:value-type="string" table:style-name="ce2">
            <text:p>CACCGGGACGGGCGTACTAGCGTA</text:p>
          </table:table-cell>
          <table:table-cell office:value-type="string" office:string-value="CACCGG" table:formula="of:=LEFT([.C19];6)" table:style-name="ce1">
            <text:p>CACCGG</text:p>
          </table:table-cell>
          <table:table-cell office:value-type="string" office:string-value="CACCGG" table:formula="of:=LEFT([.F19];6)" table:style-name="ce1">
            <text:p>CACCGG</text:p>
          </table:table-cell>
          <table:table-cell table:style-name="ce1"/>
          <table:table-cell office:value-type="string" table:style-name="ce3">
            <text:p>B5</text:p>
          </table:table-cell>
          <table:table-cell office:value-type="string" office:string-value="GTAGAG_CAACTA" table:formula="of:=CONCATENATE([.G6];&quot;_&quot;; [.H18])" table:style-name="ce3">
            <text:p>GTAGAG_CAACTA</text:p>
          </table:table-cell>
          <table:table-cell table:number-columns-repeated="2" table:style-name="ce3"/>
          <table:table-cell office:value-type="string" table:style-name="ce3">
            <text:p>D5</text:p>
          </table:table-cell>
          <table:table-cell office:value-type="string" office:string-value="CAACTA_GTAGAG" table:formula="of:=CONCATENATE([.G18];&quot;_&quot;; [.H6])" table:style-name="ce3">
            <text:p>CAACTA_GTAGAG</text:p>
          </table:table-cell>
          <table:table-cell table:number-columns-repeated="2" table:style-name="ce3"/>
          <table:table-cell office:value-type="string" table:style-name="ce3">
            <text:p>F5</text:p>
          </table:table-cell>
          <table:table-cell office:value-type="string" office:string-value="CAACTA_GACGAC" table:formula="of:=CONCATENATE([.G18]; &quot;_&quot;; [.H30])" table:style-name="ce3">
            <text:p>CAACTA_GACGAC</text:p>
          </table:table-cell>
          <table:table-cell table:number-columns-repeated="2" table:style-name="ce3"/>
          <table:table-cell office:value-type="string" table:style-name="ce3">
            <text:p>H5</text:p>
          </table:table-cell>
          <table:table-cell office:value-type="string" office:string-value="GACGAC_CAACTA" table:formula="of:=CONCATENATE([.G30]; &quot;_&quot;; [.H18])" table:style-name="ce3">
            <text:p>GACGAC_CAACTA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B7</text:p>
          </table:table-cell>
          <table:table-cell office:value-type="string" office:string-value="CACGAT" table:formula="of:=LEFT([.C20];6)" table:style-name="ce1">
            <text:p>CACGAT</text:p>
          </table:table-cell>
          <table:table-cell office:value-type="string" table:style-name="ce2">
            <text:p>CACGATGCGTACCACGTGTCGACT</text:p>
          </table:table-cell>
          <table:table-cell office:value-type="string" table:style-name="ce1">
            <text:p>E7</text:p>
          </table:table-cell>
          <table:table-cell office:value-type="string" office:string-value="CACGAT" table:formula="of:=LEFT([.F20];6)" table:style-name="ce1">
            <text:p>CACGAT</text:p>
          </table:table-cell>
          <table:table-cell office:value-type="string" table:style-name="ce2">
            <text:p>CACGATGACGGGCGTACTAGCGTA</text:p>
          </table:table-cell>
          <table:table-cell office:value-type="string" office:string-value="CACGAT" table:formula="of:=LEFT([.C20];6)" table:style-name="ce1">
            <text:p>CACGAT</text:p>
          </table:table-cell>
          <table:table-cell office:value-type="string" office:string-value="CACGAT" table:formula="of:=LEFT([.F20];6)" table:style-name="ce1">
            <text:p>CACGAT</text:p>
          </table:table-cell>
          <table:table-cell table:style-name="ce1"/>
          <table:table-cell office:value-type="string" table:style-name="ce3">
            <text:p>B6</text:p>
          </table:table-cell>
          <table:table-cell office:value-type="string" office:string-value="GTCCGC_CACCGG" table:formula="of:=CONCATENATE([.G7];&quot;_&quot;; [.H19])" table:style-name="ce3">
            <text:p>GTCCGC_CACCGG</text:p>
          </table:table-cell>
          <table:table-cell table:number-columns-repeated="2" table:style-name="ce3"/>
          <table:table-cell office:value-type="string" table:style-name="ce3">
            <text:p>D6</text:p>
          </table:table-cell>
          <table:table-cell office:value-type="string" office:string-value="CACCGG_GTCCGC" table:formula="of:=CONCATENATE([.G19];&quot;_&quot;; [.H7])" table:style-name="ce3">
            <text:p>CACCGG_GTCCGC</text:p>
          </table:table-cell>
          <table:table-cell table:number-columns-repeated="2" table:style-name="ce3"/>
          <table:table-cell office:value-type="string" table:style-name="ce3">
            <text:p>F6</text:p>
          </table:table-cell>
          <table:table-cell office:value-type="string" office:string-value="CACCGG_TAATCG" table:formula="of:=CONCATENATE([.G19]; &quot;_&quot;; [.H31])" table:style-name="ce3">
            <text:p>CACCGG_TAATCG</text:p>
          </table:table-cell>
          <table:table-cell table:number-columns-repeated="2" table:style-name="ce3"/>
          <table:table-cell office:value-type="string" table:style-name="ce3">
            <text:p>H6</text:p>
          </table:table-cell>
          <table:table-cell office:value-type="string" office:string-value="TAATCG_CACCGG" table:formula="of:=CONCATENATE([.G31]; &quot;_&quot;; [.H19])" table:style-name="ce3">
            <text:p>TAATCG_CACCGG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B8</text:p>
          </table:table-cell>
          <table:table-cell office:value-type="string" office:string-value="CACTCA" table:formula="of:=LEFT([.C21];6)" table:style-name="ce1">
            <text:p>CACTCA</text:p>
          </table:table-cell>
          <table:table-cell office:value-type="string" table:style-name="ce2">
            <text:p>CACTCAGCGTACCACGTGTCGACT</text:p>
          </table:table-cell>
          <table:table-cell office:value-type="string" table:style-name="ce1">
            <text:p>E8</text:p>
          </table:table-cell>
          <table:table-cell office:value-type="string" office:string-value="CACTCA" table:formula="of:=LEFT([.F21];6)" table:style-name="ce1">
            <text:p>CACTCA</text:p>
          </table:table-cell>
          <table:table-cell office:value-type="string" table:style-name="ce2">
            <text:p>CACTCAGACGGGCGTACTAGCGTA</text:p>
          </table:table-cell>
          <table:table-cell office:value-type="string" office:string-value="CACTCA" table:formula="of:=LEFT([.C21];6)" table:style-name="ce1">
            <text:p>CACTCA</text:p>
          </table:table-cell>
          <table:table-cell office:value-type="string" office:string-value="CACTCA" table:formula="of:=LEFT([.F21];6)" table:style-name="ce1">
            <text:p>CACTCA</text:p>
          </table:table-cell>
          <table:table-cell table:style-name="ce1"/>
          <table:table-cell office:value-type="string" table:style-name="ce3">
            <text:p>B7</text:p>
          </table:table-cell>
          <table:table-cell office:value-type="string" office:string-value="GTGAAA_CACGAT" table:formula="of:=CONCATENATE([.G8];&quot;_&quot;; [.H20])" table:style-name="ce3">
            <text:p>GTGAAA_CACGAT</text:p>
          </table:table-cell>
          <table:table-cell table:number-columns-repeated="2" table:style-name="ce3"/>
          <table:table-cell office:value-type="string" table:style-name="ce3">
            <text:p>D7</text:p>
          </table:table-cell>
          <table:table-cell office:value-type="string" office:string-value="CACGAT_GTGAAA" table:formula="of:=CONCATENATE([.G20];&quot;_&quot;; [.H8])" table:style-name="ce3">
            <text:p>CACGAT_GTGAAA</text:p>
          </table:table-cell>
          <table:table-cell table:number-columns-repeated="2" table:style-name="ce3"/>
          <table:table-cell office:value-type="string" table:style-name="ce3">
            <text:p>F7</text:p>
          </table:table-cell>
          <table:table-cell office:value-type="string" office:string-value="CACGAT_TACAGC" table:formula="of:=CONCATENATE([.G20]; &quot;_&quot;; [.H32])" table:style-name="ce3">
            <text:p>CACGAT_TACAGC</text:p>
          </table:table-cell>
          <table:table-cell table:number-columns-repeated="2" table:style-name="ce3"/>
          <table:table-cell office:value-type="string" table:style-name="ce3">
            <text:p>H7</text:p>
          </table:table-cell>
          <table:table-cell office:value-type="string" office:string-value="TACAGC_CACGAT" table:formula="of:=CONCATENATE([.G32]; &quot;_&quot;; [.H20])" table:style-name="ce3">
            <text:p>TACAGC_CACGAT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B9</text:p>
          </table:table-cell>
          <table:table-cell office:value-type="string" office:string-value="CAGGCG" table:formula="of:=LEFT([.C22];6)" table:style-name="ce1">
            <text:p>CAGGCG</text:p>
          </table:table-cell>
          <table:table-cell office:value-type="string" table:style-name="ce2">
            <text:p>CAGGCGGCGTACCACGTGTCGACT</text:p>
          </table:table-cell>
          <table:table-cell office:value-type="string" table:style-name="ce1">
            <text:p>E9</text:p>
          </table:table-cell>
          <table:table-cell office:value-type="string" office:string-value="CAGGCG" table:formula="of:=LEFT([.F22];6)" table:style-name="ce1">
            <text:p>CAGGCG</text:p>
          </table:table-cell>
          <table:table-cell office:value-type="string" table:style-name="ce2">
            <text:p>CAGGCGGACGGGCGTACTAGCGTA</text:p>
          </table:table-cell>
          <table:table-cell office:value-type="string" office:string-value="CAGGCG" table:formula="of:=LEFT([.C22];6)" table:style-name="ce1">
            <text:p>CAGGCG</text:p>
          </table:table-cell>
          <table:table-cell office:value-type="string" office:string-value="CAGGCG" table:formula="of:=LEFT([.F22];6)" table:style-name="ce1">
            <text:p>CAGGCG</text:p>
          </table:table-cell>
          <table:table-cell table:style-name="ce1"/>
          <table:table-cell office:value-type="string" table:style-name="ce3">
            <text:p>B8</text:p>
          </table:table-cell>
          <table:table-cell office:value-type="string" office:string-value="GTGGCC_CACTCA" table:formula="of:=CONCATENATE([.G9];&quot;_&quot;; [.H21])" table:style-name="ce3">
            <text:p>GTGGCC_CACTCA</text:p>
          </table:table-cell>
          <table:table-cell table:number-columns-repeated="2" table:style-name="ce3"/>
          <table:table-cell office:value-type="string" table:style-name="ce3">
            <text:p>D8</text:p>
          </table:table-cell>
          <table:table-cell office:value-type="string" office:string-value="CACTCA_GTGGCC" table:formula="of:=CONCATENATE([.G21];&quot;_&quot;; [.H9])" table:style-name="ce3">
            <text:p>CACTCA_GTGGCC</text:p>
          </table:table-cell>
          <table:table-cell table:number-columns-repeated="2" table:style-name="ce3"/>
          <table:table-cell office:value-type="string" table:style-name="ce3">
            <text:p>F8</text:p>
          </table:table-cell>
          <table:table-cell office:value-type="string" office:string-value="CACTCA_TATAAT" table:formula="of:=CONCATENATE([.G21]; &quot;_&quot;; [.H33])" table:style-name="ce3">
            <text:p>CACTCA_TATAAT</text:p>
          </table:table-cell>
          <table:table-cell table:number-columns-repeated="2" table:style-name="ce3"/>
          <table:table-cell office:value-type="string" table:style-name="ce3">
            <text:p>H8</text:p>
          </table:table-cell>
          <table:table-cell office:value-type="string" office:string-value="TATAAT_CACTCA" table:formula="of:=CONCATENATE([.G33]; &quot;_&quot;; [.H21])" table:style-name="ce3">
            <text:p>TATAAT_CACTCA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B10</text:p>
          </table:table-cell>
          <table:table-cell office:value-type="string" office:string-value="CATGGC" table:formula="of:=LEFT([.C23];6)" table:style-name="ce1">
            <text:p>CATGGC</text:p>
          </table:table-cell>
          <table:table-cell office:value-type="string" table:style-name="ce2">
            <text:p>CATGGCGCGTACCACGTGTCGACT</text:p>
          </table:table-cell>
          <table:table-cell office:value-type="string" table:style-name="ce1">
            <text:p>E10</text:p>
          </table:table-cell>
          <table:table-cell office:value-type="string" office:string-value="CATGGC" table:formula="of:=LEFT([.F23];6)" table:style-name="ce1">
            <text:p>CATGGC</text:p>
          </table:table-cell>
          <table:table-cell office:value-type="string" table:style-name="ce2">
            <text:p>CATGGCGACGGGCGTACTAGCGTA</text:p>
          </table:table-cell>
          <table:table-cell office:value-type="string" office:string-value="CATGGC" table:formula="of:=LEFT([.C23];6)" table:style-name="ce1">
            <text:p>CATGGC</text:p>
          </table:table-cell>
          <table:table-cell office:value-type="string" office:string-value="CATGGC" table:formula="of:=LEFT([.F23];6)" table:style-name="ce1">
            <text:p>CATGGC</text:p>
          </table:table-cell>
          <table:table-cell table:style-name="ce1"/>
          <table:table-cell office:value-type="string" table:style-name="ce3">
            <text:p>B9</text:p>
          </table:table-cell>
          <table:table-cell office:value-type="string" office:string-value="GTTTCG_CAGGCG" table:formula="of:=CONCATENATE([.G10];&quot;_&quot;; [.H22])" table:style-name="ce3">
            <text:p>GTTTCG_CAGGCG</text:p>
          </table:table-cell>
          <table:table-cell table:number-columns-repeated="2" table:style-name="ce3"/>
          <table:table-cell office:value-type="string" table:style-name="ce3">
            <text:p>D9</text:p>
          </table:table-cell>
          <table:table-cell office:value-type="string" office:string-value="CAGGCG_GTTTCG" table:formula="of:=CONCATENATE([.G22];&quot;_&quot;; [.H10])" table:style-name="ce3">
            <text:p>CAGGCG_GTTTCG</text:p>
          </table:table-cell>
          <table:table-cell table:number-columns-repeated="2" table:style-name="ce3"/>
          <table:table-cell office:value-type="string" table:style-name="ce3">
            <text:p>F9</text:p>
          </table:table-cell>
          <table:table-cell office:value-type="string" office:string-value="CAGGCG_TCATTC" table:formula="of:=CONCATENATE([.G22]; &quot;_&quot;; [.H34])" table:style-name="ce3">
            <text:p>CAGGCG_TCATTC</text:p>
          </table:table-cell>
          <table:table-cell table:number-columns-repeated="2" table:style-name="ce3"/>
          <table:table-cell office:value-type="string" table:style-name="ce3">
            <text:p>H9</text:p>
          </table:table-cell>
          <table:table-cell office:value-type="string" office:string-value="TCATTC_CAGGCG" table:formula="of:=CONCATENATE([.G34]; &quot;_&quot;; [.H22])" table:style-name="ce3">
            <text:p>TCATTC_CAGGCG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B11</text:p>
          </table:table-cell>
          <table:table-cell office:value-type="string" office:string-value="CATTTT" table:formula="of:=LEFT([.C24];6)" table:style-name="ce1">
            <text:p>CATTTT</text:p>
          </table:table-cell>
          <table:table-cell office:value-type="string" table:style-name="ce4">
            <text:p>CATTTTGCGTACCACGTGTCGACT</text:p>
          </table:table-cell>
          <table:table-cell office:value-type="string" table:style-name="ce1">
            <text:p>E11</text:p>
          </table:table-cell>
          <table:table-cell office:value-type="string" office:string-value="CATTTT" table:formula="of:=LEFT([.F24];6)" table:style-name="ce1">
            <text:p>CATTTT</text:p>
          </table:table-cell>
          <table:table-cell office:value-type="string" table:style-name="ce4">
            <text:p>CATTTTGACGGGCGTACTAGCGTA</text:p>
          </table:table-cell>
          <table:table-cell office:value-type="string" office:string-value="CATTTT" table:formula="of:=LEFT([.C24];6)" table:style-name="ce1">
            <text:p>CATTTT</text:p>
          </table:table-cell>
          <table:table-cell office:value-type="string" office:string-value="CATTTT" table:formula="of:=LEFT([.F24];6)" table:style-name="ce1">
            <text:p>CATTTT</text:p>
          </table:table-cell>
          <table:table-cell table:style-name="ce1"/>
          <table:table-cell office:value-type="string" table:style-name="ce3">
            <text:p>B10</text:p>
          </table:table-cell>
          <table:table-cell office:value-type="string" office:string-value="CGTACG_CATGGC" table:formula="of:=CONCATENATE([.G11];&quot;_&quot;; [.H23])" table:style-name="ce3">
            <text:p>CGTACG_CATGGC</text:p>
          </table:table-cell>
          <table:table-cell table:number-columns-repeated="2" table:style-name="ce3"/>
          <table:table-cell office:value-type="string" table:style-name="ce3">
            <text:p>D10</text:p>
          </table:table-cell>
          <table:table-cell office:value-type="string" office:string-value="CATGGC_CGTACG" table:formula="of:=CONCATENATE([.G23];&quot;_&quot;; [.H11])" table:style-name="ce3">
            <text:p>CATGGC_CGTACG</text:p>
          </table:table-cell>
          <table:table-cell table:number-columns-repeated="2" table:style-name="ce3"/>
          <table:table-cell office:value-type="string" table:style-name="ce3">
            <text:p>F10</text:p>
          </table:table-cell>
          <table:table-cell office:value-type="string" office:string-value="CATGGC_TCCCGA" table:formula="of:=CONCATENATE([.G23]; &quot;_&quot;; [.H35])" table:style-name="ce3">
            <text:p>CATGGC_TCCCGA</text:p>
          </table:table-cell>
          <table:table-cell table:number-columns-repeated="2" table:style-name="ce3"/>
          <table:table-cell office:value-type="string" table:style-name="ce3">
            <text:p>H10</text:p>
          </table:table-cell>
          <table:table-cell office:value-type="string" office:string-value="TCCCGA_CATGGC" table:formula="of:=CONCATENATE([.G35]; &quot;_&quot;; [.H23])" table:style-name="ce3">
            <text:p>TCCCGA_CATGGC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B12</text:p>
          </table:table-cell>
          <table:table-cell office:value-type="string" office:string-value="CCAACA" table:formula="of:=LEFT([.C25];6)" table:style-name="ce1">
            <text:p>CCAACA</text:p>
          </table:table-cell>
          <table:table-cell office:value-type="string" table:style-name="ce2">
            <text:p>CCAACAGCGTACCACGTGTCGACT</text:p>
          </table:table-cell>
          <table:table-cell office:value-type="string" table:style-name="ce1">
            <text:p>E12</text:p>
          </table:table-cell>
          <table:table-cell office:value-type="string" office:string-value="CCAACA" table:formula="of:=LEFT([.F25];6)" table:style-name="ce1">
            <text:p>CCAACA</text:p>
          </table:table-cell>
          <table:table-cell office:value-type="string" table:style-name="ce2">
            <text:p>CCAACAGACGGGCGTACTAGCGTA</text:p>
          </table:table-cell>
          <table:table-cell office:value-type="string" office:string-value="CCAACA" table:formula="of:=LEFT([.C25];6)" table:style-name="ce1">
            <text:p>CCAACA</text:p>
          </table:table-cell>
          <table:table-cell office:value-type="string" office:string-value="CCAACA" table:formula="of:=LEFT([.F25];6)" table:style-name="ce1">
            <text:p>CCAACA</text:p>
          </table:table-cell>
          <table:table-cell table:style-name="ce1"/>
          <table:table-cell office:value-type="string" table:style-name="ce3">
            <text:p>B11</text:p>
          </table:table-cell>
          <table:table-cell office:value-type="string" office:string-value="GAGTGG_CATTTT" table:formula="of:=CONCATENATE([.G12];&quot;_&quot;; [.H24])" table:style-name="ce3">
            <text:p>GAGTGG_CATTTT</text:p>
          </table:table-cell>
          <table:table-cell table:number-columns-repeated="2" table:style-name="ce3"/>
          <table:table-cell office:value-type="string" table:style-name="ce3">
            <text:p>D11</text:p>
          </table:table-cell>
          <table:table-cell office:value-type="string" office:string-value="CATTTT_GAGTGG" table:formula="of:=CONCATENATE([.G24];&quot;_&quot;; [.H12])" table:style-name="ce3">
            <text:p>CATTTT_GAGTGG</text:p>
          </table:table-cell>
          <table:table-cell table:number-columns-repeated="2" table:style-name="ce3"/>
          <table:table-cell office:value-type="string" table:style-name="ce3">
            <text:p>F11</text:p>
          </table:table-cell>
          <table:table-cell office:value-type="string" office:string-value="CATTTT_TCGAAG" table:formula="of:=CONCATENATE([.G24]; &quot;_&quot;; [.H36])" table:style-name="ce3">
            <text:p>CATTTT_TCGAAG</text:p>
          </table:table-cell>
          <table:table-cell table:number-columns-repeated="2" table:style-name="ce3"/>
          <table:table-cell office:value-type="string" table:style-name="ce3">
            <text:p>H11</text:p>
          </table:table-cell>
          <table:table-cell office:value-type="string" office:string-value="TCGAAG_CATTTT" table:formula="of:=CONCATENATE([.G36]; &quot;_&quot;; [.H24])" table:style-name="ce3">
            <text:p>TCGAAG_CATTTT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C1</text:p>
          </table:table-cell>
          <table:table-cell office:value-type="string" office:string-value="CGGAAT" table:formula="of:=LEFT([.C26];6)" table:style-name="ce1">
            <text:p>CGGAAT</text:p>
          </table:table-cell>
          <table:table-cell office:value-type="string" table:style-name="ce2">
            <text:p>CGGAATGCGTACCACGTGTCGACT</text:p>
          </table:table-cell>
          <table:table-cell office:value-type="string" table:style-name="ce1">
            <text:p>F1</text:p>
          </table:table-cell>
          <table:table-cell office:value-type="string" office:string-value="CGGAAT" table:formula="of:=LEFT([.F26];6)" table:style-name="ce1">
            <text:p>CGGAAT</text:p>
          </table:table-cell>
          <table:table-cell office:value-type="string" table:style-name="ce2">
            <text:p>CGGAATGACGGGCGTACTAGCGTA</text:p>
          </table:table-cell>
          <table:table-cell office:value-type="string" office:string-value="CGGAAT" table:formula="of:=LEFT([.C26];6)" table:style-name="ce1">
            <text:p>CGGAAT</text:p>
          </table:table-cell>
          <table:table-cell office:value-type="string" office:string-value="CGGAAT" table:formula="of:=LEFT([.F26];6)" table:style-name="ce1">
            <text:p>CGGAAT</text:p>
          </table:table-cell>
          <table:table-cell table:style-name="ce1"/>
          <table:table-cell office:value-type="string" table:style-name="ce3">
            <text:p>B12</text:p>
          </table:table-cell>
          <table:table-cell office:value-type="string" office:string-value="GGTAGC_CCAACA" table:formula="of:=CONCATENATE([.G13];&quot;_&quot;; [.H25])" table:style-name="ce3">
            <text:p>GGTAGC_CCAACA</text:p>
          </table:table-cell>
          <table:table-cell table:number-columns-repeated="2" table:style-name="ce3"/>
          <table:table-cell office:value-type="string" table:style-name="ce3">
            <text:p>D12</text:p>
          </table:table-cell>
          <table:table-cell office:value-type="string" office:string-value="CCAACA_GGTAGC" table:formula="of:=CONCATENATE([.G25];&quot;_&quot;; [.H13])" table:style-name="ce3">
            <text:p>CCAACA_GGTAGC</text:p>
          </table:table-cell>
          <table:table-cell table:number-columns-repeated="2" table:style-name="ce3"/>
          <table:table-cell office:value-type="string" table:style-name="ce3">
            <text:p>F12</text:p>
          </table:table-cell>
          <table:table-cell office:value-type="string" office:string-value="CCAACA_TCGGCA" table:formula="of:=CONCATENATE([.G25]; &quot;_&quot;; [.H37])" table:style-name="ce3">
            <text:p>CCAACA_TCGGCA</text:p>
          </table:table-cell>
          <table:table-cell table:number-columns-repeated="2" table:style-name="ce3"/>
          <table:table-cell office:value-type="string" table:style-name="ce3">
            <text:p>H12</text:p>
          </table:table-cell>
          <table:table-cell office:value-type="string" office:string-value="TCGGCA_CCAACA" table:formula="of:=CONCATENATE([.G37]; &quot;_&quot;; [.H25])" table:style-name="ce3">
            <text:p>TCGGCA_CCAACA</text:p>
          </table:table-cell>
          <table:table-cell table:style-name="ce3"/>
          <table:table-cell table:number-columns-repeated="16360"/>
        </table:table-row>
        <table:table-row table:style-name="ro1">
          <table:table-cell office:value-type="string" table:style-name="ce1">
            <text:p>C2</text:p>
          </table:table-cell>
          <table:table-cell office:value-type="string" office:string-value="CTAGCT" table:formula="of:=LEFT([.C27];6)" table:style-name="ce1">
            <text:p>CTAGCT</text:p>
          </table:table-cell>
          <table:table-cell office:value-type="string" table:style-name="ce2">
            <text:p>CTAGCTGCGTACCACGTGTCGACT</text:p>
          </table:table-cell>
          <table:table-cell office:value-type="string" table:style-name="ce1">
            <text:p>F2</text:p>
          </table:table-cell>
          <table:table-cell office:value-type="string" office:string-value="CTAGCT" table:formula="of:=LEFT([.F27];6)" table:style-name="ce1">
            <text:p>CTAGCT</text:p>
          </table:table-cell>
          <table:table-cell office:value-type="string" table:style-name="ce2">
            <text:p>CTAGCTGACGGGCGTACTAGCGTA</text:p>
          </table:table-cell>
          <table:table-cell office:value-type="string" office:string-value="CTAGCT" table:formula="of:=LEFT([.C27];6)" table:style-name="ce1">
            <text:p>CTAGCT</text:p>
          </table:table-cell>
          <table:table-cell office:value-type="string" office:string-value="CTAGCT" table:formula="of:=LEFT([.F27];6)" table:style-name="ce1">
            <text:p>CTAGC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3</text:p>
          </table:table-cell>
          <table:table-cell office:value-type="string" office:string-value="CTATAC" table:formula="of:=LEFT([.C28];6)" table:style-name="ce1">
            <text:p>CTATAC</text:p>
          </table:table-cell>
          <table:table-cell office:value-type="string" table:style-name="ce2">
            <text:p>CTATACGCGTACCACGTGTCGACT</text:p>
          </table:table-cell>
          <table:table-cell office:value-type="string" table:style-name="ce1">
            <text:p>F3</text:p>
          </table:table-cell>
          <table:table-cell office:value-type="string" office:string-value="CTATAC" table:formula="of:=LEFT([.F28];6)" table:style-name="ce1">
            <text:p>CTATAC</text:p>
          </table:table-cell>
          <table:table-cell office:value-type="string" table:style-name="ce2">
            <text:p>CTATACGACGGGCGTACTAGCGTA</text:p>
          </table:table-cell>
          <table:table-cell office:value-type="string" office:string-value="CTATAC" table:formula="of:=LEFT([.C28];6)" table:style-name="ce1">
            <text:p>CTATAC</text:p>
          </table:table-cell>
          <table:table-cell office:value-type="string" office:string-value="CTATAC" table:formula="of:=LEFT([.F28];6)" table:style-name="ce1">
            <text:p>CTATA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string" office:string-value="CTCAGA" table:formula="of:=LEFT([.C29];6)" table:style-name="ce1">
            <text:p>CTCAGA</text:p>
          </table:table-cell>
          <table:table-cell office:value-type="string" table:style-name="ce2">
            <text:p>CTCAGAGCGTACCACGTGTCGACT</text:p>
          </table:table-cell>
          <table:table-cell office:value-type="string" table:style-name="ce1">
            <text:p>F4</text:p>
          </table:table-cell>
          <table:table-cell office:value-type="string" office:string-value="CTCAGA" table:formula="of:=LEFT([.F29];6)" table:style-name="ce1">
            <text:p>CTCAGA</text:p>
          </table:table-cell>
          <table:table-cell office:value-type="string" table:style-name="ce2">
            <text:p>CTCAGAGACGGGCGTACTAGCGTA</text:p>
          </table:table-cell>
          <table:table-cell office:value-type="string" office:string-value="CTCAGA" table:formula="of:=LEFT([.C29];6)" table:style-name="ce1">
            <text:p>CTCAGA</text:p>
          </table:table-cell>
          <table:table-cell office:value-type="string" office:string-value="CTCAGA" table:formula="of:=LEFT([.F29];6)" table:style-name="ce1">
            <text:p>CTCAG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5</text:p>
          </table:table-cell>
          <table:table-cell office:value-type="string" office:string-value="GACGAC" table:formula="of:=LEFT([.C30];6)" table:style-name="ce1">
            <text:p>GACGAC</text:p>
          </table:table-cell>
          <table:table-cell office:value-type="string" table:style-name="ce2">
            <text:p>GACGACGCGTACCACGTGTCGACT</text:p>
          </table:table-cell>
          <table:table-cell office:value-type="string" table:style-name="ce1">
            <text:p>F5</text:p>
          </table:table-cell>
          <table:table-cell office:value-type="string" office:string-value="GACGAC" table:formula="of:=LEFT([.F30];6)" table:style-name="ce1">
            <text:p>GACGAC</text:p>
          </table:table-cell>
          <table:table-cell office:value-type="string" table:style-name="ce2">
            <text:p>GACGACGACGGGCGTACTAGCGTA</text:p>
          </table:table-cell>
          <table:table-cell office:value-type="string" office:string-value="GACGAC" table:formula="of:=LEFT([.C30];6)" table:style-name="ce1">
            <text:p>GACGAC</text:p>
          </table:table-cell>
          <table:table-cell office:value-type="string" office:string-value="GACGAC" table:formula="of:=LEFT([.F30];6)" table:style-name="ce1">
            <text:p>GACGA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6</text:p>
          </table:table-cell>
          <table:table-cell office:value-type="string" office:string-value="TAATCG" table:formula="of:=LEFT([.C31];6)" table:style-name="ce1">
            <text:p>TAATCG</text:p>
          </table:table-cell>
          <table:table-cell office:value-type="string" table:style-name="ce2">
            <text:p>TAATCGGCGTACCACGTGTCGACT</text:p>
          </table:table-cell>
          <table:table-cell office:value-type="string" table:style-name="ce1">
            <text:p>F6</text:p>
          </table:table-cell>
          <table:table-cell office:value-type="string" office:string-value="TAATCG" table:formula="of:=LEFT([.F31];6)" table:style-name="ce1">
            <text:p>TAATCG</text:p>
          </table:table-cell>
          <table:table-cell office:value-type="string" table:style-name="ce2">
            <text:p>TAATCGGACGGGCGTACTAGCGTA</text:p>
          </table:table-cell>
          <table:table-cell office:value-type="string" office:string-value="TAATCG" table:formula="of:=LEFT([.C31];6)" table:style-name="ce1">
            <text:p>TAATCG</text:p>
          </table:table-cell>
          <table:table-cell office:value-type="string" office:string-value="TAATCG" table:formula="of:=LEFT([.F31];6)" table:style-name="ce1">
            <text:p>TAATC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string" office:string-value="TACAGC" table:formula="of:=LEFT([.C32];6)" table:style-name="ce1">
            <text:p>TACAGC</text:p>
          </table:table-cell>
          <table:table-cell office:value-type="string" table:style-name="ce2">
            <text:p>TACAGCGCGTACCACGTGTCGACT</text:p>
          </table:table-cell>
          <table:table-cell office:value-type="string" table:style-name="ce1">
            <text:p>F7</text:p>
          </table:table-cell>
          <table:table-cell office:value-type="string" office:string-value="TACAGC" table:formula="of:=LEFT([.F32];6)" table:style-name="ce1">
            <text:p>TACAGC</text:p>
          </table:table-cell>
          <table:table-cell office:value-type="string" table:style-name="ce2">
            <text:p>TACAGCGACGGGCGTACTAGCGTA</text:p>
          </table:table-cell>
          <table:table-cell office:value-type="string" office:string-value="TACAGC" table:formula="of:=LEFT([.C32];6)" table:style-name="ce1">
            <text:p>TACAGC</text:p>
          </table:table-cell>
          <table:table-cell office:value-type="string" office:string-value="TACAGC" table:formula="of:=LEFT([.F32];6)" table:style-name="ce1">
            <text:p>TACAG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8</text:p>
          </table:table-cell>
          <table:table-cell office:value-type="string" office:string-value="TATAAT" table:formula="of:=LEFT([.C33];6)" table:style-name="ce1">
            <text:p>TATAAT</text:p>
          </table:table-cell>
          <table:table-cell office:value-type="string" table:style-name="ce2">
            <text:p>TATAATGCGTACCACGTGTCGACT</text:p>
          </table:table-cell>
          <table:table-cell office:value-type="string" table:style-name="ce1">
            <text:p>F8</text:p>
          </table:table-cell>
          <table:table-cell office:value-type="string" office:string-value="TATAAT" table:formula="of:=LEFT([.F33];6)" table:style-name="ce1">
            <text:p>TATAAT</text:p>
          </table:table-cell>
          <table:table-cell office:value-type="string" table:style-name="ce2">
            <text:p>TATAATGACGGGCGTACTAGCGTA</text:p>
          </table:table-cell>
          <table:table-cell office:value-type="string" office:string-value="TATAAT" table:formula="of:=LEFT([.C33];6)" table:style-name="ce1">
            <text:p>TATAAT</text:p>
          </table:table-cell>
          <table:table-cell office:value-type="string" office:string-value="TATAAT" table:formula="of:=LEFT([.F33];6)" table:style-name="ce1">
            <text:p>TATA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9</text:p>
          </table:table-cell>
          <table:table-cell office:value-type="string" office:string-value="TCATTC" table:formula="of:=LEFT([.C34];6)" table:style-name="ce1">
            <text:p>TCATTC</text:p>
          </table:table-cell>
          <table:table-cell office:value-type="string" table:style-name="ce2">
            <text:p>TCATTCGCGTACCACGTGTCGACT</text:p>
          </table:table-cell>
          <table:table-cell office:value-type="string" table:style-name="ce1">
            <text:p>F9</text:p>
          </table:table-cell>
          <table:table-cell office:value-type="string" office:string-value="TCATTC" table:formula="of:=LEFT([.F34];6)" table:style-name="ce1">
            <text:p>TCATTC</text:p>
          </table:table-cell>
          <table:table-cell office:value-type="string" table:style-name="ce2">
            <text:p>TCATTCGACGGGCGTACTAGCGTA</text:p>
          </table:table-cell>
          <table:table-cell office:value-type="string" office:string-value="TCATTC" table:formula="of:=LEFT([.C34];6)" table:style-name="ce1">
            <text:p>TCATTC</text:p>
          </table:table-cell>
          <table:table-cell office:value-type="string" office:string-value="TCATTC" table:formula="of:=LEFT([.F34];6)" table:style-name="ce1">
            <text:p>TCATT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10</text:p>
          </table:table-cell>
          <table:table-cell office:value-type="string" office:string-value="TCCCGA" table:formula="of:=LEFT([.C35];6)" table:style-name="ce1">
            <text:p>TCCCGA</text:p>
          </table:table-cell>
          <table:table-cell office:value-type="string" table:style-name="ce2">
            <text:p>TCCCGAGCGTACCACGTGTCGACT</text:p>
          </table:table-cell>
          <table:table-cell office:value-type="string" table:style-name="ce1">
            <text:p>F10</text:p>
          </table:table-cell>
          <table:table-cell office:value-type="string" office:string-value="TCCCGA" table:formula="of:=LEFT([.F35];6)" table:style-name="ce1">
            <text:p>TCCCGA</text:p>
          </table:table-cell>
          <table:table-cell office:value-type="string" table:style-name="ce2">
            <text:p>TCCCGAGACGGGCGTACTAGCGTA</text:p>
          </table:table-cell>
          <table:table-cell office:value-type="string" office:string-value="TCCCGA" table:formula="of:=LEFT([.C35];6)" table:style-name="ce1">
            <text:p>TCCCGA</text:p>
          </table:table-cell>
          <table:table-cell office:value-type="string" office:string-value="TCCCGA" table:formula="of:=LEFT([.F35];6)" table:style-name="ce1">
            <text:p>TCCCG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11</text:p>
          </table:table-cell>
          <table:table-cell office:value-type="string" office:string-value="TCGAAG" table:formula="of:=LEFT([.C36];6)" table:style-name="ce1">
            <text:p>TCGAAG</text:p>
          </table:table-cell>
          <table:table-cell office:value-type="string" table:style-name="ce2">
            <text:p>TCGAAGGCGTACCACGTGTCGACT</text:p>
          </table:table-cell>
          <table:table-cell office:value-type="string" table:style-name="ce1">
            <text:p>F11</text:p>
          </table:table-cell>
          <table:table-cell office:value-type="string" office:string-value="TCGAAG" table:formula="of:=LEFT([.F36];6)" table:style-name="ce1">
            <text:p>TCGAAG</text:p>
          </table:table-cell>
          <table:table-cell office:value-type="string" table:style-name="ce2">
            <text:p>TCGAAGGACGGGCGTACTAGCGTA</text:p>
          </table:table-cell>
          <table:table-cell office:value-type="string" office:string-value="TCGAAG" table:formula="of:=LEFT([.C36];6)" table:style-name="ce1">
            <text:p>TCGAAG</text:p>
          </table:table-cell>
          <table:table-cell office:value-type="string" office:string-value="TCGAAG" table:formula="of:=LEFT([.F36];6)" table:style-name="ce1">
            <text:p>TCGAA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12</text:p>
          </table:table-cell>
          <table:table-cell office:value-type="string" office:string-value="TCGGCA" table:formula="of:=LEFT([.C37];6)" table:style-name="ce1">
            <text:p>TCGGCA</text:p>
          </table:table-cell>
          <table:table-cell office:value-type="string" table:style-name="ce2">
            <text:p>TCGGCAGCGTACCACGTGTCGACT</text:p>
          </table:table-cell>
          <table:table-cell office:value-type="string" table:style-name="ce1">
            <text:p>F12</text:p>
          </table:table-cell>
          <table:table-cell office:value-type="string" office:string-value="TCGGCA" table:formula="of:=LEFT([.F37];6)" table:style-name="ce1">
            <text:p>TCGGCA</text:p>
          </table:table-cell>
          <table:table-cell office:value-type="string" table:style-name="ce2">
            <text:p>TCGGCAGACGGGCGTACTAGCGTA</text:p>
          </table:table-cell>
          <table:table-cell office:value-type="string" office:string-value="TCGGCA" table:formula="of:=LEFT([.C37];6)" table:style-name="ce1">
            <text:p>TCGGCA</text:p>
          </table:table-cell>
          <table:table-cell office:value-type="string" office:string-value="TCGGCA" table:formula="of:=LEFT([.F37];6)" table:style-name="ce1">
            <text:p>TCGGCA</text:p>
          </table:table-cell>
          <table:table-cell table:number-columns-repeated="16376"/>
        </table:table-row>
        <table:table-row table:number-rows-repeated="1048539" table:style-name="ro2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2" table:number-columns-repeated="2" table:default-cell-style-name="ce1"/>
        <table:table-column table:style-name="co12" table:number-columns-repeated="16376" table:default-cell-style-name="ce1"/>
        <table:table-row table:style-name="ro1">
          <table:table-cell table:style-name="ce1"/>
          <table:table-cell office:value-type="string" table:style-name="ce1">
            <text:p>fw_BC</text:p>
          </table:table-cell>
          <table:table-cell office:value-type="string" table:style-name="ce2">
            <text:p>Barcode + <text:s/>Forward Primer</text:p>
          </table:table-cell>
          <table:table-cell table:style-name="ce2"/>
          <table:table-cell office:value-type="string" table:style-name="ce2">
            <text:p>rv_BC</text:p>
          </table:table-cell>
          <table:table-cell office:value-type="string" table:style-name="ce2">
            <text:p>Barcode + Reverse Primer</text:p>
          </table:table-cell>
          <table:table-cell office:value-type="string" table:style-name="ce1">
            <text:p>fw_BC</text:p>
          </table:table-cell>
          <table:table-cell office:value-type="string" table:style-name="ce2">
            <text:p>rv_B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1</text:p>
          </table:table-cell>
          <table:table-cell office:value-type="string" office:string-value="AGTCAA" table:formula="of:=LEFT([.C2];6)" table:style-name="ce1">
            <text:p>AGTCAA</text:p>
          </table:table-cell>
          <table:table-cell office:value-type="string" table:style-name="ce2">
            <text:p>AGTCAAGCGTACCACGTGTCGACT</text:p>
          </table:table-cell>
          <table:table-cell office:value-type="string" table:style-name="ce1">
            <text:p>D1</text:p>
          </table:table-cell>
          <table:table-cell office:value-type="string" office:string-value="AGTCAA" table:formula="of:=LEFT([.F2];6)" table:style-name="ce1">
            <text:p>AGTCAA</text:p>
          </table:table-cell>
          <table:table-cell office:value-type="string" table:style-name="ce2">
            <text:p>AGTCAAGACGGGCGTACTAGCGTA</text:p>
          </table:table-cell>
          <table:table-cell office:value-type="string" office:string-value="AGTCAA" table:formula="of:=LEFT([.C2];6)" table:style-name="ce1">
            <text:p>AGTCAA</text:p>
          </table:table-cell>
          <table:table-cell office:value-type="string" office:string-value="AGTCAA" table:formula="of:=LEFT([.F2];6)" table:style-name="ce1">
            <text:p>AGTCA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2</text:p>
          </table:table-cell>
          <table:table-cell office:value-type="string" office:string-value="AGTTCC" table:formula="of:=LEFT([.C3];6)" table:style-name="ce1">
            <text:p>AGTTCC</text:p>
          </table:table-cell>
          <table:table-cell office:value-type="string" table:style-name="ce2">
            <text:p>AGTTCCGCGTACCACGTGTCGACT</text:p>
          </table:table-cell>
          <table:table-cell office:value-type="string" table:style-name="ce1">
            <text:p>D2</text:p>
          </table:table-cell>
          <table:table-cell office:value-type="string" office:string-value="AGTTCC" table:formula="of:=LEFT([.F3];6)" table:style-name="ce1">
            <text:p>AGTTCC</text:p>
          </table:table-cell>
          <table:table-cell office:value-type="string" table:style-name="ce2">
            <text:p>AGTTCCGACGGGCGTACTAGCGTA</text:p>
          </table:table-cell>
          <table:table-cell office:value-type="string" office:string-value="AGTTCC" table:formula="of:=LEFT([.C3];6)" table:style-name="ce1">
            <text:p>AGTTCC</text:p>
          </table:table-cell>
          <table:table-cell office:value-type="string" office:string-value="AGTTCC" table:formula="of:=LEFT([.F3];6)" table:style-name="ce1">
            <text:p>AGTTC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3</text:p>
          </table:table-cell>
          <table:table-cell office:value-type="string" office:string-value="ATGTCA" table:formula="of:=LEFT([.C4];6)" table:style-name="ce1">
            <text:p>ATGTCA</text:p>
          </table:table-cell>
          <table:table-cell office:value-type="string" table:style-name="ce2">
            <text:p>ATGTCAGCGTACCACGTGTCGACT</text:p>
          </table:table-cell>
          <table:table-cell office:value-type="string" table:style-name="ce1">
            <text:p>D3</text:p>
          </table:table-cell>
          <table:table-cell office:value-type="string" office:string-value="ATGTCA" table:formula="of:=LEFT([.F4];6)" table:style-name="ce1">
            <text:p>ATGTCA</text:p>
          </table:table-cell>
          <table:table-cell office:value-type="string" table:style-name="ce2">
            <text:p>ATGTCAGACGGGCGTACTAGCGTA</text:p>
          </table:table-cell>
          <table:table-cell office:value-type="string" office:string-value="ATGTCA" table:formula="of:=LEFT([.C4];6)" table:style-name="ce1">
            <text:p>ATGTCA</text:p>
          </table:table-cell>
          <table:table-cell office:value-type="string" office:string-value="ATGTCA" table:formula="of:=LEFT([.F4];6)" table:style-name="ce1">
            <text:p>ATGTC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4</text:p>
          </table:table-cell>
          <table:table-cell office:value-type="string" office:string-value="CCGTCC" table:formula="of:=LEFT([.C5];6)" table:style-name="ce1">
            <text:p>CCGTCC</text:p>
          </table:table-cell>
          <table:table-cell office:value-type="string" table:style-name="ce2">
            <text:p>CCGTCCGCGTACCACGTGTCGACT</text:p>
          </table:table-cell>
          <table:table-cell office:value-type="string" table:style-name="ce1">
            <text:p>D4</text:p>
          </table:table-cell>
          <table:table-cell office:value-type="string" office:string-value="CCGTCC" table:formula="of:=LEFT([.F5];6)" table:style-name="ce1">
            <text:p>CCGTCC</text:p>
          </table:table-cell>
          <table:table-cell office:value-type="string" table:style-name="ce2">
            <text:p>CCGTCCGACGGGCGTACTAGCGTA</text:p>
          </table:table-cell>
          <table:table-cell office:value-type="string" office:string-value="CCGTCC" table:formula="of:=LEFT([.C5];6)" table:style-name="ce1">
            <text:p>CCGTCC</text:p>
          </table:table-cell>
          <table:table-cell office:value-type="string" office:string-value="CCGTCC" table:formula="of:=LEFT([.F5];6)" table:style-name="ce1">
            <text:p>CCGTC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5</text:p>
          </table:table-cell>
          <table:table-cell office:value-type="string" office:string-value="GTAGAG" table:formula="of:=LEFT([.C6];6)" table:style-name="ce1">
            <text:p>GTAGAG</text:p>
          </table:table-cell>
          <table:table-cell office:value-type="string" table:style-name="ce2">
            <text:p>GTAGAGGCGTACCACGTGTCGACT</text:p>
          </table:table-cell>
          <table:table-cell office:value-type="string" table:style-name="ce1">
            <text:p>D5</text:p>
          </table:table-cell>
          <table:table-cell office:value-type="string" office:string-value="GTAGAG" table:formula="of:=LEFT([.F6];6)" table:style-name="ce1">
            <text:p>GTAGAG</text:p>
          </table:table-cell>
          <table:table-cell office:value-type="string" table:style-name="ce2">
            <text:p>GTAGAGGACGGGCGTACTAGCGTA</text:p>
          </table:table-cell>
          <table:table-cell office:value-type="string" office:string-value="GTAGAG" table:formula="of:=LEFT([.C6];6)" table:style-name="ce1">
            <text:p>GTAGAG</text:p>
          </table:table-cell>
          <table:table-cell office:value-type="string" office:string-value="GTAGAG" table:formula="of:=LEFT([.F6];6)" table:style-name="ce1">
            <text:p>GTAGA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6</text:p>
          </table:table-cell>
          <table:table-cell office:value-type="string" office:string-value="GTCCGC" table:formula="of:=LEFT([.C7];6)" table:style-name="ce1">
            <text:p>GTCCGC</text:p>
          </table:table-cell>
          <table:table-cell office:value-type="string" table:style-name="ce2">
            <text:p>GTCCGCGCGTACCACGTGTCGACT</text:p>
          </table:table-cell>
          <table:table-cell office:value-type="string" table:style-name="ce1">
            <text:p>D6</text:p>
          </table:table-cell>
          <table:table-cell office:value-type="string" office:string-value="GTCCGC" table:formula="of:=LEFT([.F7];6)" table:style-name="ce1">
            <text:p>GTCCGC</text:p>
          </table:table-cell>
          <table:table-cell office:value-type="string" table:style-name="ce2">
            <text:p>GTCCGCGACGGGCGTACTAGCGTA</text:p>
          </table:table-cell>
          <table:table-cell office:value-type="string" office:string-value="GTCCGC" table:formula="of:=LEFT([.C7];6)" table:style-name="ce1">
            <text:p>GTCCGC</text:p>
          </table:table-cell>
          <table:table-cell office:value-type="string" office:string-value="GTCCGC" table:formula="of:=LEFT([.F7];6)" table:style-name="ce1">
            <text:p>GTCCG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7</text:p>
          </table:table-cell>
          <table:table-cell office:value-type="string" office:string-value="GTGAAA" table:formula="of:=LEFT([.C8];6)" table:style-name="ce1">
            <text:p>GTGAAA</text:p>
          </table:table-cell>
          <table:table-cell office:value-type="string" table:style-name="ce2">
            <text:p>GTGAAAGCGTACCACGTGTCGACT</text:p>
          </table:table-cell>
          <table:table-cell office:value-type="string" table:style-name="ce1">
            <text:p>D7</text:p>
          </table:table-cell>
          <table:table-cell office:value-type="string" office:string-value="GTGAAA" table:formula="of:=LEFT([.F8];6)" table:style-name="ce1">
            <text:p>GTGAAA</text:p>
          </table:table-cell>
          <table:table-cell office:value-type="string" table:style-name="ce2">
            <text:p>GTGAAAGACGGGCGTACTAGCGTA</text:p>
          </table:table-cell>
          <table:table-cell office:value-type="string" office:string-value="GTGAAA" table:formula="of:=LEFT([.C8];6)" table:style-name="ce1">
            <text:p>GTGAAA</text:p>
          </table:table-cell>
          <table:table-cell office:value-type="string" office:string-value="GTGAAA" table:formula="of:=LEFT([.F8];6)" table:style-name="ce1">
            <text:p>GTGAA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8</text:p>
          </table:table-cell>
          <table:table-cell office:value-type="string" office:string-value="GTGGCC" table:formula="of:=LEFT([.C9];6)" table:style-name="ce1">
            <text:p>GTGGCC</text:p>
          </table:table-cell>
          <table:table-cell office:value-type="string" table:style-name="ce2">
            <text:p>GTGGCCGCGTACCACGTGTCGACT</text:p>
          </table:table-cell>
          <table:table-cell office:value-type="string" table:style-name="ce1">
            <text:p>D8</text:p>
          </table:table-cell>
          <table:table-cell office:value-type="string" office:string-value="GTGGCC" table:formula="of:=LEFT([.F9];6)" table:style-name="ce1">
            <text:p>GTGGCC</text:p>
          </table:table-cell>
          <table:table-cell office:value-type="string" table:style-name="ce2">
            <text:p>GTGGCCGACGGGCGTACTAGCGTA</text:p>
          </table:table-cell>
          <table:table-cell office:value-type="string" office:string-value="GTGGCC" table:formula="of:=LEFT([.C9];6)" table:style-name="ce1">
            <text:p>GTGGCC</text:p>
          </table:table-cell>
          <table:table-cell office:value-type="string" office:string-value="GTGGCC" table:formula="of:=LEFT([.F9];6)" table:style-name="ce1">
            <text:p>GTGGC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9</text:p>
          </table:table-cell>
          <table:table-cell office:value-type="string" office:string-value="GTTTCG" table:formula="of:=LEFT([.C10];6)" table:style-name="ce1">
            <text:p>GTTTCG</text:p>
          </table:table-cell>
          <table:table-cell office:value-type="string" table:style-name="ce2">
            <text:p>GTTTCGGCGTACCACGTGTCGACT</text:p>
          </table:table-cell>
          <table:table-cell office:value-type="string" table:style-name="ce1">
            <text:p>D9</text:p>
          </table:table-cell>
          <table:table-cell office:value-type="string" office:string-value="GTTTCG" table:formula="of:=LEFT([.F10];6)" table:style-name="ce1">
            <text:p>GTTTCG</text:p>
          </table:table-cell>
          <table:table-cell office:value-type="string" table:style-name="ce2">
            <text:p>GTTTCGGACGGGCGTACTAGCGTA</text:p>
          </table:table-cell>
          <table:table-cell office:value-type="string" office:string-value="GTTTCG" table:formula="of:=LEFT([.C10];6)" table:style-name="ce1">
            <text:p>GTTTCG</text:p>
          </table:table-cell>
          <table:table-cell office:value-type="string" office:string-value="GTTTCG" table:formula="of:=LEFT([.F10];6)" table:style-name="ce1">
            <text:p>GTTTC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10</text:p>
          </table:table-cell>
          <table:table-cell office:value-type="string" office:string-value="CGTACG" table:formula="of:=LEFT([.C11];6)" table:style-name="ce1">
            <text:p>CGTACG</text:p>
          </table:table-cell>
          <table:table-cell office:value-type="string" table:style-name="ce2">
            <text:p>CGTACGGCGTACCACGTGTCGACT</text:p>
          </table:table-cell>
          <table:table-cell office:value-type="string" table:style-name="ce1">
            <text:p>D10</text:p>
          </table:table-cell>
          <table:table-cell office:value-type="string" office:string-value="CGTACG" table:formula="of:=LEFT([.F11];6)" table:style-name="ce1">
            <text:p>CGTACG</text:p>
          </table:table-cell>
          <table:table-cell office:value-type="string" table:style-name="ce2">
            <text:p>CGTACGGACGGGCGTACTAGCGTA</text:p>
          </table:table-cell>
          <table:table-cell office:value-type="string" office:string-value="CGTACG" table:formula="of:=LEFT([.C11];6)" table:style-name="ce1">
            <text:p>CGTACG</text:p>
          </table:table-cell>
          <table:table-cell office:value-type="string" office:string-value="CGTACG" table:formula="of:=LEFT([.F11];6)" table:style-name="ce1">
            <text:p>CGTAC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11</text:p>
          </table:table-cell>
          <table:table-cell office:value-type="string" office:string-value="GAGTGG" table:formula="of:=LEFT([.C12];6)" table:style-name="ce1">
            <text:p>GAGTGG</text:p>
          </table:table-cell>
          <table:table-cell office:value-type="string" table:style-name="ce2">
            <text:p>GAGTGGGCGTACCACGTGTCGACT</text:p>
          </table:table-cell>
          <table:table-cell office:value-type="string" table:style-name="ce1">
            <text:p>D11</text:p>
          </table:table-cell>
          <table:table-cell office:value-type="string" office:string-value="GAGTGG" table:formula="of:=LEFT([.F12];6)" table:style-name="ce1">
            <text:p>GAGTGG</text:p>
          </table:table-cell>
          <table:table-cell office:value-type="string" table:style-name="ce2">
            <text:p>GAGTGGGACGGGCGTACTAGCGTA</text:p>
          </table:table-cell>
          <table:table-cell office:value-type="string" office:string-value="GAGTGG" table:formula="of:=LEFT([.C12];6)" table:style-name="ce1">
            <text:p>GAGTGG</text:p>
          </table:table-cell>
          <table:table-cell office:value-type="string" office:string-value="GAGTGG" table:formula="of:=LEFT([.F12];6)" table:style-name="ce1">
            <text:p>GAGTG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12</text:p>
          </table:table-cell>
          <table:table-cell office:value-type="string" office:string-value="GGTAGC" table:formula="of:=LEFT([.C13];6)" table:style-name="ce1">
            <text:p>GGTAGC</text:p>
          </table:table-cell>
          <table:table-cell office:value-type="string" table:style-name="ce2">
            <text:p>GGTAGCGCGTACCACGTGTCGACT</text:p>
          </table:table-cell>
          <table:table-cell office:value-type="string" table:style-name="ce1">
            <text:p>D12</text:p>
          </table:table-cell>
          <table:table-cell office:value-type="string" office:string-value="GGTAGC" table:formula="of:=LEFT([.F13];6)" table:style-name="ce1">
            <text:p>GGTAGC</text:p>
          </table:table-cell>
          <table:table-cell office:value-type="string" table:style-name="ce2">
            <text:p>GGTAGCGACGGGCGTACTAGCGTA</text:p>
          </table:table-cell>
          <table:table-cell office:value-type="string" office:string-value="GGTAGC" table:formula="of:=LEFT([.C13];6)" table:style-name="ce1">
            <text:p>GGTAGC</text:p>
          </table:table-cell>
          <table:table-cell office:value-type="string" office:string-value="GGTAGC" table:formula="of:=LEFT([.F13];6)" table:style-name="ce1">
            <text:p>GGTAGC</text:p>
          </table:table-cell>
          <table:table-cell office:value-type="string" table:style-name="ce1">
            <text:p>TITd_CDNA</text:p>
          </table:table-cell>
          <table:table-cell table:style-name="ce1"/>
          <table:table-cell office:value-type="string" table:style-name="ce1">
            <text:p>TITd_-RT</text:p>
          </table:table-cell>
          <table:table-cell table:style-name="ce1"/>
          <table:table-cell office:value-type="string" table:style-name="ce1">
            <text:p>TITb_cDNA</text:p>
          </table:table-cell>
          <table:table-cell table:style-name="ce1"/>
          <table:table-cell office:value-type="string" table:style-name="ce1">
            <text:p>TITb_-RT</text:p>
          </table:table-cell>
          <table:table-cell table:number-columns-repeated="2" table:style-name="ce1"/>
          <table:table-cell office:value-type="string" table:style-name="ce1">
            <text:p>TITd_CDNA</text:p>
          </table:table-cell>
          <table:table-cell table:style-name="ce1"/>
          <table:table-cell office:value-type="string" table:style-name="ce1">
            <text:p>TITd_-RT</text:p>
          </table:table-cell>
          <table:table-cell table:style-name="ce1"/>
          <table:table-cell office:value-type="string" table:style-name="ce1">
            <text:p>TITb_cDNA</text:p>
          </table:table-cell>
          <table:table-cell table:style-name="ce1"/>
          <table:table-cell office:value-type="string" table:style-name="ce1">
            <text:p>TITb_-RT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1</text:p>
          </table:table-cell>
          <table:table-cell office:value-type="string" office:string-value="ACTGAT" table:formula="of:=LEFT([.C14];6)" table:style-name="ce1">
            <text:p>ACTGAT</text:p>
          </table:table-cell>
          <table:table-cell office:value-type="string" table:style-name="ce2">
            <text:p>ACTGATGCGTACCACGTGTCGACT</text:p>
          </table:table-cell>
          <table:table-cell office:value-type="string" table:style-name="ce1">
            <text:p>E1</text:p>
          </table:table-cell>
          <table:table-cell office:value-type="string" office:string-value="ACTGAT" table:formula="of:=LEFT([.F14];6)" table:style-name="ce1">
            <text:p>ACTGAT</text:p>
          </table:table-cell>
          <table:table-cell office:value-type="string" table:style-name="ce2">
            <text:p>ACTGATGACGGGCGTACTAGCGTA</text:p>
          </table:table-cell>
          <table:table-cell office:value-type="string" office:string-value="ACTGAT" table:formula="of:=LEFT([.C14];6)" table:style-name="ce1">
            <text:p>ACTGAT</text:p>
          </table:table-cell>
          <table:table-cell office:value-type="string" office:string-value="ACTGAT" table:formula="of:=LEFT([.F14];6)" table:style-name="ce1">
            <text:p>ACTGAT</text:p>
          </table:table-cell>
          <table:table-cell office:value-type="string" office:string-value="ACTGAT_ACTGAT" table:formula="of:=CONCATENATE([.G14];&quot;_&quot;;[.H14])" table:style-name="ce1">
            <text:p>ACTGAT_ACTGAT</text:p>
          </table:table-cell>
          <table:table-cell table:style-name="ce1"/>
          <table:table-cell office:value-type="string" office:string-value="AGTCAA_GGTAGC" table:formula="of:=CONCATENATE([.G2];&quot;_&quot;;[.H13])" table:style-name="ce1">
            <text:p>AGTCAA_GGTAGC</text:p>
          </table:table-cell>
          <table:table-cell table:style-name="ce1"/>
          <table:table-cell office:value-type="string" office:string-value="ACTGAT_CCAACA" table:formula="of:=CONCATENATE([.G14];&quot;_&quot;;[.H25])" table:style-name="ce1">
            <text:p>ACTGAT_CCAACA</text:p>
          </table:table-cell>
          <table:table-cell table:style-name="ce1"/>
          <table:table-cell office:value-type="string" office:string-value="CGGAAT_TCGGCA" table:formula="of:=CONCATENATE([.G26];&quot;_&quot;;[.H37])" table:style-name="ce1">
            <text:p>CGGAAT_TCGGCA</text:p>
          </table:table-cell>
          <table:table-cell table:number-columns-repeated="2" table:style-name="ce1"/>
          <table:table-cell office:value-type="string" table:style-name="ce1">
            <text:p>ACTGAT_ACTGAT</text:p>
          </table:table-cell>
          <table:table-cell table:style-name="ce1"/>
          <table:table-cell office:value-type="string" table:style-name="ce1">
            <text:p>AGTCAA_GGTAGC</text:p>
          </table:table-cell>
          <table:table-cell table:style-name="ce1"/>
          <table:table-cell office:value-type="string" table:style-name="ce1">
            <text:p>ACTGAT_CCAACA</text:p>
          </table:table-cell>
          <table:table-cell table:style-name="ce1"/>
          <table:table-cell office:value-type="string" table:style-name="ce1">
            <text:p>CGGAAT_TCGGCA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2</text:p>
          </table:table-cell>
          <table:table-cell office:value-type="string" office:string-value="ATGAGC" table:formula="of:=LEFT([.C15];6)" table:style-name="ce1">
            <text:p>ATGAGC</text:p>
          </table:table-cell>
          <table:table-cell office:value-type="string" table:style-name="ce2">
            <text:p>ATGAGCGCGTACCACGTGTCGACT</text:p>
          </table:table-cell>
          <table:table-cell office:value-type="string" table:style-name="ce1">
            <text:p>E2</text:p>
          </table:table-cell>
          <table:table-cell office:value-type="string" office:string-value="ATGAGC" table:formula="of:=LEFT([.F15];6)" table:style-name="ce1">
            <text:p>ATGAGC</text:p>
          </table:table-cell>
          <table:table-cell office:value-type="string" table:style-name="ce2">
            <text:p>ATGAGCGACGGGCGTACTAGCGTA</text:p>
          </table:table-cell>
          <table:table-cell office:value-type="string" office:string-value="ATGAGC" table:formula="of:=LEFT([.C15];6)" table:style-name="ce1">
            <text:p>ATGAGC</text:p>
          </table:table-cell>
          <table:table-cell office:value-type="string" office:string-value="ATGAGC" table:formula="of:=LEFT([.F15];6)" table:style-name="ce1">
            <text:p>ATGAGC</text:p>
          </table:table-cell>
          <table:table-cell office:value-type="string" office:string-value="ATGAGC_ATGAGC" table:formula="of:=CONCATENATE([.G15];&quot;_&quot;;[.H15])" table:style-name="ce1">
            <text:p>ATGAGC_ATGAGC</text:p>
          </table:table-cell>
          <table:table-cell table:style-name="ce1"/>
          <table:table-cell office:value-type="string" office:string-value="AGTTCC_GAGTGG" table:formula="of:=CONCATENATE([.G3];&quot;_&quot;;[.H12])" table:style-name="ce1">
            <text:p>AGTTCC_GAGTGG</text:p>
          </table:table-cell>
          <table:table-cell table:style-name="ce1"/>
          <table:table-cell office:value-type="string" office:string-value="ATGAGC_CATTTT" table:formula="of:=CONCATENATE([.G15];&quot;_&quot;;[.H24])" table:style-name="ce1">
            <text:p>ATGAGC_CATTTT</text:p>
          </table:table-cell>
          <table:table-cell table:style-name="ce1"/>
          <table:table-cell office:value-type="string" office:string-value="CTAGCT_TCGAAG" table:formula="of:=CONCATENATE([.G27];&quot;_&quot;;[.H36])" table:style-name="ce1">
            <text:p>CTAGCT_TCGAAG</text:p>
          </table:table-cell>
          <table:table-cell table:number-columns-repeated="2" table:style-name="ce1"/>
          <table:table-cell office:value-type="string" table:style-name="ce1">
            <text:p>ATGAGC_ATGAGC</text:p>
          </table:table-cell>
          <table:table-cell table:style-name="ce1"/>
          <table:table-cell office:value-type="string" table:style-name="ce1">
            <text:p>AGTTCC_GAGTGG</text:p>
          </table:table-cell>
          <table:table-cell table:style-name="ce1"/>
          <table:table-cell office:value-type="string" table:style-name="ce1">
            <text:p>ATGAGC_CATTTT</text:p>
          </table:table-cell>
          <table:table-cell table:style-name="ce1"/>
          <table:table-cell office:value-type="string" table:style-name="ce1">
            <text:p>CTAGCT_TCGAAG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3</text:p>
          </table:table-cell>
          <table:table-cell office:value-type="string" office:string-value="ATTCCT" table:formula="of:=LEFT([.C16];6)" table:style-name="ce1">
            <text:p>ATTCCT</text:p>
          </table:table-cell>
          <table:table-cell office:value-type="string" table:style-name="ce2">
            <text:p>ATTCCTGCGTACCACGTGTCGACT</text:p>
          </table:table-cell>
          <table:table-cell office:value-type="string" table:style-name="ce1">
            <text:p>E3</text:p>
          </table:table-cell>
          <table:table-cell office:value-type="string" office:string-value="ATTCCT" table:formula="of:=LEFT([.F16];6)" table:style-name="ce1">
            <text:p>ATTCCT</text:p>
          </table:table-cell>
          <table:table-cell office:value-type="string" table:style-name="ce2">
            <text:p>ATTCCTGACGGGCGTACTAGCGTA</text:p>
          </table:table-cell>
          <table:table-cell office:value-type="string" office:string-value="ATTCCT" table:formula="of:=LEFT([.C16];6)" table:style-name="ce1">
            <text:p>ATTCCT</text:p>
          </table:table-cell>
          <table:table-cell office:value-type="string" office:string-value="ATTCCT" table:formula="of:=LEFT([.F16];6)" table:style-name="ce1">
            <text:p>ATTCCT</text:p>
          </table:table-cell>
          <table:table-cell office:value-type="string" office:string-value="ATTCCT_ATTCCT" table:formula="of:=CONCATENATE([.G16];&quot;_&quot;;[.H16])" table:style-name="ce1">
            <text:p>ATTCCT_ATTCCT</text:p>
          </table:table-cell>
          <table:table-cell table:style-name="ce1"/>
          <table:table-cell office:value-type="string" office:string-value="ATGTCA_CGTACG" table:formula="of:=CONCATENATE([.G4];&quot;_&quot;;[.H11])" table:style-name="ce1">
            <text:p>ATGTCA_CGTACG</text:p>
          </table:table-cell>
          <table:table-cell table:style-name="ce1"/>
          <table:table-cell office:value-type="string" office:string-value="ATTCCT_CATGGC" table:formula="of:=CONCATENATE([.G16];&quot;_&quot;;[.H23])" table:style-name="ce1">
            <text:p>ATTCCT_CATGGC</text:p>
          </table:table-cell>
          <table:table-cell table:style-name="ce1"/>
          <table:table-cell office:value-type="string" office:string-value="CTATAC_TCCCGA" table:formula="of:=CONCATENATE([.G28];&quot;_&quot;;[.H35])" table:style-name="ce1">
            <text:p>CTATAC_TCCCGA</text:p>
          </table:table-cell>
          <table:table-cell table:number-columns-repeated="2" table:style-name="ce1"/>
          <table:table-cell office:value-type="string" table:style-name="ce1">
            <text:p>ATTCCT_ATTCCT</text:p>
          </table:table-cell>
          <table:table-cell table:style-name="ce1"/>
          <table:table-cell office:value-type="string" table:style-name="ce1">
            <text:p>ATGTCA_CGTACG</text:p>
          </table:table-cell>
          <table:table-cell table:style-name="ce1"/>
          <table:table-cell office:value-type="string" table:style-name="ce1">
            <text:p>ATTCCT_CATGGC</text:p>
          </table:table-cell>
          <table:table-cell table:style-name="ce1"/>
          <table:table-cell office:value-type="string" table:style-name="ce1">
            <text:p>CTATAC_TCCCGA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4</text:p>
          </table:table-cell>
          <table:table-cell office:value-type="string" office:string-value="CAAAAG" table:formula="of:=LEFT([.C17];6)" table:style-name="ce1">
            <text:p>CAAAAG</text:p>
          </table:table-cell>
          <table:table-cell office:value-type="string" table:style-name="ce2">
            <text:p>CAAAAGGCGTACCACGTGTCGACT</text:p>
          </table:table-cell>
          <table:table-cell office:value-type="string" table:style-name="ce1">
            <text:p>E4</text:p>
          </table:table-cell>
          <table:table-cell office:value-type="string" office:string-value="CAAAAG" table:formula="of:=LEFT([.F17];6)" table:style-name="ce1">
            <text:p>CAAAAG</text:p>
          </table:table-cell>
          <table:table-cell office:value-type="string" table:style-name="ce2">
            <text:p>CAAAAGGACGGGCGTACTAGCGTA</text:p>
          </table:table-cell>
          <table:table-cell office:value-type="string" office:string-value="CAAAAG" table:formula="of:=LEFT([.C17];6)" table:style-name="ce1">
            <text:p>CAAAAG</text:p>
          </table:table-cell>
          <table:table-cell office:value-type="string" office:string-value="CAAAAG" table:formula="of:=LEFT([.F17];6)" table:style-name="ce1">
            <text:p>CAAAAG</text:p>
          </table:table-cell>
          <table:table-cell office:value-type="string" office:string-value="CAAAAG_CAAAAG" table:formula="of:=CONCATENATE([.G17];&quot;_&quot;;[.H17])" table:style-name="ce1">
            <text:p>CAAAAG_CAAAAG</text:p>
          </table:table-cell>
          <table:table-cell table:style-name="ce1"/>
          <table:table-cell office:value-type="string" office:string-value="CCGTCC_GTTTCG" table:formula="of:=CONCATENATE([.G5];&quot;_&quot;;[.H10])" table:style-name="ce1">
            <text:p>CCGTCC_GTTTCG</text:p>
          </table:table-cell>
          <table:table-cell table:style-name="ce1"/>
          <table:table-cell office:value-type="string" office:string-value="CAAAAG_CAGGCG" table:formula="of:=CONCATENATE([.G17];&quot;_&quot;;[.H22])" table:style-name="ce1">
            <text:p>CAAAAG_CAGGCG</text:p>
          </table:table-cell>
          <table:table-cell table:style-name="ce1"/>
          <table:table-cell office:value-type="string" office:string-value="CTCAGA_TCATTC" table:formula="of:=CONCATENATE([.G29];&quot;_&quot;;[.H34])" table:style-name="ce1">
            <text:p>CTCAGA_TCATTC</text:p>
          </table:table-cell>
          <table:table-cell table:number-columns-repeated="2" table:style-name="ce1"/>
          <table:table-cell office:value-type="string" table:style-name="ce1">
            <text:p>CAAAAG_CAAAAG</text:p>
          </table:table-cell>
          <table:table-cell table:style-name="ce1"/>
          <table:table-cell office:value-type="string" table:style-name="ce1">
            <text:p>CCGTCC_GTTTCG</text:p>
          </table:table-cell>
          <table:table-cell table:style-name="ce1"/>
          <table:table-cell office:value-type="string" table:style-name="ce1">
            <text:p>CAAAAG_CAGGCG</text:p>
          </table:table-cell>
          <table:table-cell table:style-name="ce1"/>
          <table:table-cell office:value-type="string" table:style-name="ce1">
            <text:p>CTCAGA_TCATTC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5</text:p>
          </table:table-cell>
          <table:table-cell office:value-type="string" office:string-value="CAACTA" table:formula="of:=LEFT([.C18];6)" table:style-name="ce1">
            <text:p>CAACTA</text:p>
          </table:table-cell>
          <table:table-cell office:value-type="string" table:style-name="ce2">
            <text:p>CAACTAGCGTACCACGTGTCGACT</text:p>
          </table:table-cell>
          <table:table-cell office:value-type="string" table:style-name="ce1">
            <text:p>E5</text:p>
          </table:table-cell>
          <table:table-cell office:value-type="string" office:string-value="CAACTA" table:formula="of:=LEFT([.F18];6)" table:style-name="ce1">
            <text:p>CAACTA</text:p>
          </table:table-cell>
          <table:table-cell office:value-type="string" table:style-name="ce2">
            <text:p>CAACTAGACGGGCGTACTAGCGTA</text:p>
          </table:table-cell>
          <table:table-cell office:value-type="string" office:string-value="CAACTA" table:formula="of:=LEFT([.C18];6)" table:style-name="ce1">
            <text:p>CAACTA</text:p>
          </table:table-cell>
          <table:table-cell office:value-type="string" office:string-value="CAACTA" table:formula="of:=LEFT([.F18];6)" table:style-name="ce1">
            <text:p>CAACTA</text:p>
          </table:table-cell>
          <table:table-cell office:value-type="string" office:string-value="CAACTA_CAACTA" table:formula="of:=CONCATENATE([.G18];&quot;_&quot;;[.H18])" table:style-name="ce1">
            <text:p>CAACTA_CAACTA</text:p>
          </table:table-cell>
          <table:table-cell table:style-name="ce1"/>
          <table:table-cell office:value-type="string" office:string-value="GTAGAG_GTGGCC" table:formula="of:=CONCATENATE([.G6];&quot;_&quot;;[.H9])" table:style-name="ce1">
            <text:p>GTAGAG_GTGGCC</text:p>
          </table:table-cell>
          <table:table-cell table:style-name="ce1"/>
          <table:table-cell office:value-type="string" office:string-value="CAACTA_CACTCA" table:formula="of:=CONCATENATE([.G18];&quot;_&quot;;[.H21])" table:style-name="ce1">
            <text:p>CAACTA_CACTCA</text:p>
          </table:table-cell>
          <table:table-cell table:style-name="ce1"/>
          <table:table-cell office:value-type="string" office:string-value="GACGAC_TATAAT" table:formula="of:=CONCATENATE([.G30];&quot;_&quot;;[.H33])" table:style-name="ce1">
            <text:p>GACGAC_TATAAT</text:p>
          </table:table-cell>
          <table:table-cell table:number-columns-repeated="2" table:style-name="ce1"/>
          <table:table-cell office:value-type="string" table:style-name="ce1">
            <text:p>CAACTA_CAACTA</text:p>
          </table:table-cell>
          <table:table-cell table:style-name="ce1"/>
          <table:table-cell office:value-type="string" table:style-name="ce1">
            <text:p>GTAGAG_GTGGCC</text:p>
          </table:table-cell>
          <table:table-cell table:style-name="ce1"/>
          <table:table-cell office:value-type="string" table:style-name="ce1">
            <text:p>CAACTA_CACTCA</text:p>
          </table:table-cell>
          <table:table-cell table:style-name="ce1"/>
          <table:table-cell office:value-type="string" table:style-name="ce1">
            <text:p>GACGAC_TATAAT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6</text:p>
          </table:table-cell>
          <table:table-cell office:value-type="string" office:string-value="CACCGG" table:formula="of:=LEFT([.C19];6)" table:style-name="ce1">
            <text:p>CACCGG</text:p>
          </table:table-cell>
          <table:table-cell office:value-type="string" table:style-name="ce2">
            <text:p>CACCGGGCGTACCACGTGTCGACT</text:p>
          </table:table-cell>
          <table:table-cell office:value-type="string" table:style-name="ce1">
            <text:p>E6</text:p>
          </table:table-cell>
          <table:table-cell office:value-type="string" office:string-value="CACCGG" table:formula="of:=LEFT([.F19];6)" table:style-name="ce1">
            <text:p>CACCGG</text:p>
          </table:table-cell>
          <table:table-cell office:value-type="string" table:style-name="ce2">
            <text:p>CACCGGGACGGGCGTACTAGCGTA</text:p>
          </table:table-cell>
          <table:table-cell office:value-type="string" office:string-value="CACCGG" table:formula="of:=LEFT([.C19];6)" table:style-name="ce1">
            <text:p>CACCGG</text:p>
          </table:table-cell>
          <table:table-cell office:value-type="string" office:string-value="CACCGG" table:formula="of:=LEFT([.F19];6)" table:style-name="ce1">
            <text:p>CACCGG</text:p>
          </table:table-cell>
          <table:table-cell office:value-type="string" office:string-value="CACCGG_CACCGG" table:formula="of:=CONCATENATE([.G19];&quot;_&quot;;[.H19])" table:style-name="ce1">
            <text:p>CACCGG_CACCGG</text:p>
          </table:table-cell>
          <table:table-cell table:style-name="ce1"/>
          <table:table-cell office:value-type="string" office:string-value="GTCCGC_GTGAAA" table:formula="of:=CONCATENATE([.G7];&quot;_&quot;;[.H8])" table:style-name="ce1">
            <text:p>GTCCGC_GTGAAA</text:p>
          </table:table-cell>
          <table:table-cell table:style-name="ce1"/>
          <table:table-cell office:value-type="string" office:string-value="CACCGG_CACGAT" table:formula="of:=CONCATENATE([.G19];&quot;_&quot;;[.H20])" table:style-name="ce1">
            <text:p>CACCGG_CACGAT</text:p>
          </table:table-cell>
          <table:table-cell table:style-name="ce1"/>
          <table:table-cell office:value-type="string" office:string-value="TAATCG_TACAGC" table:formula="of:=CONCATENATE([.G31];&quot;_&quot;;[.H32])" table:style-name="ce1">
            <text:p>TAATCG_TACAGC</text:p>
          </table:table-cell>
          <table:table-cell table:number-columns-repeated="2" table:style-name="ce1"/>
          <table:table-cell office:value-type="string" table:style-name="ce1">
            <text:p>CACCGG_CACCGG</text:p>
          </table:table-cell>
          <table:table-cell table:style-name="ce1"/>
          <table:table-cell office:value-type="string" table:style-name="ce1">
            <text:p>GTCCGC_GTGAAA</text:p>
          </table:table-cell>
          <table:table-cell table:style-name="ce1"/>
          <table:table-cell office:value-type="string" table:style-name="ce1">
            <text:p>CACCGG_CACGAT</text:p>
          </table:table-cell>
          <table:table-cell table:style-name="ce1"/>
          <table:table-cell office:value-type="string" table:style-name="ce1">
            <text:p>TAATCG_TACAGC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7</text:p>
          </table:table-cell>
          <table:table-cell office:value-type="string" office:string-value="CACGAT" table:formula="of:=LEFT([.C20];6)" table:style-name="ce1">
            <text:p>CACGAT</text:p>
          </table:table-cell>
          <table:table-cell office:value-type="string" table:style-name="ce2">
            <text:p>CACGATGCGTACCACGTGTCGACT</text:p>
          </table:table-cell>
          <table:table-cell office:value-type="string" table:style-name="ce1">
            <text:p>E7</text:p>
          </table:table-cell>
          <table:table-cell office:value-type="string" office:string-value="CACGAT" table:formula="of:=LEFT([.F20];6)" table:style-name="ce1">
            <text:p>CACGAT</text:p>
          </table:table-cell>
          <table:table-cell office:value-type="string" table:style-name="ce2">
            <text:p>CACGATGACGGGCGTACTAGCGTA</text:p>
          </table:table-cell>
          <table:table-cell office:value-type="string" office:string-value="CACGAT" table:formula="of:=LEFT([.C20];6)" table:style-name="ce1">
            <text:p>CACGAT</text:p>
          </table:table-cell>
          <table:table-cell office:value-type="string" office:string-value="CACGAT" table:formula="of:=LEFT([.F20];6)" table:style-name="ce1">
            <text:p>CACGAT</text:p>
          </table:table-cell>
          <table:table-cell office:value-type="string" office:string-value="CACGAT_CACGAT" table:formula="of:=CONCATENATE([.G20];&quot;_&quot;;[.H20])" table:style-name="ce1">
            <text:p>CACGAT_CACGAT</text:p>
          </table:table-cell>
          <table:table-cell table:style-name="ce1"/>
          <table:table-cell office:value-type="string" office:string-value="GTGAAA_GTCCGC" table:formula="of:=CONCATENATE([.G8];&quot;_&quot;;[.H7])" table:style-name="ce1">
            <text:p>GTGAAA_GTCCGC</text:p>
          </table:table-cell>
          <table:table-cell table:style-name="ce1"/>
          <table:table-cell office:value-type="string" office:string-value="CACGAT_CACCGG" table:formula="of:=CONCATENATE([.G20];&quot;_&quot;;[.H19])" table:style-name="ce1">
            <text:p>CACGAT_CACCGG</text:p>
          </table:table-cell>
          <table:table-cell table:style-name="ce1"/>
          <table:table-cell office:value-type="string" office:string-value="TACAGC_TAATCG" table:formula="of:=CONCATENATE([.G32];&quot;_&quot;;[.H31])" table:style-name="ce1">
            <text:p>TACAGC_TAATCG</text:p>
          </table:table-cell>
          <table:table-cell table:number-columns-repeated="2" table:style-name="ce1"/>
          <table:table-cell office:value-type="string" table:style-name="ce1">
            <text:p>CACGAT_CACGAT</text:p>
          </table:table-cell>
          <table:table-cell table:style-name="ce1"/>
          <table:table-cell office:value-type="string" table:style-name="ce1">
            <text:p>GTGAAA_GTCCGC</text:p>
          </table:table-cell>
          <table:table-cell table:style-name="ce1"/>
          <table:table-cell office:value-type="string" table:style-name="ce1">
            <text:p>CACGAT_CACCGG</text:p>
          </table:table-cell>
          <table:table-cell table:style-name="ce1"/>
          <table:table-cell office:value-type="string" table:style-name="ce1">
            <text:p>TACAGC_TAATCG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8</text:p>
          </table:table-cell>
          <table:table-cell office:value-type="string" office:string-value="CACTCA" table:formula="of:=LEFT([.C21];6)" table:style-name="ce1">
            <text:p>CACTCA</text:p>
          </table:table-cell>
          <table:table-cell office:value-type="string" table:style-name="ce2">
            <text:p>CACTCAGCGTACCACGTGTCGACT</text:p>
          </table:table-cell>
          <table:table-cell office:value-type="string" table:style-name="ce1">
            <text:p>E8</text:p>
          </table:table-cell>
          <table:table-cell office:value-type="string" office:string-value="CACTCA" table:formula="of:=LEFT([.F21];6)" table:style-name="ce1">
            <text:p>CACTCA</text:p>
          </table:table-cell>
          <table:table-cell office:value-type="string" table:style-name="ce2">
            <text:p>CACTCAGACGGGCGTACTAGCGTA</text:p>
          </table:table-cell>
          <table:table-cell office:value-type="string" office:string-value="CACTCA" table:formula="of:=LEFT([.C21];6)" table:style-name="ce1">
            <text:p>CACTCA</text:p>
          </table:table-cell>
          <table:table-cell office:value-type="string" office:string-value="CACTCA" table:formula="of:=LEFT([.F21];6)" table:style-name="ce1">
            <text:p>CACTCA</text:p>
          </table:table-cell>
          <table:table-cell office:value-type="string" office:string-value="CACTCA_CACTCA" table:formula="of:=CONCATENATE([.G21];&quot;_&quot;;[.H21])" table:style-name="ce1">
            <text:p>CACTCA_CACTCA</text:p>
          </table:table-cell>
          <table:table-cell table:style-name="ce1"/>
          <table:table-cell office:value-type="string" office:string-value="GTGGCC_GTAGAG" table:formula="of:=CONCATENATE([.G9];&quot;_&quot;;[.H6])" table:style-name="ce1">
            <text:p>GTGGCC_GTAGAG</text:p>
          </table:table-cell>
          <table:table-cell table:style-name="ce1"/>
          <table:table-cell office:value-type="string" office:string-value="CACTCA_CAACTA" table:formula="of:=CONCATENATE([.G21];&quot;_&quot;;[.H18])" table:style-name="ce1">
            <text:p>CACTCA_CAACTA</text:p>
          </table:table-cell>
          <table:table-cell table:style-name="ce1"/>
          <table:table-cell office:value-type="string" office:string-value="TATAAT_GACGAC" table:formula="of:=CONCATENATE([.G33];&quot;_&quot;;[.H30])" table:style-name="ce1">
            <text:p>TATAAT_GACGAC</text:p>
          </table:table-cell>
          <table:table-cell table:number-columns-repeated="2" table:style-name="ce1"/>
          <table:table-cell office:value-type="string" table:style-name="ce1">
            <text:p>CACTCA_CACTCA</text:p>
          </table:table-cell>
          <table:table-cell table:style-name="ce1"/>
          <table:table-cell office:value-type="string" table:style-name="ce1">
            <text:p>GTGGCC_GTAGAG</text:p>
          </table:table-cell>
          <table:table-cell table:style-name="ce1"/>
          <table:table-cell office:value-type="string" table:style-name="ce1">
            <text:p>CACTCA_CAACTA</text:p>
          </table:table-cell>
          <table:table-cell table:style-name="ce1"/>
          <table:table-cell office:value-type="string" table:style-name="ce1">
            <text:p>TATAAT_GACGAC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9</text:p>
          </table:table-cell>
          <table:table-cell office:value-type="string" office:string-value="CAGGCG" table:formula="of:=LEFT([.C22];6)" table:style-name="ce1">
            <text:p>CAGGCG</text:p>
          </table:table-cell>
          <table:table-cell office:value-type="string" table:style-name="ce2">
            <text:p>CAGGCGGCGTACCACGTGTCGACT</text:p>
          </table:table-cell>
          <table:table-cell office:value-type="string" table:style-name="ce1">
            <text:p>E9</text:p>
          </table:table-cell>
          <table:table-cell office:value-type="string" office:string-value="CAGGCG" table:formula="of:=LEFT([.F22];6)" table:style-name="ce1">
            <text:p>CAGGCG</text:p>
          </table:table-cell>
          <table:table-cell office:value-type="string" table:style-name="ce2">
            <text:p>CAGGCGGACGGGCGTACTAGCGTA</text:p>
          </table:table-cell>
          <table:table-cell office:value-type="string" office:string-value="CAGGCG" table:formula="of:=LEFT([.C22];6)" table:style-name="ce1">
            <text:p>CAGGCG</text:p>
          </table:table-cell>
          <table:table-cell office:value-type="string" office:string-value="CAGGCG" table:formula="of:=LEFT([.F22];6)" table:style-name="ce1">
            <text:p>CAGGCG</text:p>
          </table:table-cell>
          <table:table-cell office:value-type="string" office:string-value="CAGGCG_CAGGCG" table:formula="of:=CONCATENATE([.G22];&quot;_&quot;;[.H22])" table:style-name="ce1">
            <text:p>CAGGCG_CAGGCG</text:p>
          </table:table-cell>
          <table:table-cell table:style-name="ce1"/>
          <table:table-cell office:value-type="string" office:string-value="GTTTCG_CCGTCC" table:formula="of:=CONCATENATE([.G10];&quot;_&quot;;[.H5])" table:style-name="ce1">
            <text:p>GTTTCG_CCGTCC</text:p>
          </table:table-cell>
          <table:table-cell table:style-name="ce1"/>
          <table:table-cell office:value-type="string" office:string-value="CAGGCG_CAAAAG" table:formula="of:=CONCATENATE([.G22];&quot;_&quot;;[.H17])" table:style-name="ce1">
            <text:p>CAGGCG_CAAAAG</text:p>
          </table:table-cell>
          <table:table-cell table:style-name="ce1"/>
          <table:table-cell office:value-type="string" office:string-value="TCATTC_CTCAGA" table:formula="of:=CONCATENATE([.G34];&quot;_&quot;;[.H29])" table:style-name="ce1">
            <text:p>TCATTC_CTCAGA</text:p>
          </table:table-cell>
          <table:table-cell table:number-columns-repeated="2" table:style-name="ce1"/>
          <table:table-cell office:value-type="string" table:style-name="ce1">
            <text:p>CAGGCG_CAGGCG</text:p>
          </table:table-cell>
          <table:table-cell table:style-name="ce1"/>
          <table:table-cell office:value-type="string" table:style-name="ce1">
            <text:p>GTTTCG_CCGTCC</text:p>
          </table:table-cell>
          <table:table-cell table:style-name="ce1"/>
          <table:table-cell office:value-type="string" table:style-name="ce1">
            <text:p>CAGGCG_CAAAAG</text:p>
          </table:table-cell>
          <table:table-cell table:style-name="ce1"/>
          <table:table-cell office:value-type="string" table:style-name="ce1">
            <text:p>TCATTC_CTCAGA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10</text:p>
          </table:table-cell>
          <table:table-cell office:value-type="string" office:string-value="CATGGC" table:formula="of:=LEFT([.C23];6)" table:style-name="ce1">
            <text:p>CATGGC</text:p>
          </table:table-cell>
          <table:table-cell office:value-type="string" table:style-name="ce2">
            <text:p>CATGGCGCGTACCACGTGTCGACT</text:p>
          </table:table-cell>
          <table:table-cell office:value-type="string" table:style-name="ce1">
            <text:p>E10</text:p>
          </table:table-cell>
          <table:table-cell office:value-type="string" office:string-value="CATGGC" table:formula="of:=LEFT([.F23];6)" table:style-name="ce1">
            <text:p>CATGGC</text:p>
          </table:table-cell>
          <table:table-cell office:value-type="string" table:style-name="ce2">
            <text:p>CATGGCGACGGGCGTACTAGCGTA</text:p>
          </table:table-cell>
          <table:table-cell office:value-type="string" office:string-value="CATGGC" table:formula="of:=LEFT([.C23];6)" table:style-name="ce1">
            <text:p>CATGGC</text:p>
          </table:table-cell>
          <table:table-cell office:value-type="string" office:string-value="CATGGC" table:formula="of:=LEFT([.F23];6)" table:style-name="ce1">
            <text:p>CATGGC</text:p>
          </table:table-cell>
          <table:table-cell office:value-type="string" office:string-value="CATGGC_CATGGC" table:formula="of:=CONCATENATE([.G23];&quot;_&quot;;[.H23])" table:style-name="ce1">
            <text:p>CATGGC_CATGGC</text:p>
          </table:table-cell>
          <table:table-cell table:style-name="ce1"/>
          <table:table-cell office:value-type="string" office:string-value="CGTACG_ATGTCA" table:formula="of:=CONCATENATE([.G11];&quot;_&quot;;[.H4])" table:style-name="ce1">
            <text:p>CGTACG_ATGTCA</text:p>
          </table:table-cell>
          <table:table-cell table:style-name="ce1"/>
          <table:table-cell office:value-type="string" office:string-value="CATGGC_ATTCCT" table:formula="of:=CONCATENATE([.G23];&quot;_&quot;;[.H16])" table:style-name="ce1">
            <text:p>CATGGC_ATTCCT</text:p>
          </table:table-cell>
          <table:table-cell table:style-name="ce1"/>
          <table:table-cell office:value-type="string" office:string-value="TCCCGA_CTATAC" table:formula="of:=CONCATENATE([.G35];&quot;_&quot;;[.H28])" table:style-name="ce1">
            <text:p>TCCCGA_CTATAC</text:p>
          </table:table-cell>
          <table:table-cell table:number-columns-repeated="2" table:style-name="ce1"/>
          <table:table-cell office:value-type="string" table:style-name="ce1">
            <text:p>CATGGC_CATGGC</text:p>
          </table:table-cell>
          <table:table-cell table:style-name="ce1"/>
          <table:table-cell office:value-type="string" table:style-name="ce1">
            <text:p>CGTACG_ATGTCA</text:p>
          </table:table-cell>
          <table:table-cell table:style-name="ce1"/>
          <table:table-cell office:value-type="string" table:style-name="ce1">
            <text:p>CATGGC_ATTCCT</text:p>
          </table:table-cell>
          <table:table-cell table:style-name="ce1"/>
          <table:table-cell office:value-type="string" table:style-name="ce1">
            <text:p>TCCCGA_CTATAC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11</text:p>
          </table:table-cell>
          <table:table-cell office:value-type="string" office:string-value="CATTTT" table:formula="of:=LEFT([.C24];6)" table:style-name="ce1">
            <text:p>CATTTT</text:p>
          </table:table-cell>
          <table:table-cell office:value-type="string" table:style-name="ce4">
            <text:p>CATTTTGCGTACCACGTGTCGACT</text:p>
          </table:table-cell>
          <table:table-cell office:value-type="string" table:style-name="ce1">
            <text:p>E11</text:p>
          </table:table-cell>
          <table:table-cell office:value-type="string" office:string-value="CATTTT" table:formula="of:=LEFT([.F24];6)" table:style-name="ce1">
            <text:p>CATTTT</text:p>
          </table:table-cell>
          <table:table-cell office:value-type="string" table:style-name="ce4">
            <text:p>CATTTTGACGGGCGTACTAGCGTA</text:p>
          </table:table-cell>
          <table:table-cell office:value-type="string" office:string-value="CATTTT" table:formula="of:=LEFT([.C24];6)" table:style-name="ce1">
            <text:p>CATTTT</text:p>
          </table:table-cell>
          <table:table-cell office:value-type="string" office:string-value="CATTTT" table:formula="of:=LEFT([.F24];6)" table:style-name="ce1">
            <text:p>CATTTT</text:p>
          </table:table-cell>
          <table:table-cell office:value-type="string" office:string-value="CATTTT_CATTTT" table:formula="of:=CONCATENATE([.G24];&quot;_&quot;;[.H24])" table:style-name="ce1">
            <text:p>CATTTT_CATTTT</text:p>
          </table:table-cell>
          <table:table-cell table:style-name="ce1"/>
          <table:table-cell office:value-type="string" office:string-value="GAGTGG_AGTTCC" table:formula="of:=CONCATENATE([.G12];&quot;_&quot;;[.H3])" table:style-name="ce1">
            <text:p>GAGTGG_AGTTCC</text:p>
          </table:table-cell>
          <table:table-cell table:style-name="ce1"/>
          <table:table-cell office:value-type="string" office:string-value="CATTTT_ATGAGC" table:formula="of:=CONCATENATE([.G24];&quot;_&quot;;[.H15])" table:style-name="ce1">
            <text:p>CATTTT_ATGAGC</text:p>
          </table:table-cell>
          <table:table-cell table:style-name="ce1"/>
          <table:table-cell office:value-type="string" office:string-value="TCGAAG_CTAGCT" table:formula="of:=CONCATENATE([.G36];&quot;_&quot;;[.H27])" table:style-name="ce1">
            <text:p>TCGAAG_CTAGCT</text:p>
          </table:table-cell>
          <table:table-cell table:number-columns-repeated="2" table:style-name="ce1"/>
          <table:table-cell office:value-type="string" table:style-name="ce1">
            <text:p>CATTTT_CATTTT</text:p>
          </table:table-cell>
          <table:table-cell table:style-name="ce1"/>
          <table:table-cell office:value-type="string" table:style-name="ce1">
            <text:p>GAGTGG_AGTTCC</text:p>
          </table:table-cell>
          <table:table-cell table:style-name="ce1"/>
          <table:table-cell office:value-type="string" table:style-name="ce1">
            <text:p>CATTTT_ATGAGC</text:p>
          </table:table-cell>
          <table:table-cell table:style-name="ce1"/>
          <table:table-cell office:value-type="string" table:style-name="ce1">
            <text:p>TCGAAG_CTAGCT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12</text:p>
          </table:table-cell>
          <table:table-cell office:value-type="string" office:string-value="CCAACA" table:formula="of:=LEFT([.C25];6)" table:style-name="ce1">
            <text:p>CCAACA</text:p>
          </table:table-cell>
          <table:table-cell office:value-type="string" table:style-name="ce2">
            <text:p>CCAACAGCGTACCACGTGTCGACT</text:p>
          </table:table-cell>
          <table:table-cell office:value-type="string" table:style-name="ce1">
            <text:p>E12</text:p>
          </table:table-cell>
          <table:table-cell office:value-type="string" office:string-value="CCAACA" table:formula="of:=LEFT([.F25];6)" table:style-name="ce1">
            <text:p>CCAACA</text:p>
          </table:table-cell>
          <table:table-cell office:value-type="string" table:style-name="ce2">
            <text:p>CCAACAGACGGGCGTACTAGCGTA</text:p>
          </table:table-cell>
          <table:table-cell office:value-type="string" office:string-value="CCAACA" table:formula="of:=LEFT([.C25];6)" table:style-name="ce1">
            <text:p>CCAACA</text:p>
          </table:table-cell>
          <table:table-cell office:value-type="string" office:string-value="CCAACA" table:formula="of:=LEFT([.F25];6)" table:style-name="ce1">
            <text:p>CCAAC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1</text:p>
          </table:table-cell>
          <table:table-cell office:value-type="string" office:string-value="CGGAAT" table:formula="of:=LEFT([.C26];6)" table:style-name="ce1">
            <text:p>CGGAAT</text:p>
          </table:table-cell>
          <table:table-cell office:value-type="string" table:style-name="ce2">
            <text:p>CGGAATGCGTACCACGTGTCGACT</text:p>
          </table:table-cell>
          <table:table-cell office:value-type="string" table:style-name="ce1">
            <text:p>F1</text:p>
          </table:table-cell>
          <table:table-cell office:value-type="string" office:string-value="CGGAAT" table:formula="of:=LEFT([.F26];6)" table:style-name="ce1">
            <text:p>CGGAAT</text:p>
          </table:table-cell>
          <table:table-cell office:value-type="string" table:style-name="ce2">
            <text:p>CGGAATGACGGGCGTACTAGCGTA</text:p>
          </table:table-cell>
          <table:table-cell office:value-type="string" office:string-value="CGGAAT" table:formula="of:=LEFT([.C26];6)" table:style-name="ce1">
            <text:p>CGGAAT</text:p>
          </table:table-cell>
          <table:table-cell office:value-type="string" office:string-value="CGGAAT" table:formula="of:=LEFT([.F26];6)" table:style-name="ce1">
            <text:p>CGGAA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2</text:p>
          </table:table-cell>
          <table:table-cell office:value-type="string" office:string-value="CTAGCT" table:formula="of:=LEFT([.C27];6)" table:style-name="ce1">
            <text:p>CTAGCT</text:p>
          </table:table-cell>
          <table:table-cell office:value-type="string" table:style-name="ce2">
            <text:p>CTAGCTGCGTACCACGTGTCGACT</text:p>
          </table:table-cell>
          <table:table-cell office:value-type="string" table:style-name="ce1">
            <text:p>F2</text:p>
          </table:table-cell>
          <table:table-cell office:value-type="string" office:string-value="CTAGCT" table:formula="of:=LEFT([.F27];6)" table:style-name="ce1">
            <text:p>CTAGCT</text:p>
          </table:table-cell>
          <table:table-cell office:value-type="string" table:style-name="ce2">
            <text:p>CTAGCTGACGGGCGTACTAGCGTA</text:p>
          </table:table-cell>
          <table:table-cell office:value-type="string" office:string-value="CTAGCT" table:formula="of:=LEFT([.C27];6)" table:style-name="ce1">
            <text:p>CTAGCT</text:p>
          </table:table-cell>
          <table:table-cell office:value-type="string" office:string-value="CTAGCT" table:formula="of:=LEFT([.F27];6)" table:style-name="ce1">
            <text:p>CTAGC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3</text:p>
          </table:table-cell>
          <table:table-cell office:value-type="string" office:string-value="CTATAC" table:formula="of:=LEFT([.C28];6)" table:style-name="ce1">
            <text:p>CTATAC</text:p>
          </table:table-cell>
          <table:table-cell office:value-type="string" table:style-name="ce2">
            <text:p>CTATACGCGTACCACGTGTCGACT</text:p>
          </table:table-cell>
          <table:table-cell office:value-type="string" table:style-name="ce1">
            <text:p>F3</text:p>
          </table:table-cell>
          <table:table-cell office:value-type="string" office:string-value="CTATAC" table:formula="of:=LEFT([.F28];6)" table:style-name="ce1">
            <text:p>CTATAC</text:p>
          </table:table-cell>
          <table:table-cell office:value-type="string" table:style-name="ce2">
            <text:p>CTATACGACGGGCGTACTAGCGTA</text:p>
          </table:table-cell>
          <table:table-cell office:value-type="string" office:string-value="CTATAC" table:formula="of:=LEFT([.C28];6)" table:style-name="ce1">
            <text:p>CTATAC</text:p>
          </table:table-cell>
          <table:table-cell office:value-type="string" office:string-value="CTATAC" table:formula="of:=LEFT([.F28];6)" table:style-name="ce1">
            <text:p>CTATA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string" office:string-value="CTCAGA" table:formula="of:=LEFT([.C29];6)" table:style-name="ce1">
            <text:p>CTCAGA</text:p>
          </table:table-cell>
          <table:table-cell office:value-type="string" table:style-name="ce2">
            <text:p>CTCAGAGCGTACCACGTGTCGACT</text:p>
          </table:table-cell>
          <table:table-cell office:value-type="string" table:style-name="ce1">
            <text:p>F4</text:p>
          </table:table-cell>
          <table:table-cell office:value-type="string" office:string-value="CTCAGA" table:formula="of:=LEFT([.F29];6)" table:style-name="ce1">
            <text:p>CTCAGA</text:p>
          </table:table-cell>
          <table:table-cell office:value-type="string" table:style-name="ce2">
            <text:p>CTCAGAGACGGGCGTACTAGCGTA</text:p>
          </table:table-cell>
          <table:table-cell office:value-type="string" office:string-value="CTCAGA" table:formula="of:=LEFT([.C29];6)" table:style-name="ce1">
            <text:p>CTCAGA</text:p>
          </table:table-cell>
          <table:table-cell office:value-type="string" office:string-value="CTCAGA" table:formula="of:=LEFT([.F29];6)" table:style-name="ce1">
            <text:p>CTCAG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5</text:p>
          </table:table-cell>
          <table:table-cell office:value-type="string" office:string-value="GACGAC" table:formula="of:=LEFT([.C30];6)" table:style-name="ce1">
            <text:p>GACGAC</text:p>
          </table:table-cell>
          <table:table-cell office:value-type="string" table:style-name="ce2">
            <text:p>GACGACGCGTACCACGTGTCGACT</text:p>
          </table:table-cell>
          <table:table-cell office:value-type="string" table:style-name="ce1">
            <text:p>F5</text:p>
          </table:table-cell>
          <table:table-cell office:value-type="string" office:string-value="GACGAC" table:formula="of:=LEFT([.F30];6)" table:style-name="ce1">
            <text:p>GACGAC</text:p>
          </table:table-cell>
          <table:table-cell office:value-type="string" table:style-name="ce2">
            <text:p>GACGACGACGGGCGTACTAGCGTA</text:p>
          </table:table-cell>
          <table:table-cell office:value-type="string" office:string-value="GACGAC" table:formula="of:=LEFT([.C30];6)" table:style-name="ce1">
            <text:p>GACGAC</text:p>
          </table:table-cell>
          <table:table-cell office:value-type="string" office:string-value="GACGAC" table:formula="of:=LEFT([.F30];6)" table:style-name="ce1">
            <text:p>GACGA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6</text:p>
          </table:table-cell>
          <table:table-cell office:value-type="string" office:string-value="TAATCG" table:formula="of:=LEFT([.C31];6)" table:style-name="ce1">
            <text:p>TAATCG</text:p>
          </table:table-cell>
          <table:table-cell office:value-type="string" table:style-name="ce2">
            <text:p>TAATCGGCGTACCACGTGTCGACT</text:p>
          </table:table-cell>
          <table:table-cell office:value-type="string" table:style-name="ce1">
            <text:p>F6</text:p>
          </table:table-cell>
          <table:table-cell office:value-type="string" office:string-value="TAATCG" table:formula="of:=LEFT([.F31];6)" table:style-name="ce1">
            <text:p>TAATCG</text:p>
          </table:table-cell>
          <table:table-cell office:value-type="string" table:style-name="ce2">
            <text:p>TAATCGGACGGGCGTACTAGCGTA</text:p>
          </table:table-cell>
          <table:table-cell office:value-type="string" office:string-value="TAATCG" table:formula="of:=LEFT([.C31];6)" table:style-name="ce1">
            <text:p>TAATCG</text:p>
          </table:table-cell>
          <table:table-cell office:value-type="string" office:string-value="TAATCG" table:formula="of:=LEFT([.F31];6)" table:style-name="ce1">
            <text:p>TAATC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string" office:string-value="TACAGC" table:formula="of:=LEFT([.C32];6)" table:style-name="ce1">
            <text:p>TACAGC</text:p>
          </table:table-cell>
          <table:table-cell office:value-type="string" table:style-name="ce2">
            <text:p>TACAGCGCGTACCACGTGTCGACT</text:p>
          </table:table-cell>
          <table:table-cell office:value-type="string" table:style-name="ce1">
            <text:p>F7</text:p>
          </table:table-cell>
          <table:table-cell office:value-type="string" office:string-value="TACAGC" table:formula="of:=LEFT([.F32];6)" table:style-name="ce1">
            <text:p>TACAGC</text:p>
          </table:table-cell>
          <table:table-cell office:value-type="string" table:style-name="ce2">
            <text:p>TACAGCGACGGGCGTACTAGCGTA</text:p>
          </table:table-cell>
          <table:table-cell office:value-type="string" office:string-value="TACAGC" table:formula="of:=LEFT([.C32];6)" table:style-name="ce1">
            <text:p>TACAGC</text:p>
          </table:table-cell>
          <table:table-cell office:value-type="string" office:string-value="TACAGC" table:formula="of:=LEFT([.F32];6)" table:style-name="ce1">
            <text:p>TACAG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8</text:p>
          </table:table-cell>
          <table:table-cell office:value-type="string" office:string-value="TATAAT" table:formula="of:=LEFT([.C33];6)" table:style-name="ce1">
            <text:p>TATAAT</text:p>
          </table:table-cell>
          <table:table-cell office:value-type="string" table:style-name="ce2">
            <text:p>TATAATGCGTACCACGTGTCGACT</text:p>
          </table:table-cell>
          <table:table-cell office:value-type="string" table:style-name="ce1">
            <text:p>F8</text:p>
          </table:table-cell>
          <table:table-cell office:value-type="string" office:string-value="TATAAT" table:formula="of:=LEFT([.F33];6)" table:style-name="ce1">
            <text:p>TATAAT</text:p>
          </table:table-cell>
          <table:table-cell office:value-type="string" table:style-name="ce2">
            <text:p>TATAATGACGGGCGTACTAGCGTA</text:p>
          </table:table-cell>
          <table:table-cell office:value-type="string" office:string-value="TATAAT" table:formula="of:=LEFT([.C33];6)" table:style-name="ce1">
            <text:p>TATAAT</text:p>
          </table:table-cell>
          <table:table-cell office:value-type="string" office:string-value="TATAAT" table:formula="of:=LEFT([.F33];6)" table:style-name="ce1">
            <text:p>TATA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9</text:p>
          </table:table-cell>
          <table:table-cell office:value-type="string" office:string-value="TCATTC" table:formula="of:=LEFT([.C34];6)" table:style-name="ce1">
            <text:p>TCATTC</text:p>
          </table:table-cell>
          <table:table-cell office:value-type="string" table:style-name="ce2">
            <text:p>TCATTCGCGTACCACGTGTCGACT</text:p>
          </table:table-cell>
          <table:table-cell office:value-type="string" table:style-name="ce1">
            <text:p>F9</text:p>
          </table:table-cell>
          <table:table-cell office:value-type="string" office:string-value="TCATTC" table:formula="of:=LEFT([.F34];6)" table:style-name="ce1">
            <text:p>TCATTC</text:p>
          </table:table-cell>
          <table:table-cell office:value-type="string" table:style-name="ce2">
            <text:p>TCATTCGACGGGCGTACTAGCGTA</text:p>
          </table:table-cell>
          <table:table-cell office:value-type="string" office:string-value="TCATTC" table:formula="of:=LEFT([.C34];6)" table:style-name="ce1">
            <text:p>TCATTC</text:p>
          </table:table-cell>
          <table:table-cell office:value-type="string" office:string-value="TCATTC" table:formula="of:=LEFT([.F34];6)" table:style-name="ce1">
            <text:p>TCATT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10</text:p>
          </table:table-cell>
          <table:table-cell office:value-type="string" office:string-value="TCCCGA" table:formula="of:=LEFT([.C35];6)" table:style-name="ce1">
            <text:p>TCCCGA</text:p>
          </table:table-cell>
          <table:table-cell office:value-type="string" table:style-name="ce2">
            <text:p>TCCCGAGCGTACCACGTGTCGACT</text:p>
          </table:table-cell>
          <table:table-cell office:value-type="string" table:style-name="ce1">
            <text:p>F10</text:p>
          </table:table-cell>
          <table:table-cell office:value-type="string" office:string-value="TCCCGA" table:formula="of:=LEFT([.F35];6)" table:style-name="ce1">
            <text:p>TCCCGA</text:p>
          </table:table-cell>
          <table:table-cell office:value-type="string" table:style-name="ce2">
            <text:p>TCCCGAGACGGGCGTACTAGCGTA</text:p>
          </table:table-cell>
          <table:table-cell office:value-type="string" office:string-value="TCCCGA" table:formula="of:=LEFT([.C35];6)" table:style-name="ce1">
            <text:p>TCCCGA</text:p>
          </table:table-cell>
          <table:table-cell office:value-type="string" office:string-value="TCCCGA" table:formula="of:=LEFT([.F35];6)" table:style-name="ce1">
            <text:p>TCCCG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11</text:p>
          </table:table-cell>
          <table:table-cell office:value-type="string" office:string-value="TCGAAG" table:formula="of:=LEFT([.C36];6)" table:style-name="ce1">
            <text:p>TCGAAG</text:p>
          </table:table-cell>
          <table:table-cell office:value-type="string" table:style-name="ce2">
            <text:p>TCGAAGGCGTACCACGTGTCGACT</text:p>
          </table:table-cell>
          <table:table-cell office:value-type="string" table:style-name="ce1">
            <text:p>F11</text:p>
          </table:table-cell>
          <table:table-cell office:value-type="string" office:string-value="TCGAAG" table:formula="of:=LEFT([.F36];6)" table:style-name="ce1">
            <text:p>TCGAAG</text:p>
          </table:table-cell>
          <table:table-cell office:value-type="string" table:style-name="ce2">
            <text:p>TCGAAGGACGGGCGTACTAGCGTA</text:p>
          </table:table-cell>
          <table:table-cell office:value-type="string" office:string-value="TCGAAG" table:formula="of:=LEFT([.C36];6)" table:style-name="ce1">
            <text:p>TCGAAG</text:p>
          </table:table-cell>
          <table:table-cell office:value-type="string" office:string-value="TCGAAG" table:formula="of:=LEFT([.F36];6)" table:style-name="ce1">
            <text:p>TCGAA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12</text:p>
          </table:table-cell>
          <table:table-cell office:value-type="string" office:string-value="TCGGCA" table:formula="of:=LEFT([.C37];6)" table:style-name="ce1">
            <text:p>TCGGCA</text:p>
          </table:table-cell>
          <table:table-cell office:value-type="string" table:style-name="ce2">
            <text:p>TCGGCAGCGTACCACGTGTCGACT</text:p>
          </table:table-cell>
          <table:table-cell office:value-type="string" table:style-name="ce1">
            <text:p>F12</text:p>
          </table:table-cell>
          <table:table-cell office:value-type="string" office:string-value="TCGGCA" table:formula="of:=LEFT([.F37];6)" table:style-name="ce1">
            <text:p>TCGGCA</text:p>
          </table:table-cell>
          <table:table-cell office:value-type="string" table:style-name="ce2">
            <text:p>TCGGCAGACGGGCGTACTAGCGTA</text:p>
          </table:table-cell>
          <table:table-cell office:value-type="string" office:string-value="TCGGCA" table:formula="of:=LEFT([.C37];6)" table:style-name="ce1">
            <text:p>TCGGCA</text:p>
          </table:table-cell>
          <table:table-cell office:value-type="string" office:string-value="TCGGCA" table:formula="of:=LEFT([.F37];6)" table:style-name="ce1">
            <text:p>TCGGCA</text:p>
          </table:table-cell>
          <table:table-cell table:number-columns-repeated="16376"/>
        </table:table-row>
        <table:table-row table:number-rows-repeated="1048539" table:style-name="ro1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13" table:default-cell-style-name="ce1"/>
        <table:table-column table:style-name="co2" table:number-columns-repeated="1021" table:default-cell-style-name="ce1"/>
        <table:table-column table:style-name="co12" table:number-columns-repeated="15361" table:default-cell-style-name="ce1"/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GTCAA_AGTCA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2</text:p>
          </table:table-cell>
          <table:table-cell office:value-type="string" table:style-name="ce1">
            <text:p>AGTTCC_AGTTC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3</text:p>
          </table:table-cell>
          <table:table-cell office:value-type="string" table:style-name="ce1">
            <text:p>ATGTCA_ATGTC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4</text:p>
          </table:table-cell>
          <table:table-cell office:value-type="string" table:style-name="ce5">
            <text:p>CCGTCC_CCGTCC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5</text:p>
          </table:table-cell>
          <table:table-cell office:value-type="string" table:style-name="ce5">
            <text:p>GTAGAG_GTAGAG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6</text:p>
          </table:table-cell>
          <table:table-cell office:value-type="string" table:style-name="ce5">
            <text:p>GTCCGC_GTCCGC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7</text:p>
          </table:table-cell>
          <table:table-cell office:value-type="string" table:style-name="ce5">
            <text:p>GTGAAA_GTGAA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8</text:p>
          </table:table-cell>
          <table:table-cell office:value-type="string" table:style-name="ce5">
            <text:p>GTGGCC_GTGGCC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9</text:p>
          </table:table-cell>
          <table:table-cell office:value-type="string" table:style-name="ce5">
            <text:p>GTTTCG_GTTTCG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10</text:p>
          </table:table-cell>
          <table:table-cell office:value-type="string" table:style-name="ce6">
            <text:p>CGTACG_CGTACG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A11</text:p>
          </table:table-cell>
          <table:table-cell office:value-type="string" table:style-name="ce7">
            <text:p>GAGTGG_GAGTG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12</text:p>
          </table:table-cell>
          <table:table-cell office:value-type="string" table:style-name="ce1">
            <text:p>GGTAGC_GGTAG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AGTCAA_ACTG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2</text:p>
          </table:table-cell>
          <table:table-cell office:value-type="string" table:style-name="ce1">
            <text:p>AGTTCC_ATGAG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3</text:p>
          </table:table-cell>
          <table:table-cell office:value-type="string" table:style-name="ce8">
            <text:p>ATGTCA_ATTCCT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4</text:p>
          </table:table-cell>
          <table:table-cell office:value-type="string" table:style-name="ce5">
            <text:p>CCGTCC_CAAAAG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5</text:p>
          </table:table-cell>
          <table:table-cell office:value-type="string" table:style-name="ce5">
            <text:p>GTAGAG_CAACT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6</text:p>
          </table:table-cell>
          <table:table-cell office:value-type="string" table:style-name="ce5">
            <text:p>GTCCGC_CACCGG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7</text:p>
          </table:table-cell>
          <table:table-cell office:value-type="string" table:style-name="ce5">
            <text:p>GTGAAA_CACGAT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8</text:p>
          </table:table-cell>
          <table:table-cell office:value-type="string" table:style-name="ce5">
            <text:p>GTGGCC_CACTC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9</text:p>
          </table:table-cell>
          <table:table-cell office:value-type="string" table:style-name="ce5">
            <text:p>GTTTCG_CAGGCG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10</text:p>
          </table:table-cell>
          <table:table-cell office:value-type="string" table:style-name="ce6">
            <text:p>CGTACG_CATGG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11</text:p>
          </table:table-cell>
          <table:table-cell office:value-type="string" table:style-name="ce6">
            <text:p>GAGTGG_CATTT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12</text:p>
          </table:table-cell>
          <table:table-cell office:value-type="string" table:style-name="ce1">
            <text:p>GGTAGC_CCAA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AGTCAA_CGGA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AGTTCC_CTAG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ATGTCA_CTATAC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4</text:p>
          </table:table-cell>
          <table:table-cell office:value-type="string" table:style-name="ce5">
            <text:p>CCGTCC_CTCAG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5</text:p>
          </table:table-cell>
          <table:table-cell office:value-type="string" table:style-name="ce5">
            <text:p>GTAGAG_GACGAC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6</text:p>
          </table:table-cell>
          <table:table-cell office:value-type="string" table:style-name="ce5">
            <text:p>GTCCGC_TAATCG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7</text:p>
          </table:table-cell>
          <table:table-cell office:value-type="string" table:style-name="ce5">
            <text:p>GTGAAA_TACAGC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8</text:p>
          </table:table-cell>
          <table:table-cell office:value-type="string" table:style-name="ce5">
            <text:p>GTGGCC_TATAAT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9</text:p>
          </table:table-cell>
          <table:table-cell office:value-type="string" table:style-name="ce5">
            <text:p>GTTTCG_TCATT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0</text:p>
          </table:table-cell>
          <table:table-cell office:value-type="string" table:style-name="ce1">
            <text:p>CGTACG_TCCC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1</text:p>
          </table:table-cell>
          <table:table-cell office:value-type="string" table:style-name="ce1">
            <text:p>GAGTGG_TCGAA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2</text:p>
          </table:table-cell>
          <table:table-cell office:value-type="string" table:style-name="ce1">
            <text:p>GGTAGC_TCGG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1</text:p>
          </table:table-cell>
          <table:table-cell office:value-type="string" table:style-name="ce1">
            <text:p>ACTGAT_AGTCA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2</text:p>
          </table:table-cell>
          <table:table-cell office:value-type="string" table:style-name="ce1">
            <text:p>ATGAGC_AGTTC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3</text:p>
          </table:table-cell>
          <table:table-cell office:value-type="string" table:style-name="ce1">
            <text:p>ATTCCT_ATGTC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4</text:p>
          </table:table-cell>
          <table:table-cell office:value-type="string" table:style-name="ce5">
            <text:p>CAAAAG_CCGTCC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5</text:p>
          </table:table-cell>
          <table:table-cell office:value-type="string" table:style-name="ce5">
            <text:p>CAACTA_GTAGAG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6</text:p>
          </table:table-cell>
          <table:table-cell office:value-type="string" table:style-name="ce5">
            <text:p>CACCGG_GTCCGC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7</text:p>
          </table:table-cell>
          <table:table-cell office:value-type="string" table:style-name="ce5">
            <text:p>CACGAT_GTGAA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8</text:p>
          </table:table-cell>
          <table:table-cell office:value-type="string" table:style-name="ce5">
            <text:p>CACTCA_GTGGCC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9</text:p>
          </table:table-cell>
          <table:table-cell office:value-type="string" table:style-name="ce5">
            <text:p>CAGGCG_GTTTCG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10</text:p>
          </table:table-cell>
          <table:table-cell office:value-type="string" table:style-name="ce6">
            <text:p>CATGGC_CGTACG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D11</text:p>
          </table:table-cell>
          <table:table-cell office:value-type="string" table:style-name="ce8">
            <text:p>CATTTT_GAGTG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12</text:p>
          </table:table-cell>
          <table:table-cell office:value-type="string" table:style-name="ce1">
            <text:p>CCAACA_GGTAG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1</text:p>
          </table:table-cell>
          <table:table-cell office:value-type="string" table:style-name="ce1">
            <text:p>ACTGAT_ACTG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2</text:p>
          </table:table-cell>
          <table:table-cell office:value-type="string" table:style-name="ce1">
            <text:p>ATGAGC_ATGAG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3</text:p>
          </table:table-cell>
          <table:table-cell office:value-type="string" table:style-name="ce1">
            <text:p>ATTCCT_ATTCCT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4</text:p>
          </table:table-cell>
          <table:table-cell office:value-type="string" table:style-name="ce5">
            <text:p>CAAAAG_CAAAAG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5</text:p>
          </table:table-cell>
          <table:table-cell office:value-type="string" table:style-name="ce5">
            <text:p>CAACTA_CAACT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6</text:p>
          </table:table-cell>
          <table:table-cell office:value-type="string" table:style-name="ce5">
            <text:p>CACCGG_CACCGG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7</text:p>
          </table:table-cell>
          <table:table-cell office:value-type="string" table:style-name="ce5">
            <text:p>CACGAT_CACGAT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8</text:p>
          </table:table-cell>
          <table:table-cell office:value-type="string" table:style-name="ce5">
            <text:p>CACTCA_CACTC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9</text:p>
          </table:table-cell>
          <table:table-cell office:value-type="string" table:style-name="ce5">
            <text:p>CAGGCG_CAGGCG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10</text:p>
          </table:table-cell>
          <table:table-cell office:value-type="string" table:style-name="ce6">
            <text:p>CATGGC_CATGG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E11</text:p>
          </table:table-cell>
          <table:table-cell office:value-type="string" table:style-name="ce8">
            <text:p>CATTTT_CATTT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12</text:p>
          </table:table-cell>
          <table:table-cell office:value-type="string" table:style-name="ce1">
            <text:p>CCAACA_CCAA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1</text:p>
          </table:table-cell>
          <table:table-cell office:value-type="string" table:style-name="ce1">
            <text:p>ACTGAT_CGGA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2</text:p>
          </table:table-cell>
          <table:table-cell office:value-type="string" table:style-name="ce1">
            <text:p>ATGAGC_CTAG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3</text:p>
          </table:table-cell>
          <table:table-cell office:value-type="string" table:style-name="ce1">
            <text:p>ATTCCT_CTATAC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4</text:p>
          </table:table-cell>
          <table:table-cell office:value-type="string" table:style-name="ce5">
            <text:p>CAAAAG_CTCAG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5</text:p>
          </table:table-cell>
          <table:table-cell office:value-type="string" table:style-name="ce5">
            <text:p>CAACTA_GACGAC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6</text:p>
          </table:table-cell>
          <table:table-cell office:value-type="string" table:style-name="ce5">
            <text:p>CACCGG_TAATCG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7</text:p>
          </table:table-cell>
          <table:table-cell office:value-type="string" table:style-name="ce5">
            <text:p>CACGAT_TACAGC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8</text:p>
          </table:table-cell>
          <table:table-cell office:value-type="string" table:style-name="ce5">
            <text:p>CACTCA_TATAAT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9</text:p>
          </table:table-cell>
          <table:table-cell office:value-type="string" table:style-name="ce5">
            <text:p>CAGGCG_TCATT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10</text:p>
          </table:table-cell>
          <table:table-cell office:value-type="string" table:style-name="ce1">
            <text:p>CATGGC_TCCC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11</text:p>
          </table:table-cell>
          <table:table-cell office:value-type="string" table:style-name="ce1">
            <text:p>CATTTT_TCGAA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12</text:p>
          </table:table-cell>
          <table:table-cell office:value-type="string" table:style-name="ce1">
            <text:p>CCAACA_TCGG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CGGAAT_AGTCA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CTAGCT_AGTTC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3</text:p>
          </table:table-cell>
          <table:table-cell office:value-type="string" table:style-name="ce1">
            <text:p>CTATAC_ATGTC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4</text:p>
          </table:table-cell>
          <table:table-cell office:value-type="string" table:style-name="ce5">
            <text:p>CTCAGA_CCGTCC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5</text:p>
          </table:table-cell>
          <table:table-cell office:value-type="string" table:style-name="ce5">
            <text:p>GACGAC_GTAGAG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6</text:p>
          </table:table-cell>
          <table:table-cell office:value-type="string" table:style-name="ce5">
            <text:p>TAATCG_GTCCGC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7</text:p>
          </table:table-cell>
          <table:table-cell office:value-type="string" table:style-name="ce5">
            <text:p>TACAGC_GTGAA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8</text:p>
          </table:table-cell>
          <table:table-cell office:value-type="string" table:style-name="ce5">
            <text:p>TATAAT_GTGGCC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9</text:p>
          </table:table-cell>
          <table:table-cell office:value-type="string" table:style-name="ce5">
            <text:p>TCATTC_GTTTCG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10</text:p>
          </table:table-cell>
          <table:table-cell office:value-type="string" table:style-name="ce9">
            <text:p>TCCCGA_CGTACG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11</text:p>
          </table:table-cell>
          <table:table-cell office:value-type="string" table:style-name="ce10">
            <text:p>TCGAAG_GAGTG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12</text:p>
          </table:table-cell>
          <table:table-cell office:value-type="string" table:style-name="ce1">
            <text:p>TCGGCA_GGTAG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1</text:p>
          </table:table-cell>
          <table:table-cell office:value-type="string" table:style-name="ce1">
            <text:p>CGGAAT_ACTG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2</text:p>
          </table:table-cell>
          <table:table-cell office:value-type="string" table:style-name="ce1">
            <text:p>CTAGCT_ATGAG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3</text:p>
          </table:table-cell>
          <table:table-cell office:value-type="string" table:style-name="ce1">
            <text:p>CTATAC_ATTCCT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4</text:p>
          </table:table-cell>
          <table:table-cell office:value-type="string" table:style-name="ce5">
            <text:p>CTCAGA_CAAAAG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5</text:p>
          </table:table-cell>
          <table:table-cell office:value-type="string" table:style-name="ce5">
            <text:p>GACGAC_CAACT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6</text:p>
          </table:table-cell>
          <table:table-cell office:value-type="string" table:style-name="ce5">
            <text:p>TAATCG_CACCGG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7</text:p>
          </table:table-cell>
          <table:table-cell office:value-type="string" table:style-name="ce5">
            <text:p>TACAGC_CACGAT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8</text:p>
          </table:table-cell>
          <table:table-cell office:value-type="string" table:style-name="ce5">
            <text:p>TATAAT_CACTC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9</text:p>
          </table:table-cell>
          <table:table-cell office:value-type="string" table:style-name="ce5">
            <text:p>TCATTC_CAGGCG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10</text:p>
          </table:table-cell>
          <table:table-cell office:value-type="string" table:style-name="ce6">
            <text:p>TCCCGA_CATGGC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H11</text:p>
          </table:table-cell>
          <table:table-cell office:value-type="string" table:style-name="ce10">
            <text:p>TCGAAG_CATTTT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H12</text:p>
          </table:table-cell>
          <table:table-cell office:value-type="string" table:style-name="ce11">
            <text:p>TCGGCA_CCAACA</text:p>
          </table:table-cell>
          <table:table-cell table:number-columns-repeated="16382"/>
        </table:table-row>
        <table:table-row table:number-rows-repeated="1048480" table:style-name="ro1">
          <table:table-cell table:number-columns-repeated="16384"/>
        </table:table-row>
      </table:table>
      <table:table table:name="Basak_BCs" table:style-name="ta3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2" table:number-columns-repeated="2" table:default-cell-style-name="ce1"/>
        <table:table-column table:style-name="co14" table:default-cell-style-name="ce1"/>
        <table:table-column table:style-name="co11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4" table:default-cell-style-name="ce1"/>
        <table:table-column table:style-name="co4" table:default-cell-style-name="ce1"/>
        <table:table-column table:style-name="co14" table:number-columns-repeated="2" table:default-cell-style-name="ce1"/>
        <table:table-column table:style-name="co16" table:default-cell-style-name="ce1"/>
        <table:table-column table:style-name="co14" table:default-cell-style-name="ce1"/>
        <table:table-column table:style-name="co1" table:default-cell-style-name="ce1"/>
        <table:table-column table:style-name="co14" table:default-cell-style-name="ce1"/>
        <table:table-column table:style-name="co17" table:default-cell-style-name="ce1"/>
        <table:table-column table:style-name="co15" table:default-cell-style-name="ce1"/>
        <table:table-column table:style-name="co14" table:default-cell-style-name="ce1"/>
        <table:table-column table:style-name="co18" table:default-cell-style-name="ce1"/>
        <table:table-column table:style-name="co14" table:number-columns-repeated="2" table:default-cell-style-name="ce1"/>
        <table:table-column table:style-name="co4" table:default-cell-style-name="ce1"/>
        <table:table-column table:style-name="co14" table:default-cell-style-name="ce1"/>
        <table:table-column table:style-name="co19" table:default-cell-style-name="ce1"/>
        <table:table-column table:style-name="co14" table:number-columns-repeated="2" table:default-cell-style-name="ce1"/>
        <table:table-column table:style-name="co20" table:default-cell-style-name="ce1"/>
        <table:table-column table:style-name="co12" table:number-columns-repeated="16351" table:default-cell-style-name="ce1"/>
        <table:table-row table:style-name="ro1">
          <table:table-cell table:style-name="ce1"/>
          <table:table-cell office:value-type="string" table:style-name="ce1">
            <text:p>fw_BC</text:p>
          </table:table-cell>
          <table:table-cell office:value-type="string" table:style-name="ce2">
            <text:p>Barcode + <text:s/>Forward Primer</text:p>
          </table:table-cell>
          <table:table-cell table:style-name="ce2"/>
          <table:table-cell office:value-type="string" table:style-name="ce2">
            <text:p>rv_BC</text:p>
          </table:table-cell>
          <table:table-cell office:value-type="string" table:style-name="ce2">
            <text:p>Barcode + Reverse Primer</text:p>
          </table:table-cell>
          <table:table-cell office:value-type="string" table:style-name="ce1">
            <text:p>fw_BC</text:p>
          </table:table-cell>
          <table:table-cell office:value-type="string" table:style-name="ce2">
            <text:p>rv_BC</text:p>
          </table:table-cell>
          <table:table-cell table:number-columns-repeated="2" table:style-name="ce1"/>
          <table:table-cell office:value-type="string" table:style-name="ce1">
            <text:p>fw_BC</text:p>
          </table:table-cell>
          <table:table-cell office:value-type="string" table:style-name="ce1">
            <text:p>rv_BC</text:p>
          </table:table-cell>
          <table:table-cell table:number-columns-repeated="3" table:style-name="ce1"/>
          <table:table-cell office:value-type="string" table:style-name="ce1">
            <text:p>fw_BC</text:p>
          </table:table-cell>
          <table:table-cell office:value-type="string" table:style-name="ce1">
            <text:p>rv_BC</text:p>
          </table:table-cell>
          <table:table-cell table:number-columns-repeated="3" table:style-name="ce1"/>
          <table:table-cell office:value-type="string" table:style-name="ce1">
            <text:p>fw_BC</text:p>
          </table:table-cell>
          <table:table-cell office:value-type="string" table:style-name="ce1">
            <text:p>rv_BC</text:p>
          </table:table-cell>
          <table:table-cell table:number-columns-repeated="3" table:style-name="ce1"/>
          <table:table-cell office:value-type="string" table:style-name="ce1">
            <text:p>fw_BC</text:p>
          </table:table-cell>
          <table:table-cell office:value-type="string" table:style-name="ce1">
            <text:p>rv_BC</text:p>
          </table:table-cell>
          <table:table-cell table:number-columns-repeated="2" table:style-name="ce1"/>
          <table:table-cell office:value-type="string" table:style-name="ce1">
            <text:p>primer plate P4</text:p>
          </table:table-cell>
          <table:table-cell table:number-columns-repeated="2" table:style-name="ce1"/>
          <table:table-cell office:value-type="string" table:style-name="ce1">
            <text:p>primer plate P3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A1</text:p>
          </table:table-cell>
          <table:table-cell office:value-type="string" office:string-value="AGTCAA" table:formula="of:=LEFT([.C2];6)" table:style-name="ce1">
            <text:p>AGTCAA</text:p>
          </table:table-cell>
          <table:table-cell office:value-type="string" table:style-name="ce2">
            <text:p>AGTCAAGCGTACCACGTGTCGACT</text:p>
          </table:table-cell>
          <table:table-cell office:value-type="string" table:style-name="ce1">
            <text:p>D1</text:p>
          </table:table-cell>
          <table:table-cell office:value-type="string" office:string-value="AGTCAA" table:formula="of:=LEFT([.F2];6)" table:style-name="ce1">
            <text:p>AGTCAA</text:p>
          </table:table-cell>
          <table:table-cell office:value-type="string" table:style-name="ce2">
            <text:p>AGTCAAGACGGGCGTACTAGCGTA</text:p>
          </table:table-cell>
          <table:table-cell office:value-type="string" office:string-value="AGTCAA" table:formula="of:=LEFT([.C2];6)" table:style-name="ce1">
            <text:p>AGTCAA</text:p>
          </table:table-cell>
          <table:table-cell office:value-type="string" office:string-value="AGTCAA" table:formula="of:=LEFT([.F2];6)" table:style-name="ce1">
            <text:p>AGTCAA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D1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D2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D3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A1</text:p>
          </table:table-cell>
          <table:table-cell office:value-type="string" office:string-value="AGTCAA_CCGTCC" table:formula="of:=CONCATENATE([.Z2];&quot;_&quot;;[.AA2])" table:style-name="ce1">
            <text:p>AGTCAA_CCGTCC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office:string-value="AGTCAA_ATGTCA" table:formula="of:=CONCATENATE([.U2];&quot;_&quot;;[.V2])" table:style-name="ce1">
            <text:p>AGTCAA_ATGTCA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A2</text:p>
          </table:table-cell>
          <table:table-cell office:value-type="string" office:string-value="AGTTCC" table:formula="of:=LEFT([.C3];6)" table:style-name="ce1">
            <text:p>AGTTCC</text:p>
          </table:table-cell>
          <table:table-cell office:value-type="string" table:style-name="ce2">
            <text:p>AGTTCCGCGTACCACGTGTCGACT</text:p>
          </table:table-cell>
          <table:table-cell office:value-type="string" table:style-name="ce1">
            <text:p>D2</text:p>
          </table:table-cell>
          <table:table-cell office:value-type="string" office:string-value="AGTTCC" table:formula="of:=LEFT([.F3];6)" table:style-name="ce1">
            <text:p>AGTTCC</text:p>
          </table:table-cell>
          <table:table-cell office:value-type="string" table:style-name="ce2">
            <text:p>AGTTCCGACGGGCGTACTAGCGTA</text:p>
          </table:table-cell>
          <table:table-cell office:value-type="string" office:string-value="AGTTCC" table:formula="of:=LEFT([.C3];6)" table:style-name="ce1">
            <text:p>AGTTCC</text:p>
          </table:table-cell>
          <table:table-cell office:value-type="string" office:string-value="AGTTCC" table:formula="of:=LEFT([.F3];6)" table:style-name="ce1">
            <text:p>AGTTCC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D2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D3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4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A2</text:p>
          </table:table-cell>
          <table:table-cell office:value-type="string" office:string-value="AGTTCC_GTAGAG" table:formula="of:=CONCATENATE([.Z3];&quot;_&quot;;[.AA3])" table:style-name="ce1">
            <text:p>AGTTCC_GTAGAG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office:string-value="AGTTCC_CCGTCC" table:formula="of:=CONCATENATE([.U3];&quot;_&quot;;[.V3])" table:style-name="ce1">
            <text:p>AGTTCC_CCGTCC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A3</text:p>
          </table:table-cell>
          <table:table-cell office:value-type="string" office:string-value="ATGTCA" table:formula="of:=LEFT([.C4];6)" table:style-name="ce1">
            <text:p>ATGTCA</text:p>
          </table:table-cell>
          <table:table-cell office:value-type="string" table:style-name="ce2">
            <text:p>ATGTCAGCGTACCACGTGTCGACT</text:p>
          </table:table-cell>
          <table:table-cell office:value-type="string" table:style-name="ce1">
            <text:p>D3</text:p>
          </table:table-cell>
          <table:table-cell office:value-type="string" office:string-value="ATGTCA" table:formula="of:=LEFT([.F4];6)" table:style-name="ce1">
            <text:p>ATGTCA</text:p>
          </table:table-cell>
          <table:table-cell office:value-type="string" table:style-name="ce2">
            <text:p>ATGTCAGACGGGCGTACTAGCGTA</text:p>
          </table:table-cell>
          <table:table-cell office:value-type="string" office:string-value="ATGTCA" table:formula="of:=LEFT([.C4];6)" table:style-name="ce1">
            <text:p>ATGTCA</text:p>
          </table:table-cell>
          <table:table-cell office:value-type="string" office:string-value="ATGTCA" table:formula="of:=LEFT([.F4];6)" table:style-name="ce1">
            <text:p>ATGTCA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D3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4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D5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A3</text:p>
          </table:table-cell>
          <table:table-cell office:value-type="string" office:string-value="ATGTCA_GTCCGC" table:formula="of:=CONCATENATE([.Z4];&quot;_&quot;;[.AA4])" table:style-name="ce1">
            <text:p>ATGTCA_GTCCGC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office:string-value="ATGTCA_GTAGAG" table:formula="of:=CONCATENATE([.U4];&quot;_&quot;;[.V4])" table:style-name="ce1">
            <text:p>ATGTCA_GTAGAG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A4</text:p>
          </table:table-cell>
          <table:table-cell office:value-type="string" office:string-value="CCGTCC" table:formula="of:=LEFT([.C5];6)" table:style-name="ce1">
            <text:p>CCGTCC</text:p>
          </table:table-cell>
          <table:table-cell office:value-type="string" table:style-name="ce2">
            <text:p>CCGTCCGCGTACCACGTGTCGACT</text:p>
          </table:table-cell>
          <table:table-cell office:value-type="string" table:style-name="ce1">
            <text:p>D4</text:p>
          </table:table-cell>
          <table:table-cell office:value-type="string" office:string-value="CCGTCC" table:formula="of:=LEFT([.F5];6)" table:style-name="ce1">
            <text:p>CCGTCC</text:p>
          </table:table-cell>
          <table:table-cell office:value-type="string" table:style-name="ce2">
            <text:p>CCGTCCGACGGGCGTACTAGCGTA</text:p>
          </table:table-cell>
          <table:table-cell office:value-type="string" office:string-value="CCGTCC" table:formula="of:=LEFT([.C5];6)" table:style-name="ce1">
            <text:p>CCGTCC</text:p>
          </table:table-cell>
          <table:table-cell office:value-type="string" office:string-value="CCGTCC" table:formula="of:=LEFT([.F5];6)" table:style-name="ce1">
            <text:p>CCGTCC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4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D5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D6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A4</text:p>
          </table:table-cell>
          <table:table-cell office:value-type="string" office:string-value="CCGTCC_GTGAAA" table:formula="of:=CONCATENATE([.Z5];&quot;_&quot;;[.AA5])" table:style-name="ce1">
            <text:p>CCGTCC_GTGAAA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office:string-value="CCGTCC_GTCCGC" table:formula="of:=CONCATENATE([.U5];&quot;_&quot;;[.V5])" table:style-name="ce1">
            <text:p>CCGTCC_GTCCGC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A5</text:p>
          </table:table-cell>
          <table:table-cell office:value-type="string" office:string-value="GTAGAG" table:formula="of:=LEFT([.C6];6)" table:style-name="ce1">
            <text:p>GTAGAG</text:p>
          </table:table-cell>
          <table:table-cell office:value-type="string" table:style-name="ce2">
            <text:p>GTAGAGGCGTACCACGTGTCGACT</text:p>
          </table:table-cell>
          <table:table-cell office:value-type="string" table:style-name="ce1">
            <text:p>D5</text:p>
          </table:table-cell>
          <table:table-cell office:value-type="string" office:string-value="GTAGAG" table:formula="of:=LEFT([.F6];6)" table:style-name="ce1">
            <text:p>GTAGAG</text:p>
          </table:table-cell>
          <table:table-cell office:value-type="string" table:style-name="ce2">
            <text:p>GTAGAGGACGGGCGTACTAGCGTA</text:p>
          </table:table-cell>
          <table:table-cell office:value-type="string" office:string-value="GTAGAG" table:formula="of:=LEFT([.C6];6)" table:style-name="ce1">
            <text:p>GTAGAG</text:p>
          </table:table-cell>
          <table:table-cell office:value-type="string" office:string-value="GTAGAG" table:formula="of:=LEFT([.F6];6)" table:style-name="ce1">
            <text:p>GTAGAG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D5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D6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D7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A5</text:p>
          </table:table-cell>
          <table:table-cell office:value-type="string" office:string-value="GTAGAG_GTGGCC" table:formula="of:=CONCATENATE([.Z6];&quot;_&quot;;[.AA6])" table:style-name="ce1">
            <text:p>GTAGAG_GTGGCC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office:string-value="GTAGAG_GTGAAA" table:formula="of:=CONCATENATE([.U6];&quot;_&quot;;[.V6])" table:style-name="ce1">
            <text:p>GTAGAG_GTGAAA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A6</text:p>
          </table:table-cell>
          <table:table-cell office:value-type="string" office:string-value="GTCCGC" table:formula="of:=LEFT([.C7];6)" table:style-name="ce1">
            <text:p>GTCCGC</text:p>
          </table:table-cell>
          <table:table-cell office:value-type="string" table:style-name="ce2">
            <text:p>GTCCGCGCGTACCACGTGTCGACT</text:p>
          </table:table-cell>
          <table:table-cell office:value-type="string" table:style-name="ce1">
            <text:p>D6</text:p>
          </table:table-cell>
          <table:table-cell office:value-type="string" office:string-value="GTCCGC" table:formula="of:=LEFT([.F7];6)" table:style-name="ce1">
            <text:p>GTCCGC</text:p>
          </table:table-cell>
          <table:table-cell office:value-type="string" table:style-name="ce2">
            <text:p>GTCCGCGACGGGCGTACTAGCGTA</text:p>
          </table:table-cell>
          <table:table-cell office:value-type="string" office:string-value="GTCCGC" table:formula="of:=LEFT([.C7];6)" table:style-name="ce1">
            <text:p>GTCCGC</text:p>
          </table:table-cell>
          <table:table-cell office:value-type="string" office:string-value="GTCCGC" table:formula="of:=LEFT([.F7];6)" table:style-name="ce1">
            <text:p>GTCCGC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D6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D7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D8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A6</text:p>
          </table:table-cell>
          <table:table-cell office:value-type="string" office:string-value="GTCCGC_GTTTCG" table:formula="of:=CONCATENATE([.Z7];&quot;_&quot;;[.AA7])" table:style-name="ce1">
            <text:p>GTCCGC_GTTTCG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office:string-value="GTCCGC_GTGGCC" table:formula="of:=CONCATENATE([.U7];&quot;_&quot;;[.V7])" table:style-name="ce1">
            <text:p>GTCCGC_GTGGCC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A7</text:p>
          </table:table-cell>
          <table:table-cell office:value-type="string" office:string-value="GTGAAA" table:formula="of:=LEFT([.C8];6)" table:style-name="ce1">
            <text:p>GTGAAA</text:p>
          </table:table-cell>
          <table:table-cell office:value-type="string" table:style-name="ce2">
            <text:p>GTGAAAGCGTACCACGTGTCGACT</text:p>
          </table:table-cell>
          <table:table-cell office:value-type="string" table:style-name="ce1">
            <text:p>D7</text:p>
          </table:table-cell>
          <table:table-cell office:value-type="string" office:string-value="GTGAAA" table:formula="of:=LEFT([.F8];6)" table:style-name="ce1">
            <text:p>GTGAAA</text:p>
          </table:table-cell>
          <table:table-cell office:value-type="string" table:style-name="ce2">
            <text:p>GTGAAAGACGGGCGTACTAGCGTA</text:p>
          </table:table-cell>
          <table:table-cell office:value-type="string" office:string-value="GTGAAA" table:formula="of:=LEFT([.C8];6)" table:style-name="ce1">
            <text:p>GTGAAA</text:p>
          </table:table-cell>
          <table:table-cell office:value-type="string" office:string-value="GTGAAA" table:formula="of:=LEFT([.F8];6)" table:style-name="ce1">
            <text:p>GTGAAA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D7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D8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D9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A7</text:p>
          </table:table-cell>
          <table:table-cell office:value-type="string" office:string-value="GTGAAA_CGTACG" table:formula="of:=CONCATENATE([.Z8];&quot;_&quot;;[.AA8])" table:style-name="ce1">
            <text:p>GTGAAA_CGTACG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office:string-value="GTGAAA_GTTTCG" table:formula="of:=CONCATENATE([.U8];&quot;_&quot;;[.V8])" table:style-name="ce1">
            <text:p>GTGAAA_GTTTCG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A8</text:p>
          </table:table-cell>
          <table:table-cell office:value-type="string" office:string-value="GTGGCC" table:formula="of:=LEFT([.C9];6)" table:style-name="ce1">
            <text:p>GTGGCC</text:p>
          </table:table-cell>
          <table:table-cell office:value-type="string" table:style-name="ce2">
            <text:p>GTGGCCGCGTACCACGTGTCGACT</text:p>
          </table:table-cell>
          <table:table-cell office:value-type="string" table:style-name="ce1">
            <text:p>D8</text:p>
          </table:table-cell>
          <table:table-cell office:value-type="string" office:string-value="GTGGCC" table:formula="of:=LEFT([.F9];6)" table:style-name="ce1">
            <text:p>GTGGCC</text:p>
          </table:table-cell>
          <table:table-cell office:value-type="string" table:style-name="ce2">
            <text:p>GTGGCCGACGGGCGTACTAGCGTA</text:p>
          </table:table-cell>
          <table:table-cell office:value-type="string" office:string-value="GTGGCC" table:formula="of:=LEFT([.C9];6)" table:style-name="ce1">
            <text:p>GTGGCC</text:p>
          </table:table-cell>
          <table:table-cell office:value-type="string" office:string-value="GTGGCC" table:formula="of:=LEFT([.F9];6)" table:style-name="ce1">
            <text:p>GTGGCC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D8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D9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D10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A8</text:p>
          </table:table-cell>
          <table:table-cell office:value-type="string" office:string-value="GTGGCC_GAGTGG" table:formula="of:=CONCATENATE([.Z9];&quot;_&quot;;[.AA9])" table:style-name="ce1">
            <text:p>GTGGCC_GAGTGG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office:string-value="GTGGCC_CGTACG" table:formula="of:=CONCATENATE([.U9];&quot;_&quot;;[.V9])" table:style-name="ce1">
            <text:p>GTGGCC_CGTACG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A9</text:p>
          </table:table-cell>
          <table:table-cell office:value-type="string" office:string-value="GTTTCG" table:formula="of:=LEFT([.C10];6)" table:style-name="ce1">
            <text:p>GTTTCG</text:p>
          </table:table-cell>
          <table:table-cell office:value-type="string" table:style-name="ce2">
            <text:p>GTTTCGGCGTACCACGTGTCGACT</text:p>
          </table:table-cell>
          <table:table-cell office:value-type="string" table:style-name="ce1">
            <text:p>D9</text:p>
          </table:table-cell>
          <table:table-cell office:value-type="string" office:string-value="GTTTCG" table:formula="of:=LEFT([.F10];6)" table:style-name="ce1">
            <text:p>GTTTCG</text:p>
          </table:table-cell>
          <table:table-cell office:value-type="string" table:style-name="ce2">
            <text:p>GTTTCGGACGGGCGTACTAGCGTA</text:p>
          </table:table-cell>
          <table:table-cell office:value-type="string" office:string-value="GTTTCG" table:formula="of:=LEFT([.C10];6)" table:style-name="ce1">
            <text:p>GTTTCG</text:p>
          </table:table-cell>
          <table:table-cell office:value-type="string" office:string-value="GTTTCG" table:formula="of:=LEFT([.F10];6)" table:style-name="ce1">
            <text:p>GTTTCG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D9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D10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D11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A9</text:p>
          </table:table-cell>
          <table:table-cell office:value-type="string" office:string-value="GTTTCG_GGTAGC" table:formula="of:=CONCATENATE([.Z10];&quot;_&quot;;[.AA10])" table:style-name="ce1">
            <text:p>GTTTCG_GGTAGC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office:string-value="GTTTCG_GAGTGG" table:formula="of:=CONCATENATE([.U10];&quot;_&quot;;[.V10])" table:style-name="ce1">
            <text:p>GTTTCG_GAGTGG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A10</text:p>
          </table:table-cell>
          <table:table-cell office:value-type="string" office:string-value="CGTACG" table:formula="of:=LEFT([.C11];6)" table:style-name="ce1">
            <text:p>CGTACG</text:p>
          </table:table-cell>
          <table:table-cell office:value-type="string" table:style-name="ce2">
            <text:p>CGTACGGCGTACCACGTGTCGACT</text:p>
          </table:table-cell>
          <table:table-cell office:value-type="string" table:style-name="ce1">
            <text:p>D10</text:p>
          </table:table-cell>
          <table:table-cell office:value-type="string" office:string-value="CGTACG" table:formula="of:=LEFT([.F11];6)" table:style-name="ce1">
            <text:p>CGTACG</text:p>
          </table:table-cell>
          <table:table-cell office:value-type="string" table:style-name="ce2">
            <text:p>CGTACGGACGGGCGTACTAGCGTA</text:p>
          </table:table-cell>
          <table:table-cell office:value-type="string" office:string-value="CGTACG" table:formula="of:=LEFT([.C11];6)" table:style-name="ce1">
            <text:p>CGTACG</text:p>
          </table:table-cell>
          <table:table-cell office:value-type="string" office:string-value="CGTACG" table:formula="of:=LEFT([.F11];6)" table:style-name="ce1">
            <text:p>CGTACG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D10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D11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D12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10</text:p>
          </table:table-cell>
          <table:table-cell office:value-type="string" office:string-value="CGTACG_AGTCAA" table:formula="of:=CONCATENATE([.Z11];&quot;_&quot;;[.AA11])" table:style-name="ce1">
            <text:p>CGTACG_AGTCAA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office:string-value="CGTACG_GGTAGC" table:formula="of:=CONCATENATE([.U11];&quot;_&quot;;[.V11])" table:style-name="ce1">
            <text:p>CGTACG_GGTAGC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A11</text:p>
          </table:table-cell>
          <table:table-cell office:value-type="string" office:string-value="GAGTGG" table:formula="of:=LEFT([.C12];6)" table:style-name="ce1">
            <text:p>GAGTGG</text:p>
          </table:table-cell>
          <table:table-cell office:value-type="string" table:style-name="ce2">
            <text:p>GAGTGGGCGTACCACGTGTCGACT</text:p>
          </table:table-cell>
          <table:table-cell office:value-type="string" table:style-name="ce1">
            <text:p>D11</text:p>
          </table:table-cell>
          <table:table-cell office:value-type="string" office:string-value="GAGTGG" table:formula="of:=LEFT([.F12];6)" table:style-name="ce1">
            <text:p>GAGTGG</text:p>
          </table:table-cell>
          <table:table-cell office:value-type="string" table:style-name="ce2">
            <text:p>GAGTGGGACGGGCGTACTAGCGTA</text:p>
          </table:table-cell>
          <table:table-cell office:value-type="string" office:string-value="GAGTGG" table:formula="of:=LEFT([.C12];6)" table:style-name="ce1">
            <text:p>GAGTGG</text:p>
          </table:table-cell>
          <table:table-cell office:value-type="string" office:string-value="GAGTGG" table:formula="of:=LEFT([.F12];6)" table:style-name="ce1">
            <text:p>GAGTGG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D11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D12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D1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11</text:p>
          </table:table-cell>
          <table:table-cell office:value-type="string" office:string-value="GAGTGG_AGTTCC" table:formula="of:=CONCATENATE([.Z12];&quot;_&quot;;[.AA12])" table:style-name="ce1">
            <text:p>GAGTGG_AGTTCC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office:string-value="GAGTGG_AGTCAA" table:formula="of:=CONCATENATE([.U12];&quot;_&quot;;[.V12])" table:style-name="ce1">
            <text:p>GAGTGG_AGTCAA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A12</text:p>
          </table:table-cell>
          <table:table-cell office:value-type="string" office:string-value="GGTAGC" table:formula="of:=LEFT([.C13];6)" table:style-name="ce1">
            <text:p>GGTAGC</text:p>
          </table:table-cell>
          <table:table-cell office:value-type="string" table:style-name="ce2">
            <text:p>GGTAGCGCGTACCACGTGTCGACT</text:p>
          </table:table-cell>
          <table:table-cell office:value-type="string" table:style-name="ce1">
            <text:p>D12</text:p>
          </table:table-cell>
          <table:table-cell office:value-type="string" office:string-value="GGTAGC" table:formula="of:=LEFT([.F13];6)" table:style-name="ce1">
            <text:p>GGTAGC</text:p>
          </table:table-cell>
          <table:table-cell office:value-type="string" table:style-name="ce2">
            <text:p>GGTAGCGACGGGCGTACTAGCGTA</text:p>
          </table:table-cell>
          <table:table-cell office:value-type="string" office:string-value="GGTAGC" table:formula="of:=LEFT([.C13];6)" table:style-name="ce1">
            <text:p>GGTAGC</text:p>
          </table:table-cell>
          <table:table-cell office:value-type="string" office:string-value="GGTAGC" table:formula="of:=LEFT([.F13];6)" table:style-name="ce1">
            <text:p>GGTAGC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D12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D1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D2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A12</text:p>
          </table:table-cell>
          <table:table-cell office:value-type="string" office:string-value="GGTAGC_ATGTCA" table:formula="of:=CONCATENATE([.Z13];&quot;_&quot;;[.AA13])" table:style-name="ce1">
            <text:p>GGTAGC_ATGTCA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office:string-value="GGTAGC_AGTTCC" table:formula="of:=CONCATENATE([.U13];&quot;_&quot;;[.V13])" table:style-name="ce1">
            <text:p>GGTAGC_AGTTCC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B1</text:p>
          </table:table-cell>
          <table:table-cell office:value-type="string" office:string-value="ACTGAT" table:formula="of:=LEFT([.C14];6)" table:style-name="ce1">
            <text:p>ACTGAT</text:p>
          </table:table-cell>
          <table:table-cell office:value-type="string" table:style-name="ce2">
            <text:p>ACTGATGCGTACCACGTGTCGACT</text:p>
          </table:table-cell>
          <table:table-cell office:value-type="string" table:style-name="ce1">
            <text:p>E1</text:p>
          </table:table-cell>
          <table:table-cell office:value-type="string" office:string-value="ACTGAT" table:formula="of:=LEFT([.F14];6)" table:style-name="ce1">
            <text:p>ACTGAT</text:p>
          </table:table-cell>
          <table:table-cell office:value-type="string" table:style-name="ce2">
            <text:p>ACTGATGACGGGCGTACTAGCGTA</text:p>
          </table:table-cell>
          <table:table-cell office:value-type="string" office:string-value="ACTGAT" table:formula="of:=LEFT([.C14];6)" table:style-name="ce1">
            <text:p>ACTGAT</text:p>
          </table:table-cell>
          <table:table-cell office:value-type="string" office:string-value="ACTGAT" table:formula="of:=LEFT([.F14];6)" table:style-name="ce1">
            <text:p>ACTGAT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E1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E2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E3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B1</text:p>
          </table:table-cell>
          <table:table-cell office:value-type="string" office:string-value="AGTCAA_CAAAAG" table:formula="of:=CONCATENATE([.Z14];&quot;_&quot;;[.AA14])" table:style-name="ce1">
            <text:p>AGTCAA_CAAAAG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office:string-value="AGTCAA_ATTCCT" table:formula="of:=CONCATENATE([.U14];&quot;_&quot;;[.V14])" table:style-name="ce1">
            <text:p>AGTCAA_ATTCCT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B2</text:p>
          </table:table-cell>
          <table:table-cell office:value-type="string" office:string-value="ATGAGC" table:formula="of:=LEFT([.C15];6)" table:style-name="ce1">
            <text:p>ATGAGC</text:p>
          </table:table-cell>
          <table:table-cell office:value-type="string" table:style-name="ce2">
            <text:p>ATGAGCGCGTACCACGTGTCGACT</text:p>
          </table:table-cell>
          <table:table-cell office:value-type="string" table:style-name="ce1">
            <text:p>E2</text:p>
          </table:table-cell>
          <table:table-cell office:value-type="string" office:string-value="ATGAGC" table:formula="of:=LEFT([.F15];6)" table:style-name="ce1">
            <text:p>ATGAGC</text:p>
          </table:table-cell>
          <table:table-cell office:value-type="string" table:style-name="ce2">
            <text:p>ATGAGCGACGGGCGTACTAGCGTA</text:p>
          </table:table-cell>
          <table:table-cell office:value-type="string" office:string-value="ATGAGC" table:formula="of:=LEFT([.C15];6)" table:style-name="ce1">
            <text:p>ATGAGC</text:p>
          </table:table-cell>
          <table:table-cell office:value-type="string" office:string-value="ATGAGC" table:formula="of:=LEFT([.F15];6)" table:style-name="ce1">
            <text:p>ATGAGC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E2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E3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E4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B2</text:p>
          </table:table-cell>
          <table:table-cell office:value-type="string" office:string-value="AGTTCC_CAACTA" table:formula="of:=CONCATENATE([.Z15];&quot;_&quot;;[.AA15])" table:style-name="ce1">
            <text:p>AGTTCC_CAACTA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office:string-value="AGTTCC_CAAAAG" table:formula="of:=CONCATENATE([.U15];&quot;_&quot;;[.V15])" table:style-name="ce1">
            <text:p>AGTTCC_CAAAAG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B3</text:p>
          </table:table-cell>
          <table:table-cell office:value-type="string" office:string-value="ATTCCT" table:formula="of:=LEFT([.C16];6)" table:style-name="ce1">
            <text:p>ATTCCT</text:p>
          </table:table-cell>
          <table:table-cell office:value-type="string" table:style-name="ce2">
            <text:p>ATTCCTGCGTACCACGTGTCGACT</text:p>
          </table:table-cell>
          <table:table-cell office:value-type="string" table:style-name="ce1">
            <text:p>E3</text:p>
          </table:table-cell>
          <table:table-cell office:value-type="string" office:string-value="ATTCCT" table:formula="of:=LEFT([.F16];6)" table:style-name="ce1">
            <text:p>ATTCCT</text:p>
          </table:table-cell>
          <table:table-cell office:value-type="string" table:style-name="ce2">
            <text:p>ATTCCTGACGGGCGTACTAGCGTA</text:p>
          </table:table-cell>
          <table:table-cell office:value-type="string" office:string-value="ATTCCT" table:formula="of:=LEFT([.C16];6)" table:style-name="ce1">
            <text:p>ATTCCT</text:p>
          </table:table-cell>
          <table:table-cell office:value-type="string" office:string-value="ATTCCT" table:formula="of:=LEFT([.F16];6)" table:style-name="ce1">
            <text:p>ATTCCT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E3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E4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E5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B3</text:p>
          </table:table-cell>
          <table:table-cell office:value-type="string" office:string-value="ATGTCA_CACCGG" table:formula="of:=CONCATENATE([.Z16];&quot;_&quot;;[.AA16])" table:style-name="ce1">
            <text:p>ATGTCA_CACCGG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office:string-value="ATGTCA_CAACTA" table:formula="of:=CONCATENATE([.U16];&quot;_&quot;;[.V16])" table:style-name="ce1">
            <text:p>ATGTCA_CAACTA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B4</text:p>
          </table:table-cell>
          <table:table-cell office:value-type="string" office:string-value="CAAAAG" table:formula="of:=LEFT([.C17];6)" table:style-name="ce1">
            <text:p>CAAAAG</text:p>
          </table:table-cell>
          <table:table-cell office:value-type="string" table:style-name="ce2">
            <text:p>CAAAAGGCGTACCACGTGTCGACT</text:p>
          </table:table-cell>
          <table:table-cell office:value-type="string" table:style-name="ce1">
            <text:p>E4</text:p>
          </table:table-cell>
          <table:table-cell office:value-type="string" office:string-value="CAAAAG" table:formula="of:=LEFT([.F17];6)" table:style-name="ce1">
            <text:p>CAAAAG</text:p>
          </table:table-cell>
          <table:table-cell office:value-type="string" table:style-name="ce2">
            <text:p>CAAAAGGACGGGCGTACTAGCGTA</text:p>
          </table:table-cell>
          <table:table-cell office:value-type="string" office:string-value="CAAAAG" table:formula="of:=LEFT([.C17];6)" table:style-name="ce1">
            <text:p>CAAAAG</text:p>
          </table:table-cell>
          <table:table-cell office:value-type="string" office:string-value="CAAAAG" table:formula="of:=LEFT([.F17];6)" table:style-name="ce1">
            <text:p>CAAAAG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E4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E5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E6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E7</text:p>
          </table:table-cell>
          <table:table-cell office:value-type="string" table:style-name="ce1">
            <text:p>B4</text:p>
          </table:table-cell>
          <table:table-cell office:value-type="string" office:string-value="CCGTCC_CACGAT" table:formula="of:=CONCATENATE([.Z17];&quot;_&quot;;[.AA17])" table:style-name="ce1">
            <text:p>CCGTCC_CACGAT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office:string-value="CCGTCC_CACCGG" table:formula="of:=CONCATENATE([.U17];&quot;_&quot;;[.V17])" table:style-name="ce1">
            <text:p>CCGTCC_CACCGG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B5</text:p>
          </table:table-cell>
          <table:table-cell office:value-type="string" office:string-value="CAACTA" table:formula="of:=LEFT([.C18];6)" table:style-name="ce1">
            <text:p>CAACTA</text:p>
          </table:table-cell>
          <table:table-cell office:value-type="string" table:style-name="ce2">
            <text:p>CAACTAGCGTACCACGTGTCGACT</text:p>
          </table:table-cell>
          <table:table-cell office:value-type="string" table:style-name="ce1">
            <text:p>E5</text:p>
          </table:table-cell>
          <table:table-cell office:value-type="string" office:string-value="CAACTA" table:formula="of:=LEFT([.F18];6)" table:style-name="ce1">
            <text:p>CAACTA</text:p>
          </table:table-cell>
          <table:table-cell office:value-type="string" table:style-name="ce2">
            <text:p>CAACTAGACGGGCGTACTAGCGTA</text:p>
          </table:table-cell>
          <table:table-cell office:value-type="string" office:string-value="CAACTA" table:formula="of:=LEFT([.C18];6)" table:style-name="ce1">
            <text:p>CAACTA</text:p>
          </table:table-cell>
          <table:table-cell office:value-type="string" office:string-value="CAACTA" table:formula="of:=LEFT([.F18];6)" table:style-name="ce1">
            <text:p>CAACTA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E5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E6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E7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E8</text:p>
          </table:table-cell>
          <table:table-cell office:value-type="string" table:style-name="ce1">
            <text:p>B5</text:p>
          </table:table-cell>
          <table:table-cell office:value-type="string" office:string-value="GTAGAG_CACTCA" table:formula="of:=CONCATENATE([.Z18];&quot;_&quot;;[.AA18])" table:style-name="ce1">
            <text:p>GTAGAG_CACTCA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office:string-value="GTAGAG_CACGAT" table:formula="of:=CONCATENATE([.U18];&quot;_&quot;;[.V18])" table:style-name="ce1">
            <text:p>GTAGAG_CACGAT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B6</text:p>
          </table:table-cell>
          <table:table-cell office:value-type="string" office:string-value="CACCGG" table:formula="of:=LEFT([.C19];6)" table:style-name="ce1">
            <text:p>CACCGG</text:p>
          </table:table-cell>
          <table:table-cell office:value-type="string" table:style-name="ce2">
            <text:p>CACCGGGCGTACCACGTGTCGACT</text:p>
          </table:table-cell>
          <table:table-cell office:value-type="string" table:style-name="ce1">
            <text:p>E6</text:p>
          </table:table-cell>
          <table:table-cell office:value-type="string" office:string-value="CACCGG" table:formula="of:=LEFT([.F19];6)" table:style-name="ce1">
            <text:p>CACCGG</text:p>
          </table:table-cell>
          <table:table-cell office:value-type="string" table:style-name="ce2">
            <text:p>CACCGGGACGGGCGTACTAGCGTA</text:p>
          </table:table-cell>
          <table:table-cell office:value-type="string" office:string-value="CACCGG" table:formula="of:=LEFT([.C19];6)" table:style-name="ce1">
            <text:p>CACCGG</text:p>
          </table:table-cell>
          <table:table-cell office:value-type="string" office:string-value="CACCGG" table:formula="of:=LEFT([.F19];6)" table:style-name="ce1">
            <text:p>CACCGG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E6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E7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E8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E9</text:p>
          </table:table-cell>
          <table:table-cell office:value-type="string" table:style-name="ce1">
            <text:p>B6</text:p>
          </table:table-cell>
          <table:table-cell office:value-type="string" office:string-value="GTCCGC_CAGGCG" table:formula="of:=CONCATENATE([.Z19];&quot;_&quot;;[.AA19])" table:style-name="ce1">
            <text:p>GTCCGC_CAGGCG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office:string-value="GTCCGC_CACTCA" table:formula="of:=CONCATENATE([.U19];&quot;_&quot;;[.V19])" table:style-name="ce1">
            <text:p>GTCCGC_CACTCA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B7</text:p>
          </table:table-cell>
          <table:table-cell office:value-type="string" office:string-value="CACGAT" table:formula="of:=LEFT([.C20];6)" table:style-name="ce1">
            <text:p>CACGAT</text:p>
          </table:table-cell>
          <table:table-cell office:value-type="string" table:style-name="ce2">
            <text:p>CACGATGCGTACCACGTGTCGACT</text:p>
          </table:table-cell>
          <table:table-cell office:value-type="string" table:style-name="ce1">
            <text:p>E7</text:p>
          </table:table-cell>
          <table:table-cell office:value-type="string" office:string-value="CACGAT" table:formula="of:=LEFT([.F20];6)" table:style-name="ce1">
            <text:p>CACGAT</text:p>
          </table:table-cell>
          <table:table-cell office:value-type="string" table:style-name="ce2">
            <text:p>CACGATGACGGGCGTACTAGCGTA</text:p>
          </table:table-cell>
          <table:table-cell office:value-type="string" office:string-value="CACGAT" table:formula="of:=LEFT([.C20];6)" table:style-name="ce1">
            <text:p>CACGAT</text:p>
          </table:table-cell>
          <table:table-cell office:value-type="string" office:string-value="CACGAT" table:formula="of:=LEFT([.F20];6)" table:style-name="ce1">
            <text:p>CACGAT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E7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E8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E9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E10</text:p>
          </table:table-cell>
          <table:table-cell office:value-type="string" table:style-name="ce1">
            <text:p>B7</text:p>
          </table:table-cell>
          <table:table-cell office:value-type="string" office:string-value="GTGAAA_CATGGC" table:formula="of:=CONCATENATE([.Z20];&quot;_&quot;;[.AA20])" table:style-name="ce1">
            <text:p>GTGAAA_CATGGC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office:string-value="GTGAAA_CAGGCG" table:formula="of:=CONCATENATE([.U20];&quot;_&quot;;[.V20])" table:style-name="ce1">
            <text:p>GTGAAA_CAGGCG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B8</text:p>
          </table:table-cell>
          <table:table-cell office:value-type="string" office:string-value="CACTCA" table:formula="of:=LEFT([.C21];6)" table:style-name="ce1">
            <text:p>CACTCA</text:p>
          </table:table-cell>
          <table:table-cell office:value-type="string" table:style-name="ce2">
            <text:p>CACTCAGCGTACCACGTGTCGACT</text:p>
          </table:table-cell>
          <table:table-cell office:value-type="string" table:style-name="ce1">
            <text:p>E8</text:p>
          </table:table-cell>
          <table:table-cell office:value-type="string" office:string-value="CACTCA" table:formula="of:=LEFT([.F21];6)" table:style-name="ce1">
            <text:p>CACTCA</text:p>
          </table:table-cell>
          <table:table-cell office:value-type="string" table:style-name="ce2">
            <text:p>CACTCAGACGGGCGTACTAGCGTA</text:p>
          </table:table-cell>
          <table:table-cell office:value-type="string" office:string-value="CACTCA" table:formula="of:=LEFT([.C21];6)" table:style-name="ce1">
            <text:p>CACTCA</text:p>
          </table:table-cell>
          <table:table-cell office:value-type="string" office:string-value="CACTCA" table:formula="of:=LEFT([.F21];6)" table:style-name="ce1">
            <text:p>CACTCA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E8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E9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E10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E11</text:p>
          </table:table-cell>
          <table:table-cell office:value-type="string" table:style-name="ce1">
            <text:p>B8</text:p>
          </table:table-cell>
          <table:table-cell office:value-type="string" office:string-value="GTGGCC_CATTTT" table:formula="of:=CONCATENATE([.Z21];&quot;_&quot;;[.AA21])" table:style-name="ce1">
            <text:p>GTGGCC_CATTTT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office:string-value="GTGGCC_CATGGC" table:formula="of:=CONCATENATE([.U21];&quot;_&quot;;[.V21])" table:style-name="ce1">
            <text:p>GTGGCC_CATGGC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B9</text:p>
          </table:table-cell>
          <table:table-cell office:value-type="string" office:string-value="CAGGCG" table:formula="of:=LEFT([.C22];6)" table:style-name="ce1">
            <text:p>CAGGCG</text:p>
          </table:table-cell>
          <table:table-cell office:value-type="string" table:style-name="ce2">
            <text:p>CAGGCGGCGTACCACGTGTCGACT</text:p>
          </table:table-cell>
          <table:table-cell office:value-type="string" table:style-name="ce1">
            <text:p>E9</text:p>
          </table:table-cell>
          <table:table-cell office:value-type="string" office:string-value="CAGGCG" table:formula="of:=LEFT([.F22];6)" table:style-name="ce1">
            <text:p>CAGGCG</text:p>
          </table:table-cell>
          <table:table-cell office:value-type="string" table:style-name="ce2">
            <text:p>CAGGCGGACGGGCGTACTAGCGTA</text:p>
          </table:table-cell>
          <table:table-cell office:value-type="string" office:string-value="CAGGCG" table:formula="of:=LEFT([.C22];6)" table:style-name="ce1">
            <text:p>CAGGCG</text:p>
          </table:table-cell>
          <table:table-cell office:value-type="string" office:string-value="CAGGCG" table:formula="of:=LEFT([.F22];6)" table:style-name="ce1">
            <text:p>CAGGCG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E9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E10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E11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E12</text:p>
          </table:table-cell>
          <table:table-cell office:value-type="string" table:style-name="ce1">
            <text:p>B9</text:p>
          </table:table-cell>
          <table:table-cell office:value-type="string" office:string-value="GTTTCG_CCAACA" table:formula="of:=CONCATENATE([.Z22];&quot;_&quot;;[.AA22])" table:style-name="ce1">
            <text:p>GTTTCG_CCAACA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office:string-value="GTTTCG_CATTTT" table:formula="of:=CONCATENATE([.U22];&quot;_&quot;;[.V22])" table:style-name="ce1">
            <text:p>GTTTCG_CATTTT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B10</text:p>
          </table:table-cell>
          <table:table-cell office:value-type="string" office:string-value="CATGGC" table:formula="of:=LEFT([.C23];6)" table:style-name="ce1">
            <text:p>CATGGC</text:p>
          </table:table-cell>
          <table:table-cell office:value-type="string" table:style-name="ce2">
            <text:p>CATGGCGCGTACCACGTGTCGACT</text:p>
          </table:table-cell>
          <table:table-cell office:value-type="string" table:style-name="ce1">
            <text:p>E10</text:p>
          </table:table-cell>
          <table:table-cell office:value-type="string" office:string-value="CATGGC" table:formula="of:=LEFT([.F23];6)" table:style-name="ce1">
            <text:p>CATGGC</text:p>
          </table:table-cell>
          <table:table-cell office:value-type="string" table:style-name="ce2">
            <text:p>CATGGCGACGGGCGTACTAGCGTA</text:p>
          </table:table-cell>
          <table:table-cell office:value-type="string" office:string-value="CATGGC" table:formula="of:=LEFT([.C23];6)" table:style-name="ce1">
            <text:p>CATGGC</text:p>
          </table:table-cell>
          <table:table-cell office:value-type="string" office:string-value="CATGGC" table:formula="of:=LEFT([.F23];6)" table:style-name="ce1">
            <text:p>CATGGC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E10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E11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E12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E1</text:p>
          </table:table-cell>
          <table:table-cell office:value-type="string" table:style-name="ce1">
            <text:p>B10</text:p>
          </table:table-cell>
          <table:table-cell office:value-type="string" office:string-value="CGTACG_ACTGAT" table:formula="of:=CONCATENATE([.Z23];&quot;_&quot;;[.AA23])" table:style-name="ce1">
            <text:p>CGTACG_ACTGAT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office:string-value="CGTACG_CCAACA" table:formula="of:=CONCATENATE([.U23];&quot;_&quot;;[.V23])" table:style-name="ce1">
            <text:p>CGTACG_CCAACA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B11</text:p>
          </table:table-cell>
          <table:table-cell office:value-type="string" office:string-value="CATTTT" table:formula="of:=LEFT([.C24];6)" table:style-name="ce1">
            <text:p>CATTTT</text:p>
          </table:table-cell>
          <table:table-cell office:value-type="string" table:style-name="ce4">
            <text:p>CATTTTGCGTACCACGTGTCGACT</text:p>
          </table:table-cell>
          <table:table-cell office:value-type="string" table:style-name="ce1">
            <text:p>E11</text:p>
          </table:table-cell>
          <table:table-cell office:value-type="string" office:string-value="CATTTT" table:formula="of:=LEFT([.F24];6)" table:style-name="ce1">
            <text:p>CATTTT</text:p>
          </table:table-cell>
          <table:table-cell office:value-type="string" table:style-name="ce4">
            <text:p>CATTTTGACGGGCGTACTAGCGTA</text:p>
          </table:table-cell>
          <table:table-cell office:value-type="string" office:string-value="CATTTT" table:formula="of:=LEFT([.C24];6)" table:style-name="ce1">
            <text:p>CATTTT</text:p>
          </table:table-cell>
          <table:table-cell office:value-type="string" office:string-value="CATTTT" table:formula="of:=LEFT([.F24];6)" table:style-name="ce1">
            <text:p>CATTTT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E11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E12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E1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B11</text:p>
          </table:table-cell>
          <table:table-cell office:value-type="string" office:string-value="GAGTGG_ATGAGC" table:formula="of:=CONCATENATE([.Z24];&quot;_&quot;;[.AA24])" table:style-name="ce1">
            <text:p>GAGTGG_ATGAGC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office:string-value="GAGTGG_ACTGAT" table:formula="of:=CONCATENATE([.U24];&quot;_&quot;;[.V24])" table:style-name="ce1">
            <text:p>GAGTGG_ACTGAT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B12</text:p>
          </table:table-cell>
          <table:table-cell office:value-type="string" office:string-value="CCAACA" table:formula="of:=LEFT([.C25];6)" table:style-name="ce1">
            <text:p>CCAACA</text:p>
          </table:table-cell>
          <table:table-cell office:value-type="string" table:style-name="ce2">
            <text:p>CCAACAGCGTACCACGTGTCGACT</text:p>
          </table:table-cell>
          <table:table-cell office:value-type="string" table:style-name="ce1">
            <text:p>E12</text:p>
          </table:table-cell>
          <table:table-cell office:value-type="string" office:string-value="CCAACA" table:formula="of:=LEFT([.F25];6)" table:style-name="ce1">
            <text:p>CCAACA</text:p>
          </table:table-cell>
          <table:table-cell office:value-type="string" table:style-name="ce2">
            <text:p>CCAACAGACGGGCGTACTAGCGTA</text:p>
          </table:table-cell>
          <table:table-cell office:value-type="string" office:string-value="CCAACA" table:formula="of:=LEFT([.C25];6)" table:style-name="ce1">
            <text:p>CCAACA</text:p>
          </table:table-cell>
          <table:table-cell office:value-type="string" office:string-value="CCAACA" table:formula="of:=LEFT([.F25];6)" table:style-name="ce1">
            <text:p>CCAACA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E12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E1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E2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B12</text:p>
          </table:table-cell>
          <table:table-cell office:value-type="string" office:string-value="GGTAGC_ATTCCT" table:formula="of:=CONCATENATE([.Z25];&quot;_&quot;;[.AA25])" table:style-name="ce1">
            <text:p>GGTAGC_ATTCCT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office:string-value="GGTAGC_ATGAGC" table:formula="of:=CONCATENATE([.U25];&quot;_&quot;;[.V25])" table:style-name="ce1">
            <text:p>GGTAGC_ATGAGC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C1</text:p>
          </table:table-cell>
          <table:table-cell office:value-type="string" office:string-value="CGGAAT" table:formula="of:=LEFT([.C26];6)" table:style-name="ce1">
            <text:p>CGGAAT</text:p>
          </table:table-cell>
          <table:table-cell office:value-type="string" table:style-name="ce2">
            <text:p>CGGAATGCGTACCACGTGTCGACT</text:p>
          </table:table-cell>
          <table:table-cell office:value-type="string" table:style-name="ce1">
            <text:p>F1</text:p>
          </table:table-cell>
          <table:table-cell office:value-type="string" office:string-value="CGGAAT" table:formula="of:=LEFT([.F26];6)" table:style-name="ce1">
            <text:p>CGGAAT</text:p>
          </table:table-cell>
          <table:table-cell office:value-type="string" table:style-name="ce2">
            <text:p>CGGAATGACGGGCGTACTAGCGTA</text:p>
          </table:table-cell>
          <table:table-cell office:value-type="string" office:string-value="CGGAAT" table:formula="of:=LEFT([.C26];6)" table:style-name="ce1">
            <text:p>CGGAAT</text:p>
          </table:table-cell>
          <table:table-cell office:value-type="string" office:string-value="CGGAAT" table:formula="of:=LEFT([.F26];6)" table:style-name="ce1">
            <text:p>CGGAAT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F1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F2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F3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C1</text:p>
          </table:table-cell>
          <table:table-cell office:value-type="string" office:string-value="AGTCAA_CTCAGA" table:formula="of:=CONCATENATE([.Z26];&quot;_&quot;;[.AA26])" table:style-name="ce1">
            <text:p>AGTCAA_CTCAGA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office:string-value="AGTCAA_CTATAC" table:formula="of:=CONCATENATE([.U26];&quot;_&quot;;[.V26])" table:style-name="ce1">
            <text:p>AGTCAA_CTATAC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C2</text:p>
          </table:table-cell>
          <table:table-cell office:value-type="string" office:string-value="CTAGCT" table:formula="of:=LEFT([.C27];6)" table:style-name="ce1">
            <text:p>CTAGCT</text:p>
          </table:table-cell>
          <table:table-cell office:value-type="string" table:style-name="ce2">
            <text:p>CTAGCTGCGTACCACGTGTCGACT</text:p>
          </table:table-cell>
          <table:table-cell office:value-type="string" table:style-name="ce1">
            <text:p>F2</text:p>
          </table:table-cell>
          <table:table-cell office:value-type="string" office:string-value="CTAGCT" table:formula="of:=LEFT([.F27];6)" table:style-name="ce1">
            <text:p>CTAGCT</text:p>
          </table:table-cell>
          <table:table-cell office:value-type="string" table:style-name="ce2">
            <text:p>CTAGCTGACGGGCGTACTAGCGTA</text:p>
          </table:table-cell>
          <table:table-cell office:value-type="string" office:string-value="CTAGCT" table:formula="of:=LEFT([.C27];6)" table:style-name="ce1">
            <text:p>CTAGCT</text:p>
          </table:table-cell>
          <table:table-cell office:value-type="string" office:string-value="CTAGCT" table:formula="of:=LEFT([.F27];6)" table:style-name="ce1">
            <text:p>CTAGCT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F2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F3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F4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C2</text:p>
          </table:table-cell>
          <table:table-cell office:value-type="string" office:string-value="AGTTCC_GACGAC" table:formula="of:=CONCATENATE([.Z27];&quot;_&quot;;[.AA27])" table:style-name="ce1">
            <text:p>AGTTCC_GACGAC</text:p>
          </table:table-cell>
          <table:table-cell table:style-name="ce1"/>
          <table:table-cell office:value-type="string" table:style-name="ce1">
            <text:p>C2</text:p>
          </table:table-cell>
          <table:table-cell office:value-type="string" office:string-value="AGTTCC_CTCAGA" table:formula="of:=CONCATENATE([.U27];&quot;_&quot;;[.V27])" table:style-name="ce1">
            <text:p>AGTTCC_CTCAGA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C3</text:p>
          </table:table-cell>
          <table:table-cell office:value-type="string" office:string-value="CTATAC" table:formula="of:=LEFT([.C28];6)" table:style-name="ce1">
            <text:p>CTATAC</text:p>
          </table:table-cell>
          <table:table-cell office:value-type="string" table:style-name="ce2">
            <text:p>CTATACGCGTACCACGTGTCGACT</text:p>
          </table:table-cell>
          <table:table-cell office:value-type="string" table:style-name="ce1">
            <text:p>F3</text:p>
          </table:table-cell>
          <table:table-cell office:value-type="string" office:string-value="CTATAC" table:formula="of:=LEFT([.F28];6)" table:style-name="ce1">
            <text:p>CTATAC</text:p>
          </table:table-cell>
          <table:table-cell office:value-type="string" table:style-name="ce2">
            <text:p>CTATACGACGGGCGTACTAGCGTA</text:p>
          </table:table-cell>
          <table:table-cell office:value-type="string" office:string-value="CTATAC" table:formula="of:=LEFT([.C28];6)" table:style-name="ce1">
            <text:p>CTATAC</text:p>
          </table:table-cell>
          <table:table-cell office:value-type="string" office:string-value="CTATAC" table:formula="of:=LEFT([.F28];6)" table:style-name="ce1">
            <text:p>CTATAC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F3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F4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F5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F6</text:p>
          </table:table-cell>
          <table:table-cell office:value-type="string" table:style-name="ce1">
            <text:p>C3</text:p>
          </table:table-cell>
          <table:table-cell office:value-type="string" office:string-value="ATGTCA_TAATCG" table:formula="of:=CONCATENATE([.Z28];&quot;_&quot;;[.AA28])" table:style-name="ce1">
            <text:p>ATGTCA_TAATCG</text:p>
          </table:table-cell>
          <table:table-cell table:style-name="ce1"/>
          <table:table-cell office:value-type="string" table:style-name="ce1">
            <text:p>C3</text:p>
          </table:table-cell>
          <table:table-cell office:value-type="string" office:string-value="ATGTCA_GACGAC" table:formula="of:=CONCATENATE([.U28];&quot;_&quot;;[.V28])" table:style-name="ce1">
            <text:p>ATGTCA_GACGAC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C4</text:p>
          </table:table-cell>
          <table:table-cell office:value-type="string" office:string-value="CTCAGA" table:formula="of:=LEFT([.C29];6)" table:style-name="ce1">
            <text:p>CTCAGA</text:p>
          </table:table-cell>
          <table:table-cell office:value-type="string" table:style-name="ce2">
            <text:p>CTCAGAGCGTACCACGTGTCGACT</text:p>
          </table:table-cell>
          <table:table-cell office:value-type="string" table:style-name="ce1">
            <text:p>F4</text:p>
          </table:table-cell>
          <table:table-cell office:value-type="string" office:string-value="CTCAGA" table:formula="of:=LEFT([.F29];6)" table:style-name="ce1">
            <text:p>CTCAGA</text:p>
          </table:table-cell>
          <table:table-cell office:value-type="string" table:style-name="ce2">
            <text:p>CTCAGAGACGGGCGTACTAGCGTA</text:p>
          </table:table-cell>
          <table:table-cell office:value-type="string" office:string-value="CTCAGA" table:formula="of:=LEFT([.C29];6)" table:style-name="ce1">
            <text:p>CTCAGA</text:p>
          </table:table-cell>
          <table:table-cell office:value-type="string" office:string-value="CTCAGA" table:formula="of:=LEFT([.F29];6)" table:style-name="ce1">
            <text:p>CTCAGA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F4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F5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F6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F7</text:p>
          </table:table-cell>
          <table:table-cell office:value-type="string" table:style-name="ce1">
            <text:p>C4</text:p>
          </table:table-cell>
          <table:table-cell office:value-type="string" office:string-value="CCGTCC_TACAGC" table:formula="of:=CONCATENATE([.Z29];&quot;_&quot;;[.AA29])" table:style-name="ce1">
            <text:p>CCGTCC_TACAGC</text:p>
          </table:table-cell>
          <table:table-cell table:style-name="ce1"/>
          <table:table-cell office:value-type="string" table:style-name="ce1">
            <text:p>C4</text:p>
          </table:table-cell>
          <table:table-cell office:value-type="string" office:string-value="CCGTCC_TAATCG" table:formula="of:=CONCATENATE([.U29];&quot;_&quot;;[.V29])" table:style-name="ce1">
            <text:p>CCGTCC_TAATCG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C5</text:p>
          </table:table-cell>
          <table:table-cell office:value-type="string" office:string-value="GACGAC" table:formula="of:=LEFT([.C30];6)" table:style-name="ce1">
            <text:p>GACGAC</text:p>
          </table:table-cell>
          <table:table-cell office:value-type="string" table:style-name="ce2">
            <text:p>GACGACGCGTACCACGTGTCGACT</text:p>
          </table:table-cell>
          <table:table-cell office:value-type="string" table:style-name="ce1">
            <text:p>F5</text:p>
          </table:table-cell>
          <table:table-cell office:value-type="string" office:string-value="GACGAC" table:formula="of:=LEFT([.F30];6)" table:style-name="ce1">
            <text:p>GACGAC</text:p>
          </table:table-cell>
          <table:table-cell office:value-type="string" table:style-name="ce2">
            <text:p>GACGACGACGGGCGTACTAGCGTA</text:p>
          </table:table-cell>
          <table:table-cell office:value-type="string" office:string-value="GACGAC" table:formula="of:=LEFT([.C30];6)" table:style-name="ce1">
            <text:p>GACGAC</text:p>
          </table:table-cell>
          <table:table-cell office:value-type="string" office:string-value="GACGAC" table:formula="of:=LEFT([.F30];6)" table:style-name="ce1">
            <text:p>GACGAC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F5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F6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F7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F8</text:p>
          </table:table-cell>
          <table:table-cell office:value-type="string" table:style-name="ce1">
            <text:p>C5</text:p>
          </table:table-cell>
          <table:table-cell office:value-type="string" office:string-value="GTAGAG_TATAAT" table:formula="of:=CONCATENATE([.Z30];&quot;_&quot;;[.AA30])" table:style-name="ce1">
            <text:p>GTAGAG_TATAAT</text:p>
          </table:table-cell>
          <table:table-cell table:style-name="ce1"/>
          <table:table-cell office:value-type="string" table:style-name="ce1">
            <text:p>C5</text:p>
          </table:table-cell>
          <table:table-cell office:value-type="string" office:string-value="GTAGAG_TACAGC" table:formula="of:=CONCATENATE([.U30];&quot;_&quot;;[.V30])" table:style-name="ce1">
            <text:p>GTAGAG_TACAGC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C6</text:p>
          </table:table-cell>
          <table:table-cell office:value-type="string" office:string-value="TAATCG" table:formula="of:=LEFT([.C31];6)" table:style-name="ce1">
            <text:p>TAATCG</text:p>
          </table:table-cell>
          <table:table-cell office:value-type="string" table:style-name="ce2">
            <text:p>TAATCGGCGTACCACGTGTCGACT</text:p>
          </table:table-cell>
          <table:table-cell office:value-type="string" table:style-name="ce1">
            <text:p>F6</text:p>
          </table:table-cell>
          <table:table-cell office:value-type="string" office:string-value="TAATCG" table:formula="of:=LEFT([.F31];6)" table:style-name="ce1">
            <text:p>TAATCG</text:p>
          </table:table-cell>
          <table:table-cell office:value-type="string" table:style-name="ce2">
            <text:p>TAATCGGACGGGCGTACTAGCGTA</text:p>
          </table:table-cell>
          <table:table-cell office:value-type="string" office:string-value="TAATCG" table:formula="of:=LEFT([.C31];6)" table:style-name="ce1">
            <text:p>TAATCG</text:p>
          </table:table-cell>
          <table:table-cell office:value-type="string" office:string-value="TAATCG" table:formula="of:=LEFT([.F31];6)" table:style-name="ce1">
            <text:p>TAATCG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F6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F7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F8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F9</text:p>
          </table:table-cell>
          <table:table-cell office:value-type="string" table:style-name="ce1">
            <text:p>C6</text:p>
          </table:table-cell>
          <table:table-cell office:value-type="string" office:string-value="GTCCGC_TCATTC" table:formula="of:=CONCATENATE([.Z31];&quot;_&quot;;[.AA31])" table:style-name="ce1">
            <text:p>GTCCGC_TCATTC</text:p>
          </table:table-cell>
          <table:table-cell table:style-name="ce1"/>
          <table:table-cell office:value-type="string" table:style-name="ce1">
            <text:p>C6</text:p>
          </table:table-cell>
          <table:table-cell office:value-type="string" office:string-value="GTCCGC_TATAAT" table:formula="of:=CONCATENATE([.U31];&quot;_&quot;;[.V31])" table:style-name="ce1">
            <text:p>GTCCGC_TATAAT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C7</text:p>
          </table:table-cell>
          <table:table-cell office:value-type="string" office:string-value="TACAGC" table:formula="of:=LEFT([.C32];6)" table:style-name="ce1">
            <text:p>TACAGC</text:p>
          </table:table-cell>
          <table:table-cell office:value-type="string" table:style-name="ce2">
            <text:p>TACAGCGCGTACCACGTGTCGACT</text:p>
          </table:table-cell>
          <table:table-cell office:value-type="string" table:style-name="ce1">
            <text:p>F7</text:p>
          </table:table-cell>
          <table:table-cell office:value-type="string" office:string-value="TACAGC" table:formula="of:=LEFT([.F32];6)" table:style-name="ce1">
            <text:p>TACAGC</text:p>
          </table:table-cell>
          <table:table-cell office:value-type="string" table:style-name="ce2">
            <text:p>TACAGCGACGGGCGTACTAGCGTA</text:p>
          </table:table-cell>
          <table:table-cell office:value-type="string" office:string-value="TACAGC" table:formula="of:=LEFT([.C32];6)" table:style-name="ce1">
            <text:p>TACAGC</text:p>
          </table:table-cell>
          <table:table-cell office:value-type="string" office:string-value="TACAGC" table:formula="of:=LEFT([.F32];6)" table:style-name="ce1">
            <text:p>TACAGC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F7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F8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F9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F10</text:p>
          </table:table-cell>
          <table:table-cell office:value-type="string" table:style-name="ce1">
            <text:p>C7</text:p>
          </table:table-cell>
          <table:table-cell office:value-type="string" office:string-value="GTGAAA_TCCCGA" table:formula="of:=CONCATENATE([.Z32];&quot;_&quot;;[.AA32])" table:style-name="ce1">
            <text:p>GTGAAA_TCCCGA</text:p>
          </table:table-cell>
          <table:table-cell table:style-name="ce1"/>
          <table:table-cell office:value-type="string" table:style-name="ce1">
            <text:p>C7</text:p>
          </table:table-cell>
          <table:table-cell office:value-type="string" office:string-value="GTGAAA_TCATTC" table:formula="of:=CONCATENATE([.U32];&quot;_&quot;;[.V32])" table:style-name="ce1">
            <text:p>GTGAAA_TCATTC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C8</text:p>
          </table:table-cell>
          <table:table-cell office:value-type="string" office:string-value="TATAAT" table:formula="of:=LEFT([.C33];6)" table:style-name="ce1">
            <text:p>TATAAT</text:p>
          </table:table-cell>
          <table:table-cell office:value-type="string" table:style-name="ce2">
            <text:p>TATAATGCGTACCACGTGTCGACT</text:p>
          </table:table-cell>
          <table:table-cell office:value-type="string" table:style-name="ce1">
            <text:p>F8</text:p>
          </table:table-cell>
          <table:table-cell office:value-type="string" office:string-value="TATAAT" table:formula="of:=LEFT([.F33];6)" table:style-name="ce1">
            <text:p>TATAAT</text:p>
          </table:table-cell>
          <table:table-cell office:value-type="string" table:style-name="ce2">
            <text:p>TATAATGACGGGCGTACTAGCGTA</text:p>
          </table:table-cell>
          <table:table-cell office:value-type="string" office:string-value="TATAAT" table:formula="of:=LEFT([.C33];6)" table:style-name="ce1">
            <text:p>TATAAT</text:p>
          </table:table-cell>
          <table:table-cell office:value-type="string" office:string-value="TATAAT" table:formula="of:=LEFT([.F33];6)" table:style-name="ce1">
            <text:p>TATAAT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F8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F9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F10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F11</text:p>
          </table:table-cell>
          <table:table-cell office:value-type="string" table:style-name="ce1">
            <text:p>C8</text:p>
          </table:table-cell>
          <table:table-cell office:value-type="string" office:string-value="GTGGCC_TCGAAG" table:formula="of:=CONCATENATE([.Z33];&quot;_&quot;;[.AA33])" table:style-name="ce1">
            <text:p>GTGGCC_TCGAAG</text:p>
          </table:table-cell>
          <table:table-cell table:style-name="ce1"/>
          <table:table-cell office:value-type="string" table:style-name="ce1">
            <text:p>C8</text:p>
          </table:table-cell>
          <table:table-cell office:value-type="string" office:string-value="GTGGCC_TCCCGA" table:formula="of:=CONCATENATE([.U33];&quot;_&quot;;[.V33])" table:style-name="ce1">
            <text:p>GTGGCC_TCCCGA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C9</text:p>
          </table:table-cell>
          <table:table-cell office:value-type="string" office:string-value="TCATTC" table:formula="of:=LEFT([.C34];6)" table:style-name="ce1">
            <text:p>TCATTC</text:p>
          </table:table-cell>
          <table:table-cell office:value-type="string" table:style-name="ce2">
            <text:p>TCATTCGCGTACCACGTGTCGACT</text:p>
          </table:table-cell>
          <table:table-cell office:value-type="string" table:style-name="ce1">
            <text:p>F9</text:p>
          </table:table-cell>
          <table:table-cell office:value-type="string" office:string-value="TCATTC" table:formula="of:=LEFT([.F34];6)" table:style-name="ce1">
            <text:p>TCATTC</text:p>
          </table:table-cell>
          <table:table-cell office:value-type="string" table:style-name="ce2">
            <text:p>TCATTCGACGGGCGTACTAGCGTA</text:p>
          </table:table-cell>
          <table:table-cell office:value-type="string" office:string-value="TCATTC" table:formula="of:=LEFT([.C34];6)" table:style-name="ce1">
            <text:p>TCATTC</text:p>
          </table:table-cell>
          <table:table-cell office:value-type="string" office:string-value="TCATTC" table:formula="of:=LEFT([.F34];6)" table:style-name="ce1">
            <text:p>TCATTC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F9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F10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F11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F12</text:p>
          </table:table-cell>
          <table:table-cell office:value-type="string" table:style-name="ce1">
            <text:p>C9</text:p>
          </table:table-cell>
          <table:table-cell office:value-type="string" office:string-value="GTTTCG_TCGGCA" table:formula="of:=CONCATENATE([.Z34];&quot;_&quot;;[.AA34])" table:style-name="ce1">
            <text:p>GTTTCG_TCGGCA</text:p>
          </table:table-cell>
          <table:table-cell table:style-name="ce1"/>
          <table:table-cell office:value-type="string" table:style-name="ce1">
            <text:p>C9</text:p>
          </table:table-cell>
          <table:table-cell office:value-type="string" office:string-value="GTTTCG_TCGAAG" table:formula="of:=CONCATENATE([.U34];&quot;_&quot;;[.V34])" table:style-name="ce1">
            <text:p>GTTTCG_TCGAAG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C10</text:p>
          </table:table-cell>
          <table:table-cell office:value-type="string" office:string-value="TCCCGA" table:formula="of:=LEFT([.C35];6)" table:style-name="ce1">
            <text:p>TCCCGA</text:p>
          </table:table-cell>
          <table:table-cell office:value-type="string" table:style-name="ce2">
            <text:p>TCCCGAGCGTACCACGTGTCGACT</text:p>
          </table:table-cell>
          <table:table-cell office:value-type="string" table:style-name="ce1">
            <text:p>F10</text:p>
          </table:table-cell>
          <table:table-cell office:value-type="string" office:string-value="TCCCGA" table:formula="of:=LEFT([.F35];6)" table:style-name="ce1">
            <text:p>TCCCGA</text:p>
          </table:table-cell>
          <table:table-cell office:value-type="string" table:style-name="ce2">
            <text:p>TCCCGAGACGGGCGTACTAGCGTA</text:p>
          </table:table-cell>
          <table:table-cell office:value-type="string" office:string-value="TCCCGA" table:formula="of:=LEFT([.C35];6)" table:style-name="ce1">
            <text:p>TCCCGA</text:p>
          </table:table-cell>
          <table:table-cell office:value-type="string" office:string-value="TCCCGA" table:formula="of:=LEFT([.F35];6)" table:style-name="ce1">
            <text:p>TCCCGA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F10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F11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F12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C10</text:p>
          </table:table-cell>
          <table:table-cell office:value-type="string" office:string-value="CGTACG_CGGAAT" table:formula="of:=CONCATENATE([.Z35];&quot;_&quot;;[.AA35])" table:style-name="ce1">
            <text:p>CGTACG_CGGAAT</text:p>
          </table:table-cell>
          <table:table-cell table:style-name="ce1"/>
          <table:table-cell office:value-type="string" table:style-name="ce1">
            <text:p>C10</text:p>
          </table:table-cell>
          <table:table-cell office:value-type="string" office:string-value="CGTACG_TCGGCA" table:formula="of:=CONCATENATE([.U35];&quot;_&quot;;[.V35])" table:style-name="ce1">
            <text:p>CGTACG_TCGGCA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C11</text:p>
          </table:table-cell>
          <table:table-cell office:value-type="string" office:string-value="TCGAAG" table:formula="of:=LEFT([.C36];6)" table:style-name="ce1">
            <text:p>TCGAAG</text:p>
          </table:table-cell>
          <table:table-cell office:value-type="string" table:style-name="ce2">
            <text:p>TCGAAGGCGTACCACGTGTCGACT</text:p>
          </table:table-cell>
          <table:table-cell office:value-type="string" table:style-name="ce1">
            <text:p>F11</text:p>
          </table:table-cell>
          <table:table-cell office:value-type="string" office:string-value="TCGAAG" table:formula="of:=LEFT([.F36];6)" table:style-name="ce1">
            <text:p>TCGAAG</text:p>
          </table:table-cell>
          <table:table-cell office:value-type="string" table:style-name="ce2">
            <text:p>TCGAAGGACGGGCGTACTAGCGTA</text:p>
          </table:table-cell>
          <table:table-cell office:value-type="string" office:string-value="TCGAAG" table:formula="of:=LEFT([.C36];6)" table:style-name="ce1">
            <text:p>TCGAAG</text:p>
          </table:table-cell>
          <table:table-cell office:value-type="string" office:string-value="TCGAAG" table:formula="of:=LEFT([.F36];6)" table:style-name="ce1">
            <text:p>TCGAAG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F11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F12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F1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C11</text:p>
          </table:table-cell>
          <table:table-cell office:value-type="string" office:string-value="GAGTGG_CTAGCT" table:formula="of:=CONCATENATE([.Z36];&quot;_&quot;;[.AA36])" table:style-name="ce1">
            <text:p>GAGTGG_CTAGCT</text:p>
          </table:table-cell>
          <table:table-cell table:style-name="ce1"/>
          <table:table-cell office:value-type="string" table:style-name="ce1">
            <text:p>C11</text:p>
          </table:table-cell>
          <table:table-cell office:value-type="string" office:string-value="GAGTGG_CGGAAT" table:formula="of:=CONCATENATE([.U36];&quot;_&quot;;[.V36])" table:style-name="ce1">
            <text:p>GAGTGG_CGGAAT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C12</text:p>
          </table:table-cell>
          <table:table-cell office:value-type="string" office:string-value="TCGGCA" table:formula="of:=LEFT([.C37];6)" table:style-name="ce1">
            <text:p>TCGGCA</text:p>
          </table:table-cell>
          <table:table-cell office:value-type="string" table:style-name="ce2">
            <text:p>TCGGCAGCGTACCACGTGTCGACT</text:p>
          </table:table-cell>
          <table:table-cell office:value-type="string" table:style-name="ce1">
            <text:p>F12</text:p>
          </table:table-cell>
          <table:table-cell office:value-type="string" office:string-value="TCGGCA" table:formula="of:=LEFT([.F37];6)" table:style-name="ce1">
            <text:p>TCGGCA</text:p>
          </table:table-cell>
          <table:table-cell office:value-type="string" table:style-name="ce2">
            <text:p>TCGGCAGACGGGCGTACTAGCGTA</text:p>
          </table:table-cell>
          <table:table-cell office:value-type="string" office:string-value="TCGGCA" table:formula="of:=LEFT([.C37];6)" table:style-name="ce1">
            <text:p>TCGGCA</text:p>
          </table:table-cell>
          <table:table-cell office:value-type="string" office:string-value="TCGGCA" table:formula="of:=LEFT([.F37];6)" table:style-name="ce1">
            <text:p>TCGGCA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F12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F1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F2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C12</text:p>
          </table:table-cell>
          <table:table-cell office:value-type="string" office:string-value="GGTAGC_CTATAC" table:formula="of:=CONCATENATE([.Z37];&quot;_&quot;;[.AA37])" table:style-name="ce1">
            <text:p>GGTAGC_CTATAC</text:p>
          </table:table-cell>
          <table:table-cell table:style-name="ce1"/>
          <table:table-cell office:value-type="string" table:style-name="ce1">
            <text:p>C12</text:p>
          </table:table-cell>
          <table:table-cell office:value-type="string" office:string-value="GGTAGC_CTAGCT" table:formula="of:=CONCATENATE([.U37];&quot;_&quot;;[.V37])" table:style-name="ce1">
            <text:p>GGTAGC_CTAGCT</text:p>
          </table:table-cell>
          <table:table-cell table:number-columns-repeated="16351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number-columns-repeated="4" table:style-name="ce1"/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D1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D2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D3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1</text:p>
          </table:table-cell>
          <table:table-cell office:value-type="string" office:string-value="ACTGAT_CCGTCC" table:formula="of:=CONCATENATE([.Z38];&quot;_&quot;;[.AA38])" table:style-name="ce1">
            <text:p>ACTGAT_CCGTCC</text:p>
          </table:table-cell>
          <table:table-cell table:style-name="ce1"/>
          <table:table-cell office:value-type="string" table:style-name="ce1">
            <text:p>D1</text:p>
          </table:table-cell>
          <table:table-cell office:value-type="string" office:string-value="ACTGAT_ATGTCA" table:formula="of:=CONCATENATE([.U38];&quot;_&quot;;[.V38])" table:style-name="ce1">
            <text:p>ACTGAT_ATGTCA</text:p>
          </table:table-cell>
          <table:table-cell table:number-columns-repeated="16351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number-columns-repeated="4" table:style-name="ce1"/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D2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D3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4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2</text:p>
          </table:table-cell>
          <table:table-cell office:value-type="string" office:string-value="ATGAGC_GTAGAG" table:formula="of:=CONCATENATE([.Z39];&quot;_&quot;;[.AA39])" table:style-name="ce1">
            <text:p>ATGAGC_GTAGAG</text:p>
          </table:table-cell>
          <table:table-cell table:style-name="ce1"/>
          <table:table-cell office:value-type="string" table:style-name="ce1">
            <text:p>D2</text:p>
          </table:table-cell>
          <table:table-cell office:value-type="string" office:string-value="ATGAGC_CCGTCC" table:formula="of:=CONCATENATE([.U39];&quot;_&quot;;[.V39])" table:style-name="ce1">
            <text:p>ATGAGC_CCGTCC</text:p>
          </table:table-cell>
          <table:table-cell table:number-columns-repeated="16351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number-columns-repeated="4" table:style-name="ce1"/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D3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4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D5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3</text:p>
          </table:table-cell>
          <table:table-cell office:value-type="string" office:string-value="ATTCCT_GTCCGC" table:formula="of:=CONCATENATE([.Z40];&quot;_&quot;;[.AA40])" table:style-name="ce1">
            <text:p>ATTCCT_GTCCGC</text:p>
          </table:table-cell>
          <table:table-cell table:style-name="ce1"/>
          <table:table-cell office:value-type="string" table:style-name="ce1">
            <text:p>D3</text:p>
          </table:table-cell>
          <table:table-cell office:value-type="string" office:string-value="ATTCCT_GTAGAG" table:formula="of:=CONCATENATE([.U40];&quot;_&quot;;[.V40])" table:style-name="ce1">
            <text:p>ATTCCT_GTAGAG</text:p>
          </table:table-cell>
          <table:table-cell table:number-columns-repeated="16351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number-columns-repeated="4" table:style-name="ce1"/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4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D5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D6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4</text:p>
          </table:table-cell>
          <table:table-cell office:value-type="string" office:string-value="CAAAAG_GTGAAA" table:formula="of:=CONCATENATE([.Z41];&quot;_&quot;;[.AA41])" table:style-name="ce1">
            <text:p>CAAAAG_GTGAAA</text:p>
          </table:table-cell>
          <table:table-cell table:style-name="ce1"/>
          <table:table-cell office:value-type="string" table:style-name="ce1">
            <text:p>D4</text:p>
          </table:table-cell>
          <table:table-cell office:value-type="string" office:string-value="CAAAAG_GTCCGC" table:formula="of:=CONCATENATE([.U41];&quot;_&quot;;[.V41])" table:style-name="ce1">
            <text:p>CAAAAG_GTCCGC</text:p>
          </table:table-cell>
          <table:table-cell table:number-columns-repeated="16351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number-columns-repeated="4" table:style-name="ce1"/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D5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D6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D7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5</text:p>
          </table:table-cell>
          <table:table-cell office:value-type="string" office:string-value="CAACTA_GTGGCC" table:formula="of:=CONCATENATE([.Z42];&quot;_&quot;;[.AA42])" table:style-name="ce1">
            <text:p>CAACTA_GTGGCC</text:p>
          </table:table-cell>
          <table:table-cell table:style-name="ce1"/>
          <table:table-cell office:value-type="string" table:style-name="ce1">
            <text:p>D5</text:p>
          </table:table-cell>
          <table:table-cell office:value-type="string" office:string-value="CAACTA_GTGAAA" table:formula="of:=CONCATENATE([.U42];&quot;_&quot;;[.V42])" table:style-name="ce1">
            <text:p>CAACTA_GTGAAA</text:p>
          </table:table-cell>
          <table:table-cell table:number-columns-repeated="16351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number-columns-repeated="4" table:style-name="ce1"/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D6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D7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D8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D6</text:p>
          </table:table-cell>
          <table:table-cell office:value-type="string" office:string-value="CACCGG_GTTTCG" table:formula="of:=CONCATENATE([.Z43];&quot;_&quot;;[.AA43])" table:style-name="ce1">
            <text:p>CACCGG_GTTTCG</text:p>
          </table:table-cell>
          <table:table-cell table:style-name="ce1"/>
          <table:table-cell office:value-type="string" table:style-name="ce1">
            <text:p>D6</text:p>
          </table:table-cell>
          <table:table-cell office:value-type="string" office:string-value="CACCGG_GTGGCC" table:formula="of:=CONCATENATE([.U43];&quot;_&quot;;[.V43])" table:style-name="ce1">
            <text:p>CACCGG_GTGGCC</text:p>
          </table:table-cell>
          <table:table-cell table:number-columns-repeated="16351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number-columns-repeated="4" table:style-name="ce1"/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D7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D8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D9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D7</text:p>
          </table:table-cell>
          <table:table-cell office:value-type="string" office:string-value="CACGAT_CGTACG" table:formula="of:=CONCATENATE([.Z44];&quot;_&quot;;[.AA44])" table:style-name="ce1">
            <text:p>CACGAT_CGTACG</text:p>
          </table:table-cell>
          <table:table-cell table:style-name="ce1"/>
          <table:table-cell office:value-type="string" table:style-name="ce1">
            <text:p>D7</text:p>
          </table:table-cell>
          <table:table-cell office:value-type="string" office:string-value="CACGAT_GTTTCG" table:formula="of:=CONCATENATE([.U44];&quot;_&quot;;[.V44])" table:style-name="ce1">
            <text:p>CACGAT_GTTTCG</text:p>
          </table:table-cell>
          <table:table-cell table:number-columns-repeated="16351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number-columns-repeated="4" table:style-name="ce1"/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D8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D9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D10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D8</text:p>
          </table:table-cell>
          <table:table-cell office:value-type="string" office:string-value="CACTCA_GAGTGG" table:formula="of:=CONCATENATE([.Z45];&quot;_&quot;;[.AA45])" table:style-name="ce1">
            <text:p>CACTCA_GAGTGG</text:p>
          </table:table-cell>
          <table:table-cell table:style-name="ce1"/>
          <table:table-cell office:value-type="string" table:style-name="ce1">
            <text:p>D8</text:p>
          </table:table-cell>
          <table:table-cell office:value-type="string" office:string-value="CACTCA_CGTACG" table:formula="of:=CONCATENATE([.U45];&quot;_&quot;;[.V45])" table:style-name="ce1">
            <text:p>CACTCA_CGTACG</text:p>
          </table:table-cell>
          <table:table-cell table:number-columns-repeated="16351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number-columns-repeated="4" table:style-name="ce1"/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D9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D10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D11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D9</text:p>
          </table:table-cell>
          <table:table-cell office:value-type="string" office:string-value="CAGGCG_GGTAGC" table:formula="of:=CONCATENATE([.Z46];&quot;_&quot;;[.AA46])" table:style-name="ce1">
            <text:p>CAGGCG_GGTAGC</text:p>
          </table:table-cell>
          <table:table-cell table:style-name="ce1"/>
          <table:table-cell office:value-type="string" table:style-name="ce1">
            <text:p>D9</text:p>
          </table:table-cell>
          <table:table-cell office:value-type="string" office:string-value="CAGGCG_GAGTGG" table:formula="of:=CONCATENATE([.U46];&quot;_&quot;;[.V46])" table:style-name="ce1">
            <text:p>CAGGCG_GAGTGG</text:p>
          </table:table-cell>
          <table:table-cell table:number-columns-repeated="16351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number-columns-repeated="4" table:style-name="ce1"/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D10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D11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D12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10</text:p>
          </table:table-cell>
          <table:table-cell office:value-type="string" office:string-value="CATGGC_AGTCAA" table:formula="of:=CONCATENATE([.Z47];&quot;_&quot;;[.AA47])" table:style-name="ce1">
            <text:p>CATGGC_AGTCAA</text:p>
          </table:table-cell>
          <table:table-cell table:style-name="ce1"/>
          <table:table-cell office:value-type="string" table:style-name="ce1">
            <text:p>D10</text:p>
          </table:table-cell>
          <table:table-cell office:value-type="string" office:string-value="CATGGC_GGTAGC" table:formula="of:=CONCATENATE([.U47];&quot;_&quot;;[.V47])" table:style-name="ce1">
            <text:p>CATGGC_GGTAGC</text:p>
          </table:table-cell>
          <table:table-cell table:number-columns-repeated="16351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number-columns-repeated="4" table:style-name="ce1"/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D11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D12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D1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11</text:p>
          </table:table-cell>
          <table:table-cell office:value-type="string" office:string-value="CATTTT_AGTTCC" table:formula="of:=CONCATENATE([.Z48];&quot;_&quot;;[.AA48])" table:style-name="ce1">
            <text:p>CATTTT_AGTTCC</text:p>
          </table:table-cell>
          <table:table-cell table:style-name="ce1"/>
          <table:table-cell office:value-type="string" table:style-name="ce1">
            <text:p>D11</text:p>
          </table:table-cell>
          <table:table-cell office:value-type="string" office:string-value="CATTTT_AGTCAA" table:formula="of:=CONCATENATE([.U48];&quot;_&quot;;[.V48])" table:style-name="ce1">
            <text:p>CATTTT_AGTCAA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D12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D1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D2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12</text:p>
          </table:table-cell>
          <table:table-cell office:value-type="string" office:string-value="CCAACA_ATGTCA" table:formula="of:=CONCATENATE([.Z49];&quot;_&quot;;[.AA49])" table:style-name="ce1">
            <text:p>CCAACA_ATGTCA</text:p>
          </table:table-cell>
          <table:table-cell table:style-name="ce1"/>
          <table:table-cell office:value-type="string" table:style-name="ce1">
            <text:p>D12</text:p>
          </table:table-cell>
          <table:table-cell office:value-type="string" office:string-value="CCAACA_AGTTCC" table:formula="of:=CONCATENATE([.U49];&quot;_&quot;;[.V49])" table:style-name="ce1">
            <text:p>CCAACA_AGTTCC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E1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E2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E3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E1</text:p>
          </table:table-cell>
          <table:table-cell office:value-type="string" office:string-value="ACTGAT_CAAAAG" table:formula="of:=CONCATENATE([.Z50];&quot;_&quot;;[.AA50])" table:style-name="ce1">
            <text:p>ACTGAT_CAAAAG</text:p>
          </table:table-cell>
          <table:table-cell table:style-name="ce1"/>
          <table:table-cell office:value-type="string" table:style-name="ce1">
            <text:p>E1</text:p>
          </table:table-cell>
          <table:table-cell office:value-type="string" office:string-value="ACTGAT_ATTCCT" table:formula="of:=CONCATENATE([.U50];&quot;_&quot;;[.V50])" table:style-name="ce1">
            <text:p>ACTGAT_ATTCCT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E2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E3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E4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E2</text:p>
          </table:table-cell>
          <table:table-cell office:value-type="string" office:string-value="ATGAGC_CAACTA" table:formula="of:=CONCATENATE([.Z51];&quot;_&quot;;[.AA51])" table:style-name="ce1">
            <text:p>ATGAGC_CAACTA</text:p>
          </table:table-cell>
          <table:table-cell table:style-name="ce1"/>
          <table:table-cell office:value-type="string" table:style-name="ce1">
            <text:p>E2</text:p>
          </table:table-cell>
          <table:table-cell office:value-type="string" office:string-value="ATGAGC_CAAAAG" table:formula="of:=CONCATENATE([.U51];&quot;_&quot;;[.V51])" table:style-name="ce1">
            <text:p>ATGAGC_CAAAAG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E3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E4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E5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E3</text:p>
          </table:table-cell>
          <table:table-cell office:value-type="string" office:string-value="ATTCCT_CACCGG" table:formula="of:=CONCATENATE([.Z52];&quot;_&quot;;[.AA52])" table:style-name="ce1">
            <text:p>ATTCCT_CACCGG</text:p>
          </table:table-cell>
          <table:table-cell table:style-name="ce1"/>
          <table:table-cell office:value-type="string" table:style-name="ce1">
            <text:p>E3</text:p>
          </table:table-cell>
          <table:table-cell office:value-type="string" office:string-value="ATTCCT_CAACTA" table:formula="of:=CONCATENATE([.U52];&quot;_&quot;;[.V52])" table:style-name="ce1">
            <text:p>ATTCCT_CAACTA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E4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E5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E6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E7</text:p>
          </table:table-cell>
          <table:table-cell office:value-type="string" table:style-name="ce1">
            <text:p>E4</text:p>
          </table:table-cell>
          <table:table-cell office:value-type="string" office:string-value="CAAAAG_CACGAT" table:formula="of:=CONCATENATE([.Z53];&quot;_&quot;;[.AA53])" table:style-name="ce1">
            <text:p>CAAAAG_CACGAT</text:p>
          </table:table-cell>
          <table:table-cell table:style-name="ce1"/>
          <table:table-cell office:value-type="string" table:style-name="ce1">
            <text:p>E4</text:p>
          </table:table-cell>
          <table:table-cell office:value-type="string" office:string-value="CAAAAG_CACCGG" table:formula="of:=CONCATENATE([.U53];&quot;_&quot;;[.V53])" table:style-name="ce1">
            <text:p>CAAAAG_CACCGG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E5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E6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E7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E8</text:p>
          </table:table-cell>
          <table:table-cell office:value-type="string" table:style-name="ce1">
            <text:p>E5</text:p>
          </table:table-cell>
          <table:table-cell office:value-type="string" office:string-value="CAACTA_CACTCA" table:formula="of:=CONCATENATE([.Z54];&quot;_&quot;;[.AA54])" table:style-name="ce1">
            <text:p>CAACTA_CACTCA</text:p>
          </table:table-cell>
          <table:table-cell table:style-name="ce1"/>
          <table:table-cell office:value-type="string" table:style-name="ce1">
            <text:p>E5</text:p>
          </table:table-cell>
          <table:table-cell office:value-type="string" office:string-value="CAACTA_CACGAT" table:formula="of:=CONCATENATE([.U54];&quot;_&quot;;[.V54])" table:style-name="ce1">
            <text:p>CAACTA_CACGAT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E6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E7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E8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E9</text:p>
          </table:table-cell>
          <table:table-cell office:value-type="string" table:style-name="ce1">
            <text:p>E6</text:p>
          </table:table-cell>
          <table:table-cell office:value-type="string" office:string-value="CACCGG_CAGGCG" table:formula="of:=CONCATENATE([.Z55];&quot;_&quot;;[.AA55])" table:style-name="ce1">
            <text:p>CACCGG_CAGGCG</text:p>
          </table:table-cell>
          <table:table-cell table:style-name="ce1"/>
          <table:table-cell office:value-type="string" table:style-name="ce1">
            <text:p>E6</text:p>
          </table:table-cell>
          <table:table-cell office:value-type="string" office:string-value="CACCGG_CACTCA" table:formula="of:=CONCATENATE([.U55];&quot;_&quot;;[.V55])" table:style-name="ce1">
            <text:p>CACCGG_CACTCA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E7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E8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E9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E10</text:p>
          </table:table-cell>
          <table:table-cell office:value-type="string" table:style-name="ce1">
            <text:p>E7</text:p>
          </table:table-cell>
          <table:table-cell office:value-type="string" office:string-value="CACGAT_CATGGC" table:formula="of:=CONCATENATE([.Z56];&quot;_&quot;;[.AA56])" table:style-name="ce1">
            <text:p>CACGAT_CATGGC</text:p>
          </table:table-cell>
          <table:table-cell table:style-name="ce1"/>
          <table:table-cell office:value-type="string" table:style-name="ce1">
            <text:p>E7</text:p>
          </table:table-cell>
          <table:table-cell office:value-type="string" office:string-value="CACGAT_CAGGCG" table:formula="of:=CONCATENATE([.U56];&quot;_&quot;;[.V56])" table:style-name="ce1">
            <text:p>CACGAT_CAGGCG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E8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E9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E10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E11</text:p>
          </table:table-cell>
          <table:table-cell office:value-type="string" table:style-name="ce1">
            <text:p>E8</text:p>
          </table:table-cell>
          <table:table-cell office:value-type="string" office:string-value="CACTCA_CATTTT" table:formula="of:=CONCATENATE([.Z57];&quot;_&quot;;[.AA57])" table:style-name="ce1">
            <text:p>CACTCA_CATTTT</text:p>
          </table:table-cell>
          <table:table-cell table:style-name="ce1"/>
          <table:table-cell office:value-type="string" table:style-name="ce1">
            <text:p>E8</text:p>
          </table:table-cell>
          <table:table-cell office:value-type="string" office:string-value="CACTCA_CATGGC" table:formula="of:=CONCATENATE([.U57];&quot;_&quot;;[.V57])" table:style-name="ce1">
            <text:p>CACTCA_CATGGC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E9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E10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E11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E12</text:p>
          </table:table-cell>
          <table:table-cell office:value-type="string" table:style-name="ce1">
            <text:p>E9</text:p>
          </table:table-cell>
          <table:table-cell office:value-type="string" office:string-value="CAGGCG_CCAACA" table:formula="of:=CONCATENATE([.Z58];&quot;_&quot;;[.AA58])" table:style-name="ce1">
            <text:p>CAGGCG_CCAACA</text:p>
          </table:table-cell>
          <table:table-cell table:style-name="ce1"/>
          <table:table-cell office:value-type="string" table:style-name="ce1">
            <text:p>E9</text:p>
          </table:table-cell>
          <table:table-cell office:value-type="string" office:string-value="CAGGCG_CATTTT" table:formula="of:=CONCATENATE([.U58];&quot;_&quot;;[.V58])" table:style-name="ce1">
            <text:p>CAGGCG_CATTTT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E10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E11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E12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E1</text:p>
          </table:table-cell>
          <table:table-cell office:value-type="string" table:style-name="ce1">
            <text:p>E10</text:p>
          </table:table-cell>
          <table:table-cell office:value-type="string" office:string-value="CATGGC_ACTGAT" table:formula="of:=CONCATENATE([.Z59];&quot;_&quot;;[.AA59])" table:style-name="ce1">
            <text:p>CATGGC_ACTGAT</text:p>
          </table:table-cell>
          <table:table-cell table:style-name="ce1"/>
          <table:table-cell office:value-type="string" table:style-name="ce1">
            <text:p>E10</text:p>
          </table:table-cell>
          <table:table-cell office:value-type="string" office:string-value="CATGGC_CCAACA" table:formula="of:=CONCATENATE([.U59];&quot;_&quot;;[.V59])" table:style-name="ce1">
            <text:p>CATGGC_CCAACA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E11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E12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E1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E11</text:p>
          </table:table-cell>
          <table:table-cell office:value-type="string" office:string-value="CATTTT_ATGAGC" table:formula="of:=CONCATENATE([.Z60];&quot;_&quot;;[.AA60])" table:style-name="ce1">
            <text:p>CATTTT_ATGAGC</text:p>
          </table:table-cell>
          <table:table-cell table:style-name="ce1"/>
          <table:table-cell office:value-type="string" table:style-name="ce1">
            <text:p>E11</text:p>
          </table:table-cell>
          <table:table-cell office:value-type="string" office:string-value="CATTTT_ACTGAT" table:formula="of:=CONCATENATE([.U60];&quot;_&quot;;[.V60])" table:style-name="ce1">
            <text:p>CATTTT_ACTGAT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E12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E1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E2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E12</text:p>
          </table:table-cell>
          <table:table-cell office:value-type="string" office:string-value="CCAACA_ATTCCT" table:formula="of:=CONCATENATE([.Z61];&quot;_&quot;;[.AA61])" table:style-name="ce1">
            <text:p>CCAACA_ATTCCT</text:p>
          </table:table-cell>
          <table:table-cell table:style-name="ce1"/>
          <table:table-cell office:value-type="string" table:style-name="ce1">
            <text:p>E12</text:p>
          </table:table-cell>
          <table:table-cell office:value-type="string" office:string-value="CCAACA_ATGAGC" table:formula="of:=CONCATENATE([.U61];&quot;_&quot;;[.V61])" table:style-name="ce1">
            <text:p>CCAACA_ATGAGC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F1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F2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F3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F1</text:p>
          </table:table-cell>
          <table:table-cell office:value-type="string" office:string-value="ACTGAT_CTCAGA" table:formula="of:=CONCATENATE([.Z62];&quot;_&quot;;[.AA62])" table:style-name="ce1">
            <text:p>ACTGAT_CTCAGA</text:p>
          </table:table-cell>
          <table:table-cell table:style-name="ce1"/>
          <table:table-cell office:value-type="string" table:style-name="ce1">
            <text:p>F1</text:p>
          </table:table-cell>
          <table:table-cell office:value-type="string" office:string-value="ACTGAT_CTATAC" table:formula="of:=CONCATENATE([.U62];&quot;_&quot;;[.V62])" table:style-name="ce1">
            <text:p>ACTGAT_CTATAC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F2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F3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F4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F2</text:p>
          </table:table-cell>
          <table:table-cell office:value-type="string" office:string-value="ATGAGC_GACGAC" table:formula="of:=CONCATENATE([.Z63];&quot;_&quot;;[.AA63])" table:style-name="ce1">
            <text:p>ATGAGC_GACGAC</text:p>
          </table:table-cell>
          <table:table-cell table:style-name="ce1"/>
          <table:table-cell office:value-type="string" table:style-name="ce1">
            <text:p>F2</text:p>
          </table:table-cell>
          <table:table-cell office:value-type="string" office:string-value="ATGAGC_CTCAGA" table:formula="of:=CONCATENATE([.U63];&quot;_&quot;;[.V63])" table:style-name="ce1">
            <text:p>ATGAGC_CTCAGA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F3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F4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F5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F6</text:p>
          </table:table-cell>
          <table:table-cell office:value-type="string" table:style-name="ce1">
            <text:p>F3</text:p>
          </table:table-cell>
          <table:table-cell office:value-type="string" office:string-value="ATTCCT_TAATCG" table:formula="of:=CONCATENATE([.Z64];&quot;_&quot;;[.AA64])" table:style-name="ce1">
            <text:p>ATTCCT_TAATCG</text:p>
          </table:table-cell>
          <table:table-cell table:style-name="ce1"/>
          <table:table-cell office:value-type="string" table:style-name="ce1">
            <text:p>F3</text:p>
          </table:table-cell>
          <table:table-cell office:value-type="string" office:string-value="ATTCCT_GACGAC" table:formula="of:=CONCATENATE([.U64];&quot;_&quot;;[.V64])" table:style-name="ce1">
            <text:p>ATTCCT_GACGAC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F4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F5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F6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F7</text:p>
          </table:table-cell>
          <table:table-cell office:value-type="string" table:style-name="ce1">
            <text:p>F4</text:p>
          </table:table-cell>
          <table:table-cell office:value-type="string" office:string-value="CAAAAG_TACAGC" table:formula="of:=CONCATENATE([.Z65];&quot;_&quot;;[.AA65])" table:style-name="ce1">
            <text:p>CAAAAG_TACAGC</text:p>
          </table:table-cell>
          <table:table-cell table:style-name="ce1"/>
          <table:table-cell office:value-type="string" table:style-name="ce1">
            <text:p>F4</text:p>
          </table:table-cell>
          <table:table-cell office:value-type="string" office:string-value="CAAAAG_TAATCG" table:formula="of:=CONCATENATE([.U65];&quot;_&quot;;[.V65])" table:style-name="ce1">
            <text:p>CAAAAG_TAATCG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F5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F6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F7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F8</text:p>
          </table:table-cell>
          <table:table-cell office:value-type="string" table:style-name="ce1">
            <text:p>F5</text:p>
          </table:table-cell>
          <table:table-cell office:value-type="string" office:string-value="CAACTA_TATAAT" table:formula="of:=CONCATENATE([.Z66];&quot;_&quot;;[.AA66])" table:style-name="ce1">
            <text:p>CAACTA_TATAAT</text:p>
          </table:table-cell>
          <table:table-cell table:style-name="ce1"/>
          <table:table-cell office:value-type="string" table:style-name="ce1">
            <text:p>F5</text:p>
          </table:table-cell>
          <table:table-cell office:value-type="string" office:string-value="CAACTA_TACAGC" table:formula="of:=CONCATENATE([.U66];&quot;_&quot;;[.V66])" table:style-name="ce1">
            <text:p>CAACTA_TACAGC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F6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F7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F8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F9</text:p>
          </table:table-cell>
          <table:table-cell office:value-type="string" table:style-name="ce1">
            <text:p>F6</text:p>
          </table:table-cell>
          <table:table-cell office:value-type="string" office:string-value="CACCGG_TCATTC" table:formula="of:=CONCATENATE([.Z67];&quot;_&quot;;[.AA67])" table:style-name="ce1">
            <text:p>CACCGG_TCATTC</text:p>
          </table:table-cell>
          <table:table-cell table:style-name="ce1"/>
          <table:table-cell office:value-type="string" table:style-name="ce1">
            <text:p>F6</text:p>
          </table:table-cell>
          <table:table-cell office:value-type="string" office:string-value="CACCGG_TATAAT" table:formula="of:=CONCATENATE([.U67];&quot;_&quot;;[.V67])" table:style-name="ce1">
            <text:p>CACCGG_TATAAT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F7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F8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F9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F10</text:p>
          </table:table-cell>
          <table:table-cell office:value-type="string" table:style-name="ce1">
            <text:p>F7</text:p>
          </table:table-cell>
          <table:table-cell office:value-type="string" office:string-value="CACGAT_TCCCGA" table:formula="of:=CONCATENATE([.Z68];&quot;_&quot;;[.AA68])" table:style-name="ce1">
            <text:p>CACGAT_TCCCGA</text:p>
          </table:table-cell>
          <table:table-cell table:style-name="ce1"/>
          <table:table-cell office:value-type="string" table:style-name="ce1">
            <text:p>F7</text:p>
          </table:table-cell>
          <table:table-cell office:value-type="string" office:string-value="CACGAT_TCATTC" table:formula="of:=CONCATENATE([.U68];&quot;_&quot;;[.V68])" table:style-name="ce1">
            <text:p>CACGAT_TCATTC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F8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F9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F10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F11</text:p>
          </table:table-cell>
          <table:table-cell office:value-type="string" table:style-name="ce1">
            <text:p>F8</text:p>
          </table:table-cell>
          <table:table-cell office:value-type="string" office:string-value="CACTCA_TCGAAG" table:formula="of:=CONCATENATE([.Z69];&quot;_&quot;;[.AA69])" table:style-name="ce1">
            <text:p>CACTCA_TCGAAG</text:p>
          </table:table-cell>
          <table:table-cell table:style-name="ce1"/>
          <table:table-cell office:value-type="string" table:style-name="ce1">
            <text:p>F8</text:p>
          </table:table-cell>
          <table:table-cell office:value-type="string" office:string-value="CACTCA_TCCCGA" table:formula="of:=CONCATENATE([.U69];&quot;_&quot;;[.V69])" table:style-name="ce1">
            <text:p>CACTCA_TCCCGA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F9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F10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F11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F12</text:p>
          </table:table-cell>
          <table:table-cell office:value-type="string" table:style-name="ce1">
            <text:p>F9</text:p>
          </table:table-cell>
          <table:table-cell office:value-type="string" office:string-value="CAGGCG_TCGGCA" table:formula="of:=CONCATENATE([.Z70];&quot;_&quot;;[.AA70])" table:style-name="ce1">
            <text:p>CAGGCG_TCGGCA</text:p>
          </table:table-cell>
          <table:table-cell table:style-name="ce1"/>
          <table:table-cell office:value-type="string" table:style-name="ce1">
            <text:p>F9</text:p>
          </table:table-cell>
          <table:table-cell office:value-type="string" office:string-value="CAGGCG_TCGAAG" table:formula="of:=CONCATENATE([.U70];&quot;_&quot;;[.V70])" table:style-name="ce1">
            <text:p>CAGGCG_TCGAAG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F10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F11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F12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F10</text:p>
          </table:table-cell>
          <table:table-cell office:value-type="string" office:string-value="CATGGC_CGGAAT" table:formula="of:=CONCATENATE([.Z71];&quot;_&quot;;[.AA71])" table:style-name="ce1">
            <text:p>CATGGC_CGGAAT</text:p>
          </table:table-cell>
          <table:table-cell table:style-name="ce1"/>
          <table:table-cell office:value-type="string" table:style-name="ce1">
            <text:p>F10</text:p>
          </table:table-cell>
          <table:table-cell office:value-type="string" office:string-value="CATGGC_TCGGCA" table:formula="of:=CONCATENATE([.U71];&quot;_&quot;;[.V71])" table:style-name="ce1">
            <text:p>CATGGC_TCGGCA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F11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F12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F1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F11</text:p>
          </table:table-cell>
          <table:table-cell office:value-type="string" office:string-value="CATTTT_CTAGCT" table:formula="of:=CONCATENATE([.Z72];&quot;_&quot;;[.AA72])" table:style-name="ce1">
            <text:p>CATTTT_CTAGCT</text:p>
          </table:table-cell>
          <table:table-cell table:style-name="ce1"/>
          <table:table-cell office:value-type="string" table:style-name="ce1">
            <text:p>F11</text:p>
          </table:table-cell>
          <table:table-cell office:value-type="string" office:string-value="CATTTT_CGGAAT" table:formula="of:=CONCATENATE([.U72];&quot;_&quot;;[.V72])" table:style-name="ce1">
            <text:p>CATTTT_CGGAAT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F12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F1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F2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F12</text:p>
          </table:table-cell>
          <table:table-cell office:value-type="string" office:string-value="CCAACA_CTATAC" table:formula="of:=CONCATENATE([.Z73];&quot;_&quot;;[.AA73])" table:style-name="ce1">
            <text:p>CCAACA_CTATAC</text:p>
          </table:table-cell>
          <table:table-cell table:style-name="ce1"/>
          <table:table-cell office:value-type="string" table:style-name="ce1">
            <text:p>F12</text:p>
          </table:table-cell>
          <table:table-cell office:value-type="string" office:string-value="CCAACA_CTAGCT" table:formula="of:=CONCATENATE([.U73];&quot;_&quot;;[.V73])" table:style-name="ce1">
            <text:p>CCAACA_CTAGCT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D1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D2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D3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G1</text:p>
          </table:table-cell>
          <table:table-cell office:value-type="string" office:string-value="CGGAAT_CCGTCC" table:formula="of:=CONCATENATE([.Z74];&quot;_&quot;;[.AA74])" table:style-name="ce1">
            <text:p>CGGAAT_CCGTCC</text:p>
          </table:table-cell>
          <table:table-cell table:style-name="ce1"/>
          <table:table-cell office:value-type="string" table:style-name="ce1">
            <text:p>G1</text:p>
          </table:table-cell>
          <table:table-cell office:value-type="string" office:string-value="CGGAAT_ATGTCA" table:formula="of:=CONCATENATE([.U74];&quot;_&quot;;[.V74])" table:style-name="ce1">
            <text:p>CGGAAT_ATGTCA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D2</text:p>
          </table:table-cell>
          <table:table-cell table:style-name="ce1"/>
          <table:table-cell office:value-type="string" table:style-name="ce1">
            <text:p>C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D3</text:p>
          </table:table-cell>
          <table:table-cell table:style-name="ce1"/>
          <table:table-cell office:value-type="string" table:style-name="ce1">
            <text:p>C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4</text:p>
          </table:table-cell>
          <table:table-cell table:style-name="ce1"/>
          <table:table-cell office:value-type="string" table:style-name="ce1">
            <text:p>C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G2</text:p>
          </table:table-cell>
          <table:table-cell office:value-type="string" office:string-value="CTAGCT_GTAGAG" table:formula="of:=CONCATENATE([.Z75];&quot;_&quot;;[.AA75])" table:style-name="ce1">
            <text:p>CTAGCT_GTAGAG</text:p>
          </table:table-cell>
          <table:table-cell table:style-name="ce1"/>
          <table:table-cell office:value-type="string" table:style-name="ce1">
            <text:p>G2</text:p>
          </table:table-cell>
          <table:table-cell office:value-type="string" office:string-value="CTAGCT_CCGTCC" table:formula="of:=CONCATENATE([.U75];&quot;_&quot;;[.V75])" table:style-name="ce1">
            <text:p>CTAGCT_CCGTCC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D3</text:p>
          </table:table-cell>
          <table:table-cell table:style-name="ce1"/>
          <table:table-cell office:value-type="string" table:style-name="ce1">
            <text:p>C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4</text:p>
          </table:table-cell>
          <table:table-cell table:style-name="ce1"/>
          <table:table-cell office:value-type="string" table:style-name="ce1">
            <text:p>C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D5</text:p>
          </table:table-cell>
          <table:table-cell table:style-name="ce1"/>
          <table:table-cell office:value-type="string" table:style-name="ce1">
            <text:p>C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G3</text:p>
          </table:table-cell>
          <table:table-cell office:value-type="string" office:string-value="CTATAC_GTCCGC" table:formula="of:=CONCATENATE([.Z76];&quot;_&quot;;[.AA76])" table:style-name="ce1">
            <text:p>CTATAC_GTCCGC</text:p>
          </table:table-cell>
          <table:table-cell table:style-name="ce1"/>
          <table:table-cell office:value-type="string" table:style-name="ce1">
            <text:p>G3</text:p>
          </table:table-cell>
          <table:table-cell office:value-type="string" office:string-value="CTATAC_GTAGAG" table:formula="of:=CONCATENATE([.U76];&quot;_&quot;;[.V76])" table:style-name="ce1">
            <text:p>CTATAC_GTAGAG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4</text:p>
          </table:table-cell>
          <table:table-cell table:style-name="ce1"/>
          <table:table-cell office:value-type="string" table:style-name="ce1">
            <text:p>C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D5</text:p>
          </table:table-cell>
          <table:table-cell table:style-name="ce1"/>
          <table:table-cell office:value-type="string" table:style-name="ce1">
            <text:p>C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D6</text:p>
          </table:table-cell>
          <table:table-cell table:style-name="ce1"/>
          <table:table-cell office:value-type="string" table:style-name="ce1">
            <text:p>C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G4</text:p>
          </table:table-cell>
          <table:table-cell office:value-type="string" office:string-value="CTCAGA_GTGAAA" table:formula="of:=CONCATENATE([.Z77];&quot;_&quot;;[.AA77])" table:style-name="ce1">
            <text:p>CTCAGA_GTGAAA</text:p>
          </table:table-cell>
          <table:table-cell table:style-name="ce1"/>
          <table:table-cell office:value-type="string" table:style-name="ce1">
            <text:p>G4</text:p>
          </table:table-cell>
          <table:table-cell office:value-type="string" office:string-value="CTCAGA_GTCCGC" table:formula="of:=CONCATENATE([.U77];&quot;_&quot;;[.V77])" table:style-name="ce1">
            <text:p>CTCAGA_GTCCGC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D5</text:p>
          </table:table-cell>
          <table:table-cell table:style-name="ce1"/>
          <table:table-cell office:value-type="string" table:style-name="ce1">
            <text:p>C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D6</text:p>
          </table:table-cell>
          <table:table-cell table:style-name="ce1"/>
          <table:table-cell office:value-type="string" table:style-name="ce1">
            <text:p>C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D7</text:p>
          </table:table-cell>
          <table:table-cell table:style-name="ce1"/>
          <table:table-cell office:value-type="string" table:style-name="ce1">
            <text:p>C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G5</text:p>
          </table:table-cell>
          <table:table-cell office:value-type="string" office:string-value="GACGAC_GTGGCC" table:formula="of:=CONCATENATE([.Z78];&quot;_&quot;;[.AA78])" table:style-name="ce1">
            <text:p>GACGAC_GTGGCC</text:p>
          </table:table-cell>
          <table:table-cell table:style-name="ce1"/>
          <table:table-cell office:value-type="string" table:style-name="ce1">
            <text:p>G5</text:p>
          </table:table-cell>
          <table:table-cell office:value-type="string" office:string-value="GACGAC_GTGAAA" table:formula="of:=CONCATENATE([.U78];&quot;_&quot;;[.V78])" table:style-name="ce1">
            <text:p>GACGAC_GTGAAA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D6</text:p>
          </table:table-cell>
          <table:table-cell table:style-name="ce1"/>
          <table:table-cell office:value-type="string" table:style-name="ce1">
            <text:p>C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D7</text:p>
          </table:table-cell>
          <table:table-cell table:style-name="ce1"/>
          <table:table-cell office:value-type="string" table:style-name="ce1">
            <text:p>C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D8</text:p>
          </table:table-cell>
          <table:table-cell table:style-name="ce1"/>
          <table:table-cell office:value-type="string" table:style-name="ce1">
            <text:p>C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G6</text:p>
          </table:table-cell>
          <table:table-cell office:value-type="string" office:string-value="TAATCG_GTTTCG" table:formula="of:=CONCATENATE([.Z79];&quot;_&quot;;[.AA79])" table:style-name="ce1">
            <text:p>TAATCG_GTTTCG</text:p>
          </table:table-cell>
          <table:table-cell table:style-name="ce1"/>
          <table:table-cell office:value-type="string" table:style-name="ce1">
            <text:p>G6</text:p>
          </table:table-cell>
          <table:table-cell office:value-type="string" office:string-value="TAATCG_GTGGCC" table:formula="of:=CONCATENATE([.U79];&quot;_&quot;;[.V79])" table:style-name="ce1">
            <text:p>TAATCG_GTGGCC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D7</text:p>
          </table:table-cell>
          <table:table-cell table:style-name="ce1"/>
          <table:table-cell office:value-type="string" table:style-name="ce1">
            <text:p>C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D8</text:p>
          </table:table-cell>
          <table:table-cell table:style-name="ce1"/>
          <table:table-cell office:value-type="string" table:style-name="ce1">
            <text:p>C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D9</text:p>
          </table:table-cell>
          <table:table-cell table:style-name="ce1"/>
          <table:table-cell office:value-type="string" table:style-name="ce1">
            <text:p>C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G7</text:p>
          </table:table-cell>
          <table:table-cell office:value-type="string" office:string-value="TACAGC_CGTACG" table:formula="of:=CONCATENATE([.Z80];&quot;_&quot;;[.AA80])" table:style-name="ce1">
            <text:p>TACAGC_CGTACG</text:p>
          </table:table-cell>
          <table:table-cell table:style-name="ce1"/>
          <table:table-cell office:value-type="string" table:style-name="ce1">
            <text:p>G7</text:p>
          </table:table-cell>
          <table:table-cell office:value-type="string" office:string-value="TACAGC_GTTTCG" table:formula="of:=CONCATENATE([.U80];&quot;_&quot;;[.V80])" table:style-name="ce1">
            <text:p>TACAGC_GTTTCG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D8</text:p>
          </table:table-cell>
          <table:table-cell table:style-name="ce1"/>
          <table:table-cell office:value-type="string" table:style-name="ce1">
            <text:p>C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D9</text:p>
          </table:table-cell>
          <table:table-cell table:style-name="ce1"/>
          <table:table-cell office:value-type="string" table:style-name="ce1">
            <text:p>C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D10</text:p>
          </table:table-cell>
          <table:table-cell table:style-name="ce1"/>
          <table:table-cell office:value-type="string" table:style-name="ce1">
            <text:p>C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G8</text:p>
          </table:table-cell>
          <table:table-cell office:value-type="string" office:string-value="TATAAT_GAGTGG" table:formula="of:=CONCATENATE([.Z81];&quot;_&quot;;[.AA81])" table:style-name="ce1">
            <text:p>TATAAT_GAGTGG</text:p>
          </table:table-cell>
          <table:table-cell table:style-name="ce1"/>
          <table:table-cell office:value-type="string" table:style-name="ce1">
            <text:p>G8</text:p>
          </table:table-cell>
          <table:table-cell office:value-type="string" office:string-value="TATAAT_CGTACG" table:formula="of:=CONCATENATE([.U81];&quot;_&quot;;[.V81])" table:style-name="ce1">
            <text:p>TATAAT_CGTACG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D9</text:p>
          </table:table-cell>
          <table:table-cell table:style-name="ce1"/>
          <table:table-cell office:value-type="string" table:style-name="ce1">
            <text:p>C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D10</text:p>
          </table:table-cell>
          <table:table-cell table:style-name="ce1"/>
          <table:table-cell office:value-type="string" table:style-name="ce1">
            <text:p>C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D11</text:p>
          </table:table-cell>
          <table:table-cell table:style-name="ce1"/>
          <table:table-cell office:value-type="string" table:style-name="ce1">
            <text:p>C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G9</text:p>
          </table:table-cell>
          <table:table-cell office:value-type="string" office:string-value="TCATTC_GGTAGC" table:formula="of:=CONCATENATE([.Z82];&quot;_&quot;;[.AA82])" table:style-name="ce1">
            <text:p>TCATTC_GGTAGC</text:p>
          </table:table-cell>
          <table:table-cell table:style-name="ce1"/>
          <table:table-cell office:value-type="string" table:style-name="ce1">
            <text:p>G9</text:p>
          </table:table-cell>
          <table:table-cell office:value-type="string" office:string-value="TCATTC_GAGTGG" table:formula="of:=CONCATENATE([.U82];&quot;_&quot;;[.V82])" table:style-name="ce1">
            <text:p>TCATTC_GAGTGG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D10</text:p>
          </table:table-cell>
          <table:table-cell table:style-name="ce1"/>
          <table:table-cell office:value-type="string" table:style-name="ce1">
            <text:p>C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D11</text:p>
          </table:table-cell>
          <table:table-cell table:style-name="ce1"/>
          <table:table-cell office:value-type="string" table:style-name="ce1">
            <text:p>C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D12</text:p>
          </table:table-cell>
          <table:table-cell table:style-name="ce1"/>
          <table:table-cell office:value-type="string" table:style-name="ce1">
            <text:p>C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G10</text:p>
          </table:table-cell>
          <table:table-cell office:value-type="string" office:string-value="TCCCGA_AGTCAA" table:formula="of:=CONCATENATE([.Z83];&quot;_&quot;;[.AA83])" table:style-name="ce1">
            <text:p>TCCCGA_AGTCAA</text:p>
          </table:table-cell>
          <table:table-cell table:style-name="ce1"/>
          <table:table-cell office:value-type="string" table:style-name="ce1">
            <text:p>G10</text:p>
          </table:table-cell>
          <table:table-cell office:value-type="string" office:string-value="TCCCGA_GGTAGC" table:formula="of:=CONCATENATE([.U83];&quot;_&quot;;[.V83])" table:style-name="ce1">
            <text:p>TCCCGA_GGTAGC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D11</text:p>
          </table:table-cell>
          <table:table-cell table:style-name="ce1"/>
          <table:table-cell office:value-type="string" table:style-name="ce1">
            <text:p>C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D12</text:p>
          </table:table-cell>
          <table:table-cell table:style-name="ce1"/>
          <table:table-cell office:value-type="string" table:style-name="ce1">
            <text:p>C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D1</text:p>
          </table:table-cell>
          <table:table-cell table:style-name="ce1"/>
          <table:table-cell office:value-type="string" table:style-name="ce1">
            <text:p>C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G11</text:p>
          </table:table-cell>
          <table:table-cell office:value-type="string" office:string-value="TCGAAG_AGTTCC" table:formula="of:=CONCATENATE([.Z84];&quot;_&quot;;[.AA84])" table:style-name="ce1">
            <text:p>TCGAAG_AGTTCC</text:p>
          </table:table-cell>
          <table:table-cell table:style-name="ce1"/>
          <table:table-cell office:value-type="string" table:style-name="ce1">
            <text:p>G11</text:p>
          </table:table-cell>
          <table:table-cell office:value-type="string" office:string-value="TCGAAG_AGTCAA" table:formula="of:=CONCATENATE([.U84];&quot;_&quot;;[.V84])" table:style-name="ce1">
            <text:p>TCGAAG_AGTCAA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D12</text:p>
          </table:table-cell>
          <table:table-cell table:style-name="ce1"/>
          <table:table-cell office:value-type="string" table:style-name="ce1">
            <text:p>C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D1</text:p>
          </table:table-cell>
          <table:table-cell table:style-name="ce1"/>
          <table:table-cell office:value-type="string" table:style-name="ce1">
            <text:p>C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D2</text:p>
          </table:table-cell>
          <table:table-cell table:style-name="ce1"/>
          <table:table-cell office:value-type="string" table:style-name="ce1">
            <text:p>C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G12</text:p>
          </table:table-cell>
          <table:table-cell office:value-type="string" office:string-value="TCGGCA_ATGTCA" table:formula="of:=CONCATENATE([.Z85];&quot;_&quot;;[.AA85])" table:style-name="ce1">
            <text:p>TCGGCA_ATGTCA</text:p>
          </table:table-cell>
          <table:table-cell table:style-name="ce1"/>
          <table:table-cell office:value-type="string" table:style-name="ce1">
            <text:p>G12</text:p>
          </table:table-cell>
          <table:table-cell office:value-type="string" office:string-value="TCGGCA_AGTTCC" table:formula="of:=CONCATENATE([.U85];&quot;_&quot;;[.V85])" table:style-name="ce1">
            <text:p>TCGGCA_AGTTCC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E1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E2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E3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H1</text:p>
          </table:table-cell>
          <table:table-cell office:value-type="string" office:string-value="CGGAAT_CAAAAG" table:formula="of:=CONCATENATE([.Z86];&quot;_&quot;;[.AA86])" table:style-name="ce1">
            <text:p>CGGAAT_CAAAAG</text:p>
          </table:table-cell>
          <table:table-cell table:style-name="ce1"/>
          <table:table-cell office:value-type="string" table:style-name="ce1">
            <text:p>H1</text:p>
          </table:table-cell>
          <table:table-cell office:value-type="string" office:string-value="CGGAAT_ATTCCT" table:formula="of:=CONCATENATE([.U86];&quot;_&quot;;[.V86])" table:style-name="ce1">
            <text:p>CGGAAT_ATTCCT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E2</text:p>
          </table:table-cell>
          <table:table-cell table:style-name="ce1"/>
          <table:table-cell office:value-type="string" table:style-name="ce1">
            <text:p>C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E3</text:p>
          </table:table-cell>
          <table:table-cell table:style-name="ce1"/>
          <table:table-cell office:value-type="string" table:style-name="ce1">
            <text:p>C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E4</text:p>
          </table:table-cell>
          <table:table-cell table:style-name="ce1"/>
          <table:table-cell office:value-type="string" table:style-name="ce1">
            <text:p>C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H2</text:p>
          </table:table-cell>
          <table:table-cell office:value-type="string" office:string-value="CTAGCT_CAACTA" table:formula="of:=CONCATENATE([.Z87];&quot;_&quot;;[.AA87])" table:style-name="ce1">
            <text:p>CTAGCT_CAACTA</text:p>
          </table:table-cell>
          <table:table-cell table:style-name="ce1"/>
          <table:table-cell office:value-type="string" table:style-name="ce1">
            <text:p>H2</text:p>
          </table:table-cell>
          <table:table-cell office:value-type="string" office:string-value="CTAGCT_CAAAAG" table:formula="of:=CONCATENATE([.U87];&quot;_&quot;;[.V87])" table:style-name="ce1">
            <text:p>CTAGCT_CAAAAG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E3</text:p>
          </table:table-cell>
          <table:table-cell table:style-name="ce1"/>
          <table:table-cell office:value-type="string" table:style-name="ce1">
            <text:p>C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E4</text:p>
          </table:table-cell>
          <table:table-cell table:style-name="ce1"/>
          <table:table-cell office:value-type="string" table:style-name="ce1">
            <text:p>C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E5</text:p>
          </table:table-cell>
          <table:table-cell table:style-name="ce1"/>
          <table:table-cell office:value-type="string" table:style-name="ce1">
            <text:p>C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H3</text:p>
          </table:table-cell>
          <table:table-cell office:value-type="string" office:string-value="CTATAC_CACCGG" table:formula="of:=CONCATENATE([.Z88];&quot;_&quot;;[.AA88])" table:style-name="ce1">
            <text:p>CTATAC_CACCGG</text:p>
          </table:table-cell>
          <table:table-cell table:style-name="ce1"/>
          <table:table-cell office:value-type="string" table:style-name="ce1">
            <text:p>H3</text:p>
          </table:table-cell>
          <table:table-cell office:value-type="string" office:string-value="CTATAC_CAACTA" table:formula="of:=CONCATENATE([.U88];&quot;_&quot;;[.V88])" table:style-name="ce1">
            <text:p>CTATAC_CAACTA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E4</text:p>
          </table:table-cell>
          <table:table-cell table:style-name="ce1"/>
          <table:table-cell office:value-type="string" table:style-name="ce1">
            <text:p>C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E5</text:p>
          </table:table-cell>
          <table:table-cell table:style-name="ce1"/>
          <table:table-cell office:value-type="string" table:style-name="ce1">
            <text:p>C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E6</text:p>
          </table:table-cell>
          <table:table-cell table:style-name="ce1"/>
          <table:table-cell office:value-type="string" table:style-name="ce1">
            <text:p>C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E7</text:p>
          </table:table-cell>
          <table:table-cell office:value-type="string" table:style-name="ce1">
            <text:p>H4</text:p>
          </table:table-cell>
          <table:table-cell office:value-type="string" office:string-value="CTCAGA_CACGAT" table:formula="of:=CONCATENATE([.Z89];&quot;_&quot;;[.AA89])" table:style-name="ce1">
            <text:p>CTCAGA_CACGAT</text:p>
          </table:table-cell>
          <table:table-cell table:style-name="ce1"/>
          <table:table-cell office:value-type="string" table:style-name="ce1">
            <text:p>H4</text:p>
          </table:table-cell>
          <table:table-cell office:value-type="string" office:string-value="CTCAGA_CACCGG" table:formula="of:=CONCATENATE([.U89];&quot;_&quot;;[.V89])" table:style-name="ce1">
            <text:p>CTCAGA_CACCGG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E5</text:p>
          </table:table-cell>
          <table:table-cell table:style-name="ce1"/>
          <table:table-cell office:value-type="string" table:style-name="ce1">
            <text:p>C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E6</text:p>
          </table:table-cell>
          <table:table-cell table:style-name="ce1"/>
          <table:table-cell office:value-type="string" table:style-name="ce1">
            <text:p>C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E7</text:p>
          </table:table-cell>
          <table:table-cell table:style-name="ce1"/>
          <table:table-cell office:value-type="string" table:style-name="ce1">
            <text:p>C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E8</text:p>
          </table:table-cell>
          <table:table-cell office:value-type="string" table:style-name="ce1">
            <text:p>H5</text:p>
          </table:table-cell>
          <table:table-cell office:value-type="string" office:string-value="GACGAC_CACTCA" table:formula="of:=CONCATENATE([.Z90];&quot;_&quot;;[.AA90])" table:style-name="ce1">
            <text:p>GACGAC_CACTCA</text:p>
          </table:table-cell>
          <table:table-cell table:style-name="ce1"/>
          <table:table-cell office:value-type="string" table:style-name="ce1">
            <text:p>H5</text:p>
          </table:table-cell>
          <table:table-cell office:value-type="string" office:string-value="GACGAC_CACGAT" table:formula="of:=CONCATENATE([.U90];&quot;_&quot;;[.V90])" table:style-name="ce1">
            <text:p>GACGAC_CACGAT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E6</text:p>
          </table:table-cell>
          <table:table-cell table:style-name="ce1"/>
          <table:table-cell office:value-type="string" table:style-name="ce1">
            <text:p>C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E7</text:p>
          </table:table-cell>
          <table:table-cell table:style-name="ce1"/>
          <table:table-cell office:value-type="string" table:style-name="ce1">
            <text:p>C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E8</text:p>
          </table:table-cell>
          <table:table-cell table:style-name="ce1"/>
          <table:table-cell office:value-type="string" table:style-name="ce1">
            <text:p>C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E9</text:p>
          </table:table-cell>
          <table:table-cell office:value-type="string" table:style-name="ce1">
            <text:p>H6</text:p>
          </table:table-cell>
          <table:table-cell office:value-type="string" office:string-value="TAATCG_CAGGCG" table:formula="of:=CONCATENATE([.Z91];&quot;_&quot;;[.AA91])" table:style-name="ce1">
            <text:p>TAATCG_CAGGCG</text:p>
          </table:table-cell>
          <table:table-cell table:style-name="ce1"/>
          <table:table-cell office:value-type="string" table:style-name="ce1">
            <text:p>H6</text:p>
          </table:table-cell>
          <table:table-cell office:value-type="string" office:string-value="TAATCG_CACTCA" table:formula="of:=CONCATENATE([.U91];&quot;_&quot;;[.V91])" table:style-name="ce1">
            <text:p>TAATCG_CACTCA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E7</text:p>
          </table:table-cell>
          <table:table-cell table:style-name="ce1"/>
          <table:table-cell office:value-type="string" table:style-name="ce1">
            <text:p>C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E8</text:p>
          </table:table-cell>
          <table:table-cell table:style-name="ce1"/>
          <table:table-cell office:value-type="string" table:style-name="ce1">
            <text:p>C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E9</text:p>
          </table:table-cell>
          <table:table-cell table:style-name="ce1"/>
          <table:table-cell office:value-type="string" table:style-name="ce1">
            <text:p>C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E10</text:p>
          </table:table-cell>
          <table:table-cell office:value-type="string" table:style-name="ce1">
            <text:p>H7</text:p>
          </table:table-cell>
          <table:table-cell office:value-type="string" office:string-value="TACAGC_CATGGC" table:formula="of:=CONCATENATE([.Z92];&quot;_&quot;;[.AA92])" table:style-name="ce1">
            <text:p>TACAGC_CATGGC</text:p>
          </table:table-cell>
          <table:table-cell table:style-name="ce1"/>
          <table:table-cell office:value-type="string" table:style-name="ce1">
            <text:p>H7</text:p>
          </table:table-cell>
          <table:table-cell office:value-type="string" office:string-value="TACAGC_CAGGCG" table:formula="of:=CONCATENATE([.U92];&quot;_&quot;;[.V92])" table:style-name="ce1">
            <text:p>TACAGC_CAGGCG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E8</text:p>
          </table:table-cell>
          <table:table-cell table:style-name="ce1"/>
          <table:table-cell office:value-type="string" table:style-name="ce1">
            <text:p>C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E9</text:p>
          </table:table-cell>
          <table:table-cell table:style-name="ce1"/>
          <table:table-cell office:value-type="string" table:style-name="ce1">
            <text:p>C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E10</text:p>
          </table:table-cell>
          <table:table-cell table:style-name="ce1"/>
          <table:table-cell office:value-type="string" table:style-name="ce1">
            <text:p>C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E11</text:p>
          </table:table-cell>
          <table:table-cell office:value-type="string" table:style-name="ce1">
            <text:p>H8</text:p>
          </table:table-cell>
          <table:table-cell office:value-type="string" office:string-value="TATAAT_CATTTT" table:formula="of:=CONCATENATE([.Z93];&quot;_&quot;;[.AA93])" table:style-name="ce1">
            <text:p>TATAAT_CATTTT</text:p>
          </table:table-cell>
          <table:table-cell table:style-name="ce1"/>
          <table:table-cell office:value-type="string" table:style-name="ce1">
            <text:p>H8</text:p>
          </table:table-cell>
          <table:table-cell office:value-type="string" office:string-value="TATAAT_CATGGC" table:formula="of:=CONCATENATE([.U93];&quot;_&quot;;[.V93])" table:style-name="ce1">
            <text:p>TATAAT_CATGGC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E9</text:p>
          </table:table-cell>
          <table:table-cell table:style-name="ce1"/>
          <table:table-cell office:value-type="string" table:style-name="ce1">
            <text:p>C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E10</text:p>
          </table:table-cell>
          <table:table-cell table:style-name="ce1"/>
          <table:table-cell office:value-type="string" table:style-name="ce1">
            <text:p>C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E11</text:p>
          </table:table-cell>
          <table:table-cell table:style-name="ce1"/>
          <table:table-cell office:value-type="string" table:style-name="ce1">
            <text:p>C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E12</text:p>
          </table:table-cell>
          <table:table-cell office:value-type="string" table:style-name="ce1">
            <text:p>H9</text:p>
          </table:table-cell>
          <table:table-cell office:value-type="string" office:string-value="TCATTC_CCAACA" table:formula="of:=CONCATENATE([.Z94];&quot;_&quot;;[.AA94])" table:style-name="ce1">
            <text:p>TCATTC_CCAACA</text:p>
          </table:table-cell>
          <table:table-cell table:style-name="ce1"/>
          <table:table-cell office:value-type="string" table:style-name="ce1">
            <text:p>H9</text:p>
          </table:table-cell>
          <table:table-cell office:value-type="string" office:string-value="TCATTC_CATTTT" table:formula="of:=CONCATENATE([.U94];&quot;_&quot;;[.V94])" table:style-name="ce1">
            <text:p>TCATTC_CATTTT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E10</text:p>
          </table:table-cell>
          <table:table-cell table:style-name="ce1"/>
          <table:table-cell office:value-type="string" table:style-name="ce1">
            <text:p>C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E11</text:p>
          </table:table-cell>
          <table:table-cell table:style-name="ce1"/>
          <table:table-cell office:value-type="string" table:style-name="ce1">
            <text:p>C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E12</text:p>
          </table:table-cell>
          <table:table-cell table:style-name="ce1"/>
          <table:table-cell office:value-type="string" table:style-name="ce1">
            <text:p>C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E1</text:p>
          </table:table-cell>
          <table:table-cell office:value-type="string" table:style-name="ce1">
            <text:p>H10</text:p>
          </table:table-cell>
          <table:table-cell office:value-type="string" office:string-value="TCCCGA_ACTGAT" table:formula="of:=CONCATENATE([.Z95];&quot;_&quot;;[.AA95])" table:style-name="ce1">
            <text:p>TCCCGA_ACTGAT</text:p>
          </table:table-cell>
          <table:table-cell table:style-name="ce1"/>
          <table:table-cell office:value-type="string" table:style-name="ce1">
            <text:p>H10</text:p>
          </table:table-cell>
          <table:table-cell office:value-type="string" office:string-value="TCCCGA_CCAACA" table:formula="of:=CONCATENATE([.U95];&quot;_&quot;;[.V95])" table:style-name="ce1">
            <text:p>TCCCGA_CCAACA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E11</text:p>
          </table:table-cell>
          <table:table-cell table:style-name="ce1"/>
          <table:table-cell office:value-type="string" table:style-name="ce1">
            <text:p>C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E12</text:p>
          </table:table-cell>
          <table:table-cell table:style-name="ce1"/>
          <table:table-cell office:value-type="string" table:style-name="ce1">
            <text:p>C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E1</text:p>
          </table:table-cell>
          <table:table-cell table:style-name="ce1"/>
          <table:table-cell office:value-type="string" table:style-name="ce1">
            <text:p>C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H11</text:p>
          </table:table-cell>
          <table:table-cell office:value-type="string" office:string-value="TCGAAG_ATGAGC" table:formula="of:=CONCATENATE([.Z96];&quot;_&quot;;[.AA96])" table:style-name="ce1">
            <text:p>TCGAAG_ATGAGC</text:p>
          </table:table-cell>
          <table:table-cell table:style-name="ce1"/>
          <table:table-cell office:value-type="string" table:style-name="ce1">
            <text:p>H11</text:p>
          </table:table-cell>
          <table:table-cell office:value-type="string" office:string-value="TCGAAG_ACTGAT" table:formula="of:=CONCATENATE([.U96];&quot;_&quot;;[.V96])" table:style-name="ce1">
            <text:p>TCGAAG_ACTGAT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1">
            <text:p>C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E12</text:p>
          </table:table-cell>
          <table:table-cell table:style-name="ce1"/>
          <table:table-cell office:value-type="string" table:style-name="ce1">
            <text:p>C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E1</text:p>
          </table:table-cell>
          <table:table-cell table:style-name="ce1"/>
          <table:table-cell office:value-type="string" table:style-name="ce1">
            <text:p>C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E2</text:p>
          </table:table-cell>
          <table:table-cell table:style-name="ce1"/>
          <table:table-cell office:value-type="string" table:style-name="ce1">
            <text:p>C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H12</text:p>
          </table:table-cell>
          <table:table-cell office:value-type="string" office:string-value="TCGGCA_ATTCCT" table:formula="of:=CONCATENATE([.Z97];&quot;_&quot;;[.AA97])" table:style-name="ce1">
            <text:p>TCGGCA_ATTCCT</text:p>
          </table:table-cell>
          <table:table-cell table:style-name="ce1"/>
          <table:table-cell office:value-type="string" table:style-name="ce1">
            <text:p>H12</text:p>
          </table:table-cell>
          <table:table-cell office:value-type="string" office:string-value="TCGGCA_ATGAGC" table:formula="of:=CONCATENATE([.U97];&quot;_&quot;;[.V97])" table:style-name="ce1">
            <text:p>TCGGCA_ATGAGC</text:p>
          </table:table-cell>
          <table:table-cell table:number-columns-repeated="16351"/>
        </table:table-row>
        <table:table-row table:style-name="ro1">
          <table:table-cell table:number-columns-repeated="9"/>
          <table:table-cell office:value-type="string" table:style-name="ce8">
            <text:p>C1</text:p>
          </table:table-cell>
          <table:table-cell office:value-type="string" table:style-name="ce8">
            <text:p>CGGAAT</text:p>
          </table:table-cell>
          <table:table-cell office:value-type="string" table:style-name="ce8">
            <text:p>CGGAAT</text:p>
          </table:table-cell>
          <table:table-cell office:value-type="string" table:style-name="ce8">
            <text:p>F1</text:p>
          </table:table-cell>
          <table:table-cell table:style-name="ce8"/>
          <table:table-cell office:value-type="string" table:style-name="ce8">
            <text:p>C1</text:p>
          </table:table-cell>
          <table:table-cell office:value-type="string" table:style-name="ce8">
            <text:p>CGGAAT</text:p>
          </table:table-cell>
          <table:table-cell office:value-type="string" table:style-name="ce8">
            <text:p>CTAGCT</text:p>
          </table:table-cell>
          <table:table-cell office:value-type="string" table:style-name="ce8">
            <text:p>F2</text:p>
          </table:table-cell>
          <table:table-cell table:style-name="ce8"/>
          <table:table-cell office:value-type="string" table:style-name="ce8">
            <text:p>C1</text:p>
          </table:table-cell>
          <table:table-cell office:value-type="string" table:style-name="ce8">
            <text:p>CGGAAT</text:p>
          </table:table-cell>
          <table:table-cell office:value-type="string" table:style-name="ce8">
            <text:p>CTATAC</text:p>
          </table:table-cell>
          <table:table-cell office:value-type="string" table:style-name="ce8">
            <text:p>F3</text:p>
          </table:table-cell>
          <table:table-cell table:style-name="ce8"/>
          <table:table-cell office:value-type="string" table:style-name="ce8">
            <text:p>C1</text:p>
          </table:table-cell>
          <table:table-cell office:value-type="string" table:style-name="ce8">
            <text:p>CGGAAT</text:p>
          </table:table-cell>
          <table:table-cell office:value-type="string" table:style-name="ce8">
            <text:p>CTCAGA</text:p>
          </table:table-cell>
          <table:table-cell office:value-type="string" table:style-name="ce8">
            <text:p>F4</text:p>
          </table:table-cell>
          <table:table-cell table:number-columns-repeated="16356" table:style-name="ce1"/>
        </table:table-row>
        <table:table-row table:style-name="ro1">
          <table:table-cell table:number-columns-repeated="9"/>
          <table:table-cell office:value-type="string" table:style-name="ce8">
            <text:p>C2</text:p>
          </table:table-cell>
          <table:table-cell office:value-type="string" table:style-name="ce8">
            <text:p>CTAGCT</text:p>
          </table:table-cell>
          <table:table-cell office:value-type="string" table:style-name="ce8">
            <text:p>CTAGCT</text:p>
          </table:table-cell>
          <table:table-cell office:value-type="string" table:style-name="ce8">
            <text:p>F2</text:p>
          </table:table-cell>
          <table:table-cell table:style-name="ce8"/>
          <table:table-cell office:value-type="string" table:style-name="ce8">
            <text:p>C2</text:p>
          </table:table-cell>
          <table:table-cell office:value-type="string" table:style-name="ce8">
            <text:p>CTAGCT</text:p>
          </table:table-cell>
          <table:table-cell office:value-type="string" table:style-name="ce8">
            <text:p>CTATAC</text:p>
          </table:table-cell>
          <table:table-cell office:value-type="string" table:style-name="ce8">
            <text:p>F3</text:p>
          </table:table-cell>
          <table:table-cell table:style-name="ce8"/>
          <table:table-cell office:value-type="string" table:style-name="ce8">
            <text:p>C2</text:p>
          </table:table-cell>
          <table:table-cell office:value-type="string" table:style-name="ce8">
            <text:p>CTAGCT</text:p>
          </table:table-cell>
          <table:table-cell office:value-type="string" table:style-name="ce8">
            <text:p>CTCAGA</text:p>
          </table:table-cell>
          <table:table-cell office:value-type="string" table:style-name="ce8">
            <text:p>F4</text:p>
          </table:table-cell>
          <table:table-cell table:style-name="ce8"/>
          <table:table-cell office:value-type="string" table:style-name="ce8">
            <text:p>C2</text:p>
          </table:table-cell>
          <table:table-cell office:value-type="string" table:style-name="ce8">
            <text:p>CTAGCT</text:p>
          </table:table-cell>
          <table:table-cell office:value-type="string" table:style-name="ce8">
            <text:p>GACGAC</text:p>
          </table:table-cell>
          <table:table-cell office:value-type="string" table:style-name="ce8">
            <text:p>F5</text:p>
          </table:table-cell>
          <table:table-cell table:number-columns-repeated="16356" table:style-name="ce1"/>
        </table:table-row>
        <table:table-row table:style-name="ro1">
          <table:table-cell table:number-columns-repeated="9"/>
          <table:table-cell office:value-type="string" table:style-name="ce8">
            <text:p>C3</text:p>
          </table:table-cell>
          <table:table-cell office:value-type="string" table:style-name="ce8">
            <text:p>CTATAC</text:p>
          </table:table-cell>
          <table:table-cell office:value-type="string" table:style-name="ce8">
            <text:p>CTATAC</text:p>
          </table:table-cell>
          <table:table-cell office:value-type="string" table:style-name="ce8">
            <text:p>F3</text:p>
          </table:table-cell>
          <table:table-cell table:style-name="ce8"/>
          <table:table-cell office:value-type="string" table:style-name="ce8">
            <text:p>C3</text:p>
          </table:table-cell>
          <table:table-cell office:value-type="string" table:style-name="ce8">
            <text:p>CTATAC</text:p>
          </table:table-cell>
          <table:table-cell office:value-type="string" table:style-name="ce8">
            <text:p>CTCAGA</text:p>
          </table:table-cell>
          <table:table-cell office:value-type="string" table:style-name="ce8">
            <text:p>F4</text:p>
          </table:table-cell>
          <table:table-cell table:style-name="ce8"/>
          <table:table-cell office:value-type="string" table:style-name="ce8">
            <text:p>C3</text:p>
          </table:table-cell>
          <table:table-cell office:value-type="string" table:style-name="ce8">
            <text:p>CTATAC</text:p>
          </table:table-cell>
          <table:table-cell office:value-type="string" table:style-name="ce8">
            <text:p>GACGAC</text:p>
          </table:table-cell>
          <table:table-cell office:value-type="string" table:style-name="ce8">
            <text:p>F5</text:p>
          </table:table-cell>
          <table:table-cell table:style-name="ce8"/>
          <table:table-cell office:value-type="string" table:style-name="ce8">
            <text:p>C3</text:p>
          </table:table-cell>
          <table:table-cell office:value-type="string" table:style-name="ce8">
            <text:p>CTATAC</text:p>
          </table:table-cell>
          <table:table-cell office:value-type="string" table:style-name="ce8">
            <text:p>TAATCG</text:p>
          </table:table-cell>
          <table:table-cell office:value-type="string" table:style-name="ce8">
            <text:p>F6</text:p>
          </table:table-cell>
          <table:table-cell table:number-columns-repeated="16356" table:style-name="ce1"/>
        </table:table-row>
        <table:table-row table:style-name="ro1">
          <table:table-cell table:number-columns-repeated="9"/>
          <table:table-cell office:value-type="string" table:style-name="ce8">
            <text:p>C4</text:p>
          </table:table-cell>
          <table:table-cell office:value-type="string" table:style-name="ce8">
            <text:p>CTCAGA</text:p>
          </table:table-cell>
          <table:table-cell office:value-type="string" table:style-name="ce8">
            <text:p>CTCAGA</text:p>
          </table:table-cell>
          <table:table-cell office:value-type="string" table:style-name="ce8">
            <text:p>F4</text:p>
          </table:table-cell>
          <table:table-cell table:style-name="ce8"/>
          <table:table-cell office:value-type="string" table:style-name="ce8">
            <text:p>C4</text:p>
          </table:table-cell>
          <table:table-cell office:value-type="string" table:style-name="ce8">
            <text:p>CTCAGA</text:p>
          </table:table-cell>
          <table:table-cell office:value-type="string" table:style-name="ce8">
            <text:p>GACGAC</text:p>
          </table:table-cell>
          <table:table-cell office:value-type="string" table:style-name="ce8">
            <text:p>F5</text:p>
          </table:table-cell>
          <table:table-cell table:style-name="ce8"/>
          <table:table-cell office:value-type="string" table:style-name="ce8">
            <text:p>C4</text:p>
          </table:table-cell>
          <table:table-cell office:value-type="string" table:style-name="ce8">
            <text:p>CTCAGA</text:p>
          </table:table-cell>
          <table:table-cell office:value-type="string" table:style-name="ce8">
            <text:p>TAATCG</text:p>
          </table:table-cell>
          <table:table-cell office:value-type="string" table:style-name="ce8">
            <text:p>F6</text:p>
          </table:table-cell>
          <table:table-cell table:style-name="ce8"/>
          <table:table-cell office:value-type="string" table:style-name="ce8">
            <text:p>C4</text:p>
          </table:table-cell>
          <table:table-cell office:value-type="string" table:style-name="ce8">
            <text:p>CTCAGA</text:p>
          </table:table-cell>
          <table:table-cell office:value-type="string" table:style-name="ce8">
            <text:p>TACAGC</text:p>
          </table:table-cell>
          <table:table-cell office:value-type="string" table:style-name="ce8">
            <text:p>F7</text:p>
          </table:table-cell>
          <table:table-cell table:number-columns-repeated="16356" table:style-name="ce1"/>
        </table:table-row>
        <table:table-row table:style-name="ro1">
          <table:table-cell table:number-columns-repeated="9"/>
          <table:table-cell office:value-type="string" table:style-name="ce8">
            <text:p>C5</text:p>
          </table:table-cell>
          <table:table-cell office:value-type="string" table:style-name="ce8">
            <text:p>GACGAC</text:p>
          </table:table-cell>
          <table:table-cell office:value-type="string" table:style-name="ce8">
            <text:p>GACGAC</text:p>
          </table:table-cell>
          <table:table-cell office:value-type="string" table:style-name="ce8">
            <text:p>F5</text:p>
          </table:table-cell>
          <table:table-cell table:style-name="ce8"/>
          <table:table-cell office:value-type="string" table:style-name="ce8">
            <text:p>C5</text:p>
          </table:table-cell>
          <table:table-cell office:value-type="string" table:style-name="ce8">
            <text:p>GACGAC</text:p>
          </table:table-cell>
          <table:table-cell office:value-type="string" table:style-name="ce8">
            <text:p>TAATCG</text:p>
          </table:table-cell>
          <table:table-cell office:value-type="string" table:style-name="ce8">
            <text:p>F6</text:p>
          </table:table-cell>
          <table:table-cell table:style-name="ce8"/>
          <table:table-cell office:value-type="string" table:style-name="ce8">
            <text:p>C5</text:p>
          </table:table-cell>
          <table:table-cell office:value-type="string" table:style-name="ce8">
            <text:p>GACGAC</text:p>
          </table:table-cell>
          <table:table-cell office:value-type="string" table:style-name="ce8">
            <text:p>TACAGC</text:p>
          </table:table-cell>
          <table:table-cell office:value-type="string" table:style-name="ce8">
            <text:p>F7</text:p>
          </table:table-cell>
          <table:table-cell table:style-name="ce8"/>
          <table:table-cell office:value-type="string" table:style-name="ce8">
            <text:p>C5</text:p>
          </table:table-cell>
          <table:table-cell office:value-type="string" table:style-name="ce8">
            <text:p>GACGAC</text:p>
          </table:table-cell>
          <table:table-cell office:value-type="string" table:style-name="ce8">
            <text:p>TATAAT</text:p>
          </table:table-cell>
          <table:table-cell office:value-type="string" table:style-name="ce8">
            <text:p>F8</text:p>
          </table:table-cell>
          <table:table-cell table:number-columns-repeated="16356" table:style-name="ce1"/>
        </table:table-row>
        <table:table-row table:style-name="ro1">
          <table:table-cell table:number-columns-repeated="9"/>
          <table:table-cell office:value-type="string" table:style-name="ce8">
            <text:p>C6</text:p>
          </table:table-cell>
          <table:table-cell office:value-type="string" table:style-name="ce8">
            <text:p>TAATCG</text:p>
          </table:table-cell>
          <table:table-cell office:value-type="string" table:style-name="ce8">
            <text:p>TAATCG</text:p>
          </table:table-cell>
          <table:table-cell office:value-type="string" table:style-name="ce8">
            <text:p>F6</text:p>
          </table:table-cell>
          <table:table-cell table:style-name="ce8"/>
          <table:table-cell office:value-type="string" table:style-name="ce8">
            <text:p>C6</text:p>
          </table:table-cell>
          <table:table-cell office:value-type="string" table:style-name="ce8">
            <text:p>TAATCG</text:p>
          </table:table-cell>
          <table:table-cell office:value-type="string" table:style-name="ce8">
            <text:p>TACAGC</text:p>
          </table:table-cell>
          <table:table-cell office:value-type="string" table:style-name="ce8">
            <text:p>F7</text:p>
          </table:table-cell>
          <table:table-cell table:style-name="ce8"/>
          <table:table-cell office:value-type="string" table:style-name="ce8">
            <text:p>C6</text:p>
          </table:table-cell>
          <table:table-cell office:value-type="string" table:style-name="ce8">
            <text:p>TAATCG</text:p>
          </table:table-cell>
          <table:table-cell office:value-type="string" table:style-name="ce8">
            <text:p>TATAAT</text:p>
          </table:table-cell>
          <table:table-cell office:value-type="string" table:style-name="ce8">
            <text:p>F8</text:p>
          </table:table-cell>
          <table:table-cell table:style-name="ce8"/>
          <table:table-cell office:value-type="string" table:style-name="ce8">
            <text:p>C6</text:p>
          </table:table-cell>
          <table:table-cell office:value-type="string" table:style-name="ce8">
            <text:p>TAATCG</text:p>
          </table:table-cell>
          <table:table-cell office:value-type="string" table:style-name="ce8">
            <text:p>TCATTC</text:p>
          </table:table-cell>
          <table:table-cell office:value-type="string" table:style-name="ce8">
            <text:p>F9</text:p>
          </table:table-cell>
          <table:table-cell table:number-columns-repeated="16356" table:style-name="ce1"/>
        </table:table-row>
        <table:table-row table:style-name="ro1">
          <table:table-cell table:number-columns-repeated="9"/>
          <table:table-cell office:value-type="string" table:style-name="ce8">
            <text:p>C7</text:p>
          </table:table-cell>
          <table:table-cell office:value-type="string" table:style-name="ce8">
            <text:p>TACAGC</text:p>
          </table:table-cell>
          <table:table-cell office:value-type="string" table:style-name="ce8">
            <text:p>TACAGC</text:p>
          </table:table-cell>
          <table:table-cell office:value-type="string" table:style-name="ce8">
            <text:p>F7</text:p>
          </table:table-cell>
          <table:table-cell table:style-name="ce8"/>
          <table:table-cell office:value-type="string" table:style-name="ce8">
            <text:p>C7</text:p>
          </table:table-cell>
          <table:table-cell office:value-type="string" table:style-name="ce8">
            <text:p>TACAGC</text:p>
          </table:table-cell>
          <table:table-cell office:value-type="string" table:style-name="ce8">
            <text:p>TATAAT</text:p>
          </table:table-cell>
          <table:table-cell office:value-type="string" table:style-name="ce8">
            <text:p>F8</text:p>
          </table:table-cell>
          <table:table-cell table:style-name="ce8"/>
          <table:table-cell office:value-type="string" table:style-name="ce8">
            <text:p>C7</text:p>
          </table:table-cell>
          <table:table-cell office:value-type="string" table:style-name="ce8">
            <text:p>TACAGC</text:p>
          </table:table-cell>
          <table:table-cell office:value-type="string" table:style-name="ce8">
            <text:p>TCATTC</text:p>
          </table:table-cell>
          <table:table-cell office:value-type="string" table:style-name="ce8">
            <text:p>F9</text:p>
          </table:table-cell>
          <table:table-cell table:style-name="ce8"/>
          <table:table-cell office:value-type="string" table:style-name="ce8">
            <text:p>C7</text:p>
          </table:table-cell>
          <table:table-cell office:value-type="string" table:style-name="ce8">
            <text:p>TACAGC</text:p>
          </table:table-cell>
          <table:table-cell office:value-type="string" table:style-name="ce8">
            <text:p>TCCCGA</text:p>
          </table:table-cell>
          <table:table-cell office:value-type="string" table:style-name="ce8">
            <text:p>F10</text:p>
          </table:table-cell>
          <table:table-cell table:number-columns-repeated="16356" table:style-name="ce1"/>
        </table:table-row>
        <table:table-row table:style-name="ro1">
          <table:table-cell table:number-columns-repeated="9"/>
          <table:table-cell office:value-type="string" table:style-name="ce8">
            <text:p>C8</text:p>
          </table:table-cell>
          <table:table-cell office:value-type="string" table:style-name="ce8">
            <text:p>TATAAT</text:p>
          </table:table-cell>
          <table:table-cell office:value-type="string" table:style-name="ce8">
            <text:p>TATAAT</text:p>
          </table:table-cell>
          <table:table-cell office:value-type="string" table:style-name="ce8">
            <text:p>F8</text:p>
          </table:table-cell>
          <table:table-cell table:style-name="ce8"/>
          <table:table-cell office:value-type="string" table:style-name="ce8">
            <text:p>C8</text:p>
          </table:table-cell>
          <table:table-cell office:value-type="string" table:style-name="ce8">
            <text:p>TATAAT</text:p>
          </table:table-cell>
          <table:table-cell office:value-type="string" table:style-name="ce8">
            <text:p>TCATTC</text:p>
          </table:table-cell>
          <table:table-cell office:value-type="string" table:style-name="ce8">
            <text:p>F9</text:p>
          </table:table-cell>
          <table:table-cell table:style-name="ce8"/>
          <table:table-cell office:value-type="string" table:style-name="ce8">
            <text:p>C8</text:p>
          </table:table-cell>
          <table:table-cell office:value-type="string" table:style-name="ce8">
            <text:p>TATAAT</text:p>
          </table:table-cell>
          <table:table-cell office:value-type="string" table:style-name="ce8">
            <text:p>TCCCGA</text:p>
          </table:table-cell>
          <table:table-cell office:value-type="string" table:style-name="ce8">
            <text:p>F10</text:p>
          </table:table-cell>
          <table:table-cell table:style-name="ce8"/>
          <table:table-cell office:value-type="string" table:style-name="ce8">
            <text:p>C8</text:p>
          </table:table-cell>
          <table:table-cell office:value-type="string" table:style-name="ce8">
            <text:p>TATAAT</text:p>
          </table:table-cell>
          <table:table-cell office:value-type="string" table:style-name="ce8">
            <text:p>TCGAAG</text:p>
          </table:table-cell>
          <table:table-cell office:value-type="string" table:style-name="ce8">
            <text:p>F11</text:p>
          </table:table-cell>
          <table:table-cell table:number-columns-repeated="16356" table:style-name="ce1"/>
        </table:table-row>
        <table:table-row table:style-name="ro1">
          <table:table-cell table:number-columns-repeated="9"/>
          <table:table-cell office:value-type="string" table:style-name="ce8">
            <text:p>C9</text:p>
          </table:table-cell>
          <table:table-cell office:value-type="string" table:style-name="ce8">
            <text:p>TCATTC</text:p>
          </table:table-cell>
          <table:table-cell office:value-type="string" table:style-name="ce8">
            <text:p>TCATTC</text:p>
          </table:table-cell>
          <table:table-cell office:value-type="string" table:style-name="ce8">
            <text:p>F9</text:p>
          </table:table-cell>
          <table:table-cell table:style-name="ce8"/>
          <table:table-cell office:value-type="string" table:style-name="ce8">
            <text:p>C9</text:p>
          </table:table-cell>
          <table:table-cell office:value-type="string" table:style-name="ce8">
            <text:p>TCATTC</text:p>
          </table:table-cell>
          <table:table-cell office:value-type="string" table:style-name="ce8">
            <text:p>TCCCGA</text:p>
          </table:table-cell>
          <table:table-cell office:value-type="string" table:style-name="ce8">
            <text:p>F10</text:p>
          </table:table-cell>
          <table:table-cell table:style-name="ce8"/>
          <table:table-cell office:value-type="string" table:style-name="ce8">
            <text:p>C9</text:p>
          </table:table-cell>
          <table:table-cell office:value-type="string" table:style-name="ce8">
            <text:p>TCATTC</text:p>
          </table:table-cell>
          <table:table-cell office:value-type="string" table:style-name="ce8">
            <text:p>TCGAAG</text:p>
          </table:table-cell>
          <table:table-cell office:value-type="string" table:style-name="ce8">
            <text:p>F11</text:p>
          </table:table-cell>
          <table:table-cell table:style-name="ce8"/>
          <table:table-cell office:value-type="string" table:style-name="ce8">
            <text:p>C9</text:p>
          </table:table-cell>
          <table:table-cell office:value-type="string" table:style-name="ce8">
            <text:p>TCATTC</text:p>
          </table:table-cell>
          <table:table-cell office:value-type="string" table:style-name="ce8">
            <text:p>TCGGCA</text:p>
          </table:table-cell>
          <table:table-cell office:value-type="string" table:style-name="ce8">
            <text:p>F12</text:p>
          </table:table-cell>
          <table:table-cell table:number-columns-repeated="16356" table:style-name="ce1"/>
        </table:table-row>
        <table:table-row table:style-name="ro1">
          <table:table-cell table:number-columns-repeated="9"/>
          <table:table-cell office:value-type="string" table:style-name="ce8">
            <text:p>C10</text:p>
          </table:table-cell>
          <table:table-cell office:value-type="string" table:style-name="ce8">
            <text:p>TCCCGA</text:p>
          </table:table-cell>
          <table:table-cell office:value-type="string" table:style-name="ce8">
            <text:p>TCCCGA</text:p>
          </table:table-cell>
          <table:table-cell office:value-type="string" table:style-name="ce8">
            <text:p>F10</text:p>
          </table:table-cell>
          <table:table-cell table:style-name="ce8"/>
          <table:table-cell office:value-type="string" table:style-name="ce8">
            <text:p>C10</text:p>
          </table:table-cell>
          <table:table-cell office:value-type="string" table:style-name="ce8">
            <text:p>TCCCGA</text:p>
          </table:table-cell>
          <table:table-cell office:value-type="string" table:style-name="ce8">
            <text:p>TCGAAG</text:p>
          </table:table-cell>
          <table:table-cell office:value-type="string" table:style-name="ce8">
            <text:p>F11</text:p>
          </table:table-cell>
          <table:table-cell table:style-name="ce8"/>
          <table:table-cell office:value-type="string" table:style-name="ce8">
            <text:p>C10</text:p>
          </table:table-cell>
          <table:table-cell office:value-type="string" table:style-name="ce8">
            <text:p>TCCCGA</text:p>
          </table:table-cell>
          <table:table-cell office:value-type="string" table:style-name="ce8">
            <text:p>TCGGCA</text:p>
          </table:table-cell>
          <table:table-cell office:value-type="string" table:style-name="ce8">
            <text:p>F12</text:p>
          </table:table-cell>
          <table:table-cell table:style-name="ce8"/>
          <table:table-cell office:value-type="string" table:style-name="ce8">
            <text:p>C10</text:p>
          </table:table-cell>
          <table:table-cell office:value-type="string" table:style-name="ce8">
            <text:p>TCCCGA</text:p>
          </table:table-cell>
          <table:table-cell office:value-type="string" table:style-name="ce8">
            <text:p>CGGAAT</text:p>
          </table:table-cell>
          <table:table-cell office:value-type="string" table:style-name="ce8">
            <text:p>F1</text:p>
          </table:table-cell>
          <table:table-cell table:number-columns-repeated="16356" table:style-name="ce1"/>
        </table:table-row>
        <table:table-row table:style-name="ro1">
          <table:table-cell table:number-columns-repeated="9"/>
          <table:table-cell office:value-type="string" table:style-name="ce8">
            <text:p>C11</text:p>
          </table:table-cell>
          <table:table-cell office:value-type="string" table:style-name="ce8">
            <text:p>TCGAAG</text:p>
          </table:table-cell>
          <table:table-cell office:value-type="string" table:style-name="ce8">
            <text:p>TCGAAG</text:p>
          </table:table-cell>
          <table:table-cell office:value-type="string" table:style-name="ce8">
            <text:p>F11</text:p>
          </table:table-cell>
          <table:table-cell table:style-name="ce8"/>
          <table:table-cell office:value-type="string" table:style-name="ce8">
            <text:p>C11</text:p>
          </table:table-cell>
          <table:table-cell office:value-type="string" table:style-name="ce8">
            <text:p>TCGAAG</text:p>
          </table:table-cell>
          <table:table-cell office:value-type="string" table:style-name="ce8">
            <text:p>TCGGCA</text:p>
          </table:table-cell>
          <table:table-cell office:value-type="string" table:style-name="ce8">
            <text:p>F12</text:p>
          </table:table-cell>
          <table:table-cell table:style-name="ce8"/>
          <table:table-cell office:value-type="string" table:style-name="ce8">
            <text:p>C11</text:p>
          </table:table-cell>
          <table:table-cell office:value-type="string" table:style-name="ce8">
            <text:p>TCGAAG</text:p>
          </table:table-cell>
          <table:table-cell office:value-type="string" table:style-name="ce8">
            <text:p>CGGAAT</text:p>
          </table:table-cell>
          <table:table-cell office:value-type="string" table:style-name="ce8">
            <text:p>F1</text:p>
          </table:table-cell>
          <table:table-cell table:style-name="ce8"/>
          <table:table-cell office:value-type="string" table:style-name="ce8">
            <text:p>C11</text:p>
          </table:table-cell>
          <table:table-cell office:value-type="string" table:style-name="ce8">
            <text:p>TCGAAG</text:p>
          </table:table-cell>
          <table:table-cell office:value-type="string" table:style-name="ce8">
            <text:p>CTAGCT</text:p>
          </table:table-cell>
          <table:table-cell office:value-type="string" table:style-name="ce8">
            <text:p>F2</text:p>
          </table:table-cell>
          <table:table-cell table:number-columns-repeated="16356" table:style-name="ce1"/>
        </table:table-row>
        <table:table-row table:style-name="ro1">
          <table:table-cell table:number-columns-repeated="9"/>
          <table:table-cell office:value-type="string" table:style-name="ce8">
            <text:p>C12</text:p>
          </table:table-cell>
          <table:table-cell office:value-type="string" table:style-name="ce8">
            <text:p>TCGGCA</text:p>
          </table:table-cell>
          <table:table-cell office:value-type="string" table:style-name="ce8">
            <text:p>TCGGCA</text:p>
          </table:table-cell>
          <table:table-cell office:value-type="string" table:style-name="ce8">
            <text:p>F12</text:p>
          </table:table-cell>
          <table:table-cell table:style-name="ce8"/>
          <table:table-cell office:value-type="string" table:style-name="ce8">
            <text:p>C12</text:p>
          </table:table-cell>
          <table:table-cell office:value-type="string" table:style-name="ce8">
            <text:p>TCGGCA</text:p>
          </table:table-cell>
          <table:table-cell office:value-type="string" table:style-name="ce8">
            <text:p>CGGAAT</text:p>
          </table:table-cell>
          <table:table-cell office:value-type="string" table:style-name="ce8">
            <text:p>F1</text:p>
          </table:table-cell>
          <table:table-cell table:style-name="ce8"/>
          <table:table-cell office:value-type="string" table:style-name="ce8">
            <text:p>C12</text:p>
          </table:table-cell>
          <table:table-cell office:value-type="string" table:style-name="ce8">
            <text:p>TCGGCA</text:p>
          </table:table-cell>
          <table:table-cell office:value-type="string" table:style-name="ce8">
            <text:p>CTAGCT</text:p>
          </table:table-cell>
          <table:table-cell office:value-type="string" table:style-name="ce8">
            <text:p>F2</text:p>
          </table:table-cell>
          <table:table-cell table:style-name="ce8"/>
          <table:table-cell office:value-type="string" table:style-name="ce8">
            <text:p>C12</text:p>
          </table:table-cell>
          <table:table-cell office:value-type="string" table:style-name="ce8">
            <text:p>TCGGCA</text:p>
          </table:table-cell>
          <table:table-cell office:value-type="string" table:style-name="ce8">
            <text:p>CTATAC</text:p>
          </table:table-cell>
          <table:table-cell office:value-type="string" table:style-name="ce8">
            <text:p>F3</text:p>
          </table:table-cell>
          <table:table-cell table:number-columns-repeated="16356" table:style-name="ce1"/>
        </table:table-row>
        <table:table-row table:number-rows-repeated="1048467" table:style-name="ro2">
          <table:table-cell table:number-columns-repeated="16384"/>
        </table:table-row>
      </table:table>
      <table:table table:name="CHERY_BCs" table:style-name="ta2">
        <table:table-column table:style-name="co12" table:number-columns-repeated="16384" table:default-cell-style-name="ce1"/>
        <table:table-row table:style-name="ro1">
          <table:table-cell table:number-columns-repeated="8" table:style-name="ce1"/>
          <table:table-cell office:value-type="string" table:style-name="ce1">
            <text:p>P3 primer plate</text:p>
          </table:table-cell>
          <table:table-cell table:number-columns-repeated="4" table:style-name="ce1"/>
          <table:table-cell office:value-type="string" table:style-name="ce1">
            <text:p>P3 primer plate</text:p>
          </table:table-cell>
          <table:table-cell table:number-columns-repeated="4" table:style-name="ce1"/>
          <table:table-cell office:value-type="string" table:style-name="ce1">
            <text:p>P4 primer plate</text:p>
          </table:table-cell>
          <table:table-cell table:number-columns-repeated="4" table:style-name="ce1"/>
          <table:table-cell office:value-type="string" table:style-name="ce1">
            <text:p>P4 primer plate</text:p>
          </table:table-cell>
          <table:table-cell table:number-columns-repeated="16360" table:style-name="ce1"/>
        </table:table-row>
        <table:table-row table:style-name="ro1">
          <table:table-cell table:style-name="ce1"/>
          <table:table-cell office:value-type="string" table:style-name="ce1">
            <text:p>fw_BC</text:p>
          </table:table-cell>
          <table:table-cell office:value-type="string" table:style-name="ce1">
            <text:p>Barcode + <text:s/>Forward Primer</text:p>
          </table:table-cell>
          <table:table-cell table:style-name="ce1"/>
          <table:table-cell office:value-type="string" table:style-name="ce1">
            <text:p>rv_B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AGTCAAGCGTACCACGTGTCGACT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GTCCGC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table:style-name="ce1">
            <text:p>AGTCAA_GTCCGC</text:p>
          </table:table-cell>
          <table:table-cell table:number-columns-repeated="2" table:style-name="ce1"/>
          <table:table-cell office:value-type="string" table:style-name="ce1">
            <text:p>A1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GTGAAA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table:style-name="ce1">
            <text:p>AGTCAA_GTGAAA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AGTTCCGCGTACCACGTGTCGACT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GTGAAA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table:style-name="ce1">
            <text:p>AGTTCC_GTGAAA</text:p>
          </table:table-cell>
          <table:table-cell table:number-columns-repeated="2" table:style-name="ce1"/>
          <table:table-cell office:value-type="string" table:style-name="ce1">
            <text:p>A2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GTGGCC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table:style-name="ce1">
            <text:p>AGTTCC_GTGGCC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ATGTCAGCGTACCACGTGTCGACT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c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GTGGCC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table:style-name="ce1">
            <text:p>ATGTCA_GTGGCC</text:p>
          </table:table-cell>
          <table:table-cell table:number-columns-repeated="2" table:style-name="ce1"/>
          <table:table-cell office:value-type="string" table:style-name="ce1">
            <text:p>A3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GTTTCG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table:style-name="ce1">
            <text:p>ATGTCA_GTTTCG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CCGTCCGCGTACCACGTGTCGACT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GTTTCG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table:style-name="ce1">
            <text:p>CCGTCC_GTTTCG</text:p>
          </table:table-cell>
          <table:table-cell table:number-columns-repeated="2" table:style-name="ce1"/>
          <table:table-cell office:value-type="string" table:style-name="ce1">
            <text:p>A4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CGTACG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table:style-name="ce1">
            <text:p>CCGTCC_CGTACG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GTAGAGGCGTACCACGTGTCGACT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e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CGTACG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table:style-name="ce1">
            <text:p>GTAGAG_CGTACG</text:p>
          </table:table-cell>
          <table:table-cell table:number-columns-repeated="2" table:style-name="ce1"/>
          <table:table-cell office:value-type="string" table:style-name="ce1">
            <text:p>A5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GAGTGG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table:style-name="ce1">
            <text:p>GTAGAG_GAGTGG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GTCCGCGCGTACCACGTGTCGACT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GAGTGG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table:style-name="ce1">
            <text:p>GTCCGC_GAGTGG</text:p>
          </table:table-cell>
          <table:table-cell table:number-columns-repeated="2" table:style-name="ce1"/>
          <table:table-cell office:value-type="string" table:style-name="ce1">
            <text:p>A6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GGTAGC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table:style-name="ce1">
            <text:p>GTCCGC_GGTAGC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GTGAAAGCGTACCACGTGTCGACT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g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GGTAGC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table:style-name="ce1">
            <text:p>GTGAAA_GGTAGC</text:p>
          </table:table-cell>
          <table:table-cell table:number-columns-repeated="2" table:style-name="ce1"/>
          <table:table-cell office:value-type="string" table:style-name="ce1">
            <text:p>A7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GTCAA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table:style-name="ce1">
            <text:p>GTGAAA_AGTCAA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GTGGCCGCGTACCACGTGTCGACT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h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GTCAA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table:style-name="ce1">
            <text:p>GTGGCC_AGTCAA</text:p>
          </table:table-cell>
          <table:table-cell table:number-columns-repeated="2" table:style-name="ce1"/>
          <table:table-cell office:value-type="string" table:style-name="ce1">
            <text:p>A8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GTTCC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table:style-name="ce1">
            <text:p>GTGGCC_AGTTCC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GTTTCGGCGTACCACGTGTCGACT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GTTCC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table:style-name="ce1">
            <text:p>GTTTCG_AGTTCC</text:p>
          </table:table-cell>
          <table:table-cell table:number-columns-repeated="2" table:style-name="ce1"/>
          <table:table-cell office:value-type="string" table:style-name="ce1">
            <text:p>A9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ATGTCA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table:style-name="ce1">
            <text:p>GTTTCG_ATGTCA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CGTACGGCGTACCACGTGTCGACT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ATGTCA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table:style-name="ce1">
            <text:p>CGTACG_ATGTCA</text:p>
          </table:table-cell>
          <table:table-cell table:number-columns-repeated="2" table:style-name="ce1"/>
          <table:table-cell office:value-type="string" table:style-name="ce1">
            <text:p>A10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CCGTCC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table:style-name="ce1">
            <text:p>CGTACG_CCGTCC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GAGTGGGCGTACCACGTGTCGACT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CCGTCC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table:style-name="ce1">
            <text:p>GAGTGG_CCGTCC</text:p>
          </table:table-cell>
          <table:table-cell table:number-columns-repeated="2" table:style-name="ce1"/>
          <table:table-cell office:value-type="string" table:style-name="ce1">
            <text:p>A11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GTAGAG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table:style-name="ce1">
            <text:p>GAGTGG_GTAGAG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GGTAGCGCGTACCACGTGTCGACT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GTAGAG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table:style-name="ce1">
            <text:p>GGTAGC_GTAGAG</text:p>
          </table:table-cell>
          <table:table-cell table:number-columns-repeated="2" table:style-name="ce1"/>
          <table:table-cell office:value-type="string" table:style-name="ce1">
            <text:p>A12</text:p>
          </table:table-cell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GTCCGC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table:style-name="ce1">
            <text:p>GGTAGC_GTCCGC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ACTGATGCGTACCACGTGTCGACT</text:p>
          </table:table-cell>
          <table:table-cell office:value-type="string" table:style-name="ce1">
            <text:p>E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CACCGG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table:style-name="ce1">
            <text:p>AGTCAA_CACCGG</text:p>
          </table:table-cell>
          <table:table-cell table:number-columns-repeated="2" table:style-name="ce1"/>
          <table:table-cell office:value-type="string" table:style-name="ce1">
            <text:p>B1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E7</text:p>
          </table:table-cell>
          <table:table-cell office:value-type="string" table:style-name="ce1">
            <text:p>CACGAT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table:style-name="ce1">
            <text:p>AGTCAA_CACGAT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ATGAGCGCGTACCACGTGTCGACT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E7</text:p>
          </table:table-cell>
          <table:table-cell office:value-type="string" table:style-name="ce1">
            <text:p>CACGAT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table:style-name="ce1">
            <text:p>AGTTCC_CACGAT</text:p>
          </table:table-cell>
          <table:table-cell table:number-columns-repeated="2" table:style-name="ce1"/>
          <table:table-cell office:value-type="string" table:style-name="ce1">
            <text:p>B2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E8</text:p>
          </table:table-cell>
          <table:table-cell office:value-type="string" table:style-name="ce1">
            <text:p>CACTCA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table:style-name="ce1">
            <text:p>AGTTCC_CACTCA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ATTCCTGCGTACCACGTGTCGACT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o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E8</text:p>
          </table:table-cell>
          <table:table-cell office:value-type="string" table:style-name="ce1">
            <text:p>CACTCA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table:style-name="ce1">
            <text:p>ATGTCA_CACTCA</text:p>
          </table:table-cell>
          <table:table-cell table:number-columns-repeated="2" table:style-name="ce1"/>
          <table:table-cell office:value-type="string" table:style-name="ce1">
            <text:p>B3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E9</text:p>
          </table:table-cell>
          <table:table-cell office:value-type="string" table:style-name="ce1">
            <text:p>CAGGCG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table:style-name="ce1">
            <text:p>ATGTCA_CAGGCG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CAAAAGGCGTACCACGTGTCGACT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E9</text:p>
          </table:table-cell>
          <table:table-cell office:value-type="string" table:style-name="ce1">
            <text:p>CAGGCG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table:style-name="ce1">
            <text:p>CCGTCC_CAGGCG</text:p>
          </table:table-cell>
          <table:table-cell table:number-columns-repeated="2" table:style-name="ce1"/>
          <table:table-cell office:value-type="string" table:style-name="ce1">
            <text:p>B4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E10</text:p>
          </table:table-cell>
          <table:table-cell office:value-type="string" table:style-name="ce1">
            <text:p>CATGGC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table:style-name="ce1">
            <text:p>CCGTCC_CATGGC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CAACTAGCGTACCACGTGTCGACT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q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E10</text:p>
          </table:table-cell>
          <table:table-cell office:value-type="string" table:style-name="ce1">
            <text:p>CATGGC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table:style-name="ce1">
            <text:p>GTAGAG_CATGGC</text:p>
          </table:table-cell>
          <table:table-cell table:number-columns-repeated="2" table:style-name="ce1"/>
          <table:table-cell office:value-type="string" table:style-name="ce1">
            <text:p>B5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E11</text:p>
          </table:table-cell>
          <table:table-cell office:value-type="string" table:style-name="ce1">
            <text:p>CATTTT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table:style-name="ce1">
            <text:p>GTAGAG_CATTTT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CACCGGGCGTACCACGTGTCGACT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r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E11</text:p>
          </table:table-cell>
          <table:table-cell office:value-type="string" table:style-name="ce1">
            <text:p>CATTTT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table:style-name="ce1">
            <text:p>GTCCGC_CATTTT</text:p>
          </table:table-cell>
          <table:table-cell table:number-columns-repeated="2" table:style-name="ce1"/>
          <table:table-cell office:value-type="string" table:style-name="ce1">
            <text:p>B6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E12</text:p>
          </table:table-cell>
          <table:table-cell office:value-type="string" table:style-name="ce1">
            <text:p>CCAACA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table:style-name="ce1">
            <text:p>GTCCGC_CCAACA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CACGATGCGTACCACGTGTCGACT</text:p>
          </table:table-cell>
          <table:table-cell office:value-type="string" table:style-name="ce1">
            <text:p>E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s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E12</text:p>
          </table:table-cell>
          <table:table-cell office:value-type="string" table:style-name="ce1">
            <text:p>CCAACA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table:style-name="ce1">
            <text:p>GTGAAA_CCAACA</text:p>
          </table:table-cell>
          <table:table-cell table:number-columns-repeated="2" table:style-name="ce1"/>
          <table:table-cell office:value-type="string" table:style-name="ce1">
            <text:p>B7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E1</text:p>
          </table:table-cell>
          <table:table-cell office:value-type="string" table:style-name="ce1">
            <text:p>ACTGAT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table:style-name="ce1">
            <text:p>GTGAAA_ACTGAT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CACTCAGCGTACCACGTGTCGACT</text:p>
          </table:table-cell>
          <table:table-cell office:value-type="string" table:style-name="ce1">
            <text:p>E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t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E1</text:p>
          </table:table-cell>
          <table:table-cell office:value-type="string" table:style-name="ce1">
            <text:p>ACTGAT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table:style-name="ce1">
            <text:p>GTGGCC_ACTGAT</text:p>
          </table:table-cell>
          <table:table-cell table:number-columns-repeated="2" table:style-name="ce1"/>
          <table:table-cell office:value-type="string" table:style-name="ce1">
            <text:p>B8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ATGAGC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table:style-name="ce1">
            <text:p>GTGGCC_ATGAGC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CAGGCGGCGTACCACGTGTCGACT</text:p>
          </table:table-cell>
          <table:table-cell office:value-type="string" table:style-name="ce1">
            <text:p>E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u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ATGAGC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table:style-name="ce1">
            <text:p>GTTTCG_ATGAGC</text:p>
          </table:table-cell>
          <table:table-cell table:number-columns-repeated="2" table:style-name="ce1"/>
          <table:table-cell office:value-type="string" table:style-name="ce1">
            <text:p>B9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ATTCCT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table:style-name="ce1">
            <text:p>GTTTCG_ATTCCT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CATGGCGCGTACCACGTGTCGACT</text:p>
          </table:table-cell>
          <table:table-cell office:value-type="string" table:style-name="ce1">
            <text:p>E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ATTCCT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table:style-name="ce1">
            <text:p>CGTACG_ATTCCT</text:p>
          </table:table-cell>
          <table:table-cell table:number-columns-repeated="2" table:style-name="ce1"/>
          <table:table-cell office:value-type="string" table:style-name="ce1">
            <text:p>B10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CAAAAG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table:style-name="ce1">
            <text:p>CGTACG_CAAAAG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CATTTTGCGTACCACGTGTCGACT</text:p>
          </table:table-cell>
          <table:table-cell office:value-type="string" table:style-name="ce1">
            <text:p>E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CAAAAG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table:style-name="ce1">
            <text:p>GAGTGG_CAAAAG</text:p>
          </table:table-cell>
          <table:table-cell table:number-columns-repeated="2" table:style-name="ce1"/>
          <table:table-cell office:value-type="string" table:style-name="ce1">
            <text:p>B11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CAACTA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table:style-name="ce1">
            <text:p>GAGTGG_CAACTA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CCAACAGCGTACCACGTGTCGACT</text:p>
          </table:table-cell>
          <table:table-cell office:value-type="string" table:style-name="ce1">
            <text:p>E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CAACTA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table:style-name="ce1">
            <text:p>GGTAGC_CAACTA</text:p>
          </table:table-cell>
          <table:table-cell table:number-columns-repeated="2" table:style-name="ce1"/>
          <table:table-cell office:value-type="string" table:style-name="ce1">
            <text:p>B12</text:p>
          </table:table-cell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CACCGG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table:style-name="ce1">
            <text:p>GGTAGC_CACCGG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CGGAATGCGTACCACGTGTCGACT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F6</text:p>
          </table:table-cell>
          <table:table-cell office:value-type="string" table:style-name="ce1">
            <text:p>TAATCG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table:style-name="ce1">
            <text:p>AGTCAA_TAATCG</text:p>
          </table:table-cell>
          <table:table-cell table:number-columns-repeated="2" table:style-name="ce1"/>
          <table:table-cell office:value-type="string" table:style-name="ce1">
            <text:p>C1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F7</text:p>
          </table:table-cell>
          <table:table-cell office:value-type="string" table:style-name="ce1">
            <text:p>TACAGC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table:style-name="ce1">
            <text:p>AGTCAA_TACAGC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CTAGCTGCGTACCACGTGTCGACT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z</text:p>
          </table:table-cell>
          <table:table-cell table:style-name="ce1"/>
          <table:table-cell office:value-type="string" table:style-name="ce1">
            <text:p>C2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F7</text:p>
          </table:table-cell>
          <table:table-cell office:value-type="string" table:style-name="ce1">
            <text:p>TACAGC</text:p>
          </table:table-cell>
          <table:table-cell table:style-name="ce1"/>
          <table:table-cell office:value-type="string" table:style-name="ce1">
            <text:p>C2</text:p>
          </table:table-cell>
          <table:table-cell office:value-type="string" table:style-name="ce1">
            <text:p>AGTTCC_TACAGC</text:p>
          </table:table-cell>
          <table:table-cell table:number-columns-repeated="2" table:style-name="ce1"/>
          <table:table-cell office:value-type="string" table:style-name="ce1">
            <text:p>C2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F8</text:p>
          </table:table-cell>
          <table:table-cell office:value-type="string" table:style-name="ce1">
            <text:p>TATAAT</text:p>
          </table:table-cell>
          <table:table-cell table:style-name="ce1"/>
          <table:table-cell office:value-type="string" table:style-name="ce1">
            <text:p>C2</text:p>
          </table:table-cell>
          <table:table-cell office:value-type="string" table:style-name="ce1">
            <text:p>AGTTCC_TATAAT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CTATACGCGTACCACGTGTCGACT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aa</text:p>
          </table:table-cell>
          <table:table-cell table:style-name="ce1"/>
          <table:table-cell office:value-type="string" table:style-name="ce1">
            <text:p>C3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F8</text:p>
          </table:table-cell>
          <table:table-cell office:value-type="string" table:style-name="ce1">
            <text:p>TATAAT</text:p>
          </table:table-cell>
          <table:table-cell table:style-name="ce1"/>
          <table:table-cell office:value-type="string" table:style-name="ce1">
            <text:p>C3</text:p>
          </table:table-cell>
          <table:table-cell office:value-type="string" table:style-name="ce1">
            <text:p>ATGTCA_TATAAT</text:p>
          </table:table-cell>
          <table:table-cell table:number-columns-repeated="2" table:style-name="ce1"/>
          <table:table-cell office:value-type="string" table:style-name="ce1">
            <text:p>C3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F9</text:p>
          </table:table-cell>
          <table:table-cell office:value-type="string" table:style-name="ce1">
            <text:p>TCATTC</text:p>
          </table:table-cell>
          <table:table-cell table:style-name="ce1"/>
          <table:table-cell office:value-type="string" table:style-name="ce1">
            <text:p>C3</text:p>
          </table:table-cell>
          <table:table-cell office:value-type="string" table:style-name="ce1">
            <text:p>ATGTCA_TCATTC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CTCAGAGCGTACCACGTGTCGACT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ab</text:p>
          </table:table-cell>
          <table:table-cell table:style-name="ce1"/>
          <table:table-cell office:value-type="string" table:style-name="ce1">
            <text:p>C4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F9</text:p>
          </table:table-cell>
          <table:table-cell office:value-type="string" table:style-name="ce1">
            <text:p>TCATTC</text:p>
          </table:table-cell>
          <table:table-cell table:style-name="ce1"/>
          <table:table-cell office:value-type="string" table:style-name="ce1">
            <text:p>C4</text:p>
          </table:table-cell>
          <table:table-cell office:value-type="string" table:style-name="ce1">
            <text:p>CCGTCC_TCATTC</text:p>
          </table:table-cell>
          <table:table-cell table:number-columns-repeated="2" table:style-name="ce1"/>
          <table:table-cell office:value-type="string" table:style-name="ce1">
            <text:p>C4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F10</text:p>
          </table:table-cell>
          <table:table-cell office:value-type="string" table:style-name="ce1">
            <text:p>TCCCGA</text:p>
          </table:table-cell>
          <table:table-cell table:style-name="ce1"/>
          <table:table-cell office:value-type="string" table:style-name="ce1">
            <text:p>C4</text:p>
          </table:table-cell>
          <table:table-cell office:value-type="string" table:style-name="ce1">
            <text:p>CCGTCC_TCCCGA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GACGACGCGTACCACGTGTCGACT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ac</text:p>
          </table:table-cell>
          <table:table-cell table:style-name="ce1"/>
          <table:table-cell office:value-type="string" table:style-name="ce1">
            <text:p>C5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F10</text:p>
          </table:table-cell>
          <table:table-cell office:value-type="string" table:style-name="ce1">
            <text:p>TCCCGA</text:p>
          </table:table-cell>
          <table:table-cell table:style-name="ce1"/>
          <table:table-cell office:value-type="string" table:style-name="ce1">
            <text:p>C5</text:p>
          </table:table-cell>
          <table:table-cell office:value-type="string" table:style-name="ce1">
            <text:p>GTAGAG_TCCCGA</text:p>
          </table:table-cell>
          <table:table-cell table:number-columns-repeated="2" table:style-name="ce1"/>
          <table:table-cell office:value-type="string" table:style-name="ce1">
            <text:p>C5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F11</text:p>
          </table:table-cell>
          <table:table-cell office:value-type="string" table:style-name="ce1">
            <text:p>TCGAAG</text:p>
          </table:table-cell>
          <table:table-cell table:style-name="ce1"/>
          <table:table-cell office:value-type="string" table:style-name="ce1">
            <text:p>C5</text:p>
          </table:table-cell>
          <table:table-cell office:value-type="string" table:style-name="ce1">
            <text:p>GTAGAG_TCGAAG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TAATCGGCGTACCACGTGTCGACT</text:p>
          </table:table-cell>
          <table:table-cell office:value-type="string" table:style-name="ce1">
            <text:p>F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ad</text:p>
          </table:table-cell>
          <table:table-cell table:style-name="ce1"/>
          <table:table-cell office:value-type="string" table:style-name="ce1">
            <text:p>C6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F11</text:p>
          </table:table-cell>
          <table:table-cell office:value-type="string" table:style-name="ce1">
            <text:p>TCGAAG</text:p>
          </table:table-cell>
          <table:table-cell table:style-name="ce1"/>
          <table:table-cell office:value-type="string" table:style-name="ce1">
            <text:p>C6</text:p>
          </table:table-cell>
          <table:table-cell office:value-type="string" table:style-name="ce1">
            <text:p>GTCCGC_TCGAAG</text:p>
          </table:table-cell>
          <table:table-cell table:number-columns-repeated="2" table:style-name="ce1"/>
          <table:table-cell office:value-type="string" table:style-name="ce1">
            <text:p>C6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F12</text:p>
          </table:table-cell>
          <table:table-cell office:value-type="string" table:style-name="ce1">
            <text:p>TCGGCA</text:p>
          </table:table-cell>
          <table:table-cell table:style-name="ce1"/>
          <table:table-cell office:value-type="string" table:style-name="ce1">
            <text:p>C6</text:p>
          </table:table-cell>
          <table:table-cell office:value-type="string" table:style-name="ce1">
            <text:p>GTCCGC_TCGGCA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TACAGCGCGTACCACGTGTCGACT</text:p>
          </table:table-cell>
          <table:table-cell office:value-type="string" table:style-name="ce1">
            <text:p>F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ae</text:p>
          </table:table-cell>
          <table:table-cell table:style-name="ce1"/>
          <table:table-cell office:value-type="string" table:style-name="ce1">
            <text:p>C7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F12</text:p>
          </table:table-cell>
          <table:table-cell office:value-type="string" table:style-name="ce1">
            <text:p>TCGGCA</text:p>
          </table:table-cell>
          <table:table-cell table:style-name="ce1"/>
          <table:table-cell office:value-type="string" table:style-name="ce1">
            <text:p>C7</text:p>
          </table:table-cell>
          <table:table-cell office:value-type="string" table:style-name="ce1">
            <text:p>GTGAAA_TCGGCA</text:p>
          </table:table-cell>
          <table:table-cell table:number-columns-repeated="2" table:style-name="ce1"/>
          <table:table-cell office:value-type="string" table:style-name="ce1">
            <text:p>C7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CGGAAT</text:p>
          </table:table-cell>
          <table:table-cell table:style-name="ce1"/>
          <table:table-cell office:value-type="string" table:style-name="ce1">
            <text:p>C7</text:p>
          </table:table-cell>
          <table:table-cell office:value-type="string" table:style-name="ce1">
            <text:p>GTGAAA_CGGAAT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TATAATGCGTACCACGTGTCGACT</text:p>
          </table:table-cell>
          <table:table-cell office:value-type="string" table:style-name="ce1">
            <text:p>F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af</text:p>
          </table:table-cell>
          <table:table-cell table:style-name="ce1"/>
          <table:table-cell office:value-type="string" table:style-name="ce1">
            <text:p>C8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CGGAAT</text:p>
          </table:table-cell>
          <table:table-cell table:style-name="ce1"/>
          <table:table-cell office:value-type="string" table:style-name="ce1">
            <text:p>C8</text:p>
          </table:table-cell>
          <table:table-cell office:value-type="string" table:style-name="ce1">
            <text:p>GTGGCC_CGGAAT</text:p>
          </table:table-cell>
          <table:table-cell table:number-columns-repeated="2" table:style-name="ce1"/>
          <table:table-cell office:value-type="string" table:style-name="ce1">
            <text:p>C8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CTAGCT</text:p>
          </table:table-cell>
          <table:table-cell table:style-name="ce1"/>
          <table:table-cell office:value-type="string" table:style-name="ce1">
            <text:p>C8</text:p>
          </table:table-cell>
          <table:table-cell office:value-type="string" table:style-name="ce1">
            <text:p>GTGGCC_CTAGCT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TCATTCGCGTACCACGTGTCGACT</text:p>
          </table:table-cell>
          <table:table-cell office:value-type="string" table:style-name="ce1">
            <text:p>F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ag</text:p>
          </table:table-cell>
          <table:table-cell table:style-name="ce1"/>
          <table:table-cell office:value-type="string" table:style-name="ce1">
            <text:p>C9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CTAGCT</text:p>
          </table:table-cell>
          <table:table-cell table:style-name="ce1"/>
          <table:table-cell office:value-type="string" table:style-name="ce1">
            <text:p>C9</text:p>
          </table:table-cell>
          <table:table-cell office:value-type="string" table:style-name="ce1">
            <text:p>GTTTCG_CTAGCT</text:p>
          </table:table-cell>
          <table:table-cell table:number-columns-repeated="2" table:style-name="ce1"/>
          <table:table-cell office:value-type="string" table:style-name="ce1">
            <text:p>C9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CTATAC</text:p>
          </table:table-cell>
          <table:table-cell table:style-name="ce1"/>
          <table:table-cell office:value-type="string" table:style-name="ce1">
            <text:p>C9</text:p>
          </table:table-cell>
          <table:table-cell office:value-type="string" table:style-name="ce1">
            <text:p>GTTTCG_CTATAC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TCCCGAGCGTACCACGTGTCGACT</text:p>
          </table:table-cell>
          <table:table-cell office:value-type="string" table:style-name="ce1">
            <text:p>F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ah</text:p>
          </table:table-cell>
          <table:table-cell table:style-name="ce1"/>
          <table:table-cell office:value-type="string" table:style-name="ce1">
            <text:p>C10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CTATAC</text:p>
          </table:table-cell>
          <table:table-cell table:style-name="ce1"/>
          <table:table-cell office:value-type="string" table:style-name="ce1">
            <text:p>C10</text:p>
          </table:table-cell>
          <table:table-cell office:value-type="string" table:style-name="ce1">
            <text:p>CGTACG_CTATAC</text:p>
          </table:table-cell>
          <table:table-cell table:number-columns-repeated="2" table:style-name="ce1"/>
          <table:table-cell office:value-type="string" table:style-name="ce1">
            <text:p>C10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CTCAGA</text:p>
          </table:table-cell>
          <table:table-cell table:style-name="ce1"/>
          <table:table-cell office:value-type="string" table:style-name="ce1">
            <text:p>C10</text:p>
          </table:table-cell>
          <table:table-cell office:value-type="string" table:style-name="ce1">
            <text:p>CGTACG_CTCAGA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TCGAAGGCGTACCACGTGTCGACT</text:p>
          </table:table-cell>
          <table:table-cell office:value-type="string" table:style-name="ce1">
            <text:p>F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ai</text:p>
          </table:table-cell>
          <table:table-cell table:style-name="ce1"/>
          <table:table-cell office:value-type="string" table:style-name="ce1">
            <text:p>C11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CTCAGA</text:p>
          </table:table-cell>
          <table:table-cell table:style-name="ce1"/>
          <table:table-cell office:value-type="string" table:style-name="ce1">
            <text:p>C11</text:p>
          </table:table-cell>
          <table:table-cell office:value-type="string" table:style-name="ce1">
            <text:p>GAGTGG_CTCAGA</text:p>
          </table:table-cell>
          <table:table-cell table:number-columns-repeated="2" table:style-name="ce1"/>
          <table:table-cell office:value-type="string" table:style-name="ce1">
            <text:p>C11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GACGAC</text:p>
          </table:table-cell>
          <table:table-cell table:style-name="ce1"/>
          <table:table-cell office:value-type="string" table:style-name="ce1">
            <text:p>C11</text:p>
          </table:table-cell>
          <table:table-cell office:value-type="string" table:style-name="ce1">
            <text:p>GAGTGG_GACGAC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TCGGCAGCGTACCACGTGTCGACT</text:p>
          </table:table-cell>
          <table:table-cell office:value-type="string" table:style-name="ce1">
            <text:p>F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aj</text:p>
          </table:table-cell>
          <table:table-cell table:style-name="ce1"/>
          <table:table-cell office:value-type="string" table:style-name="ce1">
            <text:p>C12</text:p>
          </table:table-cell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GACGAC</text:p>
          </table:table-cell>
          <table:table-cell table:style-name="ce1"/>
          <table:table-cell office:value-type="string" table:style-name="ce1">
            <text:p>C12</text:p>
          </table:table-cell>
          <table:table-cell office:value-type="string" table:style-name="ce1">
            <text:p>GGTAGC_GACGAC</text:p>
          </table:table-cell>
          <table:table-cell table:number-columns-repeated="2" table:style-name="ce1"/>
          <table:table-cell office:value-type="string" table:style-name="ce1">
            <text:p>C12</text:p>
          </table:table-cell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F6</text:p>
          </table:table-cell>
          <table:table-cell office:value-type="string" table:style-name="ce1">
            <text:p>TAATCG</text:p>
          </table:table-cell>
          <table:table-cell table:style-name="ce1"/>
          <table:table-cell office:value-type="string" table:style-name="ce1">
            <text:p>C12</text:p>
          </table:table-cell>
          <table:table-cell office:value-type="string" table:style-name="ce1">
            <text:p>GGTAGC_TAATCG</text:p>
          </table:table-cell>
          <table:table-cell table:number-columns-repeated="16359"/>
        </table:table-row>
        <table:table-row table:style-name="ro1">
          <table:table-cell table:number-columns-repeated="5" table:style-name="ce1"/>
          <table:table-cell office:value-type="string" table:style-name="ce1">
            <text:p>ak</text:p>
          </table:table-cell>
          <table:table-cell table:style-name="ce1"/>
          <table:table-cell office:value-type="string" table:style-name="ce1">
            <text:p>D1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GTCCGC</text:p>
          </table:table-cell>
          <table:table-cell table:style-name="ce1"/>
          <table:table-cell office:value-type="string" table:style-name="ce1">
            <text:p>D1</text:p>
          </table:table-cell>
          <table:table-cell office:value-type="string" table:style-name="ce1">
            <text:p>ACTGAT_GTCCGC</text:p>
          </table:table-cell>
          <table:table-cell table:number-columns-repeated="2" table:style-name="ce1"/>
          <table:table-cell office:value-type="string" table:style-name="ce1">
            <text:p>D1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GTGAAA</text:p>
          </table:table-cell>
          <table:table-cell table:style-name="ce1"/>
          <table:table-cell office:value-type="string" table:style-name="ce1">
            <text:p>D1</text:p>
          </table:table-cell>
          <table:table-cell office:value-type="string" table:style-name="ce1">
            <text:p>ACTGAT_GTGAAA</text:p>
          </table:table-cell>
          <table:table-cell table:number-columns-repeated="16359"/>
        </table:table-row>
        <table:table-row table:style-name="ro1">
          <table:table-cell table:number-columns-repeated="5" table:style-name="ce1"/>
          <table:table-cell office:value-type="string" table:style-name="ce1">
            <text:p>al</text:p>
          </table:table-cell>
          <table:table-cell table:style-name="ce1"/>
          <table:table-cell office:value-type="string" table:style-name="ce1">
            <text:p>D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GTGAAA</text:p>
          </table:table-cell>
          <table:table-cell table:style-name="ce1"/>
          <table:table-cell office:value-type="string" table:style-name="ce1">
            <text:p>D2</text:p>
          </table:table-cell>
          <table:table-cell office:value-type="string" table:style-name="ce1">
            <text:p>ATGAGC_GTGAAA</text:p>
          </table:table-cell>
          <table:table-cell table:number-columns-repeated="2" table:style-name="ce1"/>
          <table:table-cell office:value-type="string" table:style-name="ce1">
            <text:p>D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GTGGCC</text:p>
          </table:table-cell>
          <table:table-cell table:style-name="ce1"/>
          <table:table-cell office:value-type="string" table:style-name="ce1">
            <text:p>D2</text:p>
          </table:table-cell>
          <table:table-cell office:value-type="string" table:style-name="ce1">
            <text:p>ATGAGC_GTGGCC</text:p>
          </table:table-cell>
          <table:table-cell table:number-columns-repeated="16359"/>
        </table:table-row>
        <table:table-row table:style-name="ro1">
          <table:table-cell table:number-columns-repeated="5" table:style-name="ce1"/>
          <table:table-cell office:value-type="string" table:style-name="ce1">
            <text:p>am</text:p>
          </table:table-cell>
          <table:table-cell table:style-name="ce1"/>
          <table:table-cell office:value-type="string" table:style-name="ce1">
            <text:p>D3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GTGGCC</text:p>
          </table:table-cell>
          <table:table-cell table:style-name="ce1"/>
          <table:table-cell office:value-type="string" table:style-name="ce1">
            <text:p>D3</text:p>
          </table:table-cell>
          <table:table-cell office:value-type="string" table:style-name="ce1">
            <text:p>ATTCCT_GTGGCC</text:p>
          </table:table-cell>
          <table:table-cell table:number-columns-repeated="2" table:style-name="ce1"/>
          <table:table-cell office:value-type="string" table:style-name="ce1">
            <text:p>D3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GTTTCG</text:p>
          </table:table-cell>
          <table:table-cell table:style-name="ce1"/>
          <table:table-cell office:value-type="string" table:style-name="ce1">
            <text:p>D3</text:p>
          </table:table-cell>
          <table:table-cell office:value-type="string" table:style-name="ce1">
            <text:p>ATTCCT_GTTTCG</text:p>
          </table:table-cell>
          <table:table-cell table:number-columns-repeated="16359"/>
        </table:table-row>
        <table:table-row table:style-name="ro1">
          <table:table-cell table:number-columns-repeated="5" table:style-name="ce1"/>
          <table:table-cell office:value-type="string" table:style-name="ce1">
            <text:p>an</text:p>
          </table:table-cell>
          <table:table-cell table:style-name="ce1"/>
          <table:table-cell office:value-type="string" table:style-name="ce1">
            <text:p>D4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GTTTCG</text:p>
          </table:table-cell>
          <table:table-cell table:style-name="ce1"/>
          <table:table-cell office:value-type="string" table:style-name="ce1">
            <text:p>D4</text:p>
          </table:table-cell>
          <table:table-cell office:value-type="string" table:style-name="ce1">
            <text:p>CAAAAG_GTTTCG</text:p>
          </table:table-cell>
          <table:table-cell table:number-columns-repeated="2" table:style-name="ce1"/>
          <table:table-cell office:value-type="string" table:style-name="ce1">
            <text:p>D4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CGTACG</text:p>
          </table:table-cell>
          <table:table-cell table:style-name="ce1"/>
          <table:table-cell office:value-type="string" table:style-name="ce1">
            <text:p>D4</text:p>
          </table:table-cell>
          <table:table-cell office:value-type="string" table:style-name="ce1">
            <text:p>CAAAAG_CGTACG</text:p>
          </table:table-cell>
          <table:table-cell table:number-columns-repeated="16359"/>
        </table:table-row>
        <table:table-row table:style-name="ro1">
          <table:table-cell table:number-columns-repeated="5" table:style-name="ce1"/>
          <table:table-cell office:value-type="string" table:style-name="ce1">
            <text:p>ao</text:p>
          </table:table-cell>
          <table:table-cell table:style-name="ce1"/>
          <table:table-cell office:value-type="string" table:style-name="ce1">
            <text:p>D5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CGTACG</text:p>
          </table:table-cell>
          <table:table-cell table:style-name="ce1"/>
          <table:table-cell office:value-type="string" table:style-name="ce1">
            <text:p>D5</text:p>
          </table:table-cell>
          <table:table-cell office:value-type="string" table:style-name="ce1">
            <text:p>CAACTA_CGTACG</text:p>
          </table:table-cell>
          <table:table-cell table:number-columns-repeated="2" table:style-name="ce1"/>
          <table:table-cell office:value-type="string" table:style-name="ce1">
            <text:p>D5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GAGTGG</text:p>
          </table:table-cell>
          <table:table-cell table:style-name="ce1"/>
          <table:table-cell office:value-type="string" table:style-name="ce1">
            <text:p>D5</text:p>
          </table:table-cell>
          <table:table-cell office:value-type="string" table:style-name="ce1">
            <text:p>CAACTA_GAGTGG</text:p>
          </table:table-cell>
          <table:table-cell table:number-columns-repeated="16359"/>
        </table:table-row>
        <table:table-row table:style-name="ro1">
          <table:table-cell table:number-columns-repeated="5" table:style-name="ce1"/>
          <table:table-cell office:value-type="string" table:style-name="ce1">
            <text:p>ap</text:p>
          </table:table-cell>
          <table:table-cell table:style-name="ce1"/>
          <table:table-cell office:value-type="string" table:style-name="ce1">
            <text:p>D6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GAGTGG</text:p>
          </table:table-cell>
          <table:table-cell table:style-name="ce1"/>
          <table:table-cell office:value-type="string" table:style-name="ce1">
            <text:p>D6</text:p>
          </table:table-cell>
          <table:table-cell office:value-type="string" table:style-name="ce1">
            <text:p>CACCGG_GAGTGG</text:p>
          </table:table-cell>
          <table:table-cell table:number-columns-repeated="2" table:style-name="ce1"/>
          <table:table-cell office:value-type="string" table:style-name="ce1">
            <text:p>D6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GGTAGC</text:p>
          </table:table-cell>
          <table:table-cell table:style-name="ce1"/>
          <table:table-cell office:value-type="string" table:style-name="ce1">
            <text:p>D6</text:p>
          </table:table-cell>
          <table:table-cell office:value-type="string" table:style-name="ce1">
            <text:p>CACCGG_GGTAGC</text:p>
          </table:table-cell>
          <table:table-cell table:number-columns-repeated="16359"/>
        </table:table-row>
        <table:table-row table:style-name="ro1">
          <table:table-cell table:number-columns-repeated="5" table:style-name="ce1"/>
          <table:table-cell office:value-type="string" table:style-name="ce1">
            <text:p>aq</text:p>
          </table:table-cell>
          <table:table-cell table:style-name="ce1"/>
          <table:table-cell office:value-type="string" table:style-name="ce1">
            <text:p>D7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GGTAGC</text:p>
          </table:table-cell>
          <table:table-cell table:style-name="ce1"/>
          <table:table-cell office:value-type="string" table:style-name="ce1">
            <text:p>D7</text:p>
          </table:table-cell>
          <table:table-cell office:value-type="string" table:style-name="ce1">
            <text:p>CACGAT_GGTAGC</text:p>
          </table:table-cell>
          <table:table-cell table:number-columns-repeated="2" table:style-name="ce1"/>
          <table:table-cell office:value-type="string" table:style-name="ce1">
            <text:p>D7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GTCAA</text:p>
          </table:table-cell>
          <table:table-cell table:style-name="ce1"/>
          <table:table-cell office:value-type="string" table:style-name="ce1">
            <text:p>D7</text:p>
          </table:table-cell>
          <table:table-cell office:value-type="string" table:style-name="ce1">
            <text:p>CACGAT_AGTCAA</text:p>
          </table:table-cell>
          <table:table-cell table:number-columns-repeated="16359"/>
        </table:table-row>
        <table:table-row table:style-name="ro1">
          <table:table-cell table:number-columns-repeated="5" table:style-name="ce1"/>
          <table:table-cell office:value-type="string" table:style-name="ce1">
            <text:p>ar</text:p>
          </table:table-cell>
          <table:table-cell table:style-name="ce1"/>
          <table:table-cell office:value-type="string" table:style-name="ce1">
            <text:p>D8</text:p>
          </table:table-cell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GTCAA</text:p>
          </table:table-cell>
          <table:table-cell table:style-name="ce1"/>
          <table:table-cell office:value-type="string" table:style-name="ce1">
            <text:p>D8</text:p>
          </table:table-cell>
          <table:table-cell office:value-type="string" table:style-name="ce1">
            <text:p>CACTCA_AGTCAA</text:p>
          </table:table-cell>
          <table:table-cell table:number-columns-repeated="2" table:style-name="ce1"/>
          <table:table-cell office:value-type="string" table:style-name="ce1">
            <text:p>D8</text:p>
          </table:table-cell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GTTCC</text:p>
          </table:table-cell>
          <table:table-cell table:style-name="ce1"/>
          <table:table-cell office:value-type="string" table:style-name="ce1">
            <text:p>D8</text:p>
          </table:table-cell>
          <table:table-cell office:value-type="string" table:style-name="ce1">
            <text:p>CACTCA_AGTTCC</text:p>
          </table:table-cell>
          <table:table-cell table:number-columns-repeated="16359"/>
        </table:table-row>
        <table:table-row table:style-name="ro1">
          <table:table-cell table:number-columns-repeated="5" table:style-name="ce1"/>
          <table:table-cell office:value-type="string" table:style-name="ce1">
            <text:p>as</text:p>
          </table:table-cell>
          <table:table-cell table:style-name="ce1"/>
          <table:table-cell office:value-type="string" table:style-name="ce1">
            <text:p>D9</text:p>
          </table:table-cell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GTTCC</text:p>
          </table:table-cell>
          <table:table-cell table:style-name="ce1"/>
          <table:table-cell office:value-type="string" table:style-name="ce1">
            <text:p>D9</text:p>
          </table:table-cell>
          <table:table-cell office:value-type="string" table:style-name="ce1">
            <text:p>CAGGCG_AGTTCC</text:p>
          </table:table-cell>
          <table:table-cell table:number-columns-repeated="2" table:style-name="ce1"/>
          <table:table-cell office:value-type="string" table:style-name="ce1">
            <text:p>D9</text:p>
          </table:table-cell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ATGTCA</text:p>
          </table:table-cell>
          <table:table-cell table:style-name="ce1"/>
          <table:table-cell office:value-type="string" table:style-name="ce1">
            <text:p>D9</text:p>
          </table:table-cell>
          <table:table-cell office:value-type="string" table:style-name="ce1">
            <text:p>CAGGCG_ATGTCA</text:p>
          </table:table-cell>
          <table:table-cell table:number-columns-repeated="16359"/>
        </table:table-row>
        <table:table-row table:style-name="ro1">
          <table:table-cell table:number-columns-repeated="5" table:style-name="ce1"/>
          <table:table-cell office:value-type="string" table:style-name="ce1">
            <text:p>at</text:p>
          </table:table-cell>
          <table:table-cell table:style-name="ce1"/>
          <table:table-cell office:value-type="string" table:style-name="ce1">
            <text:p>D10</text:p>
          </table:table-cell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ATGTCA</text:p>
          </table:table-cell>
          <table:table-cell table:style-name="ce1"/>
          <table:table-cell office:value-type="string" table:style-name="ce1">
            <text:p>D10</text:p>
          </table:table-cell>
          <table:table-cell office:value-type="string" table:style-name="ce1">
            <text:p>CATGGC_ATGTCA</text:p>
          </table:table-cell>
          <table:table-cell table:number-columns-repeated="2" table:style-name="ce1"/>
          <table:table-cell office:value-type="string" table:style-name="ce1">
            <text:p>D10</text:p>
          </table:table-cell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CCGTCC</text:p>
          </table:table-cell>
          <table:table-cell table:style-name="ce1"/>
          <table:table-cell office:value-type="string" table:style-name="ce1">
            <text:p>D10</text:p>
          </table:table-cell>
          <table:table-cell office:value-type="string" table:style-name="ce1">
            <text:p>CATGGC_CCGTCC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au</text:p>
          </table:table-cell>
          <table:table-cell table:style-name="ce1"/>
          <table:table-cell office:value-type="string" table:style-name="ce1">
            <text:p>D11</text:p>
          </table:table-cell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CCGTCC</text:p>
          </table:table-cell>
          <table:table-cell table:style-name="ce1"/>
          <table:table-cell office:value-type="string" table:style-name="ce1">
            <text:p>D11</text:p>
          </table:table-cell>
          <table:table-cell office:value-type="string" table:style-name="ce1">
            <text:p>CATTTT_CCGTCC</text:p>
          </table:table-cell>
          <table:table-cell table:number-columns-repeated="2" table:style-name="ce1"/>
          <table:table-cell office:value-type="string" table:style-name="ce1">
            <text:p>D11</text:p>
          </table:table-cell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GTAGAG</text:p>
          </table:table-cell>
          <table:table-cell table:style-name="ce1"/>
          <table:table-cell office:value-type="string" table:style-name="ce1">
            <text:p>D11</text:p>
          </table:table-cell>
          <table:table-cell office:value-type="string" table:style-name="ce1">
            <text:p>CATTTT_GTAGAG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av</text:p>
          </table:table-cell>
          <table:table-cell table:style-name="ce1"/>
          <table:table-cell office:value-type="string" table:style-name="ce1">
            <text:p>D12</text:p>
          </table:table-cell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GTAGAG</text:p>
          </table:table-cell>
          <table:table-cell table:style-name="ce1"/>
          <table:table-cell office:value-type="string" table:style-name="ce1">
            <text:p>D12</text:p>
          </table:table-cell>
          <table:table-cell office:value-type="string" table:style-name="ce1">
            <text:p>CCAACA_GTAGAG</text:p>
          </table:table-cell>
          <table:table-cell table:number-columns-repeated="2" table:style-name="ce1"/>
          <table:table-cell office:value-type="string" table:style-name="ce1">
            <text:p>D12</text:p>
          </table:table-cell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GTCCGC</text:p>
          </table:table-cell>
          <table:table-cell table:style-name="ce1"/>
          <table:table-cell office:value-type="string" table:style-name="ce1">
            <text:p>D12</text:p>
          </table:table-cell>
          <table:table-cell office:value-type="string" table:style-name="ce1">
            <text:p>CCAACA_GTCCGC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aw</text:p>
          </table:table-cell>
          <table:table-cell table:style-name="ce1"/>
          <table:table-cell office:value-type="string" table:style-name="ce1">
            <text:p>E1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CACCGG</text:p>
          </table:table-cell>
          <table:table-cell table:style-name="ce1"/>
          <table:table-cell office:value-type="string" table:style-name="ce1">
            <text:p>E1</text:p>
          </table:table-cell>
          <table:table-cell office:value-type="string" table:style-name="ce1">
            <text:p>ACTGAT_CACCGG</text:p>
          </table:table-cell>
          <table:table-cell table:number-columns-repeated="2" table:style-name="ce1"/>
          <table:table-cell office:value-type="string" table:style-name="ce1">
            <text:p>E1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E7</text:p>
          </table:table-cell>
          <table:table-cell office:value-type="string" table:style-name="ce1">
            <text:p>CACGAT</text:p>
          </table:table-cell>
          <table:table-cell table:style-name="ce1"/>
          <table:table-cell office:value-type="string" table:style-name="ce1">
            <text:p>E1</text:p>
          </table:table-cell>
          <table:table-cell office:value-type="string" table:style-name="ce1">
            <text:p>ACTGAT_CACGAT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ax</text:p>
          </table:table-cell>
          <table:table-cell table:style-name="ce1"/>
          <table:table-cell office:value-type="string" table:style-name="ce1">
            <text:p>E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E7</text:p>
          </table:table-cell>
          <table:table-cell office:value-type="string" table:style-name="ce1">
            <text:p>CACGAT</text:p>
          </table:table-cell>
          <table:table-cell table:style-name="ce1"/>
          <table:table-cell office:value-type="string" table:style-name="ce1">
            <text:p>E2</text:p>
          </table:table-cell>
          <table:table-cell office:value-type="string" table:style-name="ce1">
            <text:p>ATGAGC_CACGAT</text:p>
          </table:table-cell>
          <table:table-cell table:number-columns-repeated="2" table:style-name="ce1"/>
          <table:table-cell office:value-type="string" table:style-name="ce1">
            <text:p>E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E8</text:p>
          </table:table-cell>
          <table:table-cell office:value-type="string" table:style-name="ce1">
            <text:p>CACTCA</text:p>
          </table:table-cell>
          <table:table-cell table:style-name="ce1"/>
          <table:table-cell office:value-type="string" table:style-name="ce1">
            <text:p>E2</text:p>
          </table:table-cell>
          <table:table-cell office:value-type="string" table:style-name="ce1">
            <text:p>ATGAGC_CACTCA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ay</text:p>
          </table:table-cell>
          <table:table-cell table:style-name="ce1"/>
          <table:table-cell office:value-type="string" table:style-name="ce1">
            <text:p>E3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E8</text:p>
          </table:table-cell>
          <table:table-cell office:value-type="string" table:style-name="ce1">
            <text:p>CACTCA</text:p>
          </table:table-cell>
          <table:table-cell table:style-name="ce1"/>
          <table:table-cell office:value-type="string" table:style-name="ce1">
            <text:p>E3</text:p>
          </table:table-cell>
          <table:table-cell office:value-type="string" table:style-name="ce1">
            <text:p>ATTCCT_CACTCA</text:p>
          </table:table-cell>
          <table:table-cell table:number-columns-repeated="2" table:style-name="ce1"/>
          <table:table-cell office:value-type="string" table:style-name="ce1">
            <text:p>E3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E9</text:p>
          </table:table-cell>
          <table:table-cell office:value-type="string" table:style-name="ce1">
            <text:p>CAGGCG</text:p>
          </table:table-cell>
          <table:table-cell table:style-name="ce1"/>
          <table:table-cell office:value-type="string" table:style-name="ce1">
            <text:p>E3</text:p>
          </table:table-cell>
          <table:table-cell office:value-type="string" table:style-name="ce1">
            <text:p>ATTCCT_CAGGCG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az</text:p>
          </table:table-cell>
          <table:table-cell table:style-name="ce1"/>
          <table:table-cell office:value-type="string" table:style-name="ce1">
            <text:p>E4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E9</text:p>
          </table:table-cell>
          <table:table-cell office:value-type="string" table:style-name="ce1">
            <text:p>CAGGCG</text:p>
          </table:table-cell>
          <table:table-cell table:style-name="ce1"/>
          <table:table-cell office:value-type="string" table:style-name="ce1">
            <text:p>E4</text:p>
          </table:table-cell>
          <table:table-cell office:value-type="string" table:style-name="ce1">
            <text:p>CAAAAG_CAGGCG</text:p>
          </table:table-cell>
          <table:table-cell table:number-columns-repeated="2" table:style-name="ce1"/>
          <table:table-cell office:value-type="string" table:style-name="ce1">
            <text:p>E4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E10</text:p>
          </table:table-cell>
          <table:table-cell office:value-type="string" table:style-name="ce1">
            <text:p>CATGGC</text:p>
          </table:table-cell>
          <table:table-cell table:style-name="ce1"/>
          <table:table-cell office:value-type="string" table:style-name="ce1">
            <text:p>E4</text:p>
          </table:table-cell>
          <table:table-cell office:value-type="string" table:style-name="ce1">
            <text:p>CAAAAG_CATGGC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a</text:p>
          </table:table-cell>
          <table:table-cell table:style-name="ce1"/>
          <table:table-cell office:value-type="string" table:style-name="ce1">
            <text:p>E5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E10</text:p>
          </table:table-cell>
          <table:table-cell office:value-type="string" table:style-name="ce1">
            <text:p>CATGGC</text:p>
          </table:table-cell>
          <table:table-cell table:style-name="ce1"/>
          <table:table-cell office:value-type="string" table:style-name="ce1">
            <text:p>E5</text:p>
          </table:table-cell>
          <table:table-cell office:value-type="string" table:style-name="ce1">
            <text:p>CAACTA_CATGGC</text:p>
          </table:table-cell>
          <table:table-cell table:number-columns-repeated="2" table:style-name="ce1"/>
          <table:table-cell office:value-type="string" table:style-name="ce1">
            <text:p>E5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E11</text:p>
          </table:table-cell>
          <table:table-cell office:value-type="string" table:style-name="ce1">
            <text:p>CATTTT</text:p>
          </table:table-cell>
          <table:table-cell table:style-name="ce1"/>
          <table:table-cell office:value-type="string" table:style-name="ce1">
            <text:p>E5</text:p>
          </table:table-cell>
          <table:table-cell office:value-type="string" table:style-name="ce1">
            <text:p>CAACTA_CATTTT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b</text:p>
          </table:table-cell>
          <table:table-cell table:style-name="ce1"/>
          <table:table-cell office:value-type="string" table:style-name="ce1">
            <text:p>E6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E11</text:p>
          </table:table-cell>
          <table:table-cell office:value-type="string" table:style-name="ce1">
            <text:p>CATTTT</text:p>
          </table:table-cell>
          <table:table-cell table:style-name="ce1"/>
          <table:table-cell office:value-type="string" table:style-name="ce1">
            <text:p>E6</text:p>
          </table:table-cell>
          <table:table-cell office:value-type="string" table:style-name="ce1">
            <text:p>CACCGG_CATTTT</text:p>
          </table:table-cell>
          <table:table-cell table:number-columns-repeated="2" table:style-name="ce1"/>
          <table:table-cell office:value-type="string" table:style-name="ce1">
            <text:p>E6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E12</text:p>
          </table:table-cell>
          <table:table-cell office:value-type="string" table:style-name="ce1">
            <text:p>CCAACA</text:p>
          </table:table-cell>
          <table:table-cell table:style-name="ce1"/>
          <table:table-cell office:value-type="string" table:style-name="ce1">
            <text:p>E6</text:p>
          </table:table-cell>
          <table:table-cell office:value-type="string" table:style-name="ce1">
            <text:p>CACCGG_CCAACA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c</text:p>
          </table:table-cell>
          <table:table-cell table:style-name="ce1"/>
          <table:table-cell office:value-type="string" table:style-name="ce1">
            <text:p>E7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E12</text:p>
          </table:table-cell>
          <table:table-cell office:value-type="string" table:style-name="ce1">
            <text:p>CCAACA</text:p>
          </table:table-cell>
          <table:table-cell table:style-name="ce1"/>
          <table:table-cell office:value-type="string" table:style-name="ce1">
            <text:p>E7</text:p>
          </table:table-cell>
          <table:table-cell office:value-type="string" table:style-name="ce1">
            <text:p>CACGAT_CCAACA</text:p>
          </table:table-cell>
          <table:table-cell table:number-columns-repeated="2" table:style-name="ce1"/>
          <table:table-cell office:value-type="string" table:style-name="ce1">
            <text:p>E7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E1</text:p>
          </table:table-cell>
          <table:table-cell office:value-type="string" table:style-name="ce1">
            <text:p>ACTGAT</text:p>
          </table:table-cell>
          <table:table-cell table:style-name="ce1"/>
          <table:table-cell office:value-type="string" table:style-name="ce1">
            <text:p>E7</text:p>
          </table:table-cell>
          <table:table-cell office:value-type="string" table:style-name="ce1">
            <text:p>CACGAT_ACTGAT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d</text:p>
          </table:table-cell>
          <table:table-cell table:style-name="ce1"/>
          <table:table-cell office:value-type="string" table:style-name="ce1">
            <text:p>E8</text:p>
          </table:table-cell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E1</text:p>
          </table:table-cell>
          <table:table-cell office:value-type="string" table:style-name="ce1">
            <text:p>ACTGAT</text:p>
          </table:table-cell>
          <table:table-cell table:style-name="ce1"/>
          <table:table-cell office:value-type="string" table:style-name="ce1">
            <text:p>E8</text:p>
          </table:table-cell>
          <table:table-cell office:value-type="string" table:style-name="ce1">
            <text:p>CACTCA_ACTGAT</text:p>
          </table:table-cell>
          <table:table-cell table:number-columns-repeated="2" table:style-name="ce1"/>
          <table:table-cell office:value-type="string" table:style-name="ce1">
            <text:p>E8</text:p>
          </table:table-cell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ATGAGC</text:p>
          </table:table-cell>
          <table:table-cell table:style-name="ce1"/>
          <table:table-cell office:value-type="string" table:style-name="ce1">
            <text:p>E8</text:p>
          </table:table-cell>
          <table:table-cell office:value-type="string" table:style-name="ce1">
            <text:p>CACTCA_ATGAGC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e</text:p>
          </table:table-cell>
          <table:table-cell table:style-name="ce1"/>
          <table:table-cell office:value-type="string" table:style-name="ce1">
            <text:p>E9</text:p>
          </table:table-cell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ATGAGC</text:p>
          </table:table-cell>
          <table:table-cell table:style-name="ce1"/>
          <table:table-cell office:value-type="string" table:style-name="ce1">
            <text:p>E9</text:p>
          </table:table-cell>
          <table:table-cell office:value-type="string" table:style-name="ce1">
            <text:p>CAGGCG_ATGAGC</text:p>
          </table:table-cell>
          <table:table-cell table:number-columns-repeated="2" table:style-name="ce1"/>
          <table:table-cell office:value-type="string" table:style-name="ce1">
            <text:p>E9</text:p>
          </table:table-cell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ATTCCT</text:p>
          </table:table-cell>
          <table:table-cell table:style-name="ce1"/>
          <table:table-cell office:value-type="string" table:style-name="ce1">
            <text:p>E9</text:p>
          </table:table-cell>
          <table:table-cell office:value-type="string" table:style-name="ce1">
            <text:p>CAGGCG_ATTCCT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f</text:p>
          </table:table-cell>
          <table:table-cell table:style-name="ce1"/>
          <table:table-cell office:value-type="string" table:style-name="ce1">
            <text:p>E10</text:p>
          </table:table-cell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ATTCCT</text:p>
          </table:table-cell>
          <table:table-cell table:style-name="ce1"/>
          <table:table-cell office:value-type="string" table:style-name="ce1">
            <text:p>E10</text:p>
          </table:table-cell>
          <table:table-cell office:value-type="string" table:style-name="ce1">
            <text:p>CATGGC_ATTCCT</text:p>
          </table:table-cell>
          <table:table-cell table:number-columns-repeated="2" table:style-name="ce1"/>
          <table:table-cell office:value-type="string" table:style-name="ce1">
            <text:p>E10</text:p>
          </table:table-cell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CAAAAG</text:p>
          </table:table-cell>
          <table:table-cell table:style-name="ce1"/>
          <table:table-cell office:value-type="string" table:style-name="ce1">
            <text:p>E10</text:p>
          </table:table-cell>
          <table:table-cell office:value-type="string" table:style-name="ce1">
            <text:p>CATGGC_CAAAAG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g</text:p>
          </table:table-cell>
          <table:table-cell table:style-name="ce1"/>
          <table:table-cell office:value-type="string" table:style-name="ce1">
            <text:p>E11</text:p>
          </table:table-cell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CAAAAG</text:p>
          </table:table-cell>
          <table:table-cell table:style-name="ce1"/>
          <table:table-cell office:value-type="string" table:style-name="ce1">
            <text:p>E11</text:p>
          </table:table-cell>
          <table:table-cell office:value-type="string" table:style-name="ce1">
            <text:p>CATTTT_CAAAAG</text:p>
          </table:table-cell>
          <table:table-cell table:number-columns-repeated="2" table:style-name="ce1"/>
          <table:table-cell office:value-type="string" table:style-name="ce1">
            <text:p>E11</text:p>
          </table:table-cell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CAACTA</text:p>
          </table:table-cell>
          <table:table-cell table:style-name="ce1"/>
          <table:table-cell office:value-type="string" table:style-name="ce1">
            <text:p>E11</text:p>
          </table:table-cell>
          <table:table-cell office:value-type="string" table:style-name="ce1">
            <text:p>CATTTT_CAACTA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h</text:p>
          </table:table-cell>
          <table:table-cell table:style-name="ce1"/>
          <table:table-cell office:value-type="string" table:style-name="ce1">
            <text:p>E12</text:p>
          </table:table-cell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CAACTA</text:p>
          </table:table-cell>
          <table:table-cell table:style-name="ce1"/>
          <table:table-cell office:value-type="string" table:style-name="ce1">
            <text:p>E12</text:p>
          </table:table-cell>
          <table:table-cell office:value-type="string" table:style-name="ce1">
            <text:p>CCAACA_CAACTA</text:p>
          </table:table-cell>
          <table:table-cell table:number-columns-repeated="2" table:style-name="ce1"/>
          <table:table-cell office:value-type="string" table:style-name="ce1">
            <text:p>E12</text:p>
          </table:table-cell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CACCGG</text:p>
          </table:table-cell>
          <table:table-cell table:style-name="ce1"/>
          <table:table-cell office:value-type="string" table:style-name="ce1">
            <text:p>E12</text:p>
          </table:table-cell>
          <table:table-cell office:value-type="string" table:style-name="ce1">
            <text:p>CCAACA_CACCGG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i</text:p>
          </table:table-cell>
          <table:table-cell table:style-name="ce1"/>
          <table:table-cell office:value-type="string" table:style-name="ce1">
            <text:p>F1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F6</text:p>
          </table:table-cell>
          <table:table-cell office:value-type="string" table:style-name="ce1">
            <text:p>TAATCG</text:p>
          </table:table-cell>
          <table:table-cell table:style-name="ce1"/>
          <table:table-cell office:value-type="string" table:style-name="ce1">
            <text:p>F1</text:p>
          </table:table-cell>
          <table:table-cell office:value-type="string" table:style-name="ce1">
            <text:p>ACTGAT_TAATCG</text:p>
          </table:table-cell>
          <table:table-cell table:number-columns-repeated="2" table:style-name="ce1"/>
          <table:table-cell office:value-type="string" table:style-name="ce1">
            <text:p>F1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F7</text:p>
          </table:table-cell>
          <table:table-cell office:value-type="string" table:style-name="ce1">
            <text:p>TACAGC</text:p>
          </table:table-cell>
          <table:table-cell table:style-name="ce1"/>
          <table:table-cell office:value-type="string" table:style-name="ce1">
            <text:p>F1</text:p>
          </table:table-cell>
          <table:table-cell office:value-type="string" table:style-name="ce1">
            <text:p>ACTGAT_TACAGC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j</text:p>
          </table:table-cell>
          <table:table-cell table:style-name="ce1"/>
          <table:table-cell office:value-type="string" table:style-name="ce1">
            <text:p>F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F7</text:p>
          </table:table-cell>
          <table:table-cell office:value-type="string" table:style-name="ce1">
            <text:p>TACAGC</text:p>
          </table:table-cell>
          <table:table-cell table:style-name="ce1"/>
          <table:table-cell office:value-type="string" table:style-name="ce1">
            <text:p>F2</text:p>
          </table:table-cell>
          <table:table-cell office:value-type="string" table:style-name="ce1">
            <text:p>ATGAGC_TACAGC</text:p>
          </table:table-cell>
          <table:table-cell table:number-columns-repeated="2" table:style-name="ce1"/>
          <table:table-cell office:value-type="string" table:style-name="ce1">
            <text:p>F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F8</text:p>
          </table:table-cell>
          <table:table-cell office:value-type="string" table:style-name="ce1">
            <text:p>TATAAT</text:p>
          </table:table-cell>
          <table:table-cell table:style-name="ce1"/>
          <table:table-cell office:value-type="string" table:style-name="ce1">
            <text:p>F2</text:p>
          </table:table-cell>
          <table:table-cell office:value-type="string" table:style-name="ce1">
            <text:p>ATGAGC_TATAAT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k</text:p>
          </table:table-cell>
          <table:table-cell table:style-name="ce1"/>
          <table:table-cell office:value-type="string" table:style-name="ce1">
            <text:p>F3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F8</text:p>
          </table:table-cell>
          <table:table-cell office:value-type="string" table:style-name="ce1">
            <text:p>TATAAT</text:p>
          </table:table-cell>
          <table:table-cell table:style-name="ce1"/>
          <table:table-cell office:value-type="string" table:style-name="ce1">
            <text:p>F3</text:p>
          </table:table-cell>
          <table:table-cell office:value-type="string" table:style-name="ce1">
            <text:p>ATTCCT_TATAAT</text:p>
          </table:table-cell>
          <table:table-cell table:number-columns-repeated="2" table:style-name="ce1"/>
          <table:table-cell office:value-type="string" table:style-name="ce1">
            <text:p>F3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F9</text:p>
          </table:table-cell>
          <table:table-cell office:value-type="string" table:style-name="ce1">
            <text:p>TCATTC</text:p>
          </table:table-cell>
          <table:table-cell table:style-name="ce1"/>
          <table:table-cell office:value-type="string" table:style-name="ce1">
            <text:p>F3</text:p>
          </table:table-cell>
          <table:table-cell office:value-type="string" table:style-name="ce1">
            <text:p>ATTCCT_TCATTC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l</text:p>
          </table:table-cell>
          <table:table-cell table:style-name="ce1"/>
          <table:table-cell office:value-type="string" table:style-name="ce1">
            <text:p>F4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F9</text:p>
          </table:table-cell>
          <table:table-cell office:value-type="string" table:style-name="ce1">
            <text:p>TCATTC</text:p>
          </table:table-cell>
          <table:table-cell table:style-name="ce1"/>
          <table:table-cell office:value-type="string" table:style-name="ce1">
            <text:p>F4</text:p>
          </table:table-cell>
          <table:table-cell office:value-type="string" table:style-name="ce1">
            <text:p>CAAAAG_TCATTC</text:p>
          </table:table-cell>
          <table:table-cell table:number-columns-repeated="2" table:style-name="ce1"/>
          <table:table-cell office:value-type="string" table:style-name="ce1">
            <text:p>F4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F10</text:p>
          </table:table-cell>
          <table:table-cell office:value-type="string" table:style-name="ce1">
            <text:p>TCCCGA</text:p>
          </table:table-cell>
          <table:table-cell table:style-name="ce1"/>
          <table:table-cell office:value-type="string" table:style-name="ce1">
            <text:p>F4</text:p>
          </table:table-cell>
          <table:table-cell office:value-type="string" table:style-name="ce1">
            <text:p>CAAAAG_TCCCGA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m</text:p>
          </table:table-cell>
          <table:table-cell table:style-name="ce1"/>
          <table:table-cell office:value-type="string" table:style-name="ce1">
            <text:p>F5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F10</text:p>
          </table:table-cell>
          <table:table-cell office:value-type="string" table:style-name="ce1">
            <text:p>TCCCGA</text:p>
          </table:table-cell>
          <table:table-cell table:style-name="ce1"/>
          <table:table-cell office:value-type="string" table:style-name="ce1">
            <text:p>F5</text:p>
          </table:table-cell>
          <table:table-cell office:value-type="string" table:style-name="ce1">
            <text:p>CAACTA_TCCCGA</text:p>
          </table:table-cell>
          <table:table-cell table:number-columns-repeated="2" table:style-name="ce1"/>
          <table:table-cell office:value-type="string" table:style-name="ce1">
            <text:p>F5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F11</text:p>
          </table:table-cell>
          <table:table-cell office:value-type="string" table:style-name="ce1">
            <text:p>TCGAAG</text:p>
          </table:table-cell>
          <table:table-cell table:style-name="ce1"/>
          <table:table-cell office:value-type="string" table:style-name="ce1">
            <text:p>F5</text:p>
          </table:table-cell>
          <table:table-cell office:value-type="string" table:style-name="ce1">
            <text:p>CAACTA_TCGAAG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n</text:p>
          </table:table-cell>
          <table:table-cell table:style-name="ce1"/>
          <table:table-cell office:value-type="string" table:style-name="ce1">
            <text:p>F6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F11</text:p>
          </table:table-cell>
          <table:table-cell office:value-type="string" table:style-name="ce1">
            <text:p>TCGAAG</text:p>
          </table:table-cell>
          <table:table-cell table:style-name="ce1"/>
          <table:table-cell office:value-type="string" table:style-name="ce1">
            <text:p>F6</text:p>
          </table:table-cell>
          <table:table-cell office:value-type="string" table:style-name="ce1">
            <text:p>CACCGG_TCGAAG</text:p>
          </table:table-cell>
          <table:table-cell table:number-columns-repeated="2" table:style-name="ce1"/>
          <table:table-cell office:value-type="string" table:style-name="ce1">
            <text:p>F6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F12</text:p>
          </table:table-cell>
          <table:table-cell office:value-type="string" table:style-name="ce1">
            <text:p>TCGGCA</text:p>
          </table:table-cell>
          <table:table-cell table:style-name="ce1"/>
          <table:table-cell office:value-type="string" table:style-name="ce1">
            <text:p>F6</text:p>
          </table:table-cell>
          <table:table-cell office:value-type="string" table:style-name="ce1">
            <text:p>CACCGG_TCGGCA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o</text:p>
          </table:table-cell>
          <table:table-cell table:style-name="ce1"/>
          <table:table-cell office:value-type="string" table:style-name="ce1">
            <text:p>F7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F12</text:p>
          </table:table-cell>
          <table:table-cell office:value-type="string" table:style-name="ce1">
            <text:p>TCGGCA</text:p>
          </table:table-cell>
          <table:table-cell table:style-name="ce1"/>
          <table:table-cell office:value-type="string" table:style-name="ce1">
            <text:p>F7</text:p>
          </table:table-cell>
          <table:table-cell office:value-type="string" table:style-name="ce1">
            <text:p>CACGAT_TCGGCA</text:p>
          </table:table-cell>
          <table:table-cell table:number-columns-repeated="2" table:style-name="ce1"/>
          <table:table-cell office:value-type="string" table:style-name="ce1">
            <text:p>F7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CGGAAT</text:p>
          </table:table-cell>
          <table:table-cell table:style-name="ce1"/>
          <table:table-cell office:value-type="string" table:style-name="ce1">
            <text:p>F7</text:p>
          </table:table-cell>
          <table:table-cell office:value-type="string" table:style-name="ce1">
            <text:p>CACGAT_CGGAAT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p</text:p>
          </table:table-cell>
          <table:table-cell table:style-name="ce1"/>
          <table:table-cell office:value-type="string" table:style-name="ce1">
            <text:p>F8</text:p>
          </table:table-cell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CGGAAT</text:p>
          </table:table-cell>
          <table:table-cell table:style-name="ce1"/>
          <table:table-cell office:value-type="string" table:style-name="ce1">
            <text:p>F8</text:p>
          </table:table-cell>
          <table:table-cell office:value-type="string" table:style-name="ce1">
            <text:p>CACTCA_CGGAAT</text:p>
          </table:table-cell>
          <table:table-cell table:number-columns-repeated="2" table:style-name="ce1"/>
          <table:table-cell office:value-type="string" table:style-name="ce1">
            <text:p>F8</text:p>
          </table:table-cell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CTAGCT</text:p>
          </table:table-cell>
          <table:table-cell table:style-name="ce1"/>
          <table:table-cell office:value-type="string" table:style-name="ce1">
            <text:p>F8</text:p>
          </table:table-cell>
          <table:table-cell office:value-type="string" table:style-name="ce1">
            <text:p>CACTCA_CTAGCT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q</text:p>
          </table:table-cell>
          <table:table-cell table:style-name="ce1"/>
          <table:table-cell office:value-type="string" table:style-name="ce1">
            <text:p>F9</text:p>
          </table:table-cell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CTAGCT</text:p>
          </table:table-cell>
          <table:table-cell table:style-name="ce1"/>
          <table:table-cell office:value-type="string" table:style-name="ce1">
            <text:p>F9</text:p>
          </table:table-cell>
          <table:table-cell office:value-type="string" table:style-name="ce1">
            <text:p>CAGGCG_CTAGCT</text:p>
          </table:table-cell>
          <table:table-cell table:number-columns-repeated="2" table:style-name="ce1"/>
          <table:table-cell office:value-type="string" table:style-name="ce1">
            <text:p>F9</text:p>
          </table:table-cell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CTATAC</text:p>
          </table:table-cell>
          <table:table-cell table:style-name="ce1"/>
          <table:table-cell office:value-type="string" table:style-name="ce1">
            <text:p>F9</text:p>
          </table:table-cell>
          <table:table-cell office:value-type="string" table:style-name="ce1">
            <text:p>CAGGCG_CTATAC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r</text:p>
          </table:table-cell>
          <table:table-cell table:style-name="ce1"/>
          <table:table-cell office:value-type="string" table:style-name="ce1">
            <text:p>F10</text:p>
          </table:table-cell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CTATAC</text:p>
          </table:table-cell>
          <table:table-cell table:style-name="ce1"/>
          <table:table-cell office:value-type="string" table:style-name="ce1">
            <text:p>F10</text:p>
          </table:table-cell>
          <table:table-cell office:value-type="string" table:style-name="ce1">
            <text:p>CATGGC_CTATAC</text:p>
          </table:table-cell>
          <table:table-cell table:number-columns-repeated="2" table:style-name="ce1"/>
          <table:table-cell office:value-type="string" table:style-name="ce1">
            <text:p>F10</text:p>
          </table:table-cell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CTCAGA</text:p>
          </table:table-cell>
          <table:table-cell table:style-name="ce1"/>
          <table:table-cell office:value-type="string" table:style-name="ce1">
            <text:p>F10</text:p>
          </table:table-cell>
          <table:table-cell office:value-type="string" table:style-name="ce1">
            <text:p>CATGGC_CTCAGA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s</text:p>
          </table:table-cell>
          <table:table-cell table:style-name="ce1"/>
          <table:table-cell office:value-type="string" table:style-name="ce1">
            <text:p>F11</text:p>
          </table:table-cell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CTCAGA</text:p>
          </table:table-cell>
          <table:table-cell table:style-name="ce1"/>
          <table:table-cell office:value-type="string" table:style-name="ce1">
            <text:p>F11</text:p>
          </table:table-cell>
          <table:table-cell office:value-type="string" table:style-name="ce1">
            <text:p>CATTTT_CTCAGA</text:p>
          </table:table-cell>
          <table:table-cell table:number-columns-repeated="2" table:style-name="ce1"/>
          <table:table-cell office:value-type="string" table:style-name="ce1">
            <text:p>F11</text:p>
          </table:table-cell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GACGAC</text:p>
          </table:table-cell>
          <table:table-cell table:style-name="ce1"/>
          <table:table-cell office:value-type="string" table:style-name="ce1">
            <text:p>F11</text:p>
          </table:table-cell>
          <table:table-cell office:value-type="string" table:style-name="ce1">
            <text:p>CATTTT_GACGAC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t</text:p>
          </table:table-cell>
          <table:table-cell table:style-name="ce1"/>
          <table:table-cell office:value-type="string" table:style-name="ce1">
            <text:p>F12</text:p>
          </table:table-cell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GACGAC</text:p>
          </table:table-cell>
          <table:table-cell table:style-name="ce1"/>
          <table:table-cell office:value-type="string" table:style-name="ce1">
            <text:p>F12</text:p>
          </table:table-cell>
          <table:table-cell office:value-type="string" table:style-name="ce1">
            <text:p>CCAACA_GACGAC</text:p>
          </table:table-cell>
          <table:table-cell table:number-columns-repeated="2" table:style-name="ce1"/>
          <table:table-cell office:value-type="string" table:style-name="ce1">
            <text:p>F12</text:p>
          </table:table-cell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F6</text:p>
          </table:table-cell>
          <table:table-cell office:value-type="string" table:style-name="ce1">
            <text:p>TAATCG</text:p>
          </table:table-cell>
          <table:table-cell table:style-name="ce1"/>
          <table:table-cell office:value-type="string" table:style-name="ce1">
            <text:p>F12</text:p>
          </table:table-cell>
          <table:table-cell office:value-type="string" table:style-name="ce1">
            <text:p>CCAACA_TAATCG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u</text:p>
          </table:table-cell>
          <table:table-cell table:style-name="ce1"/>
          <table:table-cell office:value-type="string" table:style-name="ce1">
            <text:p>G1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GTCCGC</text:p>
          </table:table-cell>
          <table:table-cell table:style-name="ce1"/>
          <table:table-cell office:value-type="string" table:style-name="ce1">
            <text:p>G1</text:p>
          </table:table-cell>
          <table:table-cell office:value-type="string" table:style-name="ce1">
            <text:p>CGGAAT_GTCCGC</text:p>
          </table:table-cell>
          <table:table-cell table:number-columns-repeated="2" table:style-name="ce1"/>
          <table:table-cell office:value-type="string" table:style-name="ce1">
            <text:p>G1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GTGAAA</text:p>
          </table:table-cell>
          <table:table-cell table:style-name="ce1"/>
          <table:table-cell office:value-type="string" table:style-name="ce1">
            <text:p>G1</text:p>
          </table:table-cell>
          <table:table-cell office:value-type="string" table:style-name="ce1">
            <text:p>CGGAAT_GTGAAA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v</text:p>
          </table:table-cell>
          <table:table-cell table:style-name="ce1"/>
          <table:table-cell office:value-type="string" table:style-name="ce1">
            <text:p>G2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GTGAAA</text:p>
          </table:table-cell>
          <table:table-cell table:style-name="ce1"/>
          <table:table-cell office:value-type="string" table:style-name="ce1">
            <text:p>G2</text:p>
          </table:table-cell>
          <table:table-cell office:value-type="string" table:style-name="ce1">
            <text:p>CTAGCT_GTGAAA</text:p>
          </table:table-cell>
          <table:table-cell table:number-columns-repeated="2" table:style-name="ce1"/>
          <table:table-cell office:value-type="string" table:style-name="ce1">
            <text:p>G2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GTGGCC</text:p>
          </table:table-cell>
          <table:table-cell table:style-name="ce1"/>
          <table:table-cell office:value-type="string" table:style-name="ce1">
            <text:p>G2</text:p>
          </table:table-cell>
          <table:table-cell office:value-type="string" table:style-name="ce1">
            <text:p>CTAGCT_GTGGCC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w</text:p>
          </table:table-cell>
          <table:table-cell table:style-name="ce1"/>
          <table:table-cell office:value-type="string" table:style-name="ce1">
            <text:p>G3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GTGGCC</text:p>
          </table:table-cell>
          <table:table-cell table:style-name="ce1"/>
          <table:table-cell office:value-type="string" table:style-name="ce1">
            <text:p>G3</text:p>
          </table:table-cell>
          <table:table-cell office:value-type="string" table:style-name="ce1">
            <text:p>CTATAC_GTGGCC</text:p>
          </table:table-cell>
          <table:table-cell table:number-columns-repeated="2" table:style-name="ce1"/>
          <table:table-cell office:value-type="string" table:style-name="ce1">
            <text:p>G3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GTTTCG</text:p>
          </table:table-cell>
          <table:table-cell table:style-name="ce1"/>
          <table:table-cell office:value-type="string" table:style-name="ce1">
            <text:p>G3</text:p>
          </table:table-cell>
          <table:table-cell office:value-type="string" table:style-name="ce1">
            <text:p>CTATAC_GTTTCG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x</text:p>
          </table:table-cell>
          <table:table-cell table:style-name="ce1"/>
          <table:table-cell office:value-type="string" table:style-name="ce1">
            <text:p>G4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GTTTCG</text:p>
          </table:table-cell>
          <table:table-cell table:style-name="ce1"/>
          <table:table-cell office:value-type="string" table:style-name="ce1">
            <text:p>G4</text:p>
          </table:table-cell>
          <table:table-cell office:value-type="string" table:style-name="ce1">
            <text:p>CTCAGA_GTTTCG</text:p>
          </table:table-cell>
          <table:table-cell table:number-columns-repeated="2" table:style-name="ce1"/>
          <table:table-cell office:value-type="string" table:style-name="ce1">
            <text:p>G4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CGTACG</text:p>
          </table:table-cell>
          <table:table-cell table:style-name="ce1"/>
          <table:table-cell office:value-type="string" table:style-name="ce1">
            <text:p>G4</text:p>
          </table:table-cell>
          <table:table-cell office:value-type="string" table:style-name="ce1">
            <text:p>CTCAGA_CGTACG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y</text:p>
          </table:table-cell>
          <table:table-cell table:style-name="ce1"/>
          <table:table-cell office:value-type="string" table:style-name="ce1">
            <text:p>G5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CGTACG</text:p>
          </table:table-cell>
          <table:table-cell table:style-name="ce1"/>
          <table:table-cell office:value-type="string" table:style-name="ce1">
            <text:p>G5</text:p>
          </table:table-cell>
          <table:table-cell office:value-type="string" table:style-name="ce1">
            <text:p>GACGAC_CGTACG</text:p>
          </table:table-cell>
          <table:table-cell table:number-columns-repeated="2" table:style-name="ce1"/>
          <table:table-cell office:value-type="string" table:style-name="ce1">
            <text:p>G5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GAGTGG</text:p>
          </table:table-cell>
          <table:table-cell table:style-name="ce1"/>
          <table:table-cell office:value-type="string" table:style-name="ce1">
            <text:p>G5</text:p>
          </table:table-cell>
          <table:table-cell office:value-type="string" table:style-name="ce1">
            <text:p>GACGAC_GAGTGG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bz</text:p>
          </table:table-cell>
          <table:table-cell table:style-name="ce1"/>
          <table:table-cell office:value-type="string" table:style-name="ce1">
            <text:p>G6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GAGTGG</text:p>
          </table:table-cell>
          <table:table-cell table:style-name="ce1"/>
          <table:table-cell office:value-type="string" table:style-name="ce1">
            <text:p>G6</text:p>
          </table:table-cell>
          <table:table-cell office:value-type="string" table:style-name="ce1">
            <text:p>TAATCG_GAGTGG</text:p>
          </table:table-cell>
          <table:table-cell table:number-columns-repeated="2" table:style-name="ce1"/>
          <table:table-cell office:value-type="string" table:style-name="ce1">
            <text:p>G6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GGTAGC</text:p>
          </table:table-cell>
          <table:table-cell table:style-name="ce1"/>
          <table:table-cell office:value-type="string" table:style-name="ce1">
            <text:p>G6</text:p>
          </table:table-cell>
          <table:table-cell office:value-type="string" table:style-name="ce1">
            <text:p>TAATCG_GGTAGC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ca</text:p>
          </table:table-cell>
          <table:table-cell table:style-name="ce1"/>
          <table:table-cell office:value-type="string" table:style-name="ce1">
            <text:p>G7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GGTAGC</text:p>
          </table:table-cell>
          <table:table-cell table:style-name="ce1"/>
          <table:table-cell office:value-type="string" table:style-name="ce1">
            <text:p>G7</text:p>
          </table:table-cell>
          <table:table-cell office:value-type="string" table:style-name="ce1">
            <text:p>TACAGC_GGTAGC</text:p>
          </table:table-cell>
          <table:table-cell table:number-columns-repeated="2" table:style-name="ce1"/>
          <table:table-cell office:value-type="string" table:style-name="ce1">
            <text:p>G7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GTCAA</text:p>
          </table:table-cell>
          <table:table-cell table:style-name="ce1"/>
          <table:table-cell office:value-type="string" table:style-name="ce1">
            <text:p>G7</text:p>
          </table:table-cell>
          <table:table-cell office:value-type="string" table:style-name="ce1">
            <text:p>TACAGC_AGTCAA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cb</text:p>
          </table:table-cell>
          <table:table-cell table:style-name="ce1"/>
          <table:table-cell office:value-type="string" table:style-name="ce1">
            <text:p>G8</text:p>
          </table:table-cell>
          <table:table-cell office:value-type="string" table:style-name="ce1">
            <text:p>C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GTCAA</text:p>
          </table:table-cell>
          <table:table-cell table:style-name="ce1"/>
          <table:table-cell office:value-type="string" table:style-name="ce1">
            <text:p>G8</text:p>
          </table:table-cell>
          <table:table-cell office:value-type="string" table:style-name="ce1">
            <text:p>TATAAT_AGTCAA</text:p>
          </table:table-cell>
          <table:table-cell table:number-columns-repeated="2" table:style-name="ce1"/>
          <table:table-cell office:value-type="string" table:style-name="ce1">
            <text:p>G8</text:p>
          </table:table-cell>
          <table:table-cell office:value-type="string" table:style-name="ce1">
            <text:p>C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GTTCC</text:p>
          </table:table-cell>
          <table:table-cell table:style-name="ce1"/>
          <table:table-cell office:value-type="string" table:style-name="ce1">
            <text:p>G8</text:p>
          </table:table-cell>
          <table:table-cell office:value-type="string" table:style-name="ce1">
            <text:p>TATAAT_AGTTCC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cc</text:p>
          </table:table-cell>
          <table:table-cell table:style-name="ce1"/>
          <table:table-cell office:value-type="string" table:style-name="ce1">
            <text:p>G9</text:p>
          </table:table-cell>
          <table:table-cell office:value-type="string" table:style-name="ce1">
            <text:p>C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GTTCC</text:p>
          </table:table-cell>
          <table:table-cell table:style-name="ce1"/>
          <table:table-cell office:value-type="string" table:style-name="ce1">
            <text:p>G9</text:p>
          </table:table-cell>
          <table:table-cell office:value-type="string" table:style-name="ce1">
            <text:p>TCATTC_AGTTCC</text:p>
          </table:table-cell>
          <table:table-cell table:number-columns-repeated="2" table:style-name="ce1"/>
          <table:table-cell office:value-type="string" table:style-name="ce1">
            <text:p>G9</text:p>
          </table:table-cell>
          <table:table-cell office:value-type="string" table:style-name="ce1">
            <text:p>C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ATGTCA</text:p>
          </table:table-cell>
          <table:table-cell table:style-name="ce1"/>
          <table:table-cell office:value-type="string" table:style-name="ce1">
            <text:p>G9</text:p>
          </table:table-cell>
          <table:table-cell office:value-type="string" table:style-name="ce1">
            <text:p>TCATTC_ATGTCA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cd</text:p>
          </table:table-cell>
          <table:table-cell table:style-name="ce1"/>
          <table:table-cell office:value-type="string" table:style-name="ce1">
            <text:p>G10</text:p>
          </table:table-cell>
          <table:table-cell office:value-type="string" table:style-name="ce1">
            <text:p>C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ATGTCA</text:p>
          </table:table-cell>
          <table:table-cell table:style-name="ce1"/>
          <table:table-cell office:value-type="string" table:style-name="ce1">
            <text:p>G10</text:p>
          </table:table-cell>
          <table:table-cell office:value-type="string" table:style-name="ce1">
            <text:p>TCCCGA_ATGTCA</text:p>
          </table:table-cell>
          <table:table-cell table:number-columns-repeated="2" table:style-name="ce1"/>
          <table:table-cell office:value-type="string" table:style-name="ce1">
            <text:p>G10</text:p>
          </table:table-cell>
          <table:table-cell office:value-type="string" table:style-name="ce1">
            <text:p>C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CCGTCC</text:p>
          </table:table-cell>
          <table:table-cell table:style-name="ce1"/>
          <table:table-cell office:value-type="string" table:style-name="ce1">
            <text:p>G10</text:p>
          </table:table-cell>
          <table:table-cell office:value-type="string" table:style-name="ce1">
            <text:p>TCCCGA_CCGTCC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ce</text:p>
          </table:table-cell>
          <table:table-cell table:style-name="ce1"/>
          <table:table-cell office:value-type="string" table:style-name="ce1">
            <text:p>G11</text:p>
          </table:table-cell>
          <table:table-cell office:value-type="string" table:style-name="ce1">
            <text:p>C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CCGTCC</text:p>
          </table:table-cell>
          <table:table-cell table:style-name="ce1"/>
          <table:table-cell office:value-type="string" table:style-name="ce1">
            <text:p>G11</text:p>
          </table:table-cell>
          <table:table-cell office:value-type="string" table:style-name="ce1">
            <text:p>TCGAAG_CCGTCC</text:p>
          </table:table-cell>
          <table:table-cell table:number-columns-repeated="2" table:style-name="ce1"/>
          <table:table-cell office:value-type="string" table:style-name="ce1">
            <text:p>G11</text:p>
          </table:table-cell>
          <table:table-cell office:value-type="string" table:style-name="ce1">
            <text:p>C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GTAGAG</text:p>
          </table:table-cell>
          <table:table-cell table:style-name="ce1"/>
          <table:table-cell office:value-type="string" table:style-name="ce1">
            <text:p>G11</text:p>
          </table:table-cell>
          <table:table-cell office:value-type="string" table:style-name="ce1">
            <text:p>TCGAAG_GTAGAG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cf</text:p>
          </table:table-cell>
          <table:table-cell table:style-name="ce1"/>
          <table:table-cell office:value-type="string" table:style-name="ce1">
            <text:p>G12</text:p>
          </table:table-cell>
          <table:table-cell office:value-type="string" table:style-name="ce1">
            <text:p>C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GTAGAG</text:p>
          </table:table-cell>
          <table:table-cell table:style-name="ce1"/>
          <table:table-cell office:value-type="string" table:style-name="ce1">
            <text:p>G12</text:p>
          </table:table-cell>
          <table:table-cell office:value-type="string" table:style-name="ce1">
            <text:p>TCGGCA_GTAGAG</text:p>
          </table:table-cell>
          <table:table-cell table:number-columns-repeated="2" table:style-name="ce1"/>
          <table:table-cell office:value-type="string" table:style-name="ce1">
            <text:p>G12</text:p>
          </table:table-cell>
          <table:table-cell office:value-type="string" table:style-name="ce1">
            <text:p>C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GTCCGC</text:p>
          </table:table-cell>
          <table:table-cell table:style-name="ce1"/>
          <table:table-cell office:value-type="string" table:style-name="ce1">
            <text:p>G12</text:p>
          </table:table-cell>
          <table:table-cell office:value-type="string" table:style-name="ce1">
            <text:p>TCGGCA_GTCCGC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cg</text:p>
          </table:table-cell>
          <table:table-cell table:style-name="ce1"/>
          <table:table-cell office:value-type="string" table:style-name="ce1">
            <text:p>H1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CACCGG</text:p>
          </table:table-cell>
          <table:table-cell table:style-name="ce1"/>
          <table:table-cell office:value-type="string" table:style-name="ce1">
            <text:p>H1</text:p>
          </table:table-cell>
          <table:table-cell office:value-type="string" table:style-name="ce1">
            <text:p>CGGAAT_CACCGG</text:p>
          </table:table-cell>
          <table:table-cell table:number-columns-repeated="2" table:style-name="ce1"/>
          <table:table-cell office:value-type="string" table:style-name="ce1">
            <text:p>H1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E7</text:p>
          </table:table-cell>
          <table:table-cell office:value-type="string" table:style-name="ce1">
            <text:p>CACGAT</text:p>
          </table:table-cell>
          <table:table-cell table:style-name="ce1"/>
          <table:table-cell office:value-type="string" table:style-name="ce1">
            <text:p>H1</text:p>
          </table:table-cell>
          <table:table-cell office:value-type="string" table:style-name="ce1">
            <text:p>CGGAAT_CACGAT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ch</text:p>
          </table:table-cell>
          <table:table-cell table:style-name="ce1"/>
          <table:table-cell office:value-type="string" table:style-name="ce1">
            <text:p>H2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E7</text:p>
          </table:table-cell>
          <table:table-cell office:value-type="string" table:style-name="ce1">
            <text:p>CACGAT</text:p>
          </table:table-cell>
          <table:table-cell table:style-name="ce1"/>
          <table:table-cell office:value-type="string" table:style-name="ce1">
            <text:p>H2</text:p>
          </table:table-cell>
          <table:table-cell office:value-type="string" table:style-name="ce1">
            <text:p>CTAGCT_CACGAT</text:p>
          </table:table-cell>
          <table:table-cell table:number-columns-repeated="2" table:style-name="ce1"/>
          <table:table-cell office:value-type="string" table:style-name="ce1">
            <text:p>H2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E8</text:p>
          </table:table-cell>
          <table:table-cell office:value-type="string" table:style-name="ce1">
            <text:p>CACTCA</text:p>
          </table:table-cell>
          <table:table-cell table:style-name="ce1"/>
          <table:table-cell office:value-type="string" table:style-name="ce1">
            <text:p>H2</text:p>
          </table:table-cell>
          <table:table-cell office:value-type="string" table:style-name="ce1">
            <text:p>CTAGCT_CACTCA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ci</text:p>
          </table:table-cell>
          <table:table-cell table:style-name="ce1"/>
          <table:table-cell office:value-type="string" table:style-name="ce1">
            <text:p>H3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E8</text:p>
          </table:table-cell>
          <table:table-cell office:value-type="string" table:style-name="ce1">
            <text:p>CACTCA</text:p>
          </table:table-cell>
          <table:table-cell table:style-name="ce1"/>
          <table:table-cell office:value-type="string" table:style-name="ce1">
            <text:p>H3</text:p>
          </table:table-cell>
          <table:table-cell office:value-type="string" table:style-name="ce1">
            <text:p>CTATAC_CACTCA</text:p>
          </table:table-cell>
          <table:table-cell table:number-columns-repeated="2" table:style-name="ce1"/>
          <table:table-cell office:value-type="string" table:style-name="ce1">
            <text:p>H3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E9</text:p>
          </table:table-cell>
          <table:table-cell office:value-type="string" table:style-name="ce1">
            <text:p>CAGGCG</text:p>
          </table:table-cell>
          <table:table-cell table:style-name="ce1"/>
          <table:table-cell office:value-type="string" table:style-name="ce1">
            <text:p>H3</text:p>
          </table:table-cell>
          <table:table-cell office:value-type="string" table:style-name="ce1">
            <text:p>CTATAC_CAGGCG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cj</text:p>
          </table:table-cell>
          <table:table-cell table:style-name="ce1"/>
          <table:table-cell office:value-type="string" table:style-name="ce1">
            <text:p>H4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E9</text:p>
          </table:table-cell>
          <table:table-cell office:value-type="string" table:style-name="ce1">
            <text:p>CAGGCG</text:p>
          </table:table-cell>
          <table:table-cell table:style-name="ce1"/>
          <table:table-cell office:value-type="string" table:style-name="ce1">
            <text:p>H4</text:p>
          </table:table-cell>
          <table:table-cell office:value-type="string" table:style-name="ce1">
            <text:p>CTCAGA_CAGGCG</text:p>
          </table:table-cell>
          <table:table-cell table:number-columns-repeated="2" table:style-name="ce1"/>
          <table:table-cell office:value-type="string" table:style-name="ce1">
            <text:p>H4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E10</text:p>
          </table:table-cell>
          <table:table-cell office:value-type="string" table:style-name="ce1">
            <text:p>CATGGC</text:p>
          </table:table-cell>
          <table:table-cell table:style-name="ce1"/>
          <table:table-cell office:value-type="string" table:style-name="ce1">
            <text:p>H4</text:p>
          </table:table-cell>
          <table:table-cell office:value-type="string" table:style-name="ce1">
            <text:p>CTCAGA_CATGGC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ck</text:p>
          </table:table-cell>
          <table:table-cell table:style-name="ce1"/>
          <table:table-cell office:value-type="string" table:style-name="ce1">
            <text:p>H5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E10</text:p>
          </table:table-cell>
          <table:table-cell office:value-type="string" table:style-name="ce1">
            <text:p>CATGGC</text:p>
          </table:table-cell>
          <table:table-cell table:style-name="ce1"/>
          <table:table-cell office:value-type="string" table:style-name="ce1">
            <text:p>H5</text:p>
          </table:table-cell>
          <table:table-cell office:value-type="string" table:style-name="ce1">
            <text:p>GACGAC_CATGGC</text:p>
          </table:table-cell>
          <table:table-cell table:number-columns-repeated="2" table:style-name="ce1"/>
          <table:table-cell office:value-type="string" table:style-name="ce1">
            <text:p>H5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E11</text:p>
          </table:table-cell>
          <table:table-cell office:value-type="string" table:style-name="ce1">
            <text:p>CATTTT</text:p>
          </table:table-cell>
          <table:table-cell table:style-name="ce1"/>
          <table:table-cell office:value-type="string" table:style-name="ce1">
            <text:p>H5</text:p>
          </table:table-cell>
          <table:table-cell office:value-type="string" table:style-name="ce1">
            <text:p>GACGAC_CATTTT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cl</text:p>
          </table:table-cell>
          <table:table-cell table:style-name="ce1"/>
          <table:table-cell office:value-type="string" table:style-name="ce1">
            <text:p>H6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E11</text:p>
          </table:table-cell>
          <table:table-cell office:value-type="string" table:style-name="ce1">
            <text:p>CATTTT</text:p>
          </table:table-cell>
          <table:table-cell table:style-name="ce1"/>
          <table:table-cell office:value-type="string" table:style-name="ce1">
            <text:p>H6</text:p>
          </table:table-cell>
          <table:table-cell office:value-type="string" table:style-name="ce1">
            <text:p>TAATCG_CATTTT</text:p>
          </table:table-cell>
          <table:table-cell table:number-columns-repeated="2" table:style-name="ce1"/>
          <table:table-cell office:value-type="string" table:style-name="ce1">
            <text:p>H6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E12</text:p>
          </table:table-cell>
          <table:table-cell office:value-type="string" table:style-name="ce1">
            <text:p>CCAACA</text:p>
          </table:table-cell>
          <table:table-cell table:style-name="ce1"/>
          <table:table-cell office:value-type="string" table:style-name="ce1">
            <text:p>H6</text:p>
          </table:table-cell>
          <table:table-cell office:value-type="string" table:style-name="ce1">
            <text:p>TAATCG_CCAACA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cm</text:p>
          </table:table-cell>
          <table:table-cell table:style-name="ce1"/>
          <table:table-cell office:value-type="string" table:style-name="ce1">
            <text:p>H7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E12</text:p>
          </table:table-cell>
          <table:table-cell office:value-type="string" table:style-name="ce1">
            <text:p>CCAACA</text:p>
          </table:table-cell>
          <table:table-cell table:style-name="ce1"/>
          <table:table-cell office:value-type="string" table:style-name="ce1">
            <text:p>H7</text:p>
          </table:table-cell>
          <table:table-cell office:value-type="string" table:style-name="ce1">
            <text:p>TACAGC_CCAACA</text:p>
          </table:table-cell>
          <table:table-cell table:number-columns-repeated="2" table:style-name="ce1"/>
          <table:table-cell office:value-type="string" table:style-name="ce1">
            <text:p>H7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E1</text:p>
          </table:table-cell>
          <table:table-cell office:value-type="string" table:style-name="ce1">
            <text:p>ACTGAT</text:p>
          </table:table-cell>
          <table:table-cell table:style-name="ce1"/>
          <table:table-cell office:value-type="string" table:style-name="ce1">
            <text:p>H7</text:p>
          </table:table-cell>
          <table:table-cell office:value-type="string" table:style-name="ce1">
            <text:p>TACAGC_ACTGAT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cn</text:p>
          </table:table-cell>
          <table:table-cell table:style-name="ce1"/>
          <table:table-cell office:value-type="string" table:style-name="ce1">
            <text:p>H8</text:p>
          </table:table-cell>
          <table:table-cell office:value-type="string" table:style-name="ce1">
            <text:p>C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E1</text:p>
          </table:table-cell>
          <table:table-cell office:value-type="string" table:style-name="ce1">
            <text:p>ACTGAT</text:p>
          </table:table-cell>
          <table:table-cell table:style-name="ce1"/>
          <table:table-cell office:value-type="string" table:style-name="ce1">
            <text:p>H8</text:p>
          </table:table-cell>
          <table:table-cell office:value-type="string" table:style-name="ce1">
            <text:p>TATAAT_ACTGAT</text:p>
          </table:table-cell>
          <table:table-cell table:number-columns-repeated="2" table:style-name="ce1"/>
          <table:table-cell office:value-type="string" table:style-name="ce1">
            <text:p>H8</text:p>
          </table:table-cell>
          <table:table-cell office:value-type="string" table:style-name="ce1">
            <text:p>C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ATGAGC</text:p>
          </table:table-cell>
          <table:table-cell table:style-name="ce1"/>
          <table:table-cell office:value-type="string" table:style-name="ce1">
            <text:p>H8</text:p>
          </table:table-cell>
          <table:table-cell office:value-type="string" table:style-name="ce1">
            <text:p>TATAAT_ATGAGC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co</text:p>
          </table:table-cell>
          <table:table-cell table:style-name="ce1"/>
          <table:table-cell office:value-type="string" table:style-name="ce1">
            <text:p>H9</text:p>
          </table:table-cell>
          <table:table-cell office:value-type="string" table:style-name="ce1">
            <text:p>C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ATGAGC</text:p>
          </table:table-cell>
          <table:table-cell table:style-name="ce1"/>
          <table:table-cell office:value-type="string" table:style-name="ce1">
            <text:p>H9</text:p>
          </table:table-cell>
          <table:table-cell office:value-type="string" table:style-name="ce1">
            <text:p>TCATTC_ATGAGC</text:p>
          </table:table-cell>
          <table:table-cell table:number-columns-repeated="2" table:style-name="ce1"/>
          <table:table-cell office:value-type="string" table:style-name="ce1">
            <text:p>H9</text:p>
          </table:table-cell>
          <table:table-cell office:value-type="string" table:style-name="ce1">
            <text:p>C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ATTCCT</text:p>
          </table:table-cell>
          <table:table-cell table:style-name="ce1"/>
          <table:table-cell office:value-type="string" table:style-name="ce1">
            <text:p>H9</text:p>
          </table:table-cell>
          <table:table-cell office:value-type="string" table:style-name="ce1">
            <text:p>TCATTC_ATTCCT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cp</text:p>
          </table:table-cell>
          <table:table-cell table:style-name="ce1"/>
          <table:table-cell office:value-type="string" table:style-name="ce1">
            <text:p>H10</text:p>
          </table:table-cell>
          <table:table-cell office:value-type="string" table:style-name="ce1">
            <text:p>C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ATTCCT</text:p>
          </table:table-cell>
          <table:table-cell table:style-name="ce1"/>
          <table:table-cell office:value-type="string" table:style-name="ce1">
            <text:p>H10</text:p>
          </table:table-cell>
          <table:table-cell office:value-type="string" table:style-name="ce1">
            <text:p>TCCCGA_ATTCCT</text:p>
          </table:table-cell>
          <table:table-cell table:number-columns-repeated="2" table:style-name="ce1"/>
          <table:table-cell office:value-type="string" table:style-name="ce1">
            <text:p>H10</text:p>
          </table:table-cell>
          <table:table-cell office:value-type="string" table:style-name="ce1">
            <text:p>C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CAAAAG</text:p>
          </table:table-cell>
          <table:table-cell table:style-name="ce1"/>
          <table:table-cell office:value-type="string" table:style-name="ce1">
            <text:p>H10</text:p>
          </table:table-cell>
          <table:table-cell office:value-type="string" table:style-name="ce1">
            <text:p>TCCCGA_CAAAAG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cq</text:p>
          </table:table-cell>
          <table:table-cell table:style-name="ce1"/>
          <table:table-cell office:value-type="string" table:style-name="ce1">
            <text:p>H11</text:p>
          </table:table-cell>
          <table:table-cell office:value-type="string" table:style-name="ce1">
            <text:p>C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CAAAAG</text:p>
          </table:table-cell>
          <table:table-cell table:style-name="ce1"/>
          <table:table-cell office:value-type="string" table:style-name="ce1">
            <text:p>H11</text:p>
          </table:table-cell>
          <table:table-cell office:value-type="string" table:style-name="ce1">
            <text:p>TCGAAG_CAAAAG</text:p>
          </table:table-cell>
          <table:table-cell table:number-columns-repeated="2" table:style-name="ce1"/>
          <table:table-cell office:value-type="string" table:style-name="ce1">
            <text:p>H11</text:p>
          </table:table-cell>
          <table:table-cell office:value-type="string" table:style-name="ce1">
            <text:p>C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CAACTA</text:p>
          </table:table-cell>
          <table:table-cell table:style-name="ce1"/>
          <table:table-cell office:value-type="string" table:style-name="ce1">
            <text:p>H11</text:p>
          </table:table-cell>
          <table:table-cell office:value-type="string" table:style-name="ce1">
            <text:p>TCGAAG_CAACTA</text:p>
          </table:table-cell>
          <table:table-cell table:number-columns-repeated="16359"/>
        </table:table-row>
        <table:table-row table:style-name="ro1">
          <table:table-cell table:number-columns-repeated="5"/>
          <table:table-cell office:value-type="string" table:style-name="ce1">
            <text:p>cr</text:p>
          </table:table-cell>
          <table:table-cell table:style-name="ce1"/>
          <table:table-cell office:value-type="string" table:style-name="ce1">
            <text:p>H12</text:p>
          </table:table-cell>
          <table:table-cell office:value-type="string" table:style-name="ce1">
            <text:p>C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CAACTA</text:p>
          </table:table-cell>
          <table:table-cell table:style-name="ce1"/>
          <table:table-cell office:value-type="string" table:style-name="ce1">
            <text:p>H12</text:p>
          </table:table-cell>
          <table:table-cell office:value-type="string" table:style-name="ce1">
            <text:p>TCGGCA_CAACTA</text:p>
          </table:table-cell>
          <table:table-cell table:number-columns-repeated="2" table:style-name="ce1"/>
          <table:table-cell office:value-type="string" table:style-name="ce1">
            <text:p>H12</text:p>
          </table:table-cell>
          <table:table-cell office:value-type="string" table:style-name="ce1">
            <text:p>C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CACCGG</text:p>
          </table:table-cell>
          <table:table-cell table:style-name="ce1"/>
          <table:table-cell office:value-type="string" table:style-name="ce1">
            <text:p>H12</text:p>
          </table:table-cell>
          <table:table-cell office:value-type="string" table:style-name="ce1">
            <text:p>TCGGCA_CACCGG</text:p>
          </table:table-cell>
          <table:table-cell table:number-columns-repeated="16359"/>
        </table:table-row>
        <table:table-row table:number-rows-repeated="1048478" table:style-name="ro1">
          <table:table-cell table:number-columns-repeated="16384"/>
        </table:table-row>
      </table:table>
      <table:table table:name="FORMA" table:style-name="ta3">
        <table:table-column table:style-name="co14" table:number-columns-repeated="4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2" table:default-cell-style-name="ce1"/>
        <table:table-column table:style-name="co23" table:default-cell-style-name="ce1"/>
        <table:table-column table:style-name="co22" table:default-cell-style-name="ce1"/>
        <table:table-column table:style-name="co23" table:default-cell-style-name="ce1"/>
        <table:table-column table:style-name="co22" table:default-cell-style-name="ce1"/>
        <table:table-column table:style-name="co23" table:default-cell-style-name="ce1"/>
        <table:table-column table:style-name="co22" table:default-cell-style-name="ce1"/>
        <table:table-column table:style-name="co23" table:default-cell-style-name="ce1"/>
        <table:table-column table:style-name="co22" table:default-cell-style-name="ce1"/>
        <table:table-column table:style-name="co12" table:number-columns-repeated="16368" table:default-cell-style-name="ce1"/>
        <table:table-row table:style-name="ro1">
          <table:table-cell table:style-name="ce1"/>
          <table:table-cell office:value-type="string" table:style-name="ce1">
            <text:p>fw_BC</text:p>
          </table:table-cell>
          <table:table-cell table:style-name="ce1"/>
          <table:table-cell office:value-type="string" table:style-name="ce1">
            <text:p>rv_BC</text:p>
          </table:table-cell>
          <table:table-cell table:style-name="ce1"/>
          <table:table-cell office:value-type="string" table:style-name="ce1">
            <text:p>DL1</text:p>
          </table:table-cell>
          <table:table-cell table:style-name="ce1"/>
          <table:table-cell office:value-type="string" table:style-name="ce1">
            <text:p>DL2</text:p>
          </table:table-cell>
          <table:table-cell table:style-name="ce1"/>
          <table:table-cell office:value-type="string" table:style-name="ce1">
            <text:p>DL3</text:p>
          </table:table-cell>
          <table:table-cell table:style-name="ce1"/>
          <table:table-cell office:value-type="string" table:style-name="ce1">
            <text:p>DL4</text:p>
          </table:table-cell>
          <table:table-cell table:style-name="ce1"/>
          <table:table-cell office:value-type="string" table:style-name="ce1">
            <text:p>DL5</text:p>
          </table:table-cell>
          <table:table-cell table:style-name="ce1"/>
          <table:table-cell office:value-type="string" table:style-name="ce1">
            <text:p>DL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A1</text:p>
          </table:table-cell>
          <table:table-cell office:value-type="string" office:string-value="AGTCAA_GTGAAA" table:formula="of:=CONCATENATE([.B2];&quot;_&quot;;[.D8])" table:style-name="ce1">
            <text:p>AGTCAA_GTGAAA</text:p>
          </table:table-cell>
          <table:table-cell office:value-type="string" table:style-name="ce1">
            <text:p>B1</text:p>
          </table:table-cell>
          <table:table-cell office:value-type="string" office:string-value="AGTCAA_CACGAT" table:formula="of:=CONCATENATE([.B2];&quot;_&quot;;[.D20])" table:style-name="ce1">
            <text:p>AGTCAA_CACGAT</text:p>
          </table:table-cell>
          <table:table-cell office:value-type="string" table:style-name="ce1">
            <text:p>C1</text:p>
          </table:table-cell>
          <table:table-cell office:value-type="string" office:string-value="AGTCAA_TACAGC" table:formula="of:=CONCATENATE([.B2];&quot;_&quot;;[.D32])" table:style-name="ce1">
            <text:p>AGTCAA_TACAGC</text:p>
          </table:table-cell>
          <table:table-cell office:value-type="string" table:style-name="ce1">
            <text:p>D1</text:p>
          </table:table-cell>
          <table:table-cell office:value-type="string" office:string-value="ACTGAT_GTGAAA" table:formula="of:=CONCATENATE([.B14];&quot;_&quot;;[.D8])" table:style-name="ce1">
            <text:p>ACTGAT_GTGAAA</text:p>
          </table:table-cell>
          <table:table-cell office:value-type="string" table:style-name="ce1">
            <text:p>E1</text:p>
          </table:table-cell>
          <table:table-cell office:value-type="string" office:string-value="ACTGAT_CACGAT" table:formula="of:=CONCATENATE([.B14];&quot;_&quot;;[.D20])" table:style-name="ce1">
            <text:p>ACTGAT_CACGAT</text:p>
          </table:table-cell>
          <table:table-cell office:value-type="string" table:style-name="ce1">
            <text:p>F1</text:p>
          </table:table-cell>
          <table:table-cell office:value-type="string" office:string-value="ACTGAT_TACAGC" table:formula="of:=CONCATENATE([.B14];&quot;_&quot;;[.D32])" table:style-name="ce1">
            <text:p>ACTGAT_TACAG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A2</text:p>
          </table:table-cell>
          <table:table-cell office:value-type="string" office:string-value="AGTTCC_GTGGCC" table:formula="of:=CONCATENATE([.B3];&quot;_&quot;;[.D9])" table:style-name="ce1">
            <text:p>AGTTCC_GTGGCC</text:p>
          </table:table-cell>
          <table:table-cell office:value-type="string" table:style-name="ce1">
            <text:p>B2</text:p>
          </table:table-cell>
          <table:table-cell office:value-type="string" office:string-value="AGTTCC_CACTCA" table:formula="of:=CONCATENATE([.B3];&quot;_&quot;;[.D21])" table:style-name="ce1">
            <text:p>AGTTCC_CACTCA</text:p>
          </table:table-cell>
          <table:table-cell office:value-type="string" table:style-name="ce1">
            <text:p>C2</text:p>
          </table:table-cell>
          <table:table-cell office:value-type="string" office:string-value="AGTTCC_TATAAT" table:formula="of:=CONCATENATE([.B3];&quot;_&quot;;[.D33])" table:style-name="ce1">
            <text:p>AGTTCC_TATAAT</text:p>
          </table:table-cell>
          <table:table-cell office:value-type="string" table:style-name="ce1">
            <text:p>D2</text:p>
          </table:table-cell>
          <table:table-cell office:value-type="string" office:string-value="ATGAGC_GTGGCC" table:formula="of:=CONCATENATE([.B15];&quot;_&quot;;[.D9])" table:style-name="ce1">
            <text:p>ATGAGC_GTGGCC</text:p>
          </table:table-cell>
          <table:table-cell office:value-type="string" table:style-name="ce1">
            <text:p>E2</text:p>
          </table:table-cell>
          <table:table-cell office:value-type="string" office:string-value="ATGAGC_CACTCA" table:formula="of:=CONCATENATE([.B15];&quot;_&quot;;[.D21])" table:style-name="ce1">
            <text:p>ATGAGC_CACTCA</text:p>
          </table:table-cell>
          <table:table-cell office:value-type="string" table:style-name="ce1">
            <text:p>F2</text:p>
          </table:table-cell>
          <table:table-cell office:value-type="string" office:string-value="ATGAGC_TATAAT" table:formula="of:=CONCATENATE([.B15];&quot;_&quot;;[.D33])" table:style-name="ce1">
            <text:p>ATGAGC_TATAAT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A3</text:p>
          </table:table-cell>
          <table:table-cell office:value-type="string" office:string-value="ATGTCA_GTTTCG" table:formula="of:=CONCATENATE([.B4];&quot;_&quot;;[.D10])" table:style-name="ce1">
            <text:p>ATGTCA_GTTTCG</text:p>
          </table:table-cell>
          <table:table-cell office:value-type="string" table:style-name="ce1">
            <text:p>B3</text:p>
          </table:table-cell>
          <table:table-cell office:value-type="string" office:string-value="ATGTCA_CAGGCG" table:formula="of:=CONCATENATE([.B4];&quot;_&quot;;[.D22])" table:style-name="ce1">
            <text:p>ATGTCA_CAGGCG</text:p>
          </table:table-cell>
          <table:table-cell office:value-type="string" table:style-name="ce1">
            <text:p>C3</text:p>
          </table:table-cell>
          <table:table-cell office:value-type="string" office:string-value="ATGTCA_TCATTC" table:formula="of:=CONCATENATE([.B4];&quot;_&quot;;[.D34])" table:style-name="ce1">
            <text:p>ATGTCA_TCATTC</text:p>
          </table:table-cell>
          <table:table-cell office:value-type="string" table:style-name="ce1">
            <text:p>D3</text:p>
          </table:table-cell>
          <table:table-cell office:value-type="string" office:string-value="ATTCCT_GTTTCG" table:formula="of:=CONCATENATE([.B16];&quot;_&quot;;[.D10])" table:style-name="ce1">
            <text:p>ATTCCT_GTTTCG</text:p>
          </table:table-cell>
          <table:table-cell office:value-type="string" table:style-name="ce1">
            <text:p>E3</text:p>
          </table:table-cell>
          <table:table-cell office:value-type="string" office:string-value="ATTCCT_CAGGCG" table:formula="of:=CONCATENATE([.B16];&quot;_&quot;;[.D22])" table:style-name="ce1">
            <text:p>ATTCCT_CAGGCG</text:p>
          </table:table-cell>
          <table:table-cell office:value-type="string" table:style-name="ce1">
            <text:p>F3</text:p>
          </table:table-cell>
          <table:table-cell office:value-type="string" office:string-value="ATTCCT_TCATTC" table:formula="of:=CONCATENATE([.B16];&quot;_&quot;;[.D34])" table:style-name="ce1">
            <text:p>ATTCCT_TCATT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A4</text:p>
          </table:table-cell>
          <table:table-cell office:value-type="string" office:string-value="CCGTCC_CGTACG" table:formula="of:=CONCATENATE([.B5];&quot;_&quot;;[.D11])" table:style-name="ce1">
            <text:p>CCGTCC_CGTACG</text:p>
          </table:table-cell>
          <table:table-cell office:value-type="string" table:style-name="ce1">
            <text:p>B4</text:p>
          </table:table-cell>
          <table:table-cell office:value-type="string" office:string-value="CCGTCC_CATGGC" table:formula="of:=CONCATENATE([.B5];&quot;_&quot;;[.D23])" table:style-name="ce1">
            <text:p>CCGTCC_CATGGC</text:p>
          </table:table-cell>
          <table:table-cell office:value-type="string" table:style-name="ce1">
            <text:p>C4</text:p>
          </table:table-cell>
          <table:table-cell office:value-type="string" office:string-value="CCGTCC_TCCCGA" table:formula="of:=CONCATENATE([.B5];&quot;_&quot;;[.D35])" table:style-name="ce1">
            <text:p>CCGTCC_TCCCGA</text:p>
          </table:table-cell>
          <table:table-cell office:value-type="string" table:style-name="ce1">
            <text:p>D4</text:p>
          </table:table-cell>
          <table:table-cell office:value-type="string" office:string-value="CAAAAG_CGTACG" table:formula="of:=CONCATENATE([.B17];&quot;_&quot;;[.D11])" table:style-name="ce1">
            <text:p>CAAAAG_CGTACG</text:p>
          </table:table-cell>
          <table:table-cell office:value-type="string" table:style-name="ce1">
            <text:p>E4</text:p>
          </table:table-cell>
          <table:table-cell office:value-type="string" office:string-value="CAAAAG_CATGGC" table:formula="of:=CONCATENATE([.B17];&quot;_&quot;;[.D23])" table:style-name="ce1">
            <text:p>CAAAAG_CATGGC</text:p>
          </table:table-cell>
          <table:table-cell office:value-type="string" table:style-name="ce1">
            <text:p>F4</text:p>
          </table:table-cell>
          <table:table-cell office:value-type="string" office:string-value="CAAAAG_TCCCGA" table:formula="of:=CONCATENATE([.B17];&quot;_&quot;;[.D35])" table:style-name="ce1">
            <text:p>CAAAAG_TCCCG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A5</text:p>
          </table:table-cell>
          <table:table-cell office:value-type="string" office:string-value="GTAGAG_GAGTGG" table:formula="of:=CONCATENATE([.B6];&quot;_&quot;;[.D12])" table:style-name="ce1">
            <text:p>GTAGAG_GAGTGG</text:p>
          </table:table-cell>
          <table:table-cell office:value-type="string" table:style-name="ce1">
            <text:p>B5</text:p>
          </table:table-cell>
          <table:table-cell office:value-type="string" office:string-value="GTAGAG_CATTTT" table:formula="of:=CONCATENATE([.B6];&quot;_&quot;;[.D24])" table:style-name="ce1">
            <text:p>GTAGAG_CATTTT</text:p>
          </table:table-cell>
          <table:table-cell office:value-type="string" table:style-name="ce1">
            <text:p>C5</text:p>
          </table:table-cell>
          <table:table-cell office:value-type="string" office:string-value="GTAGAG_TCGAAG" table:formula="of:=CONCATENATE([.B6];&quot;_&quot;;[.D36])" table:style-name="ce1">
            <text:p>GTAGAG_TCGAAG</text:p>
          </table:table-cell>
          <table:table-cell office:value-type="string" table:style-name="ce1">
            <text:p>D5</text:p>
          </table:table-cell>
          <table:table-cell office:value-type="string" office:string-value="CAACTA_GAGTGG" table:formula="of:=CONCATENATE([.B18];&quot;_&quot;;[.D12])" table:style-name="ce1">
            <text:p>CAACTA_GAGTGG</text:p>
          </table:table-cell>
          <table:table-cell office:value-type="string" table:style-name="ce1">
            <text:p>E5</text:p>
          </table:table-cell>
          <table:table-cell office:value-type="string" office:string-value="CAACTA_CATTTT" table:formula="of:=CONCATENATE([.B18];&quot;_&quot;;[.D24])" table:style-name="ce1">
            <text:p>CAACTA_CATTTT</text:p>
          </table:table-cell>
          <table:table-cell office:value-type="string" table:style-name="ce1">
            <text:p>F5</text:p>
          </table:table-cell>
          <table:table-cell office:value-type="string" office:string-value="CAACTA_TCGAAG" table:formula="of:=CONCATENATE([.B18];&quot;_&quot;;[.D36])" table:style-name="ce1">
            <text:p>CAACTA_TCGAAG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A6</text:p>
          </table:table-cell>
          <table:table-cell office:value-type="string" office:string-value="GTCCGC_GGTAGC" table:formula="of:=CONCATENATE([.B7];&quot;_&quot;;[.D13])" table:style-name="ce1">
            <text:p>GTCCGC_GGTAGC</text:p>
          </table:table-cell>
          <table:table-cell office:value-type="string" table:style-name="ce1">
            <text:p>B6</text:p>
          </table:table-cell>
          <table:table-cell office:value-type="string" office:string-value="GTCCGC_CCAACA" table:formula="of:=CONCATENATE([.B7];&quot;_&quot;;[.D25])" table:style-name="ce1">
            <text:p>GTCCGC_CCAACA</text:p>
          </table:table-cell>
          <table:table-cell office:value-type="string" table:style-name="ce1">
            <text:p>C6</text:p>
          </table:table-cell>
          <table:table-cell office:value-type="string" office:string-value="GTCCGC_TCGGCA" table:formula="of:=CONCATENATE([.B7];&quot;_&quot;;[.D37])" table:style-name="ce1">
            <text:p>GTCCGC_TCGGCA</text:p>
          </table:table-cell>
          <table:table-cell office:value-type="string" table:style-name="ce1">
            <text:p>D6</text:p>
          </table:table-cell>
          <table:table-cell office:value-type="string" office:string-value="CACCGG_GGTAGC" table:formula="of:=CONCATENATE([.B19];&quot;_&quot;;[.D13])" table:style-name="ce1">
            <text:p>CACCGG_GGTAGC</text:p>
          </table:table-cell>
          <table:table-cell office:value-type="string" table:style-name="ce1">
            <text:p>E6</text:p>
          </table:table-cell>
          <table:table-cell office:value-type="string" office:string-value="CACCGG_CCAACA" table:formula="of:=CONCATENATE([.B19];&quot;_&quot;;[.D25])" table:style-name="ce1">
            <text:p>CACCGG_CCAACA</text:p>
          </table:table-cell>
          <table:table-cell office:value-type="string" table:style-name="ce1">
            <text:p>F6</text:p>
          </table:table-cell>
          <table:table-cell office:value-type="string" office:string-value="CACCGG_TCGGCA" table:formula="of:=CONCATENATE([.B19];&quot;_&quot;;[.D37])" table:style-name="ce1">
            <text:p>CACCGG_TCGGC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A7</text:p>
          </table:table-cell>
          <table:table-cell office:value-type="string" office:string-value="GTGAAA_AGTCAA" table:formula="of:=CONCATENATE([.B8];&quot;_&quot;;[.D2])" table:style-name="ce1">
            <text:p>GTGAAA_AGTCAA</text:p>
          </table:table-cell>
          <table:table-cell office:value-type="string" table:style-name="ce1">
            <text:p>B7</text:p>
          </table:table-cell>
          <table:table-cell office:value-type="string" office:string-value="GTGAAA_ACTGAT" table:formula="of:=CONCATENATE([.B8];&quot;_&quot;;[.D14])" table:style-name="ce1">
            <text:p>GTGAAA_ACTGAT</text:p>
          </table:table-cell>
          <table:table-cell office:value-type="string" table:style-name="ce1">
            <text:p>C7</text:p>
          </table:table-cell>
          <table:table-cell office:value-type="string" office:string-value="GTGAAA_CGGAAT" table:formula="of:=CONCATENATE([.B8];&quot;_&quot;;[.D26])" table:style-name="ce1">
            <text:p>GTGAAA_CGGAAT</text:p>
          </table:table-cell>
          <table:table-cell office:value-type="string" table:style-name="ce1">
            <text:p>D7</text:p>
          </table:table-cell>
          <table:table-cell office:value-type="string" office:string-value="CACGAT_AGTCAA" table:formula="of:=CONCATENATE([.B20];&quot;_&quot;;[.D2])" table:style-name="ce1">
            <text:p>CACGAT_AGTCAA</text:p>
          </table:table-cell>
          <table:table-cell office:value-type="string" table:style-name="ce1">
            <text:p>E7</text:p>
          </table:table-cell>
          <table:table-cell office:value-type="string" office:string-value="CACGAT_ACTGAT" table:formula="of:=CONCATENATE([.B20];&quot;_&quot;;[.D14])" table:style-name="ce1">
            <text:p>CACGAT_ACTGAT</text:p>
          </table:table-cell>
          <table:table-cell office:value-type="string" table:style-name="ce1">
            <text:p>F7</text:p>
          </table:table-cell>
          <table:table-cell office:value-type="string" office:string-value="CACGAT_CGGAAT" table:formula="of:=CONCATENATE([.B20];&quot;_&quot;;[.D26])" table:style-name="ce1">
            <text:p>CACGAT_CGGAAT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A8</text:p>
          </table:table-cell>
          <table:table-cell office:value-type="string" office:string-value="GTGGCC_AGTTCC" table:formula="of:=CONCATENATE([.B9];&quot;_&quot;;[.D3])" table:style-name="ce1">
            <text:p>GTGGCC_AGTTCC</text:p>
          </table:table-cell>
          <table:table-cell office:value-type="string" table:style-name="ce1">
            <text:p>B8</text:p>
          </table:table-cell>
          <table:table-cell office:value-type="string" office:string-value="GTGGCC_ATGAGC" table:formula="of:=CONCATENATE([.B9];&quot;_&quot;;[.D15])" table:style-name="ce1">
            <text:p>GTGGCC_ATGAGC</text:p>
          </table:table-cell>
          <table:table-cell office:value-type="string" table:style-name="ce1">
            <text:p>C8</text:p>
          </table:table-cell>
          <table:table-cell office:value-type="string" office:string-value="GTGGCC_CTAGCT" table:formula="of:=CONCATENATE([.B9];&quot;_&quot;;[.D27])" table:style-name="ce1">
            <text:p>GTGGCC_CTAGCT</text:p>
          </table:table-cell>
          <table:table-cell office:value-type="string" table:style-name="ce1">
            <text:p>D8</text:p>
          </table:table-cell>
          <table:table-cell office:value-type="string" office:string-value="CACTCA_AGTTCC" table:formula="of:=CONCATENATE([.B21];&quot;_&quot;;[.D3])" table:style-name="ce1">
            <text:p>CACTCA_AGTTCC</text:p>
          </table:table-cell>
          <table:table-cell office:value-type="string" table:style-name="ce1">
            <text:p>E8</text:p>
          </table:table-cell>
          <table:table-cell office:value-type="string" office:string-value="CACTCA_ATGAGC" table:formula="of:=CONCATENATE([.B21];&quot;_&quot;;[.D15])" table:style-name="ce1">
            <text:p>CACTCA_ATGAGC</text:p>
          </table:table-cell>
          <table:table-cell office:value-type="string" table:style-name="ce1">
            <text:p>F8</text:p>
          </table:table-cell>
          <table:table-cell office:value-type="string" office:string-value="CACTCA_CTAGCT" table:formula="of:=CONCATENATE([.B21];&quot;_&quot;;[.D27])" table:style-name="ce1">
            <text:p>CACTCA_CTAGCT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A9</text:p>
          </table:table-cell>
          <table:table-cell office:value-type="string" office:string-value="GTTTCG_ATGTCA" table:formula="of:=CONCATENATE([.B10];&quot;_&quot;;[.D4])" table:style-name="ce1">
            <text:p>GTTTCG_ATGTCA</text:p>
          </table:table-cell>
          <table:table-cell office:value-type="string" table:style-name="ce1">
            <text:p>B9</text:p>
          </table:table-cell>
          <table:table-cell office:value-type="string" office:string-value="GTTTCG_ATTCCT" table:formula="of:=CONCATENATE([.B10];&quot;_&quot;;[.D16])" table:style-name="ce1">
            <text:p>GTTTCG_ATTCCT</text:p>
          </table:table-cell>
          <table:table-cell office:value-type="string" table:style-name="ce1">
            <text:p>C9</text:p>
          </table:table-cell>
          <table:table-cell office:value-type="string" office:string-value="GTTTCG_CTATAC" table:formula="of:=CONCATENATE([.B10];&quot;_&quot;;[.D28])" table:style-name="ce1">
            <text:p>GTTTCG_CTATAC</text:p>
          </table:table-cell>
          <table:table-cell office:value-type="string" table:style-name="ce1">
            <text:p>D9</text:p>
          </table:table-cell>
          <table:table-cell office:value-type="string" office:string-value="CAGGCG_ATGTCA" table:formula="of:=CONCATENATE([.B22];&quot;_&quot;;[.D4])" table:style-name="ce1">
            <text:p>CAGGCG_ATGTCA</text:p>
          </table:table-cell>
          <table:table-cell office:value-type="string" table:style-name="ce1">
            <text:p>E9</text:p>
          </table:table-cell>
          <table:table-cell office:value-type="string" office:string-value="CAGGCG_ATTCCT" table:formula="of:=CONCATENATE([.B22];&quot;_&quot;;[.D16])" table:style-name="ce1">
            <text:p>CAGGCG_ATTCCT</text:p>
          </table:table-cell>
          <table:table-cell office:value-type="string" table:style-name="ce1">
            <text:p>F9</text:p>
          </table:table-cell>
          <table:table-cell office:value-type="string" office:string-value="CAGGCG_CTATAC" table:formula="of:=CONCATENATE([.B22];&quot;_&quot;;[.D28])" table:style-name="ce1">
            <text:p>CAGGCG_CTATA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A10</text:p>
          </table:table-cell>
          <table:table-cell office:value-type="string" office:string-value="CGTACG_CCGTCC" table:formula="of:=CONCATENATE([.B11];&quot;_&quot;;[.D5])" table:style-name="ce1">
            <text:p>CGTACG_CCGTCC</text:p>
          </table:table-cell>
          <table:table-cell office:value-type="string" table:style-name="ce1">
            <text:p>B10</text:p>
          </table:table-cell>
          <table:table-cell office:value-type="string" office:string-value="CGTACG_CAAAAG" table:formula="of:=CONCATENATE([.B11];&quot;_&quot;;[.D17])" table:style-name="ce1">
            <text:p>CGTACG_CAAAAG</text:p>
          </table:table-cell>
          <table:table-cell office:value-type="string" table:style-name="ce1">
            <text:p>C10</text:p>
          </table:table-cell>
          <table:table-cell office:value-type="string" office:string-value="CGTACG_CTCAGA" table:formula="of:=CONCATENATE([.B11];&quot;_&quot;;[.D29])" table:style-name="ce1">
            <text:p>CGTACG_CTCAGA</text:p>
          </table:table-cell>
          <table:table-cell office:value-type="string" table:style-name="ce1">
            <text:p>D10</text:p>
          </table:table-cell>
          <table:table-cell office:value-type="string" office:string-value="CATGGC_CCGTCC" table:formula="of:=CONCATENATE([.B23];&quot;_&quot;;[.D5])" table:style-name="ce1">
            <text:p>CATGGC_CCGTCC</text:p>
          </table:table-cell>
          <table:table-cell office:value-type="string" table:style-name="ce1">
            <text:p>E10</text:p>
          </table:table-cell>
          <table:table-cell office:value-type="string" office:string-value="CATGGC_CAAAAG" table:formula="of:=CONCATENATE([.B23];&quot;_&quot;;[.D17])" table:style-name="ce1">
            <text:p>CATGGC_CAAAAG</text:p>
          </table:table-cell>
          <table:table-cell office:value-type="string" table:style-name="ce1">
            <text:p>F10</text:p>
          </table:table-cell>
          <table:table-cell office:value-type="string" office:string-value="CATGGC_CTCAGA" table:formula="of:=CONCATENATE([.B23];&quot;_&quot;;[.D29])" table:style-name="ce1">
            <text:p>CATGGC_CTCAG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A11</text:p>
          </table:table-cell>
          <table:table-cell office:value-type="string" office:string-value="GAGTGG_GTAGAG" table:formula="of:=CONCATENATE([.B12];&quot;_&quot;;[.D6])" table:style-name="ce1">
            <text:p>GAGTGG_GTAGAG</text:p>
          </table:table-cell>
          <table:table-cell office:value-type="string" table:style-name="ce1">
            <text:p>B11</text:p>
          </table:table-cell>
          <table:table-cell office:value-type="string" office:string-value="GAGTGG_CAACTA" table:formula="of:=CONCATENATE([.B12];&quot;_&quot;;[.D18])" table:style-name="ce1">
            <text:p>GAGTGG_CAACTA</text:p>
          </table:table-cell>
          <table:table-cell office:value-type="string" table:style-name="ce1">
            <text:p>C11</text:p>
          </table:table-cell>
          <table:table-cell office:value-type="string" office:string-value="GAGTGG_GACGAC" table:formula="of:=CONCATENATE([.B12];&quot;_&quot;;[.D30])" table:style-name="ce1">
            <text:p>GAGTGG_GACGAC</text:p>
          </table:table-cell>
          <table:table-cell office:value-type="string" table:style-name="ce1">
            <text:p>D11</text:p>
          </table:table-cell>
          <table:table-cell office:value-type="string" office:string-value="CATTTT_GTAGAG" table:formula="of:=CONCATENATE([.B24];&quot;_&quot;;[.D6])" table:style-name="ce1">
            <text:p>CATTTT_GTAGAG</text:p>
          </table:table-cell>
          <table:table-cell office:value-type="string" table:style-name="ce1">
            <text:p>E11</text:p>
          </table:table-cell>
          <table:table-cell office:value-type="string" office:string-value="CATTTT_CAACTA" table:formula="of:=CONCATENATE([.B24];&quot;_&quot;;[.D18])" table:style-name="ce1">
            <text:p>CATTTT_CAACTA</text:p>
          </table:table-cell>
          <table:table-cell office:value-type="string" table:style-name="ce1">
            <text:p>F11</text:p>
          </table:table-cell>
          <table:table-cell office:value-type="string" office:string-value="CATTTT_GACGAC" table:formula="of:=CONCATENATE([.B24];&quot;_&quot;;[.D30])" table:style-name="ce1">
            <text:p>CATTTT_GACGA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G1</text:p>
          </table:table-cell>
          <table:table-cell office:value-type="string" office:string-value="CGGAAT_GTGAAA" table:formula="of:=CONCATENATE([.B26];&quot;_&quot;;[.D8])" table:style-name="ce1">
            <text:p>CGGAAT_GTGAAA</text:p>
          </table:table-cell>
          <table:table-cell office:value-type="string" table:style-name="ce1">
            <text:p>G3</text:p>
          </table:table-cell>
          <table:table-cell office:value-type="string" office:string-value="CTATAC_GTTTCG" table:formula="of:=CONCATENATE([.B28];&quot;_&quot;;[.D10])" table:style-name="ce1">
            <text:p>CTATAC_GTTTCG</text:p>
          </table:table-cell>
          <table:table-cell office:value-type="string" table:style-name="ce1">
            <text:p>G4</text:p>
          </table:table-cell>
          <table:table-cell office:value-type="string" office:string-value="CTCAGA_CGTACG" table:formula="of:=CONCATENATE([.B29];&quot;_&quot;;[.D11])" table:style-name="ce1">
            <text:p>CTCAGA_CGTACG</text:p>
          </table:table-cell>
          <table:table-cell office:value-type="string" table:style-name="ce1">
            <text:p>G5</text:p>
          </table:table-cell>
          <table:table-cell office:value-type="string" office:string-value="GACGAC_GAGTGG" table:formula="of:=CONCATENATE([.B30];&quot;_&quot;;[.D12])" table:style-name="ce1">
            <text:p>GACGAC_GAGTGG</text:p>
          </table:table-cell>
          <table:table-cell office:value-type="string" table:style-name="ce1">
            <text:p>G7</text:p>
          </table:table-cell>
          <table:table-cell office:value-type="string" office:string-value="TACAGC_AGTCAA" table:formula="of:=CONCATENATE([.B32];&quot;_&quot;;[.D2])" table:style-name="ce1">
            <text:p>TACAGC_AGTCAA</text:p>
          </table:table-cell>
          <table:table-cell office:value-type="string" table:style-name="ce1">
            <text:p>G8</text:p>
          </table:table-cell>
          <table:table-cell office:value-type="string" office:string-value="TATAAT_AGTTCC" table:formula="of:=CONCATENATE([.B33];&quot;_&quot;;[.D3])" table:style-name="ce1">
            <text:p>TATAAT_AGTTC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E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G2</text:p>
          </table:table-cell>
          <table:table-cell office:value-type="string" office:string-value="CTAGCT_GTGGCC" table:formula="of:=CONCATENATE([.B27];&quot;_&quot;;[.D9])" table:style-name="ce1">
            <text:p>CTAGCT_GTGGCC</text:p>
          </table:table-cell>
          <table:table-cell table:number-columns-repeated="4" table:style-name="ce1"/>
          <table:table-cell office:value-type="string" table:style-name="ce1">
            <text:p>G6</text:p>
          </table:table-cell>
          <table:table-cell office:value-type="string" office:string-value="TAATCG_GGTAGC" table:formula="of:=CONCATENATE([.B31];&quot;_&quot;;[.D13])" table:style-name="ce1">
            <text:p>TAATCG_GGTAG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ATGAG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ATTCC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CAAAAG</text:p>
          </table:table-cell>
          <table:table-cell table:style-name="ce1"/>
          <table:table-cell office:value-type="string" table:style-name="ce1">
            <text:p>DL1</text:p>
          </table:table-cell>
          <table:table-cell table:style-name="ce1"/>
          <table:table-cell office:value-type="string" table:style-name="ce1">
            <text:p>DL2</text:p>
          </table:table-cell>
          <table:table-cell table:style-name="ce1"/>
          <table:table-cell office:value-type="string" table:style-name="ce1">
            <text:p>DL3</text:p>
          </table:table-cell>
          <table:table-cell table:style-name="ce1"/>
          <table:table-cell office:value-type="string" table:style-name="ce1">
            <text:p>DL4</text:p>
          </table:table-cell>
          <table:table-cell table:style-name="ce1"/>
          <table:table-cell office:value-type="string" table:style-name="ce1">
            <text:p>DL5</text:p>
          </table:table-cell>
          <table:table-cell table:style-name="ce1"/>
          <table:table-cell office:value-type="string" table:style-name="ce1">
            <text:p>DL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GTCAA_GTGAAA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AGTCAA_CACGAT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AGTCAA_TACAGC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CTGAT_GTGAAA</text:p>
          </table:table-cell>
          <table:table-cell office:value-type="string" table:style-name="ce1">
            <text:p>E1</text:p>
          </table:table-cell>
          <table:table-cell office:value-type="string" table:style-name="ce1">
            <text:p>ACTGAT_CACGAT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ACTGAT_TACAG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GTTCC_GTGGCC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AGTTCC_CACTCA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AGTTCC_TATAAT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TGAGC_GTGGCC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ATGAGC_CACTCA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ATGAGC_TATAAT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E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TGTCA_GTTTCG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ATGTCA_CAGGCG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ATGTCA_TCATTC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ATTCCT_GTTTCG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ATTCCT_CAGGCG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ATTCCT_TCATT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E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CCGTCC_CGTACG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CCGTCC_CATGGC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CGTCC_TCCCGA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CAAAAG_CGTACG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CAAAAG_CATGGC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CAAAAG_TCCCG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E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GTAGAG_GAGTGG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GTAGAG_CATTTT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GTAGAG_TCGAAG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CAACTA_GAGTGG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CAACTA_CATTTT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CAACTA_TCGAAG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E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GTCCGC_GGTAGC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GTCCGC_CCAACA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GTCCGC_TCGGCA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CACCGG_GGTAGC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CACCGG_CCAACA</text:p>
          </table:table-cell>
          <table:table-cell office:value-type="string" table:style-name="ce1">
            <text:p>F6</text:p>
          </table:table-cell>
          <table:table-cell office:value-type="string" table:style-name="ce1">
            <text:p>CACCGG_TCGGC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E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GTGAAA_AGTCAA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GTGAAA_ACTGAT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GTGAAA_CGGAAT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CACGAT_AGTCAA</text:p>
          </table:table-cell>
          <table:table-cell office:value-type="string" table:style-name="ce1">
            <text:p>E7</text:p>
          </table:table-cell>
          <table:table-cell office:value-type="string" table:style-name="ce1">
            <text:p>CACGAT_ACTGAT</text:p>
          </table:table-cell>
          <table:table-cell office:value-type="string" table:style-name="ce1">
            <text:p>F7</text:p>
          </table:table-cell>
          <table:table-cell office:value-type="string" table:style-name="ce1">
            <text:p>CACGAT_CGGAAT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E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GTGGCC_AGTTCC</text:p>
          </table:table-cell>
          <table:table-cell office:value-type="string" table:style-name="ce1">
            <text:p>B8</text:p>
          </table:table-cell>
          <table:table-cell office:value-type="string" table:style-name="ce1">
            <text:p>GTGGCC_ATGAGC</text:p>
          </table:table-cell>
          <table:table-cell office:value-type="string" table:style-name="ce1">
            <text:p>C8</text:p>
          </table:table-cell>
          <table:table-cell office:value-type="string" table:style-name="ce1">
            <text:p>GTGGCC_CTAGCT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CACTCA_AGTTCC</text:p>
          </table:table-cell>
          <table:table-cell office:value-type="string" table:style-name="ce1">
            <text:p>E8</text:p>
          </table:table-cell>
          <table:table-cell office:value-type="string" table:style-name="ce1">
            <text:p>CACTCA_ATGAGC</text:p>
          </table:table-cell>
          <table:table-cell office:value-type="string" table:style-name="ce1">
            <text:p>F8</text:p>
          </table:table-cell>
          <table:table-cell office:value-type="string" table:style-name="ce1">
            <text:p>CACTCA_CTAGCT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GTTTCG_ATGTCA</text:p>
          </table:table-cell>
          <table:table-cell office:value-type="string" table:style-name="ce1">
            <text:p>B9</text:p>
          </table:table-cell>
          <table:table-cell office:value-type="string" table:style-name="ce1">
            <text:p>GTTTCG_ATTCCT</text:p>
          </table:table-cell>
          <table:table-cell office:value-type="string" table:style-name="ce1">
            <text:p>C9</text:p>
          </table:table-cell>
          <table:table-cell office:value-type="string" table:style-name="ce1">
            <text:p>GTTTCG_CTATAC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CAGGCG_ATGTCA</text:p>
          </table:table-cell>
          <table:table-cell office:value-type="string" table:style-name="ce1">
            <text:p>E9</text:p>
          </table:table-cell>
          <table:table-cell office:value-type="string" table:style-name="ce1">
            <text:p>CAGGCG_ATTCCT</text:p>
          </table:table-cell>
          <table:table-cell office:value-type="string" table:style-name="ce1">
            <text:p>F9</text:p>
          </table:table-cell>
          <table:table-cell office:value-type="string" table:style-name="ce1">
            <text:p>CAGGCG_CTATA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CGTACG_CCGTCC</text:p>
          </table:table-cell>
          <table:table-cell office:value-type="string" table:style-name="ce1">
            <text:p>B10</text:p>
          </table:table-cell>
          <table:table-cell office:value-type="string" table:style-name="ce1">
            <text:p>CGTACG_CAAAAG</text:p>
          </table:table-cell>
          <table:table-cell office:value-type="string" table:style-name="ce1">
            <text:p>C10</text:p>
          </table:table-cell>
          <table:table-cell office:value-type="string" table:style-name="ce1">
            <text:p>CGTACG_CTCAGA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CATGGC_CCGTCC</text:p>
          </table:table-cell>
          <table:table-cell office:value-type="string" table:style-name="ce1">
            <text:p>E10</text:p>
          </table:table-cell>
          <table:table-cell office:value-type="string" table:style-name="ce1">
            <text:p>CATGGC_CAAAAG</text:p>
          </table:table-cell>
          <table:table-cell office:value-type="string" table:style-name="ce1">
            <text:p>F10</text:p>
          </table:table-cell>
          <table:table-cell office:value-type="string" table:style-name="ce1">
            <text:p>CATGGC_CTCAG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GAGTGG_GTAGAG</text:p>
          </table:table-cell>
          <table:table-cell office:value-type="string" table:style-name="ce1">
            <text:p>B11</text:p>
          </table:table-cell>
          <table:table-cell office:value-type="string" table:style-name="ce1">
            <text:p>GAGTGG_CAACTA</text:p>
          </table:table-cell>
          <table:table-cell office:value-type="string" table:style-name="ce1">
            <text:p>C11</text:p>
          </table:table-cell>
          <table:table-cell office:value-type="string" table:style-name="ce1">
            <text:p>GAGTGG_GACGAC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CATTTT_GTAGAG</text:p>
          </table:table-cell>
          <table:table-cell office:value-type="string" table:style-name="ce1">
            <text:p>E11</text:p>
          </table:table-cell>
          <table:table-cell office:value-type="string" table:style-name="ce1">
            <text:p>CATTTT_CAACTA</text:p>
          </table:table-cell>
          <table:table-cell office:value-type="string" table:style-name="ce1">
            <text:p>F11</text:p>
          </table:table-cell>
          <table:table-cell office:value-type="string" table:style-name="ce1">
            <text:p>CATTTT_GACGA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G1</text:p>
          </table:table-cell>
          <table:table-cell office:value-type="string" table:style-name="ce1">
            <text:p>CGGAAT_GTGAAA</text:p>
          </table:table-cell>
          <table:table-cell office:value-type="string" table:style-name="ce1">
            <text:p>G3</text:p>
          </table:table-cell>
          <table:table-cell office:value-type="string" table:style-name="ce1">
            <text:p>CTATAC_GTTTCG</text:p>
          </table:table-cell>
          <table:table-cell office:value-type="string" table:style-name="ce1">
            <text:p>G4</text:p>
          </table:table-cell>
          <table:table-cell office:value-type="string" table:style-name="ce1">
            <text:p>CTCAGA_CGTACG</text:p>
          </table:table-cell>
          <table:table-cell office:value-type="string" table:style-name="ce1">
            <text:p>G5</text:p>
          </table:table-cell>
          <table:table-cell office:value-type="string" table:style-name="ce1">
            <text:p>GACGAC_GAGTGG</text:p>
          </table:table-cell>
          <table:table-cell office:value-type="string" table:style-name="ce1">
            <text:p>G7</text:p>
          </table:table-cell>
          <table:table-cell office:value-type="string" table:style-name="ce1">
            <text:p>TACAGC_AGTCAA</text:p>
          </table:table-cell>
          <table:table-cell office:value-type="string" table:style-name="ce1">
            <text:p>G8</text:p>
          </table:table-cell>
          <table:table-cell office:value-type="string" table:style-name="ce1">
            <text:p>TATAAT_AGTTC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G2</text:p>
          </table:table-cell>
          <table:table-cell office:value-type="string" table:style-name="ce1">
            <text:p>CTAGCT_GTGGCC</text:p>
          </table:table-cell>
          <table:table-cell table:number-columns-repeated="4" table:style-name="ce1"/>
          <table:table-cell office:value-type="string" table:style-name="ce1">
            <text:p>G6</text:p>
          </table:table-cell>
          <table:table-cell office:value-type="string" table:style-name="ce1">
            <text:p>TAATCG_GGTAG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F6</text:p>
          </table:table-cell>
          <table:table-cell office:value-type="string" table:style-name="ce1">
            <text:p>TAATC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F7</text:p>
          </table:table-cell>
          <table:table-cell office:value-type="string" table:style-name="ce1">
            <text:p>TACAG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F8</text:p>
          </table:table-cell>
          <table:table-cell office:value-type="string" table:style-name="ce1">
            <text:p>TATAA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F9</text:p>
          </table:table-cell>
          <table:table-cell office:value-type="string" table:style-name="ce1">
            <text:p>TCATT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F10</text:p>
          </table:table-cell>
          <table:table-cell office:value-type="string" table:style-name="ce1">
            <text:p>TCCCG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F11</text:p>
          </table:table-cell>
          <table:table-cell office:value-type="string" table:style-name="ce1">
            <text:p>TCGAA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F12</text:p>
          </table:table-cell>
          <table:table-cell office:value-type="string" table:style-name="ce1">
            <text:p>TCGGCA</text:p>
          </table:table-cell>
          <table:table-cell table:number-columns-repeated="16380"/>
        </table:table-row>
        <table:table-row table:number-rows-repeated="1048539" table:style-name="ro2">
          <table:table-cell table:number-columns-repeated="16384"/>
        </table:table-row>
      </table:table>
      <table:table table:name="FUYANG" table:style-name="ta4">
        <table:table-column table:style-name="co12" table:number-columns-repeated="12" table:default-cell-style-name="ce1"/>
        <table:table-column table:style-name="co24" table:default-cell-style-name="ce1"/>
        <table:table-column table:style-name="co25" table:default-cell-style-name="ce1"/>
        <table:table-column table:style-name="co12" table:number-columns-repeated="2" table:default-cell-style-name="ce1"/>
        <table:table-column table:style-name="co14" table:default-cell-style-name="ce1"/>
        <table:table-column table:style-name="co26" table:default-cell-style-name="ce1"/>
        <table:table-column table:style-name="co12" table:default-cell-style-name="ce1"/>
        <table:table-column table:style-name="co27" table:default-cell-style-name="ce1"/>
        <table:table-column table:style-name="co6" table:default-cell-style-name="ce1"/>
        <table:table-column table:style-name="co12" table:number-columns-repeated="16363" table:default-cell-style-name="ce1"/>
        <table:table-row table:style-name="ro1">
          <table:table-cell table:style-name="ce12"/>
          <table:table-cell office:value-type="string" table:style-name="ce12">
            <text:p>fw_BC</text:p>
          </table:table-cell>
          <table:table-cell table:style-name="ce12"/>
          <table:table-cell office:value-type="string" table:style-name="ce12">
            <text:p>rv_BC</text:p>
          </table:table-cell>
          <table:table-cell table:number-columns-repeated="2" table:style-name="ce12"/>
          <table:table-cell office:value-type="string" table:style-name="ce12">
            <text:p>P1a coordinate</text:p>
          </table:table-cell>
          <table:table-cell office:value-type="string" table:style-name="ce12">
            <text:p>Sample name</text:p>
          </table:table-cell>
          <table:table-cell office:value-type="string" table:style-name="ce12">
            <text:p>FORMA_5-1 BC</text:p>
          </table:table-cell>
          <table:table-cell table:number-columns-repeated="2" table:style-name="ce12"/>
          <table:table-cell office:value-type="string" table:style-name="ce12">
            <text:p>P1 coordinate</text:p>
          </table:table-cell>
          <table:table-cell office:value-type="string" table:style-name="ce12">
            <text:p>Sample name</text:p>
          </table:table-cell>
          <table:table-cell office:value-type="string" table:style-name="ce12">
            <text:p>POOL_7-5 BC</text:p>
          </table:table-cell>
          <table:table-cell table:style-name="ce12"/>
          <table:table-cell office:value-type="string" table:style-name="ce12">
            <text:p>P2 coordinate</text:p>
          </table:table-cell>
          <table:table-cell office:value-type="string" table:style-name="ce12">
            <text:p>Sample name</text:p>
          </table:table-cell>
          <table:table-cell office:value-type="string" table:style-name="ce12">
            <text:p>POOL_6-5 BC</text:p>
          </table:table-cell>
          <table:table-cell table:style-name="ce12"/>
          <table:table-cell office:value-type="string" table:style-name="ce12">
            <text:p>Yaml POOL_7-5_P1</text:p>
          </table:table-cell>
          <table:table-cell office:value-type="string" table:style-name="ce12">
            <text:p>Yaml POOL_6-5_P2</text:p>
          </table:table-cell>
          <table:table-cell table:number-columns-repeated="16363" table:style-name="ce12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tcf_1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5ng_1_Cast1_0_+RT</text:p>
          </table:table-cell>
          <table:table-cell office:value-type="string" office:string-value="AGTCAA_GTGAAA" table:formula="of:=CONCATENATE([.B2];&quot;_&quot;;[.D8])" table:style-name="ce1">
            <text:p>AGTCAA_GTGAAA</text:p>
          </table:table-cell>
          <table:table-cell table:number-columns-repeated="2" table:style-name="ce1"/>
          <table:table-cell office:value-type="string" table:style-name="ce1">
            <text:p>A1</text:p>
          </table:table-cell>
          <table:table-cell office:value-type="string" office:string-value="aCtcf_1_D12" table:formula="of:=CONCATENATE([.E2];[.F2];&quot;_D12&quot;)" table:style-name="ce1">
            <text:p>aCtcf_1_D12</text:p>
          </table:table-cell>
          <table:table-cell office:value-type="string" office:string-value="AGTCAA_AGTCAA" table:formula="of:=CONCATENATE([.B2];&quot;_&quot;;[.D2])" table:style-name="ce1">
            <text:p>AGTCAA_AGTCAA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office:string-value="aCtcf_1_D19" table:formula="of:=CONCATENATE([.E2];[.F2];&quot;_D19&quot;)" table:style-name="ce1">
            <text:p>aCtcf_1_D19</text:p>
          </table:table-cell>
          <table:table-cell office:value-type="string" office:string-value="AGTCAA_AGTTCC" table:formula="of:=CONCATENATE([.B2];&quot;_&quot;;[.D3])" table:style-name="ce1">
            <text:p>AGTCAA_AGTTCC</text:p>
          </table:table-cell>
          <table:table-cell table:style-name="ce1"/>
          <table:table-cell office:value-type="string" office:string-value="  aCtcf_1_D12: AGTCAA_AGTCAA" table:formula="of:=CONCATENATE(&quot;  &quot;;[.M2];&quot;: &quot;;[.N2])" table:style-name="ce1">
            <text:p><text:s text:c="2"/>aCtcf_1_D12: AGTCAA_AGTCAA</text:p>
          </table:table-cell>
          <table:table-cell office:value-type="string" office:string-value="  aCtcf_1_D19: AGTCAA_AGTTCC" table:formula="of:=CONCATENATE(&quot;  &quot;;[.Q2];&quot;: &quot;;[.R2])" table:style-name="ce1">
            <text:p><text:s text:c="2"/>aCtcf_1_D19: AGTCAA_AGTTCC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nf2_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b5ng_1_Cast9_1_+RT</text:p>
          </table:table-cell>
          <table:table-cell office:value-type="string" office:string-value="AGTTCC_GTGGCC" table:formula="of:=CONCATENATE([.B3];&quot;_&quot;;[.D9])" table:style-name="ce1">
            <text:p>AGTTCC_GTGGCC</text:p>
          </table:table-cell>
          <table:table-cell table:number-columns-repeated="2" table:style-name="ce1"/>
          <table:table-cell office:value-type="string" table:style-name="ce1">
            <text:p>A2</text:p>
          </table:table-cell>
          <table:table-cell office:value-type="string" office:string-value="bRnf2_1_D12" table:formula="of:=CONCATENATE([.E3];[.F3];&quot;_D12&quot;)" table:style-name="ce1">
            <text:p>bRnf2_1_D12</text:p>
          </table:table-cell>
          <table:table-cell office:value-type="string" office:string-value="AGTTCC_AGTTCC" table:formula="of:=CONCATENATE([.B3];&quot;_&quot;;[.D3])" table:style-name="ce1">
            <text:p>AGTTCC_AGTTCC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office:string-value="bRnf2_1_D19" table:formula="of:=CONCATENATE([.E3];[.F3];&quot;_D19&quot;)" table:style-name="ce1">
            <text:p>bRnf2_1_D19</text:p>
          </table:table-cell>
          <table:table-cell office:value-type="string" office:string-value="AGTTCC_ATGTCA" table:formula="of:=CONCATENATE([.B3];&quot;_&quot;;[.D4])" table:style-name="ce1">
            <text:p>AGTTCC_ATGTCA</text:p>
          </table:table-cell>
          <table:table-cell table:style-name="ce1"/>
          <table:table-cell office:value-type="string" office:string-value="  bRnf2_1_D12: AGTTCC_AGTTCC" table:formula="of:=CONCATENATE(&quot;  &quot;;[.M3];&quot;: &quot;;[.N3])" table:style-name="ce1">
            <text:p><text:s text:c="2"/>bRnf2_1_D12: AGTTCC_AGTTCC</text:p>
          </table:table-cell>
          <table:table-cell office:value-type="string" office:string-value="  bRnf2_1_D19: AGTTCC_ATGTCA" table:formula="of:=CONCATENATE(&quot;  &quot;;[.Q3];&quot;: &quot;;[.R3])" table:style-name="ce1">
            <text:p><text:s text:c="2"/>bRnf2_1_D19: AGTTCC_ATGTCA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hmt2_1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c5ng_1_Cast8_2_+RT</text:p>
          </table:table-cell>
          <table:table-cell office:value-type="string" office:string-value="ATGTCA_GTTTCG" table:formula="of:=CONCATENATE([.B4];&quot;_&quot;;[.D10])" table:style-name="ce1">
            <text:p>ATGTCA_GTTTCG</text:p>
          </table:table-cell>
          <table:table-cell table:number-columns-repeated="2" table:style-name="ce1"/>
          <table:table-cell office:value-type="string" table:style-name="ce1">
            <text:p>A3</text:p>
          </table:table-cell>
          <table:table-cell office:value-type="string" office:string-value="cEhmt2_1_D12" table:formula="of:=CONCATENATE([.E4];[.F4];&quot;_D12&quot;)" table:style-name="ce1">
            <text:p>cEhmt2_1_D12</text:p>
          </table:table-cell>
          <table:table-cell office:value-type="string" office:string-value="ATGTCA_ATGTCA" table:formula="of:=CONCATENATE([.B4];&quot;_&quot;;[.D4])" table:style-name="ce1">
            <text:p>ATGTCA_ATGTCA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office:string-value="cEhmt2_1_D19" table:formula="of:=CONCATENATE([.E4];[.F4];&quot;_D19&quot;)" table:style-name="ce1">
            <text:p>cEhmt2_1_D19</text:p>
          </table:table-cell>
          <table:table-cell office:value-type="string" office:string-value="ATGTCA_CCGTCC" table:formula="of:=CONCATENATE([.B4];&quot;_&quot;;[.D5])" table:style-name="ce1">
            <text:p>ATGTCA_CCGTCC</text:p>
          </table:table-cell>
          <table:table-cell table:style-name="ce1"/>
          <table:table-cell office:value-type="string" office:string-value="  cEhmt2_1_D12: ATGTCA_ATGTCA" table:formula="of:=CONCATENATE(&quot;  &quot;;[.M4];&quot;: &quot;;[.N4])" table:style-name="ce1">
            <text:p><text:s text:c="2"/>cEhmt2_1_D12: ATGTCA_ATGTCA</text:p>
          </table:table-cell>
          <table:table-cell office:value-type="string" office:string-value="  cEhmt2_1_D19: ATGTCA_CCGTCC" table:formula="of:=CONCATENATE(&quot;  &quot;;[.Q4];&quot;: &quot;;[.R4])" table:style-name="ce1">
            <text:p><text:s text:c="2"/>cEhmt2_1_D19: ATGTCA_CCGTCC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arp1_1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d5ng_1_Cast7_3_+RT</text:p>
          </table:table-cell>
          <table:table-cell office:value-type="string" office:string-value="CCGTCC_CGTACG" table:formula="of:=CONCATENATE([.B5];&quot;_&quot;;[.D11])" table:style-name="ce1">
            <text:p>CCGTCC_CGTACG</text:p>
          </table:table-cell>
          <table:table-cell table:number-columns-repeated="2" table:style-name="ce1"/>
          <table:table-cell office:value-type="string" table:style-name="ce1">
            <text:p>A4</text:p>
          </table:table-cell>
          <table:table-cell office:value-type="string" office:string-value="dParp1_1_D12" table:formula="of:=CONCATENATE([.E5];[.F5];&quot;_D12&quot;)" table:style-name="ce1">
            <text:p>dParp1_1_D12</text:p>
          </table:table-cell>
          <table:table-cell office:value-type="string" office:string-value="CCGTCC_CCGTCC" table:formula="of:=CONCATENATE([.B5];&quot;_&quot;;[.D5])" table:style-name="ce1">
            <text:p>CCGTCC_CCGTCC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office:string-value="dParp1_1_D19" table:formula="of:=CONCATENATE([.E5];[.F5];&quot;_D19&quot;)" table:style-name="ce1">
            <text:p>dParp1_1_D19</text:p>
          </table:table-cell>
          <table:table-cell office:value-type="string" office:string-value="CCGTCC_GTAGAG" table:formula="of:=CONCATENATE([.B5];&quot;_&quot;;[.D6])" table:style-name="ce1">
            <text:p>CCGTCC_GTAGAG</text:p>
          </table:table-cell>
          <table:table-cell table:style-name="ce1"/>
          <table:table-cell office:value-type="string" office:string-value="  dParp1_1_D12: CCGTCC_CCGTCC" table:formula="of:=CONCATENATE(&quot;  &quot;;[.M5];&quot;: &quot;;[.N5])" table:style-name="ce1">
            <text:p><text:s text:c="2"/>dParp1_1_D12: CCGTCC_CCGTCC</text:p>
          </table:table-cell>
          <table:table-cell office:value-type="string" office:string-value="  dParp1_1_D19: CCGTCC_GTAGAG" table:formula="of:=CONCATENATE(&quot;  &quot;;[.Q5];&quot;: &quot;;[.R5])" table:style-name="ce1">
            <text:p><text:s text:c="2"/>dParp1_1_D19: CCGTCC_GTAGAG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arp1_2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e5ng_1_Cast6_4_+RT</text:p>
          </table:table-cell>
          <table:table-cell office:value-type="string" office:string-value="GTAGAG_GAGTGG" table:formula="of:=CONCATENATE([.B6];&quot;_&quot;;[.D12])" table:style-name="ce1">
            <text:p>GTAGAG_GAGTGG</text:p>
          </table:table-cell>
          <table:table-cell table:number-columns-repeated="2" table:style-name="ce1"/>
          <table:table-cell office:value-type="string" table:style-name="ce1">
            <text:p>A5</text:p>
          </table:table-cell>
          <table:table-cell office:value-type="string" office:string-value="eParp1_2_D12" table:formula="of:=CONCATENATE([.E6];[.F6];&quot;_D12&quot;)" table:style-name="ce1">
            <text:p>eParp1_2_D12</text:p>
          </table:table-cell>
          <table:table-cell office:value-type="string" office:string-value="GTAGAG_GTAGAG" table:formula="of:=CONCATENATE([.B6];&quot;_&quot;;[.D6])" table:style-name="ce1">
            <text:p>GTAGAG_GTAGAG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office:string-value="eParp1_2_D19" table:formula="of:=CONCATENATE([.E6];[.F6];&quot;_D19&quot;)" table:style-name="ce1">
            <text:p>eParp1_2_D19</text:p>
          </table:table-cell>
          <table:table-cell office:value-type="string" office:string-value="GTAGAG_GTCCGC" table:formula="of:=CONCATENATE([.B6];&quot;_&quot;;[.D7])" table:style-name="ce1">
            <text:p>GTAGAG_GTCCGC</text:p>
          </table:table-cell>
          <table:table-cell table:style-name="ce1"/>
          <table:table-cell office:value-type="string" office:string-value="  eParp1_2_D12: GTAGAG_GTAGAG" table:formula="of:=CONCATENATE(&quot;  &quot;;[.M6];&quot;: &quot;;[.N6])" table:style-name="ce1">
            <text:p><text:s text:c="2"/>eParp1_2_D12: GTAGAG_GTAGAG</text:p>
          </table:table-cell>
          <table:table-cell office:value-type="string" office:string-value="  eParp1_2_D19: GTAGAG_GTCCGC" table:formula="of:=CONCATENATE(&quot;  &quot;;[.Q6];&quot;: &quot;;[.R6])" table:style-name="ce1">
            <text:p><text:s text:c="2"/>eParp1_2_D19: GTAGAG_GTCCGC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Zfp57_1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f5ng_1_Cast5_5_+RT</text:p>
          </table:table-cell>
          <table:table-cell office:value-type="string" office:string-value="GTCCGC_GGTAGC" table:formula="of:=CONCATENATE([.B7];&quot;_&quot;;[.D13])" table:style-name="ce1">
            <text:p>GTCCGC_GGTAGC</text:p>
          </table:table-cell>
          <table:table-cell table:number-columns-repeated="2" table:style-name="ce1"/>
          <table:table-cell office:value-type="string" table:style-name="ce1">
            <text:p>A6</text:p>
          </table:table-cell>
          <table:table-cell office:value-type="string" office:string-value="fZfp57_1_D12" table:formula="of:=CONCATENATE([.E7];[.F7];&quot;_D12&quot;)" table:style-name="ce1">
            <text:p>fZfp57_1_D12</text:p>
          </table:table-cell>
          <table:table-cell office:value-type="string" office:string-value="GTCCGC_GTCCGC" table:formula="of:=CONCATENATE([.B7];&quot;_&quot;;[.D7])" table:style-name="ce1">
            <text:p>GTCCGC_GTCCGC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office:string-value="fZfp57_1_D19" table:formula="of:=CONCATENATE([.E7];[.F7];&quot;_D19&quot;)" table:style-name="ce1">
            <text:p>fZfp57_1_D19</text:p>
          </table:table-cell>
          <table:table-cell office:value-type="string" office:string-value="GTCCGC_GTGAAA" table:formula="of:=CONCATENATE([.B7];&quot;_&quot;;[.D8])" table:style-name="ce1">
            <text:p>GTCCGC_GTGAAA</text:p>
          </table:table-cell>
          <table:table-cell table:style-name="ce1"/>
          <table:table-cell office:value-type="string" office:string-value="  fZfp57_1_D12: GTCCGC_GTCCGC" table:formula="of:=CONCATENATE(&quot;  &quot;;[.M7];&quot;: &quot;;[.N7])" table:style-name="ce1">
            <text:p><text:s text:c="2"/>fZfp57_1_D12: GTCCGC_GTCCGC</text:p>
          </table:table-cell>
          <table:table-cell office:value-type="string" office:string-value="  fZfp57_1_D19: GTCCGC_GTGAAA" table:formula="of:=CONCATENATE(&quot;  &quot;;[.Q7];&quot;: &quot;;[.R7])" table:style-name="ce1">
            <text:p><text:s text:c="2"/>fZfp57_1_D19: GTCCGC_GTGAAA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tf7ip_1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g5ng_1_Cast4_6_+RT</text:p>
          </table:table-cell>
          <table:table-cell office:value-type="string" office:string-value="GTGAAA_AGTCAA" table:formula="of:=CONCATENATE([.B8];&quot;_&quot;;[.D2])" table:style-name="ce1">
            <text:p>GTGAAA_AGTCAA</text:p>
          </table:table-cell>
          <table:table-cell table:number-columns-repeated="2" table:style-name="ce1"/>
          <table:table-cell office:value-type="string" table:style-name="ce1">
            <text:p>A7</text:p>
          </table:table-cell>
          <table:table-cell office:value-type="string" office:string-value="gAtf7ip_1_D12" table:formula="of:=CONCATENATE([.E8];[.F8];&quot;_D12&quot;)" table:style-name="ce1">
            <text:p>gAtf7ip_1_D12</text:p>
          </table:table-cell>
          <table:table-cell office:value-type="string" office:string-value="GTGAAA_GTGAAA" table:formula="of:=CONCATENATE([.B8];&quot;_&quot;;[.D8])" table:style-name="ce1">
            <text:p>GTGAAA_GTGAAA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office:string-value="gAtf7ip_1_D19" table:formula="of:=CONCATENATE([.E8];[.F8];&quot;_D19&quot;)" table:style-name="ce1">
            <text:p>gAtf7ip_1_D19</text:p>
          </table:table-cell>
          <table:table-cell office:value-type="string" office:string-value="GTGAAA_GTGGCC" table:formula="of:=CONCATENATE([.B8];&quot;_&quot;;[.D9])" table:style-name="ce1">
            <text:p>GTGAAA_GTGGCC</text:p>
          </table:table-cell>
          <table:table-cell table:style-name="ce1"/>
          <table:table-cell office:value-type="string" office:string-value="  gAtf7ip_1_D12: GTGAAA_GTGAAA" table:formula="of:=CONCATENATE(&quot;  &quot;;[.M8];&quot;: &quot;;[.N8])" table:style-name="ce1">
            <text:p><text:s text:c="2"/>gAtf7ip_1_D12: GTGAAA_GTGAAA</text:p>
          </table:table-cell>
          <table:table-cell office:value-type="string" office:string-value="  gAtf7ip_1_D19: GTGAAA_GTGGCC" table:formula="of:=CONCATENATE(&quot;  &quot;;[.Q8];&quot;: &quot;;[.R8])" table:style-name="ce1">
            <text:p><text:s text:c="2"/>gAtf7ip_1_D19: GTGAAA_GTGGCC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dac2_1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h5ng_1_Cast3_7_+RT</text:p>
          </table:table-cell>
          <table:table-cell office:value-type="string" office:string-value="GTGGCC_AGTTCC" table:formula="of:=CONCATENATE([.B9];&quot;_&quot;;[.D3])" table:style-name="ce1">
            <text:p>GTGGCC_AGTTCC</text:p>
          </table:table-cell>
          <table:table-cell table:number-columns-repeated="2" table:style-name="ce1"/>
          <table:table-cell office:value-type="string" table:style-name="ce1">
            <text:p>A8</text:p>
          </table:table-cell>
          <table:table-cell office:value-type="string" office:string-value="hHdac2_1_D12" table:formula="of:=CONCATENATE([.E9];[.F9];&quot;_D12&quot;)" table:style-name="ce1">
            <text:p>hHdac2_1_D12</text:p>
          </table:table-cell>
          <table:table-cell office:value-type="string" office:string-value="GTGGCC_GTGGCC" table:formula="of:=CONCATENATE([.B9];&quot;_&quot;;[.D9])" table:style-name="ce1">
            <text:p>GTGGCC_GTGGCC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office:string-value="hHdac2_1_D19" table:formula="of:=CONCATENATE([.E9];[.F9];&quot;_D19&quot;)" table:style-name="ce1">
            <text:p>hHdac2_1_D19</text:p>
          </table:table-cell>
          <table:table-cell office:value-type="string" office:string-value="GTGGCC_GTTTCG" table:formula="of:=CONCATENATE([.B9];&quot;_&quot;;[.D10])" table:style-name="ce1">
            <text:p>GTGGCC_GTTTCG</text:p>
          </table:table-cell>
          <table:table-cell table:style-name="ce1"/>
          <table:table-cell office:value-type="string" office:string-value="  hHdac2_1_D12: GTGGCC_GTGGCC" table:formula="of:=CONCATENATE(&quot;  &quot;;[.M9];&quot;: &quot;;[.N9])" table:style-name="ce1">
            <text:p><text:s text:c="2"/>hHdac2_1_D12: GTGGCC_GTGGCC</text:p>
          </table:table-cell>
          <table:table-cell office:value-type="string" office:string-value="  hHdac2_1_D19: GTGGCC_GTTTCG" table:formula="of:=CONCATENATE(&quot;  &quot;;[.Q9];&quot;: &quot;;[.R9])" table:style-name="ce1">
            <text:p><text:s text:c="2"/>hHdac2_1_D19: GTGGCC_GTTTCG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i</text:p>
          </table:table-cell>
          <table:table-cell office:value-type="string" table:style-name="ce1">
            <text:p>Kmt5a_1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i5ng_1_Cast2_8_+RT</text:p>
          </table:table-cell>
          <table:table-cell office:value-type="string" office:string-value="GTTTCG_ATGTCA" table:formula="of:=CONCATENATE([.B10];&quot;_&quot;;[.D4])" table:style-name="ce1">
            <text:p>GTTTCG_ATGTCA</text:p>
          </table:table-cell>
          <table:table-cell table:number-columns-repeated="2" table:style-name="ce1"/>
          <table:table-cell office:value-type="string" table:style-name="ce1">
            <text:p>A9</text:p>
          </table:table-cell>
          <table:table-cell office:value-type="string" office:string-value="iKmt5a_1_D12" table:formula="of:=CONCATENATE([.E10];[.F10];&quot;_D12&quot;)" table:style-name="ce1">
            <text:p>iKmt5a_1_D12</text:p>
          </table:table-cell>
          <table:table-cell office:value-type="string" office:string-value="GTTTCG_GTTTCG" table:formula="of:=CONCATENATE([.B10];&quot;_&quot;;[.D10])" table:style-name="ce1">
            <text:p>GTTTCG_GTTTCG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office:string-value="iKmt5a_1_D19" table:formula="of:=CONCATENATE([.E10];[.F10];&quot;_D19&quot;)" table:style-name="ce1">
            <text:p>iKmt5a_1_D19</text:p>
          </table:table-cell>
          <table:table-cell office:value-type="string" office:string-value="GTTTCG_CGTACG" table:formula="of:=CONCATENATE([.B10];&quot;_&quot;;[.D11])" table:style-name="ce1">
            <text:p>GTTTCG_CGTACG</text:p>
          </table:table-cell>
          <table:table-cell table:style-name="ce1"/>
          <table:table-cell office:value-type="string" office:string-value="  iKmt5a_1_D12: GTTTCG_GTTTCG" table:formula="of:=CONCATENATE(&quot;  &quot;;[.M10];&quot;: &quot;;[.N10])" table:style-name="ce1">
            <text:p><text:s text:c="2"/>iKmt5a_1_D12: GTTTCG_GTTTCG</text:p>
          </table:table-cell>
          <table:table-cell office:value-type="string" office:string-value="  iKmt5a_1_D19: GTTTCG_CGTACG" table:formula="of:=CONCATENATE(&quot;  &quot;;[.Q10];&quot;: &quot;;[.R10])" table:style-name="ce1">
            <text:p><text:s text:c="2"/>iKmt5a_1_D19: GTTTCG_CGTACG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j</text:p>
          </table:table-cell>
          <table:table-cell office:value-type="string" table:style-name="ce1">
            <text:p>Suv39h1_1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j5ng_1_Cast1_9_+RT</text:p>
          </table:table-cell>
          <table:table-cell office:value-type="string" office:string-value="CGTACG_CCGTCC" table:formula="of:=CONCATENATE([.B11];&quot;_&quot;;[.D5])" table:style-name="ce1">
            <text:p>CGTACG_CCGTCC</text:p>
          </table:table-cell>
          <table:table-cell table:number-columns-repeated="2" table:style-name="ce1"/>
          <table:table-cell office:value-type="string" table:style-name="ce1">
            <text:p>A10</text:p>
          </table:table-cell>
          <table:table-cell office:value-type="string" office:string-value="jSuv39h1_1_D12" table:formula="of:=CONCATENATE([.E11];[.F11];&quot;_D12&quot;)" table:style-name="ce1">
            <text:p>jSuv39h1_1_D12</text:p>
          </table:table-cell>
          <table:table-cell office:value-type="string" office:string-value="CGTACG_CGTACG" table:formula="of:=CONCATENATE([.B11];&quot;_&quot;;[.D11])" table:style-name="ce1">
            <text:p>CGTACG_CGTACG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office:string-value="jSuv39h1_1_D19" table:formula="of:=CONCATENATE([.E11];[.F11];&quot;_D19&quot;)" table:style-name="ce1">
            <text:p>jSuv39h1_1_D19</text:p>
          </table:table-cell>
          <table:table-cell office:value-type="string" office:string-value="CGTACG_GAGTGG" table:formula="of:=CONCATENATE([.B11];&quot;_&quot;;[.D12])" table:style-name="ce1">
            <text:p>CGTACG_GAGTGG</text:p>
          </table:table-cell>
          <table:table-cell table:style-name="ce1"/>
          <table:table-cell office:value-type="string" office:string-value="  jSuv39h1_1_D12: CGTACG_CGTACG" table:formula="of:=CONCATENATE(&quot;  &quot;;[.M11];&quot;: &quot;;[.N11])" table:style-name="ce1">
            <text:p><text:s text:c="2"/>jSuv39h1_1_D12: CGTACG_CGTACG</text:p>
          </table:table-cell>
          <table:table-cell office:value-type="string" office:string-value="  jSuv39h1_1_D19: CGTACG_GAGTGG" table:formula="of:=CONCATENATE(&quot;  &quot;;[.Q11];&quot;: &quot;;[.R11])" table:style-name="ce1">
            <text:p><text:s text:c="2"/>jSuv39h1_1_D19: CGTACG_GAGTGG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mchd1_1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k5ng_1_Cast0_1_+RT</text:p>
          </table:table-cell>
          <table:table-cell office:value-type="string" office:string-value="GAGTGG_GTAGAG" table:formula="of:=CONCATENATE([.B12];&quot;_&quot;;[.D6])" table:style-name="ce1">
            <text:p>GAGTGG_GTAGAG</text:p>
          </table:table-cell>
          <table:table-cell table:number-columns-repeated="2" table:style-name="ce1"/>
          <table:table-cell office:value-type="string" table:style-name="ce1">
            <text:p>A11</text:p>
          </table:table-cell>
          <table:table-cell office:value-type="string" office:string-value="kSmchd1_1_D12" table:formula="of:=CONCATENATE([.E12];[.F12];&quot;_D12&quot;)" table:style-name="ce1">
            <text:p>kSmchd1_1_D12</text:p>
          </table:table-cell>
          <table:table-cell office:value-type="string" office:string-value="GAGTGG_GAGTGG" table:formula="of:=CONCATENATE([.B12];&quot;_&quot;;[.D12])" table:style-name="ce1">
            <text:p>GAGTGG_GAGTGG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office:string-value="kSmchd1_1_D19" table:formula="of:=CONCATENATE([.E12];[.F12];&quot;_D19&quot;)" table:style-name="ce1">
            <text:p>kSmchd1_1_D19</text:p>
          </table:table-cell>
          <table:table-cell office:value-type="string" office:string-value="GAGTGG_GGTAGC" table:formula="of:=CONCATENATE([.B12];&quot;_&quot;;[.D13])" table:style-name="ce1">
            <text:p>GAGTGG_GGTAGC</text:p>
          </table:table-cell>
          <table:table-cell table:style-name="ce1"/>
          <table:table-cell office:value-type="string" office:string-value="  kSmchd1_1_D12: GAGTGG_GAGTGG" table:formula="of:=CONCATENATE(&quot;  &quot;;[.M12];&quot;: &quot;;[.N12])" table:style-name="ce1">
            <text:p><text:s text:c="2"/>kSmchd1_1_D12: GAGTGG_GAGTGG</text:p>
          </table:table-cell>
          <table:table-cell office:value-type="string" office:string-value="  kSmchd1_1_D19: GAGTGG_GGTAGC" table:formula="of:=CONCATENATE(&quot;  &quot;;[.Q12];&quot;: &quot;;[.R12])" table:style-name="ce1">
            <text:p><text:s text:c="2"/>kSmchd1_1_D19: GAGTGG_GGTAGC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rt1_1</text:p>
          </table:table-cell>
          <table:table-cell office:value-type="string" table:style-name="ce1">
            <text:p>G1</text:p>
          </table:table-cell>
          <table:table-cell office:value-type="string" table:style-name="ce1">
            <text:p>l5ng_1_411_1</text:p>
          </table:table-cell>
          <table:table-cell office:value-type="string" office:string-value="CGGAAT_GTGAAA" table:formula="of:=CONCATENATE([.B26];&quot;_&quot;;[.D8])" table:style-name="ce1">
            <text:p>CGGAAT_GTGAAA</text:p>
          </table:table-cell>
          <table:table-cell table:number-columns-repeated="2" table:style-name="ce1"/>
          <table:table-cell office:value-type="string" table:style-name="ce1">
            <text:p>A12</text:p>
          </table:table-cell>
          <table:table-cell office:value-type="string" office:string-value="lSirt1_1_D12" table:formula="of:=CONCATENATE([.E13];[.F13];&quot;_D12&quot;)" table:style-name="ce1">
            <text:p>lSirt1_1_D12</text:p>
          </table:table-cell>
          <table:table-cell office:value-type="string" office:string-value="GGTAGC_GGTAGC" table:formula="of:=CONCATENATE([.B13];&quot;_&quot;;[.D13])" table:style-name="ce1">
            <text:p>GGTAGC_GGTAGC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office:string-value="lSirt1_1_D19" table:formula="of:=CONCATENATE([.E13];[.F13];&quot;_D19&quot;)" table:style-name="ce1">
            <text:p>lSirt1_1_D19</text:p>
          </table:table-cell>
          <table:table-cell office:value-type="string" office:string-value="GGTAGC_AGTCAA" table:formula="of:=CONCATENATE([.B13];&quot;_&quot;;[.D2])" table:style-name="ce1">
            <text:p>GGTAGC_AGTCAA</text:p>
          </table:table-cell>
          <table:table-cell table:style-name="ce1"/>
          <table:table-cell office:value-type="string" office:string-value="  lSirt1_1_D12: GGTAGC_GGTAGC" table:formula="of:=CONCATENATE(&quot;  &quot;;[.M13];&quot;: &quot;;[.N13])" table:style-name="ce1">
            <text:p><text:s text:c="2"/>lSirt1_1_D12: GGTAGC_GGTAGC</text:p>
          </table:table-cell>
          <table:table-cell office:value-type="string" office:string-value="  lSirt1_1_D19: GGTAGC_AGTCAA" table:formula="of:=CONCATENATE(&quot;  &quot;;[.Q13];&quot;: &quot;;[.R13])" table:style-name="ce1">
            <text:p><text:s text:c="2"/>lSirt1_1_D19: GGTAGC_AGTCAA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E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trx_1</text:p>
          </table:table-cell>
          <table:table-cell office:value-type="string" table:style-name="ce1">
            <text:p>G2</text:p>
          </table:table-cell>
          <table:table-cell office:value-type="string" table:style-name="ce1">
            <text:p>m5ng_1_411_2</text:p>
          </table:table-cell>
          <table:table-cell office:value-type="string" office:string-value="CTAGCT_GTGGCC" table:formula="of:=CONCATENATE([.B27];&quot;_&quot;;[.D9])" table:style-name="ce1">
            <text:p>CTAGCT_GTGGCC</text:p>
          </table:table-cell>
          <table:table-cell table:number-columns-repeated="2" table:style-name="ce1"/>
          <table:table-cell office:value-type="string" table:style-name="ce1">
            <text:p>B1</text:p>
          </table:table-cell>
          <table:table-cell office:value-type="string" office:string-value="mAtrx_1_D12" table:formula="of:=CONCATENATE([.E14];[.F14];&quot;_D12&quot;)" table:style-name="ce1">
            <text:p>mAtrx_1_D12</text:p>
          </table:table-cell>
          <table:table-cell office:value-type="string" office:string-value="AGTCAA_ACTGAT" table:formula="of:=CONCATENATE([.B2];&quot;_&quot;;[.D14])" table:style-name="ce1">
            <text:p>AGTCAA_ACTGAT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office:string-value="mAtrx_1_D19" table:formula="of:=CONCATENATE([.E14];[.F14];&quot;_D19&quot;)" table:style-name="ce1">
            <text:p>mAtrx_1_D19</text:p>
          </table:table-cell>
          <table:table-cell office:value-type="string" office:string-value="AGTCAA_ATGAGC" table:formula="of:=CONCATENATE([.B2];&quot;_&quot;;[.D15])" table:style-name="ce1">
            <text:p>AGTCAA_ATGAGC</text:p>
          </table:table-cell>
          <table:table-cell table:style-name="ce1"/>
          <table:table-cell office:value-type="string" office:string-value="  mAtrx_1_D12: AGTCAA_ACTGAT" table:formula="of:=CONCATENATE(&quot;  &quot;;[.M14];&quot;: &quot;;[.N14])" table:style-name="ce1">
            <text:p><text:s text:c="2"/>mAtrx_1_D12: AGTCAA_ACTGAT</text:p>
          </table:table-cell>
          <table:table-cell office:value-type="string" office:string-value="  mAtrx_1_D19: AGTCAA_ATGAGC" table:formula="of:=CONCATENATE(&quot;  &quot;;[.Q14];&quot;: &quot;;[.R14])" table:style-name="ce1">
            <text:p><text:s text:c="2"/>mAtrx_1_D19: AGTCAA_ATGAGC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ad21_1</text:p>
          </table:table-cell>
          <table:table-cell table:number-columns-repeated="5" table:style-name="ce1"/>
          <table:table-cell office:value-type="string" table:style-name="ce1">
            <text:p>B2</text:p>
          </table:table-cell>
          <table:table-cell office:value-type="string" office:string-value="nRad21_1_D12" table:formula="of:=CONCATENATE([.E15];[.F15];&quot;_D12&quot;)" table:style-name="ce1">
            <text:p>nRad21_1_D12</text:p>
          </table:table-cell>
          <table:table-cell office:value-type="string" office:string-value="AGTTCC_ATGAGC" table:formula="of:=CONCATENATE([.B3];&quot;_&quot;;[.D15])" table:style-name="ce1">
            <text:p>AGTTCC_ATGAGC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office:string-value="nRad21_1_D19" table:formula="of:=CONCATENATE([.E15];[.F15];&quot;_D19&quot;)" table:style-name="ce1">
            <text:p>nRad21_1_D19</text:p>
          </table:table-cell>
          <table:table-cell office:value-type="string" office:string-value="AGTTCC_ATTCCT" table:formula="of:=CONCATENATE([.B3];&quot;_&quot;;[.D16])" table:style-name="ce1">
            <text:p>AGTTCC_ATTCCT</text:p>
          </table:table-cell>
          <table:table-cell table:style-name="ce1"/>
          <table:table-cell office:value-type="string" office:string-value="  nRad21_1_D12: AGTTCC_ATGAGC" table:formula="of:=CONCATENATE(&quot;  &quot;;[.M15];&quot;: &quot;;[.N15])" table:style-name="ce1">
            <text:p><text:s text:c="2"/>nRad21_1_D12: AGTTCC_ATGAGC</text:p>
          </table:table-cell>
          <table:table-cell office:value-type="string" office:string-value="  nRad21_1_D19: AGTTCC_ATTCCT" table:formula="of:=CONCATENATE(&quot;  &quot;;[.Q15];&quot;: &quot;;[.R15])" table:style-name="ce1">
            <text:p><text:s text:c="2"/>nRad21_1_D19: AGTTCC_ATTCCT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o</text:p>
          </table:table-cell>
          <table:table-cell office:value-type="string" table:style-name="ce1">
            <text:p>Eed_1</text:p>
          </table:table-cell>
          <table:table-cell table:number-columns-repeated="5" table:style-name="ce1"/>
          <table:table-cell office:value-type="string" table:style-name="ce1">
            <text:p>B3</text:p>
          </table:table-cell>
          <table:table-cell office:value-type="string" office:string-value="oEed_1_D12" table:formula="of:=CONCATENATE([.E16];[.F16];&quot;_D12&quot;)" table:style-name="ce1">
            <text:p>oEed_1_D12</text:p>
          </table:table-cell>
          <table:table-cell office:value-type="string" office:string-value="ATGTCA_ATTCCT" table:formula="of:=CONCATENATE([.B4];&quot;_&quot;;[.D16])" table:style-name="ce1">
            <text:p>ATGTCA_ATTCCT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office:string-value="oEed_1_D19" table:formula="of:=CONCATENATE([.E16];[.F16];&quot;_D19&quot;)" table:style-name="ce1">
            <text:p>oEed_1_D19</text:p>
          </table:table-cell>
          <table:table-cell office:value-type="string" office:string-value="ATGTCA_CAAAAG" table:formula="of:=CONCATENATE([.B4];&quot;_&quot;;[.D17])" table:style-name="ce1">
            <text:p>ATGTCA_CAAAAG</text:p>
          </table:table-cell>
          <table:table-cell table:style-name="ce1"/>
          <table:table-cell office:value-type="string" office:string-value="  oEed_1_D12: ATGTCA_ATTCCT" table:formula="of:=CONCATENATE(&quot;  &quot;;[.M16];&quot;: &quot;;[.N16])" table:style-name="ce1">
            <text:p><text:s text:c="2"/>oEed_1_D12: ATGTCA_ATTCCT</text:p>
          </table:table-cell>
          <table:table-cell office:value-type="string" office:string-value="  oEed_1_D19: ATGTCA_CAAAAG" table:formula="of:=CONCATENATE(&quot;  &quot;;[.Q16];&quot;: &quot;;[.R16])" table:style-name="ce1">
            <text:p><text:s text:c="2"/>oEed_1_D19: ATGTCA_CAAAAG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p</text:p>
          </table:table-cell>
          <table:table-cell office:value-type="string" table:style-name="ce1">
            <text:p>Hdac1_1</text:p>
          </table:table-cell>
          <table:table-cell table:number-columns-repeated="5" table:style-name="ce1"/>
          <table:table-cell office:value-type="string" table:style-name="ce1">
            <text:p>B4</text:p>
          </table:table-cell>
          <table:table-cell office:value-type="string" office:string-value="pHdac1_1_D12" table:formula="of:=CONCATENATE([.E17];[.F17];&quot;_D12&quot;)" table:style-name="ce1">
            <text:p>pHdac1_1_D12</text:p>
          </table:table-cell>
          <table:table-cell office:value-type="string" office:string-value="CCGTCC_CAAAAG" table:formula="of:=CONCATENATE([.B5];&quot;_&quot;;[.D17])" table:style-name="ce1">
            <text:p>CCGTCC_CAAAAG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office:string-value="pHdac1_1_D19" table:formula="of:=CONCATENATE([.E17];[.F17];&quot;_D19&quot;)" table:style-name="ce1">
            <text:p>pHdac1_1_D19</text:p>
          </table:table-cell>
          <table:table-cell office:value-type="string" office:string-value="CCGTCC_CAACTA" table:formula="of:=CONCATENATE([.B5];&quot;_&quot;;[.D18])" table:style-name="ce1">
            <text:p>CCGTCC_CAACTA</text:p>
          </table:table-cell>
          <table:table-cell table:style-name="ce1"/>
          <table:table-cell office:value-type="string" office:string-value="  pHdac1_1_D12: CCGTCC_CAAAAG" table:formula="of:=CONCATENATE(&quot;  &quot;;[.M17];&quot;: &quot;;[.N17])" table:style-name="ce1">
            <text:p><text:s text:c="2"/>pHdac1_1_D12: CCGTCC_CAAAAG</text:p>
          </table:table-cell>
          <table:table-cell office:value-type="string" office:string-value="  pHdac1_1_D19: CCGTCC_CAACTA" table:formula="of:=CONCATENATE(&quot;  &quot;;[.Q17];&quot;: &quot;;[.R17])" table:style-name="ce1">
            <text:p><text:s text:c="2"/>pHdac1_1_D19: CCGTCC_CAACTA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q</text:p>
          </table:table-cell>
          <table:table-cell office:value-type="string" table:style-name="ce1">
            <text:p>Dnmt1_1</text:p>
          </table:table-cell>
          <table:table-cell table:number-columns-repeated="5" table:style-name="ce1"/>
          <table:table-cell office:value-type="string" table:style-name="ce1">
            <text:p>B5</text:p>
          </table:table-cell>
          <table:table-cell office:value-type="string" office:string-value="qDnmt1_1_D12" table:formula="of:=CONCATENATE([.E18];[.F18];&quot;_D12&quot;)" table:style-name="ce1">
            <text:p>qDnmt1_1_D12</text:p>
          </table:table-cell>
          <table:table-cell office:value-type="string" office:string-value="GTAGAG_CAACTA" table:formula="of:=CONCATENATE([.B6];&quot;_&quot;;[.D18])" table:style-name="ce1">
            <text:p>GTAGAG_CAACTA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office:string-value="qDnmt1_1_D19" table:formula="of:=CONCATENATE([.E18];[.F18];&quot;_D19&quot;)" table:style-name="ce1">
            <text:p>qDnmt1_1_D19</text:p>
          </table:table-cell>
          <table:table-cell office:value-type="string" office:string-value="GTAGAG_CACCGG" table:formula="of:=CONCATENATE([.B6];&quot;_&quot;;[.D19])" table:style-name="ce1">
            <text:p>GTAGAG_CACCGG</text:p>
          </table:table-cell>
          <table:table-cell table:style-name="ce1"/>
          <table:table-cell office:value-type="string" office:string-value="  qDnmt1_1_D12: GTAGAG_CAACTA" table:formula="of:=CONCATENATE(&quot;  &quot;;[.M18];&quot;: &quot;;[.N18])" table:style-name="ce1">
            <text:p><text:s text:c="2"/>qDnmt1_1_D12: GTAGAG_CAACTA</text:p>
          </table:table-cell>
          <table:table-cell office:value-type="string" office:string-value="  qDnmt1_1_D19: GTAGAG_CACCGG" table:formula="of:=CONCATENATE(&quot;  &quot;;[.Q18];&quot;: &quot;;[.R18])" table:style-name="ce1">
            <text:p><text:s text:c="2"/>qDnmt1_1_D19: GTAGAG_CACCGG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r</text:p>
          </table:table-cell>
          <table:table-cell office:value-type="string" table:style-name="ce1">
            <text:p>Eed_2</text:p>
          </table:table-cell>
          <table:table-cell table:number-columns-repeated="5" table:style-name="ce1"/>
          <table:table-cell office:value-type="string" table:style-name="ce1">
            <text:p>B6</text:p>
          </table:table-cell>
          <table:table-cell office:value-type="string" office:string-value="rEed_2_D12" table:formula="of:=CONCATENATE([.E19];[.F19];&quot;_D12&quot;)" table:style-name="ce1">
            <text:p>rEed_2_D12</text:p>
          </table:table-cell>
          <table:table-cell office:value-type="string" office:string-value="GTCCGC_CACCGG" table:formula="of:=CONCATENATE([.B7];&quot;_&quot;;[.D19])" table:style-name="ce1">
            <text:p>GTCCGC_CACCGG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office:string-value="rEed_2_D19" table:formula="of:=CONCATENATE([.E19];[.F19];&quot;_D19&quot;)" table:style-name="ce1">
            <text:p>rEed_2_D19</text:p>
          </table:table-cell>
          <table:table-cell office:value-type="string" office:string-value="GTCCGC_CACGAT" table:formula="of:=CONCATENATE([.B7];&quot;_&quot;;[.D20])" table:style-name="ce1">
            <text:p>GTCCGC_CACGAT</text:p>
          </table:table-cell>
          <table:table-cell table:style-name="ce1"/>
          <table:table-cell office:value-type="string" office:string-value="  rEed_2_D12: GTCCGC_CACCGG" table:formula="of:=CONCATENATE(&quot;  &quot;;[.M19];&quot;: &quot;;[.N19])" table:style-name="ce1">
            <text:p><text:s text:c="2"/>rEed_2_D12: GTCCGC_CACCGG</text:p>
          </table:table-cell>
          <table:table-cell office:value-type="string" office:string-value="  rEed_2_D19: GTCCGC_CACGAT" table:formula="of:=CONCATENATE(&quot;  &quot;;[.Q19];&quot;: &quot;;[.R19])" table:style-name="ce1">
            <text:p><text:s text:c="2"/>rEed_2_D19: GTCCGC_CACGAT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E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rm2_1</text:p>
          </table:table-cell>
          <table:table-cell table:number-columns-repeated="5" table:style-name="ce1"/>
          <table:table-cell office:value-type="string" table:style-name="ce1">
            <text:p>B7</text:p>
          </table:table-cell>
          <table:table-cell office:value-type="string" office:string-value="sRrm2_1_D12" table:formula="of:=CONCATENATE([.E20];[.F20];&quot;_D12&quot;)" table:style-name="ce1">
            <text:p>sRrm2_1_D12</text:p>
          </table:table-cell>
          <table:table-cell office:value-type="string" office:string-value="GTGAAA_CACGAT" table:formula="of:=CONCATENATE([.B8];&quot;_&quot;;[.D20])" table:style-name="ce1">
            <text:p>GTGAAA_CACGAT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office:string-value="sRrm2_1_D19" table:formula="of:=CONCATENATE([.E20];[.F20];&quot;_D19&quot;)" table:style-name="ce1">
            <text:p>sRrm2_1_D19</text:p>
          </table:table-cell>
          <table:table-cell office:value-type="string" office:string-value="GTGAAA_CACTCA" table:formula="of:=CONCATENATE([.B8];&quot;_&quot;;[.D21])" table:style-name="ce1">
            <text:p>GTGAAA_CACTCA</text:p>
          </table:table-cell>
          <table:table-cell table:style-name="ce1"/>
          <table:table-cell office:value-type="string" office:string-value="  sRrm2_1_D12: GTGAAA_CACGAT" table:formula="of:=CONCATENATE(&quot;  &quot;;[.M20];&quot;: &quot;;[.N20])" table:style-name="ce1">
            <text:p><text:s text:c="2"/>sRrm2_1_D12: GTGAAA_CACGAT</text:p>
          </table:table-cell>
          <table:table-cell office:value-type="string" office:string-value="  sRrm2_1_D19: GTGAAA_CACTCA" table:formula="of:=CONCATENATE(&quot;  &quot;;[.Q20];&quot;: &quot;;[.R20])" table:style-name="ce1">
            <text:p><text:s text:c="2"/>sRrm2_1_D19: GTGAAA_CACTCA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E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trx_2</text:p>
          </table:table-cell>
          <table:table-cell table:number-columns-repeated="5" table:style-name="ce1"/>
          <table:table-cell office:value-type="string" table:style-name="ce1">
            <text:p>B8</text:p>
          </table:table-cell>
          <table:table-cell office:value-type="string" office:string-value="tAtrx_2_D12" table:formula="of:=CONCATENATE([.E21];[.F21];&quot;_D12&quot;)" table:style-name="ce1">
            <text:p>tAtrx_2_D12</text:p>
          </table:table-cell>
          <table:table-cell office:value-type="string" office:string-value="GTGGCC_CACTCA" table:formula="of:=CONCATENATE([.B9];&quot;_&quot;;[.D21])" table:style-name="ce1">
            <text:p>GTGGCC_CACTCA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office:string-value="tAtrx_2_D19" table:formula="of:=CONCATENATE([.E21];[.F21];&quot;_D19&quot;)" table:style-name="ce1">
            <text:p>tAtrx_2_D19</text:p>
          </table:table-cell>
          <table:table-cell office:value-type="string" office:string-value="GTGGCC_CAGGCG" table:formula="of:=CONCATENATE([.B9];&quot;_&quot;;[.D22])" table:style-name="ce1">
            <text:p>GTGGCC_CAGGCG</text:p>
          </table:table-cell>
          <table:table-cell table:style-name="ce1"/>
          <table:table-cell office:value-type="string" office:string-value="  tAtrx_2_D12: GTGGCC_CACTCA" table:formula="of:=CONCATENATE(&quot;  &quot;;[.M21];&quot;: &quot;;[.N21])" table:style-name="ce1">
            <text:p><text:s text:c="2"/>tAtrx_2_D12: GTGGCC_CACTCA</text:p>
          </table:table-cell>
          <table:table-cell office:value-type="string" office:string-value="  tAtrx_2_D19: GTGGCC_CAGGCG" table:formula="of:=CONCATENATE(&quot;  &quot;;[.Q21];&quot;: &quot;;[.R21])" table:style-name="ce1">
            <text:p><text:s text:c="2"/>tAtrx_2_D19: GTGGCC_CAGGCG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E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u</text:p>
          </table:table-cell>
          <table:table-cell office:value-type="string" table:style-name="ce1">
            <text:p>Dnmt1_2</text:p>
          </table:table-cell>
          <table:table-cell table:number-columns-repeated="5" table:style-name="ce1"/>
          <table:table-cell office:value-type="string" table:style-name="ce1">
            <text:p>B9</text:p>
          </table:table-cell>
          <table:table-cell office:value-type="string" office:string-value="uDnmt1_2_D12" table:formula="of:=CONCATENATE([.E22];[.F22];&quot;_D12&quot;)" table:style-name="ce1">
            <text:p>uDnmt1_2_D12</text:p>
          </table:table-cell>
          <table:table-cell office:value-type="string" office:string-value="GTTTCG_CAGGCG" table:formula="of:=CONCATENATE([.B10];&quot;_&quot;;[.D22])" table:style-name="ce1">
            <text:p>GTTTCG_CAGGCG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office:string-value="uDnmt1_2_D19" table:formula="of:=CONCATENATE([.E22];[.F22];&quot;_D19&quot;)" table:style-name="ce1">
            <text:p>uDnmt1_2_D19</text:p>
          </table:table-cell>
          <table:table-cell office:value-type="string" office:string-value="GTTTCG_CATGGC" table:formula="of:=CONCATENATE([.B10];&quot;_&quot;;[.D23])" table:style-name="ce1">
            <text:p>GTTTCG_CATGGC</text:p>
          </table:table-cell>
          <table:table-cell table:style-name="ce1"/>
          <table:table-cell office:value-type="string" office:string-value="  uDnmt1_2_D12: GTTTCG_CAGGCG" table:formula="of:=CONCATENATE(&quot;  &quot;;[.M22];&quot;: &quot;;[.N22])" table:style-name="ce1">
            <text:p><text:s text:c="2"/>uDnmt1_2_D12: GTTTCG_CAGGCG</text:p>
          </table:table-cell>
          <table:table-cell office:value-type="string" office:string-value="  uDnmt1_2_D19: GTTTCG_CATGGC" table:formula="of:=CONCATENATE(&quot;  &quot;;[.Q22];&quot;: &quot;;[.R22])" table:style-name="ce1">
            <text:p><text:s text:c="2"/>uDnmt1_2_D19: GTTTCG_CATGGC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E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irt1_2</text:p>
          </table:table-cell>
          <table:table-cell table:number-columns-repeated="5" table:style-name="ce1"/>
          <table:table-cell office:value-type="string" table:style-name="ce1">
            <text:p>B10</text:p>
          </table:table-cell>
          <table:table-cell office:value-type="string" office:string-value="vSirt1_2_D12" table:formula="of:=CONCATENATE([.E23];[.F23];&quot;_D12&quot;)" table:style-name="ce1">
            <text:p>vSirt1_2_D12</text:p>
          </table:table-cell>
          <table:table-cell office:value-type="string" office:string-value="CGTACG_CATGGC" table:formula="of:=CONCATENATE([.B11];&quot;_&quot;;[.D23])" table:style-name="ce1">
            <text:p>CGTACG_CATGGC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office:string-value="vSirt1_2_D19" table:formula="of:=CONCATENATE([.E23];[.F23];&quot;_D19&quot;)" table:style-name="ce1">
            <text:p>vSirt1_2_D19</text:p>
          </table:table-cell>
          <table:table-cell office:value-type="string" office:string-value="CGTACG_CATTTT" table:formula="of:=CONCATENATE([.B11];&quot;_&quot;;[.D24])" table:style-name="ce1">
            <text:p>CGTACG_CATTTT</text:p>
          </table:table-cell>
          <table:table-cell table:style-name="ce1"/>
          <table:table-cell office:value-type="string" office:string-value="  vSirt1_2_D12: CGTACG_CATGGC" table:formula="of:=CONCATENATE(&quot;  &quot;;[.M23];&quot;: &quot;;[.N23])" table:style-name="ce1">
            <text:p><text:s text:c="2"/>vSirt1_2_D12: CGTACG_CATGGC</text:p>
          </table:table-cell>
          <table:table-cell office:value-type="string" office:string-value="  vSirt1_2_D19: CGTACG_CATTTT" table:formula="of:=CONCATENATE(&quot;  &quot;;[.Q23];&quot;: &quot;;[.R23])" table:style-name="ce1">
            <text:p><text:s text:c="2"/>vSirt1_2_D19: CGTACG_CATTTT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E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w</text:p>
          </table:table-cell>
          <table:table-cell office:value-type="string" table:style-name="ce1">
            <text:p>Parp1_3</text:p>
          </table:table-cell>
          <table:table-cell table:number-columns-repeated="5" table:style-name="ce1"/>
          <table:table-cell office:value-type="string" table:style-name="ce1">
            <text:p>B11</text:p>
          </table:table-cell>
          <table:table-cell office:value-type="string" office:string-value="wParp1_3_D12" table:formula="of:=CONCATENATE([.E24];[.F24];&quot;_D12&quot;)" table:style-name="ce1">
            <text:p>wParp1_3_D12</text:p>
          </table:table-cell>
          <table:table-cell office:value-type="string" office:string-value="GAGTGG_CATTTT" table:formula="of:=CONCATENATE([.B12];&quot;_&quot;;[.D24])" table:style-name="ce1">
            <text:p>GAGTGG_CATTTT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office:string-value="wParp1_3_D19" table:formula="of:=CONCATENATE([.E24];[.F24];&quot;_D19&quot;)" table:style-name="ce1">
            <text:p>wParp1_3_D19</text:p>
          </table:table-cell>
          <table:table-cell office:value-type="string" office:string-value="GAGTGG_CCAACA" table:formula="of:=CONCATENATE([.B12];&quot;_&quot;;[.D25])" table:style-name="ce1">
            <text:p>GAGTGG_CCAACA</text:p>
          </table:table-cell>
          <table:table-cell table:style-name="ce1"/>
          <table:table-cell office:value-type="string" office:string-value="  wParp1_3_D12: GAGTGG_CATTTT" table:formula="of:=CONCATENATE(&quot;  &quot;;[.M24];&quot;: &quot;;[.N24])" table:style-name="ce1">
            <text:p><text:s text:c="2"/>wParp1_3_D12: GAGTGG_CATTTT</text:p>
          </table:table-cell>
          <table:table-cell office:value-type="string" office:string-value="  wParp1_3_D19: GAGTGG_CCAACA" table:formula="of:=CONCATENATE(&quot;  &quot;;[.Q24];&quot;: &quot;;[.R24])" table:style-name="ce1">
            <text:p><text:s text:c="2"/>wParp1_3_D19: GAGTGG_CCAACA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E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Hdac2_2</text:p>
          </table:table-cell>
          <table:table-cell table:number-columns-repeated="5" table:style-name="ce1"/>
          <table:table-cell office:value-type="string" table:style-name="ce1">
            <text:p>B12</text:p>
          </table:table-cell>
          <table:table-cell office:value-type="string" office:string-value="xHdac2_2_D12" table:formula="of:=CONCATENATE([.E25];[.F25];&quot;_D12&quot;)" table:style-name="ce1">
            <text:p>xHdac2_2_D12</text:p>
          </table:table-cell>
          <table:table-cell office:value-type="string" office:string-value="GGTAGC_CCAACA" table:formula="of:=CONCATENATE([.B13];&quot;_&quot;;[.D25])" table:style-name="ce1">
            <text:p>GGTAGC_CCAACA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office:string-value="xHdac2_2_D19" table:formula="of:=CONCATENATE([.E25];[.F25];&quot;_D19&quot;)" table:style-name="ce1">
            <text:p>xHdac2_2_D19</text:p>
          </table:table-cell>
          <table:table-cell office:value-type="string" office:string-value="GGTAGC_ACTGAT" table:formula="of:=CONCATENATE([.B13];&quot;_&quot;;[.D14])" table:style-name="ce1">
            <text:p>GGTAGC_ACTGAT</text:p>
          </table:table-cell>
          <table:table-cell table:style-name="ce1"/>
          <table:table-cell office:value-type="string" office:string-value="  xHdac2_2_D12: GGTAGC_CCAACA" table:formula="of:=CONCATENATE(&quot;  &quot;;[.M25];&quot;: &quot;;[.N25])" table:style-name="ce1">
            <text:p><text:s text:c="2"/>xHdac2_2_D12: GGTAGC_CCAACA</text:p>
          </table:table-cell>
          <table:table-cell office:value-type="string" office:string-value="  xHdac2_2_D19: GGTAGC_ACTGAT" table:formula="of:=CONCATENATE(&quot;  &quot;;[.Q25];&quot;: &quot;;[.R25])" table:style-name="ce1">
            <text:p><text:s text:c="2"/>xHdac2_2_D19: GGTAGC_ACTGAT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Smchd1_2</text:p>
          </table:table-cell>
          <table:table-cell table:number-columns-repeated="5" table:style-name="ce1"/>
          <table:table-cell office:value-type="string" table:style-name="ce1">
            <text:p>C1</text:p>
          </table:table-cell>
          <table:table-cell office:value-type="string" office:string-value="ySmchd1_2_D12" table:formula="of:=CONCATENATE([.E26];[.F26];&quot;_D12&quot;)" table:style-name="ce1">
            <text:p>ySmchd1_2_D12</text:p>
          </table:table-cell>
          <table:table-cell office:value-type="string" office:string-value="AGTCAA_CGGAAT" table:formula="of:=CONCATENATE([.B2];&quot;_&quot;;[.D26])" table:style-name="ce1">
            <text:p>AGTCAA_CGGAAT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office:string-value="ySmchd1_2_D19" table:formula="of:=CONCATENATE([.E26];[.F26];&quot;_D19&quot;)" table:style-name="ce1">
            <text:p>ySmchd1_2_D19</text:p>
          </table:table-cell>
          <table:table-cell office:value-type="string" office:string-value="AGTCAA_CTAGCT" table:formula="of:=CONCATENATE([.B2];&quot;_&quot;;[.D27])" table:style-name="ce1">
            <text:p>AGTCAA_CTAGCT</text:p>
          </table:table-cell>
          <table:table-cell table:style-name="ce1"/>
          <table:table-cell office:value-type="string" office:string-value="  ySmchd1_2_D12: AGTCAA_CGGAAT" table:formula="of:=CONCATENATE(&quot;  &quot;;[.M26];&quot;: &quot;;[.N26])" table:style-name="ce1">
            <text:p><text:s text:c="2"/>ySmchd1_2_D12: AGTCAA_CGGAAT</text:p>
          </table:table-cell>
          <table:table-cell office:value-type="string" office:string-value="  ySmchd1_2_D19: AGTCAA_CTAGCT" table:formula="of:=CONCATENATE(&quot;  &quot;;[.Q26];&quot;: &quot;;[.R26])" table:style-name="ce1">
            <text:p><text:s text:c="2"/>ySmchd1_2_D19: AGTCAA_CTAGCT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z</text:p>
          </table:table-cell>
          <table:table-cell office:value-type="string" table:style-name="ce1">
            <text:p>Ehmt2_2</text:p>
          </table:table-cell>
          <table:table-cell table:number-columns-repeated="5" table:style-name="ce1"/>
          <table:table-cell office:value-type="string" table:style-name="ce1">
            <text:p>C2</text:p>
          </table:table-cell>
          <table:table-cell office:value-type="string" office:string-value="zEhmt2_2_D12" table:formula="of:=CONCATENATE([.E27];[.F27];&quot;_D12&quot;)" table:style-name="ce1">
            <text:p>zEhmt2_2_D12</text:p>
          </table:table-cell>
          <table:table-cell office:value-type="string" office:string-value="AGTTCC_CTAGCT" table:formula="of:=CONCATENATE([.B3];&quot;_&quot;;[.D27])" table:style-name="ce1">
            <text:p>AGTTCC_CTAGCT</text:p>
          </table:table-cell>
          <table:table-cell table:style-name="ce1"/>
          <table:table-cell office:value-type="string" table:style-name="ce1">
            <text:p>C2</text:p>
          </table:table-cell>
          <table:table-cell office:value-type="string" office:string-value="zEhmt2_2_D19" table:formula="of:=CONCATENATE([.E27];[.F27];&quot;_D19&quot;)" table:style-name="ce1">
            <text:p>zEhmt2_2_D19</text:p>
          </table:table-cell>
          <table:table-cell office:value-type="string" office:string-value="AGTTCC_CTATAC" table:formula="of:=CONCATENATE([.B3];&quot;_&quot;;[.D28])" table:style-name="ce1">
            <text:p>AGTTCC_CTATAC</text:p>
          </table:table-cell>
          <table:table-cell table:style-name="ce1"/>
          <table:table-cell office:value-type="string" office:string-value="  zEhmt2_2_D12: AGTTCC_CTAGCT" table:formula="of:=CONCATENATE(&quot;  &quot;;[.M27];&quot;: &quot;;[.N27])" table:style-name="ce1">
            <text:p><text:s text:c="2"/>zEhmt2_2_D12: AGTTCC_CTAGCT</text:p>
          </table:table-cell>
          <table:table-cell office:value-type="string" office:string-value="  zEhmt2_2_D19: AGTTCC_CTATAC" table:formula="of:=CONCATENATE(&quot;  &quot;;[.Q27];&quot;: &quot;;[.R27])" table:style-name="ce1">
            <text:p><text:s text:c="2"/>zEhmt2_2_D19: AGTTCC_CTATAC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aa</text:p>
          </table:table-cell>
          <table:table-cell office:value-type="string" table:style-name="ce1">
            <text:p>Rrm2_2</text:p>
          </table:table-cell>
          <table:table-cell table:number-columns-repeated="5" table:style-name="ce1"/>
          <table:table-cell office:value-type="string" table:style-name="ce1">
            <text:p>C3</text:p>
          </table:table-cell>
          <table:table-cell office:value-type="string" office:string-value="aaRrm2_2_D12" table:formula="of:=CONCATENATE([.E28];[.F28];&quot;_D12&quot;)" table:style-name="ce1">
            <text:p>aaRrm2_2_D12</text:p>
          </table:table-cell>
          <table:table-cell office:value-type="string" office:string-value="ATGTCA_CTATAC" table:formula="of:=CONCATENATE([.B4];&quot;_&quot;;[.D28])" table:style-name="ce1">
            <text:p>ATGTCA_CTATAC</text:p>
          </table:table-cell>
          <table:table-cell table:style-name="ce1"/>
          <table:table-cell office:value-type="string" table:style-name="ce1">
            <text:p>C3</text:p>
          </table:table-cell>
          <table:table-cell office:value-type="string" office:string-value="aaRrm2_2_D19" table:formula="of:=CONCATENATE([.E28];[.F28];&quot;_D19&quot;)" table:style-name="ce1">
            <text:p>aaRrm2_2_D19</text:p>
          </table:table-cell>
          <table:table-cell office:value-type="string" office:string-value="ATGTCA_CTCAGA" table:formula="of:=CONCATENATE([.B4];&quot;_&quot;;[.D29])" table:style-name="ce1">
            <text:p>ATGTCA_CTCAGA</text:p>
          </table:table-cell>
          <table:table-cell table:style-name="ce1"/>
          <table:table-cell office:value-type="string" office:string-value="  aaRrm2_2_D12: ATGTCA_CTATAC" table:formula="of:=CONCATENATE(&quot;  &quot;;[.M28];&quot;: &quot;;[.N28])" table:style-name="ce1">
            <text:p><text:s text:c="2"/>aaRrm2_2_D12: ATGTCA_CTATAC</text:p>
          </table:table-cell>
          <table:table-cell office:value-type="string" office:string-value="  aaRrm2_2_D19: ATGTCA_CTCAGA" table:formula="of:=CONCATENATE(&quot;  &quot;;[.Q28];&quot;: &quot;;[.R28])" table:style-name="ce1">
            <text:p><text:s text:c="2"/>aaRrm2_2_D19: ATGTCA_CTCAGA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ab</text:p>
          </table:table-cell>
          <table:table-cell office:value-type="string" table:style-name="ce1">
            <text:p>Rrm2_3</text:p>
          </table:table-cell>
          <table:table-cell table:number-columns-repeated="5" table:style-name="ce1"/>
          <table:table-cell office:value-type="string" table:style-name="ce1">
            <text:p>C4</text:p>
          </table:table-cell>
          <table:table-cell office:value-type="string" office:string-value="abRrm2_3_D12" table:formula="of:=CONCATENATE([.E29];[.F29];&quot;_D12&quot;)" table:style-name="ce1">
            <text:p>abRrm2_3_D12</text:p>
          </table:table-cell>
          <table:table-cell office:value-type="string" office:string-value="CCGTCC_CTCAGA" table:formula="of:=CONCATENATE([.B5];&quot;_&quot;;[.D29])" table:style-name="ce1">
            <text:p>CCGTCC_CTCAGA</text:p>
          </table:table-cell>
          <table:table-cell table:style-name="ce1"/>
          <table:table-cell office:value-type="string" table:style-name="ce1">
            <text:p>C4</text:p>
          </table:table-cell>
          <table:table-cell office:value-type="string" office:string-value="abRrm2_3_D19" table:formula="of:=CONCATENATE([.E29];[.F29];&quot;_D19&quot;)" table:style-name="ce1">
            <text:p>abRrm2_3_D19</text:p>
          </table:table-cell>
          <table:table-cell office:value-type="string" office:string-value="CCGTCC_GACGAC" table:formula="of:=CONCATENATE([.B5];&quot;_&quot;;[.D30])" table:style-name="ce1">
            <text:p>CCGTCC_GACGAC</text:p>
          </table:table-cell>
          <table:table-cell table:style-name="ce1"/>
          <table:table-cell office:value-type="string" office:string-value="  abRrm2_3_D12: CCGTCC_CTCAGA" table:formula="of:=CONCATENATE(&quot;  &quot;;[.M29];&quot;: &quot;;[.N29])" table:style-name="ce1">
            <text:p><text:s text:c="2"/>abRrm2_3_D12: CCGTCC_CTCAGA</text:p>
          </table:table-cell>
          <table:table-cell office:value-type="string" office:string-value="  abRrm2_3_D19: CCGTCC_GACGAC" table:formula="of:=CONCATENATE(&quot;  &quot;;[.Q29];&quot;: &quot;;[.R29])" table:style-name="ce1">
            <text:p><text:s text:c="2"/>abRrm2_3_D19: CCGTCC_GACGAC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mchd1_3</text:p>
          </table:table-cell>
          <table:table-cell table:number-columns-repeated="5" table:style-name="ce1"/>
          <table:table-cell office:value-type="string" table:style-name="ce1">
            <text:p>C5</text:p>
          </table:table-cell>
          <table:table-cell office:value-type="string" office:string-value="acSmchd1_3_D12" table:formula="of:=CONCATENATE([.E30];[.F30];&quot;_D12&quot;)" table:style-name="ce1">
            <text:p>acSmchd1_3_D12</text:p>
          </table:table-cell>
          <table:table-cell office:value-type="string" office:string-value="GTAGAG_GACGAC" table:formula="of:=CONCATENATE([.B6];&quot;_&quot;;[.D30])" table:style-name="ce1">
            <text:p>GTAGAG_GACGAC</text:p>
          </table:table-cell>
          <table:table-cell table:style-name="ce1"/>
          <table:table-cell office:value-type="string" table:style-name="ce1">
            <text:p>C5</text:p>
          </table:table-cell>
          <table:table-cell office:value-type="string" office:string-value="acSmchd1_3_D19" table:formula="of:=CONCATENATE([.E30];[.F30];&quot;_D19&quot;)" table:style-name="ce1">
            <text:p>acSmchd1_3_D19</text:p>
          </table:table-cell>
          <table:table-cell office:value-type="string" office:string-value="GTAGAG_TAATCG" table:formula="of:=CONCATENATE([.B6];&quot;_&quot;;[.D31])" table:style-name="ce1">
            <text:p>GTAGAG_TAATCG</text:p>
          </table:table-cell>
          <table:table-cell table:style-name="ce1"/>
          <table:table-cell office:value-type="string" office:string-value="  acSmchd1_3_D12: GTAGAG_GACGAC" table:formula="of:=CONCATENATE(&quot;  &quot;;[.M30];&quot;: &quot;;[.N30])" table:style-name="ce1">
            <text:p><text:s text:c="2"/>acSmchd1_3_D12: GTAGAG_GACGAC</text:p>
          </table:table-cell>
          <table:table-cell office:value-type="string" office:string-value="  acSmchd1_3_D19: GTAGAG_TAATCG" table:formula="of:=CONCATENATE(&quot;  &quot;;[.Q30];&quot;: &quot;;[.R30])" table:style-name="ce1">
            <text:p><text:s text:c="2"/>acSmchd1_3_D19: GTAGAG_TAATCG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F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ad</text:p>
          </table:table-cell>
          <table:table-cell office:value-type="string" table:style-name="ce1">
            <text:p>Rrm2_4</text:p>
          </table:table-cell>
          <table:table-cell table:number-columns-repeated="5" table:style-name="ce1"/>
          <table:table-cell office:value-type="string" table:style-name="ce1">
            <text:p>C6</text:p>
          </table:table-cell>
          <table:table-cell office:value-type="string" office:string-value="adRrm2_4_D12" table:formula="of:=CONCATENATE([.E31];[.F31];&quot;_D12&quot;)" table:style-name="ce1">
            <text:p>adRrm2_4_D12</text:p>
          </table:table-cell>
          <table:table-cell office:value-type="string" office:string-value="GTCCGC_TAATCG" table:formula="of:=CONCATENATE([.B7];&quot;_&quot;;[.D31])" table:style-name="ce1">
            <text:p>GTCCGC_TAATCG</text:p>
          </table:table-cell>
          <table:table-cell table:style-name="ce1"/>
          <table:table-cell office:value-type="string" table:style-name="ce1">
            <text:p>C6</text:p>
          </table:table-cell>
          <table:table-cell office:value-type="string" office:string-value="adRrm2_4_D19" table:formula="of:=CONCATENATE([.E31];[.F31];&quot;_D19&quot;)" table:style-name="ce1">
            <text:p>adRrm2_4_D19</text:p>
          </table:table-cell>
          <table:table-cell office:value-type="string" office:string-value="GTCCGC_TACAGC" table:formula="of:=CONCATENATE([.B7];&quot;_&quot;;[.D32])" table:style-name="ce1">
            <text:p>GTCCGC_TACAGC</text:p>
          </table:table-cell>
          <table:table-cell table:style-name="ce1"/>
          <table:table-cell office:value-type="string" office:string-value="  adRrm2_4_D12: GTCCGC_TAATCG" table:formula="of:=CONCATENATE(&quot;  &quot;;[.M31];&quot;: &quot;;[.N31])" table:style-name="ce1">
            <text:p><text:s text:c="2"/>adRrm2_4_D12: GTCCGC_TAATCG</text:p>
          </table:table-cell>
          <table:table-cell office:value-type="string" office:string-value="  adRrm2_4_D19: GTCCGC_TACAGC" table:formula="of:=CONCATENATE(&quot;  &quot;;[.Q31];&quot;: &quot;;[.R31])" table:style-name="ce1">
            <text:p><text:s text:c="2"/>adRrm2_4_D19: GTCCGC_TACAGC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F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ae</text:p>
          </table:table-cell>
          <table:table-cell office:value-type="string" table:style-name="ce1">
            <text:p>Kmt5a_2</text:p>
          </table:table-cell>
          <table:table-cell table:number-columns-repeated="5" table:style-name="ce1"/>
          <table:table-cell office:value-type="string" table:style-name="ce1">
            <text:p>C7</text:p>
          </table:table-cell>
          <table:table-cell office:value-type="string" office:string-value="aeKmt5a_2_D12" table:formula="of:=CONCATENATE([.E32];[.F32];&quot;_D12&quot;)" table:style-name="ce1">
            <text:p>aeKmt5a_2_D12</text:p>
          </table:table-cell>
          <table:table-cell office:value-type="string" office:string-value="GTGAAA_TACAGC" table:formula="of:=CONCATENATE([.B8];&quot;_&quot;;[.D32])" table:style-name="ce1">
            <text:p>GTGAAA_TACAGC</text:p>
          </table:table-cell>
          <table:table-cell table:style-name="ce1"/>
          <table:table-cell office:value-type="string" table:style-name="ce1">
            <text:p>C7</text:p>
          </table:table-cell>
          <table:table-cell office:value-type="string" office:string-value="aeKmt5a_2_D19" table:formula="of:=CONCATENATE([.E32];[.F32];&quot;_D19&quot;)" table:style-name="ce1">
            <text:p>aeKmt5a_2_D19</text:p>
          </table:table-cell>
          <table:table-cell office:value-type="string" office:string-value="GTGAAA_TATAAT" table:formula="of:=CONCATENATE([.B8];&quot;_&quot;;[.D33])" table:style-name="ce1">
            <text:p>GTGAAA_TATAAT</text:p>
          </table:table-cell>
          <table:table-cell table:style-name="ce1"/>
          <table:table-cell office:value-type="string" office:string-value="  aeKmt5a_2_D12: GTGAAA_TACAGC" table:formula="of:=CONCATENATE(&quot;  &quot;;[.M32];&quot;: &quot;;[.N32])" table:style-name="ce1">
            <text:p><text:s text:c="2"/>aeKmt5a_2_D12: GTGAAA_TACAGC</text:p>
          </table:table-cell>
          <table:table-cell office:value-type="string" office:string-value="  aeKmt5a_2_D19: GTGAAA_TATAAT" table:formula="of:=CONCATENATE(&quot;  &quot;;[.Q32];&quot;: &quot;;[.R32])" table:style-name="ce1">
            <text:p><text:s text:c="2"/>aeKmt5a_2_D19: GTGAAA_TATAAT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F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LUCIFERASE</text:p>
          </table:table-cell>
          <table:table-cell table:number-columns-repeated="5" table:style-name="ce1"/>
          <table:table-cell office:value-type="string" table:style-name="ce1">
            <text:p>C8</text:p>
          </table:table-cell>
          <table:table-cell office:value-type="string" office:string-value="afLUCIFERASE_D12" table:formula="of:=CONCATENATE([.E33];[.F33];&quot;_D12&quot;)" table:style-name="ce1">
            <text:p>afLUCIFERASE_D12</text:p>
          </table:table-cell>
          <table:table-cell office:value-type="string" office:string-value="GTGGCC_TATAAT" table:formula="of:=CONCATENATE([.B9];&quot;_&quot;;[.D33])" table:style-name="ce1">
            <text:p>GTGGCC_TATAAT</text:p>
          </table:table-cell>
          <table:table-cell table:style-name="ce1"/>
          <table:table-cell office:value-type="string" table:style-name="ce1">
            <text:p>C8</text:p>
          </table:table-cell>
          <table:table-cell office:value-type="string" office:string-value="afLUCIFERASE_D19" table:formula="of:=CONCATENATE([.E33];[.F33];&quot;_D19&quot;)" table:style-name="ce1">
            <text:p>afLUCIFERASE_D19</text:p>
          </table:table-cell>
          <table:table-cell office:value-type="string" office:string-value="GTGGCC_TCATTC" table:formula="of:=CONCATENATE([.B9];&quot;_&quot;;[.D34])" table:style-name="ce1">
            <text:p>GTGGCC_TCATTC</text:p>
          </table:table-cell>
          <table:table-cell table:style-name="ce1"/>
          <table:table-cell office:value-type="string" office:string-value="  afLUCIFERASE_D12: GTGGCC_TATAAT" table:formula="of:=CONCATENATE(&quot;  &quot;;[.M33];&quot;: &quot;;[.N33])" table:style-name="ce1">
            <text:p><text:s text:c="2"/>afLUCIFERASE_D12: GTGGCC_TATAAT</text:p>
          </table:table-cell>
          <table:table-cell office:value-type="string" office:string-value="  afLUCIFERASE_D19: GTGGCC_TCATTC" table:formula="of:=CONCATENATE(&quot;  &quot;;[.Q33];&quot;: &quot;;[.R33])" table:style-name="ce1">
            <text:p><text:s text:c="2"/>afLUCIFERASE_D19: GTGGCC_TCATTC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F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ag</text:p>
          </table:table-cell>
          <table:table-cell office:value-type="string" table:style-name="ce1">
            <text:p>Dnmt1_3</text:p>
          </table:table-cell>
          <table:table-cell table:number-columns-repeated="5" table:style-name="ce1"/>
          <table:table-cell office:value-type="string" table:style-name="ce1">
            <text:p>C9</text:p>
          </table:table-cell>
          <table:table-cell office:value-type="string" office:string-value="agDnmt1_3_D12" table:formula="of:=CONCATENATE([.E34];[.F34];&quot;_D12&quot;)" table:style-name="ce1">
            <text:p>agDnmt1_3_D12</text:p>
          </table:table-cell>
          <table:table-cell office:value-type="string" office:string-value="GTTTCG_TCATTC" table:formula="of:=CONCATENATE([.B10];&quot;_&quot;;[.D34])" table:style-name="ce1">
            <text:p>GTTTCG_TCATTC</text:p>
          </table:table-cell>
          <table:table-cell table:style-name="ce1"/>
          <table:table-cell office:value-type="string" table:style-name="ce1">
            <text:p>C9</text:p>
          </table:table-cell>
          <table:table-cell office:value-type="string" office:string-value="agDnmt1_3_D19" table:formula="of:=CONCATENATE([.E34];[.F34];&quot;_D19&quot;)" table:style-name="ce1">
            <text:p>agDnmt1_3_D19</text:p>
          </table:table-cell>
          <table:table-cell office:value-type="string" office:string-value="GTTTCG_TCCCGA" table:formula="of:=CONCATENATE([.B10];&quot;_&quot;;[.D35])" table:style-name="ce1">
            <text:p>GTTTCG_TCCCGA</text:p>
          </table:table-cell>
          <table:table-cell table:style-name="ce1"/>
          <table:table-cell office:value-type="string" office:string-value="  agDnmt1_3_D12: GTTTCG_TCATTC" table:formula="of:=CONCATENATE(&quot;  &quot;;[.M34];&quot;: &quot;;[.N34])" table:style-name="ce1">
            <text:p><text:s text:c="2"/>agDnmt1_3_D12: GTTTCG_TCATTC</text:p>
          </table:table-cell>
          <table:table-cell office:value-type="string" office:string-value="  agDnmt1_3_D19: GTTTCG_TCCCGA" table:formula="of:=CONCATENATE(&quot;  &quot;;[.Q34];&quot;: &quot;;[.R34])" table:style-name="ce1">
            <text:p><text:s text:c="2"/>agDnmt1_3_D19: GTTTCG_TCCCGA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F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ah</text:p>
          </table:table-cell>
          <table:table-cell office:value-type="string" table:style-name="ce1">
            <text:p>Dnmt1_4</text:p>
          </table:table-cell>
          <table:table-cell table:number-columns-repeated="5" table:style-name="ce1"/>
          <table:table-cell office:value-type="string" table:style-name="ce1">
            <text:p>C10</text:p>
          </table:table-cell>
          <table:table-cell office:value-type="string" office:string-value="ahDnmt1_4_D12" table:formula="of:=CONCATENATE([.E35];[.F35];&quot;_D12&quot;)" table:style-name="ce1">
            <text:p>ahDnmt1_4_D12</text:p>
          </table:table-cell>
          <table:table-cell office:value-type="string" office:string-value="CGTACG_TCCCGA" table:formula="of:=CONCATENATE([.B11];&quot;_&quot;;[.D35])" table:style-name="ce1">
            <text:p>CGTACG_TCCCGA</text:p>
          </table:table-cell>
          <table:table-cell table:style-name="ce1"/>
          <table:table-cell office:value-type="string" table:style-name="ce1">
            <text:p>C10</text:p>
          </table:table-cell>
          <table:table-cell office:value-type="string" office:string-value="ahDnmt1_4_D19" table:formula="of:=CONCATENATE([.E35];[.F35];&quot;_D19&quot;)" table:style-name="ce1">
            <text:p>ahDnmt1_4_D19</text:p>
          </table:table-cell>
          <table:table-cell office:value-type="string" office:string-value="CGTACG_TCGAAG" table:formula="of:=CONCATENATE([.B11];&quot;_&quot;;[.D36])" table:style-name="ce1">
            <text:p>CGTACG_TCGAAG</text:p>
          </table:table-cell>
          <table:table-cell table:style-name="ce1"/>
          <table:table-cell office:value-type="string" office:string-value="  ahDnmt1_4_D12: CGTACG_TCCCGA" table:formula="of:=CONCATENATE(&quot;  &quot;;[.M35];&quot;: &quot;;[.N35])" table:style-name="ce1">
            <text:p><text:s text:c="2"/>ahDnmt1_4_D12: CGTACG_TCCCGA</text:p>
          </table:table-cell>
          <table:table-cell office:value-type="string" office:string-value="  ahDnmt1_4_D19: CGTACG_TCGAAG" table:formula="of:=CONCATENATE(&quot;  &quot;;[.Q35];&quot;: &quot;;[.R35])" table:style-name="ce1">
            <text:p><text:s text:c="2"/>ahDnmt1_4_D19: CGTACG_TCGAAG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F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ai</text:p>
          </table:table-cell>
          <table:table-cell office:value-type="string" table:style-name="ce1">
            <text:p>Rad21_2</text:p>
          </table:table-cell>
          <table:table-cell table:number-columns-repeated="5" table:style-name="ce1"/>
          <table:table-cell office:value-type="string" table:style-name="ce1">
            <text:p>C11</text:p>
          </table:table-cell>
          <table:table-cell office:value-type="string" office:string-value="aiRad21_2_D12" table:formula="of:=CONCATENATE([.E36];[.F36];&quot;_D12&quot;)" table:style-name="ce1">
            <text:p>aiRad21_2_D12</text:p>
          </table:table-cell>
          <table:table-cell office:value-type="string" office:string-value="GAGTGG_TCGAAG" table:formula="of:=CONCATENATE([.B12];&quot;_&quot;;[.D36])" table:style-name="ce1">
            <text:p>GAGTGG_TCGAAG</text:p>
          </table:table-cell>
          <table:table-cell table:style-name="ce1"/>
          <table:table-cell office:value-type="string" table:style-name="ce1">
            <text:p>C11</text:p>
          </table:table-cell>
          <table:table-cell office:value-type="string" office:string-value="aiRad21_2_D19" table:formula="of:=CONCATENATE([.E36];[.F36];&quot;_D19&quot;)" table:style-name="ce1">
            <text:p>aiRad21_2_D19</text:p>
          </table:table-cell>
          <table:table-cell office:value-type="string" office:string-value="GAGTGG_TCGGCA" table:formula="of:=CONCATENATE([.B12];&quot;_&quot;;[.D37])" table:style-name="ce1">
            <text:p>GAGTGG_TCGGCA</text:p>
          </table:table-cell>
          <table:table-cell table:style-name="ce1"/>
          <table:table-cell office:value-type="string" office:string-value="  aiRad21_2_D12: GAGTGG_TCGAAG" table:formula="of:=CONCATENATE(&quot;  &quot;;[.M36];&quot;: &quot;;[.N36])" table:style-name="ce1">
            <text:p><text:s text:c="2"/>aiRad21_2_D12: GAGTGG_TCGAAG</text:p>
          </table:table-cell>
          <table:table-cell office:value-type="string" office:string-value="  aiRad21_2_D19: GAGTGG_TCGGCA" table:formula="of:=CONCATENATE(&quot;  &quot;;[.Q36];&quot;: &quot;;[.R36])" table:style-name="ce1">
            <text:p><text:s text:c="2"/>aiRad21_2_D19: GAGTGG_TCGGCA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F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aj</text:p>
          </table:table-cell>
          <table:table-cell office:value-type="string" table:style-name="ce1">
            <text:p>Ring1_1</text:p>
          </table:table-cell>
          <table:table-cell table:number-columns-repeated="5" table:style-name="ce1"/>
          <table:table-cell office:value-type="string" table:style-name="ce1">
            <text:p>C12</text:p>
          </table:table-cell>
          <table:table-cell office:value-type="string" office:string-value="ajRing1_1_D12" table:formula="of:=CONCATENATE([.E37];[.F37];&quot;_D12&quot;)" table:style-name="ce1">
            <text:p>ajRing1_1_D12</text:p>
          </table:table-cell>
          <table:table-cell office:value-type="string" office:string-value="GGTAGC_TCGGCA" table:formula="of:=CONCATENATE([.B13];&quot;_&quot;;[.D37])" table:style-name="ce1">
            <text:p>GGTAGC_TCGGCA</text:p>
          </table:table-cell>
          <table:table-cell table:style-name="ce1"/>
          <table:table-cell office:value-type="string" table:style-name="ce1">
            <text:p>C12</text:p>
          </table:table-cell>
          <table:table-cell office:value-type="string" office:string-value="ajRing1_1_D19" table:formula="of:=CONCATENATE([.E37];[.F37];&quot;_D19&quot;)" table:style-name="ce1">
            <text:p>ajRing1_1_D19</text:p>
          </table:table-cell>
          <table:table-cell office:value-type="string" office:string-value="GGTAGC_CGGAAT" table:formula="of:=CONCATENATE([.B13];&quot;_&quot;;[.D26])" table:style-name="ce1">
            <text:p>GGTAGC_CGGAAT</text:p>
          </table:table-cell>
          <table:table-cell table:style-name="ce1"/>
          <table:table-cell office:value-type="string" office:string-value="  ajRing1_1_D12: GGTAGC_TCGGCA" table:formula="of:=CONCATENATE(&quot;  &quot;;[.M37];&quot;: &quot;;[.N37])" table:style-name="ce1">
            <text:p><text:s text:c="2"/>ajRing1_1_D12: GGTAGC_TCGGCA</text:p>
          </table:table-cell>
          <table:table-cell office:value-type="string" office:string-value="  ajRing1_1_D19: GGTAGC_CGGAAT" table:formula="of:=CONCATENATE(&quot;  &quot;;[.Q37];&quot;: &quot;;[.R37])" table:style-name="ce1">
            <text:p><text:s text:c="2"/>ajRing1_1_D19: GGTAGC_CGGAAT</text:p>
          </table:table-cell>
          <table:table-cell table:number-columns-repeated="16363"/>
        </table:table-row>
        <table:table-row table:style-name="ro1">
          <table:table-cell table:number-columns-repeated="4" table:style-name="ce1"/>
          <table:table-cell office:value-type="string" table:style-name="ce1">
            <text:p>ak</text:p>
          </table:table-cell>
          <table:table-cell office:value-type="string" table:style-name="ce1">
            <text:p>Ehmt2_3</text:p>
          </table:table-cell>
          <table:table-cell table:number-columns-repeated="5" table:style-name="ce1"/>
          <table:table-cell office:value-type="string" table:style-name="ce1">
            <text:p>D1</text:p>
          </table:table-cell>
          <table:table-cell office:value-type="string" office:string-value="akEhmt2_3_D12" table:formula="of:=CONCATENATE([.E38];[.F38];&quot;_D12&quot;)" table:style-name="ce1">
            <text:p>akEhmt2_3_D12</text:p>
          </table:table-cell>
          <table:table-cell office:value-type="string" office:string-value="ACTGAT_AGTCAA" table:formula="of:=CONCATENATE([.B14];&quot;_&quot;;[.D2])" table:style-name="ce1">
            <text:p>ACTGAT_AGTCAA</text:p>
          </table:table-cell>
          <table:table-cell table:style-name="ce1"/>
          <table:table-cell office:value-type="string" table:style-name="ce1">
            <text:p>D1</text:p>
          </table:table-cell>
          <table:table-cell office:value-type="string" office:string-value="akEhmt2_3_D19" table:formula="of:=CONCATENATE([.E38];[.F38];&quot;_D19&quot;)" table:style-name="ce1">
            <text:p>akEhmt2_3_D19</text:p>
          </table:table-cell>
          <table:table-cell office:value-type="string" office:string-value="ACTGAT_AGTTCC" table:formula="of:=CONCATENATE([.B14];&quot;_&quot;;[.D3])" table:style-name="ce1">
            <text:p>ACTGAT_AGTTCC</text:p>
          </table:table-cell>
          <table:table-cell table:style-name="ce1"/>
          <table:table-cell office:value-type="string" office:string-value="  akEhmt2_3_D12: ACTGAT_AGTCAA" table:formula="of:=CONCATENATE(&quot;  &quot;;[.M38];&quot;: &quot;;[.N38])" table:style-name="ce1">
            <text:p><text:s text:c="2"/>akEhmt2_3_D12: ACTGAT_AGTCAA</text:p>
          </table:table-cell>
          <table:table-cell office:value-type="string" office:string-value="  akEhmt2_3_D19: ACTGAT_AGTTCC" table:formula="of:=CONCATENATE(&quot;  &quot;;[.Q38];&quot;: &quot;;[.R38])" table:style-name="ce1">
            <text:p><text:s text:c="2"/>akEhmt2_3_D19: ACTGAT_AGTTCC</text:p>
          </table:table-cell>
          <table:table-cell table:number-columns-repeated="16363"/>
        </table:table-row>
        <table:table-row table:style-name="ro1">
          <table:table-cell table:number-columns-repeated="4" table:style-name="ce1"/>
          <table:table-cell office:value-type="string" table:style-name="ce1">
            <text:p>al</text:p>
          </table:table-cell>
          <table:table-cell office:value-type="string" table:style-name="ce1">
            <text:p>Rrm2_5</text:p>
          </table:table-cell>
          <table:table-cell table:number-columns-repeated="5" table:style-name="ce1"/>
          <table:table-cell office:value-type="string" table:style-name="ce1">
            <text:p>D2</text:p>
          </table:table-cell>
          <table:table-cell office:value-type="string" office:string-value="alRrm2_5_D12" table:formula="of:=CONCATENATE([.E39];[.F39];&quot;_D12&quot;)" table:style-name="ce1">
            <text:p>alRrm2_5_D12</text:p>
          </table:table-cell>
          <table:table-cell office:value-type="string" office:string-value="ATGAGC_AGTTCC" table:formula="of:=CONCATENATE([.B15];&quot;_&quot;;[.D3])" table:style-name="ce1">
            <text:p>ATGAGC_AGTTCC</text:p>
          </table:table-cell>
          <table:table-cell table:style-name="ce1"/>
          <table:table-cell office:value-type="string" table:style-name="ce1">
            <text:p>D2</text:p>
          </table:table-cell>
          <table:table-cell office:value-type="string" office:string-value="alRrm2_5_D19" table:formula="of:=CONCATENATE([.E39];[.F39];&quot;_D19&quot;)" table:style-name="ce1">
            <text:p>alRrm2_5_D19</text:p>
          </table:table-cell>
          <table:table-cell office:value-type="string" office:string-value="ATGAGC_ATGTCA" table:formula="of:=CONCATENATE([.B15];&quot;_&quot;;[.D4])" table:style-name="ce1">
            <text:p>ATGAGC_ATGTCA</text:p>
          </table:table-cell>
          <table:table-cell table:style-name="ce1"/>
          <table:table-cell office:value-type="string" office:string-value="  alRrm2_5_D12: ATGAGC_AGTTCC" table:formula="of:=CONCATENATE(&quot;  &quot;;[.M39];&quot;: &quot;;[.N39])" table:style-name="ce1">
            <text:p><text:s text:c="2"/>alRrm2_5_D12: ATGAGC_AGTTCC</text:p>
          </table:table-cell>
          <table:table-cell office:value-type="string" office:string-value="  alRrm2_5_D19: ATGAGC_ATGTCA" table:formula="of:=CONCATENATE(&quot;  &quot;;[.Q39];&quot;: &quot;;[.R39])" table:style-name="ce1">
            <text:p><text:s text:c="2"/>alRrm2_5_D19: ATGAGC_ATGTCA</text:p>
          </table:table-cell>
          <table:table-cell table:number-columns-repeated="16363"/>
        </table:table-row>
        <table:table-row table:style-name="ro1">
          <table:table-cell table:number-columns-repeated="4" table:style-name="ce1"/>
          <table:table-cell office:value-type="string" table:style-name="ce1">
            <text:p>am</text:p>
          </table:table-cell>
          <table:table-cell office:value-type="string" table:style-name="ce1">
            <text:p>Ring1_2</text:p>
          </table:table-cell>
          <table:table-cell table:number-columns-repeated="5" table:style-name="ce1"/>
          <table:table-cell office:value-type="string" table:style-name="ce1">
            <text:p>D3</text:p>
          </table:table-cell>
          <table:table-cell office:value-type="string" office:string-value="amRing1_2_D12" table:formula="of:=CONCATENATE([.E40];[.F40];&quot;_D12&quot;)" table:style-name="ce1">
            <text:p>amRing1_2_D12</text:p>
          </table:table-cell>
          <table:table-cell office:value-type="string" office:string-value="ATTCCT_ATGTCA" table:formula="of:=CONCATENATE([.B16];&quot;_&quot;;[.D4])" table:style-name="ce1">
            <text:p>ATTCCT_ATGTCA</text:p>
          </table:table-cell>
          <table:table-cell table:style-name="ce1"/>
          <table:table-cell office:value-type="string" table:style-name="ce1">
            <text:p>D3</text:p>
          </table:table-cell>
          <table:table-cell office:value-type="string" office:string-value="amRing1_2_D19" table:formula="of:=CONCATENATE([.E40];[.F40];&quot;_D19&quot;)" table:style-name="ce1">
            <text:p>amRing1_2_D19</text:p>
          </table:table-cell>
          <table:table-cell office:value-type="string" office:string-value="ATTCCT_CCGTCC" table:formula="of:=CONCATENATE([.B16];&quot;_&quot;;[.D5])" table:style-name="ce1">
            <text:p>ATTCCT_CCGTCC</text:p>
          </table:table-cell>
          <table:table-cell table:style-name="ce1"/>
          <table:table-cell office:value-type="string" office:string-value="  amRing1_2_D12: ATTCCT_ATGTCA" table:formula="of:=CONCATENATE(&quot;  &quot;;[.M40];&quot;: &quot;;[.N40])" table:style-name="ce1">
            <text:p><text:s text:c="2"/>amRing1_2_D12: ATTCCT_ATGTCA</text:p>
          </table:table-cell>
          <table:table-cell office:value-type="string" office:string-value="  amRing1_2_D19: ATTCCT_CCGTCC" table:formula="of:=CONCATENATE(&quot;  &quot;;[.Q40];&quot;: &quot;;[.R40])" table:style-name="ce1">
            <text:p><text:s text:c="2"/>amRing1_2_D19: ATTCCT_CCGTCC</text:p>
          </table:table-cell>
          <table:table-cell table:number-columns-repeated="16363"/>
        </table:table-row>
        <table:table-row table:style-name="ro1">
          <table:table-cell table:number-columns-repeated="4" table:style-name="ce1"/>
          <table:table-cell office:value-type="string" table:style-name="ce1">
            <text:p>an</text:p>
          </table:table-cell>
          <table:table-cell office:value-type="string" table:style-name="ce1">
            <text:p>Kmt5a_3</text:p>
          </table:table-cell>
          <table:table-cell table:number-columns-repeated="5" table:style-name="ce1"/>
          <table:table-cell office:value-type="string" table:style-name="ce1">
            <text:p>D4</text:p>
          </table:table-cell>
          <table:table-cell office:value-type="string" office:string-value="anKmt5a_3_D12" table:formula="of:=CONCATENATE([.E41];[.F41];&quot;_D12&quot;)" table:style-name="ce1">
            <text:p>anKmt5a_3_D12</text:p>
          </table:table-cell>
          <table:table-cell office:value-type="string" office:string-value="CAAAAG_CCGTCC" table:formula="of:=CONCATENATE([.B17];&quot;_&quot;;[.D5])" table:style-name="ce1">
            <text:p>CAAAAG_CCGTCC</text:p>
          </table:table-cell>
          <table:table-cell table:style-name="ce1"/>
          <table:table-cell office:value-type="string" table:style-name="ce1">
            <text:p>D4</text:p>
          </table:table-cell>
          <table:table-cell office:value-type="string" office:string-value="anKmt5a_3_D19" table:formula="of:=CONCATENATE([.E41];[.F41];&quot;_D19&quot;)" table:style-name="ce1">
            <text:p>anKmt5a_3_D19</text:p>
          </table:table-cell>
          <table:table-cell office:value-type="string" office:string-value="CAAAAG_GTAGAG" table:formula="of:=CONCATENATE([.B17];&quot;_&quot;;[.D6])" table:style-name="ce1">
            <text:p>CAAAAG_GTAGAG</text:p>
          </table:table-cell>
          <table:table-cell table:style-name="ce1"/>
          <table:table-cell office:value-type="string" office:string-value="  anKmt5a_3_D12: CAAAAG_CCGTCC" table:formula="of:=CONCATENATE(&quot;  &quot;;[.M41];&quot;: &quot;;[.N41])" table:style-name="ce1">
            <text:p><text:s text:c="2"/>anKmt5a_3_D12: CAAAAG_CCGTCC</text:p>
          </table:table-cell>
          <table:table-cell office:value-type="string" office:string-value="  anKmt5a_3_D19: CAAAAG_GTAGAG" table:formula="of:=CONCATENATE(&quot;  &quot;;[.Q41];&quot;: &quot;;[.R41])" table:style-name="ce1">
            <text:p><text:s text:c="2"/>anKmt5a_3_D19: CAAAAG_GTAGAG</text:p>
          </table:table-cell>
          <table:table-cell table:number-columns-repeated="16363"/>
        </table:table-row>
        <table:table-row table:style-name="ro1">
          <table:table-cell table:number-columns-repeated="4" table:style-name="ce1"/>
          <table:table-cell office:value-type="string" table:style-name="ce1">
            <text:p>ao</text:p>
          </table:table-cell>
          <table:table-cell office:value-type="string" table:style-name="ce1">
            <text:p>Ehmt2_4</text:p>
          </table:table-cell>
          <table:table-cell table:number-columns-repeated="5" table:style-name="ce1"/>
          <table:table-cell office:value-type="string" table:style-name="ce1">
            <text:p>D5</text:p>
          </table:table-cell>
          <table:table-cell office:value-type="string" office:string-value="aoEhmt2_4_D12" table:formula="of:=CONCATENATE([.E42];[.F42];&quot;_D12&quot;)" table:style-name="ce1">
            <text:p>aoEhmt2_4_D12</text:p>
          </table:table-cell>
          <table:table-cell office:value-type="string" office:string-value="CAACTA_GTAGAG" table:formula="of:=CONCATENATE([.B18];&quot;_&quot;;[.D6])" table:style-name="ce1">
            <text:p>CAACTA_GTAGAG</text:p>
          </table:table-cell>
          <table:table-cell table:style-name="ce1"/>
          <table:table-cell office:value-type="string" table:style-name="ce1">
            <text:p>D5</text:p>
          </table:table-cell>
          <table:table-cell office:value-type="string" office:string-value="aoEhmt2_4_D19" table:formula="of:=CONCATENATE([.E42];[.F42];&quot;_D19&quot;)" table:style-name="ce1">
            <text:p>aoEhmt2_4_D19</text:p>
          </table:table-cell>
          <table:table-cell office:value-type="string" office:string-value="CAACTA_GTCCGC" table:formula="of:=CONCATENATE([.B18];&quot;_&quot;;[.D7])" table:style-name="ce1">
            <text:p>CAACTA_GTCCGC</text:p>
          </table:table-cell>
          <table:table-cell table:style-name="ce1"/>
          <table:table-cell office:value-type="string" office:string-value="  aoEhmt2_4_D12: CAACTA_GTAGAG" table:formula="of:=CONCATENATE(&quot;  &quot;;[.M42];&quot;: &quot;;[.N42])" table:style-name="ce1">
            <text:p><text:s text:c="2"/>aoEhmt2_4_D12: CAACTA_GTAGAG</text:p>
          </table:table-cell>
          <table:table-cell office:value-type="string" office:string-value="  aoEhmt2_4_D19: CAACTA_GTCCGC" table:formula="of:=CONCATENATE(&quot;  &quot;;[.Q42];&quot;: &quot;;[.R42])" table:style-name="ce1">
            <text:p><text:s text:c="2"/>aoEhmt2_4_D19: CAACTA_GTCCGC</text:p>
          </table:table-cell>
          <table:table-cell table:number-columns-repeated="16363"/>
        </table:table-row>
        <table:table-row table:style-name="ro1">
          <table:table-cell table:number-columns-repeated="4" table:style-name="ce1"/>
          <table:table-cell office:value-type="string" table:style-name="ce1">
            <text:p>ap</text:p>
          </table:table-cell>
          <table:table-cell office:value-type="string" table:style-name="ce1">
            <text:p>Ctcf_2</text:p>
          </table:table-cell>
          <table:table-cell table:number-columns-repeated="5" table:style-name="ce1"/>
          <table:table-cell office:value-type="string" table:style-name="ce1">
            <text:p>D6</text:p>
          </table:table-cell>
          <table:table-cell office:value-type="string" office:string-value="apCtcf_2_D12" table:formula="of:=CONCATENATE([.E43];[.F43];&quot;_D12&quot;)" table:style-name="ce1">
            <text:p>apCtcf_2_D12</text:p>
          </table:table-cell>
          <table:table-cell office:value-type="string" office:string-value="CACCGG_GTCCGC" table:formula="of:=CONCATENATE([.B19];&quot;_&quot;;[.D7])" table:style-name="ce1">
            <text:p>CACCGG_GTCCGC</text:p>
          </table:table-cell>
          <table:table-cell table:style-name="ce1"/>
          <table:table-cell office:value-type="string" table:style-name="ce1">
            <text:p>D6</text:p>
          </table:table-cell>
          <table:table-cell office:value-type="string" office:string-value="apCtcf_2_D19" table:formula="of:=CONCATENATE([.E43];[.F43];&quot;_D19&quot;)" table:style-name="ce1">
            <text:p>apCtcf_2_D19</text:p>
          </table:table-cell>
          <table:table-cell office:value-type="string" office:string-value="CACCGG_GTGAAA" table:formula="of:=CONCATENATE([.B19];&quot;_&quot;;[.D8])" table:style-name="ce1">
            <text:p>CACCGG_GTGAAA</text:p>
          </table:table-cell>
          <table:table-cell table:style-name="ce1"/>
          <table:table-cell office:value-type="string" office:string-value="  apCtcf_2_D12: CACCGG_GTCCGC" table:formula="of:=CONCATENATE(&quot;  &quot;;[.M43];&quot;: &quot;;[.N43])" table:style-name="ce1">
            <text:p><text:s text:c="2"/>apCtcf_2_D12: CACCGG_GTCCGC</text:p>
          </table:table-cell>
          <table:table-cell office:value-type="string" office:string-value="  apCtcf_2_D19: CACCGG_GTGAAA" table:formula="of:=CONCATENATE(&quot;  &quot;;[.Q43];&quot;: &quot;;[.R43])" table:style-name="ce1">
            <text:p><text:s text:c="2"/>apCtcf_2_D19: CACCGG_GTGAAA</text:p>
          </table:table-cell>
          <table:table-cell table:number-columns-repeated="16363"/>
        </table:table-row>
        <table:table-row table:style-name="ro1">
          <table:table-cell table:number-columns-repeated="4" table:style-name="ce1"/>
          <table:table-cell office:value-type="string" table:style-name="ce1">
            <text:p>aq</text:p>
          </table:table-cell>
          <table:table-cell office:value-type="string" table:style-name="ce1">
            <text:p>Suv39h1_2</text:p>
          </table:table-cell>
          <table:table-cell table:number-columns-repeated="5" table:style-name="ce1"/>
          <table:table-cell office:value-type="string" table:style-name="ce1">
            <text:p>D7</text:p>
          </table:table-cell>
          <table:table-cell office:value-type="string" office:string-value="aqSuv39h1_2_D12" table:formula="of:=CONCATENATE([.E44];[.F44];&quot;_D12&quot;)" table:style-name="ce1">
            <text:p>aqSuv39h1_2_D12</text:p>
          </table:table-cell>
          <table:table-cell office:value-type="string" office:string-value="CACGAT_GTGAAA" table:formula="of:=CONCATENATE([.B20];&quot;_&quot;;[.D8])" table:style-name="ce1">
            <text:p>CACGAT_GTGAAA</text:p>
          </table:table-cell>
          <table:table-cell table:style-name="ce1"/>
          <table:table-cell office:value-type="string" table:style-name="ce1">
            <text:p>D7</text:p>
          </table:table-cell>
          <table:table-cell office:value-type="string" office:string-value="aqSuv39h1_2_D19" table:formula="of:=CONCATENATE([.E44];[.F44];&quot;_D19&quot;)" table:style-name="ce1">
            <text:p>aqSuv39h1_2_D19</text:p>
          </table:table-cell>
          <table:table-cell office:value-type="string" office:string-value="CACGAT_GTGGCC" table:formula="of:=CONCATENATE([.B20];&quot;_&quot;;[.D9])" table:style-name="ce1">
            <text:p>CACGAT_GTGGCC</text:p>
          </table:table-cell>
          <table:table-cell table:style-name="ce1"/>
          <table:table-cell office:value-type="string" office:string-value="  aqSuv39h1_2_D12: CACGAT_GTGAAA" table:formula="of:=CONCATENATE(&quot;  &quot;;[.M44];&quot;: &quot;;[.N44])" table:style-name="ce1">
            <text:p><text:s text:c="2"/>aqSuv39h1_2_D12: CACGAT_GTGAAA</text:p>
          </table:table-cell>
          <table:table-cell office:value-type="string" office:string-value="  aqSuv39h1_2_D19: CACGAT_GTGGCC" table:formula="of:=CONCATENATE(&quot;  &quot;;[.Q44];&quot;: &quot;;[.R44])" table:style-name="ce1">
            <text:p><text:s text:c="2"/>aqSuv39h1_2_D19: CACGAT_GTGGCC</text:p>
          </table:table-cell>
          <table:table-cell table:number-columns-repeated="16363"/>
        </table:table-row>
        <table:table-row table:style-name="ro1">
          <table:table-cell table:number-columns-repeated="4" table:style-name="ce1"/>
          <table:table-cell office:value-type="string" table:style-name="ce1">
            <text:p>ar</text:p>
          </table:table-cell>
          <table:table-cell office:value-type="string" table:style-name="ce1">
            <text:p>Atrx_3</text:p>
          </table:table-cell>
          <table:table-cell table:number-columns-repeated="5" table:style-name="ce1"/>
          <table:table-cell office:value-type="string" table:style-name="ce1">
            <text:p>D8</text:p>
          </table:table-cell>
          <table:table-cell office:value-type="string" office:string-value="arAtrx_3_D12" table:formula="of:=CONCATENATE([.E45];[.F45];&quot;_D12&quot;)" table:style-name="ce1">
            <text:p>arAtrx_3_D12</text:p>
          </table:table-cell>
          <table:table-cell office:value-type="string" office:string-value="CACTCA_GTGGCC" table:formula="of:=CONCATENATE([.B21];&quot;_&quot;;[.D9])" table:style-name="ce1">
            <text:p>CACTCA_GTGGCC</text:p>
          </table:table-cell>
          <table:table-cell table:style-name="ce1"/>
          <table:table-cell office:value-type="string" table:style-name="ce1">
            <text:p>D8</text:p>
          </table:table-cell>
          <table:table-cell office:value-type="string" office:string-value="arAtrx_3_D19" table:formula="of:=CONCATENATE([.E45];[.F45];&quot;_D19&quot;)" table:style-name="ce1">
            <text:p>arAtrx_3_D19</text:p>
          </table:table-cell>
          <table:table-cell office:value-type="string" office:string-value="CACTCA_GTTTCG" table:formula="of:=CONCATENATE([.B21];&quot;_&quot;;[.D10])" table:style-name="ce1">
            <text:p>CACTCA_GTTTCG</text:p>
          </table:table-cell>
          <table:table-cell table:style-name="ce1"/>
          <table:table-cell office:value-type="string" office:string-value="  arAtrx_3_D12: CACTCA_GTGGCC" table:formula="of:=CONCATENATE(&quot;  &quot;;[.M45];&quot;: &quot;;[.N45])" table:style-name="ce1">
            <text:p><text:s text:c="2"/>arAtrx_3_D12: CACTCA_GTGGCC</text:p>
          </table:table-cell>
          <table:table-cell office:value-type="string" office:string-value="  arAtrx_3_D19: CACTCA_GTTTCG" table:formula="of:=CONCATENATE(&quot;  &quot;;[.Q45];&quot;: &quot;;[.R45])" table:style-name="ce1">
            <text:p><text:s text:c="2"/>arAtrx_3_D19: CACTCA_GTTTCG</text:p>
          </table:table-cell>
          <table:table-cell table:number-columns-repeated="16363"/>
        </table:table-row>
        <table:table-row table:style-name="ro1">
          <table:table-cell table:number-columns-repeated="4" table:style-name="ce1"/>
          <table:table-cell office:value-type="string" table:style-name="ce1">
            <text:p>as</text:p>
          </table:table-cell>
          <table:table-cell office:value-type="string" table:style-name="ce1">
            <text:p>GFP</text:p>
          </table:table-cell>
          <table:table-cell table:number-columns-repeated="5" table:style-name="ce1"/>
          <table:table-cell office:value-type="string" table:style-name="ce1">
            <text:p>D9</text:p>
          </table:table-cell>
          <table:table-cell office:value-type="string" office:string-value="asGFP_D12" table:formula="of:=CONCATENATE([.E46];[.F46];&quot;_D12&quot;)" table:style-name="ce1">
            <text:p>asGFP_D12</text:p>
          </table:table-cell>
          <table:table-cell office:value-type="string" office:string-value="CAGGCG_GTTTCG" table:formula="of:=CONCATENATE([.B22];&quot;_&quot;;[.D10])" table:style-name="ce1">
            <text:p>CAGGCG_GTTTCG</text:p>
          </table:table-cell>
          <table:table-cell table:style-name="ce1"/>
          <table:table-cell office:value-type="string" table:style-name="ce1">
            <text:p>D9</text:p>
          </table:table-cell>
          <table:table-cell office:value-type="string" office:string-value="asGFP_D19" table:formula="of:=CONCATENATE([.E46];[.F46];&quot;_D19&quot;)" table:style-name="ce1">
            <text:p>asGFP_D19</text:p>
          </table:table-cell>
          <table:table-cell office:value-type="string" office:string-value="CAGGCG_CGTACG" table:formula="of:=CONCATENATE([.B22];&quot;_&quot;;[.D11])" table:style-name="ce1">
            <text:p>CAGGCG_CGTACG</text:p>
          </table:table-cell>
          <table:table-cell table:style-name="ce1"/>
          <table:table-cell office:value-type="string" office:string-value="  asGFP_D12: CAGGCG_GTTTCG" table:formula="of:=CONCATENATE(&quot;  &quot;;[.M46];&quot;: &quot;;[.N46])" table:style-name="ce1">
            <text:p><text:s text:c="2"/>asGFP_D12: CAGGCG_GTTTCG</text:p>
          </table:table-cell>
          <table:table-cell office:value-type="string" office:string-value="  asGFP_D19: CAGGCG_CGTACG" table:formula="of:=CONCATENATE(&quot;  &quot;;[.Q46];&quot;: &quot;;[.R46])" table:style-name="ce1">
            <text:p><text:s text:c="2"/>asGFP_D19: CAGGCG_CGTACG</text:p>
          </table:table-cell>
          <table:table-cell table:number-columns-repeated="16363"/>
        </table:table-row>
        <table:table-row table:style-name="ro1">
          <table:table-cell table:number-columns-repeated="4" table:style-name="ce1"/>
          <table:table-cell office:value-type="string" table:style-name="ce1">
            <text:p>at</text:p>
          </table:table-cell>
          <table:table-cell office:value-type="string" table:style-name="ce1">
            <text:p>Hdac2_3</text:p>
          </table:table-cell>
          <table:table-cell table:number-columns-repeated="5" table:style-name="ce1"/>
          <table:table-cell office:value-type="string" table:style-name="ce1">
            <text:p>D10</text:p>
          </table:table-cell>
          <table:table-cell office:value-type="string" office:string-value="atHdac2_3_D12" table:formula="of:=CONCATENATE([.E47];[.F47];&quot;_D12&quot;)" table:style-name="ce1">
            <text:p>atHdac2_3_D12</text:p>
          </table:table-cell>
          <table:table-cell office:value-type="string" office:string-value="CATGGC_CGTACG" table:formula="of:=CONCATENATE([.B23];&quot;_&quot;;[.D11])" table:style-name="ce1">
            <text:p>CATGGC_CGTACG</text:p>
          </table:table-cell>
          <table:table-cell table:style-name="ce1"/>
          <table:table-cell office:value-type="string" table:style-name="ce1">
            <text:p>D10</text:p>
          </table:table-cell>
          <table:table-cell office:value-type="string" office:string-value="atHdac2_3_D19" table:formula="of:=CONCATENATE([.E47];[.F47];&quot;_D19&quot;)" table:style-name="ce1">
            <text:p>atHdac2_3_D19</text:p>
          </table:table-cell>
          <table:table-cell office:value-type="string" office:string-value="CATGGC_GAGTGG" table:formula="of:=CONCATENATE([.B23];&quot;_&quot;;[.D12])" table:style-name="ce1">
            <text:p>CATGGC_GAGTGG</text:p>
          </table:table-cell>
          <table:table-cell table:style-name="ce1"/>
          <table:table-cell office:value-type="string" office:string-value="  atHdac2_3_D12: CATGGC_CGTACG" table:formula="of:=CONCATENATE(&quot;  &quot;;[.M47];&quot;: &quot;;[.N47])" table:style-name="ce1">
            <text:p><text:s text:c="2"/>atHdac2_3_D12: CATGGC_CGTACG</text:p>
          </table:table-cell>
          <table:table-cell office:value-type="string" office:string-value="  atHdac2_3_D19: CATGGC_GAGTGG" table:formula="of:=CONCATENATE(&quot;  &quot;;[.Q47];&quot;: &quot;;[.R47])" table:style-name="ce1">
            <text:p><text:s text:c="2"/>atHdac2_3_D19: CATGGC_GAGTGG</text:p>
          </table:table-cell>
          <table:table-cell table:number-columns-repeated="16363"/>
        </table:table-row>
        <table:table-row table:style-name="ro1">
          <table:table-cell table:number-columns-repeated="4" table:style-name="ce1"/>
          <table:table-cell office:value-type="string" table:style-name="ce1">
            <text:p>au</text:p>
          </table:table-cell>
          <table:table-cell office:value-type="string" table:style-name="ce1">
            <text:p>Hdac2_4</text:p>
          </table:table-cell>
          <table:table-cell table:number-columns-repeated="5" table:style-name="ce1"/>
          <table:table-cell office:value-type="string" table:style-name="ce1">
            <text:p>D11</text:p>
          </table:table-cell>
          <table:table-cell office:value-type="string" office:string-value="auHdac2_4_D12" table:formula="of:=CONCATENATE([.E48];[.F48];&quot;_D12&quot;)" table:style-name="ce1">
            <text:p>auHdac2_4_D12</text:p>
          </table:table-cell>
          <table:table-cell office:value-type="string" office:string-value="CATTTT_GAGTGG" table:formula="of:=CONCATENATE([.B24];&quot;_&quot;;[.D12])" table:style-name="ce1">
            <text:p>CATTTT_GAGTGG</text:p>
          </table:table-cell>
          <table:table-cell table:style-name="ce1"/>
          <table:table-cell office:value-type="string" table:style-name="ce1">
            <text:p>D11</text:p>
          </table:table-cell>
          <table:table-cell office:value-type="string" office:string-value="auHdac2_4_D19" table:formula="of:=CONCATENATE([.E48];[.F48];&quot;_D19&quot;)" table:style-name="ce1">
            <text:p>auHdac2_4_D19</text:p>
          </table:table-cell>
          <table:table-cell office:value-type="string" office:string-value="CATTTT_GGTAGC" table:formula="of:=CONCATENATE([.B24];&quot;_&quot;;[.D13])" table:style-name="ce1">
            <text:p>CATTTT_GGTAGC</text:p>
          </table:table-cell>
          <table:table-cell table:style-name="ce1"/>
          <table:table-cell office:value-type="string" office:string-value="  auHdac2_4_D12: CATTTT_GAGTGG" table:formula="of:=CONCATENATE(&quot;  &quot;;[.M48];&quot;: &quot;;[.N48])" table:style-name="ce1">
            <text:p><text:s text:c="2"/>auHdac2_4_D12: CATTTT_GAGTGG</text:p>
          </table:table-cell>
          <table:table-cell office:value-type="string" office:string-value="  auHdac2_4_D19: CATTTT_GGTAGC" table:formula="of:=CONCATENATE(&quot;  &quot;;[.Q48];&quot;: &quot;;[.R48])" table:style-name="ce1">
            <text:p><text:s text:c="2"/>auHdac2_4_D19: CATTTT_GGTAGC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av</text:p>
          </table:table-cell>
          <table:table-cell office:value-type="string" table:style-name="ce1">
            <text:p>Smchd1_4</text:p>
          </table:table-cell>
          <table:table-cell table:number-columns-repeated="5" table:style-name="ce1"/>
          <table:table-cell office:value-type="string" table:style-name="ce1">
            <text:p>D12</text:p>
          </table:table-cell>
          <table:table-cell office:value-type="string" office:string-value="avSmchd1_4_D12" table:formula="of:=CONCATENATE([.E49];[.F49];&quot;_D12&quot;)" table:style-name="ce1">
            <text:p>avSmchd1_4_D12</text:p>
          </table:table-cell>
          <table:table-cell office:value-type="string" office:string-value="CCAACA_GGTAGC" table:formula="of:=CONCATENATE([.B25];&quot;_&quot;;[.D13])" table:style-name="ce1">
            <text:p>CCAACA_GGTAGC</text:p>
          </table:table-cell>
          <table:table-cell table:style-name="ce1"/>
          <table:table-cell office:value-type="string" table:style-name="ce1">
            <text:p>D12</text:p>
          </table:table-cell>
          <table:table-cell office:value-type="string" office:string-value="avSmchd1_4_D19" table:formula="of:=CONCATENATE([.E49];[.F49];&quot;_D19&quot;)" table:style-name="ce1">
            <text:p>avSmchd1_4_D19</text:p>
          </table:table-cell>
          <table:table-cell office:value-type="string" office:string-value="CCAACA_AGTCAA" table:formula="of:=CONCATENATE([.B25];&quot;_&quot;;[.D2])" table:style-name="ce1">
            <text:p>CCAACA_AGTCAA</text:p>
          </table:table-cell>
          <table:table-cell table:style-name="ce1"/>
          <table:table-cell office:value-type="string" office:string-value="  avSmchd1_4_D12: CCAACA_GGTAGC" table:formula="of:=CONCATENATE(&quot;  &quot;;[.M49];&quot;: &quot;;[.N49])" table:style-name="ce1">
            <text:p><text:s text:c="2"/>avSmchd1_4_D12: CCAACA_GGTAGC</text:p>
          </table:table-cell>
          <table:table-cell office:value-type="string" office:string-value="  avSmchd1_4_D19: CCAACA_AGTCAA" table:formula="of:=CONCATENATE(&quot;  &quot;;[.Q49];&quot;: &quot;;[.R49])" table:style-name="ce1">
            <text:p><text:s text:c="2"/>avSmchd1_4_D19: CCAACA_AGTCAA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aw</text:p>
          </table:table-cell>
          <table:table-cell office:value-type="string" table:style-name="ce1">
            <text:p>Eed_3</text:p>
          </table:table-cell>
          <table:table-cell table:number-columns-repeated="5" table:style-name="ce1"/>
          <table:table-cell office:value-type="string" table:style-name="ce1">
            <text:p>E1</text:p>
          </table:table-cell>
          <table:table-cell office:value-type="string" office:string-value="awEed_3_D12" table:formula="of:=CONCATENATE([.E50];[.F50];&quot;_D12&quot;)" table:style-name="ce1">
            <text:p>awEed_3_D12</text:p>
          </table:table-cell>
          <table:table-cell office:value-type="string" office:string-value="ACTGAT_ACTGAT" table:formula="of:=CONCATENATE([.B14];&quot;_&quot;;[.D14])" table:style-name="ce1">
            <text:p>ACTGAT_ACTGAT</text:p>
          </table:table-cell>
          <table:table-cell table:style-name="ce1"/>
          <table:table-cell office:value-type="string" table:style-name="ce1">
            <text:p>E1</text:p>
          </table:table-cell>
          <table:table-cell office:value-type="string" office:string-value="awEed_3_D19" table:formula="of:=CONCATENATE([.E50];[.F50];&quot;_D19&quot;)" table:style-name="ce1">
            <text:p>awEed_3_D19</text:p>
          </table:table-cell>
          <table:table-cell office:value-type="string" office:string-value="ACTGAT_ATGAGC" table:formula="of:=CONCATENATE([.B14];&quot;_&quot;;[.D15])" table:style-name="ce1">
            <text:p>ACTGAT_ATGAGC</text:p>
          </table:table-cell>
          <table:table-cell table:style-name="ce1"/>
          <table:table-cell office:value-type="string" office:string-value="  awEed_3_D12: ACTGAT_ACTGAT" table:formula="of:=CONCATENATE(&quot;  &quot;;[.M50];&quot;: &quot;;[.N50])" table:style-name="ce1">
            <text:p><text:s text:c="2"/>awEed_3_D12: ACTGAT_ACTGAT</text:p>
          </table:table-cell>
          <table:table-cell office:value-type="string" office:string-value="  awEed_3_D19: ACTGAT_ATGAGC" table:formula="of:=CONCATENATE(&quot;  &quot;;[.Q50];&quot;: &quot;;[.R50])" table:style-name="ce1">
            <text:p><text:s text:c="2"/>awEed_3_D19: ACTGAT_ATGAGC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ax</text:p>
          </table:table-cell>
          <table:table-cell office:value-type="string" table:style-name="ce1">
            <text:p>Atf7ip_2</text:p>
          </table:table-cell>
          <table:table-cell table:number-columns-repeated="5" table:style-name="ce1"/>
          <table:table-cell office:value-type="string" table:style-name="ce1">
            <text:p>E2</text:p>
          </table:table-cell>
          <table:table-cell office:value-type="string" office:string-value="axAtf7ip_2_D12" table:formula="of:=CONCATENATE([.E51];[.F51];&quot;_D12&quot;)" table:style-name="ce1">
            <text:p>axAtf7ip_2_D12</text:p>
          </table:table-cell>
          <table:table-cell office:value-type="string" office:string-value="ATGAGC_ATGAGC" table:formula="of:=CONCATENATE([.B15];&quot;_&quot;;[.D15])" table:style-name="ce1">
            <text:p>ATGAGC_ATGAGC</text:p>
          </table:table-cell>
          <table:table-cell table:style-name="ce1"/>
          <table:table-cell office:value-type="string" table:style-name="ce1">
            <text:p>E2</text:p>
          </table:table-cell>
          <table:table-cell office:value-type="string" office:string-value="axAtf7ip_2_D19" table:formula="of:=CONCATENATE([.E51];[.F51];&quot;_D19&quot;)" table:style-name="ce1">
            <text:p>axAtf7ip_2_D19</text:p>
          </table:table-cell>
          <table:table-cell office:value-type="string" office:string-value="ATGAGC_ATTCCT" table:formula="of:=CONCATENATE([.B15];&quot;_&quot;;[.D16])" table:style-name="ce1">
            <text:p>ATGAGC_ATTCCT</text:p>
          </table:table-cell>
          <table:table-cell table:style-name="ce1"/>
          <table:table-cell office:value-type="string" office:string-value="  axAtf7ip_2_D12: ATGAGC_ATGAGC" table:formula="of:=CONCATENATE(&quot;  &quot;;[.M51];&quot;: &quot;;[.N51])" table:style-name="ce1">
            <text:p><text:s text:c="2"/>axAtf7ip_2_D12: ATGAGC_ATGAGC</text:p>
          </table:table-cell>
          <table:table-cell office:value-type="string" office:string-value="  axAtf7ip_2_D19: ATGAGC_ATTCCT" table:formula="of:=CONCATENATE(&quot;  &quot;;[.Q51];&quot;: &quot;;[.R51])" table:style-name="ce1">
            <text:p><text:s text:c="2"/>axAtf7ip_2_D19: ATGAGC_ATTCCT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ay</text:p>
          </table:table-cell>
          <table:table-cell office:value-type="string" table:style-name="ce1">
            <text:p>Eed_4</text:p>
          </table:table-cell>
          <table:table-cell table:number-columns-repeated="5" table:style-name="ce1"/>
          <table:table-cell office:value-type="string" table:style-name="ce1">
            <text:p>E3</text:p>
          </table:table-cell>
          <table:table-cell office:value-type="string" office:string-value="ayEed_4_D12" table:formula="of:=CONCATENATE([.E52];[.F52];&quot;_D12&quot;)" table:style-name="ce1">
            <text:p>ayEed_4_D12</text:p>
          </table:table-cell>
          <table:table-cell office:value-type="string" office:string-value="ATTCCT_ATTCCT" table:formula="of:=CONCATENATE([.B16];&quot;_&quot;;[.D16])" table:style-name="ce1">
            <text:p>ATTCCT_ATTCCT</text:p>
          </table:table-cell>
          <table:table-cell table:style-name="ce1"/>
          <table:table-cell office:value-type="string" table:style-name="ce1">
            <text:p>E3</text:p>
          </table:table-cell>
          <table:table-cell office:value-type="string" office:string-value="ayEed_4_D19" table:formula="of:=CONCATENATE([.E52];[.F52];&quot;_D19&quot;)" table:style-name="ce1">
            <text:p>ayEed_4_D19</text:p>
          </table:table-cell>
          <table:table-cell office:value-type="string" office:string-value="ATTCCT_CAAAAG" table:formula="of:=CONCATENATE([.B16];&quot;_&quot;;[.D17])" table:style-name="ce1">
            <text:p>ATTCCT_CAAAAG</text:p>
          </table:table-cell>
          <table:table-cell table:style-name="ce1"/>
          <table:table-cell office:value-type="string" office:string-value="  ayEed_4_D12: ATTCCT_ATTCCT" table:formula="of:=CONCATENATE(&quot;  &quot;;[.M52];&quot;: &quot;;[.N52])" table:style-name="ce1">
            <text:p><text:s text:c="2"/>ayEed_4_D12: ATTCCT_ATTCCT</text:p>
          </table:table-cell>
          <table:table-cell office:value-type="string" office:string-value="  ayEed_4_D19: ATTCCT_CAAAAG" table:formula="of:=CONCATENATE(&quot;  &quot;;[.Q52];&quot;: &quot;;[.R52])" table:style-name="ce1">
            <text:p><text:s text:c="2"/>ayEed_4_D19: ATTCCT_CAAAAG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az</text:p>
          </table:table-cell>
          <table:table-cell office:value-type="string" table:style-name="ce1">
            <text:p>Rad21_3</text:p>
          </table:table-cell>
          <table:table-cell table:number-columns-repeated="5" table:style-name="ce1"/>
          <table:table-cell office:value-type="string" table:style-name="ce1">
            <text:p>E4</text:p>
          </table:table-cell>
          <table:table-cell office:value-type="string" office:string-value="azRad21_3_D12" table:formula="of:=CONCATENATE([.E53];[.F53];&quot;_D12&quot;)" table:style-name="ce1">
            <text:p>azRad21_3_D12</text:p>
          </table:table-cell>
          <table:table-cell office:value-type="string" office:string-value="CAAAAG_CAAAAG" table:formula="of:=CONCATENATE([.B17];&quot;_&quot;;[.D17])" table:style-name="ce1">
            <text:p>CAAAAG_CAAAAG</text:p>
          </table:table-cell>
          <table:table-cell table:style-name="ce1"/>
          <table:table-cell office:value-type="string" table:style-name="ce1">
            <text:p>E4</text:p>
          </table:table-cell>
          <table:table-cell office:value-type="string" office:string-value="azRad21_3_D19" table:formula="of:=CONCATENATE([.E53];[.F53];&quot;_D19&quot;)" table:style-name="ce1">
            <text:p>azRad21_3_D19</text:p>
          </table:table-cell>
          <table:table-cell office:value-type="string" office:string-value="CAAAAG_CAACTA" table:formula="of:=CONCATENATE([.B17];&quot;_&quot;;[.D18])" table:style-name="ce1">
            <text:p>CAAAAG_CAACTA</text:p>
          </table:table-cell>
          <table:table-cell table:style-name="ce1"/>
          <table:table-cell office:value-type="string" office:string-value="  azRad21_3_D12: CAAAAG_CAAAAG" table:formula="of:=CONCATENATE(&quot;  &quot;;[.M53];&quot;: &quot;;[.N53])" table:style-name="ce1">
            <text:p><text:s text:c="2"/>azRad21_3_D12: CAAAAG_CAAAAG</text:p>
          </table:table-cell>
          <table:table-cell office:value-type="string" office:string-value="  azRad21_3_D19: CAAAAG_CAACTA" table:formula="of:=CONCATENATE(&quot;  &quot;;[.Q53];&quot;: &quot;;[.R53])" table:style-name="ce1">
            <text:p><text:s text:c="2"/>azRad21_3_D19: CAAAAG_CAACTA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a</text:p>
          </table:table-cell>
          <table:table-cell office:value-type="string" table:style-name="ce1">
            <text:p>Hdac1_2</text:p>
          </table:table-cell>
          <table:table-cell table:number-columns-repeated="5" table:style-name="ce1"/>
          <table:table-cell office:value-type="string" table:style-name="ce1">
            <text:p>E5</text:p>
          </table:table-cell>
          <table:table-cell office:value-type="string" office:string-value="baHdac1_2_D12" table:formula="of:=CONCATENATE([.E54];[.F54];&quot;_D12&quot;)" table:style-name="ce1">
            <text:p>baHdac1_2_D12</text:p>
          </table:table-cell>
          <table:table-cell office:value-type="string" office:string-value="CAACTA_CAACTA" table:formula="of:=CONCATENATE([.B18];&quot;_&quot;;[.D18])" table:style-name="ce1">
            <text:p>CAACTA_CAACTA</text:p>
          </table:table-cell>
          <table:table-cell table:style-name="ce1"/>
          <table:table-cell office:value-type="string" table:style-name="ce1">
            <text:p>E5</text:p>
          </table:table-cell>
          <table:table-cell office:value-type="string" office:string-value="baHdac1_2_D19" table:formula="of:=CONCATENATE([.E54];[.F54];&quot;_D19&quot;)" table:style-name="ce1">
            <text:p>baHdac1_2_D19</text:p>
          </table:table-cell>
          <table:table-cell office:value-type="string" office:string-value="CAACTA_CACCGG" table:formula="of:=CONCATENATE([.B18];&quot;_&quot;;[.D19])" table:style-name="ce1">
            <text:p>CAACTA_CACCGG</text:p>
          </table:table-cell>
          <table:table-cell table:style-name="ce1"/>
          <table:table-cell office:value-type="string" office:string-value="  baHdac1_2_D12: CAACTA_CAACTA" table:formula="of:=CONCATENATE(&quot;  &quot;;[.M54];&quot;: &quot;;[.N54])" table:style-name="ce1">
            <text:p><text:s text:c="2"/>baHdac1_2_D12: CAACTA_CAACTA</text:p>
          </table:table-cell>
          <table:table-cell office:value-type="string" office:string-value="  baHdac1_2_D19: CAACTA_CACCGG" table:formula="of:=CONCATENATE(&quot;  &quot;;[.Q54];&quot;: &quot;;[.R54])" table:style-name="ce1">
            <text:p><text:s text:c="2"/>baHdac1_2_D19: CAACTA_CACCGG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b</text:p>
          </table:table-cell>
          <table:table-cell office:value-type="string" table:style-name="ce1">
            <text:p>Rad21_4</text:p>
          </table:table-cell>
          <table:table-cell table:number-columns-repeated="5" table:style-name="ce1"/>
          <table:table-cell office:value-type="string" table:style-name="ce1">
            <text:p>E6</text:p>
          </table:table-cell>
          <table:table-cell office:value-type="string" office:string-value="bbRad21_4_D12" table:formula="of:=CONCATENATE([.E55];[.F55];&quot;_D12&quot;)" table:style-name="ce1">
            <text:p>bbRad21_4_D12</text:p>
          </table:table-cell>
          <table:table-cell office:value-type="string" office:string-value="CACCGG_CACCGG" table:formula="of:=CONCATENATE([.B19];&quot;_&quot;;[.D19])" table:style-name="ce1">
            <text:p>CACCGG_CACCGG</text:p>
          </table:table-cell>
          <table:table-cell table:style-name="ce1"/>
          <table:table-cell office:value-type="string" table:style-name="ce1">
            <text:p>E6</text:p>
          </table:table-cell>
          <table:table-cell office:value-type="string" office:string-value="bbRad21_4_D19" table:formula="of:=CONCATENATE([.E55];[.F55];&quot;_D19&quot;)" table:style-name="ce1">
            <text:p>bbRad21_4_D19</text:p>
          </table:table-cell>
          <table:table-cell office:value-type="string" office:string-value="CACCGG_CACGAT" table:formula="of:=CONCATENATE([.B19];&quot;_&quot;;[.D20])" table:style-name="ce1">
            <text:p>CACCGG_CACGAT</text:p>
          </table:table-cell>
          <table:table-cell table:style-name="ce1"/>
          <table:table-cell office:value-type="string" office:string-value="  bbRad21_4_D12: CACCGG_CACCGG" table:formula="of:=CONCATENATE(&quot;  &quot;;[.M55];&quot;: &quot;;[.N55])" table:style-name="ce1">
            <text:p><text:s text:c="2"/>bbRad21_4_D12: CACCGG_CACCGG</text:p>
          </table:table-cell>
          <table:table-cell office:value-type="string" office:string-value="  bbRad21_4_D19: CACCGG_CACGAT" table:formula="of:=CONCATENATE(&quot;  &quot;;[.Q55];&quot;: &quot;;[.R55])" table:style-name="ce1">
            <text:p><text:s text:c="2"/>bbRad21_4_D19: CACCGG_CACGAT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c</text:p>
          </table:table-cell>
          <table:table-cell office:value-type="string" table:style-name="ce1">
            <text:p>Ehmt2_5</text:p>
          </table:table-cell>
          <table:table-cell table:number-columns-repeated="5" table:style-name="ce1"/>
          <table:table-cell office:value-type="string" table:style-name="ce1">
            <text:p>E7</text:p>
          </table:table-cell>
          <table:table-cell office:value-type="string" office:string-value="bcEhmt2_5_D12" table:formula="of:=CONCATENATE([.E56];[.F56];&quot;_D12&quot;)" table:style-name="ce1">
            <text:p>bcEhmt2_5_D12</text:p>
          </table:table-cell>
          <table:table-cell office:value-type="string" office:string-value="CACGAT_CACGAT" table:formula="of:=CONCATENATE([.B20];&quot;_&quot;;[.D20])" table:style-name="ce1">
            <text:p>CACGAT_CACGAT</text:p>
          </table:table-cell>
          <table:table-cell table:style-name="ce1"/>
          <table:table-cell office:value-type="string" table:style-name="ce1">
            <text:p>E7</text:p>
          </table:table-cell>
          <table:table-cell office:value-type="string" office:string-value="bcEhmt2_5_D19" table:formula="of:=CONCATENATE([.E56];[.F56];&quot;_D19&quot;)" table:style-name="ce1">
            <text:p>bcEhmt2_5_D19</text:p>
          </table:table-cell>
          <table:table-cell office:value-type="string" office:string-value="CACGAT_CACTCA" table:formula="of:=CONCATENATE([.B20];&quot;_&quot;;[.D21])" table:style-name="ce1">
            <text:p>CACGAT_CACTCA</text:p>
          </table:table-cell>
          <table:table-cell table:style-name="ce1"/>
          <table:table-cell office:value-type="string" office:string-value="  bcEhmt2_5_D12: CACGAT_CACGAT" table:formula="of:=CONCATENATE(&quot;  &quot;;[.M56];&quot;: &quot;;[.N56])" table:style-name="ce1">
            <text:p><text:s text:c="2"/>bcEhmt2_5_D12: CACGAT_CACGAT</text:p>
          </table:table-cell>
          <table:table-cell office:value-type="string" office:string-value="  bcEhmt2_5_D19: CACGAT_CACTCA" table:formula="of:=CONCATENATE(&quot;  &quot;;[.Q56];&quot;: &quot;;[.R56])" table:style-name="ce1">
            <text:p><text:s text:c="2"/>bcEhmt2_5_D19: CACGAT_CACTCA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d</text:p>
          </table:table-cell>
          <table:table-cell office:value-type="string" table:style-name="ce1">
            <text:p>Rnf2_2</text:p>
          </table:table-cell>
          <table:table-cell table:number-columns-repeated="5" table:style-name="ce1"/>
          <table:table-cell office:value-type="string" table:style-name="ce1">
            <text:p>E8</text:p>
          </table:table-cell>
          <table:table-cell office:value-type="string" office:string-value="bdRnf2_2_D12" table:formula="of:=CONCATENATE([.E57];[.F57];&quot;_D12&quot;)" table:style-name="ce1">
            <text:p>bdRnf2_2_D12</text:p>
          </table:table-cell>
          <table:table-cell office:value-type="string" office:string-value="CACTCA_CACTCA" table:formula="of:=CONCATENATE([.B21];&quot;_&quot;;[.D21])" table:style-name="ce1">
            <text:p>CACTCA_CACTCA</text:p>
          </table:table-cell>
          <table:table-cell table:style-name="ce1"/>
          <table:table-cell office:value-type="string" table:style-name="ce1">
            <text:p>E8</text:p>
          </table:table-cell>
          <table:table-cell office:value-type="string" office:string-value="bdRnf2_2_D19" table:formula="of:=CONCATENATE([.E57];[.F57];&quot;_D19&quot;)" table:style-name="ce1">
            <text:p>bdRnf2_2_D19</text:p>
          </table:table-cell>
          <table:table-cell office:value-type="string" office:string-value="CACTCA_CAGGCG" table:formula="of:=CONCATENATE([.B21];&quot;_&quot;;[.D22])" table:style-name="ce1">
            <text:p>CACTCA_CAGGCG</text:p>
          </table:table-cell>
          <table:table-cell table:style-name="ce1"/>
          <table:table-cell office:value-type="string" office:string-value="  bdRnf2_2_D12: CACTCA_CACTCA" table:formula="of:=CONCATENATE(&quot;  &quot;;[.M57];&quot;: &quot;;[.N57])" table:style-name="ce1">
            <text:p><text:s text:c="2"/>bdRnf2_2_D12: CACTCA_CACTCA</text:p>
          </table:table-cell>
          <table:table-cell office:value-type="string" office:string-value="  bdRnf2_2_D19: CACTCA_CAGGCG" table:formula="of:=CONCATENATE(&quot;  &quot;;[.Q57];&quot;: &quot;;[.R57])" table:style-name="ce1">
            <text:p><text:s text:c="2"/>bdRnf2_2_D19: CACTCA_CAGGCG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e</text:p>
          </table:table-cell>
          <table:table-cell office:value-type="string" table:style-name="ce1">
            <text:p>Kmt5a_4</text:p>
          </table:table-cell>
          <table:table-cell table:number-columns-repeated="5" table:style-name="ce1"/>
          <table:table-cell office:value-type="string" table:style-name="ce1">
            <text:p>E9</text:p>
          </table:table-cell>
          <table:table-cell office:value-type="string" office:string-value="beKmt5a_4_D12" table:formula="of:=CONCATENATE([.E58];[.F58];&quot;_D12&quot;)" table:style-name="ce1">
            <text:p>beKmt5a_4_D12</text:p>
          </table:table-cell>
          <table:table-cell office:value-type="string" office:string-value="CAGGCG_CAGGCG" table:formula="of:=CONCATENATE([.B22];&quot;_&quot;;[.D22])" table:style-name="ce1">
            <text:p>CAGGCG_CAGGCG</text:p>
          </table:table-cell>
          <table:table-cell table:style-name="ce1"/>
          <table:table-cell office:value-type="string" table:style-name="ce1">
            <text:p>E9</text:p>
          </table:table-cell>
          <table:table-cell office:value-type="string" office:string-value="beKmt5a_4_D19" table:formula="of:=CONCATENATE([.E58];[.F58];&quot;_D19&quot;)" table:style-name="ce1">
            <text:p>beKmt5a_4_D19</text:p>
          </table:table-cell>
          <table:table-cell office:value-type="string" office:string-value="CAGGCG_CATGGC" table:formula="of:=CONCATENATE([.B22];&quot;_&quot;;[.D23])" table:style-name="ce1">
            <text:p>CAGGCG_CATGGC</text:p>
          </table:table-cell>
          <table:table-cell table:style-name="ce1"/>
          <table:table-cell office:value-type="string" office:string-value="  beKmt5a_4_D12: CAGGCG_CAGGCG" table:formula="of:=CONCATENATE(&quot;  &quot;;[.M58];&quot;: &quot;;[.N58])" table:style-name="ce1">
            <text:p><text:s text:c="2"/>beKmt5a_4_D12: CAGGCG_CAGGCG</text:p>
          </table:table-cell>
          <table:table-cell office:value-type="string" office:string-value="  beKmt5a_4_D19: CAGGCG_CATGGC" table:formula="of:=CONCATENATE(&quot;  &quot;;[.Q58];&quot;: &quot;;[.R58])" table:style-name="ce1">
            <text:p><text:s text:c="2"/>beKmt5a_4_D19: CAGGCG_CATGGC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f</text:p>
          </table:table-cell>
          <table:table-cell office:value-type="string" table:style-name="ce1">
            <text:p>Sirt1_3</text:p>
          </table:table-cell>
          <table:table-cell table:number-columns-repeated="5" table:style-name="ce1"/>
          <table:table-cell office:value-type="string" table:style-name="ce1">
            <text:p>E10</text:p>
          </table:table-cell>
          <table:table-cell office:value-type="string" office:string-value="bfSirt1_3_D12" table:formula="of:=CONCATENATE([.E59];[.F59];&quot;_D12&quot;)" table:style-name="ce1">
            <text:p>bfSirt1_3_D12</text:p>
          </table:table-cell>
          <table:table-cell office:value-type="string" office:string-value="CATGGC_CATGGC" table:formula="of:=CONCATENATE([.B23];&quot;_&quot;;[.D23])" table:style-name="ce1">
            <text:p>CATGGC_CATGGC</text:p>
          </table:table-cell>
          <table:table-cell table:style-name="ce1"/>
          <table:table-cell office:value-type="string" table:style-name="ce1">
            <text:p>E10</text:p>
          </table:table-cell>
          <table:table-cell office:value-type="string" office:string-value="bfSirt1_3_D19" table:formula="of:=CONCATENATE([.E59];[.F59];&quot;_D19&quot;)" table:style-name="ce1">
            <text:p>bfSirt1_3_D19</text:p>
          </table:table-cell>
          <table:table-cell office:value-type="string" office:string-value="CATGGC_CATTTT" table:formula="of:=CONCATENATE([.B23];&quot;_&quot;;[.D24])" table:style-name="ce1">
            <text:p>CATGGC_CATTTT</text:p>
          </table:table-cell>
          <table:table-cell table:style-name="ce1"/>
          <table:table-cell office:value-type="string" office:string-value="  bfSirt1_3_D12: CATGGC_CATGGC" table:formula="of:=CONCATENATE(&quot;  &quot;;[.M59];&quot;: &quot;;[.N59])" table:style-name="ce1">
            <text:p><text:s text:c="2"/>bfSirt1_3_D12: CATGGC_CATGGC</text:p>
          </table:table-cell>
          <table:table-cell office:value-type="string" office:string-value="  bfSirt1_3_D19: CATGGC_CATTTT" table:formula="of:=CONCATENATE(&quot;  &quot;;[.Q59];&quot;: &quot;;[.R59])" table:style-name="ce1">
            <text:p><text:s text:c="2"/>bfSirt1_3_D19: CATGGC_CATTTT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g</text:p>
          </table:table-cell>
          <table:table-cell office:value-type="string" table:style-name="ce1">
            <text:p>Zfp57_2</text:p>
          </table:table-cell>
          <table:table-cell table:number-columns-repeated="5" table:style-name="ce1"/>
          <table:table-cell office:value-type="string" table:style-name="ce1">
            <text:p>E11</text:p>
          </table:table-cell>
          <table:table-cell office:value-type="string" office:string-value="bgZfp57_2_D12" table:formula="of:=CONCATENATE([.E60];[.F60];&quot;_D12&quot;)" table:style-name="ce1">
            <text:p>bgZfp57_2_D12</text:p>
          </table:table-cell>
          <table:table-cell office:value-type="string" office:string-value="CATTTT_CATTTT" table:formula="of:=CONCATENATE([.B24];&quot;_&quot;;[.D24])" table:style-name="ce1">
            <text:p>CATTTT_CATTTT</text:p>
          </table:table-cell>
          <table:table-cell table:style-name="ce1"/>
          <table:table-cell office:value-type="string" table:style-name="ce1">
            <text:p>E11</text:p>
          </table:table-cell>
          <table:table-cell office:value-type="string" office:string-value="bgZfp57_2_D19" table:formula="of:=CONCATENATE([.E60];[.F60];&quot;_D19&quot;)" table:style-name="ce1">
            <text:p>bgZfp57_2_D19</text:p>
          </table:table-cell>
          <table:table-cell office:value-type="string" office:string-value="CATTTT_CCAACA" table:formula="of:=CONCATENATE([.B24];&quot;_&quot;;[.D25])" table:style-name="ce1">
            <text:p>CATTTT_CCAACA</text:p>
          </table:table-cell>
          <table:table-cell table:style-name="ce1"/>
          <table:table-cell office:value-type="string" office:string-value="  bgZfp57_2_D12: CATTTT_CATTTT" table:formula="of:=CONCATENATE(&quot;  &quot;;[.M60];&quot;: &quot;;[.N60])" table:style-name="ce1">
            <text:p><text:s text:c="2"/>bgZfp57_2_D12: CATTTT_CATTTT</text:p>
          </table:table-cell>
          <table:table-cell office:value-type="string" office:string-value="  bgZfp57_2_D19: CATTTT_CCAACA" table:formula="of:=CONCATENATE(&quot;  &quot;;[.Q60];&quot;: &quot;;[.R60])" table:style-name="ce1">
            <text:p><text:s text:c="2"/>bgZfp57_2_D19: CATTTT_CCAACA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h</text:p>
          </table:table-cell>
          <table:table-cell office:value-type="string" table:style-name="ce1">
            <text:p>Ring1_3</text:p>
          </table:table-cell>
          <table:table-cell table:number-columns-repeated="5" table:style-name="ce1"/>
          <table:table-cell office:value-type="string" table:style-name="ce1">
            <text:p>E12</text:p>
          </table:table-cell>
          <table:table-cell office:value-type="string" office:string-value="bhRing1_3_D12" table:formula="of:=CONCATENATE([.E61];[.F61];&quot;_D12&quot;)" table:style-name="ce1">
            <text:p>bhRing1_3_D12</text:p>
          </table:table-cell>
          <table:table-cell office:value-type="string" office:string-value="CCAACA_CCAACA" table:formula="of:=CONCATENATE([.B25];&quot;_&quot;;[.D25])" table:style-name="ce1">
            <text:p>CCAACA_CCAACA</text:p>
          </table:table-cell>
          <table:table-cell table:style-name="ce1"/>
          <table:table-cell office:value-type="string" table:style-name="ce1">
            <text:p>E12</text:p>
          </table:table-cell>
          <table:table-cell office:value-type="string" office:string-value="bhRing1_3_D19" table:formula="of:=CONCATENATE([.E61];[.F61];&quot;_D19&quot;)" table:style-name="ce1">
            <text:p>bhRing1_3_D19</text:p>
          </table:table-cell>
          <table:table-cell office:value-type="string" office:string-value="CCAACA_ACTGAT" table:formula="of:=CONCATENATE([.B25];&quot;_&quot;;[.D14])" table:style-name="ce1">
            <text:p>CCAACA_ACTGAT</text:p>
          </table:table-cell>
          <table:table-cell table:style-name="ce1"/>
          <table:table-cell office:value-type="string" office:string-value="  bhRing1_3_D12: CCAACA_CCAACA" table:formula="of:=CONCATENATE(&quot;  &quot;;[.M61];&quot;: &quot;;[.N61])" table:style-name="ce1">
            <text:p><text:s text:c="2"/>bhRing1_3_D12: CCAACA_CCAACA</text:p>
          </table:table-cell>
          <table:table-cell office:value-type="string" office:string-value="  bhRing1_3_D19: CCAACA_ACTGAT" table:formula="of:=CONCATENATE(&quot;  &quot;;[.Q61];&quot;: &quot;;[.R61])" table:style-name="ce1">
            <text:p><text:s text:c="2"/>bhRing1_3_D19: CCAACA_ACTGAT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i</text:p>
          </table:table-cell>
          <table:table-cell office:value-type="string" table:style-name="ce1">
            <text:p>Hdac1_3</text:p>
          </table:table-cell>
          <table:table-cell table:number-columns-repeated="5" table:style-name="ce1"/>
          <table:table-cell office:value-type="string" table:style-name="ce1">
            <text:p>F1</text:p>
          </table:table-cell>
          <table:table-cell office:value-type="string" office:string-value="biHdac1_3_D12" table:formula="of:=CONCATENATE([.E62];[.F62];&quot;_D12&quot;)" table:style-name="ce1">
            <text:p>biHdac1_3_D12</text:p>
          </table:table-cell>
          <table:table-cell office:value-type="string" office:string-value="ACTGAT_CGGAAT" table:formula="of:=CONCATENATE([.B14];&quot;_&quot;;[.D26])" table:style-name="ce1">
            <text:p>ACTGAT_CGGAAT</text:p>
          </table:table-cell>
          <table:table-cell table:style-name="ce1"/>
          <table:table-cell office:value-type="string" table:style-name="ce1">
            <text:p>F1</text:p>
          </table:table-cell>
          <table:table-cell office:value-type="string" office:string-value="biHdac1_3_D19" table:formula="of:=CONCATENATE([.E62];[.F62];&quot;_D19&quot;)" table:style-name="ce1">
            <text:p>biHdac1_3_D19</text:p>
          </table:table-cell>
          <table:table-cell office:value-type="string" office:string-value="ACTGAT_CTAGCT" table:formula="of:=CONCATENATE([.B14];&quot;_&quot;;[.D27])" table:style-name="ce1">
            <text:p>ACTGAT_CTAGCT</text:p>
          </table:table-cell>
          <table:table-cell table:style-name="ce1"/>
          <table:table-cell office:value-type="string" office:string-value="  biHdac1_3_D12: ACTGAT_CGGAAT" table:formula="of:=CONCATENATE(&quot;  &quot;;[.M62];&quot;: &quot;;[.N62])" table:style-name="ce1">
            <text:p><text:s text:c="2"/>biHdac1_3_D12: ACTGAT_CGGAAT</text:p>
          </table:table-cell>
          <table:table-cell office:value-type="string" office:string-value="  biHdac1_3_D19: ACTGAT_CTAGCT" table:formula="of:=CONCATENATE(&quot;  &quot;;[.Q62];&quot;: &quot;;[.R62])" table:style-name="ce1">
            <text:p><text:s text:c="2"/>biHdac1_3_D19: ACTGAT_CTAGCT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j</text:p>
          </table:table-cell>
          <table:table-cell office:value-type="string" table:style-name="ce1">
            <text:p>Sirt1_4</text:p>
          </table:table-cell>
          <table:table-cell table:number-columns-repeated="5" table:style-name="ce1"/>
          <table:table-cell office:value-type="string" table:style-name="ce1">
            <text:p>F2</text:p>
          </table:table-cell>
          <table:table-cell office:value-type="string" office:string-value="bjSirt1_4_D12" table:formula="of:=CONCATENATE([.E63];[.F63];&quot;_D12&quot;)" table:style-name="ce1">
            <text:p>bjSirt1_4_D12</text:p>
          </table:table-cell>
          <table:table-cell office:value-type="string" office:string-value="ATGAGC_CTAGCT" table:formula="of:=CONCATENATE([.B15];&quot;_&quot;;[.D27])" table:style-name="ce1">
            <text:p>ATGAGC_CTAGCT</text:p>
          </table:table-cell>
          <table:table-cell table:style-name="ce1"/>
          <table:table-cell office:value-type="string" table:style-name="ce1">
            <text:p>F2</text:p>
          </table:table-cell>
          <table:table-cell office:value-type="string" office:string-value="bjSirt1_4_D19" table:formula="of:=CONCATENATE([.E63];[.F63];&quot;_D19&quot;)" table:style-name="ce1">
            <text:p>bjSirt1_4_D19</text:p>
          </table:table-cell>
          <table:table-cell office:value-type="string" office:string-value="ATGAGC_CTATAC" table:formula="of:=CONCATENATE([.B15];&quot;_&quot;;[.D28])" table:style-name="ce1">
            <text:p>ATGAGC_CTATAC</text:p>
          </table:table-cell>
          <table:table-cell table:style-name="ce1"/>
          <table:table-cell office:value-type="string" office:string-value="  bjSirt1_4_D12: ATGAGC_CTAGCT" table:formula="of:=CONCATENATE(&quot;  &quot;;[.M63];&quot;: &quot;;[.N63])" table:style-name="ce1">
            <text:p><text:s text:c="2"/>bjSirt1_4_D12: ATGAGC_CTAGCT</text:p>
          </table:table-cell>
          <table:table-cell office:value-type="string" office:string-value="  bjSirt1_4_D19: ATGAGC_CTATAC" table:formula="of:=CONCATENATE(&quot;  &quot;;[.Q63];&quot;: &quot;;[.R63])" table:style-name="ce1">
            <text:p><text:s text:c="2"/>bjSirt1_4_D19: ATGAGC_CTATAC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k</text:p>
          </table:table-cell>
          <table:table-cell office:value-type="string" table:style-name="ce1">
            <text:p>Atf7ip_3</text:p>
          </table:table-cell>
          <table:table-cell table:number-columns-repeated="5" table:style-name="ce1"/>
          <table:table-cell office:value-type="string" table:style-name="ce1">
            <text:p>F3</text:p>
          </table:table-cell>
          <table:table-cell office:value-type="string" office:string-value="bkAtf7ip_3_D12" table:formula="of:=CONCATENATE([.E64];[.F64];&quot;_D12&quot;)" table:style-name="ce1">
            <text:p>bkAtf7ip_3_D12</text:p>
          </table:table-cell>
          <table:table-cell office:value-type="string" office:string-value="ATTCCT_CTATAC" table:formula="of:=CONCATENATE([.B16];&quot;_&quot;;[.D28])" table:style-name="ce1">
            <text:p>ATTCCT_CTATAC</text:p>
          </table:table-cell>
          <table:table-cell table:style-name="ce1"/>
          <table:table-cell office:value-type="string" table:style-name="ce1">
            <text:p>F3</text:p>
          </table:table-cell>
          <table:table-cell office:value-type="string" office:string-value="bkAtf7ip_3_D19" table:formula="of:=CONCATENATE([.E64];[.F64];&quot;_D19&quot;)" table:style-name="ce1">
            <text:p>bkAtf7ip_3_D19</text:p>
          </table:table-cell>
          <table:table-cell office:value-type="string" office:string-value="ATTCCT_CTCAGA" table:formula="of:=CONCATENATE([.B16];&quot;_&quot;;[.D29])" table:style-name="ce1">
            <text:p>ATTCCT_CTCAGA</text:p>
          </table:table-cell>
          <table:table-cell table:style-name="ce1"/>
          <table:table-cell office:value-type="string" office:string-value="  bkAtf7ip_3_D12: ATTCCT_CTATAC" table:formula="of:=CONCATENATE(&quot;  &quot;;[.M64];&quot;: &quot;;[.N64])" table:style-name="ce1">
            <text:p><text:s text:c="2"/>bkAtf7ip_3_D12: ATTCCT_CTATAC</text:p>
          </table:table-cell>
          <table:table-cell office:value-type="string" office:string-value="  bkAtf7ip_3_D19: ATTCCT_CTCAGA" table:formula="of:=CONCATENATE(&quot;  &quot;;[.Q64];&quot;: &quot;;[.R64])" table:style-name="ce1">
            <text:p><text:s text:c="2"/>bkAtf7ip_3_D19: ATTCCT_CTCAGA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l</text:p>
          </table:table-cell>
          <table:table-cell office:value-type="string" table:style-name="ce1">
            <text:p>Parp1_4</text:p>
          </table:table-cell>
          <table:table-cell table:number-columns-repeated="5" table:style-name="ce1"/>
          <table:table-cell office:value-type="string" table:style-name="ce1">
            <text:p>F4</text:p>
          </table:table-cell>
          <table:table-cell office:value-type="string" office:string-value="blParp1_4_D12" table:formula="of:=CONCATENATE([.E65];[.F65];&quot;_D12&quot;)" table:style-name="ce1">
            <text:p>blParp1_4_D12</text:p>
          </table:table-cell>
          <table:table-cell office:value-type="string" office:string-value="CAAAAG_CTCAGA" table:formula="of:=CONCATENATE([.B17];&quot;_&quot;;[.D29])" table:style-name="ce1">
            <text:p>CAAAAG_CTCAGA</text:p>
          </table:table-cell>
          <table:table-cell table:style-name="ce1"/>
          <table:table-cell office:value-type="string" table:style-name="ce1">
            <text:p>F4</text:p>
          </table:table-cell>
          <table:table-cell office:value-type="string" office:string-value="blParp1_4_D19" table:formula="of:=CONCATENATE([.E65];[.F65];&quot;_D19&quot;)" table:style-name="ce1">
            <text:p>blParp1_4_D19</text:p>
          </table:table-cell>
          <table:table-cell office:value-type="string" office:string-value="CAAAAG_GACGAC" table:formula="of:=CONCATENATE([.B17];&quot;_&quot;;[.D30])" table:style-name="ce1">
            <text:p>CAAAAG_GACGAC</text:p>
          </table:table-cell>
          <table:table-cell table:style-name="ce1"/>
          <table:table-cell office:value-type="string" office:string-value="  blParp1_4_D12: CAAAAG_CTCAGA" table:formula="of:=CONCATENATE(&quot;  &quot;;[.M65];&quot;: &quot;;[.N65])" table:style-name="ce1">
            <text:p><text:s text:c="2"/>blParp1_4_D12: CAAAAG_CTCAGA</text:p>
          </table:table-cell>
          <table:table-cell office:value-type="string" office:string-value="  blParp1_4_D19: CAAAAG_GACGAC" table:formula="of:=CONCATENATE(&quot;  &quot;;[.Q65];&quot;: &quot;;[.R65])" table:style-name="ce1">
            <text:p><text:s text:c="2"/>blParp1_4_D19: CAAAAG_GACGAC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m</text:p>
          </table:table-cell>
          <table:table-cell office:value-type="string" table:style-name="ce1">
            <text:p>Dnmt1_5</text:p>
          </table:table-cell>
          <table:table-cell table:number-columns-repeated="5" table:style-name="ce1"/>
          <table:table-cell office:value-type="string" table:style-name="ce1">
            <text:p>F5</text:p>
          </table:table-cell>
          <table:table-cell office:value-type="string" office:string-value="bmDnmt1_5_D12" table:formula="of:=CONCATENATE([.E66];[.F66];&quot;_D12&quot;)" table:style-name="ce1">
            <text:p>bmDnmt1_5_D12</text:p>
          </table:table-cell>
          <table:table-cell office:value-type="string" office:string-value="CAACTA_GACGAC" table:formula="of:=CONCATENATE([.B18];&quot;_&quot;;[.D30])" table:style-name="ce1">
            <text:p>CAACTA_GACGAC</text:p>
          </table:table-cell>
          <table:table-cell table:style-name="ce1"/>
          <table:table-cell office:value-type="string" table:style-name="ce1">
            <text:p>F5</text:p>
          </table:table-cell>
          <table:table-cell office:value-type="string" office:string-value="bmDnmt1_5_D19" table:formula="of:=CONCATENATE([.E66];[.F66];&quot;_D19&quot;)" table:style-name="ce1">
            <text:p>bmDnmt1_5_D19</text:p>
          </table:table-cell>
          <table:table-cell office:value-type="string" office:string-value="CAACTA_TAATCG" table:formula="of:=CONCATENATE([.B18];&quot;_&quot;;[.D31])" table:style-name="ce1">
            <text:p>CAACTA_TAATCG</text:p>
          </table:table-cell>
          <table:table-cell table:style-name="ce1"/>
          <table:table-cell office:value-type="string" office:string-value="  bmDnmt1_5_D12: CAACTA_GACGAC" table:formula="of:=CONCATENATE(&quot;  &quot;;[.M66];&quot;: &quot;;[.N66])" table:style-name="ce1">
            <text:p><text:s text:c="2"/>bmDnmt1_5_D12: CAACTA_GACGAC</text:p>
          </table:table-cell>
          <table:table-cell office:value-type="string" office:string-value="  bmDnmt1_5_D19: CAACTA_TAATCG" table:formula="of:=CONCATENATE(&quot;  &quot;;[.Q66];&quot;: &quot;;[.R66])" table:style-name="ce1">
            <text:p><text:s text:c="2"/>bmDnmt1_5_D19: CAACTA_TAATCG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n</text:p>
          </table:table-cell>
          <table:table-cell office:value-type="string" table:style-name="ce1">
            <text:p>Ctcf_3</text:p>
          </table:table-cell>
          <table:table-cell table:number-columns-repeated="5" table:style-name="ce1"/>
          <table:table-cell office:value-type="string" table:style-name="ce1">
            <text:p>F6</text:p>
          </table:table-cell>
          <table:table-cell office:value-type="string" office:string-value="bnCtcf_3_D12" table:formula="of:=CONCATENATE([.E67];[.F67];&quot;_D12&quot;)" table:style-name="ce1">
            <text:p>bnCtcf_3_D12</text:p>
          </table:table-cell>
          <table:table-cell office:value-type="string" office:string-value="CACCGG_TAATCG" table:formula="of:=CONCATENATE([.B19];&quot;_&quot;;[.D31])" table:style-name="ce1">
            <text:p>CACCGG_TAATCG</text:p>
          </table:table-cell>
          <table:table-cell table:style-name="ce1"/>
          <table:table-cell office:value-type="string" table:style-name="ce1">
            <text:p>F6</text:p>
          </table:table-cell>
          <table:table-cell office:value-type="string" office:string-value="bnCtcf_3_D19" table:formula="of:=CONCATENATE([.E67];[.F67];&quot;_D19&quot;)" table:style-name="ce1">
            <text:p>bnCtcf_3_D19</text:p>
          </table:table-cell>
          <table:table-cell office:value-type="string" office:string-value="CACCGG_TACAGC" table:formula="of:=CONCATENATE([.B19];&quot;_&quot;;[.D32])" table:style-name="ce1">
            <text:p>CACCGG_TACAGC</text:p>
          </table:table-cell>
          <table:table-cell table:style-name="ce1"/>
          <table:table-cell office:value-type="string" office:string-value="  bnCtcf_3_D12: CACCGG_TAATCG" table:formula="of:=CONCATENATE(&quot;  &quot;;[.M67];&quot;: &quot;;[.N67])" table:style-name="ce1">
            <text:p><text:s text:c="2"/>bnCtcf_3_D12: CACCGG_TAATCG</text:p>
          </table:table-cell>
          <table:table-cell office:value-type="string" office:string-value="  bnCtcf_3_D19: CACCGG_TACAGC" table:formula="of:=CONCATENATE(&quot;  &quot;;[.Q67];&quot;: &quot;;[.R67])" table:style-name="ce1">
            <text:p><text:s text:c="2"/>bnCtcf_3_D19: CACCGG_TACAGC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o</text:p>
          </table:table-cell>
          <table:table-cell office:value-type="string" table:style-name="ce1">
            <text:p>Zfp57_3</text:p>
          </table:table-cell>
          <table:table-cell table:number-columns-repeated="5" table:style-name="ce1"/>
          <table:table-cell office:value-type="string" table:style-name="ce1">
            <text:p>F7</text:p>
          </table:table-cell>
          <table:table-cell office:value-type="string" office:string-value="boZfp57_3_D12" table:formula="of:=CONCATENATE([.E68];[.F68];&quot;_D12&quot;)" table:style-name="ce1">
            <text:p>boZfp57_3_D12</text:p>
          </table:table-cell>
          <table:table-cell office:value-type="string" office:string-value="CACGAT_TACAGC" table:formula="of:=CONCATENATE([.B20];&quot;_&quot;;[.D32])" table:style-name="ce1">
            <text:p>CACGAT_TACAGC</text:p>
          </table:table-cell>
          <table:table-cell table:style-name="ce1"/>
          <table:table-cell office:value-type="string" table:style-name="ce1">
            <text:p>F7</text:p>
          </table:table-cell>
          <table:table-cell office:value-type="string" office:string-value="boZfp57_3_D19" table:formula="of:=CONCATENATE([.E68];[.F68];&quot;_D19&quot;)" table:style-name="ce1">
            <text:p>boZfp57_3_D19</text:p>
          </table:table-cell>
          <table:table-cell office:value-type="string" office:string-value="CACGAT_TATAAT" table:formula="of:=CONCATENATE([.B20];&quot;_&quot;;[.D33])" table:style-name="ce1">
            <text:p>CACGAT_TATAAT</text:p>
          </table:table-cell>
          <table:table-cell table:style-name="ce1"/>
          <table:table-cell office:value-type="string" office:string-value="  boZfp57_3_D12: CACGAT_TACAGC" table:formula="of:=CONCATENATE(&quot;  &quot;;[.M68];&quot;: &quot;;[.N68])" table:style-name="ce1">
            <text:p><text:s text:c="2"/>boZfp57_3_D12: CACGAT_TACAGC</text:p>
          </table:table-cell>
          <table:table-cell office:value-type="string" office:string-value="  boZfp57_3_D19: CACGAT_TATAAT" table:formula="of:=CONCATENATE(&quot;  &quot;;[.Q68];&quot;: &quot;;[.R68])" table:style-name="ce1">
            <text:p><text:s text:c="2"/>boZfp57_3_D19: CACGAT_TATAAT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p</text:p>
          </table:table-cell>
          <table:table-cell office:value-type="string" table:style-name="ce1">
            <text:p>Ctcf_4</text:p>
          </table:table-cell>
          <table:table-cell table:number-columns-repeated="5" table:style-name="ce1"/>
          <table:table-cell office:value-type="string" table:style-name="ce1">
            <text:p>F8</text:p>
          </table:table-cell>
          <table:table-cell office:value-type="string" office:string-value="bpCtcf_4_D12" table:formula="of:=CONCATENATE([.E69];[.F69];&quot;_D12&quot;)" table:style-name="ce1">
            <text:p>bpCtcf_4_D12</text:p>
          </table:table-cell>
          <table:table-cell office:value-type="string" office:string-value="CACTCA_TATAAT" table:formula="of:=CONCATENATE([.B21];&quot;_&quot;;[.D33])" table:style-name="ce1">
            <text:p>CACTCA_TATAAT</text:p>
          </table:table-cell>
          <table:table-cell table:style-name="ce1"/>
          <table:table-cell office:value-type="string" table:style-name="ce1">
            <text:p>F8</text:p>
          </table:table-cell>
          <table:table-cell office:value-type="string" office:string-value="bpCtcf_4_D19" table:formula="of:=CONCATENATE([.E69];[.F69];&quot;_D19&quot;)" table:style-name="ce1">
            <text:p>bpCtcf_4_D19</text:p>
          </table:table-cell>
          <table:table-cell office:value-type="string" office:string-value="CACTCA_TCATTC" table:formula="of:=CONCATENATE([.B21];&quot;_&quot;;[.D34])" table:style-name="ce1">
            <text:p>CACTCA_TCATTC</text:p>
          </table:table-cell>
          <table:table-cell table:style-name="ce1"/>
          <table:table-cell office:value-type="string" office:string-value="  bpCtcf_4_D12: CACTCA_TATAAT" table:formula="of:=CONCATENATE(&quot;  &quot;;[.M69];&quot;: &quot;;[.N69])" table:style-name="ce1">
            <text:p><text:s text:c="2"/>bpCtcf_4_D12: CACTCA_TATAAT</text:p>
          </table:table-cell>
          <table:table-cell office:value-type="string" office:string-value="  bpCtcf_4_D19: CACTCA_TCATTC" table:formula="of:=CONCATENATE(&quot;  &quot;;[.Q69];&quot;: &quot;;[.R69])" table:style-name="ce1">
            <text:p><text:s text:c="2"/>bpCtcf_4_D19: CACTCA_TCATTC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q</text:p>
          </table:table-cell>
          <table:table-cell office:value-type="string" table:style-name="ce1">
            <text:p>Rad21_5</text:p>
          </table:table-cell>
          <table:table-cell table:number-columns-repeated="5" table:style-name="ce1"/>
          <table:table-cell office:value-type="string" table:style-name="ce1">
            <text:p>F9</text:p>
          </table:table-cell>
          <table:table-cell office:value-type="string" office:string-value="bqRad21_5_D12" table:formula="of:=CONCATENATE([.E70];[.F70];&quot;_D12&quot;)" table:style-name="ce1">
            <text:p>bqRad21_5_D12</text:p>
          </table:table-cell>
          <table:table-cell office:value-type="string" office:string-value="CAGGCG_TCATTC" table:formula="of:=CONCATENATE([.B22];&quot;_&quot;;[.D34])" table:style-name="ce1">
            <text:p>CAGGCG_TCATTC</text:p>
          </table:table-cell>
          <table:table-cell table:style-name="ce1"/>
          <table:table-cell office:value-type="string" table:style-name="ce1">
            <text:p>F9</text:p>
          </table:table-cell>
          <table:table-cell office:value-type="string" office:string-value="bqRad21_5_D19" table:formula="of:=CONCATENATE([.E70];[.F70];&quot;_D19&quot;)" table:style-name="ce1">
            <text:p>bqRad21_5_D19</text:p>
          </table:table-cell>
          <table:table-cell office:value-type="string" office:string-value="CAGGCG_TCCCGA" table:formula="of:=CONCATENATE([.B22];&quot;_&quot;;[.D35])" table:style-name="ce1">
            <text:p>CAGGCG_TCCCGA</text:p>
          </table:table-cell>
          <table:table-cell table:style-name="ce1"/>
          <table:table-cell office:value-type="string" office:string-value="  bqRad21_5_D12: CAGGCG_TCATTC" table:formula="of:=CONCATENATE(&quot;  &quot;;[.M70];&quot;: &quot;;[.N70])" table:style-name="ce1">
            <text:p><text:s text:c="2"/>bqRad21_5_D12: CAGGCG_TCATTC</text:p>
          </table:table-cell>
          <table:table-cell office:value-type="string" office:string-value="  bqRad21_5_D19: CAGGCG_TCCCGA" table:formula="of:=CONCATENATE(&quot;  &quot;;[.Q70];&quot;: &quot;;[.R70])" table:style-name="ce1">
            <text:p><text:s text:c="2"/>bqRad21_5_D19: CAGGCG_TCCCGA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r</text:p>
          </table:table-cell>
          <table:table-cell office:value-type="string" table:style-name="ce1">
            <text:p>Rnf2_3</text:p>
          </table:table-cell>
          <table:table-cell table:number-columns-repeated="5" table:style-name="ce1"/>
          <table:table-cell office:value-type="string" table:style-name="ce1">
            <text:p>F10</text:p>
          </table:table-cell>
          <table:table-cell office:value-type="string" office:string-value="brRnf2_3_D12" table:formula="of:=CONCATENATE([.E71];[.F71];&quot;_D12&quot;)" table:style-name="ce1">
            <text:p>brRnf2_3_D12</text:p>
          </table:table-cell>
          <table:table-cell office:value-type="string" office:string-value="CATGGC_TCCCGA" table:formula="of:=CONCATENATE([.B23];&quot;_&quot;;[.D35])" table:style-name="ce1">
            <text:p>CATGGC_TCCCGA</text:p>
          </table:table-cell>
          <table:table-cell table:style-name="ce1"/>
          <table:table-cell office:value-type="string" table:style-name="ce1">
            <text:p>F10</text:p>
          </table:table-cell>
          <table:table-cell office:value-type="string" office:string-value="brRnf2_3_D19" table:formula="of:=CONCATENATE([.E71];[.F71];&quot;_D19&quot;)" table:style-name="ce1">
            <text:p>brRnf2_3_D19</text:p>
          </table:table-cell>
          <table:table-cell office:value-type="string" office:string-value="CATGGC_TCGAAG" table:formula="of:=CONCATENATE([.B23];&quot;_&quot;;[.D36])" table:style-name="ce1">
            <text:p>CATGGC_TCGAAG</text:p>
          </table:table-cell>
          <table:table-cell table:style-name="ce1"/>
          <table:table-cell office:value-type="string" office:string-value="  brRnf2_3_D12: CATGGC_TCCCGA" table:formula="of:=CONCATENATE(&quot;  &quot;;[.M71];&quot;: &quot;;[.N71])" table:style-name="ce1">
            <text:p><text:s text:c="2"/>brRnf2_3_D12: CATGGC_TCCCGA</text:p>
          </table:table-cell>
          <table:table-cell office:value-type="string" office:string-value="  brRnf2_3_D19: CATGGC_TCGAAG" table:formula="of:=CONCATENATE(&quot;  &quot;;[.Q71];&quot;: &quot;;[.R71])" table:style-name="ce1">
            <text:p><text:s text:c="2"/>brRnf2_3_D19: CATGGC_TCGAAG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s</text:p>
          </table:table-cell>
          <table:table-cell office:value-type="string" table:style-name="ce1">
            <text:p>Hdac1_4</text:p>
          </table:table-cell>
          <table:table-cell table:number-columns-repeated="5" table:style-name="ce1"/>
          <table:table-cell office:value-type="string" table:style-name="ce1">
            <text:p>F11</text:p>
          </table:table-cell>
          <table:table-cell office:value-type="string" office:string-value="bsHdac1_4_D12" table:formula="of:=CONCATENATE([.E72];[.F72];&quot;_D12&quot;)" table:style-name="ce1">
            <text:p>bsHdac1_4_D12</text:p>
          </table:table-cell>
          <table:table-cell office:value-type="string" office:string-value="CATTTT_TCGAAG" table:formula="of:=CONCATENATE([.B24];&quot;_&quot;;[.D36])" table:style-name="ce1">
            <text:p>CATTTT_TCGAAG</text:p>
          </table:table-cell>
          <table:table-cell table:style-name="ce1"/>
          <table:table-cell office:value-type="string" table:style-name="ce1">
            <text:p>F11</text:p>
          </table:table-cell>
          <table:table-cell office:value-type="string" office:string-value="bsHdac1_4_D19" table:formula="of:=CONCATENATE([.E72];[.F72];&quot;_D19&quot;)" table:style-name="ce1">
            <text:p>bsHdac1_4_D19</text:p>
          </table:table-cell>
          <table:table-cell office:value-type="string" office:string-value="CATTTT_TCGGCA" table:formula="of:=CONCATENATE([.B24];&quot;_&quot;;[.D37])" table:style-name="ce1">
            <text:p>CATTTT_TCGGCA</text:p>
          </table:table-cell>
          <table:table-cell table:style-name="ce1"/>
          <table:table-cell office:value-type="string" office:string-value="  bsHdac1_4_D12: CATTTT_TCGAAG" table:formula="of:=CONCATENATE(&quot;  &quot;;[.M72];&quot;: &quot;;[.N72])" table:style-name="ce1">
            <text:p><text:s text:c="2"/>bsHdac1_4_D12: CATTTT_TCGAAG</text:p>
          </table:table-cell>
          <table:table-cell office:value-type="string" office:string-value="  bsHdac1_4_D19: CATTTT_TCGGCA" table:formula="of:=CONCATENATE(&quot;  &quot;;[.Q72];&quot;: &quot;;[.R72])" table:style-name="ce1">
            <text:p><text:s text:c="2"/>bsHdac1_4_D19: CATTTT_TCGGCA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t</text:p>
          </table:table-cell>
          <table:table-cell office:value-type="string" table:style-name="ce1">
            <text:p>Suv39h1_3</text:p>
          </table:table-cell>
          <table:table-cell table:number-columns-repeated="5" table:style-name="ce1"/>
          <table:table-cell office:value-type="string" table:style-name="ce1">
            <text:p>F12</text:p>
          </table:table-cell>
          <table:table-cell office:value-type="string" office:string-value="btSuv39h1_3_D12" table:formula="of:=CONCATENATE([.E73];[.F73];&quot;_D12&quot;)" table:style-name="ce1">
            <text:p>btSuv39h1_3_D12</text:p>
          </table:table-cell>
          <table:table-cell office:value-type="string" office:string-value="CCAACA_TCGGCA" table:formula="of:=CONCATENATE([.B25];&quot;_&quot;;[.D37])" table:style-name="ce1">
            <text:p>CCAACA_TCGGCA</text:p>
          </table:table-cell>
          <table:table-cell table:style-name="ce1"/>
          <table:table-cell office:value-type="string" table:style-name="ce1">
            <text:p>F12</text:p>
          </table:table-cell>
          <table:table-cell office:value-type="string" office:string-value="btSuv39h1_3_D19" table:formula="of:=CONCATENATE([.E73];[.F73];&quot;_D19&quot;)" table:style-name="ce1">
            <text:p>btSuv39h1_3_D19</text:p>
          </table:table-cell>
          <table:table-cell office:value-type="string" office:string-value="CCAACA_CGGAAT" table:formula="of:=CONCATENATE([.B25];&quot;_&quot;;[.D26])" table:style-name="ce1">
            <text:p>CCAACA_CGGAAT</text:p>
          </table:table-cell>
          <table:table-cell table:style-name="ce1"/>
          <table:table-cell office:value-type="string" office:string-value="  btSuv39h1_3_D12: CCAACA_TCGGCA" table:formula="of:=CONCATENATE(&quot;  &quot;;[.M73];&quot;: &quot;;[.N73])" table:style-name="ce1">
            <text:p><text:s text:c="2"/>btSuv39h1_3_D12: CCAACA_TCGGCA</text:p>
          </table:table-cell>
          <table:table-cell office:value-type="string" office:string-value="  btSuv39h1_3_D19: CCAACA_CGGAAT" table:formula="of:=CONCATENATE(&quot;  &quot;;[.Q73];&quot;: &quot;;[.R73])" table:style-name="ce1">
            <text:p><text:s text:c="2"/>btSuv39h1_3_D19: CCAACA_CGGAAT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u</text:p>
          </table:table-cell>
          <table:table-cell office:value-type="string" table:style-name="ce1">
            <text:p>Suv39h1_4</text:p>
          </table:table-cell>
          <table:table-cell table:number-columns-repeated="5" table:style-name="ce1"/>
          <table:table-cell office:value-type="string" table:style-name="ce1">
            <text:p>G1</text:p>
          </table:table-cell>
          <table:table-cell office:value-type="string" office:string-value="buSuv39h1_4_D12" table:formula="of:=CONCATENATE([.E74];[.F74];&quot;_D12&quot;)" table:style-name="ce1">
            <text:p>buSuv39h1_4_D12</text:p>
          </table:table-cell>
          <table:table-cell office:value-type="string" office:string-value="CGGAAT_AGTCAA" table:formula="of:=CONCATENATE([.B26];&quot;_&quot;;[.D2])" table:style-name="ce1">
            <text:p>CGGAAT_AGTCAA</text:p>
          </table:table-cell>
          <table:table-cell table:style-name="ce1"/>
          <table:table-cell office:value-type="string" table:style-name="ce1">
            <text:p>G1</text:p>
          </table:table-cell>
          <table:table-cell office:value-type="string" office:string-value="buSuv39h1_4_D19" table:formula="of:=CONCATENATE([.E74];[.F74];&quot;_D19&quot;)" table:style-name="ce1">
            <text:p>buSuv39h1_4_D19</text:p>
          </table:table-cell>
          <table:table-cell office:value-type="string" office:string-value="CGGAAT_AGTTCC" table:formula="of:=CONCATENATE([.B26];&quot;_&quot;;[.D3])" table:style-name="ce1">
            <text:p>CGGAAT_AGTTCC</text:p>
          </table:table-cell>
          <table:table-cell table:style-name="ce1"/>
          <table:table-cell office:value-type="string" office:string-value="  buSuv39h1_4_D12: CGGAAT_AGTCAA" table:formula="of:=CONCATENATE(&quot;  &quot;;[.M74];&quot;: &quot;;[.N74])" table:style-name="ce1">
            <text:p><text:s text:c="2"/>buSuv39h1_4_D12: CGGAAT_AGTCAA</text:p>
          </table:table-cell>
          <table:table-cell office:value-type="string" office:string-value="  buSuv39h1_4_D19: CGGAAT_AGTTCC" table:formula="of:=CONCATENATE(&quot;  &quot;;[.Q74];&quot;: &quot;;[.R74])" table:style-name="ce1">
            <text:p><text:s text:c="2"/>buSuv39h1_4_D19: CGGAAT_AGTTCC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v</text:p>
          </table:table-cell>
          <table:table-cell office:value-type="string" table:style-name="ce1">
            <text:p>Zfp57_4</text:p>
          </table:table-cell>
          <table:table-cell table:number-columns-repeated="5" table:style-name="ce1"/>
          <table:table-cell office:value-type="string" table:style-name="ce1">
            <text:p>G2</text:p>
          </table:table-cell>
          <table:table-cell office:value-type="string" office:string-value="bvZfp57_4_D12" table:formula="of:=CONCATENATE([.E75];[.F75];&quot;_D12&quot;)" table:style-name="ce1">
            <text:p>bvZfp57_4_D12</text:p>
          </table:table-cell>
          <table:table-cell office:value-type="string" office:string-value="CTAGCT_AGTTCC" table:formula="of:=CONCATENATE([.B27];&quot;_&quot;;[.D3])" table:style-name="ce1">
            <text:p>CTAGCT_AGTTCC</text:p>
          </table:table-cell>
          <table:table-cell table:style-name="ce1"/>
          <table:table-cell office:value-type="string" table:style-name="ce1">
            <text:p>G2</text:p>
          </table:table-cell>
          <table:table-cell office:value-type="string" office:string-value="bvZfp57_4_D19" table:formula="of:=CONCATENATE([.E75];[.F75];&quot;_D19&quot;)" table:style-name="ce1">
            <text:p>bvZfp57_4_D19</text:p>
          </table:table-cell>
          <table:table-cell office:value-type="string" office:string-value="CTAGCT_ATGTCA" table:formula="of:=CONCATENATE([.B27];&quot;_&quot;;[.D4])" table:style-name="ce1">
            <text:p>CTAGCT_ATGTCA</text:p>
          </table:table-cell>
          <table:table-cell table:style-name="ce1"/>
          <table:table-cell office:value-type="string" office:string-value="  bvZfp57_4_D12: CTAGCT_AGTTCC" table:formula="of:=CONCATENATE(&quot;  &quot;;[.M75];&quot;: &quot;;[.N75])" table:style-name="ce1">
            <text:p><text:s text:c="2"/>bvZfp57_4_D12: CTAGCT_AGTTCC</text:p>
          </table:table-cell>
          <table:table-cell office:value-type="string" office:string-value="  bvZfp57_4_D19: CTAGCT_ATGTCA" table:formula="of:=CONCATENATE(&quot;  &quot;;[.Q75];&quot;: &quot;;[.R75])" table:style-name="ce1">
            <text:p><text:s text:c="2"/>bvZfp57_4_D19: CTAGCT_ATGTCA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w</text:p>
          </table:table-cell>
          <table:table-cell office:value-type="string" table:style-name="ce1">
            <text:p>Smchd1_5</text:p>
          </table:table-cell>
          <table:table-cell table:number-columns-repeated="5" table:style-name="ce1"/>
          <table:table-cell office:value-type="string" table:style-name="ce1">
            <text:p>G3</text:p>
          </table:table-cell>
          <table:table-cell office:value-type="string" office:string-value="bwSmchd1_5_D12" table:formula="of:=CONCATENATE([.E76];[.F76];&quot;_D12&quot;)" table:style-name="ce1">
            <text:p>bwSmchd1_5_D12</text:p>
          </table:table-cell>
          <table:table-cell office:value-type="string" office:string-value="CTATAC_ATGTCA" table:formula="of:=CONCATENATE([.B28];&quot;_&quot;;[.D4])" table:style-name="ce1">
            <text:p>CTATAC_ATGTCA</text:p>
          </table:table-cell>
          <table:table-cell table:style-name="ce1"/>
          <table:table-cell office:value-type="string" table:style-name="ce1">
            <text:p>G3</text:p>
          </table:table-cell>
          <table:table-cell office:value-type="string" office:string-value="bwSmchd1_5_D19" table:formula="of:=CONCATENATE([.E76];[.F76];&quot;_D19&quot;)" table:style-name="ce1">
            <text:p>bwSmchd1_5_D19</text:p>
          </table:table-cell>
          <table:table-cell office:value-type="string" office:string-value="CTATAC_CCGTCC" table:formula="of:=CONCATENATE([.B28];&quot;_&quot;;[.D5])" table:style-name="ce1">
            <text:p>CTATAC_CCGTCC</text:p>
          </table:table-cell>
          <table:table-cell table:style-name="ce1"/>
          <table:table-cell office:value-type="string" office:string-value="  bwSmchd1_5_D12: CTATAC_ATGTCA" table:formula="of:=CONCATENATE(&quot;  &quot;;[.M76];&quot;: &quot;;[.N76])" table:style-name="ce1">
            <text:p><text:s text:c="2"/>bwSmchd1_5_D12: CTATAC_ATGTCA</text:p>
          </table:table-cell>
          <table:table-cell office:value-type="string" office:string-value="  bwSmchd1_5_D19: CTATAC_CCGTCC" table:formula="of:=CONCATENATE(&quot;  &quot;;[.Q76];&quot;: &quot;;[.R76])" table:style-name="ce1">
            <text:p><text:s text:c="2"/>bwSmchd1_5_D19: CTATAC_CCGTCC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x</text:p>
          </table:table-cell>
          <table:table-cell office:value-type="string" table:style-name="ce1">
            <text:p>Atf7ip_4</text:p>
          </table:table-cell>
          <table:table-cell table:number-columns-repeated="5" table:style-name="ce1"/>
          <table:table-cell office:value-type="string" table:style-name="ce1">
            <text:p>G4</text:p>
          </table:table-cell>
          <table:table-cell office:value-type="string" office:string-value="bxAtf7ip_4_D12" table:formula="of:=CONCATENATE([.E77];[.F77];&quot;_D12&quot;)" table:style-name="ce1">
            <text:p>bxAtf7ip_4_D12</text:p>
          </table:table-cell>
          <table:table-cell office:value-type="string" office:string-value="CTCAGA_CCGTCC" table:formula="of:=CONCATENATE([.B29];&quot;_&quot;;[.D5])" table:style-name="ce1">
            <text:p>CTCAGA_CCGTCC</text:p>
          </table:table-cell>
          <table:table-cell table:style-name="ce1"/>
          <table:table-cell office:value-type="string" table:style-name="ce1">
            <text:p>G4</text:p>
          </table:table-cell>
          <table:table-cell office:value-type="string" office:string-value="bxAtf7ip_4_D19" table:formula="of:=CONCATENATE([.E77];[.F77];&quot;_D19&quot;)" table:style-name="ce1">
            <text:p>bxAtf7ip_4_D19</text:p>
          </table:table-cell>
          <table:table-cell office:value-type="string" office:string-value="CTCAGA_GTAGAG" table:formula="of:=CONCATENATE([.B29];&quot;_&quot;;[.D6])" table:style-name="ce1">
            <text:p>CTCAGA_GTAGAG</text:p>
          </table:table-cell>
          <table:table-cell table:style-name="ce1"/>
          <table:table-cell office:value-type="string" office:string-value="  bxAtf7ip_4_D12: CTCAGA_CCGTCC" table:formula="of:=CONCATENATE(&quot;  &quot;;[.M77];&quot;: &quot;;[.N77])" table:style-name="ce1">
            <text:p><text:s text:c="2"/>bxAtf7ip_4_D12: CTCAGA_CCGTCC</text:p>
          </table:table-cell>
          <table:table-cell office:value-type="string" office:string-value="  bxAtf7ip_4_D19: CTCAGA_GTAGAG" table:formula="of:=CONCATENATE(&quot;  &quot;;[.Q77];&quot;: &quot;;[.R77])" table:style-name="ce1">
            <text:p><text:s text:c="2"/>bxAtf7ip_4_D19: CTCAGA_GTAGAG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y</text:p>
          </table:table-cell>
          <table:table-cell office:value-type="string" table:style-name="ce1">
            <text:p>Ring1_4</text:p>
          </table:table-cell>
          <table:table-cell table:number-columns-repeated="5" table:style-name="ce1"/>
          <table:table-cell office:value-type="string" table:style-name="ce1">
            <text:p>G5</text:p>
          </table:table-cell>
          <table:table-cell office:value-type="string" office:string-value="byRing1_4_D12" table:formula="of:=CONCATENATE([.E78];[.F78];&quot;_D12&quot;)" table:style-name="ce1">
            <text:p>byRing1_4_D12</text:p>
          </table:table-cell>
          <table:table-cell office:value-type="string" office:string-value="GACGAC_GTAGAG" table:formula="of:=CONCATENATE([.B30];&quot;_&quot;;[.D6])" table:style-name="ce1">
            <text:p>GACGAC_GTAGAG</text:p>
          </table:table-cell>
          <table:table-cell table:style-name="ce1"/>
          <table:table-cell office:value-type="string" table:style-name="ce1">
            <text:p>G5</text:p>
          </table:table-cell>
          <table:table-cell office:value-type="string" office:string-value="byRing1_4_D19" table:formula="of:=CONCATENATE([.E78];[.F78];&quot;_D19&quot;)" table:style-name="ce1">
            <text:p>byRing1_4_D19</text:p>
          </table:table-cell>
          <table:table-cell office:value-type="string" office:string-value="GACGAC_GTCCGC" table:formula="of:=CONCATENATE([.B30];&quot;_&quot;;[.D7])" table:style-name="ce1">
            <text:p>GACGAC_GTCCGC</text:p>
          </table:table-cell>
          <table:table-cell table:style-name="ce1"/>
          <table:table-cell office:value-type="string" office:string-value="  byRing1_4_D12: GACGAC_GTAGAG" table:formula="of:=CONCATENATE(&quot;  &quot;;[.M78];&quot;: &quot;;[.N78])" table:style-name="ce1">
            <text:p><text:s text:c="2"/>byRing1_4_D12: GACGAC_GTAGAG</text:p>
          </table:table-cell>
          <table:table-cell office:value-type="string" office:string-value="  byRing1_4_D19: GACGAC_GTCCGC" table:formula="of:=CONCATENATE(&quot;  &quot;;[.Q78];&quot;: &quot;;[.R78])" table:style-name="ce1">
            <text:p><text:s text:c="2"/>byRing1_4_D19: GACGAC_GTCCGC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bz</text:p>
          </table:table-cell>
          <table:table-cell office:value-type="string" table:style-name="ce1">
            <text:p>Atf7ip_5</text:p>
          </table:table-cell>
          <table:table-cell table:number-columns-repeated="5" table:style-name="ce1"/>
          <table:table-cell office:value-type="string" table:style-name="ce1">
            <text:p>G6</text:p>
          </table:table-cell>
          <table:table-cell office:value-type="string" office:string-value="bzAtf7ip_5_D12" table:formula="of:=CONCATENATE([.E79];[.F79];&quot;_D12&quot;)" table:style-name="ce1">
            <text:p>bzAtf7ip_5_D12</text:p>
          </table:table-cell>
          <table:table-cell office:value-type="string" office:string-value="TAATCG_GTCCGC" table:formula="of:=CONCATENATE([.B31];&quot;_&quot;;[.D7])" table:style-name="ce1">
            <text:p>TAATCG_GTCCGC</text:p>
          </table:table-cell>
          <table:table-cell table:style-name="ce1"/>
          <table:table-cell office:value-type="string" table:style-name="ce1">
            <text:p>G6</text:p>
          </table:table-cell>
          <table:table-cell office:value-type="string" office:string-value="bzAtf7ip_5_D19" table:formula="of:=CONCATENATE([.E79];[.F79];&quot;_D19&quot;)" table:style-name="ce1">
            <text:p>bzAtf7ip_5_D19</text:p>
          </table:table-cell>
          <table:table-cell office:value-type="string" office:string-value="TAATCG_GTGAAA" table:formula="of:=CONCATENATE([.B31];&quot;_&quot;;[.D8])" table:style-name="ce1">
            <text:p>TAATCG_GTGAAA</text:p>
          </table:table-cell>
          <table:table-cell table:style-name="ce1"/>
          <table:table-cell office:value-type="string" office:string-value="  bzAtf7ip_5_D12: TAATCG_GTCCGC" table:formula="of:=CONCATENATE(&quot;  &quot;;[.M79];&quot;: &quot;;[.N79])" table:style-name="ce1">
            <text:p><text:s text:c="2"/>bzAtf7ip_5_D12: TAATCG_GTCCGC</text:p>
          </table:table-cell>
          <table:table-cell office:value-type="string" office:string-value="  bzAtf7ip_5_D19: TAATCG_GTGAAA" table:formula="of:=CONCATENATE(&quot;  &quot;;[.Q79];&quot;: &quot;;[.R79])" table:style-name="ce1">
            <text:p><text:s text:c="2"/>bzAtf7ip_5_D19: TAATCG_GTGAAA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ca</text:p>
          </table:table-cell>
          <table:table-cell office:value-type="string" table:style-name="ce1">
            <text:p>Eed_5</text:p>
          </table:table-cell>
          <table:table-cell table:number-columns-repeated="5" table:style-name="ce1"/>
          <table:table-cell office:value-type="string" table:style-name="ce1">
            <text:p>G7</text:p>
          </table:table-cell>
          <table:table-cell office:value-type="string" office:string-value="caEed_5_D12" table:formula="of:=CONCATENATE([.E80];[.F80];&quot;_D12&quot;)" table:style-name="ce1">
            <text:p>caEed_5_D12</text:p>
          </table:table-cell>
          <table:table-cell office:value-type="string" office:string-value="TACAGC_GTGAAA" table:formula="of:=CONCATENATE([.B32];&quot;_&quot;;[.D8])" table:style-name="ce1">
            <text:p>TACAGC_GTGAAA</text:p>
          </table:table-cell>
          <table:table-cell table:style-name="ce1"/>
          <table:table-cell office:value-type="string" table:style-name="ce1">
            <text:p>G7</text:p>
          </table:table-cell>
          <table:table-cell office:value-type="string" office:string-value="caEed_5_D19" table:formula="of:=CONCATENATE([.E80];[.F80];&quot;_D19&quot;)" table:style-name="ce1">
            <text:p>caEed_5_D19</text:p>
          </table:table-cell>
          <table:table-cell office:value-type="string" office:string-value="TACAGC_GTGGCC" table:formula="of:=CONCATENATE([.B32];&quot;_&quot;;[.D9])" table:style-name="ce1">
            <text:p>TACAGC_GTGGCC</text:p>
          </table:table-cell>
          <table:table-cell table:style-name="ce1"/>
          <table:table-cell office:value-type="string" office:string-value="  caEed_5_D12: TACAGC_GTGAAA" table:formula="of:=CONCATENATE(&quot;  &quot;;[.M80];&quot;: &quot;;[.N80])" table:style-name="ce1">
            <text:p><text:s text:c="2"/>caEed_5_D12: TACAGC_GTGAAA</text:p>
          </table:table-cell>
          <table:table-cell office:value-type="string" office:string-value="  caEed_5_D19: TACAGC_GTGGCC" table:formula="of:=CONCATENATE(&quot;  &quot;;[.Q80];&quot;: &quot;;[.R80])" table:style-name="ce1">
            <text:p><text:s text:c="2"/>caEed_5_D19: TACAGC_GTGGCC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cb</text:p>
          </table:table-cell>
          <table:table-cell office:value-type="string" table:style-name="ce1">
            <text:p>Ctcf_5</text:p>
          </table:table-cell>
          <table:table-cell table:number-columns-repeated="5" table:style-name="ce1"/>
          <table:table-cell office:value-type="string" table:style-name="ce1">
            <text:p>G8</text:p>
          </table:table-cell>
          <table:table-cell office:value-type="string" office:string-value="cbCtcf_5_D12" table:formula="of:=CONCATENATE([.E81];[.F81];&quot;_D12&quot;)" table:style-name="ce1">
            <text:p>cbCtcf_5_D12</text:p>
          </table:table-cell>
          <table:table-cell office:value-type="string" office:string-value="TATAAT_GTGGCC" table:formula="of:=CONCATENATE([.B33];&quot;_&quot;;[.D9])" table:style-name="ce1">
            <text:p>TATAAT_GTGGCC</text:p>
          </table:table-cell>
          <table:table-cell table:style-name="ce1"/>
          <table:table-cell office:value-type="string" table:style-name="ce1">
            <text:p>G8</text:p>
          </table:table-cell>
          <table:table-cell office:value-type="string" office:string-value="cbCtcf_5_D19" table:formula="of:=CONCATENATE([.E81];[.F81];&quot;_D19&quot;)" table:style-name="ce1">
            <text:p>cbCtcf_5_D19</text:p>
          </table:table-cell>
          <table:table-cell office:value-type="string" office:string-value="TATAAT_GTTTCG" table:formula="of:=CONCATENATE([.B33];&quot;_&quot;;[.D10])" table:style-name="ce1">
            <text:p>TATAAT_GTTTCG</text:p>
          </table:table-cell>
          <table:table-cell table:style-name="ce1"/>
          <table:table-cell office:value-type="string" office:string-value="  cbCtcf_5_D12: TATAAT_GTGGCC" table:formula="of:=CONCATENATE(&quot;  &quot;;[.M81];&quot;: &quot;;[.N81])" table:style-name="ce1">
            <text:p><text:s text:c="2"/>cbCtcf_5_D12: TATAAT_GTGGCC</text:p>
          </table:table-cell>
          <table:table-cell office:value-type="string" office:string-value="  cbCtcf_5_D19: TATAAT_GTTTCG" table:formula="of:=CONCATENATE(&quot;  &quot;;[.Q81];&quot;: &quot;;[.R81])" table:style-name="ce1">
            <text:p><text:s text:c="2"/>cbCtcf_5_D19: TATAAT_GTTTCG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cc</text:p>
          </table:table-cell>
          <table:table-cell office:value-type="string" table:style-name="ce1">
            <text:p>Sirt1_5</text:p>
          </table:table-cell>
          <table:table-cell table:number-columns-repeated="5" table:style-name="ce1"/>
          <table:table-cell office:value-type="string" table:style-name="ce1">
            <text:p>G9</text:p>
          </table:table-cell>
          <table:table-cell office:value-type="string" office:string-value="ccSirt1_5_D12" table:formula="of:=CONCATENATE([.E82];[.F82];&quot;_D12&quot;)" table:style-name="ce1">
            <text:p>ccSirt1_5_D12</text:p>
          </table:table-cell>
          <table:table-cell office:value-type="string" office:string-value="TCATTC_GTTTCG" table:formula="of:=CONCATENATE([.B34];&quot;_&quot;;[.D10])" table:style-name="ce1">
            <text:p>TCATTC_GTTTCG</text:p>
          </table:table-cell>
          <table:table-cell table:style-name="ce1"/>
          <table:table-cell office:value-type="string" table:style-name="ce1">
            <text:p>G9</text:p>
          </table:table-cell>
          <table:table-cell office:value-type="string" office:string-value="ccSirt1_5_D19" table:formula="of:=CONCATENATE([.E82];[.F82];&quot;_D19&quot;)" table:style-name="ce1">
            <text:p>ccSirt1_5_D19</text:p>
          </table:table-cell>
          <table:table-cell office:value-type="string" office:string-value="TCATTC_CGTACG" table:formula="of:=CONCATENATE([.B34];&quot;_&quot;;[.D11])" table:style-name="ce1">
            <text:p>TCATTC_CGTACG</text:p>
          </table:table-cell>
          <table:table-cell table:style-name="ce1"/>
          <table:table-cell office:value-type="string" office:string-value="  ccSirt1_5_D12: TCATTC_GTTTCG" table:formula="of:=CONCATENATE(&quot;  &quot;;[.M82];&quot;: &quot;;[.N82])" table:style-name="ce1">
            <text:p><text:s text:c="2"/>ccSirt1_5_D12: TCATTC_GTTTCG</text:p>
          </table:table-cell>
          <table:table-cell office:value-type="string" office:string-value="  ccSirt1_5_D19: TCATTC_CGTACG" table:formula="of:=CONCATENATE(&quot;  &quot;;[.Q82];&quot;: &quot;;[.R82])" table:style-name="ce1">
            <text:p><text:s text:c="2"/>ccSirt1_5_D19: TCATTC_CGTACG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cd</text:p>
          </table:table-cell>
          <table:table-cell office:value-type="string" table:style-name="ce1">
            <text:p>Zfp57_5</text:p>
          </table:table-cell>
          <table:table-cell table:number-columns-repeated="5" table:style-name="ce1"/>
          <table:table-cell office:value-type="string" table:style-name="ce1">
            <text:p>G10</text:p>
          </table:table-cell>
          <table:table-cell office:value-type="string" office:string-value="cdZfp57_5_D12" table:formula="of:=CONCATENATE([.E83];[.F83];&quot;_D12&quot;)" table:style-name="ce1">
            <text:p>cdZfp57_5_D12</text:p>
          </table:table-cell>
          <table:table-cell office:value-type="string" office:string-value="TCCCGA_CGTACG" table:formula="of:=CONCATENATE([.B35];&quot;_&quot;;[.D11])" table:style-name="ce1">
            <text:p>TCCCGA_CGTACG</text:p>
          </table:table-cell>
          <table:table-cell table:style-name="ce1"/>
          <table:table-cell office:value-type="string" table:style-name="ce1">
            <text:p>G10</text:p>
          </table:table-cell>
          <table:table-cell office:value-type="string" office:string-value="cdZfp57_5_D19" table:formula="of:=CONCATENATE([.E83];[.F83];&quot;_D19&quot;)" table:style-name="ce1">
            <text:p>cdZfp57_5_D19</text:p>
          </table:table-cell>
          <table:table-cell office:value-type="string" office:string-value="TCCCGA_GAGTGG" table:formula="of:=CONCATENATE([.B35];&quot;_&quot;;[.D12])" table:style-name="ce1">
            <text:p>TCCCGA_GAGTGG</text:p>
          </table:table-cell>
          <table:table-cell table:style-name="ce1"/>
          <table:table-cell office:value-type="string" office:string-value="  cdZfp57_5_D12: TCCCGA_CGTACG" table:formula="of:=CONCATENATE(&quot;  &quot;;[.M83];&quot;: &quot;;[.N83])" table:style-name="ce1">
            <text:p><text:s text:c="2"/>cdZfp57_5_D12: TCCCGA_CGTACG</text:p>
          </table:table-cell>
          <table:table-cell office:value-type="string" office:string-value="  cdZfp57_5_D19: TCCCGA_GAGTGG" table:formula="of:=CONCATENATE(&quot;  &quot;;[.Q83];&quot;: &quot;;[.R83])" table:style-name="ce1">
            <text:p><text:s text:c="2"/>cdZfp57_5_D19: TCCCGA_GAGTGG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ce</text:p>
          </table:table-cell>
          <table:table-cell office:value-type="string" table:style-name="ce1">
            <text:p>Hdac2_5</text:p>
          </table:table-cell>
          <table:table-cell table:number-columns-repeated="5" table:style-name="ce1"/>
          <table:table-cell office:value-type="string" table:style-name="ce1">
            <text:p>G11</text:p>
          </table:table-cell>
          <table:table-cell office:value-type="string" office:string-value="ceHdac2_5_D12" table:formula="of:=CONCATENATE([.E84];[.F84];&quot;_D12&quot;)" table:style-name="ce1">
            <text:p>ceHdac2_5_D12</text:p>
          </table:table-cell>
          <table:table-cell office:value-type="string" office:string-value="TCGAAG_GAGTGG" table:formula="of:=CONCATENATE([.B36];&quot;_&quot;;[.D12])" table:style-name="ce1">
            <text:p>TCGAAG_GAGTGG</text:p>
          </table:table-cell>
          <table:table-cell table:style-name="ce1"/>
          <table:table-cell office:value-type="string" table:style-name="ce1">
            <text:p>G11</text:p>
          </table:table-cell>
          <table:table-cell office:value-type="string" office:string-value="ceHdac2_5_D19" table:formula="of:=CONCATENATE([.E84];[.F84];&quot;_D19&quot;)" table:style-name="ce1">
            <text:p>ceHdac2_5_D19</text:p>
          </table:table-cell>
          <table:table-cell office:value-type="string" office:string-value="TCGAAG_GGTAGC" table:formula="of:=CONCATENATE([.B36];&quot;_&quot;;[.D13])" table:style-name="ce1">
            <text:p>TCGAAG_GGTAGC</text:p>
          </table:table-cell>
          <table:table-cell table:style-name="ce1"/>
          <table:table-cell office:value-type="string" office:string-value="  ceHdac2_5_D12: TCGAAG_GAGTGG" table:formula="of:=CONCATENATE(&quot;  &quot;;[.M84];&quot;: &quot;;[.N84])" table:style-name="ce1">
            <text:p><text:s text:c="2"/>ceHdac2_5_D12: TCGAAG_GAGTGG</text:p>
          </table:table-cell>
          <table:table-cell office:value-type="string" office:string-value="  ceHdac2_5_D19: TCGAAG_GGTAGC" table:formula="of:=CONCATENATE(&quot;  &quot;;[.Q84];&quot;: &quot;;[.R84])" table:style-name="ce1">
            <text:p><text:s text:c="2"/>ceHdac2_5_D19: TCGAAG_GGTAGC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cf</text:p>
          </table:table-cell>
          <table:table-cell office:value-type="string" table:style-name="ce1">
            <text:p>Kmt5a_5</text:p>
          </table:table-cell>
          <table:table-cell table:number-columns-repeated="5" table:style-name="ce1"/>
          <table:table-cell office:value-type="string" table:style-name="ce1">
            <text:p>G12</text:p>
          </table:table-cell>
          <table:table-cell office:value-type="string" office:string-value="cfKmt5a_5_D12" table:formula="of:=CONCATENATE([.E85];[.F85];&quot;_D12&quot;)" table:style-name="ce1">
            <text:p>cfKmt5a_5_D12</text:p>
          </table:table-cell>
          <table:table-cell office:value-type="string" office:string-value="TCGGCA_GGTAGC" table:formula="of:=CONCATENATE([.B37];&quot;_&quot;;[.D13])" table:style-name="ce1">
            <text:p>TCGGCA_GGTAGC</text:p>
          </table:table-cell>
          <table:table-cell table:style-name="ce1"/>
          <table:table-cell office:value-type="string" table:style-name="ce1">
            <text:p>G12</text:p>
          </table:table-cell>
          <table:table-cell office:value-type="string" office:string-value="cfKmt5a_5_D19" table:formula="of:=CONCATENATE([.E85];[.F85];&quot;_D19&quot;)" table:style-name="ce1">
            <text:p>cfKmt5a_5_D19</text:p>
          </table:table-cell>
          <table:table-cell office:value-type="string" office:string-value="TCGGCA_AGTCAA" table:formula="of:=CONCATENATE([.B37];&quot;_&quot;;[.D2])" table:style-name="ce1">
            <text:p>TCGGCA_AGTCAA</text:p>
          </table:table-cell>
          <table:table-cell table:style-name="ce1"/>
          <table:table-cell office:value-type="string" office:string-value="  cfKmt5a_5_D12: TCGGCA_GGTAGC" table:formula="of:=CONCATENATE(&quot;  &quot;;[.M85];&quot;: &quot;;[.N85])" table:style-name="ce1">
            <text:p><text:s text:c="2"/>cfKmt5a_5_D12: TCGGCA_GGTAGC</text:p>
          </table:table-cell>
          <table:table-cell office:value-type="string" office:string-value="  cfKmt5a_5_D19: TCGGCA_AGTCAA" table:formula="of:=CONCATENATE(&quot;  &quot;;[.Q85];&quot;: &quot;;[.R85])" table:style-name="ce1">
            <text:p><text:s text:c="2"/>cfKmt5a_5_D19: TCGGCA_AGTCAA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cg</text:p>
          </table:table-cell>
          <table:table-cell office:value-type="string" table:style-name="ce1">
            <text:p>Ring1_5</text:p>
          </table:table-cell>
          <table:table-cell table:number-columns-repeated="5" table:style-name="ce1"/>
          <table:table-cell office:value-type="string" table:style-name="ce1">
            <text:p>H1</text:p>
          </table:table-cell>
          <table:table-cell office:value-type="string" office:string-value="cgRing1_5_D12" table:formula="of:=CONCATENATE([.E86];[.F86];&quot;_D12&quot;)" table:style-name="ce1">
            <text:p>cgRing1_5_D12</text:p>
          </table:table-cell>
          <table:table-cell office:value-type="string" office:string-value="CGGAAT_ACTGAT" table:formula="of:=CONCATENATE([.B26];&quot;_&quot;;[.D14])" table:style-name="ce1">
            <text:p>CGGAAT_ACTGAT</text:p>
          </table:table-cell>
          <table:table-cell table:style-name="ce1"/>
          <table:table-cell office:value-type="string" table:style-name="ce1">
            <text:p>H1</text:p>
          </table:table-cell>
          <table:table-cell office:value-type="string" office:string-value="cgRing1_5_D19" table:formula="of:=CONCATENATE([.E86];[.F86];&quot;_D19&quot;)" table:style-name="ce1">
            <text:p>cgRing1_5_D19</text:p>
          </table:table-cell>
          <table:table-cell office:value-type="string" office:string-value="CGGAAT_ATGAGC" table:formula="of:=CONCATENATE([.B26];&quot;_&quot;;[.D15])" table:style-name="ce1">
            <text:p>CGGAAT_ATGAGC</text:p>
          </table:table-cell>
          <table:table-cell table:style-name="ce1"/>
          <table:table-cell office:value-type="string" office:string-value="  cgRing1_5_D12: CGGAAT_ACTGAT" table:formula="of:=CONCATENATE(&quot;  &quot;;[.M86];&quot;: &quot;;[.N86])" table:style-name="ce1">
            <text:p><text:s text:c="2"/>cgRing1_5_D12: CGGAAT_ACTGAT</text:p>
          </table:table-cell>
          <table:table-cell office:value-type="string" office:string-value="  cgRing1_5_D19: CGGAAT_ATGAGC" table:formula="of:=CONCATENATE(&quot;  &quot;;[.Q86];&quot;: &quot;;[.R86])" table:style-name="ce1">
            <text:p><text:s text:c="2"/>cgRing1_5_D19: CGGAAT_ATGAGC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ch</text:p>
          </table:table-cell>
          <table:table-cell office:value-type="string" table:style-name="ce1">
            <text:p>Atrx_4</text:p>
          </table:table-cell>
          <table:table-cell table:number-columns-repeated="5" table:style-name="ce1"/>
          <table:table-cell office:value-type="string" table:style-name="ce1">
            <text:p>H2</text:p>
          </table:table-cell>
          <table:table-cell office:value-type="string" office:string-value="chAtrx_4_D12" table:formula="of:=CONCATENATE([.E87];[.F87];&quot;_D12&quot;)" table:style-name="ce1">
            <text:p>chAtrx_4_D12</text:p>
          </table:table-cell>
          <table:table-cell office:value-type="string" office:string-value="CTAGCT_ATGAGC" table:formula="of:=CONCATENATE([.B27];&quot;_&quot;;[.D15])" table:style-name="ce1">
            <text:p>CTAGCT_ATGAGC</text:p>
          </table:table-cell>
          <table:table-cell table:style-name="ce1"/>
          <table:table-cell office:value-type="string" table:style-name="ce1">
            <text:p>H2</text:p>
          </table:table-cell>
          <table:table-cell office:value-type="string" office:string-value="chAtrx_4_D19" table:formula="of:=CONCATENATE([.E87];[.F87];&quot;_D19&quot;)" table:style-name="ce1">
            <text:p>chAtrx_4_D19</text:p>
          </table:table-cell>
          <table:table-cell office:value-type="string" office:string-value="CTAGCT_ATTCCT" table:formula="of:=CONCATENATE([.B27];&quot;_&quot;;[.D16])" table:style-name="ce1">
            <text:p>CTAGCT_ATTCCT</text:p>
          </table:table-cell>
          <table:table-cell table:style-name="ce1"/>
          <table:table-cell office:value-type="string" office:string-value="  chAtrx_4_D12: CTAGCT_ATGAGC" table:formula="of:=CONCATENATE(&quot;  &quot;;[.M87];&quot;: &quot;;[.N87])" table:style-name="ce1">
            <text:p><text:s text:c="2"/>chAtrx_4_D12: CTAGCT_ATGAGC</text:p>
          </table:table-cell>
          <table:table-cell office:value-type="string" office:string-value="  chAtrx_4_D19: CTAGCT_ATTCCT" table:formula="of:=CONCATENATE(&quot;  &quot;;[.Q87];&quot;: &quot;;[.R87])" table:style-name="ce1">
            <text:p><text:s text:c="2"/>chAtrx_4_D19: CTAGCT_ATTCCT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ci</text:p>
          </table:table-cell>
          <table:table-cell office:value-type="string" table:style-name="ce1">
            <text:p>Parp1_5</text:p>
          </table:table-cell>
          <table:table-cell table:number-columns-repeated="5" table:style-name="ce1"/>
          <table:table-cell office:value-type="string" table:style-name="ce1">
            <text:p>H3</text:p>
          </table:table-cell>
          <table:table-cell office:value-type="string" office:string-value="ciParp1_5_D12" table:formula="of:=CONCATENATE([.E88];[.F88];&quot;_D12&quot;)" table:style-name="ce1">
            <text:p>ciParp1_5_D12</text:p>
          </table:table-cell>
          <table:table-cell office:value-type="string" office:string-value="CTATAC_ATTCCT" table:formula="of:=CONCATENATE([.B28];&quot;_&quot;;[.D16])" table:style-name="ce1">
            <text:p>CTATAC_ATTCCT</text:p>
          </table:table-cell>
          <table:table-cell table:style-name="ce1"/>
          <table:table-cell office:value-type="string" table:style-name="ce1">
            <text:p>H3</text:p>
          </table:table-cell>
          <table:table-cell office:value-type="string" office:string-value="ciParp1_5_D19" table:formula="of:=CONCATENATE([.E88];[.F88];&quot;_D19&quot;)" table:style-name="ce1">
            <text:p>ciParp1_5_D19</text:p>
          </table:table-cell>
          <table:table-cell office:value-type="string" office:string-value="CTATAC_CAAAAG" table:formula="of:=CONCATENATE([.B28];&quot;_&quot;;[.D17])" table:style-name="ce1">
            <text:p>CTATAC_CAAAAG</text:p>
          </table:table-cell>
          <table:table-cell table:style-name="ce1"/>
          <table:table-cell office:value-type="string" office:string-value="  ciParp1_5_D12: CTATAC_ATTCCT" table:formula="of:=CONCATENATE(&quot;  &quot;;[.M88];&quot;: &quot;;[.N88])" table:style-name="ce1">
            <text:p><text:s text:c="2"/>ciParp1_5_D12: CTATAC_ATTCCT</text:p>
          </table:table-cell>
          <table:table-cell office:value-type="string" office:string-value="  ciParp1_5_D19: CTATAC_CAAAAG" table:formula="of:=CONCATENATE(&quot;  &quot;;[.Q88];&quot;: &quot;;[.R88])" table:style-name="ce1">
            <text:p><text:s text:c="2"/>ciParp1_5_D19: CTATAC_CAAAAG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cj</text:p>
          </table:table-cell>
          <table:table-cell office:value-type="string" table:style-name="ce1">
            <text:p>Rnf2_4</text:p>
          </table:table-cell>
          <table:table-cell table:number-columns-repeated="5" table:style-name="ce1"/>
          <table:table-cell office:value-type="string" table:style-name="ce1">
            <text:p>H4</text:p>
          </table:table-cell>
          <table:table-cell office:value-type="string" office:string-value="cjRnf2_4_D12" table:formula="of:=CONCATENATE([.E89];[.F89];&quot;_D12&quot;)" table:style-name="ce1">
            <text:p>cjRnf2_4_D12</text:p>
          </table:table-cell>
          <table:table-cell office:value-type="string" office:string-value="CTCAGA_CAAAAG" table:formula="of:=CONCATENATE([.B29];&quot;_&quot;;[.D17])" table:style-name="ce1">
            <text:p>CTCAGA_CAAAAG</text:p>
          </table:table-cell>
          <table:table-cell table:style-name="ce1"/>
          <table:table-cell office:value-type="string" table:style-name="ce1">
            <text:p>H4</text:p>
          </table:table-cell>
          <table:table-cell office:value-type="string" office:string-value="cjRnf2_4_D19" table:formula="of:=CONCATENATE([.E89];[.F89];&quot;_D19&quot;)" table:style-name="ce1">
            <text:p>cjRnf2_4_D19</text:p>
          </table:table-cell>
          <table:table-cell office:value-type="string" office:string-value="CTCAGA_CAACTA" table:formula="of:=CONCATENATE([.B29];&quot;_&quot;;[.D18])" table:style-name="ce1">
            <text:p>CTCAGA_CAACTA</text:p>
          </table:table-cell>
          <table:table-cell table:style-name="ce1"/>
          <table:table-cell office:value-type="string" office:string-value="  cjRnf2_4_D12: CTCAGA_CAAAAG" table:formula="of:=CONCATENATE(&quot;  &quot;;[.M89];&quot;: &quot;;[.N89])" table:style-name="ce1">
            <text:p><text:s text:c="2"/>cjRnf2_4_D12: CTCAGA_CAAAAG</text:p>
          </table:table-cell>
          <table:table-cell office:value-type="string" office:string-value="  cjRnf2_4_D19: CTCAGA_CAACTA" table:formula="of:=CONCATENATE(&quot;  &quot;;[.Q89];&quot;: &quot;;[.R89])" table:style-name="ce1">
            <text:p><text:s text:c="2"/>cjRnf2_4_D19: CTCAGA_CAACTA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ck</text:p>
          </table:table-cell>
          <table:table-cell office:value-type="string" table:style-name="ce1">
            <text:p>Atrx_5</text:p>
          </table:table-cell>
          <table:table-cell table:number-columns-repeated="5" table:style-name="ce1"/>
          <table:table-cell office:value-type="string" table:style-name="ce1">
            <text:p>H5</text:p>
          </table:table-cell>
          <table:table-cell office:value-type="string" office:string-value="ckAtrx_5_D12" table:formula="of:=CONCATENATE([.E90];[.F90];&quot;_D12&quot;)" table:style-name="ce1">
            <text:p>ckAtrx_5_D12</text:p>
          </table:table-cell>
          <table:table-cell office:value-type="string" office:string-value="GACGAC_CAACTA" table:formula="of:=CONCATENATE([.B30];&quot;_&quot;;[.D18])" table:style-name="ce1">
            <text:p>GACGAC_CAACTA</text:p>
          </table:table-cell>
          <table:table-cell table:style-name="ce1"/>
          <table:table-cell office:value-type="string" table:style-name="ce1">
            <text:p>H5</text:p>
          </table:table-cell>
          <table:table-cell office:value-type="string" office:string-value="ckAtrx_5_D19" table:formula="of:=CONCATENATE([.E90];[.F90];&quot;_D19&quot;)" table:style-name="ce1">
            <text:p>ckAtrx_5_D19</text:p>
          </table:table-cell>
          <table:table-cell office:value-type="string" office:string-value="GACGAC_CACCGG" table:formula="of:=CONCATENATE([.B30];&quot;_&quot;;[.D19])" table:style-name="ce1">
            <text:p>GACGAC_CACCGG</text:p>
          </table:table-cell>
          <table:table-cell table:style-name="ce1"/>
          <table:table-cell office:value-type="string" office:string-value="  ckAtrx_5_D12: GACGAC_CAACTA" table:formula="of:=CONCATENATE(&quot;  &quot;;[.M90];&quot;: &quot;;[.N90])" table:style-name="ce1">
            <text:p><text:s text:c="2"/>ckAtrx_5_D12: GACGAC_CAACTA</text:p>
          </table:table-cell>
          <table:table-cell office:value-type="string" office:string-value="  ckAtrx_5_D19: GACGAC_CACCGG" table:formula="of:=CONCATENATE(&quot;  &quot;;[.Q90];&quot;: &quot;;[.R90])" table:style-name="ce1">
            <text:p><text:s text:c="2"/>ckAtrx_5_D19: GACGAC_CACCGG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cl</text:p>
          </table:table-cell>
          <table:table-cell office:value-type="string" table:style-name="ce1">
            <text:p>Suv39h1_5</text:p>
          </table:table-cell>
          <table:table-cell table:number-columns-repeated="5" table:style-name="ce1"/>
          <table:table-cell office:value-type="string" table:style-name="ce1">
            <text:p>H6</text:p>
          </table:table-cell>
          <table:table-cell office:value-type="string" office:string-value="clSuv39h1_5_D12" table:formula="of:=CONCATENATE([.E91];[.F91];&quot;_D12&quot;)" table:style-name="ce1">
            <text:p>clSuv39h1_5_D12</text:p>
          </table:table-cell>
          <table:table-cell office:value-type="string" office:string-value="TAATCG_CACCGG" table:formula="of:=CONCATENATE([.B31];&quot;_&quot;;[.D19])" table:style-name="ce1">
            <text:p>TAATCG_CACCGG</text:p>
          </table:table-cell>
          <table:table-cell table:style-name="ce1"/>
          <table:table-cell office:value-type="string" table:style-name="ce1">
            <text:p>H6</text:p>
          </table:table-cell>
          <table:table-cell office:value-type="string" office:string-value="clSuv39h1_5_D19" table:formula="of:=CONCATENATE([.E91];[.F91];&quot;_D19&quot;)" table:style-name="ce1">
            <text:p>clSuv39h1_5_D19</text:p>
          </table:table-cell>
          <table:table-cell office:value-type="string" office:string-value="TAATCG_CACGAT" table:formula="of:=CONCATENATE([.B31];&quot;_&quot;;[.D20])" table:style-name="ce1">
            <text:p>TAATCG_CACGAT</text:p>
          </table:table-cell>
          <table:table-cell table:style-name="ce1"/>
          <table:table-cell office:value-type="string" office:string-value="  clSuv39h1_5_D12: TAATCG_CACCGG" table:formula="of:=CONCATENATE(&quot;  &quot;;[.M91];&quot;: &quot;;[.N91])" table:style-name="ce1">
            <text:p><text:s text:c="2"/>clSuv39h1_5_D12: TAATCG_CACCGG</text:p>
          </table:table-cell>
          <table:table-cell office:value-type="string" office:string-value="  clSuv39h1_5_D19: TAATCG_CACGAT" table:formula="of:=CONCATENATE(&quot;  &quot;;[.Q91];&quot;: &quot;;[.R91])" table:style-name="ce1">
            <text:p><text:s text:c="2"/>clSuv39h1_5_D19: TAATCG_CACGAT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cm</text:p>
          </table:table-cell>
          <table:table-cell office:value-type="string" table:style-name="ce1">
            <text:p>Hdac1_5</text:p>
          </table:table-cell>
          <table:table-cell table:number-columns-repeated="5" table:style-name="ce1"/>
          <table:table-cell office:value-type="string" table:style-name="ce1">
            <text:p>H7</text:p>
          </table:table-cell>
          <table:table-cell office:value-type="string" office:string-value="cmHdac1_5_D12" table:formula="of:=CONCATENATE([.E92];[.F92];&quot;_D12&quot;)" table:style-name="ce1">
            <text:p>cmHdac1_5_D12</text:p>
          </table:table-cell>
          <table:table-cell office:value-type="string" office:string-value="TACAGC_CACGAT" table:formula="of:=CONCATENATE([.B32];&quot;_&quot;;[.D20])" table:style-name="ce1">
            <text:p>TACAGC_CACGAT</text:p>
          </table:table-cell>
          <table:table-cell table:style-name="ce1"/>
          <table:table-cell office:value-type="string" table:style-name="ce1">
            <text:p>H7</text:p>
          </table:table-cell>
          <table:table-cell office:value-type="string" office:string-value="cmHdac1_5_D19" table:formula="of:=CONCATENATE([.E92];[.F92];&quot;_D19&quot;)" table:style-name="ce1">
            <text:p>cmHdac1_5_D19</text:p>
          </table:table-cell>
          <table:table-cell office:value-type="string" office:string-value="TACAGC_CACTCA" table:formula="of:=CONCATENATE([.B32];&quot;_&quot;;[.D21])" table:style-name="ce1">
            <text:p>TACAGC_CACTCA</text:p>
          </table:table-cell>
          <table:table-cell table:style-name="ce1"/>
          <table:table-cell office:value-type="string" office:string-value="  cmHdac1_5_D12: TACAGC_CACGAT" table:formula="of:=CONCATENATE(&quot;  &quot;;[.M92];&quot;: &quot;;[.N92])" table:style-name="ce1">
            <text:p><text:s text:c="2"/>cmHdac1_5_D12: TACAGC_CACGAT</text:p>
          </table:table-cell>
          <table:table-cell office:value-type="string" office:string-value="  cmHdac1_5_D19: TACAGC_CACTCA" table:formula="of:=CONCATENATE(&quot;  &quot;;[.Q92];&quot;: &quot;;[.R92])" table:style-name="ce1">
            <text:p><text:s text:c="2"/>cmHdac1_5_D19: TACAGC_CACTCA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cn</text:p>
          </table:table-cell>
          <table:table-cell office:value-type="string" table:style-name="ce1">
            <text:p>Rnf2_5</text:p>
          </table:table-cell>
          <table:table-cell table:number-columns-repeated="5" table:style-name="ce1"/>
          <table:table-cell office:value-type="string" table:style-name="ce1">
            <text:p>H8</text:p>
          </table:table-cell>
          <table:table-cell office:value-type="string" office:string-value="cnRnf2_5_D12" table:formula="of:=CONCATENATE([.E93];[.F93];&quot;_D12&quot;)" table:style-name="ce1">
            <text:p>cnRnf2_5_D12</text:p>
          </table:table-cell>
          <table:table-cell office:value-type="string" office:string-value="TATAAT_CACTCA" table:formula="of:=CONCATENATE([.B33];&quot;_&quot;;[.D21])" table:style-name="ce1">
            <text:p>TATAAT_CACTCA</text:p>
          </table:table-cell>
          <table:table-cell table:style-name="ce1"/>
          <table:table-cell office:value-type="string" table:style-name="ce1">
            <text:p>H8</text:p>
          </table:table-cell>
          <table:table-cell office:value-type="string" office:string-value="cnRnf2_5_D19" table:formula="of:=CONCATENATE([.E93];[.F93];&quot;_D19&quot;)" table:style-name="ce1">
            <text:p>cnRnf2_5_D19</text:p>
          </table:table-cell>
          <table:table-cell office:value-type="string" office:string-value="TATAAT_CAGGCG" table:formula="of:=CONCATENATE([.B33];&quot;_&quot;;[.D22])" table:style-name="ce1">
            <text:p>TATAAT_CAGGCG</text:p>
          </table:table-cell>
          <table:table-cell table:style-name="ce1"/>
          <table:table-cell office:value-type="string" office:string-value="  cnRnf2_5_D12: TATAAT_CACTCA" table:formula="of:=CONCATENATE(&quot;  &quot;;[.M93];&quot;: &quot;;[.N93])" table:style-name="ce1">
            <text:p><text:s text:c="2"/>cnRnf2_5_D12: TATAAT_CACTCA</text:p>
          </table:table-cell>
          <table:table-cell office:value-type="string" office:string-value="  cnRnf2_5_D19: TATAAT_CAGGCG" table:formula="of:=CONCATENATE(&quot;  &quot;;[.Q93];&quot;: &quot;;[.R93])" table:style-name="ce1">
            <text:p><text:s text:c="2"/>cnRnf2_5_D19: TATAAT_CAGGCG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co</text:p>
          </table:table-cell>
          <table:table-cell office:value-type="string" table:style-name="ce1">
            <text:p>pLKO_1</text:p>
          </table:table-cell>
          <table:table-cell table:number-columns-repeated="5" table:style-name="ce1"/>
          <table:table-cell office:value-type="string" table:style-name="ce1">
            <text:p>H9</text:p>
          </table:table-cell>
          <table:table-cell office:value-type="string" office:string-value="copLKO_1_D12" table:formula="of:=CONCATENATE([.E94];[.F94];&quot;_D12&quot;)" table:style-name="ce1">
            <text:p>copLKO_1_D12</text:p>
          </table:table-cell>
          <table:table-cell office:value-type="string" office:string-value="TCATTC_CAGGCG" table:formula="of:=CONCATENATE([.B34];&quot;_&quot;;[.D22])" table:style-name="ce1">
            <text:p>TCATTC_CAGGCG</text:p>
          </table:table-cell>
          <table:table-cell table:style-name="ce1"/>
          <table:table-cell office:value-type="string" table:style-name="ce1">
            <text:p>H9</text:p>
          </table:table-cell>
          <table:table-cell office:value-type="string" office:string-value="copLKO_1_D19" table:formula="of:=CONCATENATE([.E94];[.F94];&quot;_D19&quot;)" table:style-name="ce1">
            <text:p>copLKO_1_D19</text:p>
          </table:table-cell>
          <table:table-cell office:value-type="string" office:string-value="TCATTC_CATGGC" table:formula="of:=CONCATENATE([.B34];&quot;_&quot;;[.D23])" table:style-name="ce1">
            <text:p>TCATTC_CATGGC</text:p>
          </table:table-cell>
          <table:table-cell table:style-name="ce1"/>
          <table:table-cell office:value-type="string" office:string-value="  copLKO_1_D12: TCATTC_CAGGCG" table:formula="of:=CONCATENATE(&quot;  &quot;;[.M94];&quot;: &quot;;[.N94])" table:style-name="ce1">
            <text:p><text:s text:c="2"/>copLKO_1_D12: TCATTC_CAGGCG</text:p>
          </table:table-cell>
          <table:table-cell office:value-type="string" office:string-value="  copLKO_1_D19: TCATTC_CATGGC" table:formula="of:=CONCATENATE(&quot;  &quot;;[.Q94];&quot;: &quot;;[.R94])" table:style-name="ce1">
            <text:p><text:s text:c="2"/>copLKO_1_D19: TCATTC_CATGGC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cp</text:p>
          </table:table-cell>
          <table:table-cell office:value-type="string" table:style-name="ce1">
            <text:p>pLKO_2</text:p>
          </table:table-cell>
          <table:table-cell table:number-columns-repeated="5" table:style-name="ce1"/>
          <table:table-cell office:value-type="string" table:style-name="ce1">
            <text:p>H10</text:p>
          </table:table-cell>
          <table:table-cell office:value-type="string" office:string-value="cppLKO_2_D12" table:formula="of:=CONCATENATE([.E95];[.F95];&quot;_D12&quot;)" table:style-name="ce1">
            <text:p>cppLKO_2_D12</text:p>
          </table:table-cell>
          <table:table-cell office:value-type="string" office:string-value="TCCCGA_CATGGC" table:formula="of:=CONCATENATE([.B35];&quot;_&quot;;[.D23])" table:style-name="ce1">
            <text:p>TCCCGA_CATGGC</text:p>
          </table:table-cell>
          <table:table-cell table:style-name="ce1"/>
          <table:table-cell office:value-type="string" table:style-name="ce1">
            <text:p>H10</text:p>
          </table:table-cell>
          <table:table-cell office:value-type="string" office:string-value="cppLKO_2_D19" table:formula="of:=CONCATENATE([.E95];[.F95];&quot;_D19&quot;)" table:style-name="ce1">
            <text:p>cppLKO_2_D19</text:p>
          </table:table-cell>
          <table:table-cell office:value-type="string" office:string-value="TCCCGA_CATTTT" table:formula="of:=CONCATENATE([.B35];&quot;_&quot;;[.D24])" table:style-name="ce1">
            <text:p>TCCCGA_CATTTT</text:p>
          </table:table-cell>
          <table:table-cell table:style-name="ce1"/>
          <table:table-cell office:value-type="string" office:string-value="  cppLKO_2_D12: TCCCGA_CATGGC" table:formula="of:=CONCATENATE(&quot;  &quot;;[.M95];&quot;: &quot;;[.N95])" table:style-name="ce1">
            <text:p><text:s text:c="2"/>cppLKO_2_D12: TCCCGA_CATGGC</text:p>
          </table:table-cell>
          <table:table-cell office:value-type="string" office:string-value="  cppLKO_2_D19: TCCCGA_CATTTT" table:formula="of:=CONCATENATE(&quot;  &quot;;[.Q95];&quot;: &quot;;[.R95])" table:style-name="ce1">
            <text:p><text:s text:c="2"/>cppLKO_2_D19: TCCCGA_CATTTT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cq</text:p>
          </table:table-cell>
          <table:table-cell office:value-type="string" table:style-name="ce1">
            <text:p>EMPTY_1</text:p>
          </table:table-cell>
          <table:table-cell table:number-columns-repeated="5" table:style-name="ce1"/>
          <table:table-cell office:value-type="string" table:style-name="ce1">
            <text:p>H11</text:p>
          </table:table-cell>
          <table:table-cell office:value-type="string" office:string-value="cqEMPTY_1_D12" table:formula="of:=CONCATENATE([.E96];[.F96];&quot;_D12&quot;)" table:style-name="ce1">
            <text:p>cqEMPTY_1_D12</text:p>
          </table:table-cell>
          <table:table-cell office:value-type="string" office:string-value="TCGAAG_CATTTT" table:formula="of:=CONCATENATE([.B36];&quot;_&quot;;[.D24])" table:style-name="ce1">
            <text:p>TCGAAG_CATTTT</text:p>
          </table:table-cell>
          <table:table-cell table:style-name="ce1"/>
          <table:table-cell office:value-type="string" table:style-name="ce1">
            <text:p>H11</text:p>
          </table:table-cell>
          <table:table-cell office:value-type="string" office:string-value="cqEMPTY_1_D19" table:formula="of:=CONCATENATE([.E96];[.F96];&quot;_D19&quot;)" table:style-name="ce1">
            <text:p>cqEMPTY_1_D19</text:p>
          </table:table-cell>
          <table:table-cell office:value-type="string" office:string-value="TCGAAG_CCAACA" table:formula="of:=CONCATENATE([.B36];&quot;_&quot;;[.D25])" table:style-name="ce1">
            <text:p>TCGAAG_CCAACA</text:p>
          </table:table-cell>
          <table:table-cell table:style-name="ce1"/>
          <table:table-cell office:value-type="string" office:string-value="  cqEMPTY_1_D12: TCGAAG_CATTTT" table:formula="of:=CONCATENATE(&quot;  &quot;;[.M96];&quot;: &quot;;[.N96])" table:style-name="ce1">
            <text:p><text:s text:c="2"/>cqEMPTY_1_D12: TCGAAG_CATTTT</text:p>
          </table:table-cell>
          <table:table-cell office:value-type="string" office:string-value="  cqEMPTY_1_D19: TCGAAG_CCAACA" table:formula="of:=CONCATENATE(&quot;  &quot;;[.Q96];&quot;: &quot;;[.R96])" table:style-name="ce1">
            <text:p><text:s text:c="2"/>cqEMPTY_1_D19: TCGAAG_CCAACA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1">
            <text:p>cr</text:p>
          </table:table-cell>
          <table:table-cell office:value-type="string" table:style-name="ce1">
            <text:p>EMPTY_2</text:p>
          </table:table-cell>
          <table:table-cell table:number-columns-repeated="5" table:style-name="ce1"/>
          <table:table-cell office:value-type="string" table:style-name="ce1">
            <text:p>H12</text:p>
          </table:table-cell>
          <table:table-cell office:value-type="string" office:string-value="crEMPTY_2_D12" table:formula="of:=CONCATENATE([.E97];[.F97];&quot;_D12&quot;)" table:style-name="ce1">
            <text:p>crEMPTY_2_D12</text:p>
          </table:table-cell>
          <table:table-cell office:value-type="string" office:string-value="TCGGCA_CCAACA" table:formula="of:=CONCATENATE([.B37];&quot;_&quot;;[.D25])" table:style-name="ce1">
            <text:p>TCGGCA_CCAACA</text:p>
          </table:table-cell>
          <table:table-cell table:style-name="ce1"/>
          <table:table-cell office:value-type="string" table:style-name="ce1">
            <text:p>H12</text:p>
          </table:table-cell>
          <table:table-cell office:value-type="string" office:string-value="crEMPTY_2_D19" table:formula="of:=CONCATENATE([.E97];[.F97];&quot;_D19&quot;)" table:style-name="ce1">
            <text:p>crEMPTY_2_D19</text:p>
          </table:table-cell>
          <table:table-cell office:value-type="string" office:string-value="TCGGCA_ACTGAT" table:formula="of:=CONCATENATE([.B37];&quot;_&quot;;[.D14])" table:style-name="ce1">
            <text:p>TCGGCA_ACTGAT</text:p>
          </table:table-cell>
          <table:table-cell table:style-name="ce1"/>
          <table:table-cell office:value-type="string" office:string-value="  crEMPTY_2_D12: TCGGCA_CCAACA" table:formula="of:=CONCATENATE(&quot;  &quot;;[.M97];&quot;: &quot;;[.N97])" table:style-name="ce1">
            <text:p><text:s text:c="2"/>crEMPTY_2_D12: TCGGCA_CCAACA</text:p>
          </table:table-cell>
          <table:table-cell office:value-type="string" office:string-value="  crEMPTY_2_D19: TCGGCA_ACTGAT" table:formula="of:=CONCATENATE(&quot;  &quot;;[.Q97];&quot;: &quot;;[.R97])" table:style-name="ce1">
            <text:p><text:s text:c="2"/>crEMPTY_2_D19: TCGGCA_ACTGAT</text:p>
          </table:table-cell>
          <table:table-cell table:number-columns-repeated="16363"/>
        </table:table-row>
        <table:table-row table:number-rows-repeated="1048479" table:style-name="ro1">
          <table:table-cell table:number-columns-repeated="16384"/>
        </table:table-row>
      </table:table>
      <table:table table:name="HATTAT_P1-5" table:style-name="ta5">
        <table:table-column table:style-name="co12" table:number-columns-repeated="5" table:default-cell-style-name="ce1"/>
        <table:table-column table:style-name="co28" table:default-cell-style-name="ce1"/>
        <table:table-column table:style-name="co29" table:default-cell-style-name="ce1"/>
        <table:table-column table:style-name="co12" table:number-columns-repeated="6" table:default-cell-style-name="ce1"/>
        <table:table-column table:style-name="co30" table:default-cell-style-name="ce1"/>
        <table:table-column table:style-name="co24" table:default-cell-style-name="ce1"/>
        <table:table-column table:style-name="co26" table:default-cell-style-name="ce1"/>
        <table:table-column table:style-name="co12" table:default-cell-style-name="ce1"/>
        <table:table-column table:style-name="co31" table:default-cell-style-name="ce1"/>
        <table:table-column table:style-name="co25" table:default-cell-style-name="ce1"/>
        <table:table-column table:style-name="co12" table:number-columns-repeated="2" table:default-cell-style-name="ce1"/>
        <table:table-column table:style-name="co32" table:default-cell-style-name="ce1"/>
        <table:table-column table:style-name="co26" table:default-cell-style-name="ce1"/>
        <table:table-column table:style-name="co12" table:default-cell-style-name="ce1"/>
        <table:table-column table:style-name="co33" table:default-cell-style-name="ce1"/>
        <table:table-column table:style-name="co27" table:default-cell-style-name="ce1"/>
        <table:table-column table:style-name="co6" table:default-cell-style-name="ce1"/>
        <table:table-column table:style-name="co12" table:number-columns-repeated="16357" table:default-cell-style-name="ce1"/>
        <table:table-row table:style-name="ro1">
          <table:table-cell table:style-name="ce12"/>
          <table:table-cell office:value-type="string" table:style-name="ce12">
            <text:p>fw_BC</text:p>
          </table:table-cell>
          <table:table-cell table:style-name="ce12"/>
          <table:table-cell office:value-type="string" table:style-name="ce12">
            <text:p>rv_BC</text:p>
          </table:table-cell>
          <table:table-cell table:number-columns-repeated="3" table:style-name="ce12"/>
          <table:table-cell office:value-type="string" table:style-name="ce12">
            <text:p>P1a coordinate</text:p>
          </table:table-cell>
          <table:table-cell office:value-type="string" table:style-name="ce12">
            <text:p>Sample name</text:p>
          </table:table-cell>
          <table:table-cell office:value-type="string" table:style-name="ce12">
            <text:p>FORMA_5-1 BC</text:p>
          </table:table-cell>
          <table:table-cell table:number-columns-repeated="2" table:style-name="ce12"/>
          <table:table-cell office:value-type="string" table:style-name="ce12">
            <text:p>P1a coordinate</text:p>
          </table:table-cell>
          <table:table-cell office:value-type="string" table:style-name="ce12">
            <text:p>Sample name</text:p>
          </table:table-cell>
          <table:table-cell office:value-type="string" table:style-name="ce12">
            <text:p>P1a BC</text:p>
          </table:table-cell>
          <table:table-cell table:style-name="ce12"/>
          <table:table-cell office:value-type="string" table:style-name="ce12">
            <text:p>P1 coordinate</text:p>
          </table:table-cell>
          <table:table-cell office:value-type="string" table:style-name="ce12">
            <text:p>Sample name</text:p>
          </table:table-cell>
          <table:table-cell office:value-type="string" table:style-name="ce12">
            <text:p>P1 BC</text:p>
          </table:table-cell>
          <table:table-cell table:style-name="ce12"/>
          <table:table-cell office:value-type="string" table:style-name="ce12">
            <text:p>P2 coordinate</text:p>
          </table:table-cell>
          <table:table-cell office:value-type="string" table:style-name="ce12">
            <text:p>Sample name</text:p>
          </table:table-cell>
          <table:table-cell office:value-type="string" table:style-name="ce12">
            <text:p>P2 BC</text:p>
          </table:table-cell>
          <table:table-cell table:style-name="ce12"/>
          <table:table-cell office:value-type="string" table:style-name="ce12">
            <text:p>Yaml Drug_20170515_P1a</text:p>
          </table:table-cell>
          <table:table-cell office:value-type="string" table:style-name="ce12">
            <text:p>Yaml Drug_20170522_P1</text:p>
          </table:table-cell>
          <table:table-cell office:value-type="string" table:style-name="ce12">
            <text:p>Yaml Drug_20170529_P2</text:p>
          </table:table-cell>
          <table:table-cell table:number-columns-repeated="16357" table:style-name="ce12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arcinol</text:p>
          </table:table-cell>
          <table:table-cell office:value-type="string" table:style-name="ce1">
            <text:p>2mM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5ng_1_Cast1_0_+RT</text:p>
          </table:table-cell>
          <table:table-cell office:value-type="string" office:string-value="AGTCAA_GTGAAA" table:formula="of:=CONCATENATE([.B2];&quot;_&quot;;[.D8])" table:style-name="ce1">
            <text:p>AGTCAA_GTGAAA</text:p>
          </table:table-cell>
          <table:table-cell table:number-columns-repeated="2" table:style-name="ce1"/>
          <table:table-cell office:value-type="string" table:style-name="ce1">
            <text:p>A1</text:p>
          </table:table-cell>
          <table:table-cell office:value-type="string" office:string-value="aGarcinol_2mM_D7" table:formula="of:=CONCATENATE([.$E2];[.$F2];&quot;_&quot;;[.$G2];&quot;_D7&quot;)" table:style-name="ce1">
            <text:p>aGarcinol_2mM_D7</text:p>
          </table:table-cell>
          <table:table-cell office:value-type="string" office:string-value="AGTCAA_GTGAAA" table:formula="of:=CONCATENATE([.B2];&quot;_&quot;;[.D8])" table:style-name="ce1">
            <text:p>AGTCAA_GTGAAA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office:string-value="aGarcinol_2mM_D14" table:formula="of:=CONCATENATE([.$E2];[.$F2];&quot;_&quot;;[.$G2];&quot;_D14&quot;)" table:style-name="ce1">
            <text:p>aGarcinol_2mM_D14</text:p>
          </table:table-cell>
          <table:table-cell office:value-type="string" office:string-value="AGTCAA_AGTCAA" table:formula="of:=CONCATENATE([.B2];&quot;_&quot;;[.D2])" table:style-name="ce1">
            <text:p>AGTCAA_AGTCAA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office:string-value="aGarcinol_2mM_D21" table:formula="of:=CONCATENATE([.$E2];[.$F2];&quot;_&quot;;[.$G2];&quot;_D21&quot;)" table:style-name="ce1">
            <text:p>aGarcinol_2mM_D21</text:p>
          </table:table-cell>
          <table:table-cell office:value-type="string" office:string-value="AGTCAA_AGTTCC" table:formula="of:=CONCATENATE([.B2];&quot;_&quot;;[.D3])" table:style-name="ce1">
            <text:p>AGTCAA_AGTTCC</text:p>
          </table:table-cell>
          <table:table-cell table:style-name="ce1"/>
          <table:table-cell office:value-type="string" office:string-value="  aGarcinol_2mM_D7: AGTCAA_GTGAAA" table:formula="of:=CONCATENATE(&quot;  &quot;;[.N2];&quot;: &quot;;[.O2])" table:style-name="ce1">
            <text:p><text:s text:c="2"/>aGarcinol_2mM_D7: AGTCAA_GTGAAA</text:p>
          </table:table-cell>
          <table:table-cell office:value-type="string" office:string-value="  aGarcinol_2mM_D14: AGTCAA_AGTCAA" table:formula="of:=CONCATENATE(&quot;  &quot;;[.R2];&quot;: &quot;;[.S2])" table:style-name="ce1">
            <text:p><text:s text:c="2"/>aGarcinol_2mM_D14: AGTCAA_AGTCAA</text:p>
          </table:table-cell>
          <table:table-cell office:value-type="string" office:string-value="  aGarcinol_2mM_D21: AGTCAA_AGTTCC" table:formula="of:=CONCATENATE(&quot;  &quot;;[.V2];&quot;: &quot;;[.W2])" table:style-name="ce1">
            <text:p><text:s text:c="2"/>aGarcinol_2mM_D21: AGTCAA_AGTTC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plitomicin</text:p>
          </table:table-cell>
          <table:table-cell office:value-type="string" table:style-name="ce1">
            <text:p>2mM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b5ng_1_Cast9_1_+RT</text:p>
          </table:table-cell>
          <table:table-cell office:value-type="string" office:string-value="AGTTCC_GTGGCC" table:formula="of:=CONCATENATE([.B3];&quot;_&quot;;[.D9])" table:style-name="ce1">
            <text:p>AGTTCC_GTGGCC</text:p>
          </table:table-cell>
          <table:table-cell table:number-columns-repeated="2" table:style-name="ce1"/>
          <table:table-cell office:value-type="string" table:style-name="ce1">
            <text:p>A2</text:p>
          </table:table-cell>
          <table:table-cell office:value-type="string" office:string-value="bSplitomicin_2mM_D7" table:formula="of:=CONCATENATE([.$E3];[.$F3];&quot;_&quot;;[.$G3];&quot;_D7&quot;)" table:style-name="ce1">
            <text:p>bSplitomicin_2mM_D7</text:p>
          </table:table-cell>
          <table:table-cell office:value-type="string" office:string-value="AGTTCC_GTGGCC" table:formula="of:=CONCATENATE([.B3];&quot;_&quot;;[.D9])" table:style-name="ce1">
            <text:p>AGTTCC_GTGGCC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office:string-value="bSplitomicin_2mM_D14" table:formula="of:=CONCATENATE([.$E3];[.$F3];&quot;_&quot;;[.$G3];&quot;_D14&quot;)" table:style-name="ce1">
            <text:p>bSplitomicin_2mM_D14</text:p>
          </table:table-cell>
          <table:table-cell office:value-type="string" office:string-value="AGTTCC_AGTTCC" table:formula="of:=CONCATENATE([.B3];&quot;_&quot;;[.D3])" table:style-name="ce1">
            <text:p>AGTTCC_AGTTCC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office:string-value="bSplitomicin_2mM_D21" table:formula="of:=CONCATENATE([.$E3];[.$F3];&quot;_&quot;;[.$G3];&quot;_D21&quot;)" table:style-name="ce1">
            <text:p>bSplitomicin_2mM_D21</text:p>
          </table:table-cell>
          <table:table-cell office:value-type="string" office:string-value="AGTTCC_ATGTCA" table:formula="of:=CONCATENATE([.B3];&quot;_&quot;;[.D4])" table:style-name="ce1">
            <text:p>AGTTCC_ATGTCA</text:p>
          </table:table-cell>
          <table:table-cell table:style-name="ce1"/>
          <table:table-cell office:value-type="string" office:string-value="  bSplitomicin_2mM_D7: AGTTCC_GTGGCC" table:formula="of:=CONCATENATE(&quot;  &quot;;[.N3];&quot;: &quot;;[.O3])" table:style-name="ce1">
            <text:p><text:s text:c="2"/>bSplitomicin_2mM_D7: AGTTCC_GTGGCC</text:p>
          </table:table-cell>
          <table:table-cell office:value-type="string" office:string-value="  bSplitomicin_2mM_D14: AGTTCC_AGTTCC" table:formula="of:=CONCATENATE(&quot;  &quot;;[.R3];&quot;: &quot;;[.S3])" table:style-name="ce1">
            <text:p><text:s text:c="2"/>bSplitomicin_2mM_D14: AGTTCC_AGTTCC</text:p>
          </table:table-cell>
          <table:table-cell office:value-type="string" office:string-value="  bSplitomicin_2mM_D21: AGTTCC_ATGTCA" table:formula="of:=CONCATENATE(&quot;  &quot;;[.V3];&quot;: &quot;;[.W3])" table:style-name="ce1">
            <text:p><text:s text:c="2"/>bSplitomicin_2mM_D21: AGTTCC_ATGT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ML-210</text:p>
          </table:table-cell>
          <table:table-cell office:value-type="string" table:style-name="ce1">
            <text:p>2mM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c5ng_1_Cast8_2_+RT</text:p>
          </table:table-cell>
          <table:table-cell office:value-type="string" office:string-value="ATGTCA_GTTTCG" table:formula="of:=CONCATENATE([.B4];&quot;_&quot;;[.D10])" table:style-name="ce1">
            <text:p>ATGTCA_GTTTCG</text:p>
          </table:table-cell>
          <table:table-cell table:number-columns-repeated="2" table:style-name="ce1"/>
          <table:table-cell office:value-type="string" table:style-name="ce1">
            <text:p>A3</text:p>
          </table:table-cell>
          <table:table-cell office:value-type="string" office:string-value="cBML-210_2mM_D7" table:formula="of:=CONCATENATE([.$E4];[.$F4];&quot;_&quot;;[.$G4];&quot;_D7&quot;)" table:style-name="ce1">
            <text:p>cBML-210_2mM_D7</text:p>
          </table:table-cell>
          <table:table-cell office:value-type="string" office:string-value="ATGTCA_GTTTCG" table:formula="of:=CONCATENATE([.B4];&quot;_&quot;;[.D10])" table:style-name="ce1">
            <text:p>ATGTCA_GTTTCG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office:string-value="cBML-210_2mM_D14" table:formula="of:=CONCATENATE([.$E4];[.$F4];&quot;_&quot;;[.$G4];&quot;_D14&quot;)" table:style-name="ce1">
            <text:p>cBML-210_2mM_D14</text:p>
          </table:table-cell>
          <table:table-cell office:value-type="string" office:string-value="ATGTCA_ATGTCA" table:formula="of:=CONCATENATE([.B4];&quot;_&quot;;[.D4])" table:style-name="ce1">
            <text:p>ATGTCA_ATGTCA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office:string-value="cBML-210_2mM_D21" table:formula="of:=CONCATENATE([.$E4];[.$F4];&quot;_&quot;;[.$G4];&quot;_D21&quot;)" table:style-name="ce1">
            <text:p>cBML-210_2mM_D21</text:p>
          </table:table-cell>
          <table:table-cell office:value-type="string" office:string-value="ATGTCA_CCGTCC" table:formula="of:=CONCATENATE([.B4];&quot;_&quot;;[.D5])" table:style-name="ce1">
            <text:p>ATGTCA_CCGTCC</text:p>
          </table:table-cell>
          <table:table-cell table:style-name="ce1"/>
          <table:table-cell office:value-type="string" office:string-value="  cBML-210_2mM_D7: ATGTCA_GTTTCG" table:formula="of:=CONCATENATE(&quot;  &quot;;[.N4];&quot;: &quot;;[.O4])" table:style-name="ce1">
            <text:p><text:s text:c="2"/>cBML-210_2mM_D7: ATGTCA_GTTTCG</text:p>
          </table:table-cell>
          <table:table-cell office:value-type="string" office:string-value="  cBML-210_2mM_D14: ATGTCA_ATGTCA" table:formula="of:=CONCATENATE(&quot;  &quot;;[.R4];&quot;: &quot;;[.S4])" table:style-name="ce1">
            <text:p><text:s text:c="2"/>cBML-210_2mM_D14: ATGTCA_ATGTCA</text:p>
          </table:table-cell>
          <table:table-cell office:value-type="string" office:string-value="  cBML-210_2mM_D21: ATGTCA_CCGTCC" table:formula="of:=CONCATENATE(&quot;  &quot;;[.V4];&quot;: &quot;;[.W4])" table:style-name="ce1">
            <text:p><text:s text:c="2"/>cBML-210_2mM_D21: ATGTCA_CCGTC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5-Aza-2-deoxycytidine</text:p>
          </table:table-cell>
          <table:table-cell office:value-type="string" table:style-name="ce1">
            <text:p>2mM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d5ng_1_Cast7_3_+RT</text:p>
          </table:table-cell>
          <table:table-cell office:value-type="string" office:string-value="CCGTCC_CGTACG" table:formula="of:=CONCATENATE([.B5];&quot;_&quot;;[.D11])" table:style-name="ce1">
            <text:p>CCGTCC_CGTACG</text:p>
          </table:table-cell>
          <table:table-cell table:number-columns-repeated="2" table:style-name="ce1"/>
          <table:table-cell office:value-type="string" table:style-name="ce1">
            <text:p>A4</text:p>
          </table:table-cell>
          <table:table-cell office:value-type="string" office:string-value="d5-Aza-2-deoxycytidine_2mM_D7" table:formula="of:=CONCATENATE([.$E5];[.$F5];&quot;_&quot;;[.$G5];&quot;_D7&quot;)" table:style-name="ce1">
            <text:p>d5-Aza-2-deoxycytidine_2mM_D7</text:p>
          </table:table-cell>
          <table:table-cell office:value-type="string" office:string-value="CCGTCC_CGTACG" table:formula="of:=CONCATENATE([.B5];&quot;_&quot;;[.D11])" table:style-name="ce1">
            <text:p>CCGTCC_CGTACG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office:string-value="d5-Aza-2-deoxycytidine_2mM_D14" table:formula="of:=CONCATENATE([.$E5];[.$F5];&quot;_&quot;;[.$G5];&quot;_D14&quot;)" table:style-name="ce1">
            <text:p>d5-Aza-2-deoxycytidine_2mM_D14</text:p>
          </table:table-cell>
          <table:table-cell office:value-type="string" office:string-value="CCGTCC_CCGTCC" table:formula="of:=CONCATENATE([.B5];&quot;_&quot;;[.D5])" table:style-name="ce1">
            <text:p>CCGTCC_CCGTCC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office:string-value="d5-Aza-2-deoxycytidine_2mM_D21" table:formula="of:=CONCATENATE([.$E5];[.$F5];&quot;_&quot;;[.$G5];&quot;_D21&quot;)" table:style-name="ce1">
            <text:p>d5-Aza-2-deoxycytidine_2mM_D21</text:p>
          </table:table-cell>
          <table:table-cell office:value-type="string" office:string-value="CCGTCC_GTAGAG" table:formula="of:=CONCATENATE([.B5];&quot;_&quot;;[.D6])" table:style-name="ce1">
            <text:p>CCGTCC_GTAGAG</text:p>
          </table:table-cell>
          <table:table-cell table:style-name="ce1"/>
          <table:table-cell office:value-type="string" office:string-value="  d5-Aza-2-deoxycytidine_2mM_D7: CCGTCC_CGTACG" table:formula="of:=CONCATENATE(&quot;  &quot;;[.N5];&quot;: &quot;;[.O5])" table:style-name="ce1">
            <text:p><text:s text:c="2"/>d5-Aza-2-deoxycytidine_2mM_D7: CCGTCC_CGTACG</text:p>
          </table:table-cell>
          <table:table-cell office:value-type="string" office:string-value="  d5-Aza-2-deoxycytidine_2mM_D14: CCGTCC_CCGTCC" table:formula="of:=CONCATENATE(&quot;  &quot;;[.R5];&quot;: &quot;;[.S5])" table:style-name="ce1">
            <text:p><text:s text:c="2"/>d5-Aza-2-deoxycytidine_2mM_D14: CCGTCC_CCGTCC</text:p>
          </table:table-cell>
          <table:table-cell office:value-type="string" office:string-value="  d5-Aza-2-deoxycytidine_2mM_D21: CCGTCC_GTAGAG" table:formula="of:=CONCATENATE(&quot;  &quot;;[.V5];&quot;: &quot;;[.W5])" table:style-name="ce1">
            <text:p><text:s text:c="2"/>d5-Aza-2-deoxycytidine_2mM_D21: CCGTCC_GTAGA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e</text:p>
          </table:table-cell>
          <table:table-cell office:value-type="string" table:style-name="ce1">
            <text:p>Zebularine<text:s/></text:p>
          </table:table-cell>
          <table:table-cell office:value-type="string" table:style-name="ce1">
            <text:p>2mM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e5ng_1_Cast6_4_+RT</text:p>
          </table:table-cell>
          <table:table-cell office:value-type="string" office:string-value="GTAGAG_GAGTGG" table:formula="of:=CONCATENATE([.B6];&quot;_&quot;;[.D12])" table:style-name="ce1">
            <text:p>GTAGAG_GAGTGG</text:p>
          </table:table-cell>
          <table:table-cell table:number-columns-repeated="2" table:style-name="ce1"/>
          <table:table-cell office:value-type="string" table:style-name="ce1">
            <text:p>A5</text:p>
          </table:table-cell>
          <table:table-cell office:value-type="string" office:string-value="eZebularine _2mM_D7" table:formula="of:=CONCATENATE([.$E6];[.$F6];&quot;_&quot;;[.$G6];&quot;_D7&quot;)" table:style-name="ce1">
            <text:p>eZebularine _2mM_D7</text:p>
          </table:table-cell>
          <table:table-cell office:value-type="string" office:string-value="GTAGAG_GAGTGG" table:formula="of:=CONCATENATE([.B6];&quot;_&quot;;[.D12])" table:style-name="ce1">
            <text:p>GTAGAG_GAGTGG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office:string-value="eZebularine _2mM_D14" table:formula="of:=CONCATENATE([.$E6];[.$F6];&quot;_&quot;;[.$G6];&quot;_D14&quot;)" table:style-name="ce1">
            <text:p>eZebularine _2mM_D14</text:p>
          </table:table-cell>
          <table:table-cell office:value-type="string" office:string-value="GTAGAG_GTAGAG" table:formula="of:=CONCATENATE([.B6];&quot;_&quot;;[.D6])" table:style-name="ce1">
            <text:p>GTAGAG_GTAGAG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office:string-value="eZebularine _2mM_D21" table:formula="of:=CONCATENATE([.$E6];[.$F6];&quot;_&quot;;[.$G6];&quot;_D21&quot;)" table:style-name="ce1">
            <text:p>eZebularine _2mM_D21</text:p>
          </table:table-cell>
          <table:table-cell office:value-type="string" office:string-value="GTAGAG_GTCCGC" table:formula="of:=CONCATENATE([.B6];&quot;_&quot;;[.D7])" table:style-name="ce1">
            <text:p>GTAGAG_GTCCGC</text:p>
          </table:table-cell>
          <table:table-cell table:style-name="ce1"/>
          <table:table-cell office:value-type="string" office:string-value="  eZebularine _2mM_D7: GTAGAG_GAGTGG" table:formula="of:=CONCATENATE(&quot;  &quot;;[.N6];&quot;: &quot;;[.O6])" table:style-name="ce1">
            <text:p><text:s text:c="2"/>eZebularine _2mM_D7: GTAGAG_GAGTGG</text:p>
          </table:table-cell>
          <table:table-cell office:value-type="string" office:string-value="  eZebularine _2mM_D14: GTAGAG_GTAGAG" table:formula="of:=CONCATENATE(&quot;  &quot;;[.R6];&quot;: &quot;;[.S6])" table:style-name="ce1">
            <text:p><text:s text:c="2"/>eZebularine _2mM_D14: GTAGAG_GTAGAG</text:p>
          </table:table-cell>
          <table:table-cell office:value-type="string" office:string-value="  eZebularine _2mM_D21: GTAGAG_GTCCGC" table:formula="of:=CONCATENATE(&quot;  &quot;;[.V6];&quot;: &quot;;[.W6])" table:style-name="ce1">
            <text:p><text:s text:c="2"/>eZebularine _2mM_D21: GTAGAG_GTCCG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ranylcypromine hemisulfate</text:p>
          </table:table-cell>
          <table:table-cell office:value-type="string" table:style-name="ce1">
            <text:p>2mM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f5ng_1_Cast5_5_+RT</text:p>
          </table:table-cell>
          <table:table-cell office:value-type="string" office:string-value="GTCCGC_GGTAGC" table:formula="of:=CONCATENATE([.B7];&quot;_&quot;;[.D13])" table:style-name="ce1">
            <text:p>GTCCGC_GGTAGC</text:p>
          </table:table-cell>
          <table:table-cell table:number-columns-repeated="2" table:style-name="ce1"/>
          <table:table-cell office:value-type="string" table:style-name="ce1">
            <text:p>A6</text:p>
          </table:table-cell>
          <table:table-cell office:value-type="string" office:string-value="fTranylcypromine hemisulfate_2mM_D7" table:formula="of:=CONCATENATE([.$E7];[.$F7];&quot;_&quot;;[.$G7];&quot;_D7&quot;)" table:style-name="ce1">
            <text:p>fTranylcypromine hemisulfate_2mM_D7</text:p>
          </table:table-cell>
          <table:table-cell office:value-type="string" office:string-value="GTCCGC_GGTAGC" table:formula="of:=CONCATENATE([.B7];&quot;_&quot;;[.D13])" table:style-name="ce1">
            <text:p>GTCCGC_GGTAGC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office:string-value="fTranylcypromine hemisulfate_2mM_D14" table:formula="of:=CONCATENATE([.$E7];[.$F7];&quot;_&quot;;[.$G7];&quot;_D14&quot;)" table:style-name="ce1">
            <text:p>fTranylcypromine hemisulfate_2mM_D14</text:p>
          </table:table-cell>
          <table:table-cell office:value-type="string" office:string-value="GTCCGC_GTCCGC" table:formula="of:=CONCATENATE([.B7];&quot;_&quot;;[.D7])" table:style-name="ce1">
            <text:p>GTCCGC_GTCCGC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office:string-value="fTranylcypromine hemisulfate_2mM_D21" table:formula="of:=CONCATENATE([.$E7];[.$F7];&quot;_&quot;;[.$G7];&quot;_D21&quot;)" table:style-name="ce1">
            <text:p>fTranylcypromine hemisulfate_2mM_D21</text:p>
          </table:table-cell>
          <table:table-cell office:value-type="string" office:string-value="GTCCGC_GTGAAA" table:formula="of:=CONCATENATE([.B7];&quot;_&quot;;[.D8])" table:style-name="ce1">
            <text:p>GTCCGC_GTGAAA</text:p>
          </table:table-cell>
          <table:table-cell table:style-name="ce1"/>
          <table:table-cell office:value-type="string" office:string-value="  fTranylcypromine hemisulfate_2mM_D7: GTCCGC_GGTAGC" table:formula="of:=CONCATENATE(&quot;  &quot;;[.N7];&quot;: &quot;;[.O7])" table:style-name="ce1">
            <text:p><text:s text:c="2"/>fTranylcypromine hemisulfate_2mM_D7: GTCCGC_GGTAGC</text:p>
          </table:table-cell>
          <table:table-cell office:value-type="string" office:string-value="  fTranylcypromine hemisulfate_2mM_D14: GTCCGC_GTCCGC" table:formula="of:=CONCATENATE(&quot;  &quot;;[.R7];&quot;: &quot;;[.S7])" table:style-name="ce1">
            <text:p><text:s text:c="2"/>fTranylcypromine hemisulfate_2mM_D14: GTCCGC_GTCCGC</text:p>
          </table:table-cell>
          <table:table-cell office:value-type="string" office:string-value="  fTranylcypromine hemisulfate_2mM_D21: GTCCGC_GTGAAA" table:formula="of:=CONCATENATE(&quot;  &quot;;[.V7];&quot;: &quot;;[.W7])" table:style-name="ce1">
            <text:p><text:s text:c="2"/>fTranylcypromine hemisulfate_2mM_D21: GTCCGC_GTGAA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EX-527</text:p>
          </table:table-cell>
          <table:table-cell office:value-type="string" table:style-name="ce1">
            <text:p>2mM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g5ng_1_Cast4_6_+RT</text:p>
          </table:table-cell>
          <table:table-cell office:value-type="string" office:string-value="GTGAAA_AGTCAA" table:formula="of:=CONCATENATE([.B8];&quot;_&quot;;[.D2])" table:style-name="ce1">
            <text:p>GTGAAA_AGTCAA</text:p>
          </table:table-cell>
          <table:table-cell table:number-columns-repeated="2" table:style-name="ce1"/>
          <table:table-cell office:value-type="string" table:style-name="ce1">
            <text:p>A7</text:p>
          </table:table-cell>
          <table:table-cell office:value-type="string" office:string-value="gEX-527_2mM_D7" table:formula="of:=CONCATENATE([.$E8];[.$F8];&quot;_&quot;;[.$G8];&quot;_D7&quot;)" table:style-name="ce1">
            <text:p>gEX-527_2mM_D7</text:p>
          </table:table-cell>
          <table:table-cell office:value-type="string" office:string-value="GTGAAA_AGTCAA" table:formula="of:=CONCATENATE([.B8];&quot;_&quot;;[.D2])" table:style-name="ce1">
            <text:p>GTGAAA_AGTCAA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office:string-value="gEX-527_2mM_D14" table:formula="of:=CONCATENATE([.$E8];[.$F8];&quot;_&quot;;[.$G8];&quot;_D14&quot;)" table:style-name="ce1">
            <text:p>gEX-527_2mM_D14</text:p>
          </table:table-cell>
          <table:table-cell office:value-type="string" office:string-value="GTGAAA_GTGAAA" table:formula="of:=CONCATENATE([.B8];&quot;_&quot;;[.D8])" table:style-name="ce1">
            <text:p>GTGAAA_GTGAAA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office:string-value="gEX-527_2mM_D21" table:formula="of:=CONCATENATE([.$E8];[.$F8];&quot;_&quot;;[.$G8];&quot;_D21&quot;)" table:style-name="ce1">
            <text:p>gEX-527_2mM_D21</text:p>
          </table:table-cell>
          <table:table-cell office:value-type="string" office:string-value="GTGAAA_GTGGCC" table:formula="of:=CONCATENATE([.B8];&quot;_&quot;;[.D9])" table:style-name="ce1">
            <text:p>GTGAAA_GTGGCC</text:p>
          </table:table-cell>
          <table:table-cell table:style-name="ce1"/>
          <table:table-cell office:value-type="string" office:string-value="  gEX-527_2mM_D7: GTGAAA_AGTCAA" table:formula="of:=CONCATENATE(&quot;  &quot;;[.N8];&quot;: &quot;;[.O8])" table:style-name="ce1">
            <text:p><text:s text:c="2"/>gEX-527_2mM_D7: GTGAAA_AGTCAA</text:p>
          </table:table-cell>
          <table:table-cell office:value-type="string" office:string-value="  gEX-527_2mM_D14: GTGAAA_GTGAAA" table:formula="of:=CONCATENATE(&quot;  &quot;;[.R8];&quot;: &quot;;[.S8])" table:style-name="ce1">
            <text:p><text:s text:c="2"/>gEX-527_2mM_D14: GTGAAA_GTGAAA</text:p>
          </table:table-cell>
          <table:table-cell office:value-type="string" office:string-value="  gEX-527_2mM_D21: GTGAAA_GTGGCC" table:formula="of:=CONCATENATE(&quot;  &quot;;[.V8];&quot;: &quot;;[.W8])" table:style-name="ce1">
            <text:p><text:s text:c="2"/>gEX-527_2mM_D21: GTGAAA_GTGGC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h</text:p>
          </table:table-cell>
          <table:table-cell office:value-type="string" table:style-name="ce1">
            <text:p>Nicotinamide</text:p>
          </table:table-cell>
          <table:table-cell office:value-type="string" table:style-name="ce1">
            <text:p>2mM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h5ng_1_Cast3_7_+RT</text:p>
          </table:table-cell>
          <table:table-cell office:value-type="string" office:string-value="GTGGCC_AGTTCC" table:formula="of:=CONCATENATE([.B9];&quot;_&quot;;[.D3])" table:style-name="ce1">
            <text:p>GTGGCC_AGTTCC</text:p>
          </table:table-cell>
          <table:table-cell table:number-columns-repeated="2" table:style-name="ce1"/>
          <table:table-cell office:value-type="string" table:style-name="ce1">
            <text:p>A8</text:p>
          </table:table-cell>
          <table:table-cell office:value-type="string" office:string-value="hNicotinamide_2mM_D7" table:formula="of:=CONCATENATE([.$E9];[.$F9];&quot;_&quot;;[.$G9];&quot;_D7&quot;)" table:style-name="ce1">
            <text:p>hNicotinamide_2mM_D7</text:p>
          </table:table-cell>
          <table:table-cell office:value-type="string" office:string-value="GTGGCC_AGTTCC" table:formula="of:=CONCATENATE([.B9];&quot;_&quot;;[.D3])" table:style-name="ce1">
            <text:p>GTGGCC_AGTTCC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office:string-value="hNicotinamide_2mM_D14" table:formula="of:=CONCATENATE([.$E9];[.$F9];&quot;_&quot;;[.$G9];&quot;_D14&quot;)" table:style-name="ce1">
            <text:p>hNicotinamide_2mM_D14</text:p>
          </table:table-cell>
          <table:table-cell office:value-type="string" office:string-value="GTGGCC_GTGGCC" table:formula="of:=CONCATENATE([.B9];&quot;_&quot;;[.D9])" table:style-name="ce1">
            <text:p>GTGGCC_GTGGCC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office:string-value="hNicotinamide_2mM_D21" table:formula="of:=CONCATENATE([.$E9];[.$F9];&quot;_&quot;;[.$G9];&quot;_D21&quot;)" table:style-name="ce1">
            <text:p>hNicotinamide_2mM_D21</text:p>
          </table:table-cell>
          <table:table-cell office:value-type="string" office:string-value="GTGGCC_GTTTCG" table:formula="of:=CONCATENATE([.B9];&quot;_&quot;;[.D10])" table:style-name="ce1">
            <text:p>GTGGCC_GTTTCG</text:p>
          </table:table-cell>
          <table:table-cell table:style-name="ce1"/>
          <table:table-cell office:value-type="string" office:string-value="  hNicotinamide_2mM_D7: GTGGCC_AGTTCC" table:formula="of:=CONCATENATE(&quot;  &quot;;[.N9];&quot;: &quot;;[.O9])" table:style-name="ce1">
            <text:p><text:s text:c="2"/>hNicotinamide_2mM_D7: GTGGCC_AGTTCC</text:p>
          </table:table-cell>
          <table:table-cell office:value-type="string" office:string-value="  hNicotinamide_2mM_D14: GTGGCC_GTGGCC" table:formula="of:=CONCATENATE(&quot;  &quot;;[.R9];&quot;: &quot;;[.S9])" table:style-name="ce1">
            <text:p><text:s text:c="2"/>hNicotinamide_2mM_D14: GTGGCC_GTGGCC</text:p>
          </table:table-cell>
          <table:table-cell office:value-type="string" office:string-value="  hNicotinamide_2mM_D21: GTGGCC_GTTTCG" table:formula="of:=CONCATENATE(&quot;  &quot;;[.V9];&quot;: &quot;;[.W9])" table:style-name="ce1">
            <text:p><text:s text:c="2"/>hNicotinamide_2mM_D21: GTGGCC_GTTTC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L-266</text:p>
          </table:table-cell>
          <table:table-cell office:value-type="string" table:style-name="ce1">
            <text:p>2mM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i5ng_1_Cast2_8_+RT</text:p>
          </table:table-cell>
          <table:table-cell office:value-type="string" office:string-value="GTTTCG_ATGTCA" table:formula="of:=CONCATENATE([.B10];&quot;_&quot;;[.D4])" table:style-name="ce1">
            <text:p>GTTTCG_ATGTCA</text:p>
          </table:table-cell>
          <table:table-cell table:number-columns-repeated="2" table:style-name="ce1"/>
          <table:table-cell office:value-type="string" table:style-name="ce1">
            <text:p>A9</text:p>
          </table:table-cell>
          <table:table-cell office:value-type="string" office:string-value="iBML-266_2mM_D7" table:formula="of:=CONCATENATE([.$E10];[.$F10];&quot;_&quot;;[.$G10];&quot;_D7&quot;)" table:style-name="ce1">
            <text:p>iBML-266_2mM_D7</text:p>
          </table:table-cell>
          <table:table-cell office:value-type="string" office:string-value="GTTTCG_ATGTCA" table:formula="of:=CONCATENATE([.B10];&quot;_&quot;;[.D4])" table:style-name="ce1">
            <text:p>GTTTCG_ATGTCA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office:string-value="iBML-266_2mM_D14" table:formula="of:=CONCATENATE([.$E10];[.$F10];&quot;_&quot;;[.$G10];&quot;_D14&quot;)" table:style-name="ce1">
            <text:p>iBML-266_2mM_D14</text:p>
          </table:table-cell>
          <table:table-cell office:value-type="string" office:string-value="GTTTCG_GTTTCG" table:formula="of:=CONCATENATE([.B10];&quot;_&quot;;[.D10])" table:style-name="ce1">
            <text:p>GTTTCG_GTTTCG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office:string-value="iBML-266_2mM_D21" table:formula="of:=CONCATENATE([.$E10];[.$F10];&quot;_&quot;;[.$G10];&quot;_D21&quot;)" table:style-name="ce1">
            <text:p>iBML-266_2mM_D21</text:p>
          </table:table-cell>
          <table:table-cell office:value-type="string" office:string-value="GTTTCG_CGTACG" table:formula="of:=CONCATENATE([.B10];&quot;_&quot;;[.D11])" table:style-name="ce1">
            <text:p>GTTTCG_CGTACG</text:p>
          </table:table-cell>
          <table:table-cell table:style-name="ce1"/>
          <table:table-cell office:value-type="string" office:string-value="  iBML-266_2mM_D7: GTTTCG_ATGTCA" table:formula="of:=CONCATENATE(&quot;  &quot;;[.N10];&quot;: &quot;;[.O10])" table:style-name="ce1">
            <text:p><text:s text:c="2"/>iBML-266_2mM_D7: GTTTCG_ATGTCA</text:p>
          </table:table-cell>
          <table:table-cell office:value-type="string" office:string-value="  iBML-266_2mM_D14: GTTTCG_GTTTCG" table:formula="of:=CONCATENATE(&quot;  &quot;;[.R10];&quot;: &quot;;[.S10])" table:style-name="ce1">
            <text:p><text:s text:c="2"/>iBML-266_2mM_D14: GTTTCG_GTTTCG</text:p>
          </table:table-cell>
          <table:table-cell office:value-type="string" office:string-value="  iBML-266_2mM_D21: GTTTCG_CGTACG" table:formula="of:=CONCATENATE(&quot;  &quot;;[.V10];&quot;: &quot;;[.W10])" table:style-name="ce1">
            <text:p><text:s text:c="2"/>iBML-266_2mM_D21: GTTTCG_CGTAC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j</text:p>
          </table:table-cell>
          <table:table-cell office:value-type="string" table:style-name="ce1">
            <text:p>Piceatannol</text:p>
          </table:table-cell>
          <table:table-cell office:value-type="string" table:style-name="ce1">
            <text:p>2mM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j5ng_1_Cast1_9_+RT</text:p>
          </table:table-cell>
          <table:table-cell office:value-type="string" office:string-value="CGTACG_CCGTCC" table:formula="of:=CONCATENATE([.B11];&quot;_&quot;;[.D5])" table:style-name="ce1">
            <text:p>CGTACG_CCGTCC</text:p>
          </table:table-cell>
          <table:table-cell table:number-columns-repeated="2" table:style-name="ce1"/>
          <table:table-cell office:value-type="string" table:style-name="ce1">
            <text:p>A10</text:p>
          </table:table-cell>
          <table:table-cell office:value-type="string" office:string-value="jPiceatannol_2mM_D7" table:formula="of:=CONCATENATE([.$E11];[.$F11];&quot;_&quot;;[.$G11];&quot;_D7&quot;)" table:style-name="ce1">
            <text:p>jPiceatannol_2mM_D7</text:p>
          </table:table-cell>
          <table:table-cell office:value-type="string" office:string-value="CGTACG_CCGTCC" table:formula="of:=CONCATENATE([.B11];&quot;_&quot;;[.D5])" table:style-name="ce1">
            <text:p>CGTACG_CCGTCC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office:string-value="jPiceatannol_2mM_D14" table:formula="of:=CONCATENATE([.$E11];[.$F11];&quot;_&quot;;[.$G11];&quot;_D14&quot;)" table:style-name="ce1">
            <text:p>jPiceatannol_2mM_D14</text:p>
          </table:table-cell>
          <table:table-cell office:value-type="string" office:string-value="CGTACG_CGTACG" table:formula="of:=CONCATENATE([.B11];&quot;_&quot;;[.D11])" table:style-name="ce1">
            <text:p>CGTACG_CGTACG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office:string-value="jPiceatannol_2mM_D21" table:formula="of:=CONCATENATE([.$E11];[.$F11];&quot;_&quot;;[.$G11];&quot;_D21&quot;)" table:style-name="ce1">
            <text:p>jPiceatannol_2mM_D21</text:p>
          </table:table-cell>
          <table:table-cell office:value-type="string" office:string-value="CGTACG_GAGTGG" table:formula="of:=CONCATENATE([.B11];&quot;_&quot;;[.D12])" table:style-name="ce1">
            <text:p>CGTACG_GAGTGG</text:p>
          </table:table-cell>
          <table:table-cell table:style-name="ce1"/>
          <table:table-cell office:value-type="string" office:string-value="  jPiceatannol_2mM_D7: CGTACG_CCGTCC" table:formula="of:=CONCATENATE(&quot;  &quot;;[.N11];&quot;: &quot;;[.O11])" table:style-name="ce1">
            <text:p><text:s text:c="2"/>jPiceatannol_2mM_D7: CGTACG_CCGTCC</text:p>
          </table:table-cell>
          <table:table-cell office:value-type="string" office:string-value="  jPiceatannol_2mM_D14: CGTACG_CGTACG" table:formula="of:=CONCATENATE(&quot;  &quot;;[.R11];&quot;: &quot;;[.S11])" table:style-name="ce1">
            <text:p><text:s text:c="2"/>jPiceatannol_2mM_D14: CGTACG_CGTACG</text:p>
          </table:table-cell>
          <table:table-cell office:value-type="string" office:string-value="  jPiceatannol_2mM_D21: CGTACG_GAGTGG" table:formula="of:=CONCATENATE(&quot;  &quot;;[.V11];&quot;: &quot;;[.W11])" table:style-name="ce1">
            <text:p><text:s text:c="2"/>jPiceatannol_2mM_D21: CGTACG_GAGTG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k</text:p>
          </table:table-cell>
          <table:table-cell office:value-type="string" table:style-name="ce1">
            <text:p>Fluoro-SAHA</text:p>
          </table:table-cell>
          <table:table-cell office:value-type="string" table:style-name="ce1">
            <text:p>2mM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k5ng_1_Cast0_1_+RT</text:p>
          </table:table-cell>
          <table:table-cell office:value-type="string" office:string-value="GAGTGG_GTAGAG" table:formula="of:=CONCATENATE([.B12];&quot;_&quot;;[.D6])" table:style-name="ce1">
            <text:p>GAGTGG_GTAGAG</text:p>
          </table:table-cell>
          <table:table-cell table:number-columns-repeated="2" table:style-name="ce1"/>
          <table:table-cell office:value-type="string" table:style-name="ce1">
            <text:p>A11</text:p>
          </table:table-cell>
          <table:table-cell office:value-type="string" office:string-value="kFluoro-SAHA_2mM_D7" table:formula="of:=CONCATENATE([.$E12];[.$F12];&quot;_&quot;;[.$G12];&quot;_D7&quot;)" table:style-name="ce1">
            <text:p>kFluoro-SAHA_2mM_D7</text:p>
          </table:table-cell>
          <table:table-cell office:value-type="string" office:string-value="GAGTGG_GTAGAG" table:formula="of:=CONCATENATE([.B12];&quot;_&quot;;[.D6])" table:style-name="ce1">
            <text:p>GAGTGG_GTAGAG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office:string-value="kFluoro-SAHA_2mM_D14" table:formula="of:=CONCATENATE([.$E12];[.$F12];&quot;_&quot;;[.$G12];&quot;_D14&quot;)" table:style-name="ce1">
            <text:p>kFluoro-SAHA_2mM_D14</text:p>
          </table:table-cell>
          <table:table-cell office:value-type="string" office:string-value="GAGTGG_GAGTGG" table:formula="of:=CONCATENATE([.B12];&quot;_&quot;;[.D12])" table:style-name="ce1">
            <text:p>GAGTGG_GAGTGG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office:string-value="kFluoro-SAHA_2mM_D21" table:formula="of:=CONCATENATE([.$E12];[.$F12];&quot;_&quot;;[.$G12];&quot;_D21&quot;)" table:style-name="ce1">
            <text:p>kFluoro-SAHA_2mM_D21</text:p>
          </table:table-cell>
          <table:table-cell office:value-type="string" office:string-value="GAGTGG_GGTAGC" table:formula="of:=CONCATENATE([.B12];&quot;_&quot;;[.D13])" table:style-name="ce1">
            <text:p>GAGTGG_GGTAGC</text:p>
          </table:table-cell>
          <table:table-cell table:style-name="ce1"/>
          <table:table-cell office:value-type="string" office:string-value="  kFluoro-SAHA_2mM_D7: GAGTGG_GTAGAG" table:formula="of:=CONCATENATE(&quot;  &quot;;[.N12];&quot;: &quot;;[.O12])" table:style-name="ce1">
            <text:p><text:s text:c="2"/>kFluoro-SAHA_2mM_D7: GAGTGG_GTAGAG</text:p>
          </table:table-cell>
          <table:table-cell office:value-type="string" office:string-value="  kFluoro-SAHA_2mM_D14: GAGTGG_GAGTGG" table:formula="of:=CONCATENATE(&quot;  &quot;;[.R12];&quot;: &quot;;[.S12])" table:style-name="ce1">
            <text:p><text:s text:c="2"/>kFluoro-SAHA_2mM_D14: GAGTGG_GAGTGG</text:p>
          </table:table-cell>
          <table:table-cell office:value-type="string" office:string-value="  kFluoro-SAHA_2mM_D21: GAGTGG_GGTAGC" table:formula="of:=CONCATENATE(&quot;  &quot;;[.V12];&quot;: &quot;;[.W12])" table:style-name="ce1">
            <text:p><text:s text:c="2"/>kFluoro-SAHA_2mM_D21: GAGTGG_GGTAG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GK2</text:p>
          </table:table-cell>
          <table:table-cell office:value-type="string" table:style-name="ce1">
            <text:p>2mM</text:p>
          </table:table-cell>
          <table:table-cell office:value-type="string" table:style-name="ce1">
            <text:p>G1</text:p>
          </table:table-cell>
          <table:table-cell office:value-type="string" table:style-name="ce1">
            <text:p>l5ng_1_411_1</text:p>
          </table:table-cell>
          <table:table-cell office:value-type="string" office:string-value="CGGAAT_GTGAAA" table:formula="of:=CONCATENATE([.B26];&quot;_&quot;;[.D8])" table:style-name="ce1">
            <text:p>CGGAAT_GTGAAA</text:p>
          </table:table-cell>
          <table:table-cell table:number-columns-repeated="2" table:style-name="ce1"/>
          <table:table-cell office:value-type="string" table:style-name="ce1">
            <text:p>A12</text:p>
          </table:table-cell>
          <table:table-cell office:value-type="string" office:string-value="lAGK2_2mM_D7" table:formula="of:=CONCATENATE([.$E13];[.$F13];&quot;_&quot;;[.$G13];&quot;_D7&quot;)" table:style-name="ce1">
            <text:p>lAGK2_2mM_D7</text:p>
          </table:table-cell>
          <table:table-cell office:value-type="string" office:string-value="GGTAGC_GTCCGC" table:formula="of:=CONCATENATE([.B13];&quot;_&quot;;[.D7])" table:style-name="ce1">
            <text:p>GGTAGC_GTCCGC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office:string-value="lAGK2_2mM_D14" table:formula="of:=CONCATENATE([.$E13];[.$F13];&quot;_&quot;;[.$G13];&quot;_D14&quot;)" table:style-name="ce1">
            <text:p>lAGK2_2mM_D14</text:p>
          </table:table-cell>
          <table:table-cell office:value-type="string" office:string-value="GGTAGC_GGTAGC" table:formula="of:=CONCATENATE([.B13];&quot;_&quot;;[.D13])" table:style-name="ce1">
            <text:p>GGTAGC_GGTAGC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office:string-value="lAGK2_2mM_D21" table:formula="of:=CONCATENATE([.$E13];[.$F13];&quot;_&quot;;[.$G13];&quot;_D21&quot;)" table:style-name="ce1">
            <text:p>lAGK2_2mM_D21</text:p>
          </table:table-cell>
          <table:table-cell office:value-type="string" office:string-value="GGTAGC_AGTCAA" table:formula="of:=CONCATENATE([.B13];&quot;_&quot;;[.D2])" table:style-name="ce1">
            <text:p>GGTAGC_AGTCAA</text:p>
          </table:table-cell>
          <table:table-cell table:style-name="ce1"/>
          <table:table-cell office:value-type="string" office:string-value="  lAGK2_2mM_D7: GGTAGC_GTCCGC" table:formula="of:=CONCATENATE(&quot;  &quot;;[.N13];&quot;: &quot;;[.O13])" table:style-name="ce1">
            <text:p><text:s text:c="2"/>lAGK2_2mM_D7: GGTAGC_GTCCGC</text:p>
          </table:table-cell>
          <table:table-cell office:value-type="string" office:string-value="  lAGK2_2mM_D14: GGTAGC_GGTAGC" table:formula="of:=CONCATENATE(&quot;  &quot;;[.R13];&quot;: &quot;;[.S13])" table:style-name="ce1">
            <text:p><text:s text:c="2"/>lAGK2_2mM_D14: GGTAGC_GGTAGC</text:p>
          </table:table-cell>
          <table:table-cell office:value-type="string" office:string-value="  lAGK2_2mM_D21: GGTAGC_AGTCAA" table:formula="of:=CONCATENATE(&quot;  &quot;;[.V13];&quot;: &quot;;[.W13])" table:style-name="ce1">
            <text:p><text:s text:c="2"/>lAGK2_2mM_D21: GGTAGC_AGTCA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E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alermide</text:p>
          </table:table-cell>
          <table:table-cell office:value-type="string" table:style-name="ce1">
            <text:p>2mM</text:p>
          </table:table-cell>
          <table:table-cell office:value-type="string" table:style-name="ce1">
            <text:p>G2</text:p>
          </table:table-cell>
          <table:table-cell office:value-type="string" table:style-name="ce1">
            <text:p>m5ng_1_411_2</text:p>
          </table:table-cell>
          <table:table-cell office:value-type="string" office:string-value="CTAGCT_GTGGCC" table:formula="of:=CONCATENATE([.B27];&quot;_&quot;;[.D9])" table:style-name="ce1">
            <text:p>CTAGCT_GTGGCC</text:p>
          </table:table-cell>
          <table:table-cell table:number-columns-repeated="2" table:style-name="ce1"/>
          <table:table-cell office:value-type="string" table:style-name="ce1">
            <text:p>B1</text:p>
          </table:table-cell>
          <table:table-cell office:value-type="string" office:string-value="mSalermide_2mM_D7" table:formula="of:=CONCATENATE([.$E14];[.$F14];&quot;_&quot;;[.$G14];&quot;_D7&quot;)" table:style-name="ce1">
            <text:p>mSalermide_2mM_D7</text:p>
          </table:table-cell>
          <table:table-cell office:value-type="string" office:string-value="AGTCAA_CACGAT" table:formula="of:=CONCATENATE([.B2];&quot;_&quot;;[.D20])" table:style-name="ce1">
            <text:p>AGTCAA_CACGAT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office:string-value="mSalermide_2mM_D14" table:formula="of:=CONCATENATE([.$E14];[.$F14];&quot;_&quot;;[.$G14];&quot;_D14&quot;)" table:style-name="ce1">
            <text:p>mSalermide_2mM_D14</text:p>
          </table:table-cell>
          <table:table-cell office:value-type="string" office:string-value="AGTCAA_ACTGAT" table:formula="of:=CONCATENATE([.B2];&quot;_&quot;;[.D14])" table:style-name="ce1">
            <text:p>AGTCAA_ACTGAT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office:string-value="mSalermide_2mM_D21" table:formula="of:=CONCATENATE([.$E14];[.$F14];&quot;_&quot;;[.$G14];&quot;_D21&quot;)" table:style-name="ce1">
            <text:p>mSalermide_2mM_D21</text:p>
          </table:table-cell>
          <table:table-cell office:value-type="string" office:string-value="AGTCAA_ATGAGC" table:formula="of:=CONCATENATE([.B2];&quot;_&quot;;[.D15])" table:style-name="ce1">
            <text:p>AGTCAA_ATGAGC</text:p>
          </table:table-cell>
          <table:table-cell table:style-name="ce1"/>
          <table:table-cell office:value-type="string" office:string-value="  mSalermide_2mM_D7: AGTCAA_CACGAT" table:formula="of:=CONCATENATE(&quot;  &quot;;[.N14];&quot;: &quot;;[.O14])" table:style-name="ce1">
            <text:p><text:s text:c="2"/>mSalermide_2mM_D7: AGTCAA_CACGAT</text:p>
          </table:table-cell>
          <table:table-cell office:value-type="string" office:string-value="  mSalermide_2mM_D14: AGTCAA_ACTGAT" table:formula="of:=CONCATENATE(&quot;  &quot;;[.R14];&quot;: &quot;;[.S14])" table:style-name="ce1">
            <text:p><text:s text:c="2"/>mSalermide_2mM_D14: AGTCAA_ACTGAT</text:p>
          </table:table-cell>
          <table:table-cell office:value-type="string" office:string-value="  mSalermide_2mM_D21: AGTCAA_ATGAGC" table:formula="of:=CONCATENATE(&quot;  &quot;;[.V14];&quot;: &quot;;[.W14])" table:style-name="ce1">
            <text:p><text:s text:c="2"/>mSalermide_2mM_D21: AGTCAA_ATGAG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acardic acid</text:p>
          </table:table-cell>
          <table:table-cell office:value-type="string" table:style-name="ce1">
            <text:p>2mM</text:p>
          </table:table-cell>
          <table:table-cell table:number-columns-repeated="5" table:style-name="ce1"/>
          <table:table-cell office:value-type="string" table:style-name="ce1">
            <text:p>B2</text:p>
          </table:table-cell>
          <table:table-cell office:value-type="string" office:string-value="nAnacardic acid_2mM_D7" table:formula="of:=CONCATENATE([.$E15];[.$F15];&quot;_&quot;;[.$G15];&quot;_D7&quot;)" table:style-name="ce1">
            <text:p>nAnacardic acid_2mM_D7</text:p>
          </table:table-cell>
          <table:table-cell office:value-type="string" office:string-value="AGTTCC_CACTCA" table:formula="of:=CONCATENATE([.B3];&quot;_&quot;;[.D21])" table:style-name="ce1">
            <text:p>AGTTCC_CACTCA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office:string-value="nAnacardic acid_2mM_D14" table:formula="of:=CONCATENATE([.$E15];[.$F15];&quot;_&quot;;[.$G15];&quot;_D14&quot;)" table:style-name="ce1">
            <text:p>nAnacardic acid_2mM_D14</text:p>
          </table:table-cell>
          <table:table-cell office:value-type="string" office:string-value="AGTTCC_ATGAGC" table:formula="of:=CONCATENATE([.B3];&quot;_&quot;;[.D15])" table:style-name="ce1">
            <text:p>AGTTCC_ATGAGC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office:string-value="nAnacardic acid_2mM_D21" table:formula="of:=CONCATENATE([.$E15];[.$F15];&quot;_&quot;;[.$G15];&quot;_D21&quot;)" table:style-name="ce1">
            <text:p>nAnacardic acid_2mM_D21</text:p>
          </table:table-cell>
          <table:table-cell office:value-type="string" office:string-value="AGTTCC_ATTCCT" table:formula="of:=CONCATENATE([.B3];&quot;_&quot;;[.D16])" table:style-name="ce1">
            <text:p>AGTTCC_ATTCCT</text:p>
          </table:table-cell>
          <table:table-cell table:style-name="ce1"/>
          <table:table-cell office:value-type="string" office:string-value="  nAnacardic acid_2mM_D7: AGTTCC_CACTCA" table:formula="of:=CONCATENATE(&quot;  &quot;;[.N15];&quot;: &quot;;[.O15])" table:style-name="ce1">
            <text:p><text:s text:c="2"/>nAnacardic acid_2mM_D7: AGTTCC_CACTCA</text:p>
          </table:table-cell>
          <table:table-cell office:value-type="string" office:string-value="  nAnacardic acid_2mM_D14: AGTTCC_ATGAGC" table:formula="of:=CONCATENATE(&quot;  &quot;;[.R15];&quot;: &quot;;[.S15])" table:style-name="ce1">
            <text:p><text:s text:c="2"/>nAnacardic acid_2mM_D14: AGTTCC_ATGAGC</text:p>
          </table:table-cell>
          <table:table-cell office:value-type="string" office:string-value="  nAnacardic acid_2mM_D21: AGTTCC_ATTCCT" table:formula="of:=CONCATENATE(&quot;  &quot;;[.V15];&quot;: &quot;;[.W15])" table:style-name="ce1">
            <text:p><text:s text:c="2"/>nAnacardic acid_2mM_D21: AGTTCC_ATTCC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o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2mM</text:p>
          </table:table-cell>
          <table:table-cell table:number-columns-repeated="5" table:style-name="ce1"/>
          <table:table-cell office:value-type="string" table:style-name="ce1">
            <text:p>B3</text:p>
          </table:table-cell>
          <table:table-cell office:value-type="string" office:string-value="oB2_2mM_D7" table:formula="of:=CONCATENATE([.$E16];[.$F16];&quot;_&quot;;[.$G16];&quot;_D7&quot;)" table:style-name="ce1">
            <text:p>oB2_2mM_D7</text:p>
          </table:table-cell>
          <table:table-cell office:value-type="string" office:string-value="ATGTCA_CAGGCG" table:formula="of:=CONCATENATE([.B4];&quot;_&quot;;[.D22])" table:style-name="ce1">
            <text:p>ATGTCA_CAGGCG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office:string-value="oB2_2mM_D14" table:formula="of:=CONCATENATE([.$E16];[.$F16];&quot;_&quot;;[.$G16];&quot;_D14&quot;)" table:style-name="ce1">
            <text:p>oB2_2mM_D14</text:p>
          </table:table-cell>
          <table:table-cell office:value-type="string" office:string-value="ATGTCA_ATTCCT" table:formula="of:=CONCATENATE([.B4];&quot;_&quot;;[.D16])" table:style-name="ce1">
            <text:p>ATGTCA_ATTCCT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office:string-value="oB2_2mM_D21" table:formula="of:=CONCATENATE([.$E16];[.$F16];&quot;_&quot;;[.$G16];&quot;_D21&quot;)" table:style-name="ce1">
            <text:p>oB2_2mM_D21</text:p>
          </table:table-cell>
          <table:table-cell office:value-type="string" office:string-value="ATGTCA_CAAAAG" table:formula="of:=CONCATENATE([.B4];&quot;_&quot;;[.D17])" table:style-name="ce1">
            <text:p>ATGTCA_CAAAAG</text:p>
          </table:table-cell>
          <table:table-cell table:style-name="ce1"/>
          <table:table-cell office:value-type="string" office:string-value="  oB2_2mM_D7: ATGTCA_CAGGCG" table:formula="of:=CONCATENATE(&quot;  &quot;;[.N16];&quot;: &quot;;[.O16])" table:style-name="ce1">
            <text:p><text:s text:c="2"/>oB2_2mM_D7: ATGTCA_CAGGCG</text:p>
          </table:table-cell>
          <table:table-cell office:value-type="string" office:string-value="  oB2_2mM_D14: ATGTCA_ATTCCT" table:formula="of:=CONCATENATE(&quot;  &quot;;[.R16];&quot;: &quot;;[.S16])" table:style-name="ce1">
            <text:p><text:s text:c="2"/>oB2_2mM_D14: ATGTCA_ATTCCT</text:p>
          </table:table-cell>
          <table:table-cell office:value-type="string" office:string-value="  oB2_2mM_D21: ATGTCA_CAAAAG" table:formula="of:=CONCATENATE(&quot;  &quot;;[.V16];&quot;: &quot;;[.W16])" table:style-name="ce1">
            <text:p><text:s text:c="2"/>oB2_2mM_D21: ATGTCA_CAAAA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TPB</text:p>
          </table:table-cell>
          <table:table-cell office:value-type="string" table:style-name="ce1">
            <text:p>2mM</text:p>
          </table:table-cell>
          <table:table-cell table:number-columns-repeated="5" table:style-name="ce1"/>
          <table:table-cell office:value-type="string" table:style-name="ce1">
            <text:p>B4</text:p>
          </table:table-cell>
          <table:table-cell office:value-type="string" office:string-value="pCTPB_2mM_D7" table:formula="of:=CONCATENATE([.$E17];[.$F17];&quot;_&quot;;[.$G17];&quot;_D7&quot;)" table:style-name="ce1">
            <text:p>pCTPB_2mM_D7</text:p>
          </table:table-cell>
          <table:table-cell office:value-type="string" office:string-value="CCGTCC_CATGGC" table:formula="of:=CONCATENATE([.B5];&quot;_&quot;;[.D23])" table:style-name="ce1">
            <text:p>CCGTCC_CATGGC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office:string-value="pCTPB_2mM_D14" table:formula="of:=CONCATENATE([.$E17];[.$F17];&quot;_&quot;;[.$G17];&quot;_D14&quot;)" table:style-name="ce1">
            <text:p>pCTPB_2mM_D14</text:p>
          </table:table-cell>
          <table:table-cell office:value-type="string" office:string-value="CCGTCC_CAAAAG" table:formula="of:=CONCATENATE([.B5];&quot;_&quot;;[.D17])" table:style-name="ce1">
            <text:p>CCGTCC_CAAAAG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office:string-value="pCTPB_2mM_D21" table:formula="of:=CONCATENATE([.$E17];[.$F17];&quot;_&quot;;[.$G17];&quot;_D21&quot;)" table:style-name="ce1">
            <text:p>pCTPB_2mM_D21</text:p>
          </table:table-cell>
          <table:table-cell office:value-type="string" office:string-value="CCGTCC_CAACTA" table:formula="of:=CONCATENATE([.B5];&quot;_&quot;;[.D18])" table:style-name="ce1">
            <text:p>CCGTCC_CAACTA</text:p>
          </table:table-cell>
          <table:table-cell table:style-name="ce1"/>
          <table:table-cell office:value-type="string" office:string-value="  pCTPB_2mM_D7: CCGTCC_CATGGC" table:formula="of:=CONCATENATE(&quot;  &quot;;[.N17];&quot;: &quot;;[.O17])" table:style-name="ce1">
            <text:p><text:s text:c="2"/>pCTPB_2mM_D7: CCGTCC_CATGGC</text:p>
          </table:table-cell>
          <table:table-cell office:value-type="string" office:string-value="  pCTPB_2mM_D14: CCGTCC_CAAAAG" table:formula="of:=CONCATENATE(&quot;  &quot;;[.R17];&quot;: &quot;;[.S17])" table:style-name="ce1">
            <text:p><text:s text:c="2"/>pCTPB_2mM_D14: CCGTCC_CAAAAG</text:p>
          </table:table-cell>
          <table:table-cell office:value-type="string" office:string-value="  pCTPB_2mM_D21: CCGTCC_CAACTA" table:formula="of:=CONCATENATE(&quot;  &quot;;[.V17];&quot;: &quot;;[.W17])" table:style-name="ce1">
            <text:p><text:s text:c="2"/>pCTPB_2mM_D21: CCGTCC_CAACT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q</text:p>
          </table:table-cell>
          <table:table-cell office:value-type="string" table:style-name="ce1">
            <text:p>Sirtinol</text:p>
          </table:table-cell>
          <table:table-cell office:value-type="string" table:style-name="ce1">
            <text:p>2mM</text:p>
          </table:table-cell>
          <table:table-cell table:number-columns-repeated="5" table:style-name="ce1"/>
          <table:table-cell office:value-type="string" table:style-name="ce1">
            <text:p>B5</text:p>
          </table:table-cell>
          <table:table-cell office:value-type="string" office:string-value="qSirtinol_2mM_D7" table:formula="of:=CONCATENATE([.$E18];[.$F18];&quot;_&quot;;[.$G18];&quot;_D7&quot;)" table:style-name="ce1">
            <text:p>qSirtinol_2mM_D7</text:p>
          </table:table-cell>
          <table:table-cell office:value-type="string" office:string-value="GTAGAG_CATTTT" table:formula="of:=CONCATENATE([.B6];&quot;_&quot;;[.D24])" table:style-name="ce1">
            <text:p>GTAGAG_CATTTT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office:string-value="qSirtinol_2mM_D14" table:formula="of:=CONCATENATE([.$E18];[.$F18];&quot;_&quot;;[.$G18];&quot;_D14&quot;)" table:style-name="ce1">
            <text:p>qSirtinol_2mM_D14</text:p>
          </table:table-cell>
          <table:table-cell office:value-type="string" office:string-value="GTAGAG_CAACTA" table:formula="of:=CONCATENATE([.B6];&quot;_&quot;;[.D18])" table:style-name="ce1">
            <text:p>GTAGAG_CAACTA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office:string-value="qSirtinol_2mM_D21" table:formula="of:=CONCATENATE([.$E18];[.$F18];&quot;_&quot;;[.$G18];&quot;_D21&quot;)" table:style-name="ce1">
            <text:p>qSirtinol_2mM_D21</text:p>
          </table:table-cell>
          <table:table-cell office:value-type="string" office:string-value="GTAGAG_CACCGG" table:formula="of:=CONCATENATE([.B6];&quot;_&quot;;[.D19])" table:style-name="ce1">
            <text:p>GTAGAG_CACCGG</text:p>
          </table:table-cell>
          <table:table-cell table:style-name="ce1"/>
          <table:table-cell office:value-type="string" office:string-value="  qSirtinol_2mM_D7: GTAGAG_CATTTT" table:formula="of:=CONCATENATE(&quot;  &quot;;[.N18];&quot;: &quot;;[.O18])" table:style-name="ce1">
            <text:p><text:s text:c="2"/>qSirtinol_2mM_D7: GTAGAG_CATTTT</text:p>
          </table:table-cell>
          <table:table-cell office:value-type="string" office:string-value="  qSirtinol_2mM_D14: GTAGAG_CAACTA" table:formula="of:=CONCATENATE(&quot;  &quot;;[.R18];&quot;: &quot;;[.S18])" table:style-name="ce1">
            <text:p><text:s text:c="2"/>qSirtinol_2mM_D14: GTAGAG_CAACTA</text:p>
          </table:table-cell>
          <table:table-cell office:value-type="string" office:string-value="  qSirtinol_2mM_D21: GTAGAG_CACCGG" table:formula="of:=CONCATENATE(&quot;  &quot;;[.V18];&quot;: &quot;;[.W18])" table:style-name="ce1">
            <text:p><text:s text:c="2"/>qSirtinol_2mM_D21: GTAGAG_CACCG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uramin·6Na</text:p>
          </table:table-cell>
          <table:table-cell office:value-type="string" table:style-name="ce1">
            <text:p>2mM</text:p>
          </table:table-cell>
          <table:table-cell table:number-columns-repeated="5" table:style-name="ce1"/>
          <table:table-cell office:value-type="string" table:style-name="ce1">
            <text:p>B6</text:p>
          </table:table-cell>
          <table:table-cell office:value-type="string" office:string-value="rSuramin·6Na_2mM_D7" table:formula="of:=CONCATENATE([.$E19];[.$F19];&quot;_&quot;;[.$G19];&quot;_D7&quot;)" table:style-name="ce1">
            <text:p>rSuramin·6Na_2mM_D7</text:p>
          </table:table-cell>
          <table:table-cell office:value-type="string" office:string-value="GTCCGC_CCAACA" table:formula="of:=CONCATENATE([.B7];&quot;_&quot;;[.D25])" table:style-name="ce1">
            <text:p>GTCCGC_CCAACA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office:string-value="rSuramin·6Na_2mM_D14" table:formula="of:=CONCATENATE([.$E19];[.$F19];&quot;_&quot;;[.$G19];&quot;_D14&quot;)" table:style-name="ce1">
            <text:p>rSuramin·6Na_2mM_D14</text:p>
          </table:table-cell>
          <table:table-cell office:value-type="string" office:string-value="GTCCGC_CACCGG" table:formula="of:=CONCATENATE([.B7];&quot;_&quot;;[.D19])" table:style-name="ce1">
            <text:p>GTCCGC_CACCGG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office:string-value="rSuramin·6Na_2mM_D21" table:formula="of:=CONCATENATE([.$E19];[.$F19];&quot;_&quot;;[.$G19];&quot;_D21&quot;)" table:style-name="ce1">
            <text:p>rSuramin·6Na_2mM_D21</text:p>
          </table:table-cell>
          <table:table-cell office:value-type="string" office:string-value="GTCCGC_CACGAT" table:formula="of:=CONCATENATE([.B7];&quot;_&quot;;[.D20])" table:style-name="ce1">
            <text:p>GTCCGC_CACGAT</text:p>
          </table:table-cell>
          <table:table-cell table:style-name="ce1"/>
          <table:table-cell office:value-type="string" office:string-value="  rSuramin·6Na_2mM_D7: GTCCGC_CCAACA" table:formula="of:=CONCATENATE(&quot;  &quot;;[.N19];&quot;: &quot;;[.O19])" table:style-name="ce1">
            <text:p><text:s text:c="2"/>rSuramin·6Na_2mM_D7: GTCCGC_CCAACA</text:p>
          </table:table-cell>
          <table:table-cell office:value-type="string" office:string-value="  rSuramin·6Na_2mM_D14: GTCCGC_CACCGG" table:formula="of:=CONCATENATE(&quot;  &quot;;[.R19];&quot;: &quot;;[.S19])" table:style-name="ce1">
            <text:p><text:s text:c="2"/>rSuramin·6Na_2mM_D14: GTCCGC_CACCGG</text:p>
          </table:table-cell>
          <table:table-cell office:value-type="string" office:string-value="  rSuramin·6Na_2mM_D21: GTCCGC_CACGAT" table:formula="of:=CONCATENATE(&quot;  &quot;;[.V19];&quot;: &quot;;[.W19])" table:style-name="ce1">
            <text:p><text:s text:c="2"/>rSuramin·6Na_2mM_D21: GTCCGC_CACGA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E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BML-278</text:p>
          </table:table-cell>
          <table:table-cell office:value-type="string" table:style-name="ce1">
            <text:p>2mM</text:p>
          </table:table-cell>
          <table:table-cell table:number-columns-repeated="5" table:style-name="ce1"/>
          <table:table-cell office:value-type="string" table:style-name="ce1">
            <text:p>B7</text:p>
          </table:table-cell>
          <table:table-cell office:value-type="string" office:string-value="sBML-278_2mM_D7" table:formula="of:=CONCATENATE([.$E20];[.$F20];&quot;_&quot;;[.$G20];&quot;_D7&quot;)" table:style-name="ce1">
            <text:p>sBML-278_2mM_D7</text:p>
          </table:table-cell>
          <table:table-cell office:value-type="string" office:string-value="GTGAAA_ACTGAT" table:formula="of:=CONCATENATE([.B8];&quot;_&quot;;[.D14])" table:style-name="ce1">
            <text:p>GTGAAA_ACTGAT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office:string-value="sBML-278_2mM_D14" table:formula="of:=CONCATENATE([.$E20];[.$F20];&quot;_&quot;;[.$G20];&quot;_D14&quot;)" table:style-name="ce1">
            <text:p>sBML-278_2mM_D14</text:p>
          </table:table-cell>
          <table:table-cell office:value-type="string" office:string-value="GTGAAA_CACGAT" table:formula="of:=CONCATENATE([.B8];&quot;_&quot;;[.D20])" table:style-name="ce1">
            <text:p>GTGAAA_CACGAT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office:string-value="sBML-278_2mM_D21" table:formula="of:=CONCATENATE([.$E20];[.$F20];&quot;_&quot;;[.$G20];&quot;_D21&quot;)" table:style-name="ce1">
            <text:p>sBML-278_2mM_D21</text:p>
          </table:table-cell>
          <table:table-cell office:value-type="string" office:string-value="GTGAAA_CACTCA" table:formula="of:=CONCATENATE([.B8];&quot;_&quot;;[.D21])" table:style-name="ce1">
            <text:p>GTGAAA_CACTCA</text:p>
          </table:table-cell>
          <table:table-cell table:style-name="ce1"/>
          <table:table-cell office:value-type="string" office:string-value="  sBML-278_2mM_D7: GTGAAA_ACTGAT" table:formula="of:=CONCATENATE(&quot;  &quot;;[.N20];&quot;: &quot;;[.O20])" table:style-name="ce1">
            <text:p><text:s text:c="2"/>sBML-278_2mM_D7: GTGAAA_ACTGAT</text:p>
          </table:table-cell>
          <table:table-cell office:value-type="string" office:string-value="  sBML-278_2mM_D14: GTGAAA_CACGAT" table:formula="of:=CONCATENATE(&quot;  &quot;;[.R20];&quot;: &quot;;[.S20])" table:style-name="ce1">
            <text:p><text:s text:c="2"/>sBML-278_2mM_D14: GTGAAA_CACGAT</text:p>
          </table:table-cell>
          <table:table-cell office:value-type="string" office:string-value="  sBML-278_2mM_D21: GTGAAA_CACTCA" table:formula="of:=CONCATENATE(&quot;  &quot;;[.V20];&quot;: &quot;;[.W20])" table:style-name="ce1">
            <text:p><text:s text:c="2"/>sBML-278_2mM_D21: GTGAAA_CACT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E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I-994</text:p>
          </table:table-cell>
          <table:table-cell office:value-type="string" table:style-name="ce1">
            <text:p>2mM</text:p>
          </table:table-cell>
          <table:table-cell table:number-columns-repeated="5" table:style-name="ce1"/>
          <table:table-cell office:value-type="string" table:style-name="ce1">
            <text:p>B8</text:p>
          </table:table-cell>
          <table:table-cell office:value-type="string" office:string-value="tCI-994_2mM_D7" table:formula="of:=CONCATENATE([.$E21];[.$F21];&quot;_&quot;;[.$G21];&quot;_D7&quot;)" table:style-name="ce1">
            <text:p>tCI-994_2mM_D7</text:p>
          </table:table-cell>
          <table:table-cell office:value-type="string" office:string-value="GTGGCC_ATGAGC" table:formula="of:=CONCATENATE([.B9];&quot;_&quot;;[.D15])" table:style-name="ce1">
            <text:p>GTGGCC_ATGAGC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office:string-value="tCI-994_2mM_D14" table:formula="of:=CONCATENATE([.$E21];[.$F21];&quot;_&quot;;[.$G21];&quot;_D14&quot;)" table:style-name="ce1">
            <text:p>tCI-994_2mM_D14</text:p>
          </table:table-cell>
          <table:table-cell office:value-type="string" office:string-value="GTGGCC_CACTCA" table:formula="of:=CONCATENATE([.B9];&quot;_&quot;;[.D21])" table:style-name="ce1">
            <text:p>GTGGCC_CACTCA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office:string-value="tCI-994_2mM_D21" table:formula="of:=CONCATENATE([.$E21];[.$F21];&quot;_&quot;;[.$G21];&quot;_D21&quot;)" table:style-name="ce1">
            <text:p>tCI-994_2mM_D21</text:p>
          </table:table-cell>
          <table:table-cell office:value-type="string" office:string-value="GTGGCC_CAGGCG" table:formula="of:=CONCATENATE([.B9];&quot;_&quot;;[.D22])" table:style-name="ce1">
            <text:p>GTGGCC_CAGGCG</text:p>
          </table:table-cell>
          <table:table-cell table:style-name="ce1"/>
          <table:table-cell office:value-type="string" office:string-value="  tCI-994_2mM_D7: GTGGCC_ATGAGC" table:formula="of:=CONCATENATE(&quot;  &quot;;[.N21];&quot;: &quot;;[.O21])" table:style-name="ce1">
            <text:p><text:s text:c="2"/>tCI-994_2mM_D7: GTGGCC_ATGAGC</text:p>
          </table:table-cell>
          <table:table-cell office:value-type="string" office:string-value="  tCI-994_2mM_D14: GTGGCC_CACTCA" table:formula="of:=CONCATENATE(&quot;  &quot;;[.R21];&quot;: &quot;;[.S21])" table:style-name="ce1">
            <text:p><text:s text:c="2"/>tCI-994_2mM_D14: GTGGCC_CACTCA</text:p>
          </table:table-cell>
          <table:table-cell office:value-type="string" office:string-value="  tCI-994_2mM_D21: GTGGCC_CAGGCG" table:formula="of:=CONCATENATE(&quot;  &quot;;[.V21];&quot;: &quot;;[.W21])" table:style-name="ce1">
            <text:p><text:s text:c="2"/>tCI-994_2mM_D21: GTGGCC_CAGGC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E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u</text:p>
          </table:table-cell>
          <table:table-cell office:value-type="string" table:style-name="ce1">
            <text:p>NSC-3852</text:p>
          </table:table-cell>
          <table:table-cell office:value-type="string" table:style-name="ce1">
            <text:p>2mM</text:p>
          </table:table-cell>
          <table:table-cell table:number-columns-repeated="5" table:style-name="ce1"/>
          <table:table-cell office:value-type="string" table:style-name="ce1">
            <text:p>B9</text:p>
          </table:table-cell>
          <table:table-cell office:value-type="string" office:string-value="uNSC-3852_2mM_D7" table:formula="of:=CONCATENATE([.$E22];[.$F22];&quot;_&quot;;[.$G22];&quot;_D7&quot;)" table:style-name="ce1">
            <text:p>uNSC-3852_2mM_D7</text:p>
          </table:table-cell>
          <table:table-cell office:value-type="string" office:string-value="GTTTCG_ATTCCT" table:formula="of:=CONCATENATE([.B10];&quot;_&quot;;[.D16])" table:style-name="ce1">
            <text:p>GTTTCG_ATTCCT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office:string-value="uNSC-3852_2mM_D14" table:formula="of:=CONCATENATE([.$E22];[.$F22];&quot;_&quot;;[.$G22];&quot;_D14&quot;)" table:style-name="ce1">
            <text:p>uNSC-3852_2mM_D14</text:p>
          </table:table-cell>
          <table:table-cell office:value-type="string" office:string-value="GTTTCG_CAGGCG" table:formula="of:=CONCATENATE([.B10];&quot;_&quot;;[.D22])" table:style-name="ce1">
            <text:p>GTTTCG_CAGGCG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office:string-value="uNSC-3852_2mM_D21" table:formula="of:=CONCATENATE([.$E22];[.$F22];&quot;_&quot;;[.$G22];&quot;_D21&quot;)" table:style-name="ce1">
            <text:p>uNSC-3852_2mM_D21</text:p>
          </table:table-cell>
          <table:table-cell office:value-type="string" office:string-value="GTTTCG_CATGGC" table:formula="of:=CONCATENATE([.B10];&quot;_&quot;;[.D23])" table:style-name="ce1">
            <text:p>GTTTCG_CATGGC</text:p>
          </table:table-cell>
          <table:table-cell table:style-name="ce1"/>
          <table:table-cell office:value-type="string" office:string-value="  uNSC-3852_2mM_D7: GTTTCG_ATTCCT" table:formula="of:=CONCATENATE(&quot;  &quot;;[.N22];&quot;: &quot;;[.O22])" table:style-name="ce1">
            <text:p><text:s text:c="2"/>uNSC-3852_2mM_D7: GTTTCG_ATTCCT</text:p>
          </table:table-cell>
          <table:table-cell office:value-type="string" office:string-value="  uNSC-3852_2mM_D14: GTTTCG_CAGGCG" table:formula="of:=CONCATENATE(&quot;  &quot;;[.R22];&quot;: &quot;;[.S22])" table:style-name="ce1">
            <text:p><text:s text:c="2"/>uNSC-3852_2mM_D14: GTTTCG_CAGGCG</text:p>
          </table:table-cell>
          <table:table-cell office:value-type="string" office:string-value="  uNSC-3852_2mM_D21: GTTTCG_CATGGC" table:formula="of:=CONCATENATE(&quot;  &quot;;[.V22];&quot;: &quot;;[.W22])" table:style-name="ce1">
            <text:p><text:s text:c="2"/>uNSC-3852_2mM_D21: GTTTCG_CATGG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E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v</text:p>
          </table:table-cell>
          <table:table-cell office:value-type="string" table:style-name="ce1">
            <text:p>Aminoresveratrol sulfate</text:p>
          </table:table-cell>
          <table:table-cell office:value-type="string" table:style-name="ce1">
            <text:p>2mM</text:p>
          </table:table-cell>
          <table:table-cell table:number-columns-repeated="5" table:style-name="ce1"/>
          <table:table-cell office:value-type="string" table:style-name="ce1">
            <text:p>B10</text:p>
          </table:table-cell>
          <table:table-cell office:value-type="string" office:string-value="vAminoresveratrol sulfate_2mM_D7" table:formula="of:=CONCATENATE([.$E23];[.$F23];&quot;_&quot;;[.$G23];&quot;_D7&quot;)" table:style-name="ce1">
            <text:p>vAminoresveratrol sulfate_2mM_D7</text:p>
          </table:table-cell>
          <table:table-cell office:value-type="string" office:string-value="CGTACG_CAAAAG" table:formula="of:=CONCATENATE([.B11];&quot;_&quot;;[.D17])" table:style-name="ce1">
            <text:p>CGTACG_CAAAAG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office:string-value="vAminoresveratrol sulfate_2mM_D14" table:formula="of:=CONCATENATE([.$E23];[.$F23];&quot;_&quot;;[.$G23];&quot;_D14&quot;)" table:style-name="ce1">
            <text:p>vAminoresveratrol sulfate_2mM_D14</text:p>
          </table:table-cell>
          <table:table-cell office:value-type="string" office:string-value="CGTACG_CATGGC" table:formula="of:=CONCATENATE([.B11];&quot;_&quot;;[.D23])" table:style-name="ce1">
            <text:p>CGTACG_CATGGC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office:string-value="vAminoresveratrol sulfate_2mM_D21" table:formula="of:=CONCATENATE([.$E23];[.$F23];&quot;_&quot;;[.$G23];&quot;_D21&quot;)" table:style-name="ce1">
            <text:p>vAminoresveratrol sulfate_2mM_D21</text:p>
          </table:table-cell>
          <table:table-cell office:value-type="string" office:string-value="CGTACG_CATTTT" table:formula="of:=CONCATENATE([.B11];&quot;_&quot;;[.D24])" table:style-name="ce1">
            <text:p>CGTACG_CATTTT</text:p>
          </table:table-cell>
          <table:table-cell table:style-name="ce1"/>
          <table:table-cell office:value-type="string" office:string-value="  vAminoresveratrol sulfate_2mM_D7: CGTACG_CAAAAG" table:formula="of:=CONCATENATE(&quot;  &quot;;[.N23];&quot;: &quot;;[.O23])" table:style-name="ce1">
            <text:p><text:s text:c="2"/>vAminoresveratrol sulfate_2mM_D7: CGTACG_CAAAAG</text:p>
          </table:table-cell>
          <table:table-cell office:value-type="string" office:string-value="  vAminoresveratrol sulfate_2mM_D14: CGTACG_CATGGC" table:formula="of:=CONCATENATE(&quot;  &quot;;[.R23];&quot;: &quot;;[.S23])" table:style-name="ce1">
            <text:p><text:s text:c="2"/>vAminoresveratrol sulfate_2mM_D14: CGTACG_CATGGC</text:p>
          </table:table-cell>
          <table:table-cell office:value-type="string" office:string-value="  vAminoresveratrol sulfate_2mM_D21: CGTACG_CATTTT" table:formula="of:=CONCATENATE(&quot;  &quot;;[.V23];&quot;: &quot;;[.W23])" table:style-name="ce1">
            <text:p><text:s text:c="2"/>vAminoresveratrol sulfate_2mM_D21: CGTACG_CATTT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E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w</text:p>
          </table:table-cell>
          <table:table-cell office:value-type="string" table:style-name="ce1">
            <text:p>BML-281</text:p>
          </table:table-cell>
          <table:table-cell office:value-type="string" table:style-name="ce1">
            <text:p>2mM</text:p>
          </table:table-cell>
          <table:table-cell table:number-columns-repeated="5" table:style-name="ce1"/>
          <table:table-cell office:value-type="string" table:style-name="ce1">
            <text:p>B11</text:p>
          </table:table-cell>
          <table:table-cell office:value-type="string" office:string-value="wBML-281_2mM_D7" table:formula="of:=CONCATENATE([.$E24];[.$F24];&quot;_&quot;;[.$G24];&quot;_D7&quot;)" table:style-name="ce1">
            <text:p>wBML-281_2mM_D7</text:p>
          </table:table-cell>
          <table:table-cell office:value-type="string" office:string-value="GAGTGG_CAACTA" table:formula="of:=CONCATENATE([.B12];&quot;_&quot;;[.D18])" table:style-name="ce1">
            <text:p>GAGTGG_CAACTA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office:string-value="wBML-281_2mM_D14" table:formula="of:=CONCATENATE([.$E24];[.$F24];&quot;_&quot;;[.$G24];&quot;_D14&quot;)" table:style-name="ce1">
            <text:p>wBML-281_2mM_D14</text:p>
          </table:table-cell>
          <table:table-cell office:value-type="string" office:string-value="GAGTGG_CATTTT" table:formula="of:=CONCATENATE([.B12];&quot;_&quot;;[.D24])" table:style-name="ce1">
            <text:p>GAGTGG_CATTTT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office:string-value="wBML-281_2mM_D21" table:formula="of:=CONCATENATE([.$E24];[.$F24];&quot;_&quot;;[.$G24];&quot;_D21&quot;)" table:style-name="ce1">
            <text:p>wBML-281_2mM_D21</text:p>
          </table:table-cell>
          <table:table-cell office:value-type="string" office:string-value="GAGTGG_CCAACA" table:formula="of:=CONCATENATE([.B12];&quot;_&quot;;[.D25])" table:style-name="ce1">
            <text:p>GAGTGG_CCAACA</text:p>
          </table:table-cell>
          <table:table-cell table:style-name="ce1"/>
          <table:table-cell office:value-type="string" office:string-value="  wBML-281_2mM_D7: GAGTGG_CAACTA" table:formula="of:=CONCATENATE(&quot;  &quot;;[.N24];&quot;: &quot;;[.O24])" table:style-name="ce1">
            <text:p><text:s text:c="2"/>wBML-281_2mM_D7: GAGTGG_CAACTA</text:p>
          </table:table-cell>
          <table:table-cell office:value-type="string" office:string-value="  wBML-281_2mM_D14: GAGTGG_CATTTT" table:formula="of:=CONCATENATE(&quot;  &quot;;[.R24];&quot;: &quot;;[.S24])" table:style-name="ce1">
            <text:p><text:s text:c="2"/>wBML-281_2mM_D14: GAGTGG_CATTTT</text:p>
          </table:table-cell>
          <table:table-cell office:value-type="string" office:string-value="  wBML-281_2mM_D21: GAGTGG_CCAACA" table:formula="of:=CONCATENATE(&quot;  &quot;;[.V24];&quot;: &quot;;[.W24])" table:style-name="ce1">
            <text:p><text:s text:c="2"/>wBML-281_2mM_D21: GAGTGG_CCAA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E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riacetylresveratrol</text:p>
          </table:table-cell>
          <table:table-cell office:value-type="string" table:style-name="ce1">
            <text:p>2mM</text:p>
          </table:table-cell>
          <table:table-cell table:number-columns-repeated="5" table:style-name="ce1"/>
          <table:table-cell office:value-type="string" table:style-name="ce1">
            <text:p>B12</text:p>
          </table:table-cell>
          <table:table-cell office:value-type="string" office:string-value="xTriacetylresveratrol_2mM_D7" table:formula="of:=CONCATENATE([.$E25];[.$F25];&quot;_&quot;;[.$G25];&quot;_D7&quot;)" table:style-name="ce1">
            <text:p>xTriacetylresveratrol_2mM_D7</text:p>
          </table:table-cell>
          <table:table-cell office:value-type="string" office:string-value="GGTAGC_CACCGG" table:formula="of:=CONCATENATE([.B13];&quot;_&quot;;[.D19])" table:style-name="ce1">
            <text:p>GGTAGC_CACCGG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office:string-value="xTriacetylresveratrol_2mM_D14" table:formula="of:=CONCATENATE([.$E25];[.$F25];&quot;_&quot;;[.$G25];&quot;_D14&quot;)" table:style-name="ce1">
            <text:p>xTriacetylresveratrol_2mM_D14</text:p>
          </table:table-cell>
          <table:table-cell office:value-type="string" office:string-value="GGTAGC_CCAACA" table:formula="of:=CONCATENATE([.B13];&quot;_&quot;;[.D25])" table:style-name="ce1">
            <text:p>GGTAGC_CCAACA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office:string-value="xTriacetylresveratrol_2mM_D21" table:formula="of:=CONCATENATE([.$E25];[.$F25];&quot;_&quot;;[.$G25];&quot;_D21&quot;)" table:style-name="ce1">
            <text:p>xTriacetylresveratrol_2mM_D21</text:p>
          </table:table-cell>
          <table:table-cell office:value-type="string" office:string-value="GGTAGC_ACTGAT" table:formula="of:=CONCATENATE([.B13];&quot;_&quot;;[.D14])" table:style-name="ce1">
            <text:p>GGTAGC_ACTGAT</text:p>
          </table:table-cell>
          <table:table-cell table:style-name="ce1"/>
          <table:table-cell office:value-type="string" office:string-value="  xTriacetylresveratrol_2mM_D7: GGTAGC_CACCGG" table:formula="of:=CONCATENATE(&quot;  &quot;;[.N25];&quot;: &quot;;[.O25])" table:style-name="ce1">
            <text:p><text:s text:c="2"/>xTriacetylresveratrol_2mM_D7: GGTAGC_CACCGG</text:p>
          </table:table-cell>
          <table:table-cell office:value-type="string" office:string-value="  xTriacetylresveratrol_2mM_D14: GGTAGC_CCAACA" table:formula="of:=CONCATENATE(&quot;  &quot;;[.R25];&quot;: &quot;;[.S25])" table:style-name="ce1">
            <text:p><text:s text:c="2"/>xTriacetylresveratrol_2mM_D14: GGTAGC_CCAACA</text:p>
          </table:table-cell>
          <table:table-cell office:value-type="string" office:string-value="  xTriacetylresveratrol_2mM_D21: GGTAGC_ACTGAT" table:formula="of:=CONCATENATE(&quot;  &quot;;[.V25];&quot;: &quot;;[.W25])" table:style-name="ce1">
            <text:p><text:s text:c="2"/>xTriacetylresveratrol_2mM_D21: GGTAGC_ACTGA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Garcinol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C1</text:p>
          </table:table-cell>
          <table:table-cell office:value-type="string" office:string-value="yGarcinol_1mM_D7" table:formula="of:=CONCATENATE([.$E26];[.$F26];&quot;_&quot;;[.$G26];&quot;_D7&quot;)" table:style-name="ce1">
            <text:p>yGarcinol_1mM_D7</text:p>
          </table:table-cell>
          <table:table-cell office:value-type="string" office:string-value="AGTCAA_TACAGC" table:formula="of:=CONCATENATE([.B2];&quot;_&quot;;[.D32])" table:style-name="ce1">
            <text:p>AGTCAA_TACAGC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office:string-value="yGarcinol_1mM_D14" table:formula="of:=CONCATENATE([.$E26];[.$F26];&quot;_&quot;;[.$G26];&quot;_D14&quot;)" table:style-name="ce1">
            <text:p>yGarcinol_1mM_D14</text:p>
          </table:table-cell>
          <table:table-cell office:value-type="string" office:string-value="AGTCAA_CGGAAT" table:formula="of:=CONCATENATE([.B2];&quot;_&quot;;[.D26])" table:style-name="ce1">
            <text:p>AGTCAA_CGGAAT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office:string-value="yGarcinol_1mM_D21" table:formula="of:=CONCATENATE([.$E26];[.$F26];&quot;_&quot;;[.$G26];&quot;_D21&quot;)" table:style-name="ce1">
            <text:p>yGarcinol_1mM_D21</text:p>
          </table:table-cell>
          <table:table-cell office:value-type="string" office:string-value="AGTCAA_CTAGCT" table:formula="of:=CONCATENATE([.B2];&quot;_&quot;;[.D27])" table:style-name="ce1">
            <text:p>AGTCAA_CTAGCT</text:p>
          </table:table-cell>
          <table:table-cell table:style-name="ce1"/>
          <table:table-cell office:value-type="string" office:string-value="  yGarcinol_1mM_D7: AGTCAA_TACAGC" table:formula="of:=CONCATENATE(&quot;  &quot;;[.N26];&quot;: &quot;;[.O26])" table:style-name="ce1">
            <text:p><text:s text:c="2"/>yGarcinol_1mM_D7: AGTCAA_TACAGC</text:p>
          </table:table-cell>
          <table:table-cell office:value-type="string" office:string-value="  yGarcinol_1mM_D14: AGTCAA_CGGAAT" table:formula="of:=CONCATENATE(&quot;  &quot;;[.R26];&quot;: &quot;;[.S26])" table:style-name="ce1">
            <text:p><text:s text:c="2"/>yGarcinol_1mM_D14: AGTCAA_CGGAAT</text:p>
          </table:table-cell>
          <table:table-cell office:value-type="string" office:string-value="  yGarcinol_1mM_D21: AGTCAA_CTAGCT" table:formula="of:=CONCATENATE(&quot;  &quot;;[.V26];&quot;: &quot;;[.W26])" table:style-name="ce1">
            <text:p><text:s text:c="2"/>yGarcinol_1mM_D21: AGTCAA_CTAGC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z</text:p>
          </table:table-cell>
          <table:table-cell office:value-type="string" table:style-name="ce1">
            <text:p>Splitomicin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C2</text:p>
          </table:table-cell>
          <table:table-cell office:value-type="string" office:string-value="zSplitomicin_1mM_D7" table:formula="of:=CONCATENATE([.$E27];[.$F27];&quot;_&quot;;[.$G27];&quot;_D7&quot;)" table:style-name="ce1">
            <text:p>zSplitomicin_1mM_D7</text:p>
          </table:table-cell>
          <table:table-cell office:value-type="string" office:string-value="AGTTCC_TATAAT" table:formula="of:=CONCATENATE([.B3];&quot;_&quot;;[.D33])" table:style-name="ce1">
            <text:p>AGTTCC_TATAAT</text:p>
          </table:table-cell>
          <table:table-cell table:style-name="ce1"/>
          <table:table-cell office:value-type="string" table:style-name="ce1">
            <text:p>C2</text:p>
          </table:table-cell>
          <table:table-cell office:value-type="string" office:string-value="zSplitomicin_1mM_D14" table:formula="of:=CONCATENATE([.$E27];[.$F27];&quot;_&quot;;[.$G27];&quot;_D14&quot;)" table:style-name="ce1">
            <text:p>zSplitomicin_1mM_D14</text:p>
          </table:table-cell>
          <table:table-cell office:value-type="string" office:string-value="AGTTCC_CTAGCT" table:formula="of:=CONCATENATE([.B3];&quot;_&quot;;[.D27])" table:style-name="ce1">
            <text:p>AGTTCC_CTAGCT</text:p>
          </table:table-cell>
          <table:table-cell table:style-name="ce1"/>
          <table:table-cell office:value-type="string" table:style-name="ce1">
            <text:p>C2</text:p>
          </table:table-cell>
          <table:table-cell office:value-type="string" office:string-value="zSplitomicin_1mM_D21" table:formula="of:=CONCATENATE([.$E27];[.$F27];&quot;_&quot;;[.$G27];&quot;_D21&quot;)" table:style-name="ce1">
            <text:p>zSplitomicin_1mM_D21</text:p>
          </table:table-cell>
          <table:table-cell office:value-type="string" office:string-value="AGTTCC_CTATAC" table:formula="of:=CONCATENATE([.B3];&quot;_&quot;;[.D28])" table:style-name="ce1">
            <text:p>AGTTCC_CTATAC</text:p>
          </table:table-cell>
          <table:table-cell table:style-name="ce1"/>
          <table:table-cell office:value-type="string" office:string-value="  zSplitomicin_1mM_D7: AGTTCC_TATAAT" table:formula="of:=CONCATENATE(&quot;  &quot;;[.N27];&quot;: &quot;;[.O27])" table:style-name="ce1">
            <text:p><text:s text:c="2"/>zSplitomicin_1mM_D7: AGTTCC_TATAAT</text:p>
          </table:table-cell>
          <table:table-cell office:value-type="string" office:string-value="  zSplitomicin_1mM_D14: AGTTCC_CTAGCT" table:formula="of:=CONCATENATE(&quot;  &quot;;[.R27];&quot;: &quot;;[.S27])" table:style-name="ce1">
            <text:p><text:s text:c="2"/>zSplitomicin_1mM_D14: AGTTCC_CTAGCT</text:p>
          </table:table-cell>
          <table:table-cell office:value-type="string" office:string-value="  zSplitomicin_1mM_D21: AGTTCC_CTATAC" table:formula="of:=CONCATENATE(&quot;  &quot;;[.V27];&quot;: &quot;;[.W27])" table:style-name="ce1">
            <text:p><text:s text:c="2"/>zSplitomicin_1mM_D21: AGTTCC_CTATA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aa</text:p>
          </table:table-cell>
          <table:table-cell office:value-type="string" table:style-name="ce1">
            <text:p>BML-210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C3</text:p>
          </table:table-cell>
          <table:table-cell office:value-type="string" office:string-value="aaBML-210_1mM_D7" table:formula="of:=CONCATENATE([.$E28];[.$F28];&quot;_&quot;;[.$G28];&quot;_D7&quot;)" table:style-name="ce1">
            <text:p>aaBML-210_1mM_D7</text:p>
          </table:table-cell>
          <table:table-cell office:value-type="string" office:string-value="ATGTCA_TCATTC" table:formula="of:=CONCATENATE([.B4];&quot;_&quot;;[.D34])" table:style-name="ce1">
            <text:p>ATGTCA_TCATTC</text:p>
          </table:table-cell>
          <table:table-cell table:style-name="ce1"/>
          <table:table-cell office:value-type="string" table:style-name="ce1">
            <text:p>C3</text:p>
          </table:table-cell>
          <table:table-cell office:value-type="string" office:string-value="aaBML-210_1mM_D14" table:formula="of:=CONCATENATE([.$E28];[.$F28];&quot;_&quot;;[.$G28];&quot;_D14&quot;)" table:style-name="ce1">
            <text:p>aaBML-210_1mM_D14</text:p>
          </table:table-cell>
          <table:table-cell office:value-type="string" office:string-value="ATGTCA_CTATAC" table:formula="of:=CONCATENATE([.B4];&quot;_&quot;;[.D28])" table:style-name="ce1">
            <text:p>ATGTCA_CTATAC</text:p>
          </table:table-cell>
          <table:table-cell table:style-name="ce1"/>
          <table:table-cell office:value-type="string" table:style-name="ce1">
            <text:p>C3</text:p>
          </table:table-cell>
          <table:table-cell office:value-type="string" office:string-value="aaBML-210_1mM_D21" table:formula="of:=CONCATENATE([.$E28];[.$F28];&quot;_&quot;;[.$G28];&quot;_D21&quot;)" table:style-name="ce1">
            <text:p>aaBML-210_1mM_D21</text:p>
          </table:table-cell>
          <table:table-cell office:value-type="string" office:string-value="ATGTCA_CTCAGA" table:formula="of:=CONCATENATE([.B4];&quot;_&quot;;[.D29])" table:style-name="ce1">
            <text:p>ATGTCA_CTCAGA</text:p>
          </table:table-cell>
          <table:table-cell table:style-name="ce1"/>
          <table:table-cell office:value-type="string" office:string-value="  aaBML-210_1mM_D7: ATGTCA_TCATTC" table:formula="of:=CONCATENATE(&quot;  &quot;;[.N28];&quot;: &quot;;[.O28])" table:style-name="ce1">
            <text:p><text:s text:c="2"/>aaBML-210_1mM_D7: ATGTCA_TCATTC</text:p>
          </table:table-cell>
          <table:table-cell office:value-type="string" office:string-value="  aaBML-210_1mM_D14: ATGTCA_CTATAC" table:formula="of:=CONCATENATE(&quot;  &quot;;[.R28];&quot;: &quot;;[.S28])" table:style-name="ce1">
            <text:p><text:s text:c="2"/>aaBML-210_1mM_D14: ATGTCA_CTATAC</text:p>
          </table:table-cell>
          <table:table-cell office:value-type="string" office:string-value="  aaBML-210_1mM_D21: ATGTCA_CTCAGA" table:formula="of:=CONCATENATE(&quot;  &quot;;[.V28];&quot;: &quot;;[.W28])" table:style-name="ce1">
            <text:p><text:s text:c="2"/>aaBML-210_1mM_D21: ATGTCA_CTCAG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ab</text:p>
          </table:table-cell>
          <table:table-cell office:value-type="string" table:style-name="ce1">
            <text:p>5-Aza-2-deoxycytidine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C4</text:p>
          </table:table-cell>
          <table:table-cell office:value-type="string" office:string-value="ab5-Aza-2-deoxycytidine_1mM_D7" table:formula="of:=CONCATENATE([.$E29];[.$F29];&quot;_&quot;;[.$G29];&quot;_D7&quot;)" table:style-name="ce1">
            <text:p>ab5-Aza-2-deoxycytidine_1mM_D7</text:p>
          </table:table-cell>
          <table:table-cell office:value-type="string" office:string-value="CCGTCC_TCCCGA" table:formula="of:=CONCATENATE([.B5];&quot;_&quot;;[.D35])" table:style-name="ce1">
            <text:p>CCGTCC_TCCCGA</text:p>
          </table:table-cell>
          <table:table-cell table:style-name="ce1"/>
          <table:table-cell office:value-type="string" table:style-name="ce1">
            <text:p>C4</text:p>
          </table:table-cell>
          <table:table-cell office:value-type="string" office:string-value="ab5-Aza-2-deoxycytidine_1mM_D14" table:formula="of:=CONCATENATE([.$E29];[.$F29];&quot;_&quot;;[.$G29];&quot;_D14&quot;)" table:style-name="ce1">
            <text:p>ab5-Aza-2-deoxycytidine_1mM_D14</text:p>
          </table:table-cell>
          <table:table-cell office:value-type="string" office:string-value="CCGTCC_CTCAGA" table:formula="of:=CONCATENATE([.B5];&quot;_&quot;;[.D29])" table:style-name="ce1">
            <text:p>CCGTCC_CTCAGA</text:p>
          </table:table-cell>
          <table:table-cell table:style-name="ce1"/>
          <table:table-cell office:value-type="string" table:style-name="ce1">
            <text:p>C4</text:p>
          </table:table-cell>
          <table:table-cell office:value-type="string" office:string-value="ab5-Aza-2-deoxycytidine_1mM_D21" table:formula="of:=CONCATENATE([.$E29];[.$F29];&quot;_&quot;;[.$G29];&quot;_D21&quot;)" table:style-name="ce1">
            <text:p>ab5-Aza-2-deoxycytidine_1mM_D21</text:p>
          </table:table-cell>
          <table:table-cell office:value-type="string" office:string-value="CCGTCC_GACGAC" table:formula="of:=CONCATENATE([.B5];&quot;_&quot;;[.D30])" table:style-name="ce1">
            <text:p>CCGTCC_GACGAC</text:p>
          </table:table-cell>
          <table:table-cell table:style-name="ce1"/>
          <table:table-cell office:value-type="string" office:string-value="  ab5-Aza-2-deoxycytidine_1mM_D7: CCGTCC_TCCCGA" table:formula="of:=CONCATENATE(&quot;  &quot;;[.N29];&quot;: &quot;;[.O29])" table:style-name="ce1">
            <text:p><text:s text:c="2"/>ab5-Aza-2-deoxycytidine_1mM_D7: CCGTCC_TCCCGA</text:p>
          </table:table-cell>
          <table:table-cell office:value-type="string" office:string-value="  ab5-Aza-2-deoxycytidine_1mM_D14: CCGTCC_CTCAGA" table:formula="of:=CONCATENATE(&quot;  &quot;;[.R29];&quot;: &quot;;[.S29])" table:style-name="ce1">
            <text:p><text:s text:c="2"/>ab5-Aza-2-deoxycytidine_1mM_D14: CCGTCC_CTCAGA</text:p>
          </table:table-cell>
          <table:table-cell office:value-type="string" office:string-value="  ab5-Aza-2-deoxycytidine_1mM_D21: CCGTCC_GACGAC" table:formula="of:=CONCATENATE(&quot;  &quot;;[.V29];&quot;: &quot;;[.W29])" table:style-name="ce1">
            <text:p><text:s text:c="2"/>ab5-Aza-2-deoxycytidine_1mM_D21: CCGTCC_GACGA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Zebularine<text:s/>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C5</text:p>
          </table:table-cell>
          <table:table-cell office:value-type="string" office:string-value="acZebularine _1mM_D7" table:formula="of:=CONCATENATE([.$E30];[.$F30];&quot;_&quot;;[.$G30];&quot;_D7&quot;)" table:style-name="ce1">
            <text:p>acZebularine _1mM_D7</text:p>
          </table:table-cell>
          <table:table-cell office:value-type="string" office:string-value="GTAGAG_TCGAAG" table:formula="of:=CONCATENATE([.B6];&quot;_&quot;;[.D36])" table:style-name="ce1">
            <text:p>GTAGAG_TCGAAG</text:p>
          </table:table-cell>
          <table:table-cell table:style-name="ce1"/>
          <table:table-cell office:value-type="string" table:style-name="ce1">
            <text:p>C5</text:p>
          </table:table-cell>
          <table:table-cell office:value-type="string" office:string-value="acZebularine _1mM_D14" table:formula="of:=CONCATENATE([.$E30];[.$F30];&quot;_&quot;;[.$G30];&quot;_D14&quot;)" table:style-name="ce1">
            <text:p>acZebularine _1mM_D14</text:p>
          </table:table-cell>
          <table:table-cell office:value-type="string" office:string-value="GTAGAG_GACGAC" table:formula="of:=CONCATENATE([.B6];&quot;_&quot;;[.D30])" table:style-name="ce1">
            <text:p>GTAGAG_GACGAC</text:p>
          </table:table-cell>
          <table:table-cell table:style-name="ce1"/>
          <table:table-cell office:value-type="string" table:style-name="ce1">
            <text:p>C5</text:p>
          </table:table-cell>
          <table:table-cell office:value-type="string" office:string-value="acZebularine _1mM_D21" table:formula="of:=CONCATENATE([.$E30];[.$F30];&quot;_&quot;;[.$G30];&quot;_D21&quot;)" table:style-name="ce1">
            <text:p>acZebularine _1mM_D21</text:p>
          </table:table-cell>
          <table:table-cell office:value-type="string" office:string-value="GTAGAG_TAATCG" table:formula="of:=CONCATENATE([.B6];&quot;_&quot;;[.D31])" table:style-name="ce1">
            <text:p>GTAGAG_TAATCG</text:p>
          </table:table-cell>
          <table:table-cell table:style-name="ce1"/>
          <table:table-cell office:value-type="string" office:string-value="  acZebularine _1mM_D7: GTAGAG_TCGAAG" table:formula="of:=CONCATENATE(&quot;  &quot;;[.N30];&quot;: &quot;;[.O30])" table:style-name="ce1">
            <text:p><text:s text:c="2"/>acZebularine _1mM_D7: GTAGAG_TCGAAG</text:p>
          </table:table-cell>
          <table:table-cell office:value-type="string" office:string-value="  acZebularine _1mM_D14: GTAGAG_GACGAC" table:formula="of:=CONCATENATE(&quot;  &quot;;[.R30];&quot;: &quot;;[.S30])" table:style-name="ce1">
            <text:p><text:s text:c="2"/>acZebularine _1mM_D14: GTAGAG_GACGAC</text:p>
          </table:table-cell>
          <table:table-cell office:value-type="string" office:string-value="  acZebularine _1mM_D21: GTAGAG_TAATCG" table:formula="of:=CONCATENATE(&quot;  &quot;;[.V30];&quot;: &quot;;[.W30])" table:style-name="ce1">
            <text:p><text:s text:c="2"/>acZebularine _1mM_D21: GTAGAG_TAATC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F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ad</text:p>
          </table:table-cell>
          <table:table-cell office:value-type="string" table:style-name="ce1">
            <text:p>Tranylcypromine hemisulfate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C6</text:p>
          </table:table-cell>
          <table:table-cell office:value-type="string" office:string-value="adTranylcypromine hemisulfate_1mM_D7" table:formula="of:=CONCATENATE([.$E31];[.$F31];&quot;_&quot;;[.$G31];&quot;_D7&quot;)" table:style-name="ce1">
            <text:p>adTranylcypromine hemisulfate_1mM_D7</text:p>
          </table:table-cell>
          <table:table-cell office:value-type="string" office:string-value="GTCCGC_TCGGCA" table:formula="of:=CONCATENATE([.B7];&quot;_&quot;;[.D37])" table:style-name="ce1">
            <text:p>GTCCGC_TCGGCA</text:p>
          </table:table-cell>
          <table:table-cell table:style-name="ce1"/>
          <table:table-cell office:value-type="string" table:style-name="ce1">
            <text:p>C6</text:p>
          </table:table-cell>
          <table:table-cell office:value-type="string" office:string-value="adTranylcypromine hemisulfate_1mM_D14" table:formula="of:=CONCATENATE([.$E31];[.$F31];&quot;_&quot;;[.$G31];&quot;_D14&quot;)" table:style-name="ce1">
            <text:p>adTranylcypromine hemisulfate_1mM_D14</text:p>
          </table:table-cell>
          <table:table-cell office:value-type="string" office:string-value="GTCCGC_TAATCG" table:formula="of:=CONCATENATE([.B7];&quot;_&quot;;[.D31])" table:style-name="ce1">
            <text:p>GTCCGC_TAATCG</text:p>
          </table:table-cell>
          <table:table-cell table:style-name="ce1"/>
          <table:table-cell office:value-type="string" table:style-name="ce1">
            <text:p>C6</text:p>
          </table:table-cell>
          <table:table-cell office:value-type="string" office:string-value="adTranylcypromine hemisulfate_1mM_D21" table:formula="of:=CONCATENATE([.$E31];[.$F31];&quot;_&quot;;[.$G31];&quot;_D21&quot;)" table:style-name="ce1">
            <text:p>adTranylcypromine hemisulfate_1mM_D21</text:p>
          </table:table-cell>
          <table:table-cell office:value-type="string" office:string-value="GTCCGC_TACAGC" table:formula="of:=CONCATENATE([.B7];&quot;_&quot;;[.D32])" table:style-name="ce1">
            <text:p>GTCCGC_TACAGC</text:p>
          </table:table-cell>
          <table:table-cell table:style-name="ce1"/>
          <table:table-cell office:value-type="string" office:string-value="  adTranylcypromine hemisulfate_1mM_D7: GTCCGC_TCGGCA" table:formula="of:=CONCATENATE(&quot;  &quot;;[.N31];&quot;: &quot;;[.O31])" table:style-name="ce1">
            <text:p><text:s text:c="2"/>adTranylcypromine hemisulfate_1mM_D7: GTCCGC_TCGGCA</text:p>
          </table:table-cell>
          <table:table-cell office:value-type="string" office:string-value="  adTranylcypromine hemisulfate_1mM_D14: GTCCGC_TAATCG" table:formula="of:=CONCATENATE(&quot;  &quot;;[.R31];&quot;: &quot;;[.S31])" table:style-name="ce1">
            <text:p><text:s text:c="2"/>adTranylcypromine hemisulfate_1mM_D14: GTCCGC_TAATCG</text:p>
          </table:table-cell>
          <table:table-cell office:value-type="string" office:string-value="  adTranylcypromine hemisulfate_1mM_D21: GTCCGC_TACAGC" table:formula="of:=CONCATENATE(&quot;  &quot;;[.V31];&quot;: &quot;;[.W31])" table:style-name="ce1">
            <text:p><text:s text:c="2"/>adTranylcypromine hemisulfate_1mM_D21: GTCCGC_TACAG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F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ae</text:p>
          </table:table-cell>
          <table:table-cell office:value-type="string" table:style-name="ce1">
            <text:p>EX-527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C7</text:p>
          </table:table-cell>
          <table:table-cell office:value-type="string" office:string-value="aeEX-527_1mM_D7" table:formula="of:=CONCATENATE([.$E32];[.$F32];&quot;_&quot;;[.$G32];&quot;_D7&quot;)" table:style-name="ce1">
            <text:p>aeEX-527_1mM_D7</text:p>
          </table:table-cell>
          <table:table-cell office:value-type="string" office:string-value="GTGAAA_CGGAAT" table:formula="of:=CONCATENATE([.B8];&quot;_&quot;;[.D26])" table:style-name="ce1">
            <text:p>GTGAAA_CGGAAT</text:p>
          </table:table-cell>
          <table:table-cell table:style-name="ce1"/>
          <table:table-cell office:value-type="string" table:style-name="ce1">
            <text:p>C7</text:p>
          </table:table-cell>
          <table:table-cell office:value-type="string" office:string-value="aeEX-527_1mM_D14" table:formula="of:=CONCATENATE([.$E32];[.$F32];&quot;_&quot;;[.$G32];&quot;_D14&quot;)" table:style-name="ce1">
            <text:p>aeEX-527_1mM_D14</text:p>
          </table:table-cell>
          <table:table-cell office:value-type="string" office:string-value="GTGAAA_TACAGC" table:formula="of:=CONCATENATE([.B8];&quot;_&quot;;[.D32])" table:style-name="ce1">
            <text:p>GTGAAA_TACAGC</text:p>
          </table:table-cell>
          <table:table-cell table:style-name="ce1"/>
          <table:table-cell office:value-type="string" table:style-name="ce1">
            <text:p>C7</text:p>
          </table:table-cell>
          <table:table-cell office:value-type="string" office:string-value="aeEX-527_1mM_D21" table:formula="of:=CONCATENATE([.$E32];[.$F32];&quot;_&quot;;[.$G32];&quot;_D21&quot;)" table:style-name="ce1">
            <text:p>aeEX-527_1mM_D21</text:p>
          </table:table-cell>
          <table:table-cell office:value-type="string" office:string-value="GTGAAA_TATAAT" table:formula="of:=CONCATENATE([.B8];&quot;_&quot;;[.D33])" table:style-name="ce1">
            <text:p>GTGAAA_TATAAT</text:p>
          </table:table-cell>
          <table:table-cell table:style-name="ce1"/>
          <table:table-cell office:value-type="string" office:string-value="  aeEX-527_1mM_D7: GTGAAA_CGGAAT" table:formula="of:=CONCATENATE(&quot;  &quot;;[.N32];&quot;: &quot;;[.O32])" table:style-name="ce1">
            <text:p><text:s text:c="2"/>aeEX-527_1mM_D7: GTGAAA_CGGAAT</text:p>
          </table:table-cell>
          <table:table-cell office:value-type="string" office:string-value="  aeEX-527_1mM_D14: GTGAAA_TACAGC" table:formula="of:=CONCATENATE(&quot;  &quot;;[.R32];&quot;: &quot;;[.S32])" table:style-name="ce1">
            <text:p><text:s text:c="2"/>aeEX-527_1mM_D14: GTGAAA_TACAGC</text:p>
          </table:table-cell>
          <table:table-cell office:value-type="string" office:string-value="  aeEX-527_1mM_D21: GTGAAA_TATAAT" table:formula="of:=CONCATENATE(&quot;  &quot;;[.V32];&quot;: &quot;;[.W32])" table:style-name="ce1">
            <text:p><text:s text:c="2"/>aeEX-527_1mM_D21: GTGAAA_TATAA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F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Nicotinamide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C8</text:p>
          </table:table-cell>
          <table:table-cell office:value-type="string" office:string-value="afNicotinamide_1mM_D7" table:formula="of:=CONCATENATE([.$E33];[.$F33];&quot;_&quot;;[.$G33];&quot;_D7&quot;)" table:style-name="ce1">
            <text:p>afNicotinamide_1mM_D7</text:p>
          </table:table-cell>
          <table:table-cell office:value-type="string" office:string-value="GTGGCC_CTAGCT" table:formula="of:=CONCATENATE([.B9];&quot;_&quot;;[.D27])" table:style-name="ce1">
            <text:p>GTGGCC_CTAGCT</text:p>
          </table:table-cell>
          <table:table-cell table:style-name="ce1"/>
          <table:table-cell office:value-type="string" table:style-name="ce1">
            <text:p>C8</text:p>
          </table:table-cell>
          <table:table-cell office:value-type="string" office:string-value="afNicotinamide_1mM_D14" table:formula="of:=CONCATENATE([.$E33];[.$F33];&quot;_&quot;;[.$G33];&quot;_D14&quot;)" table:style-name="ce1">
            <text:p>afNicotinamide_1mM_D14</text:p>
          </table:table-cell>
          <table:table-cell office:value-type="string" office:string-value="GTGGCC_TATAAT" table:formula="of:=CONCATENATE([.B9];&quot;_&quot;;[.D33])" table:style-name="ce1">
            <text:p>GTGGCC_TATAAT</text:p>
          </table:table-cell>
          <table:table-cell table:style-name="ce1"/>
          <table:table-cell office:value-type="string" table:style-name="ce1">
            <text:p>C8</text:p>
          </table:table-cell>
          <table:table-cell office:value-type="string" office:string-value="afNicotinamide_1mM_D21" table:formula="of:=CONCATENATE([.$E33];[.$F33];&quot;_&quot;;[.$G33];&quot;_D21&quot;)" table:style-name="ce1">
            <text:p>afNicotinamide_1mM_D21</text:p>
          </table:table-cell>
          <table:table-cell office:value-type="string" office:string-value="GTGGCC_TCATTC" table:formula="of:=CONCATENATE([.B9];&quot;_&quot;;[.D34])" table:style-name="ce1">
            <text:p>GTGGCC_TCATTC</text:p>
          </table:table-cell>
          <table:table-cell table:style-name="ce1"/>
          <table:table-cell office:value-type="string" office:string-value="  afNicotinamide_1mM_D7: GTGGCC_CTAGCT" table:formula="of:=CONCATENATE(&quot;  &quot;;[.N33];&quot;: &quot;;[.O33])" table:style-name="ce1">
            <text:p><text:s text:c="2"/>afNicotinamide_1mM_D7: GTGGCC_CTAGCT</text:p>
          </table:table-cell>
          <table:table-cell office:value-type="string" office:string-value="  afNicotinamide_1mM_D14: GTGGCC_TATAAT" table:formula="of:=CONCATENATE(&quot;  &quot;;[.R33];&quot;: &quot;;[.S33])" table:style-name="ce1">
            <text:p><text:s text:c="2"/>afNicotinamide_1mM_D14: GTGGCC_TATAAT</text:p>
          </table:table-cell>
          <table:table-cell office:value-type="string" office:string-value="  afNicotinamide_1mM_D21: GTGGCC_TCATTC" table:formula="of:=CONCATENATE(&quot;  &quot;;[.V33];&quot;: &quot;;[.W33])" table:style-name="ce1">
            <text:p><text:s text:c="2"/>afNicotinamide_1mM_D21: GTGGCC_TCATT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F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ag</text:p>
          </table:table-cell>
          <table:table-cell office:value-type="string" table:style-name="ce1">
            <text:p>BML-266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C9</text:p>
          </table:table-cell>
          <table:table-cell office:value-type="string" office:string-value="agBML-266_1mM_D7" table:formula="of:=CONCATENATE([.$E34];[.$F34];&quot;_&quot;;[.$G34];&quot;_D7&quot;)" table:style-name="ce1">
            <text:p>agBML-266_1mM_D7</text:p>
          </table:table-cell>
          <table:table-cell office:value-type="string" office:string-value="GTTTCG_CTATAC" table:formula="of:=CONCATENATE([.B10];&quot;_&quot;;[.D28])" table:style-name="ce1">
            <text:p>GTTTCG_CTATAC</text:p>
          </table:table-cell>
          <table:table-cell table:style-name="ce1"/>
          <table:table-cell office:value-type="string" table:style-name="ce1">
            <text:p>C9</text:p>
          </table:table-cell>
          <table:table-cell office:value-type="string" office:string-value="agBML-266_1mM_D14" table:formula="of:=CONCATENATE([.$E34];[.$F34];&quot;_&quot;;[.$G34];&quot;_D14&quot;)" table:style-name="ce1">
            <text:p>agBML-266_1mM_D14</text:p>
          </table:table-cell>
          <table:table-cell office:value-type="string" office:string-value="GTTTCG_TCATTC" table:formula="of:=CONCATENATE([.B10];&quot;_&quot;;[.D34])" table:style-name="ce1">
            <text:p>GTTTCG_TCATTC</text:p>
          </table:table-cell>
          <table:table-cell table:style-name="ce1"/>
          <table:table-cell office:value-type="string" table:style-name="ce1">
            <text:p>C9</text:p>
          </table:table-cell>
          <table:table-cell office:value-type="string" office:string-value="agBML-266_1mM_D21" table:formula="of:=CONCATENATE([.$E34];[.$F34];&quot;_&quot;;[.$G34];&quot;_D21&quot;)" table:style-name="ce1">
            <text:p>agBML-266_1mM_D21</text:p>
          </table:table-cell>
          <table:table-cell office:value-type="string" office:string-value="GTTTCG_TCCCGA" table:formula="of:=CONCATENATE([.B10];&quot;_&quot;;[.D35])" table:style-name="ce1">
            <text:p>GTTTCG_TCCCGA</text:p>
          </table:table-cell>
          <table:table-cell table:style-name="ce1"/>
          <table:table-cell office:value-type="string" office:string-value="  agBML-266_1mM_D7: GTTTCG_CTATAC" table:formula="of:=CONCATENATE(&quot;  &quot;;[.N34];&quot;: &quot;;[.O34])" table:style-name="ce1">
            <text:p><text:s text:c="2"/>agBML-266_1mM_D7: GTTTCG_CTATAC</text:p>
          </table:table-cell>
          <table:table-cell office:value-type="string" office:string-value="  agBML-266_1mM_D14: GTTTCG_TCATTC" table:formula="of:=CONCATENATE(&quot;  &quot;;[.R34];&quot;: &quot;;[.S34])" table:style-name="ce1">
            <text:p><text:s text:c="2"/>agBML-266_1mM_D14: GTTTCG_TCATTC</text:p>
          </table:table-cell>
          <table:table-cell office:value-type="string" office:string-value="  agBML-266_1mM_D21: GTTTCG_TCCCGA" table:formula="of:=CONCATENATE(&quot;  &quot;;[.V34];&quot;: &quot;;[.W34])" table:style-name="ce1">
            <text:p><text:s text:c="2"/>agBML-266_1mM_D21: GTTTCG_TCCCG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F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ah</text:p>
          </table:table-cell>
          <table:table-cell office:value-type="string" table:style-name="ce1">
            <text:p>Piceatannol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C10</text:p>
          </table:table-cell>
          <table:table-cell office:value-type="string" office:string-value="ahPiceatannol_1mM_D7" table:formula="of:=CONCATENATE([.$E35];[.$F35];&quot;_&quot;;[.$G35];&quot;_D7&quot;)" table:style-name="ce1">
            <text:p>ahPiceatannol_1mM_D7</text:p>
          </table:table-cell>
          <table:table-cell office:value-type="string" office:string-value="CGTACG_CTCAGA" table:formula="of:=CONCATENATE([.B11];&quot;_&quot;;[.D29])" table:style-name="ce1">
            <text:p>CGTACG_CTCAGA</text:p>
          </table:table-cell>
          <table:table-cell table:style-name="ce1"/>
          <table:table-cell office:value-type="string" table:style-name="ce1">
            <text:p>C10</text:p>
          </table:table-cell>
          <table:table-cell office:value-type="string" office:string-value="ahPiceatannol_1mM_D14" table:formula="of:=CONCATENATE([.$E35];[.$F35];&quot;_&quot;;[.$G35];&quot;_D14&quot;)" table:style-name="ce1">
            <text:p>ahPiceatannol_1mM_D14</text:p>
          </table:table-cell>
          <table:table-cell office:value-type="string" office:string-value="CGTACG_TCCCGA" table:formula="of:=CONCATENATE([.B11];&quot;_&quot;;[.D35])" table:style-name="ce1">
            <text:p>CGTACG_TCCCGA</text:p>
          </table:table-cell>
          <table:table-cell table:style-name="ce1"/>
          <table:table-cell office:value-type="string" table:style-name="ce1">
            <text:p>C10</text:p>
          </table:table-cell>
          <table:table-cell office:value-type="string" office:string-value="ahPiceatannol_1mM_D21" table:formula="of:=CONCATENATE([.$E35];[.$F35];&quot;_&quot;;[.$G35];&quot;_D21&quot;)" table:style-name="ce1">
            <text:p>ahPiceatannol_1mM_D21</text:p>
          </table:table-cell>
          <table:table-cell office:value-type="string" office:string-value="CGTACG_TCGAAG" table:formula="of:=CONCATENATE([.B11];&quot;_&quot;;[.D36])" table:style-name="ce1">
            <text:p>CGTACG_TCGAAG</text:p>
          </table:table-cell>
          <table:table-cell table:style-name="ce1"/>
          <table:table-cell office:value-type="string" office:string-value="  ahPiceatannol_1mM_D7: CGTACG_CTCAGA" table:formula="of:=CONCATENATE(&quot;  &quot;;[.N35];&quot;: &quot;;[.O35])" table:style-name="ce1">
            <text:p><text:s text:c="2"/>ahPiceatannol_1mM_D7: CGTACG_CTCAGA</text:p>
          </table:table-cell>
          <table:table-cell office:value-type="string" office:string-value="  ahPiceatannol_1mM_D14: CGTACG_TCCCGA" table:formula="of:=CONCATENATE(&quot;  &quot;;[.R35];&quot;: &quot;;[.S35])" table:style-name="ce1">
            <text:p><text:s text:c="2"/>ahPiceatannol_1mM_D14: CGTACG_TCCCGA</text:p>
          </table:table-cell>
          <table:table-cell office:value-type="string" office:string-value="  ahPiceatannol_1mM_D21: CGTACG_TCGAAG" table:formula="of:=CONCATENATE(&quot;  &quot;;[.V35];&quot;: &quot;;[.W35])" table:style-name="ce1">
            <text:p><text:s text:c="2"/>ahPiceatannol_1mM_D21: CGTACG_TCGAA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F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ai</text:p>
          </table:table-cell>
          <table:table-cell office:value-type="string" table:style-name="ce1">
            <text:p>Fluoro-SAHA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C11</text:p>
          </table:table-cell>
          <table:table-cell office:value-type="string" office:string-value="aiFluoro-SAHA_1mM_D7" table:formula="of:=CONCATENATE([.$E36];[.$F36];&quot;_&quot;;[.$G36];&quot;_D7&quot;)" table:style-name="ce1">
            <text:p>aiFluoro-SAHA_1mM_D7</text:p>
          </table:table-cell>
          <table:table-cell office:value-type="string" office:string-value="GAGTGG_GACGAC" table:formula="of:=CONCATENATE([.B12];&quot;_&quot;;[.D30])" table:style-name="ce1">
            <text:p>GAGTGG_GACGAC</text:p>
          </table:table-cell>
          <table:table-cell table:style-name="ce1"/>
          <table:table-cell office:value-type="string" table:style-name="ce1">
            <text:p>C11</text:p>
          </table:table-cell>
          <table:table-cell office:value-type="string" office:string-value="aiFluoro-SAHA_1mM_D14" table:formula="of:=CONCATENATE([.$E36];[.$F36];&quot;_&quot;;[.$G36];&quot;_D14&quot;)" table:style-name="ce1">
            <text:p>aiFluoro-SAHA_1mM_D14</text:p>
          </table:table-cell>
          <table:table-cell office:value-type="string" office:string-value="GAGTGG_TCGAAG" table:formula="of:=CONCATENATE([.B12];&quot;_&quot;;[.D36])" table:style-name="ce1">
            <text:p>GAGTGG_TCGAAG</text:p>
          </table:table-cell>
          <table:table-cell table:style-name="ce1"/>
          <table:table-cell office:value-type="string" table:style-name="ce1">
            <text:p>C11</text:p>
          </table:table-cell>
          <table:table-cell office:value-type="string" office:string-value="aiFluoro-SAHA_1mM_D21" table:formula="of:=CONCATENATE([.$E36];[.$F36];&quot;_&quot;;[.$G36];&quot;_D21&quot;)" table:style-name="ce1">
            <text:p>aiFluoro-SAHA_1mM_D21</text:p>
          </table:table-cell>
          <table:table-cell office:value-type="string" office:string-value="GAGTGG_TCGGCA" table:formula="of:=CONCATENATE([.B12];&quot;_&quot;;[.D37])" table:style-name="ce1">
            <text:p>GAGTGG_TCGGCA</text:p>
          </table:table-cell>
          <table:table-cell table:style-name="ce1"/>
          <table:table-cell office:value-type="string" office:string-value="  aiFluoro-SAHA_1mM_D7: GAGTGG_GACGAC" table:formula="of:=CONCATENATE(&quot;  &quot;;[.N36];&quot;: &quot;;[.O36])" table:style-name="ce1">
            <text:p><text:s text:c="2"/>aiFluoro-SAHA_1mM_D7: GAGTGG_GACGAC</text:p>
          </table:table-cell>
          <table:table-cell office:value-type="string" office:string-value="  aiFluoro-SAHA_1mM_D14: GAGTGG_TCGAAG" table:formula="of:=CONCATENATE(&quot;  &quot;;[.R36];&quot;: &quot;;[.S36])" table:style-name="ce1">
            <text:p><text:s text:c="2"/>aiFluoro-SAHA_1mM_D14: GAGTGG_TCGAAG</text:p>
          </table:table-cell>
          <table:table-cell office:value-type="string" office:string-value="  aiFluoro-SAHA_1mM_D21: GAGTGG_TCGGCA" table:formula="of:=CONCATENATE(&quot;  &quot;;[.V36];&quot;: &quot;;[.W36])" table:style-name="ce1">
            <text:p><text:s text:c="2"/>aiFluoro-SAHA_1mM_D21: GAGTGG_TCGG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F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aj</text:p>
          </table:table-cell>
          <table:table-cell office:value-type="string" table:style-name="ce1">
            <text:p>AGK2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C12</text:p>
          </table:table-cell>
          <table:table-cell office:value-type="string" office:string-value="ajAGK2_1mM_D7" table:formula="of:=CONCATENATE([.$E37];[.$F37];&quot;_&quot;;[.$G37];&quot;_D7&quot;)" table:style-name="ce1">
            <text:p>ajAGK2_1mM_D7</text:p>
          </table:table-cell>
          <table:table-cell office:value-type="string" office:string-value="GGTAGC_TAATCG" table:formula="of:=CONCATENATE([.B13];&quot;_&quot;;[.D31])" table:style-name="ce1">
            <text:p>GGTAGC_TAATCG</text:p>
          </table:table-cell>
          <table:table-cell table:style-name="ce1"/>
          <table:table-cell office:value-type="string" table:style-name="ce1">
            <text:p>C12</text:p>
          </table:table-cell>
          <table:table-cell office:value-type="string" office:string-value="ajAGK2_1mM_D14" table:formula="of:=CONCATENATE([.$E37];[.$F37];&quot;_&quot;;[.$G37];&quot;_D14&quot;)" table:style-name="ce1">
            <text:p>ajAGK2_1mM_D14</text:p>
          </table:table-cell>
          <table:table-cell office:value-type="string" office:string-value="GGTAGC_TCGGCA" table:formula="of:=CONCATENATE([.B13];&quot;_&quot;;[.D37])" table:style-name="ce1">
            <text:p>GGTAGC_TCGGCA</text:p>
          </table:table-cell>
          <table:table-cell table:style-name="ce1"/>
          <table:table-cell office:value-type="string" table:style-name="ce1">
            <text:p>C12</text:p>
          </table:table-cell>
          <table:table-cell office:value-type="string" office:string-value="ajAGK2_1mM_D21" table:formula="of:=CONCATENATE([.$E37];[.$F37];&quot;_&quot;;[.$G37];&quot;_D21&quot;)" table:style-name="ce1">
            <text:p>ajAGK2_1mM_D21</text:p>
          </table:table-cell>
          <table:table-cell office:value-type="string" office:string-value="GGTAGC_CGGAAT" table:formula="of:=CONCATENATE([.B13];&quot;_&quot;;[.D26])" table:style-name="ce1">
            <text:p>GGTAGC_CGGAAT</text:p>
          </table:table-cell>
          <table:table-cell table:style-name="ce1"/>
          <table:table-cell office:value-type="string" office:string-value="  ajAGK2_1mM_D7: GGTAGC_TAATCG" table:formula="of:=CONCATENATE(&quot;  &quot;;[.N37];&quot;: &quot;;[.O37])" table:style-name="ce1">
            <text:p><text:s text:c="2"/>ajAGK2_1mM_D7: GGTAGC_TAATCG</text:p>
          </table:table-cell>
          <table:table-cell office:value-type="string" office:string-value="  ajAGK2_1mM_D14: GGTAGC_TCGGCA" table:formula="of:=CONCATENATE(&quot;  &quot;;[.R37];&quot;: &quot;;[.S37])" table:style-name="ce1">
            <text:p><text:s text:c="2"/>ajAGK2_1mM_D14: GGTAGC_TCGGCA</text:p>
          </table:table-cell>
          <table:table-cell office:value-type="string" office:string-value="  ajAGK2_1mM_D21: GGTAGC_CGGAAT" table:formula="of:=CONCATENATE(&quot;  &quot;;[.V37];&quot;: &quot;;[.W37])" table:style-name="ce1">
            <text:p><text:s text:c="2"/>ajAGK2_1mM_D21: GGTAGC_CGGAAT</text:p>
          </table:table-cell>
          <table:table-cell table:number-columns-repeated="16357"/>
        </table:table-row>
        <table:table-row table:style-name="ro1">
          <table:table-cell table:number-columns-repeated="4" table:style-name="ce1"/>
          <table:table-cell office:value-type="string" table:style-name="ce1">
            <text:p>ak</text:p>
          </table:table-cell>
          <table:table-cell office:value-type="string" table:style-name="ce1">
            <text:p>Salermide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D1</text:p>
          </table:table-cell>
          <table:table-cell office:value-type="string" office:string-value="akSalermide_1mM_D7" table:formula="of:=CONCATENATE([.$E38];[.$F38];&quot;_&quot;;[.$G38];&quot;_D7&quot;)" table:style-name="ce1">
            <text:p>akSalermide_1mM_D7</text:p>
          </table:table-cell>
          <table:table-cell office:value-type="string" office:string-value="ACTGAT_GTGAAA" table:formula="of:=CONCATENATE([.B14];&quot;_&quot;;[.D8])" table:style-name="ce1">
            <text:p>ACTGAT_GTGAAA</text:p>
          </table:table-cell>
          <table:table-cell table:style-name="ce1"/>
          <table:table-cell office:value-type="string" table:style-name="ce1">
            <text:p>D1</text:p>
          </table:table-cell>
          <table:table-cell office:value-type="string" office:string-value="akSalermide_1mM_D14" table:formula="of:=CONCATENATE([.$E38];[.$F38];&quot;_&quot;;[.$G38];&quot;_D14&quot;)" table:style-name="ce1">
            <text:p>akSalermide_1mM_D14</text:p>
          </table:table-cell>
          <table:table-cell office:value-type="string" office:string-value="ACTGAT_AGTCAA" table:formula="of:=CONCATENATE([.B14];&quot;_&quot;;[.D2])" table:style-name="ce1">
            <text:p>ACTGAT_AGTCAA</text:p>
          </table:table-cell>
          <table:table-cell table:style-name="ce1"/>
          <table:table-cell office:value-type="string" table:style-name="ce1">
            <text:p>D1</text:p>
          </table:table-cell>
          <table:table-cell office:value-type="string" office:string-value="akSalermide_1mM_D21" table:formula="of:=CONCATENATE([.$E38];[.$F38];&quot;_&quot;;[.$G38];&quot;_D21&quot;)" table:style-name="ce1">
            <text:p>akSalermide_1mM_D21</text:p>
          </table:table-cell>
          <table:table-cell office:value-type="string" office:string-value="ACTGAT_AGTTCC" table:formula="of:=CONCATENATE([.B14];&quot;_&quot;;[.D3])" table:style-name="ce1">
            <text:p>ACTGAT_AGTTCC</text:p>
          </table:table-cell>
          <table:table-cell table:style-name="ce1"/>
          <table:table-cell office:value-type="string" office:string-value="  akSalermide_1mM_D7: ACTGAT_GTGAAA" table:formula="of:=CONCATENATE(&quot;  &quot;;[.N38];&quot;: &quot;;[.O38])" table:style-name="ce1">
            <text:p><text:s text:c="2"/>akSalermide_1mM_D7: ACTGAT_GTGAAA</text:p>
          </table:table-cell>
          <table:table-cell office:value-type="string" office:string-value="  akSalermide_1mM_D14: ACTGAT_AGTCAA" table:formula="of:=CONCATENATE(&quot;  &quot;;[.R38];&quot;: &quot;;[.S38])" table:style-name="ce1">
            <text:p><text:s text:c="2"/>akSalermide_1mM_D14: ACTGAT_AGTCAA</text:p>
          </table:table-cell>
          <table:table-cell office:value-type="string" office:string-value="  akSalermide_1mM_D21: ACTGAT_AGTTCC" table:formula="of:=CONCATENATE(&quot;  &quot;;[.V38];&quot;: &quot;;[.W38])" table:style-name="ce1">
            <text:p><text:s text:c="2"/>akSalermide_1mM_D21: ACTGAT_AGTTCC</text:p>
          </table:table-cell>
          <table:table-cell table:number-columns-repeated="16357"/>
        </table:table-row>
        <table:table-row table:style-name="ro1">
          <table:table-cell table:number-columns-repeated="4" table:style-name="ce1"/>
          <table:table-cell office:value-type="string" table:style-name="ce1">
            <text:p>al</text:p>
          </table:table-cell>
          <table:table-cell office:value-type="string" table:style-name="ce1">
            <text:p>Anacardic acid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D2</text:p>
          </table:table-cell>
          <table:table-cell office:value-type="string" office:string-value="alAnacardic acid_1mM_D7" table:formula="of:=CONCATENATE([.$E39];[.$F39];&quot;_&quot;;[.$G39];&quot;_D7&quot;)" table:style-name="ce1">
            <text:p>alAnacardic acid_1mM_D7</text:p>
          </table:table-cell>
          <table:table-cell office:value-type="string" office:string-value="ATGAGC_GTGGCC" table:formula="of:=CONCATENATE([.B15];&quot;_&quot;;[.D9])" table:style-name="ce1">
            <text:p>ATGAGC_GTGGCC</text:p>
          </table:table-cell>
          <table:table-cell table:style-name="ce1"/>
          <table:table-cell office:value-type="string" table:style-name="ce1">
            <text:p>D2</text:p>
          </table:table-cell>
          <table:table-cell office:value-type="string" office:string-value="alAnacardic acid_1mM_D14" table:formula="of:=CONCATENATE([.$E39];[.$F39];&quot;_&quot;;[.$G39];&quot;_D14&quot;)" table:style-name="ce1">
            <text:p>alAnacardic acid_1mM_D14</text:p>
          </table:table-cell>
          <table:table-cell office:value-type="string" office:string-value="ATGAGC_AGTTCC" table:formula="of:=CONCATENATE([.B15];&quot;_&quot;;[.D3])" table:style-name="ce1">
            <text:p>ATGAGC_AGTTCC</text:p>
          </table:table-cell>
          <table:table-cell table:style-name="ce1"/>
          <table:table-cell office:value-type="string" table:style-name="ce1">
            <text:p>D2</text:p>
          </table:table-cell>
          <table:table-cell office:value-type="string" office:string-value="alAnacardic acid_1mM_D21" table:formula="of:=CONCATENATE([.$E39];[.$F39];&quot;_&quot;;[.$G39];&quot;_D21&quot;)" table:style-name="ce1">
            <text:p>alAnacardic acid_1mM_D21</text:p>
          </table:table-cell>
          <table:table-cell office:value-type="string" office:string-value="ATGAGC_ATGTCA" table:formula="of:=CONCATENATE([.B15];&quot;_&quot;;[.D4])" table:style-name="ce1">
            <text:p>ATGAGC_ATGTCA</text:p>
          </table:table-cell>
          <table:table-cell table:style-name="ce1"/>
          <table:table-cell office:value-type="string" office:string-value="  alAnacardic acid_1mM_D7: ATGAGC_GTGGCC" table:formula="of:=CONCATENATE(&quot;  &quot;;[.N39];&quot;: &quot;;[.O39])" table:style-name="ce1">
            <text:p><text:s text:c="2"/>alAnacardic acid_1mM_D7: ATGAGC_GTGGCC</text:p>
          </table:table-cell>
          <table:table-cell office:value-type="string" office:string-value="  alAnacardic acid_1mM_D14: ATGAGC_AGTTCC" table:formula="of:=CONCATENATE(&quot;  &quot;;[.R39];&quot;: &quot;;[.S39])" table:style-name="ce1">
            <text:p><text:s text:c="2"/>alAnacardic acid_1mM_D14: ATGAGC_AGTTCC</text:p>
          </table:table-cell>
          <table:table-cell office:value-type="string" office:string-value="  alAnacardic acid_1mM_D21: ATGAGC_ATGTCA" table:formula="of:=CONCATENATE(&quot;  &quot;;[.V39];&quot;: &quot;;[.W39])" table:style-name="ce1">
            <text:p><text:s text:c="2"/>alAnacardic acid_1mM_D21: ATGAGC_ATGTCA</text:p>
          </table:table-cell>
          <table:table-cell table:number-columns-repeated="16357"/>
        </table:table-row>
        <table:table-row table:style-name="ro1">
          <table:table-cell table:number-columns-repeated="4" table:style-name="ce1"/>
          <table:table-cell office:value-type="string" table:style-name="ce1">
            <text:p>am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D3</text:p>
          </table:table-cell>
          <table:table-cell office:value-type="string" office:string-value="amB2_1mM_D7" table:formula="of:=CONCATENATE([.$E40];[.$F40];&quot;_&quot;;[.$G40];&quot;_D7&quot;)" table:style-name="ce1">
            <text:p>amB2_1mM_D7</text:p>
          </table:table-cell>
          <table:table-cell office:value-type="string" office:string-value="ATTCCT_GTTTCG" table:formula="of:=CONCATENATE([.B16];&quot;_&quot;;[.D10])" table:style-name="ce1">
            <text:p>ATTCCT_GTTTCG</text:p>
          </table:table-cell>
          <table:table-cell table:style-name="ce1"/>
          <table:table-cell office:value-type="string" table:style-name="ce1">
            <text:p>D3</text:p>
          </table:table-cell>
          <table:table-cell office:value-type="string" office:string-value="amB2_1mM_D14" table:formula="of:=CONCATENATE([.$E40];[.$F40];&quot;_&quot;;[.$G40];&quot;_D14&quot;)" table:style-name="ce1">
            <text:p>amB2_1mM_D14</text:p>
          </table:table-cell>
          <table:table-cell office:value-type="string" office:string-value="ATTCCT_ATGTCA" table:formula="of:=CONCATENATE([.B16];&quot;_&quot;;[.D4])" table:style-name="ce1">
            <text:p>ATTCCT_ATGTCA</text:p>
          </table:table-cell>
          <table:table-cell table:style-name="ce1"/>
          <table:table-cell office:value-type="string" table:style-name="ce1">
            <text:p>D3</text:p>
          </table:table-cell>
          <table:table-cell office:value-type="string" office:string-value="amB2_1mM_D21" table:formula="of:=CONCATENATE([.$E40];[.$F40];&quot;_&quot;;[.$G40];&quot;_D21&quot;)" table:style-name="ce1">
            <text:p>amB2_1mM_D21</text:p>
          </table:table-cell>
          <table:table-cell office:value-type="string" office:string-value="ATTCCT_CCGTCC" table:formula="of:=CONCATENATE([.B16];&quot;_&quot;;[.D5])" table:style-name="ce1">
            <text:p>ATTCCT_CCGTCC</text:p>
          </table:table-cell>
          <table:table-cell table:style-name="ce1"/>
          <table:table-cell office:value-type="string" office:string-value="  amB2_1mM_D7: ATTCCT_GTTTCG" table:formula="of:=CONCATENATE(&quot;  &quot;;[.N40];&quot;: &quot;;[.O40])" table:style-name="ce1">
            <text:p><text:s text:c="2"/>amB2_1mM_D7: ATTCCT_GTTTCG</text:p>
          </table:table-cell>
          <table:table-cell office:value-type="string" office:string-value="  amB2_1mM_D14: ATTCCT_ATGTCA" table:formula="of:=CONCATENATE(&quot;  &quot;;[.R40];&quot;: &quot;;[.S40])" table:style-name="ce1">
            <text:p><text:s text:c="2"/>amB2_1mM_D14: ATTCCT_ATGTCA</text:p>
          </table:table-cell>
          <table:table-cell office:value-type="string" office:string-value="  amB2_1mM_D21: ATTCCT_CCGTCC" table:formula="of:=CONCATENATE(&quot;  &quot;;[.V40];&quot;: &quot;;[.W40])" table:style-name="ce1">
            <text:p><text:s text:c="2"/>amB2_1mM_D21: ATTCCT_CCGTCC</text:p>
          </table:table-cell>
          <table:table-cell table:number-columns-repeated="16357"/>
        </table:table-row>
        <table:table-row table:style-name="ro1">
          <table:table-cell table:number-columns-repeated="4" table:style-name="ce1"/>
          <table:table-cell office:value-type="string" table:style-name="ce1">
            <text:p>an</text:p>
          </table:table-cell>
          <table:table-cell office:value-type="string" table:style-name="ce1">
            <text:p>CTPB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D4</text:p>
          </table:table-cell>
          <table:table-cell office:value-type="string" office:string-value="anCTPB_1mM_D7" table:formula="of:=CONCATENATE([.$E41];[.$F41];&quot;_&quot;;[.$G41];&quot;_D7&quot;)" table:style-name="ce1">
            <text:p>anCTPB_1mM_D7</text:p>
          </table:table-cell>
          <table:table-cell office:value-type="string" office:string-value="CAAAAG_CGTACG" table:formula="of:=CONCATENATE([.B17];&quot;_&quot;;[.D11])" table:style-name="ce1">
            <text:p>CAAAAG_CGTACG</text:p>
          </table:table-cell>
          <table:table-cell table:style-name="ce1"/>
          <table:table-cell office:value-type="string" table:style-name="ce1">
            <text:p>D4</text:p>
          </table:table-cell>
          <table:table-cell office:value-type="string" office:string-value="anCTPB_1mM_D14" table:formula="of:=CONCATENATE([.$E41];[.$F41];&quot;_&quot;;[.$G41];&quot;_D14&quot;)" table:style-name="ce1">
            <text:p>anCTPB_1mM_D14</text:p>
          </table:table-cell>
          <table:table-cell office:value-type="string" office:string-value="CAAAAG_CCGTCC" table:formula="of:=CONCATENATE([.B17];&quot;_&quot;;[.D5])" table:style-name="ce1">
            <text:p>CAAAAG_CCGTCC</text:p>
          </table:table-cell>
          <table:table-cell table:style-name="ce1"/>
          <table:table-cell office:value-type="string" table:style-name="ce1">
            <text:p>D4</text:p>
          </table:table-cell>
          <table:table-cell office:value-type="string" office:string-value="anCTPB_1mM_D21" table:formula="of:=CONCATENATE([.$E41];[.$F41];&quot;_&quot;;[.$G41];&quot;_D21&quot;)" table:style-name="ce1">
            <text:p>anCTPB_1mM_D21</text:p>
          </table:table-cell>
          <table:table-cell office:value-type="string" office:string-value="CAAAAG_GTAGAG" table:formula="of:=CONCATENATE([.B17];&quot;_&quot;;[.D6])" table:style-name="ce1">
            <text:p>CAAAAG_GTAGAG</text:p>
          </table:table-cell>
          <table:table-cell table:style-name="ce1"/>
          <table:table-cell office:value-type="string" office:string-value="  anCTPB_1mM_D7: CAAAAG_CGTACG" table:formula="of:=CONCATENATE(&quot;  &quot;;[.N41];&quot;: &quot;;[.O41])" table:style-name="ce1">
            <text:p><text:s text:c="2"/>anCTPB_1mM_D7: CAAAAG_CGTACG</text:p>
          </table:table-cell>
          <table:table-cell office:value-type="string" office:string-value="  anCTPB_1mM_D14: CAAAAG_CCGTCC" table:formula="of:=CONCATENATE(&quot;  &quot;;[.R41];&quot;: &quot;;[.S41])" table:style-name="ce1">
            <text:p><text:s text:c="2"/>anCTPB_1mM_D14: CAAAAG_CCGTCC</text:p>
          </table:table-cell>
          <table:table-cell office:value-type="string" office:string-value="  anCTPB_1mM_D21: CAAAAG_GTAGAG" table:formula="of:=CONCATENATE(&quot;  &quot;;[.V41];&quot;: &quot;;[.W41])" table:style-name="ce1">
            <text:p><text:s text:c="2"/>anCTPB_1mM_D21: CAAAAG_GTAGAG</text:p>
          </table:table-cell>
          <table:table-cell table:number-columns-repeated="16357"/>
        </table:table-row>
        <table:table-row table:style-name="ro1">
          <table:table-cell table:number-columns-repeated="4" table:style-name="ce1"/>
          <table:table-cell office:value-type="string" table:style-name="ce1">
            <text:p>ao</text:p>
          </table:table-cell>
          <table:table-cell office:value-type="string" table:style-name="ce1">
            <text:p>Sirtinol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D5</text:p>
          </table:table-cell>
          <table:table-cell office:value-type="string" office:string-value="aoSirtinol_1mM_D7" table:formula="of:=CONCATENATE([.$E42];[.$F42];&quot;_&quot;;[.$G42];&quot;_D7&quot;)" table:style-name="ce1">
            <text:p>aoSirtinol_1mM_D7</text:p>
          </table:table-cell>
          <table:table-cell office:value-type="string" office:string-value="CAACTA_GAGTGG" table:formula="of:=CONCATENATE([.B18];&quot;_&quot;;[.D12])" table:style-name="ce1">
            <text:p>CAACTA_GAGTGG</text:p>
          </table:table-cell>
          <table:table-cell table:style-name="ce1"/>
          <table:table-cell office:value-type="string" table:style-name="ce1">
            <text:p>D5</text:p>
          </table:table-cell>
          <table:table-cell office:value-type="string" office:string-value="aoSirtinol_1mM_D14" table:formula="of:=CONCATENATE([.$E42];[.$F42];&quot;_&quot;;[.$G42];&quot;_D14&quot;)" table:style-name="ce1">
            <text:p>aoSirtinol_1mM_D14</text:p>
          </table:table-cell>
          <table:table-cell office:value-type="string" office:string-value="CAACTA_GTAGAG" table:formula="of:=CONCATENATE([.B18];&quot;_&quot;;[.D6])" table:style-name="ce1">
            <text:p>CAACTA_GTAGAG</text:p>
          </table:table-cell>
          <table:table-cell table:style-name="ce1"/>
          <table:table-cell office:value-type="string" table:style-name="ce1">
            <text:p>D5</text:p>
          </table:table-cell>
          <table:table-cell office:value-type="string" office:string-value="aoSirtinol_1mM_D21" table:formula="of:=CONCATENATE([.$E42];[.$F42];&quot;_&quot;;[.$G42];&quot;_D21&quot;)" table:style-name="ce1">
            <text:p>aoSirtinol_1mM_D21</text:p>
          </table:table-cell>
          <table:table-cell office:value-type="string" office:string-value="CAACTA_GTCCGC" table:formula="of:=CONCATENATE([.B18];&quot;_&quot;;[.D7])" table:style-name="ce1">
            <text:p>CAACTA_GTCCGC</text:p>
          </table:table-cell>
          <table:table-cell table:style-name="ce1"/>
          <table:table-cell office:value-type="string" office:string-value="  aoSirtinol_1mM_D7: CAACTA_GAGTGG" table:formula="of:=CONCATENATE(&quot;  &quot;;[.N42];&quot;: &quot;;[.O42])" table:style-name="ce1">
            <text:p><text:s text:c="2"/>aoSirtinol_1mM_D7: CAACTA_GAGTGG</text:p>
          </table:table-cell>
          <table:table-cell office:value-type="string" office:string-value="  aoSirtinol_1mM_D14: CAACTA_GTAGAG" table:formula="of:=CONCATENATE(&quot;  &quot;;[.R42];&quot;: &quot;;[.S42])" table:style-name="ce1">
            <text:p><text:s text:c="2"/>aoSirtinol_1mM_D14: CAACTA_GTAGAG</text:p>
          </table:table-cell>
          <table:table-cell office:value-type="string" office:string-value="  aoSirtinol_1mM_D21: CAACTA_GTCCGC" table:formula="of:=CONCATENATE(&quot;  &quot;;[.V42];&quot;: &quot;;[.W42])" table:style-name="ce1">
            <text:p><text:s text:c="2"/>aoSirtinol_1mM_D21: CAACTA_GTCCGC</text:p>
          </table:table-cell>
          <table:table-cell table:number-columns-repeated="16357"/>
        </table:table-row>
        <table:table-row table:style-name="ro1">
          <table:table-cell table:number-columns-repeated="4" table:style-name="ce1"/>
          <table:table-cell office:value-type="string" table:style-name="ce1">
            <text:p>ap</text:p>
          </table:table-cell>
          <table:table-cell office:value-type="string" table:style-name="ce1">
            <text:p>Suramin·6Na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D6</text:p>
          </table:table-cell>
          <table:table-cell office:value-type="string" office:string-value="apSuramin·6Na_1mM_D7" table:formula="of:=CONCATENATE([.$E43];[.$F43];&quot;_&quot;;[.$G43];&quot;_D7&quot;)" table:style-name="ce1">
            <text:p>apSuramin·6Na_1mM_D7</text:p>
          </table:table-cell>
          <table:table-cell office:value-type="string" office:string-value="CACCGG_GGTAGC" table:formula="of:=CONCATENATE([.B19];&quot;_&quot;;[.D13])" table:style-name="ce1">
            <text:p>CACCGG_GGTAGC</text:p>
          </table:table-cell>
          <table:table-cell table:style-name="ce1"/>
          <table:table-cell office:value-type="string" table:style-name="ce1">
            <text:p>D6</text:p>
          </table:table-cell>
          <table:table-cell office:value-type="string" office:string-value="apSuramin·6Na_1mM_D14" table:formula="of:=CONCATENATE([.$E43];[.$F43];&quot;_&quot;;[.$G43];&quot;_D14&quot;)" table:style-name="ce1">
            <text:p>apSuramin·6Na_1mM_D14</text:p>
          </table:table-cell>
          <table:table-cell office:value-type="string" office:string-value="CACCGG_GTCCGC" table:formula="of:=CONCATENATE([.B19];&quot;_&quot;;[.D7])" table:style-name="ce1">
            <text:p>CACCGG_GTCCGC</text:p>
          </table:table-cell>
          <table:table-cell table:style-name="ce1"/>
          <table:table-cell office:value-type="string" table:style-name="ce1">
            <text:p>D6</text:p>
          </table:table-cell>
          <table:table-cell office:value-type="string" office:string-value="apSuramin·6Na_1mM_D21" table:formula="of:=CONCATENATE([.$E43];[.$F43];&quot;_&quot;;[.$G43];&quot;_D21&quot;)" table:style-name="ce1">
            <text:p>apSuramin·6Na_1mM_D21</text:p>
          </table:table-cell>
          <table:table-cell office:value-type="string" office:string-value="CACCGG_GTGAAA" table:formula="of:=CONCATENATE([.B19];&quot;_&quot;;[.D8])" table:style-name="ce1">
            <text:p>CACCGG_GTGAAA</text:p>
          </table:table-cell>
          <table:table-cell table:style-name="ce1"/>
          <table:table-cell office:value-type="string" office:string-value="  apSuramin·6Na_1mM_D7: CACCGG_GGTAGC" table:formula="of:=CONCATENATE(&quot;  &quot;;[.N43];&quot;: &quot;;[.O43])" table:style-name="ce1">
            <text:p><text:s text:c="2"/>apSuramin·6Na_1mM_D7: CACCGG_GGTAGC</text:p>
          </table:table-cell>
          <table:table-cell office:value-type="string" office:string-value="  apSuramin·6Na_1mM_D14: CACCGG_GTCCGC" table:formula="of:=CONCATENATE(&quot;  &quot;;[.R43];&quot;: &quot;;[.S43])" table:style-name="ce1">
            <text:p><text:s text:c="2"/>apSuramin·6Na_1mM_D14: CACCGG_GTCCGC</text:p>
          </table:table-cell>
          <table:table-cell office:value-type="string" office:string-value="  apSuramin·6Na_1mM_D21: CACCGG_GTGAAA" table:formula="of:=CONCATENATE(&quot;  &quot;;[.V43];&quot;: &quot;;[.W43])" table:style-name="ce1">
            <text:p><text:s text:c="2"/>apSuramin·6Na_1mM_D21: CACCGG_GTGAAA</text:p>
          </table:table-cell>
          <table:table-cell table:number-columns-repeated="16357"/>
        </table:table-row>
        <table:table-row table:style-name="ro1">
          <table:table-cell table:number-columns-repeated="4" table:style-name="ce1"/>
          <table:table-cell office:value-type="string" table:style-name="ce1">
            <text:p>aq</text:p>
          </table:table-cell>
          <table:table-cell office:value-type="string" table:style-name="ce1">
            <text:p>BML-278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D7</text:p>
          </table:table-cell>
          <table:table-cell office:value-type="string" office:string-value="aqBML-278_1mM_D7" table:formula="of:=CONCATENATE([.$E44];[.$F44];&quot;_&quot;;[.$G44];&quot;_D7&quot;)" table:style-name="ce1">
            <text:p>aqBML-278_1mM_D7</text:p>
          </table:table-cell>
          <table:table-cell office:value-type="string" office:string-value="CACGAT_AGTCAA" table:formula="of:=CONCATENATE([.B20];&quot;_&quot;;[.D2])" table:style-name="ce1">
            <text:p>CACGAT_AGTCAA</text:p>
          </table:table-cell>
          <table:table-cell table:style-name="ce1"/>
          <table:table-cell office:value-type="string" table:style-name="ce1">
            <text:p>D7</text:p>
          </table:table-cell>
          <table:table-cell office:value-type="string" office:string-value="aqBML-278_1mM_D14" table:formula="of:=CONCATENATE([.$E44];[.$F44];&quot;_&quot;;[.$G44];&quot;_D14&quot;)" table:style-name="ce1">
            <text:p>aqBML-278_1mM_D14</text:p>
          </table:table-cell>
          <table:table-cell office:value-type="string" office:string-value="CACGAT_GTGAAA" table:formula="of:=CONCATENATE([.B20];&quot;_&quot;;[.D8])" table:style-name="ce1">
            <text:p>CACGAT_GTGAAA</text:p>
          </table:table-cell>
          <table:table-cell table:style-name="ce1"/>
          <table:table-cell office:value-type="string" table:style-name="ce1">
            <text:p>D7</text:p>
          </table:table-cell>
          <table:table-cell office:value-type="string" office:string-value="aqBML-278_1mM_D21" table:formula="of:=CONCATENATE([.$E44];[.$F44];&quot;_&quot;;[.$G44];&quot;_D21&quot;)" table:style-name="ce1">
            <text:p>aqBML-278_1mM_D21</text:p>
          </table:table-cell>
          <table:table-cell office:value-type="string" office:string-value="CACGAT_GTGGCC" table:formula="of:=CONCATENATE([.B20];&quot;_&quot;;[.D9])" table:style-name="ce1">
            <text:p>CACGAT_GTGGCC</text:p>
          </table:table-cell>
          <table:table-cell table:style-name="ce1"/>
          <table:table-cell office:value-type="string" office:string-value="  aqBML-278_1mM_D7: CACGAT_AGTCAA" table:formula="of:=CONCATENATE(&quot;  &quot;;[.N44];&quot;: &quot;;[.O44])" table:style-name="ce1">
            <text:p><text:s text:c="2"/>aqBML-278_1mM_D7: CACGAT_AGTCAA</text:p>
          </table:table-cell>
          <table:table-cell office:value-type="string" office:string-value="  aqBML-278_1mM_D14: CACGAT_GTGAAA" table:formula="of:=CONCATENATE(&quot;  &quot;;[.R44];&quot;: &quot;;[.S44])" table:style-name="ce1">
            <text:p><text:s text:c="2"/>aqBML-278_1mM_D14: CACGAT_GTGAAA</text:p>
          </table:table-cell>
          <table:table-cell office:value-type="string" office:string-value="  aqBML-278_1mM_D21: CACGAT_GTGGCC" table:formula="of:=CONCATENATE(&quot;  &quot;;[.V44];&quot;: &quot;;[.W44])" table:style-name="ce1">
            <text:p><text:s text:c="2"/>aqBML-278_1mM_D21: CACGAT_GTGGCC</text:p>
          </table:table-cell>
          <table:table-cell table:number-columns-repeated="16357"/>
        </table:table-row>
        <table:table-row table:style-name="ro1">
          <table:table-cell table:number-columns-repeated="4" table:style-name="ce1"/>
          <table:table-cell office:value-type="string" table:style-name="ce1">
            <text:p>ar</text:p>
          </table:table-cell>
          <table:table-cell office:value-type="string" table:style-name="ce1">
            <text:p>CI-994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D8</text:p>
          </table:table-cell>
          <table:table-cell office:value-type="string" office:string-value="arCI-994_1mM_D7" table:formula="of:=CONCATENATE([.$E45];[.$F45];&quot;_&quot;;[.$G45];&quot;_D7&quot;)" table:style-name="ce1">
            <text:p>arCI-994_1mM_D7</text:p>
          </table:table-cell>
          <table:table-cell office:value-type="string" office:string-value="CACTCA_AGTTCC" table:formula="of:=CONCATENATE([.B21];&quot;_&quot;;[.D3])" table:style-name="ce1">
            <text:p>CACTCA_AGTTCC</text:p>
          </table:table-cell>
          <table:table-cell table:style-name="ce1"/>
          <table:table-cell office:value-type="string" table:style-name="ce1">
            <text:p>D8</text:p>
          </table:table-cell>
          <table:table-cell office:value-type="string" office:string-value="arCI-994_1mM_D14" table:formula="of:=CONCATENATE([.$E45];[.$F45];&quot;_&quot;;[.$G45];&quot;_D14&quot;)" table:style-name="ce1">
            <text:p>arCI-994_1mM_D14</text:p>
          </table:table-cell>
          <table:table-cell office:value-type="string" office:string-value="CACTCA_GTGGCC" table:formula="of:=CONCATENATE([.B21];&quot;_&quot;;[.D9])" table:style-name="ce1">
            <text:p>CACTCA_GTGGCC</text:p>
          </table:table-cell>
          <table:table-cell table:style-name="ce1"/>
          <table:table-cell office:value-type="string" table:style-name="ce1">
            <text:p>D8</text:p>
          </table:table-cell>
          <table:table-cell office:value-type="string" office:string-value="arCI-994_1mM_D21" table:formula="of:=CONCATENATE([.$E45];[.$F45];&quot;_&quot;;[.$G45];&quot;_D21&quot;)" table:style-name="ce1">
            <text:p>arCI-994_1mM_D21</text:p>
          </table:table-cell>
          <table:table-cell office:value-type="string" office:string-value="CACTCA_GTTTCG" table:formula="of:=CONCATENATE([.B21];&quot;_&quot;;[.D10])" table:style-name="ce1">
            <text:p>CACTCA_GTTTCG</text:p>
          </table:table-cell>
          <table:table-cell table:style-name="ce1"/>
          <table:table-cell office:value-type="string" office:string-value="  arCI-994_1mM_D7: CACTCA_AGTTCC" table:formula="of:=CONCATENATE(&quot;  &quot;;[.N45];&quot;: &quot;;[.O45])" table:style-name="ce1">
            <text:p><text:s text:c="2"/>arCI-994_1mM_D7: CACTCA_AGTTCC</text:p>
          </table:table-cell>
          <table:table-cell office:value-type="string" office:string-value="  arCI-994_1mM_D14: CACTCA_GTGGCC" table:formula="of:=CONCATENATE(&quot;  &quot;;[.R45];&quot;: &quot;;[.S45])" table:style-name="ce1">
            <text:p><text:s text:c="2"/>arCI-994_1mM_D14: CACTCA_GTGGCC</text:p>
          </table:table-cell>
          <table:table-cell office:value-type="string" office:string-value="  arCI-994_1mM_D21: CACTCA_GTTTCG" table:formula="of:=CONCATENATE(&quot;  &quot;;[.V45];&quot;: &quot;;[.W45])" table:style-name="ce1">
            <text:p><text:s text:c="2"/>arCI-994_1mM_D21: CACTCA_GTTTCG</text:p>
          </table:table-cell>
          <table:table-cell table:number-columns-repeated="16357"/>
        </table:table-row>
        <table:table-row table:style-name="ro1">
          <table:table-cell table:number-columns-repeated="4" table:style-name="ce1"/>
          <table:table-cell office:value-type="string" table:style-name="ce1">
            <text:p>as</text:p>
          </table:table-cell>
          <table:table-cell office:value-type="string" table:style-name="ce1">
            <text:p>NSC-3852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D9</text:p>
          </table:table-cell>
          <table:table-cell office:value-type="string" office:string-value="asNSC-3852_1mM_D7" table:formula="of:=CONCATENATE([.$E46];[.$F46];&quot;_&quot;;[.$G46];&quot;_D7&quot;)" table:style-name="ce1">
            <text:p>asNSC-3852_1mM_D7</text:p>
          </table:table-cell>
          <table:table-cell office:value-type="string" office:string-value="CAGGCG_ATGTCA" table:formula="of:=CONCATENATE([.B22];&quot;_&quot;;[.D4])" table:style-name="ce1">
            <text:p>CAGGCG_ATGTCA</text:p>
          </table:table-cell>
          <table:table-cell table:style-name="ce1"/>
          <table:table-cell office:value-type="string" table:style-name="ce1">
            <text:p>D9</text:p>
          </table:table-cell>
          <table:table-cell office:value-type="string" office:string-value="asNSC-3852_1mM_D14" table:formula="of:=CONCATENATE([.$E46];[.$F46];&quot;_&quot;;[.$G46];&quot;_D14&quot;)" table:style-name="ce1">
            <text:p>asNSC-3852_1mM_D14</text:p>
          </table:table-cell>
          <table:table-cell office:value-type="string" office:string-value="CAGGCG_GTTTCG" table:formula="of:=CONCATENATE([.B22];&quot;_&quot;;[.D10])" table:style-name="ce1">
            <text:p>CAGGCG_GTTTCG</text:p>
          </table:table-cell>
          <table:table-cell table:style-name="ce1"/>
          <table:table-cell office:value-type="string" table:style-name="ce1">
            <text:p>D9</text:p>
          </table:table-cell>
          <table:table-cell office:value-type="string" office:string-value="asNSC-3852_1mM_D21" table:formula="of:=CONCATENATE([.$E46];[.$F46];&quot;_&quot;;[.$G46];&quot;_D21&quot;)" table:style-name="ce1">
            <text:p>asNSC-3852_1mM_D21</text:p>
          </table:table-cell>
          <table:table-cell office:value-type="string" office:string-value="CAGGCG_CGTACG" table:formula="of:=CONCATENATE([.B22];&quot;_&quot;;[.D11])" table:style-name="ce1">
            <text:p>CAGGCG_CGTACG</text:p>
          </table:table-cell>
          <table:table-cell table:style-name="ce1"/>
          <table:table-cell office:value-type="string" office:string-value="  asNSC-3852_1mM_D7: CAGGCG_ATGTCA" table:formula="of:=CONCATENATE(&quot;  &quot;;[.N46];&quot;: &quot;;[.O46])" table:style-name="ce1">
            <text:p><text:s text:c="2"/>asNSC-3852_1mM_D7: CAGGCG_ATGTCA</text:p>
          </table:table-cell>
          <table:table-cell office:value-type="string" office:string-value="  asNSC-3852_1mM_D14: CAGGCG_GTTTCG" table:formula="of:=CONCATENATE(&quot;  &quot;;[.R46];&quot;: &quot;;[.S46])" table:style-name="ce1">
            <text:p><text:s text:c="2"/>asNSC-3852_1mM_D14: CAGGCG_GTTTCG</text:p>
          </table:table-cell>
          <table:table-cell office:value-type="string" office:string-value="  asNSC-3852_1mM_D21: CAGGCG_CGTACG" table:formula="of:=CONCATENATE(&quot;  &quot;;[.V46];&quot;: &quot;;[.W46])" table:style-name="ce1">
            <text:p><text:s text:c="2"/>asNSC-3852_1mM_D21: CAGGCG_CGTACG</text:p>
          </table:table-cell>
          <table:table-cell table:number-columns-repeated="16357"/>
        </table:table-row>
        <table:table-row table:style-name="ro1">
          <table:table-cell table:number-columns-repeated="4" table:style-name="ce1"/>
          <table:table-cell office:value-type="string" table:style-name="ce1">
            <text:p>at</text:p>
          </table:table-cell>
          <table:table-cell office:value-type="string" table:style-name="ce1">
            <text:p>Aminoresveratrol sulfate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D10</text:p>
          </table:table-cell>
          <table:table-cell office:value-type="string" office:string-value="atAminoresveratrol sulfate_1mM_D7" table:formula="of:=CONCATENATE([.$E47];[.$F47];&quot;_&quot;;[.$G47];&quot;_D7&quot;)" table:style-name="ce1">
            <text:p>atAminoresveratrol sulfate_1mM_D7</text:p>
          </table:table-cell>
          <table:table-cell office:value-type="string" office:string-value="CATGGC_CCGTCC" table:formula="of:=CONCATENATE([.B23];&quot;_&quot;;[.D5])" table:style-name="ce1">
            <text:p>CATGGC_CCGTCC</text:p>
          </table:table-cell>
          <table:table-cell table:style-name="ce1"/>
          <table:table-cell office:value-type="string" table:style-name="ce1">
            <text:p>D10</text:p>
          </table:table-cell>
          <table:table-cell office:value-type="string" office:string-value="atAminoresveratrol sulfate_1mM_D14" table:formula="of:=CONCATENATE([.$E47];[.$F47];&quot;_&quot;;[.$G47];&quot;_D14&quot;)" table:style-name="ce1">
            <text:p>atAminoresveratrol sulfate_1mM_D14</text:p>
          </table:table-cell>
          <table:table-cell office:value-type="string" office:string-value="CATGGC_CGTACG" table:formula="of:=CONCATENATE([.B23];&quot;_&quot;;[.D11])" table:style-name="ce1">
            <text:p>CATGGC_CGTACG</text:p>
          </table:table-cell>
          <table:table-cell table:style-name="ce1"/>
          <table:table-cell office:value-type="string" table:style-name="ce1">
            <text:p>D10</text:p>
          </table:table-cell>
          <table:table-cell office:value-type="string" office:string-value="atAminoresveratrol sulfate_1mM_D21" table:formula="of:=CONCATENATE([.$E47];[.$F47];&quot;_&quot;;[.$G47];&quot;_D21&quot;)" table:style-name="ce1">
            <text:p>atAminoresveratrol sulfate_1mM_D21</text:p>
          </table:table-cell>
          <table:table-cell office:value-type="string" office:string-value="CATGGC_GAGTGG" table:formula="of:=CONCATENATE([.B23];&quot;_&quot;;[.D12])" table:style-name="ce1">
            <text:p>CATGGC_GAGTGG</text:p>
          </table:table-cell>
          <table:table-cell table:style-name="ce1"/>
          <table:table-cell office:value-type="string" office:string-value="  atAminoresveratrol sulfate_1mM_D7: CATGGC_CCGTCC" table:formula="of:=CONCATENATE(&quot;  &quot;;[.N47];&quot;: &quot;;[.O47])" table:style-name="ce1">
            <text:p><text:s text:c="2"/>atAminoresveratrol sulfate_1mM_D7: CATGGC_CCGTCC</text:p>
          </table:table-cell>
          <table:table-cell office:value-type="string" office:string-value="  atAminoresveratrol sulfate_1mM_D14: CATGGC_CGTACG" table:formula="of:=CONCATENATE(&quot;  &quot;;[.R47];&quot;: &quot;;[.S47])" table:style-name="ce1">
            <text:p><text:s text:c="2"/>atAminoresveratrol sulfate_1mM_D14: CATGGC_CGTACG</text:p>
          </table:table-cell>
          <table:table-cell office:value-type="string" office:string-value="  atAminoresveratrol sulfate_1mM_D21: CATGGC_GAGTGG" table:formula="of:=CONCATENATE(&quot;  &quot;;[.V47];&quot;: &quot;;[.W47])" table:style-name="ce1">
            <text:p><text:s text:c="2"/>atAminoresveratrol sulfate_1mM_D21: CATGGC_GAGTGG</text:p>
          </table:table-cell>
          <table:table-cell table:number-columns-repeated="16357"/>
        </table:table-row>
        <table:table-row table:style-name="ro1">
          <table:table-cell table:number-columns-repeated="4" table:style-name="ce1"/>
          <table:table-cell office:value-type="string" table:style-name="ce1">
            <text:p>au</text:p>
          </table:table-cell>
          <table:table-cell office:value-type="string" table:style-name="ce1">
            <text:p>BML-281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D11</text:p>
          </table:table-cell>
          <table:table-cell office:value-type="string" office:string-value="auBML-281_1mM_D7" table:formula="of:=CONCATENATE([.$E48];[.$F48];&quot;_&quot;;[.$G48];&quot;_D7&quot;)" table:style-name="ce1">
            <text:p>auBML-281_1mM_D7</text:p>
          </table:table-cell>
          <table:table-cell office:value-type="string" office:string-value="CATTTT_GTAGAG" table:formula="of:=CONCATENATE([.B24];&quot;_&quot;;[.D6])" table:style-name="ce1">
            <text:p>CATTTT_GTAGAG</text:p>
          </table:table-cell>
          <table:table-cell table:style-name="ce1"/>
          <table:table-cell office:value-type="string" table:style-name="ce1">
            <text:p>D11</text:p>
          </table:table-cell>
          <table:table-cell office:value-type="string" office:string-value="auBML-281_1mM_D14" table:formula="of:=CONCATENATE([.$E48];[.$F48];&quot;_&quot;;[.$G48];&quot;_D14&quot;)" table:style-name="ce1">
            <text:p>auBML-281_1mM_D14</text:p>
          </table:table-cell>
          <table:table-cell office:value-type="string" office:string-value="CATTTT_GAGTGG" table:formula="of:=CONCATENATE([.B24];&quot;_&quot;;[.D12])" table:style-name="ce1">
            <text:p>CATTTT_GAGTGG</text:p>
          </table:table-cell>
          <table:table-cell table:style-name="ce1"/>
          <table:table-cell office:value-type="string" table:style-name="ce1">
            <text:p>D11</text:p>
          </table:table-cell>
          <table:table-cell office:value-type="string" office:string-value="auBML-281_1mM_D21" table:formula="of:=CONCATENATE([.$E48];[.$F48];&quot;_&quot;;[.$G48];&quot;_D21&quot;)" table:style-name="ce1">
            <text:p>auBML-281_1mM_D21</text:p>
          </table:table-cell>
          <table:table-cell office:value-type="string" office:string-value="CATTTT_GGTAGC" table:formula="of:=CONCATENATE([.B24];&quot;_&quot;;[.D13])" table:style-name="ce1">
            <text:p>CATTTT_GGTAGC</text:p>
          </table:table-cell>
          <table:table-cell table:style-name="ce1"/>
          <table:table-cell office:value-type="string" office:string-value="  auBML-281_1mM_D7: CATTTT_GTAGAG" table:formula="of:=CONCATENATE(&quot;  &quot;;[.N48];&quot;: &quot;;[.O48])" table:style-name="ce1">
            <text:p><text:s text:c="2"/>auBML-281_1mM_D7: CATTTT_GTAGAG</text:p>
          </table:table-cell>
          <table:table-cell office:value-type="string" office:string-value="  auBML-281_1mM_D14: CATTTT_GAGTGG" table:formula="of:=CONCATENATE(&quot;  &quot;;[.R48];&quot;: &quot;;[.S48])" table:style-name="ce1">
            <text:p><text:s text:c="2"/>auBML-281_1mM_D14: CATTTT_GAGTGG</text:p>
          </table:table-cell>
          <table:table-cell office:value-type="string" office:string-value="  auBML-281_1mM_D21: CATTTT_GGTAGC" table:formula="of:=CONCATENATE(&quot;  &quot;;[.V48];&quot;: &quot;;[.W48])" table:style-name="ce1">
            <text:p><text:s text:c="2"/>auBML-281_1mM_D21: CATTTT_GGTAGC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av</text:p>
          </table:table-cell>
          <table:table-cell office:value-type="string" table:style-name="ce1">
            <text:p>Triacetylresveratrol</text:p>
          </table:table-cell>
          <table:table-cell office:value-type="string" table:style-name="ce1">
            <text:p>1mM</text:p>
          </table:table-cell>
          <table:table-cell table:number-columns-repeated="5" table:style-name="ce1"/>
          <table:table-cell office:value-type="string" table:style-name="ce1">
            <text:p>D12</text:p>
          </table:table-cell>
          <table:table-cell office:value-type="string" office:string-value="avTriacetylresveratrol_1mM_D7" table:formula="of:=CONCATENATE([.$E49];[.$F49];&quot;_&quot;;[.$G49];&quot;_D7&quot;)" table:style-name="ce1">
            <text:p>avTriacetylresveratrol_1mM_D7</text:p>
          </table:table-cell>
          <table:table-cell office:value-type="string" office:string-value="CCAACA_GTCCGC" table:formula="of:=CONCATENATE([.B25];&quot;_&quot;;[.D7])" table:style-name="ce1">
            <text:p>CCAACA_GTCCGC</text:p>
          </table:table-cell>
          <table:table-cell table:style-name="ce1"/>
          <table:table-cell office:value-type="string" table:style-name="ce1">
            <text:p>D12</text:p>
          </table:table-cell>
          <table:table-cell office:value-type="string" office:string-value="avTriacetylresveratrol_1mM_D14" table:formula="of:=CONCATENATE([.$E49];[.$F49];&quot;_&quot;;[.$G49];&quot;_D14&quot;)" table:style-name="ce1">
            <text:p>avTriacetylresveratrol_1mM_D14</text:p>
          </table:table-cell>
          <table:table-cell office:value-type="string" office:string-value="CCAACA_GGTAGC" table:formula="of:=CONCATENATE([.B25];&quot;_&quot;;[.D13])" table:style-name="ce1">
            <text:p>CCAACA_GGTAGC</text:p>
          </table:table-cell>
          <table:table-cell table:style-name="ce1"/>
          <table:table-cell office:value-type="string" table:style-name="ce1">
            <text:p>D12</text:p>
          </table:table-cell>
          <table:table-cell office:value-type="string" office:string-value="avTriacetylresveratrol_1mM_D21" table:formula="of:=CONCATENATE([.$E49];[.$F49];&quot;_&quot;;[.$G49];&quot;_D21&quot;)" table:style-name="ce1">
            <text:p>avTriacetylresveratrol_1mM_D21</text:p>
          </table:table-cell>
          <table:table-cell office:value-type="string" office:string-value="CCAACA_AGTCAA" table:formula="of:=CONCATENATE([.B25];&quot;_&quot;;[.D2])" table:style-name="ce1">
            <text:p>CCAACA_AGTCAA</text:p>
          </table:table-cell>
          <table:table-cell table:style-name="ce1"/>
          <table:table-cell office:value-type="string" office:string-value="  avTriacetylresveratrol_1mM_D7: CCAACA_GTCCGC" table:formula="of:=CONCATENATE(&quot;  &quot;;[.N49];&quot;: &quot;;[.O49])" table:style-name="ce1">
            <text:p><text:s text:c="2"/>avTriacetylresveratrol_1mM_D7: CCAACA_GTCCGC</text:p>
          </table:table-cell>
          <table:table-cell office:value-type="string" office:string-value="  avTriacetylresveratrol_1mM_D14: CCAACA_GGTAGC" table:formula="of:=CONCATENATE(&quot;  &quot;;[.R49];&quot;: &quot;;[.S49])" table:style-name="ce1">
            <text:p><text:s text:c="2"/>avTriacetylresveratrol_1mM_D14: CCAACA_GGTAGC</text:p>
          </table:table-cell>
          <table:table-cell office:value-type="string" office:string-value="  avTriacetylresveratrol_1mM_D21: CCAACA_AGTCAA" table:formula="of:=CONCATENATE(&quot;  &quot;;[.V49];&quot;: &quot;;[.W49])" table:style-name="ce1">
            <text:p><text:s text:c="2"/>avTriacetylresveratrol_1mM_D21: CCAACA_AGTCAA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aw</text:p>
          </table:table-cell>
          <table:table-cell office:value-type="string" table:style-name="ce1">
            <text:p>Garcinol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E1</text:p>
          </table:table-cell>
          <table:table-cell office:value-type="string" office:string-value="awGarcinol_100uM_D7" table:formula="of:=CONCATENATE([.$E50];[.$F50];&quot;_&quot;;[.$G50];&quot;_D7&quot;)" table:style-name="ce1">
            <text:p>awGarcinol_100uM_D7</text:p>
          </table:table-cell>
          <table:table-cell office:value-type="string" office:string-value="ACTGAT_CACGAT" table:formula="of:=CONCATENATE([.B14];&quot;_&quot;;[.D20])" table:style-name="ce1">
            <text:p>ACTGAT_CACGAT</text:p>
          </table:table-cell>
          <table:table-cell table:style-name="ce1"/>
          <table:table-cell office:value-type="string" table:style-name="ce1">
            <text:p>E1</text:p>
          </table:table-cell>
          <table:table-cell office:value-type="string" office:string-value="awGarcinol_100uM_D14" table:formula="of:=CONCATENATE([.$E50];[.$F50];&quot;_&quot;;[.$G50];&quot;_D14&quot;)" table:style-name="ce1">
            <text:p>awGarcinol_100uM_D14</text:p>
          </table:table-cell>
          <table:table-cell office:value-type="string" office:string-value="ACTGAT_ACTGAT" table:formula="of:=CONCATENATE([.B14];&quot;_&quot;;[.D14])" table:style-name="ce1">
            <text:p>ACTGAT_ACTGAT</text:p>
          </table:table-cell>
          <table:table-cell table:style-name="ce1"/>
          <table:table-cell office:value-type="string" table:style-name="ce1">
            <text:p>E1</text:p>
          </table:table-cell>
          <table:table-cell office:value-type="string" office:string-value="awGarcinol_100uM_D21" table:formula="of:=CONCATENATE([.$E50];[.$F50];&quot;_&quot;;[.$G50];&quot;_D21&quot;)" table:style-name="ce1">
            <text:p>awGarcinol_100uM_D21</text:p>
          </table:table-cell>
          <table:table-cell office:value-type="string" office:string-value="ACTGAT_ATGAGC" table:formula="of:=CONCATENATE([.B14];&quot;_&quot;;[.D15])" table:style-name="ce1">
            <text:p>ACTGAT_ATGAGC</text:p>
          </table:table-cell>
          <table:table-cell table:style-name="ce1"/>
          <table:table-cell office:value-type="string" office:string-value="  awGarcinol_100uM_D7: ACTGAT_CACGAT" table:formula="of:=CONCATENATE(&quot;  &quot;;[.N50];&quot;: &quot;;[.O50])" table:style-name="ce1">
            <text:p><text:s text:c="2"/>awGarcinol_100uM_D7: ACTGAT_CACGAT</text:p>
          </table:table-cell>
          <table:table-cell office:value-type="string" office:string-value="  awGarcinol_100uM_D14: ACTGAT_ACTGAT" table:formula="of:=CONCATENATE(&quot;  &quot;;[.R50];&quot;: &quot;;[.S50])" table:style-name="ce1">
            <text:p><text:s text:c="2"/>awGarcinol_100uM_D14: ACTGAT_ACTGAT</text:p>
          </table:table-cell>
          <table:table-cell office:value-type="string" office:string-value="  awGarcinol_100uM_D21: ACTGAT_ATGAGC" table:formula="of:=CONCATENATE(&quot;  &quot;;[.V50];&quot;: &quot;;[.W50])" table:style-name="ce1">
            <text:p><text:s text:c="2"/>awGarcinol_100uM_D21: ACTGAT_ATGAGC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ax</text:p>
          </table:table-cell>
          <table:table-cell office:value-type="string" table:style-name="ce1">
            <text:p>Splitomicin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E2</text:p>
          </table:table-cell>
          <table:table-cell office:value-type="string" office:string-value="axSplitomicin_100uM_D7" table:formula="of:=CONCATENATE([.$E51];[.$F51];&quot;_&quot;;[.$G51];&quot;_D7&quot;)" table:style-name="ce1">
            <text:p>axSplitomicin_100uM_D7</text:p>
          </table:table-cell>
          <table:table-cell office:value-type="string" office:string-value="ATGAGC_CACTCA" table:formula="of:=CONCATENATE([.B15];&quot;_&quot;;[.D21])" table:style-name="ce1">
            <text:p>ATGAGC_CACTCA</text:p>
          </table:table-cell>
          <table:table-cell table:style-name="ce1"/>
          <table:table-cell office:value-type="string" table:style-name="ce1">
            <text:p>E2</text:p>
          </table:table-cell>
          <table:table-cell office:value-type="string" office:string-value="axSplitomicin_100uM_D14" table:formula="of:=CONCATENATE([.$E51];[.$F51];&quot;_&quot;;[.$G51];&quot;_D14&quot;)" table:style-name="ce1">
            <text:p>axSplitomicin_100uM_D14</text:p>
          </table:table-cell>
          <table:table-cell office:value-type="string" office:string-value="ATGAGC_ATGAGC" table:formula="of:=CONCATENATE([.B15];&quot;_&quot;;[.D15])" table:style-name="ce1">
            <text:p>ATGAGC_ATGAGC</text:p>
          </table:table-cell>
          <table:table-cell table:style-name="ce1"/>
          <table:table-cell office:value-type="string" table:style-name="ce1">
            <text:p>E2</text:p>
          </table:table-cell>
          <table:table-cell office:value-type="string" office:string-value="axSplitomicin_100uM_D21" table:formula="of:=CONCATENATE([.$E51];[.$F51];&quot;_&quot;;[.$G51];&quot;_D21&quot;)" table:style-name="ce1">
            <text:p>axSplitomicin_100uM_D21</text:p>
          </table:table-cell>
          <table:table-cell office:value-type="string" office:string-value="ATGAGC_ATTCCT" table:formula="of:=CONCATENATE([.B15];&quot;_&quot;;[.D16])" table:style-name="ce1">
            <text:p>ATGAGC_ATTCCT</text:p>
          </table:table-cell>
          <table:table-cell table:style-name="ce1"/>
          <table:table-cell office:value-type="string" office:string-value="  axSplitomicin_100uM_D7: ATGAGC_CACTCA" table:formula="of:=CONCATENATE(&quot;  &quot;;[.N51];&quot;: &quot;;[.O51])" table:style-name="ce1">
            <text:p><text:s text:c="2"/>axSplitomicin_100uM_D7: ATGAGC_CACTCA</text:p>
          </table:table-cell>
          <table:table-cell office:value-type="string" office:string-value="  axSplitomicin_100uM_D14: ATGAGC_ATGAGC" table:formula="of:=CONCATENATE(&quot;  &quot;;[.R51];&quot;: &quot;;[.S51])" table:style-name="ce1">
            <text:p><text:s text:c="2"/>axSplitomicin_100uM_D14: ATGAGC_ATGAGC</text:p>
          </table:table-cell>
          <table:table-cell office:value-type="string" office:string-value="  axSplitomicin_100uM_D21: ATGAGC_ATTCCT" table:formula="of:=CONCATENATE(&quot;  &quot;;[.V51];&quot;: &quot;;[.W51])" table:style-name="ce1">
            <text:p><text:s text:c="2"/>axSplitomicin_100uM_D21: ATGAGC_ATTCCT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ay</text:p>
          </table:table-cell>
          <table:table-cell office:value-type="string" table:style-name="ce1">
            <text:p>BML-210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E3</text:p>
          </table:table-cell>
          <table:table-cell office:value-type="string" office:string-value="ayBML-210_100uM_D7" table:formula="of:=CONCATENATE([.$E52];[.$F52];&quot;_&quot;;[.$G52];&quot;_D7&quot;)" table:style-name="ce1">
            <text:p>ayBML-210_100uM_D7</text:p>
          </table:table-cell>
          <table:table-cell office:value-type="string" office:string-value="ATTCCT_CAGGCG" table:formula="of:=CONCATENATE([.B16];&quot;_&quot;;[.D22])" table:style-name="ce1">
            <text:p>ATTCCT_CAGGCG</text:p>
          </table:table-cell>
          <table:table-cell table:style-name="ce1"/>
          <table:table-cell office:value-type="string" table:style-name="ce1">
            <text:p>E3</text:p>
          </table:table-cell>
          <table:table-cell office:value-type="string" office:string-value="ayBML-210_100uM_D14" table:formula="of:=CONCATENATE([.$E52];[.$F52];&quot;_&quot;;[.$G52];&quot;_D14&quot;)" table:style-name="ce1">
            <text:p>ayBML-210_100uM_D14</text:p>
          </table:table-cell>
          <table:table-cell office:value-type="string" office:string-value="ATTCCT_ATTCCT" table:formula="of:=CONCATENATE([.B16];&quot;_&quot;;[.D16])" table:style-name="ce1">
            <text:p>ATTCCT_ATTCCT</text:p>
          </table:table-cell>
          <table:table-cell table:style-name="ce1"/>
          <table:table-cell office:value-type="string" table:style-name="ce1">
            <text:p>E3</text:p>
          </table:table-cell>
          <table:table-cell office:value-type="string" office:string-value="ayBML-210_100uM_D21" table:formula="of:=CONCATENATE([.$E52];[.$F52];&quot;_&quot;;[.$G52];&quot;_D21&quot;)" table:style-name="ce1">
            <text:p>ayBML-210_100uM_D21</text:p>
          </table:table-cell>
          <table:table-cell office:value-type="string" office:string-value="ATTCCT_CAAAAG" table:formula="of:=CONCATENATE([.B16];&quot;_&quot;;[.D17])" table:style-name="ce1">
            <text:p>ATTCCT_CAAAAG</text:p>
          </table:table-cell>
          <table:table-cell table:style-name="ce1"/>
          <table:table-cell office:value-type="string" office:string-value="  ayBML-210_100uM_D7: ATTCCT_CAGGCG" table:formula="of:=CONCATENATE(&quot;  &quot;;[.N52];&quot;: &quot;;[.O52])" table:style-name="ce1">
            <text:p><text:s text:c="2"/>ayBML-210_100uM_D7: ATTCCT_CAGGCG</text:p>
          </table:table-cell>
          <table:table-cell office:value-type="string" office:string-value="  ayBML-210_100uM_D14: ATTCCT_ATTCCT" table:formula="of:=CONCATENATE(&quot;  &quot;;[.R52];&quot;: &quot;;[.S52])" table:style-name="ce1">
            <text:p><text:s text:c="2"/>ayBML-210_100uM_D14: ATTCCT_ATTCCT</text:p>
          </table:table-cell>
          <table:table-cell office:value-type="string" office:string-value="  ayBML-210_100uM_D21: ATTCCT_CAAAAG" table:formula="of:=CONCATENATE(&quot;  &quot;;[.V52];&quot;: &quot;;[.W52])" table:style-name="ce1">
            <text:p><text:s text:c="2"/>ayBML-210_100uM_D21: ATTCCT_CAAAAG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az</text:p>
          </table:table-cell>
          <table:table-cell office:value-type="string" table:style-name="ce1">
            <text:p>5-Aza-2-deoxycytidine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E4</text:p>
          </table:table-cell>
          <table:table-cell office:value-type="string" office:string-value="az5-Aza-2-deoxycytidine_100uM_D7" table:formula="of:=CONCATENATE([.$E53];[.$F53];&quot;_&quot;;[.$G53];&quot;_D7&quot;)" table:style-name="ce1">
            <text:p>az5-Aza-2-deoxycytidine_100uM_D7</text:p>
          </table:table-cell>
          <table:table-cell office:value-type="string" office:string-value="CAAAAG_CATGGC" table:formula="of:=CONCATENATE([.B17];&quot;_&quot;;[.D23])" table:style-name="ce1">
            <text:p>CAAAAG_CATGGC</text:p>
          </table:table-cell>
          <table:table-cell table:style-name="ce1"/>
          <table:table-cell office:value-type="string" table:style-name="ce1">
            <text:p>E4</text:p>
          </table:table-cell>
          <table:table-cell office:value-type="string" office:string-value="az5-Aza-2-deoxycytidine_100uM_D14" table:formula="of:=CONCATENATE([.$E53];[.$F53];&quot;_&quot;;[.$G53];&quot;_D14&quot;)" table:style-name="ce1">
            <text:p>az5-Aza-2-deoxycytidine_100uM_D14</text:p>
          </table:table-cell>
          <table:table-cell office:value-type="string" office:string-value="CAAAAG_CAAAAG" table:formula="of:=CONCATENATE([.B17];&quot;_&quot;;[.D17])" table:style-name="ce1">
            <text:p>CAAAAG_CAAAAG</text:p>
          </table:table-cell>
          <table:table-cell table:style-name="ce1"/>
          <table:table-cell office:value-type="string" table:style-name="ce1">
            <text:p>E4</text:p>
          </table:table-cell>
          <table:table-cell office:value-type="string" office:string-value="az5-Aza-2-deoxycytidine_100uM_D21" table:formula="of:=CONCATENATE([.$E53];[.$F53];&quot;_&quot;;[.$G53];&quot;_D21&quot;)" table:style-name="ce1">
            <text:p>az5-Aza-2-deoxycytidine_100uM_D21</text:p>
          </table:table-cell>
          <table:table-cell office:value-type="string" office:string-value="CAAAAG_CAACTA" table:formula="of:=CONCATENATE([.B17];&quot;_&quot;;[.D18])" table:style-name="ce1">
            <text:p>CAAAAG_CAACTA</text:p>
          </table:table-cell>
          <table:table-cell table:style-name="ce1"/>
          <table:table-cell office:value-type="string" office:string-value="  az5-Aza-2-deoxycytidine_100uM_D7: CAAAAG_CATGGC" table:formula="of:=CONCATENATE(&quot;  &quot;;[.N53];&quot;: &quot;;[.O53])" table:style-name="ce1">
            <text:p><text:s text:c="2"/>az5-Aza-2-deoxycytidine_100uM_D7: CAAAAG_CATGGC</text:p>
          </table:table-cell>
          <table:table-cell office:value-type="string" office:string-value="  az5-Aza-2-deoxycytidine_100uM_D14: CAAAAG_CAAAAG" table:formula="of:=CONCATENATE(&quot;  &quot;;[.R53];&quot;: &quot;;[.S53])" table:style-name="ce1">
            <text:p><text:s text:c="2"/>az5-Aza-2-deoxycytidine_100uM_D14: CAAAAG_CAAAAG</text:p>
          </table:table-cell>
          <table:table-cell office:value-type="string" office:string-value="  az5-Aza-2-deoxycytidine_100uM_D21: CAAAAG_CAACTA" table:formula="of:=CONCATENATE(&quot;  &quot;;[.V53];&quot;: &quot;;[.W53])" table:style-name="ce1">
            <text:p><text:s text:c="2"/>az5-Aza-2-deoxycytidine_100uM_D21: CAAAAG_CAACTA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a</text:p>
          </table:table-cell>
          <table:table-cell office:value-type="string" table:style-name="ce1">
            <text:p>Zebularine<text:s/>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E5</text:p>
          </table:table-cell>
          <table:table-cell office:value-type="string" office:string-value="baZebularine _100uM_D7" table:formula="of:=CONCATENATE([.$E54];[.$F54];&quot;_&quot;;[.$G54];&quot;_D7&quot;)" table:style-name="ce1">
            <text:p>baZebularine _100uM_D7</text:p>
          </table:table-cell>
          <table:table-cell office:value-type="string" office:string-value="CAACTA_CATTTT" table:formula="of:=CONCATENATE([.B18];&quot;_&quot;;[.D24])" table:style-name="ce1">
            <text:p>CAACTA_CATTTT</text:p>
          </table:table-cell>
          <table:table-cell table:style-name="ce1"/>
          <table:table-cell office:value-type="string" table:style-name="ce1">
            <text:p>E5</text:p>
          </table:table-cell>
          <table:table-cell office:value-type="string" office:string-value="baZebularine _100uM_D14" table:formula="of:=CONCATENATE([.$E54];[.$F54];&quot;_&quot;;[.$G54];&quot;_D14&quot;)" table:style-name="ce1">
            <text:p>baZebularine _100uM_D14</text:p>
          </table:table-cell>
          <table:table-cell office:value-type="string" office:string-value="CAACTA_CAACTA" table:formula="of:=CONCATENATE([.B18];&quot;_&quot;;[.D18])" table:style-name="ce1">
            <text:p>CAACTA_CAACTA</text:p>
          </table:table-cell>
          <table:table-cell table:style-name="ce1"/>
          <table:table-cell office:value-type="string" table:style-name="ce1">
            <text:p>E5</text:p>
          </table:table-cell>
          <table:table-cell office:value-type="string" office:string-value="baZebularine _100uM_D21" table:formula="of:=CONCATENATE([.$E54];[.$F54];&quot;_&quot;;[.$G54];&quot;_D21&quot;)" table:style-name="ce1">
            <text:p>baZebularine _100uM_D21</text:p>
          </table:table-cell>
          <table:table-cell office:value-type="string" office:string-value="CAACTA_CACCGG" table:formula="of:=CONCATENATE([.B18];&quot;_&quot;;[.D19])" table:style-name="ce1">
            <text:p>CAACTA_CACCGG</text:p>
          </table:table-cell>
          <table:table-cell table:style-name="ce1"/>
          <table:table-cell office:value-type="string" office:string-value="  baZebularine _100uM_D7: CAACTA_CATTTT" table:formula="of:=CONCATENATE(&quot;  &quot;;[.N54];&quot;: &quot;;[.O54])" table:style-name="ce1">
            <text:p><text:s text:c="2"/>baZebularine _100uM_D7: CAACTA_CATTTT</text:p>
          </table:table-cell>
          <table:table-cell office:value-type="string" office:string-value="  baZebularine _100uM_D14: CAACTA_CAACTA" table:formula="of:=CONCATENATE(&quot;  &quot;;[.R54];&quot;: &quot;;[.S54])" table:style-name="ce1">
            <text:p><text:s text:c="2"/>baZebularine _100uM_D14: CAACTA_CAACTA</text:p>
          </table:table-cell>
          <table:table-cell office:value-type="string" office:string-value="  baZebularine _100uM_D21: CAACTA_CACCGG" table:formula="of:=CONCATENATE(&quot;  &quot;;[.V54];&quot;: &quot;;[.W54])" table:style-name="ce1">
            <text:p><text:s text:c="2"/>baZebularine _100uM_D21: CAACTA_CACCGG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b</text:p>
          </table:table-cell>
          <table:table-cell office:value-type="string" table:style-name="ce1">
            <text:p>Tranylcypromine hemisulfate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E6</text:p>
          </table:table-cell>
          <table:table-cell office:value-type="string" office:string-value="bbTranylcypromine hemisulfate_100uM_D7" table:formula="of:=CONCATENATE([.$E55];[.$F55];&quot;_&quot;;[.$G55];&quot;_D7&quot;)" table:style-name="ce1">
            <text:p>bbTranylcypromine hemisulfate_100uM_D7</text:p>
          </table:table-cell>
          <table:table-cell office:value-type="string" office:string-value="CACCGG_CCAACA" table:formula="of:=CONCATENATE([.B19];&quot;_&quot;;[.D25])" table:style-name="ce1">
            <text:p>CACCGG_CCAACA</text:p>
          </table:table-cell>
          <table:table-cell table:style-name="ce1"/>
          <table:table-cell office:value-type="string" table:style-name="ce1">
            <text:p>E6</text:p>
          </table:table-cell>
          <table:table-cell office:value-type="string" office:string-value="bbTranylcypromine hemisulfate_100uM_D14" table:formula="of:=CONCATENATE([.$E55];[.$F55];&quot;_&quot;;[.$G55];&quot;_D14&quot;)" table:style-name="ce1">
            <text:p>bbTranylcypromine hemisulfate_100uM_D14</text:p>
          </table:table-cell>
          <table:table-cell office:value-type="string" office:string-value="CACCGG_CACCGG" table:formula="of:=CONCATENATE([.B19];&quot;_&quot;;[.D19])" table:style-name="ce1">
            <text:p>CACCGG_CACCGG</text:p>
          </table:table-cell>
          <table:table-cell table:style-name="ce1"/>
          <table:table-cell office:value-type="string" table:style-name="ce1">
            <text:p>E6</text:p>
          </table:table-cell>
          <table:table-cell office:value-type="string" office:string-value="bbTranylcypromine hemisulfate_100uM_D21" table:formula="of:=CONCATENATE([.$E55];[.$F55];&quot;_&quot;;[.$G55];&quot;_D21&quot;)" table:style-name="ce1">
            <text:p>bbTranylcypromine hemisulfate_100uM_D21</text:p>
          </table:table-cell>
          <table:table-cell office:value-type="string" office:string-value="CACCGG_CACGAT" table:formula="of:=CONCATENATE([.B19];&quot;_&quot;;[.D20])" table:style-name="ce1">
            <text:p>CACCGG_CACGAT</text:p>
          </table:table-cell>
          <table:table-cell table:style-name="ce1"/>
          <table:table-cell office:value-type="string" office:string-value="  bbTranylcypromine hemisulfate_100uM_D7: CACCGG_CCAACA" table:formula="of:=CONCATENATE(&quot;  &quot;;[.N55];&quot;: &quot;;[.O55])" table:style-name="ce1">
            <text:p><text:s text:c="2"/>bbTranylcypromine hemisulfate_100uM_D7: CACCGG_CCAACA</text:p>
          </table:table-cell>
          <table:table-cell office:value-type="string" office:string-value="  bbTranylcypromine hemisulfate_100uM_D14: CACCGG_CACCGG" table:formula="of:=CONCATENATE(&quot;  &quot;;[.R55];&quot;: &quot;;[.S55])" table:style-name="ce1">
            <text:p><text:s text:c="2"/>bbTranylcypromine hemisulfate_100uM_D14: CACCGG_CACCGG</text:p>
          </table:table-cell>
          <table:table-cell office:value-type="string" office:string-value="  bbTranylcypromine hemisulfate_100uM_D21: CACCGG_CACGAT" table:formula="of:=CONCATENATE(&quot;  &quot;;[.V55];&quot;: &quot;;[.W55])" table:style-name="ce1">
            <text:p><text:s text:c="2"/>bbTranylcypromine hemisulfate_100uM_D21: CACCGG_CACGAT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c</text:p>
          </table:table-cell>
          <table:table-cell office:value-type="string" table:style-name="ce1">
            <text:p>EX-527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E7</text:p>
          </table:table-cell>
          <table:table-cell office:value-type="string" office:string-value="bcEX-527_100uM_D7" table:formula="of:=CONCATENATE([.$E56];[.$F56];&quot;_&quot;;[.$G56];&quot;_D7&quot;)" table:style-name="ce1">
            <text:p>bcEX-527_100uM_D7</text:p>
          </table:table-cell>
          <table:table-cell office:value-type="string" office:string-value="CACGAT_ACTGAT" table:formula="of:=CONCATENATE([.B20];&quot;_&quot;;[.D14])" table:style-name="ce1">
            <text:p>CACGAT_ACTGAT</text:p>
          </table:table-cell>
          <table:table-cell table:style-name="ce1"/>
          <table:table-cell office:value-type="string" table:style-name="ce1">
            <text:p>E7</text:p>
          </table:table-cell>
          <table:table-cell office:value-type="string" office:string-value="bcEX-527_100uM_D14" table:formula="of:=CONCATENATE([.$E56];[.$F56];&quot;_&quot;;[.$G56];&quot;_D14&quot;)" table:style-name="ce1">
            <text:p>bcEX-527_100uM_D14</text:p>
          </table:table-cell>
          <table:table-cell office:value-type="string" office:string-value="CACGAT_CACGAT" table:formula="of:=CONCATENATE([.B20];&quot;_&quot;;[.D20])" table:style-name="ce1">
            <text:p>CACGAT_CACGAT</text:p>
          </table:table-cell>
          <table:table-cell table:style-name="ce1"/>
          <table:table-cell office:value-type="string" table:style-name="ce1">
            <text:p>E7</text:p>
          </table:table-cell>
          <table:table-cell office:value-type="string" office:string-value="bcEX-527_100uM_D21" table:formula="of:=CONCATENATE([.$E56];[.$F56];&quot;_&quot;;[.$G56];&quot;_D21&quot;)" table:style-name="ce1">
            <text:p>bcEX-527_100uM_D21</text:p>
          </table:table-cell>
          <table:table-cell office:value-type="string" office:string-value="CACGAT_CACTCA" table:formula="of:=CONCATENATE([.B20];&quot;_&quot;;[.D21])" table:style-name="ce1">
            <text:p>CACGAT_CACTCA</text:p>
          </table:table-cell>
          <table:table-cell table:style-name="ce1"/>
          <table:table-cell office:value-type="string" office:string-value="  bcEX-527_100uM_D7: CACGAT_ACTGAT" table:formula="of:=CONCATENATE(&quot;  &quot;;[.N56];&quot;: &quot;;[.O56])" table:style-name="ce1">
            <text:p><text:s text:c="2"/>bcEX-527_100uM_D7: CACGAT_ACTGAT</text:p>
          </table:table-cell>
          <table:table-cell office:value-type="string" office:string-value="  bcEX-527_100uM_D14: CACGAT_CACGAT" table:formula="of:=CONCATENATE(&quot;  &quot;;[.R56];&quot;: &quot;;[.S56])" table:style-name="ce1">
            <text:p><text:s text:c="2"/>bcEX-527_100uM_D14: CACGAT_CACGAT</text:p>
          </table:table-cell>
          <table:table-cell office:value-type="string" office:string-value="  bcEX-527_100uM_D21: CACGAT_CACTCA" table:formula="of:=CONCATENATE(&quot;  &quot;;[.V56];&quot;: &quot;;[.W56])" table:style-name="ce1">
            <text:p><text:s text:c="2"/>bcEX-527_100uM_D21: CACGAT_CACTCA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d</text:p>
          </table:table-cell>
          <table:table-cell office:value-type="string" table:style-name="ce1">
            <text:p>Nicotinamide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E8</text:p>
          </table:table-cell>
          <table:table-cell office:value-type="string" office:string-value="bdNicotinamide_100uM_D7" table:formula="of:=CONCATENATE([.$E57];[.$F57];&quot;_&quot;;[.$G57];&quot;_D7&quot;)" table:style-name="ce1">
            <text:p>bdNicotinamide_100uM_D7</text:p>
          </table:table-cell>
          <table:table-cell office:value-type="string" office:string-value="CACTCA_ATGAGC" table:formula="of:=CONCATENATE([.B21];&quot;_&quot;;[.D15])" table:style-name="ce1">
            <text:p>CACTCA_ATGAGC</text:p>
          </table:table-cell>
          <table:table-cell table:style-name="ce1"/>
          <table:table-cell office:value-type="string" table:style-name="ce1">
            <text:p>E8</text:p>
          </table:table-cell>
          <table:table-cell office:value-type="string" office:string-value="bdNicotinamide_100uM_D14" table:formula="of:=CONCATENATE([.$E57];[.$F57];&quot;_&quot;;[.$G57];&quot;_D14&quot;)" table:style-name="ce1">
            <text:p>bdNicotinamide_100uM_D14</text:p>
          </table:table-cell>
          <table:table-cell office:value-type="string" office:string-value="CACTCA_CACTCA" table:formula="of:=CONCATENATE([.B21];&quot;_&quot;;[.D21])" table:style-name="ce1">
            <text:p>CACTCA_CACTCA</text:p>
          </table:table-cell>
          <table:table-cell table:style-name="ce1"/>
          <table:table-cell office:value-type="string" table:style-name="ce1">
            <text:p>E8</text:p>
          </table:table-cell>
          <table:table-cell office:value-type="string" office:string-value="bdNicotinamide_100uM_D21" table:formula="of:=CONCATENATE([.$E57];[.$F57];&quot;_&quot;;[.$G57];&quot;_D21&quot;)" table:style-name="ce1">
            <text:p>bdNicotinamide_100uM_D21</text:p>
          </table:table-cell>
          <table:table-cell office:value-type="string" office:string-value="CACTCA_CAGGCG" table:formula="of:=CONCATENATE([.B21];&quot;_&quot;;[.D22])" table:style-name="ce1">
            <text:p>CACTCA_CAGGCG</text:p>
          </table:table-cell>
          <table:table-cell table:style-name="ce1"/>
          <table:table-cell office:value-type="string" office:string-value="  bdNicotinamide_100uM_D7: CACTCA_ATGAGC" table:formula="of:=CONCATENATE(&quot;  &quot;;[.N57];&quot;: &quot;;[.O57])" table:style-name="ce1">
            <text:p><text:s text:c="2"/>bdNicotinamide_100uM_D7: CACTCA_ATGAGC</text:p>
          </table:table-cell>
          <table:table-cell office:value-type="string" office:string-value="  bdNicotinamide_100uM_D14: CACTCA_CACTCA" table:formula="of:=CONCATENATE(&quot;  &quot;;[.R57];&quot;: &quot;;[.S57])" table:style-name="ce1">
            <text:p><text:s text:c="2"/>bdNicotinamide_100uM_D14: CACTCA_CACTCA</text:p>
          </table:table-cell>
          <table:table-cell office:value-type="string" office:string-value="  bdNicotinamide_100uM_D21: CACTCA_CAGGCG" table:formula="of:=CONCATENATE(&quot;  &quot;;[.V57];&quot;: &quot;;[.W57])" table:style-name="ce1">
            <text:p><text:s text:c="2"/>bdNicotinamide_100uM_D21: CACTCA_CAGGCG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e</text:p>
          </table:table-cell>
          <table:table-cell office:value-type="string" table:style-name="ce1">
            <text:p>BML-266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E9</text:p>
          </table:table-cell>
          <table:table-cell office:value-type="string" office:string-value="beBML-266_100uM_D7" table:formula="of:=CONCATENATE([.$E58];[.$F58];&quot;_&quot;;[.$G58];&quot;_D7&quot;)" table:style-name="ce1">
            <text:p>beBML-266_100uM_D7</text:p>
          </table:table-cell>
          <table:table-cell office:value-type="string" office:string-value="CAGGCG_ATTCCT" table:formula="of:=CONCATENATE([.B22];&quot;_&quot;;[.D16])" table:style-name="ce1">
            <text:p>CAGGCG_ATTCCT</text:p>
          </table:table-cell>
          <table:table-cell table:style-name="ce1"/>
          <table:table-cell office:value-type="string" table:style-name="ce1">
            <text:p>E9</text:p>
          </table:table-cell>
          <table:table-cell office:value-type="string" office:string-value="beBML-266_100uM_D14" table:formula="of:=CONCATENATE([.$E58];[.$F58];&quot;_&quot;;[.$G58];&quot;_D14&quot;)" table:style-name="ce1">
            <text:p>beBML-266_100uM_D14</text:p>
          </table:table-cell>
          <table:table-cell office:value-type="string" office:string-value="CAGGCG_CAGGCG" table:formula="of:=CONCATENATE([.B22];&quot;_&quot;;[.D22])" table:style-name="ce1">
            <text:p>CAGGCG_CAGGCG</text:p>
          </table:table-cell>
          <table:table-cell table:style-name="ce1"/>
          <table:table-cell office:value-type="string" table:style-name="ce1">
            <text:p>E9</text:p>
          </table:table-cell>
          <table:table-cell office:value-type="string" office:string-value="beBML-266_100uM_D21" table:formula="of:=CONCATENATE([.$E58];[.$F58];&quot;_&quot;;[.$G58];&quot;_D21&quot;)" table:style-name="ce1">
            <text:p>beBML-266_100uM_D21</text:p>
          </table:table-cell>
          <table:table-cell office:value-type="string" office:string-value="CAGGCG_CATGGC" table:formula="of:=CONCATENATE([.B22];&quot;_&quot;;[.D23])" table:style-name="ce1">
            <text:p>CAGGCG_CATGGC</text:p>
          </table:table-cell>
          <table:table-cell table:style-name="ce1"/>
          <table:table-cell office:value-type="string" office:string-value="  beBML-266_100uM_D7: CAGGCG_ATTCCT" table:formula="of:=CONCATENATE(&quot;  &quot;;[.N58];&quot;: &quot;;[.O58])" table:style-name="ce1">
            <text:p><text:s text:c="2"/>beBML-266_100uM_D7: CAGGCG_ATTCCT</text:p>
          </table:table-cell>
          <table:table-cell office:value-type="string" office:string-value="  beBML-266_100uM_D14: CAGGCG_CAGGCG" table:formula="of:=CONCATENATE(&quot;  &quot;;[.R58];&quot;: &quot;;[.S58])" table:style-name="ce1">
            <text:p><text:s text:c="2"/>beBML-266_100uM_D14: CAGGCG_CAGGCG</text:p>
          </table:table-cell>
          <table:table-cell office:value-type="string" office:string-value="  beBML-266_100uM_D21: CAGGCG_CATGGC" table:formula="of:=CONCATENATE(&quot;  &quot;;[.V58];&quot;: &quot;;[.W58])" table:style-name="ce1">
            <text:p><text:s text:c="2"/>beBML-266_100uM_D21: CAGGCG_CATGGC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f</text:p>
          </table:table-cell>
          <table:table-cell office:value-type="string" table:style-name="ce1">
            <text:p>Piceatannol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E10</text:p>
          </table:table-cell>
          <table:table-cell office:value-type="string" office:string-value="bfPiceatannol_100uM_D7" table:formula="of:=CONCATENATE([.$E59];[.$F59];&quot;_&quot;;[.$G59];&quot;_D7&quot;)" table:style-name="ce1">
            <text:p>bfPiceatannol_100uM_D7</text:p>
          </table:table-cell>
          <table:table-cell office:value-type="string" office:string-value="CATGGC_CAAAAG" table:formula="of:=CONCATENATE([.B23];&quot;_&quot;;[.D17])" table:style-name="ce1">
            <text:p>CATGGC_CAAAAG</text:p>
          </table:table-cell>
          <table:table-cell table:style-name="ce1"/>
          <table:table-cell office:value-type="string" table:style-name="ce1">
            <text:p>E10</text:p>
          </table:table-cell>
          <table:table-cell office:value-type="string" office:string-value="bfPiceatannol_100uM_D14" table:formula="of:=CONCATENATE([.$E59];[.$F59];&quot;_&quot;;[.$G59];&quot;_D14&quot;)" table:style-name="ce1">
            <text:p>bfPiceatannol_100uM_D14</text:p>
          </table:table-cell>
          <table:table-cell office:value-type="string" office:string-value="CATGGC_CATGGC" table:formula="of:=CONCATENATE([.B23];&quot;_&quot;;[.D23])" table:style-name="ce1">
            <text:p>CATGGC_CATGGC</text:p>
          </table:table-cell>
          <table:table-cell table:style-name="ce1"/>
          <table:table-cell office:value-type="string" table:style-name="ce1">
            <text:p>E10</text:p>
          </table:table-cell>
          <table:table-cell office:value-type="string" office:string-value="bfPiceatannol_100uM_D21" table:formula="of:=CONCATENATE([.$E59];[.$F59];&quot;_&quot;;[.$G59];&quot;_D21&quot;)" table:style-name="ce1">
            <text:p>bfPiceatannol_100uM_D21</text:p>
          </table:table-cell>
          <table:table-cell office:value-type="string" office:string-value="CATGGC_CATTTT" table:formula="of:=CONCATENATE([.B23];&quot;_&quot;;[.D24])" table:style-name="ce1">
            <text:p>CATGGC_CATTTT</text:p>
          </table:table-cell>
          <table:table-cell table:style-name="ce1"/>
          <table:table-cell office:value-type="string" office:string-value="  bfPiceatannol_100uM_D7: CATGGC_CAAAAG" table:formula="of:=CONCATENATE(&quot;  &quot;;[.N59];&quot;: &quot;;[.O59])" table:style-name="ce1">
            <text:p><text:s text:c="2"/>bfPiceatannol_100uM_D7: CATGGC_CAAAAG</text:p>
          </table:table-cell>
          <table:table-cell office:value-type="string" office:string-value="  bfPiceatannol_100uM_D14: CATGGC_CATGGC" table:formula="of:=CONCATENATE(&quot;  &quot;;[.R59];&quot;: &quot;;[.S59])" table:style-name="ce1">
            <text:p><text:s text:c="2"/>bfPiceatannol_100uM_D14: CATGGC_CATGGC</text:p>
          </table:table-cell>
          <table:table-cell office:value-type="string" office:string-value="  bfPiceatannol_100uM_D21: CATGGC_CATTTT" table:formula="of:=CONCATENATE(&quot;  &quot;;[.V59];&quot;: &quot;;[.W59])" table:style-name="ce1">
            <text:p><text:s text:c="2"/>bfPiceatannol_100uM_D21: CATGGC_CATTTT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g</text:p>
          </table:table-cell>
          <table:table-cell office:value-type="string" table:style-name="ce1">
            <text:p>Fluoro-SAHA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E11</text:p>
          </table:table-cell>
          <table:table-cell office:value-type="string" office:string-value="bgFluoro-SAHA_100uM_D7" table:formula="of:=CONCATENATE([.$E60];[.$F60];&quot;_&quot;;[.$G60];&quot;_D7&quot;)" table:style-name="ce1">
            <text:p>bgFluoro-SAHA_100uM_D7</text:p>
          </table:table-cell>
          <table:table-cell office:value-type="string" office:string-value="CATTTT_CAACTA" table:formula="of:=CONCATENATE([.B24];&quot;_&quot;;[.D18])" table:style-name="ce1">
            <text:p>CATTTT_CAACTA</text:p>
          </table:table-cell>
          <table:table-cell table:style-name="ce1"/>
          <table:table-cell office:value-type="string" table:style-name="ce1">
            <text:p>E11</text:p>
          </table:table-cell>
          <table:table-cell office:value-type="string" office:string-value="bgFluoro-SAHA_100uM_D14" table:formula="of:=CONCATENATE([.$E60];[.$F60];&quot;_&quot;;[.$G60];&quot;_D14&quot;)" table:style-name="ce1">
            <text:p>bgFluoro-SAHA_100uM_D14</text:p>
          </table:table-cell>
          <table:table-cell office:value-type="string" office:string-value="CATTTT_CATTTT" table:formula="of:=CONCATENATE([.B24];&quot;_&quot;;[.D24])" table:style-name="ce1">
            <text:p>CATTTT_CATTTT</text:p>
          </table:table-cell>
          <table:table-cell table:style-name="ce1"/>
          <table:table-cell office:value-type="string" table:style-name="ce1">
            <text:p>E11</text:p>
          </table:table-cell>
          <table:table-cell office:value-type="string" office:string-value="bgFluoro-SAHA_100uM_D21" table:formula="of:=CONCATENATE([.$E60];[.$F60];&quot;_&quot;;[.$G60];&quot;_D21&quot;)" table:style-name="ce1">
            <text:p>bgFluoro-SAHA_100uM_D21</text:p>
          </table:table-cell>
          <table:table-cell office:value-type="string" office:string-value="CATTTT_CCAACA" table:formula="of:=CONCATENATE([.B24];&quot;_&quot;;[.D25])" table:style-name="ce1">
            <text:p>CATTTT_CCAACA</text:p>
          </table:table-cell>
          <table:table-cell table:style-name="ce1"/>
          <table:table-cell office:value-type="string" office:string-value="  bgFluoro-SAHA_100uM_D7: CATTTT_CAACTA" table:formula="of:=CONCATENATE(&quot;  &quot;;[.N60];&quot;: &quot;;[.O60])" table:style-name="ce1">
            <text:p><text:s text:c="2"/>bgFluoro-SAHA_100uM_D7: CATTTT_CAACTA</text:p>
          </table:table-cell>
          <table:table-cell office:value-type="string" office:string-value="  bgFluoro-SAHA_100uM_D14: CATTTT_CATTTT" table:formula="of:=CONCATENATE(&quot;  &quot;;[.R60];&quot;: &quot;;[.S60])" table:style-name="ce1">
            <text:p><text:s text:c="2"/>bgFluoro-SAHA_100uM_D14: CATTTT_CATTTT</text:p>
          </table:table-cell>
          <table:table-cell office:value-type="string" office:string-value="  bgFluoro-SAHA_100uM_D21: CATTTT_CCAACA" table:formula="of:=CONCATENATE(&quot;  &quot;;[.V60];&quot;: &quot;;[.W60])" table:style-name="ce1">
            <text:p><text:s text:c="2"/>bgFluoro-SAHA_100uM_D21: CATTTT_CCAACA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h</text:p>
          </table:table-cell>
          <table:table-cell office:value-type="string" table:style-name="ce1">
            <text:p>AGK2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E12</text:p>
          </table:table-cell>
          <table:table-cell office:value-type="string" office:string-value="bhAGK2_100uM_D7" table:formula="of:=CONCATENATE([.$E61];[.$F61];&quot;_&quot;;[.$G61];&quot;_D7&quot;)" table:style-name="ce1">
            <text:p>bhAGK2_100uM_D7</text:p>
          </table:table-cell>
          <table:table-cell office:value-type="string" office:string-value="CCAACA_CACCGG" table:formula="of:=CONCATENATE([.B25];&quot;_&quot;;[.D19])" table:style-name="ce1">
            <text:p>CCAACA_CACCGG</text:p>
          </table:table-cell>
          <table:table-cell table:style-name="ce1"/>
          <table:table-cell office:value-type="string" table:style-name="ce1">
            <text:p>E12</text:p>
          </table:table-cell>
          <table:table-cell office:value-type="string" office:string-value="bhAGK2_100uM_D14" table:formula="of:=CONCATENATE([.$E61];[.$F61];&quot;_&quot;;[.$G61];&quot;_D14&quot;)" table:style-name="ce1">
            <text:p>bhAGK2_100uM_D14</text:p>
          </table:table-cell>
          <table:table-cell office:value-type="string" office:string-value="CCAACA_CCAACA" table:formula="of:=CONCATENATE([.B25];&quot;_&quot;;[.D25])" table:style-name="ce1">
            <text:p>CCAACA_CCAACA</text:p>
          </table:table-cell>
          <table:table-cell table:style-name="ce1"/>
          <table:table-cell office:value-type="string" table:style-name="ce1">
            <text:p>E12</text:p>
          </table:table-cell>
          <table:table-cell office:value-type="string" office:string-value="bhAGK2_100uM_D21" table:formula="of:=CONCATENATE([.$E61];[.$F61];&quot;_&quot;;[.$G61];&quot;_D21&quot;)" table:style-name="ce1">
            <text:p>bhAGK2_100uM_D21</text:p>
          </table:table-cell>
          <table:table-cell office:value-type="string" office:string-value="CCAACA_ACTGAT" table:formula="of:=CONCATENATE([.B25];&quot;_&quot;;[.D14])" table:style-name="ce1">
            <text:p>CCAACA_ACTGAT</text:p>
          </table:table-cell>
          <table:table-cell table:style-name="ce1"/>
          <table:table-cell office:value-type="string" office:string-value="  bhAGK2_100uM_D7: CCAACA_CACCGG" table:formula="of:=CONCATENATE(&quot;  &quot;;[.N61];&quot;: &quot;;[.O61])" table:style-name="ce1">
            <text:p><text:s text:c="2"/>bhAGK2_100uM_D7: CCAACA_CACCGG</text:p>
          </table:table-cell>
          <table:table-cell office:value-type="string" office:string-value="  bhAGK2_100uM_D14: CCAACA_CCAACA" table:formula="of:=CONCATENATE(&quot;  &quot;;[.R61];&quot;: &quot;;[.S61])" table:style-name="ce1">
            <text:p><text:s text:c="2"/>bhAGK2_100uM_D14: CCAACA_CCAACA</text:p>
          </table:table-cell>
          <table:table-cell office:value-type="string" office:string-value="  bhAGK2_100uM_D21: CCAACA_ACTGAT" table:formula="of:=CONCATENATE(&quot;  &quot;;[.V61];&quot;: &quot;;[.W61])" table:style-name="ce1">
            <text:p><text:s text:c="2"/>bhAGK2_100uM_D21: CCAACA_ACTGAT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i</text:p>
          </table:table-cell>
          <table:table-cell office:value-type="string" table:style-name="ce1">
            <text:p>Salermide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F1</text:p>
          </table:table-cell>
          <table:table-cell office:value-type="string" office:string-value="biSalermide_100uM_D7" table:formula="of:=CONCATENATE([.$E62];[.$F62];&quot;_&quot;;[.$G62];&quot;_D7&quot;)" table:style-name="ce1">
            <text:p>biSalermide_100uM_D7</text:p>
          </table:table-cell>
          <table:table-cell office:value-type="string" office:string-value="ACTGAT_TACAGC" table:formula="of:=CONCATENATE([.B14];&quot;_&quot;;[.D32])" table:style-name="ce1">
            <text:p>ACTGAT_TACAGC</text:p>
          </table:table-cell>
          <table:table-cell table:style-name="ce1"/>
          <table:table-cell office:value-type="string" table:style-name="ce1">
            <text:p>F1</text:p>
          </table:table-cell>
          <table:table-cell office:value-type="string" office:string-value="biSalermide_100uM_D14" table:formula="of:=CONCATENATE([.$E62];[.$F62];&quot;_&quot;;[.$G62];&quot;_D14&quot;)" table:style-name="ce1">
            <text:p>biSalermide_100uM_D14</text:p>
          </table:table-cell>
          <table:table-cell office:value-type="string" office:string-value="ACTGAT_CGGAAT" table:formula="of:=CONCATENATE([.B14];&quot;_&quot;;[.D26])" table:style-name="ce1">
            <text:p>ACTGAT_CGGAAT</text:p>
          </table:table-cell>
          <table:table-cell table:style-name="ce1"/>
          <table:table-cell office:value-type="string" table:style-name="ce1">
            <text:p>F1</text:p>
          </table:table-cell>
          <table:table-cell office:value-type="string" office:string-value="biSalermide_100uM_D21" table:formula="of:=CONCATENATE([.$E62];[.$F62];&quot;_&quot;;[.$G62];&quot;_D21&quot;)" table:style-name="ce1">
            <text:p>biSalermide_100uM_D21</text:p>
          </table:table-cell>
          <table:table-cell office:value-type="string" office:string-value="ACTGAT_CTAGCT" table:formula="of:=CONCATENATE([.B14];&quot;_&quot;;[.D27])" table:style-name="ce1">
            <text:p>ACTGAT_CTAGCT</text:p>
          </table:table-cell>
          <table:table-cell table:style-name="ce1"/>
          <table:table-cell office:value-type="string" office:string-value="  biSalermide_100uM_D7: ACTGAT_TACAGC" table:formula="of:=CONCATENATE(&quot;  &quot;;[.N62];&quot;: &quot;;[.O62])" table:style-name="ce1">
            <text:p><text:s text:c="2"/>biSalermide_100uM_D7: ACTGAT_TACAGC</text:p>
          </table:table-cell>
          <table:table-cell office:value-type="string" office:string-value="  biSalermide_100uM_D14: ACTGAT_CGGAAT" table:formula="of:=CONCATENATE(&quot;  &quot;;[.R62];&quot;: &quot;;[.S62])" table:style-name="ce1">
            <text:p><text:s text:c="2"/>biSalermide_100uM_D14: ACTGAT_CGGAAT</text:p>
          </table:table-cell>
          <table:table-cell office:value-type="string" office:string-value="  biSalermide_100uM_D21: ACTGAT_CTAGCT" table:formula="of:=CONCATENATE(&quot;  &quot;;[.V62];&quot;: &quot;;[.W62])" table:style-name="ce1">
            <text:p><text:s text:c="2"/>biSalermide_100uM_D21: ACTGAT_CTAGCT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j</text:p>
          </table:table-cell>
          <table:table-cell office:value-type="string" table:style-name="ce1">
            <text:p>Anacardic acid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F2</text:p>
          </table:table-cell>
          <table:table-cell office:value-type="string" office:string-value="bjAnacardic acid_100uM_D7" table:formula="of:=CONCATENATE([.$E63];[.$F63];&quot;_&quot;;[.$G63];&quot;_D7&quot;)" table:style-name="ce1">
            <text:p>bjAnacardic acid_100uM_D7</text:p>
          </table:table-cell>
          <table:table-cell office:value-type="string" office:string-value="ATGAGC_TATAAT" table:formula="of:=CONCATENATE([.B15];&quot;_&quot;;[.D33])" table:style-name="ce1">
            <text:p>ATGAGC_TATAAT</text:p>
          </table:table-cell>
          <table:table-cell table:style-name="ce1"/>
          <table:table-cell office:value-type="string" table:style-name="ce1">
            <text:p>F2</text:p>
          </table:table-cell>
          <table:table-cell office:value-type="string" office:string-value="bjAnacardic acid_100uM_D14" table:formula="of:=CONCATENATE([.$E63];[.$F63];&quot;_&quot;;[.$G63];&quot;_D14&quot;)" table:style-name="ce1">
            <text:p>bjAnacardic acid_100uM_D14</text:p>
          </table:table-cell>
          <table:table-cell office:value-type="string" office:string-value="ATGAGC_CTAGCT" table:formula="of:=CONCATENATE([.B15];&quot;_&quot;;[.D27])" table:style-name="ce1">
            <text:p>ATGAGC_CTAGCT</text:p>
          </table:table-cell>
          <table:table-cell table:style-name="ce1"/>
          <table:table-cell office:value-type="string" table:style-name="ce1">
            <text:p>F2</text:p>
          </table:table-cell>
          <table:table-cell office:value-type="string" office:string-value="bjAnacardic acid_100uM_D21" table:formula="of:=CONCATENATE([.$E63];[.$F63];&quot;_&quot;;[.$G63];&quot;_D21&quot;)" table:style-name="ce1">
            <text:p>bjAnacardic acid_100uM_D21</text:p>
          </table:table-cell>
          <table:table-cell office:value-type="string" office:string-value="ATGAGC_CTATAC" table:formula="of:=CONCATENATE([.B15];&quot;_&quot;;[.D28])" table:style-name="ce1">
            <text:p>ATGAGC_CTATAC</text:p>
          </table:table-cell>
          <table:table-cell table:style-name="ce1"/>
          <table:table-cell office:value-type="string" office:string-value="  bjAnacardic acid_100uM_D7: ATGAGC_TATAAT" table:formula="of:=CONCATENATE(&quot;  &quot;;[.N63];&quot;: &quot;;[.O63])" table:style-name="ce1">
            <text:p><text:s text:c="2"/>bjAnacardic acid_100uM_D7: ATGAGC_TATAAT</text:p>
          </table:table-cell>
          <table:table-cell office:value-type="string" office:string-value="  bjAnacardic acid_100uM_D14: ATGAGC_CTAGCT" table:formula="of:=CONCATENATE(&quot;  &quot;;[.R63];&quot;: &quot;;[.S63])" table:style-name="ce1">
            <text:p><text:s text:c="2"/>bjAnacardic acid_100uM_D14: ATGAGC_CTAGCT</text:p>
          </table:table-cell>
          <table:table-cell office:value-type="string" office:string-value="  bjAnacardic acid_100uM_D21: ATGAGC_CTATAC" table:formula="of:=CONCATENATE(&quot;  &quot;;[.V63];&quot;: &quot;;[.W63])" table:style-name="ce1">
            <text:p><text:s text:c="2"/>bjAnacardic acid_100uM_D21: ATGAGC_CTATAC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k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F3</text:p>
          </table:table-cell>
          <table:table-cell office:value-type="string" office:string-value="bkB2_100uM_D7" table:formula="of:=CONCATENATE([.$E64];[.$F64];&quot;_&quot;;[.$G64];&quot;_D7&quot;)" table:style-name="ce1">
            <text:p>bkB2_100uM_D7</text:p>
          </table:table-cell>
          <table:table-cell office:value-type="string" office:string-value="ATTCCT_TCATTC" table:formula="of:=CONCATENATE([.B16];&quot;_&quot;;[.D34])" table:style-name="ce1">
            <text:p>ATTCCT_TCATTC</text:p>
          </table:table-cell>
          <table:table-cell table:style-name="ce1"/>
          <table:table-cell office:value-type="string" table:style-name="ce1">
            <text:p>F3</text:p>
          </table:table-cell>
          <table:table-cell office:value-type="string" office:string-value="bkB2_100uM_D14" table:formula="of:=CONCATENATE([.$E64];[.$F64];&quot;_&quot;;[.$G64];&quot;_D14&quot;)" table:style-name="ce1">
            <text:p>bkB2_100uM_D14</text:p>
          </table:table-cell>
          <table:table-cell office:value-type="string" office:string-value="ATTCCT_CTATAC" table:formula="of:=CONCATENATE([.B16];&quot;_&quot;;[.D28])" table:style-name="ce1">
            <text:p>ATTCCT_CTATAC</text:p>
          </table:table-cell>
          <table:table-cell table:style-name="ce1"/>
          <table:table-cell office:value-type="string" table:style-name="ce1">
            <text:p>F3</text:p>
          </table:table-cell>
          <table:table-cell office:value-type="string" office:string-value="bkB2_100uM_D21" table:formula="of:=CONCATENATE([.$E64];[.$F64];&quot;_&quot;;[.$G64];&quot;_D21&quot;)" table:style-name="ce1">
            <text:p>bkB2_100uM_D21</text:p>
          </table:table-cell>
          <table:table-cell office:value-type="string" office:string-value="ATTCCT_CTCAGA" table:formula="of:=CONCATENATE([.B16];&quot;_&quot;;[.D29])" table:style-name="ce1">
            <text:p>ATTCCT_CTCAGA</text:p>
          </table:table-cell>
          <table:table-cell table:style-name="ce1"/>
          <table:table-cell office:value-type="string" office:string-value="  bkB2_100uM_D7: ATTCCT_TCATTC" table:formula="of:=CONCATENATE(&quot;  &quot;;[.N64];&quot;: &quot;;[.O64])" table:style-name="ce1">
            <text:p><text:s text:c="2"/>bkB2_100uM_D7: ATTCCT_TCATTC</text:p>
          </table:table-cell>
          <table:table-cell office:value-type="string" office:string-value="  bkB2_100uM_D14: ATTCCT_CTATAC" table:formula="of:=CONCATENATE(&quot;  &quot;;[.R64];&quot;: &quot;;[.S64])" table:style-name="ce1">
            <text:p><text:s text:c="2"/>bkB2_100uM_D14: ATTCCT_CTATAC</text:p>
          </table:table-cell>
          <table:table-cell office:value-type="string" office:string-value="  bkB2_100uM_D21: ATTCCT_CTCAGA" table:formula="of:=CONCATENATE(&quot;  &quot;;[.V64];&quot;: &quot;;[.W64])" table:style-name="ce1">
            <text:p><text:s text:c="2"/>bkB2_100uM_D21: ATTCCT_CTCAGA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l</text:p>
          </table:table-cell>
          <table:table-cell office:value-type="string" table:style-name="ce1">
            <text:p>CTPB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F4</text:p>
          </table:table-cell>
          <table:table-cell office:value-type="string" office:string-value="blCTPB_100uM_D7" table:formula="of:=CONCATENATE([.$E65];[.$F65];&quot;_&quot;;[.$G65];&quot;_D7&quot;)" table:style-name="ce1">
            <text:p>blCTPB_100uM_D7</text:p>
          </table:table-cell>
          <table:table-cell office:value-type="string" office:string-value="CAAAAG_TCCCGA" table:formula="of:=CONCATENATE([.B17];&quot;_&quot;;[.D35])" table:style-name="ce1">
            <text:p>CAAAAG_TCCCGA</text:p>
          </table:table-cell>
          <table:table-cell table:style-name="ce1"/>
          <table:table-cell office:value-type="string" table:style-name="ce1">
            <text:p>F4</text:p>
          </table:table-cell>
          <table:table-cell office:value-type="string" office:string-value="blCTPB_100uM_D14" table:formula="of:=CONCATENATE([.$E65];[.$F65];&quot;_&quot;;[.$G65];&quot;_D14&quot;)" table:style-name="ce1">
            <text:p>blCTPB_100uM_D14</text:p>
          </table:table-cell>
          <table:table-cell office:value-type="string" office:string-value="CAAAAG_CTCAGA" table:formula="of:=CONCATENATE([.B17];&quot;_&quot;;[.D29])" table:style-name="ce1">
            <text:p>CAAAAG_CTCAGA</text:p>
          </table:table-cell>
          <table:table-cell table:style-name="ce1"/>
          <table:table-cell office:value-type="string" table:style-name="ce1">
            <text:p>F4</text:p>
          </table:table-cell>
          <table:table-cell office:value-type="string" office:string-value="blCTPB_100uM_D21" table:formula="of:=CONCATENATE([.$E65];[.$F65];&quot;_&quot;;[.$G65];&quot;_D21&quot;)" table:style-name="ce1">
            <text:p>blCTPB_100uM_D21</text:p>
          </table:table-cell>
          <table:table-cell office:value-type="string" office:string-value="CAAAAG_GACGAC" table:formula="of:=CONCATENATE([.B17];&quot;_&quot;;[.D30])" table:style-name="ce1">
            <text:p>CAAAAG_GACGAC</text:p>
          </table:table-cell>
          <table:table-cell table:style-name="ce1"/>
          <table:table-cell office:value-type="string" office:string-value="  blCTPB_100uM_D7: CAAAAG_TCCCGA" table:formula="of:=CONCATENATE(&quot;  &quot;;[.N65];&quot;: &quot;;[.O65])" table:style-name="ce1">
            <text:p><text:s text:c="2"/>blCTPB_100uM_D7: CAAAAG_TCCCGA</text:p>
          </table:table-cell>
          <table:table-cell office:value-type="string" office:string-value="  blCTPB_100uM_D14: CAAAAG_CTCAGA" table:formula="of:=CONCATENATE(&quot;  &quot;;[.R65];&quot;: &quot;;[.S65])" table:style-name="ce1">
            <text:p><text:s text:c="2"/>blCTPB_100uM_D14: CAAAAG_CTCAGA</text:p>
          </table:table-cell>
          <table:table-cell office:value-type="string" office:string-value="  blCTPB_100uM_D21: CAAAAG_GACGAC" table:formula="of:=CONCATENATE(&quot;  &quot;;[.V65];&quot;: &quot;;[.W65])" table:style-name="ce1">
            <text:p><text:s text:c="2"/>blCTPB_100uM_D21: CAAAAG_GACGAC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m</text:p>
          </table:table-cell>
          <table:table-cell office:value-type="string" table:style-name="ce1">
            <text:p>Sirtinol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F5</text:p>
          </table:table-cell>
          <table:table-cell office:value-type="string" office:string-value="bmSirtinol_100uM_D7" table:formula="of:=CONCATENATE([.$E66];[.$F66];&quot;_&quot;;[.$G66];&quot;_D7&quot;)" table:style-name="ce1">
            <text:p>bmSirtinol_100uM_D7</text:p>
          </table:table-cell>
          <table:table-cell office:value-type="string" office:string-value="CAACTA_TCGAAG" table:formula="of:=CONCATENATE([.B18];&quot;_&quot;;[.D36])" table:style-name="ce1">
            <text:p>CAACTA_TCGAAG</text:p>
          </table:table-cell>
          <table:table-cell table:style-name="ce1"/>
          <table:table-cell office:value-type="string" table:style-name="ce1">
            <text:p>F5</text:p>
          </table:table-cell>
          <table:table-cell office:value-type="string" office:string-value="bmSirtinol_100uM_D14" table:formula="of:=CONCATENATE([.$E66];[.$F66];&quot;_&quot;;[.$G66];&quot;_D14&quot;)" table:style-name="ce1">
            <text:p>bmSirtinol_100uM_D14</text:p>
          </table:table-cell>
          <table:table-cell office:value-type="string" office:string-value="CAACTA_GACGAC" table:formula="of:=CONCATENATE([.B18];&quot;_&quot;;[.D30])" table:style-name="ce1">
            <text:p>CAACTA_GACGAC</text:p>
          </table:table-cell>
          <table:table-cell table:style-name="ce1"/>
          <table:table-cell office:value-type="string" table:style-name="ce1">
            <text:p>F5</text:p>
          </table:table-cell>
          <table:table-cell office:value-type="string" office:string-value="bmSirtinol_100uM_D21" table:formula="of:=CONCATENATE([.$E66];[.$F66];&quot;_&quot;;[.$G66];&quot;_D21&quot;)" table:style-name="ce1">
            <text:p>bmSirtinol_100uM_D21</text:p>
          </table:table-cell>
          <table:table-cell office:value-type="string" office:string-value="CAACTA_TAATCG" table:formula="of:=CONCATENATE([.B18];&quot;_&quot;;[.D31])" table:style-name="ce1">
            <text:p>CAACTA_TAATCG</text:p>
          </table:table-cell>
          <table:table-cell table:style-name="ce1"/>
          <table:table-cell office:value-type="string" office:string-value="  bmSirtinol_100uM_D7: CAACTA_TCGAAG" table:formula="of:=CONCATENATE(&quot;  &quot;;[.N66];&quot;: &quot;;[.O66])" table:style-name="ce1">
            <text:p><text:s text:c="2"/>bmSirtinol_100uM_D7: CAACTA_TCGAAG</text:p>
          </table:table-cell>
          <table:table-cell office:value-type="string" office:string-value="  bmSirtinol_100uM_D14: CAACTA_GACGAC" table:formula="of:=CONCATENATE(&quot;  &quot;;[.R66];&quot;: &quot;;[.S66])" table:style-name="ce1">
            <text:p><text:s text:c="2"/>bmSirtinol_100uM_D14: CAACTA_GACGAC</text:p>
          </table:table-cell>
          <table:table-cell office:value-type="string" office:string-value="  bmSirtinol_100uM_D21: CAACTA_TAATCG" table:formula="of:=CONCATENATE(&quot;  &quot;;[.V66];&quot;: &quot;;[.W66])" table:style-name="ce1">
            <text:p><text:s text:c="2"/>bmSirtinol_100uM_D21: CAACTA_TAATCG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n</text:p>
          </table:table-cell>
          <table:table-cell office:value-type="string" table:style-name="ce1">
            <text:p>Suramin·6Na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F6</text:p>
          </table:table-cell>
          <table:table-cell office:value-type="string" office:string-value="bnSuramin·6Na_100uM_D7" table:formula="of:=CONCATENATE([.$E67];[.$F67];&quot;_&quot;;[.$G67];&quot;_D7&quot;)" table:style-name="ce1">
            <text:p>bnSuramin·6Na_100uM_D7</text:p>
          </table:table-cell>
          <table:table-cell office:value-type="string" office:string-value="CACCGG_TCGGCA" table:formula="of:=CONCATENATE([.B19];&quot;_&quot;;[.D37])" table:style-name="ce1">
            <text:p>CACCGG_TCGGCA</text:p>
          </table:table-cell>
          <table:table-cell table:style-name="ce1"/>
          <table:table-cell office:value-type="string" table:style-name="ce1">
            <text:p>F6</text:p>
          </table:table-cell>
          <table:table-cell office:value-type="string" office:string-value="bnSuramin·6Na_100uM_D14" table:formula="of:=CONCATENATE([.$E67];[.$F67];&quot;_&quot;;[.$G67];&quot;_D14&quot;)" table:style-name="ce1">
            <text:p>bnSuramin·6Na_100uM_D14</text:p>
          </table:table-cell>
          <table:table-cell office:value-type="string" office:string-value="CACCGG_TAATCG" table:formula="of:=CONCATENATE([.B19];&quot;_&quot;;[.D31])" table:style-name="ce1">
            <text:p>CACCGG_TAATCG</text:p>
          </table:table-cell>
          <table:table-cell table:style-name="ce1"/>
          <table:table-cell office:value-type="string" table:style-name="ce1">
            <text:p>F6</text:p>
          </table:table-cell>
          <table:table-cell office:value-type="string" office:string-value="bnSuramin·6Na_100uM_D21" table:formula="of:=CONCATENATE([.$E67];[.$F67];&quot;_&quot;;[.$G67];&quot;_D21&quot;)" table:style-name="ce1">
            <text:p>bnSuramin·6Na_100uM_D21</text:p>
          </table:table-cell>
          <table:table-cell office:value-type="string" office:string-value="CACCGG_TACAGC" table:formula="of:=CONCATENATE([.B19];&quot;_&quot;;[.D32])" table:style-name="ce1">
            <text:p>CACCGG_TACAGC</text:p>
          </table:table-cell>
          <table:table-cell table:style-name="ce1"/>
          <table:table-cell office:value-type="string" office:string-value="  bnSuramin·6Na_100uM_D7: CACCGG_TCGGCA" table:formula="of:=CONCATENATE(&quot;  &quot;;[.N67];&quot;: &quot;;[.O67])" table:style-name="ce1">
            <text:p><text:s text:c="2"/>bnSuramin·6Na_100uM_D7: CACCGG_TCGGCA</text:p>
          </table:table-cell>
          <table:table-cell office:value-type="string" office:string-value="  bnSuramin·6Na_100uM_D14: CACCGG_TAATCG" table:formula="of:=CONCATENATE(&quot;  &quot;;[.R67];&quot;: &quot;;[.S67])" table:style-name="ce1">
            <text:p><text:s text:c="2"/>bnSuramin·6Na_100uM_D14: CACCGG_TAATCG</text:p>
          </table:table-cell>
          <table:table-cell office:value-type="string" office:string-value="  bnSuramin·6Na_100uM_D21: CACCGG_TACAGC" table:formula="of:=CONCATENATE(&quot;  &quot;;[.V67];&quot;: &quot;;[.W67])" table:style-name="ce1">
            <text:p><text:s text:c="2"/>bnSuramin·6Na_100uM_D21: CACCGG_TACAGC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o</text:p>
          </table:table-cell>
          <table:table-cell office:value-type="string" table:style-name="ce1">
            <text:p>BML-278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F7</text:p>
          </table:table-cell>
          <table:table-cell office:value-type="string" office:string-value="boBML-278_100uM_D7" table:formula="of:=CONCATENATE([.$E68];[.$F68];&quot;_&quot;;[.$G68];&quot;_D7&quot;)" table:style-name="ce1">
            <text:p>boBML-278_100uM_D7</text:p>
          </table:table-cell>
          <table:table-cell office:value-type="string" office:string-value="CACGAT_CGGAAT" table:formula="of:=CONCATENATE([.B20];&quot;_&quot;;[.D26])" table:style-name="ce1">
            <text:p>CACGAT_CGGAAT</text:p>
          </table:table-cell>
          <table:table-cell table:style-name="ce1"/>
          <table:table-cell office:value-type="string" table:style-name="ce1">
            <text:p>F7</text:p>
          </table:table-cell>
          <table:table-cell office:value-type="string" office:string-value="boBML-278_100uM_D14" table:formula="of:=CONCATENATE([.$E68];[.$F68];&quot;_&quot;;[.$G68];&quot;_D14&quot;)" table:style-name="ce1">
            <text:p>boBML-278_100uM_D14</text:p>
          </table:table-cell>
          <table:table-cell office:value-type="string" office:string-value="CACGAT_TACAGC" table:formula="of:=CONCATENATE([.B20];&quot;_&quot;;[.D32])" table:style-name="ce1">
            <text:p>CACGAT_TACAGC</text:p>
          </table:table-cell>
          <table:table-cell table:style-name="ce1"/>
          <table:table-cell office:value-type="string" table:style-name="ce1">
            <text:p>F7</text:p>
          </table:table-cell>
          <table:table-cell office:value-type="string" office:string-value="boBML-278_100uM_D21" table:formula="of:=CONCATENATE([.$E68];[.$F68];&quot;_&quot;;[.$G68];&quot;_D21&quot;)" table:style-name="ce1">
            <text:p>boBML-278_100uM_D21</text:p>
          </table:table-cell>
          <table:table-cell office:value-type="string" office:string-value="CACGAT_TATAAT" table:formula="of:=CONCATENATE([.B20];&quot;_&quot;;[.D33])" table:style-name="ce1">
            <text:p>CACGAT_TATAAT</text:p>
          </table:table-cell>
          <table:table-cell table:style-name="ce1"/>
          <table:table-cell office:value-type="string" office:string-value="  boBML-278_100uM_D7: CACGAT_CGGAAT" table:formula="of:=CONCATENATE(&quot;  &quot;;[.N68];&quot;: &quot;;[.O68])" table:style-name="ce1">
            <text:p><text:s text:c="2"/>boBML-278_100uM_D7: CACGAT_CGGAAT</text:p>
          </table:table-cell>
          <table:table-cell office:value-type="string" office:string-value="  boBML-278_100uM_D14: CACGAT_TACAGC" table:formula="of:=CONCATENATE(&quot;  &quot;;[.R68];&quot;: &quot;;[.S68])" table:style-name="ce1">
            <text:p><text:s text:c="2"/>boBML-278_100uM_D14: CACGAT_TACAGC</text:p>
          </table:table-cell>
          <table:table-cell office:value-type="string" office:string-value="  boBML-278_100uM_D21: CACGAT_TATAAT" table:formula="of:=CONCATENATE(&quot;  &quot;;[.V68];&quot;: &quot;;[.W68])" table:style-name="ce1">
            <text:p><text:s text:c="2"/>boBML-278_100uM_D21: CACGAT_TATAAT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p</text:p>
          </table:table-cell>
          <table:table-cell office:value-type="string" table:style-name="ce1">
            <text:p>CI-994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F8</text:p>
          </table:table-cell>
          <table:table-cell office:value-type="string" office:string-value="bpCI-994_100uM_D7" table:formula="of:=CONCATENATE([.$E69];[.$F69];&quot;_&quot;;[.$G69];&quot;_D7&quot;)" table:style-name="ce1">
            <text:p>bpCI-994_100uM_D7</text:p>
          </table:table-cell>
          <table:table-cell office:value-type="string" office:string-value="CACTCA_CTAGCT" table:formula="of:=CONCATENATE([.B21];&quot;_&quot;;[.D27])" table:style-name="ce1">
            <text:p>CACTCA_CTAGCT</text:p>
          </table:table-cell>
          <table:table-cell table:style-name="ce1"/>
          <table:table-cell office:value-type="string" table:style-name="ce1">
            <text:p>F8</text:p>
          </table:table-cell>
          <table:table-cell office:value-type="string" office:string-value="bpCI-994_100uM_D14" table:formula="of:=CONCATENATE([.$E69];[.$F69];&quot;_&quot;;[.$G69];&quot;_D14&quot;)" table:style-name="ce1">
            <text:p>bpCI-994_100uM_D14</text:p>
          </table:table-cell>
          <table:table-cell office:value-type="string" office:string-value="CACTCA_TATAAT" table:formula="of:=CONCATENATE([.B21];&quot;_&quot;;[.D33])" table:style-name="ce1">
            <text:p>CACTCA_TATAAT</text:p>
          </table:table-cell>
          <table:table-cell table:style-name="ce1"/>
          <table:table-cell office:value-type="string" table:style-name="ce1">
            <text:p>F8</text:p>
          </table:table-cell>
          <table:table-cell office:value-type="string" office:string-value="bpCI-994_100uM_D21" table:formula="of:=CONCATENATE([.$E69];[.$F69];&quot;_&quot;;[.$G69];&quot;_D21&quot;)" table:style-name="ce1">
            <text:p>bpCI-994_100uM_D21</text:p>
          </table:table-cell>
          <table:table-cell office:value-type="string" office:string-value="CACTCA_TCATTC" table:formula="of:=CONCATENATE([.B21];&quot;_&quot;;[.D34])" table:style-name="ce1">
            <text:p>CACTCA_TCATTC</text:p>
          </table:table-cell>
          <table:table-cell table:style-name="ce1"/>
          <table:table-cell office:value-type="string" office:string-value="  bpCI-994_100uM_D7: CACTCA_CTAGCT" table:formula="of:=CONCATENATE(&quot;  &quot;;[.N69];&quot;: &quot;;[.O69])" table:style-name="ce1">
            <text:p><text:s text:c="2"/>bpCI-994_100uM_D7: CACTCA_CTAGCT</text:p>
          </table:table-cell>
          <table:table-cell office:value-type="string" office:string-value="  bpCI-994_100uM_D14: CACTCA_TATAAT" table:formula="of:=CONCATENATE(&quot;  &quot;;[.R69];&quot;: &quot;;[.S69])" table:style-name="ce1">
            <text:p><text:s text:c="2"/>bpCI-994_100uM_D14: CACTCA_TATAAT</text:p>
          </table:table-cell>
          <table:table-cell office:value-type="string" office:string-value="  bpCI-994_100uM_D21: CACTCA_TCATTC" table:formula="of:=CONCATENATE(&quot;  &quot;;[.V69];&quot;: &quot;;[.W69])" table:style-name="ce1">
            <text:p><text:s text:c="2"/>bpCI-994_100uM_D21: CACTCA_TCATTC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q</text:p>
          </table:table-cell>
          <table:table-cell office:value-type="string" table:style-name="ce1">
            <text:p>NSC-3852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F9</text:p>
          </table:table-cell>
          <table:table-cell office:value-type="string" office:string-value="bqNSC-3852_100uM_D7" table:formula="of:=CONCATENATE([.$E70];[.$F70];&quot;_&quot;;[.$G70];&quot;_D7&quot;)" table:style-name="ce1">
            <text:p>bqNSC-3852_100uM_D7</text:p>
          </table:table-cell>
          <table:table-cell office:value-type="string" office:string-value="CAGGCG_CTATAC" table:formula="of:=CONCATENATE([.B22];&quot;_&quot;;[.D28])" table:style-name="ce1">
            <text:p>CAGGCG_CTATAC</text:p>
          </table:table-cell>
          <table:table-cell table:style-name="ce1"/>
          <table:table-cell office:value-type="string" table:style-name="ce1">
            <text:p>F9</text:p>
          </table:table-cell>
          <table:table-cell office:value-type="string" office:string-value="bqNSC-3852_100uM_D14" table:formula="of:=CONCATENATE([.$E70];[.$F70];&quot;_&quot;;[.$G70];&quot;_D14&quot;)" table:style-name="ce1">
            <text:p>bqNSC-3852_100uM_D14</text:p>
          </table:table-cell>
          <table:table-cell office:value-type="string" office:string-value="CAGGCG_TCATTC" table:formula="of:=CONCATENATE([.B22];&quot;_&quot;;[.D34])" table:style-name="ce1">
            <text:p>CAGGCG_TCATTC</text:p>
          </table:table-cell>
          <table:table-cell table:style-name="ce1"/>
          <table:table-cell office:value-type="string" table:style-name="ce1">
            <text:p>F9</text:p>
          </table:table-cell>
          <table:table-cell office:value-type="string" office:string-value="bqNSC-3852_100uM_D21" table:formula="of:=CONCATENATE([.$E70];[.$F70];&quot;_&quot;;[.$G70];&quot;_D21&quot;)" table:style-name="ce1">
            <text:p>bqNSC-3852_100uM_D21</text:p>
          </table:table-cell>
          <table:table-cell office:value-type="string" office:string-value="CAGGCG_TCCCGA" table:formula="of:=CONCATENATE([.B22];&quot;_&quot;;[.D35])" table:style-name="ce1">
            <text:p>CAGGCG_TCCCGA</text:p>
          </table:table-cell>
          <table:table-cell table:style-name="ce1"/>
          <table:table-cell office:value-type="string" office:string-value="  bqNSC-3852_100uM_D7: CAGGCG_CTATAC" table:formula="of:=CONCATENATE(&quot;  &quot;;[.N70];&quot;: &quot;;[.O70])" table:style-name="ce1">
            <text:p><text:s text:c="2"/>bqNSC-3852_100uM_D7: CAGGCG_CTATAC</text:p>
          </table:table-cell>
          <table:table-cell office:value-type="string" office:string-value="  bqNSC-3852_100uM_D14: CAGGCG_TCATTC" table:formula="of:=CONCATENATE(&quot;  &quot;;[.R70];&quot;: &quot;;[.S70])" table:style-name="ce1">
            <text:p><text:s text:c="2"/>bqNSC-3852_100uM_D14: CAGGCG_TCATTC</text:p>
          </table:table-cell>
          <table:table-cell office:value-type="string" office:string-value="  bqNSC-3852_100uM_D21: CAGGCG_TCCCGA" table:formula="of:=CONCATENATE(&quot;  &quot;;[.V70];&quot;: &quot;;[.W70])" table:style-name="ce1">
            <text:p><text:s text:c="2"/>bqNSC-3852_100uM_D21: CAGGCG_TCCCGA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r</text:p>
          </table:table-cell>
          <table:table-cell office:value-type="string" table:style-name="ce1">
            <text:p>Aminoresveratrol sulfate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F10</text:p>
          </table:table-cell>
          <table:table-cell office:value-type="string" office:string-value="brAminoresveratrol sulfate_100uM_D7" table:formula="of:=CONCATENATE([.$E71];[.$F71];&quot;_&quot;;[.$G71];&quot;_D7&quot;)" table:style-name="ce1">
            <text:p>brAminoresveratrol sulfate_100uM_D7</text:p>
          </table:table-cell>
          <table:table-cell office:value-type="string" office:string-value="CATGGC_CTCAGA" table:formula="of:=CONCATENATE([.B23];&quot;_&quot;;[.D29])" table:style-name="ce1">
            <text:p>CATGGC_CTCAGA</text:p>
          </table:table-cell>
          <table:table-cell table:style-name="ce1"/>
          <table:table-cell office:value-type="string" table:style-name="ce1">
            <text:p>F10</text:p>
          </table:table-cell>
          <table:table-cell office:value-type="string" office:string-value="brAminoresveratrol sulfate_100uM_D14" table:formula="of:=CONCATENATE([.$E71];[.$F71];&quot;_&quot;;[.$G71];&quot;_D14&quot;)" table:style-name="ce1">
            <text:p>brAminoresveratrol sulfate_100uM_D14</text:p>
          </table:table-cell>
          <table:table-cell office:value-type="string" office:string-value="CATGGC_TCCCGA" table:formula="of:=CONCATENATE([.B23];&quot;_&quot;;[.D35])" table:style-name="ce1">
            <text:p>CATGGC_TCCCGA</text:p>
          </table:table-cell>
          <table:table-cell table:style-name="ce1"/>
          <table:table-cell office:value-type="string" table:style-name="ce1">
            <text:p>F10</text:p>
          </table:table-cell>
          <table:table-cell office:value-type="string" office:string-value="brAminoresveratrol sulfate_100uM_D21" table:formula="of:=CONCATENATE([.$E71];[.$F71];&quot;_&quot;;[.$G71];&quot;_D21&quot;)" table:style-name="ce1">
            <text:p>brAminoresveratrol sulfate_100uM_D21</text:p>
          </table:table-cell>
          <table:table-cell office:value-type="string" office:string-value="CATGGC_TCGAAG" table:formula="of:=CONCATENATE([.B23];&quot;_&quot;;[.D36])" table:style-name="ce1">
            <text:p>CATGGC_TCGAAG</text:p>
          </table:table-cell>
          <table:table-cell table:style-name="ce1"/>
          <table:table-cell office:value-type="string" office:string-value="  brAminoresveratrol sulfate_100uM_D7: CATGGC_CTCAGA" table:formula="of:=CONCATENATE(&quot;  &quot;;[.N71];&quot;: &quot;;[.O71])" table:style-name="ce1">
            <text:p><text:s text:c="2"/>brAminoresveratrol sulfate_100uM_D7: CATGGC_CTCAGA</text:p>
          </table:table-cell>
          <table:table-cell office:value-type="string" office:string-value="  brAminoresveratrol sulfate_100uM_D14: CATGGC_TCCCGA" table:formula="of:=CONCATENATE(&quot;  &quot;;[.R71];&quot;: &quot;;[.S71])" table:style-name="ce1">
            <text:p><text:s text:c="2"/>brAminoresveratrol sulfate_100uM_D14: CATGGC_TCCCGA</text:p>
          </table:table-cell>
          <table:table-cell office:value-type="string" office:string-value="  brAminoresveratrol sulfate_100uM_D21: CATGGC_TCGAAG" table:formula="of:=CONCATENATE(&quot;  &quot;;[.V71];&quot;: &quot;;[.W71])" table:style-name="ce1">
            <text:p><text:s text:c="2"/>brAminoresveratrol sulfate_100uM_D21: CATGGC_TCGAAG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s</text:p>
          </table:table-cell>
          <table:table-cell office:value-type="string" table:style-name="ce1">
            <text:p>BML-281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F11</text:p>
          </table:table-cell>
          <table:table-cell office:value-type="string" office:string-value="bsBML-281_100uM_D7" table:formula="of:=CONCATENATE([.$E72];[.$F72];&quot;_&quot;;[.$G72];&quot;_D7&quot;)" table:style-name="ce1">
            <text:p>bsBML-281_100uM_D7</text:p>
          </table:table-cell>
          <table:table-cell office:value-type="string" office:string-value="CATTTT_GACGAC" table:formula="of:=CONCATENATE([.B24];&quot;_&quot;;[.D30])" table:style-name="ce1">
            <text:p>CATTTT_GACGAC</text:p>
          </table:table-cell>
          <table:table-cell table:style-name="ce1"/>
          <table:table-cell office:value-type="string" table:style-name="ce1">
            <text:p>F11</text:p>
          </table:table-cell>
          <table:table-cell office:value-type="string" office:string-value="bsBML-281_100uM_D14" table:formula="of:=CONCATENATE([.$E72];[.$F72];&quot;_&quot;;[.$G72];&quot;_D14&quot;)" table:style-name="ce1">
            <text:p>bsBML-281_100uM_D14</text:p>
          </table:table-cell>
          <table:table-cell office:value-type="string" office:string-value="CATTTT_TCGAAG" table:formula="of:=CONCATENATE([.B24];&quot;_&quot;;[.D36])" table:style-name="ce1">
            <text:p>CATTTT_TCGAAG</text:p>
          </table:table-cell>
          <table:table-cell table:style-name="ce1"/>
          <table:table-cell office:value-type="string" table:style-name="ce1">
            <text:p>F11</text:p>
          </table:table-cell>
          <table:table-cell office:value-type="string" office:string-value="bsBML-281_100uM_D21" table:formula="of:=CONCATENATE([.$E72];[.$F72];&quot;_&quot;;[.$G72];&quot;_D21&quot;)" table:style-name="ce1">
            <text:p>bsBML-281_100uM_D21</text:p>
          </table:table-cell>
          <table:table-cell office:value-type="string" office:string-value="CATTTT_TCGGCA" table:formula="of:=CONCATENATE([.B24];&quot;_&quot;;[.D37])" table:style-name="ce1">
            <text:p>CATTTT_TCGGCA</text:p>
          </table:table-cell>
          <table:table-cell table:style-name="ce1"/>
          <table:table-cell office:value-type="string" office:string-value="  bsBML-281_100uM_D7: CATTTT_GACGAC" table:formula="of:=CONCATENATE(&quot;  &quot;;[.N72];&quot;: &quot;;[.O72])" table:style-name="ce1">
            <text:p><text:s text:c="2"/>bsBML-281_100uM_D7: CATTTT_GACGAC</text:p>
          </table:table-cell>
          <table:table-cell office:value-type="string" office:string-value="  bsBML-281_100uM_D14: CATTTT_TCGAAG" table:formula="of:=CONCATENATE(&quot;  &quot;;[.R72];&quot;: &quot;;[.S72])" table:style-name="ce1">
            <text:p><text:s text:c="2"/>bsBML-281_100uM_D14: CATTTT_TCGAAG</text:p>
          </table:table-cell>
          <table:table-cell office:value-type="string" office:string-value="  bsBML-281_100uM_D21: CATTTT_TCGGCA" table:formula="of:=CONCATENATE(&quot;  &quot;;[.V72];&quot;: &quot;;[.W72])" table:style-name="ce1">
            <text:p><text:s text:c="2"/>bsBML-281_100uM_D21: CATTTT_TCGGCA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t</text:p>
          </table:table-cell>
          <table:table-cell office:value-type="string" table:style-name="ce1">
            <text:p>Triacetylresveratrol</text:p>
          </table:table-cell>
          <table:table-cell office:value-type="string" table:style-name="ce1">
            <text:p>100uM</text:p>
          </table:table-cell>
          <table:table-cell table:number-columns-repeated="5" table:style-name="ce1"/>
          <table:table-cell office:value-type="string" table:style-name="ce1">
            <text:p>F12</text:p>
          </table:table-cell>
          <table:table-cell office:value-type="string" office:string-value="btTriacetylresveratrol_100uM_D7" table:formula="of:=CONCATENATE([.$E73];[.$F73];&quot;_&quot;;[.$G73];&quot;_D7&quot;)" table:style-name="ce1">
            <text:p>btTriacetylresveratrol_100uM_D7</text:p>
          </table:table-cell>
          <table:table-cell office:value-type="string" office:string-value="CCAACA_TAATCG" table:formula="of:=CONCATENATE([.B25];&quot;_&quot;;[.D31])" table:style-name="ce1">
            <text:p>CCAACA_TAATCG</text:p>
          </table:table-cell>
          <table:table-cell table:style-name="ce1"/>
          <table:table-cell office:value-type="string" table:style-name="ce1">
            <text:p>F12</text:p>
          </table:table-cell>
          <table:table-cell office:value-type="string" office:string-value="btTriacetylresveratrol_100uM_D14" table:formula="of:=CONCATENATE([.$E73];[.$F73];&quot;_&quot;;[.$G73];&quot;_D14&quot;)" table:style-name="ce1">
            <text:p>btTriacetylresveratrol_100uM_D14</text:p>
          </table:table-cell>
          <table:table-cell office:value-type="string" office:string-value="CCAACA_TCGGCA" table:formula="of:=CONCATENATE([.B25];&quot;_&quot;;[.D37])" table:style-name="ce1">
            <text:p>CCAACA_TCGGCA</text:p>
          </table:table-cell>
          <table:table-cell table:style-name="ce1"/>
          <table:table-cell office:value-type="string" table:style-name="ce1">
            <text:p>F12</text:p>
          </table:table-cell>
          <table:table-cell office:value-type="string" office:string-value="btTriacetylresveratrol_100uM_D21" table:formula="of:=CONCATENATE([.$E73];[.$F73];&quot;_&quot;;[.$G73];&quot;_D21&quot;)" table:style-name="ce1">
            <text:p>btTriacetylresveratrol_100uM_D21</text:p>
          </table:table-cell>
          <table:table-cell office:value-type="string" office:string-value="CCAACA_CGGAAT" table:formula="of:=CONCATENATE([.B25];&quot;_&quot;;[.D26])" table:style-name="ce1">
            <text:p>CCAACA_CGGAAT</text:p>
          </table:table-cell>
          <table:table-cell table:style-name="ce1"/>
          <table:table-cell office:value-type="string" office:string-value="  btTriacetylresveratrol_100uM_D7: CCAACA_TAATCG" table:formula="of:=CONCATENATE(&quot;  &quot;;[.N73];&quot;: &quot;;[.O73])" table:style-name="ce1">
            <text:p><text:s text:c="2"/>btTriacetylresveratrol_100uM_D7: CCAACA_TAATCG</text:p>
          </table:table-cell>
          <table:table-cell office:value-type="string" office:string-value="  btTriacetylresveratrol_100uM_D14: CCAACA_TCGGCA" table:formula="of:=CONCATENATE(&quot;  &quot;;[.R73];&quot;: &quot;;[.S73])" table:style-name="ce1">
            <text:p><text:s text:c="2"/>btTriacetylresveratrol_100uM_D14: CCAACA_TCGGCA</text:p>
          </table:table-cell>
          <table:table-cell office:value-type="string" office:string-value="  btTriacetylresveratrol_100uM_D21: CCAACA_CGGAAT" table:formula="of:=CONCATENATE(&quot;  &quot;;[.V73];&quot;: &quot;;[.W73])" table:style-name="ce1">
            <text:p><text:s text:c="2"/>btTriacetylresveratrol_100uM_D21: CCAACA_CGGAAT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u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G1</text:p>
          </table:table-cell>
          <table:table-cell office:value-type="string" office:string-value="buNo-treatment_NA_D7" table:formula="of:=CONCATENATE([.$E74];[.$F74];&quot;_&quot;;[.$G74];&quot;_D7&quot;)" table:style-name="ce1">
            <text:p>buNo-treatment_NA_D7</text:p>
          </table:table-cell>
          <table:table-cell office:value-type="string" office:string-value="CGGAAT_GTGAAA" table:formula="of:=CONCATENATE([.B26];&quot;_&quot;;[.D8])" table:style-name="ce1">
            <text:p>CGGAAT_GTGAAA</text:p>
          </table:table-cell>
          <table:table-cell table:style-name="ce1"/>
          <table:table-cell office:value-type="string" table:style-name="ce1">
            <text:p>G1</text:p>
          </table:table-cell>
          <table:table-cell office:value-type="string" office:string-value="buNo-treatment_NA_D14" table:formula="of:=CONCATENATE([.$E74];[.$F74];&quot;_&quot;;[.$G74];&quot;_D14&quot;)" table:style-name="ce1">
            <text:p>buNo-treatment_NA_D14</text:p>
          </table:table-cell>
          <table:table-cell office:value-type="string" office:string-value="CGGAAT_AGTCAA" table:formula="of:=CONCATENATE([.B26];&quot;_&quot;;[.D2])" table:style-name="ce1">
            <text:p>CGGAAT_AGTCAA</text:p>
          </table:table-cell>
          <table:table-cell table:style-name="ce1"/>
          <table:table-cell office:value-type="string" table:style-name="ce1">
            <text:p>G1</text:p>
          </table:table-cell>
          <table:table-cell office:value-type="string" office:string-value="buNo-treatment_NA_D21" table:formula="of:=CONCATENATE([.$E74];[.$F74];&quot;_&quot;;[.$G74];&quot;_D21&quot;)" table:style-name="ce1">
            <text:p>buNo-treatment_NA_D21</text:p>
          </table:table-cell>
          <table:table-cell office:value-type="string" office:string-value="CGGAAT_AGTTCC" table:formula="of:=CONCATENATE([.B26];&quot;_&quot;;[.D3])" table:style-name="ce1">
            <text:p>CGGAAT_AGTTCC</text:p>
          </table:table-cell>
          <table:table-cell table:style-name="ce1"/>
          <table:table-cell office:value-type="string" office:string-value="  buNo-treatment_NA_D7: CGGAAT_GTGAAA" table:formula="of:=CONCATENATE(&quot;  &quot;;[.N74];&quot;: &quot;;[.O74])" table:style-name="ce1">
            <text:p><text:s text:c="2"/>buNo-treatment_NA_D7: CGGAAT_GTGAAA</text:p>
          </table:table-cell>
          <table:table-cell office:value-type="string" office:string-value="  buNo-treatment_NA_D14: CGGAAT_AGTCAA" table:formula="of:=CONCATENATE(&quot;  &quot;;[.R74];&quot;: &quot;;[.S74])" table:style-name="ce1">
            <text:p><text:s text:c="2"/>buNo-treatment_NA_D14: CGGAAT_AGTCAA</text:p>
          </table:table-cell>
          <table:table-cell office:value-type="string" office:string-value="  buNo-treatment_NA_D21: CGGAAT_AGTTCC" table:formula="of:=CONCATENATE(&quot;  &quot;;[.V74];&quot;: &quot;;[.W74])" table:style-name="ce1">
            <text:p><text:s text:c="2"/>buNo-treatment_NA_D21: CGGAAT_AGTTCC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v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G2</text:p>
          </table:table-cell>
          <table:table-cell office:value-type="string" office:string-value="bvNo-treatment_NA_D7" table:formula="of:=CONCATENATE([.$E75];[.$F75];&quot;_&quot;;[.$G75];&quot;_D7&quot;)" table:style-name="ce1">
            <text:p>bvNo-treatment_NA_D7</text:p>
          </table:table-cell>
          <table:table-cell office:value-type="string" office:string-value="CTAGCT_GTGGCC" table:formula="of:=CONCATENATE([.B27];&quot;_&quot;;[.D9])" table:style-name="ce1">
            <text:p>CTAGCT_GTGGCC</text:p>
          </table:table-cell>
          <table:table-cell table:style-name="ce1"/>
          <table:table-cell office:value-type="string" table:style-name="ce1">
            <text:p>G2</text:p>
          </table:table-cell>
          <table:table-cell office:value-type="string" office:string-value="bvNo-treatment_NA_D14" table:formula="of:=CONCATENATE([.$E75];[.$F75];&quot;_&quot;;[.$G75];&quot;_D14&quot;)" table:style-name="ce1">
            <text:p>bvNo-treatment_NA_D14</text:p>
          </table:table-cell>
          <table:table-cell office:value-type="string" office:string-value="CTAGCT_AGTTCC" table:formula="of:=CONCATENATE([.B27];&quot;_&quot;;[.D3])" table:style-name="ce1">
            <text:p>CTAGCT_AGTTCC</text:p>
          </table:table-cell>
          <table:table-cell table:style-name="ce1"/>
          <table:table-cell office:value-type="string" table:style-name="ce1">
            <text:p>G2</text:p>
          </table:table-cell>
          <table:table-cell office:value-type="string" office:string-value="bvNo-treatment_NA_D21" table:formula="of:=CONCATENATE([.$E75];[.$F75];&quot;_&quot;;[.$G75];&quot;_D21&quot;)" table:style-name="ce1">
            <text:p>bvNo-treatment_NA_D21</text:p>
          </table:table-cell>
          <table:table-cell office:value-type="string" office:string-value="CTAGCT_ATGTCA" table:formula="of:=CONCATENATE([.B27];&quot;_&quot;;[.D4])" table:style-name="ce1">
            <text:p>CTAGCT_ATGTCA</text:p>
          </table:table-cell>
          <table:table-cell table:style-name="ce1"/>
          <table:table-cell office:value-type="string" office:string-value="  bvNo-treatment_NA_D7: CTAGCT_GTGGCC" table:formula="of:=CONCATENATE(&quot;  &quot;;[.N75];&quot;: &quot;;[.O75])" table:style-name="ce1">
            <text:p><text:s text:c="2"/>bvNo-treatment_NA_D7: CTAGCT_GTGGCC</text:p>
          </table:table-cell>
          <table:table-cell office:value-type="string" office:string-value="  bvNo-treatment_NA_D14: CTAGCT_AGTTCC" table:formula="of:=CONCATENATE(&quot;  &quot;;[.R75];&quot;: &quot;;[.S75])" table:style-name="ce1">
            <text:p><text:s text:c="2"/>bvNo-treatment_NA_D14: CTAGCT_AGTTCC</text:p>
          </table:table-cell>
          <table:table-cell office:value-type="string" office:string-value="  bvNo-treatment_NA_D21: CTAGCT_ATGTCA" table:formula="of:=CONCATENATE(&quot;  &quot;;[.V75];&quot;: &quot;;[.W75])" table:style-name="ce1">
            <text:p><text:s text:c="2"/>bvNo-treatment_NA_D21: CTAGCT_ATGTCA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w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G3</text:p>
          </table:table-cell>
          <table:table-cell office:value-type="string" office:string-value="bwNo-treatment_NA_D7" table:formula="of:=CONCATENATE([.$E76];[.$F76];&quot;_&quot;;[.$G76];&quot;_D7&quot;)" table:style-name="ce1">
            <text:p>bwNo-treatment_NA_D7</text:p>
          </table:table-cell>
          <table:table-cell office:value-type="string" office:string-value="CTATAC_GTTTCG" table:formula="of:=CONCATENATE([.B28];&quot;_&quot;;[.D10])" table:style-name="ce1">
            <text:p>CTATAC_GTTTCG</text:p>
          </table:table-cell>
          <table:table-cell table:style-name="ce1"/>
          <table:table-cell office:value-type="string" table:style-name="ce1">
            <text:p>G3</text:p>
          </table:table-cell>
          <table:table-cell office:value-type="string" office:string-value="bwNo-treatment_NA_D14" table:formula="of:=CONCATENATE([.$E76];[.$F76];&quot;_&quot;;[.$G76];&quot;_D14&quot;)" table:style-name="ce1">
            <text:p>bwNo-treatment_NA_D14</text:p>
          </table:table-cell>
          <table:table-cell office:value-type="string" office:string-value="CTATAC_ATGTCA" table:formula="of:=CONCATENATE([.B28];&quot;_&quot;;[.D4])" table:style-name="ce1">
            <text:p>CTATAC_ATGTCA</text:p>
          </table:table-cell>
          <table:table-cell table:style-name="ce1"/>
          <table:table-cell office:value-type="string" table:style-name="ce1">
            <text:p>G3</text:p>
          </table:table-cell>
          <table:table-cell office:value-type="string" office:string-value="bwNo-treatment_NA_D21" table:formula="of:=CONCATENATE([.$E76];[.$F76];&quot;_&quot;;[.$G76];&quot;_D21&quot;)" table:style-name="ce1">
            <text:p>bwNo-treatment_NA_D21</text:p>
          </table:table-cell>
          <table:table-cell office:value-type="string" office:string-value="CTATAC_CCGTCC" table:formula="of:=CONCATENATE([.B28];&quot;_&quot;;[.D5])" table:style-name="ce1">
            <text:p>CTATAC_CCGTCC</text:p>
          </table:table-cell>
          <table:table-cell table:style-name="ce1"/>
          <table:table-cell office:value-type="string" office:string-value="  bwNo-treatment_NA_D7: CTATAC_GTTTCG" table:formula="of:=CONCATENATE(&quot;  &quot;;[.N76];&quot;: &quot;;[.O76])" table:style-name="ce1">
            <text:p><text:s text:c="2"/>bwNo-treatment_NA_D7: CTATAC_GTTTCG</text:p>
          </table:table-cell>
          <table:table-cell office:value-type="string" office:string-value="  bwNo-treatment_NA_D14: CTATAC_ATGTCA" table:formula="of:=CONCATENATE(&quot;  &quot;;[.R76];&quot;: &quot;;[.S76])" table:style-name="ce1">
            <text:p><text:s text:c="2"/>bwNo-treatment_NA_D14: CTATAC_ATGTCA</text:p>
          </table:table-cell>
          <table:table-cell office:value-type="string" office:string-value="  bwNo-treatment_NA_D21: CTATAC_CCGTCC" table:formula="of:=CONCATENATE(&quot;  &quot;;[.V76];&quot;: &quot;;[.W76])" table:style-name="ce1">
            <text:p><text:s text:c="2"/>bwNo-treatment_NA_D21: CTATAC_CCGTCC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x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G4</text:p>
          </table:table-cell>
          <table:table-cell office:value-type="string" office:string-value="bxNo-treatment_NA_D7" table:formula="of:=CONCATENATE([.$E77];[.$F77];&quot;_&quot;;[.$G77];&quot;_D7&quot;)" table:style-name="ce1">
            <text:p>bxNo-treatment_NA_D7</text:p>
          </table:table-cell>
          <table:table-cell office:value-type="string" office:string-value="CTCAGA_CGTACG" table:formula="of:=CONCATENATE([.B29];&quot;_&quot;;[.D11])" table:style-name="ce1">
            <text:p>CTCAGA_CGTACG</text:p>
          </table:table-cell>
          <table:table-cell table:style-name="ce1"/>
          <table:table-cell office:value-type="string" table:style-name="ce1">
            <text:p>G4</text:p>
          </table:table-cell>
          <table:table-cell office:value-type="string" office:string-value="bxNo-treatment_NA_D14" table:formula="of:=CONCATENATE([.$E77];[.$F77];&quot;_&quot;;[.$G77];&quot;_D14&quot;)" table:style-name="ce1">
            <text:p>bxNo-treatment_NA_D14</text:p>
          </table:table-cell>
          <table:table-cell office:value-type="string" office:string-value="CTCAGA_CCGTCC" table:formula="of:=CONCATENATE([.B29];&quot;_&quot;;[.D5])" table:style-name="ce1">
            <text:p>CTCAGA_CCGTCC</text:p>
          </table:table-cell>
          <table:table-cell table:style-name="ce1"/>
          <table:table-cell office:value-type="string" table:style-name="ce1">
            <text:p>G4</text:p>
          </table:table-cell>
          <table:table-cell office:value-type="string" office:string-value="bxNo-treatment_NA_D21" table:formula="of:=CONCATENATE([.$E77];[.$F77];&quot;_&quot;;[.$G77];&quot;_D21&quot;)" table:style-name="ce1">
            <text:p>bxNo-treatment_NA_D21</text:p>
          </table:table-cell>
          <table:table-cell office:value-type="string" office:string-value="CTCAGA_GTAGAG" table:formula="of:=CONCATENATE([.B29];&quot;_&quot;;[.D6])" table:style-name="ce1">
            <text:p>CTCAGA_GTAGAG</text:p>
          </table:table-cell>
          <table:table-cell table:style-name="ce1"/>
          <table:table-cell office:value-type="string" office:string-value="  bxNo-treatment_NA_D7: CTCAGA_CGTACG" table:formula="of:=CONCATENATE(&quot;  &quot;;[.N77];&quot;: &quot;;[.O77])" table:style-name="ce1">
            <text:p><text:s text:c="2"/>bxNo-treatment_NA_D7: CTCAGA_CGTACG</text:p>
          </table:table-cell>
          <table:table-cell office:value-type="string" office:string-value="  bxNo-treatment_NA_D14: CTCAGA_CCGTCC" table:formula="of:=CONCATENATE(&quot;  &quot;;[.R77];&quot;: &quot;;[.S77])" table:style-name="ce1">
            <text:p><text:s text:c="2"/>bxNo-treatment_NA_D14: CTCAGA_CCGTCC</text:p>
          </table:table-cell>
          <table:table-cell office:value-type="string" office:string-value="  bxNo-treatment_NA_D21: CTCAGA_GTAGAG" table:formula="of:=CONCATENATE(&quot;  &quot;;[.V77];&quot;: &quot;;[.W77])" table:style-name="ce1">
            <text:p><text:s text:c="2"/>bxNo-treatment_NA_D21: CTCAGA_GTAGAG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y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G5</text:p>
          </table:table-cell>
          <table:table-cell office:value-type="string" office:string-value="byNo-treatment_NA_D7" table:formula="of:=CONCATENATE([.$E78];[.$F78];&quot;_&quot;;[.$G78];&quot;_D7&quot;)" table:style-name="ce1">
            <text:p>byNo-treatment_NA_D7</text:p>
          </table:table-cell>
          <table:table-cell office:value-type="string" office:string-value="GACGAC_GAGTGG" table:formula="of:=CONCATENATE([.B30];&quot;_&quot;;[.D12])" table:style-name="ce1">
            <text:p>GACGAC_GAGTGG</text:p>
          </table:table-cell>
          <table:table-cell table:style-name="ce1"/>
          <table:table-cell office:value-type="string" table:style-name="ce1">
            <text:p>G5</text:p>
          </table:table-cell>
          <table:table-cell office:value-type="string" office:string-value="byNo-treatment_NA_D14" table:formula="of:=CONCATENATE([.$E78];[.$F78];&quot;_&quot;;[.$G78];&quot;_D14&quot;)" table:style-name="ce1">
            <text:p>byNo-treatment_NA_D14</text:p>
          </table:table-cell>
          <table:table-cell office:value-type="string" office:string-value="GACGAC_GTAGAG" table:formula="of:=CONCATENATE([.B30];&quot;_&quot;;[.D6])" table:style-name="ce1">
            <text:p>GACGAC_GTAGAG</text:p>
          </table:table-cell>
          <table:table-cell table:style-name="ce1"/>
          <table:table-cell office:value-type="string" table:style-name="ce1">
            <text:p>G5</text:p>
          </table:table-cell>
          <table:table-cell office:value-type="string" office:string-value="byNo-treatment_NA_D21" table:formula="of:=CONCATENATE([.$E78];[.$F78];&quot;_&quot;;[.$G78];&quot;_D21&quot;)" table:style-name="ce1">
            <text:p>byNo-treatment_NA_D21</text:p>
          </table:table-cell>
          <table:table-cell office:value-type="string" office:string-value="GACGAC_GTCCGC" table:formula="of:=CONCATENATE([.B30];&quot;_&quot;;[.D7])" table:style-name="ce1">
            <text:p>GACGAC_GTCCGC</text:p>
          </table:table-cell>
          <table:table-cell table:style-name="ce1"/>
          <table:table-cell office:value-type="string" office:string-value="  byNo-treatment_NA_D7: GACGAC_GAGTGG" table:formula="of:=CONCATENATE(&quot;  &quot;;[.N78];&quot;: &quot;;[.O78])" table:style-name="ce1">
            <text:p><text:s text:c="2"/>byNo-treatment_NA_D7: GACGAC_GAGTGG</text:p>
          </table:table-cell>
          <table:table-cell office:value-type="string" office:string-value="  byNo-treatment_NA_D14: GACGAC_GTAGAG" table:formula="of:=CONCATENATE(&quot;  &quot;;[.R78];&quot;: &quot;;[.S78])" table:style-name="ce1">
            <text:p><text:s text:c="2"/>byNo-treatment_NA_D14: GACGAC_GTAGAG</text:p>
          </table:table-cell>
          <table:table-cell office:value-type="string" office:string-value="  byNo-treatment_NA_D21: GACGAC_GTCCGC" table:formula="of:=CONCATENATE(&quot;  &quot;;[.V78];&quot;: &quot;;[.W78])" table:style-name="ce1">
            <text:p><text:s text:c="2"/>byNo-treatment_NA_D21: GACGAC_GTCCGC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bz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G6</text:p>
          </table:table-cell>
          <table:table-cell office:value-type="string" office:string-value="bzNo-treatment_NA_D7" table:formula="of:=CONCATENATE([.$E79];[.$F79];&quot;_&quot;;[.$G79];&quot;_D7&quot;)" table:style-name="ce1">
            <text:p>bzNo-treatment_NA_D7</text:p>
          </table:table-cell>
          <table:table-cell office:value-type="string" office:string-value="TAATCG_GGTAGC" table:formula="of:=CONCATENATE([.B31];&quot;_&quot;;[.D13])" table:style-name="ce1">
            <text:p>TAATCG_GGTAGC</text:p>
          </table:table-cell>
          <table:table-cell table:style-name="ce1"/>
          <table:table-cell office:value-type="string" table:style-name="ce1">
            <text:p>G6</text:p>
          </table:table-cell>
          <table:table-cell office:value-type="string" office:string-value="bzNo-treatment_NA_D14" table:formula="of:=CONCATENATE([.$E79];[.$F79];&quot;_&quot;;[.$G79];&quot;_D14&quot;)" table:style-name="ce1">
            <text:p>bzNo-treatment_NA_D14</text:p>
          </table:table-cell>
          <table:table-cell office:value-type="string" office:string-value="TAATCG_GTCCGC" table:formula="of:=CONCATENATE([.B31];&quot;_&quot;;[.D7])" table:style-name="ce1">
            <text:p>TAATCG_GTCCGC</text:p>
          </table:table-cell>
          <table:table-cell table:style-name="ce1"/>
          <table:table-cell office:value-type="string" table:style-name="ce1">
            <text:p>G6</text:p>
          </table:table-cell>
          <table:table-cell office:value-type="string" office:string-value="bzNo-treatment_NA_D21" table:formula="of:=CONCATENATE([.$E79];[.$F79];&quot;_&quot;;[.$G79];&quot;_D21&quot;)" table:style-name="ce1">
            <text:p>bzNo-treatment_NA_D21</text:p>
          </table:table-cell>
          <table:table-cell office:value-type="string" office:string-value="TAATCG_GTGAAA" table:formula="of:=CONCATENATE([.B31];&quot;_&quot;;[.D8])" table:style-name="ce1">
            <text:p>TAATCG_GTGAAA</text:p>
          </table:table-cell>
          <table:table-cell table:style-name="ce1"/>
          <table:table-cell office:value-type="string" office:string-value="  bzNo-treatment_NA_D7: TAATCG_GGTAGC" table:formula="of:=CONCATENATE(&quot;  &quot;;[.N79];&quot;: &quot;;[.O79])" table:style-name="ce1">
            <text:p><text:s text:c="2"/>bzNo-treatment_NA_D7: TAATCG_GGTAGC</text:p>
          </table:table-cell>
          <table:table-cell office:value-type="string" office:string-value="  bzNo-treatment_NA_D14: TAATCG_GTCCGC" table:formula="of:=CONCATENATE(&quot;  &quot;;[.R79];&quot;: &quot;;[.S79])" table:style-name="ce1">
            <text:p><text:s text:c="2"/>bzNo-treatment_NA_D14: TAATCG_GTCCGC</text:p>
          </table:table-cell>
          <table:table-cell office:value-type="string" office:string-value="  bzNo-treatment_NA_D21: TAATCG_GTGAAA" table:formula="of:=CONCATENATE(&quot;  &quot;;[.V79];&quot;: &quot;;[.W79])" table:style-name="ce1">
            <text:p><text:s text:c="2"/>bzNo-treatment_NA_D21: TAATCG_GTGAAA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ca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G7</text:p>
          </table:table-cell>
          <table:table-cell office:value-type="string" office:string-value="caNo-treatment_NA_D7" table:formula="of:=CONCATENATE([.$E80];[.$F80];&quot;_&quot;;[.$G80];&quot;_D7&quot;)" table:style-name="ce1">
            <text:p>caNo-treatment_NA_D7</text:p>
          </table:table-cell>
          <table:table-cell office:value-type="string" office:string-value="TACAGC_AGTCAA" table:formula="of:=CONCATENATE([.B32];&quot;_&quot;;[.D2])" table:style-name="ce1">
            <text:p>TACAGC_AGTCAA</text:p>
          </table:table-cell>
          <table:table-cell table:style-name="ce1"/>
          <table:table-cell office:value-type="string" table:style-name="ce1">
            <text:p>G7</text:p>
          </table:table-cell>
          <table:table-cell office:value-type="string" office:string-value="caNo-treatment_NA_D14" table:formula="of:=CONCATENATE([.$E80];[.$F80];&quot;_&quot;;[.$G80];&quot;_D14&quot;)" table:style-name="ce1">
            <text:p>caNo-treatment_NA_D14</text:p>
          </table:table-cell>
          <table:table-cell office:value-type="string" office:string-value="TACAGC_GTGAAA" table:formula="of:=CONCATENATE([.B32];&quot;_&quot;;[.D8])" table:style-name="ce1">
            <text:p>TACAGC_GTGAAA</text:p>
          </table:table-cell>
          <table:table-cell table:style-name="ce1"/>
          <table:table-cell office:value-type="string" table:style-name="ce1">
            <text:p>G7</text:p>
          </table:table-cell>
          <table:table-cell office:value-type="string" office:string-value="caNo-treatment_NA_D21" table:formula="of:=CONCATENATE([.$E80];[.$F80];&quot;_&quot;;[.$G80];&quot;_D21&quot;)" table:style-name="ce1">
            <text:p>caNo-treatment_NA_D21</text:p>
          </table:table-cell>
          <table:table-cell office:value-type="string" office:string-value="TACAGC_GTGGCC" table:formula="of:=CONCATENATE([.B32];&quot;_&quot;;[.D9])" table:style-name="ce1">
            <text:p>TACAGC_GTGGCC</text:p>
          </table:table-cell>
          <table:table-cell table:style-name="ce1"/>
          <table:table-cell office:value-type="string" office:string-value="  caNo-treatment_NA_D7: TACAGC_AGTCAA" table:formula="of:=CONCATENATE(&quot;  &quot;;[.N80];&quot;: &quot;;[.O80])" table:style-name="ce1">
            <text:p><text:s text:c="2"/>caNo-treatment_NA_D7: TACAGC_AGTCAA</text:p>
          </table:table-cell>
          <table:table-cell office:value-type="string" office:string-value="  caNo-treatment_NA_D14: TACAGC_GTGAAA" table:formula="of:=CONCATENATE(&quot;  &quot;;[.R80];&quot;: &quot;;[.S80])" table:style-name="ce1">
            <text:p><text:s text:c="2"/>caNo-treatment_NA_D14: TACAGC_GTGAAA</text:p>
          </table:table-cell>
          <table:table-cell office:value-type="string" office:string-value="  caNo-treatment_NA_D21: TACAGC_GTGGCC" table:formula="of:=CONCATENATE(&quot;  &quot;;[.V80];&quot;: &quot;;[.W80])" table:style-name="ce1">
            <text:p><text:s text:c="2"/>caNo-treatment_NA_D21: TACAGC_GTGGCC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cb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G8</text:p>
          </table:table-cell>
          <table:table-cell office:value-type="string" office:string-value="cbNo-treatment_NA_D7" table:formula="of:=CONCATENATE([.$E81];[.$F81];&quot;_&quot;;[.$G81];&quot;_D7&quot;)" table:style-name="ce1">
            <text:p>cbNo-treatment_NA_D7</text:p>
          </table:table-cell>
          <table:table-cell office:value-type="string" office:string-value="TATAAT_AGTTCC" table:formula="of:=CONCATENATE([.B33];&quot;_&quot;;[.D3])" table:style-name="ce1">
            <text:p>TATAAT_AGTTCC</text:p>
          </table:table-cell>
          <table:table-cell table:style-name="ce1"/>
          <table:table-cell office:value-type="string" table:style-name="ce1">
            <text:p>G8</text:p>
          </table:table-cell>
          <table:table-cell office:value-type="string" office:string-value="cbNo-treatment_NA_D14" table:formula="of:=CONCATENATE([.$E81];[.$F81];&quot;_&quot;;[.$G81];&quot;_D14&quot;)" table:style-name="ce1">
            <text:p>cbNo-treatment_NA_D14</text:p>
          </table:table-cell>
          <table:table-cell office:value-type="string" office:string-value="TATAAT_GTGGCC" table:formula="of:=CONCATENATE([.B33];&quot;_&quot;;[.D9])" table:style-name="ce1">
            <text:p>TATAAT_GTGGCC</text:p>
          </table:table-cell>
          <table:table-cell table:style-name="ce1"/>
          <table:table-cell office:value-type="string" table:style-name="ce1">
            <text:p>G8</text:p>
          </table:table-cell>
          <table:table-cell office:value-type="string" office:string-value="cbNo-treatment_NA_D21" table:formula="of:=CONCATENATE([.$E81];[.$F81];&quot;_&quot;;[.$G81];&quot;_D21&quot;)" table:style-name="ce1">
            <text:p>cbNo-treatment_NA_D21</text:p>
          </table:table-cell>
          <table:table-cell office:value-type="string" office:string-value="TATAAT_GTTTCG" table:formula="of:=CONCATENATE([.B33];&quot;_&quot;;[.D10])" table:style-name="ce1">
            <text:p>TATAAT_GTTTCG</text:p>
          </table:table-cell>
          <table:table-cell table:style-name="ce1"/>
          <table:table-cell office:value-type="string" office:string-value="  cbNo-treatment_NA_D7: TATAAT_AGTTCC" table:formula="of:=CONCATENATE(&quot;  &quot;;[.N81];&quot;: &quot;;[.O81])" table:style-name="ce1">
            <text:p><text:s text:c="2"/>cbNo-treatment_NA_D7: TATAAT_AGTTCC</text:p>
          </table:table-cell>
          <table:table-cell office:value-type="string" office:string-value="  cbNo-treatment_NA_D14: TATAAT_GTGGCC" table:formula="of:=CONCATENATE(&quot;  &quot;;[.R81];&quot;: &quot;;[.S81])" table:style-name="ce1">
            <text:p><text:s text:c="2"/>cbNo-treatment_NA_D14: TATAAT_GTGGCC</text:p>
          </table:table-cell>
          <table:table-cell office:value-type="string" office:string-value="  cbNo-treatment_NA_D21: TATAAT_GTTTCG" table:formula="of:=CONCATENATE(&quot;  &quot;;[.V81];&quot;: &quot;;[.W81])" table:style-name="ce1">
            <text:p><text:s text:c="2"/>cbNo-treatment_NA_D21: TATAAT_GTTTCG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cc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G9</text:p>
          </table:table-cell>
          <table:table-cell office:value-type="string" office:string-value="ccNo-treatment_NA_D7" table:formula="of:=CONCATENATE([.$E82];[.$F82];&quot;_&quot;;[.$G82];&quot;_D7&quot;)" table:style-name="ce1">
            <text:p>ccNo-treatment_NA_D7</text:p>
          </table:table-cell>
          <table:table-cell office:value-type="string" office:string-value="TCATTC_ATGTCA" table:formula="of:=CONCATENATE([.B34];&quot;_&quot;;[.D4])" table:style-name="ce1">
            <text:p>TCATTC_ATGTCA</text:p>
          </table:table-cell>
          <table:table-cell table:style-name="ce1"/>
          <table:table-cell office:value-type="string" table:style-name="ce1">
            <text:p>G9</text:p>
          </table:table-cell>
          <table:table-cell office:value-type="string" office:string-value="ccNo-treatment_NA_D14" table:formula="of:=CONCATENATE([.$E82];[.$F82];&quot;_&quot;;[.$G82];&quot;_D14&quot;)" table:style-name="ce1">
            <text:p>ccNo-treatment_NA_D14</text:p>
          </table:table-cell>
          <table:table-cell office:value-type="string" office:string-value="TCATTC_GTTTCG" table:formula="of:=CONCATENATE([.B34];&quot;_&quot;;[.D10])" table:style-name="ce1">
            <text:p>TCATTC_GTTTCG</text:p>
          </table:table-cell>
          <table:table-cell table:style-name="ce1"/>
          <table:table-cell office:value-type="string" table:style-name="ce1">
            <text:p>G9</text:p>
          </table:table-cell>
          <table:table-cell office:value-type="string" office:string-value="ccNo-treatment_NA_D21" table:formula="of:=CONCATENATE([.$E82];[.$F82];&quot;_&quot;;[.$G82];&quot;_D21&quot;)" table:style-name="ce1">
            <text:p>ccNo-treatment_NA_D21</text:p>
          </table:table-cell>
          <table:table-cell office:value-type="string" office:string-value="TCATTC_CGTACG" table:formula="of:=CONCATENATE([.B34];&quot;_&quot;;[.D11])" table:style-name="ce1">
            <text:p>TCATTC_CGTACG</text:p>
          </table:table-cell>
          <table:table-cell table:style-name="ce1"/>
          <table:table-cell office:value-type="string" office:string-value="  ccNo-treatment_NA_D7: TCATTC_ATGTCA" table:formula="of:=CONCATENATE(&quot;  &quot;;[.N82];&quot;: &quot;;[.O82])" table:style-name="ce1">
            <text:p><text:s text:c="2"/>ccNo-treatment_NA_D7: TCATTC_ATGTCA</text:p>
          </table:table-cell>
          <table:table-cell office:value-type="string" office:string-value="  ccNo-treatment_NA_D14: TCATTC_GTTTCG" table:formula="of:=CONCATENATE(&quot;  &quot;;[.R82];&quot;: &quot;;[.S82])" table:style-name="ce1">
            <text:p><text:s text:c="2"/>ccNo-treatment_NA_D14: TCATTC_GTTTCG</text:p>
          </table:table-cell>
          <table:table-cell office:value-type="string" office:string-value="  ccNo-treatment_NA_D21: TCATTC_CGTACG" table:formula="of:=CONCATENATE(&quot;  &quot;;[.V82];&quot;: &quot;;[.W82])" table:style-name="ce1">
            <text:p><text:s text:c="2"/>ccNo-treatment_NA_D21: TCATTC_CGTACG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cd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G10</text:p>
          </table:table-cell>
          <table:table-cell office:value-type="string" office:string-value="cdNo-treatment_NA_D7" table:formula="of:=CONCATENATE([.$E83];[.$F83];&quot;_&quot;;[.$G83];&quot;_D7&quot;)" table:style-name="ce1">
            <text:p>cdNo-treatment_NA_D7</text:p>
          </table:table-cell>
          <table:table-cell office:value-type="string" office:string-value="TCCCGA_CCGTCC" table:formula="of:=CONCATENATE([.B35];&quot;_&quot;;[.D5])" table:style-name="ce1">
            <text:p>TCCCGA_CCGTCC</text:p>
          </table:table-cell>
          <table:table-cell table:style-name="ce1"/>
          <table:table-cell office:value-type="string" table:style-name="ce1">
            <text:p>G10</text:p>
          </table:table-cell>
          <table:table-cell office:value-type="string" office:string-value="cdNo-treatment_NA_D14" table:formula="of:=CONCATENATE([.$E83];[.$F83];&quot;_&quot;;[.$G83];&quot;_D14&quot;)" table:style-name="ce1">
            <text:p>cdNo-treatment_NA_D14</text:p>
          </table:table-cell>
          <table:table-cell office:value-type="string" office:string-value="TCCCGA_CGTACG" table:formula="of:=CONCATENATE([.B35];&quot;_&quot;;[.D11])" table:style-name="ce1">
            <text:p>TCCCGA_CGTACG</text:p>
          </table:table-cell>
          <table:table-cell table:style-name="ce1"/>
          <table:table-cell office:value-type="string" table:style-name="ce1">
            <text:p>G10</text:p>
          </table:table-cell>
          <table:table-cell office:value-type="string" office:string-value="cdNo-treatment_NA_D21" table:formula="of:=CONCATENATE([.$E83];[.$F83];&quot;_&quot;;[.$G83];&quot;_D21&quot;)" table:style-name="ce1">
            <text:p>cdNo-treatment_NA_D21</text:p>
          </table:table-cell>
          <table:table-cell office:value-type="string" office:string-value="TCCCGA_GAGTGG" table:formula="of:=CONCATENATE([.B35];&quot;_&quot;;[.D12])" table:style-name="ce1">
            <text:p>TCCCGA_GAGTGG</text:p>
          </table:table-cell>
          <table:table-cell table:style-name="ce1"/>
          <table:table-cell office:value-type="string" office:string-value="  cdNo-treatment_NA_D7: TCCCGA_CCGTCC" table:formula="of:=CONCATENATE(&quot;  &quot;;[.N83];&quot;: &quot;;[.O83])" table:style-name="ce1">
            <text:p><text:s text:c="2"/>cdNo-treatment_NA_D7: TCCCGA_CCGTCC</text:p>
          </table:table-cell>
          <table:table-cell office:value-type="string" office:string-value="  cdNo-treatment_NA_D14: TCCCGA_CGTACG" table:formula="of:=CONCATENATE(&quot;  &quot;;[.R83];&quot;: &quot;;[.S83])" table:style-name="ce1">
            <text:p><text:s text:c="2"/>cdNo-treatment_NA_D14: TCCCGA_CGTACG</text:p>
          </table:table-cell>
          <table:table-cell office:value-type="string" office:string-value="  cdNo-treatment_NA_D21: TCCCGA_GAGTGG" table:formula="of:=CONCATENATE(&quot;  &quot;;[.V83];&quot;: &quot;;[.W83])" table:style-name="ce1">
            <text:p><text:s text:c="2"/>cdNo-treatment_NA_D21: TCCCGA_GAGTGG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ce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G11</text:p>
          </table:table-cell>
          <table:table-cell office:value-type="string" office:string-value="ceNo-treatment_NA_D7" table:formula="of:=CONCATENATE([.$E84];[.$F84];&quot;_&quot;;[.$G84];&quot;_D7&quot;)" table:style-name="ce1">
            <text:p>ceNo-treatment_NA_D7</text:p>
          </table:table-cell>
          <table:table-cell office:value-type="string" office:string-value="TCGAAG_GTAGAG" table:formula="of:=CONCATENATE([.B36];&quot;_&quot;;[.D6])" table:style-name="ce1">
            <text:p>TCGAAG_GTAGAG</text:p>
          </table:table-cell>
          <table:table-cell table:style-name="ce1"/>
          <table:table-cell office:value-type="string" table:style-name="ce1">
            <text:p>G11</text:p>
          </table:table-cell>
          <table:table-cell office:value-type="string" office:string-value="ceNo-treatment_NA_D14" table:formula="of:=CONCATENATE([.$E84];[.$F84];&quot;_&quot;;[.$G84];&quot;_D14&quot;)" table:style-name="ce1">
            <text:p>ceNo-treatment_NA_D14</text:p>
          </table:table-cell>
          <table:table-cell office:value-type="string" office:string-value="TCGAAG_GAGTGG" table:formula="of:=CONCATENATE([.B36];&quot;_&quot;;[.D12])" table:style-name="ce1">
            <text:p>TCGAAG_GAGTGG</text:p>
          </table:table-cell>
          <table:table-cell table:style-name="ce1"/>
          <table:table-cell office:value-type="string" table:style-name="ce1">
            <text:p>G11</text:p>
          </table:table-cell>
          <table:table-cell office:value-type="string" office:string-value="ceNo-treatment_NA_D21" table:formula="of:=CONCATENATE([.$E84];[.$F84];&quot;_&quot;;[.$G84];&quot;_D21&quot;)" table:style-name="ce1">
            <text:p>ceNo-treatment_NA_D21</text:p>
          </table:table-cell>
          <table:table-cell office:value-type="string" office:string-value="TCGAAG_GGTAGC" table:formula="of:=CONCATENATE([.B36];&quot;_&quot;;[.D13])" table:style-name="ce1">
            <text:p>TCGAAG_GGTAGC</text:p>
          </table:table-cell>
          <table:table-cell table:style-name="ce1"/>
          <table:table-cell office:value-type="string" office:string-value="  ceNo-treatment_NA_D7: TCGAAG_GTAGAG" table:formula="of:=CONCATENATE(&quot;  &quot;;[.N84];&quot;: &quot;;[.O84])" table:style-name="ce1">
            <text:p><text:s text:c="2"/>ceNo-treatment_NA_D7: TCGAAG_GTAGAG</text:p>
          </table:table-cell>
          <table:table-cell office:value-type="string" office:string-value="  ceNo-treatment_NA_D14: TCGAAG_GAGTGG" table:formula="of:=CONCATENATE(&quot;  &quot;;[.R84];&quot;: &quot;;[.S84])" table:style-name="ce1">
            <text:p><text:s text:c="2"/>ceNo-treatment_NA_D14: TCGAAG_GAGTGG</text:p>
          </table:table-cell>
          <table:table-cell office:value-type="string" office:string-value="  ceNo-treatment_NA_D21: TCGAAG_GGTAGC" table:formula="of:=CONCATENATE(&quot;  &quot;;[.V84];&quot;: &quot;;[.W84])" table:style-name="ce1">
            <text:p><text:s text:c="2"/>ceNo-treatment_NA_D21: TCGAAG_GGTAGC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cf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G12</text:p>
          </table:table-cell>
          <table:table-cell office:value-type="string" office:string-value="cfNo-treatment_NA_D7" table:formula="of:=CONCATENATE([.$E85];[.$F85];&quot;_&quot;;[.$G85];&quot;_D7&quot;)" table:style-name="ce1">
            <text:p>cfNo-treatment_NA_D7</text:p>
          </table:table-cell>
          <table:table-cell office:value-type="string" office:string-value="TCGGCA_GTCCGC" table:formula="of:=CONCATENATE([.B37];&quot;_&quot;;[.D7])" table:style-name="ce1">
            <text:p>TCGGCA_GTCCGC</text:p>
          </table:table-cell>
          <table:table-cell table:style-name="ce1"/>
          <table:table-cell office:value-type="string" table:style-name="ce1">
            <text:p>G12</text:p>
          </table:table-cell>
          <table:table-cell office:value-type="string" office:string-value="cfNo-treatment_NA_D14" table:formula="of:=CONCATENATE([.$E85];[.$F85];&quot;_&quot;;[.$G85];&quot;_D14&quot;)" table:style-name="ce1">
            <text:p>cfNo-treatment_NA_D14</text:p>
          </table:table-cell>
          <table:table-cell office:value-type="string" office:string-value="TCGGCA_GGTAGC" table:formula="of:=CONCATENATE([.B37];&quot;_&quot;;[.D13])" table:style-name="ce1">
            <text:p>TCGGCA_GGTAGC</text:p>
          </table:table-cell>
          <table:table-cell table:style-name="ce1"/>
          <table:table-cell office:value-type="string" table:style-name="ce1">
            <text:p>G12</text:p>
          </table:table-cell>
          <table:table-cell office:value-type="string" office:string-value="cfNo-treatment_NA_D21" table:formula="of:=CONCATENATE([.$E85];[.$F85];&quot;_&quot;;[.$G85];&quot;_D21&quot;)" table:style-name="ce1">
            <text:p>cfNo-treatment_NA_D21</text:p>
          </table:table-cell>
          <table:table-cell office:value-type="string" office:string-value="TCGGCA_AGTCAA" table:formula="of:=CONCATENATE([.B37];&quot;_&quot;;[.D2])" table:style-name="ce1">
            <text:p>TCGGCA_AGTCAA</text:p>
          </table:table-cell>
          <table:table-cell table:style-name="ce1"/>
          <table:table-cell office:value-type="string" office:string-value="  cfNo-treatment_NA_D7: TCGGCA_GTCCGC" table:formula="of:=CONCATENATE(&quot;  &quot;;[.N85];&quot;: &quot;;[.O85])" table:style-name="ce1">
            <text:p><text:s text:c="2"/>cfNo-treatment_NA_D7: TCGGCA_GTCCGC</text:p>
          </table:table-cell>
          <table:table-cell office:value-type="string" office:string-value="  cfNo-treatment_NA_D14: TCGGCA_GGTAGC" table:formula="of:=CONCATENATE(&quot;  &quot;;[.R85];&quot;: &quot;;[.S85])" table:style-name="ce1">
            <text:p><text:s text:c="2"/>cfNo-treatment_NA_D14: TCGGCA_GGTAGC</text:p>
          </table:table-cell>
          <table:table-cell office:value-type="string" office:string-value="  cfNo-treatment_NA_D21: TCGGCA_AGTCAA" table:formula="of:=CONCATENATE(&quot;  &quot;;[.V85];&quot;: &quot;;[.W85])" table:style-name="ce1">
            <text:p><text:s text:c="2"/>cfNo-treatment_NA_D21: TCGGCA_AGTCAA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cg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H1</text:p>
          </table:table-cell>
          <table:table-cell office:value-type="string" office:string-value="cgDMSO_NA_D7" table:formula="of:=CONCATENATE([.$E86];[.$F86];&quot;_&quot;;[.$G86];&quot;_D7&quot;)" table:style-name="ce1">
            <text:p>cgDMSO_NA_D7</text:p>
          </table:table-cell>
          <table:table-cell office:value-type="string" office:string-value="CGGAAT_CACGAT" table:formula="of:=CONCATENATE([.B26];&quot;_&quot;;[.D20])" table:style-name="ce1">
            <text:p>CGGAAT_CACGAT</text:p>
          </table:table-cell>
          <table:table-cell table:style-name="ce1"/>
          <table:table-cell office:value-type="string" table:style-name="ce1">
            <text:p>H1</text:p>
          </table:table-cell>
          <table:table-cell office:value-type="string" office:string-value="cgDMSO_NA_D14" table:formula="of:=CONCATENATE([.$E86];[.$F86];&quot;_&quot;;[.$G86];&quot;_D14&quot;)" table:style-name="ce1">
            <text:p>cgDMSO_NA_D14</text:p>
          </table:table-cell>
          <table:table-cell office:value-type="string" office:string-value="CGGAAT_ACTGAT" table:formula="of:=CONCATENATE([.B26];&quot;_&quot;;[.D14])" table:style-name="ce1">
            <text:p>CGGAAT_ACTGAT</text:p>
          </table:table-cell>
          <table:table-cell table:style-name="ce1"/>
          <table:table-cell office:value-type="string" table:style-name="ce1">
            <text:p>H1</text:p>
          </table:table-cell>
          <table:table-cell office:value-type="string" office:string-value="cgDMSO_NA_D21" table:formula="of:=CONCATENATE([.$E86];[.$F86];&quot;_&quot;;[.$G86];&quot;_D21&quot;)" table:style-name="ce1">
            <text:p>cgDMSO_NA_D21</text:p>
          </table:table-cell>
          <table:table-cell office:value-type="string" office:string-value="CGGAAT_ATGAGC" table:formula="of:=CONCATENATE([.B26];&quot;_&quot;;[.D15])" table:style-name="ce1">
            <text:p>CGGAAT_ATGAGC</text:p>
          </table:table-cell>
          <table:table-cell table:style-name="ce1"/>
          <table:table-cell office:value-type="string" office:string-value="  cgDMSO_NA_D7: CGGAAT_CACGAT" table:formula="of:=CONCATENATE(&quot;  &quot;;[.N86];&quot;: &quot;;[.O86])" table:style-name="ce1">
            <text:p><text:s text:c="2"/>cgDMSO_NA_D7: CGGAAT_CACGAT</text:p>
          </table:table-cell>
          <table:table-cell office:value-type="string" office:string-value="  cgDMSO_NA_D14: CGGAAT_ACTGAT" table:formula="of:=CONCATENATE(&quot;  &quot;;[.R86];&quot;: &quot;;[.S86])" table:style-name="ce1">
            <text:p><text:s text:c="2"/>cgDMSO_NA_D14: CGGAAT_ACTGAT</text:p>
          </table:table-cell>
          <table:table-cell office:value-type="string" office:string-value="  cgDMSO_NA_D21: CGGAAT_ATGAGC" table:formula="of:=CONCATENATE(&quot;  &quot;;[.V86];&quot;: &quot;;[.W86])" table:style-name="ce1">
            <text:p><text:s text:c="2"/>cgDMSO_NA_D21: CGGAAT_ATGAGC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ch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H2</text:p>
          </table:table-cell>
          <table:table-cell office:value-type="string" office:string-value="chDMSO_NA_D7" table:formula="of:=CONCATENATE([.$E87];[.$F87];&quot;_&quot;;[.$G87];&quot;_D7&quot;)" table:style-name="ce1">
            <text:p>chDMSO_NA_D7</text:p>
          </table:table-cell>
          <table:table-cell office:value-type="string" office:string-value="CTAGCT_CACTCA" table:formula="of:=CONCATENATE([.B27];&quot;_&quot;;[.D21])" table:style-name="ce1">
            <text:p>CTAGCT_CACTCA</text:p>
          </table:table-cell>
          <table:table-cell table:style-name="ce1"/>
          <table:table-cell office:value-type="string" table:style-name="ce1">
            <text:p>H2</text:p>
          </table:table-cell>
          <table:table-cell office:value-type="string" office:string-value="chDMSO_NA_D14" table:formula="of:=CONCATENATE([.$E87];[.$F87];&quot;_&quot;;[.$G87];&quot;_D14&quot;)" table:style-name="ce1">
            <text:p>chDMSO_NA_D14</text:p>
          </table:table-cell>
          <table:table-cell office:value-type="string" office:string-value="CTAGCT_ATGAGC" table:formula="of:=CONCATENATE([.B27];&quot;_&quot;;[.D15])" table:style-name="ce1">
            <text:p>CTAGCT_ATGAGC</text:p>
          </table:table-cell>
          <table:table-cell table:style-name="ce1"/>
          <table:table-cell office:value-type="string" table:style-name="ce1">
            <text:p>H2</text:p>
          </table:table-cell>
          <table:table-cell office:value-type="string" office:string-value="chDMSO_NA_D21" table:formula="of:=CONCATENATE([.$E87];[.$F87];&quot;_&quot;;[.$G87];&quot;_D21&quot;)" table:style-name="ce1">
            <text:p>chDMSO_NA_D21</text:p>
          </table:table-cell>
          <table:table-cell office:value-type="string" office:string-value="CTAGCT_ATTCCT" table:formula="of:=CONCATENATE([.B27];&quot;_&quot;;[.D16])" table:style-name="ce1">
            <text:p>CTAGCT_ATTCCT</text:p>
          </table:table-cell>
          <table:table-cell table:style-name="ce1"/>
          <table:table-cell office:value-type="string" office:string-value="  chDMSO_NA_D7: CTAGCT_CACTCA" table:formula="of:=CONCATENATE(&quot;  &quot;;[.N87];&quot;: &quot;;[.O87])" table:style-name="ce1">
            <text:p><text:s text:c="2"/>chDMSO_NA_D7: CTAGCT_CACTCA</text:p>
          </table:table-cell>
          <table:table-cell office:value-type="string" office:string-value="  chDMSO_NA_D14: CTAGCT_ATGAGC" table:formula="of:=CONCATENATE(&quot;  &quot;;[.R87];&quot;: &quot;;[.S87])" table:style-name="ce1">
            <text:p><text:s text:c="2"/>chDMSO_NA_D14: CTAGCT_ATGAGC</text:p>
          </table:table-cell>
          <table:table-cell office:value-type="string" office:string-value="  chDMSO_NA_D21: CTAGCT_ATTCCT" table:formula="of:=CONCATENATE(&quot;  &quot;;[.V87];&quot;: &quot;;[.W87])" table:style-name="ce1">
            <text:p><text:s text:c="2"/>chDMSO_NA_D21: CTAGCT_ATTCCT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ci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H3</text:p>
          </table:table-cell>
          <table:table-cell office:value-type="string" office:string-value="ciDMSO_NA_D7" table:formula="of:=CONCATENATE([.$E88];[.$F88];&quot;_&quot;;[.$G88];&quot;_D7&quot;)" table:style-name="ce1">
            <text:p>ciDMSO_NA_D7</text:p>
          </table:table-cell>
          <table:table-cell office:value-type="string" office:string-value="CTATAC_CAGGCG" table:formula="of:=CONCATENATE([.B28];&quot;_&quot;;[.D22])" table:style-name="ce1">
            <text:p>CTATAC_CAGGCG</text:p>
          </table:table-cell>
          <table:table-cell table:style-name="ce1"/>
          <table:table-cell office:value-type="string" table:style-name="ce1">
            <text:p>H3</text:p>
          </table:table-cell>
          <table:table-cell office:value-type="string" office:string-value="ciDMSO_NA_D14" table:formula="of:=CONCATENATE([.$E88];[.$F88];&quot;_&quot;;[.$G88];&quot;_D14&quot;)" table:style-name="ce1">
            <text:p>ciDMSO_NA_D14</text:p>
          </table:table-cell>
          <table:table-cell office:value-type="string" office:string-value="CTATAC_ATTCCT" table:formula="of:=CONCATENATE([.B28];&quot;_&quot;;[.D16])" table:style-name="ce1">
            <text:p>CTATAC_ATTCCT</text:p>
          </table:table-cell>
          <table:table-cell table:style-name="ce1"/>
          <table:table-cell office:value-type="string" table:style-name="ce1">
            <text:p>H3</text:p>
          </table:table-cell>
          <table:table-cell office:value-type="string" office:string-value="ciDMSO_NA_D21" table:formula="of:=CONCATENATE([.$E88];[.$F88];&quot;_&quot;;[.$G88];&quot;_D21&quot;)" table:style-name="ce1">
            <text:p>ciDMSO_NA_D21</text:p>
          </table:table-cell>
          <table:table-cell office:value-type="string" office:string-value="CTATAC_CAAAAG" table:formula="of:=CONCATENATE([.B28];&quot;_&quot;;[.D17])" table:style-name="ce1">
            <text:p>CTATAC_CAAAAG</text:p>
          </table:table-cell>
          <table:table-cell table:style-name="ce1"/>
          <table:table-cell office:value-type="string" office:string-value="  ciDMSO_NA_D7: CTATAC_CAGGCG" table:formula="of:=CONCATENATE(&quot;  &quot;;[.N88];&quot;: &quot;;[.O88])" table:style-name="ce1">
            <text:p><text:s text:c="2"/>ciDMSO_NA_D7: CTATAC_CAGGCG</text:p>
          </table:table-cell>
          <table:table-cell office:value-type="string" office:string-value="  ciDMSO_NA_D14: CTATAC_ATTCCT" table:formula="of:=CONCATENATE(&quot;  &quot;;[.R88];&quot;: &quot;;[.S88])" table:style-name="ce1">
            <text:p><text:s text:c="2"/>ciDMSO_NA_D14: CTATAC_ATTCCT</text:p>
          </table:table-cell>
          <table:table-cell office:value-type="string" office:string-value="  ciDMSO_NA_D21: CTATAC_CAAAAG" table:formula="of:=CONCATENATE(&quot;  &quot;;[.V88];&quot;: &quot;;[.W88])" table:style-name="ce1">
            <text:p><text:s text:c="2"/>ciDMSO_NA_D21: CTATAC_CAAAAG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cj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H4</text:p>
          </table:table-cell>
          <table:table-cell office:value-type="string" office:string-value="cjDMSO_NA_D7" table:formula="of:=CONCATENATE([.$E89];[.$F89];&quot;_&quot;;[.$G89];&quot;_D7&quot;)" table:style-name="ce1">
            <text:p>cjDMSO_NA_D7</text:p>
          </table:table-cell>
          <table:table-cell office:value-type="string" office:string-value="CTCAGA_CATGGC" table:formula="of:=CONCATENATE([.B29];&quot;_&quot;;[.D23])" table:style-name="ce1">
            <text:p>CTCAGA_CATGGC</text:p>
          </table:table-cell>
          <table:table-cell table:style-name="ce1"/>
          <table:table-cell office:value-type="string" table:style-name="ce1">
            <text:p>H4</text:p>
          </table:table-cell>
          <table:table-cell office:value-type="string" office:string-value="cjDMSO_NA_D14" table:formula="of:=CONCATENATE([.$E89];[.$F89];&quot;_&quot;;[.$G89];&quot;_D14&quot;)" table:style-name="ce1">
            <text:p>cjDMSO_NA_D14</text:p>
          </table:table-cell>
          <table:table-cell office:value-type="string" office:string-value="CTCAGA_CAAAAG" table:formula="of:=CONCATENATE([.B29];&quot;_&quot;;[.D17])" table:style-name="ce1">
            <text:p>CTCAGA_CAAAAG</text:p>
          </table:table-cell>
          <table:table-cell table:style-name="ce1"/>
          <table:table-cell office:value-type="string" table:style-name="ce1">
            <text:p>H4</text:p>
          </table:table-cell>
          <table:table-cell office:value-type="string" office:string-value="cjDMSO_NA_D21" table:formula="of:=CONCATENATE([.$E89];[.$F89];&quot;_&quot;;[.$G89];&quot;_D21&quot;)" table:style-name="ce1">
            <text:p>cjDMSO_NA_D21</text:p>
          </table:table-cell>
          <table:table-cell office:value-type="string" office:string-value="CTCAGA_CAACTA" table:formula="of:=CONCATENATE([.B29];&quot;_&quot;;[.D18])" table:style-name="ce1">
            <text:p>CTCAGA_CAACTA</text:p>
          </table:table-cell>
          <table:table-cell table:style-name="ce1"/>
          <table:table-cell office:value-type="string" office:string-value="  cjDMSO_NA_D7: CTCAGA_CATGGC" table:formula="of:=CONCATENATE(&quot;  &quot;;[.N89];&quot;: &quot;;[.O89])" table:style-name="ce1">
            <text:p><text:s text:c="2"/>cjDMSO_NA_D7: CTCAGA_CATGGC</text:p>
          </table:table-cell>
          <table:table-cell office:value-type="string" office:string-value="  cjDMSO_NA_D14: CTCAGA_CAAAAG" table:formula="of:=CONCATENATE(&quot;  &quot;;[.R89];&quot;: &quot;;[.S89])" table:style-name="ce1">
            <text:p><text:s text:c="2"/>cjDMSO_NA_D14: CTCAGA_CAAAAG</text:p>
          </table:table-cell>
          <table:table-cell office:value-type="string" office:string-value="  cjDMSO_NA_D21: CTCAGA_CAACTA" table:formula="of:=CONCATENATE(&quot;  &quot;;[.V89];&quot;: &quot;;[.W89])" table:style-name="ce1">
            <text:p><text:s text:c="2"/>cjDMSO_NA_D21: CTCAGA_CAACTA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ck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H5</text:p>
          </table:table-cell>
          <table:table-cell office:value-type="string" office:string-value="ckDMSO_NA_D7" table:formula="of:=CONCATENATE([.$E90];[.$F90];&quot;_&quot;;[.$G90];&quot;_D7&quot;)" table:style-name="ce1">
            <text:p>ckDMSO_NA_D7</text:p>
          </table:table-cell>
          <table:table-cell office:value-type="string" office:string-value="GACGAC_CATTTT" table:formula="of:=CONCATENATE([.B30];&quot;_&quot;;[.D24])" table:style-name="ce1">
            <text:p>GACGAC_CATTTT</text:p>
          </table:table-cell>
          <table:table-cell table:style-name="ce1"/>
          <table:table-cell office:value-type="string" table:style-name="ce1">
            <text:p>H5</text:p>
          </table:table-cell>
          <table:table-cell office:value-type="string" office:string-value="ckDMSO_NA_D14" table:formula="of:=CONCATENATE([.$E90];[.$F90];&quot;_&quot;;[.$G90];&quot;_D14&quot;)" table:style-name="ce1">
            <text:p>ckDMSO_NA_D14</text:p>
          </table:table-cell>
          <table:table-cell office:value-type="string" office:string-value="GACGAC_CAACTA" table:formula="of:=CONCATENATE([.B30];&quot;_&quot;;[.D18])" table:style-name="ce1">
            <text:p>GACGAC_CAACTA</text:p>
          </table:table-cell>
          <table:table-cell table:style-name="ce1"/>
          <table:table-cell office:value-type="string" table:style-name="ce1">
            <text:p>H5</text:p>
          </table:table-cell>
          <table:table-cell office:value-type="string" office:string-value="ckDMSO_NA_D21" table:formula="of:=CONCATENATE([.$E90];[.$F90];&quot;_&quot;;[.$G90];&quot;_D21&quot;)" table:style-name="ce1">
            <text:p>ckDMSO_NA_D21</text:p>
          </table:table-cell>
          <table:table-cell office:value-type="string" office:string-value="GACGAC_CACCGG" table:formula="of:=CONCATENATE([.B30];&quot;_&quot;;[.D19])" table:style-name="ce1">
            <text:p>GACGAC_CACCGG</text:p>
          </table:table-cell>
          <table:table-cell table:style-name="ce1"/>
          <table:table-cell office:value-type="string" office:string-value="  ckDMSO_NA_D7: GACGAC_CATTTT" table:formula="of:=CONCATENATE(&quot;  &quot;;[.N90];&quot;: &quot;;[.O90])" table:style-name="ce1">
            <text:p><text:s text:c="2"/>ckDMSO_NA_D7: GACGAC_CATTTT</text:p>
          </table:table-cell>
          <table:table-cell office:value-type="string" office:string-value="  ckDMSO_NA_D14: GACGAC_CAACTA" table:formula="of:=CONCATENATE(&quot;  &quot;;[.R90];&quot;: &quot;;[.S90])" table:style-name="ce1">
            <text:p><text:s text:c="2"/>ckDMSO_NA_D14: GACGAC_CAACTA</text:p>
          </table:table-cell>
          <table:table-cell office:value-type="string" office:string-value="  ckDMSO_NA_D21: GACGAC_CACCGG" table:formula="of:=CONCATENATE(&quot;  &quot;;[.V90];&quot;: &quot;;[.W90])" table:style-name="ce1">
            <text:p><text:s text:c="2"/>ckDMSO_NA_D21: GACGAC_CACCGG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cl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H6</text:p>
          </table:table-cell>
          <table:table-cell office:value-type="string" office:string-value="clDMSO_NA_D7" table:formula="of:=CONCATENATE([.$E91];[.$F91];&quot;_&quot;;[.$G91];&quot;_D7&quot;)" table:style-name="ce1">
            <text:p>clDMSO_NA_D7</text:p>
          </table:table-cell>
          <table:table-cell office:value-type="string" office:string-value="TAATCG_CCAACA" table:formula="of:=CONCATENATE([.B31];&quot;_&quot;;[.D25])" table:style-name="ce1">
            <text:p>TAATCG_CCAACA</text:p>
          </table:table-cell>
          <table:table-cell table:style-name="ce1"/>
          <table:table-cell office:value-type="string" table:style-name="ce1">
            <text:p>H6</text:p>
          </table:table-cell>
          <table:table-cell office:value-type="string" office:string-value="clDMSO_NA_D14" table:formula="of:=CONCATENATE([.$E91];[.$F91];&quot;_&quot;;[.$G91];&quot;_D14&quot;)" table:style-name="ce1">
            <text:p>clDMSO_NA_D14</text:p>
          </table:table-cell>
          <table:table-cell office:value-type="string" office:string-value="TAATCG_CACCGG" table:formula="of:=CONCATENATE([.B31];&quot;_&quot;;[.D19])" table:style-name="ce1">
            <text:p>TAATCG_CACCGG</text:p>
          </table:table-cell>
          <table:table-cell table:style-name="ce1"/>
          <table:table-cell office:value-type="string" table:style-name="ce1">
            <text:p>H6</text:p>
          </table:table-cell>
          <table:table-cell office:value-type="string" office:string-value="clDMSO_NA_D21" table:formula="of:=CONCATENATE([.$E91];[.$F91];&quot;_&quot;;[.$G91];&quot;_D21&quot;)" table:style-name="ce1">
            <text:p>clDMSO_NA_D21</text:p>
          </table:table-cell>
          <table:table-cell office:value-type="string" office:string-value="TAATCG_CACGAT" table:formula="of:=CONCATENATE([.B31];&quot;_&quot;;[.D20])" table:style-name="ce1">
            <text:p>TAATCG_CACGAT</text:p>
          </table:table-cell>
          <table:table-cell table:style-name="ce1"/>
          <table:table-cell office:value-type="string" office:string-value="  clDMSO_NA_D7: TAATCG_CCAACA" table:formula="of:=CONCATENATE(&quot;  &quot;;[.N91];&quot;: &quot;;[.O91])" table:style-name="ce1">
            <text:p><text:s text:c="2"/>clDMSO_NA_D7: TAATCG_CCAACA</text:p>
          </table:table-cell>
          <table:table-cell office:value-type="string" office:string-value="  clDMSO_NA_D14: TAATCG_CACCGG" table:formula="of:=CONCATENATE(&quot;  &quot;;[.R91];&quot;: &quot;;[.S91])" table:style-name="ce1">
            <text:p><text:s text:c="2"/>clDMSO_NA_D14: TAATCG_CACCGG</text:p>
          </table:table-cell>
          <table:table-cell office:value-type="string" office:string-value="  clDMSO_NA_D21: TAATCG_CACGAT" table:formula="of:=CONCATENATE(&quot;  &quot;;[.V91];&quot;: &quot;;[.W91])" table:style-name="ce1">
            <text:p><text:s text:c="2"/>clDMSO_NA_D21: TAATCG_CACGAT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cm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H7</text:p>
          </table:table-cell>
          <table:table-cell office:value-type="string" office:string-value="cmDMSO_NA_D7" table:formula="of:=CONCATENATE([.$E92];[.$F92];&quot;_&quot;;[.$G92];&quot;_D7&quot;)" table:style-name="ce1">
            <text:p>cmDMSO_NA_D7</text:p>
          </table:table-cell>
          <table:table-cell office:value-type="string" office:string-value="TACAGC_ACTGAT" table:formula="of:=CONCATENATE([.B32];&quot;_&quot;;[.D14])" table:style-name="ce1">
            <text:p>TACAGC_ACTGAT</text:p>
          </table:table-cell>
          <table:table-cell table:style-name="ce1"/>
          <table:table-cell office:value-type="string" table:style-name="ce1">
            <text:p>H7</text:p>
          </table:table-cell>
          <table:table-cell office:value-type="string" office:string-value="cmDMSO_NA_D14" table:formula="of:=CONCATENATE([.$E92];[.$F92];&quot;_&quot;;[.$G92];&quot;_D14&quot;)" table:style-name="ce1">
            <text:p>cmDMSO_NA_D14</text:p>
          </table:table-cell>
          <table:table-cell office:value-type="string" office:string-value="TACAGC_CACGAT" table:formula="of:=CONCATENATE([.B32];&quot;_&quot;;[.D20])" table:style-name="ce1">
            <text:p>TACAGC_CACGAT</text:p>
          </table:table-cell>
          <table:table-cell table:style-name="ce1"/>
          <table:table-cell office:value-type="string" table:style-name="ce1">
            <text:p>H7</text:p>
          </table:table-cell>
          <table:table-cell office:value-type="string" office:string-value="cmDMSO_NA_D21" table:formula="of:=CONCATENATE([.$E92];[.$F92];&quot;_&quot;;[.$G92];&quot;_D21&quot;)" table:style-name="ce1">
            <text:p>cmDMSO_NA_D21</text:p>
          </table:table-cell>
          <table:table-cell office:value-type="string" office:string-value="TACAGC_CACTCA" table:formula="of:=CONCATENATE([.B32];&quot;_&quot;;[.D21])" table:style-name="ce1">
            <text:p>TACAGC_CACTCA</text:p>
          </table:table-cell>
          <table:table-cell table:style-name="ce1"/>
          <table:table-cell office:value-type="string" office:string-value="  cmDMSO_NA_D7: TACAGC_ACTGAT" table:formula="of:=CONCATENATE(&quot;  &quot;;[.N92];&quot;: &quot;;[.O92])" table:style-name="ce1">
            <text:p><text:s text:c="2"/>cmDMSO_NA_D7: TACAGC_ACTGAT</text:p>
          </table:table-cell>
          <table:table-cell office:value-type="string" office:string-value="  cmDMSO_NA_D14: TACAGC_CACGAT" table:formula="of:=CONCATENATE(&quot;  &quot;;[.R92];&quot;: &quot;;[.S92])" table:style-name="ce1">
            <text:p><text:s text:c="2"/>cmDMSO_NA_D14: TACAGC_CACGAT</text:p>
          </table:table-cell>
          <table:table-cell office:value-type="string" office:string-value="  cmDMSO_NA_D21: TACAGC_CACTCA" table:formula="of:=CONCATENATE(&quot;  &quot;;[.V92];&quot;: &quot;;[.W92])" table:style-name="ce1">
            <text:p><text:s text:c="2"/>cmDMSO_NA_D21: TACAGC_CACTCA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cn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H8</text:p>
          </table:table-cell>
          <table:table-cell office:value-type="string" office:string-value="cnDMSO_NA_D7" table:formula="of:=CONCATENATE([.$E93];[.$F93];&quot;_&quot;;[.$G93];&quot;_D7&quot;)" table:style-name="ce1">
            <text:p>cnDMSO_NA_D7</text:p>
          </table:table-cell>
          <table:table-cell office:value-type="string" office:string-value="TATAAT_ATGAGC" table:formula="of:=CONCATENATE([.B33];&quot;_&quot;;[.D15])" table:style-name="ce1">
            <text:p>TATAAT_ATGAGC</text:p>
          </table:table-cell>
          <table:table-cell table:style-name="ce1"/>
          <table:table-cell office:value-type="string" table:style-name="ce1">
            <text:p>H8</text:p>
          </table:table-cell>
          <table:table-cell office:value-type="string" office:string-value="cnDMSO_NA_D14" table:formula="of:=CONCATENATE([.$E93];[.$F93];&quot;_&quot;;[.$G93];&quot;_D14&quot;)" table:style-name="ce1">
            <text:p>cnDMSO_NA_D14</text:p>
          </table:table-cell>
          <table:table-cell office:value-type="string" office:string-value="TATAAT_CACTCA" table:formula="of:=CONCATENATE([.B33];&quot;_&quot;;[.D21])" table:style-name="ce1">
            <text:p>TATAAT_CACTCA</text:p>
          </table:table-cell>
          <table:table-cell table:style-name="ce1"/>
          <table:table-cell office:value-type="string" table:style-name="ce1">
            <text:p>H8</text:p>
          </table:table-cell>
          <table:table-cell office:value-type="string" office:string-value="cnDMSO_NA_D21" table:formula="of:=CONCATENATE([.$E93];[.$F93];&quot;_&quot;;[.$G93];&quot;_D21&quot;)" table:style-name="ce1">
            <text:p>cnDMSO_NA_D21</text:p>
          </table:table-cell>
          <table:table-cell office:value-type="string" office:string-value="TATAAT_CAGGCG" table:formula="of:=CONCATENATE([.B33];&quot;_&quot;;[.D22])" table:style-name="ce1">
            <text:p>TATAAT_CAGGCG</text:p>
          </table:table-cell>
          <table:table-cell table:style-name="ce1"/>
          <table:table-cell office:value-type="string" office:string-value="  cnDMSO_NA_D7: TATAAT_ATGAGC" table:formula="of:=CONCATENATE(&quot;  &quot;;[.N93];&quot;: &quot;;[.O93])" table:style-name="ce1">
            <text:p><text:s text:c="2"/>cnDMSO_NA_D7: TATAAT_ATGAGC</text:p>
          </table:table-cell>
          <table:table-cell office:value-type="string" office:string-value="  cnDMSO_NA_D14: TATAAT_CACTCA" table:formula="of:=CONCATENATE(&quot;  &quot;;[.R93];&quot;: &quot;;[.S93])" table:style-name="ce1">
            <text:p><text:s text:c="2"/>cnDMSO_NA_D14: TATAAT_CACTCA</text:p>
          </table:table-cell>
          <table:table-cell office:value-type="string" office:string-value="  cnDMSO_NA_D21: TATAAT_CAGGCG" table:formula="of:=CONCATENATE(&quot;  &quot;;[.V93];&quot;: &quot;;[.W93])" table:style-name="ce1">
            <text:p><text:s text:c="2"/>cnDMSO_NA_D21: TATAAT_CAGGCG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co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H9</text:p>
          </table:table-cell>
          <table:table-cell office:value-type="string" office:string-value="coDMSO_NA_D7" table:formula="of:=CONCATENATE([.$E94];[.$F94];&quot;_&quot;;[.$G94];&quot;_D7&quot;)" table:style-name="ce1">
            <text:p>coDMSO_NA_D7</text:p>
          </table:table-cell>
          <table:table-cell office:value-type="string" office:string-value="TCATTC_ATTCCT" table:formula="of:=CONCATENATE([.B34];&quot;_&quot;;[.D16])" table:style-name="ce1">
            <text:p>TCATTC_ATTCCT</text:p>
          </table:table-cell>
          <table:table-cell table:style-name="ce1"/>
          <table:table-cell office:value-type="string" table:style-name="ce1">
            <text:p>H9</text:p>
          </table:table-cell>
          <table:table-cell office:value-type="string" office:string-value="coDMSO_NA_D14" table:formula="of:=CONCATENATE([.$E94];[.$F94];&quot;_&quot;;[.$G94];&quot;_D14&quot;)" table:style-name="ce1">
            <text:p>coDMSO_NA_D14</text:p>
          </table:table-cell>
          <table:table-cell office:value-type="string" office:string-value="TCATTC_CAGGCG" table:formula="of:=CONCATENATE([.B34];&quot;_&quot;;[.D22])" table:style-name="ce1">
            <text:p>TCATTC_CAGGCG</text:p>
          </table:table-cell>
          <table:table-cell table:style-name="ce1"/>
          <table:table-cell office:value-type="string" table:style-name="ce1">
            <text:p>H9</text:p>
          </table:table-cell>
          <table:table-cell office:value-type="string" office:string-value="coDMSO_NA_D21" table:formula="of:=CONCATENATE([.$E94];[.$F94];&quot;_&quot;;[.$G94];&quot;_D21&quot;)" table:style-name="ce1">
            <text:p>coDMSO_NA_D21</text:p>
          </table:table-cell>
          <table:table-cell office:value-type="string" office:string-value="TCATTC_CATGGC" table:formula="of:=CONCATENATE([.B34];&quot;_&quot;;[.D23])" table:style-name="ce1">
            <text:p>TCATTC_CATGGC</text:p>
          </table:table-cell>
          <table:table-cell table:style-name="ce1"/>
          <table:table-cell office:value-type="string" office:string-value="  coDMSO_NA_D7: TCATTC_ATTCCT" table:formula="of:=CONCATENATE(&quot;  &quot;;[.N94];&quot;: &quot;;[.O94])" table:style-name="ce1">
            <text:p><text:s text:c="2"/>coDMSO_NA_D7: TCATTC_ATTCCT</text:p>
          </table:table-cell>
          <table:table-cell office:value-type="string" office:string-value="  coDMSO_NA_D14: TCATTC_CAGGCG" table:formula="of:=CONCATENATE(&quot;  &quot;;[.R94];&quot;: &quot;;[.S94])" table:style-name="ce1">
            <text:p><text:s text:c="2"/>coDMSO_NA_D14: TCATTC_CAGGCG</text:p>
          </table:table-cell>
          <table:table-cell office:value-type="string" office:string-value="  coDMSO_NA_D21: TCATTC_CATGGC" table:formula="of:=CONCATENATE(&quot;  &quot;;[.V94];&quot;: &quot;;[.W94])" table:style-name="ce1">
            <text:p><text:s text:c="2"/>coDMSO_NA_D21: TCATTC_CATGGC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cp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H10</text:p>
          </table:table-cell>
          <table:table-cell office:value-type="string" office:string-value="cpDMSO_NA_D7" table:formula="of:=CONCATENATE([.$E95];[.$F95];&quot;_&quot;;[.$G95];&quot;_D7&quot;)" table:style-name="ce1">
            <text:p>cpDMSO_NA_D7</text:p>
          </table:table-cell>
          <table:table-cell office:value-type="string" office:string-value="TCCCGA_CAAAAG" table:formula="of:=CONCATENATE([.B35];&quot;_&quot;;[.D17])" table:style-name="ce1">
            <text:p>TCCCGA_CAAAAG</text:p>
          </table:table-cell>
          <table:table-cell table:style-name="ce1"/>
          <table:table-cell office:value-type="string" table:style-name="ce1">
            <text:p>H10</text:p>
          </table:table-cell>
          <table:table-cell office:value-type="string" office:string-value="cpDMSO_NA_D14" table:formula="of:=CONCATENATE([.$E95];[.$F95];&quot;_&quot;;[.$G95];&quot;_D14&quot;)" table:style-name="ce1">
            <text:p>cpDMSO_NA_D14</text:p>
          </table:table-cell>
          <table:table-cell office:value-type="string" office:string-value="TCCCGA_CATGGC" table:formula="of:=CONCATENATE([.B35];&quot;_&quot;;[.D23])" table:style-name="ce1">
            <text:p>TCCCGA_CATGGC</text:p>
          </table:table-cell>
          <table:table-cell table:style-name="ce1"/>
          <table:table-cell office:value-type="string" table:style-name="ce1">
            <text:p>H10</text:p>
          </table:table-cell>
          <table:table-cell office:value-type="string" office:string-value="cpDMSO_NA_D21" table:formula="of:=CONCATENATE([.$E95];[.$F95];&quot;_&quot;;[.$G95];&quot;_D21&quot;)" table:style-name="ce1">
            <text:p>cpDMSO_NA_D21</text:p>
          </table:table-cell>
          <table:table-cell office:value-type="string" office:string-value="TCCCGA_CATTTT" table:formula="of:=CONCATENATE([.B35];&quot;_&quot;;[.D24])" table:style-name="ce1">
            <text:p>TCCCGA_CATTTT</text:p>
          </table:table-cell>
          <table:table-cell table:style-name="ce1"/>
          <table:table-cell office:value-type="string" office:string-value="  cpDMSO_NA_D7: TCCCGA_CAAAAG" table:formula="of:=CONCATENATE(&quot;  &quot;;[.N95];&quot;: &quot;;[.O95])" table:style-name="ce1">
            <text:p><text:s text:c="2"/>cpDMSO_NA_D7: TCCCGA_CAAAAG</text:p>
          </table:table-cell>
          <table:table-cell office:value-type="string" office:string-value="  cpDMSO_NA_D14: TCCCGA_CATGGC" table:formula="of:=CONCATENATE(&quot;  &quot;;[.R95];&quot;: &quot;;[.S95])" table:style-name="ce1">
            <text:p><text:s text:c="2"/>cpDMSO_NA_D14: TCCCGA_CATGGC</text:p>
          </table:table-cell>
          <table:table-cell office:value-type="string" office:string-value="  cpDMSO_NA_D21: TCCCGA_CATTTT" table:formula="of:=CONCATENATE(&quot;  &quot;;[.V95];&quot;: &quot;;[.W95])" table:style-name="ce1">
            <text:p><text:s text:c="2"/>cpDMSO_NA_D21: TCCCGA_CATTTT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cq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H11</text:p>
          </table:table-cell>
          <table:table-cell office:value-type="string" office:string-value="cqDMSO_NA_D7" table:formula="of:=CONCATENATE([.$E96];[.$F96];&quot;_&quot;;[.$G96];&quot;_D7&quot;)" table:style-name="ce1">
            <text:p>cqDMSO_NA_D7</text:p>
          </table:table-cell>
          <table:table-cell office:value-type="string" office:string-value="TCGAAG_CAACTA" table:formula="of:=CONCATENATE([.B36];&quot;_&quot;;[.D18])" table:style-name="ce1">
            <text:p>TCGAAG_CAACTA</text:p>
          </table:table-cell>
          <table:table-cell table:style-name="ce1"/>
          <table:table-cell office:value-type="string" table:style-name="ce1">
            <text:p>H11</text:p>
          </table:table-cell>
          <table:table-cell office:value-type="string" office:string-value="cqDMSO_NA_D14" table:formula="of:=CONCATENATE([.$E96];[.$F96];&quot;_&quot;;[.$G96];&quot;_D14&quot;)" table:style-name="ce1">
            <text:p>cqDMSO_NA_D14</text:p>
          </table:table-cell>
          <table:table-cell office:value-type="string" office:string-value="TCGAAG_CATTTT" table:formula="of:=CONCATENATE([.B36];&quot;_&quot;;[.D24])" table:style-name="ce1">
            <text:p>TCGAAG_CATTTT</text:p>
          </table:table-cell>
          <table:table-cell table:style-name="ce1"/>
          <table:table-cell office:value-type="string" table:style-name="ce1">
            <text:p>H11</text:p>
          </table:table-cell>
          <table:table-cell office:value-type="string" office:string-value="cqDMSO_NA_D21" table:formula="of:=CONCATENATE([.$E96];[.$F96];&quot;_&quot;;[.$G96];&quot;_D21&quot;)" table:style-name="ce1">
            <text:p>cqDMSO_NA_D21</text:p>
          </table:table-cell>
          <table:table-cell office:value-type="string" office:string-value="TCGAAG_CCAACA" table:formula="of:=CONCATENATE([.B36];&quot;_&quot;;[.D25])" table:style-name="ce1">
            <text:p>TCGAAG_CCAACA</text:p>
          </table:table-cell>
          <table:table-cell table:style-name="ce1"/>
          <table:table-cell office:value-type="string" office:string-value="  cqDMSO_NA_D7: TCGAAG_CAACTA" table:formula="of:=CONCATENATE(&quot;  &quot;;[.N96];&quot;: &quot;;[.O96])" table:style-name="ce1">
            <text:p><text:s text:c="2"/>cqDMSO_NA_D7: TCGAAG_CAACTA</text:p>
          </table:table-cell>
          <table:table-cell office:value-type="string" office:string-value="  cqDMSO_NA_D14: TCGAAG_CATTTT" table:formula="of:=CONCATENATE(&quot;  &quot;;[.R96];&quot;: &quot;;[.S96])" table:style-name="ce1">
            <text:p><text:s text:c="2"/>cqDMSO_NA_D14: TCGAAG_CATTTT</text:p>
          </table:table-cell>
          <table:table-cell office:value-type="string" office:string-value="  cqDMSO_NA_D21: TCGAAG_CCAACA" table:formula="of:=CONCATENATE(&quot;  &quot;;[.V96];&quot;: &quot;;[.W96])" table:style-name="ce1">
            <text:p><text:s text:c="2"/>cqDMSO_NA_D21: TCGAAG_CCAACA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string" table:style-name="ce1">
            <text:p>cr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H12</text:p>
          </table:table-cell>
          <table:table-cell office:value-type="string" office:string-value="crDMSO_NA_D7" table:formula="of:=CONCATENATE([.$E97];[.$F97];&quot;_&quot;;[.$G97];&quot;_D7&quot;)" table:style-name="ce1">
            <text:p>crDMSO_NA_D7</text:p>
          </table:table-cell>
          <table:table-cell office:value-type="string" office:string-value="TCGGCA_CACCGG" table:formula="of:=CONCATENATE([.B37];&quot;_&quot;;[.D19])" table:style-name="ce1">
            <text:p>TCGGCA_CACCGG</text:p>
          </table:table-cell>
          <table:table-cell table:style-name="ce1"/>
          <table:table-cell office:value-type="string" table:style-name="ce1">
            <text:p>H12</text:p>
          </table:table-cell>
          <table:table-cell office:value-type="string" office:string-value="crDMSO_NA_D14" table:formula="of:=CONCATENATE([.$E97];[.$F97];&quot;_&quot;;[.$G97];&quot;_D14&quot;)" table:style-name="ce1">
            <text:p>crDMSO_NA_D14</text:p>
          </table:table-cell>
          <table:table-cell office:value-type="string" office:string-value="TCGGCA_CCAACA" table:formula="of:=CONCATENATE([.B37];&quot;_&quot;;[.D25])" table:style-name="ce1">
            <text:p>TCGGCA_CCAACA</text:p>
          </table:table-cell>
          <table:table-cell table:style-name="ce1"/>
          <table:table-cell office:value-type="string" table:style-name="ce1">
            <text:p>H12</text:p>
          </table:table-cell>
          <table:table-cell office:value-type="string" office:string-value="crDMSO_NA_D21" table:formula="of:=CONCATENATE([.$E97];[.$F97];&quot;_&quot;;[.$G97];&quot;_D21&quot;)" table:style-name="ce1">
            <text:p>crDMSO_NA_D21</text:p>
          </table:table-cell>
          <table:table-cell office:value-type="string" office:string-value="TCGGCA_ACTGAT" table:formula="of:=CONCATENATE([.B37];&quot;_&quot;;[.D14])" table:style-name="ce1">
            <text:p>TCGGCA_ACTGAT</text:p>
          </table:table-cell>
          <table:table-cell table:style-name="ce1"/>
          <table:table-cell office:value-type="string" office:string-value="  crDMSO_NA_D7: TCGGCA_CACCGG" table:formula="of:=CONCATENATE(&quot;  &quot;;[.N97];&quot;: &quot;;[.O97])" table:style-name="ce1">
            <text:p><text:s text:c="2"/>crDMSO_NA_D7: TCGGCA_CACCGG</text:p>
          </table:table-cell>
          <table:table-cell office:value-type="string" office:string-value="  crDMSO_NA_D14: TCGGCA_CCAACA" table:formula="of:=CONCATENATE(&quot;  &quot;;[.R97];&quot;: &quot;;[.S97])" table:style-name="ce1">
            <text:p><text:s text:c="2"/>crDMSO_NA_D14: TCGGCA_CCAACA</text:p>
          </table:table-cell>
          <table:table-cell office:value-type="string" office:string-value="  crDMSO_NA_D21: TCGGCA_ACTGAT" table:formula="of:=CONCATENATE(&quot;  &quot;;[.V97];&quot;: &quot;;[.W97])" table:style-name="ce1">
            <text:p><text:s text:c="2"/>crDMSO_NA_D21: TCGGCA_ACTGAT</text:p>
          </table:table-cell>
          <table:table-cell table:number-columns-repeated="16357"/>
        </table:table-row>
        <table:table-row table:number-rows-repeated="1048479" table:style-name="ro1">
          <table:table-cell table:number-columns-repeated="16384"/>
        </table:table-row>
      </table:table>
      <table:table table:name="HATTAT_P2-5" table:style-name="ta6">
        <table:table-column table:style-name="co12" table:number-columns-repeated="6" table:default-cell-style-name="ce1"/>
        <table:table-column table:style-name="co28" table:default-cell-style-name="ce1"/>
        <table:table-column table:style-name="co29" table:default-cell-style-name="ce1"/>
        <table:table-column table:style-name="co12" table:number-columns-repeated="2" table:default-cell-style-name="ce1"/>
        <table:table-column table:style-name="co34" table:default-cell-style-name="ce1"/>
        <table:table-column table:style-name="co24" table:default-cell-style-name="ce1"/>
        <table:table-column table:style-name="co26" table:default-cell-style-name="ce1"/>
        <table:table-column table:style-name="co12" table:default-cell-style-name="ce1"/>
        <table:table-column table:style-name="co24" table:default-cell-style-name="ce1"/>
        <table:table-column table:style-name="co25" table:default-cell-style-name="ce1"/>
        <table:table-column table:style-name="co12" table:number-columns-repeated="2" table:default-cell-style-name="ce1"/>
        <table:table-column table:style-name="co35" table:default-cell-style-name="ce1"/>
        <table:table-column table:style-name="co26" table:default-cell-style-name="ce1"/>
        <table:table-column table:style-name="co12" table:default-cell-style-name="ce1"/>
        <table:table-column table:style-name="co33" table:default-cell-style-name="ce1"/>
        <table:table-column table:style-name="co27" table:default-cell-style-name="ce1"/>
        <table:table-column table:style-name="co6" table:default-cell-style-name="ce1"/>
        <table:table-column table:style-name="co12" table:number-columns-repeated="16360" table:default-cell-style-name="ce1"/>
        <table:table-row table:style-name="ro1">
          <table:table-cell table:style-name="ce12"/>
          <table:table-cell office:value-type="string" table:style-name="ce12">
            <text:p>fw_BC</text:p>
          </table:table-cell>
          <table:table-cell table:style-name="ce12"/>
          <table:table-cell office:value-type="string" table:style-name="ce12">
            <text:p>rv_BC</text:p>
          </table:table-cell>
          <table:table-cell table:number-columns-repeated="5" table:style-name="ce12"/>
          <table:table-cell office:value-type="string" table:style-name="ce12">
            <text:p>P1a coordinate</text:p>
          </table:table-cell>
          <table:table-cell office:value-type="string" table:style-name="ce12">
            <text:p>Sample name</text:p>
          </table:table-cell>
          <table:table-cell office:value-type="string" table:style-name="ce12">
            <text:p>P1a BC</text:p>
          </table:table-cell>
          <table:table-cell table:style-name="ce12"/>
          <table:table-cell office:value-type="string" table:style-name="ce12">
            <text:p>P1 coordinate</text:p>
          </table:table-cell>
          <table:table-cell office:value-type="string" table:style-name="ce12">
            <text:p>Sample name</text:p>
          </table:table-cell>
          <table:table-cell office:value-type="string" table:style-name="ce12">
            <text:p>P1 BC</text:p>
          </table:table-cell>
          <table:table-cell table:style-name="ce12"/>
          <table:table-cell office:value-type="string" table:style-name="ce12">
            <text:p>P2 coordinate</text:p>
          </table:table-cell>
          <table:table-cell office:value-type="string" table:style-name="ce12">
            <text:p>Sample name</text:p>
          </table:table-cell>
          <table:table-cell office:value-type="string" table:style-name="ce12">
            <text:p>POOL_6-5 BC</text:p>
          </table:table-cell>
          <table:table-cell table:style-name="ce12"/>
          <table:table-cell office:value-type="string" table:style-name="ce12">
            <text:p>Yaml Drug_20170605_P1a</text:p>
          </table:table-cell>
          <table:table-cell office:value-type="string" table:style-name="ce12">
            <text:p>Yaml Drug_20170612_P1</text:p>
          </table:table-cell>
          <table:table-cell office:value-type="string" table:style-name="ce12">
            <text:p>Yaml DBI31 20171016(1)_P2</text:p>
          </table:table-cell>
          <table:table-cell table:number-columns-repeated="16360" table:style-name="ce12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tcf_1</text:p>
          </table:table-cell>
          <table:table-cell office:value-type="string" table:style-name="ce1">
            <text:p>Garcinol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office:string-value="aGarcinol_2mM_D28R" table:formula="of:=CONCATENATE([.$E2];[.$G2];&quot;_&quot;;[.$H2];&quot;_D28R&quot;)" table:style-name="ce1">
            <text:p>aGarcinol_2mM_D28R</text:p>
          </table:table-cell>
          <table:table-cell office:value-type="string" office:string-value="AGTCAA_GTGAAA" table:formula="of:=CONCATENATE([.B2];&quot;_&quot;;[.D8])" table:style-name="ce1">
            <text:p>AGTCAA_GTGAAA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office:string-value="aGarcinol_2mM_D35R" table:formula="of:=CONCATENATE([.$E2];[.$G2];&quot;_&quot;;[.$H2];&quot;_D35R&quot;)" table:style-name="ce1">
            <text:p>aGarcinol_2mM_D35R</text:p>
          </table:table-cell>
          <table:table-cell office:value-type="string" office:string-value="AGTCAA_AGTCAA" table:formula="of:=CONCATENATE([.B2];&quot;_&quot;;[.D2])" table:style-name="ce1">
            <text:p>AGTCAA_AGTCAA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office:string-value="aCtcf_1_D12_R2" table:formula="of:=CONCATENATE([.E2];[.F2];&quot;_D12_R2&quot;)" table:style-name="ce1">
            <text:p>aCtcf_1_D12_R2</text:p>
          </table:table-cell>
          <table:table-cell office:value-type="string" office:string-value="AGTCAA_AGTTCC" table:formula="of:=CONCATENATE([.B2];&quot;_&quot;;[.D3])" table:style-name="ce1">
            <text:p>AGTCAA_AGTTCC</text:p>
          </table:table-cell>
          <table:table-cell table:style-name="ce1"/>
          <table:table-cell office:value-type="string" office:string-value="  aGarcinol_2mM_D28R: AGTCAA_GTGAAA" table:formula="of:=CONCATENATE(&quot;  &quot;;[.K2];&quot;: &quot;;[.L2])" table:style-name="ce1">
            <text:p><text:s text:c="2"/>aGarcinol_2mM_D28R: AGTCAA_GTGAAA</text:p>
          </table:table-cell>
          <table:table-cell office:value-type="string" office:string-value="  aGarcinol_2mM_D35R: AGTCAA_AGTCAA" table:formula="of:=CONCATENATE(&quot;  &quot;;[.O2];&quot;: &quot;;[.P2])" table:style-name="ce1">
            <text:p><text:s text:c="2"/>aGarcinol_2mM_D35R: AGTCAA_AGTCAA</text:p>
          </table:table-cell>
          <table:table-cell office:value-type="string" office:string-value="  aCtcf_1_D12_R2: AGTCAA_AGTTCC" table:formula="of:=CONCATENATE(&quot;  &quot;;[.S2];&quot;: &quot;;[.T2])" table:style-name="ce1">
            <text:p><text:s text:c="2"/>aCtcf_1_D12_R2: AGTCAA_AGTTCC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nf2_1</text:p>
          </table:table-cell>
          <table:table-cell office:value-type="string" table:style-name="ce1">
            <text:p>Splitomicin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office:string-value="bSplitomicin_2mM_D28R" table:formula="of:=CONCATENATE([.$E3];[.$G3];&quot;_&quot;;[.$H3];&quot;_D28R&quot;)" table:style-name="ce1">
            <text:p>bSplitomicin_2mM_D28R</text:p>
          </table:table-cell>
          <table:table-cell office:value-type="string" office:string-value="AGTTCC_GTGGCC" table:formula="of:=CONCATENATE([.B3];&quot;_&quot;;[.D9])" table:style-name="ce1">
            <text:p>AGTTCC_GTGGCC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office:string-value="bSplitomicin_2mM_D35R" table:formula="of:=CONCATENATE([.$E3];[.$G3];&quot;_&quot;;[.$H3];&quot;_D35R&quot;)" table:style-name="ce1">
            <text:p>bSplitomicin_2mM_D35R</text:p>
          </table:table-cell>
          <table:table-cell office:value-type="string" office:string-value="AGTTCC_AGTTCC" table:formula="of:=CONCATENATE([.B3];&quot;_&quot;;[.D3])" table:style-name="ce1">
            <text:p>AGTTCC_AGTTCC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office:string-value="bRnf2_1_D12_R2" table:formula="of:=CONCATENATE([.E3];[.F3];&quot;_D12_R2&quot;)" table:style-name="ce1">
            <text:p>bRnf2_1_D12_R2</text:p>
          </table:table-cell>
          <table:table-cell office:value-type="string" office:string-value="AGTTCC_ATGTCA" table:formula="of:=CONCATENATE([.B3];&quot;_&quot;;[.D4])" table:style-name="ce1">
            <text:p>AGTTCC_ATGTCA</text:p>
          </table:table-cell>
          <table:table-cell table:style-name="ce1"/>
          <table:table-cell office:value-type="string" office:string-value="  bSplitomicin_2mM_D28R: AGTTCC_GTGGCC" table:formula="of:=CONCATENATE(&quot;  &quot;;[.K3];&quot;: &quot;;[.L3])" table:style-name="ce1">
            <text:p><text:s text:c="2"/>bSplitomicin_2mM_D28R: AGTTCC_GTGGCC</text:p>
          </table:table-cell>
          <table:table-cell office:value-type="string" office:string-value="  bSplitomicin_2mM_D35R: AGTTCC_AGTTCC" table:formula="of:=CONCATENATE(&quot;  &quot;;[.O3];&quot;: &quot;;[.P3])" table:style-name="ce1">
            <text:p><text:s text:c="2"/>bSplitomicin_2mM_D35R: AGTTCC_AGTTCC</text:p>
          </table:table-cell>
          <table:table-cell office:value-type="string" office:string-value="  bRnf2_1_D12_R2: AGTTCC_ATGTCA" table:formula="of:=CONCATENATE(&quot;  &quot;;[.S3];&quot;: &quot;;[.T3])" table:style-name="ce1">
            <text:p><text:s text:c="2"/>bRnf2_1_D12_R2: AGTTCC_ATGTCA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hmt2_1</text:p>
          </table:table-cell>
          <table:table-cell office:value-type="string" table:style-name="ce1">
            <text:p>BML-210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office:string-value="cBML-210_2mM_D28R" table:formula="of:=CONCATENATE([.$E4];[.$G4];&quot;_&quot;;[.$H4];&quot;_D28R&quot;)" table:style-name="ce1">
            <text:p>cBML-210_2mM_D28R</text:p>
          </table:table-cell>
          <table:table-cell office:value-type="string" office:string-value="ATGTCA_GTTTCG" table:formula="of:=CONCATENATE([.B4];&quot;_&quot;;[.D10])" table:style-name="ce1">
            <text:p>ATGTCA_GTTTCG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office:string-value="cBML-210_2mM_D35R" table:formula="of:=CONCATENATE([.$E4];[.$G4];&quot;_&quot;;[.$H4];&quot;_D35R&quot;)" table:style-name="ce1">
            <text:p>cBML-210_2mM_D35R</text:p>
          </table:table-cell>
          <table:table-cell office:value-type="string" office:string-value="ATGTCA_ATGTCA" table:formula="of:=CONCATENATE([.B4];&quot;_&quot;;[.D4])" table:style-name="ce1">
            <text:p>ATGTCA_ATGTCA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office:string-value="cEhmt2_1_D12_R2" table:formula="of:=CONCATENATE([.E4];[.F4];&quot;_D12_R2&quot;)" table:style-name="ce1">
            <text:p>cEhmt2_1_D12_R2</text:p>
          </table:table-cell>
          <table:table-cell office:value-type="string" office:string-value="ATGTCA_CCGTCC" table:formula="of:=CONCATENATE([.B4];&quot;_&quot;;[.D5])" table:style-name="ce1">
            <text:p>ATGTCA_CCGTCC</text:p>
          </table:table-cell>
          <table:table-cell table:style-name="ce1"/>
          <table:table-cell office:value-type="string" office:string-value="  cBML-210_2mM_D28R: ATGTCA_GTTTCG" table:formula="of:=CONCATENATE(&quot;  &quot;;[.K4];&quot;: &quot;;[.L4])" table:style-name="ce1">
            <text:p><text:s text:c="2"/>cBML-210_2mM_D28R: ATGTCA_GTTTCG</text:p>
          </table:table-cell>
          <table:table-cell office:value-type="string" office:string-value="  cBML-210_2mM_D35R: ATGTCA_ATGTCA" table:formula="of:=CONCATENATE(&quot;  &quot;;[.O4];&quot;: &quot;;[.P4])" table:style-name="ce1">
            <text:p><text:s text:c="2"/>cBML-210_2mM_D35R: ATGTCA_ATGTCA</text:p>
          </table:table-cell>
          <table:table-cell office:value-type="string" office:string-value="  cEhmt2_1_D12_R2: ATGTCA_CCGTCC" table:formula="of:=CONCATENATE(&quot;  &quot;;[.S4];&quot;: &quot;;[.T4])" table:style-name="ce1">
            <text:p><text:s text:c="2"/>cEhmt2_1_D12_R2: ATGTCA_CCGTCC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arp1_1</text:p>
          </table:table-cell>
          <table:table-cell office:value-type="string" table:style-name="ce1">
            <text:p>5-Aza-2-deoxycytidine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office:string-value="d5-Aza-2-deoxycytidine_2mM_D28R" table:formula="of:=CONCATENATE([.$E5];[.$G5];&quot;_&quot;;[.$H5];&quot;_D28R&quot;)" table:style-name="ce1">
            <text:p>d5-Aza-2-deoxycytidine_2mM_D28R</text:p>
          </table:table-cell>
          <table:table-cell office:value-type="string" office:string-value="CCGTCC_CGTACG" table:formula="of:=CONCATENATE([.B5];&quot;_&quot;;[.D11])" table:style-name="ce1">
            <text:p>CCGTCC_CGTACG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office:string-value="d5-Aza-2-deoxycytidine_2mM_D35R" table:formula="of:=CONCATENATE([.$E5];[.$G5];&quot;_&quot;;[.$H5];&quot;_D35R&quot;)" table:style-name="ce1">
            <text:p>d5-Aza-2-deoxycytidine_2mM_D35R</text:p>
          </table:table-cell>
          <table:table-cell office:value-type="string" office:string-value="CCGTCC_CCGTCC" table:formula="of:=CONCATENATE([.B5];&quot;_&quot;;[.D5])" table:style-name="ce1">
            <text:p>CCGTCC_CCGTCC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office:string-value="dParp1_1_D12_R2" table:formula="of:=CONCATENATE([.E5];[.F5];&quot;_D12_R2&quot;)" table:style-name="ce1">
            <text:p>dParp1_1_D12_R2</text:p>
          </table:table-cell>
          <table:table-cell office:value-type="string" office:string-value="CCGTCC_GTAGAG" table:formula="of:=CONCATENATE([.B5];&quot;_&quot;;[.D6])" table:style-name="ce1">
            <text:p>CCGTCC_GTAGAG</text:p>
          </table:table-cell>
          <table:table-cell table:style-name="ce1"/>
          <table:table-cell office:value-type="string" office:string-value="  d5-Aza-2-deoxycytidine_2mM_D28R: CCGTCC_CGTACG" table:formula="of:=CONCATENATE(&quot;  &quot;;[.K5];&quot;: &quot;;[.L5])" table:style-name="ce1">
            <text:p><text:s text:c="2"/>d5-Aza-2-deoxycytidine_2mM_D28R: CCGTCC_CGTACG</text:p>
          </table:table-cell>
          <table:table-cell office:value-type="string" office:string-value="  d5-Aza-2-deoxycytidine_2mM_D35R: CCGTCC_CCGTCC" table:formula="of:=CONCATENATE(&quot;  &quot;;[.O5];&quot;: &quot;;[.P5])" table:style-name="ce1">
            <text:p><text:s text:c="2"/>d5-Aza-2-deoxycytidine_2mM_D35R: CCGTCC_CCGTCC</text:p>
          </table:table-cell>
          <table:table-cell office:value-type="string" office:string-value="  dParp1_1_D12_R2: CCGTCC_GTAGAG" table:formula="of:=CONCATENATE(&quot;  &quot;;[.S5];&quot;: &quot;;[.T5])" table:style-name="ce1">
            <text:p><text:s text:c="2"/>dParp1_1_D12_R2: CCGTCC_GTAGAG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arp1_2</text:p>
          </table:table-cell>
          <table:table-cell office:value-type="string" table:style-name="ce1">
            <text:p>Zebularine<text:s/>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office:string-value="eZebularine _2mM_D28R" table:formula="of:=CONCATENATE([.$E6];[.$G6];&quot;_&quot;;[.$H6];&quot;_D28R&quot;)" table:style-name="ce1">
            <text:p>eZebularine _2mM_D28R</text:p>
          </table:table-cell>
          <table:table-cell office:value-type="string" office:string-value="GTAGAG_GAGTGG" table:formula="of:=CONCATENATE([.B6];&quot;_&quot;;[.D12])" table:style-name="ce1">
            <text:p>GTAGAG_GAGTGG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office:string-value="eZebularine _2mM_D35R" table:formula="of:=CONCATENATE([.$E6];[.$G6];&quot;_&quot;;[.$H6];&quot;_D35R&quot;)" table:style-name="ce1">
            <text:p>eZebularine _2mM_D35R</text:p>
          </table:table-cell>
          <table:table-cell office:value-type="string" office:string-value="GTAGAG_GTAGAG" table:formula="of:=CONCATENATE([.B6];&quot;_&quot;;[.D6])" table:style-name="ce1">
            <text:p>GTAGAG_GTAGAG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office:string-value="eParp1_2_D12_R2" table:formula="of:=CONCATENATE([.E6];[.F6];&quot;_D12_R2&quot;)" table:style-name="ce1">
            <text:p>eParp1_2_D12_R2</text:p>
          </table:table-cell>
          <table:table-cell office:value-type="string" office:string-value="GTAGAG_GTCCGC" table:formula="of:=CONCATENATE([.B6];&quot;_&quot;;[.D7])" table:style-name="ce1">
            <text:p>GTAGAG_GTCCGC</text:p>
          </table:table-cell>
          <table:table-cell table:style-name="ce1"/>
          <table:table-cell office:value-type="string" office:string-value="  eZebularine _2mM_D28R: GTAGAG_GAGTGG" table:formula="of:=CONCATENATE(&quot;  &quot;;[.K6];&quot;: &quot;;[.L6])" table:style-name="ce1">
            <text:p><text:s text:c="2"/>eZebularine _2mM_D28R: GTAGAG_GAGTGG</text:p>
          </table:table-cell>
          <table:table-cell office:value-type="string" office:string-value="  eZebularine _2mM_D35R: GTAGAG_GTAGAG" table:formula="of:=CONCATENATE(&quot;  &quot;;[.O6];&quot;: &quot;;[.P6])" table:style-name="ce1">
            <text:p><text:s text:c="2"/>eZebularine _2mM_D35R: GTAGAG_GTAGAG</text:p>
          </table:table-cell>
          <table:table-cell office:value-type="string" office:string-value="  eParp1_2_D12_R2: GTAGAG_GTCCGC" table:formula="of:=CONCATENATE(&quot;  &quot;;[.S6];&quot;: &quot;;[.T6])" table:style-name="ce1">
            <text:p><text:s text:c="2"/>eParp1_2_D12_R2: GTAGAG_GTCCGC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Zfp57_1</text:p>
          </table:table-cell>
          <table:table-cell office:value-type="string" table:style-name="ce1">
            <text:p>Tranylcypromine hemisulfate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office:string-value="fTranylcypromine hemisulfate_2mM_D28R" table:formula="of:=CONCATENATE([.$E7];[.$G7];&quot;_&quot;;[.$H7];&quot;_D28R&quot;)" table:style-name="ce1">
            <text:p>fTranylcypromine hemisulfate_2mM_D28R</text:p>
          </table:table-cell>
          <table:table-cell office:value-type="string" office:string-value="GTCCGC_GGTAGC" table:formula="of:=CONCATENATE([.B7];&quot;_&quot;;[.D13])" table:style-name="ce1">
            <text:p>GTCCGC_GGTAGC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office:string-value="fTranylcypromine hemisulfate_2mM_D35R" table:formula="of:=CONCATENATE([.$E7];[.$G7];&quot;_&quot;;[.$H7];&quot;_D35R&quot;)" table:style-name="ce1">
            <text:p>fTranylcypromine hemisulfate_2mM_D35R</text:p>
          </table:table-cell>
          <table:table-cell office:value-type="string" office:string-value="GTCCGC_GTCCGC" table:formula="of:=CONCATENATE([.B7];&quot;_&quot;;[.D7])" table:style-name="ce1">
            <text:p>GTCCGC_GTCCGC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office:string-value="fZfp57_1_D12_R2" table:formula="of:=CONCATENATE([.E7];[.F7];&quot;_D12_R2&quot;)" table:style-name="ce1">
            <text:p>fZfp57_1_D12_R2</text:p>
          </table:table-cell>
          <table:table-cell office:value-type="string" office:string-value="GTCCGC_GTGAAA" table:formula="of:=CONCATENATE([.B7];&quot;_&quot;;[.D8])" table:style-name="ce1">
            <text:p>GTCCGC_GTGAAA</text:p>
          </table:table-cell>
          <table:table-cell table:style-name="ce1"/>
          <table:table-cell office:value-type="string" office:string-value="  fTranylcypromine hemisulfate_2mM_D28R: GTCCGC_GGTAGC" table:formula="of:=CONCATENATE(&quot;  &quot;;[.K7];&quot;: &quot;;[.L7])" table:style-name="ce1">
            <text:p><text:s text:c="2"/>fTranylcypromine hemisulfate_2mM_D28R: GTCCGC_GGTAGC</text:p>
          </table:table-cell>
          <table:table-cell office:value-type="string" office:string-value="  fTranylcypromine hemisulfate_2mM_D35R: GTCCGC_GTCCGC" table:formula="of:=CONCATENATE(&quot;  &quot;;[.O7];&quot;: &quot;;[.P7])" table:style-name="ce1">
            <text:p><text:s text:c="2"/>fTranylcypromine hemisulfate_2mM_D35R: GTCCGC_GTCCGC</text:p>
          </table:table-cell>
          <table:table-cell office:value-type="string" office:string-value="  fZfp57_1_D12_R2: GTCCGC_GTGAAA" table:formula="of:=CONCATENATE(&quot;  &quot;;[.S7];&quot;: &quot;;[.T7])" table:style-name="ce1">
            <text:p><text:s text:c="2"/>fZfp57_1_D12_R2: GTCCGC_GTGAAA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tf7ip_1</text:p>
          </table:table-cell>
          <table:table-cell office:value-type="string" table:style-name="ce1">
            <text:p>EX-527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office:string-value="gEX-527_2mM_D28R" table:formula="of:=CONCATENATE([.$E8];[.$G8];&quot;_&quot;;[.$H8];&quot;_D28R&quot;)" table:style-name="ce1">
            <text:p>gEX-527_2mM_D28R</text:p>
          </table:table-cell>
          <table:table-cell office:value-type="string" office:string-value="GTGAAA_AGTCAA" table:formula="of:=CONCATENATE([.B8];&quot;_&quot;;[.D2])" table:style-name="ce1">
            <text:p>GTGAAA_AGTCAA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office:string-value="gEX-527_2mM_D35R" table:formula="of:=CONCATENATE([.$E8];[.$G8];&quot;_&quot;;[.$H8];&quot;_D35R&quot;)" table:style-name="ce1">
            <text:p>gEX-527_2mM_D35R</text:p>
          </table:table-cell>
          <table:table-cell office:value-type="string" office:string-value="GTGAAA_GTGAAA" table:formula="of:=CONCATENATE([.B8];&quot;_&quot;;[.D8])" table:style-name="ce1">
            <text:p>GTGAAA_GTGAAA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office:string-value="gAtf7ip_1_D12_R2" table:formula="of:=CONCATENATE([.E8];[.F8];&quot;_D12_R2&quot;)" table:style-name="ce1">
            <text:p>gAtf7ip_1_D12_R2</text:p>
          </table:table-cell>
          <table:table-cell office:value-type="string" office:string-value="GTGAAA_GTGGCC" table:formula="of:=CONCATENATE([.B8];&quot;_&quot;;[.D9])" table:style-name="ce1">
            <text:p>GTGAAA_GTGGCC</text:p>
          </table:table-cell>
          <table:table-cell table:style-name="ce1"/>
          <table:table-cell office:value-type="string" office:string-value="  gEX-527_2mM_D28R: GTGAAA_AGTCAA" table:formula="of:=CONCATENATE(&quot;  &quot;;[.K8];&quot;: &quot;;[.L8])" table:style-name="ce1">
            <text:p><text:s text:c="2"/>gEX-527_2mM_D28R: GTGAAA_AGTCAA</text:p>
          </table:table-cell>
          <table:table-cell office:value-type="string" office:string-value="  gEX-527_2mM_D35R: GTGAAA_GTGAAA" table:formula="of:=CONCATENATE(&quot;  &quot;;[.O8];&quot;: &quot;;[.P8])" table:style-name="ce1">
            <text:p><text:s text:c="2"/>gEX-527_2mM_D35R: GTGAAA_GTGAAA</text:p>
          </table:table-cell>
          <table:table-cell office:value-type="string" office:string-value="  gAtf7ip_1_D12_R2: GTGAAA_GTGGCC" table:formula="of:=CONCATENATE(&quot;  &quot;;[.S8];&quot;: &quot;;[.T8])" table:style-name="ce1">
            <text:p><text:s text:c="2"/>gAtf7ip_1_D12_R2: GTGAAA_GTGGCC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dac2_1</text:p>
          </table:table-cell>
          <table:table-cell office:value-type="string" table:style-name="ce1">
            <text:p>Nicotinamide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office:string-value="hNicotinamide_2mM_D28R" table:formula="of:=CONCATENATE([.$E9];[.$G9];&quot;_&quot;;[.$H9];&quot;_D28R&quot;)" table:style-name="ce1">
            <text:p>hNicotinamide_2mM_D28R</text:p>
          </table:table-cell>
          <table:table-cell office:value-type="string" office:string-value="GTGGCC_AGTTCC" table:formula="of:=CONCATENATE([.B9];&quot;_&quot;;[.D3])" table:style-name="ce1">
            <text:p>GTGGCC_AGTTCC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office:string-value="hNicotinamide_2mM_D35R" table:formula="of:=CONCATENATE([.$E9];[.$G9];&quot;_&quot;;[.$H9];&quot;_D35R&quot;)" table:style-name="ce1">
            <text:p>hNicotinamide_2mM_D35R</text:p>
          </table:table-cell>
          <table:table-cell office:value-type="string" office:string-value="GTGGCC_GTGGCC" table:formula="of:=CONCATENATE([.B9];&quot;_&quot;;[.D9])" table:style-name="ce1">
            <text:p>GTGGCC_GTGGCC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office:string-value="hHdac2_1_D12_R2" table:formula="of:=CONCATENATE([.E9];[.F9];&quot;_D12_R2&quot;)" table:style-name="ce1">
            <text:p>hHdac2_1_D12_R2</text:p>
          </table:table-cell>
          <table:table-cell office:value-type="string" office:string-value="GTGGCC_GTTTCG" table:formula="of:=CONCATENATE([.B9];&quot;_&quot;;[.D10])" table:style-name="ce1">
            <text:p>GTGGCC_GTTTCG</text:p>
          </table:table-cell>
          <table:table-cell table:style-name="ce1"/>
          <table:table-cell office:value-type="string" office:string-value="  hNicotinamide_2mM_D28R: GTGGCC_AGTTCC" table:formula="of:=CONCATENATE(&quot;  &quot;;[.K9];&quot;: &quot;;[.L9])" table:style-name="ce1">
            <text:p><text:s text:c="2"/>hNicotinamide_2mM_D28R: GTGGCC_AGTTCC</text:p>
          </table:table-cell>
          <table:table-cell office:value-type="string" office:string-value="  hNicotinamide_2mM_D35R: GTGGCC_GTGGCC" table:formula="of:=CONCATENATE(&quot;  &quot;;[.O9];&quot;: &quot;;[.P9])" table:style-name="ce1">
            <text:p><text:s text:c="2"/>hNicotinamide_2mM_D35R: GTGGCC_GTGGCC</text:p>
          </table:table-cell>
          <table:table-cell office:value-type="string" office:string-value="  hHdac2_1_D12_R2: GTGGCC_GTTTCG" table:formula="of:=CONCATENATE(&quot;  &quot;;[.S9];&quot;: &quot;;[.T9])" table:style-name="ce1">
            <text:p><text:s text:c="2"/>hHdac2_1_D12_R2: GTGGCC_GTTTCG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i</text:p>
          </table:table-cell>
          <table:table-cell office:value-type="string" table:style-name="ce1">
            <text:p>Kmt5a_1</text:p>
          </table:table-cell>
          <table:table-cell office:value-type="string" table:style-name="ce1">
            <text:p>BML-266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office:string-value="iBML-266_2mM_D28R" table:formula="of:=CONCATENATE([.$E10];[.$G10];&quot;_&quot;;[.$H10];&quot;_D28R&quot;)" table:style-name="ce1">
            <text:p>iBML-266_2mM_D28R</text:p>
          </table:table-cell>
          <table:table-cell office:value-type="string" office:string-value="GTTTCG_ATGTCA" table:formula="of:=CONCATENATE([.B10];&quot;_&quot;;[.D4])" table:style-name="ce1">
            <text:p>GTTTCG_ATGTCA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office:string-value="iBML-266_2mM_D35R" table:formula="of:=CONCATENATE([.$E10];[.$G10];&quot;_&quot;;[.$H10];&quot;_D35R&quot;)" table:style-name="ce1">
            <text:p>iBML-266_2mM_D35R</text:p>
          </table:table-cell>
          <table:table-cell office:value-type="string" office:string-value="GTTTCG_GTTTCG" table:formula="of:=CONCATENATE([.B10];&quot;_&quot;;[.D10])" table:style-name="ce1">
            <text:p>GTTTCG_GTTTCG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office:string-value="iKmt5a_1_D12_R2" table:formula="of:=CONCATENATE([.E10];[.F10];&quot;_D12_R2&quot;)" table:style-name="ce1">
            <text:p>iKmt5a_1_D12_R2</text:p>
          </table:table-cell>
          <table:table-cell office:value-type="string" office:string-value="GTTTCG_CGTACG" table:formula="of:=CONCATENATE([.B10];&quot;_&quot;;[.D11])" table:style-name="ce1">
            <text:p>GTTTCG_CGTACG</text:p>
          </table:table-cell>
          <table:table-cell table:style-name="ce1"/>
          <table:table-cell office:value-type="string" office:string-value="  iBML-266_2mM_D28R: GTTTCG_ATGTCA" table:formula="of:=CONCATENATE(&quot;  &quot;;[.K10];&quot;: &quot;;[.L10])" table:style-name="ce1">
            <text:p><text:s text:c="2"/>iBML-266_2mM_D28R: GTTTCG_ATGTCA</text:p>
          </table:table-cell>
          <table:table-cell office:value-type="string" office:string-value="  iBML-266_2mM_D35R: GTTTCG_GTTTCG" table:formula="of:=CONCATENATE(&quot;  &quot;;[.O10];&quot;: &quot;;[.P10])" table:style-name="ce1">
            <text:p><text:s text:c="2"/>iBML-266_2mM_D35R: GTTTCG_GTTTCG</text:p>
          </table:table-cell>
          <table:table-cell office:value-type="string" office:string-value="  iKmt5a_1_D12_R2: GTTTCG_CGTACG" table:formula="of:=CONCATENATE(&quot;  &quot;;[.S10];&quot;: &quot;;[.T10])" table:style-name="ce1">
            <text:p><text:s text:c="2"/>iKmt5a_1_D12_R2: GTTTCG_CGTACG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j</text:p>
          </table:table-cell>
          <table:table-cell office:value-type="string" table:style-name="ce1">
            <text:p>Suv39h1_1</text:p>
          </table:table-cell>
          <table:table-cell office:value-type="string" table:style-name="ce1">
            <text:p>Piceatannol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office:string-value="jPiceatannol_2mM_D28R" table:formula="of:=CONCATENATE([.$E11];[.$G11];&quot;_&quot;;[.$H11];&quot;_D28R&quot;)" table:style-name="ce1">
            <text:p>jPiceatannol_2mM_D28R</text:p>
          </table:table-cell>
          <table:table-cell office:value-type="string" office:string-value="CGTACG_CCGTCC" table:formula="of:=CONCATENATE([.B11];&quot;_&quot;;[.D5])" table:style-name="ce1">
            <text:p>CGTACG_CCGTCC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office:string-value="jPiceatannol_2mM_D35R" table:formula="of:=CONCATENATE([.$E11];[.$G11];&quot;_&quot;;[.$H11];&quot;_D35R&quot;)" table:style-name="ce1">
            <text:p>jPiceatannol_2mM_D35R</text:p>
          </table:table-cell>
          <table:table-cell office:value-type="string" office:string-value="CGTACG_CGTACG" table:formula="of:=CONCATENATE([.B11];&quot;_&quot;;[.D11])" table:style-name="ce1">
            <text:p>CGTACG_CGTACG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office:string-value="jSuv39h1_1_D12_R2" table:formula="of:=CONCATENATE([.E11];[.F11];&quot;_D12_R2&quot;)" table:style-name="ce1">
            <text:p>jSuv39h1_1_D12_R2</text:p>
          </table:table-cell>
          <table:table-cell office:value-type="string" office:string-value="CGTACG_GAGTGG" table:formula="of:=CONCATENATE([.B11];&quot;_&quot;;[.D12])" table:style-name="ce1">
            <text:p>CGTACG_GAGTGG</text:p>
          </table:table-cell>
          <table:table-cell table:style-name="ce1"/>
          <table:table-cell office:value-type="string" office:string-value="  jPiceatannol_2mM_D28R: CGTACG_CCGTCC" table:formula="of:=CONCATENATE(&quot;  &quot;;[.K11];&quot;: &quot;;[.L11])" table:style-name="ce1">
            <text:p><text:s text:c="2"/>jPiceatannol_2mM_D28R: CGTACG_CCGTCC</text:p>
          </table:table-cell>
          <table:table-cell office:value-type="string" office:string-value="  jPiceatannol_2mM_D35R: CGTACG_CGTACG" table:formula="of:=CONCATENATE(&quot;  &quot;;[.O11];&quot;: &quot;;[.P11])" table:style-name="ce1">
            <text:p><text:s text:c="2"/>jPiceatannol_2mM_D35R: CGTACG_CGTACG</text:p>
          </table:table-cell>
          <table:table-cell office:value-type="string" office:string-value="  jSuv39h1_1_D12_R2: CGTACG_GAGTGG" table:formula="of:=CONCATENATE(&quot;  &quot;;[.S11];&quot;: &quot;;[.T11])" table:style-name="ce1">
            <text:p><text:s text:c="2"/>jSuv39h1_1_D12_R2: CGTACG_GAGTGG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mchd1_1</text:p>
          </table:table-cell>
          <table:table-cell office:value-type="string" table:style-name="ce1">
            <text:p>Fluoro-SAHA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office:string-value="kFluoro-SAHA_2mM_D28R" table:formula="of:=CONCATENATE([.$E12];[.$G12];&quot;_&quot;;[.$H12];&quot;_D28R&quot;)" table:style-name="ce1">
            <text:p>kFluoro-SAHA_2mM_D28R</text:p>
          </table:table-cell>
          <table:table-cell office:value-type="string" office:string-value="GAGTGG_GTAGAG" table:formula="of:=CONCATENATE([.B12];&quot;_&quot;;[.D6])" table:style-name="ce1">
            <text:p>GAGTGG_GTAGAG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office:string-value="kFluoro-SAHA_2mM_D35R" table:formula="of:=CONCATENATE([.$E12];[.$G12];&quot;_&quot;;[.$H12];&quot;_D35R&quot;)" table:style-name="ce1">
            <text:p>kFluoro-SAHA_2mM_D35R</text:p>
          </table:table-cell>
          <table:table-cell office:value-type="string" office:string-value="GAGTGG_GAGTGG" table:formula="of:=CONCATENATE([.B12];&quot;_&quot;;[.D12])" table:style-name="ce1">
            <text:p>GAGTGG_GAGTGG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office:string-value="kSmchd1_1_D12_R2" table:formula="of:=CONCATENATE([.E12];[.F12];&quot;_D12_R2&quot;)" table:style-name="ce1">
            <text:p>kSmchd1_1_D12_R2</text:p>
          </table:table-cell>
          <table:table-cell office:value-type="string" office:string-value="GAGTGG_GGTAGC" table:formula="of:=CONCATENATE([.B12];&quot;_&quot;;[.D13])" table:style-name="ce1">
            <text:p>GAGTGG_GGTAGC</text:p>
          </table:table-cell>
          <table:table-cell table:style-name="ce1"/>
          <table:table-cell office:value-type="string" office:string-value="  kFluoro-SAHA_2mM_D28R: GAGTGG_GTAGAG" table:formula="of:=CONCATENATE(&quot;  &quot;;[.K12];&quot;: &quot;;[.L12])" table:style-name="ce1">
            <text:p><text:s text:c="2"/>kFluoro-SAHA_2mM_D28R: GAGTGG_GTAGAG</text:p>
          </table:table-cell>
          <table:table-cell office:value-type="string" office:string-value="  kFluoro-SAHA_2mM_D35R: GAGTGG_GAGTGG" table:formula="of:=CONCATENATE(&quot;  &quot;;[.O12];&quot;: &quot;;[.P12])" table:style-name="ce1">
            <text:p><text:s text:c="2"/>kFluoro-SAHA_2mM_D35R: GAGTGG_GAGTGG</text:p>
          </table:table-cell>
          <table:table-cell office:value-type="string" office:string-value="  kSmchd1_1_D12_R2: GAGTGG_GGTAGC" table:formula="of:=CONCATENATE(&quot;  &quot;;[.S12];&quot;: &quot;;[.T12])" table:style-name="ce1">
            <text:p><text:s text:c="2"/>kSmchd1_1_D12_R2: GAGTGG_GGTAGC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rt1_1</text:p>
          </table:table-cell>
          <table:table-cell office:value-type="string" table:style-name="ce1">
            <text:p>AGK2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office:string-value="lAGK2_2mM_D28R" table:formula="of:=CONCATENATE([.$E13];[.$G13];&quot;_&quot;;[.$H13];&quot;_D28R&quot;)" table:style-name="ce1">
            <text:p>lAGK2_2mM_D28R</text:p>
          </table:table-cell>
          <table:table-cell office:value-type="string" office:string-value="GGTAGC_GTCCGC" table:formula="of:=CONCATENATE([.B13];&quot;_&quot;;[.D7])" table:style-name="ce1">
            <text:p>GGTAGC_GTCCGC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office:string-value="lAGK2_2mM_D35R" table:formula="of:=CONCATENATE([.$E13];[.$G13];&quot;_&quot;;[.$H13];&quot;_D35R&quot;)" table:style-name="ce1">
            <text:p>lAGK2_2mM_D35R</text:p>
          </table:table-cell>
          <table:table-cell office:value-type="string" office:string-value="GGTAGC_GGTAGC" table:formula="of:=CONCATENATE([.B13];&quot;_&quot;;[.D13])" table:style-name="ce1">
            <text:p>GGTAGC_GGTAGC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office:string-value="lSirt1_1_D12_R2" table:formula="of:=CONCATENATE([.E13];[.F13];&quot;_D12_R2&quot;)" table:style-name="ce1">
            <text:p>lSirt1_1_D12_R2</text:p>
          </table:table-cell>
          <table:table-cell office:value-type="string" office:string-value="GGTAGC_AGTCAA" table:formula="of:=CONCATENATE([.B13];&quot;_&quot;;[.D2])" table:style-name="ce1">
            <text:p>GGTAGC_AGTCAA</text:p>
          </table:table-cell>
          <table:table-cell table:style-name="ce1"/>
          <table:table-cell office:value-type="string" office:string-value="  lAGK2_2mM_D28R: GGTAGC_GTCCGC" table:formula="of:=CONCATENATE(&quot;  &quot;;[.K13];&quot;: &quot;;[.L13])" table:style-name="ce1">
            <text:p><text:s text:c="2"/>lAGK2_2mM_D28R: GGTAGC_GTCCGC</text:p>
          </table:table-cell>
          <table:table-cell office:value-type="string" office:string-value="  lAGK2_2mM_D35R: GGTAGC_GGTAGC" table:formula="of:=CONCATENATE(&quot;  &quot;;[.O13];&quot;: &quot;;[.P13])" table:style-name="ce1">
            <text:p><text:s text:c="2"/>lAGK2_2mM_D35R: GGTAGC_GGTAGC</text:p>
          </table:table-cell>
          <table:table-cell office:value-type="string" office:string-value="  lSirt1_1_D12_R2: GGTAGC_AGTCAA" table:formula="of:=CONCATENATE(&quot;  &quot;;[.S13];&quot;: &quot;;[.T13])" table:style-name="ce1">
            <text:p><text:s text:c="2"/>lSirt1_1_D12_R2: GGTAGC_AGTCAA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E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trx_1</text:p>
          </table:table-cell>
          <table:table-cell office:value-type="string" table:style-name="ce1">
            <text:p>Salermide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office:string-value="mSalermide_2mM_D28R" table:formula="of:=CONCATENATE([.$E14];[.$G14];&quot;_&quot;;[.$H14];&quot;_D28R&quot;)" table:style-name="ce1">
            <text:p>mSalermide_2mM_D28R</text:p>
          </table:table-cell>
          <table:table-cell office:value-type="string" office:string-value="AGTCAA_CACGAT" table:formula="of:=CONCATENATE([.B2];&quot;_&quot;;[.D20])" table:style-name="ce1">
            <text:p>AGTCAA_CACGAT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office:string-value="mSalermide_2mM_D35R" table:formula="of:=CONCATENATE([.$E14];[.$G14];&quot;_&quot;;[.$H14];&quot;_D35R&quot;)" table:style-name="ce1">
            <text:p>mSalermide_2mM_D35R</text:p>
          </table:table-cell>
          <table:table-cell office:value-type="string" office:string-value="AGTCAA_ACTGAT" table:formula="of:=CONCATENATE([.B2];&quot;_&quot;;[.D14])" table:style-name="ce1">
            <text:p>AGTCAA_ACTGAT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office:string-value="mAtrx_1_D12_R2" table:formula="of:=CONCATENATE([.E14];[.F14];&quot;_D12_R2&quot;)" table:style-name="ce1">
            <text:p>mAtrx_1_D12_R2</text:p>
          </table:table-cell>
          <table:table-cell office:value-type="string" office:string-value="AGTCAA_ATGAGC" table:formula="of:=CONCATENATE([.B2];&quot;_&quot;;[.D15])" table:style-name="ce1">
            <text:p>AGTCAA_ATGAGC</text:p>
          </table:table-cell>
          <table:table-cell table:style-name="ce1"/>
          <table:table-cell office:value-type="string" office:string-value="  mSalermide_2mM_D28R: AGTCAA_CACGAT" table:formula="of:=CONCATENATE(&quot;  &quot;;[.K14];&quot;: &quot;;[.L14])" table:style-name="ce1">
            <text:p><text:s text:c="2"/>mSalermide_2mM_D28R: AGTCAA_CACGAT</text:p>
          </table:table-cell>
          <table:table-cell office:value-type="string" office:string-value="  mSalermide_2mM_D35R: AGTCAA_ACTGAT" table:formula="of:=CONCATENATE(&quot;  &quot;;[.O14];&quot;: &quot;;[.P14])" table:style-name="ce1">
            <text:p><text:s text:c="2"/>mSalermide_2mM_D35R: AGTCAA_ACTGAT</text:p>
          </table:table-cell>
          <table:table-cell office:value-type="string" office:string-value="  mAtrx_1_D12_R2: AGTCAA_ATGAGC" table:formula="of:=CONCATENATE(&quot;  &quot;;[.S14];&quot;: &quot;;[.T14])" table:style-name="ce1">
            <text:p><text:s text:c="2"/>mAtrx_1_D12_R2: AGTCAA_ATGAGC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ad21_1</text:p>
          </table:table-cell>
          <table:table-cell office:value-type="string" table:style-name="ce1">
            <text:p>Anacardic acid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office:string-value="nAnacardic acid_2mM_D28R" table:formula="of:=CONCATENATE([.$E15];[.$G15];&quot;_&quot;;[.$H15];&quot;_D28R&quot;)" table:style-name="ce1">
            <text:p>nAnacardic acid_2mM_D28R</text:p>
          </table:table-cell>
          <table:table-cell office:value-type="string" office:string-value="AGTTCC_CACTCA" table:formula="of:=CONCATENATE([.B3];&quot;_&quot;;[.D21])" table:style-name="ce1">
            <text:p>AGTTCC_CACTCA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office:string-value="nAnacardic acid_2mM_D35R" table:formula="of:=CONCATENATE([.$E15];[.$G15];&quot;_&quot;;[.$H15];&quot;_D35R&quot;)" table:style-name="ce1">
            <text:p>nAnacardic acid_2mM_D35R</text:p>
          </table:table-cell>
          <table:table-cell office:value-type="string" office:string-value="AGTTCC_ATGAGC" table:formula="of:=CONCATENATE([.B3];&quot;_&quot;;[.D15])" table:style-name="ce1">
            <text:p>AGTTCC_ATGAGC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office:string-value="nRad21_1_D12_R2" table:formula="of:=CONCATENATE([.E15];[.F15];&quot;_D12_R2&quot;)" table:style-name="ce1">
            <text:p>nRad21_1_D12_R2</text:p>
          </table:table-cell>
          <table:table-cell office:value-type="string" office:string-value="AGTTCC_ATTCCT" table:formula="of:=CONCATENATE([.B3];&quot;_&quot;;[.D16])" table:style-name="ce1">
            <text:p>AGTTCC_ATTCCT</text:p>
          </table:table-cell>
          <table:table-cell table:style-name="ce1"/>
          <table:table-cell office:value-type="string" office:string-value="  nAnacardic acid_2mM_D28R: AGTTCC_CACTCA" table:formula="of:=CONCATENATE(&quot;  &quot;;[.K15];&quot;: &quot;;[.L15])" table:style-name="ce1">
            <text:p><text:s text:c="2"/>nAnacardic acid_2mM_D28R: AGTTCC_CACTCA</text:p>
          </table:table-cell>
          <table:table-cell office:value-type="string" office:string-value="  nAnacardic acid_2mM_D35R: AGTTCC_ATGAGC" table:formula="of:=CONCATENATE(&quot;  &quot;;[.O15];&quot;: &quot;;[.P15])" table:style-name="ce1">
            <text:p><text:s text:c="2"/>nAnacardic acid_2mM_D35R: AGTTCC_ATGAGC</text:p>
          </table:table-cell>
          <table:table-cell office:value-type="string" office:string-value="  nRad21_1_D12_R2: AGTTCC_ATTCCT" table:formula="of:=CONCATENATE(&quot;  &quot;;[.S15];&quot;: &quot;;[.T15])" table:style-name="ce1">
            <text:p><text:s text:c="2"/>nRad21_1_D12_R2: AGTTCC_ATTCCT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o</text:p>
          </table:table-cell>
          <table:table-cell office:value-type="string" table:style-name="ce1">
            <text:p>Eed_1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office:string-value="oB2_2mM_D28R" table:formula="of:=CONCATENATE([.$E16];[.$G16];&quot;_&quot;;[.$H16];&quot;_D28R&quot;)" table:style-name="ce1">
            <text:p>oB2_2mM_D28R</text:p>
          </table:table-cell>
          <table:table-cell office:value-type="string" office:string-value="ATGTCA_CAGGCG" table:formula="of:=CONCATENATE([.B4];&quot;_&quot;;[.D22])" table:style-name="ce1">
            <text:p>ATGTCA_CAGGCG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office:string-value="oB2_2mM_D35R" table:formula="of:=CONCATENATE([.$E16];[.$G16];&quot;_&quot;;[.$H16];&quot;_D35R&quot;)" table:style-name="ce1">
            <text:p>oB2_2mM_D35R</text:p>
          </table:table-cell>
          <table:table-cell office:value-type="string" office:string-value="ATGTCA_ATTCCT" table:formula="of:=CONCATENATE([.B4];&quot;_&quot;;[.D16])" table:style-name="ce1">
            <text:p>ATGTCA_ATTCCT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office:string-value="oEed_1_D12_R2" table:formula="of:=CONCATENATE([.E16];[.F16];&quot;_D12_R2&quot;)" table:style-name="ce1">
            <text:p>oEed_1_D12_R2</text:p>
          </table:table-cell>
          <table:table-cell office:value-type="string" office:string-value="ATGTCA_CAAAAG" table:formula="of:=CONCATENATE([.B4];&quot;_&quot;;[.D17])" table:style-name="ce1">
            <text:p>ATGTCA_CAAAAG</text:p>
          </table:table-cell>
          <table:table-cell table:style-name="ce1"/>
          <table:table-cell office:value-type="string" office:string-value="  oB2_2mM_D28R: ATGTCA_CAGGCG" table:formula="of:=CONCATENATE(&quot;  &quot;;[.K16];&quot;: &quot;;[.L16])" table:style-name="ce1">
            <text:p><text:s text:c="2"/>oB2_2mM_D28R: ATGTCA_CAGGCG</text:p>
          </table:table-cell>
          <table:table-cell office:value-type="string" office:string-value="  oB2_2mM_D35R: ATGTCA_ATTCCT" table:formula="of:=CONCATENATE(&quot;  &quot;;[.O16];&quot;: &quot;;[.P16])" table:style-name="ce1">
            <text:p><text:s text:c="2"/>oB2_2mM_D35R: ATGTCA_ATTCCT</text:p>
          </table:table-cell>
          <table:table-cell office:value-type="string" office:string-value="  oEed_1_D12_R2: ATGTCA_CAAAAG" table:formula="of:=CONCATENATE(&quot;  &quot;;[.S16];&quot;: &quot;;[.T16])" table:style-name="ce1">
            <text:p><text:s text:c="2"/>oEed_1_D12_R2: ATGTCA_CAAAAG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p</text:p>
          </table:table-cell>
          <table:table-cell office:value-type="string" table:style-name="ce1">
            <text:p>Hdac1_1</text:p>
          </table:table-cell>
          <table:table-cell office:value-type="string" table:style-name="ce1">
            <text:p>CTPB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office:string-value="pCTPB_2mM_D28R" table:formula="of:=CONCATENATE([.$E17];[.$G17];&quot;_&quot;;[.$H17];&quot;_D28R&quot;)" table:style-name="ce1">
            <text:p>pCTPB_2mM_D28R</text:p>
          </table:table-cell>
          <table:table-cell office:value-type="string" office:string-value="CCGTCC_CATGGC" table:formula="of:=CONCATENATE([.B5];&quot;_&quot;;[.D23])" table:style-name="ce1">
            <text:p>CCGTCC_CATGGC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office:string-value="pCTPB_2mM_D35R" table:formula="of:=CONCATENATE([.$E17];[.$G17];&quot;_&quot;;[.$H17];&quot;_D35R&quot;)" table:style-name="ce1">
            <text:p>pCTPB_2mM_D35R</text:p>
          </table:table-cell>
          <table:table-cell office:value-type="string" office:string-value="CCGTCC_CAAAAG" table:formula="of:=CONCATENATE([.B5];&quot;_&quot;;[.D17])" table:style-name="ce1">
            <text:p>CCGTCC_CAAAAG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office:string-value="pHdac1_1_D12_R2" table:formula="of:=CONCATENATE([.E17];[.F17];&quot;_D12_R2&quot;)" table:style-name="ce1">
            <text:p>pHdac1_1_D12_R2</text:p>
          </table:table-cell>
          <table:table-cell office:value-type="string" office:string-value="CCGTCC_CAACTA" table:formula="of:=CONCATENATE([.B5];&quot;_&quot;;[.D18])" table:style-name="ce1">
            <text:p>CCGTCC_CAACTA</text:p>
          </table:table-cell>
          <table:table-cell table:style-name="ce1"/>
          <table:table-cell office:value-type="string" office:string-value="  pCTPB_2mM_D28R: CCGTCC_CATGGC" table:formula="of:=CONCATENATE(&quot;  &quot;;[.K17];&quot;: &quot;;[.L17])" table:style-name="ce1">
            <text:p><text:s text:c="2"/>pCTPB_2mM_D28R: CCGTCC_CATGGC</text:p>
          </table:table-cell>
          <table:table-cell office:value-type="string" office:string-value="  pCTPB_2mM_D35R: CCGTCC_CAAAAG" table:formula="of:=CONCATENATE(&quot;  &quot;;[.O17];&quot;: &quot;;[.P17])" table:style-name="ce1">
            <text:p><text:s text:c="2"/>pCTPB_2mM_D35R: CCGTCC_CAAAAG</text:p>
          </table:table-cell>
          <table:table-cell office:value-type="string" office:string-value="  pHdac1_1_D12_R2: CCGTCC_CAACTA" table:formula="of:=CONCATENATE(&quot;  &quot;;[.S17];&quot;: &quot;;[.T17])" table:style-name="ce1">
            <text:p><text:s text:c="2"/>pHdac1_1_D12_R2: CCGTCC_CAACTA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q</text:p>
          </table:table-cell>
          <table:table-cell office:value-type="string" table:style-name="ce1">
            <text:p>Dnmt1_1</text:p>
          </table:table-cell>
          <table:table-cell office:value-type="string" table:style-name="ce1">
            <text:p>Sirtinol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office:string-value="qSirtinol_2mM_D28R" table:formula="of:=CONCATENATE([.$E18];[.$G18];&quot;_&quot;;[.$H18];&quot;_D28R&quot;)" table:style-name="ce1">
            <text:p>qSirtinol_2mM_D28R</text:p>
          </table:table-cell>
          <table:table-cell office:value-type="string" office:string-value="GTAGAG_CATTTT" table:formula="of:=CONCATENATE([.B6];&quot;_&quot;;[.D24])" table:style-name="ce1">
            <text:p>GTAGAG_CATTTT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office:string-value="qSirtinol_2mM_D35R" table:formula="of:=CONCATENATE([.$E18];[.$G18];&quot;_&quot;;[.$H18];&quot;_D35R&quot;)" table:style-name="ce1">
            <text:p>qSirtinol_2mM_D35R</text:p>
          </table:table-cell>
          <table:table-cell office:value-type="string" office:string-value="GTAGAG_CAACTA" table:formula="of:=CONCATENATE([.B6];&quot;_&quot;;[.D18])" table:style-name="ce1">
            <text:p>GTAGAG_CAACTA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office:string-value="qDnmt1_1_D12_R2" table:formula="of:=CONCATENATE([.E18];[.F18];&quot;_D12_R2&quot;)" table:style-name="ce1">
            <text:p>qDnmt1_1_D12_R2</text:p>
          </table:table-cell>
          <table:table-cell office:value-type="string" office:string-value="GTAGAG_CACCGG" table:formula="of:=CONCATENATE([.B6];&quot;_&quot;;[.D19])" table:style-name="ce1">
            <text:p>GTAGAG_CACCGG</text:p>
          </table:table-cell>
          <table:table-cell table:style-name="ce1"/>
          <table:table-cell office:value-type="string" office:string-value="  qSirtinol_2mM_D28R: GTAGAG_CATTTT" table:formula="of:=CONCATENATE(&quot;  &quot;;[.K18];&quot;: &quot;;[.L18])" table:style-name="ce1">
            <text:p><text:s text:c="2"/>qSirtinol_2mM_D28R: GTAGAG_CATTTT</text:p>
          </table:table-cell>
          <table:table-cell office:value-type="string" office:string-value="  qSirtinol_2mM_D35R: GTAGAG_CAACTA" table:formula="of:=CONCATENATE(&quot;  &quot;;[.O18];&quot;: &quot;;[.P18])" table:style-name="ce1">
            <text:p><text:s text:c="2"/>qSirtinol_2mM_D35R: GTAGAG_CAACTA</text:p>
          </table:table-cell>
          <table:table-cell office:value-type="string" office:string-value="  qDnmt1_1_D12_R2: GTAGAG_CACCGG" table:formula="of:=CONCATENATE(&quot;  &quot;;[.S18];&quot;: &quot;;[.T18])" table:style-name="ce1">
            <text:p><text:s text:c="2"/>qDnmt1_1_D12_R2: GTAGAG_CACCGG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r</text:p>
          </table:table-cell>
          <table:table-cell office:value-type="string" table:style-name="ce1">
            <text:p>Eed_2</text:p>
          </table:table-cell>
          <table:table-cell office:value-type="string" table:style-name="ce1">
            <text:p>Suramin·6Na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office:string-value="rSuramin·6Na_2mM_D28R" table:formula="of:=CONCATENATE([.$E19];[.$G19];&quot;_&quot;;[.$H19];&quot;_D28R&quot;)" table:style-name="ce1">
            <text:p>rSuramin·6Na_2mM_D28R</text:p>
          </table:table-cell>
          <table:table-cell office:value-type="string" office:string-value="GTCCGC_CCAACA" table:formula="of:=CONCATENATE([.B7];&quot;_&quot;;[.D25])" table:style-name="ce1">
            <text:p>GTCCGC_CCAACA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office:string-value="rSuramin·6Na_2mM_D35R" table:formula="of:=CONCATENATE([.$E19];[.$G19];&quot;_&quot;;[.$H19];&quot;_D35R&quot;)" table:style-name="ce1">
            <text:p>rSuramin·6Na_2mM_D35R</text:p>
          </table:table-cell>
          <table:table-cell office:value-type="string" office:string-value="GTCCGC_CACCGG" table:formula="of:=CONCATENATE([.B7];&quot;_&quot;;[.D19])" table:style-name="ce1">
            <text:p>GTCCGC_CACCGG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office:string-value="rEed_2_D12_R2" table:formula="of:=CONCATENATE([.E19];[.F19];&quot;_D12_R2&quot;)" table:style-name="ce1">
            <text:p>rEed_2_D12_R2</text:p>
          </table:table-cell>
          <table:table-cell office:value-type="string" office:string-value="GTCCGC_CACGAT" table:formula="of:=CONCATENATE([.B7];&quot;_&quot;;[.D20])" table:style-name="ce1">
            <text:p>GTCCGC_CACGAT</text:p>
          </table:table-cell>
          <table:table-cell table:style-name="ce1"/>
          <table:table-cell office:value-type="string" office:string-value="  rSuramin·6Na_2mM_D28R: GTCCGC_CCAACA" table:formula="of:=CONCATENATE(&quot;  &quot;;[.K19];&quot;: &quot;;[.L19])" table:style-name="ce1">
            <text:p><text:s text:c="2"/>rSuramin·6Na_2mM_D28R: GTCCGC_CCAACA</text:p>
          </table:table-cell>
          <table:table-cell office:value-type="string" office:string-value="  rSuramin·6Na_2mM_D35R: GTCCGC_CACCGG" table:formula="of:=CONCATENATE(&quot;  &quot;;[.O19];&quot;: &quot;;[.P19])" table:style-name="ce1">
            <text:p><text:s text:c="2"/>rSuramin·6Na_2mM_D35R: GTCCGC_CACCGG</text:p>
          </table:table-cell>
          <table:table-cell office:value-type="string" office:string-value="  rEed_2_D12_R2: GTCCGC_CACGAT" table:formula="of:=CONCATENATE(&quot;  &quot;;[.S19];&quot;: &quot;;[.T19])" table:style-name="ce1">
            <text:p><text:s text:c="2"/>rEed_2_D12_R2: GTCCGC_CACGAT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E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rm2_1</text:p>
          </table:table-cell>
          <table:table-cell office:value-type="string" table:style-name="ce1">
            <text:p>BML-278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office:string-value="sBML-278_2mM_D28R" table:formula="of:=CONCATENATE([.$E20];[.$G20];&quot;_&quot;;[.$H20];&quot;_D28R&quot;)" table:style-name="ce1">
            <text:p>sBML-278_2mM_D28R</text:p>
          </table:table-cell>
          <table:table-cell office:value-type="string" office:string-value="GTGAAA_ACTGAT" table:formula="of:=CONCATENATE([.B8];&quot;_&quot;;[.D14])" table:style-name="ce1">
            <text:p>GTGAAA_ACTGAT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office:string-value="sBML-278_2mM_D35R" table:formula="of:=CONCATENATE([.$E20];[.$G20];&quot;_&quot;;[.$H20];&quot;_D35R&quot;)" table:style-name="ce1">
            <text:p>sBML-278_2mM_D35R</text:p>
          </table:table-cell>
          <table:table-cell office:value-type="string" office:string-value="GTGAAA_CACGAT" table:formula="of:=CONCATENATE([.B8];&quot;_&quot;;[.D20])" table:style-name="ce1">
            <text:p>GTGAAA_CACGAT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office:string-value="sRrm2_1_D12_R2" table:formula="of:=CONCATENATE([.E20];[.F20];&quot;_D12_R2&quot;)" table:style-name="ce1">
            <text:p>sRrm2_1_D12_R2</text:p>
          </table:table-cell>
          <table:table-cell office:value-type="string" office:string-value="GTGAAA_CACTCA" table:formula="of:=CONCATENATE([.B8];&quot;_&quot;;[.D21])" table:style-name="ce1">
            <text:p>GTGAAA_CACTCA</text:p>
          </table:table-cell>
          <table:table-cell table:style-name="ce1"/>
          <table:table-cell office:value-type="string" office:string-value="  sBML-278_2mM_D28R: GTGAAA_ACTGAT" table:formula="of:=CONCATENATE(&quot;  &quot;;[.K20];&quot;: &quot;;[.L20])" table:style-name="ce1">
            <text:p><text:s text:c="2"/>sBML-278_2mM_D28R: GTGAAA_ACTGAT</text:p>
          </table:table-cell>
          <table:table-cell office:value-type="string" office:string-value="  sBML-278_2mM_D35R: GTGAAA_CACGAT" table:formula="of:=CONCATENATE(&quot;  &quot;;[.O20];&quot;: &quot;;[.P20])" table:style-name="ce1">
            <text:p><text:s text:c="2"/>sBML-278_2mM_D35R: GTGAAA_CACGAT</text:p>
          </table:table-cell>
          <table:table-cell office:value-type="string" office:string-value="  sRrm2_1_D12_R2: GTGAAA_CACTCA" table:formula="of:=CONCATENATE(&quot;  &quot;;[.S20];&quot;: &quot;;[.T20])" table:style-name="ce1">
            <text:p><text:s text:c="2"/>sRrm2_1_D12_R2: GTGAAA_CACTCA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E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trx_2</text:p>
          </table:table-cell>
          <table:table-cell office:value-type="string" table:style-name="ce1">
            <text:p>CI-994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office:string-value="tCI-994_2mM_D28R" table:formula="of:=CONCATENATE([.$E21];[.$G21];&quot;_&quot;;[.$H21];&quot;_D28R&quot;)" table:style-name="ce1">
            <text:p>tCI-994_2mM_D28R</text:p>
          </table:table-cell>
          <table:table-cell office:value-type="string" office:string-value="GTGGCC_ATGAGC" table:formula="of:=CONCATENATE([.B9];&quot;_&quot;;[.D15])" table:style-name="ce1">
            <text:p>GTGGCC_ATGAGC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office:string-value="tCI-994_2mM_D35R" table:formula="of:=CONCATENATE([.$E21];[.$G21];&quot;_&quot;;[.$H21];&quot;_D35R&quot;)" table:style-name="ce1">
            <text:p>tCI-994_2mM_D35R</text:p>
          </table:table-cell>
          <table:table-cell office:value-type="string" office:string-value="GTGGCC_CACTCA" table:formula="of:=CONCATENATE([.B9];&quot;_&quot;;[.D21])" table:style-name="ce1">
            <text:p>GTGGCC_CACTCA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office:string-value="tAtrx_2_D12_R2" table:formula="of:=CONCATENATE([.E21];[.F21];&quot;_D12_R2&quot;)" table:style-name="ce1">
            <text:p>tAtrx_2_D12_R2</text:p>
          </table:table-cell>
          <table:table-cell office:value-type="string" office:string-value="GTGGCC_CAGGCG" table:formula="of:=CONCATENATE([.B9];&quot;_&quot;;[.D22])" table:style-name="ce1">
            <text:p>GTGGCC_CAGGCG</text:p>
          </table:table-cell>
          <table:table-cell table:style-name="ce1"/>
          <table:table-cell office:value-type="string" office:string-value="  tCI-994_2mM_D28R: GTGGCC_ATGAGC" table:formula="of:=CONCATENATE(&quot;  &quot;;[.K21];&quot;: &quot;;[.L21])" table:style-name="ce1">
            <text:p><text:s text:c="2"/>tCI-994_2mM_D28R: GTGGCC_ATGAGC</text:p>
          </table:table-cell>
          <table:table-cell office:value-type="string" office:string-value="  tCI-994_2mM_D35R: GTGGCC_CACTCA" table:formula="of:=CONCATENATE(&quot;  &quot;;[.O21];&quot;: &quot;;[.P21])" table:style-name="ce1">
            <text:p><text:s text:c="2"/>tCI-994_2mM_D35R: GTGGCC_CACTCA</text:p>
          </table:table-cell>
          <table:table-cell office:value-type="string" office:string-value="  tAtrx_2_D12_R2: GTGGCC_CAGGCG" table:formula="of:=CONCATENATE(&quot;  &quot;;[.S21];&quot;: &quot;;[.T21])" table:style-name="ce1">
            <text:p><text:s text:c="2"/>tAtrx_2_D12_R2: GTGGCC_CAGGCG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E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u</text:p>
          </table:table-cell>
          <table:table-cell office:value-type="string" table:style-name="ce1">
            <text:p>Dnmt1_2</text:p>
          </table:table-cell>
          <table:table-cell office:value-type="string" table:style-name="ce1">
            <text:p>NSC-3852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office:string-value="uNSC-3852_2mM_D28R" table:formula="of:=CONCATENATE([.$E22];[.$G22];&quot;_&quot;;[.$H22];&quot;_D28R&quot;)" table:style-name="ce1">
            <text:p>uNSC-3852_2mM_D28R</text:p>
          </table:table-cell>
          <table:table-cell office:value-type="string" office:string-value="GTTTCG_ATTCCT" table:formula="of:=CONCATENATE([.B10];&quot;_&quot;;[.D16])" table:style-name="ce1">
            <text:p>GTTTCG_ATTCCT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office:string-value="uNSC-3852_2mM_D35R" table:formula="of:=CONCATENATE([.$E22];[.$G22];&quot;_&quot;;[.$H22];&quot;_D35R&quot;)" table:style-name="ce1">
            <text:p>uNSC-3852_2mM_D35R</text:p>
          </table:table-cell>
          <table:table-cell office:value-type="string" office:string-value="GTTTCG_CAGGCG" table:formula="of:=CONCATENATE([.B10];&quot;_&quot;;[.D22])" table:style-name="ce1">
            <text:p>GTTTCG_CAGGCG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office:string-value="uDnmt1_2_D12_R2" table:formula="of:=CONCATENATE([.E22];[.F22];&quot;_D12_R2&quot;)" table:style-name="ce1">
            <text:p>uDnmt1_2_D12_R2</text:p>
          </table:table-cell>
          <table:table-cell office:value-type="string" office:string-value="GTTTCG_CATGGC" table:formula="of:=CONCATENATE([.B10];&quot;_&quot;;[.D23])" table:style-name="ce1">
            <text:p>GTTTCG_CATGGC</text:p>
          </table:table-cell>
          <table:table-cell table:style-name="ce1"/>
          <table:table-cell office:value-type="string" office:string-value="  uNSC-3852_2mM_D28R: GTTTCG_ATTCCT" table:formula="of:=CONCATENATE(&quot;  &quot;;[.K22];&quot;: &quot;;[.L22])" table:style-name="ce1">
            <text:p><text:s text:c="2"/>uNSC-3852_2mM_D28R: GTTTCG_ATTCCT</text:p>
          </table:table-cell>
          <table:table-cell office:value-type="string" office:string-value="  uNSC-3852_2mM_D35R: GTTTCG_CAGGCG" table:formula="of:=CONCATENATE(&quot;  &quot;;[.O22];&quot;: &quot;;[.P22])" table:style-name="ce1">
            <text:p><text:s text:c="2"/>uNSC-3852_2mM_D35R: GTTTCG_CAGGCG</text:p>
          </table:table-cell>
          <table:table-cell office:value-type="string" office:string-value="  uDnmt1_2_D12_R2: GTTTCG_CATGGC" table:formula="of:=CONCATENATE(&quot;  &quot;;[.S22];&quot;: &quot;;[.T22])" table:style-name="ce1">
            <text:p><text:s text:c="2"/>uDnmt1_2_D12_R2: GTTTCG_CATGGC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E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irt1_2</text:p>
          </table:table-cell>
          <table:table-cell office:value-type="string" table:style-name="ce1">
            <text:p>Aminoresveratrol sulfate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office:string-value="vAminoresveratrol sulfate_2mM_D28R" table:formula="of:=CONCATENATE([.$E23];[.$G23];&quot;_&quot;;[.$H23];&quot;_D28R&quot;)" table:style-name="ce1">
            <text:p>vAminoresveratrol sulfate_2mM_D28R</text:p>
          </table:table-cell>
          <table:table-cell office:value-type="string" office:string-value="CGTACG_CAAAAG" table:formula="of:=CONCATENATE([.B11];&quot;_&quot;;[.D17])" table:style-name="ce1">
            <text:p>CGTACG_CAAAAG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office:string-value="vAminoresveratrol sulfate_2mM_D35R" table:formula="of:=CONCATENATE([.$E23];[.$G23];&quot;_&quot;;[.$H23];&quot;_D35R&quot;)" table:style-name="ce1">
            <text:p>vAminoresveratrol sulfate_2mM_D35R</text:p>
          </table:table-cell>
          <table:table-cell office:value-type="string" office:string-value="CGTACG_CATGGC" table:formula="of:=CONCATENATE([.B11];&quot;_&quot;;[.D23])" table:style-name="ce1">
            <text:p>CGTACG_CATGGC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office:string-value="vSirt1_2_D12_R2" table:formula="of:=CONCATENATE([.E23];[.F23];&quot;_D12_R2&quot;)" table:style-name="ce1">
            <text:p>vSirt1_2_D12_R2</text:p>
          </table:table-cell>
          <table:table-cell office:value-type="string" office:string-value="CGTACG_CATTTT" table:formula="of:=CONCATENATE([.B11];&quot;_&quot;;[.D24])" table:style-name="ce1">
            <text:p>CGTACG_CATTTT</text:p>
          </table:table-cell>
          <table:table-cell table:style-name="ce1"/>
          <table:table-cell office:value-type="string" office:string-value="  vAminoresveratrol sulfate_2mM_D28R: CGTACG_CAAAAG" table:formula="of:=CONCATENATE(&quot;  &quot;;[.K23];&quot;: &quot;;[.L23])" table:style-name="ce1">
            <text:p><text:s text:c="2"/>vAminoresveratrol sulfate_2mM_D28R: CGTACG_CAAAAG</text:p>
          </table:table-cell>
          <table:table-cell office:value-type="string" office:string-value="  vAminoresveratrol sulfate_2mM_D35R: CGTACG_CATGGC" table:formula="of:=CONCATENATE(&quot;  &quot;;[.O23];&quot;: &quot;;[.P23])" table:style-name="ce1">
            <text:p><text:s text:c="2"/>vAminoresveratrol sulfate_2mM_D35R: CGTACG_CATGGC</text:p>
          </table:table-cell>
          <table:table-cell office:value-type="string" office:string-value="  vSirt1_2_D12_R2: CGTACG_CATTTT" table:formula="of:=CONCATENATE(&quot;  &quot;;[.S23];&quot;: &quot;;[.T23])" table:style-name="ce1">
            <text:p><text:s text:c="2"/>vSirt1_2_D12_R2: CGTACG_CATTTT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E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w</text:p>
          </table:table-cell>
          <table:table-cell office:value-type="string" table:style-name="ce1">
            <text:p>Parp1_3</text:p>
          </table:table-cell>
          <table:table-cell office:value-type="string" table:style-name="ce1">
            <text:p>BML-281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office:string-value="wBML-281_2mM_D28R" table:formula="of:=CONCATENATE([.$E24];[.$G24];&quot;_&quot;;[.$H24];&quot;_D28R&quot;)" table:style-name="ce1">
            <text:p>wBML-281_2mM_D28R</text:p>
          </table:table-cell>
          <table:table-cell office:value-type="string" office:string-value="GAGTGG_CAACTA" table:formula="of:=CONCATENATE([.B12];&quot;_&quot;;[.D18])" table:style-name="ce1">
            <text:p>GAGTGG_CAACTA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office:string-value="wBML-281_2mM_D35R" table:formula="of:=CONCATENATE([.$E24];[.$G24];&quot;_&quot;;[.$H24];&quot;_D35R&quot;)" table:style-name="ce1">
            <text:p>wBML-281_2mM_D35R</text:p>
          </table:table-cell>
          <table:table-cell office:value-type="string" office:string-value="GAGTGG_CATTTT" table:formula="of:=CONCATENATE([.B12];&quot;_&quot;;[.D24])" table:style-name="ce1">
            <text:p>GAGTGG_CATTTT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office:string-value="wParp1_3_D12_R2" table:formula="of:=CONCATENATE([.E24];[.F24];&quot;_D12_R2&quot;)" table:style-name="ce1">
            <text:p>wParp1_3_D12_R2</text:p>
          </table:table-cell>
          <table:table-cell office:value-type="string" office:string-value="GAGTGG_CCAACA" table:formula="of:=CONCATENATE([.B12];&quot;_&quot;;[.D25])" table:style-name="ce1">
            <text:p>GAGTGG_CCAACA</text:p>
          </table:table-cell>
          <table:table-cell table:style-name="ce1"/>
          <table:table-cell office:value-type="string" office:string-value="  wBML-281_2mM_D28R: GAGTGG_CAACTA" table:formula="of:=CONCATENATE(&quot;  &quot;;[.K24];&quot;: &quot;;[.L24])" table:style-name="ce1">
            <text:p><text:s text:c="2"/>wBML-281_2mM_D28R: GAGTGG_CAACTA</text:p>
          </table:table-cell>
          <table:table-cell office:value-type="string" office:string-value="  wBML-281_2mM_D35R: GAGTGG_CATTTT" table:formula="of:=CONCATENATE(&quot;  &quot;;[.O24];&quot;: &quot;;[.P24])" table:style-name="ce1">
            <text:p><text:s text:c="2"/>wBML-281_2mM_D35R: GAGTGG_CATTTT</text:p>
          </table:table-cell>
          <table:table-cell office:value-type="string" office:string-value="  wParp1_3_D12_R2: GAGTGG_CCAACA" table:formula="of:=CONCATENATE(&quot;  &quot;;[.S24];&quot;: &quot;;[.T24])" table:style-name="ce1">
            <text:p><text:s text:c="2"/>wParp1_3_D12_R2: GAGTGG_CCAACA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E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Hdac2_2</text:p>
          </table:table-cell>
          <table:table-cell office:value-type="string" table:style-name="ce1">
            <text:p>Triacetylresveratrol</text:p>
          </table:table-cell>
          <table:table-cell office:value-type="string" table:style-name="ce1">
            <text:p>2mM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office:string-value="xTriacetylresveratrol_2mM_D28R" table:formula="of:=CONCATENATE([.$E25];[.$G25];&quot;_&quot;;[.$H25];&quot;_D28R&quot;)" table:style-name="ce1">
            <text:p>xTriacetylresveratrol_2mM_D28R</text:p>
          </table:table-cell>
          <table:table-cell office:value-type="string" office:string-value="GGTAGC_CACCGG" table:formula="of:=CONCATENATE([.B13];&quot;_&quot;;[.D19])" table:style-name="ce1">
            <text:p>GGTAGC_CACCGG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office:string-value="xTriacetylresveratrol_2mM_D35R" table:formula="of:=CONCATENATE([.$E25];[.$G25];&quot;_&quot;;[.$H25];&quot;_D35R&quot;)" table:style-name="ce1">
            <text:p>xTriacetylresveratrol_2mM_D35R</text:p>
          </table:table-cell>
          <table:table-cell office:value-type="string" office:string-value="GGTAGC_CCAACA" table:formula="of:=CONCATENATE([.B13];&quot;_&quot;;[.D25])" table:style-name="ce1">
            <text:p>GGTAGC_CCAACA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office:string-value="xHdac2_2_D12_R2" table:formula="of:=CONCATENATE([.E25];[.F25];&quot;_D12_R2&quot;)" table:style-name="ce1">
            <text:p>xHdac2_2_D12_R2</text:p>
          </table:table-cell>
          <table:table-cell office:value-type="string" office:string-value="GGTAGC_ACTGAT" table:formula="of:=CONCATENATE([.B13];&quot;_&quot;;[.D14])" table:style-name="ce1">
            <text:p>GGTAGC_ACTGAT</text:p>
          </table:table-cell>
          <table:table-cell table:style-name="ce1"/>
          <table:table-cell office:value-type="string" office:string-value="  xTriacetylresveratrol_2mM_D28R: GGTAGC_CACCGG" table:formula="of:=CONCATENATE(&quot;  &quot;;[.K25];&quot;: &quot;;[.L25])" table:style-name="ce1">
            <text:p><text:s text:c="2"/>xTriacetylresveratrol_2mM_D28R: GGTAGC_CACCGG</text:p>
          </table:table-cell>
          <table:table-cell office:value-type="string" office:string-value="  xTriacetylresveratrol_2mM_D35R: GGTAGC_CCAACA" table:formula="of:=CONCATENATE(&quot;  &quot;;[.O25];&quot;: &quot;;[.P25])" table:style-name="ce1">
            <text:p><text:s text:c="2"/>xTriacetylresveratrol_2mM_D35R: GGTAGC_CCAACA</text:p>
          </table:table-cell>
          <table:table-cell office:value-type="string" office:string-value="  xHdac2_2_D12_R2: GGTAGC_ACTGAT" table:formula="of:=CONCATENATE(&quot;  &quot;;[.S25];&quot;: &quot;;[.T25])" table:style-name="ce1">
            <text:p><text:s text:c="2"/>xHdac2_2_D12_R2: GGTAGC_ACTGAT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Smchd1_2</text:p>
          </table:table-cell>
          <table:table-cell office:value-type="string" table:style-name="ce1">
            <text:p>Garcinol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office:string-value="yGarcinol_1mM_D28R" table:formula="of:=CONCATENATE([.$E26];[.$G26];&quot;_&quot;;[.$H26];&quot;_D28R&quot;)" table:style-name="ce1">
            <text:p>yGarcinol_1mM_D28R</text:p>
          </table:table-cell>
          <table:table-cell office:value-type="string" office:string-value="AGTCAA_TACAGC" table:formula="of:=CONCATENATE([.B2];&quot;_&quot;;[.D32])" table:style-name="ce1">
            <text:p>AGTCAA_TACAGC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office:string-value="yGarcinol_1mM_D35R" table:formula="of:=CONCATENATE([.$E26];[.$G26];&quot;_&quot;;[.$H26];&quot;_D35R&quot;)" table:style-name="ce1">
            <text:p>yGarcinol_1mM_D35R</text:p>
          </table:table-cell>
          <table:table-cell office:value-type="string" office:string-value="AGTCAA_CGGAAT" table:formula="of:=CONCATENATE([.B2];&quot;_&quot;;[.D26])" table:style-name="ce1">
            <text:p>AGTCAA_CGGAAT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office:string-value="ySmchd1_2_D12_R2" table:formula="of:=CONCATENATE([.E26];[.F26];&quot;_D12_R2&quot;)" table:style-name="ce1">
            <text:p>ySmchd1_2_D12_R2</text:p>
          </table:table-cell>
          <table:table-cell office:value-type="string" office:string-value="AGTCAA_CTAGCT" table:formula="of:=CONCATENATE([.B2];&quot;_&quot;;[.D27])" table:style-name="ce1">
            <text:p>AGTCAA_CTAGCT</text:p>
          </table:table-cell>
          <table:table-cell table:style-name="ce1"/>
          <table:table-cell office:value-type="string" office:string-value="  yGarcinol_1mM_D28R: AGTCAA_TACAGC" table:formula="of:=CONCATENATE(&quot;  &quot;;[.K26];&quot;: &quot;;[.L26])" table:style-name="ce1">
            <text:p><text:s text:c="2"/>yGarcinol_1mM_D28R: AGTCAA_TACAGC</text:p>
          </table:table-cell>
          <table:table-cell office:value-type="string" office:string-value="  yGarcinol_1mM_D35R: AGTCAA_CGGAAT" table:formula="of:=CONCATENATE(&quot;  &quot;;[.O26];&quot;: &quot;;[.P26])" table:style-name="ce1">
            <text:p><text:s text:c="2"/>yGarcinol_1mM_D35R: AGTCAA_CGGAAT</text:p>
          </table:table-cell>
          <table:table-cell office:value-type="string" office:string-value="  ySmchd1_2_D12_R2: AGTCAA_CTAGCT" table:formula="of:=CONCATENATE(&quot;  &quot;;[.S26];&quot;: &quot;;[.T26])" table:style-name="ce1">
            <text:p><text:s text:c="2"/>ySmchd1_2_D12_R2: AGTCAA_CTAGCT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z</text:p>
          </table:table-cell>
          <table:table-cell office:value-type="string" table:style-name="ce1">
            <text:p>Ehmt2_2</text:p>
          </table:table-cell>
          <table:table-cell office:value-type="string" table:style-name="ce1">
            <text:p>Splitomicin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C2</text:p>
          </table:table-cell>
          <table:table-cell office:value-type="string" office:string-value="zSplitomicin_1mM_D28R" table:formula="of:=CONCATENATE([.$E27];[.$G27];&quot;_&quot;;[.$H27];&quot;_D28R&quot;)" table:style-name="ce1">
            <text:p>zSplitomicin_1mM_D28R</text:p>
          </table:table-cell>
          <table:table-cell office:value-type="string" office:string-value="AGTTCC_TATAAT" table:formula="of:=CONCATENATE([.B3];&quot;_&quot;;[.D33])" table:style-name="ce1">
            <text:p>AGTTCC_TATAAT</text:p>
          </table:table-cell>
          <table:table-cell table:style-name="ce1"/>
          <table:table-cell office:value-type="string" table:style-name="ce1">
            <text:p>C2</text:p>
          </table:table-cell>
          <table:table-cell office:value-type="string" office:string-value="zSplitomicin_1mM_D35R" table:formula="of:=CONCATENATE([.$E27];[.$G27];&quot;_&quot;;[.$H27];&quot;_D35R&quot;)" table:style-name="ce1">
            <text:p>zSplitomicin_1mM_D35R</text:p>
          </table:table-cell>
          <table:table-cell office:value-type="string" office:string-value="AGTTCC_CTAGCT" table:formula="of:=CONCATENATE([.B3];&quot;_&quot;;[.D27])" table:style-name="ce1">
            <text:p>AGTTCC_CTAGCT</text:p>
          </table:table-cell>
          <table:table-cell table:style-name="ce1"/>
          <table:table-cell office:value-type="string" table:style-name="ce1">
            <text:p>C2</text:p>
          </table:table-cell>
          <table:table-cell office:value-type="string" office:string-value="zEhmt2_2_D12_R2" table:formula="of:=CONCATENATE([.E27];[.F27];&quot;_D12_R2&quot;)" table:style-name="ce1">
            <text:p>zEhmt2_2_D12_R2</text:p>
          </table:table-cell>
          <table:table-cell office:value-type="string" office:string-value="AGTTCC_CTATAC" table:formula="of:=CONCATENATE([.B3];&quot;_&quot;;[.D28])" table:style-name="ce1">
            <text:p>AGTTCC_CTATAC</text:p>
          </table:table-cell>
          <table:table-cell table:style-name="ce1"/>
          <table:table-cell office:value-type="string" office:string-value="  zSplitomicin_1mM_D28R: AGTTCC_TATAAT" table:formula="of:=CONCATENATE(&quot;  &quot;;[.K27];&quot;: &quot;;[.L27])" table:style-name="ce1">
            <text:p><text:s text:c="2"/>zSplitomicin_1mM_D28R: AGTTCC_TATAAT</text:p>
          </table:table-cell>
          <table:table-cell office:value-type="string" office:string-value="  zSplitomicin_1mM_D35R: AGTTCC_CTAGCT" table:formula="of:=CONCATENATE(&quot;  &quot;;[.O27];&quot;: &quot;;[.P27])" table:style-name="ce1">
            <text:p><text:s text:c="2"/>zSplitomicin_1mM_D35R: AGTTCC_CTAGCT</text:p>
          </table:table-cell>
          <table:table-cell office:value-type="string" office:string-value="  zEhmt2_2_D12_R2: AGTTCC_CTATAC" table:formula="of:=CONCATENATE(&quot;  &quot;;[.S27];&quot;: &quot;;[.T27])" table:style-name="ce1">
            <text:p><text:s text:c="2"/>zEhmt2_2_D12_R2: AGTTCC_CTATAC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aa</text:p>
          </table:table-cell>
          <table:table-cell office:value-type="string" table:style-name="ce1">
            <text:p>Rrm2_2</text:p>
          </table:table-cell>
          <table:table-cell office:value-type="string" table:style-name="ce1">
            <text:p>BML-210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C3</text:p>
          </table:table-cell>
          <table:table-cell office:value-type="string" office:string-value="aaBML-210_1mM_D28R" table:formula="of:=CONCATENATE([.$E28];[.$G28];&quot;_&quot;;[.$H28];&quot;_D28R&quot;)" table:style-name="ce1">
            <text:p>aaBML-210_1mM_D28R</text:p>
          </table:table-cell>
          <table:table-cell office:value-type="string" office:string-value="ATGTCA_TCATTC" table:formula="of:=CONCATENATE([.B4];&quot;_&quot;;[.D34])" table:style-name="ce1">
            <text:p>ATGTCA_TCATTC</text:p>
          </table:table-cell>
          <table:table-cell table:style-name="ce1"/>
          <table:table-cell office:value-type="string" table:style-name="ce1">
            <text:p>C3</text:p>
          </table:table-cell>
          <table:table-cell office:value-type="string" office:string-value="aaBML-210_1mM_D35R" table:formula="of:=CONCATENATE([.$E28];[.$G28];&quot;_&quot;;[.$H28];&quot;_D35R&quot;)" table:style-name="ce1">
            <text:p>aaBML-210_1mM_D35R</text:p>
          </table:table-cell>
          <table:table-cell office:value-type="string" office:string-value="ATGTCA_CTATAC" table:formula="of:=CONCATENATE([.B4];&quot;_&quot;;[.D28])" table:style-name="ce1">
            <text:p>ATGTCA_CTATAC</text:p>
          </table:table-cell>
          <table:table-cell table:style-name="ce1"/>
          <table:table-cell office:value-type="string" table:style-name="ce1">
            <text:p>C3</text:p>
          </table:table-cell>
          <table:table-cell office:value-type="string" office:string-value="aaRrm2_2_D12_R2" table:formula="of:=CONCATENATE([.E28];[.F28];&quot;_D12_R2&quot;)" table:style-name="ce1">
            <text:p>aaRrm2_2_D12_R2</text:p>
          </table:table-cell>
          <table:table-cell office:value-type="string" office:string-value="ATGTCA_CTCAGA" table:formula="of:=CONCATENATE([.B4];&quot;_&quot;;[.D29])" table:style-name="ce1">
            <text:p>ATGTCA_CTCAGA</text:p>
          </table:table-cell>
          <table:table-cell table:style-name="ce1"/>
          <table:table-cell office:value-type="string" office:string-value="  aaBML-210_1mM_D28R: ATGTCA_TCATTC" table:formula="of:=CONCATENATE(&quot;  &quot;;[.K28];&quot;: &quot;;[.L28])" table:style-name="ce1">
            <text:p><text:s text:c="2"/>aaBML-210_1mM_D28R: ATGTCA_TCATTC</text:p>
          </table:table-cell>
          <table:table-cell office:value-type="string" office:string-value="  aaBML-210_1mM_D35R: ATGTCA_CTATAC" table:formula="of:=CONCATENATE(&quot;  &quot;;[.O28];&quot;: &quot;;[.P28])" table:style-name="ce1">
            <text:p><text:s text:c="2"/>aaBML-210_1mM_D35R: ATGTCA_CTATAC</text:p>
          </table:table-cell>
          <table:table-cell office:value-type="string" office:string-value="  aaRrm2_2_D12_R2: ATGTCA_CTCAGA" table:formula="of:=CONCATENATE(&quot;  &quot;;[.S28];&quot;: &quot;;[.T28])" table:style-name="ce1">
            <text:p><text:s text:c="2"/>aaRrm2_2_D12_R2: ATGTCA_CTCAGA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ab</text:p>
          </table:table-cell>
          <table:table-cell office:value-type="string" table:style-name="ce1">
            <text:p>Rrm2_3</text:p>
          </table:table-cell>
          <table:table-cell office:value-type="string" table:style-name="ce1">
            <text:p>5-Aza-2-deoxycytidine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C4</text:p>
          </table:table-cell>
          <table:table-cell office:value-type="string" office:string-value="ab5-Aza-2-deoxycytidine_1mM_D28R" table:formula="of:=CONCATENATE([.$E29];[.$G29];&quot;_&quot;;[.$H29];&quot;_D28R&quot;)" table:style-name="ce1">
            <text:p>ab5-Aza-2-deoxycytidine_1mM_D28R</text:p>
          </table:table-cell>
          <table:table-cell office:value-type="string" office:string-value="CCGTCC_TCCCGA" table:formula="of:=CONCATENATE([.B5];&quot;_&quot;;[.D35])" table:style-name="ce1">
            <text:p>CCGTCC_TCCCGA</text:p>
          </table:table-cell>
          <table:table-cell table:style-name="ce1"/>
          <table:table-cell office:value-type="string" table:style-name="ce1">
            <text:p>C4</text:p>
          </table:table-cell>
          <table:table-cell office:value-type="string" office:string-value="ab5-Aza-2-deoxycytidine_1mM_D35R" table:formula="of:=CONCATENATE([.$E29];[.$G29];&quot;_&quot;;[.$H29];&quot;_D35R&quot;)" table:style-name="ce1">
            <text:p>ab5-Aza-2-deoxycytidine_1mM_D35R</text:p>
          </table:table-cell>
          <table:table-cell office:value-type="string" office:string-value="CCGTCC_CTCAGA" table:formula="of:=CONCATENATE([.B5];&quot;_&quot;;[.D29])" table:style-name="ce1">
            <text:p>CCGTCC_CTCAGA</text:p>
          </table:table-cell>
          <table:table-cell table:style-name="ce1"/>
          <table:table-cell office:value-type="string" table:style-name="ce1">
            <text:p>C4</text:p>
          </table:table-cell>
          <table:table-cell office:value-type="string" office:string-value="abRrm2_3_D12_R2" table:formula="of:=CONCATENATE([.E29];[.F29];&quot;_D12_R2&quot;)" table:style-name="ce1">
            <text:p>abRrm2_3_D12_R2</text:p>
          </table:table-cell>
          <table:table-cell office:value-type="string" office:string-value="CCGTCC_GACGAC" table:formula="of:=CONCATENATE([.B5];&quot;_&quot;;[.D30])" table:style-name="ce1">
            <text:p>CCGTCC_GACGAC</text:p>
          </table:table-cell>
          <table:table-cell table:style-name="ce1"/>
          <table:table-cell office:value-type="string" office:string-value="  ab5-Aza-2-deoxycytidine_1mM_D28R: CCGTCC_TCCCGA" table:formula="of:=CONCATENATE(&quot;  &quot;;[.K29];&quot;: &quot;;[.L29])" table:style-name="ce1">
            <text:p><text:s text:c="2"/>ab5-Aza-2-deoxycytidine_1mM_D28R: CCGTCC_TCCCGA</text:p>
          </table:table-cell>
          <table:table-cell office:value-type="string" office:string-value="  ab5-Aza-2-deoxycytidine_1mM_D35R: CCGTCC_CTCAGA" table:formula="of:=CONCATENATE(&quot;  &quot;;[.O29];&quot;: &quot;;[.P29])" table:style-name="ce1">
            <text:p><text:s text:c="2"/>ab5-Aza-2-deoxycytidine_1mM_D35R: CCGTCC_CTCAGA</text:p>
          </table:table-cell>
          <table:table-cell office:value-type="string" office:string-value="  abRrm2_3_D12_R2: CCGTCC_GACGAC" table:formula="of:=CONCATENATE(&quot;  &quot;;[.S29];&quot;: &quot;;[.T29])" table:style-name="ce1">
            <text:p><text:s text:c="2"/>abRrm2_3_D12_R2: CCGTCC_GACGAC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mchd1_3</text:p>
          </table:table-cell>
          <table:table-cell office:value-type="string" table:style-name="ce1">
            <text:p>Zebularine<text:s/>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C5</text:p>
          </table:table-cell>
          <table:table-cell office:value-type="string" office:string-value="acZebularine _1mM_D28R" table:formula="of:=CONCATENATE([.$E30];[.$G30];&quot;_&quot;;[.$H30];&quot;_D28R&quot;)" table:style-name="ce1">
            <text:p>acZebularine _1mM_D28R</text:p>
          </table:table-cell>
          <table:table-cell office:value-type="string" office:string-value="GTAGAG_TCGAAG" table:formula="of:=CONCATENATE([.B6];&quot;_&quot;;[.D36])" table:style-name="ce1">
            <text:p>GTAGAG_TCGAAG</text:p>
          </table:table-cell>
          <table:table-cell table:style-name="ce1"/>
          <table:table-cell office:value-type="string" table:style-name="ce1">
            <text:p>C5</text:p>
          </table:table-cell>
          <table:table-cell office:value-type="string" office:string-value="acZebularine _1mM_D35R" table:formula="of:=CONCATENATE([.$E30];[.$G30];&quot;_&quot;;[.$H30];&quot;_D35R&quot;)" table:style-name="ce1">
            <text:p>acZebularine _1mM_D35R</text:p>
          </table:table-cell>
          <table:table-cell office:value-type="string" office:string-value="GTAGAG_GACGAC" table:formula="of:=CONCATENATE([.B6];&quot;_&quot;;[.D30])" table:style-name="ce1">
            <text:p>GTAGAG_GACGAC</text:p>
          </table:table-cell>
          <table:table-cell table:style-name="ce1"/>
          <table:table-cell office:value-type="string" table:style-name="ce1">
            <text:p>C5</text:p>
          </table:table-cell>
          <table:table-cell office:value-type="string" office:string-value="acSmchd1_3_D12_R2" table:formula="of:=CONCATENATE([.E30];[.F30];&quot;_D12_R2&quot;)" table:style-name="ce1">
            <text:p>acSmchd1_3_D12_R2</text:p>
          </table:table-cell>
          <table:table-cell office:value-type="string" office:string-value="GTAGAG_TAATCG" table:formula="of:=CONCATENATE([.B6];&quot;_&quot;;[.D31])" table:style-name="ce1">
            <text:p>GTAGAG_TAATCG</text:p>
          </table:table-cell>
          <table:table-cell table:style-name="ce1"/>
          <table:table-cell office:value-type="string" office:string-value="  acZebularine _1mM_D28R: GTAGAG_TCGAAG" table:formula="of:=CONCATENATE(&quot;  &quot;;[.K30];&quot;: &quot;;[.L30])" table:style-name="ce1">
            <text:p><text:s text:c="2"/>acZebularine _1mM_D28R: GTAGAG_TCGAAG</text:p>
          </table:table-cell>
          <table:table-cell office:value-type="string" office:string-value="  acZebularine _1mM_D35R: GTAGAG_GACGAC" table:formula="of:=CONCATENATE(&quot;  &quot;;[.O30];&quot;: &quot;;[.P30])" table:style-name="ce1">
            <text:p><text:s text:c="2"/>acZebularine _1mM_D35R: GTAGAG_GACGAC</text:p>
          </table:table-cell>
          <table:table-cell office:value-type="string" office:string-value="  acSmchd1_3_D12_R2: GTAGAG_TAATCG" table:formula="of:=CONCATENATE(&quot;  &quot;;[.S30];&quot;: &quot;;[.T30])" table:style-name="ce1">
            <text:p><text:s text:c="2"/>acSmchd1_3_D12_R2: GTAGAG_TAATCG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F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ad</text:p>
          </table:table-cell>
          <table:table-cell office:value-type="string" table:style-name="ce1">
            <text:p>Rrm2_4</text:p>
          </table:table-cell>
          <table:table-cell office:value-type="string" table:style-name="ce1">
            <text:p>Tranylcypromine hemisulfate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C6</text:p>
          </table:table-cell>
          <table:table-cell office:value-type="string" office:string-value="adTranylcypromine hemisulfate_1mM_D28R" table:formula="of:=CONCATENATE([.$E31];[.$G31];&quot;_&quot;;[.$H31];&quot;_D28R&quot;)" table:style-name="ce1">
            <text:p>adTranylcypromine hemisulfate_1mM_D28R</text:p>
          </table:table-cell>
          <table:table-cell office:value-type="string" office:string-value="GTCCGC_TCGGCA" table:formula="of:=CONCATENATE([.B7];&quot;_&quot;;[.D37])" table:style-name="ce1">
            <text:p>GTCCGC_TCGGCA</text:p>
          </table:table-cell>
          <table:table-cell table:style-name="ce1"/>
          <table:table-cell office:value-type="string" table:style-name="ce1">
            <text:p>C6</text:p>
          </table:table-cell>
          <table:table-cell office:value-type="string" office:string-value="adTranylcypromine hemisulfate_1mM_D35R" table:formula="of:=CONCATENATE([.$E31];[.$G31];&quot;_&quot;;[.$H31];&quot;_D35R&quot;)" table:style-name="ce1">
            <text:p>adTranylcypromine hemisulfate_1mM_D35R</text:p>
          </table:table-cell>
          <table:table-cell office:value-type="string" office:string-value="GTCCGC_TAATCG" table:formula="of:=CONCATENATE([.B7];&quot;_&quot;;[.D31])" table:style-name="ce1">
            <text:p>GTCCGC_TAATCG</text:p>
          </table:table-cell>
          <table:table-cell table:style-name="ce1"/>
          <table:table-cell office:value-type="string" table:style-name="ce1">
            <text:p>C6</text:p>
          </table:table-cell>
          <table:table-cell office:value-type="string" office:string-value="adRrm2_4_D12_R2" table:formula="of:=CONCATENATE([.E31];[.F31];&quot;_D12_R2&quot;)" table:style-name="ce1">
            <text:p>adRrm2_4_D12_R2</text:p>
          </table:table-cell>
          <table:table-cell office:value-type="string" office:string-value="GTCCGC_TACAGC" table:formula="of:=CONCATENATE([.B7];&quot;_&quot;;[.D32])" table:style-name="ce1">
            <text:p>GTCCGC_TACAGC</text:p>
          </table:table-cell>
          <table:table-cell table:style-name="ce1"/>
          <table:table-cell office:value-type="string" office:string-value="  adTranylcypromine hemisulfate_1mM_D28R: GTCCGC_TCGGCA" table:formula="of:=CONCATENATE(&quot;  &quot;;[.K31];&quot;: &quot;;[.L31])" table:style-name="ce1">
            <text:p><text:s text:c="2"/>adTranylcypromine hemisulfate_1mM_D28R: GTCCGC_TCGGCA</text:p>
          </table:table-cell>
          <table:table-cell office:value-type="string" office:string-value="  adTranylcypromine hemisulfate_1mM_D35R: GTCCGC_TAATCG" table:formula="of:=CONCATENATE(&quot;  &quot;;[.O31];&quot;: &quot;;[.P31])" table:style-name="ce1">
            <text:p><text:s text:c="2"/>adTranylcypromine hemisulfate_1mM_D35R: GTCCGC_TAATCG</text:p>
          </table:table-cell>
          <table:table-cell office:value-type="string" office:string-value="  adRrm2_4_D12_R2: GTCCGC_TACAGC" table:formula="of:=CONCATENATE(&quot;  &quot;;[.S31];&quot;: &quot;;[.T31])" table:style-name="ce1">
            <text:p><text:s text:c="2"/>adRrm2_4_D12_R2: GTCCGC_TACAGC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C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F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ae</text:p>
          </table:table-cell>
          <table:table-cell office:value-type="string" table:style-name="ce1">
            <text:p>Kmt5a_2</text:p>
          </table:table-cell>
          <table:table-cell office:value-type="string" table:style-name="ce1">
            <text:p>EX-527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C7</text:p>
          </table:table-cell>
          <table:table-cell office:value-type="string" office:string-value="aeEX-527_1mM_D28R" table:formula="of:=CONCATENATE([.$E32];[.$G32];&quot;_&quot;;[.$H32];&quot;_D28R&quot;)" table:style-name="ce1">
            <text:p>aeEX-527_1mM_D28R</text:p>
          </table:table-cell>
          <table:table-cell office:value-type="string" office:string-value="GTGAAA_CGGAAT" table:formula="of:=CONCATENATE([.B8];&quot;_&quot;;[.D26])" table:style-name="ce1">
            <text:p>GTGAAA_CGGAAT</text:p>
          </table:table-cell>
          <table:table-cell table:style-name="ce1"/>
          <table:table-cell office:value-type="string" table:style-name="ce1">
            <text:p>C7</text:p>
          </table:table-cell>
          <table:table-cell office:value-type="string" office:string-value="aeEX-527_1mM_D35R" table:formula="of:=CONCATENATE([.$E32];[.$G32];&quot;_&quot;;[.$H32];&quot;_D35R&quot;)" table:style-name="ce1">
            <text:p>aeEX-527_1mM_D35R</text:p>
          </table:table-cell>
          <table:table-cell office:value-type="string" office:string-value="GTGAAA_TACAGC" table:formula="of:=CONCATENATE([.B8];&quot;_&quot;;[.D32])" table:style-name="ce1">
            <text:p>GTGAAA_TACAGC</text:p>
          </table:table-cell>
          <table:table-cell table:style-name="ce1"/>
          <table:table-cell office:value-type="string" table:style-name="ce1">
            <text:p>C7</text:p>
          </table:table-cell>
          <table:table-cell office:value-type="string" office:string-value="aeKmt5a_2_D12_R2" table:formula="of:=CONCATENATE([.E32];[.F32];&quot;_D12_R2&quot;)" table:style-name="ce1">
            <text:p>aeKmt5a_2_D12_R2</text:p>
          </table:table-cell>
          <table:table-cell office:value-type="string" office:string-value="GTGAAA_TATAAT" table:formula="of:=CONCATENATE([.B8];&quot;_&quot;;[.D33])" table:style-name="ce1">
            <text:p>GTGAAA_TATAAT</text:p>
          </table:table-cell>
          <table:table-cell table:style-name="ce1"/>
          <table:table-cell office:value-type="string" office:string-value="  aeEX-527_1mM_D28R: GTGAAA_CGGAAT" table:formula="of:=CONCATENATE(&quot;  &quot;;[.K32];&quot;: &quot;;[.L32])" table:style-name="ce1">
            <text:p><text:s text:c="2"/>aeEX-527_1mM_D28R: GTGAAA_CGGAAT</text:p>
          </table:table-cell>
          <table:table-cell office:value-type="string" office:string-value="  aeEX-527_1mM_D35R: GTGAAA_TACAGC" table:formula="of:=CONCATENATE(&quot;  &quot;;[.O32];&quot;: &quot;;[.P32])" table:style-name="ce1">
            <text:p><text:s text:c="2"/>aeEX-527_1mM_D35R: GTGAAA_TACAGC</text:p>
          </table:table-cell>
          <table:table-cell office:value-type="string" office:string-value="  aeKmt5a_2_D12_R2: GTGAAA_TATAAT" table:formula="of:=CONCATENATE(&quot;  &quot;;[.S32];&quot;: &quot;;[.T32])" table:style-name="ce1">
            <text:p><text:s text:c="2"/>aeKmt5a_2_D12_R2: GTGAAA_TATAAT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C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F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LUCIFERASE</text:p>
          </table:table-cell>
          <table:table-cell office:value-type="string" table:style-name="ce1">
            <text:p>Nicotinamide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C8</text:p>
          </table:table-cell>
          <table:table-cell office:value-type="string" office:string-value="afNicotinamide_1mM_D28R" table:formula="of:=CONCATENATE([.$E33];[.$G33];&quot;_&quot;;[.$H33];&quot;_D28R&quot;)" table:style-name="ce1">
            <text:p>afNicotinamide_1mM_D28R</text:p>
          </table:table-cell>
          <table:table-cell office:value-type="string" office:string-value="GTGGCC_CTAGCT" table:formula="of:=CONCATENATE([.B9];&quot;_&quot;;[.D27])" table:style-name="ce1">
            <text:p>GTGGCC_CTAGCT</text:p>
          </table:table-cell>
          <table:table-cell table:style-name="ce1"/>
          <table:table-cell office:value-type="string" table:style-name="ce1">
            <text:p>C8</text:p>
          </table:table-cell>
          <table:table-cell office:value-type="string" office:string-value="afNicotinamide_1mM_D35R" table:formula="of:=CONCATENATE([.$E33];[.$G33];&quot;_&quot;;[.$H33];&quot;_D35R&quot;)" table:style-name="ce1">
            <text:p>afNicotinamide_1mM_D35R</text:p>
          </table:table-cell>
          <table:table-cell office:value-type="string" office:string-value="GTGGCC_TATAAT" table:formula="of:=CONCATENATE([.B9];&quot;_&quot;;[.D33])" table:style-name="ce1">
            <text:p>GTGGCC_TATAAT</text:p>
          </table:table-cell>
          <table:table-cell table:style-name="ce1"/>
          <table:table-cell office:value-type="string" table:style-name="ce1">
            <text:p>C8</text:p>
          </table:table-cell>
          <table:table-cell office:value-type="string" office:string-value="afLUCIFERASE_D12_R2" table:formula="of:=CONCATENATE([.E33];[.F33];&quot;_D12_R2&quot;)" table:style-name="ce1">
            <text:p>afLUCIFERASE_D12_R2</text:p>
          </table:table-cell>
          <table:table-cell office:value-type="string" office:string-value="GTGGCC_TCATTC" table:formula="of:=CONCATENATE([.B9];&quot;_&quot;;[.D34])" table:style-name="ce1">
            <text:p>GTGGCC_TCATTC</text:p>
          </table:table-cell>
          <table:table-cell table:style-name="ce1"/>
          <table:table-cell office:value-type="string" office:string-value="  afNicotinamide_1mM_D28R: GTGGCC_CTAGCT" table:formula="of:=CONCATENATE(&quot;  &quot;;[.K33];&quot;: &quot;;[.L33])" table:style-name="ce1">
            <text:p><text:s text:c="2"/>afNicotinamide_1mM_D28R: GTGGCC_CTAGCT</text:p>
          </table:table-cell>
          <table:table-cell office:value-type="string" office:string-value="  afNicotinamide_1mM_D35R: GTGGCC_TATAAT" table:formula="of:=CONCATENATE(&quot;  &quot;;[.O33];&quot;: &quot;;[.P33])" table:style-name="ce1">
            <text:p><text:s text:c="2"/>afNicotinamide_1mM_D35R: GTGGCC_TATAAT</text:p>
          </table:table-cell>
          <table:table-cell office:value-type="string" office:string-value="  afLUCIFERASE_D12_R2: GTGGCC_TCATTC" table:formula="of:=CONCATENATE(&quot;  &quot;;[.S33];&quot;: &quot;;[.T33])" table:style-name="ce1">
            <text:p><text:s text:c="2"/>afLUCIFERASE_D12_R2: GTGGCC_TCATTC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C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F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ag</text:p>
          </table:table-cell>
          <table:table-cell office:value-type="string" table:style-name="ce1">
            <text:p>Dnmt1_3</text:p>
          </table:table-cell>
          <table:table-cell office:value-type="string" table:style-name="ce1">
            <text:p>BML-266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C9</text:p>
          </table:table-cell>
          <table:table-cell office:value-type="string" office:string-value="agBML-266_1mM_D28R" table:formula="of:=CONCATENATE([.$E34];[.$G34];&quot;_&quot;;[.$H34];&quot;_D28R&quot;)" table:style-name="ce1">
            <text:p>agBML-266_1mM_D28R</text:p>
          </table:table-cell>
          <table:table-cell office:value-type="string" office:string-value="GTTTCG_CTATAC" table:formula="of:=CONCATENATE([.B10];&quot;_&quot;;[.D28])" table:style-name="ce1">
            <text:p>GTTTCG_CTATAC</text:p>
          </table:table-cell>
          <table:table-cell table:style-name="ce1"/>
          <table:table-cell office:value-type="string" table:style-name="ce1">
            <text:p>C9</text:p>
          </table:table-cell>
          <table:table-cell office:value-type="string" office:string-value="agBML-266_1mM_D35R" table:formula="of:=CONCATENATE([.$E34];[.$G34];&quot;_&quot;;[.$H34];&quot;_D35R&quot;)" table:style-name="ce1">
            <text:p>agBML-266_1mM_D35R</text:p>
          </table:table-cell>
          <table:table-cell office:value-type="string" office:string-value="GTTTCG_TCATTC" table:formula="of:=CONCATENATE([.B10];&quot;_&quot;;[.D34])" table:style-name="ce1">
            <text:p>GTTTCG_TCATTC</text:p>
          </table:table-cell>
          <table:table-cell table:style-name="ce1"/>
          <table:table-cell office:value-type="string" table:style-name="ce1">
            <text:p>C9</text:p>
          </table:table-cell>
          <table:table-cell office:value-type="string" office:string-value="agDnmt1_3_D12_R2" table:formula="of:=CONCATENATE([.E34];[.F34];&quot;_D12_R2&quot;)" table:style-name="ce1">
            <text:p>agDnmt1_3_D12_R2</text:p>
          </table:table-cell>
          <table:table-cell office:value-type="string" office:string-value="GTTTCG_TCCCGA" table:formula="of:=CONCATENATE([.B10];&quot;_&quot;;[.D35])" table:style-name="ce1">
            <text:p>GTTTCG_TCCCGA</text:p>
          </table:table-cell>
          <table:table-cell table:style-name="ce1"/>
          <table:table-cell office:value-type="string" office:string-value="  agBML-266_1mM_D28R: GTTTCG_CTATAC" table:formula="of:=CONCATENATE(&quot;  &quot;;[.K34];&quot;: &quot;;[.L34])" table:style-name="ce1">
            <text:p><text:s text:c="2"/>agBML-266_1mM_D28R: GTTTCG_CTATAC</text:p>
          </table:table-cell>
          <table:table-cell office:value-type="string" office:string-value="  agBML-266_1mM_D35R: GTTTCG_TCATTC" table:formula="of:=CONCATENATE(&quot;  &quot;;[.O34];&quot;: &quot;;[.P34])" table:style-name="ce1">
            <text:p><text:s text:c="2"/>agBML-266_1mM_D35R: GTTTCG_TCATTC</text:p>
          </table:table-cell>
          <table:table-cell office:value-type="string" office:string-value="  agDnmt1_3_D12_R2: GTTTCG_TCCCGA" table:formula="of:=CONCATENATE(&quot;  &quot;;[.S34];&quot;: &quot;;[.T34])" table:style-name="ce1">
            <text:p><text:s text:c="2"/>agDnmt1_3_D12_R2: GTTTCG_TCCCGA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C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F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ah</text:p>
          </table:table-cell>
          <table:table-cell office:value-type="string" table:style-name="ce1">
            <text:p>Dnmt1_4</text:p>
          </table:table-cell>
          <table:table-cell office:value-type="string" table:style-name="ce1">
            <text:p>Piceatannol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C10</text:p>
          </table:table-cell>
          <table:table-cell office:value-type="string" office:string-value="ahPiceatannol_1mM_D28R" table:formula="of:=CONCATENATE([.$E35];[.$G35];&quot;_&quot;;[.$H35];&quot;_D28R&quot;)" table:style-name="ce1">
            <text:p>ahPiceatannol_1mM_D28R</text:p>
          </table:table-cell>
          <table:table-cell office:value-type="string" office:string-value="CGTACG_CTCAGA" table:formula="of:=CONCATENATE([.B11];&quot;_&quot;;[.D29])" table:style-name="ce1">
            <text:p>CGTACG_CTCAGA</text:p>
          </table:table-cell>
          <table:table-cell table:style-name="ce1"/>
          <table:table-cell office:value-type="string" table:style-name="ce1">
            <text:p>C10</text:p>
          </table:table-cell>
          <table:table-cell office:value-type="string" office:string-value="ahPiceatannol_1mM_D35R" table:formula="of:=CONCATENATE([.$E35];[.$G35];&quot;_&quot;;[.$H35];&quot;_D35R&quot;)" table:style-name="ce1">
            <text:p>ahPiceatannol_1mM_D35R</text:p>
          </table:table-cell>
          <table:table-cell office:value-type="string" office:string-value="CGTACG_TCCCGA" table:formula="of:=CONCATENATE([.B11];&quot;_&quot;;[.D35])" table:style-name="ce1">
            <text:p>CGTACG_TCCCGA</text:p>
          </table:table-cell>
          <table:table-cell table:style-name="ce1"/>
          <table:table-cell office:value-type="string" table:style-name="ce1">
            <text:p>C10</text:p>
          </table:table-cell>
          <table:table-cell office:value-type="string" office:string-value="ahDnmt1_4_D12_R2" table:formula="of:=CONCATENATE([.E35];[.F35];&quot;_D12_R2&quot;)" table:style-name="ce1">
            <text:p>ahDnmt1_4_D12_R2</text:p>
          </table:table-cell>
          <table:table-cell office:value-type="string" office:string-value="CGTACG_TCGAAG" table:formula="of:=CONCATENATE([.B11];&quot;_&quot;;[.D36])" table:style-name="ce1">
            <text:p>CGTACG_TCGAAG</text:p>
          </table:table-cell>
          <table:table-cell table:style-name="ce1"/>
          <table:table-cell office:value-type="string" office:string-value="  ahPiceatannol_1mM_D28R: CGTACG_CTCAGA" table:formula="of:=CONCATENATE(&quot;  &quot;;[.K35];&quot;: &quot;;[.L35])" table:style-name="ce1">
            <text:p><text:s text:c="2"/>ahPiceatannol_1mM_D28R: CGTACG_CTCAGA</text:p>
          </table:table-cell>
          <table:table-cell office:value-type="string" office:string-value="  ahPiceatannol_1mM_D35R: CGTACG_TCCCGA" table:formula="of:=CONCATENATE(&quot;  &quot;;[.O35];&quot;: &quot;;[.P35])" table:style-name="ce1">
            <text:p><text:s text:c="2"/>ahPiceatannol_1mM_D35R: CGTACG_TCCCGA</text:p>
          </table:table-cell>
          <table:table-cell office:value-type="string" office:string-value="  ahDnmt1_4_D12_R2: CGTACG_TCGAAG" table:formula="of:=CONCATENATE(&quot;  &quot;;[.S35];&quot;: &quot;;[.T35])" table:style-name="ce1">
            <text:p><text:s text:c="2"/>ahDnmt1_4_D12_R2: CGTACG_TCGAAG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C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F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ai</text:p>
          </table:table-cell>
          <table:table-cell office:value-type="string" table:style-name="ce1">
            <text:p>Rad21_2</text:p>
          </table:table-cell>
          <table:table-cell office:value-type="string" table:style-name="ce1">
            <text:p>Fluoro-SAHA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C11</text:p>
          </table:table-cell>
          <table:table-cell office:value-type="string" office:string-value="aiFluoro-SAHA_1mM_D28R" table:formula="of:=CONCATENATE([.$E36];[.$G36];&quot;_&quot;;[.$H36];&quot;_D28R&quot;)" table:style-name="ce1">
            <text:p>aiFluoro-SAHA_1mM_D28R</text:p>
          </table:table-cell>
          <table:table-cell office:value-type="string" office:string-value="GAGTGG_GACGAC" table:formula="of:=CONCATENATE([.B12];&quot;_&quot;;[.D30])" table:style-name="ce1">
            <text:p>GAGTGG_GACGAC</text:p>
          </table:table-cell>
          <table:table-cell table:style-name="ce1"/>
          <table:table-cell office:value-type="string" table:style-name="ce1">
            <text:p>C11</text:p>
          </table:table-cell>
          <table:table-cell office:value-type="string" office:string-value="aiFluoro-SAHA_1mM_D35R" table:formula="of:=CONCATENATE([.$E36];[.$G36];&quot;_&quot;;[.$H36];&quot;_D35R&quot;)" table:style-name="ce1">
            <text:p>aiFluoro-SAHA_1mM_D35R</text:p>
          </table:table-cell>
          <table:table-cell office:value-type="string" office:string-value="GAGTGG_TCGAAG" table:formula="of:=CONCATENATE([.B12];&quot;_&quot;;[.D36])" table:style-name="ce1">
            <text:p>GAGTGG_TCGAAG</text:p>
          </table:table-cell>
          <table:table-cell table:style-name="ce1"/>
          <table:table-cell office:value-type="string" table:style-name="ce1">
            <text:p>C11</text:p>
          </table:table-cell>
          <table:table-cell office:value-type="string" office:string-value="aiRad21_2_D12_R2" table:formula="of:=CONCATENATE([.E36];[.F36];&quot;_D12_R2&quot;)" table:style-name="ce1">
            <text:p>aiRad21_2_D12_R2</text:p>
          </table:table-cell>
          <table:table-cell office:value-type="string" office:string-value="GAGTGG_TCGGCA" table:formula="of:=CONCATENATE([.B12];&quot;_&quot;;[.D37])" table:style-name="ce1">
            <text:p>GAGTGG_TCGGCA</text:p>
          </table:table-cell>
          <table:table-cell table:style-name="ce1"/>
          <table:table-cell office:value-type="string" office:string-value="  aiFluoro-SAHA_1mM_D28R: GAGTGG_GACGAC" table:formula="of:=CONCATENATE(&quot;  &quot;;[.K36];&quot;: &quot;;[.L36])" table:style-name="ce1">
            <text:p><text:s text:c="2"/>aiFluoro-SAHA_1mM_D28R: GAGTGG_GACGAC</text:p>
          </table:table-cell>
          <table:table-cell office:value-type="string" office:string-value="  aiFluoro-SAHA_1mM_D35R: GAGTGG_TCGAAG" table:formula="of:=CONCATENATE(&quot;  &quot;;[.O36];&quot;: &quot;;[.P36])" table:style-name="ce1">
            <text:p><text:s text:c="2"/>aiFluoro-SAHA_1mM_D35R: GAGTGG_TCGAAG</text:p>
          </table:table-cell>
          <table:table-cell office:value-type="string" office:string-value="  aiRad21_2_D12_R2: GAGTGG_TCGGCA" table:formula="of:=CONCATENATE(&quot;  &quot;;[.S36];&quot;: &quot;;[.T36])" table:style-name="ce1">
            <text:p><text:s text:c="2"/>aiRad21_2_D12_R2: GAGTGG_TCGGCA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C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F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aj</text:p>
          </table:table-cell>
          <table:table-cell office:value-type="string" table:style-name="ce1">
            <text:p>Ring1_1</text:p>
          </table:table-cell>
          <table:table-cell office:value-type="string" table:style-name="ce1">
            <text:p>AGK2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C12</text:p>
          </table:table-cell>
          <table:table-cell office:value-type="string" office:string-value="ajAGK2_1mM_D28R" table:formula="of:=CONCATENATE([.$E37];[.$G37];&quot;_&quot;;[.$H37];&quot;_D28R&quot;)" table:style-name="ce1">
            <text:p>ajAGK2_1mM_D28R</text:p>
          </table:table-cell>
          <table:table-cell office:value-type="string" office:string-value="GGTAGC_TAATCG" table:formula="of:=CONCATENATE([.B13];&quot;_&quot;;[.D31])" table:style-name="ce1">
            <text:p>GGTAGC_TAATCG</text:p>
          </table:table-cell>
          <table:table-cell table:style-name="ce1"/>
          <table:table-cell office:value-type="string" table:style-name="ce1">
            <text:p>C12</text:p>
          </table:table-cell>
          <table:table-cell office:value-type="string" office:string-value="ajAGK2_1mM_D35R" table:formula="of:=CONCATENATE([.$E37];[.$G37];&quot;_&quot;;[.$H37];&quot;_D35R&quot;)" table:style-name="ce1">
            <text:p>ajAGK2_1mM_D35R</text:p>
          </table:table-cell>
          <table:table-cell office:value-type="string" office:string-value="GGTAGC_TCGGCA" table:formula="of:=CONCATENATE([.B13];&quot;_&quot;;[.D37])" table:style-name="ce1">
            <text:p>GGTAGC_TCGGCA</text:p>
          </table:table-cell>
          <table:table-cell table:style-name="ce1"/>
          <table:table-cell office:value-type="string" table:style-name="ce1">
            <text:p>C12</text:p>
          </table:table-cell>
          <table:table-cell office:value-type="string" office:string-value="ajRing1_1_D12_R2" table:formula="of:=CONCATENATE([.E37];[.F37];&quot;_D12_R2&quot;)" table:style-name="ce1">
            <text:p>ajRing1_1_D12_R2</text:p>
          </table:table-cell>
          <table:table-cell office:value-type="string" office:string-value="GGTAGC_CGGAAT" table:formula="of:=CONCATENATE([.B13];&quot;_&quot;;[.D26])" table:style-name="ce1">
            <text:p>GGTAGC_CGGAAT</text:p>
          </table:table-cell>
          <table:table-cell table:style-name="ce1"/>
          <table:table-cell office:value-type="string" office:string-value="  ajAGK2_1mM_D28R: GGTAGC_TAATCG" table:formula="of:=CONCATENATE(&quot;  &quot;;[.K37];&quot;: &quot;;[.L37])" table:style-name="ce1">
            <text:p><text:s text:c="2"/>ajAGK2_1mM_D28R: GGTAGC_TAATCG</text:p>
          </table:table-cell>
          <table:table-cell office:value-type="string" office:string-value="  ajAGK2_1mM_D35R: GGTAGC_TCGGCA" table:formula="of:=CONCATENATE(&quot;  &quot;;[.O37];&quot;: &quot;;[.P37])" table:style-name="ce1">
            <text:p><text:s text:c="2"/>ajAGK2_1mM_D35R: GGTAGC_TCGGCA</text:p>
          </table:table-cell>
          <table:table-cell office:value-type="string" office:string-value="  ajRing1_1_D12_R2: GGTAGC_CGGAAT" table:formula="of:=CONCATENATE(&quot;  &quot;;[.S37];&quot;: &quot;;[.T37])" table:style-name="ce1">
            <text:p><text:s text:c="2"/>ajRing1_1_D12_R2: GGTAGC_CGGAAT</text:p>
          </table:table-cell>
          <table:table-cell table:number-columns-repeated="16360"/>
        </table:table-row>
        <table:table-row table:style-name="ro1">
          <table:table-cell table:number-columns-repeated="4" table:style-name="ce1"/>
          <table:table-cell office:value-type="string" table:style-name="ce1">
            <text:p>ak</text:p>
          </table:table-cell>
          <table:table-cell office:value-type="string" table:style-name="ce1">
            <text:p>Ehmt2_3</text:p>
          </table:table-cell>
          <table:table-cell office:value-type="string" table:style-name="ce1">
            <text:p>Salermide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D1</text:p>
          </table:table-cell>
          <table:table-cell office:value-type="string" office:string-value="akSalermide_1mM_D28R" table:formula="of:=CONCATENATE([.$E38];[.$G38];&quot;_&quot;;[.$H38];&quot;_D28R&quot;)" table:style-name="ce1">
            <text:p>akSalermide_1mM_D28R</text:p>
          </table:table-cell>
          <table:table-cell office:value-type="string" office:string-value="ACTGAT_GTGAAA" table:formula="of:=CONCATENATE([.B14];&quot;_&quot;;[.D8])" table:style-name="ce1">
            <text:p>ACTGAT_GTGAAA</text:p>
          </table:table-cell>
          <table:table-cell table:style-name="ce1"/>
          <table:table-cell office:value-type="string" table:style-name="ce1">
            <text:p>D1</text:p>
          </table:table-cell>
          <table:table-cell office:value-type="string" office:string-value="akSalermide_1mM_D35R" table:formula="of:=CONCATENATE([.$E38];[.$G38];&quot;_&quot;;[.$H38];&quot;_D35R&quot;)" table:style-name="ce1">
            <text:p>akSalermide_1mM_D35R</text:p>
          </table:table-cell>
          <table:table-cell office:value-type="string" office:string-value="ACTGAT_AGTCAA" table:formula="of:=CONCATENATE([.B14];&quot;_&quot;;[.D2])" table:style-name="ce1">
            <text:p>ACTGAT_AGTCAA</text:p>
          </table:table-cell>
          <table:table-cell table:style-name="ce1"/>
          <table:table-cell office:value-type="string" table:style-name="ce1">
            <text:p>D1</text:p>
          </table:table-cell>
          <table:table-cell office:value-type="string" office:string-value="akEhmt2_3_D12_R2" table:formula="of:=CONCATENATE([.E38];[.F38];&quot;_D12_R2&quot;)" table:style-name="ce1">
            <text:p>akEhmt2_3_D12_R2</text:p>
          </table:table-cell>
          <table:table-cell office:value-type="string" office:string-value="ACTGAT_AGTTCC" table:formula="of:=CONCATENATE([.B14];&quot;_&quot;;[.D3])" table:style-name="ce1">
            <text:p>ACTGAT_AGTTCC</text:p>
          </table:table-cell>
          <table:table-cell table:style-name="ce1"/>
          <table:table-cell office:value-type="string" office:string-value="  akSalermide_1mM_D28R: ACTGAT_GTGAAA" table:formula="of:=CONCATENATE(&quot;  &quot;;[.K38];&quot;: &quot;;[.L38])" table:style-name="ce1">
            <text:p><text:s text:c="2"/>akSalermide_1mM_D28R: ACTGAT_GTGAAA</text:p>
          </table:table-cell>
          <table:table-cell office:value-type="string" office:string-value="  akSalermide_1mM_D35R: ACTGAT_AGTCAA" table:formula="of:=CONCATENATE(&quot;  &quot;;[.O38];&quot;: &quot;;[.P38])" table:style-name="ce1">
            <text:p><text:s text:c="2"/>akSalermide_1mM_D35R: ACTGAT_AGTCAA</text:p>
          </table:table-cell>
          <table:table-cell office:value-type="string" office:string-value="  akEhmt2_3_D12_R2: ACTGAT_AGTTCC" table:formula="of:=CONCATENATE(&quot;  &quot;;[.S38];&quot;: &quot;;[.T38])" table:style-name="ce1">
            <text:p><text:s text:c="2"/>akEhmt2_3_D12_R2: ACTGAT_AGTTCC</text:p>
          </table:table-cell>
          <table:table-cell table:number-columns-repeated="16360"/>
        </table:table-row>
        <table:table-row table:style-name="ro1">
          <table:table-cell table:number-columns-repeated="4" table:style-name="ce1"/>
          <table:table-cell office:value-type="string" table:style-name="ce1">
            <text:p>al</text:p>
          </table:table-cell>
          <table:table-cell office:value-type="string" table:style-name="ce1">
            <text:p>Rrm2_5</text:p>
          </table:table-cell>
          <table:table-cell office:value-type="string" table:style-name="ce1">
            <text:p>Anacardic acid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D2</text:p>
          </table:table-cell>
          <table:table-cell office:value-type="string" office:string-value="alAnacardic acid_1mM_D28R" table:formula="of:=CONCATENATE([.$E39];[.$G39];&quot;_&quot;;[.$H39];&quot;_D28R&quot;)" table:style-name="ce1">
            <text:p>alAnacardic acid_1mM_D28R</text:p>
          </table:table-cell>
          <table:table-cell office:value-type="string" office:string-value="ATGAGC_GTGGCC" table:formula="of:=CONCATENATE([.B15];&quot;_&quot;;[.D9])" table:style-name="ce1">
            <text:p>ATGAGC_GTGGCC</text:p>
          </table:table-cell>
          <table:table-cell table:style-name="ce1"/>
          <table:table-cell office:value-type="string" table:style-name="ce1">
            <text:p>D2</text:p>
          </table:table-cell>
          <table:table-cell office:value-type="string" office:string-value="alAnacardic acid_1mM_D35R" table:formula="of:=CONCATENATE([.$E39];[.$G39];&quot;_&quot;;[.$H39];&quot;_D35R&quot;)" table:style-name="ce1">
            <text:p>alAnacardic acid_1mM_D35R</text:p>
          </table:table-cell>
          <table:table-cell office:value-type="string" office:string-value="ATGAGC_AGTTCC" table:formula="of:=CONCATENATE([.B15];&quot;_&quot;;[.D3])" table:style-name="ce1">
            <text:p>ATGAGC_AGTTCC</text:p>
          </table:table-cell>
          <table:table-cell table:style-name="ce1"/>
          <table:table-cell office:value-type="string" table:style-name="ce1">
            <text:p>D2</text:p>
          </table:table-cell>
          <table:table-cell office:value-type="string" office:string-value="alRrm2_5_D12_R2" table:formula="of:=CONCATENATE([.E39];[.F39];&quot;_D12_R2&quot;)" table:style-name="ce1">
            <text:p>alRrm2_5_D12_R2</text:p>
          </table:table-cell>
          <table:table-cell office:value-type="string" office:string-value="ATGAGC_ATGTCA" table:formula="of:=CONCATENATE([.B15];&quot;_&quot;;[.D4])" table:style-name="ce1">
            <text:p>ATGAGC_ATGTCA</text:p>
          </table:table-cell>
          <table:table-cell table:style-name="ce1"/>
          <table:table-cell office:value-type="string" office:string-value="  alAnacardic acid_1mM_D28R: ATGAGC_GTGGCC" table:formula="of:=CONCATENATE(&quot;  &quot;;[.K39];&quot;: &quot;;[.L39])" table:style-name="ce1">
            <text:p><text:s text:c="2"/>alAnacardic acid_1mM_D28R: ATGAGC_GTGGCC</text:p>
          </table:table-cell>
          <table:table-cell office:value-type="string" office:string-value="  alAnacardic acid_1mM_D35R: ATGAGC_AGTTCC" table:formula="of:=CONCATENATE(&quot;  &quot;;[.O39];&quot;: &quot;;[.P39])" table:style-name="ce1">
            <text:p><text:s text:c="2"/>alAnacardic acid_1mM_D35R: ATGAGC_AGTTCC</text:p>
          </table:table-cell>
          <table:table-cell office:value-type="string" office:string-value="  alRrm2_5_D12_R2: ATGAGC_ATGTCA" table:formula="of:=CONCATENATE(&quot;  &quot;;[.S39];&quot;: &quot;;[.T39])" table:style-name="ce1">
            <text:p><text:s text:c="2"/>alRrm2_5_D12_R2: ATGAGC_ATGTCA</text:p>
          </table:table-cell>
          <table:table-cell table:number-columns-repeated="16360"/>
        </table:table-row>
        <table:table-row table:style-name="ro1">
          <table:table-cell table:number-columns-repeated="4" table:style-name="ce1"/>
          <table:table-cell office:value-type="string" table:style-name="ce1">
            <text:p>am</text:p>
          </table:table-cell>
          <table:table-cell office:value-type="string" table:style-name="ce1">
            <text:p>Ring1_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D3</text:p>
          </table:table-cell>
          <table:table-cell office:value-type="string" office:string-value="amB2_1mM_D28R" table:formula="of:=CONCATENATE([.$E40];[.$G40];&quot;_&quot;;[.$H40];&quot;_D28R&quot;)" table:style-name="ce1">
            <text:p>amB2_1mM_D28R</text:p>
          </table:table-cell>
          <table:table-cell office:value-type="string" office:string-value="ATTCCT_GTTTCG" table:formula="of:=CONCATENATE([.B16];&quot;_&quot;;[.D10])" table:style-name="ce1">
            <text:p>ATTCCT_GTTTCG</text:p>
          </table:table-cell>
          <table:table-cell table:style-name="ce1"/>
          <table:table-cell office:value-type="string" table:style-name="ce1">
            <text:p>D3</text:p>
          </table:table-cell>
          <table:table-cell office:value-type="string" office:string-value="amB2_1mM_D35R" table:formula="of:=CONCATENATE([.$E40];[.$G40];&quot;_&quot;;[.$H40];&quot;_D35R&quot;)" table:style-name="ce1">
            <text:p>amB2_1mM_D35R</text:p>
          </table:table-cell>
          <table:table-cell office:value-type="string" office:string-value="ATTCCT_ATGTCA" table:formula="of:=CONCATENATE([.B16];&quot;_&quot;;[.D4])" table:style-name="ce1">
            <text:p>ATTCCT_ATGTCA</text:p>
          </table:table-cell>
          <table:table-cell table:style-name="ce1"/>
          <table:table-cell office:value-type="string" table:style-name="ce1">
            <text:p>D3</text:p>
          </table:table-cell>
          <table:table-cell office:value-type="string" office:string-value="amRing1_2_D12_R2" table:formula="of:=CONCATENATE([.E40];[.F40];&quot;_D12_R2&quot;)" table:style-name="ce1">
            <text:p>amRing1_2_D12_R2</text:p>
          </table:table-cell>
          <table:table-cell office:value-type="string" office:string-value="ATTCCT_CCGTCC" table:formula="of:=CONCATENATE([.B16];&quot;_&quot;;[.D5])" table:style-name="ce1">
            <text:p>ATTCCT_CCGTCC</text:p>
          </table:table-cell>
          <table:table-cell table:style-name="ce1"/>
          <table:table-cell office:value-type="string" office:string-value="  amB2_1mM_D28R: ATTCCT_GTTTCG" table:formula="of:=CONCATENATE(&quot;  &quot;;[.K40];&quot;: &quot;;[.L40])" table:style-name="ce1">
            <text:p><text:s text:c="2"/>amB2_1mM_D28R: ATTCCT_GTTTCG</text:p>
          </table:table-cell>
          <table:table-cell office:value-type="string" office:string-value="  amB2_1mM_D35R: ATTCCT_ATGTCA" table:formula="of:=CONCATENATE(&quot;  &quot;;[.O40];&quot;: &quot;;[.P40])" table:style-name="ce1">
            <text:p><text:s text:c="2"/>amB2_1mM_D35R: ATTCCT_ATGTCA</text:p>
          </table:table-cell>
          <table:table-cell office:value-type="string" office:string-value="  amRing1_2_D12_R2: ATTCCT_CCGTCC" table:formula="of:=CONCATENATE(&quot;  &quot;;[.S40];&quot;: &quot;;[.T40])" table:style-name="ce1">
            <text:p><text:s text:c="2"/>amRing1_2_D12_R2: ATTCCT_CCGTCC</text:p>
          </table:table-cell>
          <table:table-cell table:number-columns-repeated="16360"/>
        </table:table-row>
        <table:table-row table:style-name="ro1">
          <table:table-cell table:number-columns-repeated="4" table:style-name="ce1"/>
          <table:table-cell office:value-type="string" table:style-name="ce1">
            <text:p>an</text:p>
          </table:table-cell>
          <table:table-cell office:value-type="string" table:style-name="ce1">
            <text:p>Kmt5a_3</text:p>
          </table:table-cell>
          <table:table-cell office:value-type="string" table:style-name="ce1">
            <text:p>CTPB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D4</text:p>
          </table:table-cell>
          <table:table-cell office:value-type="string" office:string-value="anCTPB_1mM_D28R" table:formula="of:=CONCATENATE([.$E41];[.$G41];&quot;_&quot;;[.$H41];&quot;_D28R&quot;)" table:style-name="ce1">
            <text:p>anCTPB_1mM_D28R</text:p>
          </table:table-cell>
          <table:table-cell office:value-type="string" office:string-value="CAAAAG_CGTACG" table:formula="of:=CONCATENATE([.B17];&quot;_&quot;;[.D11])" table:style-name="ce1">
            <text:p>CAAAAG_CGTACG</text:p>
          </table:table-cell>
          <table:table-cell table:style-name="ce1"/>
          <table:table-cell office:value-type="string" table:style-name="ce1">
            <text:p>D4</text:p>
          </table:table-cell>
          <table:table-cell office:value-type="string" office:string-value="anCTPB_1mM_D35R" table:formula="of:=CONCATENATE([.$E41];[.$G41];&quot;_&quot;;[.$H41];&quot;_D35R&quot;)" table:style-name="ce1">
            <text:p>anCTPB_1mM_D35R</text:p>
          </table:table-cell>
          <table:table-cell office:value-type="string" office:string-value="CAAAAG_CCGTCC" table:formula="of:=CONCATENATE([.B17];&quot;_&quot;;[.D5])" table:style-name="ce1">
            <text:p>CAAAAG_CCGTCC</text:p>
          </table:table-cell>
          <table:table-cell table:style-name="ce1"/>
          <table:table-cell office:value-type="string" table:style-name="ce1">
            <text:p>D4</text:p>
          </table:table-cell>
          <table:table-cell office:value-type="string" office:string-value="anKmt5a_3_D12_R2" table:formula="of:=CONCATENATE([.E41];[.F41];&quot;_D12_R2&quot;)" table:style-name="ce1">
            <text:p>anKmt5a_3_D12_R2</text:p>
          </table:table-cell>
          <table:table-cell office:value-type="string" office:string-value="CAAAAG_GTAGAG" table:formula="of:=CONCATENATE([.B17];&quot;_&quot;;[.D6])" table:style-name="ce1">
            <text:p>CAAAAG_GTAGAG</text:p>
          </table:table-cell>
          <table:table-cell table:style-name="ce1"/>
          <table:table-cell office:value-type="string" office:string-value="  anCTPB_1mM_D28R: CAAAAG_CGTACG" table:formula="of:=CONCATENATE(&quot;  &quot;;[.K41];&quot;: &quot;;[.L41])" table:style-name="ce1">
            <text:p><text:s text:c="2"/>anCTPB_1mM_D28R: CAAAAG_CGTACG</text:p>
          </table:table-cell>
          <table:table-cell office:value-type="string" office:string-value="  anCTPB_1mM_D35R: CAAAAG_CCGTCC" table:formula="of:=CONCATENATE(&quot;  &quot;;[.O41];&quot;: &quot;;[.P41])" table:style-name="ce1">
            <text:p><text:s text:c="2"/>anCTPB_1mM_D35R: CAAAAG_CCGTCC</text:p>
          </table:table-cell>
          <table:table-cell office:value-type="string" office:string-value="  anKmt5a_3_D12_R2: CAAAAG_GTAGAG" table:formula="of:=CONCATENATE(&quot;  &quot;;[.S41];&quot;: &quot;;[.T41])" table:style-name="ce1">
            <text:p><text:s text:c="2"/>anKmt5a_3_D12_R2: CAAAAG_GTAGAG</text:p>
          </table:table-cell>
          <table:table-cell table:number-columns-repeated="16360"/>
        </table:table-row>
        <table:table-row table:style-name="ro1">
          <table:table-cell table:number-columns-repeated="4" table:style-name="ce1"/>
          <table:table-cell office:value-type="string" table:style-name="ce1">
            <text:p>ao</text:p>
          </table:table-cell>
          <table:table-cell office:value-type="string" table:style-name="ce1">
            <text:p>Ehmt2_4</text:p>
          </table:table-cell>
          <table:table-cell office:value-type="string" table:style-name="ce1">
            <text:p>Sirtinol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D5</text:p>
          </table:table-cell>
          <table:table-cell office:value-type="string" office:string-value="aoSirtinol_1mM_D28R" table:formula="of:=CONCATENATE([.$E42];[.$G42];&quot;_&quot;;[.$H42];&quot;_D28R&quot;)" table:style-name="ce1">
            <text:p>aoSirtinol_1mM_D28R</text:p>
          </table:table-cell>
          <table:table-cell office:value-type="string" office:string-value="CAACTA_GAGTGG" table:formula="of:=CONCATENATE([.B18];&quot;_&quot;;[.D12])" table:style-name="ce1">
            <text:p>CAACTA_GAGTGG</text:p>
          </table:table-cell>
          <table:table-cell table:style-name="ce1"/>
          <table:table-cell office:value-type="string" table:style-name="ce1">
            <text:p>D5</text:p>
          </table:table-cell>
          <table:table-cell office:value-type="string" office:string-value="aoSirtinol_1mM_D35R" table:formula="of:=CONCATENATE([.$E42];[.$G42];&quot;_&quot;;[.$H42];&quot;_D35R&quot;)" table:style-name="ce1">
            <text:p>aoSirtinol_1mM_D35R</text:p>
          </table:table-cell>
          <table:table-cell office:value-type="string" office:string-value="CAACTA_GTAGAG" table:formula="of:=CONCATENATE([.B18];&quot;_&quot;;[.D6])" table:style-name="ce1">
            <text:p>CAACTA_GTAGAG</text:p>
          </table:table-cell>
          <table:table-cell table:style-name="ce1"/>
          <table:table-cell office:value-type="string" table:style-name="ce1">
            <text:p>D5</text:p>
          </table:table-cell>
          <table:table-cell office:value-type="string" office:string-value="aoEhmt2_4_D12_R2" table:formula="of:=CONCATENATE([.E42];[.F42];&quot;_D12_R2&quot;)" table:style-name="ce1">
            <text:p>aoEhmt2_4_D12_R2</text:p>
          </table:table-cell>
          <table:table-cell office:value-type="string" office:string-value="CAACTA_GTCCGC" table:formula="of:=CONCATENATE([.B18];&quot;_&quot;;[.D7])" table:style-name="ce1">
            <text:p>CAACTA_GTCCGC</text:p>
          </table:table-cell>
          <table:table-cell table:style-name="ce1"/>
          <table:table-cell office:value-type="string" office:string-value="  aoSirtinol_1mM_D28R: CAACTA_GAGTGG" table:formula="of:=CONCATENATE(&quot;  &quot;;[.K42];&quot;: &quot;;[.L42])" table:style-name="ce1">
            <text:p><text:s text:c="2"/>aoSirtinol_1mM_D28R: CAACTA_GAGTGG</text:p>
          </table:table-cell>
          <table:table-cell office:value-type="string" office:string-value="  aoSirtinol_1mM_D35R: CAACTA_GTAGAG" table:formula="of:=CONCATENATE(&quot;  &quot;;[.O42];&quot;: &quot;;[.P42])" table:style-name="ce1">
            <text:p><text:s text:c="2"/>aoSirtinol_1mM_D35R: CAACTA_GTAGAG</text:p>
          </table:table-cell>
          <table:table-cell office:value-type="string" office:string-value="  aoEhmt2_4_D12_R2: CAACTA_GTCCGC" table:formula="of:=CONCATENATE(&quot;  &quot;;[.S42];&quot;: &quot;;[.T42])" table:style-name="ce1">
            <text:p><text:s text:c="2"/>aoEhmt2_4_D12_R2: CAACTA_GTCCGC</text:p>
          </table:table-cell>
          <table:table-cell table:number-columns-repeated="16360"/>
        </table:table-row>
        <table:table-row table:style-name="ro1">
          <table:table-cell table:number-columns-repeated="4" table:style-name="ce1"/>
          <table:table-cell office:value-type="string" table:style-name="ce1">
            <text:p>ap</text:p>
          </table:table-cell>
          <table:table-cell office:value-type="string" table:style-name="ce1">
            <text:p>Ctcf_2</text:p>
          </table:table-cell>
          <table:table-cell office:value-type="string" table:style-name="ce1">
            <text:p>Suramin·6Na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D6</text:p>
          </table:table-cell>
          <table:table-cell office:value-type="string" office:string-value="apSuramin·6Na_1mM_D28R" table:formula="of:=CONCATENATE([.$E43];[.$G43];&quot;_&quot;;[.$H43];&quot;_D28R&quot;)" table:style-name="ce1">
            <text:p>apSuramin·6Na_1mM_D28R</text:p>
          </table:table-cell>
          <table:table-cell office:value-type="string" office:string-value="CACCGG_GGTAGC" table:formula="of:=CONCATENATE([.B19];&quot;_&quot;;[.D13])" table:style-name="ce1">
            <text:p>CACCGG_GGTAGC</text:p>
          </table:table-cell>
          <table:table-cell table:style-name="ce1"/>
          <table:table-cell office:value-type="string" table:style-name="ce1">
            <text:p>D6</text:p>
          </table:table-cell>
          <table:table-cell office:value-type="string" office:string-value="apSuramin·6Na_1mM_D35R" table:formula="of:=CONCATENATE([.$E43];[.$G43];&quot;_&quot;;[.$H43];&quot;_D35R&quot;)" table:style-name="ce1">
            <text:p>apSuramin·6Na_1mM_D35R</text:p>
          </table:table-cell>
          <table:table-cell office:value-type="string" office:string-value="CACCGG_GTCCGC" table:formula="of:=CONCATENATE([.B19];&quot;_&quot;;[.D7])" table:style-name="ce1">
            <text:p>CACCGG_GTCCGC</text:p>
          </table:table-cell>
          <table:table-cell table:style-name="ce1"/>
          <table:table-cell office:value-type="string" table:style-name="ce1">
            <text:p>D6</text:p>
          </table:table-cell>
          <table:table-cell office:value-type="string" office:string-value="apCtcf_2_D12_R2" table:formula="of:=CONCATENATE([.E43];[.F43];&quot;_D12_R2&quot;)" table:style-name="ce1">
            <text:p>apCtcf_2_D12_R2</text:p>
          </table:table-cell>
          <table:table-cell office:value-type="string" office:string-value="CACCGG_GTGAAA" table:formula="of:=CONCATENATE([.B19];&quot;_&quot;;[.D8])" table:style-name="ce1">
            <text:p>CACCGG_GTGAAA</text:p>
          </table:table-cell>
          <table:table-cell table:style-name="ce1"/>
          <table:table-cell office:value-type="string" office:string-value="  apSuramin·6Na_1mM_D28R: CACCGG_GGTAGC" table:formula="of:=CONCATENATE(&quot;  &quot;;[.K43];&quot;: &quot;;[.L43])" table:style-name="ce1">
            <text:p><text:s text:c="2"/>apSuramin·6Na_1mM_D28R: CACCGG_GGTAGC</text:p>
          </table:table-cell>
          <table:table-cell office:value-type="string" office:string-value="  apSuramin·6Na_1mM_D35R: CACCGG_GTCCGC" table:formula="of:=CONCATENATE(&quot;  &quot;;[.O43];&quot;: &quot;;[.P43])" table:style-name="ce1">
            <text:p><text:s text:c="2"/>apSuramin·6Na_1mM_D35R: CACCGG_GTCCGC</text:p>
          </table:table-cell>
          <table:table-cell office:value-type="string" office:string-value="  apCtcf_2_D12_R2: CACCGG_GTGAAA" table:formula="of:=CONCATENATE(&quot;  &quot;;[.S43];&quot;: &quot;;[.T43])" table:style-name="ce1">
            <text:p><text:s text:c="2"/>apCtcf_2_D12_R2: CACCGG_GTGAAA</text:p>
          </table:table-cell>
          <table:table-cell table:number-columns-repeated="16360"/>
        </table:table-row>
        <table:table-row table:style-name="ro1">
          <table:table-cell table:number-columns-repeated="4" table:style-name="ce1"/>
          <table:table-cell office:value-type="string" table:style-name="ce1">
            <text:p>aq</text:p>
          </table:table-cell>
          <table:table-cell office:value-type="string" table:style-name="ce1">
            <text:p>Suv39h1_2</text:p>
          </table:table-cell>
          <table:table-cell office:value-type="string" table:style-name="ce1">
            <text:p>BML-278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D7</text:p>
          </table:table-cell>
          <table:table-cell office:value-type="string" office:string-value="aqBML-278_1mM_D28R" table:formula="of:=CONCATENATE([.$E44];[.$G44];&quot;_&quot;;[.$H44];&quot;_D28R&quot;)" table:style-name="ce1">
            <text:p>aqBML-278_1mM_D28R</text:p>
          </table:table-cell>
          <table:table-cell office:value-type="string" office:string-value="CACGAT_AGTCAA" table:formula="of:=CONCATENATE([.B20];&quot;_&quot;;[.D2])" table:style-name="ce1">
            <text:p>CACGAT_AGTCAA</text:p>
          </table:table-cell>
          <table:table-cell table:style-name="ce1"/>
          <table:table-cell office:value-type="string" table:style-name="ce1">
            <text:p>D7</text:p>
          </table:table-cell>
          <table:table-cell office:value-type="string" office:string-value="aqBML-278_1mM_D35R" table:formula="of:=CONCATENATE([.$E44];[.$G44];&quot;_&quot;;[.$H44];&quot;_D35R&quot;)" table:style-name="ce1">
            <text:p>aqBML-278_1mM_D35R</text:p>
          </table:table-cell>
          <table:table-cell office:value-type="string" office:string-value="CACGAT_GTGAAA" table:formula="of:=CONCATENATE([.B20];&quot;_&quot;;[.D8])" table:style-name="ce1">
            <text:p>CACGAT_GTGAAA</text:p>
          </table:table-cell>
          <table:table-cell table:style-name="ce1"/>
          <table:table-cell office:value-type="string" table:style-name="ce1">
            <text:p>D7</text:p>
          </table:table-cell>
          <table:table-cell office:value-type="string" office:string-value="aqSuv39h1_2_D12_R2" table:formula="of:=CONCATENATE([.E44];[.F44];&quot;_D12_R2&quot;)" table:style-name="ce1">
            <text:p>aqSuv39h1_2_D12_R2</text:p>
          </table:table-cell>
          <table:table-cell office:value-type="string" office:string-value="CACGAT_GTGGCC" table:formula="of:=CONCATENATE([.B20];&quot;_&quot;;[.D9])" table:style-name="ce1">
            <text:p>CACGAT_GTGGCC</text:p>
          </table:table-cell>
          <table:table-cell table:style-name="ce1"/>
          <table:table-cell office:value-type="string" office:string-value="  aqBML-278_1mM_D28R: CACGAT_AGTCAA" table:formula="of:=CONCATENATE(&quot;  &quot;;[.K44];&quot;: &quot;;[.L44])" table:style-name="ce1">
            <text:p><text:s text:c="2"/>aqBML-278_1mM_D28R: CACGAT_AGTCAA</text:p>
          </table:table-cell>
          <table:table-cell office:value-type="string" office:string-value="  aqBML-278_1mM_D35R: CACGAT_GTGAAA" table:formula="of:=CONCATENATE(&quot;  &quot;;[.O44];&quot;: &quot;;[.P44])" table:style-name="ce1">
            <text:p><text:s text:c="2"/>aqBML-278_1mM_D35R: CACGAT_GTGAAA</text:p>
          </table:table-cell>
          <table:table-cell office:value-type="string" office:string-value="  aqSuv39h1_2_D12_R2: CACGAT_GTGGCC" table:formula="of:=CONCATENATE(&quot;  &quot;;[.S44];&quot;: &quot;;[.T44])" table:style-name="ce1">
            <text:p><text:s text:c="2"/>aqSuv39h1_2_D12_R2: CACGAT_GTGGCC</text:p>
          </table:table-cell>
          <table:table-cell table:number-columns-repeated="16360"/>
        </table:table-row>
        <table:table-row table:style-name="ro1">
          <table:table-cell table:number-columns-repeated="4" table:style-name="ce1"/>
          <table:table-cell office:value-type="string" table:style-name="ce1">
            <text:p>ar</text:p>
          </table:table-cell>
          <table:table-cell office:value-type="string" table:style-name="ce1">
            <text:p>Atrx_3</text:p>
          </table:table-cell>
          <table:table-cell office:value-type="string" table:style-name="ce1">
            <text:p>CI-994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D8</text:p>
          </table:table-cell>
          <table:table-cell office:value-type="string" office:string-value="arCI-994_1mM_D28R" table:formula="of:=CONCATENATE([.$E45];[.$G45];&quot;_&quot;;[.$H45];&quot;_D28R&quot;)" table:style-name="ce1">
            <text:p>arCI-994_1mM_D28R</text:p>
          </table:table-cell>
          <table:table-cell office:value-type="string" office:string-value="CACTCA_AGTTCC" table:formula="of:=CONCATENATE([.B21];&quot;_&quot;;[.D3])" table:style-name="ce1">
            <text:p>CACTCA_AGTTCC</text:p>
          </table:table-cell>
          <table:table-cell table:style-name="ce1"/>
          <table:table-cell office:value-type="string" table:style-name="ce1">
            <text:p>D8</text:p>
          </table:table-cell>
          <table:table-cell office:value-type="string" office:string-value="arCI-994_1mM_D35R" table:formula="of:=CONCATENATE([.$E45];[.$G45];&quot;_&quot;;[.$H45];&quot;_D35R&quot;)" table:style-name="ce1">
            <text:p>arCI-994_1mM_D35R</text:p>
          </table:table-cell>
          <table:table-cell office:value-type="string" office:string-value="CACTCA_GTGGCC" table:formula="of:=CONCATENATE([.B21];&quot;_&quot;;[.D9])" table:style-name="ce1">
            <text:p>CACTCA_GTGGCC</text:p>
          </table:table-cell>
          <table:table-cell table:style-name="ce1"/>
          <table:table-cell office:value-type="string" table:style-name="ce1">
            <text:p>D8</text:p>
          </table:table-cell>
          <table:table-cell office:value-type="string" office:string-value="arAtrx_3_D12_R2" table:formula="of:=CONCATENATE([.E45];[.F45];&quot;_D12_R2&quot;)" table:style-name="ce1">
            <text:p>arAtrx_3_D12_R2</text:p>
          </table:table-cell>
          <table:table-cell office:value-type="string" office:string-value="CACTCA_GTTTCG" table:formula="of:=CONCATENATE([.B21];&quot;_&quot;;[.D10])" table:style-name="ce1">
            <text:p>CACTCA_GTTTCG</text:p>
          </table:table-cell>
          <table:table-cell table:style-name="ce1"/>
          <table:table-cell office:value-type="string" office:string-value="  arCI-994_1mM_D28R: CACTCA_AGTTCC" table:formula="of:=CONCATENATE(&quot;  &quot;;[.K45];&quot;: &quot;;[.L45])" table:style-name="ce1">
            <text:p><text:s text:c="2"/>arCI-994_1mM_D28R: CACTCA_AGTTCC</text:p>
          </table:table-cell>
          <table:table-cell office:value-type="string" office:string-value="  arCI-994_1mM_D35R: CACTCA_GTGGCC" table:formula="of:=CONCATENATE(&quot;  &quot;;[.O45];&quot;: &quot;;[.P45])" table:style-name="ce1">
            <text:p><text:s text:c="2"/>arCI-994_1mM_D35R: CACTCA_GTGGCC</text:p>
          </table:table-cell>
          <table:table-cell office:value-type="string" office:string-value="  arAtrx_3_D12_R2: CACTCA_GTTTCG" table:formula="of:=CONCATENATE(&quot;  &quot;;[.S45];&quot;: &quot;;[.T45])" table:style-name="ce1">
            <text:p><text:s text:c="2"/>arAtrx_3_D12_R2: CACTCA_GTTTCG</text:p>
          </table:table-cell>
          <table:table-cell table:number-columns-repeated="16360"/>
        </table:table-row>
        <table:table-row table:style-name="ro1">
          <table:table-cell table:number-columns-repeated="4" table:style-name="ce1"/>
          <table:table-cell office:value-type="string" table:style-name="ce1">
            <text:p>as</text:p>
          </table:table-cell>
          <table:table-cell office:value-type="string" table:style-name="ce1">
            <text:p>GFP</text:p>
          </table:table-cell>
          <table:table-cell office:value-type="string" table:style-name="ce1">
            <text:p>NSC-3852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D9</text:p>
          </table:table-cell>
          <table:table-cell office:value-type="string" office:string-value="asNSC-3852_1mM_D28R" table:formula="of:=CONCATENATE([.$E46];[.$G46];&quot;_&quot;;[.$H46];&quot;_D28R&quot;)" table:style-name="ce1">
            <text:p>asNSC-3852_1mM_D28R</text:p>
          </table:table-cell>
          <table:table-cell office:value-type="string" office:string-value="CAGGCG_ATGTCA" table:formula="of:=CONCATENATE([.B22];&quot;_&quot;;[.D4])" table:style-name="ce1">
            <text:p>CAGGCG_ATGTCA</text:p>
          </table:table-cell>
          <table:table-cell table:style-name="ce1"/>
          <table:table-cell office:value-type="string" table:style-name="ce1">
            <text:p>D9</text:p>
          </table:table-cell>
          <table:table-cell office:value-type="string" office:string-value="asNSC-3852_1mM_D35R" table:formula="of:=CONCATENATE([.$E46];[.$G46];&quot;_&quot;;[.$H46];&quot;_D35R&quot;)" table:style-name="ce1">
            <text:p>asNSC-3852_1mM_D35R</text:p>
          </table:table-cell>
          <table:table-cell office:value-type="string" office:string-value="CAGGCG_GTTTCG" table:formula="of:=CONCATENATE([.B22];&quot;_&quot;;[.D10])" table:style-name="ce1">
            <text:p>CAGGCG_GTTTCG</text:p>
          </table:table-cell>
          <table:table-cell table:style-name="ce1"/>
          <table:table-cell office:value-type="string" table:style-name="ce1">
            <text:p>D9</text:p>
          </table:table-cell>
          <table:table-cell office:value-type="string" office:string-value="asGFP_D12_R2" table:formula="of:=CONCATENATE([.E46];[.F46];&quot;_D12_R2&quot;)" table:style-name="ce1">
            <text:p>asGFP_D12_R2</text:p>
          </table:table-cell>
          <table:table-cell office:value-type="string" office:string-value="CAGGCG_CGTACG" table:formula="of:=CONCATENATE([.B22];&quot;_&quot;;[.D11])" table:style-name="ce1">
            <text:p>CAGGCG_CGTACG</text:p>
          </table:table-cell>
          <table:table-cell table:style-name="ce1"/>
          <table:table-cell office:value-type="string" office:string-value="  asNSC-3852_1mM_D28R: CAGGCG_ATGTCA" table:formula="of:=CONCATENATE(&quot;  &quot;;[.K46];&quot;: &quot;;[.L46])" table:style-name="ce1">
            <text:p><text:s text:c="2"/>asNSC-3852_1mM_D28R: CAGGCG_ATGTCA</text:p>
          </table:table-cell>
          <table:table-cell office:value-type="string" office:string-value="  asNSC-3852_1mM_D35R: CAGGCG_GTTTCG" table:formula="of:=CONCATENATE(&quot;  &quot;;[.O46];&quot;: &quot;;[.P46])" table:style-name="ce1">
            <text:p><text:s text:c="2"/>asNSC-3852_1mM_D35R: CAGGCG_GTTTCG</text:p>
          </table:table-cell>
          <table:table-cell office:value-type="string" office:string-value="  asGFP_D12_R2: CAGGCG_CGTACG" table:formula="of:=CONCATENATE(&quot;  &quot;;[.S46];&quot;: &quot;;[.T46])" table:style-name="ce1">
            <text:p><text:s text:c="2"/>asGFP_D12_R2: CAGGCG_CGTACG</text:p>
          </table:table-cell>
          <table:table-cell table:number-columns-repeated="16360"/>
        </table:table-row>
        <table:table-row table:style-name="ro1">
          <table:table-cell table:number-columns-repeated="4" table:style-name="ce1"/>
          <table:table-cell office:value-type="string" table:style-name="ce1">
            <text:p>at</text:p>
          </table:table-cell>
          <table:table-cell office:value-type="string" table:style-name="ce1">
            <text:p>Hdac2_3</text:p>
          </table:table-cell>
          <table:table-cell office:value-type="string" table:style-name="ce1">
            <text:p>Aminoresveratrol sulfate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D10</text:p>
          </table:table-cell>
          <table:table-cell office:value-type="string" office:string-value="atAminoresveratrol sulfate_1mM_D28R" table:formula="of:=CONCATENATE([.$E47];[.$G47];&quot;_&quot;;[.$H47];&quot;_D28R&quot;)" table:style-name="ce1">
            <text:p>atAminoresveratrol sulfate_1mM_D28R</text:p>
          </table:table-cell>
          <table:table-cell office:value-type="string" office:string-value="CATGGC_CCGTCC" table:formula="of:=CONCATENATE([.B23];&quot;_&quot;;[.D5])" table:style-name="ce1">
            <text:p>CATGGC_CCGTCC</text:p>
          </table:table-cell>
          <table:table-cell table:style-name="ce1"/>
          <table:table-cell office:value-type="string" table:style-name="ce1">
            <text:p>D10</text:p>
          </table:table-cell>
          <table:table-cell office:value-type="string" office:string-value="atAminoresveratrol sulfate_1mM_D35R" table:formula="of:=CONCATENATE([.$E47];[.$G47];&quot;_&quot;;[.$H47];&quot;_D35R&quot;)" table:style-name="ce1">
            <text:p>atAminoresveratrol sulfate_1mM_D35R</text:p>
          </table:table-cell>
          <table:table-cell office:value-type="string" office:string-value="CATGGC_CGTACG" table:formula="of:=CONCATENATE([.B23];&quot;_&quot;;[.D11])" table:style-name="ce1">
            <text:p>CATGGC_CGTACG</text:p>
          </table:table-cell>
          <table:table-cell table:style-name="ce1"/>
          <table:table-cell office:value-type="string" table:style-name="ce1">
            <text:p>D10</text:p>
          </table:table-cell>
          <table:table-cell office:value-type="string" office:string-value="atHdac2_3_D12_R2" table:formula="of:=CONCATENATE([.E47];[.F47];&quot;_D12_R2&quot;)" table:style-name="ce1">
            <text:p>atHdac2_3_D12_R2</text:p>
          </table:table-cell>
          <table:table-cell office:value-type="string" office:string-value="CATGGC_GAGTGG" table:formula="of:=CONCATENATE([.B23];&quot;_&quot;;[.D12])" table:style-name="ce1">
            <text:p>CATGGC_GAGTGG</text:p>
          </table:table-cell>
          <table:table-cell table:style-name="ce1"/>
          <table:table-cell office:value-type="string" office:string-value="  atAminoresveratrol sulfate_1mM_D28R: CATGGC_CCGTCC" table:formula="of:=CONCATENATE(&quot;  &quot;;[.K47];&quot;: &quot;;[.L47])" table:style-name="ce1">
            <text:p><text:s text:c="2"/>atAminoresveratrol sulfate_1mM_D28R: CATGGC_CCGTCC</text:p>
          </table:table-cell>
          <table:table-cell office:value-type="string" office:string-value="  atAminoresveratrol sulfate_1mM_D35R: CATGGC_CGTACG" table:formula="of:=CONCATENATE(&quot;  &quot;;[.O47];&quot;: &quot;;[.P47])" table:style-name="ce1">
            <text:p><text:s text:c="2"/>atAminoresveratrol sulfate_1mM_D35R: CATGGC_CGTACG</text:p>
          </table:table-cell>
          <table:table-cell office:value-type="string" office:string-value="  atHdac2_3_D12_R2: CATGGC_GAGTGG" table:formula="of:=CONCATENATE(&quot;  &quot;;[.S47];&quot;: &quot;;[.T47])" table:style-name="ce1">
            <text:p><text:s text:c="2"/>atHdac2_3_D12_R2: CATGGC_GAGTGG</text:p>
          </table:table-cell>
          <table:table-cell table:number-columns-repeated="16360"/>
        </table:table-row>
        <table:table-row table:style-name="ro1">
          <table:table-cell table:number-columns-repeated="4" table:style-name="ce1"/>
          <table:table-cell office:value-type="string" table:style-name="ce1">
            <text:p>au</text:p>
          </table:table-cell>
          <table:table-cell office:value-type="string" table:style-name="ce1">
            <text:p>Hdac2_4</text:p>
          </table:table-cell>
          <table:table-cell office:value-type="string" table:style-name="ce1">
            <text:p>BML-281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D11</text:p>
          </table:table-cell>
          <table:table-cell office:value-type="string" office:string-value="auBML-281_1mM_D28R" table:formula="of:=CONCATENATE([.$E48];[.$G48];&quot;_&quot;;[.$H48];&quot;_D28R&quot;)" table:style-name="ce1">
            <text:p>auBML-281_1mM_D28R</text:p>
          </table:table-cell>
          <table:table-cell office:value-type="string" office:string-value="CATTTT_GTAGAG" table:formula="of:=CONCATENATE([.B24];&quot;_&quot;;[.D6])" table:style-name="ce1">
            <text:p>CATTTT_GTAGAG</text:p>
          </table:table-cell>
          <table:table-cell table:style-name="ce1"/>
          <table:table-cell office:value-type="string" table:style-name="ce1">
            <text:p>D11</text:p>
          </table:table-cell>
          <table:table-cell office:value-type="string" office:string-value="auBML-281_1mM_D35R" table:formula="of:=CONCATENATE([.$E48];[.$G48];&quot;_&quot;;[.$H48];&quot;_D35R&quot;)" table:style-name="ce1">
            <text:p>auBML-281_1mM_D35R</text:p>
          </table:table-cell>
          <table:table-cell office:value-type="string" office:string-value="CATTTT_GAGTGG" table:formula="of:=CONCATENATE([.B24];&quot;_&quot;;[.D12])" table:style-name="ce1">
            <text:p>CATTTT_GAGTGG</text:p>
          </table:table-cell>
          <table:table-cell table:style-name="ce1"/>
          <table:table-cell office:value-type="string" table:style-name="ce1">
            <text:p>D11</text:p>
          </table:table-cell>
          <table:table-cell office:value-type="string" office:string-value="auHdac2_4_D12_R2" table:formula="of:=CONCATENATE([.E48];[.F48];&quot;_D12_R2&quot;)" table:style-name="ce1">
            <text:p>auHdac2_4_D12_R2</text:p>
          </table:table-cell>
          <table:table-cell office:value-type="string" office:string-value="CATTTT_GGTAGC" table:formula="of:=CONCATENATE([.B24];&quot;_&quot;;[.D13])" table:style-name="ce1">
            <text:p>CATTTT_GGTAGC</text:p>
          </table:table-cell>
          <table:table-cell table:style-name="ce1"/>
          <table:table-cell office:value-type="string" office:string-value="  auBML-281_1mM_D28R: CATTTT_GTAGAG" table:formula="of:=CONCATENATE(&quot;  &quot;;[.K48];&quot;: &quot;;[.L48])" table:style-name="ce1">
            <text:p><text:s text:c="2"/>auBML-281_1mM_D28R: CATTTT_GTAGAG</text:p>
          </table:table-cell>
          <table:table-cell office:value-type="string" office:string-value="  auBML-281_1mM_D35R: CATTTT_GAGTGG" table:formula="of:=CONCATENATE(&quot;  &quot;;[.O48];&quot;: &quot;;[.P48])" table:style-name="ce1">
            <text:p><text:s text:c="2"/>auBML-281_1mM_D35R: CATTTT_GAGTGG</text:p>
          </table:table-cell>
          <table:table-cell office:value-type="string" office:string-value="  auHdac2_4_D12_R2: CATTTT_GGTAGC" table:formula="of:=CONCATENATE(&quot;  &quot;;[.S48];&quot;: &quot;;[.T48])" table:style-name="ce1">
            <text:p><text:s text:c="2"/>auHdac2_4_D12_R2: CATTTT_GGTAGC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av</text:p>
          </table:table-cell>
          <table:table-cell office:value-type="string" table:style-name="ce1">
            <text:p>Smchd1_4</text:p>
          </table:table-cell>
          <table:table-cell office:value-type="string" table:style-name="ce1">
            <text:p>Triacetylresveratrol</text:p>
          </table:table-cell>
          <table:table-cell office:value-type="string" table:style-name="ce1">
            <text:p>1mM</text:p>
          </table:table-cell>
          <table:table-cell table:style-name="ce1"/>
          <table:table-cell office:value-type="string" table:style-name="ce1">
            <text:p>D12</text:p>
          </table:table-cell>
          <table:table-cell office:value-type="string" office:string-value="avTriacetylresveratrol_1mM_D28R" table:formula="of:=CONCATENATE([.$E49];[.$G49];&quot;_&quot;;[.$H49];&quot;_D28R&quot;)" table:style-name="ce1">
            <text:p>avTriacetylresveratrol_1mM_D28R</text:p>
          </table:table-cell>
          <table:table-cell office:value-type="string" office:string-value="CCAACA_GTCCGC" table:formula="of:=CONCATENATE([.B25];&quot;_&quot;;[.D7])" table:style-name="ce1">
            <text:p>CCAACA_GTCCGC</text:p>
          </table:table-cell>
          <table:table-cell table:style-name="ce1"/>
          <table:table-cell office:value-type="string" table:style-name="ce1">
            <text:p>D12</text:p>
          </table:table-cell>
          <table:table-cell office:value-type="string" office:string-value="avTriacetylresveratrol_1mM_D35R" table:formula="of:=CONCATENATE([.$E49];[.$G49];&quot;_&quot;;[.$H49];&quot;_D35R&quot;)" table:style-name="ce1">
            <text:p>avTriacetylresveratrol_1mM_D35R</text:p>
          </table:table-cell>
          <table:table-cell office:value-type="string" office:string-value="CCAACA_GGTAGC" table:formula="of:=CONCATENATE([.B25];&quot;_&quot;;[.D13])" table:style-name="ce1">
            <text:p>CCAACA_GGTAGC</text:p>
          </table:table-cell>
          <table:table-cell table:style-name="ce1"/>
          <table:table-cell office:value-type="string" table:style-name="ce1">
            <text:p>D12</text:p>
          </table:table-cell>
          <table:table-cell office:value-type="string" office:string-value="avSmchd1_4_D12_R2" table:formula="of:=CONCATENATE([.E49];[.F49];&quot;_D12_R2&quot;)" table:style-name="ce1">
            <text:p>avSmchd1_4_D12_R2</text:p>
          </table:table-cell>
          <table:table-cell office:value-type="string" office:string-value="CCAACA_AGTCAA" table:formula="of:=CONCATENATE([.B25];&quot;_&quot;;[.D2])" table:style-name="ce1">
            <text:p>CCAACA_AGTCAA</text:p>
          </table:table-cell>
          <table:table-cell table:style-name="ce1"/>
          <table:table-cell office:value-type="string" office:string-value="  avTriacetylresveratrol_1mM_D28R: CCAACA_GTCCGC" table:formula="of:=CONCATENATE(&quot;  &quot;;[.K49];&quot;: &quot;;[.L49])" table:style-name="ce1">
            <text:p><text:s text:c="2"/>avTriacetylresveratrol_1mM_D28R: CCAACA_GTCCGC</text:p>
          </table:table-cell>
          <table:table-cell office:value-type="string" office:string-value="  avTriacetylresveratrol_1mM_D35R: CCAACA_GGTAGC" table:formula="of:=CONCATENATE(&quot;  &quot;;[.O49];&quot;: &quot;;[.P49])" table:style-name="ce1">
            <text:p><text:s text:c="2"/>avTriacetylresveratrol_1mM_D35R: CCAACA_GGTAGC</text:p>
          </table:table-cell>
          <table:table-cell office:value-type="string" office:string-value="  avSmchd1_4_D12_R2: CCAACA_AGTCAA" table:formula="of:=CONCATENATE(&quot;  &quot;;[.S49];&quot;: &quot;;[.T49])" table:style-name="ce1">
            <text:p><text:s text:c="2"/>avSmchd1_4_D12_R2: CCAACA_AGTCAA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aw</text:p>
          </table:table-cell>
          <table:table-cell office:value-type="string" table:style-name="ce1">
            <text:p>Eed_3</text:p>
          </table:table-cell>
          <table:table-cell office:value-type="string" table:style-name="ce1">
            <text:p>Garcinol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E1</text:p>
          </table:table-cell>
          <table:table-cell office:value-type="string" office:string-value="awGarcinol_100uM_D28R" table:formula="of:=CONCATENATE([.$E50];[.$G50];&quot;_&quot;;[.$H50];&quot;_D28R&quot;)" table:style-name="ce1">
            <text:p>awGarcinol_100uM_D28R</text:p>
          </table:table-cell>
          <table:table-cell office:value-type="string" office:string-value="ACTGAT_CACGAT" table:formula="of:=CONCATENATE([.B14];&quot;_&quot;;[.D20])" table:style-name="ce1">
            <text:p>ACTGAT_CACGAT</text:p>
          </table:table-cell>
          <table:table-cell table:style-name="ce1"/>
          <table:table-cell office:value-type="string" table:style-name="ce1">
            <text:p>E1</text:p>
          </table:table-cell>
          <table:table-cell office:value-type="string" office:string-value="awGarcinol_100uM_D35R" table:formula="of:=CONCATENATE([.$E50];[.$G50];&quot;_&quot;;[.$H50];&quot;_D35R&quot;)" table:style-name="ce1">
            <text:p>awGarcinol_100uM_D35R</text:p>
          </table:table-cell>
          <table:table-cell office:value-type="string" office:string-value="ACTGAT_ACTGAT" table:formula="of:=CONCATENATE([.B14];&quot;_&quot;;[.D14])" table:style-name="ce1">
            <text:p>ACTGAT_ACTGAT</text:p>
          </table:table-cell>
          <table:table-cell table:style-name="ce1"/>
          <table:table-cell office:value-type="string" table:style-name="ce1">
            <text:p>E1</text:p>
          </table:table-cell>
          <table:table-cell office:value-type="string" office:string-value="awEed_3_D12_R2" table:formula="of:=CONCATENATE([.E50];[.F50];&quot;_D12_R2&quot;)" table:style-name="ce1">
            <text:p>awEed_3_D12_R2</text:p>
          </table:table-cell>
          <table:table-cell office:value-type="string" office:string-value="ACTGAT_ATGAGC" table:formula="of:=CONCATENATE([.B14];&quot;_&quot;;[.D15])" table:style-name="ce1">
            <text:p>ACTGAT_ATGAGC</text:p>
          </table:table-cell>
          <table:table-cell table:style-name="ce1"/>
          <table:table-cell office:value-type="string" office:string-value="  awGarcinol_100uM_D28R: ACTGAT_CACGAT" table:formula="of:=CONCATENATE(&quot;  &quot;;[.K50];&quot;: &quot;;[.L50])" table:style-name="ce1">
            <text:p><text:s text:c="2"/>awGarcinol_100uM_D28R: ACTGAT_CACGAT</text:p>
          </table:table-cell>
          <table:table-cell office:value-type="string" office:string-value="  awGarcinol_100uM_D35R: ACTGAT_ACTGAT" table:formula="of:=CONCATENATE(&quot;  &quot;;[.O50];&quot;: &quot;;[.P50])" table:style-name="ce1">
            <text:p><text:s text:c="2"/>awGarcinol_100uM_D35R: ACTGAT_ACTGAT</text:p>
          </table:table-cell>
          <table:table-cell office:value-type="string" office:string-value="  awEed_3_D12_R2: ACTGAT_ATGAGC" table:formula="of:=CONCATENATE(&quot;  &quot;;[.S50];&quot;: &quot;;[.T50])" table:style-name="ce1">
            <text:p><text:s text:c="2"/>awEed_3_D12_R2: ACTGAT_ATGAGC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ax</text:p>
          </table:table-cell>
          <table:table-cell office:value-type="string" table:style-name="ce1">
            <text:p>Atf7ip_2</text:p>
          </table:table-cell>
          <table:table-cell office:value-type="string" table:style-name="ce1">
            <text:p>Splitomicin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E2</text:p>
          </table:table-cell>
          <table:table-cell office:value-type="string" office:string-value="axSplitomicin_100uM_D28R" table:formula="of:=CONCATENATE([.$E51];[.$G51];&quot;_&quot;;[.$H51];&quot;_D28R&quot;)" table:style-name="ce1">
            <text:p>axSplitomicin_100uM_D28R</text:p>
          </table:table-cell>
          <table:table-cell office:value-type="string" office:string-value="ATGAGC_CACTCA" table:formula="of:=CONCATENATE([.B15];&quot;_&quot;;[.D21])" table:style-name="ce1">
            <text:p>ATGAGC_CACTCA</text:p>
          </table:table-cell>
          <table:table-cell table:style-name="ce1"/>
          <table:table-cell office:value-type="string" table:style-name="ce1">
            <text:p>E2</text:p>
          </table:table-cell>
          <table:table-cell office:value-type="string" office:string-value="axSplitomicin_100uM_D35R" table:formula="of:=CONCATENATE([.$E51];[.$G51];&quot;_&quot;;[.$H51];&quot;_D35R&quot;)" table:style-name="ce1">
            <text:p>axSplitomicin_100uM_D35R</text:p>
          </table:table-cell>
          <table:table-cell office:value-type="string" office:string-value="ATGAGC_ATGAGC" table:formula="of:=CONCATENATE([.B15];&quot;_&quot;;[.D15])" table:style-name="ce1">
            <text:p>ATGAGC_ATGAGC</text:p>
          </table:table-cell>
          <table:table-cell table:style-name="ce1"/>
          <table:table-cell office:value-type="string" table:style-name="ce1">
            <text:p>E2</text:p>
          </table:table-cell>
          <table:table-cell office:value-type="string" office:string-value="axAtf7ip_2_D12_R2" table:formula="of:=CONCATENATE([.E51];[.F51];&quot;_D12_R2&quot;)" table:style-name="ce1">
            <text:p>axAtf7ip_2_D12_R2</text:p>
          </table:table-cell>
          <table:table-cell office:value-type="string" office:string-value="ATGAGC_ATTCCT" table:formula="of:=CONCATENATE([.B15];&quot;_&quot;;[.D16])" table:style-name="ce1">
            <text:p>ATGAGC_ATTCCT</text:p>
          </table:table-cell>
          <table:table-cell table:style-name="ce1"/>
          <table:table-cell office:value-type="string" office:string-value="  axSplitomicin_100uM_D28R: ATGAGC_CACTCA" table:formula="of:=CONCATENATE(&quot;  &quot;;[.K51];&quot;: &quot;;[.L51])" table:style-name="ce1">
            <text:p><text:s text:c="2"/>axSplitomicin_100uM_D28R: ATGAGC_CACTCA</text:p>
          </table:table-cell>
          <table:table-cell office:value-type="string" office:string-value="  axSplitomicin_100uM_D35R: ATGAGC_ATGAGC" table:formula="of:=CONCATENATE(&quot;  &quot;;[.O51];&quot;: &quot;;[.P51])" table:style-name="ce1">
            <text:p><text:s text:c="2"/>axSplitomicin_100uM_D35R: ATGAGC_ATGAGC</text:p>
          </table:table-cell>
          <table:table-cell office:value-type="string" office:string-value="  axAtf7ip_2_D12_R2: ATGAGC_ATTCCT" table:formula="of:=CONCATENATE(&quot;  &quot;;[.S51];&quot;: &quot;;[.T51])" table:style-name="ce1">
            <text:p><text:s text:c="2"/>axAtf7ip_2_D12_R2: ATGAGC_ATTCCT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ay</text:p>
          </table:table-cell>
          <table:table-cell office:value-type="string" table:style-name="ce1">
            <text:p>Eed_4</text:p>
          </table:table-cell>
          <table:table-cell office:value-type="string" table:style-name="ce1">
            <text:p>BML-210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E3</text:p>
          </table:table-cell>
          <table:table-cell office:value-type="string" office:string-value="ayBML-210_100uM_D28R" table:formula="of:=CONCATENATE([.$E52];[.$G52];&quot;_&quot;;[.$H52];&quot;_D28R&quot;)" table:style-name="ce1">
            <text:p>ayBML-210_100uM_D28R</text:p>
          </table:table-cell>
          <table:table-cell office:value-type="string" office:string-value="ATTCCT_CAGGCG" table:formula="of:=CONCATENATE([.B16];&quot;_&quot;;[.D22])" table:style-name="ce1">
            <text:p>ATTCCT_CAGGCG</text:p>
          </table:table-cell>
          <table:table-cell table:style-name="ce1"/>
          <table:table-cell office:value-type="string" table:style-name="ce1">
            <text:p>E3</text:p>
          </table:table-cell>
          <table:table-cell office:value-type="string" office:string-value="ayBML-210_100uM_D35R" table:formula="of:=CONCATENATE([.$E52];[.$G52];&quot;_&quot;;[.$H52];&quot;_D35R&quot;)" table:style-name="ce1">
            <text:p>ayBML-210_100uM_D35R</text:p>
          </table:table-cell>
          <table:table-cell office:value-type="string" office:string-value="ATTCCT_ATTCCT" table:formula="of:=CONCATENATE([.B16];&quot;_&quot;;[.D16])" table:style-name="ce1">
            <text:p>ATTCCT_ATTCCT</text:p>
          </table:table-cell>
          <table:table-cell table:style-name="ce1"/>
          <table:table-cell office:value-type="string" table:style-name="ce1">
            <text:p>E3</text:p>
          </table:table-cell>
          <table:table-cell office:value-type="string" office:string-value="ayEed_4_D12_R2" table:formula="of:=CONCATENATE([.E52];[.F52];&quot;_D12_R2&quot;)" table:style-name="ce1">
            <text:p>ayEed_4_D12_R2</text:p>
          </table:table-cell>
          <table:table-cell office:value-type="string" office:string-value="ATTCCT_CAAAAG" table:formula="of:=CONCATENATE([.B16];&quot;_&quot;;[.D17])" table:style-name="ce1">
            <text:p>ATTCCT_CAAAAG</text:p>
          </table:table-cell>
          <table:table-cell table:style-name="ce1"/>
          <table:table-cell office:value-type="string" office:string-value="  ayBML-210_100uM_D28R: ATTCCT_CAGGCG" table:formula="of:=CONCATENATE(&quot;  &quot;;[.K52];&quot;: &quot;;[.L52])" table:style-name="ce1">
            <text:p><text:s text:c="2"/>ayBML-210_100uM_D28R: ATTCCT_CAGGCG</text:p>
          </table:table-cell>
          <table:table-cell office:value-type="string" office:string-value="  ayBML-210_100uM_D35R: ATTCCT_ATTCCT" table:formula="of:=CONCATENATE(&quot;  &quot;;[.O52];&quot;: &quot;;[.P52])" table:style-name="ce1">
            <text:p><text:s text:c="2"/>ayBML-210_100uM_D35R: ATTCCT_ATTCCT</text:p>
          </table:table-cell>
          <table:table-cell office:value-type="string" office:string-value="  ayEed_4_D12_R2: ATTCCT_CAAAAG" table:formula="of:=CONCATENATE(&quot;  &quot;;[.S52];&quot;: &quot;;[.T52])" table:style-name="ce1">
            <text:p><text:s text:c="2"/>ayEed_4_D12_R2: ATTCCT_CAAAAG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az</text:p>
          </table:table-cell>
          <table:table-cell office:value-type="string" table:style-name="ce1">
            <text:p>Rad21_3</text:p>
          </table:table-cell>
          <table:table-cell office:value-type="string" table:style-name="ce1">
            <text:p>5-Aza-2-deoxycytidine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E4</text:p>
          </table:table-cell>
          <table:table-cell office:value-type="string" office:string-value="az5-Aza-2-deoxycytidine_100uM_D28R" table:formula="of:=CONCATENATE([.$E53];[.$G53];&quot;_&quot;;[.$H53];&quot;_D28R&quot;)" table:style-name="ce1">
            <text:p>az5-Aza-2-deoxycytidine_100uM_D28R</text:p>
          </table:table-cell>
          <table:table-cell office:value-type="string" office:string-value="CAAAAG_CATGGC" table:formula="of:=CONCATENATE([.B17];&quot;_&quot;;[.D23])" table:style-name="ce1">
            <text:p>CAAAAG_CATGGC</text:p>
          </table:table-cell>
          <table:table-cell table:style-name="ce1"/>
          <table:table-cell office:value-type="string" table:style-name="ce1">
            <text:p>E4</text:p>
          </table:table-cell>
          <table:table-cell office:value-type="string" office:string-value="az5-Aza-2-deoxycytidine_100uM_D35R" table:formula="of:=CONCATENATE([.$E53];[.$G53];&quot;_&quot;;[.$H53];&quot;_D35R&quot;)" table:style-name="ce1">
            <text:p>az5-Aza-2-deoxycytidine_100uM_D35R</text:p>
          </table:table-cell>
          <table:table-cell office:value-type="string" office:string-value="CAAAAG_CAAAAG" table:formula="of:=CONCATENATE([.B17];&quot;_&quot;;[.D17])" table:style-name="ce1">
            <text:p>CAAAAG_CAAAAG</text:p>
          </table:table-cell>
          <table:table-cell table:style-name="ce1"/>
          <table:table-cell office:value-type="string" table:style-name="ce1">
            <text:p>E4</text:p>
          </table:table-cell>
          <table:table-cell office:value-type="string" office:string-value="azRad21_3_D12_R2" table:formula="of:=CONCATENATE([.E53];[.F53];&quot;_D12_R2&quot;)" table:style-name="ce1">
            <text:p>azRad21_3_D12_R2</text:p>
          </table:table-cell>
          <table:table-cell office:value-type="string" office:string-value="CAAAAG_CAACTA" table:formula="of:=CONCATENATE([.B17];&quot;_&quot;;[.D18])" table:style-name="ce1">
            <text:p>CAAAAG_CAACTA</text:p>
          </table:table-cell>
          <table:table-cell table:style-name="ce1"/>
          <table:table-cell office:value-type="string" office:string-value="  az5-Aza-2-deoxycytidine_100uM_D28R: CAAAAG_CATGGC" table:formula="of:=CONCATENATE(&quot;  &quot;;[.K53];&quot;: &quot;;[.L53])" table:style-name="ce1">
            <text:p><text:s text:c="2"/>az5-Aza-2-deoxycytidine_100uM_D28R: CAAAAG_CATGGC</text:p>
          </table:table-cell>
          <table:table-cell office:value-type="string" office:string-value="  az5-Aza-2-deoxycytidine_100uM_D35R: CAAAAG_CAAAAG" table:formula="of:=CONCATENATE(&quot;  &quot;;[.O53];&quot;: &quot;;[.P53])" table:style-name="ce1">
            <text:p><text:s text:c="2"/>az5-Aza-2-deoxycytidine_100uM_D35R: CAAAAG_CAAAAG</text:p>
          </table:table-cell>
          <table:table-cell office:value-type="string" office:string-value="  azRad21_3_D12_R2: CAAAAG_CAACTA" table:formula="of:=CONCATENATE(&quot;  &quot;;[.S53];&quot;: &quot;;[.T53])" table:style-name="ce1">
            <text:p><text:s text:c="2"/>azRad21_3_D12_R2: CAAAAG_CAACTA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a</text:p>
          </table:table-cell>
          <table:table-cell office:value-type="string" table:style-name="ce1">
            <text:p>Hdac1_2</text:p>
          </table:table-cell>
          <table:table-cell office:value-type="string" table:style-name="ce1">
            <text:p>Zebularine<text:s/>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E5</text:p>
          </table:table-cell>
          <table:table-cell office:value-type="string" office:string-value="baZebularine _100uM_D28R" table:formula="of:=CONCATENATE([.$E54];[.$G54];&quot;_&quot;;[.$H54];&quot;_D28R&quot;)" table:style-name="ce1">
            <text:p>baZebularine _100uM_D28R</text:p>
          </table:table-cell>
          <table:table-cell office:value-type="string" office:string-value="CAACTA_CATTTT" table:formula="of:=CONCATENATE([.B18];&quot;_&quot;;[.D24])" table:style-name="ce1">
            <text:p>CAACTA_CATTTT</text:p>
          </table:table-cell>
          <table:table-cell table:style-name="ce1"/>
          <table:table-cell office:value-type="string" table:style-name="ce1">
            <text:p>E5</text:p>
          </table:table-cell>
          <table:table-cell office:value-type="string" office:string-value="baZebularine _100uM_D35R" table:formula="of:=CONCATENATE([.$E54];[.$G54];&quot;_&quot;;[.$H54];&quot;_D35R&quot;)" table:style-name="ce1">
            <text:p>baZebularine _100uM_D35R</text:p>
          </table:table-cell>
          <table:table-cell office:value-type="string" office:string-value="CAACTA_CAACTA" table:formula="of:=CONCATENATE([.B18];&quot;_&quot;;[.D18])" table:style-name="ce1">
            <text:p>CAACTA_CAACTA</text:p>
          </table:table-cell>
          <table:table-cell table:style-name="ce1"/>
          <table:table-cell office:value-type="string" table:style-name="ce1">
            <text:p>E5</text:p>
          </table:table-cell>
          <table:table-cell office:value-type="string" office:string-value="baHdac1_2_D12_R2" table:formula="of:=CONCATENATE([.E54];[.F54];&quot;_D12_R2&quot;)" table:style-name="ce1">
            <text:p>baHdac1_2_D12_R2</text:p>
          </table:table-cell>
          <table:table-cell office:value-type="string" office:string-value="CAACTA_CACCGG" table:formula="of:=CONCATENATE([.B18];&quot;_&quot;;[.D19])" table:style-name="ce1">
            <text:p>CAACTA_CACCGG</text:p>
          </table:table-cell>
          <table:table-cell table:style-name="ce1"/>
          <table:table-cell office:value-type="string" office:string-value="  baZebularine _100uM_D28R: CAACTA_CATTTT" table:formula="of:=CONCATENATE(&quot;  &quot;;[.K54];&quot;: &quot;;[.L54])" table:style-name="ce1">
            <text:p><text:s text:c="2"/>baZebularine _100uM_D28R: CAACTA_CATTTT</text:p>
          </table:table-cell>
          <table:table-cell office:value-type="string" office:string-value="  baZebularine _100uM_D35R: CAACTA_CAACTA" table:formula="of:=CONCATENATE(&quot;  &quot;;[.O54];&quot;: &quot;;[.P54])" table:style-name="ce1">
            <text:p><text:s text:c="2"/>baZebularine _100uM_D35R: CAACTA_CAACTA</text:p>
          </table:table-cell>
          <table:table-cell office:value-type="string" office:string-value="  baHdac1_2_D12_R2: CAACTA_CACCGG" table:formula="of:=CONCATENATE(&quot;  &quot;;[.S54];&quot;: &quot;;[.T54])" table:style-name="ce1">
            <text:p><text:s text:c="2"/>baHdac1_2_D12_R2: CAACTA_CACCGG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b</text:p>
          </table:table-cell>
          <table:table-cell office:value-type="string" table:style-name="ce1">
            <text:p>Rad21_4</text:p>
          </table:table-cell>
          <table:table-cell office:value-type="string" table:style-name="ce1">
            <text:p>Tranylcypromine hemisulfate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E6</text:p>
          </table:table-cell>
          <table:table-cell office:value-type="string" office:string-value="bbTranylcypromine hemisulfate_100uM_D28R" table:formula="of:=CONCATENATE([.$E55];[.$G55];&quot;_&quot;;[.$H55];&quot;_D28R&quot;)" table:style-name="ce1">
            <text:p>bbTranylcypromine hemisulfate_100uM_D28R</text:p>
          </table:table-cell>
          <table:table-cell office:value-type="string" office:string-value="CACCGG_CCAACA" table:formula="of:=CONCATENATE([.B19];&quot;_&quot;;[.D25])" table:style-name="ce1">
            <text:p>CACCGG_CCAACA</text:p>
          </table:table-cell>
          <table:table-cell table:style-name="ce1"/>
          <table:table-cell office:value-type="string" table:style-name="ce1">
            <text:p>E6</text:p>
          </table:table-cell>
          <table:table-cell office:value-type="string" office:string-value="bbTranylcypromine hemisulfate_100uM_D35R" table:formula="of:=CONCATENATE([.$E55];[.$G55];&quot;_&quot;;[.$H55];&quot;_D35R&quot;)" table:style-name="ce1">
            <text:p>bbTranylcypromine hemisulfate_100uM_D35R</text:p>
          </table:table-cell>
          <table:table-cell office:value-type="string" office:string-value="CACCGG_CACCGG" table:formula="of:=CONCATENATE([.B19];&quot;_&quot;;[.D19])" table:style-name="ce1">
            <text:p>CACCGG_CACCGG</text:p>
          </table:table-cell>
          <table:table-cell table:style-name="ce1"/>
          <table:table-cell office:value-type="string" table:style-name="ce1">
            <text:p>E6</text:p>
          </table:table-cell>
          <table:table-cell office:value-type="string" office:string-value="bbRad21_4_D12_R2" table:formula="of:=CONCATENATE([.E55];[.F55];&quot;_D12_R2&quot;)" table:style-name="ce1">
            <text:p>bbRad21_4_D12_R2</text:p>
          </table:table-cell>
          <table:table-cell office:value-type="string" office:string-value="CACCGG_CACGAT" table:formula="of:=CONCATENATE([.B19];&quot;_&quot;;[.D20])" table:style-name="ce1">
            <text:p>CACCGG_CACGAT</text:p>
          </table:table-cell>
          <table:table-cell table:style-name="ce1"/>
          <table:table-cell office:value-type="string" office:string-value="  bbTranylcypromine hemisulfate_100uM_D28R: CACCGG_CCAACA" table:formula="of:=CONCATENATE(&quot;  &quot;;[.K55];&quot;: &quot;;[.L55])" table:style-name="ce1">
            <text:p><text:s text:c="2"/>bbTranylcypromine hemisulfate_100uM_D28R: CACCGG_CCAACA</text:p>
          </table:table-cell>
          <table:table-cell office:value-type="string" office:string-value="  bbTranylcypromine hemisulfate_100uM_D35R: CACCGG_CACCGG" table:formula="of:=CONCATENATE(&quot;  &quot;;[.O55];&quot;: &quot;;[.P55])" table:style-name="ce1">
            <text:p><text:s text:c="2"/>bbTranylcypromine hemisulfate_100uM_D35R: CACCGG_CACCGG</text:p>
          </table:table-cell>
          <table:table-cell office:value-type="string" office:string-value="  bbRad21_4_D12_R2: CACCGG_CACGAT" table:formula="of:=CONCATENATE(&quot;  &quot;;[.S55];&quot;: &quot;;[.T55])" table:style-name="ce1">
            <text:p><text:s text:c="2"/>bbRad21_4_D12_R2: CACCGG_CACGAT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c</text:p>
          </table:table-cell>
          <table:table-cell office:value-type="string" table:style-name="ce1">
            <text:p>Ehmt2_5</text:p>
          </table:table-cell>
          <table:table-cell office:value-type="string" table:style-name="ce1">
            <text:p>EX-527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E7</text:p>
          </table:table-cell>
          <table:table-cell office:value-type="string" office:string-value="bcEX-527_100uM_D28R" table:formula="of:=CONCATENATE([.$E56];[.$G56];&quot;_&quot;;[.$H56];&quot;_D28R&quot;)" table:style-name="ce1">
            <text:p>bcEX-527_100uM_D28R</text:p>
          </table:table-cell>
          <table:table-cell office:value-type="string" office:string-value="CACGAT_ACTGAT" table:formula="of:=CONCATENATE([.B20];&quot;_&quot;;[.D14])" table:style-name="ce1">
            <text:p>CACGAT_ACTGAT</text:p>
          </table:table-cell>
          <table:table-cell table:style-name="ce1"/>
          <table:table-cell office:value-type="string" table:style-name="ce1">
            <text:p>E7</text:p>
          </table:table-cell>
          <table:table-cell office:value-type="string" office:string-value="bcEX-527_100uM_D35R" table:formula="of:=CONCATENATE([.$E56];[.$G56];&quot;_&quot;;[.$H56];&quot;_D35R&quot;)" table:style-name="ce1">
            <text:p>bcEX-527_100uM_D35R</text:p>
          </table:table-cell>
          <table:table-cell office:value-type="string" office:string-value="CACGAT_CACGAT" table:formula="of:=CONCATENATE([.B20];&quot;_&quot;;[.D20])" table:style-name="ce1">
            <text:p>CACGAT_CACGAT</text:p>
          </table:table-cell>
          <table:table-cell table:style-name="ce1"/>
          <table:table-cell office:value-type="string" table:style-name="ce1">
            <text:p>E7</text:p>
          </table:table-cell>
          <table:table-cell office:value-type="string" office:string-value="bcEhmt2_5_D12_R2" table:formula="of:=CONCATENATE([.E56];[.F56];&quot;_D12_R2&quot;)" table:style-name="ce1">
            <text:p>bcEhmt2_5_D12_R2</text:p>
          </table:table-cell>
          <table:table-cell office:value-type="string" office:string-value="CACGAT_CACTCA" table:formula="of:=CONCATENATE([.B20];&quot;_&quot;;[.D21])" table:style-name="ce1">
            <text:p>CACGAT_CACTCA</text:p>
          </table:table-cell>
          <table:table-cell table:style-name="ce1"/>
          <table:table-cell office:value-type="string" office:string-value="  bcEX-527_100uM_D28R: CACGAT_ACTGAT" table:formula="of:=CONCATENATE(&quot;  &quot;;[.K56];&quot;: &quot;;[.L56])" table:style-name="ce1">
            <text:p><text:s text:c="2"/>bcEX-527_100uM_D28R: CACGAT_ACTGAT</text:p>
          </table:table-cell>
          <table:table-cell office:value-type="string" office:string-value="  bcEX-527_100uM_D35R: CACGAT_CACGAT" table:formula="of:=CONCATENATE(&quot;  &quot;;[.O56];&quot;: &quot;;[.P56])" table:style-name="ce1">
            <text:p><text:s text:c="2"/>bcEX-527_100uM_D35R: CACGAT_CACGAT</text:p>
          </table:table-cell>
          <table:table-cell office:value-type="string" office:string-value="  bcEhmt2_5_D12_R2: CACGAT_CACTCA" table:formula="of:=CONCATENATE(&quot;  &quot;;[.S56];&quot;: &quot;;[.T56])" table:style-name="ce1">
            <text:p><text:s text:c="2"/>bcEhmt2_5_D12_R2: CACGAT_CACTCA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d</text:p>
          </table:table-cell>
          <table:table-cell office:value-type="string" table:style-name="ce1">
            <text:p>Rnf2_2</text:p>
          </table:table-cell>
          <table:table-cell office:value-type="string" table:style-name="ce1">
            <text:p>Nicotinamide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E8</text:p>
          </table:table-cell>
          <table:table-cell office:value-type="string" office:string-value="bdNicotinamide_100uM_D28R" table:formula="of:=CONCATENATE([.$E57];[.$G57];&quot;_&quot;;[.$H57];&quot;_D28R&quot;)" table:style-name="ce1">
            <text:p>bdNicotinamide_100uM_D28R</text:p>
          </table:table-cell>
          <table:table-cell office:value-type="string" office:string-value="CACTCA_ATGAGC" table:formula="of:=CONCATENATE([.B21];&quot;_&quot;;[.D15])" table:style-name="ce1">
            <text:p>CACTCA_ATGAGC</text:p>
          </table:table-cell>
          <table:table-cell table:style-name="ce1"/>
          <table:table-cell office:value-type="string" table:style-name="ce1">
            <text:p>E8</text:p>
          </table:table-cell>
          <table:table-cell office:value-type="string" office:string-value="bdNicotinamide_100uM_D35R" table:formula="of:=CONCATENATE([.$E57];[.$G57];&quot;_&quot;;[.$H57];&quot;_D35R&quot;)" table:style-name="ce1">
            <text:p>bdNicotinamide_100uM_D35R</text:p>
          </table:table-cell>
          <table:table-cell office:value-type="string" office:string-value="CACTCA_CACTCA" table:formula="of:=CONCATENATE([.B21];&quot;_&quot;;[.D21])" table:style-name="ce1">
            <text:p>CACTCA_CACTCA</text:p>
          </table:table-cell>
          <table:table-cell table:style-name="ce1"/>
          <table:table-cell office:value-type="string" table:style-name="ce1">
            <text:p>E8</text:p>
          </table:table-cell>
          <table:table-cell office:value-type="string" office:string-value="bdRnf2_2_D12_R2" table:formula="of:=CONCATENATE([.E57];[.F57];&quot;_D12_R2&quot;)" table:style-name="ce1">
            <text:p>bdRnf2_2_D12_R2</text:p>
          </table:table-cell>
          <table:table-cell office:value-type="string" office:string-value="CACTCA_CAGGCG" table:formula="of:=CONCATENATE([.B21];&quot;_&quot;;[.D22])" table:style-name="ce1">
            <text:p>CACTCA_CAGGCG</text:p>
          </table:table-cell>
          <table:table-cell table:style-name="ce1"/>
          <table:table-cell office:value-type="string" office:string-value="  bdNicotinamide_100uM_D28R: CACTCA_ATGAGC" table:formula="of:=CONCATENATE(&quot;  &quot;;[.K57];&quot;: &quot;;[.L57])" table:style-name="ce1">
            <text:p><text:s text:c="2"/>bdNicotinamide_100uM_D28R: CACTCA_ATGAGC</text:p>
          </table:table-cell>
          <table:table-cell office:value-type="string" office:string-value="  bdNicotinamide_100uM_D35R: CACTCA_CACTCA" table:formula="of:=CONCATENATE(&quot;  &quot;;[.O57];&quot;: &quot;;[.P57])" table:style-name="ce1">
            <text:p><text:s text:c="2"/>bdNicotinamide_100uM_D35R: CACTCA_CACTCA</text:p>
          </table:table-cell>
          <table:table-cell office:value-type="string" office:string-value="  bdRnf2_2_D12_R2: CACTCA_CAGGCG" table:formula="of:=CONCATENATE(&quot;  &quot;;[.S57];&quot;: &quot;;[.T57])" table:style-name="ce1">
            <text:p><text:s text:c="2"/>bdRnf2_2_D12_R2: CACTCA_CAGGCG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e</text:p>
          </table:table-cell>
          <table:table-cell office:value-type="string" table:style-name="ce1">
            <text:p>Kmt5a_4</text:p>
          </table:table-cell>
          <table:table-cell office:value-type="string" table:style-name="ce1">
            <text:p>BML-266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E9</text:p>
          </table:table-cell>
          <table:table-cell office:value-type="string" office:string-value="beBML-266_100uM_D28R" table:formula="of:=CONCATENATE([.$E58];[.$G58];&quot;_&quot;;[.$H58];&quot;_D28R&quot;)" table:style-name="ce1">
            <text:p>beBML-266_100uM_D28R</text:p>
          </table:table-cell>
          <table:table-cell office:value-type="string" office:string-value="CAGGCG_ATTCCT" table:formula="of:=CONCATENATE([.B22];&quot;_&quot;;[.D16])" table:style-name="ce1">
            <text:p>CAGGCG_ATTCCT</text:p>
          </table:table-cell>
          <table:table-cell table:style-name="ce1"/>
          <table:table-cell office:value-type="string" table:style-name="ce1">
            <text:p>E9</text:p>
          </table:table-cell>
          <table:table-cell office:value-type="string" office:string-value="beBML-266_100uM_D35R" table:formula="of:=CONCATENATE([.$E58];[.$G58];&quot;_&quot;;[.$H58];&quot;_D35R&quot;)" table:style-name="ce1">
            <text:p>beBML-266_100uM_D35R</text:p>
          </table:table-cell>
          <table:table-cell office:value-type="string" office:string-value="CAGGCG_CAGGCG" table:formula="of:=CONCATENATE([.B22];&quot;_&quot;;[.D22])" table:style-name="ce1">
            <text:p>CAGGCG_CAGGCG</text:p>
          </table:table-cell>
          <table:table-cell table:style-name="ce1"/>
          <table:table-cell office:value-type="string" table:style-name="ce1">
            <text:p>E9</text:p>
          </table:table-cell>
          <table:table-cell office:value-type="string" office:string-value="beKmt5a_4_D12_R2" table:formula="of:=CONCATENATE([.E58];[.F58];&quot;_D12_R2&quot;)" table:style-name="ce1">
            <text:p>beKmt5a_4_D12_R2</text:p>
          </table:table-cell>
          <table:table-cell office:value-type="string" office:string-value="CAGGCG_CATGGC" table:formula="of:=CONCATENATE([.B22];&quot;_&quot;;[.D23])" table:style-name="ce1">
            <text:p>CAGGCG_CATGGC</text:p>
          </table:table-cell>
          <table:table-cell table:style-name="ce1"/>
          <table:table-cell office:value-type="string" office:string-value="  beBML-266_100uM_D28R: CAGGCG_ATTCCT" table:formula="of:=CONCATENATE(&quot;  &quot;;[.K58];&quot;: &quot;;[.L58])" table:style-name="ce1">
            <text:p><text:s text:c="2"/>beBML-266_100uM_D28R: CAGGCG_ATTCCT</text:p>
          </table:table-cell>
          <table:table-cell office:value-type="string" office:string-value="  beBML-266_100uM_D35R: CAGGCG_CAGGCG" table:formula="of:=CONCATENATE(&quot;  &quot;;[.O58];&quot;: &quot;;[.P58])" table:style-name="ce1">
            <text:p><text:s text:c="2"/>beBML-266_100uM_D35R: CAGGCG_CAGGCG</text:p>
          </table:table-cell>
          <table:table-cell office:value-type="string" office:string-value="  beKmt5a_4_D12_R2: CAGGCG_CATGGC" table:formula="of:=CONCATENATE(&quot;  &quot;;[.S58];&quot;: &quot;;[.T58])" table:style-name="ce1">
            <text:p><text:s text:c="2"/>beKmt5a_4_D12_R2: CAGGCG_CATGGC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f</text:p>
          </table:table-cell>
          <table:table-cell office:value-type="string" table:style-name="ce1">
            <text:p>Sirt1_3</text:p>
          </table:table-cell>
          <table:table-cell office:value-type="string" table:style-name="ce1">
            <text:p>Piceatannol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E10</text:p>
          </table:table-cell>
          <table:table-cell office:value-type="string" office:string-value="bfPiceatannol_100uM_D28R" table:formula="of:=CONCATENATE([.$E59];[.$G59];&quot;_&quot;;[.$H59];&quot;_D28R&quot;)" table:style-name="ce1">
            <text:p>bfPiceatannol_100uM_D28R</text:p>
          </table:table-cell>
          <table:table-cell office:value-type="string" office:string-value="CATGGC_CAAAAG" table:formula="of:=CONCATENATE([.B23];&quot;_&quot;;[.D17])" table:style-name="ce1">
            <text:p>CATGGC_CAAAAG</text:p>
          </table:table-cell>
          <table:table-cell table:style-name="ce1"/>
          <table:table-cell office:value-type="string" table:style-name="ce1">
            <text:p>E10</text:p>
          </table:table-cell>
          <table:table-cell office:value-type="string" office:string-value="bfPiceatannol_100uM_D35R" table:formula="of:=CONCATENATE([.$E59];[.$G59];&quot;_&quot;;[.$H59];&quot;_D35R&quot;)" table:style-name="ce1">
            <text:p>bfPiceatannol_100uM_D35R</text:p>
          </table:table-cell>
          <table:table-cell office:value-type="string" office:string-value="CATGGC_CATGGC" table:formula="of:=CONCATENATE([.B23];&quot;_&quot;;[.D23])" table:style-name="ce1">
            <text:p>CATGGC_CATGGC</text:p>
          </table:table-cell>
          <table:table-cell table:style-name="ce1"/>
          <table:table-cell office:value-type="string" table:style-name="ce1">
            <text:p>E10</text:p>
          </table:table-cell>
          <table:table-cell office:value-type="string" office:string-value="bfSirt1_3_D12_R2" table:formula="of:=CONCATENATE([.E59];[.F59];&quot;_D12_R2&quot;)" table:style-name="ce1">
            <text:p>bfSirt1_3_D12_R2</text:p>
          </table:table-cell>
          <table:table-cell office:value-type="string" office:string-value="CATGGC_CATTTT" table:formula="of:=CONCATENATE([.B23];&quot;_&quot;;[.D24])" table:style-name="ce1">
            <text:p>CATGGC_CATTTT</text:p>
          </table:table-cell>
          <table:table-cell table:style-name="ce1"/>
          <table:table-cell office:value-type="string" office:string-value="  bfPiceatannol_100uM_D28R: CATGGC_CAAAAG" table:formula="of:=CONCATENATE(&quot;  &quot;;[.K59];&quot;: &quot;;[.L59])" table:style-name="ce1">
            <text:p><text:s text:c="2"/>bfPiceatannol_100uM_D28R: CATGGC_CAAAAG</text:p>
          </table:table-cell>
          <table:table-cell office:value-type="string" office:string-value="  bfPiceatannol_100uM_D35R: CATGGC_CATGGC" table:formula="of:=CONCATENATE(&quot;  &quot;;[.O59];&quot;: &quot;;[.P59])" table:style-name="ce1">
            <text:p><text:s text:c="2"/>bfPiceatannol_100uM_D35R: CATGGC_CATGGC</text:p>
          </table:table-cell>
          <table:table-cell office:value-type="string" office:string-value="  bfSirt1_3_D12_R2: CATGGC_CATTTT" table:formula="of:=CONCATENATE(&quot;  &quot;;[.S59];&quot;: &quot;;[.T59])" table:style-name="ce1">
            <text:p><text:s text:c="2"/>bfSirt1_3_D12_R2: CATGGC_CATTTT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g</text:p>
          </table:table-cell>
          <table:table-cell office:value-type="string" table:style-name="ce1">
            <text:p>Zfp57_2</text:p>
          </table:table-cell>
          <table:table-cell office:value-type="string" table:style-name="ce1">
            <text:p>Fluoro-SAHA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E11</text:p>
          </table:table-cell>
          <table:table-cell office:value-type="string" office:string-value="bgFluoro-SAHA_100uM_D28R" table:formula="of:=CONCATENATE([.$E60];[.$G60];&quot;_&quot;;[.$H60];&quot;_D28R&quot;)" table:style-name="ce1">
            <text:p>bgFluoro-SAHA_100uM_D28R</text:p>
          </table:table-cell>
          <table:table-cell office:value-type="string" office:string-value="CATTTT_CAACTA" table:formula="of:=CONCATENATE([.B24];&quot;_&quot;;[.D18])" table:style-name="ce1">
            <text:p>CATTTT_CAACTA</text:p>
          </table:table-cell>
          <table:table-cell table:style-name="ce1"/>
          <table:table-cell office:value-type="string" table:style-name="ce1">
            <text:p>E11</text:p>
          </table:table-cell>
          <table:table-cell office:value-type="string" office:string-value="bgFluoro-SAHA_100uM_D35R" table:formula="of:=CONCATENATE([.$E60];[.$G60];&quot;_&quot;;[.$H60];&quot;_D35R&quot;)" table:style-name="ce1">
            <text:p>bgFluoro-SAHA_100uM_D35R</text:p>
          </table:table-cell>
          <table:table-cell office:value-type="string" office:string-value="CATTTT_CATTTT" table:formula="of:=CONCATENATE([.B24];&quot;_&quot;;[.D24])" table:style-name="ce1">
            <text:p>CATTTT_CATTTT</text:p>
          </table:table-cell>
          <table:table-cell table:style-name="ce1"/>
          <table:table-cell office:value-type="string" table:style-name="ce1">
            <text:p>E11</text:p>
          </table:table-cell>
          <table:table-cell office:value-type="string" office:string-value="bgZfp57_2_D12_R2" table:formula="of:=CONCATENATE([.E60];[.F60];&quot;_D12_R2&quot;)" table:style-name="ce1">
            <text:p>bgZfp57_2_D12_R2</text:p>
          </table:table-cell>
          <table:table-cell office:value-type="string" office:string-value="CATTTT_CCAACA" table:formula="of:=CONCATENATE([.B24];&quot;_&quot;;[.D25])" table:style-name="ce1">
            <text:p>CATTTT_CCAACA</text:p>
          </table:table-cell>
          <table:table-cell table:style-name="ce1"/>
          <table:table-cell office:value-type="string" office:string-value="  bgFluoro-SAHA_100uM_D28R: CATTTT_CAACTA" table:formula="of:=CONCATENATE(&quot;  &quot;;[.K60];&quot;: &quot;;[.L60])" table:style-name="ce1">
            <text:p><text:s text:c="2"/>bgFluoro-SAHA_100uM_D28R: CATTTT_CAACTA</text:p>
          </table:table-cell>
          <table:table-cell office:value-type="string" office:string-value="  bgFluoro-SAHA_100uM_D35R: CATTTT_CATTTT" table:formula="of:=CONCATENATE(&quot;  &quot;;[.O60];&quot;: &quot;;[.P60])" table:style-name="ce1">
            <text:p><text:s text:c="2"/>bgFluoro-SAHA_100uM_D35R: CATTTT_CATTTT</text:p>
          </table:table-cell>
          <table:table-cell office:value-type="string" office:string-value="  bgZfp57_2_D12_R2: CATTTT_CCAACA" table:formula="of:=CONCATENATE(&quot;  &quot;;[.S60];&quot;: &quot;;[.T60])" table:style-name="ce1">
            <text:p><text:s text:c="2"/>bgZfp57_2_D12_R2: CATTTT_CCAACA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h</text:p>
          </table:table-cell>
          <table:table-cell office:value-type="string" table:style-name="ce1">
            <text:p>Ring1_3</text:p>
          </table:table-cell>
          <table:table-cell office:value-type="string" table:style-name="ce1">
            <text:p>AGK2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E12</text:p>
          </table:table-cell>
          <table:table-cell office:value-type="string" office:string-value="bhAGK2_100uM_D28R" table:formula="of:=CONCATENATE([.$E61];[.$G61];&quot;_&quot;;[.$H61];&quot;_D28R&quot;)" table:style-name="ce1">
            <text:p>bhAGK2_100uM_D28R</text:p>
          </table:table-cell>
          <table:table-cell office:value-type="string" office:string-value="CCAACA_CACCGG" table:formula="of:=CONCATENATE([.B25];&quot;_&quot;;[.D19])" table:style-name="ce1">
            <text:p>CCAACA_CACCGG</text:p>
          </table:table-cell>
          <table:table-cell table:style-name="ce1"/>
          <table:table-cell office:value-type="string" table:style-name="ce1">
            <text:p>E12</text:p>
          </table:table-cell>
          <table:table-cell office:value-type="string" office:string-value="bhAGK2_100uM_D35R" table:formula="of:=CONCATENATE([.$E61];[.$G61];&quot;_&quot;;[.$H61];&quot;_D35R&quot;)" table:style-name="ce1">
            <text:p>bhAGK2_100uM_D35R</text:p>
          </table:table-cell>
          <table:table-cell office:value-type="string" office:string-value="CCAACA_CCAACA" table:formula="of:=CONCATENATE([.B25];&quot;_&quot;;[.D25])" table:style-name="ce1">
            <text:p>CCAACA_CCAACA</text:p>
          </table:table-cell>
          <table:table-cell table:style-name="ce1"/>
          <table:table-cell office:value-type="string" table:style-name="ce1">
            <text:p>E12</text:p>
          </table:table-cell>
          <table:table-cell office:value-type="string" office:string-value="bhRing1_3_D12_R2" table:formula="of:=CONCATENATE([.E61];[.F61];&quot;_D12_R2&quot;)" table:style-name="ce1">
            <text:p>bhRing1_3_D12_R2</text:p>
          </table:table-cell>
          <table:table-cell office:value-type="string" office:string-value="CCAACA_ACTGAT" table:formula="of:=CONCATENATE([.B25];&quot;_&quot;;[.D14])" table:style-name="ce1">
            <text:p>CCAACA_ACTGAT</text:p>
          </table:table-cell>
          <table:table-cell table:style-name="ce1"/>
          <table:table-cell office:value-type="string" office:string-value="  bhAGK2_100uM_D28R: CCAACA_CACCGG" table:formula="of:=CONCATENATE(&quot;  &quot;;[.K61];&quot;: &quot;;[.L61])" table:style-name="ce1">
            <text:p><text:s text:c="2"/>bhAGK2_100uM_D28R: CCAACA_CACCGG</text:p>
          </table:table-cell>
          <table:table-cell office:value-type="string" office:string-value="  bhAGK2_100uM_D35R: CCAACA_CCAACA" table:formula="of:=CONCATENATE(&quot;  &quot;;[.O61];&quot;: &quot;;[.P61])" table:style-name="ce1">
            <text:p><text:s text:c="2"/>bhAGK2_100uM_D35R: CCAACA_CCAACA</text:p>
          </table:table-cell>
          <table:table-cell office:value-type="string" office:string-value="  bhRing1_3_D12_R2: CCAACA_ACTGAT" table:formula="of:=CONCATENATE(&quot;  &quot;;[.S61];&quot;: &quot;;[.T61])" table:style-name="ce1">
            <text:p><text:s text:c="2"/>bhRing1_3_D12_R2: CCAACA_ACTGAT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i</text:p>
          </table:table-cell>
          <table:table-cell office:value-type="string" table:style-name="ce1">
            <text:p>Hdac1_3</text:p>
          </table:table-cell>
          <table:table-cell office:value-type="string" table:style-name="ce1">
            <text:p>Salermide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F1</text:p>
          </table:table-cell>
          <table:table-cell office:value-type="string" office:string-value="biSalermide_100uM_D28R" table:formula="of:=CONCATENATE([.$E62];[.$G62];&quot;_&quot;;[.$H62];&quot;_D28R&quot;)" table:style-name="ce1">
            <text:p>biSalermide_100uM_D28R</text:p>
          </table:table-cell>
          <table:table-cell office:value-type="string" office:string-value="ACTGAT_TACAGC" table:formula="of:=CONCATENATE([.B14];&quot;_&quot;;[.D32])" table:style-name="ce1">
            <text:p>ACTGAT_TACAGC</text:p>
          </table:table-cell>
          <table:table-cell table:style-name="ce1"/>
          <table:table-cell office:value-type="string" table:style-name="ce1">
            <text:p>F1</text:p>
          </table:table-cell>
          <table:table-cell office:value-type="string" office:string-value="biSalermide_100uM_D35R" table:formula="of:=CONCATENATE([.$E62];[.$G62];&quot;_&quot;;[.$H62];&quot;_D35R&quot;)" table:style-name="ce1">
            <text:p>biSalermide_100uM_D35R</text:p>
          </table:table-cell>
          <table:table-cell office:value-type="string" office:string-value="ACTGAT_CGGAAT" table:formula="of:=CONCATENATE([.B14];&quot;_&quot;;[.D26])" table:style-name="ce1">
            <text:p>ACTGAT_CGGAAT</text:p>
          </table:table-cell>
          <table:table-cell table:style-name="ce1"/>
          <table:table-cell office:value-type="string" table:style-name="ce1">
            <text:p>F1</text:p>
          </table:table-cell>
          <table:table-cell office:value-type="string" office:string-value="biHdac1_3_D12_R2" table:formula="of:=CONCATENATE([.E62];[.F62];&quot;_D12_R2&quot;)" table:style-name="ce1">
            <text:p>biHdac1_3_D12_R2</text:p>
          </table:table-cell>
          <table:table-cell office:value-type="string" office:string-value="ACTGAT_CTAGCT" table:formula="of:=CONCATENATE([.B14];&quot;_&quot;;[.D27])" table:style-name="ce1">
            <text:p>ACTGAT_CTAGCT</text:p>
          </table:table-cell>
          <table:table-cell table:style-name="ce1"/>
          <table:table-cell office:value-type="string" office:string-value="  biSalermide_100uM_D28R: ACTGAT_TACAGC" table:formula="of:=CONCATENATE(&quot;  &quot;;[.K62];&quot;: &quot;;[.L62])" table:style-name="ce1">
            <text:p><text:s text:c="2"/>biSalermide_100uM_D28R: ACTGAT_TACAGC</text:p>
          </table:table-cell>
          <table:table-cell office:value-type="string" office:string-value="  biSalermide_100uM_D35R: ACTGAT_CGGAAT" table:formula="of:=CONCATENATE(&quot;  &quot;;[.O62];&quot;: &quot;;[.P62])" table:style-name="ce1">
            <text:p><text:s text:c="2"/>biSalermide_100uM_D35R: ACTGAT_CGGAAT</text:p>
          </table:table-cell>
          <table:table-cell office:value-type="string" office:string-value="  biHdac1_3_D12_R2: ACTGAT_CTAGCT" table:formula="of:=CONCATENATE(&quot;  &quot;;[.S62];&quot;: &quot;;[.T62])" table:style-name="ce1">
            <text:p><text:s text:c="2"/>biHdac1_3_D12_R2: ACTGAT_CTAGCT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j</text:p>
          </table:table-cell>
          <table:table-cell office:value-type="string" table:style-name="ce1">
            <text:p>Sirt1_4</text:p>
          </table:table-cell>
          <table:table-cell office:value-type="string" table:style-name="ce1">
            <text:p>Anacardic acid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F2</text:p>
          </table:table-cell>
          <table:table-cell office:value-type="string" office:string-value="bjAnacardic acid_100uM_D28R" table:formula="of:=CONCATENATE([.$E63];[.$G63];&quot;_&quot;;[.$H63];&quot;_D28R&quot;)" table:style-name="ce1">
            <text:p>bjAnacardic acid_100uM_D28R</text:p>
          </table:table-cell>
          <table:table-cell office:value-type="string" office:string-value="ATGAGC_TATAAT" table:formula="of:=CONCATENATE([.B15];&quot;_&quot;;[.D33])" table:style-name="ce1">
            <text:p>ATGAGC_TATAAT</text:p>
          </table:table-cell>
          <table:table-cell table:style-name="ce1"/>
          <table:table-cell office:value-type="string" table:style-name="ce1">
            <text:p>F2</text:p>
          </table:table-cell>
          <table:table-cell office:value-type="string" office:string-value="bjAnacardic acid_100uM_D35R" table:formula="of:=CONCATENATE([.$E63];[.$G63];&quot;_&quot;;[.$H63];&quot;_D35R&quot;)" table:style-name="ce1">
            <text:p>bjAnacardic acid_100uM_D35R</text:p>
          </table:table-cell>
          <table:table-cell office:value-type="string" office:string-value="ATGAGC_CTAGCT" table:formula="of:=CONCATENATE([.B15];&quot;_&quot;;[.D27])" table:style-name="ce1">
            <text:p>ATGAGC_CTAGCT</text:p>
          </table:table-cell>
          <table:table-cell table:style-name="ce1"/>
          <table:table-cell office:value-type="string" table:style-name="ce1">
            <text:p>F2</text:p>
          </table:table-cell>
          <table:table-cell office:value-type="string" office:string-value="bjSirt1_4_D12_R2" table:formula="of:=CONCATENATE([.E63];[.F63];&quot;_D12_R2&quot;)" table:style-name="ce1">
            <text:p>bjSirt1_4_D12_R2</text:p>
          </table:table-cell>
          <table:table-cell office:value-type="string" office:string-value="ATGAGC_CTATAC" table:formula="of:=CONCATENATE([.B15];&quot;_&quot;;[.D28])" table:style-name="ce1">
            <text:p>ATGAGC_CTATAC</text:p>
          </table:table-cell>
          <table:table-cell table:style-name="ce1"/>
          <table:table-cell office:value-type="string" office:string-value="  bjAnacardic acid_100uM_D28R: ATGAGC_TATAAT" table:formula="of:=CONCATENATE(&quot;  &quot;;[.K63];&quot;: &quot;;[.L63])" table:style-name="ce1">
            <text:p><text:s text:c="2"/>bjAnacardic acid_100uM_D28R: ATGAGC_TATAAT</text:p>
          </table:table-cell>
          <table:table-cell office:value-type="string" office:string-value="  bjAnacardic acid_100uM_D35R: ATGAGC_CTAGCT" table:formula="of:=CONCATENATE(&quot;  &quot;;[.O63];&quot;: &quot;;[.P63])" table:style-name="ce1">
            <text:p><text:s text:c="2"/>bjAnacardic acid_100uM_D35R: ATGAGC_CTAGCT</text:p>
          </table:table-cell>
          <table:table-cell office:value-type="string" office:string-value="  bjSirt1_4_D12_R2: ATGAGC_CTATAC" table:formula="of:=CONCATENATE(&quot;  &quot;;[.S63];&quot;: &quot;;[.T63])" table:style-name="ce1">
            <text:p><text:s text:c="2"/>bjSirt1_4_D12_R2: ATGAGC_CTATAC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k</text:p>
          </table:table-cell>
          <table:table-cell office:value-type="string" table:style-name="ce1">
            <text:p>Atf7ip_3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F3</text:p>
          </table:table-cell>
          <table:table-cell office:value-type="string" office:string-value="bkB2_100uM_D28R" table:formula="of:=CONCATENATE([.$E64];[.$G64];&quot;_&quot;;[.$H64];&quot;_D28R&quot;)" table:style-name="ce1">
            <text:p>bkB2_100uM_D28R</text:p>
          </table:table-cell>
          <table:table-cell office:value-type="string" office:string-value="ATTCCT_TCATTC" table:formula="of:=CONCATENATE([.B16];&quot;_&quot;;[.D34])" table:style-name="ce1">
            <text:p>ATTCCT_TCATTC</text:p>
          </table:table-cell>
          <table:table-cell table:style-name="ce1"/>
          <table:table-cell office:value-type="string" table:style-name="ce1">
            <text:p>F3</text:p>
          </table:table-cell>
          <table:table-cell office:value-type="string" office:string-value="bkB2_100uM_D35R" table:formula="of:=CONCATENATE([.$E64];[.$G64];&quot;_&quot;;[.$H64];&quot;_D35R&quot;)" table:style-name="ce1">
            <text:p>bkB2_100uM_D35R</text:p>
          </table:table-cell>
          <table:table-cell office:value-type="string" office:string-value="ATTCCT_CTATAC" table:formula="of:=CONCATENATE([.B16];&quot;_&quot;;[.D28])" table:style-name="ce1">
            <text:p>ATTCCT_CTATAC</text:p>
          </table:table-cell>
          <table:table-cell table:style-name="ce1"/>
          <table:table-cell office:value-type="string" table:style-name="ce1">
            <text:p>F3</text:p>
          </table:table-cell>
          <table:table-cell office:value-type="string" office:string-value="bkAtf7ip_3_D12_R2" table:formula="of:=CONCATENATE([.E64];[.F64];&quot;_D12_R2&quot;)" table:style-name="ce1">
            <text:p>bkAtf7ip_3_D12_R2</text:p>
          </table:table-cell>
          <table:table-cell office:value-type="string" office:string-value="ATTCCT_CTCAGA" table:formula="of:=CONCATENATE([.B16];&quot;_&quot;;[.D29])" table:style-name="ce1">
            <text:p>ATTCCT_CTCAGA</text:p>
          </table:table-cell>
          <table:table-cell table:style-name="ce1"/>
          <table:table-cell office:value-type="string" office:string-value="  bkB2_100uM_D28R: ATTCCT_TCATTC" table:formula="of:=CONCATENATE(&quot;  &quot;;[.K64];&quot;: &quot;;[.L64])" table:style-name="ce1">
            <text:p><text:s text:c="2"/>bkB2_100uM_D28R: ATTCCT_TCATTC</text:p>
          </table:table-cell>
          <table:table-cell office:value-type="string" office:string-value="  bkB2_100uM_D35R: ATTCCT_CTATAC" table:formula="of:=CONCATENATE(&quot;  &quot;;[.O64];&quot;: &quot;;[.P64])" table:style-name="ce1">
            <text:p><text:s text:c="2"/>bkB2_100uM_D35R: ATTCCT_CTATAC</text:p>
          </table:table-cell>
          <table:table-cell office:value-type="string" office:string-value="  bkAtf7ip_3_D12_R2: ATTCCT_CTCAGA" table:formula="of:=CONCATENATE(&quot;  &quot;;[.S64];&quot;: &quot;;[.T64])" table:style-name="ce1">
            <text:p><text:s text:c="2"/>bkAtf7ip_3_D12_R2: ATTCCT_CTCAGA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l</text:p>
          </table:table-cell>
          <table:table-cell office:value-type="string" table:style-name="ce1">
            <text:p>Parp1_4</text:p>
          </table:table-cell>
          <table:table-cell office:value-type="string" table:style-name="ce1">
            <text:p>CTPB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F4</text:p>
          </table:table-cell>
          <table:table-cell office:value-type="string" office:string-value="blCTPB_100uM_D28R" table:formula="of:=CONCATENATE([.$E65];[.$G65];&quot;_&quot;;[.$H65];&quot;_D28R&quot;)" table:style-name="ce1">
            <text:p>blCTPB_100uM_D28R</text:p>
          </table:table-cell>
          <table:table-cell office:value-type="string" office:string-value="CAAAAG_TCCCGA" table:formula="of:=CONCATENATE([.B17];&quot;_&quot;;[.D35])" table:style-name="ce1">
            <text:p>CAAAAG_TCCCGA</text:p>
          </table:table-cell>
          <table:table-cell table:style-name="ce1"/>
          <table:table-cell office:value-type="string" table:style-name="ce1">
            <text:p>F4</text:p>
          </table:table-cell>
          <table:table-cell office:value-type="string" office:string-value="blCTPB_100uM_D35R" table:formula="of:=CONCATENATE([.$E65];[.$G65];&quot;_&quot;;[.$H65];&quot;_D35R&quot;)" table:style-name="ce1">
            <text:p>blCTPB_100uM_D35R</text:p>
          </table:table-cell>
          <table:table-cell office:value-type="string" office:string-value="CAAAAG_CTCAGA" table:formula="of:=CONCATENATE([.B17];&quot;_&quot;;[.D29])" table:style-name="ce1">
            <text:p>CAAAAG_CTCAGA</text:p>
          </table:table-cell>
          <table:table-cell table:style-name="ce1"/>
          <table:table-cell office:value-type="string" table:style-name="ce1">
            <text:p>F4</text:p>
          </table:table-cell>
          <table:table-cell office:value-type="string" office:string-value="blParp1_4_D12_R2" table:formula="of:=CONCATENATE([.E65];[.F65];&quot;_D12_R2&quot;)" table:style-name="ce1">
            <text:p>blParp1_4_D12_R2</text:p>
          </table:table-cell>
          <table:table-cell office:value-type="string" office:string-value="CAAAAG_GACGAC" table:formula="of:=CONCATENATE([.B17];&quot;_&quot;;[.D30])" table:style-name="ce1">
            <text:p>CAAAAG_GACGAC</text:p>
          </table:table-cell>
          <table:table-cell table:style-name="ce1"/>
          <table:table-cell office:value-type="string" office:string-value="  blCTPB_100uM_D28R: CAAAAG_TCCCGA" table:formula="of:=CONCATENATE(&quot;  &quot;;[.K65];&quot;: &quot;;[.L65])" table:style-name="ce1">
            <text:p><text:s text:c="2"/>blCTPB_100uM_D28R: CAAAAG_TCCCGA</text:p>
          </table:table-cell>
          <table:table-cell office:value-type="string" office:string-value="  blCTPB_100uM_D35R: CAAAAG_CTCAGA" table:formula="of:=CONCATENATE(&quot;  &quot;;[.O65];&quot;: &quot;;[.P65])" table:style-name="ce1">
            <text:p><text:s text:c="2"/>blCTPB_100uM_D35R: CAAAAG_CTCAGA</text:p>
          </table:table-cell>
          <table:table-cell office:value-type="string" office:string-value="  blParp1_4_D12_R2: CAAAAG_GACGAC" table:formula="of:=CONCATENATE(&quot;  &quot;;[.S65];&quot;: &quot;;[.T65])" table:style-name="ce1">
            <text:p><text:s text:c="2"/>blParp1_4_D12_R2: CAAAAG_GACGAC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m</text:p>
          </table:table-cell>
          <table:table-cell office:value-type="string" table:style-name="ce1">
            <text:p>Dnmt1_5</text:p>
          </table:table-cell>
          <table:table-cell office:value-type="string" table:style-name="ce1">
            <text:p>Sirtinol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F5</text:p>
          </table:table-cell>
          <table:table-cell office:value-type="string" office:string-value="bmSirtinol_100uM_D28R" table:formula="of:=CONCATENATE([.$E66];[.$G66];&quot;_&quot;;[.$H66];&quot;_D28R&quot;)" table:style-name="ce1">
            <text:p>bmSirtinol_100uM_D28R</text:p>
          </table:table-cell>
          <table:table-cell office:value-type="string" office:string-value="CAACTA_TCGAAG" table:formula="of:=CONCATENATE([.B18];&quot;_&quot;;[.D36])" table:style-name="ce1">
            <text:p>CAACTA_TCGAAG</text:p>
          </table:table-cell>
          <table:table-cell table:style-name="ce1"/>
          <table:table-cell office:value-type="string" table:style-name="ce1">
            <text:p>F5</text:p>
          </table:table-cell>
          <table:table-cell office:value-type="string" office:string-value="bmSirtinol_100uM_D35R" table:formula="of:=CONCATENATE([.$E66];[.$G66];&quot;_&quot;;[.$H66];&quot;_D35R&quot;)" table:style-name="ce1">
            <text:p>bmSirtinol_100uM_D35R</text:p>
          </table:table-cell>
          <table:table-cell office:value-type="string" office:string-value="CAACTA_GACGAC" table:formula="of:=CONCATENATE([.B18];&quot;_&quot;;[.D30])" table:style-name="ce1">
            <text:p>CAACTA_GACGAC</text:p>
          </table:table-cell>
          <table:table-cell table:style-name="ce1"/>
          <table:table-cell office:value-type="string" table:style-name="ce1">
            <text:p>F5</text:p>
          </table:table-cell>
          <table:table-cell office:value-type="string" office:string-value="bmDnmt1_5_D12_R2" table:formula="of:=CONCATENATE([.E66];[.F66];&quot;_D12_R2&quot;)" table:style-name="ce1">
            <text:p>bmDnmt1_5_D12_R2</text:p>
          </table:table-cell>
          <table:table-cell office:value-type="string" office:string-value="CAACTA_TAATCG" table:formula="of:=CONCATENATE([.B18];&quot;_&quot;;[.D31])" table:style-name="ce1">
            <text:p>CAACTA_TAATCG</text:p>
          </table:table-cell>
          <table:table-cell table:style-name="ce1"/>
          <table:table-cell office:value-type="string" office:string-value="  bmSirtinol_100uM_D28R: CAACTA_TCGAAG" table:formula="of:=CONCATENATE(&quot;  &quot;;[.K66];&quot;: &quot;;[.L66])" table:style-name="ce1">
            <text:p><text:s text:c="2"/>bmSirtinol_100uM_D28R: CAACTA_TCGAAG</text:p>
          </table:table-cell>
          <table:table-cell office:value-type="string" office:string-value="  bmSirtinol_100uM_D35R: CAACTA_GACGAC" table:formula="of:=CONCATENATE(&quot;  &quot;;[.O66];&quot;: &quot;;[.P66])" table:style-name="ce1">
            <text:p><text:s text:c="2"/>bmSirtinol_100uM_D35R: CAACTA_GACGAC</text:p>
          </table:table-cell>
          <table:table-cell office:value-type="string" office:string-value="  bmDnmt1_5_D12_R2: CAACTA_TAATCG" table:formula="of:=CONCATENATE(&quot;  &quot;;[.S66];&quot;: &quot;;[.T66])" table:style-name="ce1">
            <text:p><text:s text:c="2"/>bmDnmt1_5_D12_R2: CAACTA_TAATCG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n</text:p>
          </table:table-cell>
          <table:table-cell office:value-type="string" table:style-name="ce1">
            <text:p>Ctcf_3</text:p>
          </table:table-cell>
          <table:table-cell office:value-type="string" table:style-name="ce1">
            <text:p>Suramin·6Na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F6</text:p>
          </table:table-cell>
          <table:table-cell office:value-type="string" office:string-value="bnSuramin·6Na_100uM_D28R" table:formula="of:=CONCATENATE([.$E67];[.$G67];&quot;_&quot;;[.$H67];&quot;_D28R&quot;)" table:style-name="ce1">
            <text:p>bnSuramin·6Na_100uM_D28R</text:p>
          </table:table-cell>
          <table:table-cell office:value-type="string" office:string-value="CACCGG_TCGGCA" table:formula="of:=CONCATENATE([.B19];&quot;_&quot;;[.D37])" table:style-name="ce1">
            <text:p>CACCGG_TCGGCA</text:p>
          </table:table-cell>
          <table:table-cell table:style-name="ce1"/>
          <table:table-cell office:value-type="string" table:style-name="ce1">
            <text:p>F6</text:p>
          </table:table-cell>
          <table:table-cell office:value-type="string" office:string-value="bnSuramin·6Na_100uM_D35R" table:formula="of:=CONCATENATE([.$E67];[.$G67];&quot;_&quot;;[.$H67];&quot;_D35R&quot;)" table:style-name="ce1">
            <text:p>bnSuramin·6Na_100uM_D35R</text:p>
          </table:table-cell>
          <table:table-cell office:value-type="string" office:string-value="CACCGG_TAATCG" table:formula="of:=CONCATENATE([.B19];&quot;_&quot;;[.D31])" table:style-name="ce1">
            <text:p>CACCGG_TAATCG</text:p>
          </table:table-cell>
          <table:table-cell table:style-name="ce1"/>
          <table:table-cell office:value-type="string" table:style-name="ce1">
            <text:p>F6</text:p>
          </table:table-cell>
          <table:table-cell office:value-type="string" office:string-value="bnCtcf_3_D12_R2" table:formula="of:=CONCATENATE([.E67];[.F67];&quot;_D12_R2&quot;)" table:style-name="ce1">
            <text:p>bnCtcf_3_D12_R2</text:p>
          </table:table-cell>
          <table:table-cell office:value-type="string" office:string-value="CACCGG_TACAGC" table:formula="of:=CONCATENATE([.B19];&quot;_&quot;;[.D32])" table:style-name="ce1">
            <text:p>CACCGG_TACAGC</text:p>
          </table:table-cell>
          <table:table-cell table:style-name="ce1"/>
          <table:table-cell office:value-type="string" office:string-value="  bnSuramin·6Na_100uM_D28R: CACCGG_TCGGCA" table:formula="of:=CONCATENATE(&quot;  &quot;;[.K67];&quot;: &quot;;[.L67])" table:style-name="ce1">
            <text:p><text:s text:c="2"/>bnSuramin·6Na_100uM_D28R: CACCGG_TCGGCA</text:p>
          </table:table-cell>
          <table:table-cell office:value-type="string" office:string-value="  bnSuramin·6Na_100uM_D35R: CACCGG_TAATCG" table:formula="of:=CONCATENATE(&quot;  &quot;;[.O67];&quot;: &quot;;[.P67])" table:style-name="ce1">
            <text:p><text:s text:c="2"/>bnSuramin·6Na_100uM_D35R: CACCGG_TAATCG</text:p>
          </table:table-cell>
          <table:table-cell office:value-type="string" office:string-value="  bnCtcf_3_D12_R2: CACCGG_TACAGC" table:formula="of:=CONCATENATE(&quot;  &quot;;[.S67];&quot;: &quot;;[.T67])" table:style-name="ce1">
            <text:p><text:s text:c="2"/>bnCtcf_3_D12_R2: CACCGG_TACAGC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o</text:p>
          </table:table-cell>
          <table:table-cell office:value-type="string" table:style-name="ce1">
            <text:p>Zfp57_3</text:p>
          </table:table-cell>
          <table:table-cell office:value-type="string" table:style-name="ce1">
            <text:p>BML-278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F7</text:p>
          </table:table-cell>
          <table:table-cell office:value-type="string" office:string-value="boBML-278_100uM_D28R" table:formula="of:=CONCATENATE([.$E68];[.$G68];&quot;_&quot;;[.$H68];&quot;_D28R&quot;)" table:style-name="ce1">
            <text:p>boBML-278_100uM_D28R</text:p>
          </table:table-cell>
          <table:table-cell office:value-type="string" office:string-value="CACGAT_CGGAAT" table:formula="of:=CONCATENATE([.B20];&quot;_&quot;;[.D26])" table:style-name="ce1">
            <text:p>CACGAT_CGGAAT</text:p>
          </table:table-cell>
          <table:table-cell table:style-name="ce1"/>
          <table:table-cell office:value-type="string" table:style-name="ce1">
            <text:p>F7</text:p>
          </table:table-cell>
          <table:table-cell office:value-type="string" office:string-value="boBML-278_100uM_D35R" table:formula="of:=CONCATENATE([.$E68];[.$G68];&quot;_&quot;;[.$H68];&quot;_D35R&quot;)" table:style-name="ce1">
            <text:p>boBML-278_100uM_D35R</text:p>
          </table:table-cell>
          <table:table-cell office:value-type="string" office:string-value="CACGAT_TACAGC" table:formula="of:=CONCATENATE([.B20];&quot;_&quot;;[.D32])" table:style-name="ce1">
            <text:p>CACGAT_TACAGC</text:p>
          </table:table-cell>
          <table:table-cell table:style-name="ce1"/>
          <table:table-cell office:value-type="string" table:style-name="ce1">
            <text:p>F7</text:p>
          </table:table-cell>
          <table:table-cell office:value-type="string" office:string-value="boZfp57_3_D12_R2" table:formula="of:=CONCATENATE([.E68];[.F68];&quot;_D12_R2&quot;)" table:style-name="ce1">
            <text:p>boZfp57_3_D12_R2</text:p>
          </table:table-cell>
          <table:table-cell office:value-type="string" office:string-value="CACGAT_TATAAT" table:formula="of:=CONCATENATE([.B20];&quot;_&quot;;[.D33])" table:style-name="ce1">
            <text:p>CACGAT_TATAAT</text:p>
          </table:table-cell>
          <table:table-cell table:style-name="ce1"/>
          <table:table-cell office:value-type="string" office:string-value="  boBML-278_100uM_D28R: CACGAT_CGGAAT" table:formula="of:=CONCATENATE(&quot;  &quot;;[.K68];&quot;: &quot;;[.L68])" table:style-name="ce1">
            <text:p><text:s text:c="2"/>boBML-278_100uM_D28R: CACGAT_CGGAAT</text:p>
          </table:table-cell>
          <table:table-cell office:value-type="string" office:string-value="  boBML-278_100uM_D35R: CACGAT_TACAGC" table:formula="of:=CONCATENATE(&quot;  &quot;;[.O68];&quot;: &quot;;[.P68])" table:style-name="ce1">
            <text:p><text:s text:c="2"/>boBML-278_100uM_D35R: CACGAT_TACAGC</text:p>
          </table:table-cell>
          <table:table-cell office:value-type="string" office:string-value="  boZfp57_3_D12_R2: CACGAT_TATAAT" table:formula="of:=CONCATENATE(&quot;  &quot;;[.S68];&quot;: &quot;;[.T68])" table:style-name="ce1">
            <text:p><text:s text:c="2"/>boZfp57_3_D12_R2: CACGAT_TATAAT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p</text:p>
          </table:table-cell>
          <table:table-cell office:value-type="string" table:style-name="ce1">
            <text:p>Ctcf_4</text:p>
          </table:table-cell>
          <table:table-cell office:value-type="string" table:style-name="ce1">
            <text:p>CI-994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F8</text:p>
          </table:table-cell>
          <table:table-cell office:value-type="string" office:string-value="bpCI-994_100uM_D28R" table:formula="of:=CONCATENATE([.$E69];[.$G69];&quot;_&quot;;[.$H69];&quot;_D28R&quot;)" table:style-name="ce1">
            <text:p>bpCI-994_100uM_D28R</text:p>
          </table:table-cell>
          <table:table-cell office:value-type="string" office:string-value="CACTCA_CTAGCT" table:formula="of:=CONCATENATE([.B21];&quot;_&quot;;[.D27])" table:style-name="ce1">
            <text:p>CACTCA_CTAGCT</text:p>
          </table:table-cell>
          <table:table-cell table:style-name="ce1"/>
          <table:table-cell office:value-type="string" table:style-name="ce1">
            <text:p>F8</text:p>
          </table:table-cell>
          <table:table-cell office:value-type="string" office:string-value="bpCI-994_100uM_D35R" table:formula="of:=CONCATENATE([.$E69];[.$G69];&quot;_&quot;;[.$H69];&quot;_D35R&quot;)" table:style-name="ce1">
            <text:p>bpCI-994_100uM_D35R</text:p>
          </table:table-cell>
          <table:table-cell office:value-type="string" office:string-value="CACTCA_TATAAT" table:formula="of:=CONCATENATE([.B21];&quot;_&quot;;[.D33])" table:style-name="ce1">
            <text:p>CACTCA_TATAAT</text:p>
          </table:table-cell>
          <table:table-cell table:style-name="ce1"/>
          <table:table-cell office:value-type="string" table:style-name="ce1">
            <text:p>F8</text:p>
          </table:table-cell>
          <table:table-cell office:value-type="string" office:string-value="bpCtcf_4_D12_R2" table:formula="of:=CONCATENATE([.E69];[.F69];&quot;_D12_R2&quot;)" table:style-name="ce1">
            <text:p>bpCtcf_4_D12_R2</text:p>
          </table:table-cell>
          <table:table-cell office:value-type="string" office:string-value="CACTCA_TCATTC" table:formula="of:=CONCATENATE([.B21];&quot;_&quot;;[.D34])" table:style-name="ce1">
            <text:p>CACTCA_TCATTC</text:p>
          </table:table-cell>
          <table:table-cell table:style-name="ce1"/>
          <table:table-cell office:value-type="string" office:string-value="  bpCI-994_100uM_D28R: CACTCA_CTAGCT" table:formula="of:=CONCATENATE(&quot;  &quot;;[.K69];&quot;: &quot;;[.L69])" table:style-name="ce1">
            <text:p><text:s text:c="2"/>bpCI-994_100uM_D28R: CACTCA_CTAGCT</text:p>
          </table:table-cell>
          <table:table-cell office:value-type="string" office:string-value="  bpCI-994_100uM_D35R: CACTCA_TATAAT" table:formula="of:=CONCATENATE(&quot;  &quot;;[.O69];&quot;: &quot;;[.P69])" table:style-name="ce1">
            <text:p><text:s text:c="2"/>bpCI-994_100uM_D35R: CACTCA_TATAAT</text:p>
          </table:table-cell>
          <table:table-cell office:value-type="string" office:string-value="  bpCtcf_4_D12_R2: CACTCA_TCATTC" table:formula="of:=CONCATENATE(&quot;  &quot;;[.S69];&quot;: &quot;;[.T69])" table:style-name="ce1">
            <text:p><text:s text:c="2"/>bpCtcf_4_D12_R2: CACTCA_TCATTC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q</text:p>
          </table:table-cell>
          <table:table-cell office:value-type="string" table:style-name="ce1">
            <text:p>Rad21_5</text:p>
          </table:table-cell>
          <table:table-cell office:value-type="string" table:style-name="ce1">
            <text:p>NSC-3852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F9</text:p>
          </table:table-cell>
          <table:table-cell office:value-type="string" office:string-value="bqNSC-3852_100uM_D28R" table:formula="of:=CONCATENATE([.$E70];[.$G70];&quot;_&quot;;[.$H70];&quot;_D28R&quot;)" table:style-name="ce1">
            <text:p>bqNSC-3852_100uM_D28R</text:p>
          </table:table-cell>
          <table:table-cell office:value-type="string" office:string-value="CAGGCG_CTATAC" table:formula="of:=CONCATENATE([.B22];&quot;_&quot;;[.D28])" table:style-name="ce1">
            <text:p>CAGGCG_CTATAC</text:p>
          </table:table-cell>
          <table:table-cell table:style-name="ce1"/>
          <table:table-cell office:value-type="string" table:style-name="ce1">
            <text:p>F9</text:p>
          </table:table-cell>
          <table:table-cell office:value-type="string" office:string-value="bqNSC-3852_100uM_D35R" table:formula="of:=CONCATENATE([.$E70];[.$G70];&quot;_&quot;;[.$H70];&quot;_D35R&quot;)" table:style-name="ce1">
            <text:p>bqNSC-3852_100uM_D35R</text:p>
          </table:table-cell>
          <table:table-cell office:value-type="string" office:string-value="CAGGCG_TCATTC" table:formula="of:=CONCATENATE([.B22];&quot;_&quot;;[.D34])" table:style-name="ce1">
            <text:p>CAGGCG_TCATTC</text:p>
          </table:table-cell>
          <table:table-cell table:style-name="ce1"/>
          <table:table-cell office:value-type="string" table:style-name="ce1">
            <text:p>F9</text:p>
          </table:table-cell>
          <table:table-cell office:value-type="string" office:string-value="bqRad21_5_D12_R2" table:formula="of:=CONCATENATE([.E70];[.F70];&quot;_D12_R2&quot;)" table:style-name="ce1">
            <text:p>bqRad21_5_D12_R2</text:p>
          </table:table-cell>
          <table:table-cell office:value-type="string" office:string-value="CAGGCG_TCCCGA" table:formula="of:=CONCATENATE([.B22];&quot;_&quot;;[.D35])" table:style-name="ce1">
            <text:p>CAGGCG_TCCCGA</text:p>
          </table:table-cell>
          <table:table-cell table:style-name="ce1"/>
          <table:table-cell office:value-type="string" office:string-value="  bqNSC-3852_100uM_D28R: CAGGCG_CTATAC" table:formula="of:=CONCATENATE(&quot;  &quot;;[.K70];&quot;: &quot;;[.L70])" table:style-name="ce1">
            <text:p><text:s text:c="2"/>bqNSC-3852_100uM_D28R: CAGGCG_CTATAC</text:p>
          </table:table-cell>
          <table:table-cell office:value-type="string" office:string-value="  bqNSC-3852_100uM_D35R: CAGGCG_TCATTC" table:formula="of:=CONCATENATE(&quot;  &quot;;[.O70];&quot;: &quot;;[.P70])" table:style-name="ce1">
            <text:p><text:s text:c="2"/>bqNSC-3852_100uM_D35R: CAGGCG_TCATTC</text:p>
          </table:table-cell>
          <table:table-cell office:value-type="string" office:string-value="  bqRad21_5_D12_R2: CAGGCG_TCCCGA" table:formula="of:=CONCATENATE(&quot;  &quot;;[.S70];&quot;: &quot;;[.T70])" table:style-name="ce1">
            <text:p><text:s text:c="2"/>bqRad21_5_D12_R2: CAGGCG_TCCCGA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r</text:p>
          </table:table-cell>
          <table:table-cell office:value-type="string" table:style-name="ce1">
            <text:p>Rnf2_3</text:p>
          </table:table-cell>
          <table:table-cell office:value-type="string" table:style-name="ce1">
            <text:p>Aminoresveratrol sulfate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F10</text:p>
          </table:table-cell>
          <table:table-cell office:value-type="string" office:string-value="brAminoresveratrol sulfate_100uM_D28R" table:formula="of:=CONCATENATE([.$E71];[.$G71];&quot;_&quot;;[.$H71];&quot;_D28R&quot;)" table:style-name="ce1">
            <text:p>brAminoresveratrol sulfate_100uM_D28R</text:p>
          </table:table-cell>
          <table:table-cell office:value-type="string" office:string-value="CATGGC_CTCAGA" table:formula="of:=CONCATENATE([.B23];&quot;_&quot;;[.D29])" table:style-name="ce1">
            <text:p>CATGGC_CTCAGA</text:p>
          </table:table-cell>
          <table:table-cell table:style-name="ce1"/>
          <table:table-cell office:value-type="string" table:style-name="ce1">
            <text:p>F10</text:p>
          </table:table-cell>
          <table:table-cell office:value-type="string" office:string-value="brAminoresveratrol sulfate_100uM_D35R" table:formula="of:=CONCATENATE([.$E71];[.$G71];&quot;_&quot;;[.$H71];&quot;_D35R&quot;)" table:style-name="ce1">
            <text:p>brAminoresveratrol sulfate_100uM_D35R</text:p>
          </table:table-cell>
          <table:table-cell office:value-type="string" office:string-value="CATGGC_TCCCGA" table:formula="of:=CONCATENATE([.B23];&quot;_&quot;;[.D35])" table:style-name="ce1">
            <text:p>CATGGC_TCCCGA</text:p>
          </table:table-cell>
          <table:table-cell table:style-name="ce1"/>
          <table:table-cell office:value-type="string" table:style-name="ce1">
            <text:p>F10</text:p>
          </table:table-cell>
          <table:table-cell office:value-type="string" office:string-value="brRnf2_3_D12_R2" table:formula="of:=CONCATENATE([.E71];[.F71];&quot;_D12_R2&quot;)" table:style-name="ce1">
            <text:p>brRnf2_3_D12_R2</text:p>
          </table:table-cell>
          <table:table-cell office:value-type="string" office:string-value="CATGGC_TCGAAG" table:formula="of:=CONCATENATE([.B23];&quot;_&quot;;[.D36])" table:style-name="ce1">
            <text:p>CATGGC_TCGAAG</text:p>
          </table:table-cell>
          <table:table-cell table:style-name="ce1"/>
          <table:table-cell office:value-type="string" office:string-value="  brAminoresveratrol sulfate_100uM_D28R: CATGGC_CTCAGA" table:formula="of:=CONCATENATE(&quot;  &quot;;[.K71];&quot;: &quot;;[.L71])" table:style-name="ce1">
            <text:p><text:s text:c="2"/>brAminoresveratrol sulfate_100uM_D28R: CATGGC_CTCAGA</text:p>
          </table:table-cell>
          <table:table-cell office:value-type="string" office:string-value="  brAminoresveratrol sulfate_100uM_D35R: CATGGC_TCCCGA" table:formula="of:=CONCATENATE(&quot;  &quot;;[.O71];&quot;: &quot;;[.P71])" table:style-name="ce1">
            <text:p><text:s text:c="2"/>brAminoresveratrol sulfate_100uM_D35R: CATGGC_TCCCGA</text:p>
          </table:table-cell>
          <table:table-cell office:value-type="string" office:string-value="  brRnf2_3_D12_R2: CATGGC_TCGAAG" table:formula="of:=CONCATENATE(&quot;  &quot;;[.S71];&quot;: &quot;;[.T71])" table:style-name="ce1">
            <text:p><text:s text:c="2"/>brRnf2_3_D12_R2: CATGGC_TCGAAG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s</text:p>
          </table:table-cell>
          <table:table-cell office:value-type="string" table:style-name="ce1">
            <text:p>Hdac1_4</text:p>
          </table:table-cell>
          <table:table-cell office:value-type="string" table:style-name="ce1">
            <text:p>BML-281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F11</text:p>
          </table:table-cell>
          <table:table-cell office:value-type="string" office:string-value="bsBML-281_100uM_D28R" table:formula="of:=CONCATENATE([.$E72];[.$G72];&quot;_&quot;;[.$H72];&quot;_D28R&quot;)" table:style-name="ce1">
            <text:p>bsBML-281_100uM_D28R</text:p>
          </table:table-cell>
          <table:table-cell office:value-type="string" office:string-value="CATTTT_GACGAC" table:formula="of:=CONCATENATE([.B24];&quot;_&quot;;[.D30])" table:style-name="ce1">
            <text:p>CATTTT_GACGAC</text:p>
          </table:table-cell>
          <table:table-cell table:style-name="ce1"/>
          <table:table-cell office:value-type="string" table:style-name="ce1">
            <text:p>F11</text:p>
          </table:table-cell>
          <table:table-cell office:value-type="string" office:string-value="bsBML-281_100uM_D35R" table:formula="of:=CONCATENATE([.$E72];[.$G72];&quot;_&quot;;[.$H72];&quot;_D35R&quot;)" table:style-name="ce1">
            <text:p>bsBML-281_100uM_D35R</text:p>
          </table:table-cell>
          <table:table-cell office:value-type="string" office:string-value="CATTTT_TCGAAG" table:formula="of:=CONCATENATE([.B24];&quot;_&quot;;[.D36])" table:style-name="ce1">
            <text:p>CATTTT_TCGAAG</text:p>
          </table:table-cell>
          <table:table-cell table:style-name="ce1"/>
          <table:table-cell office:value-type="string" table:style-name="ce1">
            <text:p>F11</text:p>
          </table:table-cell>
          <table:table-cell office:value-type="string" office:string-value="bsHdac1_4_D12_R2" table:formula="of:=CONCATENATE([.E72];[.F72];&quot;_D12_R2&quot;)" table:style-name="ce1">
            <text:p>bsHdac1_4_D12_R2</text:p>
          </table:table-cell>
          <table:table-cell office:value-type="string" office:string-value="CATTTT_TCGGCA" table:formula="of:=CONCATENATE([.B24];&quot;_&quot;;[.D37])" table:style-name="ce1">
            <text:p>CATTTT_TCGGCA</text:p>
          </table:table-cell>
          <table:table-cell table:style-name="ce1"/>
          <table:table-cell office:value-type="string" office:string-value="  bsBML-281_100uM_D28R: CATTTT_GACGAC" table:formula="of:=CONCATENATE(&quot;  &quot;;[.K72];&quot;: &quot;;[.L72])" table:style-name="ce1">
            <text:p><text:s text:c="2"/>bsBML-281_100uM_D28R: CATTTT_GACGAC</text:p>
          </table:table-cell>
          <table:table-cell office:value-type="string" office:string-value="  bsBML-281_100uM_D35R: CATTTT_TCGAAG" table:formula="of:=CONCATENATE(&quot;  &quot;;[.O72];&quot;: &quot;;[.P72])" table:style-name="ce1">
            <text:p><text:s text:c="2"/>bsBML-281_100uM_D35R: CATTTT_TCGAAG</text:p>
          </table:table-cell>
          <table:table-cell office:value-type="string" office:string-value="  bsHdac1_4_D12_R2: CATTTT_TCGGCA" table:formula="of:=CONCATENATE(&quot;  &quot;;[.S72];&quot;: &quot;;[.T72])" table:style-name="ce1">
            <text:p><text:s text:c="2"/>bsHdac1_4_D12_R2: CATTTT_TCGGCA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t</text:p>
          </table:table-cell>
          <table:table-cell office:value-type="string" table:style-name="ce1">
            <text:p>Suv39h1_3</text:p>
          </table:table-cell>
          <table:table-cell office:value-type="string" table:style-name="ce1">
            <text:p>Triacetylresveratrol</text:p>
          </table:table-cell>
          <table:table-cell office:value-type="string" table:style-name="ce1">
            <text:p>100uM</text:p>
          </table:table-cell>
          <table:table-cell table:style-name="ce1"/>
          <table:table-cell office:value-type="string" table:style-name="ce1">
            <text:p>F12</text:p>
          </table:table-cell>
          <table:table-cell office:value-type="string" office:string-value="btTriacetylresveratrol_100uM_D28R" table:formula="of:=CONCATENATE([.$E73];[.$G73];&quot;_&quot;;[.$H73];&quot;_D28R&quot;)" table:style-name="ce1">
            <text:p>btTriacetylresveratrol_100uM_D28R</text:p>
          </table:table-cell>
          <table:table-cell office:value-type="string" office:string-value="CCAACA_TAATCG" table:formula="of:=CONCATENATE([.B25];&quot;_&quot;;[.D31])" table:style-name="ce1">
            <text:p>CCAACA_TAATCG</text:p>
          </table:table-cell>
          <table:table-cell table:style-name="ce1"/>
          <table:table-cell office:value-type="string" table:style-name="ce1">
            <text:p>F12</text:p>
          </table:table-cell>
          <table:table-cell office:value-type="string" office:string-value="btTriacetylresveratrol_100uM_D35R" table:formula="of:=CONCATENATE([.$E73];[.$G73];&quot;_&quot;;[.$H73];&quot;_D35R&quot;)" table:style-name="ce1">
            <text:p>btTriacetylresveratrol_100uM_D35R</text:p>
          </table:table-cell>
          <table:table-cell office:value-type="string" office:string-value="CCAACA_TCGGCA" table:formula="of:=CONCATENATE([.B25];&quot;_&quot;;[.D37])" table:style-name="ce1">
            <text:p>CCAACA_TCGGCA</text:p>
          </table:table-cell>
          <table:table-cell table:style-name="ce1"/>
          <table:table-cell office:value-type="string" table:style-name="ce1">
            <text:p>F12</text:p>
          </table:table-cell>
          <table:table-cell office:value-type="string" office:string-value="btSuv39h1_3_D12_R2" table:formula="of:=CONCATENATE([.E73];[.F73];&quot;_D12_R2&quot;)" table:style-name="ce1">
            <text:p>btSuv39h1_3_D12_R2</text:p>
          </table:table-cell>
          <table:table-cell office:value-type="string" office:string-value="CCAACA_CGGAAT" table:formula="of:=CONCATENATE([.B25];&quot;_&quot;;[.D26])" table:style-name="ce1">
            <text:p>CCAACA_CGGAAT</text:p>
          </table:table-cell>
          <table:table-cell table:style-name="ce1"/>
          <table:table-cell office:value-type="string" office:string-value="  btTriacetylresveratrol_100uM_D28R: CCAACA_TAATCG" table:formula="of:=CONCATENATE(&quot;  &quot;;[.K73];&quot;: &quot;;[.L73])" table:style-name="ce1">
            <text:p><text:s text:c="2"/>btTriacetylresveratrol_100uM_D28R: CCAACA_TAATCG</text:p>
          </table:table-cell>
          <table:table-cell office:value-type="string" office:string-value="  btTriacetylresveratrol_100uM_D35R: CCAACA_TCGGCA" table:formula="of:=CONCATENATE(&quot;  &quot;;[.O73];&quot;: &quot;;[.P73])" table:style-name="ce1">
            <text:p><text:s text:c="2"/>btTriacetylresveratrol_100uM_D35R: CCAACA_TCGGCA</text:p>
          </table:table-cell>
          <table:table-cell office:value-type="string" office:string-value="  btSuv39h1_3_D12_R2: CCAACA_CGGAAT" table:formula="of:=CONCATENATE(&quot;  &quot;;[.S73];&quot;: &quot;;[.T73])" table:style-name="ce1">
            <text:p><text:s text:c="2"/>btSuv39h1_3_D12_R2: CCAACA_CGGAAT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u</text:p>
          </table:table-cell>
          <table:table-cell office:value-type="string" table:style-name="ce1">
            <text:p>Suv39h1_4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G1</text:p>
          </table:table-cell>
          <table:table-cell office:value-type="string" office:string-value="buNo-treatment_NA_D28R" table:formula="of:=CONCATENATE([.$E74];[.$G74];&quot;_&quot;;[.$H74];&quot;_D28R&quot;)" table:style-name="ce1">
            <text:p>buNo-treatment_NA_D28R</text:p>
          </table:table-cell>
          <table:table-cell office:value-type="string" office:string-value="CGGAAT_GTGAAA" table:formula="of:=CONCATENATE([.B26];&quot;_&quot;;[.D8])" table:style-name="ce1">
            <text:p>CGGAAT_GTGAAA</text:p>
          </table:table-cell>
          <table:table-cell table:style-name="ce1"/>
          <table:table-cell office:value-type="string" table:style-name="ce1">
            <text:p>G1</text:p>
          </table:table-cell>
          <table:table-cell office:value-type="string" office:string-value="buNo-treatment_NA_D35R" table:formula="of:=CONCATENATE([.$E74];[.$G74];&quot;_&quot;;[.$H74];&quot;_D35R&quot;)" table:style-name="ce1">
            <text:p>buNo-treatment_NA_D35R</text:p>
          </table:table-cell>
          <table:table-cell office:value-type="string" office:string-value="CGGAAT_AGTCAA" table:formula="of:=CONCATENATE([.B26];&quot;_&quot;;[.D2])" table:style-name="ce1">
            <text:p>CGGAAT_AGTCAA</text:p>
          </table:table-cell>
          <table:table-cell table:style-name="ce1"/>
          <table:table-cell office:value-type="string" table:style-name="ce1">
            <text:p>G1</text:p>
          </table:table-cell>
          <table:table-cell office:value-type="string" office:string-value="buSuv39h1_4_D12_R2" table:formula="of:=CONCATENATE([.E74];[.F74];&quot;_D12_R2&quot;)" table:style-name="ce1">
            <text:p>buSuv39h1_4_D12_R2</text:p>
          </table:table-cell>
          <table:table-cell office:value-type="string" office:string-value="CGGAAT_AGTTCC" table:formula="of:=CONCATENATE([.B26];&quot;_&quot;;[.D3])" table:style-name="ce1">
            <text:p>CGGAAT_AGTTCC</text:p>
          </table:table-cell>
          <table:table-cell table:style-name="ce1"/>
          <table:table-cell office:value-type="string" office:string-value="  buNo-treatment_NA_D28R: CGGAAT_GTGAAA" table:formula="of:=CONCATENATE(&quot;  &quot;;[.K74];&quot;: &quot;;[.L74])" table:style-name="ce1">
            <text:p><text:s text:c="2"/>buNo-treatment_NA_D28R: CGGAAT_GTGAAA</text:p>
          </table:table-cell>
          <table:table-cell office:value-type="string" office:string-value="  buNo-treatment_NA_D35R: CGGAAT_AGTCAA" table:formula="of:=CONCATENATE(&quot;  &quot;;[.O74];&quot;: &quot;;[.P74])" table:style-name="ce1">
            <text:p><text:s text:c="2"/>buNo-treatment_NA_D35R: CGGAAT_AGTCAA</text:p>
          </table:table-cell>
          <table:table-cell office:value-type="string" office:string-value="  buSuv39h1_4_D12_R2: CGGAAT_AGTTCC" table:formula="of:=CONCATENATE(&quot;  &quot;;[.S74];&quot;: &quot;;[.T74])" table:style-name="ce1">
            <text:p><text:s text:c="2"/>buSuv39h1_4_D12_R2: CGGAAT_AGTTCC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v</text:p>
          </table:table-cell>
          <table:table-cell office:value-type="string" table:style-name="ce1">
            <text:p>Zfp57_4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G2</text:p>
          </table:table-cell>
          <table:table-cell office:value-type="string" office:string-value="bvNo-treatment_NA_D28R" table:formula="of:=CONCATENATE([.$E75];[.$G75];&quot;_&quot;;[.$H75];&quot;_D28R&quot;)" table:style-name="ce1">
            <text:p>bvNo-treatment_NA_D28R</text:p>
          </table:table-cell>
          <table:table-cell office:value-type="string" office:string-value="CTAGCT_GTGGCC" table:formula="of:=CONCATENATE([.B27];&quot;_&quot;;[.D9])" table:style-name="ce1">
            <text:p>CTAGCT_GTGGCC</text:p>
          </table:table-cell>
          <table:table-cell table:style-name="ce1"/>
          <table:table-cell office:value-type="string" table:style-name="ce1">
            <text:p>G2</text:p>
          </table:table-cell>
          <table:table-cell office:value-type="string" office:string-value="bvNo-treatment_NA_D35R" table:formula="of:=CONCATENATE([.$E75];[.$G75];&quot;_&quot;;[.$H75];&quot;_D35R&quot;)" table:style-name="ce1">
            <text:p>bvNo-treatment_NA_D35R</text:p>
          </table:table-cell>
          <table:table-cell office:value-type="string" office:string-value="CTAGCT_AGTTCC" table:formula="of:=CONCATENATE([.B27];&quot;_&quot;;[.D3])" table:style-name="ce1">
            <text:p>CTAGCT_AGTTCC</text:p>
          </table:table-cell>
          <table:table-cell table:style-name="ce1"/>
          <table:table-cell office:value-type="string" table:style-name="ce1">
            <text:p>G2</text:p>
          </table:table-cell>
          <table:table-cell office:value-type="string" office:string-value="bvZfp57_4_D12_R2" table:formula="of:=CONCATENATE([.E75];[.F75];&quot;_D12_R2&quot;)" table:style-name="ce1">
            <text:p>bvZfp57_4_D12_R2</text:p>
          </table:table-cell>
          <table:table-cell office:value-type="string" office:string-value="CTAGCT_ATGTCA" table:formula="of:=CONCATENATE([.B27];&quot;_&quot;;[.D4])" table:style-name="ce1">
            <text:p>CTAGCT_ATGTCA</text:p>
          </table:table-cell>
          <table:table-cell table:style-name="ce1"/>
          <table:table-cell office:value-type="string" office:string-value="  bvNo-treatment_NA_D28R: CTAGCT_GTGGCC" table:formula="of:=CONCATENATE(&quot;  &quot;;[.K75];&quot;: &quot;;[.L75])" table:style-name="ce1">
            <text:p><text:s text:c="2"/>bvNo-treatment_NA_D28R: CTAGCT_GTGGCC</text:p>
          </table:table-cell>
          <table:table-cell office:value-type="string" office:string-value="  bvNo-treatment_NA_D35R: CTAGCT_AGTTCC" table:formula="of:=CONCATENATE(&quot;  &quot;;[.O75];&quot;: &quot;;[.P75])" table:style-name="ce1">
            <text:p><text:s text:c="2"/>bvNo-treatment_NA_D35R: CTAGCT_AGTTCC</text:p>
          </table:table-cell>
          <table:table-cell office:value-type="string" office:string-value="  bvZfp57_4_D12_R2: CTAGCT_ATGTCA" table:formula="of:=CONCATENATE(&quot;  &quot;;[.S75];&quot;: &quot;;[.T75])" table:style-name="ce1">
            <text:p><text:s text:c="2"/>bvZfp57_4_D12_R2: CTAGCT_ATGTCA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w</text:p>
          </table:table-cell>
          <table:table-cell office:value-type="string" table:style-name="ce1">
            <text:p>Smchd1_5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G3</text:p>
          </table:table-cell>
          <table:table-cell office:value-type="string" office:string-value="bwNo-treatment_NA_D28R" table:formula="of:=CONCATENATE([.$E76];[.$G76];&quot;_&quot;;[.$H76];&quot;_D28R&quot;)" table:style-name="ce1">
            <text:p>bwNo-treatment_NA_D28R</text:p>
          </table:table-cell>
          <table:table-cell office:value-type="string" office:string-value="CTATAC_GTTTCG" table:formula="of:=CONCATENATE([.B28];&quot;_&quot;;[.D10])" table:style-name="ce1">
            <text:p>CTATAC_GTTTCG</text:p>
          </table:table-cell>
          <table:table-cell table:style-name="ce1"/>
          <table:table-cell office:value-type="string" table:style-name="ce1">
            <text:p>G3</text:p>
          </table:table-cell>
          <table:table-cell office:value-type="string" office:string-value="bwNo-treatment_NA_D35R" table:formula="of:=CONCATENATE([.$E76];[.$G76];&quot;_&quot;;[.$H76];&quot;_D35R&quot;)" table:style-name="ce1">
            <text:p>bwNo-treatment_NA_D35R</text:p>
          </table:table-cell>
          <table:table-cell office:value-type="string" office:string-value="CTATAC_ATGTCA" table:formula="of:=CONCATENATE([.B28];&quot;_&quot;;[.D4])" table:style-name="ce1">
            <text:p>CTATAC_ATGTCA</text:p>
          </table:table-cell>
          <table:table-cell table:style-name="ce1"/>
          <table:table-cell office:value-type="string" table:style-name="ce1">
            <text:p>G3</text:p>
          </table:table-cell>
          <table:table-cell office:value-type="string" office:string-value="bwSmchd1_5_D12_R2" table:formula="of:=CONCATENATE([.E76];[.F76];&quot;_D12_R2&quot;)" table:style-name="ce1">
            <text:p>bwSmchd1_5_D12_R2</text:p>
          </table:table-cell>
          <table:table-cell office:value-type="string" office:string-value="CTATAC_CCGTCC" table:formula="of:=CONCATENATE([.B28];&quot;_&quot;;[.D5])" table:style-name="ce1">
            <text:p>CTATAC_CCGTCC</text:p>
          </table:table-cell>
          <table:table-cell table:style-name="ce1"/>
          <table:table-cell office:value-type="string" office:string-value="  bwNo-treatment_NA_D28R: CTATAC_GTTTCG" table:formula="of:=CONCATENATE(&quot;  &quot;;[.K76];&quot;: &quot;;[.L76])" table:style-name="ce1">
            <text:p><text:s text:c="2"/>bwNo-treatment_NA_D28R: CTATAC_GTTTCG</text:p>
          </table:table-cell>
          <table:table-cell office:value-type="string" office:string-value="  bwNo-treatment_NA_D35R: CTATAC_ATGTCA" table:formula="of:=CONCATENATE(&quot;  &quot;;[.O76];&quot;: &quot;;[.P76])" table:style-name="ce1">
            <text:p><text:s text:c="2"/>bwNo-treatment_NA_D35R: CTATAC_ATGTCA</text:p>
          </table:table-cell>
          <table:table-cell office:value-type="string" office:string-value="  bwSmchd1_5_D12_R2: CTATAC_CCGTCC" table:formula="of:=CONCATENATE(&quot;  &quot;;[.S76];&quot;: &quot;;[.T76])" table:style-name="ce1">
            <text:p><text:s text:c="2"/>bwSmchd1_5_D12_R2: CTATAC_CCGTCC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x</text:p>
          </table:table-cell>
          <table:table-cell office:value-type="string" table:style-name="ce1">
            <text:p>Atf7ip_4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G4</text:p>
          </table:table-cell>
          <table:table-cell office:value-type="string" office:string-value="bxNo-treatment_NA_D28R" table:formula="of:=CONCATENATE([.$E77];[.$G77];&quot;_&quot;;[.$H77];&quot;_D28R&quot;)" table:style-name="ce1">
            <text:p>bxNo-treatment_NA_D28R</text:p>
          </table:table-cell>
          <table:table-cell office:value-type="string" office:string-value="CTCAGA_CGTACG" table:formula="of:=CONCATENATE([.B29];&quot;_&quot;;[.D11])" table:style-name="ce1">
            <text:p>CTCAGA_CGTACG</text:p>
          </table:table-cell>
          <table:table-cell table:style-name="ce1"/>
          <table:table-cell office:value-type="string" table:style-name="ce1">
            <text:p>G4</text:p>
          </table:table-cell>
          <table:table-cell office:value-type="string" office:string-value="bxNo-treatment_NA_D35R" table:formula="of:=CONCATENATE([.$E77];[.$G77];&quot;_&quot;;[.$H77];&quot;_D35R&quot;)" table:style-name="ce1">
            <text:p>bxNo-treatment_NA_D35R</text:p>
          </table:table-cell>
          <table:table-cell office:value-type="string" office:string-value="CTCAGA_CCGTCC" table:formula="of:=CONCATENATE([.B29];&quot;_&quot;;[.D5])" table:style-name="ce1">
            <text:p>CTCAGA_CCGTCC</text:p>
          </table:table-cell>
          <table:table-cell table:style-name="ce1"/>
          <table:table-cell office:value-type="string" table:style-name="ce1">
            <text:p>G4</text:p>
          </table:table-cell>
          <table:table-cell office:value-type="string" office:string-value="bxAtf7ip_4_D12_R2" table:formula="of:=CONCATENATE([.E77];[.F77];&quot;_D12_R2&quot;)" table:style-name="ce1">
            <text:p>bxAtf7ip_4_D12_R2</text:p>
          </table:table-cell>
          <table:table-cell office:value-type="string" office:string-value="CTCAGA_GTAGAG" table:formula="of:=CONCATENATE([.B29];&quot;_&quot;;[.D6])" table:style-name="ce1">
            <text:p>CTCAGA_GTAGAG</text:p>
          </table:table-cell>
          <table:table-cell table:style-name="ce1"/>
          <table:table-cell office:value-type="string" office:string-value="  bxNo-treatment_NA_D28R: CTCAGA_CGTACG" table:formula="of:=CONCATENATE(&quot;  &quot;;[.K77];&quot;: &quot;;[.L77])" table:style-name="ce1">
            <text:p><text:s text:c="2"/>bxNo-treatment_NA_D28R: CTCAGA_CGTACG</text:p>
          </table:table-cell>
          <table:table-cell office:value-type="string" office:string-value="  bxNo-treatment_NA_D35R: CTCAGA_CCGTCC" table:formula="of:=CONCATENATE(&quot;  &quot;;[.O77];&quot;: &quot;;[.P77])" table:style-name="ce1">
            <text:p><text:s text:c="2"/>bxNo-treatment_NA_D35R: CTCAGA_CCGTCC</text:p>
          </table:table-cell>
          <table:table-cell office:value-type="string" office:string-value="  bxAtf7ip_4_D12_R2: CTCAGA_GTAGAG" table:formula="of:=CONCATENATE(&quot;  &quot;;[.S77];&quot;: &quot;;[.T77])" table:style-name="ce1">
            <text:p><text:s text:c="2"/>bxAtf7ip_4_D12_R2: CTCAGA_GTAGAG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y</text:p>
          </table:table-cell>
          <table:table-cell office:value-type="string" table:style-name="ce1">
            <text:p>Ring1_4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G5</text:p>
          </table:table-cell>
          <table:table-cell office:value-type="string" office:string-value="byNo-treatment_NA_D28R" table:formula="of:=CONCATENATE([.$E78];[.$G78];&quot;_&quot;;[.$H78];&quot;_D28R&quot;)" table:style-name="ce1">
            <text:p>byNo-treatment_NA_D28R</text:p>
          </table:table-cell>
          <table:table-cell office:value-type="string" office:string-value="GACGAC_GAGTGG" table:formula="of:=CONCATENATE([.B30];&quot;_&quot;;[.D12])" table:style-name="ce1">
            <text:p>GACGAC_GAGTGG</text:p>
          </table:table-cell>
          <table:table-cell table:style-name="ce1"/>
          <table:table-cell office:value-type="string" table:style-name="ce1">
            <text:p>G5</text:p>
          </table:table-cell>
          <table:table-cell office:value-type="string" office:string-value="byNo-treatment_NA_D35R" table:formula="of:=CONCATENATE([.$E78];[.$G78];&quot;_&quot;;[.$H78];&quot;_D35R&quot;)" table:style-name="ce1">
            <text:p>byNo-treatment_NA_D35R</text:p>
          </table:table-cell>
          <table:table-cell office:value-type="string" office:string-value="GACGAC_GTAGAG" table:formula="of:=CONCATENATE([.B30];&quot;_&quot;;[.D6])" table:style-name="ce1">
            <text:p>GACGAC_GTAGAG</text:p>
          </table:table-cell>
          <table:table-cell table:style-name="ce1"/>
          <table:table-cell office:value-type="string" table:style-name="ce1">
            <text:p>G5</text:p>
          </table:table-cell>
          <table:table-cell office:value-type="string" office:string-value="byRing1_4_D12_R2" table:formula="of:=CONCATENATE([.E78];[.F78];&quot;_D12_R2&quot;)" table:style-name="ce1">
            <text:p>byRing1_4_D12_R2</text:p>
          </table:table-cell>
          <table:table-cell office:value-type="string" office:string-value="GACGAC_GTCCGC" table:formula="of:=CONCATENATE([.B30];&quot;_&quot;;[.D7])" table:style-name="ce1">
            <text:p>GACGAC_GTCCGC</text:p>
          </table:table-cell>
          <table:table-cell table:style-name="ce1"/>
          <table:table-cell office:value-type="string" office:string-value="  byNo-treatment_NA_D28R: GACGAC_GAGTGG" table:formula="of:=CONCATENATE(&quot;  &quot;;[.K78];&quot;: &quot;;[.L78])" table:style-name="ce1">
            <text:p><text:s text:c="2"/>byNo-treatment_NA_D28R: GACGAC_GAGTGG</text:p>
          </table:table-cell>
          <table:table-cell office:value-type="string" office:string-value="  byNo-treatment_NA_D35R: GACGAC_GTAGAG" table:formula="of:=CONCATENATE(&quot;  &quot;;[.O78];&quot;: &quot;;[.P78])" table:style-name="ce1">
            <text:p><text:s text:c="2"/>byNo-treatment_NA_D35R: GACGAC_GTAGAG</text:p>
          </table:table-cell>
          <table:table-cell office:value-type="string" office:string-value="  byRing1_4_D12_R2: GACGAC_GTCCGC" table:formula="of:=CONCATENATE(&quot;  &quot;;[.S78];&quot;: &quot;;[.T78])" table:style-name="ce1">
            <text:p><text:s text:c="2"/>byRing1_4_D12_R2: GACGAC_GTCCGC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bz</text:p>
          </table:table-cell>
          <table:table-cell office:value-type="string" table:style-name="ce1">
            <text:p>Atf7ip_5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G6</text:p>
          </table:table-cell>
          <table:table-cell office:value-type="string" office:string-value="bzNo-treatment_NA_D28R" table:formula="of:=CONCATENATE([.$E79];[.$G79];&quot;_&quot;;[.$H79];&quot;_D28R&quot;)" table:style-name="ce1">
            <text:p>bzNo-treatment_NA_D28R</text:p>
          </table:table-cell>
          <table:table-cell office:value-type="string" office:string-value="TAATCG_GGTAGC" table:formula="of:=CONCATENATE([.B31];&quot;_&quot;;[.D13])" table:style-name="ce1">
            <text:p>TAATCG_GGTAGC</text:p>
          </table:table-cell>
          <table:table-cell table:style-name="ce1"/>
          <table:table-cell office:value-type="string" table:style-name="ce1">
            <text:p>G6</text:p>
          </table:table-cell>
          <table:table-cell office:value-type="string" office:string-value="bzNo-treatment_NA_D35R" table:formula="of:=CONCATENATE([.$E79];[.$G79];&quot;_&quot;;[.$H79];&quot;_D35R&quot;)" table:style-name="ce1">
            <text:p>bzNo-treatment_NA_D35R</text:p>
          </table:table-cell>
          <table:table-cell office:value-type="string" office:string-value="TAATCG_GTCCGC" table:formula="of:=CONCATENATE([.B31];&quot;_&quot;;[.D7])" table:style-name="ce1">
            <text:p>TAATCG_GTCCGC</text:p>
          </table:table-cell>
          <table:table-cell table:style-name="ce1"/>
          <table:table-cell office:value-type="string" table:style-name="ce1">
            <text:p>G6</text:p>
          </table:table-cell>
          <table:table-cell office:value-type="string" office:string-value="bzAtf7ip_5_D12_R2" table:formula="of:=CONCATENATE([.E79];[.F79];&quot;_D12_R2&quot;)" table:style-name="ce1">
            <text:p>bzAtf7ip_5_D12_R2</text:p>
          </table:table-cell>
          <table:table-cell office:value-type="string" office:string-value="TAATCG_GTGAAA" table:formula="of:=CONCATENATE([.B31];&quot;_&quot;;[.D8])" table:style-name="ce1">
            <text:p>TAATCG_GTGAAA</text:p>
          </table:table-cell>
          <table:table-cell table:style-name="ce1"/>
          <table:table-cell office:value-type="string" office:string-value="  bzNo-treatment_NA_D28R: TAATCG_GGTAGC" table:formula="of:=CONCATENATE(&quot;  &quot;;[.K79];&quot;: &quot;;[.L79])" table:style-name="ce1">
            <text:p><text:s text:c="2"/>bzNo-treatment_NA_D28R: TAATCG_GGTAGC</text:p>
          </table:table-cell>
          <table:table-cell office:value-type="string" office:string-value="  bzNo-treatment_NA_D35R: TAATCG_GTCCGC" table:formula="of:=CONCATENATE(&quot;  &quot;;[.O79];&quot;: &quot;;[.P79])" table:style-name="ce1">
            <text:p><text:s text:c="2"/>bzNo-treatment_NA_D35R: TAATCG_GTCCGC</text:p>
          </table:table-cell>
          <table:table-cell office:value-type="string" office:string-value="  bzAtf7ip_5_D12_R2: TAATCG_GTGAAA" table:formula="of:=CONCATENATE(&quot;  &quot;;[.S79];&quot;: &quot;;[.T79])" table:style-name="ce1">
            <text:p><text:s text:c="2"/>bzAtf7ip_5_D12_R2: TAATCG_GTGAAA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ca</text:p>
          </table:table-cell>
          <table:table-cell office:value-type="string" table:style-name="ce1">
            <text:p>Eed_5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G7</text:p>
          </table:table-cell>
          <table:table-cell office:value-type="string" office:string-value="caNo-treatment_NA_D28R" table:formula="of:=CONCATENATE([.$E80];[.$G80];&quot;_&quot;;[.$H80];&quot;_D28R&quot;)" table:style-name="ce1">
            <text:p>caNo-treatment_NA_D28R</text:p>
          </table:table-cell>
          <table:table-cell office:value-type="string" office:string-value="TACAGC_AGTCAA" table:formula="of:=CONCATENATE([.B32];&quot;_&quot;;[.D2])" table:style-name="ce1">
            <text:p>TACAGC_AGTCAA</text:p>
          </table:table-cell>
          <table:table-cell table:style-name="ce1"/>
          <table:table-cell office:value-type="string" table:style-name="ce1">
            <text:p>G7</text:p>
          </table:table-cell>
          <table:table-cell office:value-type="string" office:string-value="caNo-treatment_NA_D35R" table:formula="of:=CONCATENATE([.$E80];[.$G80];&quot;_&quot;;[.$H80];&quot;_D35R&quot;)" table:style-name="ce1">
            <text:p>caNo-treatment_NA_D35R</text:p>
          </table:table-cell>
          <table:table-cell office:value-type="string" office:string-value="TACAGC_GTGAAA" table:formula="of:=CONCATENATE([.B32];&quot;_&quot;;[.D8])" table:style-name="ce1">
            <text:p>TACAGC_GTGAAA</text:p>
          </table:table-cell>
          <table:table-cell table:style-name="ce1"/>
          <table:table-cell office:value-type="string" table:style-name="ce1">
            <text:p>G7</text:p>
          </table:table-cell>
          <table:table-cell office:value-type="string" office:string-value="caEed_5_D12_R2" table:formula="of:=CONCATENATE([.E80];[.F80];&quot;_D12_R2&quot;)" table:style-name="ce1">
            <text:p>caEed_5_D12_R2</text:p>
          </table:table-cell>
          <table:table-cell office:value-type="string" office:string-value="TACAGC_GTGGCC" table:formula="of:=CONCATENATE([.B32];&quot;_&quot;;[.D9])" table:style-name="ce1">
            <text:p>TACAGC_GTGGCC</text:p>
          </table:table-cell>
          <table:table-cell table:style-name="ce1"/>
          <table:table-cell office:value-type="string" office:string-value="  caNo-treatment_NA_D28R: TACAGC_AGTCAA" table:formula="of:=CONCATENATE(&quot;  &quot;;[.K80];&quot;: &quot;;[.L80])" table:style-name="ce1">
            <text:p><text:s text:c="2"/>caNo-treatment_NA_D28R: TACAGC_AGTCAA</text:p>
          </table:table-cell>
          <table:table-cell office:value-type="string" office:string-value="  caNo-treatment_NA_D35R: TACAGC_GTGAAA" table:formula="of:=CONCATENATE(&quot;  &quot;;[.O80];&quot;: &quot;;[.P80])" table:style-name="ce1">
            <text:p><text:s text:c="2"/>caNo-treatment_NA_D35R: TACAGC_GTGAAA</text:p>
          </table:table-cell>
          <table:table-cell office:value-type="string" office:string-value="  caEed_5_D12_R2: TACAGC_GTGGCC" table:formula="of:=CONCATENATE(&quot;  &quot;;[.S80];&quot;: &quot;;[.T80])" table:style-name="ce1">
            <text:p><text:s text:c="2"/>caEed_5_D12_R2: TACAGC_GTGGCC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cb</text:p>
          </table:table-cell>
          <table:table-cell office:value-type="string" table:style-name="ce1">
            <text:p>Ctcf_5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G8</text:p>
          </table:table-cell>
          <table:table-cell office:value-type="string" office:string-value="cbNo-treatment_NA_D28R" table:formula="of:=CONCATENATE([.$E81];[.$G81];&quot;_&quot;;[.$H81];&quot;_D28R&quot;)" table:style-name="ce1">
            <text:p>cbNo-treatment_NA_D28R</text:p>
          </table:table-cell>
          <table:table-cell office:value-type="string" office:string-value="TATAAT_AGTTCC" table:formula="of:=CONCATENATE([.B33];&quot;_&quot;;[.D3])" table:style-name="ce1">
            <text:p>TATAAT_AGTTCC</text:p>
          </table:table-cell>
          <table:table-cell table:style-name="ce1"/>
          <table:table-cell office:value-type="string" table:style-name="ce1">
            <text:p>G8</text:p>
          </table:table-cell>
          <table:table-cell office:value-type="string" office:string-value="cbNo-treatment_NA_D35R" table:formula="of:=CONCATENATE([.$E81];[.$G81];&quot;_&quot;;[.$H81];&quot;_D35R&quot;)" table:style-name="ce1">
            <text:p>cbNo-treatment_NA_D35R</text:p>
          </table:table-cell>
          <table:table-cell office:value-type="string" office:string-value="TATAAT_GTGGCC" table:formula="of:=CONCATENATE([.B33];&quot;_&quot;;[.D9])" table:style-name="ce1">
            <text:p>TATAAT_GTGGCC</text:p>
          </table:table-cell>
          <table:table-cell table:style-name="ce1"/>
          <table:table-cell office:value-type="string" table:style-name="ce1">
            <text:p>G8</text:p>
          </table:table-cell>
          <table:table-cell office:value-type="string" office:string-value="cbCtcf_5_D12_R2" table:formula="of:=CONCATENATE([.E81];[.F81];&quot;_D12_R2&quot;)" table:style-name="ce1">
            <text:p>cbCtcf_5_D12_R2</text:p>
          </table:table-cell>
          <table:table-cell office:value-type="string" office:string-value="TATAAT_GTTTCG" table:formula="of:=CONCATENATE([.B33];&quot;_&quot;;[.D10])" table:style-name="ce1">
            <text:p>TATAAT_GTTTCG</text:p>
          </table:table-cell>
          <table:table-cell table:style-name="ce1"/>
          <table:table-cell office:value-type="string" office:string-value="  cbNo-treatment_NA_D28R: TATAAT_AGTTCC" table:formula="of:=CONCATENATE(&quot;  &quot;;[.K81];&quot;: &quot;;[.L81])" table:style-name="ce1">
            <text:p><text:s text:c="2"/>cbNo-treatment_NA_D28R: TATAAT_AGTTCC</text:p>
          </table:table-cell>
          <table:table-cell office:value-type="string" office:string-value="  cbNo-treatment_NA_D35R: TATAAT_GTGGCC" table:formula="of:=CONCATENATE(&quot;  &quot;;[.O81];&quot;: &quot;;[.P81])" table:style-name="ce1">
            <text:p><text:s text:c="2"/>cbNo-treatment_NA_D35R: TATAAT_GTGGCC</text:p>
          </table:table-cell>
          <table:table-cell office:value-type="string" office:string-value="  cbCtcf_5_D12_R2: TATAAT_GTTTCG" table:formula="of:=CONCATENATE(&quot;  &quot;;[.S81];&quot;: &quot;;[.T81])" table:style-name="ce1">
            <text:p><text:s text:c="2"/>cbCtcf_5_D12_R2: TATAAT_GTTTCG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cc</text:p>
          </table:table-cell>
          <table:table-cell office:value-type="string" table:style-name="ce1">
            <text:p>Sirt1_5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G9</text:p>
          </table:table-cell>
          <table:table-cell office:value-type="string" office:string-value="ccNo-treatment_NA_D28R" table:formula="of:=CONCATENATE([.$E82];[.$G82];&quot;_&quot;;[.$H82];&quot;_D28R&quot;)" table:style-name="ce1">
            <text:p>ccNo-treatment_NA_D28R</text:p>
          </table:table-cell>
          <table:table-cell office:value-type="string" office:string-value="TCATTC_ATGTCA" table:formula="of:=CONCATENATE([.B34];&quot;_&quot;;[.D4])" table:style-name="ce1">
            <text:p>TCATTC_ATGTCA</text:p>
          </table:table-cell>
          <table:table-cell table:style-name="ce1"/>
          <table:table-cell office:value-type="string" table:style-name="ce1">
            <text:p>G9</text:p>
          </table:table-cell>
          <table:table-cell office:value-type="string" office:string-value="ccNo-treatment_NA_D35R" table:formula="of:=CONCATENATE([.$E82];[.$G82];&quot;_&quot;;[.$H82];&quot;_D35R&quot;)" table:style-name="ce1">
            <text:p>ccNo-treatment_NA_D35R</text:p>
          </table:table-cell>
          <table:table-cell office:value-type="string" office:string-value="TCATTC_GTTTCG" table:formula="of:=CONCATENATE([.B34];&quot;_&quot;;[.D10])" table:style-name="ce1">
            <text:p>TCATTC_GTTTCG</text:p>
          </table:table-cell>
          <table:table-cell table:style-name="ce1"/>
          <table:table-cell office:value-type="string" table:style-name="ce1">
            <text:p>G9</text:p>
          </table:table-cell>
          <table:table-cell office:value-type="string" office:string-value="ccSirt1_5_D12_R2" table:formula="of:=CONCATENATE([.E82];[.F82];&quot;_D12_R2&quot;)" table:style-name="ce1">
            <text:p>ccSirt1_5_D12_R2</text:p>
          </table:table-cell>
          <table:table-cell office:value-type="string" office:string-value="TCATTC_CGTACG" table:formula="of:=CONCATENATE([.B34];&quot;_&quot;;[.D11])" table:style-name="ce1">
            <text:p>TCATTC_CGTACG</text:p>
          </table:table-cell>
          <table:table-cell table:style-name="ce1"/>
          <table:table-cell office:value-type="string" office:string-value="  ccNo-treatment_NA_D28R: TCATTC_ATGTCA" table:formula="of:=CONCATENATE(&quot;  &quot;;[.K82];&quot;: &quot;;[.L82])" table:style-name="ce1">
            <text:p><text:s text:c="2"/>ccNo-treatment_NA_D28R: TCATTC_ATGTCA</text:p>
          </table:table-cell>
          <table:table-cell office:value-type="string" office:string-value="  ccNo-treatment_NA_D35R: TCATTC_GTTTCG" table:formula="of:=CONCATENATE(&quot;  &quot;;[.O82];&quot;: &quot;;[.P82])" table:style-name="ce1">
            <text:p><text:s text:c="2"/>ccNo-treatment_NA_D35R: TCATTC_GTTTCG</text:p>
          </table:table-cell>
          <table:table-cell office:value-type="string" office:string-value="  ccSirt1_5_D12_R2: TCATTC_CGTACG" table:formula="of:=CONCATENATE(&quot;  &quot;;[.S82];&quot;: &quot;;[.T82])" table:style-name="ce1">
            <text:p><text:s text:c="2"/>ccSirt1_5_D12_R2: TCATTC_CGTACG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cd</text:p>
          </table:table-cell>
          <table:table-cell office:value-type="string" table:style-name="ce1">
            <text:p>Zfp57_5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G10</text:p>
          </table:table-cell>
          <table:table-cell office:value-type="string" office:string-value="cdNo-treatment_NA_D28R" table:formula="of:=CONCATENATE([.$E83];[.$G83];&quot;_&quot;;[.$H83];&quot;_D28R&quot;)" table:style-name="ce1">
            <text:p>cdNo-treatment_NA_D28R</text:p>
          </table:table-cell>
          <table:table-cell office:value-type="string" office:string-value="TCCCGA_CCGTCC" table:formula="of:=CONCATENATE([.B35];&quot;_&quot;;[.D5])" table:style-name="ce1">
            <text:p>TCCCGA_CCGTCC</text:p>
          </table:table-cell>
          <table:table-cell table:style-name="ce1"/>
          <table:table-cell office:value-type="string" table:style-name="ce1">
            <text:p>G10</text:p>
          </table:table-cell>
          <table:table-cell office:value-type="string" office:string-value="cdNo-treatment_NA_D35R" table:formula="of:=CONCATENATE([.$E83];[.$G83];&quot;_&quot;;[.$H83];&quot;_D35R&quot;)" table:style-name="ce1">
            <text:p>cdNo-treatment_NA_D35R</text:p>
          </table:table-cell>
          <table:table-cell office:value-type="string" office:string-value="TCCCGA_CGTACG" table:formula="of:=CONCATENATE([.B35];&quot;_&quot;;[.D11])" table:style-name="ce1">
            <text:p>TCCCGA_CGTACG</text:p>
          </table:table-cell>
          <table:table-cell table:style-name="ce1"/>
          <table:table-cell office:value-type="string" table:style-name="ce1">
            <text:p>G10</text:p>
          </table:table-cell>
          <table:table-cell office:value-type="string" office:string-value="cdZfp57_5_D12_R2" table:formula="of:=CONCATENATE([.E83];[.F83];&quot;_D12_R2&quot;)" table:style-name="ce1">
            <text:p>cdZfp57_5_D12_R2</text:p>
          </table:table-cell>
          <table:table-cell office:value-type="string" office:string-value="TCCCGA_GAGTGG" table:formula="of:=CONCATENATE([.B35];&quot;_&quot;;[.D12])" table:style-name="ce1">
            <text:p>TCCCGA_GAGTGG</text:p>
          </table:table-cell>
          <table:table-cell table:style-name="ce1"/>
          <table:table-cell office:value-type="string" office:string-value="  cdNo-treatment_NA_D28R: TCCCGA_CCGTCC" table:formula="of:=CONCATENATE(&quot;  &quot;;[.K83];&quot;: &quot;;[.L83])" table:style-name="ce1">
            <text:p><text:s text:c="2"/>cdNo-treatment_NA_D28R: TCCCGA_CCGTCC</text:p>
          </table:table-cell>
          <table:table-cell office:value-type="string" office:string-value="  cdNo-treatment_NA_D35R: TCCCGA_CGTACG" table:formula="of:=CONCATENATE(&quot;  &quot;;[.O83];&quot;: &quot;;[.P83])" table:style-name="ce1">
            <text:p><text:s text:c="2"/>cdNo-treatment_NA_D35R: TCCCGA_CGTACG</text:p>
          </table:table-cell>
          <table:table-cell office:value-type="string" office:string-value="  cdZfp57_5_D12_R2: TCCCGA_GAGTGG" table:formula="of:=CONCATENATE(&quot;  &quot;;[.S83];&quot;: &quot;;[.T83])" table:style-name="ce1">
            <text:p><text:s text:c="2"/>cdZfp57_5_D12_R2: TCCCGA_GAGTGG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ce</text:p>
          </table:table-cell>
          <table:table-cell office:value-type="string" table:style-name="ce1">
            <text:p>Hdac2_5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G11</text:p>
          </table:table-cell>
          <table:table-cell office:value-type="string" office:string-value="ceNo-treatment_NA_D28R" table:formula="of:=CONCATENATE([.$E84];[.$G84];&quot;_&quot;;[.$H84];&quot;_D28R&quot;)" table:style-name="ce1">
            <text:p>ceNo-treatment_NA_D28R</text:p>
          </table:table-cell>
          <table:table-cell office:value-type="string" office:string-value="TCGAAG_GTAGAG" table:formula="of:=CONCATENATE([.B36];&quot;_&quot;;[.D6])" table:style-name="ce1">
            <text:p>TCGAAG_GTAGAG</text:p>
          </table:table-cell>
          <table:table-cell table:style-name="ce1"/>
          <table:table-cell office:value-type="string" table:style-name="ce1">
            <text:p>G11</text:p>
          </table:table-cell>
          <table:table-cell office:value-type="string" office:string-value="ceNo-treatment_NA_D35R" table:formula="of:=CONCATENATE([.$E84];[.$G84];&quot;_&quot;;[.$H84];&quot;_D35R&quot;)" table:style-name="ce1">
            <text:p>ceNo-treatment_NA_D35R</text:p>
          </table:table-cell>
          <table:table-cell office:value-type="string" office:string-value="TCGAAG_GAGTGG" table:formula="of:=CONCATENATE([.B36];&quot;_&quot;;[.D12])" table:style-name="ce1">
            <text:p>TCGAAG_GAGTGG</text:p>
          </table:table-cell>
          <table:table-cell table:style-name="ce1"/>
          <table:table-cell office:value-type="string" table:style-name="ce1">
            <text:p>G11</text:p>
          </table:table-cell>
          <table:table-cell office:value-type="string" office:string-value="ceHdac2_5_D12_R2" table:formula="of:=CONCATENATE([.E84];[.F84];&quot;_D12_R2&quot;)" table:style-name="ce1">
            <text:p>ceHdac2_5_D12_R2</text:p>
          </table:table-cell>
          <table:table-cell office:value-type="string" office:string-value="TCGAAG_GGTAGC" table:formula="of:=CONCATENATE([.B36];&quot;_&quot;;[.D13])" table:style-name="ce1">
            <text:p>TCGAAG_GGTAGC</text:p>
          </table:table-cell>
          <table:table-cell table:style-name="ce1"/>
          <table:table-cell office:value-type="string" office:string-value="  ceNo-treatment_NA_D28R: TCGAAG_GTAGAG" table:formula="of:=CONCATENATE(&quot;  &quot;;[.K84];&quot;: &quot;;[.L84])" table:style-name="ce1">
            <text:p><text:s text:c="2"/>ceNo-treatment_NA_D28R: TCGAAG_GTAGAG</text:p>
          </table:table-cell>
          <table:table-cell office:value-type="string" office:string-value="  ceNo-treatment_NA_D35R: TCGAAG_GAGTGG" table:formula="of:=CONCATENATE(&quot;  &quot;;[.O84];&quot;: &quot;;[.P84])" table:style-name="ce1">
            <text:p><text:s text:c="2"/>ceNo-treatment_NA_D35R: TCGAAG_GAGTGG</text:p>
          </table:table-cell>
          <table:table-cell office:value-type="string" office:string-value="  ceHdac2_5_D12_R2: TCGAAG_GGTAGC" table:formula="of:=CONCATENATE(&quot;  &quot;;[.S84];&quot;: &quot;;[.T84])" table:style-name="ce1">
            <text:p><text:s text:c="2"/>ceHdac2_5_D12_R2: TCGAAG_GGTAGC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cf</text:p>
          </table:table-cell>
          <table:table-cell office:value-type="string" table:style-name="ce1">
            <text:p>Kmt5a_5</text:p>
          </table:table-cell>
          <table:table-cell office:value-type="string" table:style-name="ce1">
            <text:p>No-treatment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G12</text:p>
          </table:table-cell>
          <table:table-cell office:value-type="string" office:string-value="cfNo-treatment_NA_D28R" table:formula="of:=CONCATENATE([.$E85];[.$G85];&quot;_&quot;;[.$H85];&quot;_D28R&quot;)" table:style-name="ce1">
            <text:p>cfNo-treatment_NA_D28R</text:p>
          </table:table-cell>
          <table:table-cell office:value-type="string" office:string-value="TCGGCA_GTCCGC" table:formula="of:=CONCATENATE([.B37];&quot;_&quot;;[.D7])" table:style-name="ce1">
            <text:p>TCGGCA_GTCCGC</text:p>
          </table:table-cell>
          <table:table-cell table:style-name="ce1"/>
          <table:table-cell office:value-type="string" table:style-name="ce1">
            <text:p>G12</text:p>
          </table:table-cell>
          <table:table-cell office:value-type="string" office:string-value="cfNo-treatment_NA_D35R" table:formula="of:=CONCATENATE([.$E85];[.$G85];&quot;_&quot;;[.$H85];&quot;_D35R&quot;)" table:style-name="ce1">
            <text:p>cfNo-treatment_NA_D35R</text:p>
          </table:table-cell>
          <table:table-cell office:value-type="string" office:string-value="TCGGCA_GGTAGC" table:formula="of:=CONCATENATE([.B37];&quot;_&quot;;[.D13])" table:style-name="ce1">
            <text:p>TCGGCA_GGTAGC</text:p>
          </table:table-cell>
          <table:table-cell table:style-name="ce1"/>
          <table:table-cell office:value-type="string" table:style-name="ce1">
            <text:p>G12</text:p>
          </table:table-cell>
          <table:table-cell office:value-type="string" office:string-value="cfKmt5a_5_D12_R2" table:formula="of:=CONCATENATE([.E85];[.F85];&quot;_D12_R2&quot;)" table:style-name="ce1">
            <text:p>cfKmt5a_5_D12_R2</text:p>
          </table:table-cell>
          <table:table-cell office:value-type="string" office:string-value="TCGGCA_AGTCAA" table:formula="of:=CONCATENATE([.B37];&quot;_&quot;;[.D2])" table:style-name="ce1">
            <text:p>TCGGCA_AGTCAA</text:p>
          </table:table-cell>
          <table:table-cell table:style-name="ce1"/>
          <table:table-cell office:value-type="string" office:string-value="  cfNo-treatment_NA_D28R: TCGGCA_GTCCGC" table:formula="of:=CONCATENATE(&quot;  &quot;;[.K85];&quot;: &quot;;[.L85])" table:style-name="ce1">
            <text:p><text:s text:c="2"/>cfNo-treatment_NA_D28R: TCGGCA_GTCCGC</text:p>
          </table:table-cell>
          <table:table-cell office:value-type="string" office:string-value="  cfNo-treatment_NA_D35R: TCGGCA_GGTAGC" table:formula="of:=CONCATENATE(&quot;  &quot;;[.O85];&quot;: &quot;;[.P85])" table:style-name="ce1">
            <text:p><text:s text:c="2"/>cfNo-treatment_NA_D35R: TCGGCA_GGTAGC</text:p>
          </table:table-cell>
          <table:table-cell office:value-type="string" office:string-value="  cfKmt5a_5_D12_R2: TCGGCA_AGTCAA" table:formula="of:=CONCATENATE(&quot;  &quot;;[.S85];&quot;: &quot;;[.T85])" table:style-name="ce1">
            <text:p><text:s text:c="2"/>cfKmt5a_5_D12_R2: TCGGCA_AGTCAA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cg</text:p>
          </table:table-cell>
          <table:table-cell office:value-type="string" table:style-name="ce1">
            <text:p>Ring1_5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H1</text:p>
          </table:table-cell>
          <table:table-cell office:value-type="string" office:string-value="cgDMSO_NA_D28R" table:formula="of:=CONCATENATE([.$E86];[.$G86];&quot;_&quot;;[.$H86];&quot;_D28R&quot;)" table:style-name="ce1">
            <text:p>cgDMSO_NA_D28R</text:p>
          </table:table-cell>
          <table:table-cell office:value-type="string" office:string-value="CGGAAT_CACGAT" table:formula="of:=CONCATENATE([.B26];&quot;_&quot;;[.D20])" table:style-name="ce1">
            <text:p>CGGAAT_CACGAT</text:p>
          </table:table-cell>
          <table:table-cell table:style-name="ce1"/>
          <table:table-cell office:value-type="string" table:style-name="ce1">
            <text:p>H1</text:p>
          </table:table-cell>
          <table:table-cell office:value-type="string" office:string-value="cgDMSO_NA_D35R" table:formula="of:=CONCATENATE([.$E86];[.$G86];&quot;_&quot;;[.$H86];&quot;_D35R&quot;)" table:style-name="ce1">
            <text:p>cgDMSO_NA_D35R</text:p>
          </table:table-cell>
          <table:table-cell office:value-type="string" office:string-value="CGGAAT_ACTGAT" table:formula="of:=CONCATENATE([.B26];&quot;_&quot;;[.D14])" table:style-name="ce1">
            <text:p>CGGAAT_ACTGAT</text:p>
          </table:table-cell>
          <table:table-cell table:style-name="ce1"/>
          <table:table-cell office:value-type="string" table:style-name="ce1">
            <text:p>H1</text:p>
          </table:table-cell>
          <table:table-cell office:value-type="string" office:string-value="cgRing1_5_D12_R2" table:formula="of:=CONCATENATE([.E86];[.F86];&quot;_D12_R2&quot;)" table:style-name="ce1">
            <text:p>cgRing1_5_D12_R2</text:p>
          </table:table-cell>
          <table:table-cell office:value-type="string" office:string-value="CGGAAT_ATGAGC" table:formula="of:=CONCATENATE([.B26];&quot;_&quot;;[.D15])" table:style-name="ce1">
            <text:p>CGGAAT_ATGAGC</text:p>
          </table:table-cell>
          <table:table-cell table:style-name="ce1"/>
          <table:table-cell office:value-type="string" office:string-value="  cgDMSO_NA_D28R: CGGAAT_CACGAT" table:formula="of:=CONCATENATE(&quot;  &quot;;[.K86];&quot;: &quot;;[.L86])" table:style-name="ce1">
            <text:p><text:s text:c="2"/>cgDMSO_NA_D28R: CGGAAT_CACGAT</text:p>
          </table:table-cell>
          <table:table-cell office:value-type="string" office:string-value="  cgDMSO_NA_D35R: CGGAAT_ACTGAT" table:formula="of:=CONCATENATE(&quot;  &quot;;[.O86];&quot;: &quot;;[.P86])" table:style-name="ce1">
            <text:p><text:s text:c="2"/>cgDMSO_NA_D35R: CGGAAT_ACTGAT</text:p>
          </table:table-cell>
          <table:table-cell office:value-type="string" office:string-value="  cgRing1_5_D12_R2: CGGAAT_ATGAGC" table:formula="of:=CONCATENATE(&quot;  &quot;;[.S86];&quot;: &quot;;[.T86])" table:style-name="ce1">
            <text:p><text:s text:c="2"/>cgRing1_5_D12_R2: CGGAAT_ATGAGC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ch</text:p>
          </table:table-cell>
          <table:table-cell office:value-type="string" table:style-name="ce1">
            <text:p>Atrx_4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H2</text:p>
          </table:table-cell>
          <table:table-cell office:value-type="string" office:string-value="chDMSO_NA_D28R" table:formula="of:=CONCATENATE([.$E87];[.$G87];&quot;_&quot;;[.$H87];&quot;_D28R&quot;)" table:style-name="ce1">
            <text:p>chDMSO_NA_D28R</text:p>
          </table:table-cell>
          <table:table-cell office:value-type="string" office:string-value="CTAGCT_CACTCA" table:formula="of:=CONCATENATE([.B27];&quot;_&quot;;[.D21])" table:style-name="ce1">
            <text:p>CTAGCT_CACTCA</text:p>
          </table:table-cell>
          <table:table-cell table:style-name="ce1"/>
          <table:table-cell office:value-type="string" table:style-name="ce1">
            <text:p>H2</text:p>
          </table:table-cell>
          <table:table-cell office:value-type="string" office:string-value="chDMSO_NA_D35R" table:formula="of:=CONCATENATE([.$E87];[.$G87];&quot;_&quot;;[.$H87];&quot;_D35R&quot;)" table:style-name="ce1">
            <text:p>chDMSO_NA_D35R</text:p>
          </table:table-cell>
          <table:table-cell office:value-type="string" office:string-value="CTAGCT_ATGAGC" table:formula="of:=CONCATENATE([.B27];&quot;_&quot;;[.D15])" table:style-name="ce1">
            <text:p>CTAGCT_ATGAGC</text:p>
          </table:table-cell>
          <table:table-cell table:style-name="ce1"/>
          <table:table-cell office:value-type="string" table:style-name="ce1">
            <text:p>H2</text:p>
          </table:table-cell>
          <table:table-cell office:value-type="string" office:string-value="chAtrx_4_D12_R2" table:formula="of:=CONCATENATE([.E87];[.F87];&quot;_D12_R2&quot;)" table:style-name="ce1">
            <text:p>chAtrx_4_D12_R2</text:p>
          </table:table-cell>
          <table:table-cell office:value-type="string" office:string-value="CTAGCT_ATTCCT" table:formula="of:=CONCATENATE([.B27];&quot;_&quot;;[.D16])" table:style-name="ce1">
            <text:p>CTAGCT_ATTCCT</text:p>
          </table:table-cell>
          <table:table-cell table:style-name="ce1"/>
          <table:table-cell office:value-type="string" office:string-value="  chDMSO_NA_D28R: CTAGCT_CACTCA" table:formula="of:=CONCATENATE(&quot;  &quot;;[.K87];&quot;: &quot;;[.L87])" table:style-name="ce1">
            <text:p><text:s text:c="2"/>chDMSO_NA_D28R: CTAGCT_CACTCA</text:p>
          </table:table-cell>
          <table:table-cell office:value-type="string" office:string-value="  chDMSO_NA_D35R: CTAGCT_ATGAGC" table:formula="of:=CONCATENATE(&quot;  &quot;;[.O87];&quot;: &quot;;[.P87])" table:style-name="ce1">
            <text:p><text:s text:c="2"/>chDMSO_NA_D35R: CTAGCT_ATGAGC</text:p>
          </table:table-cell>
          <table:table-cell office:value-type="string" office:string-value="  chAtrx_4_D12_R2: CTAGCT_ATTCCT" table:formula="of:=CONCATENATE(&quot;  &quot;;[.S87];&quot;: &quot;;[.T87])" table:style-name="ce1">
            <text:p><text:s text:c="2"/>chAtrx_4_D12_R2: CTAGCT_ATTCCT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ci</text:p>
          </table:table-cell>
          <table:table-cell office:value-type="string" table:style-name="ce1">
            <text:p>Parp1_5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H3</text:p>
          </table:table-cell>
          <table:table-cell office:value-type="string" office:string-value="ciDMSO_NA_D28R" table:formula="of:=CONCATENATE([.$E88];[.$G88];&quot;_&quot;;[.$H88];&quot;_D28R&quot;)" table:style-name="ce1">
            <text:p>ciDMSO_NA_D28R</text:p>
          </table:table-cell>
          <table:table-cell office:value-type="string" office:string-value="CTATAC_CAGGCG" table:formula="of:=CONCATENATE([.B28];&quot;_&quot;;[.D22])" table:style-name="ce1">
            <text:p>CTATAC_CAGGCG</text:p>
          </table:table-cell>
          <table:table-cell table:style-name="ce1"/>
          <table:table-cell office:value-type="string" table:style-name="ce1">
            <text:p>H3</text:p>
          </table:table-cell>
          <table:table-cell office:value-type="string" office:string-value="ciDMSO_NA_D35R" table:formula="of:=CONCATENATE([.$E88];[.$G88];&quot;_&quot;;[.$H88];&quot;_D35R&quot;)" table:style-name="ce1">
            <text:p>ciDMSO_NA_D35R</text:p>
          </table:table-cell>
          <table:table-cell office:value-type="string" office:string-value="CTATAC_ATTCCT" table:formula="of:=CONCATENATE([.B28];&quot;_&quot;;[.D16])" table:style-name="ce1">
            <text:p>CTATAC_ATTCCT</text:p>
          </table:table-cell>
          <table:table-cell table:style-name="ce1"/>
          <table:table-cell office:value-type="string" table:style-name="ce1">
            <text:p>H3</text:p>
          </table:table-cell>
          <table:table-cell office:value-type="string" office:string-value="ciParp1_5_D12_R2" table:formula="of:=CONCATENATE([.E88];[.F88];&quot;_D12_R2&quot;)" table:style-name="ce1">
            <text:p>ciParp1_5_D12_R2</text:p>
          </table:table-cell>
          <table:table-cell office:value-type="string" office:string-value="CTATAC_CAAAAG" table:formula="of:=CONCATENATE([.B28];&quot;_&quot;;[.D17])" table:style-name="ce1">
            <text:p>CTATAC_CAAAAG</text:p>
          </table:table-cell>
          <table:table-cell table:style-name="ce1"/>
          <table:table-cell office:value-type="string" office:string-value="  ciDMSO_NA_D28R: CTATAC_CAGGCG" table:formula="of:=CONCATENATE(&quot;  &quot;;[.K88];&quot;: &quot;;[.L88])" table:style-name="ce1">
            <text:p><text:s text:c="2"/>ciDMSO_NA_D28R: CTATAC_CAGGCG</text:p>
          </table:table-cell>
          <table:table-cell office:value-type="string" office:string-value="  ciDMSO_NA_D35R: CTATAC_ATTCCT" table:formula="of:=CONCATENATE(&quot;  &quot;;[.O88];&quot;: &quot;;[.P88])" table:style-name="ce1">
            <text:p><text:s text:c="2"/>ciDMSO_NA_D35R: CTATAC_ATTCCT</text:p>
          </table:table-cell>
          <table:table-cell office:value-type="string" office:string-value="  ciParp1_5_D12_R2: CTATAC_CAAAAG" table:formula="of:=CONCATENATE(&quot;  &quot;;[.S88];&quot;: &quot;;[.T88])" table:style-name="ce1">
            <text:p><text:s text:c="2"/>ciParp1_5_D12_R2: CTATAC_CAAAAG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cj</text:p>
          </table:table-cell>
          <table:table-cell office:value-type="string" table:style-name="ce1">
            <text:p>Rnf2_4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H4</text:p>
          </table:table-cell>
          <table:table-cell office:value-type="string" office:string-value="cjDMSO_NA_D28R" table:formula="of:=CONCATENATE([.$E89];[.$G89];&quot;_&quot;;[.$H89];&quot;_D28R&quot;)" table:style-name="ce1">
            <text:p>cjDMSO_NA_D28R</text:p>
          </table:table-cell>
          <table:table-cell office:value-type="string" office:string-value="CTCAGA_CATGGC" table:formula="of:=CONCATENATE([.B29];&quot;_&quot;;[.D23])" table:style-name="ce1">
            <text:p>CTCAGA_CATGGC</text:p>
          </table:table-cell>
          <table:table-cell table:style-name="ce1"/>
          <table:table-cell office:value-type="string" table:style-name="ce1">
            <text:p>H4</text:p>
          </table:table-cell>
          <table:table-cell office:value-type="string" office:string-value="cjDMSO_NA_D35R" table:formula="of:=CONCATENATE([.$E89];[.$G89];&quot;_&quot;;[.$H89];&quot;_D35R&quot;)" table:style-name="ce1">
            <text:p>cjDMSO_NA_D35R</text:p>
          </table:table-cell>
          <table:table-cell office:value-type="string" office:string-value="CTCAGA_CAAAAG" table:formula="of:=CONCATENATE([.B29];&quot;_&quot;;[.D17])" table:style-name="ce1">
            <text:p>CTCAGA_CAAAAG</text:p>
          </table:table-cell>
          <table:table-cell table:style-name="ce1"/>
          <table:table-cell office:value-type="string" table:style-name="ce1">
            <text:p>H4</text:p>
          </table:table-cell>
          <table:table-cell office:value-type="string" office:string-value="cjRnf2_4_D12_R2" table:formula="of:=CONCATENATE([.E89];[.F89];&quot;_D12_R2&quot;)" table:style-name="ce1">
            <text:p>cjRnf2_4_D12_R2</text:p>
          </table:table-cell>
          <table:table-cell office:value-type="string" office:string-value="CTCAGA_CAACTA" table:formula="of:=CONCATENATE([.B29];&quot;_&quot;;[.D18])" table:style-name="ce1">
            <text:p>CTCAGA_CAACTA</text:p>
          </table:table-cell>
          <table:table-cell table:style-name="ce1"/>
          <table:table-cell office:value-type="string" office:string-value="  cjDMSO_NA_D28R: CTCAGA_CATGGC" table:formula="of:=CONCATENATE(&quot;  &quot;;[.K89];&quot;: &quot;;[.L89])" table:style-name="ce1">
            <text:p><text:s text:c="2"/>cjDMSO_NA_D28R: CTCAGA_CATGGC</text:p>
          </table:table-cell>
          <table:table-cell office:value-type="string" office:string-value="  cjDMSO_NA_D35R: CTCAGA_CAAAAG" table:formula="of:=CONCATENATE(&quot;  &quot;;[.O89];&quot;: &quot;;[.P89])" table:style-name="ce1">
            <text:p><text:s text:c="2"/>cjDMSO_NA_D35R: CTCAGA_CAAAAG</text:p>
          </table:table-cell>
          <table:table-cell office:value-type="string" office:string-value="  cjRnf2_4_D12_R2: CTCAGA_CAACTA" table:formula="of:=CONCATENATE(&quot;  &quot;;[.S89];&quot;: &quot;;[.T89])" table:style-name="ce1">
            <text:p><text:s text:c="2"/>cjRnf2_4_D12_R2: CTCAGA_CAACTA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ck</text:p>
          </table:table-cell>
          <table:table-cell office:value-type="string" table:style-name="ce1">
            <text:p>Atrx_5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H5</text:p>
          </table:table-cell>
          <table:table-cell office:value-type="string" office:string-value="ckDMSO_NA_D28R" table:formula="of:=CONCATENATE([.$E90];[.$G90];&quot;_&quot;;[.$H90];&quot;_D28R&quot;)" table:style-name="ce1">
            <text:p>ckDMSO_NA_D28R</text:p>
          </table:table-cell>
          <table:table-cell office:value-type="string" office:string-value="GACGAC_CATTTT" table:formula="of:=CONCATENATE([.B30];&quot;_&quot;;[.D24])" table:style-name="ce1">
            <text:p>GACGAC_CATTTT</text:p>
          </table:table-cell>
          <table:table-cell table:style-name="ce1"/>
          <table:table-cell office:value-type="string" table:style-name="ce1">
            <text:p>H5</text:p>
          </table:table-cell>
          <table:table-cell office:value-type="string" office:string-value="ckDMSO_NA_D35R" table:formula="of:=CONCATENATE([.$E90];[.$G90];&quot;_&quot;;[.$H90];&quot;_D35R&quot;)" table:style-name="ce1">
            <text:p>ckDMSO_NA_D35R</text:p>
          </table:table-cell>
          <table:table-cell office:value-type="string" office:string-value="GACGAC_CAACTA" table:formula="of:=CONCATENATE([.B30];&quot;_&quot;;[.D18])" table:style-name="ce1">
            <text:p>GACGAC_CAACTA</text:p>
          </table:table-cell>
          <table:table-cell table:style-name="ce1"/>
          <table:table-cell office:value-type="string" table:style-name="ce1">
            <text:p>H5</text:p>
          </table:table-cell>
          <table:table-cell office:value-type="string" office:string-value="ckAtrx_5_D12_R2" table:formula="of:=CONCATENATE([.E90];[.F90];&quot;_D12_R2&quot;)" table:style-name="ce1">
            <text:p>ckAtrx_5_D12_R2</text:p>
          </table:table-cell>
          <table:table-cell office:value-type="string" office:string-value="GACGAC_CACCGG" table:formula="of:=CONCATENATE([.B30];&quot;_&quot;;[.D19])" table:style-name="ce1">
            <text:p>GACGAC_CACCGG</text:p>
          </table:table-cell>
          <table:table-cell table:style-name="ce1"/>
          <table:table-cell office:value-type="string" office:string-value="  ckDMSO_NA_D28R: GACGAC_CATTTT" table:formula="of:=CONCATENATE(&quot;  &quot;;[.K90];&quot;: &quot;;[.L90])" table:style-name="ce1">
            <text:p><text:s text:c="2"/>ckDMSO_NA_D28R: GACGAC_CATTTT</text:p>
          </table:table-cell>
          <table:table-cell office:value-type="string" office:string-value="  ckDMSO_NA_D35R: GACGAC_CAACTA" table:formula="of:=CONCATENATE(&quot;  &quot;;[.O90];&quot;: &quot;;[.P90])" table:style-name="ce1">
            <text:p><text:s text:c="2"/>ckDMSO_NA_D35R: GACGAC_CAACTA</text:p>
          </table:table-cell>
          <table:table-cell office:value-type="string" office:string-value="  ckAtrx_5_D12_R2: GACGAC_CACCGG" table:formula="of:=CONCATENATE(&quot;  &quot;;[.S90];&quot;: &quot;;[.T90])" table:style-name="ce1">
            <text:p><text:s text:c="2"/>ckAtrx_5_D12_R2: GACGAC_CACCGG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cl</text:p>
          </table:table-cell>
          <table:table-cell office:value-type="string" table:style-name="ce1">
            <text:p>Suv39h1_5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H6</text:p>
          </table:table-cell>
          <table:table-cell office:value-type="string" office:string-value="clDMSO_NA_D28R" table:formula="of:=CONCATENATE([.$E91];[.$G91];&quot;_&quot;;[.$H91];&quot;_D28R&quot;)" table:style-name="ce1">
            <text:p>clDMSO_NA_D28R</text:p>
          </table:table-cell>
          <table:table-cell office:value-type="string" office:string-value="TAATCG_CCAACA" table:formula="of:=CONCATENATE([.B31];&quot;_&quot;;[.D25])" table:style-name="ce1">
            <text:p>TAATCG_CCAACA</text:p>
          </table:table-cell>
          <table:table-cell table:style-name="ce1"/>
          <table:table-cell office:value-type="string" table:style-name="ce1">
            <text:p>H6</text:p>
          </table:table-cell>
          <table:table-cell office:value-type="string" office:string-value="clDMSO_NA_D35R" table:formula="of:=CONCATENATE([.$E91];[.$G91];&quot;_&quot;;[.$H91];&quot;_D35R&quot;)" table:style-name="ce1">
            <text:p>clDMSO_NA_D35R</text:p>
          </table:table-cell>
          <table:table-cell office:value-type="string" office:string-value="TAATCG_CACCGG" table:formula="of:=CONCATENATE([.B31];&quot;_&quot;;[.D19])" table:style-name="ce1">
            <text:p>TAATCG_CACCGG</text:p>
          </table:table-cell>
          <table:table-cell table:style-name="ce1"/>
          <table:table-cell office:value-type="string" table:style-name="ce1">
            <text:p>H6</text:p>
          </table:table-cell>
          <table:table-cell office:value-type="string" office:string-value="clSuv39h1_5_D12_R2" table:formula="of:=CONCATENATE([.E91];[.F91];&quot;_D12_R2&quot;)" table:style-name="ce1">
            <text:p>clSuv39h1_5_D12_R2</text:p>
          </table:table-cell>
          <table:table-cell office:value-type="string" office:string-value="TAATCG_CACGAT" table:formula="of:=CONCATENATE([.B31];&quot;_&quot;;[.D20])" table:style-name="ce1">
            <text:p>TAATCG_CACGAT</text:p>
          </table:table-cell>
          <table:table-cell table:style-name="ce1"/>
          <table:table-cell office:value-type="string" office:string-value="  clDMSO_NA_D28R: TAATCG_CCAACA" table:formula="of:=CONCATENATE(&quot;  &quot;;[.K91];&quot;: &quot;;[.L91])" table:style-name="ce1">
            <text:p><text:s text:c="2"/>clDMSO_NA_D28R: TAATCG_CCAACA</text:p>
          </table:table-cell>
          <table:table-cell office:value-type="string" office:string-value="  clDMSO_NA_D35R: TAATCG_CACCGG" table:formula="of:=CONCATENATE(&quot;  &quot;;[.O91];&quot;: &quot;;[.P91])" table:style-name="ce1">
            <text:p><text:s text:c="2"/>clDMSO_NA_D35R: TAATCG_CACCGG</text:p>
          </table:table-cell>
          <table:table-cell office:value-type="string" office:string-value="  clSuv39h1_5_D12_R2: TAATCG_CACGAT" table:formula="of:=CONCATENATE(&quot;  &quot;;[.S91];&quot;: &quot;;[.T91])" table:style-name="ce1">
            <text:p><text:s text:c="2"/>clSuv39h1_5_D12_R2: TAATCG_CACGAT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cm</text:p>
          </table:table-cell>
          <table:table-cell office:value-type="string" table:style-name="ce1">
            <text:p>Hdac1_5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H7</text:p>
          </table:table-cell>
          <table:table-cell office:value-type="string" office:string-value="cmDMSO_NA_D28R" table:formula="of:=CONCATENATE([.$E92];[.$G92];&quot;_&quot;;[.$H92];&quot;_D28R&quot;)" table:style-name="ce1">
            <text:p>cmDMSO_NA_D28R</text:p>
          </table:table-cell>
          <table:table-cell office:value-type="string" office:string-value="TACAGC_ACTGAT" table:formula="of:=CONCATENATE([.B32];&quot;_&quot;;[.D14])" table:style-name="ce1">
            <text:p>TACAGC_ACTGAT</text:p>
          </table:table-cell>
          <table:table-cell table:style-name="ce1"/>
          <table:table-cell office:value-type="string" table:style-name="ce1">
            <text:p>H7</text:p>
          </table:table-cell>
          <table:table-cell office:value-type="string" office:string-value="cmDMSO_NA_D35R" table:formula="of:=CONCATENATE([.$E92];[.$G92];&quot;_&quot;;[.$H92];&quot;_D35R&quot;)" table:style-name="ce1">
            <text:p>cmDMSO_NA_D35R</text:p>
          </table:table-cell>
          <table:table-cell office:value-type="string" office:string-value="TACAGC_CACGAT" table:formula="of:=CONCATENATE([.B32];&quot;_&quot;;[.D20])" table:style-name="ce1">
            <text:p>TACAGC_CACGAT</text:p>
          </table:table-cell>
          <table:table-cell table:style-name="ce1"/>
          <table:table-cell office:value-type="string" table:style-name="ce1">
            <text:p>H7</text:p>
          </table:table-cell>
          <table:table-cell office:value-type="string" office:string-value="cmHdac1_5_D12_R2" table:formula="of:=CONCATENATE([.E92];[.F92];&quot;_D12_R2&quot;)" table:style-name="ce1">
            <text:p>cmHdac1_5_D12_R2</text:p>
          </table:table-cell>
          <table:table-cell office:value-type="string" office:string-value="TACAGC_CACTCA" table:formula="of:=CONCATENATE([.B32];&quot;_&quot;;[.D21])" table:style-name="ce1">
            <text:p>TACAGC_CACTCA</text:p>
          </table:table-cell>
          <table:table-cell table:style-name="ce1"/>
          <table:table-cell office:value-type="string" office:string-value="  cmDMSO_NA_D28R: TACAGC_ACTGAT" table:formula="of:=CONCATENATE(&quot;  &quot;;[.K92];&quot;: &quot;;[.L92])" table:style-name="ce1">
            <text:p><text:s text:c="2"/>cmDMSO_NA_D28R: TACAGC_ACTGAT</text:p>
          </table:table-cell>
          <table:table-cell office:value-type="string" office:string-value="  cmDMSO_NA_D35R: TACAGC_CACGAT" table:formula="of:=CONCATENATE(&quot;  &quot;;[.O92];&quot;: &quot;;[.P92])" table:style-name="ce1">
            <text:p><text:s text:c="2"/>cmDMSO_NA_D35R: TACAGC_CACGAT</text:p>
          </table:table-cell>
          <table:table-cell office:value-type="string" office:string-value="  cmHdac1_5_D12_R2: TACAGC_CACTCA" table:formula="of:=CONCATENATE(&quot;  &quot;;[.S92];&quot;: &quot;;[.T92])" table:style-name="ce1">
            <text:p><text:s text:c="2"/>cmHdac1_5_D12_R2: TACAGC_CACTCA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cn</text:p>
          </table:table-cell>
          <table:table-cell office:value-type="string" table:style-name="ce1">
            <text:p>Rnf2_5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H8</text:p>
          </table:table-cell>
          <table:table-cell office:value-type="string" office:string-value="cnDMSO_NA_D28R" table:formula="of:=CONCATENATE([.$E93];[.$G93];&quot;_&quot;;[.$H93];&quot;_D28R&quot;)" table:style-name="ce1">
            <text:p>cnDMSO_NA_D28R</text:p>
          </table:table-cell>
          <table:table-cell office:value-type="string" office:string-value="TATAAT_ATGAGC" table:formula="of:=CONCATENATE([.B33];&quot;_&quot;;[.D15])" table:style-name="ce1">
            <text:p>TATAAT_ATGAGC</text:p>
          </table:table-cell>
          <table:table-cell table:style-name="ce1"/>
          <table:table-cell office:value-type="string" table:style-name="ce1">
            <text:p>H8</text:p>
          </table:table-cell>
          <table:table-cell office:value-type="string" office:string-value="cnDMSO_NA_D35R" table:formula="of:=CONCATENATE([.$E93];[.$G93];&quot;_&quot;;[.$H93];&quot;_D35R&quot;)" table:style-name="ce1">
            <text:p>cnDMSO_NA_D35R</text:p>
          </table:table-cell>
          <table:table-cell office:value-type="string" office:string-value="TATAAT_CACTCA" table:formula="of:=CONCATENATE([.B33];&quot;_&quot;;[.D21])" table:style-name="ce1">
            <text:p>TATAAT_CACTCA</text:p>
          </table:table-cell>
          <table:table-cell table:style-name="ce1"/>
          <table:table-cell office:value-type="string" table:style-name="ce1">
            <text:p>H8</text:p>
          </table:table-cell>
          <table:table-cell office:value-type="string" office:string-value="cnRnf2_5_D12_R2" table:formula="of:=CONCATENATE([.E93];[.F93];&quot;_D12_R2&quot;)" table:style-name="ce1">
            <text:p>cnRnf2_5_D12_R2</text:p>
          </table:table-cell>
          <table:table-cell office:value-type="string" office:string-value="TATAAT_CAGGCG" table:formula="of:=CONCATENATE([.B33];&quot;_&quot;;[.D22])" table:style-name="ce1">
            <text:p>TATAAT_CAGGCG</text:p>
          </table:table-cell>
          <table:table-cell table:style-name="ce1"/>
          <table:table-cell office:value-type="string" office:string-value="  cnDMSO_NA_D28R: TATAAT_ATGAGC" table:formula="of:=CONCATENATE(&quot;  &quot;;[.K93];&quot;: &quot;;[.L93])" table:style-name="ce1">
            <text:p><text:s text:c="2"/>cnDMSO_NA_D28R: TATAAT_ATGAGC</text:p>
          </table:table-cell>
          <table:table-cell office:value-type="string" office:string-value="  cnDMSO_NA_D35R: TATAAT_CACTCA" table:formula="of:=CONCATENATE(&quot;  &quot;;[.O93];&quot;: &quot;;[.P93])" table:style-name="ce1">
            <text:p><text:s text:c="2"/>cnDMSO_NA_D35R: TATAAT_CACTCA</text:p>
          </table:table-cell>
          <table:table-cell office:value-type="string" office:string-value="  cnRnf2_5_D12_R2: TATAAT_CAGGCG" table:formula="of:=CONCATENATE(&quot;  &quot;;[.S93];&quot;: &quot;;[.T93])" table:style-name="ce1">
            <text:p><text:s text:c="2"/>cnRnf2_5_D12_R2: TATAAT_CAGGCG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co</text:p>
          </table:table-cell>
          <table:table-cell office:value-type="string" table:style-name="ce1">
            <text:p>pLKO_1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H9</text:p>
          </table:table-cell>
          <table:table-cell office:value-type="string" office:string-value="coDMSO_NA_D28R" table:formula="of:=CONCATENATE([.$E94];[.$G94];&quot;_&quot;;[.$H94];&quot;_D28R&quot;)" table:style-name="ce1">
            <text:p>coDMSO_NA_D28R</text:p>
          </table:table-cell>
          <table:table-cell office:value-type="string" office:string-value="TCATTC_ATTCCT" table:formula="of:=CONCATENATE([.B34];&quot;_&quot;;[.D16])" table:style-name="ce1">
            <text:p>TCATTC_ATTCCT</text:p>
          </table:table-cell>
          <table:table-cell table:style-name="ce1"/>
          <table:table-cell office:value-type="string" table:style-name="ce1">
            <text:p>H9</text:p>
          </table:table-cell>
          <table:table-cell office:value-type="string" office:string-value="coDMSO_NA_D35R" table:formula="of:=CONCATENATE([.$E94];[.$G94];&quot;_&quot;;[.$H94];&quot;_D35R&quot;)" table:style-name="ce1">
            <text:p>coDMSO_NA_D35R</text:p>
          </table:table-cell>
          <table:table-cell office:value-type="string" office:string-value="TCATTC_CAGGCG" table:formula="of:=CONCATENATE([.B34];&quot;_&quot;;[.D22])" table:style-name="ce1">
            <text:p>TCATTC_CAGGCG</text:p>
          </table:table-cell>
          <table:table-cell table:style-name="ce1"/>
          <table:table-cell office:value-type="string" table:style-name="ce1">
            <text:p>H9</text:p>
          </table:table-cell>
          <table:table-cell office:value-type="string" office:string-value="copLKO_1_D12_R2" table:formula="of:=CONCATENATE([.E94];[.F94];&quot;_D12_R2&quot;)" table:style-name="ce1">
            <text:p>copLKO_1_D12_R2</text:p>
          </table:table-cell>
          <table:table-cell office:value-type="string" office:string-value="TCATTC_CATGGC" table:formula="of:=CONCATENATE([.B34];&quot;_&quot;;[.D23])" table:style-name="ce1">
            <text:p>TCATTC_CATGGC</text:p>
          </table:table-cell>
          <table:table-cell table:style-name="ce1"/>
          <table:table-cell office:value-type="string" office:string-value="  coDMSO_NA_D28R: TCATTC_ATTCCT" table:formula="of:=CONCATENATE(&quot;  &quot;;[.K94];&quot;: &quot;;[.L94])" table:style-name="ce1">
            <text:p><text:s text:c="2"/>coDMSO_NA_D28R: TCATTC_ATTCCT</text:p>
          </table:table-cell>
          <table:table-cell office:value-type="string" office:string-value="  coDMSO_NA_D35R: TCATTC_CAGGCG" table:formula="of:=CONCATENATE(&quot;  &quot;;[.O94];&quot;: &quot;;[.P94])" table:style-name="ce1">
            <text:p><text:s text:c="2"/>coDMSO_NA_D35R: TCATTC_CAGGCG</text:p>
          </table:table-cell>
          <table:table-cell office:value-type="string" office:string-value="  copLKO_1_D12_R2: TCATTC_CATGGC" table:formula="of:=CONCATENATE(&quot;  &quot;;[.S94];&quot;: &quot;;[.T94])" table:style-name="ce1">
            <text:p><text:s text:c="2"/>copLKO_1_D12_R2: TCATTC_CATGGC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cp</text:p>
          </table:table-cell>
          <table:table-cell office:value-type="string" table:style-name="ce1">
            <text:p>pLKO_2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H10</text:p>
          </table:table-cell>
          <table:table-cell office:value-type="string" office:string-value="cpDMSO_NA_D28R" table:formula="of:=CONCATENATE([.$E95];[.$G95];&quot;_&quot;;[.$H95];&quot;_D28R&quot;)" table:style-name="ce1">
            <text:p>cpDMSO_NA_D28R</text:p>
          </table:table-cell>
          <table:table-cell office:value-type="string" office:string-value="TCCCGA_CAAAAG" table:formula="of:=CONCATENATE([.B35];&quot;_&quot;;[.D17])" table:style-name="ce1">
            <text:p>TCCCGA_CAAAAG</text:p>
          </table:table-cell>
          <table:table-cell table:style-name="ce1"/>
          <table:table-cell office:value-type="string" table:style-name="ce1">
            <text:p>H10</text:p>
          </table:table-cell>
          <table:table-cell office:value-type="string" office:string-value="cpDMSO_NA_D35R" table:formula="of:=CONCATENATE([.$E95];[.$G95];&quot;_&quot;;[.$H95];&quot;_D35R&quot;)" table:style-name="ce1">
            <text:p>cpDMSO_NA_D35R</text:p>
          </table:table-cell>
          <table:table-cell office:value-type="string" office:string-value="TCCCGA_CATGGC" table:formula="of:=CONCATENATE([.B35];&quot;_&quot;;[.D23])" table:style-name="ce1">
            <text:p>TCCCGA_CATGGC</text:p>
          </table:table-cell>
          <table:table-cell table:style-name="ce1"/>
          <table:table-cell office:value-type="string" table:style-name="ce1">
            <text:p>H10</text:p>
          </table:table-cell>
          <table:table-cell office:value-type="string" office:string-value="cppLKO_2_D12_R2" table:formula="of:=CONCATENATE([.E95];[.F95];&quot;_D12_R2&quot;)" table:style-name="ce1">
            <text:p>cppLKO_2_D12_R2</text:p>
          </table:table-cell>
          <table:table-cell office:value-type="string" office:string-value="TCCCGA_CATTTT" table:formula="of:=CONCATENATE([.B35];&quot;_&quot;;[.D24])" table:style-name="ce1">
            <text:p>TCCCGA_CATTTT</text:p>
          </table:table-cell>
          <table:table-cell table:style-name="ce1"/>
          <table:table-cell office:value-type="string" office:string-value="  cpDMSO_NA_D28R: TCCCGA_CAAAAG" table:formula="of:=CONCATENATE(&quot;  &quot;;[.K95];&quot;: &quot;;[.L95])" table:style-name="ce1">
            <text:p><text:s text:c="2"/>cpDMSO_NA_D28R: TCCCGA_CAAAAG</text:p>
          </table:table-cell>
          <table:table-cell office:value-type="string" office:string-value="  cpDMSO_NA_D35R: TCCCGA_CATGGC" table:formula="of:=CONCATENATE(&quot;  &quot;;[.O95];&quot;: &quot;;[.P95])" table:style-name="ce1">
            <text:p><text:s text:c="2"/>cpDMSO_NA_D35R: TCCCGA_CATGGC</text:p>
          </table:table-cell>
          <table:table-cell office:value-type="string" office:string-value="  cppLKO_2_D12_R2: TCCCGA_CATTTT" table:formula="of:=CONCATENATE(&quot;  &quot;;[.S95];&quot;: &quot;;[.T95])" table:style-name="ce1">
            <text:p><text:s text:c="2"/>cppLKO_2_D12_R2: TCCCGA_CATTTT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cq</text:p>
          </table:table-cell>
          <table:table-cell office:value-type="string" table:style-name="ce1">
            <text:p>EMPTY_1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H11</text:p>
          </table:table-cell>
          <table:table-cell office:value-type="string" office:string-value="cqDMSO_NA_D28R" table:formula="of:=CONCATENATE([.$E96];[.$G96];&quot;_&quot;;[.$H96];&quot;_D28R&quot;)" table:style-name="ce1">
            <text:p>cqDMSO_NA_D28R</text:p>
          </table:table-cell>
          <table:table-cell office:value-type="string" office:string-value="TCGAAG_CAACTA" table:formula="of:=CONCATENATE([.B36];&quot;_&quot;;[.D18])" table:style-name="ce1">
            <text:p>TCGAAG_CAACTA</text:p>
          </table:table-cell>
          <table:table-cell table:style-name="ce1"/>
          <table:table-cell office:value-type="string" table:style-name="ce1">
            <text:p>H11</text:p>
          </table:table-cell>
          <table:table-cell office:value-type="string" office:string-value="cqDMSO_NA_D35R" table:formula="of:=CONCATENATE([.$E96];[.$G96];&quot;_&quot;;[.$H96];&quot;_D35R&quot;)" table:style-name="ce1">
            <text:p>cqDMSO_NA_D35R</text:p>
          </table:table-cell>
          <table:table-cell office:value-type="string" office:string-value="TCGAAG_CATTTT" table:formula="of:=CONCATENATE([.B36];&quot;_&quot;;[.D24])" table:style-name="ce1">
            <text:p>TCGAAG_CATTTT</text:p>
          </table:table-cell>
          <table:table-cell table:style-name="ce1"/>
          <table:table-cell office:value-type="string" table:style-name="ce1">
            <text:p>H11</text:p>
          </table:table-cell>
          <table:table-cell office:value-type="string" office:string-value="cqEMPTY_1_D12_R2" table:formula="of:=CONCATENATE([.E96];[.F96];&quot;_D12_R2&quot;)" table:style-name="ce1">
            <text:p>cqEMPTY_1_D12_R2</text:p>
          </table:table-cell>
          <table:table-cell office:value-type="string" office:string-value="TCGAAG_CCAACA" table:formula="of:=CONCATENATE([.B36];&quot;_&quot;;[.D25])" table:style-name="ce1">
            <text:p>TCGAAG_CCAACA</text:p>
          </table:table-cell>
          <table:table-cell table:style-name="ce1"/>
          <table:table-cell office:value-type="string" office:string-value="  cqDMSO_NA_D28R: TCGAAG_CAACTA" table:formula="of:=CONCATENATE(&quot;  &quot;;[.K96];&quot;: &quot;;[.L96])" table:style-name="ce1">
            <text:p><text:s text:c="2"/>cqDMSO_NA_D28R: TCGAAG_CAACTA</text:p>
          </table:table-cell>
          <table:table-cell office:value-type="string" office:string-value="  cqDMSO_NA_D35R: TCGAAG_CATTTT" table:formula="of:=CONCATENATE(&quot;  &quot;;[.O96];&quot;: &quot;;[.P96])" table:style-name="ce1">
            <text:p><text:s text:c="2"/>cqDMSO_NA_D35R: TCGAAG_CATTTT</text:p>
          </table:table-cell>
          <table:table-cell office:value-type="string" office:string-value="  cqEMPTY_1_D12_R2: TCGAAG_CCAACA" table:formula="of:=CONCATENATE(&quot;  &quot;;[.S96];&quot;: &quot;;[.T96])" table:style-name="ce1">
            <text:p><text:s text:c="2"/>cqEMPTY_1_D12_R2: TCGAAG_CCAACA</text:p>
          </table:table-cell>
          <table:table-cell table:number-columns-repeated="16360"/>
        </table:table-row>
        <table:table-row table:style-name="ro1">
          <table:table-cell table:number-columns-repeated="4"/>
          <table:table-cell office:value-type="string" table:style-name="ce1">
            <text:p>cr</text:p>
          </table:table-cell>
          <table:table-cell office:value-type="string" table:style-name="ce1">
            <text:p>EMPTY_2</text:p>
          </table:table-cell>
          <table:table-cell office:value-type="string" table:style-name="ce1">
            <text:p>DMSO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H12</text:p>
          </table:table-cell>
          <table:table-cell office:value-type="string" office:string-value="crDMSO_NA_D28R" table:formula="of:=CONCATENATE([.$E97];[.$G97];&quot;_&quot;;[.$H97];&quot;_D28R&quot;)" table:style-name="ce1">
            <text:p>crDMSO_NA_D28R</text:p>
          </table:table-cell>
          <table:table-cell office:value-type="string" office:string-value="TCGGCA_CACCGG" table:formula="of:=CONCATENATE([.B37];&quot;_&quot;;[.D19])" table:style-name="ce1">
            <text:p>TCGGCA_CACCGG</text:p>
          </table:table-cell>
          <table:table-cell table:style-name="ce1"/>
          <table:table-cell office:value-type="string" table:style-name="ce1">
            <text:p>H12</text:p>
          </table:table-cell>
          <table:table-cell office:value-type="string" office:string-value="crDMSO_NA_D35R" table:formula="of:=CONCATENATE([.$E97];[.$G97];&quot;_&quot;;[.$H97];&quot;_D35R&quot;)" table:style-name="ce1">
            <text:p>crDMSO_NA_D35R</text:p>
          </table:table-cell>
          <table:table-cell office:value-type="string" office:string-value="TCGGCA_CCAACA" table:formula="of:=CONCATENATE([.B37];&quot;_&quot;;[.D25])" table:style-name="ce1">
            <text:p>TCGGCA_CCAACA</text:p>
          </table:table-cell>
          <table:table-cell table:style-name="ce1"/>
          <table:table-cell office:value-type="string" table:style-name="ce1">
            <text:p>H12</text:p>
          </table:table-cell>
          <table:table-cell office:value-type="string" office:string-value="crEMPTY_2_D12_R2" table:formula="of:=CONCATENATE([.E97];[.F97];&quot;_D12_R2&quot;)" table:style-name="ce1">
            <text:p>crEMPTY_2_D12_R2</text:p>
          </table:table-cell>
          <table:table-cell office:value-type="string" office:string-value="TCGGCA_ACTGAT" table:formula="of:=CONCATENATE([.B37];&quot;_&quot;;[.D14])" table:style-name="ce1">
            <text:p>TCGGCA_ACTGAT</text:p>
          </table:table-cell>
          <table:table-cell table:style-name="ce1"/>
          <table:table-cell office:value-type="string" office:string-value="  crDMSO_NA_D28R: TCGGCA_CACCGG" table:formula="of:=CONCATENATE(&quot;  &quot;;[.K97];&quot;: &quot;;[.L97])" table:style-name="ce1">
            <text:p><text:s text:c="2"/>crDMSO_NA_D28R: TCGGCA_CACCGG</text:p>
          </table:table-cell>
          <table:table-cell office:value-type="string" office:string-value="  crDMSO_NA_D35R: TCGGCA_CCAACA" table:formula="of:=CONCATENATE(&quot;  &quot;;[.O97];&quot;: &quot;;[.P97])" table:style-name="ce1">
            <text:p><text:s text:c="2"/>crDMSO_NA_D35R: TCGGCA_CCAACA</text:p>
          </table:table-cell>
          <table:table-cell office:value-type="string" office:string-value="  crEMPTY_2_D12_R2: TCGGCA_ACTGAT" table:formula="of:=CONCATENATE(&quot;  &quot;;[.S97];&quot;: &quot;;[.T97])" table:style-name="ce1">
            <text:p><text:s text:c="2"/>crEMPTY_2_D12_R2: TCGGCA_ACTGAT</text:p>
          </table:table-cell>
          <table:table-cell table:number-columns-repeated="16360"/>
        </table:table-row>
        <table:table-row table:number-rows-repeated="1048479" table:style-name="ro1">
          <table:table-cell table:number-columns-repeated="16384"/>
        </table:table-row>
      </table:table>
      <table:table table:name="HATTAT_P3-5" table:style-name="ta6">
        <table:table-column table:style-name="co12" table:number-columns-repeated="12" table:default-cell-style-name="ce1"/>
        <table:table-column table:style-name="co19" table:default-cell-style-name="ce1"/>
        <table:table-column table:style-name="co24" table:default-cell-style-name="ce1"/>
        <table:table-column table:style-name="co26" table:default-cell-style-name="ce1"/>
        <table:table-column table:style-name="co12" table:default-cell-style-name="ce1"/>
        <table:table-column table:style-name="co24" table:default-cell-style-name="ce1"/>
        <table:table-column table:style-name="co25" table:default-cell-style-name="ce1"/>
        <table:table-column table:style-name="co12" table:number-columns-repeated="2" table:default-cell-style-name="ce1"/>
        <table:table-column table:style-name="co20" table:default-cell-style-name="ce1"/>
        <table:table-column table:style-name="co26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6" table:default-cell-style-name="ce1"/>
        <table:table-column table:style-name="co12" table:number-columns-repeated="16358" table:default-cell-style-name="ce1"/>
        <table:table-row table:style-name="ro1">
          <table:table-cell table:style-name="ce12"/>
          <table:table-cell office:value-type="string" table:style-name="ce12">
            <text:p>fw_BC</text:p>
          </table:table-cell>
          <table:table-cell table:style-name="ce12"/>
          <table:table-cell office:value-type="string" table:style-name="ce12">
            <text:p>rv_BC</text:p>
          </table:table-cell>
          <table:table-cell table:number-columns-repeated="2" table:style-name="ce12"/>
          <table:table-cell office:value-type="string" table:style-name="ce12">
            <text:p>P1a coordinate</text:p>
          </table:table-cell>
          <table:table-cell office:value-type="string" table:style-name="ce12">
            <text:p>Sample name</text:p>
          </table:table-cell>
          <table:table-cell office:value-type="string" table:style-name="ce12">
            <text:p>FORMA_5-1 BC</text:p>
          </table:table-cell>
          <table:table-cell table:number-columns-repeated="2" table:style-name="ce12"/>
          <table:table-cell office:value-type="string" table:style-name="ce12">
            <text:p>P1a coordinate</text:p>
          </table:table-cell>
          <table:table-cell office:value-type="string" table:style-name="ce12">
            <text:p>Sample name</text:p>
          </table:table-cell>
          <table:table-cell office:value-type="string" table:style-name="ce12">
            <text:p>P1a BC</text:p>
          </table:table-cell>
          <table:table-cell table:style-name="ce12"/>
          <table:table-cell office:value-type="string" table:style-name="ce12">
            <text:p>P1 coordinate</text:p>
          </table:table-cell>
          <table:table-cell office:value-type="string" table:style-name="ce12">
            <text:p>Sample name</text:p>
          </table:table-cell>
          <table:table-cell office:value-type="string" table:style-name="ce12">
            <text:p>P1 BC</text:p>
          </table:table-cell>
          <table:table-cell table:style-name="ce12"/>
          <table:table-cell office:value-type="string" table:style-name="ce12">
            <text:p>P2 coordinate</text:p>
          </table:table-cell>
          <table:table-cell office:value-type="string" table:style-name="ce12">
            <text:p>Sample name</text:p>
          </table:table-cell>
          <table:table-cell office:value-type="string" table:style-name="ce12">
            <text:p>P2 BC</text:p>
          </table:table-cell>
          <table:table-cell table:style-name="ce12"/>
          <table:table-cell office:value-type="string" table:style-name="ce12">
            <text:p>Yaml DBI31 20171016 (2)_P1a</text:p>
          </table:table-cell>
          <table:table-cell office:value-type="string" table:style-name="ce12">
            <text:p>Yaml DBI31 20171023 (1)_P1</text:p>
          </table:table-cell>
          <table:table-cell office:value-type="string" table:style-name="ce12">
            <text:p>Yaml DBI31 20171023(2)_P2</text:p>
          </table:table-cell>
          <table:table-cell table:number-columns-repeated="16358" table:style-name="ce12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tcf_1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5ng_1_Cast1_0_+RT</text:p>
          </table:table-cell>
          <table:table-cell office:value-type="string" office:string-value="AGTCAA_GTGAAA" table:formula="of:=CONCATENATE([.B2];&quot;_&quot;;[.D8])" table:style-name="ce1">
            <text:p>AGTCAA_GTGAAA</text:p>
          </table:table-cell>
          <table:table-cell table:number-columns-repeated="2" table:style-name="ce1"/>
          <table:table-cell office:value-type="string" table:style-name="ce1">
            <text:p>A1</text:p>
          </table:table-cell>
          <table:table-cell office:value-type="string" office:string-value="aCtcf_1_D12_R3" table:formula="of:=CONCATENATE([.$E2];[.$F2];&quot;_D12_R3&quot;)" table:style-name="ce1">
            <text:p>aCtcf_1_D12_R3</text:p>
          </table:table-cell>
          <table:table-cell office:value-type="string" office:string-value="AGTCAA_GTGAAA" table:formula="of:=CONCATENATE([.B2];&quot;_&quot;;[.D8])" table:style-name="ce1">
            <text:p>AGTCAA_GTGAAA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office:string-value="aCtcf_1_D19_R2" table:formula="of:=CONCATENATE([.$E2];[.$F2];&quot;_D19_R2&quot;)" table:style-name="ce1">
            <text:p>aCtcf_1_D19_R2</text:p>
          </table:table-cell>
          <table:table-cell office:value-type="string" office:string-value="AGTCAA_AGTCAA" table:formula="of:=CONCATENATE([.B2];&quot;_&quot;;[.D2])" table:style-name="ce1">
            <text:p>AGTCAA_AGTCAA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office:string-value="aCtcf_1_D19_R3" table:formula="of:=CONCATENATE([.$E2];[.$F2];&quot;_D19_R3&quot;)" table:style-name="ce1">
            <text:p>aCtcf_1_D19_R3</text:p>
          </table:table-cell>
          <table:table-cell office:value-type="string" office:string-value="AGTCAA_AGTTCC" table:formula="of:=CONCATENATE([.B2];&quot;_&quot;;[.D3])" table:style-name="ce1">
            <text:p>AGTCAA_AGTTCC</text:p>
          </table:table-cell>
          <table:table-cell table:style-name="ce1"/>
          <table:table-cell office:value-type="string" office:string-value="  aCtcf_1_D12_R3: AGTCAA_GTGAAA" table:formula="of:=CONCATENATE(&quot;  &quot;;[.M2];&quot;: &quot;;[.N2])" table:style-name="ce1">
            <text:p><text:s text:c="2"/>aCtcf_1_D12_R3: AGTCAA_GTGAAA</text:p>
          </table:table-cell>
          <table:table-cell office:value-type="string" office:string-value="  aCtcf_1_D19_R2: AGTCAA_AGTCAA" table:formula="of:=CONCATENATE(&quot;  &quot;;[.Q2];&quot;: &quot;;[.R2])" table:style-name="ce1">
            <text:p><text:s text:c="2"/>aCtcf_1_D19_R2: AGTCAA_AGTCAA</text:p>
          </table:table-cell>
          <table:table-cell office:value-type="string" office:string-value="  aCtcf_1_D19_R3: AGTCAA_AGTTCC" table:formula="of:=CONCATENATE(&quot;  &quot;;[.U2];&quot;: &quot;;[.V2])" table:style-name="ce1">
            <text:p><text:s text:c="2"/>aCtcf_1_D19_R3: AGTCAA_AGTTCC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nf2_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b5ng_1_Cast9_1_+RT</text:p>
          </table:table-cell>
          <table:table-cell office:value-type="string" office:string-value="AGTTCC_GTGGCC" table:formula="of:=CONCATENATE([.B3];&quot;_&quot;;[.D9])" table:style-name="ce1">
            <text:p>AGTTCC_GTGGCC</text:p>
          </table:table-cell>
          <table:table-cell table:number-columns-repeated="2" table:style-name="ce1"/>
          <table:table-cell office:value-type="string" table:style-name="ce1">
            <text:p>A2</text:p>
          </table:table-cell>
          <table:table-cell office:value-type="string" office:string-value="bRnf2_1_D12_R3" table:formula="of:=CONCATENATE([.$E3];[.$F3];&quot;_D12_R3&quot;)" table:style-name="ce1">
            <text:p>bRnf2_1_D12_R3</text:p>
          </table:table-cell>
          <table:table-cell office:value-type="string" office:string-value="AGTTCC_GTGGCC" table:formula="of:=CONCATENATE([.B3];&quot;_&quot;;[.D9])" table:style-name="ce1">
            <text:p>AGTTCC_GTGGCC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office:string-value="bRnf2_1_D19_R2" table:formula="of:=CONCATENATE([.$E3];[.$F3];&quot;_D19_R2&quot;)" table:style-name="ce1">
            <text:p>bRnf2_1_D19_R2</text:p>
          </table:table-cell>
          <table:table-cell office:value-type="string" office:string-value="AGTTCC_AGTTCC" table:formula="of:=CONCATENATE([.B3];&quot;_&quot;;[.D3])" table:style-name="ce1">
            <text:p>AGTTCC_AGTTCC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office:string-value="bRnf2_1_D19_R3" table:formula="of:=CONCATENATE([.$E3];[.$F3];&quot;_D19_R3&quot;)" table:style-name="ce1">
            <text:p>bRnf2_1_D19_R3</text:p>
          </table:table-cell>
          <table:table-cell office:value-type="string" office:string-value="AGTTCC_ATGTCA" table:formula="of:=CONCATENATE([.B3];&quot;_&quot;;[.D4])" table:style-name="ce1">
            <text:p>AGTTCC_ATGTCA</text:p>
          </table:table-cell>
          <table:table-cell table:style-name="ce1"/>
          <table:table-cell office:value-type="string" office:string-value="  bRnf2_1_D12_R3: AGTTCC_GTGGCC" table:formula="of:=CONCATENATE(&quot;  &quot;;[.M3];&quot;: &quot;;[.N3])" table:style-name="ce1">
            <text:p><text:s text:c="2"/>bRnf2_1_D12_R3: AGTTCC_GTGGCC</text:p>
          </table:table-cell>
          <table:table-cell office:value-type="string" office:string-value="  bRnf2_1_D19_R2: AGTTCC_AGTTCC" table:formula="of:=CONCATENATE(&quot;  &quot;;[.Q3];&quot;: &quot;;[.R3])" table:style-name="ce1">
            <text:p><text:s text:c="2"/>bRnf2_1_D19_R2: AGTTCC_AGTTCC</text:p>
          </table:table-cell>
          <table:table-cell office:value-type="string" office:string-value="  bRnf2_1_D19_R3: AGTTCC_ATGTCA" table:formula="of:=CONCATENATE(&quot;  &quot;;[.U3];&quot;: &quot;;[.V3])" table:style-name="ce1">
            <text:p><text:s text:c="2"/>bRnf2_1_D19_R3: AGTTCC_ATGTCA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hmt2_1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c5ng_1_Cast8_2_+RT</text:p>
          </table:table-cell>
          <table:table-cell office:value-type="string" office:string-value="ATGTCA_GTTTCG" table:formula="of:=CONCATENATE([.B4];&quot;_&quot;;[.D10])" table:style-name="ce1">
            <text:p>ATGTCA_GTTTCG</text:p>
          </table:table-cell>
          <table:table-cell table:number-columns-repeated="2" table:style-name="ce1"/>
          <table:table-cell office:value-type="string" table:style-name="ce1">
            <text:p>A3</text:p>
          </table:table-cell>
          <table:table-cell office:value-type="string" office:string-value="cEhmt2_1_D12_R3" table:formula="of:=CONCATENATE([.$E4];[.$F4];&quot;_D12_R3&quot;)" table:style-name="ce1">
            <text:p>cEhmt2_1_D12_R3</text:p>
          </table:table-cell>
          <table:table-cell office:value-type="string" office:string-value="ATGTCA_GTTTCG" table:formula="of:=CONCATENATE([.B4];&quot;_&quot;;[.D10])" table:style-name="ce1">
            <text:p>ATGTCA_GTTTCG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office:string-value="cEhmt2_1_D19_R2" table:formula="of:=CONCATENATE([.$E4];[.$F4];&quot;_D19_R2&quot;)" table:style-name="ce1">
            <text:p>cEhmt2_1_D19_R2</text:p>
          </table:table-cell>
          <table:table-cell office:value-type="string" office:string-value="ATGTCA_ATGTCA" table:formula="of:=CONCATENATE([.B4];&quot;_&quot;;[.D4])" table:style-name="ce1">
            <text:p>ATGTCA_ATGTCA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office:string-value="cEhmt2_1_D19_R3" table:formula="of:=CONCATENATE([.$E4];[.$F4];&quot;_D19_R3&quot;)" table:style-name="ce1">
            <text:p>cEhmt2_1_D19_R3</text:p>
          </table:table-cell>
          <table:table-cell office:value-type="string" office:string-value="ATGTCA_CCGTCC" table:formula="of:=CONCATENATE([.B4];&quot;_&quot;;[.D5])" table:style-name="ce1">
            <text:p>ATGTCA_CCGTCC</text:p>
          </table:table-cell>
          <table:table-cell table:style-name="ce1"/>
          <table:table-cell office:value-type="string" office:string-value="  cEhmt2_1_D12_R3: ATGTCA_GTTTCG" table:formula="of:=CONCATENATE(&quot;  &quot;;[.M4];&quot;: &quot;;[.N4])" table:style-name="ce1">
            <text:p><text:s text:c="2"/>cEhmt2_1_D12_R3: ATGTCA_GTTTCG</text:p>
          </table:table-cell>
          <table:table-cell office:value-type="string" office:string-value="  cEhmt2_1_D19_R2: ATGTCA_ATGTCA" table:formula="of:=CONCATENATE(&quot;  &quot;;[.Q4];&quot;: &quot;;[.R4])" table:style-name="ce1">
            <text:p><text:s text:c="2"/>cEhmt2_1_D19_R2: ATGTCA_ATGTCA</text:p>
          </table:table-cell>
          <table:table-cell office:value-type="string" office:string-value="  cEhmt2_1_D19_R3: ATGTCA_CCGTCC" table:formula="of:=CONCATENATE(&quot;  &quot;;[.U4];&quot;: &quot;;[.V4])" table:style-name="ce1">
            <text:p><text:s text:c="2"/>cEhmt2_1_D19_R3: ATGTCA_CCGTCC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arp1_1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d5ng_1_Cast7_3_+RT</text:p>
          </table:table-cell>
          <table:table-cell office:value-type="string" office:string-value="CCGTCC_CGTACG" table:formula="of:=CONCATENATE([.B5];&quot;_&quot;;[.D11])" table:style-name="ce1">
            <text:p>CCGTCC_CGTACG</text:p>
          </table:table-cell>
          <table:table-cell table:number-columns-repeated="2" table:style-name="ce1"/>
          <table:table-cell office:value-type="string" table:style-name="ce1">
            <text:p>A4</text:p>
          </table:table-cell>
          <table:table-cell office:value-type="string" office:string-value="dParp1_1_D12_R3" table:formula="of:=CONCATENATE([.$E5];[.$F5];&quot;_D12_R3&quot;)" table:style-name="ce1">
            <text:p>dParp1_1_D12_R3</text:p>
          </table:table-cell>
          <table:table-cell office:value-type="string" office:string-value="CCGTCC_CGTACG" table:formula="of:=CONCATENATE([.B5];&quot;_&quot;;[.D11])" table:style-name="ce1">
            <text:p>CCGTCC_CGTACG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office:string-value="dParp1_1_D19_R2" table:formula="of:=CONCATENATE([.$E5];[.$F5];&quot;_D19_R2&quot;)" table:style-name="ce1">
            <text:p>dParp1_1_D19_R2</text:p>
          </table:table-cell>
          <table:table-cell office:value-type="string" office:string-value="CCGTCC_CCGTCC" table:formula="of:=CONCATENATE([.B5];&quot;_&quot;;[.D5])" table:style-name="ce1">
            <text:p>CCGTCC_CCGTCC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office:string-value="dParp1_1_D19_R3" table:formula="of:=CONCATENATE([.$E5];[.$F5];&quot;_D19_R3&quot;)" table:style-name="ce1">
            <text:p>dParp1_1_D19_R3</text:p>
          </table:table-cell>
          <table:table-cell office:value-type="string" office:string-value="CCGTCC_GTAGAG" table:formula="of:=CONCATENATE([.B5];&quot;_&quot;;[.D6])" table:style-name="ce1">
            <text:p>CCGTCC_GTAGAG</text:p>
          </table:table-cell>
          <table:table-cell table:style-name="ce1"/>
          <table:table-cell office:value-type="string" office:string-value="  dParp1_1_D12_R3: CCGTCC_CGTACG" table:formula="of:=CONCATENATE(&quot;  &quot;;[.M5];&quot;: &quot;;[.N5])" table:style-name="ce1">
            <text:p><text:s text:c="2"/>dParp1_1_D12_R3: CCGTCC_CGTACG</text:p>
          </table:table-cell>
          <table:table-cell office:value-type="string" office:string-value="  dParp1_1_D19_R2: CCGTCC_CCGTCC" table:formula="of:=CONCATENATE(&quot;  &quot;;[.Q5];&quot;: &quot;;[.R5])" table:style-name="ce1">
            <text:p><text:s text:c="2"/>dParp1_1_D19_R2: CCGTCC_CCGTCC</text:p>
          </table:table-cell>
          <table:table-cell office:value-type="string" office:string-value="  dParp1_1_D19_R3: CCGTCC_GTAGAG" table:formula="of:=CONCATENATE(&quot;  &quot;;[.U5];&quot;: &quot;;[.V5])" table:style-name="ce1">
            <text:p><text:s text:c="2"/>dParp1_1_D19_R3: CCGTCC_GTAGAG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arp1_2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e5ng_1_Cast6_4_+RT</text:p>
          </table:table-cell>
          <table:table-cell office:value-type="string" office:string-value="GTAGAG_GAGTGG" table:formula="of:=CONCATENATE([.B6];&quot;_&quot;;[.D12])" table:style-name="ce1">
            <text:p>GTAGAG_GAGTGG</text:p>
          </table:table-cell>
          <table:table-cell table:number-columns-repeated="2" table:style-name="ce1"/>
          <table:table-cell office:value-type="string" table:style-name="ce1">
            <text:p>A5</text:p>
          </table:table-cell>
          <table:table-cell office:value-type="string" office:string-value="eParp1_2_D12_R3" table:formula="of:=CONCATENATE([.$E6];[.$F6];&quot;_D12_R3&quot;)" table:style-name="ce1">
            <text:p>eParp1_2_D12_R3</text:p>
          </table:table-cell>
          <table:table-cell office:value-type="string" office:string-value="GTAGAG_GAGTGG" table:formula="of:=CONCATENATE([.B6];&quot;_&quot;;[.D12])" table:style-name="ce1">
            <text:p>GTAGAG_GAGTGG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office:string-value="eParp1_2_D19_R2" table:formula="of:=CONCATENATE([.$E6];[.$F6];&quot;_D19_R2&quot;)" table:style-name="ce1">
            <text:p>eParp1_2_D19_R2</text:p>
          </table:table-cell>
          <table:table-cell office:value-type="string" office:string-value="GTAGAG_GTAGAG" table:formula="of:=CONCATENATE([.B6];&quot;_&quot;;[.D6])" table:style-name="ce1">
            <text:p>GTAGAG_GTAGAG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office:string-value="eParp1_2_D19_R3" table:formula="of:=CONCATENATE([.$E6];[.$F6];&quot;_D19_R3&quot;)" table:style-name="ce1">
            <text:p>eParp1_2_D19_R3</text:p>
          </table:table-cell>
          <table:table-cell office:value-type="string" office:string-value="GTAGAG_GTCCGC" table:formula="of:=CONCATENATE([.B6];&quot;_&quot;;[.D7])" table:style-name="ce1">
            <text:p>GTAGAG_GTCCGC</text:p>
          </table:table-cell>
          <table:table-cell table:style-name="ce1"/>
          <table:table-cell office:value-type="string" office:string-value="  eParp1_2_D12_R3: GTAGAG_GAGTGG" table:formula="of:=CONCATENATE(&quot;  &quot;;[.M6];&quot;: &quot;;[.N6])" table:style-name="ce1">
            <text:p><text:s text:c="2"/>eParp1_2_D12_R3: GTAGAG_GAGTGG</text:p>
          </table:table-cell>
          <table:table-cell office:value-type="string" office:string-value="  eParp1_2_D19_R2: GTAGAG_GTAGAG" table:formula="of:=CONCATENATE(&quot;  &quot;;[.Q6];&quot;: &quot;;[.R6])" table:style-name="ce1">
            <text:p><text:s text:c="2"/>eParp1_2_D19_R2: GTAGAG_GTAGAG</text:p>
          </table:table-cell>
          <table:table-cell office:value-type="string" office:string-value="  eParp1_2_D19_R3: GTAGAG_GTCCGC" table:formula="of:=CONCATENATE(&quot;  &quot;;[.U6];&quot;: &quot;;[.V6])" table:style-name="ce1">
            <text:p><text:s text:c="2"/>eParp1_2_D19_R3: GTAGAG_GTCCGC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Zfp57_1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f5ng_1_Cast5_5_+RT</text:p>
          </table:table-cell>
          <table:table-cell office:value-type="string" office:string-value="GTCCGC_GGTAGC" table:formula="of:=CONCATENATE([.B7];&quot;_&quot;;[.D13])" table:style-name="ce1">
            <text:p>GTCCGC_GGTAGC</text:p>
          </table:table-cell>
          <table:table-cell table:number-columns-repeated="2" table:style-name="ce1"/>
          <table:table-cell office:value-type="string" table:style-name="ce1">
            <text:p>A6</text:p>
          </table:table-cell>
          <table:table-cell office:value-type="string" office:string-value="fZfp57_1_D12_R3" table:formula="of:=CONCATENATE([.$E7];[.$F7];&quot;_D12_R3&quot;)" table:style-name="ce1">
            <text:p>fZfp57_1_D12_R3</text:p>
          </table:table-cell>
          <table:table-cell office:value-type="string" office:string-value="GTCCGC_GGTAGC" table:formula="of:=CONCATENATE([.B7];&quot;_&quot;;[.D13])" table:style-name="ce1">
            <text:p>GTCCGC_GGTAGC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office:string-value="fZfp57_1_D19_R2" table:formula="of:=CONCATENATE([.$E7];[.$F7];&quot;_D19_R2&quot;)" table:style-name="ce1">
            <text:p>fZfp57_1_D19_R2</text:p>
          </table:table-cell>
          <table:table-cell office:value-type="string" office:string-value="GTCCGC_GTCCGC" table:formula="of:=CONCATENATE([.B7];&quot;_&quot;;[.D7])" table:style-name="ce1">
            <text:p>GTCCGC_GTCCGC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office:string-value="fZfp57_1_D19_R3" table:formula="of:=CONCATENATE([.$E7];[.$F7];&quot;_D19_R3&quot;)" table:style-name="ce1">
            <text:p>fZfp57_1_D19_R3</text:p>
          </table:table-cell>
          <table:table-cell office:value-type="string" office:string-value="GTCCGC_GTGAAA" table:formula="of:=CONCATENATE([.B7];&quot;_&quot;;[.D8])" table:style-name="ce1">
            <text:p>GTCCGC_GTGAAA</text:p>
          </table:table-cell>
          <table:table-cell table:style-name="ce1"/>
          <table:table-cell office:value-type="string" office:string-value="  fZfp57_1_D12_R3: GTCCGC_GGTAGC" table:formula="of:=CONCATENATE(&quot;  &quot;;[.M7];&quot;: &quot;;[.N7])" table:style-name="ce1">
            <text:p><text:s text:c="2"/>fZfp57_1_D12_R3: GTCCGC_GGTAGC</text:p>
          </table:table-cell>
          <table:table-cell office:value-type="string" office:string-value="  fZfp57_1_D19_R2: GTCCGC_GTCCGC" table:formula="of:=CONCATENATE(&quot;  &quot;;[.Q7];&quot;: &quot;;[.R7])" table:style-name="ce1">
            <text:p><text:s text:c="2"/>fZfp57_1_D19_R2: GTCCGC_GTCCGC</text:p>
          </table:table-cell>
          <table:table-cell office:value-type="string" office:string-value="  fZfp57_1_D19_R3: GTCCGC_GTGAAA" table:formula="of:=CONCATENATE(&quot;  &quot;;[.U7];&quot;: &quot;;[.V7])" table:style-name="ce1">
            <text:p><text:s text:c="2"/>fZfp57_1_D19_R3: GTCCGC_GTGAAA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tf7ip_1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g5ng_1_Cast4_6_+RT</text:p>
          </table:table-cell>
          <table:table-cell office:value-type="string" office:string-value="GTGAAA_AGTCAA" table:formula="of:=CONCATENATE([.B8];&quot;_&quot;;[.D2])" table:style-name="ce1">
            <text:p>GTGAAA_AGTCAA</text:p>
          </table:table-cell>
          <table:table-cell table:number-columns-repeated="2" table:style-name="ce1"/>
          <table:table-cell office:value-type="string" table:style-name="ce1">
            <text:p>A7</text:p>
          </table:table-cell>
          <table:table-cell office:value-type="string" office:string-value="gAtf7ip_1_D12_R3" table:formula="of:=CONCATENATE([.$E8];[.$F8];&quot;_D12_R3&quot;)" table:style-name="ce1">
            <text:p>gAtf7ip_1_D12_R3</text:p>
          </table:table-cell>
          <table:table-cell office:value-type="string" office:string-value="GTGAAA_AGTCAA" table:formula="of:=CONCATENATE([.B8];&quot;_&quot;;[.D2])" table:style-name="ce1">
            <text:p>GTGAAA_AGTCAA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office:string-value="gAtf7ip_1_D19_R2" table:formula="of:=CONCATENATE([.$E8];[.$F8];&quot;_D19_R2&quot;)" table:style-name="ce1">
            <text:p>gAtf7ip_1_D19_R2</text:p>
          </table:table-cell>
          <table:table-cell office:value-type="string" office:string-value="GTGAAA_GTGAAA" table:formula="of:=CONCATENATE([.B8];&quot;_&quot;;[.D8])" table:style-name="ce1">
            <text:p>GTGAAA_GTGAAA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office:string-value="gAtf7ip_1_D19_R3" table:formula="of:=CONCATENATE([.$E8];[.$F8];&quot;_D19_R3&quot;)" table:style-name="ce1">
            <text:p>gAtf7ip_1_D19_R3</text:p>
          </table:table-cell>
          <table:table-cell office:value-type="string" office:string-value="GTGAAA_GTGGCC" table:formula="of:=CONCATENATE([.B8];&quot;_&quot;;[.D9])" table:style-name="ce1">
            <text:p>GTGAAA_GTGGCC</text:p>
          </table:table-cell>
          <table:table-cell table:style-name="ce1"/>
          <table:table-cell office:value-type="string" office:string-value="  gAtf7ip_1_D12_R3: GTGAAA_AGTCAA" table:formula="of:=CONCATENATE(&quot;  &quot;;[.M8];&quot;: &quot;;[.N8])" table:style-name="ce1">
            <text:p><text:s text:c="2"/>gAtf7ip_1_D12_R3: GTGAAA_AGTCAA</text:p>
          </table:table-cell>
          <table:table-cell office:value-type="string" office:string-value="  gAtf7ip_1_D19_R2: GTGAAA_GTGAAA" table:formula="of:=CONCATENATE(&quot;  &quot;;[.Q8];&quot;: &quot;;[.R8])" table:style-name="ce1">
            <text:p><text:s text:c="2"/>gAtf7ip_1_D19_R2: GTGAAA_GTGAAA</text:p>
          </table:table-cell>
          <table:table-cell office:value-type="string" office:string-value="  gAtf7ip_1_D19_R3: GTGAAA_GTGGCC" table:formula="of:=CONCATENATE(&quot;  &quot;;[.U8];&quot;: &quot;;[.V8])" table:style-name="ce1">
            <text:p><text:s text:c="2"/>gAtf7ip_1_D19_R3: GTGAAA_GTGGCC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dac2_1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h5ng_1_Cast3_7_+RT</text:p>
          </table:table-cell>
          <table:table-cell office:value-type="string" office:string-value="GTGGCC_AGTTCC" table:formula="of:=CONCATENATE([.B9];&quot;_&quot;;[.D3])" table:style-name="ce1">
            <text:p>GTGGCC_AGTTCC</text:p>
          </table:table-cell>
          <table:table-cell table:number-columns-repeated="2" table:style-name="ce1"/>
          <table:table-cell office:value-type="string" table:style-name="ce1">
            <text:p>A8</text:p>
          </table:table-cell>
          <table:table-cell office:value-type="string" office:string-value="hHdac2_1_D12_R3" table:formula="of:=CONCATENATE([.$E9];[.$F9];&quot;_D12_R3&quot;)" table:style-name="ce1">
            <text:p>hHdac2_1_D12_R3</text:p>
          </table:table-cell>
          <table:table-cell office:value-type="string" office:string-value="GTGGCC_AGTTCC" table:formula="of:=CONCATENATE([.B9];&quot;_&quot;;[.D3])" table:style-name="ce1">
            <text:p>GTGGCC_AGTTCC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office:string-value="hHdac2_1_D19_R2" table:formula="of:=CONCATENATE([.$E9];[.$F9];&quot;_D19_R2&quot;)" table:style-name="ce1">
            <text:p>hHdac2_1_D19_R2</text:p>
          </table:table-cell>
          <table:table-cell office:value-type="string" office:string-value="GTGGCC_GTGGCC" table:formula="of:=CONCATENATE([.B9];&quot;_&quot;;[.D9])" table:style-name="ce1">
            <text:p>GTGGCC_GTGGCC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office:string-value="hHdac2_1_D19_R3" table:formula="of:=CONCATENATE([.$E9];[.$F9];&quot;_D19_R3&quot;)" table:style-name="ce1">
            <text:p>hHdac2_1_D19_R3</text:p>
          </table:table-cell>
          <table:table-cell office:value-type="string" office:string-value="GTGGCC_GTTTCG" table:formula="of:=CONCATENATE([.B9];&quot;_&quot;;[.D10])" table:style-name="ce1">
            <text:p>GTGGCC_GTTTCG</text:p>
          </table:table-cell>
          <table:table-cell table:style-name="ce1"/>
          <table:table-cell office:value-type="string" office:string-value="  hHdac2_1_D12_R3: GTGGCC_AGTTCC" table:formula="of:=CONCATENATE(&quot;  &quot;;[.M9];&quot;: &quot;;[.N9])" table:style-name="ce1">
            <text:p><text:s text:c="2"/>hHdac2_1_D12_R3: GTGGCC_AGTTCC</text:p>
          </table:table-cell>
          <table:table-cell office:value-type="string" office:string-value="  hHdac2_1_D19_R2: GTGGCC_GTGGCC" table:formula="of:=CONCATENATE(&quot;  &quot;;[.Q9];&quot;: &quot;;[.R9])" table:style-name="ce1">
            <text:p><text:s text:c="2"/>hHdac2_1_D19_R2: GTGGCC_GTGGCC</text:p>
          </table:table-cell>
          <table:table-cell office:value-type="string" office:string-value="  hHdac2_1_D19_R3: GTGGCC_GTTTCG" table:formula="of:=CONCATENATE(&quot;  &quot;;[.U9];&quot;: &quot;;[.V9])" table:style-name="ce1">
            <text:p><text:s text:c="2"/>hHdac2_1_D19_R3: GTGGCC_GTTTCG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i</text:p>
          </table:table-cell>
          <table:table-cell office:value-type="string" table:style-name="ce1">
            <text:p>Kmt5a_1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i5ng_1_Cast2_8_+RT</text:p>
          </table:table-cell>
          <table:table-cell office:value-type="string" office:string-value="GTTTCG_ATGTCA" table:formula="of:=CONCATENATE([.B10];&quot;_&quot;;[.D4])" table:style-name="ce1">
            <text:p>GTTTCG_ATGTCA</text:p>
          </table:table-cell>
          <table:table-cell table:number-columns-repeated="2" table:style-name="ce1"/>
          <table:table-cell office:value-type="string" table:style-name="ce1">
            <text:p>A9</text:p>
          </table:table-cell>
          <table:table-cell office:value-type="string" office:string-value="iKmt5a_1_D12_R3" table:formula="of:=CONCATENATE([.$E10];[.$F10];&quot;_D12_R3&quot;)" table:style-name="ce1">
            <text:p>iKmt5a_1_D12_R3</text:p>
          </table:table-cell>
          <table:table-cell office:value-type="string" office:string-value="GTTTCG_ATGTCA" table:formula="of:=CONCATENATE([.B10];&quot;_&quot;;[.D4])" table:style-name="ce1">
            <text:p>GTTTCG_ATGTCA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office:string-value="iKmt5a_1_D19_R2" table:formula="of:=CONCATENATE([.$E10];[.$F10];&quot;_D19_R2&quot;)" table:style-name="ce1">
            <text:p>iKmt5a_1_D19_R2</text:p>
          </table:table-cell>
          <table:table-cell office:value-type="string" office:string-value="GTTTCG_GTTTCG" table:formula="of:=CONCATENATE([.B10];&quot;_&quot;;[.D10])" table:style-name="ce1">
            <text:p>GTTTCG_GTTTCG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office:string-value="iKmt5a_1_D19_R3" table:formula="of:=CONCATENATE([.$E10];[.$F10];&quot;_D19_R3&quot;)" table:style-name="ce1">
            <text:p>iKmt5a_1_D19_R3</text:p>
          </table:table-cell>
          <table:table-cell office:value-type="string" office:string-value="GTTTCG_CGTACG" table:formula="of:=CONCATENATE([.B10];&quot;_&quot;;[.D11])" table:style-name="ce1">
            <text:p>GTTTCG_CGTACG</text:p>
          </table:table-cell>
          <table:table-cell table:style-name="ce1"/>
          <table:table-cell office:value-type="string" office:string-value="  iKmt5a_1_D12_R3: GTTTCG_ATGTCA" table:formula="of:=CONCATENATE(&quot;  &quot;;[.M10];&quot;: &quot;;[.N10])" table:style-name="ce1">
            <text:p><text:s text:c="2"/>iKmt5a_1_D12_R3: GTTTCG_ATGTCA</text:p>
          </table:table-cell>
          <table:table-cell office:value-type="string" office:string-value="  iKmt5a_1_D19_R2: GTTTCG_GTTTCG" table:formula="of:=CONCATENATE(&quot;  &quot;;[.Q10];&quot;: &quot;;[.R10])" table:style-name="ce1">
            <text:p><text:s text:c="2"/>iKmt5a_1_D19_R2: GTTTCG_GTTTCG</text:p>
          </table:table-cell>
          <table:table-cell office:value-type="string" office:string-value="  iKmt5a_1_D19_R3: GTTTCG_CGTACG" table:formula="of:=CONCATENATE(&quot;  &quot;;[.U10];&quot;: &quot;;[.V10])" table:style-name="ce1">
            <text:p><text:s text:c="2"/>iKmt5a_1_D19_R3: GTTTCG_CGTACG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j</text:p>
          </table:table-cell>
          <table:table-cell office:value-type="string" table:style-name="ce1">
            <text:p>Suv39h1_1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j5ng_1_Cast1_9_+RT</text:p>
          </table:table-cell>
          <table:table-cell office:value-type="string" office:string-value="CGTACG_CCGTCC" table:formula="of:=CONCATENATE([.B11];&quot;_&quot;;[.D5])" table:style-name="ce1">
            <text:p>CGTACG_CCGTCC</text:p>
          </table:table-cell>
          <table:table-cell table:number-columns-repeated="2" table:style-name="ce1"/>
          <table:table-cell office:value-type="string" table:style-name="ce1">
            <text:p>A10</text:p>
          </table:table-cell>
          <table:table-cell office:value-type="string" office:string-value="jSuv39h1_1_D12_R3" table:formula="of:=CONCATENATE([.$E11];[.$F11];&quot;_D12_R3&quot;)" table:style-name="ce1">
            <text:p>jSuv39h1_1_D12_R3</text:p>
          </table:table-cell>
          <table:table-cell office:value-type="string" office:string-value="CGTACG_CCGTCC" table:formula="of:=CONCATENATE([.B11];&quot;_&quot;;[.D5])" table:style-name="ce1">
            <text:p>CGTACG_CCGTCC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office:string-value="jSuv39h1_1_D19_R2" table:formula="of:=CONCATENATE([.$E11];[.$F11];&quot;_D19_R2&quot;)" table:style-name="ce1">
            <text:p>jSuv39h1_1_D19_R2</text:p>
          </table:table-cell>
          <table:table-cell office:value-type="string" office:string-value="CGTACG_CGTACG" table:formula="of:=CONCATENATE([.B11];&quot;_&quot;;[.D11])" table:style-name="ce1">
            <text:p>CGTACG_CGTACG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office:string-value="jSuv39h1_1_D19_R3" table:formula="of:=CONCATENATE([.$E11];[.$F11];&quot;_D19_R3&quot;)" table:style-name="ce1">
            <text:p>jSuv39h1_1_D19_R3</text:p>
          </table:table-cell>
          <table:table-cell office:value-type="string" office:string-value="CGTACG_GAGTGG" table:formula="of:=CONCATENATE([.B11];&quot;_&quot;;[.D12])" table:style-name="ce1">
            <text:p>CGTACG_GAGTGG</text:p>
          </table:table-cell>
          <table:table-cell table:style-name="ce1"/>
          <table:table-cell office:value-type="string" office:string-value="  jSuv39h1_1_D12_R3: CGTACG_CCGTCC" table:formula="of:=CONCATENATE(&quot;  &quot;;[.M11];&quot;: &quot;;[.N11])" table:style-name="ce1">
            <text:p><text:s text:c="2"/>jSuv39h1_1_D12_R3: CGTACG_CCGTCC</text:p>
          </table:table-cell>
          <table:table-cell office:value-type="string" office:string-value="  jSuv39h1_1_D19_R2: CGTACG_CGTACG" table:formula="of:=CONCATENATE(&quot;  &quot;;[.Q11];&quot;: &quot;;[.R11])" table:style-name="ce1">
            <text:p><text:s text:c="2"/>jSuv39h1_1_D19_R2: CGTACG_CGTACG</text:p>
          </table:table-cell>
          <table:table-cell office:value-type="string" office:string-value="  jSuv39h1_1_D19_R3: CGTACG_GAGTGG" table:formula="of:=CONCATENATE(&quot;  &quot;;[.U11];&quot;: &quot;;[.V11])" table:style-name="ce1">
            <text:p><text:s text:c="2"/>jSuv39h1_1_D19_R3: CGTACG_GAGTGG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mchd1_1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k5ng_1_Cast0_1_+RT</text:p>
          </table:table-cell>
          <table:table-cell office:value-type="string" office:string-value="GAGTGG_GTAGAG" table:formula="of:=CONCATENATE([.B12];&quot;_&quot;;[.D6])" table:style-name="ce1">
            <text:p>GAGTGG_GTAGAG</text:p>
          </table:table-cell>
          <table:table-cell table:number-columns-repeated="2" table:style-name="ce1"/>
          <table:table-cell office:value-type="string" table:style-name="ce1">
            <text:p>A11</text:p>
          </table:table-cell>
          <table:table-cell office:value-type="string" office:string-value="kSmchd1_1_D12_R3" table:formula="of:=CONCATENATE([.$E12];[.$F12];&quot;_D12_R3&quot;)" table:style-name="ce1">
            <text:p>kSmchd1_1_D12_R3</text:p>
          </table:table-cell>
          <table:table-cell office:value-type="string" office:string-value="GAGTGG_GTAGAG" table:formula="of:=CONCATENATE([.B12];&quot;_&quot;;[.D6])" table:style-name="ce1">
            <text:p>GAGTGG_GTAGAG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office:string-value="kSmchd1_1_D19_R2" table:formula="of:=CONCATENATE([.$E12];[.$F12];&quot;_D19_R2&quot;)" table:style-name="ce1">
            <text:p>kSmchd1_1_D19_R2</text:p>
          </table:table-cell>
          <table:table-cell office:value-type="string" office:string-value="GAGTGG_GAGTGG" table:formula="of:=CONCATENATE([.B12];&quot;_&quot;;[.D12])" table:style-name="ce1">
            <text:p>GAGTGG_GAGTGG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office:string-value="kSmchd1_1_D19_R3" table:formula="of:=CONCATENATE([.$E12];[.$F12];&quot;_D19_R3&quot;)" table:style-name="ce1">
            <text:p>kSmchd1_1_D19_R3</text:p>
          </table:table-cell>
          <table:table-cell office:value-type="string" office:string-value="GAGTGG_GGTAGC" table:formula="of:=CONCATENATE([.B12];&quot;_&quot;;[.D13])" table:style-name="ce1">
            <text:p>GAGTGG_GGTAGC</text:p>
          </table:table-cell>
          <table:table-cell table:style-name="ce1"/>
          <table:table-cell office:value-type="string" office:string-value="  kSmchd1_1_D12_R3: GAGTGG_GTAGAG" table:formula="of:=CONCATENATE(&quot;  &quot;;[.M12];&quot;: &quot;;[.N12])" table:style-name="ce1">
            <text:p><text:s text:c="2"/>kSmchd1_1_D12_R3: GAGTGG_GTAGAG</text:p>
          </table:table-cell>
          <table:table-cell office:value-type="string" office:string-value="  kSmchd1_1_D19_R2: GAGTGG_GAGTGG" table:formula="of:=CONCATENATE(&quot;  &quot;;[.Q12];&quot;: &quot;;[.R12])" table:style-name="ce1">
            <text:p><text:s text:c="2"/>kSmchd1_1_D19_R2: GAGTGG_GAGTGG</text:p>
          </table:table-cell>
          <table:table-cell office:value-type="string" office:string-value="  kSmchd1_1_D19_R3: GAGTGG_GGTAGC" table:formula="of:=CONCATENATE(&quot;  &quot;;[.U12];&quot;: &quot;;[.V12])" table:style-name="ce1">
            <text:p><text:s text:c="2"/>kSmchd1_1_D19_R3: GAGTGG_GGTAGC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rt1_1</text:p>
          </table:table-cell>
          <table:table-cell office:value-type="string" table:style-name="ce1">
            <text:p>G1</text:p>
          </table:table-cell>
          <table:table-cell office:value-type="string" table:style-name="ce1">
            <text:p>l5ng_1_411_1</text:p>
          </table:table-cell>
          <table:table-cell office:value-type="string" office:string-value="CGGAAT_GTGAAA" table:formula="of:=CONCATENATE([.B26];&quot;_&quot;;[.D8])" table:style-name="ce1">
            <text:p>CGGAAT_GTGAAA</text:p>
          </table:table-cell>
          <table:table-cell table:number-columns-repeated="2" table:style-name="ce1"/>
          <table:table-cell office:value-type="string" table:style-name="ce1">
            <text:p>A12</text:p>
          </table:table-cell>
          <table:table-cell office:value-type="string" office:string-value="lSirt1_1_D12_R3" table:formula="of:=CONCATENATE([.$E13];[.$F13];&quot;_D12_R3&quot;)" table:style-name="ce1">
            <text:p>lSirt1_1_D12_R3</text:p>
          </table:table-cell>
          <table:table-cell office:value-type="string" office:string-value="GGTAGC_GTCCGC" table:formula="of:=CONCATENATE([.B13];&quot;_&quot;;[.D7])" table:style-name="ce1">
            <text:p>GGTAGC_GTCCGC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office:string-value="lSirt1_1_D19_R2" table:formula="of:=CONCATENATE([.$E13];[.$F13];&quot;_D19_R2&quot;)" table:style-name="ce1">
            <text:p>lSirt1_1_D19_R2</text:p>
          </table:table-cell>
          <table:table-cell office:value-type="string" office:string-value="GGTAGC_GGTAGC" table:formula="of:=CONCATENATE([.B13];&quot;_&quot;;[.D13])" table:style-name="ce1">
            <text:p>GGTAGC_GGTAGC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office:string-value="lSirt1_1_D19_R3" table:formula="of:=CONCATENATE([.$E13];[.$F13];&quot;_D19_R3&quot;)" table:style-name="ce1">
            <text:p>lSirt1_1_D19_R3</text:p>
          </table:table-cell>
          <table:table-cell office:value-type="string" office:string-value="GGTAGC_AGTCAA" table:formula="of:=CONCATENATE([.B13];&quot;_&quot;;[.D2])" table:style-name="ce1">
            <text:p>GGTAGC_AGTCAA</text:p>
          </table:table-cell>
          <table:table-cell table:style-name="ce1"/>
          <table:table-cell office:value-type="string" office:string-value="  lSirt1_1_D12_R3: GGTAGC_GTCCGC" table:formula="of:=CONCATENATE(&quot;  &quot;;[.M13];&quot;: &quot;;[.N13])" table:style-name="ce1">
            <text:p><text:s text:c="2"/>lSirt1_1_D12_R3: GGTAGC_GTCCGC</text:p>
          </table:table-cell>
          <table:table-cell office:value-type="string" office:string-value="  lSirt1_1_D19_R2: GGTAGC_GGTAGC" table:formula="of:=CONCATENATE(&quot;  &quot;;[.Q13];&quot;: &quot;;[.R13])" table:style-name="ce1">
            <text:p><text:s text:c="2"/>lSirt1_1_D19_R2: GGTAGC_GGTAGC</text:p>
          </table:table-cell>
          <table:table-cell office:value-type="string" office:string-value="  lSirt1_1_D19_R3: GGTAGC_AGTCAA" table:formula="of:=CONCATENATE(&quot;  &quot;;[.U13];&quot;: &quot;;[.V13])" table:style-name="ce1">
            <text:p><text:s text:c="2"/>lSirt1_1_D19_R3: GGTAGC_AGTCAA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E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trx_1</text:p>
          </table:table-cell>
          <table:table-cell office:value-type="string" table:style-name="ce1">
            <text:p>G2</text:p>
          </table:table-cell>
          <table:table-cell office:value-type="string" table:style-name="ce1">
            <text:p>m5ng_1_411_2</text:p>
          </table:table-cell>
          <table:table-cell office:value-type="string" office:string-value="CTAGCT_GTGGCC" table:formula="of:=CONCATENATE([.B27];&quot;_&quot;;[.D9])" table:style-name="ce1">
            <text:p>CTAGCT_GTGGCC</text:p>
          </table:table-cell>
          <table:table-cell table:number-columns-repeated="2" table:style-name="ce1"/>
          <table:table-cell office:value-type="string" table:style-name="ce1">
            <text:p>B1</text:p>
          </table:table-cell>
          <table:table-cell office:value-type="string" office:string-value="mAtrx_1_D12_R3" table:formula="of:=CONCATENATE([.$E14];[.$F14];&quot;_D12_R3&quot;)" table:style-name="ce1">
            <text:p>mAtrx_1_D12_R3</text:p>
          </table:table-cell>
          <table:table-cell office:value-type="string" office:string-value="AGTCAA_CACGAT" table:formula="of:=CONCATENATE([.B2];&quot;_&quot;;[.D20])" table:style-name="ce1">
            <text:p>AGTCAA_CACGAT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office:string-value="mAtrx_1_D19_R2" table:formula="of:=CONCATENATE([.$E14];[.$F14];&quot;_D19_R2&quot;)" table:style-name="ce1">
            <text:p>mAtrx_1_D19_R2</text:p>
          </table:table-cell>
          <table:table-cell office:value-type="string" office:string-value="AGTCAA_ACTGAT" table:formula="of:=CONCATENATE([.B2];&quot;_&quot;;[.D14])" table:style-name="ce1">
            <text:p>AGTCAA_ACTGAT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office:string-value="mAtrx_1_D19_R3" table:formula="of:=CONCATENATE([.$E14];[.$F14];&quot;_D19_R3&quot;)" table:style-name="ce1">
            <text:p>mAtrx_1_D19_R3</text:p>
          </table:table-cell>
          <table:table-cell office:value-type="string" office:string-value="AGTCAA_ATGAGC" table:formula="of:=CONCATENATE([.B2];&quot;_&quot;;[.D15])" table:style-name="ce1">
            <text:p>AGTCAA_ATGAGC</text:p>
          </table:table-cell>
          <table:table-cell table:style-name="ce1"/>
          <table:table-cell office:value-type="string" office:string-value="  mAtrx_1_D12_R3: AGTCAA_CACGAT" table:formula="of:=CONCATENATE(&quot;  &quot;;[.M14];&quot;: &quot;;[.N14])" table:style-name="ce1">
            <text:p><text:s text:c="2"/>mAtrx_1_D12_R3: AGTCAA_CACGAT</text:p>
          </table:table-cell>
          <table:table-cell office:value-type="string" office:string-value="  mAtrx_1_D19_R2: AGTCAA_ACTGAT" table:formula="of:=CONCATENATE(&quot;  &quot;;[.Q14];&quot;: &quot;;[.R14])" table:style-name="ce1">
            <text:p><text:s text:c="2"/>mAtrx_1_D19_R2: AGTCAA_ACTGAT</text:p>
          </table:table-cell>
          <table:table-cell office:value-type="string" office:string-value="  mAtrx_1_D19_R3: AGTCAA_ATGAGC" table:formula="of:=CONCATENATE(&quot;  &quot;;[.U14];&quot;: &quot;;[.V14])" table:style-name="ce1">
            <text:p><text:s text:c="2"/>mAtrx_1_D19_R3: AGTCAA_ATGAGC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ad21_1</text:p>
          </table:table-cell>
          <table:table-cell table:number-columns-repeated="5" table:style-name="ce1"/>
          <table:table-cell office:value-type="string" table:style-name="ce1">
            <text:p>B2</text:p>
          </table:table-cell>
          <table:table-cell office:value-type="string" office:string-value="nRad21_1_D12_R3" table:formula="of:=CONCATENATE([.$E15];[.$F15];&quot;_D12_R3&quot;)" table:style-name="ce1">
            <text:p>nRad21_1_D12_R3</text:p>
          </table:table-cell>
          <table:table-cell office:value-type="string" office:string-value="AGTTCC_CACTCA" table:formula="of:=CONCATENATE([.B3];&quot;_&quot;;[.D21])" table:style-name="ce1">
            <text:p>AGTTCC_CACTCA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office:string-value="nRad21_1_D19_R2" table:formula="of:=CONCATENATE([.$E15];[.$F15];&quot;_D19_R2&quot;)" table:style-name="ce1">
            <text:p>nRad21_1_D19_R2</text:p>
          </table:table-cell>
          <table:table-cell office:value-type="string" office:string-value="AGTTCC_ATGAGC" table:formula="of:=CONCATENATE([.B3];&quot;_&quot;;[.D15])" table:style-name="ce1">
            <text:p>AGTTCC_ATGAGC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office:string-value="nRad21_1_D19_R3" table:formula="of:=CONCATENATE([.$E15];[.$F15];&quot;_D19_R3&quot;)" table:style-name="ce1">
            <text:p>nRad21_1_D19_R3</text:p>
          </table:table-cell>
          <table:table-cell office:value-type="string" office:string-value="AGTTCC_ATTCCT" table:formula="of:=CONCATENATE([.B3];&quot;_&quot;;[.D16])" table:style-name="ce1">
            <text:p>AGTTCC_ATTCCT</text:p>
          </table:table-cell>
          <table:table-cell table:style-name="ce1"/>
          <table:table-cell office:value-type="string" office:string-value="  nRad21_1_D12_R3: AGTTCC_CACTCA" table:formula="of:=CONCATENATE(&quot;  &quot;;[.M15];&quot;: &quot;;[.N15])" table:style-name="ce1">
            <text:p><text:s text:c="2"/>nRad21_1_D12_R3: AGTTCC_CACTCA</text:p>
          </table:table-cell>
          <table:table-cell office:value-type="string" office:string-value="  nRad21_1_D19_R2: AGTTCC_ATGAGC" table:formula="of:=CONCATENATE(&quot;  &quot;;[.Q15];&quot;: &quot;;[.R15])" table:style-name="ce1">
            <text:p><text:s text:c="2"/>nRad21_1_D19_R2: AGTTCC_ATGAGC</text:p>
          </table:table-cell>
          <table:table-cell office:value-type="string" office:string-value="  nRad21_1_D19_R3: AGTTCC_ATTCCT" table:formula="of:=CONCATENATE(&quot;  &quot;;[.U15];&quot;: &quot;;[.V15])" table:style-name="ce1">
            <text:p><text:s text:c="2"/>nRad21_1_D19_R3: AGTTCC_ATTCCT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o</text:p>
          </table:table-cell>
          <table:table-cell office:value-type="string" table:style-name="ce1">
            <text:p>Eed_1</text:p>
          </table:table-cell>
          <table:table-cell table:number-columns-repeated="5" table:style-name="ce1"/>
          <table:table-cell office:value-type="string" table:style-name="ce1">
            <text:p>B3</text:p>
          </table:table-cell>
          <table:table-cell office:value-type="string" office:string-value="oEed_1_D12_R3" table:formula="of:=CONCATENATE([.$E16];[.$F16];&quot;_D12_R3&quot;)" table:style-name="ce1">
            <text:p>oEed_1_D12_R3</text:p>
          </table:table-cell>
          <table:table-cell office:value-type="string" office:string-value="ATGTCA_CAGGCG" table:formula="of:=CONCATENATE([.B4];&quot;_&quot;;[.D22])" table:style-name="ce1">
            <text:p>ATGTCA_CAGGCG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office:string-value="oEed_1_D19_R2" table:formula="of:=CONCATENATE([.$E16];[.$F16];&quot;_D19_R2&quot;)" table:style-name="ce1">
            <text:p>oEed_1_D19_R2</text:p>
          </table:table-cell>
          <table:table-cell office:value-type="string" office:string-value="ATGTCA_ATTCCT" table:formula="of:=CONCATENATE([.B4];&quot;_&quot;;[.D16])" table:style-name="ce1">
            <text:p>ATGTCA_ATTCCT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office:string-value="oEed_1_D19_R3" table:formula="of:=CONCATENATE([.$E16];[.$F16];&quot;_D19_R3&quot;)" table:style-name="ce1">
            <text:p>oEed_1_D19_R3</text:p>
          </table:table-cell>
          <table:table-cell office:value-type="string" office:string-value="ATGTCA_CAAAAG" table:formula="of:=CONCATENATE([.B4];&quot;_&quot;;[.D17])" table:style-name="ce1">
            <text:p>ATGTCA_CAAAAG</text:p>
          </table:table-cell>
          <table:table-cell table:style-name="ce1"/>
          <table:table-cell office:value-type="string" office:string-value="  oEed_1_D12_R3: ATGTCA_CAGGCG" table:formula="of:=CONCATENATE(&quot;  &quot;;[.M16];&quot;: &quot;;[.N16])" table:style-name="ce1">
            <text:p><text:s text:c="2"/>oEed_1_D12_R3: ATGTCA_CAGGCG</text:p>
          </table:table-cell>
          <table:table-cell office:value-type="string" office:string-value="  oEed_1_D19_R2: ATGTCA_ATTCCT" table:formula="of:=CONCATENATE(&quot;  &quot;;[.Q16];&quot;: &quot;;[.R16])" table:style-name="ce1">
            <text:p><text:s text:c="2"/>oEed_1_D19_R2: ATGTCA_ATTCCT</text:p>
          </table:table-cell>
          <table:table-cell office:value-type="string" office:string-value="  oEed_1_D19_R3: ATGTCA_CAAAAG" table:formula="of:=CONCATENATE(&quot;  &quot;;[.U16];&quot;: &quot;;[.V16])" table:style-name="ce1">
            <text:p><text:s text:c="2"/>oEed_1_D19_R3: ATGTCA_CAAAAG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p</text:p>
          </table:table-cell>
          <table:table-cell office:value-type="string" table:style-name="ce1">
            <text:p>Hdac1_1</text:p>
          </table:table-cell>
          <table:table-cell table:number-columns-repeated="5" table:style-name="ce1"/>
          <table:table-cell office:value-type="string" table:style-name="ce1">
            <text:p>B4</text:p>
          </table:table-cell>
          <table:table-cell office:value-type="string" office:string-value="pHdac1_1_D12_R3" table:formula="of:=CONCATENATE([.$E17];[.$F17];&quot;_D12_R3&quot;)" table:style-name="ce1">
            <text:p>pHdac1_1_D12_R3</text:p>
          </table:table-cell>
          <table:table-cell office:value-type="string" office:string-value="CCGTCC_CATGGC" table:formula="of:=CONCATENATE([.B5];&quot;_&quot;;[.D23])" table:style-name="ce1">
            <text:p>CCGTCC_CATGGC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office:string-value="pHdac1_1_D19_R2" table:formula="of:=CONCATENATE([.$E17];[.$F17];&quot;_D19_R2&quot;)" table:style-name="ce1">
            <text:p>pHdac1_1_D19_R2</text:p>
          </table:table-cell>
          <table:table-cell office:value-type="string" office:string-value="CCGTCC_CAAAAG" table:formula="of:=CONCATENATE([.B5];&quot;_&quot;;[.D17])" table:style-name="ce1">
            <text:p>CCGTCC_CAAAAG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office:string-value="pHdac1_1_D19_R3" table:formula="of:=CONCATENATE([.$E17];[.$F17];&quot;_D19_R3&quot;)" table:style-name="ce1">
            <text:p>pHdac1_1_D19_R3</text:p>
          </table:table-cell>
          <table:table-cell office:value-type="string" office:string-value="CCGTCC_CAACTA" table:formula="of:=CONCATENATE([.B5];&quot;_&quot;;[.D18])" table:style-name="ce1">
            <text:p>CCGTCC_CAACTA</text:p>
          </table:table-cell>
          <table:table-cell table:style-name="ce1"/>
          <table:table-cell office:value-type="string" office:string-value="  pHdac1_1_D12_R3: CCGTCC_CATGGC" table:formula="of:=CONCATENATE(&quot;  &quot;;[.M17];&quot;: &quot;;[.N17])" table:style-name="ce1">
            <text:p><text:s text:c="2"/>pHdac1_1_D12_R3: CCGTCC_CATGGC</text:p>
          </table:table-cell>
          <table:table-cell office:value-type="string" office:string-value="  pHdac1_1_D19_R2: CCGTCC_CAAAAG" table:formula="of:=CONCATENATE(&quot;  &quot;;[.Q17];&quot;: &quot;;[.R17])" table:style-name="ce1">
            <text:p><text:s text:c="2"/>pHdac1_1_D19_R2: CCGTCC_CAAAAG</text:p>
          </table:table-cell>
          <table:table-cell office:value-type="string" office:string-value="  pHdac1_1_D19_R3: CCGTCC_CAACTA" table:formula="of:=CONCATENATE(&quot;  &quot;;[.U17];&quot;: &quot;;[.V17])" table:style-name="ce1">
            <text:p><text:s text:c="2"/>pHdac1_1_D19_R3: CCGTCC_CAACTA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q</text:p>
          </table:table-cell>
          <table:table-cell office:value-type="string" table:style-name="ce1">
            <text:p>Dnmt1_1</text:p>
          </table:table-cell>
          <table:table-cell table:number-columns-repeated="5" table:style-name="ce1"/>
          <table:table-cell office:value-type="string" table:style-name="ce1">
            <text:p>B5</text:p>
          </table:table-cell>
          <table:table-cell office:value-type="string" office:string-value="qDnmt1_1_D12_R3" table:formula="of:=CONCATENATE([.$E18];[.$F18];&quot;_D12_R3&quot;)" table:style-name="ce1">
            <text:p>qDnmt1_1_D12_R3</text:p>
          </table:table-cell>
          <table:table-cell office:value-type="string" office:string-value="GTAGAG_CATTTT" table:formula="of:=CONCATENATE([.B6];&quot;_&quot;;[.D24])" table:style-name="ce1">
            <text:p>GTAGAG_CATTTT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office:string-value="qDnmt1_1_D19_R2" table:formula="of:=CONCATENATE([.$E18];[.$F18];&quot;_D19_R2&quot;)" table:style-name="ce1">
            <text:p>qDnmt1_1_D19_R2</text:p>
          </table:table-cell>
          <table:table-cell office:value-type="string" office:string-value="GTAGAG_CAACTA" table:formula="of:=CONCATENATE([.B6];&quot;_&quot;;[.D18])" table:style-name="ce1">
            <text:p>GTAGAG_CAACTA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office:string-value="qDnmt1_1_D19_R3" table:formula="of:=CONCATENATE([.$E18];[.$F18];&quot;_D19_R3&quot;)" table:style-name="ce1">
            <text:p>qDnmt1_1_D19_R3</text:p>
          </table:table-cell>
          <table:table-cell office:value-type="string" office:string-value="GTAGAG_CACCGG" table:formula="of:=CONCATENATE([.B6];&quot;_&quot;;[.D19])" table:style-name="ce1">
            <text:p>GTAGAG_CACCGG</text:p>
          </table:table-cell>
          <table:table-cell table:style-name="ce1"/>
          <table:table-cell office:value-type="string" office:string-value="  qDnmt1_1_D12_R3: GTAGAG_CATTTT" table:formula="of:=CONCATENATE(&quot;  &quot;;[.M18];&quot;: &quot;;[.N18])" table:style-name="ce1">
            <text:p><text:s text:c="2"/>qDnmt1_1_D12_R3: GTAGAG_CATTTT</text:p>
          </table:table-cell>
          <table:table-cell office:value-type="string" office:string-value="  qDnmt1_1_D19_R2: GTAGAG_CAACTA" table:formula="of:=CONCATENATE(&quot;  &quot;;[.Q18];&quot;: &quot;;[.R18])" table:style-name="ce1">
            <text:p><text:s text:c="2"/>qDnmt1_1_D19_R2: GTAGAG_CAACTA</text:p>
          </table:table-cell>
          <table:table-cell office:value-type="string" office:string-value="  qDnmt1_1_D19_R3: GTAGAG_CACCGG" table:formula="of:=CONCATENATE(&quot;  &quot;;[.U18];&quot;: &quot;;[.V18])" table:style-name="ce1">
            <text:p><text:s text:c="2"/>qDnmt1_1_D19_R3: GTAGAG_CACCGG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r</text:p>
          </table:table-cell>
          <table:table-cell office:value-type="string" table:style-name="ce1">
            <text:p>Eed_2</text:p>
          </table:table-cell>
          <table:table-cell table:number-columns-repeated="5" table:style-name="ce1"/>
          <table:table-cell office:value-type="string" table:style-name="ce1">
            <text:p>B6</text:p>
          </table:table-cell>
          <table:table-cell office:value-type="string" office:string-value="rEed_2_D12_R3" table:formula="of:=CONCATENATE([.$E19];[.$F19];&quot;_D12_R3&quot;)" table:style-name="ce1">
            <text:p>rEed_2_D12_R3</text:p>
          </table:table-cell>
          <table:table-cell office:value-type="string" office:string-value="GTCCGC_CCAACA" table:formula="of:=CONCATENATE([.B7];&quot;_&quot;;[.D25])" table:style-name="ce1">
            <text:p>GTCCGC_CCAACA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office:string-value="rEed_2_D19_R2" table:formula="of:=CONCATENATE([.$E19];[.$F19];&quot;_D19_R2&quot;)" table:style-name="ce1">
            <text:p>rEed_2_D19_R2</text:p>
          </table:table-cell>
          <table:table-cell office:value-type="string" office:string-value="GTCCGC_CACCGG" table:formula="of:=CONCATENATE([.B7];&quot;_&quot;;[.D19])" table:style-name="ce1">
            <text:p>GTCCGC_CACCGG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office:string-value="rEed_2_D19_R3" table:formula="of:=CONCATENATE([.$E19];[.$F19];&quot;_D19_R3&quot;)" table:style-name="ce1">
            <text:p>rEed_2_D19_R3</text:p>
          </table:table-cell>
          <table:table-cell office:value-type="string" office:string-value="GTCCGC_CACGAT" table:formula="of:=CONCATENATE([.B7];&quot;_&quot;;[.D20])" table:style-name="ce1">
            <text:p>GTCCGC_CACGAT</text:p>
          </table:table-cell>
          <table:table-cell table:style-name="ce1"/>
          <table:table-cell office:value-type="string" office:string-value="  rEed_2_D12_R3: GTCCGC_CCAACA" table:formula="of:=CONCATENATE(&quot;  &quot;;[.M19];&quot;: &quot;;[.N19])" table:style-name="ce1">
            <text:p><text:s text:c="2"/>rEed_2_D12_R3: GTCCGC_CCAACA</text:p>
          </table:table-cell>
          <table:table-cell office:value-type="string" office:string-value="  rEed_2_D19_R2: GTCCGC_CACCGG" table:formula="of:=CONCATENATE(&quot;  &quot;;[.Q19];&quot;: &quot;;[.R19])" table:style-name="ce1">
            <text:p><text:s text:c="2"/>rEed_2_D19_R2: GTCCGC_CACCGG</text:p>
          </table:table-cell>
          <table:table-cell office:value-type="string" office:string-value="  rEed_2_D19_R3: GTCCGC_CACGAT" table:formula="of:=CONCATENATE(&quot;  &quot;;[.U19];&quot;: &quot;;[.V19])" table:style-name="ce1">
            <text:p><text:s text:c="2"/>rEed_2_D19_R3: GTCCGC_CACGAT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E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rm2_1</text:p>
          </table:table-cell>
          <table:table-cell table:number-columns-repeated="5" table:style-name="ce1"/>
          <table:table-cell office:value-type="string" table:style-name="ce1">
            <text:p>B7</text:p>
          </table:table-cell>
          <table:table-cell office:value-type="string" office:string-value="sRrm2_1_D12_R3" table:formula="of:=CONCATENATE([.$E20];[.$F20];&quot;_D12_R3&quot;)" table:style-name="ce1">
            <text:p>sRrm2_1_D12_R3</text:p>
          </table:table-cell>
          <table:table-cell office:value-type="string" office:string-value="GTGAAA_ACTGAT" table:formula="of:=CONCATENATE([.B8];&quot;_&quot;;[.D14])" table:style-name="ce1">
            <text:p>GTGAAA_ACTGAT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office:string-value="sRrm2_1_D19_R2" table:formula="of:=CONCATENATE([.$E20];[.$F20];&quot;_D19_R2&quot;)" table:style-name="ce1">
            <text:p>sRrm2_1_D19_R2</text:p>
          </table:table-cell>
          <table:table-cell office:value-type="string" office:string-value="GTGAAA_CACGAT" table:formula="of:=CONCATENATE([.B8];&quot;_&quot;;[.D20])" table:style-name="ce1">
            <text:p>GTGAAA_CACGAT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office:string-value="sRrm2_1_D19_R3" table:formula="of:=CONCATENATE([.$E20];[.$F20];&quot;_D19_R3&quot;)" table:style-name="ce1">
            <text:p>sRrm2_1_D19_R3</text:p>
          </table:table-cell>
          <table:table-cell office:value-type="string" office:string-value="GTGAAA_CACTCA" table:formula="of:=CONCATENATE([.B8];&quot;_&quot;;[.D21])" table:style-name="ce1">
            <text:p>GTGAAA_CACTCA</text:p>
          </table:table-cell>
          <table:table-cell table:style-name="ce1"/>
          <table:table-cell office:value-type="string" office:string-value="  sRrm2_1_D12_R3: GTGAAA_ACTGAT" table:formula="of:=CONCATENATE(&quot;  &quot;;[.M20];&quot;: &quot;;[.N20])" table:style-name="ce1">
            <text:p><text:s text:c="2"/>sRrm2_1_D12_R3: GTGAAA_ACTGAT</text:p>
          </table:table-cell>
          <table:table-cell office:value-type="string" office:string-value="  sRrm2_1_D19_R2: GTGAAA_CACGAT" table:formula="of:=CONCATENATE(&quot;  &quot;;[.Q20];&quot;: &quot;;[.R20])" table:style-name="ce1">
            <text:p><text:s text:c="2"/>sRrm2_1_D19_R2: GTGAAA_CACGAT</text:p>
          </table:table-cell>
          <table:table-cell office:value-type="string" office:string-value="  sRrm2_1_D19_R3: GTGAAA_CACTCA" table:formula="of:=CONCATENATE(&quot;  &quot;;[.U20];&quot;: &quot;;[.V20])" table:style-name="ce1">
            <text:p><text:s text:c="2"/>sRrm2_1_D19_R3: GTGAAA_CACTCA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E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trx_2</text:p>
          </table:table-cell>
          <table:table-cell table:number-columns-repeated="5" table:style-name="ce1"/>
          <table:table-cell office:value-type="string" table:style-name="ce1">
            <text:p>B8</text:p>
          </table:table-cell>
          <table:table-cell office:value-type="string" office:string-value="tAtrx_2_D12_R3" table:formula="of:=CONCATENATE([.$E21];[.$F21];&quot;_D12_R3&quot;)" table:style-name="ce1">
            <text:p>tAtrx_2_D12_R3</text:p>
          </table:table-cell>
          <table:table-cell office:value-type="string" office:string-value="GTGGCC_ATGAGC" table:formula="of:=CONCATENATE([.B9];&quot;_&quot;;[.D15])" table:style-name="ce1">
            <text:p>GTGGCC_ATGAGC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office:string-value="tAtrx_2_D19_R2" table:formula="of:=CONCATENATE([.$E21];[.$F21];&quot;_D19_R2&quot;)" table:style-name="ce1">
            <text:p>tAtrx_2_D19_R2</text:p>
          </table:table-cell>
          <table:table-cell office:value-type="string" office:string-value="GTGGCC_CACTCA" table:formula="of:=CONCATENATE([.B9];&quot;_&quot;;[.D21])" table:style-name="ce1">
            <text:p>GTGGCC_CACTCA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office:string-value="tAtrx_2_D19_R3" table:formula="of:=CONCATENATE([.$E21];[.$F21];&quot;_D19_R3&quot;)" table:style-name="ce1">
            <text:p>tAtrx_2_D19_R3</text:p>
          </table:table-cell>
          <table:table-cell office:value-type="string" office:string-value="GTGGCC_CAGGCG" table:formula="of:=CONCATENATE([.B9];&quot;_&quot;;[.D22])" table:style-name="ce1">
            <text:p>GTGGCC_CAGGCG</text:p>
          </table:table-cell>
          <table:table-cell table:style-name="ce1"/>
          <table:table-cell office:value-type="string" office:string-value="  tAtrx_2_D12_R3: GTGGCC_ATGAGC" table:formula="of:=CONCATENATE(&quot;  &quot;;[.M21];&quot;: &quot;;[.N21])" table:style-name="ce1">
            <text:p><text:s text:c="2"/>tAtrx_2_D12_R3: GTGGCC_ATGAGC</text:p>
          </table:table-cell>
          <table:table-cell office:value-type="string" office:string-value="  tAtrx_2_D19_R2: GTGGCC_CACTCA" table:formula="of:=CONCATENATE(&quot;  &quot;;[.Q21];&quot;: &quot;;[.R21])" table:style-name="ce1">
            <text:p><text:s text:c="2"/>tAtrx_2_D19_R2: GTGGCC_CACTCA</text:p>
          </table:table-cell>
          <table:table-cell office:value-type="string" office:string-value="  tAtrx_2_D19_R3: GTGGCC_CAGGCG" table:formula="of:=CONCATENATE(&quot;  &quot;;[.U21];&quot;: &quot;;[.V21])" table:style-name="ce1">
            <text:p><text:s text:c="2"/>tAtrx_2_D19_R3: GTGGCC_CAGGCG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E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u</text:p>
          </table:table-cell>
          <table:table-cell office:value-type="string" table:style-name="ce1">
            <text:p>Dnmt1_2</text:p>
          </table:table-cell>
          <table:table-cell table:number-columns-repeated="5" table:style-name="ce1"/>
          <table:table-cell office:value-type="string" table:style-name="ce1">
            <text:p>B9</text:p>
          </table:table-cell>
          <table:table-cell office:value-type="string" office:string-value="uDnmt1_2_D12_R3" table:formula="of:=CONCATENATE([.$E22];[.$F22];&quot;_D12_R3&quot;)" table:style-name="ce1">
            <text:p>uDnmt1_2_D12_R3</text:p>
          </table:table-cell>
          <table:table-cell office:value-type="string" office:string-value="GTTTCG_ATTCCT" table:formula="of:=CONCATENATE([.B10];&quot;_&quot;;[.D16])" table:style-name="ce1">
            <text:p>GTTTCG_ATTCCT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office:string-value="uDnmt1_2_D19_R2" table:formula="of:=CONCATENATE([.$E22];[.$F22];&quot;_D19_R2&quot;)" table:style-name="ce1">
            <text:p>uDnmt1_2_D19_R2</text:p>
          </table:table-cell>
          <table:table-cell office:value-type="string" office:string-value="GTTTCG_CAGGCG" table:formula="of:=CONCATENATE([.B10];&quot;_&quot;;[.D22])" table:style-name="ce1">
            <text:p>GTTTCG_CAGGCG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office:string-value="uDnmt1_2_D19_R3" table:formula="of:=CONCATENATE([.$E22];[.$F22];&quot;_D19_R3&quot;)" table:style-name="ce1">
            <text:p>uDnmt1_2_D19_R3</text:p>
          </table:table-cell>
          <table:table-cell office:value-type="string" office:string-value="GTTTCG_CATGGC" table:formula="of:=CONCATENATE([.B10];&quot;_&quot;;[.D23])" table:style-name="ce1">
            <text:p>GTTTCG_CATGGC</text:p>
          </table:table-cell>
          <table:table-cell table:style-name="ce1"/>
          <table:table-cell office:value-type="string" office:string-value="  uDnmt1_2_D12_R3: GTTTCG_ATTCCT" table:formula="of:=CONCATENATE(&quot;  &quot;;[.M22];&quot;: &quot;;[.N22])" table:style-name="ce1">
            <text:p><text:s text:c="2"/>uDnmt1_2_D12_R3: GTTTCG_ATTCCT</text:p>
          </table:table-cell>
          <table:table-cell office:value-type="string" office:string-value="  uDnmt1_2_D19_R2: GTTTCG_CAGGCG" table:formula="of:=CONCATENATE(&quot;  &quot;;[.Q22];&quot;: &quot;;[.R22])" table:style-name="ce1">
            <text:p><text:s text:c="2"/>uDnmt1_2_D19_R2: GTTTCG_CAGGCG</text:p>
          </table:table-cell>
          <table:table-cell office:value-type="string" office:string-value="  uDnmt1_2_D19_R3: GTTTCG_CATGGC" table:formula="of:=CONCATENATE(&quot;  &quot;;[.U22];&quot;: &quot;;[.V22])" table:style-name="ce1">
            <text:p><text:s text:c="2"/>uDnmt1_2_D19_R3: GTTTCG_CATGGC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E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irt1_2</text:p>
          </table:table-cell>
          <table:table-cell table:number-columns-repeated="5" table:style-name="ce1"/>
          <table:table-cell office:value-type="string" table:style-name="ce1">
            <text:p>B10</text:p>
          </table:table-cell>
          <table:table-cell office:value-type="string" office:string-value="vSirt1_2_D12_R3" table:formula="of:=CONCATENATE([.$E23];[.$F23];&quot;_D12_R3&quot;)" table:style-name="ce1">
            <text:p>vSirt1_2_D12_R3</text:p>
          </table:table-cell>
          <table:table-cell office:value-type="string" office:string-value="CGTACG_CAAAAG" table:formula="of:=CONCATENATE([.B11];&quot;_&quot;;[.D17])" table:style-name="ce1">
            <text:p>CGTACG_CAAAAG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office:string-value="vSirt1_2_D19_R2" table:formula="of:=CONCATENATE([.$E23];[.$F23];&quot;_D19_R2&quot;)" table:style-name="ce1">
            <text:p>vSirt1_2_D19_R2</text:p>
          </table:table-cell>
          <table:table-cell office:value-type="string" office:string-value="CGTACG_CATGGC" table:formula="of:=CONCATENATE([.B11];&quot;_&quot;;[.D23])" table:style-name="ce1">
            <text:p>CGTACG_CATGGC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office:string-value="vSirt1_2_D19_R3" table:formula="of:=CONCATENATE([.$E23];[.$F23];&quot;_D19_R3&quot;)" table:style-name="ce1">
            <text:p>vSirt1_2_D19_R3</text:p>
          </table:table-cell>
          <table:table-cell office:value-type="string" office:string-value="CGTACG_CATTTT" table:formula="of:=CONCATENATE([.B11];&quot;_&quot;;[.D24])" table:style-name="ce1">
            <text:p>CGTACG_CATTTT</text:p>
          </table:table-cell>
          <table:table-cell table:style-name="ce1"/>
          <table:table-cell office:value-type="string" office:string-value="  vSirt1_2_D12_R3: CGTACG_CAAAAG" table:formula="of:=CONCATENATE(&quot;  &quot;;[.M23];&quot;: &quot;;[.N23])" table:style-name="ce1">
            <text:p><text:s text:c="2"/>vSirt1_2_D12_R3: CGTACG_CAAAAG</text:p>
          </table:table-cell>
          <table:table-cell office:value-type="string" office:string-value="  vSirt1_2_D19_R2: CGTACG_CATGGC" table:formula="of:=CONCATENATE(&quot;  &quot;;[.Q23];&quot;: &quot;;[.R23])" table:style-name="ce1">
            <text:p><text:s text:c="2"/>vSirt1_2_D19_R2: CGTACG_CATGGC</text:p>
          </table:table-cell>
          <table:table-cell office:value-type="string" office:string-value="  vSirt1_2_D19_R3: CGTACG_CATTTT" table:formula="of:=CONCATENATE(&quot;  &quot;;[.U23];&quot;: &quot;;[.V23])" table:style-name="ce1">
            <text:p><text:s text:c="2"/>vSirt1_2_D19_R3: CGTACG_CATTTT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E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w</text:p>
          </table:table-cell>
          <table:table-cell office:value-type="string" table:style-name="ce1">
            <text:p>Parp1_3</text:p>
          </table:table-cell>
          <table:table-cell table:number-columns-repeated="5" table:style-name="ce1"/>
          <table:table-cell office:value-type="string" table:style-name="ce1">
            <text:p>B11</text:p>
          </table:table-cell>
          <table:table-cell office:value-type="string" office:string-value="wParp1_3_D12_R3" table:formula="of:=CONCATENATE([.$E24];[.$F24];&quot;_D12_R3&quot;)" table:style-name="ce1">
            <text:p>wParp1_3_D12_R3</text:p>
          </table:table-cell>
          <table:table-cell office:value-type="string" office:string-value="GAGTGG_CAACTA" table:formula="of:=CONCATENATE([.B12];&quot;_&quot;;[.D18])" table:style-name="ce1">
            <text:p>GAGTGG_CAACTA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office:string-value="wParp1_3_D19_R2" table:formula="of:=CONCATENATE([.$E24];[.$F24];&quot;_D19_R2&quot;)" table:style-name="ce1">
            <text:p>wParp1_3_D19_R2</text:p>
          </table:table-cell>
          <table:table-cell office:value-type="string" office:string-value="GAGTGG_CATTTT" table:formula="of:=CONCATENATE([.B12];&quot;_&quot;;[.D24])" table:style-name="ce1">
            <text:p>GAGTGG_CATTTT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office:string-value="wParp1_3_D19_R3" table:formula="of:=CONCATENATE([.$E24];[.$F24];&quot;_D19_R3&quot;)" table:style-name="ce1">
            <text:p>wParp1_3_D19_R3</text:p>
          </table:table-cell>
          <table:table-cell office:value-type="string" office:string-value="GAGTGG_CCAACA" table:formula="of:=CONCATENATE([.B12];&quot;_&quot;;[.D25])" table:style-name="ce1">
            <text:p>GAGTGG_CCAACA</text:p>
          </table:table-cell>
          <table:table-cell table:style-name="ce1"/>
          <table:table-cell office:value-type="string" office:string-value="  wParp1_3_D12_R3: GAGTGG_CAACTA" table:formula="of:=CONCATENATE(&quot;  &quot;;[.M24];&quot;: &quot;;[.N24])" table:style-name="ce1">
            <text:p><text:s text:c="2"/>wParp1_3_D12_R3: GAGTGG_CAACTA</text:p>
          </table:table-cell>
          <table:table-cell office:value-type="string" office:string-value="  wParp1_3_D19_R2: GAGTGG_CATTTT" table:formula="of:=CONCATENATE(&quot;  &quot;;[.Q24];&quot;: &quot;;[.R24])" table:style-name="ce1">
            <text:p><text:s text:c="2"/>wParp1_3_D19_R2: GAGTGG_CATTTT</text:p>
          </table:table-cell>
          <table:table-cell office:value-type="string" office:string-value="  wParp1_3_D19_R3: GAGTGG_CCAACA" table:formula="of:=CONCATENATE(&quot;  &quot;;[.U24];&quot;: &quot;;[.V24])" table:style-name="ce1">
            <text:p><text:s text:c="2"/>wParp1_3_D19_R3: GAGTGG_CCAACA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E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Hdac2_2</text:p>
          </table:table-cell>
          <table:table-cell table:number-columns-repeated="5" table:style-name="ce1"/>
          <table:table-cell office:value-type="string" table:style-name="ce1">
            <text:p>B12</text:p>
          </table:table-cell>
          <table:table-cell office:value-type="string" office:string-value="xHdac2_2_D12_R3" table:formula="of:=CONCATENATE([.$E25];[.$F25];&quot;_D12_R3&quot;)" table:style-name="ce1">
            <text:p>xHdac2_2_D12_R3</text:p>
          </table:table-cell>
          <table:table-cell office:value-type="string" office:string-value="GGTAGC_CACCGG" table:formula="of:=CONCATENATE([.B13];&quot;_&quot;;[.D19])" table:style-name="ce1">
            <text:p>GGTAGC_CACCGG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office:string-value="xHdac2_2_D19_R2" table:formula="of:=CONCATENATE([.$E25];[.$F25];&quot;_D19_R2&quot;)" table:style-name="ce1">
            <text:p>xHdac2_2_D19_R2</text:p>
          </table:table-cell>
          <table:table-cell office:value-type="string" office:string-value="GGTAGC_CCAACA" table:formula="of:=CONCATENATE([.B13];&quot;_&quot;;[.D25])" table:style-name="ce1">
            <text:p>GGTAGC_CCAACA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office:string-value="xHdac2_2_D19_R3" table:formula="of:=CONCATENATE([.$E25];[.$F25];&quot;_D19_R3&quot;)" table:style-name="ce1">
            <text:p>xHdac2_2_D19_R3</text:p>
          </table:table-cell>
          <table:table-cell office:value-type="string" office:string-value="GGTAGC_ACTGAT" table:formula="of:=CONCATENATE([.B13];&quot;_&quot;;[.D14])" table:style-name="ce1">
            <text:p>GGTAGC_ACTGAT</text:p>
          </table:table-cell>
          <table:table-cell table:style-name="ce1"/>
          <table:table-cell office:value-type="string" office:string-value="  xHdac2_2_D12_R3: GGTAGC_CACCGG" table:formula="of:=CONCATENATE(&quot;  &quot;;[.M25];&quot;: &quot;;[.N25])" table:style-name="ce1">
            <text:p><text:s text:c="2"/>xHdac2_2_D12_R3: GGTAGC_CACCGG</text:p>
          </table:table-cell>
          <table:table-cell office:value-type="string" office:string-value="  xHdac2_2_D19_R2: GGTAGC_CCAACA" table:formula="of:=CONCATENATE(&quot;  &quot;;[.Q25];&quot;: &quot;;[.R25])" table:style-name="ce1">
            <text:p><text:s text:c="2"/>xHdac2_2_D19_R2: GGTAGC_CCAACA</text:p>
          </table:table-cell>
          <table:table-cell office:value-type="string" office:string-value="  xHdac2_2_D19_R3: GGTAGC_ACTGAT" table:formula="of:=CONCATENATE(&quot;  &quot;;[.U25];&quot;: &quot;;[.V25])" table:style-name="ce1">
            <text:p><text:s text:c="2"/>xHdac2_2_D19_R3: GGTAGC_ACTGAT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Smchd1_2</text:p>
          </table:table-cell>
          <table:table-cell table:number-columns-repeated="5" table:style-name="ce1"/>
          <table:table-cell office:value-type="string" table:style-name="ce1">
            <text:p>C1</text:p>
          </table:table-cell>
          <table:table-cell office:value-type="string" office:string-value="ySmchd1_2_D12_R3" table:formula="of:=CONCATENATE([.$E26];[.$F26];&quot;_D12_R3&quot;)" table:style-name="ce1">
            <text:p>ySmchd1_2_D12_R3</text:p>
          </table:table-cell>
          <table:table-cell office:value-type="string" office:string-value="AGTCAA_TACAGC" table:formula="of:=CONCATENATE([.B2];&quot;_&quot;;[.D32])" table:style-name="ce1">
            <text:p>AGTCAA_TACAGC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office:string-value="ySmchd1_2_D19_R2" table:formula="of:=CONCATENATE([.$E26];[.$F26];&quot;_D19_R2&quot;)" table:style-name="ce1">
            <text:p>ySmchd1_2_D19_R2</text:p>
          </table:table-cell>
          <table:table-cell office:value-type="string" office:string-value="AGTCAA_CGGAAT" table:formula="of:=CONCATENATE([.B2];&quot;_&quot;;[.D26])" table:style-name="ce1">
            <text:p>AGTCAA_CGGAAT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office:string-value="ySmchd1_2_D19_R3" table:formula="of:=CONCATENATE([.$E26];[.$F26];&quot;_D19_R3&quot;)" table:style-name="ce1">
            <text:p>ySmchd1_2_D19_R3</text:p>
          </table:table-cell>
          <table:table-cell office:value-type="string" office:string-value="AGTCAA_CTAGCT" table:formula="of:=CONCATENATE([.B2];&quot;_&quot;;[.D27])" table:style-name="ce1">
            <text:p>AGTCAA_CTAGCT</text:p>
          </table:table-cell>
          <table:table-cell table:style-name="ce1"/>
          <table:table-cell office:value-type="string" office:string-value="  ySmchd1_2_D12_R3: AGTCAA_TACAGC" table:formula="of:=CONCATENATE(&quot;  &quot;;[.M26];&quot;: &quot;;[.N26])" table:style-name="ce1">
            <text:p><text:s text:c="2"/>ySmchd1_2_D12_R3: AGTCAA_TACAGC</text:p>
          </table:table-cell>
          <table:table-cell office:value-type="string" office:string-value="  ySmchd1_2_D19_R2: AGTCAA_CGGAAT" table:formula="of:=CONCATENATE(&quot;  &quot;;[.Q26];&quot;: &quot;;[.R26])" table:style-name="ce1">
            <text:p><text:s text:c="2"/>ySmchd1_2_D19_R2: AGTCAA_CGGAAT</text:p>
          </table:table-cell>
          <table:table-cell office:value-type="string" office:string-value="  ySmchd1_2_D19_R3: AGTCAA_CTAGCT" table:formula="of:=CONCATENATE(&quot;  &quot;;[.U26];&quot;: &quot;;[.V26])" table:style-name="ce1">
            <text:p><text:s text:c="2"/>ySmchd1_2_D19_R3: AGTCAA_CTAGCT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z</text:p>
          </table:table-cell>
          <table:table-cell office:value-type="string" table:style-name="ce1">
            <text:p>Ehmt2_2</text:p>
          </table:table-cell>
          <table:table-cell table:number-columns-repeated="5" table:style-name="ce1"/>
          <table:table-cell office:value-type="string" table:style-name="ce1">
            <text:p>C2</text:p>
          </table:table-cell>
          <table:table-cell office:value-type="string" office:string-value="zEhmt2_2_D12_R3" table:formula="of:=CONCATENATE([.$E27];[.$F27];&quot;_D12_R3&quot;)" table:style-name="ce1">
            <text:p>zEhmt2_2_D12_R3</text:p>
          </table:table-cell>
          <table:table-cell office:value-type="string" office:string-value="AGTTCC_TATAAT" table:formula="of:=CONCATENATE([.B3];&quot;_&quot;;[.D33])" table:style-name="ce1">
            <text:p>AGTTCC_TATAAT</text:p>
          </table:table-cell>
          <table:table-cell table:style-name="ce1"/>
          <table:table-cell office:value-type="string" table:style-name="ce1">
            <text:p>C2</text:p>
          </table:table-cell>
          <table:table-cell office:value-type="string" office:string-value="zEhmt2_2_D19_R2" table:formula="of:=CONCATENATE([.$E27];[.$F27];&quot;_D19_R2&quot;)" table:style-name="ce1">
            <text:p>zEhmt2_2_D19_R2</text:p>
          </table:table-cell>
          <table:table-cell office:value-type="string" office:string-value="AGTTCC_CTAGCT" table:formula="of:=CONCATENATE([.B3];&quot;_&quot;;[.D27])" table:style-name="ce1">
            <text:p>AGTTCC_CTAGCT</text:p>
          </table:table-cell>
          <table:table-cell table:style-name="ce1"/>
          <table:table-cell office:value-type="string" table:style-name="ce1">
            <text:p>C2</text:p>
          </table:table-cell>
          <table:table-cell office:value-type="string" office:string-value="zEhmt2_2_D19_R3" table:formula="of:=CONCATENATE([.$E27];[.$F27];&quot;_D19_R3&quot;)" table:style-name="ce1">
            <text:p>zEhmt2_2_D19_R3</text:p>
          </table:table-cell>
          <table:table-cell office:value-type="string" office:string-value="AGTTCC_CTATAC" table:formula="of:=CONCATENATE([.B3];&quot;_&quot;;[.D28])" table:style-name="ce1">
            <text:p>AGTTCC_CTATAC</text:p>
          </table:table-cell>
          <table:table-cell table:style-name="ce1"/>
          <table:table-cell office:value-type="string" office:string-value="  zEhmt2_2_D12_R3: AGTTCC_TATAAT" table:formula="of:=CONCATENATE(&quot;  &quot;;[.M27];&quot;: &quot;;[.N27])" table:style-name="ce1">
            <text:p><text:s text:c="2"/>zEhmt2_2_D12_R3: AGTTCC_TATAAT</text:p>
          </table:table-cell>
          <table:table-cell office:value-type="string" office:string-value="  zEhmt2_2_D19_R2: AGTTCC_CTAGCT" table:formula="of:=CONCATENATE(&quot;  &quot;;[.Q27];&quot;: &quot;;[.R27])" table:style-name="ce1">
            <text:p><text:s text:c="2"/>zEhmt2_2_D19_R2: AGTTCC_CTAGCT</text:p>
          </table:table-cell>
          <table:table-cell office:value-type="string" office:string-value="  zEhmt2_2_D19_R3: AGTTCC_CTATAC" table:formula="of:=CONCATENATE(&quot;  &quot;;[.U27];&quot;: &quot;;[.V27])" table:style-name="ce1">
            <text:p><text:s text:c="2"/>zEhmt2_2_D19_R3: AGTTCC_CTATAC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aa</text:p>
          </table:table-cell>
          <table:table-cell office:value-type="string" table:style-name="ce1">
            <text:p>Rrm2_2</text:p>
          </table:table-cell>
          <table:table-cell table:number-columns-repeated="5" table:style-name="ce1"/>
          <table:table-cell office:value-type="string" table:style-name="ce1">
            <text:p>C3</text:p>
          </table:table-cell>
          <table:table-cell office:value-type="string" office:string-value="aaRrm2_2_D12_R3" table:formula="of:=CONCATENATE([.$E28];[.$F28];&quot;_D12_R3&quot;)" table:style-name="ce1">
            <text:p>aaRrm2_2_D12_R3</text:p>
          </table:table-cell>
          <table:table-cell office:value-type="string" office:string-value="ATGTCA_TCATTC" table:formula="of:=CONCATENATE([.B4];&quot;_&quot;;[.D34])" table:style-name="ce1">
            <text:p>ATGTCA_TCATTC</text:p>
          </table:table-cell>
          <table:table-cell table:style-name="ce1"/>
          <table:table-cell office:value-type="string" table:style-name="ce1">
            <text:p>C3</text:p>
          </table:table-cell>
          <table:table-cell office:value-type="string" office:string-value="aaRrm2_2_D19_R2" table:formula="of:=CONCATENATE([.$E28];[.$F28];&quot;_D19_R2&quot;)" table:style-name="ce1">
            <text:p>aaRrm2_2_D19_R2</text:p>
          </table:table-cell>
          <table:table-cell office:value-type="string" office:string-value="ATGTCA_CTATAC" table:formula="of:=CONCATENATE([.B4];&quot;_&quot;;[.D28])" table:style-name="ce1">
            <text:p>ATGTCA_CTATAC</text:p>
          </table:table-cell>
          <table:table-cell table:style-name="ce1"/>
          <table:table-cell office:value-type="string" table:style-name="ce1">
            <text:p>C3</text:p>
          </table:table-cell>
          <table:table-cell office:value-type="string" office:string-value="aaRrm2_2_D19_R3" table:formula="of:=CONCATENATE([.$E28];[.$F28];&quot;_D19_R3&quot;)" table:style-name="ce1">
            <text:p>aaRrm2_2_D19_R3</text:p>
          </table:table-cell>
          <table:table-cell office:value-type="string" office:string-value="ATGTCA_CTCAGA" table:formula="of:=CONCATENATE([.B4];&quot;_&quot;;[.D29])" table:style-name="ce1">
            <text:p>ATGTCA_CTCAGA</text:p>
          </table:table-cell>
          <table:table-cell table:style-name="ce1"/>
          <table:table-cell office:value-type="string" office:string-value="  aaRrm2_2_D12_R3: ATGTCA_TCATTC" table:formula="of:=CONCATENATE(&quot;  &quot;;[.M28];&quot;: &quot;;[.N28])" table:style-name="ce1">
            <text:p><text:s text:c="2"/>aaRrm2_2_D12_R3: ATGTCA_TCATTC</text:p>
          </table:table-cell>
          <table:table-cell office:value-type="string" office:string-value="  aaRrm2_2_D19_R2: ATGTCA_CTATAC" table:formula="of:=CONCATENATE(&quot;  &quot;;[.Q28];&quot;: &quot;;[.R28])" table:style-name="ce1">
            <text:p><text:s text:c="2"/>aaRrm2_2_D19_R2: ATGTCA_CTATAC</text:p>
          </table:table-cell>
          <table:table-cell office:value-type="string" office:string-value="  aaRrm2_2_D19_R3: ATGTCA_CTCAGA" table:formula="of:=CONCATENATE(&quot;  &quot;;[.U28];&quot;: &quot;;[.V28])" table:style-name="ce1">
            <text:p><text:s text:c="2"/>aaRrm2_2_D19_R3: ATGTCA_CTCAGA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ab</text:p>
          </table:table-cell>
          <table:table-cell office:value-type="string" table:style-name="ce1">
            <text:p>Rrm2_3</text:p>
          </table:table-cell>
          <table:table-cell table:number-columns-repeated="5" table:style-name="ce1"/>
          <table:table-cell office:value-type="string" table:style-name="ce1">
            <text:p>C4</text:p>
          </table:table-cell>
          <table:table-cell office:value-type="string" office:string-value="abRrm2_3_D12_R3" table:formula="of:=CONCATENATE([.$E29];[.$F29];&quot;_D12_R3&quot;)" table:style-name="ce1">
            <text:p>abRrm2_3_D12_R3</text:p>
          </table:table-cell>
          <table:table-cell office:value-type="string" office:string-value="CCGTCC_TCCCGA" table:formula="of:=CONCATENATE([.B5];&quot;_&quot;;[.D35])" table:style-name="ce1">
            <text:p>CCGTCC_TCCCGA</text:p>
          </table:table-cell>
          <table:table-cell table:style-name="ce1"/>
          <table:table-cell office:value-type="string" table:style-name="ce1">
            <text:p>C4</text:p>
          </table:table-cell>
          <table:table-cell office:value-type="string" office:string-value="abRrm2_3_D19_R2" table:formula="of:=CONCATENATE([.$E29];[.$F29];&quot;_D19_R2&quot;)" table:style-name="ce1">
            <text:p>abRrm2_3_D19_R2</text:p>
          </table:table-cell>
          <table:table-cell office:value-type="string" office:string-value="CCGTCC_CTCAGA" table:formula="of:=CONCATENATE([.B5];&quot;_&quot;;[.D29])" table:style-name="ce1">
            <text:p>CCGTCC_CTCAGA</text:p>
          </table:table-cell>
          <table:table-cell table:style-name="ce1"/>
          <table:table-cell office:value-type="string" table:style-name="ce1">
            <text:p>C4</text:p>
          </table:table-cell>
          <table:table-cell office:value-type="string" office:string-value="abRrm2_3_D19_R3" table:formula="of:=CONCATENATE([.$E29];[.$F29];&quot;_D19_R3&quot;)" table:style-name="ce1">
            <text:p>abRrm2_3_D19_R3</text:p>
          </table:table-cell>
          <table:table-cell office:value-type="string" office:string-value="CCGTCC_GACGAC" table:formula="of:=CONCATENATE([.B5];&quot;_&quot;;[.D30])" table:style-name="ce1">
            <text:p>CCGTCC_GACGAC</text:p>
          </table:table-cell>
          <table:table-cell table:style-name="ce1"/>
          <table:table-cell office:value-type="string" office:string-value="  abRrm2_3_D12_R3: CCGTCC_TCCCGA" table:formula="of:=CONCATENATE(&quot;  &quot;;[.M29];&quot;: &quot;;[.N29])" table:style-name="ce1">
            <text:p><text:s text:c="2"/>abRrm2_3_D12_R3: CCGTCC_TCCCGA</text:p>
          </table:table-cell>
          <table:table-cell office:value-type="string" office:string-value="  abRrm2_3_D19_R2: CCGTCC_CTCAGA" table:formula="of:=CONCATENATE(&quot;  &quot;;[.Q29];&quot;: &quot;;[.R29])" table:style-name="ce1">
            <text:p><text:s text:c="2"/>abRrm2_3_D19_R2: CCGTCC_CTCAGA</text:p>
          </table:table-cell>
          <table:table-cell office:value-type="string" office:string-value="  abRrm2_3_D19_R3: CCGTCC_GACGAC" table:formula="of:=CONCATENATE(&quot;  &quot;;[.U29];&quot;: &quot;;[.V29])" table:style-name="ce1">
            <text:p><text:s text:c="2"/>abRrm2_3_D19_R3: CCGTCC_GACGAC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mchd1_3</text:p>
          </table:table-cell>
          <table:table-cell table:number-columns-repeated="5" table:style-name="ce1"/>
          <table:table-cell office:value-type="string" table:style-name="ce1">
            <text:p>C5</text:p>
          </table:table-cell>
          <table:table-cell office:value-type="string" office:string-value="acSmchd1_3_D12_R3" table:formula="of:=CONCATENATE([.$E30];[.$F30];&quot;_D12_R3&quot;)" table:style-name="ce1">
            <text:p>acSmchd1_3_D12_R3</text:p>
          </table:table-cell>
          <table:table-cell office:value-type="string" office:string-value="GTAGAG_TCGAAG" table:formula="of:=CONCATENATE([.B6];&quot;_&quot;;[.D36])" table:style-name="ce1">
            <text:p>GTAGAG_TCGAAG</text:p>
          </table:table-cell>
          <table:table-cell table:style-name="ce1"/>
          <table:table-cell office:value-type="string" table:style-name="ce1">
            <text:p>C5</text:p>
          </table:table-cell>
          <table:table-cell office:value-type="string" office:string-value="acSmchd1_3_D19_R2" table:formula="of:=CONCATENATE([.$E30];[.$F30];&quot;_D19_R2&quot;)" table:style-name="ce1">
            <text:p>acSmchd1_3_D19_R2</text:p>
          </table:table-cell>
          <table:table-cell office:value-type="string" office:string-value="GTAGAG_GACGAC" table:formula="of:=CONCATENATE([.B6];&quot;_&quot;;[.D30])" table:style-name="ce1">
            <text:p>GTAGAG_GACGAC</text:p>
          </table:table-cell>
          <table:table-cell table:style-name="ce1"/>
          <table:table-cell office:value-type="string" table:style-name="ce1">
            <text:p>C5</text:p>
          </table:table-cell>
          <table:table-cell office:value-type="string" office:string-value="acSmchd1_3_D19_R3" table:formula="of:=CONCATENATE([.$E30];[.$F30];&quot;_D19_R3&quot;)" table:style-name="ce1">
            <text:p>acSmchd1_3_D19_R3</text:p>
          </table:table-cell>
          <table:table-cell office:value-type="string" office:string-value="GTAGAG_TAATCG" table:formula="of:=CONCATENATE([.B6];&quot;_&quot;;[.D31])" table:style-name="ce1">
            <text:p>GTAGAG_TAATCG</text:p>
          </table:table-cell>
          <table:table-cell table:style-name="ce1"/>
          <table:table-cell office:value-type="string" office:string-value="  acSmchd1_3_D12_R3: GTAGAG_TCGAAG" table:formula="of:=CONCATENATE(&quot;  &quot;;[.M30];&quot;: &quot;;[.N30])" table:style-name="ce1">
            <text:p><text:s text:c="2"/>acSmchd1_3_D12_R3: GTAGAG_TCGAAG</text:p>
          </table:table-cell>
          <table:table-cell office:value-type="string" office:string-value="  acSmchd1_3_D19_R2: GTAGAG_GACGAC" table:formula="of:=CONCATENATE(&quot;  &quot;;[.Q30];&quot;: &quot;;[.R30])" table:style-name="ce1">
            <text:p><text:s text:c="2"/>acSmchd1_3_D19_R2: GTAGAG_GACGAC</text:p>
          </table:table-cell>
          <table:table-cell office:value-type="string" office:string-value="  acSmchd1_3_D19_R3: GTAGAG_TAATCG" table:formula="of:=CONCATENATE(&quot;  &quot;;[.U30];&quot;: &quot;;[.V30])" table:style-name="ce1">
            <text:p><text:s text:c="2"/>acSmchd1_3_D19_R3: GTAGAG_TAATCG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F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ad</text:p>
          </table:table-cell>
          <table:table-cell office:value-type="string" table:style-name="ce1">
            <text:p>Rrm2_4</text:p>
          </table:table-cell>
          <table:table-cell table:number-columns-repeated="5" table:style-name="ce1"/>
          <table:table-cell office:value-type="string" table:style-name="ce1">
            <text:p>C6</text:p>
          </table:table-cell>
          <table:table-cell office:value-type="string" office:string-value="adRrm2_4_D12_R3" table:formula="of:=CONCATENATE([.$E31];[.$F31];&quot;_D12_R3&quot;)" table:style-name="ce1">
            <text:p>adRrm2_4_D12_R3</text:p>
          </table:table-cell>
          <table:table-cell office:value-type="string" office:string-value="GTCCGC_TCGGCA" table:formula="of:=CONCATENATE([.B7];&quot;_&quot;;[.D37])" table:style-name="ce1">
            <text:p>GTCCGC_TCGGCA</text:p>
          </table:table-cell>
          <table:table-cell table:style-name="ce1"/>
          <table:table-cell office:value-type="string" table:style-name="ce1">
            <text:p>C6</text:p>
          </table:table-cell>
          <table:table-cell office:value-type="string" office:string-value="adRrm2_4_D19_R2" table:formula="of:=CONCATENATE([.$E31];[.$F31];&quot;_D19_R2&quot;)" table:style-name="ce1">
            <text:p>adRrm2_4_D19_R2</text:p>
          </table:table-cell>
          <table:table-cell office:value-type="string" office:string-value="GTCCGC_TAATCG" table:formula="of:=CONCATENATE([.B7];&quot;_&quot;;[.D31])" table:style-name="ce1">
            <text:p>GTCCGC_TAATCG</text:p>
          </table:table-cell>
          <table:table-cell table:style-name="ce1"/>
          <table:table-cell office:value-type="string" table:style-name="ce1">
            <text:p>C6</text:p>
          </table:table-cell>
          <table:table-cell office:value-type="string" office:string-value="adRrm2_4_D19_R3" table:formula="of:=CONCATENATE([.$E31];[.$F31];&quot;_D19_R3&quot;)" table:style-name="ce1">
            <text:p>adRrm2_4_D19_R3</text:p>
          </table:table-cell>
          <table:table-cell office:value-type="string" office:string-value="GTCCGC_TACAGC" table:formula="of:=CONCATENATE([.B7];&quot;_&quot;;[.D32])" table:style-name="ce1">
            <text:p>GTCCGC_TACAGC</text:p>
          </table:table-cell>
          <table:table-cell table:style-name="ce1"/>
          <table:table-cell office:value-type="string" office:string-value="  adRrm2_4_D12_R3: GTCCGC_TCGGCA" table:formula="of:=CONCATENATE(&quot;  &quot;;[.M31];&quot;: &quot;;[.N31])" table:style-name="ce1">
            <text:p><text:s text:c="2"/>adRrm2_4_D12_R3: GTCCGC_TCGGCA</text:p>
          </table:table-cell>
          <table:table-cell office:value-type="string" office:string-value="  adRrm2_4_D19_R2: GTCCGC_TAATCG" table:formula="of:=CONCATENATE(&quot;  &quot;;[.Q31];&quot;: &quot;;[.R31])" table:style-name="ce1">
            <text:p><text:s text:c="2"/>adRrm2_4_D19_R2: GTCCGC_TAATCG</text:p>
          </table:table-cell>
          <table:table-cell office:value-type="string" office:string-value="  adRrm2_4_D19_R3: GTCCGC_TACAGC" table:formula="of:=CONCATENATE(&quot;  &quot;;[.U31];&quot;: &quot;;[.V31])" table:style-name="ce1">
            <text:p><text:s text:c="2"/>adRrm2_4_D19_R3: GTCCGC_TACAGC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F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ae</text:p>
          </table:table-cell>
          <table:table-cell office:value-type="string" table:style-name="ce1">
            <text:p>Kmt5a_2</text:p>
          </table:table-cell>
          <table:table-cell table:number-columns-repeated="5" table:style-name="ce1"/>
          <table:table-cell office:value-type="string" table:style-name="ce1">
            <text:p>C7</text:p>
          </table:table-cell>
          <table:table-cell office:value-type="string" office:string-value="aeKmt5a_2_D12_R3" table:formula="of:=CONCATENATE([.$E32];[.$F32];&quot;_D12_R3&quot;)" table:style-name="ce1">
            <text:p>aeKmt5a_2_D12_R3</text:p>
          </table:table-cell>
          <table:table-cell office:value-type="string" office:string-value="GTGAAA_CGGAAT" table:formula="of:=CONCATENATE([.B8];&quot;_&quot;;[.D26])" table:style-name="ce1">
            <text:p>GTGAAA_CGGAAT</text:p>
          </table:table-cell>
          <table:table-cell table:style-name="ce1"/>
          <table:table-cell office:value-type="string" table:style-name="ce1">
            <text:p>C7</text:p>
          </table:table-cell>
          <table:table-cell office:value-type="string" office:string-value="aeKmt5a_2_D19_R2" table:formula="of:=CONCATENATE([.$E32];[.$F32];&quot;_D19_R2&quot;)" table:style-name="ce1">
            <text:p>aeKmt5a_2_D19_R2</text:p>
          </table:table-cell>
          <table:table-cell office:value-type="string" office:string-value="GTGAAA_TACAGC" table:formula="of:=CONCATENATE([.B8];&quot;_&quot;;[.D32])" table:style-name="ce1">
            <text:p>GTGAAA_TACAGC</text:p>
          </table:table-cell>
          <table:table-cell table:style-name="ce1"/>
          <table:table-cell office:value-type="string" table:style-name="ce1">
            <text:p>C7</text:p>
          </table:table-cell>
          <table:table-cell office:value-type="string" office:string-value="aeKmt5a_2_D19_R3" table:formula="of:=CONCATENATE([.$E32];[.$F32];&quot;_D19_R3&quot;)" table:style-name="ce1">
            <text:p>aeKmt5a_2_D19_R3</text:p>
          </table:table-cell>
          <table:table-cell office:value-type="string" office:string-value="GTGAAA_TATAAT" table:formula="of:=CONCATENATE([.B8];&quot;_&quot;;[.D33])" table:style-name="ce1">
            <text:p>GTGAAA_TATAAT</text:p>
          </table:table-cell>
          <table:table-cell table:style-name="ce1"/>
          <table:table-cell office:value-type="string" office:string-value="  aeKmt5a_2_D12_R3: GTGAAA_CGGAAT" table:formula="of:=CONCATENATE(&quot;  &quot;;[.M32];&quot;: &quot;;[.N32])" table:style-name="ce1">
            <text:p><text:s text:c="2"/>aeKmt5a_2_D12_R3: GTGAAA_CGGAAT</text:p>
          </table:table-cell>
          <table:table-cell office:value-type="string" office:string-value="  aeKmt5a_2_D19_R2: GTGAAA_TACAGC" table:formula="of:=CONCATENATE(&quot;  &quot;;[.Q32];&quot;: &quot;;[.R32])" table:style-name="ce1">
            <text:p><text:s text:c="2"/>aeKmt5a_2_D19_R2: GTGAAA_TACAGC</text:p>
          </table:table-cell>
          <table:table-cell office:value-type="string" office:string-value="  aeKmt5a_2_D19_R3: GTGAAA_TATAAT" table:formula="of:=CONCATENATE(&quot;  &quot;;[.U32];&quot;: &quot;;[.V32])" table:style-name="ce1">
            <text:p><text:s text:c="2"/>aeKmt5a_2_D19_R3: GTGAAA_TATAAT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F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LUCIFERASE</text:p>
          </table:table-cell>
          <table:table-cell table:number-columns-repeated="5" table:style-name="ce1"/>
          <table:table-cell office:value-type="string" table:style-name="ce1">
            <text:p>C8</text:p>
          </table:table-cell>
          <table:table-cell office:value-type="string" office:string-value="afLUCIFERASE_D12_R3" table:formula="of:=CONCATENATE([.$E33];[.$F33];&quot;_D12_R3&quot;)" table:style-name="ce1">
            <text:p>afLUCIFERASE_D12_R3</text:p>
          </table:table-cell>
          <table:table-cell office:value-type="string" office:string-value="GTGGCC_CTAGCT" table:formula="of:=CONCATENATE([.B9];&quot;_&quot;;[.D27])" table:style-name="ce1">
            <text:p>GTGGCC_CTAGCT</text:p>
          </table:table-cell>
          <table:table-cell table:style-name="ce1"/>
          <table:table-cell office:value-type="string" table:style-name="ce1">
            <text:p>C8</text:p>
          </table:table-cell>
          <table:table-cell office:value-type="string" office:string-value="afLUCIFERASE_D19_R2" table:formula="of:=CONCATENATE([.$E33];[.$F33];&quot;_D19_R2&quot;)" table:style-name="ce1">
            <text:p>afLUCIFERASE_D19_R2</text:p>
          </table:table-cell>
          <table:table-cell office:value-type="string" office:string-value="GTGGCC_TATAAT" table:formula="of:=CONCATENATE([.B9];&quot;_&quot;;[.D33])" table:style-name="ce1">
            <text:p>GTGGCC_TATAAT</text:p>
          </table:table-cell>
          <table:table-cell table:style-name="ce1"/>
          <table:table-cell office:value-type="string" table:style-name="ce1">
            <text:p>C8</text:p>
          </table:table-cell>
          <table:table-cell office:value-type="string" office:string-value="afLUCIFERASE_D19_R3" table:formula="of:=CONCATENATE([.$E33];[.$F33];&quot;_D19_R3&quot;)" table:style-name="ce1">
            <text:p>afLUCIFERASE_D19_R3</text:p>
          </table:table-cell>
          <table:table-cell office:value-type="string" office:string-value="GTGGCC_TCATTC" table:formula="of:=CONCATENATE([.B9];&quot;_&quot;;[.D34])" table:style-name="ce1">
            <text:p>GTGGCC_TCATTC</text:p>
          </table:table-cell>
          <table:table-cell table:style-name="ce1"/>
          <table:table-cell office:value-type="string" office:string-value="  afLUCIFERASE_D12_R3: GTGGCC_CTAGCT" table:formula="of:=CONCATENATE(&quot;  &quot;;[.M33];&quot;: &quot;;[.N33])" table:style-name="ce1">
            <text:p><text:s text:c="2"/>afLUCIFERASE_D12_R3: GTGGCC_CTAGCT</text:p>
          </table:table-cell>
          <table:table-cell office:value-type="string" office:string-value="  afLUCIFERASE_D19_R2: GTGGCC_TATAAT" table:formula="of:=CONCATENATE(&quot;  &quot;;[.Q33];&quot;: &quot;;[.R33])" table:style-name="ce1">
            <text:p><text:s text:c="2"/>afLUCIFERASE_D19_R2: GTGGCC_TATAAT</text:p>
          </table:table-cell>
          <table:table-cell office:value-type="string" office:string-value="  afLUCIFERASE_D19_R3: GTGGCC_TCATTC" table:formula="of:=CONCATENATE(&quot;  &quot;;[.U33];&quot;: &quot;;[.V33])" table:style-name="ce1">
            <text:p><text:s text:c="2"/>afLUCIFERASE_D19_R3: GTGGCC_TCATTC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F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ag</text:p>
          </table:table-cell>
          <table:table-cell office:value-type="string" table:style-name="ce1">
            <text:p>Dnmt1_3</text:p>
          </table:table-cell>
          <table:table-cell table:number-columns-repeated="5" table:style-name="ce1"/>
          <table:table-cell office:value-type="string" table:style-name="ce1">
            <text:p>C9</text:p>
          </table:table-cell>
          <table:table-cell office:value-type="string" office:string-value="agDnmt1_3_D12_R3" table:formula="of:=CONCATENATE([.$E34];[.$F34];&quot;_D12_R3&quot;)" table:style-name="ce1">
            <text:p>agDnmt1_3_D12_R3</text:p>
          </table:table-cell>
          <table:table-cell office:value-type="string" office:string-value="GTTTCG_CTATAC" table:formula="of:=CONCATENATE([.B10];&quot;_&quot;;[.D28])" table:style-name="ce1">
            <text:p>GTTTCG_CTATAC</text:p>
          </table:table-cell>
          <table:table-cell table:style-name="ce1"/>
          <table:table-cell office:value-type="string" table:style-name="ce1">
            <text:p>C9</text:p>
          </table:table-cell>
          <table:table-cell office:value-type="string" office:string-value="agDnmt1_3_D19_R2" table:formula="of:=CONCATENATE([.$E34];[.$F34];&quot;_D19_R2&quot;)" table:style-name="ce1">
            <text:p>agDnmt1_3_D19_R2</text:p>
          </table:table-cell>
          <table:table-cell office:value-type="string" office:string-value="GTTTCG_TCATTC" table:formula="of:=CONCATENATE([.B10];&quot;_&quot;;[.D34])" table:style-name="ce1">
            <text:p>GTTTCG_TCATTC</text:p>
          </table:table-cell>
          <table:table-cell table:style-name="ce1"/>
          <table:table-cell office:value-type="string" table:style-name="ce1">
            <text:p>C9</text:p>
          </table:table-cell>
          <table:table-cell office:value-type="string" office:string-value="agDnmt1_3_D19_R3" table:formula="of:=CONCATENATE([.$E34];[.$F34];&quot;_D19_R3&quot;)" table:style-name="ce1">
            <text:p>agDnmt1_3_D19_R3</text:p>
          </table:table-cell>
          <table:table-cell office:value-type="string" office:string-value="GTTTCG_TCCCGA" table:formula="of:=CONCATENATE([.B10];&quot;_&quot;;[.D35])" table:style-name="ce1">
            <text:p>GTTTCG_TCCCGA</text:p>
          </table:table-cell>
          <table:table-cell table:style-name="ce1"/>
          <table:table-cell office:value-type="string" office:string-value="  agDnmt1_3_D12_R3: GTTTCG_CTATAC" table:formula="of:=CONCATENATE(&quot;  &quot;;[.M34];&quot;: &quot;;[.N34])" table:style-name="ce1">
            <text:p><text:s text:c="2"/>agDnmt1_3_D12_R3: GTTTCG_CTATAC</text:p>
          </table:table-cell>
          <table:table-cell office:value-type="string" office:string-value="  agDnmt1_3_D19_R2: GTTTCG_TCATTC" table:formula="of:=CONCATENATE(&quot;  &quot;;[.Q34];&quot;: &quot;;[.R34])" table:style-name="ce1">
            <text:p><text:s text:c="2"/>agDnmt1_3_D19_R2: GTTTCG_TCATTC</text:p>
          </table:table-cell>
          <table:table-cell office:value-type="string" office:string-value="  agDnmt1_3_D19_R3: GTTTCG_TCCCGA" table:formula="of:=CONCATENATE(&quot;  &quot;;[.U34];&quot;: &quot;;[.V34])" table:style-name="ce1">
            <text:p><text:s text:c="2"/>agDnmt1_3_D19_R3: GTTTCG_TCCCGA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F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ah</text:p>
          </table:table-cell>
          <table:table-cell office:value-type="string" table:style-name="ce1">
            <text:p>Dnmt1_4</text:p>
          </table:table-cell>
          <table:table-cell table:number-columns-repeated="5" table:style-name="ce1"/>
          <table:table-cell office:value-type="string" table:style-name="ce1">
            <text:p>C10</text:p>
          </table:table-cell>
          <table:table-cell office:value-type="string" office:string-value="ahDnmt1_4_D12_R3" table:formula="of:=CONCATENATE([.$E35];[.$F35];&quot;_D12_R3&quot;)" table:style-name="ce1">
            <text:p>ahDnmt1_4_D12_R3</text:p>
          </table:table-cell>
          <table:table-cell office:value-type="string" office:string-value="CGTACG_CTCAGA" table:formula="of:=CONCATENATE([.B11];&quot;_&quot;;[.D29])" table:style-name="ce1">
            <text:p>CGTACG_CTCAGA</text:p>
          </table:table-cell>
          <table:table-cell table:style-name="ce1"/>
          <table:table-cell office:value-type="string" table:style-name="ce1">
            <text:p>C10</text:p>
          </table:table-cell>
          <table:table-cell office:value-type="string" office:string-value="ahDnmt1_4_D19_R2" table:formula="of:=CONCATENATE([.$E35];[.$F35];&quot;_D19_R2&quot;)" table:style-name="ce1">
            <text:p>ahDnmt1_4_D19_R2</text:p>
          </table:table-cell>
          <table:table-cell office:value-type="string" office:string-value="CGTACG_TCCCGA" table:formula="of:=CONCATENATE([.B11];&quot;_&quot;;[.D35])" table:style-name="ce1">
            <text:p>CGTACG_TCCCGA</text:p>
          </table:table-cell>
          <table:table-cell table:style-name="ce1"/>
          <table:table-cell office:value-type="string" table:style-name="ce1">
            <text:p>C10</text:p>
          </table:table-cell>
          <table:table-cell office:value-type="string" office:string-value="ahDnmt1_4_D19_R3" table:formula="of:=CONCATENATE([.$E35];[.$F35];&quot;_D19_R3&quot;)" table:style-name="ce1">
            <text:p>ahDnmt1_4_D19_R3</text:p>
          </table:table-cell>
          <table:table-cell office:value-type="string" office:string-value="CGTACG_TCGAAG" table:formula="of:=CONCATENATE([.B11];&quot;_&quot;;[.D36])" table:style-name="ce1">
            <text:p>CGTACG_TCGAAG</text:p>
          </table:table-cell>
          <table:table-cell table:style-name="ce1"/>
          <table:table-cell office:value-type="string" office:string-value="  ahDnmt1_4_D12_R3: CGTACG_CTCAGA" table:formula="of:=CONCATENATE(&quot;  &quot;;[.M35];&quot;: &quot;;[.N35])" table:style-name="ce1">
            <text:p><text:s text:c="2"/>ahDnmt1_4_D12_R3: CGTACG_CTCAGA</text:p>
          </table:table-cell>
          <table:table-cell office:value-type="string" office:string-value="  ahDnmt1_4_D19_R2: CGTACG_TCCCGA" table:formula="of:=CONCATENATE(&quot;  &quot;;[.Q35];&quot;: &quot;;[.R35])" table:style-name="ce1">
            <text:p><text:s text:c="2"/>ahDnmt1_4_D19_R2: CGTACG_TCCCGA</text:p>
          </table:table-cell>
          <table:table-cell office:value-type="string" office:string-value="  ahDnmt1_4_D19_R3: CGTACG_TCGAAG" table:formula="of:=CONCATENATE(&quot;  &quot;;[.U35];&quot;: &quot;;[.V35])" table:style-name="ce1">
            <text:p><text:s text:c="2"/>ahDnmt1_4_D19_R3: CGTACG_TCGAAG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F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ai</text:p>
          </table:table-cell>
          <table:table-cell office:value-type="string" table:style-name="ce1">
            <text:p>Rad21_2</text:p>
          </table:table-cell>
          <table:table-cell table:number-columns-repeated="5" table:style-name="ce1"/>
          <table:table-cell office:value-type="string" table:style-name="ce1">
            <text:p>C11</text:p>
          </table:table-cell>
          <table:table-cell office:value-type="string" office:string-value="aiRad21_2_D12_R3" table:formula="of:=CONCATENATE([.$E36];[.$F36];&quot;_D12_R3&quot;)" table:style-name="ce1">
            <text:p>aiRad21_2_D12_R3</text:p>
          </table:table-cell>
          <table:table-cell office:value-type="string" office:string-value="GAGTGG_GACGAC" table:formula="of:=CONCATENATE([.B12];&quot;_&quot;;[.D30])" table:style-name="ce1">
            <text:p>GAGTGG_GACGAC</text:p>
          </table:table-cell>
          <table:table-cell table:style-name="ce1"/>
          <table:table-cell office:value-type="string" table:style-name="ce1">
            <text:p>C11</text:p>
          </table:table-cell>
          <table:table-cell office:value-type="string" office:string-value="aiRad21_2_D19_R2" table:formula="of:=CONCATENATE([.$E36];[.$F36];&quot;_D19_R2&quot;)" table:style-name="ce1">
            <text:p>aiRad21_2_D19_R2</text:p>
          </table:table-cell>
          <table:table-cell office:value-type="string" office:string-value="GAGTGG_TCGAAG" table:formula="of:=CONCATENATE([.B12];&quot;_&quot;;[.D36])" table:style-name="ce1">
            <text:p>GAGTGG_TCGAAG</text:p>
          </table:table-cell>
          <table:table-cell table:style-name="ce1"/>
          <table:table-cell office:value-type="string" table:style-name="ce1">
            <text:p>C11</text:p>
          </table:table-cell>
          <table:table-cell office:value-type="string" office:string-value="aiRad21_2_D19_R3" table:formula="of:=CONCATENATE([.$E36];[.$F36];&quot;_D19_R3&quot;)" table:style-name="ce1">
            <text:p>aiRad21_2_D19_R3</text:p>
          </table:table-cell>
          <table:table-cell office:value-type="string" office:string-value="GAGTGG_TCGGCA" table:formula="of:=CONCATENATE([.B12];&quot;_&quot;;[.D37])" table:style-name="ce1">
            <text:p>GAGTGG_TCGGCA</text:p>
          </table:table-cell>
          <table:table-cell table:style-name="ce1"/>
          <table:table-cell office:value-type="string" office:string-value="  aiRad21_2_D12_R3: GAGTGG_GACGAC" table:formula="of:=CONCATENATE(&quot;  &quot;;[.M36];&quot;: &quot;;[.N36])" table:style-name="ce1">
            <text:p><text:s text:c="2"/>aiRad21_2_D12_R3: GAGTGG_GACGAC</text:p>
          </table:table-cell>
          <table:table-cell office:value-type="string" office:string-value="  aiRad21_2_D19_R2: GAGTGG_TCGAAG" table:formula="of:=CONCATENATE(&quot;  &quot;;[.Q36];&quot;: &quot;;[.R36])" table:style-name="ce1">
            <text:p><text:s text:c="2"/>aiRad21_2_D19_R2: GAGTGG_TCGAAG</text:p>
          </table:table-cell>
          <table:table-cell office:value-type="string" office:string-value="  aiRad21_2_D19_R3: GAGTGG_TCGGCA" table:formula="of:=CONCATENATE(&quot;  &quot;;[.U36];&quot;: &quot;;[.V36])" table:style-name="ce1">
            <text:p><text:s text:c="2"/>aiRad21_2_D19_R3: GAGTGG_TCGGCA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F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aj</text:p>
          </table:table-cell>
          <table:table-cell office:value-type="string" table:style-name="ce1">
            <text:p>Ring1_1</text:p>
          </table:table-cell>
          <table:table-cell table:number-columns-repeated="5" table:style-name="ce1"/>
          <table:table-cell office:value-type="string" table:style-name="ce1">
            <text:p>C12</text:p>
          </table:table-cell>
          <table:table-cell office:value-type="string" office:string-value="ajRing1_1_D12_R3" table:formula="of:=CONCATENATE([.$E37];[.$F37];&quot;_D12_R3&quot;)" table:style-name="ce1">
            <text:p>ajRing1_1_D12_R3</text:p>
          </table:table-cell>
          <table:table-cell office:value-type="string" office:string-value="GGTAGC_TAATCG" table:formula="of:=CONCATENATE([.B13];&quot;_&quot;;[.D31])" table:style-name="ce1">
            <text:p>GGTAGC_TAATCG</text:p>
          </table:table-cell>
          <table:table-cell table:style-name="ce1"/>
          <table:table-cell office:value-type="string" table:style-name="ce1">
            <text:p>C12</text:p>
          </table:table-cell>
          <table:table-cell office:value-type="string" office:string-value="ajRing1_1_D19_R2" table:formula="of:=CONCATENATE([.$E37];[.$F37];&quot;_D19_R2&quot;)" table:style-name="ce1">
            <text:p>ajRing1_1_D19_R2</text:p>
          </table:table-cell>
          <table:table-cell office:value-type="string" office:string-value="GGTAGC_TCGGCA" table:formula="of:=CONCATENATE([.B13];&quot;_&quot;;[.D37])" table:style-name="ce1">
            <text:p>GGTAGC_TCGGCA</text:p>
          </table:table-cell>
          <table:table-cell table:style-name="ce1"/>
          <table:table-cell office:value-type="string" table:style-name="ce1">
            <text:p>C12</text:p>
          </table:table-cell>
          <table:table-cell office:value-type="string" office:string-value="ajRing1_1_D19_R3" table:formula="of:=CONCATENATE([.$E37];[.$F37];&quot;_D19_R3&quot;)" table:style-name="ce1">
            <text:p>ajRing1_1_D19_R3</text:p>
          </table:table-cell>
          <table:table-cell office:value-type="string" office:string-value="GGTAGC_CGGAAT" table:formula="of:=CONCATENATE([.B13];&quot;_&quot;;[.D26])" table:style-name="ce1">
            <text:p>GGTAGC_CGGAAT</text:p>
          </table:table-cell>
          <table:table-cell table:style-name="ce1"/>
          <table:table-cell office:value-type="string" office:string-value="  ajRing1_1_D12_R3: GGTAGC_TAATCG" table:formula="of:=CONCATENATE(&quot;  &quot;;[.M37];&quot;: &quot;;[.N37])" table:style-name="ce1">
            <text:p><text:s text:c="2"/>ajRing1_1_D12_R3: GGTAGC_TAATCG</text:p>
          </table:table-cell>
          <table:table-cell office:value-type="string" office:string-value="  ajRing1_1_D19_R2: GGTAGC_TCGGCA" table:formula="of:=CONCATENATE(&quot;  &quot;;[.Q37];&quot;: &quot;;[.R37])" table:style-name="ce1">
            <text:p><text:s text:c="2"/>ajRing1_1_D19_R2: GGTAGC_TCGGCA</text:p>
          </table:table-cell>
          <table:table-cell office:value-type="string" office:string-value="  ajRing1_1_D19_R3: GGTAGC_CGGAAT" table:formula="of:=CONCATENATE(&quot;  &quot;;[.U37];&quot;: &quot;;[.V37])" table:style-name="ce1">
            <text:p><text:s text:c="2"/>ajRing1_1_D19_R3: GGTAGC_CGGAAT</text:p>
          </table:table-cell>
          <table:table-cell table:number-columns-repeated="16358"/>
        </table:table-row>
        <table:table-row table:style-name="ro1">
          <table:table-cell table:number-columns-repeated="4" table:style-name="ce1"/>
          <table:table-cell office:value-type="string" table:style-name="ce1">
            <text:p>ak</text:p>
          </table:table-cell>
          <table:table-cell office:value-type="string" table:style-name="ce1">
            <text:p>Ehmt2_3</text:p>
          </table:table-cell>
          <table:table-cell table:number-columns-repeated="5" table:style-name="ce1"/>
          <table:table-cell office:value-type="string" table:style-name="ce1">
            <text:p>D1</text:p>
          </table:table-cell>
          <table:table-cell office:value-type="string" office:string-value="akEhmt2_3_D12_R3" table:formula="of:=CONCATENATE([.$E38];[.$F38];&quot;_D12_R3&quot;)" table:style-name="ce1">
            <text:p>akEhmt2_3_D12_R3</text:p>
          </table:table-cell>
          <table:table-cell office:value-type="string" office:string-value="ACTGAT_GTGAAA" table:formula="of:=CONCATENATE([.B14];&quot;_&quot;;[.D8])" table:style-name="ce1">
            <text:p>ACTGAT_GTGAAA</text:p>
          </table:table-cell>
          <table:table-cell table:style-name="ce1"/>
          <table:table-cell office:value-type="string" table:style-name="ce1">
            <text:p>D1</text:p>
          </table:table-cell>
          <table:table-cell office:value-type="string" office:string-value="akEhmt2_3_D19_R2" table:formula="of:=CONCATENATE([.$E38];[.$F38];&quot;_D19_R2&quot;)" table:style-name="ce1">
            <text:p>akEhmt2_3_D19_R2</text:p>
          </table:table-cell>
          <table:table-cell office:value-type="string" office:string-value="ACTGAT_AGTCAA" table:formula="of:=CONCATENATE([.B14];&quot;_&quot;;[.D2])" table:style-name="ce1">
            <text:p>ACTGAT_AGTCAA</text:p>
          </table:table-cell>
          <table:table-cell table:style-name="ce1"/>
          <table:table-cell office:value-type="string" table:style-name="ce1">
            <text:p>D1</text:p>
          </table:table-cell>
          <table:table-cell office:value-type="string" office:string-value="akEhmt2_3_D19_R3" table:formula="of:=CONCATENATE([.$E38];[.$F38];&quot;_D19_R3&quot;)" table:style-name="ce1">
            <text:p>akEhmt2_3_D19_R3</text:p>
          </table:table-cell>
          <table:table-cell office:value-type="string" office:string-value="ACTGAT_AGTTCC" table:formula="of:=CONCATENATE([.B14];&quot;_&quot;;[.D3])" table:style-name="ce1">
            <text:p>ACTGAT_AGTTCC</text:p>
          </table:table-cell>
          <table:table-cell table:style-name="ce1"/>
          <table:table-cell office:value-type="string" office:string-value="  akEhmt2_3_D12_R3: ACTGAT_GTGAAA" table:formula="of:=CONCATENATE(&quot;  &quot;;[.M38];&quot;: &quot;;[.N38])" table:style-name="ce1">
            <text:p><text:s text:c="2"/>akEhmt2_3_D12_R3: ACTGAT_GTGAAA</text:p>
          </table:table-cell>
          <table:table-cell office:value-type="string" office:string-value="  akEhmt2_3_D19_R2: ACTGAT_AGTCAA" table:formula="of:=CONCATENATE(&quot;  &quot;;[.Q38];&quot;: &quot;;[.R38])" table:style-name="ce1">
            <text:p><text:s text:c="2"/>akEhmt2_3_D19_R2: ACTGAT_AGTCAA</text:p>
          </table:table-cell>
          <table:table-cell office:value-type="string" office:string-value="  akEhmt2_3_D19_R3: ACTGAT_AGTTCC" table:formula="of:=CONCATENATE(&quot;  &quot;;[.U38];&quot;: &quot;;[.V38])" table:style-name="ce1">
            <text:p><text:s text:c="2"/>akEhmt2_3_D19_R3: ACTGAT_AGTTCC</text:p>
          </table:table-cell>
          <table:table-cell table:number-columns-repeated="16358"/>
        </table:table-row>
        <table:table-row table:style-name="ro1">
          <table:table-cell table:number-columns-repeated="4" table:style-name="ce1"/>
          <table:table-cell office:value-type="string" table:style-name="ce1">
            <text:p>al</text:p>
          </table:table-cell>
          <table:table-cell office:value-type="string" table:style-name="ce1">
            <text:p>Rrm2_5</text:p>
          </table:table-cell>
          <table:table-cell table:number-columns-repeated="5" table:style-name="ce1"/>
          <table:table-cell office:value-type="string" table:style-name="ce1">
            <text:p>D2</text:p>
          </table:table-cell>
          <table:table-cell office:value-type="string" office:string-value="alRrm2_5_D12_R3" table:formula="of:=CONCATENATE([.$E39];[.$F39];&quot;_D12_R3&quot;)" table:style-name="ce1">
            <text:p>alRrm2_5_D12_R3</text:p>
          </table:table-cell>
          <table:table-cell office:value-type="string" office:string-value="ATGAGC_GTGGCC" table:formula="of:=CONCATENATE([.B15];&quot;_&quot;;[.D9])" table:style-name="ce1">
            <text:p>ATGAGC_GTGGCC</text:p>
          </table:table-cell>
          <table:table-cell table:style-name="ce1"/>
          <table:table-cell office:value-type="string" table:style-name="ce1">
            <text:p>D2</text:p>
          </table:table-cell>
          <table:table-cell office:value-type="string" office:string-value="alRrm2_5_D19_R2" table:formula="of:=CONCATENATE([.$E39];[.$F39];&quot;_D19_R2&quot;)" table:style-name="ce1">
            <text:p>alRrm2_5_D19_R2</text:p>
          </table:table-cell>
          <table:table-cell office:value-type="string" office:string-value="ATGAGC_AGTTCC" table:formula="of:=CONCATENATE([.B15];&quot;_&quot;;[.D3])" table:style-name="ce1">
            <text:p>ATGAGC_AGTTCC</text:p>
          </table:table-cell>
          <table:table-cell table:style-name="ce1"/>
          <table:table-cell office:value-type="string" table:style-name="ce1">
            <text:p>D2</text:p>
          </table:table-cell>
          <table:table-cell office:value-type="string" office:string-value="alRrm2_5_D19_R3" table:formula="of:=CONCATENATE([.$E39];[.$F39];&quot;_D19_R3&quot;)" table:style-name="ce1">
            <text:p>alRrm2_5_D19_R3</text:p>
          </table:table-cell>
          <table:table-cell office:value-type="string" office:string-value="ATGAGC_ATGTCA" table:formula="of:=CONCATENATE([.B15];&quot;_&quot;;[.D4])" table:style-name="ce1">
            <text:p>ATGAGC_ATGTCA</text:p>
          </table:table-cell>
          <table:table-cell table:style-name="ce1"/>
          <table:table-cell office:value-type="string" office:string-value="  alRrm2_5_D12_R3: ATGAGC_GTGGCC" table:formula="of:=CONCATENATE(&quot;  &quot;;[.M39];&quot;: &quot;;[.N39])" table:style-name="ce1">
            <text:p><text:s text:c="2"/>alRrm2_5_D12_R3: ATGAGC_GTGGCC</text:p>
          </table:table-cell>
          <table:table-cell office:value-type="string" office:string-value="  alRrm2_5_D19_R2: ATGAGC_AGTTCC" table:formula="of:=CONCATENATE(&quot;  &quot;;[.Q39];&quot;: &quot;;[.R39])" table:style-name="ce1">
            <text:p><text:s text:c="2"/>alRrm2_5_D19_R2: ATGAGC_AGTTCC</text:p>
          </table:table-cell>
          <table:table-cell office:value-type="string" office:string-value="  alRrm2_5_D19_R3: ATGAGC_ATGTCA" table:formula="of:=CONCATENATE(&quot;  &quot;;[.U39];&quot;: &quot;;[.V39])" table:style-name="ce1">
            <text:p><text:s text:c="2"/>alRrm2_5_D19_R3: ATGAGC_ATGTCA</text:p>
          </table:table-cell>
          <table:table-cell table:number-columns-repeated="16358"/>
        </table:table-row>
        <table:table-row table:style-name="ro1">
          <table:table-cell table:number-columns-repeated="4" table:style-name="ce1"/>
          <table:table-cell office:value-type="string" table:style-name="ce1">
            <text:p>am</text:p>
          </table:table-cell>
          <table:table-cell office:value-type="string" table:style-name="ce1">
            <text:p>Ring1_2</text:p>
          </table:table-cell>
          <table:table-cell table:number-columns-repeated="5" table:style-name="ce1"/>
          <table:table-cell office:value-type="string" table:style-name="ce1">
            <text:p>D3</text:p>
          </table:table-cell>
          <table:table-cell office:value-type="string" office:string-value="amRing1_2_D12_R3" table:formula="of:=CONCATENATE([.$E40];[.$F40];&quot;_D12_R3&quot;)" table:style-name="ce1">
            <text:p>amRing1_2_D12_R3</text:p>
          </table:table-cell>
          <table:table-cell office:value-type="string" office:string-value="ATTCCT_GTTTCG" table:formula="of:=CONCATENATE([.B16];&quot;_&quot;;[.D10])" table:style-name="ce1">
            <text:p>ATTCCT_GTTTCG</text:p>
          </table:table-cell>
          <table:table-cell table:style-name="ce1"/>
          <table:table-cell office:value-type="string" table:style-name="ce1">
            <text:p>D3</text:p>
          </table:table-cell>
          <table:table-cell office:value-type="string" office:string-value="amRing1_2_D19_R2" table:formula="of:=CONCATENATE([.$E40];[.$F40];&quot;_D19_R2&quot;)" table:style-name="ce1">
            <text:p>amRing1_2_D19_R2</text:p>
          </table:table-cell>
          <table:table-cell office:value-type="string" office:string-value="ATTCCT_ATGTCA" table:formula="of:=CONCATENATE([.B16];&quot;_&quot;;[.D4])" table:style-name="ce1">
            <text:p>ATTCCT_ATGTCA</text:p>
          </table:table-cell>
          <table:table-cell table:style-name="ce1"/>
          <table:table-cell office:value-type="string" table:style-name="ce1">
            <text:p>D3</text:p>
          </table:table-cell>
          <table:table-cell office:value-type="string" office:string-value="amRing1_2_D19_R3" table:formula="of:=CONCATENATE([.$E40];[.$F40];&quot;_D19_R3&quot;)" table:style-name="ce1">
            <text:p>amRing1_2_D19_R3</text:p>
          </table:table-cell>
          <table:table-cell office:value-type="string" office:string-value="ATTCCT_CCGTCC" table:formula="of:=CONCATENATE([.B16];&quot;_&quot;;[.D5])" table:style-name="ce1">
            <text:p>ATTCCT_CCGTCC</text:p>
          </table:table-cell>
          <table:table-cell table:style-name="ce1"/>
          <table:table-cell office:value-type="string" office:string-value="  amRing1_2_D12_R3: ATTCCT_GTTTCG" table:formula="of:=CONCATENATE(&quot;  &quot;;[.M40];&quot;: &quot;;[.N40])" table:style-name="ce1">
            <text:p><text:s text:c="2"/>amRing1_2_D12_R3: ATTCCT_GTTTCG</text:p>
          </table:table-cell>
          <table:table-cell office:value-type="string" office:string-value="  amRing1_2_D19_R2: ATTCCT_ATGTCA" table:formula="of:=CONCATENATE(&quot;  &quot;;[.Q40];&quot;: &quot;;[.R40])" table:style-name="ce1">
            <text:p><text:s text:c="2"/>amRing1_2_D19_R2: ATTCCT_ATGTCA</text:p>
          </table:table-cell>
          <table:table-cell office:value-type="string" office:string-value="  amRing1_2_D19_R3: ATTCCT_CCGTCC" table:formula="of:=CONCATENATE(&quot;  &quot;;[.U40];&quot;: &quot;;[.V40])" table:style-name="ce1">
            <text:p><text:s text:c="2"/>amRing1_2_D19_R3: ATTCCT_CCGTCC</text:p>
          </table:table-cell>
          <table:table-cell table:number-columns-repeated="16358"/>
        </table:table-row>
        <table:table-row table:style-name="ro1">
          <table:table-cell table:number-columns-repeated="4" table:style-name="ce1"/>
          <table:table-cell office:value-type="string" table:style-name="ce1">
            <text:p>an</text:p>
          </table:table-cell>
          <table:table-cell office:value-type="string" table:style-name="ce1">
            <text:p>Kmt5a_3</text:p>
          </table:table-cell>
          <table:table-cell table:number-columns-repeated="5" table:style-name="ce1"/>
          <table:table-cell office:value-type="string" table:style-name="ce1">
            <text:p>D4</text:p>
          </table:table-cell>
          <table:table-cell office:value-type="string" office:string-value="anKmt5a_3_D12_R3" table:formula="of:=CONCATENATE([.$E41];[.$F41];&quot;_D12_R3&quot;)" table:style-name="ce1">
            <text:p>anKmt5a_3_D12_R3</text:p>
          </table:table-cell>
          <table:table-cell office:value-type="string" office:string-value="CAAAAG_CGTACG" table:formula="of:=CONCATENATE([.B17];&quot;_&quot;;[.D11])" table:style-name="ce1">
            <text:p>CAAAAG_CGTACG</text:p>
          </table:table-cell>
          <table:table-cell table:style-name="ce1"/>
          <table:table-cell office:value-type="string" table:style-name="ce1">
            <text:p>D4</text:p>
          </table:table-cell>
          <table:table-cell office:value-type="string" office:string-value="anKmt5a_3_D19_R2" table:formula="of:=CONCATENATE([.$E41];[.$F41];&quot;_D19_R2&quot;)" table:style-name="ce1">
            <text:p>anKmt5a_3_D19_R2</text:p>
          </table:table-cell>
          <table:table-cell office:value-type="string" office:string-value="CAAAAG_CCGTCC" table:formula="of:=CONCATENATE([.B17];&quot;_&quot;;[.D5])" table:style-name="ce1">
            <text:p>CAAAAG_CCGTCC</text:p>
          </table:table-cell>
          <table:table-cell table:style-name="ce1"/>
          <table:table-cell office:value-type="string" table:style-name="ce1">
            <text:p>D4</text:p>
          </table:table-cell>
          <table:table-cell office:value-type="string" office:string-value="anKmt5a_3_D19_R3" table:formula="of:=CONCATENATE([.$E41];[.$F41];&quot;_D19_R3&quot;)" table:style-name="ce1">
            <text:p>anKmt5a_3_D19_R3</text:p>
          </table:table-cell>
          <table:table-cell office:value-type="string" office:string-value="CAAAAG_GTAGAG" table:formula="of:=CONCATENATE([.B17];&quot;_&quot;;[.D6])" table:style-name="ce1">
            <text:p>CAAAAG_GTAGAG</text:p>
          </table:table-cell>
          <table:table-cell table:style-name="ce1"/>
          <table:table-cell office:value-type="string" office:string-value="  anKmt5a_3_D12_R3: CAAAAG_CGTACG" table:formula="of:=CONCATENATE(&quot;  &quot;;[.M41];&quot;: &quot;;[.N41])" table:style-name="ce1">
            <text:p><text:s text:c="2"/>anKmt5a_3_D12_R3: CAAAAG_CGTACG</text:p>
          </table:table-cell>
          <table:table-cell office:value-type="string" office:string-value="  anKmt5a_3_D19_R2: CAAAAG_CCGTCC" table:formula="of:=CONCATENATE(&quot;  &quot;;[.Q41];&quot;: &quot;;[.R41])" table:style-name="ce1">
            <text:p><text:s text:c="2"/>anKmt5a_3_D19_R2: CAAAAG_CCGTCC</text:p>
          </table:table-cell>
          <table:table-cell office:value-type="string" office:string-value="  anKmt5a_3_D19_R3: CAAAAG_GTAGAG" table:formula="of:=CONCATENATE(&quot;  &quot;;[.U41];&quot;: &quot;;[.V41])" table:style-name="ce1">
            <text:p><text:s text:c="2"/>anKmt5a_3_D19_R3: CAAAAG_GTAGAG</text:p>
          </table:table-cell>
          <table:table-cell table:number-columns-repeated="16358"/>
        </table:table-row>
        <table:table-row table:style-name="ro1">
          <table:table-cell table:number-columns-repeated="4" table:style-name="ce1"/>
          <table:table-cell office:value-type="string" table:style-name="ce1">
            <text:p>ao</text:p>
          </table:table-cell>
          <table:table-cell office:value-type="string" table:style-name="ce1">
            <text:p>Ehmt2_4</text:p>
          </table:table-cell>
          <table:table-cell table:number-columns-repeated="5" table:style-name="ce1"/>
          <table:table-cell office:value-type="string" table:style-name="ce1">
            <text:p>D5</text:p>
          </table:table-cell>
          <table:table-cell office:value-type="string" office:string-value="aoEhmt2_4_D12_R3" table:formula="of:=CONCATENATE([.$E42];[.$F42];&quot;_D12_R3&quot;)" table:style-name="ce1">
            <text:p>aoEhmt2_4_D12_R3</text:p>
          </table:table-cell>
          <table:table-cell office:value-type="string" office:string-value="CAACTA_GAGTGG" table:formula="of:=CONCATENATE([.B18];&quot;_&quot;;[.D12])" table:style-name="ce1">
            <text:p>CAACTA_GAGTGG</text:p>
          </table:table-cell>
          <table:table-cell table:style-name="ce1"/>
          <table:table-cell office:value-type="string" table:style-name="ce1">
            <text:p>D5</text:p>
          </table:table-cell>
          <table:table-cell office:value-type="string" office:string-value="aoEhmt2_4_D19_R2" table:formula="of:=CONCATENATE([.$E42];[.$F42];&quot;_D19_R2&quot;)" table:style-name="ce1">
            <text:p>aoEhmt2_4_D19_R2</text:p>
          </table:table-cell>
          <table:table-cell office:value-type="string" office:string-value="CAACTA_GTAGAG" table:formula="of:=CONCATENATE([.B18];&quot;_&quot;;[.D6])" table:style-name="ce1">
            <text:p>CAACTA_GTAGAG</text:p>
          </table:table-cell>
          <table:table-cell table:style-name="ce1"/>
          <table:table-cell office:value-type="string" table:style-name="ce1">
            <text:p>D5</text:p>
          </table:table-cell>
          <table:table-cell office:value-type="string" office:string-value="aoEhmt2_4_D19_R3" table:formula="of:=CONCATENATE([.$E42];[.$F42];&quot;_D19_R3&quot;)" table:style-name="ce1">
            <text:p>aoEhmt2_4_D19_R3</text:p>
          </table:table-cell>
          <table:table-cell office:value-type="string" office:string-value="CAACTA_GTCCGC" table:formula="of:=CONCATENATE([.B18];&quot;_&quot;;[.D7])" table:style-name="ce1">
            <text:p>CAACTA_GTCCGC</text:p>
          </table:table-cell>
          <table:table-cell table:style-name="ce1"/>
          <table:table-cell office:value-type="string" office:string-value="  aoEhmt2_4_D12_R3: CAACTA_GAGTGG" table:formula="of:=CONCATENATE(&quot;  &quot;;[.M42];&quot;: &quot;;[.N42])" table:style-name="ce1">
            <text:p><text:s text:c="2"/>aoEhmt2_4_D12_R3: CAACTA_GAGTGG</text:p>
          </table:table-cell>
          <table:table-cell office:value-type="string" office:string-value="  aoEhmt2_4_D19_R2: CAACTA_GTAGAG" table:formula="of:=CONCATENATE(&quot;  &quot;;[.Q42];&quot;: &quot;;[.R42])" table:style-name="ce1">
            <text:p><text:s text:c="2"/>aoEhmt2_4_D19_R2: CAACTA_GTAGAG</text:p>
          </table:table-cell>
          <table:table-cell office:value-type="string" office:string-value="  aoEhmt2_4_D19_R3: CAACTA_GTCCGC" table:formula="of:=CONCATENATE(&quot;  &quot;;[.U42];&quot;: &quot;;[.V42])" table:style-name="ce1">
            <text:p><text:s text:c="2"/>aoEhmt2_4_D19_R3: CAACTA_GTCCGC</text:p>
          </table:table-cell>
          <table:table-cell table:number-columns-repeated="16358"/>
        </table:table-row>
        <table:table-row table:style-name="ro1">
          <table:table-cell table:number-columns-repeated="4" table:style-name="ce1"/>
          <table:table-cell office:value-type="string" table:style-name="ce1">
            <text:p>ap</text:p>
          </table:table-cell>
          <table:table-cell office:value-type="string" table:style-name="ce1">
            <text:p>Ctcf_2</text:p>
          </table:table-cell>
          <table:table-cell table:number-columns-repeated="5" table:style-name="ce1"/>
          <table:table-cell office:value-type="string" table:style-name="ce1">
            <text:p>D6</text:p>
          </table:table-cell>
          <table:table-cell office:value-type="string" office:string-value="apCtcf_2_D12_R3" table:formula="of:=CONCATENATE([.$E43];[.$F43];&quot;_D12_R3&quot;)" table:style-name="ce1">
            <text:p>apCtcf_2_D12_R3</text:p>
          </table:table-cell>
          <table:table-cell office:value-type="string" office:string-value="CACCGG_GGTAGC" table:formula="of:=CONCATENATE([.B19];&quot;_&quot;;[.D13])" table:style-name="ce1">
            <text:p>CACCGG_GGTAGC</text:p>
          </table:table-cell>
          <table:table-cell table:style-name="ce1"/>
          <table:table-cell office:value-type="string" table:style-name="ce1">
            <text:p>D6</text:p>
          </table:table-cell>
          <table:table-cell office:value-type="string" office:string-value="apCtcf_2_D19_R2" table:formula="of:=CONCATENATE([.$E43];[.$F43];&quot;_D19_R2&quot;)" table:style-name="ce1">
            <text:p>apCtcf_2_D19_R2</text:p>
          </table:table-cell>
          <table:table-cell office:value-type="string" office:string-value="CACCGG_GTCCGC" table:formula="of:=CONCATENATE([.B19];&quot;_&quot;;[.D7])" table:style-name="ce1">
            <text:p>CACCGG_GTCCGC</text:p>
          </table:table-cell>
          <table:table-cell table:style-name="ce1"/>
          <table:table-cell office:value-type="string" table:style-name="ce1">
            <text:p>D6</text:p>
          </table:table-cell>
          <table:table-cell office:value-type="string" office:string-value="apCtcf_2_D19_R3" table:formula="of:=CONCATENATE([.$E43];[.$F43];&quot;_D19_R3&quot;)" table:style-name="ce1">
            <text:p>apCtcf_2_D19_R3</text:p>
          </table:table-cell>
          <table:table-cell office:value-type="string" office:string-value="CACCGG_GTGAAA" table:formula="of:=CONCATENATE([.B19];&quot;_&quot;;[.D8])" table:style-name="ce1">
            <text:p>CACCGG_GTGAAA</text:p>
          </table:table-cell>
          <table:table-cell table:style-name="ce1"/>
          <table:table-cell office:value-type="string" office:string-value="  apCtcf_2_D12_R3: CACCGG_GGTAGC" table:formula="of:=CONCATENATE(&quot;  &quot;;[.M43];&quot;: &quot;;[.N43])" table:style-name="ce1">
            <text:p><text:s text:c="2"/>apCtcf_2_D12_R3: CACCGG_GGTAGC</text:p>
          </table:table-cell>
          <table:table-cell office:value-type="string" office:string-value="  apCtcf_2_D19_R2: CACCGG_GTCCGC" table:formula="of:=CONCATENATE(&quot;  &quot;;[.Q43];&quot;: &quot;;[.R43])" table:style-name="ce1">
            <text:p><text:s text:c="2"/>apCtcf_2_D19_R2: CACCGG_GTCCGC</text:p>
          </table:table-cell>
          <table:table-cell office:value-type="string" office:string-value="  apCtcf_2_D19_R3: CACCGG_GTGAAA" table:formula="of:=CONCATENATE(&quot;  &quot;;[.U43];&quot;: &quot;;[.V43])" table:style-name="ce1">
            <text:p><text:s text:c="2"/>apCtcf_2_D19_R3: CACCGG_GTGAAA</text:p>
          </table:table-cell>
          <table:table-cell table:number-columns-repeated="16358"/>
        </table:table-row>
        <table:table-row table:style-name="ro1">
          <table:table-cell table:number-columns-repeated="4" table:style-name="ce1"/>
          <table:table-cell office:value-type="string" table:style-name="ce1">
            <text:p>aq</text:p>
          </table:table-cell>
          <table:table-cell office:value-type="string" table:style-name="ce1">
            <text:p>Suv39h1_2</text:p>
          </table:table-cell>
          <table:table-cell table:number-columns-repeated="5" table:style-name="ce1"/>
          <table:table-cell office:value-type="string" table:style-name="ce1">
            <text:p>D7</text:p>
          </table:table-cell>
          <table:table-cell office:value-type="string" office:string-value="aqSuv39h1_2_D12_R3" table:formula="of:=CONCATENATE([.$E44];[.$F44];&quot;_D12_R3&quot;)" table:style-name="ce1">
            <text:p>aqSuv39h1_2_D12_R3</text:p>
          </table:table-cell>
          <table:table-cell office:value-type="string" office:string-value="CACGAT_AGTCAA" table:formula="of:=CONCATENATE([.B20];&quot;_&quot;;[.D2])" table:style-name="ce1">
            <text:p>CACGAT_AGTCAA</text:p>
          </table:table-cell>
          <table:table-cell table:style-name="ce1"/>
          <table:table-cell office:value-type="string" table:style-name="ce1">
            <text:p>D7</text:p>
          </table:table-cell>
          <table:table-cell office:value-type="string" office:string-value="aqSuv39h1_2_D19_R2" table:formula="of:=CONCATENATE([.$E44];[.$F44];&quot;_D19_R2&quot;)" table:style-name="ce1">
            <text:p>aqSuv39h1_2_D19_R2</text:p>
          </table:table-cell>
          <table:table-cell office:value-type="string" office:string-value="CACGAT_GTGAAA" table:formula="of:=CONCATENATE([.B20];&quot;_&quot;;[.D8])" table:style-name="ce1">
            <text:p>CACGAT_GTGAAA</text:p>
          </table:table-cell>
          <table:table-cell table:style-name="ce1"/>
          <table:table-cell office:value-type="string" table:style-name="ce1">
            <text:p>D7</text:p>
          </table:table-cell>
          <table:table-cell office:value-type="string" office:string-value="aqSuv39h1_2_D19_R3" table:formula="of:=CONCATENATE([.$E44];[.$F44];&quot;_D19_R3&quot;)" table:style-name="ce1">
            <text:p>aqSuv39h1_2_D19_R3</text:p>
          </table:table-cell>
          <table:table-cell office:value-type="string" office:string-value="CACGAT_GTGGCC" table:formula="of:=CONCATENATE([.B20];&quot;_&quot;;[.D9])" table:style-name="ce1">
            <text:p>CACGAT_GTGGCC</text:p>
          </table:table-cell>
          <table:table-cell table:style-name="ce1"/>
          <table:table-cell office:value-type="string" office:string-value="  aqSuv39h1_2_D12_R3: CACGAT_AGTCAA" table:formula="of:=CONCATENATE(&quot;  &quot;;[.M44];&quot;: &quot;;[.N44])" table:style-name="ce1">
            <text:p><text:s text:c="2"/>aqSuv39h1_2_D12_R3: CACGAT_AGTCAA</text:p>
          </table:table-cell>
          <table:table-cell office:value-type="string" office:string-value="  aqSuv39h1_2_D19_R2: CACGAT_GTGAAA" table:formula="of:=CONCATENATE(&quot;  &quot;;[.Q44];&quot;: &quot;;[.R44])" table:style-name="ce1">
            <text:p><text:s text:c="2"/>aqSuv39h1_2_D19_R2: CACGAT_GTGAAA</text:p>
          </table:table-cell>
          <table:table-cell office:value-type="string" office:string-value="  aqSuv39h1_2_D19_R3: CACGAT_GTGGCC" table:formula="of:=CONCATENATE(&quot;  &quot;;[.U44];&quot;: &quot;;[.V44])" table:style-name="ce1">
            <text:p><text:s text:c="2"/>aqSuv39h1_2_D19_R3: CACGAT_GTGGCC</text:p>
          </table:table-cell>
          <table:table-cell table:number-columns-repeated="16358"/>
        </table:table-row>
        <table:table-row table:style-name="ro1">
          <table:table-cell table:number-columns-repeated="4" table:style-name="ce1"/>
          <table:table-cell office:value-type="string" table:style-name="ce1">
            <text:p>ar</text:p>
          </table:table-cell>
          <table:table-cell office:value-type="string" table:style-name="ce1">
            <text:p>Atrx_3</text:p>
          </table:table-cell>
          <table:table-cell table:number-columns-repeated="5" table:style-name="ce1"/>
          <table:table-cell office:value-type="string" table:style-name="ce1">
            <text:p>D8</text:p>
          </table:table-cell>
          <table:table-cell office:value-type="string" office:string-value="arAtrx_3_D12_R3" table:formula="of:=CONCATENATE([.$E45];[.$F45];&quot;_D12_R3&quot;)" table:style-name="ce1">
            <text:p>arAtrx_3_D12_R3</text:p>
          </table:table-cell>
          <table:table-cell office:value-type="string" office:string-value="CACTCA_AGTTCC" table:formula="of:=CONCATENATE([.B21];&quot;_&quot;;[.D3])" table:style-name="ce1">
            <text:p>CACTCA_AGTTCC</text:p>
          </table:table-cell>
          <table:table-cell table:style-name="ce1"/>
          <table:table-cell office:value-type="string" table:style-name="ce1">
            <text:p>D8</text:p>
          </table:table-cell>
          <table:table-cell office:value-type="string" office:string-value="arAtrx_3_D19_R2" table:formula="of:=CONCATENATE([.$E45];[.$F45];&quot;_D19_R2&quot;)" table:style-name="ce1">
            <text:p>arAtrx_3_D19_R2</text:p>
          </table:table-cell>
          <table:table-cell office:value-type="string" office:string-value="CACTCA_GTGGCC" table:formula="of:=CONCATENATE([.B21];&quot;_&quot;;[.D9])" table:style-name="ce1">
            <text:p>CACTCA_GTGGCC</text:p>
          </table:table-cell>
          <table:table-cell table:style-name="ce1"/>
          <table:table-cell office:value-type="string" table:style-name="ce1">
            <text:p>D8</text:p>
          </table:table-cell>
          <table:table-cell office:value-type="string" office:string-value="arAtrx_3_D19_R3" table:formula="of:=CONCATENATE([.$E45];[.$F45];&quot;_D19_R3&quot;)" table:style-name="ce1">
            <text:p>arAtrx_3_D19_R3</text:p>
          </table:table-cell>
          <table:table-cell office:value-type="string" office:string-value="CACTCA_GTTTCG" table:formula="of:=CONCATENATE([.B21];&quot;_&quot;;[.D10])" table:style-name="ce1">
            <text:p>CACTCA_GTTTCG</text:p>
          </table:table-cell>
          <table:table-cell table:style-name="ce1"/>
          <table:table-cell office:value-type="string" office:string-value="  arAtrx_3_D12_R3: CACTCA_AGTTCC" table:formula="of:=CONCATENATE(&quot;  &quot;;[.M45];&quot;: &quot;;[.N45])" table:style-name="ce1">
            <text:p><text:s text:c="2"/>arAtrx_3_D12_R3: CACTCA_AGTTCC</text:p>
          </table:table-cell>
          <table:table-cell office:value-type="string" office:string-value="  arAtrx_3_D19_R2: CACTCA_GTGGCC" table:formula="of:=CONCATENATE(&quot;  &quot;;[.Q45];&quot;: &quot;;[.R45])" table:style-name="ce1">
            <text:p><text:s text:c="2"/>arAtrx_3_D19_R2: CACTCA_GTGGCC</text:p>
          </table:table-cell>
          <table:table-cell office:value-type="string" office:string-value="  arAtrx_3_D19_R3: CACTCA_GTTTCG" table:formula="of:=CONCATENATE(&quot;  &quot;;[.U45];&quot;: &quot;;[.V45])" table:style-name="ce1">
            <text:p><text:s text:c="2"/>arAtrx_3_D19_R3: CACTCA_GTTTCG</text:p>
          </table:table-cell>
          <table:table-cell table:number-columns-repeated="16358"/>
        </table:table-row>
        <table:table-row table:style-name="ro1">
          <table:table-cell table:number-columns-repeated="4" table:style-name="ce1"/>
          <table:table-cell office:value-type="string" table:style-name="ce1">
            <text:p>as</text:p>
          </table:table-cell>
          <table:table-cell office:value-type="string" table:style-name="ce1">
            <text:p>GFP</text:p>
          </table:table-cell>
          <table:table-cell table:number-columns-repeated="5" table:style-name="ce1"/>
          <table:table-cell office:value-type="string" table:style-name="ce1">
            <text:p>D9</text:p>
          </table:table-cell>
          <table:table-cell office:value-type="string" office:string-value="asGFP_D12_R3" table:formula="of:=CONCATENATE([.$E46];[.$F46];&quot;_D12_R3&quot;)" table:style-name="ce1">
            <text:p>asGFP_D12_R3</text:p>
          </table:table-cell>
          <table:table-cell office:value-type="string" office:string-value="CAGGCG_ATGTCA" table:formula="of:=CONCATENATE([.B22];&quot;_&quot;;[.D4])" table:style-name="ce1">
            <text:p>CAGGCG_ATGTCA</text:p>
          </table:table-cell>
          <table:table-cell table:style-name="ce1"/>
          <table:table-cell office:value-type="string" table:style-name="ce1">
            <text:p>D9</text:p>
          </table:table-cell>
          <table:table-cell office:value-type="string" office:string-value="asGFP_D19_R2" table:formula="of:=CONCATENATE([.$E46];[.$F46];&quot;_D19_R2&quot;)" table:style-name="ce1">
            <text:p>asGFP_D19_R2</text:p>
          </table:table-cell>
          <table:table-cell office:value-type="string" office:string-value="CAGGCG_GTTTCG" table:formula="of:=CONCATENATE([.B22];&quot;_&quot;;[.D10])" table:style-name="ce1">
            <text:p>CAGGCG_GTTTCG</text:p>
          </table:table-cell>
          <table:table-cell table:style-name="ce1"/>
          <table:table-cell office:value-type="string" table:style-name="ce1">
            <text:p>D9</text:p>
          </table:table-cell>
          <table:table-cell office:value-type="string" office:string-value="asGFP_D19_R3" table:formula="of:=CONCATENATE([.$E46];[.$F46];&quot;_D19_R3&quot;)" table:style-name="ce1">
            <text:p>asGFP_D19_R3</text:p>
          </table:table-cell>
          <table:table-cell office:value-type="string" office:string-value="CAGGCG_CGTACG" table:formula="of:=CONCATENATE([.B22];&quot;_&quot;;[.D11])" table:style-name="ce1">
            <text:p>CAGGCG_CGTACG</text:p>
          </table:table-cell>
          <table:table-cell table:style-name="ce1"/>
          <table:table-cell office:value-type="string" office:string-value="  asGFP_D12_R3: CAGGCG_ATGTCA" table:formula="of:=CONCATENATE(&quot;  &quot;;[.M46];&quot;: &quot;;[.N46])" table:style-name="ce1">
            <text:p><text:s text:c="2"/>asGFP_D12_R3: CAGGCG_ATGTCA</text:p>
          </table:table-cell>
          <table:table-cell office:value-type="string" office:string-value="  asGFP_D19_R2: CAGGCG_GTTTCG" table:formula="of:=CONCATENATE(&quot;  &quot;;[.Q46];&quot;: &quot;;[.R46])" table:style-name="ce1">
            <text:p><text:s text:c="2"/>asGFP_D19_R2: CAGGCG_GTTTCG</text:p>
          </table:table-cell>
          <table:table-cell office:value-type="string" office:string-value="  asGFP_D19_R3: CAGGCG_CGTACG" table:formula="of:=CONCATENATE(&quot;  &quot;;[.U46];&quot;: &quot;;[.V46])" table:style-name="ce1">
            <text:p><text:s text:c="2"/>asGFP_D19_R3: CAGGCG_CGTACG</text:p>
          </table:table-cell>
          <table:table-cell table:number-columns-repeated="16358"/>
        </table:table-row>
        <table:table-row table:style-name="ro1">
          <table:table-cell table:number-columns-repeated="4" table:style-name="ce1"/>
          <table:table-cell office:value-type="string" table:style-name="ce1">
            <text:p>at</text:p>
          </table:table-cell>
          <table:table-cell office:value-type="string" table:style-name="ce1">
            <text:p>Hdac2_3</text:p>
          </table:table-cell>
          <table:table-cell table:number-columns-repeated="5" table:style-name="ce1"/>
          <table:table-cell office:value-type="string" table:style-name="ce1">
            <text:p>D10</text:p>
          </table:table-cell>
          <table:table-cell office:value-type="string" office:string-value="atHdac2_3_D12_R3" table:formula="of:=CONCATENATE([.$E47];[.$F47];&quot;_D12_R3&quot;)" table:style-name="ce1">
            <text:p>atHdac2_3_D12_R3</text:p>
          </table:table-cell>
          <table:table-cell office:value-type="string" office:string-value="CATGGC_CCGTCC" table:formula="of:=CONCATENATE([.B23];&quot;_&quot;;[.D5])" table:style-name="ce1">
            <text:p>CATGGC_CCGTCC</text:p>
          </table:table-cell>
          <table:table-cell table:style-name="ce1"/>
          <table:table-cell office:value-type="string" table:style-name="ce1">
            <text:p>D10</text:p>
          </table:table-cell>
          <table:table-cell office:value-type="string" office:string-value="atHdac2_3_D19_R2" table:formula="of:=CONCATENATE([.$E47];[.$F47];&quot;_D19_R2&quot;)" table:style-name="ce1">
            <text:p>atHdac2_3_D19_R2</text:p>
          </table:table-cell>
          <table:table-cell office:value-type="string" office:string-value="CATGGC_CGTACG" table:formula="of:=CONCATENATE([.B23];&quot;_&quot;;[.D11])" table:style-name="ce1">
            <text:p>CATGGC_CGTACG</text:p>
          </table:table-cell>
          <table:table-cell table:style-name="ce1"/>
          <table:table-cell office:value-type="string" table:style-name="ce1">
            <text:p>D10</text:p>
          </table:table-cell>
          <table:table-cell office:value-type="string" office:string-value="atHdac2_3_D19_R3" table:formula="of:=CONCATENATE([.$E47];[.$F47];&quot;_D19_R3&quot;)" table:style-name="ce1">
            <text:p>atHdac2_3_D19_R3</text:p>
          </table:table-cell>
          <table:table-cell office:value-type="string" office:string-value="CATGGC_GAGTGG" table:formula="of:=CONCATENATE([.B23];&quot;_&quot;;[.D12])" table:style-name="ce1">
            <text:p>CATGGC_GAGTGG</text:p>
          </table:table-cell>
          <table:table-cell table:style-name="ce1"/>
          <table:table-cell office:value-type="string" office:string-value="  atHdac2_3_D12_R3: CATGGC_CCGTCC" table:formula="of:=CONCATENATE(&quot;  &quot;;[.M47];&quot;: &quot;;[.N47])" table:style-name="ce1">
            <text:p><text:s text:c="2"/>atHdac2_3_D12_R3: CATGGC_CCGTCC</text:p>
          </table:table-cell>
          <table:table-cell office:value-type="string" office:string-value="  atHdac2_3_D19_R2: CATGGC_CGTACG" table:formula="of:=CONCATENATE(&quot;  &quot;;[.Q47];&quot;: &quot;;[.R47])" table:style-name="ce1">
            <text:p><text:s text:c="2"/>atHdac2_3_D19_R2: CATGGC_CGTACG</text:p>
          </table:table-cell>
          <table:table-cell office:value-type="string" office:string-value="  atHdac2_3_D19_R3: CATGGC_GAGTGG" table:formula="of:=CONCATENATE(&quot;  &quot;;[.U47];&quot;: &quot;;[.V47])" table:style-name="ce1">
            <text:p><text:s text:c="2"/>atHdac2_3_D19_R3: CATGGC_GAGTGG</text:p>
          </table:table-cell>
          <table:table-cell table:number-columns-repeated="16358"/>
        </table:table-row>
        <table:table-row table:style-name="ro1">
          <table:table-cell table:number-columns-repeated="4" table:style-name="ce1"/>
          <table:table-cell office:value-type="string" table:style-name="ce1">
            <text:p>au</text:p>
          </table:table-cell>
          <table:table-cell office:value-type="string" table:style-name="ce1">
            <text:p>Hdac2_4</text:p>
          </table:table-cell>
          <table:table-cell table:number-columns-repeated="5" table:style-name="ce1"/>
          <table:table-cell office:value-type="string" table:style-name="ce1">
            <text:p>D11</text:p>
          </table:table-cell>
          <table:table-cell office:value-type="string" office:string-value="auHdac2_4_D12_R3" table:formula="of:=CONCATENATE([.$E48];[.$F48];&quot;_D12_R3&quot;)" table:style-name="ce1">
            <text:p>auHdac2_4_D12_R3</text:p>
          </table:table-cell>
          <table:table-cell office:value-type="string" office:string-value="CATTTT_GTAGAG" table:formula="of:=CONCATENATE([.B24];&quot;_&quot;;[.D6])" table:style-name="ce1">
            <text:p>CATTTT_GTAGAG</text:p>
          </table:table-cell>
          <table:table-cell table:style-name="ce1"/>
          <table:table-cell office:value-type="string" table:style-name="ce1">
            <text:p>D11</text:p>
          </table:table-cell>
          <table:table-cell office:value-type="string" office:string-value="auHdac2_4_D19_R2" table:formula="of:=CONCATENATE([.$E48];[.$F48];&quot;_D19_R2&quot;)" table:style-name="ce1">
            <text:p>auHdac2_4_D19_R2</text:p>
          </table:table-cell>
          <table:table-cell office:value-type="string" office:string-value="CATTTT_GAGTGG" table:formula="of:=CONCATENATE([.B24];&quot;_&quot;;[.D12])" table:style-name="ce1">
            <text:p>CATTTT_GAGTGG</text:p>
          </table:table-cell>
          <table:table-cell table:style-name="ce1"/>
          <table:table-cell office:value-type="string" table:style-name="ce1">
            <text:p>D11</text:p>
          </table:table-cell>
          <table:table-cell office:value-type="string" office:string-value="auHdac2_4_D19_R3" table:formula="of:=CONCATENATE([.$E48];[.$F48];&quot;_D19_R3&quot;)" table:style-name="ce1">
            <text:p>auHdac2_4_D19_R3</text:p>
          </table:table-cell>
          <table:table-cell office:value-type="string" office:string-value="CATTTT_GGTAGC" table:formula="of:=CONCATENATE([.B24];&quot;_&quot;;[.D13])" table:style-name="ce1">
            <text:p>CATTTT_GGTAGC</text:p>
          </table:table-cell>
          <table:table-cell table:style-name="ce1"/>
          <table:table-cell office:value-type="string" office:string-value="  auHdac2_4_D12_R3: CATTTT_GTAGAG" table:formula="of:=CONCATENATE(&quot;  &quot;;[.M48];&quot;: &quot;;[.N48])" table:style-name="ce1">
            <text:p><text:s text:c="2"/>auHdac2_4_D12_R3: CATTTT_GTAGAG</text:p>
          </table:table-cell>
          <table:table-cell office:value-type="string" office:string-value="  auHdac2_4_D19_R2: CATTTT_GAGTGG" table:formula="of:=CONCATENATE(&quot;  &quot;;[.Q48];&quot;: &quot;;[.R48])" table:style-name="ce1">
            <text:p><text:s text:c="2"/>auHdac2_4_D19_R2: CATTTT_GAGTGG</text:p>
          </table:table-cell>
          <table:table-cell office:value-type="string" office:string-value="  auHdac2_4_D19_R3: CATTTT_GGTAGC" table:formula="of:=CONCATENATE(&quot;  &quot;;[.U48];&quot;: &quot;;[.V48])" table:style-name="ce1">
            <text:p><text:s text:c="2"/>auHdac2_4_D19_R3: CATTTT_GGTAGC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av</text:p>
          </table:table-cell>
          <table:table-cell office:value-type="string" table:style-name="ce1">
            <text:p>Smchd1_4</text:p>
          </table:table-cell>
          <table:table-cell table:number-columns-repeated="5" table:style-name="ce1"/>
          <table:table-cell office:value-type="string" table:style-name="ce1">
            <text:p>D12</text:p>
          </table:table-cell>
          <table:table-cell office:value-type="string" office:string-value="avSmchd1_4_D12_R3" table:formula="of:=CONCATENATE([.$E49];[.$F49];&quot;_D12_R3&quot;)" table:style-name="ce1">
            <text:p>avSmchd1_4_D12_R3</text:p>
          </table:table-cell>
          <table:table-cell office:value-type="string" office:string-value="CCAACA_GTCCGC" table:formula="of:=CONCATENATE([.B25];&quot;_&quot;;[.D7])" table:style-name="ce1">
            <text:p>CCAACA_GTCCGC</text:p>
          </table:table-cell>
          <table:table-cell table:style-name="ce1"/>
          <table:table-cell office:value-type="string" table:style-name="ce1">
            <text:p>D12</text:p>
          </table:table-cell>
          <table:table-cell office:value-type="string" office:string-value="avSmchd1_4_D19_R2" table:formula="of:=CONCATENATE([.$E49];[.$F49];&quot;_D19_R2&quot;)" table:style-name="ce1">
            <text:p>avSmchd1_4_D19_R2</text:p>
          </table:table-cell>
          <table:table-cell office:value-type="string" office:string-value="CCAACA_GGTAGC" table:formula="of:=CONCATENATE([.B25];&quot;_&quot;;[.D13])" table:style-name="ce1">
            <text:p>CCAACA_GGTAGC</text:p>
          </table:table-cell>
          <table:table-cell table:style-name="ce1"/>
          <table:table-cell office:value-type="string" table:style-name="ce1">
            <text:p>D12</text:p>
          </table:table-cell>
          <table:table-cell office:value-type="string" office:string-value="avSmchd1_4_D19_R3" table:formula="of:=CONCATENATE([.$E49];[.$F49];&quot;_D19_R3&quot;)" table:style-name="ce1">
            <text:p>avSmchd1_4_D19_R3</text:p>
          </table:table-cell>
          <table:table-cell office:value-type="string" office:string-value="CCAACA_AGTCAA" table:formula="of:=CONCATENATE([.B25];&quot;_&quot;;[.D2])" table:style-name="ce1">
            <text:p>CCAACA_AGTCAA</text:p>
          </table:table-cell>
          <table:table-cell table:style-name="ce1"/>
          <table:table-cell office:value-type="string" office:string-value="  avSmchd1_4_D12_R3: CCAACA_GTCCGC" table:formula="of:=CONCATENATE(&quot;  &quot;;[.M49];&quot;: &quot;;[.N49])" table:style-name="ce1">
            <text:p><text:s text:c="2"/>avSmchd1_4_D12_R3: CCAACA_GTCCGC</text:p>
          </table:table-cell>
          <table:table-cell office:value-type="string" office:string-value="  avSmchd1_4_D19_R2: CCAACA_GGTAGC" table:formula="of:=CONCATENATE(&quot;  &quot;;[.Q49];&quot;: &quot;;[.R49])" table:style-name="ce1">
            <text:p><text:s text:c="2"/>avSmchd1_4_D19_R2: CCAACA_GGTAGC</text:p>
          </table:table-cell>
          <table:table-cell office:value-type="string" office:string-value="  avSmchd1_4_D19_R3: CCAACA_AGTCAA" table:formula="of:=CONCATENATE(&quot;  &quot;;[.U49];&quot;: &quot;;[.V49])" table:style-name="ce1">
            <text:p><text:s text:c="2"/>avSmchd1_4_D19_R3: CCAACA_AGTCAA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aw</text:p>
          </table:table-cell>
          <table:table-cell office:value-type="string" table:style-name="ce1">
            <text:p>Eed_3</text:p>
          </table:table-cell>
          <table:table-cell table:number-columns-repeated="5" table:style-name="ce1"/>
          <table:table-cell office:value-type="string" table:style-name="ce1">
            <text:p>E1</text:p>
          </table:table-cell>
          <table:table-cell office:value-type="string" office:string-value="awEed_3_D12_R3" table:formula="of:=CONCATENATE([.$E50];[.$F50];&quot;_D12_R3&quot;)" table:style-name="ce1">
            <text:p>awEed_3_D12_R3</text:p>
          </table:table-cell>
          <table:table-cell office:value-type="string" office:string-value="ACTGAT_CACGAT" table:formula="of:=CONCATENATE([.B14];&quot;_&quot;;[.D20])" table:style-name="ce1">
            <text:p>ACTGAT_CACGAT</text:p>
          </table:table-cell>
          <table:table-cell table:style-name="ce1"/>
          <table:table-cell office:value-type="string" table:style-name="ce1">
            <text:p>E1</text:p>
          </table:table-cell>
          <table:table-cell office:value-type="string" office:string-value="awEed_3_D19_R2" table:formula="of:=CONCATENATE([.$E50];[.$F50];&quot;_D19_R2&quot;)" table:style-name="ce1">
            <text:p>awEed_3_D19_R2</text:p>
          </table:table-cell>
          <table:table-cell office:value-type="string" office:string-value="ACTGAT_ACTGAT" table:formula="of:=CONCATENATE([.B14];&quot;_&quot;;[.D14])" table:style-name="ce1">
            <text:p>ACTGAT_ACTGAT</text:p>
          </table:table-cell>
          <table:table-cell table:style-name="ce1"/>
          <table:table-cell office:value-type="string" table:style-name="ce1">
            <text:p>E1</text:p>
          </table:table-cell>
          <table:table-cell office:value-type="string" office:string-value="awEed_3_D19_R3" table:formula="of:=CONCATENATE([.$E50];[.$F50];&quot;_D19_R3&quot;)" table:style-name="ce1">
            <text:p>awEed_3_D19_R3</text:p>
          </table:table-cell>
          <table:table-cell office:value-type="string" office:string-value="ACTGAT_ATGAGC" table:formula="of:=CONCATENATE([.B14];&quot;_&quot;;[.D15])" table:style-name="ce1">
            <text:p>ACTGAT_ATGAGC</text:p>
          </table:table-cell>
          <table:table-cell table:style-name="ce1"/>
          <table:table-cell office:value-type="string" office:string-value="  awEed_3_D12_R3: ACTGAT_CACGAT" table:formula="of:=CONCATENATE(&quot;  &quot;;[.M50];&quot;: &quot;;[.N50])" table:style-name="ce1">
            <text:p><text:s text:c="2"/>awEed_3_D12_R3: ACTGAT_CACGAT</text:p>
          </table:table-cell>
          <table:table-cell office:value-type="string" office:string-value="  awEed_3_D19_R2: ACTGAT_ACTGAT" table:formula="of:=CONCATENATE(&quot;  &quot;;[.Q50];&quot;: &quot;;[.R50])" table:style-name="ce1">
            <text:p><text:s text:c="2"/>awEed_3_D19_R2: ACTGAT_ACTGAT</text:p>
          </table:table-cell>
          <table:table-cell office:value-type="string" office:string-value="  awEed_3_D19_R3: ACTGAT_ATGAGC" table:formula="of:=CONCATENATE(&quot;  &quot;;[.U50];&quot;: &quot;;[.V50])" table:style-name="ce1">
            <text:p><text:s text:c="2"/>awEed_3_D19_R3: ACTGAT_ATGAGC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ax</text:p>
          </table:table-cell>
          <table:table-cell office:value-type="string" table:style-name="ce1">
            <text:p>Atf7ip_2</text:p>
          </table:table-cell>
          <table:table-cell table:number-columns-repeated="5" table:style-name="ce1"/>
          <table:table-cell office:value-type="string" table:style-name="ce1">
            <text:p>E2</text:p>
          </table:table-cell>
          <table:table-cell office:value-type="string" office:string-value="axAtf7ip_2_D12_R3" table:formula="of:=CONCATENATE([.$E51];[.$F51];&quot;_D12_R3&quot;)" table:style-name="ce1">
            <text:p>axAtf7ip_2_D12_R3</text:p>
          </table:table-cell>
          <table:table-cell office:value-type="string" office:string-value="ATGAGC_CACTCA" table:formula="of:=CONCATENATE([.B15];&quot;_&quot;;[.D21])" table:style-name="ce1">
            <text:p>ATGAGC_CACTCA</text:p>
          </table:table-cell>
          <table:table-cell table:style-name="ce1"/>
          <table:table-cell office:value-type="string" table:style-name="ce1">
            <text:p>E2</text:p>
          </table:table-cell>
          <table:table-cell office:value-type="string" office:string-value="axAtf7ip_2_D19_R2" table:formula="of:=CONCATENATE([.$E51];[.$F51];&quot;_D19_R2&quot;)" table:style-name="ce1">
            <text:p>axAtf7ip_2_D19_R2</text:p>
          </table:table-cell>
          <table:table-cell office:value-type="string" office:string-value="ATGAGC_ATGAGC" table:formula="of:=CONCATENATE([.B15];&quot;_&quot;;[.D15])" table:style-name="ce1">
            <text:p>ATGAGC_ATGAGC</text:p>
          </table:table-cell>
          <table:table-cell table:style-name="ce1"/>
          <table:table-cell office:value-type="string" table:style-name="ce1">
            <text:p>E2</text:p>
          </table:table-cell>
          <table:table-cell office:value-type="string" office:string-value="axAtf7ip_2_D19_R3" table:formula="of:=CONCATENATE([.$E51];[.$F51];&quot;_D19_R3&quot;)" table:style-name="ce1">
            <text:p>axAtf7ip_2_D19_R3</text:p>
          </table:table-cell>
          <table:table-cell office:value-type="string" office:string-value="ATGAGC_ATTCCT" table:formula="of:=CONCATENATE([.B15];&quot;_&quot;;[.D16])" table:style-name="ce1">
            <text:p>ATGAGC_ATTCCT</text:p>
          </table:table-cell>
          <table:table-cell table:style-name="ce1"/>
          <table:table-cell office:value-type="string" office:string-value="  axAtf7ip_2_D12_R3: ATGAGC_CACTCA" table:formula="of:=CONCATENATE(&quot;  &quot;;[.M51];&quot;: &quot;;[.N51])" table:style-name="ce1">
            <text:p><text:s text:c="2"/>axAtf7ip_2_D12_R3: ATGAGC_CACTCA</text:p>
          </table:table-cell>
          <table:table-cell office:value-type="string" office:string-value="  axAtf7ip_2_D19_R2: ATGAGC_ATGAGC" table:formula="of:=CONCATENATE(&quot;  &quot;;[.Q51];&quot;: &quot;;[.R51])" table:style-name="ce1">
            <text:p><text:s text:c="2"/>axAtf7ip_2_D19_R2: ATGAGC_ATGAGC</text:p>
          </table:table-cell>
          <table:table-cell office:value-type="string" office:string-value="  axAtf7ip_2_D19_R3: ATGAGC_ATTCCT" table:formula="of:=CONCATENATE(&quot;  &quot;;[.U51];&quot;: &quot;;[.V51])" table:style-name="ce1">
            <text:p><text:s text:c="2"/>axAtf7ip_2_D19_R3: ATGAGC_ATTCCT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ay</text:p>
          </table:table-cell>
          <table:table-cell office:value-type="string" table:style-name="ce1">
            <text:p>Eed_4</text:p>
          </table:table-cell>
          <table:table-cell table:number-columns-repeated="5" table:style-name="ce1"/>
          <table:table-cell office:value-type="string" table:style-name="ce1">
            <text:p>E3</text:p>
          </table:table-cell>
          <table:table-cell office:value-type="string" office:string-value="ayEed_4_D12_R3" table:formula="of:=CONCATENATE([.$E52];[.$F52];&quot;_D12_R3&quot;)" table:style-name="ce1">
            <text:p>ayEed_4_D12_R3</text:p>
          </table:table-cell>
          <table:table-cell office:value-type="string" office:string-value="ATTCCT_CAGGCG" table:formula="of:=CONCATENATE([.B16];&quot;_&quot;;[.D22])" table:style-name="ce1">
            <text:p>ATTCCT_CAGGCG</text:p>
          </table:table-cell>
          <table:table-cell table:style-name="ce1"/>
          <table:table-cell office:value-type="string" table:style-name="ce1">
            <text:p>E3</text:p>
          </table:table-cell>
          <table:table-cell office:value-type="string" office:string-value="ayEed_4_D19_R2" table:formula="of:=CONCATENATE([.$E52];[.$F52];&quot;_D19_R2&quot;)" table:style-name="ce1">
            <text:p>ayEed_4_D19_R2</text:p>
          </table:table-cell>
          <table:table-cell office:value-type="string" office:string-value="ATTCCT_ATTCCT" table:formula="of:=CONCATENATE([.B16];&quot;_&quot;;[.D16])" table:style-name="ce1">
            <text:p>ATTCCT_ATTCCT</text:p>
          </table:table-cell>
          <table:table-cell table:style-name="ce1"/>
          <table:table-cell office:value-type="string" table:style-name="ce1">
            <text:p>E3</text:p>
          </table:table-cell>
          <table:table-cell office:value-type="string" office:string-value="ayEed_4_D19_R3" table:formula="of:=CONCATENATE([.$E52];[.$F52];&quot;_D19_R3&quot;)" table:style-name="ce1">
            <text:p>ayEed_4_D19_R3</text:p>
          </table:table-cell>
          <table:table-cell office:value-type="string" office:string-value="ATTCCT_CAAAAG" table:formula="of:=CONCATENATE([.B16];&quot;_&quot;;[.D17])" table:style-name="ce1">
            <text:p>ATTCCT_CAAAAG</text:p>
          </table:table-cell>
          <table:table-cell table:style-name="ce1"/>
          <table:table-cell office:value-type="string" office:string-value="  ayEed_4_D12_R3: ATTCCT_CAGGCG" table:formula="of:=CONCATENATE(&quot;  &quot;;[.M52];&quot;: &quot;;[.N52])" table:style-name="ce1">
            <text:p><text:s text:c="2"/>ayEed_4_D12_R3: ATTCCT_CAGGCG</text:p>
          </table:table-cell>
          <table:table-cell office:value-type="string" office:string-value="  ayEed_4_D19_R2: ATTCCT_ATTCCT" table:formula="of:=CONCATENATE(&quot;  &quot;;[.Q52];&quot;: &quot;;[.R52])" table:style-name="ce1">
            <text:p><text:s text:c="2"/>ayEed_4_D19_R2: ATTCCT_ATTCCT</text:p>
          </table:table-cell>
          <table:table-cell office:value-type="string" office:string-value="  ayEed_4_D19_R3: ATTCCT_CAAAAG" table:formula="of:=CONCATENATE(&quot;  &quot;;[.U52];&quot;: &quot;;[.V52])" table:style-name="ce1">
            <text:p><text:s text:c="2"/>ayEed_4_D19_R3: ATTCCT_CAAAAG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az</text:p>
          </table:table-cell>
          <table:table-cell office:value-type="string" table:style-name="ce1">
            <text:p>Rad21_3</text:p>
          </table:table-cell>
          <table:table-cell table:number-columns-repeated="5" table:style-name="ce1"/>
          <table:table-cell office:value-type="string" table:style-name="ce1">
            <text:p>E4</text:p>
          </table:table-cell>
          <table:table-cell office:value-type="string" office:string-value="azRad21_3_D12_R3" table:formula="of:=CONCATENATE([.$E53];[.$F53];&quot;_D12_R3&quot;)" table:style-name="ce1">
            <text:p>azRad21_3_D12_R3</text:p>
          </table:table-cell>
          <table:table-cell office:value-type="string" office:string-value="CAAAAG_CATGGC" table:formula="of:=CONCATENATE([.B17];&quot;_&quot;;[.D23])" table:style-name="ce1">
            <text:p>CAAAAG_CATGGC</text:p>
          </table:table-cell>
          <table:table-cell table:style-name="ce1"/>
          <table:table-cell office:value-type="string" table:style-name="ce1">
            <text:p>E4</text:p>
          </table:table-cell>
          <table:table-cell office:value-type="string" office:string-value="azRad21_3_D19_R2" table:formula="of:=CONCATENATE([.$E53];[.$F53];&quot;_D19_R2&quot;)" table:style-name="ce1">
            <text:p>azRad21_3_D19_R2</text:p>
          </table:table-cell>
          <table:table-cell office:value-type="string" office:string-value="CAAAAG_CAAAAG" table:formula="of:=CONCATENATE([.B17];&quot;_&quot;;[.D17])" table:style-name="ce1">
            <text:p>CAAAAG_CAAAAG</text:p>
          </table:table-cell>
          <table:table-cell table:style-name="ce1"/>
          <table:table-cell office:value-type="string" table:style-name="ce1">
            <text:p>E4</text:p>
          </table:table-cell>
          <table:table-cell office:value-type="string" office:string-value="azRad21_3_D19_R3" table:formula="of:=CONCATENATE([.$E53];[.$F53];&quot;_D19_R3&quot;)" table:style-name="ce1">
            <text:p>azRad21_3_D19_R3</text:p>
          </table:table-cell>
          <table:table-cell office:value-type="string" office:string-value="CAAAAG_CAACTA" table:formula="of:=CONCATENATE([.B17];&quot;_&quot;;[.D18])" table:style-name="ce1">
            <text:p>CAAAAG_CAACTA</text:p>
          </table:table-cell>
          <table:table-cell table:style-name="ce1"/>
          <table:table-cell office:value-type="string" office:string-value="  azRad21_3_D12_R3: CAAAAG_CATGGC" table:formula="of:=CONCATENATE(&quot;  &quot;;[.M53];&quot;: &quot;;[.N53])" table:style-name="ce1">
            <text:p><text:s text:c="2"/>azRad21_3_D12_R3: CAAAAG_CATGGC</text:p>
          </table:table-cell>
          <table:table-cell office:value-type="string" office:string-value="  azRad21_3_D19_R2: CAAAAG_CAAAAG" table:formula="of:=CONCATENATE(&quot;  &quot;;[.Q53];&quot;: &quot;;[.R53])" table:style-name="ce1">
            <text:p><text:s text:c="2"/>azRad21_3_D19_R2: CAAAAG_CAAAAG</text:p>
          </table:table-cell>
          <table:table-cell office:value-type="string" office:string-value="  azRad21_3_D19_R3: CAAAAG_CAACTA" table:formula="of:=CONCATENATE(&quot;  &quot;;[.U53];&quot;: &quot;;[.V53])" table:style-name="ce1">
            <text:p><text:s text:c="2"/>azRad21_3_D19_R3: CAAAAG_CAACTA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a</text:p>
          </table:table-cell>
          <table:table-cell office:value-type="string" table:style-name="ce1">
            <text:p>Hdac1_2</text:p>
          </table:table-cell>
          <table:table-cell table:number-columns-repeated="5" table:style-name="ce1"/>
          <table:table-cell office:value-type="string" table:style-name="ce1">
            <text:p>E5</text:p>
          </table:table-cell>
          <table:table-cell office:value-type="string" office:string-value="baHdac1_2_D12_R3" table:formula="of:=CONCATENATE([.$E54];[.$F54];&quot;_D12_R3&quot;)" table:style-name="ce1">
            <text:p>baHdac1_2_D12_R3</text:p>
          </table:table-cell>
          <table:table-cell office:value-type="string" office:string-value="CAACTA_CATTTT" table:formula="of:=CONCATENATE([.B18];&quot;_&quot;;[.D24])" table:style-name="ce1">
            <text:p>CAACTA_CATTTT</text:p>
          </table:table-cell>
          <table:table-cell table:style-name="ce1"/>
          <table:table-cell office:value-type="string" table:style-name="ce1">
            <text:p>E5</text:p>
          </table:table-cell>
          <table:table-cell office:value-type="string" office:string-value="baHdac1_2_D19_R2" table:formula="of:=CONCATENATE([.$E54];[.$F54];&quot;_D19_R2&quot;)" table:style-name="ce1">
            <text:p>baHdac1_2_D19_R2</text:p>
          </table:table-cell>
          <table:table-cell office:value-type="string" office:string-value="CAACTA_CAACTA" table:formula="of:=CONCATENATE([.B18];&quot;_&quot;;[.D18])" table:style-name="ce1">
            <text:p>CAACTA_CAACTA</text:p>
          </table:table-cell>
          <table:table-cell table:style-name="ce1"/>
          <table:table-cell office:value-type="string" table:style-name="ce1">
            <text:p>E5</text:p>
          </table:table-cell>
          <table:table-cell office:value-type="string" office:string-value="baHdac1_2_D19_R3" table:formula="of:=CONCATENATE([.$E54];[.$F54];&quot;_D19_R3&quot;)" table:style-name="ce1">
            <text:p>baHdac1_2_D19_R3</text:p>
          </table:table-cell>
          <table:table-cell office:value-type="string" office:string-value="CAACTA_CACCGG" table:formula="of:=CONCATENATE([.B18];&quot;_&quot;;[.D19])" table:style-name="ce1">
            <text:p>CAACTA_CACCGG</text:p>
          </table:table-cell>
          <table:table-cell table:style-name="ce1"/>
          <table:table-cell office:value-type="string" office:string-value="  baHdac1_2_D12_R3: CAACTA_CATTTT" table:formula="of:=CONCATENATE(&quot;  &quot;;[.M54];&quot;: &quot;;[.N54])" table:style-name="ce1">
            <text:p><text:s text:c="2"/>baHdac1_2_D12_R3: CAACTA_CATTTT</text:p>
          </table:table-cell>
          <table:table-cell office:value-type="string" office:string-value="  baHdac1_2_D19_R2: CAACTA_CAACTA" table:formula="of:=CONCATENATE(&quot;  &quot;;[.Q54];&quot;: &quot;;[.R54])" table:style-name="ce1">
            <text:p><text:s text:c="2"/>baHdac1_2_D19_R2: CAACTA_CAACTA</text:p>
          </table:table-cell>
          <table:table-cell office:value-type="string" office:string-value="  baHdac1_2_D19_R3: CAACTA_CACCGG" table:formula="of:=CONCATENATE(&quot;  &quot;;[.U54];&quot;: &quot;;[.V54])" table:style-name="ce1">
            <text:p><text:s text:c="2"/>baHdac1_2_D19_R3: CAACTA_CACCGG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b</text:p>
          </table:table-cell>
          <table:table-cell office:value-type="string" table:style-name="ce1">
            <text:p>Rad21_4</text:p>
          </table:table-cell>
          <table:table-cell table:number-columns-repeated="5" table:style-name="ce1"/>
          <table:table-cell office:value-type="string" table:style-name="ce1">
            <text:p>E6</text:p>
          </table:table-cell>
          <table:table-cell office:value-type="string" office:string-value="bbRad21_4_D12_R3" table:formula="of:=CONCATENATE([.$E55];[.$F55];&quot;_D12_R3&quot;)" table:style-name="ce1">
            <text:p>bbRad21_4_D12_R3</text:p>
          </table:table-cell>
          <table:table-cell office:value-type="string" office:string-value="CACCGG_CCAACA" table:formula="of:=CONCATENATE([.B19];&quot;_&quot;;[.D25])" table:style-name="ce1">
            <text:p>CACCGG_CCAACA</text:p>
          </table:table-cell>
          <table:table-cell table:style-name="ce1"/>
          <table:table-cell office:value-type="string" table:style-name="ce1">
            <text:p>E6</text:p>
          </table:table-cell>
          <table:table-cell office:value-type="string" office:string-value="bbRad21_4_D19_R2" table:formula="of:=CONCATENATE([.$E55];[.$F55];&quot;_D19_R2&quot;)" table:style-name="ce1">
            <text:p>bbRad21_4_D19_R2</text:p>
          </table:table-cell>
          <table:table-cell office:value-type="string" office:string-value="CACCGG_CACCGG" table:formula="of:=CONCATENATE([.B19];&quot;_&quot;;[.D19])" table:style-name="ce1">
            <text:p>CACCGG_CACCGG</text:p>
          </table:table-cell>
          <table:table-cell table:style-name="ce1"/>
          <table:table-cell office:value-type="string" table:style-name="ce1">
            <text:p>E6</text:p>
          </table:table-cell>
          <table:table-cell office:value-type="string" office:string-value="bbRad21_4_D19_R3" table:formula="of:=CONCATENATE([.$E55];[.$F55];&quot;_D19_R3&quot;)" table:style-name="ce1">
            <text:p>bbRad21_4_D19_R3</text:p>
          </table:table-cell>
          <table:table-cell office:value-type="string" office:string-value="CACCGG_CACGAT" table:formula="of:=CONCATENATE([.B19];&quot;_&quot;;[.D20])" table:style-name="ce1">
            <text:p>CACCGG_CACGAT</text:p>
          </table:table-cell>
          <table:table-cell table:style-name="ce1"/>
          <table:table-cell office:value-type="string" office:string-value="  bbRad21_4_D12_R3: CACCGG_CCAACA" table:formula="of:=CONCATENATE(&quot;  &quot;;[.M55];&quot;: &quot;;[.N55])" table:style-name="ce1">
            <text:p><text:s text:c="2"/>bbRad21_4_D12_R3: CACCGG_CCAACA</text:p>
          </table:table-cell>
          <table:table-cell office:value-type="string" office:string-value="  bbRad21_4_D19_R2: CACCGG_CACCGG" table:formula="of:=CONCATENATE(&quot;  &quot;;[.Q55];&quot;: &quot;;[.R55])" table:style-name="ce1">
            <text:p><text:s text:c="2"/>bbRad21_4_D19_R2: CACCGG_CACCGG</text:p>
          </table:table-cell>
          <table:table-cell office:value-type="string" office:string-value="  bbRad21_4_D19_R3: CACCGG_CACGAT" table:formula="of:=CONCATENATE(&quot;  &quot;;[.U55];&quot;: &quot;;[.V55])" table:style-name="ce1">
            <text:p><text:s text:c="2"/>bbRad21_4_D19_R3: CACCGG_CACGAT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c</text:p>
          </table:table-cell>
          <table:table-cell office:value-type="string" table:style-name="ce1">
            <text:p>Ehmt2_5</text:p>
          </table:table-cell>
          <table:table-cell table:number-columns-repeated="5" table:style-name="ce1"/>
          <table:table-cell office:value-type="string" table:style-name="ce1">
            <text:p>E7</text:p>
          </table:table-cell>
          <table:table-cell office:value-type="string" office:string-value="bcEhmt2_5_D12_R3" table:formula="of:=CONCATENATE([.$E56];[.$F56];&quot;_D12_R3&quot;)" table:style-name="ce1">
            <text:p>bcEhmt2_5_D12_R3</text:p>
          </table:table-cell>
          <table:table-cell office:value-type="string" office:string-value="CACGAT_ACTGAT" table:formula="of:=CONCATENATE([.B20];&quot;_&quot;;[.D14])" table:style-name="ce1">
            <text:p>CACGAT_ACTGAT</text:p>
          </table:table-cell>
          <table:table-cell table:style-name="ce1"/>
          <table:table-cell office:value-type="string" table:style-name="ce1">
            <text:p>E7</text:p>
          </table:table-cell>
          <table:table-cell office:value-type="string" office:string-value="bcEhmt2_5_D19_R2" table:formula="of:=CONCATENATE([.$E56];[.$F56];&quot;_D19_R2&quot;)" table:style-name="ce1">
            <text:p>bcEhmt2_5_D19_R2</text:p>
          </table:table-cell>
          <table:table-cell office:value-type="string" office:string-value="CACGAT_CACGAT" table:formula="of:=CONCATENATE([.B20];&quot;_&quot;;[.D20])" table:style-name="ce1">
            <text:p>CACGAT_CACGAT</text:p>
          </table:table-cell>
          <table:table-cell table:style-name="ce1"/>
          <table:table-cell office:value-type="string" table:style-name="ce1">
            <text:p>E7</text:p>
          </table:table-cell>
          <table:table-cell office:value-type="string" office:string-value="bcEhmt2_5_D19_R3" table:formula="of:=CONCATENATE([.$E56];[.$F56];&quot;_D19_R3&quot;)" table:style-name="ce1">
            <text:p>bcEhmt2_5_D19_R3</text:p>
          </table:table-cell>
          <table:table-cell office:value-type="string" office:string-value="CACGAT_CACTCA" table:formula="of:=CONCATENATE([.B20];&quot;_&quot;;[.D21])" table:style-name="ce1">
            <text:p>CACGAT_CACTCA</text:p>
          </table:table-cell>
          <table:table-cell table:style-name="ce1"/>
          <table:table-cell office:value-type="string" office:string-value="  bcEhmt2_5_D12_R3: CACGAT_ACTGAT" table:formula="of:=CONCATENATE(&quot;  &quot;;[.M56];&quot;: &quot;;[.N56])" table:style-name="ce1">
            <text:p><text:s text:c="2"/>bcEhmt2_5_D12_R3: CACGAT_ACTGAT</text:p>
          </table:table-cell>
          <table:table-cell office:value-type="string" office:string-value="  bcEhmt2_5_D19_R2: CACGAT_CACGAT" table:formula="of:=CONCATENATE(&quot;  &quot;;[.Q56];&quot;: &quot;;[.R56])" table:style-name="ce1">
            <text:p><text:s text:c="2"/>bcEhmt2_5_D19_R2: CACGAT_CACGAT</text:p>
          </table:table-cell>
          <table:table-cell office:value-type="string" office:string-value="  bcEhmt2_5_D19_R3: CACGAT_CACTCA" table:formula="of:=CONCATENATE(&quot;  &quot;;[.U56];&quot;: &quot;;[.V56])" table:style-name="ce1">
            <text:p><text:s text:c="2"/>bcEhmt2_5_D19_R3: CACGAT_CACTCA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d</text:p>
          </table:table-cell>
          <table:table-cell office:value-type="string" table:style-name="ce1">
            <text:p>Rnf2_2</text:p>
          </table:table-cell>
          <table:table-cell table:number-columns-repeated="5" table:style-name="ce1"/>
          <table:table-cell office:value-type="string" table:style-name="ce1">
            <text:p>E8</text:p>
          </table:table-cell>
          <table:table-cell office:value-type="string" office:string-value="bdRnf2_2_D12_R3" table:formula="of:=CONCATENATE([.$E57];[.$F57];&quot;_D12_R3&quot;)" table:style-name="ce1">
            <text:p>bdRnf2_2_D12_R3</text:p>
          </table:table-cell>
          <table:table-cell office:value-type="string" office:string-value="CACTCA_ATGAGC" table:formula="of:=CONCATENATE([.B21];&quot;_&quot;;[.D15])" table:style-name="ce1">
            <text:p>CACTCA_ATGAGC</text:p>
          </table:table-cell>
          <table:table-cell table:style-name="ce1"/>
          <table:table-cell office:value-type="string" table:style-name="ce1">
            <text:p>E8</text:p>
          </table:table-cell>
          <table:table-cell office:value-type="string" office:string-value="bdRnf2_2_D19_R2" table:formula="of:=CONCATENATE([.$E57];[.$F57];&quot;_D19_R2&quot;)" table:style-name="ce1">
            <text:p>bdRnf2_2_D19_R2</text:p>
          </table:table-cell>
          <table:table-cell office:value-type="string" office:string-value="CACTCA_CACTCA" table:formula="of:=CONCATENATE([.B21];&quot;_&quot;;[.D21])" table:style-name="ce1">
            <text:p>CACTCA_CACTCA</text:p>
          </table:table-cell>
          <table:table-cell table:style-name="ce1"/>
          <table:table-cell office:value-type="string" table:style-name="ce1">
            <text:p>E8</text:p>
          </table:table-cell>
          <table:table-cell office:value-type="string" office:string-value="bdRnf2_2_D19_R3" table:formula="of:=CONCATENATE([.$E57];[.$F57];&quot;_D19_R3&quot;)" table:style-name="ce1">
            <text:p>bdRnf2_2_D19_R3</text:p>
          </table:table-cell>
          <table:table-cell office:value-type="string" office:string-value="CACTCA_CAGGCG" table:formula="of:=CONCATENATE([.B21];&quot;_&quot;;[.D22])" table:style-name="ce1">
            <text:p>CACTCA_CAGGCG</text:p>
          </table:table-cell>
          <table:table-cell table:style-name="ce1"/>
          <table:table-cell office:value-type="string" office:string-value="  bdRnf2_2_D12_R3: CACTCA_ATGAGC" table:formula="of:=CONCATENATE(&quot;  &quot;;[.M57];&quot;: &quot;;[.N57])" table:style-name="ce1">
            <text:p><text:s text:c="2"/>bdRnf2_2_D12_R3: CACTCA_ATGAGC</text:p>
          </table:table-cell>
          <table:table-cell office:value-type="string" office:string-value="  bdRnf2_2_D19_R2: CACTCA_CACTCA" table:formula="of:=CONCATENATE(&quot;  &quot;;[.Q57];&quot;: &quot;;[.R57])" table:style-name="ce1">
            <text:p><text:s text:c="2"/>bdRnf2_2_D19_R2: CACTCA_CACTCA</text:p>
          </table:table-cell>
          <table:table-cell office:value-type="string" office:string-value="  bdRnf2_2_D19_R3: CACTCA_CAGGCG" table:formula="of:=CONCATENATE(&quot;  &quot;;[.U57];&quot;: &quot;;[.V57])" table:style-name="ce1">
            <text:p><text:s text:c="2"/>bdRnf2_2_D19_R3: CACTCA_CAGGCG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e</text:p>
          </table:table-cell>
          <table:table-cell office:value-type="string" table:style-name="ce1">
            <text:p>Kmt5a_4</text:p>
          </table:table-cell>
          <table:table-cell table:number-columns-repeated="5" table:style-name="ce1"/>
          <table:table-cell office:value-type="string" table:style-name="ce1">
            <text:p>E9</text:p>
          </table:table-cell>
          <table:table-cell office:value-type="string" office:string-value="beKmt5a_4_D12_R3" table:formula="of:=CONCATENATE([.$E58];[.$F58];&quot;_D12_R3&quot;)" table:style-name="ce1">
            <text:p>beKmt5a_4_D12_R3</text:p>
          </table:table-cell>
          <table:table-cell office:value-type="string" office:string-value="CAGGCG_ATTCCT" table:formula="of:=CONCATENATE([.B22];&quot;_&quot;;[.D16])" table:style-name="ce1">
            <text:p>CAGGCG_ATTCCT</text:p>
          </table:table-cell>
          <table:table-cell table:style-name="ce1"/>
          <table:table-cell office:value-type="string" table:style-name="ce1">
            <text:p>E9</text:p>
          </table:table-cell>
          <table:table-cell office:value-type="string" office:string-value="beKmt5a_4_D19_R2" table:formula="of:=CONCATENATE([.$E58];[.$F58];&quot;_D19_R2&quot;)" table:style-name="ce1">
            <text:p>beKmt5a_4_D19_R2</text:p>
          </table:table-cell>
          <table:table-cell office:value-type="string" office:string-value="CAGGCG_CAGGCG" table:formula="of:=CONCATENATE([.B22];&quot;_&quot;;[.D22])" table:style-name="ce1">
            <text:p>CAGGCG_CAGGCG</text:p>
          </table:table-cell>
          <table:table-cell table:style-name="ce1"/>
          <table:table-cell office:value-type="string" table:style-name="ce1">
            <text:p>E9</text:p>
          </table:table-cell>
          <table:table-cell office:value-type="string" office:string-value="beKmt5a_4_D19_R3" table:formula="of:=CONCATENATE([.$E58];[.$F58];&quot;_D19_R3&quot;)" table:style-name="ce1">
            <text:p>beKmt5a_4_D19_R3</text:p>
          </table:table-cell>
          <table:table-cell office:value-type="string" office:string-value="CAGGCG_CATGGC" table:formula="of:=CONCATENATE([.B22];&quot;_&quot;;[.D23])" table:style-name="ce1">
            <text:p>CAGGCG_CATGGC</text:p>
          </table:table-cell>
          <table:table-cell table:style-name="ce1"/>
          <table:table-cell office:value-type="string" office:string-value="  beKmt5a_4_D12_R3: CAGGCG_ATTCCT" table:formula="of:=CONCATENATE(&quot;  &quot;;[.M58];&quot;: &quot;;[.N58])" table:style-name="ce1">
            <text:p><text:s text:c="2"/>beKmt5a_4_D12_R3: CAGGCG_ATTCCT</text:p>
          </table:table-cell>
          <table:table-cell office:value-type="string" office:string-value="  beKmt5a_4_D19_R2: CAGGCG_CAGGCG" table:formula="of:=CONCATENATE(&quot;  &quot;;[.Q58];&quot;: &quot;;[.R58])" table:style-name="ce1">
            <text:p><text:s text:c="2"/>beKmt5a_4_D19_R2: CAGGCG_CAGGCG</text:p>
          </table:table-cell>
          <table:table-cell office:value-type="string" office:string-value="  beKmt5a_4_D19_R3: CAGGCG_CATGGC" table:formula="of:=CONCATENATE(&quot;  &quot;;[.U58];&quot;: &quot;;[.V58])" table:style-name="ce1">
            <text:p><text:s text:c="2"/>beKmt5a_4_D19_R3: CAGGCG_CATGGC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f</text:p>
          </table:table-cell>
          <table:table-cell office:value-type="string" table:style-name="ce1">
            <text:p>Sirt1_3</text:p>
          </table:table-cell>
          <table:table-cell table:number-columns-repeated="5" table:style-name="ce1"/>
          <table:table-cell office:value-type="string" table:style-name="ce1">
            <text:p>E10</text:p>
          </table:table-cell>
          <table:table-cell office:value-type="string" office:string-value="bfSirt1_3_D12_R3" table:formula="of:=CONCATENATE([.$E59];[.$F59];&quot;_D12_R3&quot;)" table:style-name="ce1">
            <text:p>bfSirt1_3_D12_R3</text:p>
          </table:table-cell>
          <table:table-cell office:value-type="string" office:string-value="CATGGC_CAAAAG" table:formula="of:=CONCATENATE([.B23];&quot;_&quot;;[.D17])" table:style-name="ce1">
            <text:p>CATGGC_CAAAAG</text:p>
          </table:table-cell>
          <table:table-cell table:style-name="ce1"/>
          <table:table-cell office:value-type="string" table:style-name="ce1">
            <text:p>E10</text:p>
          </table:table-cell>
          <table:table-cell office:value-type="string" office:string-value="bfSirt1_3_D19_R2" table:formula="of:=CONCATENATE([.$E59];[.$F59];&quot;_D19_R2&quot;)" table:style-name="ce1">
            <text:p>bfSirt1_3_D19_R2</text:p>
          </table:table-cell>
          <table:table-cell office:value-type="string" office:string-value="CATGGC_CATGGC" table:formula="of:=CONCATENATE([.B23];&quot;_&quot;;[.D23])" table:style-name="ce1">
            <text:p>CATGGC_CATGGC</text:p>
          </table:table-cell>
          <table:table-cell table:style-name="ce1"/>
          <table:table-cell office:value-type="string" table:style-name="ce1">
            <text:p>E10</text:p>
          </table:table-cell>
          <table:table-cell office:value-type="string" office:string-value="bfSirt1_3_D19_R3" table:formula="of:=CONCATENATE([.$E59];[.$F59];&quot;_D19_R3&quot;)" table:style-name="ce1">
            <text:p>bfSirt1_3_D19_R3</text:p>
          </table:table-cell>
          <table:table-cell office:value-type="string" office:string-value="CATGGC_CATTTT" table:formula="of:=CONCATENATE([.B23];&quot;_&quot;;[.D24])" table:style-name="ce1">
            <text:p>CATGGC_CATTTT</text:p>
          </table:table-cell>
          <table:table-cell table:style-name="ce1"/>
          <table:table-cell office:value-type="string" office:string-value="  bfSirt1_3_D12_R3: CATGGC_CAAAAG" table:formula="of:=CONCATENATE(&quot;  &quot;;[.M59];&quot;: &quot;;[.N59])" table:style-name="ce1">
            <text:p><text:s text:c="2"/>bfSirt1_3_D12_R3: CATGGC_CAAAAG</text:p>
          </table:table-cell>
          <table:table-cell office:value-type="string" office:string-value="  bfSirt1_3_D19_R2: CATGGC_CATGGC" table:formula="of:=CONCATENATE(&quot;  &quot;;[.Q59];&quot;: &quot;;[.R59])" table:style-name="ce1">
            <text:p><text:s text:c="2"/>bfSirt1_3_D19_R2: CATGGC_CATGGC</text:p>
          </table:table-cell>
          <table:table-cell office:value-type="string" office:string-value="  bfSirt1_3_D19_R3: CATGGC_CATTTT" table:formula="of:=CONCATENATE(&quot;  &quot;;[.U59];&quot;: &quot;;[.V59])" table:style-name="ce1">
            <text:p><text:s text:c="2"/>bfSirt1_3_D19_R3: CATGGC_CATTTT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g</text:p>
          </table:table-cell>
          <table:table-cell office:value-type="string" table:style-name="ce1">
            <text:p>Zfp57_2</text:p>
          </table:table-cell>
          <table:table-cell table:number-columns-repeated="5" table:style-name="ce1"/>
          <table:table-cell office:value-type="string" table:style-name="ce1">
            <text:p>E11</text:p>
          </table:table-cell>
          <table:table-cell office:value-type="string" office:string-value="bgZfp57_2_D12_R3" table:formula="of:=CONCATENATE([.$E60];[.$F60];&quot;_D12_R3&quot;)" table:style-name="ce1">
            <text:p>bgZfp57_2_D12_R3</text:p>
          </table:table-cell>
          <table:table-cell office:value-type="string" office:string-value="CATTTT_CAACTA" table:formula="of:=CONCATENATE([.B24];&quot;_&quot;;[.D18])" table:style-name="ce1">
            <text:p>CATTTT_CAACTA</text:p>
          </table:table-cell>
          <table:table-cell table:style-name="ce1"/>
          <table:table-cell office:value-type="string" table:style-name="ce1">
            <text:p>E11</text:p>
          </table:table-cell>
          <table:table-cell office:value-type="string" office:string-value="bgZfp57_2_D19_R2" table:formula="of:=CONCATENATE([.$E60];[.$F60];&quot;_D19_R2&quot;)" table:style-name="ce1">
            <text:p>bgZfp57_2_D19_R2</text:p>
          </table:table-cell>
          <table:table-cell office:value-type="string" office:string-value="CATTTT_CATTTT" table:formula="of:=CONCATENATE([.B24];&quot;_&quot;;[.D24])" table:style-name="ce1">
            <text:p>CATTTT_CATTTT</text:p>
          </table:table-cell>
          <table:table-cell table:style-name="ce1"/>
          <table:table-cell office:value-type="string" table:style-name="ce1">
            <text:p>E11</text:p>
          </table:table-cell>
          <table:table-cell office:value-type="string" office:string-value="bgZfp57_2_D19_R3" table:formula="of:=CONCATENATE([.$E60];[.$F60];&quot;_D19_R3&quot;)" table:style-name="ce1">
            <text:p>bgZfp57_2_D19_R3</text:p>
          </table:table-cell>
          <table:table-cell office:value-type="string" office:string-value="CATTTT_CCAACA" table:formula="of:=CONCATENATE([.B24];&quot;_&quot;;[.D25])" table:style-name="ce1">
            <text:p>CATTTT_CCAACA</text:p>
          </table:table-cell>
          <table:table-cell table:style-name="ce1"/>
          <table:table-cell office:value-type="string" office:string-value="  bgZfp57_2_D12_R3: CATTTT_CAACTA" table:formula="of:=CONCATENATE(&quot;  &quot;;[.M60];&quot;: &quot;;[.N60])" table:style-name="ce1">
            <text:p><text:s text:c="2"/>bgZfp57_2_D12_R3: CATTTT_CAACTA</text:p>
          </table:table-cell>
          <table:table-cell office:value-type="string" office:string-value="  bgZfp57_2_D19_R2: CATTTT_CATTTT" table:formula="of:=CONCATENATE(&quot;  &quot;;[.Q60];&quot;: &quot;;[.R60])" table:style-name="ce1">
            <text:p><text:s text:c="2"/>bgZfp57_2_D19_R2: CATTTT_CATTTT</text:p>
          </table:table-cell>
          <table:table-cell office:value-type="string" office:string-value="  bgZfp57_2_D19_R3: CATTTT_CCAACA" table:formula="of:=CONCATENATE(&quot;  &quot;;[.U60];&quot;: &quot;;[.V60])" table:style-name="ce1">
            <text:p><text:s text:c="2"/>bgZfp57_2_D19_R3: CATTTT_CCAACA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h</text:p>
          </table:table-cell>
          <table:table-cell office:value-type="string" table:style-name="ce1">
            <text:p>Ring1_3</text:p>
          </table:table-cell>
          <table:table-cell table:number-columns-repeated="5" table:style-name="ce1"/>
          <table:table-cell office:value-type="string" table:style-name="ce1">
            <text:p>E12</text:p>
          </table:table-cell>
          <table:table-cell office:value-type="string" office:string-value="bhRing1_3_D12_R3" table:formula="of:=CONCATENATE([.$E61];[.$F61];&quot;_D12_R3&quot;)" table:style-name="ce1">
            <text:p>bhRing1_3_D12_R3</text:p>
          </table:table-cell>
          <table:table-cell office:value-type="string" office:string-value="CCAACA_CACCGG" table:formula="of:=CONCATENATE([.B25];&quot;_&quot;;[.D19])" table:style-name="ce1">
            <text:p>CCAACA_CACCGG</text:p>
          </table:table-cell>
          <table:table-cell table:style-name="ce1"/>
          <table:table-cell office:value-type="string" table:style-name="ce1">
            <text:p>E12</text:p>
          </table:table-cell>
          <table:table-cell office:value-type="string" office:string-value="bhRing1_3_D19_R2" table:formula="of:=CONCATENATE([.$E61];[.$F61];&quot;_D19_R2&quot;)" table:style-name="ce1">
            <text:p>bhRing1_3_D19_R2</text:p>
          </table:table-cell>
          <table:table-cell office:value-type="string" office:string-value="CCAACA_CCAACA" table:formula="of:=CONCATENATE([.B25];&quot;_&quot;;[.D25])" table:style-name="ce1">
            <text:p>CCAACA_CCAACA</text:p>
          </table:table-cell>
          <table:table-cell table:style-name="ce1"/>
          <table:table-cell office:value-type="string" table:style-name="ce1">
            <text:p>E12</text:p>
          </table:table-cell>
          <table:table-cell office:value-type="string" office:string-value="bhRing1_3_D19_R3" table:formula="of:=CONCATENATE([.$E61];[.$F61];&quot;_D19_R3&quot;)" table:style-name="ce1">
            <text:p>bhRing1_3_D19_R3</text:p>
          </table:table-cell>
          <table:table-cell office:value-type="string" office:string-value="CCAACA_ACTGAT" table:formula="of:=CONCATENATE([.B25];&quot;_&quot;;[.D14])" table:style-name="ce1">
            <text:p>CCAACA_ACTGAT</text:p>
          </table:table-cell>
          <table:table-cell table:style-name="ce1"/>
          <table:table-cell office:value-type="string" office:string-value="  bhRing1_3_D12_R3: CCAACA_CACCGG" table:formula="of:=CONCATENATE(&quot;  &quot;;[.M61];&quot;: &quot;;[.N61])" table:style-name="ce1">
            <text:p><text:s text:c="2"/>bhRing1_3_D12_R3: CCAACA_CACCGG</text:p>
          </table:table-cell>
          <table:table-cell office:value-type="string" office:string-value="  bhRing1_3_D19_R2: CCAACA_CCAACA" table:formula="of:=CONCATENATE(&quot;  &quot;;[.Q61];&quot;: &quot;;[.R61])" table:style-name="ce1">
            <text:p><text:s text:c="2"/>bhRing1_3_D19_R2: CCAACA_CCAACA</text:p>
          </table:table-cell>
          <table:table-cell office:value-type="string" office:string-value="  bhRing1_3_D19_R3: CCAACA_ACTGAT" table:formula="of:=CONCATENATE(&quot;  &quot;;[.U61];&quot;: &quot;;[.V61])" table:style-name="ce1">
            <text:p><text:s text:c="2"/>bhRing1_3_D19_R3: CCAACA_ACTGAT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i</text:p>
          </table:table-cell>
          <table:table-cell office:value-type="string" table:style-name="ce1">
            <text:p>Hdac1_3</text:p>
          </table:table-cell>
          <table:table-cell table:number-columns-repeated="5" table:style-name="ce1"/>
          <table:table-cell office:value-type="string" table:style-name="ce1">
            <text:p>F1</text:p>
          </table:table-cell>
          <table:table-cell office:value-type="string" office:string-value="biHdac1_3_D12_R3" table:formula="of:=CONCATENATE([.$E62];[.$F62];&quot;_D12_R3&quot;)" table:style-name="ce1">
            <text:p>biHdac1_3_D12_R3</text:p>
          </table:table-cell>
          <table:table-cell office:value-type="string" office:string-value="ACTGAT_TACAGC" table:formula="of:=CONCATENATE([.B14];&quot;_&quot;;[.D32])" table:style-name="ce1">
            <text:p>ACTGAT_TACAGC</text:p>
          </table:table-cell>
          <table:table-cell table:style-name="ce1"/>
          <table:table-cell office:value-type="string" table:style-name="ce1">
            <text:p>F1</text:p>
          </table:table-cell>
          <table:table-cell office:value-type="string" office:string-value="biHdac1_3_D19_R2" table:formula="of:=CONCATENATE([.$E62];[.$F62];&quot;_D19_R2&quot;)" table:style-name="ce1">
            <text:p>biHdac1_3_D19_R2</text:p>
          </table:table-cell>
          <table:table-cell office:value-type="string" office:string-value="ACTGAT_CGGAAT" table:formula="of:=CONCATENATE([.B14];&quot;_&quot;;[.D26])" table:style-name="ce1">
            <text:p>ACTGAT_CGGAAT</text:p>
          </table:table-cell>
          <table:table-cell table:style-name="ce1"/>
          <table:table-cell office:value-type="string" table:style-name="ce1">
            <text:p>F1</text:p>
          </table:table-cell>
          <table:table-cell office:value-type="string" office:string-value="biHdac1_3_D19_R3" table:formula="of:=CONCATENATE([.$E62];[.$F62];&quot;_D19_R3&quot;)" table:style-name="ce1">
            <text:p>biHdac1_3_D19_R3</text:p>
          </table:table-cell>
          <table:table-cell office:value-type="string" office:string-value="ACTGAT_CTAGCT" table:formula="of:=CONCATENATE([.B14];&quot;_&quot;;[.D27])" table:style-name="ce1">
            <text:p>ACTGAT_CTAGCT</text:p>
          </table:table-cell>
          <table:table-cell table:style-name="ce1"/>
          <table:table-cell office:value-type="string" office:string-value="  biHdac1_3_D12_R3: ACTGAT_TACAGC" table:formula="of:=CONCATENATE(&quot;  &quot;;[.M62];&quot;: &quot;;[.N62])" table:style-name="ce1">
            <text:p><text:s text:c="2"/>biHdac1_3_D12_R3: ACTGAT_TACAGC</text:p>
          </table:table-cell>
          <table:table-cell office:value-type="string" office:string-value="  biHdac1_3_D19_R2: ACTGAT_CGGAAT" table:formula="of:=CONCATENATE(&quot;  &quot;;[.Q62];&quot;: &quot;;[.R62])" table:style-name="ce1">
            <text:p><text:s text:c="2"/>biHdac1_3_D19_R2: ACTGAT_CGGAAT</text:p>
          </table:table-cell>
          <table:table-cell office:value-type="string" office:string-value="  biHdac1_3_D19_R3: ACTGAT_CTAGCT" table:formula="of:=CONCATENATE(&quot;  &quot;;[.U62];&quot;: &quot;;[.V62])" table:style-name="ce1">
            <text:p><text:s text:c="2"/>biHdac1_3_D19_R3: ACTGAT_CTAGCT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j</text:p>
          </table:table-cell>
          <table:table-cell office:value-type="string" table:style-name="ce1">
            <text:p>Sirt1_4</text:p>
          </table:table-cell>
          <table:table-cell table:number-columns-repeated="5" table:style-name="ce1"/>
          <table:table-cell office:value-type="string" table:style-name="ce1">
            <text:p>F2</text:p>
          </table:table-cell>
          <table:table-cell office:value-type="string" office:string-value="bjSirt1_4_D12_R3" table:formula="of:=CONCATENATE([.$E63];[.$F63];&quot;_D12_R3&quot;)" table:style-name="ce1">
            <text:p>bjSirt1_4_D12_R3</text:p>
          </table:table-cell>
          <table:table-cell office:value-type="string" office:string-value="ATGAGC_TATAAT" table:formula="of:=CONCATENATE([.B15];&quot;_&quot;;[.D33])" table:style-name="ce1">
            <text:p>ATGAGC_TATAAT</text:p>
          </table:table-cell>
          <table:table-cell table:style-name="ce1"/>
          <table:table-cell office:value-type="string" table:style-name="ce1">
            <text:p>F2</text:p>
          </table:table-cell>
          <table:table-cell office:value-type="string" office:string-value="bjSirt1_4_D19_R2" table:formula="of:=CONCATENATE([.$E63];[.$F63];&quot;_D19_R2&quot;)" table:style-name="ce1">
            <text:p>bjSirt1_4_D19_R2</text:p>
          </table:table-cell>
          <table:table-cell office:value-type="string" office:string-value="ATGAGC_CTAGCT" table:formula="of:=CONCATENATE([.B15];&quot;_&quot;;[.D27])" table:style-name="ce1">
            <text:p>ATGAGC_CTAGCT</text:p>
          </table:table-cell>
          <table:table-cell table:style-name="ce1"/>
          <table:table-cell office:value-type="string" table:style-name="ce1">
            <text:p>F2</text:p>
          </table:table-cell>
          <table:table-cell office:value-type="string" office:string-value="bjSirt1_4_D19_R3" table:formula="of:=CONCATENATE([.$E63];[.$F63];&quot;_D19_R3&quot;)" table:style-name="ce1">
            <text:p>bjSirt1_4_D19_R3</text:p>
          </table:table-cell>
          <table:table-cell office:value-type="string" office:string-value="ATGAGC_CTATAC" table:formula="of:=CONCATENATE([.B15];&quot;_&quot;;[.D28])" table:style-name="ce1">
            <text:p>ATGAGC_CTATAC</text:p>
          </table:table-cell>
          <table:table-cell table:style-name="ce1"/>
          <table:table-cell office:value-type="string" office:string-value="  bjSirt1_4_D12_R3: ATGAGC_TATAAT" table:formula="of:=CONCATENATE(&quot;  &quot;;[.M63];&quot;: &quot;;[.N63])" table:style-name="ce1">
            <text:p><text:s text:c="2"/>bjSirt1_4_D12_R3: ATGAGC_TATAAT</text:p>
          </table:table-cell>
          <table:table-cell office:value-type="string" office:string-value="  bjSirt1_4_D19_R2: ATGAGC_CTAGCT" table:formula="of:=CONCATENATE(&quot;  &quot;;[.Q63];&quot;: &quot;;[.R63])" table:style-name="ce1">
            <text:p><text:s text:c="2"/>bjSirt1_4_D19_R2: ATGAGC_CTAGCT</text:p>
          </table:table-cell>
          <table:table-cell office:value-type="string" office:string-value="  bjSirt1_4_D19_R3: ATGAGC_CTATAC" table:formula="of:=CONCATENATE(&quot;  &quot;;[.U63];&quot;: &quot;;[.V63])" table:style-name="ce1">
            <text:p><text:s text:c="2"/>bjSirt1_4_D19_R3: ATGAGC_CTATAC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k</text:p>
          </table:table-cell>
          <table:table-cell office:value-type="string" table:style-name="ce1">
            <text:p>Atf7ip_3</text:p>
          </table:table-cell>
          <table:table-cell table:number-columns-repeated="5" table:style-name="ce1"/>
          <table:table-cell office:value-type="string" table:style-name="ce1">
            <text:p>F3</text:p>
          </table:table-cell>
          <table:table-cell office:value-type="string" office:string-value="bkAtf7ip_3_D12_R3" table:formula="of:=CONCATENATE([.$E64];[.$F64];&quot;_D12_R3&quot;)" table:style-name="ce1">
            <text:p>bkAtf7ip_3_D12_R3</text:p>
          </table:table-cell>
          <table:table-cell office:value-type="string" office:string-value="ATTCCT_TCATTC" table:formula="of:=CONCATENATE([.B16];&quot;_&quot;;[.D34])" table:style-name="ce1">
            <text:p>ATTCCT_TCATTC</text:p>
          </table:table-cell>
          <table:table-cell table:style-name="ce1"/>
          <table:table-cell office:value-type="string" table:style-name="ce1">
            <text:p>F3</text:p>
          </table:table-cell>
          <table:table-cell office:value-type="string" office:string-value="bkAtf7ip_3_D19_R2" table:formula="of:=CONCATENATE([.$E64];[.$F64];&quot;_D19_R2&quot;)" table:style-name="ce1">
            <text:p>bkAtf7ip_3_D19_R2</text:p>
          </table:table-cell>
          <table:table-cell office:value-type="string" office:string-value="ATTCCT_CTATAC" table:formula="of:=CONCATENATE([.B16];&quot;_&quot;;[.D28])" table:style-name="ce1">
            <text:p>ATTCCT_CTATAC</text:p>
          </table:table-cell>
          <table:table-cell table:style-name="ce1"/>
          <table:table-cell office:value-type="string" table:style-name="ce1">
            <text:p>F3</text:p>
          </table:table-cell>
          <table:table-cell office:value-type="string" office:string-value="bkAtf7ip_3_D19_R3" table:formula="of:=CONCATENATE([.$E64];[.$F64];&quot;_D19_R3&quot;)" table:style-name="ce1">
            <text:p>bkAtf7ip_3_D19_R3</text:p>
          </table:table-cell>
          <table:table-cell office:value-type="string" office:string-value="ATTCCT_CTCAGA" table:formula="of:=CONCATENATE([.B16];&quot;_&quot;;[.D29])" table:style-name="ce1">
            <text:p>ATTCCT_CTCAGA</text:p>
          </table:table-cell>
          <table:table-cell table:style-name="ce1"/>
          <table:table-cell office:value-type="string" office:string-value="  bkAtf7ip_3_D12_R3: ATTCCT_TCATTC" table:formula="of:=CONCATENATE(&quot;  &quot;;[.M64];&quot;: &quot;;[.N64])" table:style-name="ce1">
            <text:p><text:s text:c="2"/>bkAtf7ip_3_D12_R3: ATTCCT_TCATTC</text:p>
          </table:table-cell>
          <table:table-cell office:value-type="string" office:string-value="  bkAtf7ip_3_D19_R2: ATTCCT_CTATAC" table:formula="of:=CONCATENATE(&quot;  &quot;;[.Q64];&quot;: &quot;;[.R64])" table:style-name="ce1">
            <text:p><text:s text:c="2"/>bkAtf7ip_3_D19_R2: ATTCCT_CTATAC</text:p>
          </table:table-cell>
          <table:table-cell office:value-type="string" office:string-value="  bkAtf7ip_3_D19_R3: ATTCCT_CTCAGA" table:formula="of:=CONCATENATE(&quot;  &quot;;[.U64];&quot;: &quot;;[.V64])" table:style-name="ce1">
            <text:p><text:s text:c="2"/>bkAtf7ip_3_D19_R3: ATTCCT_CTCAGA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l</text:p>
          </table:table-cell>
          <table:table-cell office:value-type="string" table:style-name="ce1">
            <text:p>Parp1_4</text:p>
          </table:table-cell>
          <table:table-cell table:number-columns-repeated="5" table:style-name="ce1"/>
          <table:table-cell office:value-type="string" table:style-name="ce1">
            <text:p>F4</text:p>
          </table:table-cell>
          <table:table-cell office:value-type="string" office:string-value="blParp1_4_D12_R3" table:formula="of:=CONCATENATE([.$E65];[.$F65];&quot;_D12_R3&quot;)" table:style-name="ce1">
            <text:p>blParp1_4_D12_R3</text:p>
          </table:table-cell>
          <table:table-cell office:value-type="string" office:string-value="CAAAAG_TCCCGA" table:formula="of:=CONCATENATE([.B17];&quot;_&quot;;[.D35])" table:style-name="ce1">
            <text:p>CAAAAG_TCCCGA</text:p>
          </table:table-cell>
          <table:table-cell table:style-name="ce1"/>
          <table:table-cell office:value-type="string" table:style-name="ce1">
            <text:p>F4</text:p>
          </table:table-cell>
          <table:table-cell office:value-type="string" office:string-value="blParp1_4_D19_R2" table:formula="of:=CONCATENATE([.$E65];[.$F65];&quot;_D19_R2&quot;)" table:style-name="ce1">
            <text:p>blParp1_4_D19_R2</text:p>
          </table:table-cell>
          <table:table-cell office:value-type="string" office:string-value="CAAAAG_CTCAGA" table:formula="of:=CONCATENATE([.B17];&quot;_&quot;;[.D29])" table:style-name="ce1">
            <text:p>CAAAAG_CTCAGA</text:p>
          </table:table-cell>
          <table:table-cell table:style-name="ce1"/>
          <table:table-cell office:value-type="string" table:style-name="ce1">
            <text:p>F4</text:p>
          </table:table-cell>
          <table:table-cell office:value-type="string" office:string-value="blParp1_4_D19_R3" table:formula="of:=CONCATENATE([.$E65];[.$F65];&quot;_D19_R3&quot;)" table:style-name="ce1">
            <text:p>blParp1_4_D19_R3</text:p>
          </table:table-cell>
          <table:table-cell office:value-type="string" office:string-value="CAAAAG_GACGAC" table:formula="of:=CONCATENATE([.B17];&quot;_&quot;;[.D30])" table:style-name="ce1">
            <text:p>CAAAAG_GACGAC</text:p>
          </table:table-cell>
          <table:table-cell table:style-name="ce1"/>
          <table:table-cell office:value-type="string" office:string-value="  blParp1_4_D12_R3: CAAAAG_TCCCGA" table:formula="of:=CONCATENATE(&quot;  &quot;;[.M65];&quot;: &quot;;[.N65])" table:style-name="ce1">
            <text:p><text:s text:c="2"/>blParp1_4_D12_R3: CAAAAG_TCCCGA</text:p>
          </table:table-cell>
          <table:table-cell office:value-type="string" office:string-value="  blParp1_4_D19_R2: CAAAAG_CTCAGA" table:formula="of:=CONCATENATE(&quot;  &quot;;[.Q65];&quot;: &quot;;[.R65])" table:style-name="ce1">
            <text:p><text:s text:c="2"/>blParp1_4_D19_R2: CAAAAG_CTCAGA</text:p>
          </table:table-cell>
          <table:table-cell office:value-type="string" office:string-value="  blParp1_4_D19_R3: CAAAAG_GACGAC" table:formula="of:=CONCATENATE(&quot;  &quot;;[.U65];&quot;: &quot;;[.V65])" table:style-name="ce1">
            <text:p><text:s text:c="2"/>blParp1_4_D19_R3: CAAAAG_GACGAC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m</text:p>
          </table:table-cell>
          <table:table-cell office:value-type="string" table:style-name="ce1">
            <text:p>Dnmt1_5</text:p>
          </table:table-cell>
          <table:table-cell table:number-columns-repeated="5" table:style-name="ce1"/>
          <table:table-cell office:value-type="string" table:style-name="ce1">
            <text:p>F5</text:p>
          </table:table-cell>
          <table:table-cell office:value-type="string" office:string-value="bmDnmt1_5_D12_R3" table:formula="of:=CONCATENATE([.$E66];[.$F66];&quot;_D12_R3&quot;)" table:style-name="ce1">
            <text:p>bmDnmt1_5_D12_R3</text:p>
          </table:table-cell>
          <table:table-cell office:value-type="string" office:string-value="CAACTA_TCGAAG" table:formula="of:=CONCATENATE([.B18];&quot;_&quot;;[.D36])" table:style-name="ce1">
            <text:p>CAACTA_TCGAAG</text:p>
          </table:table-cell>
          <table:table-cell table:style-name="ce1"/>
          <table:table-cell office:value-type="string" table:style-name="ce1">
            <text:p>F5</text:p>
          </table:table-cell>
          <table:table-cell office:value-type="string" office:string-value="bmDnmt1_5_D19_R2" table:formula="of:=CONCATENATE([.$E66];[.$F66];&quot;_D19_R2&quot;)" table:style-name="ce1">
            <text:p>bmDnmt1_5_D19_R2</text:p>
          </table:table-cell>
          <table:table-cell office:value-type="string" office:string-value="CAACTA_GACGAC" table:formula="of:=CONCATENATE([.B18];&quot;_&quot;;[.D30])" table:style-name="ce1">
            <text:p>CAACTA_GACGAC</text:p>
          </table:table-cell>
          <table:table-cell table:style-name="ce1"/>
          <table:table-cell office:value-type="string" table:style-name="ce1">
            <text:p>F5</text:p>
          </table:table-cell>
          <table:table-cell office:value-type="string" office:string-value="bmDnmt1_5_D19_R3" table:formula="of:=CONCATENATE([.$E66];[.$F66];&quot;_D19_R3&quot;)" table:style-name="ce1">
            <text:p>bmDnmt1_5_D19_R3</text:p>
          </table:table-cell>
          <table:table-cell office:value-type="string" office:string-value="CAACTA_TAATCG" table:formula="of:=CONCATENATE([.B18];&quot;_&quot;;[.D31])" table:style-name="ce1">
            <text:p>CAACTA_TAATCG</text:p>
          </table:table-cell>
          <table:table-cell table:style-name="ce1"/>
          <table:table-cell office:value-type="string" office:string-value="  bmDnmt1_5_D12_R3: CAACTA_TCGAAG" table:formula="of:=CONCATENATE(&quot;  &quot;;[.M66];&quot;: &quot;;[.N66])" table:style-name="ce1">
            <text:p><text:s text:c="2"/>bmDnmt1_5_D12_R3: CAACTA_TCGAAG</text:p>
          </table:table-cell>
          <table:table-cell office:value-type="string" office:string-value="  bmDnmt1_5_D19_R2: CAACTA_GACGAC" table:formula="of:=CONCATENATE(&quot;  &quot;;[.Q66];&quot;: &quot;;[.R66])" table:style-name="ce1">
            <text:p><text:s text:c="2"/>bmDnmt1_5_D19_R2: CAACTA_GACGAC</text:p>
          </table:table-cell>
          <table:table-cell office:value-type="string" office:string-value="  bmDnmt1_5_D19_R3: CAACTA_TAATCG" table:formula="of:=CONCATENATE(&quot;  &quot;;[.U66];&quot;: &quot;;[.V66])" table:style-name="ce1">
            <text:p><text:s text:c="2"/>bmDnmt1_5_D19_R3: CAACTA_TAATCG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n</text:p>
          </table:table-cell>
          <table:table-cell office:value-type="string" table:style-name="ce1">
            <text:p>Ctcf_3</text:p>
          </table:table-cell>
          <table:table-cell table:number-columns-repeated="5" table:style-name="ce1"/>
          <table:table-cell office:value-type="string" table:style-name="ce1">
            <text:p>F6</text:p>
          </table:table-cell>
          <table:table-cell office:value-type="string" office:string-value="bnCtcf_3_D12_R3" table:formula="of:=CONCATENATE([.$E67];[.$F67];&quot;_D12_R3&quot;)" table:style-name="ce1">
            <text:p>bnCtcf_3_D12_R3</text:p>
          </table:table-cell>
          <table:table-cell office:value-type="string" office:string-value="CACCGG_TCGGCA" table:formula="of:=CONCATENATE([.B19];&quot;_&quot;;[.D37])" table:style-name="ce1">
            <text:p>CACCGG_TCGGCA</text:p>
          </table:table-cell>
          <table:table-cell table:style-name="ce1"/>
          <table:table-cell office:value-type="string" table:style-name="ce1">
            <text:p>F6</text:p>
          </table:table-cell>
          <table:table-cell office:value-type="string" office:string-value="bnCtcf_3_D19_R2" table:formula="of:=CONCATENATE([.$E67];[.$F67];&quot;_D19_R2&quot;)" table:style-name="ce1">
            <text:p>bnCtcf_3_D19_R2</text:p>
          </table:table-cell>
          <table:table-cell office:value-type="string" office:string-value="CACCGG_TAATCG" table:formula="of:=CONCATENATE([.B19];&quot;_&quot;;[.D31])" table:style-name="ce1">
            <text:p>CACCGG_TAATCG</text:p>
          </table:table-cell>
          <table:table-cell table:style-name="ce1"/>
          <table:table-cell office:value-type="string" table:style-name="ce1">
            <text:p>F6</text:p>
          </table:table-cell>
          <table:table-cell office:value-type="string" office:string-value="bnCtcf_3_D19_R3" table:formula="of:=CONCATENATE([.$E67];[.$F67];&quot;_D19_R3&quot;)" table:style-name="ce1">
            <text:p>bnCtcf_3_D19_R3</text:p>
          </table:table-cell>
          <table:table-cell office:value-type="string" office:string-value="CACCGG_TACAGC" table:formula="of:=CONCATENATE([.B19];&quot;_&quot;;[.D32])" table:style-name="ce1">
            <text:p>CACCGG_TACAGC</text:p>
          </table:table-cell>
          <table:table-cell table:style-name="ce1"/>
          <table:table-cell office:value-type="string" office:string-value="  bnCtcf_3_D12_R3: CACCGG_TCGGCA" table:formula="of:=CONCATENATE(&quot;  &quot;;[.M67];&quot;: &quot;;[.N67])" table:style-name="ce1">
            <text:p><text:s text:c="2"/>bnCtcf_3_D12_R3: CACCGG_TCGGCA</text:p>
          </table:table-cell>
          <table:table-cell office:value-type="string" office:string-value="  bnCtcf_3_D19_R2: CACCGG_TAATCG" table:formula="of:=CONCATENATE(&quot;  &quot;;[.Q67];&quot;: &quot;;[.R67])" table:style-name="ce1">
            <text:p><text:s text:c="2"/>bnCtcf_3_D19_R2: CACCGG_TAATCG</text:p>
          </table:table-cell>
          <table:table-cell office:value-type="string" office:string-value="  bnCtcf_3_D19_R3: CACCGG_TACAGC" table:formula="of:=CONCATENATE(&quot;  &quot;;[.U67];&quot;: &quot;;[.V67])" table:style-name="ce1">
            <text:p><text:s text:c="2"/>bnCtcf_3_D19_R3: CACCGG_TACAGC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o</text:p>
          </table:table-cell>
          <table:table-cell office:value-type="string" table:style-name="ce1">
            <text:p>Zfp57_3</text:p>
          </table:table-cell>
          <table:table-cell table:number-columns-repeated="5" table:style-name="ce1"/>
          <table:table-cell office:value-type="string" table:style-name="ce1">
            <text:p>F7</text:p>
          </table:table-cell>
          <table:table-cell office:value-type="string" office:string-value="boZfp57_3_D12_R3" table:formula="of:=CONCATENATE([.$E68];[.$F68];&quot;_D12_R3&quot;)" table:style-name="ce1">
            <text:p>boZfp57_3_D12_R3</text:p>
          </table:table-cell>
          <table:table-cell office:value-type="string" office:string-value="CACGAT_CGGAAT" table:formula="of:=CONCATENATE([.B20];&quot;_&quot;;[.D26])" table:style-name="ce1">
            <text:p>CACGAT_CGGAAT</text:p>
          </table:table-cell>
          <table:table-cell table:style-name="ce1"/>
          <table:table-cell office:value-type="string" table:style-name="ce1">
            <text:p>F7</text:p>
          </table:table-cell>
          <table:table-cell office:value-type="string" office:string-value="boZfp57_3_D19_R2" table:formula="of:=CONCATENATE([.$E68];[.$F68];&quot;_D19_R2&quot;)" table:style-name="ce1">
            <text:p>boZfp57_3_D19_R2</text:p>
          </table:table-cell>
          <table:table-cell office:value-type="string" office:string-value="CACGAT_TACAGC" table:formula="of:=CONCATENATE([.B20];&quot;_&quot;;[.D32])" table:style-name="ce1">
            <text:p>CACGAT_TACAGC</text:p>
          </table:table-cell>
          <table:table-cell table:style-name="ce1"/>
          <table:table-cell office:value-type="string" table:style-name="ce1">
            <text:p>F7</text:p>
          </table:table-cell>
          <table:table-cell office:value-type="string" office:string-value="boZfp57_3_D19_R3" table:formula="of:=CONCATENATE([.$E68];[.$F68];&quot;_D19_R3&quot;)" table:style-name="ce1">
            <text:p>boZfp57_3_D19_R3</text:p>
          </table:table-cell>
          <table:table-cell office:value-type="string" office:string-value="CACGAT_TATAAT" table:formula="of:=CONCATENATE([.B20];&quot;_&quot;;[.D33])" table:style-name="ce1">
            <text:p>CACGAT_TATAAT</text:p>
          </table:table-cell>
          <table:table-cell table:style-name="ce1"/>
          <table:table-cell office:value-type="string" office:string-value="  boZfp57_3_D12_R3: CACGAT_CGGAAT" table:formula="of:=CONCATENATE(&quot;  &quot;;[.M68];&quot;: &quot;;[.N68])" table:style-name="ce1">
            <text:p><text:s text:c="2"/>boZfp57_3_D12_R3: CACGAT_CGGAAT</text:p>
          </table:table-cell>
          <table:table-cell office:value-type="string" office:string-value="  boZfp57_3_D19_R2: CACGAT_TACAGC" table:formula="of:=CONCATENATE(&quot;  &quot;;[.Q68];&quot;: &quot;;[.R68])" table:style-name="ce1">
            <text:p><text:s text:c="2"/>boZfp57_3_D19_R2: CACGAT_TACAGC</text:p>
          </table:table-cell>
          <table:table-cell office:value-type="string" office:string-value="  boZfp57_3_D19_R3: CACGAT_TATAAT" table:formula="of:=CONCATENATE(&quot;  &quot;;[.U68];&quot;: &quot;;[.V68])" table:style-name="ce1">
            <text:p><text:s text:c="2"/>boZfp57_3_D19_R3: CACGAT_TATAAT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p</text:p>
          </table:table-cell>
          <table:table-cell office:value-type="string" table:style-name="ce1">
            <text:p>Ctcf_4</text:p>
          </table:table-cell>
          <table:table-cell table:number-columns-repeated="5" table:style-name="ce1"/>
          <table:table-cell office:value-type="string" table:style-name="ce1">
            <text:p>F8</text:p>
          </table:table-cell>
          <table:table-cell office:value-type="string" office:string-value="bpCtcf_4_D12_R3" table:formula="of:=CONCATENATE([.$E69];[.$F69];&quot;_D12_R3&quot;)" table:style-name="ce1">
            <text:p>bpCtcf_4_D12_R3</text:p>
          </table:table-cell>
          <table:table-cell office:value-type="string" office:string-value="CACTCA_CTAGCT" table:formula="of:=CONCATENATE([.B21];&quot;_&quot;;[.D27])" table:style-name="ce1">
            <text:p>CACTCA_CTAGCT</text:p>
          </table:table-cell>
          <table:table-cell table:style-name="ce1"/>
          <table:table-cell office:value-type="string" table:style-name="ce1">
            <text:p>F8</text:p>
          </table:table-cell>
          <table:table-cell office:value-type="string" office:string-value="bpCtcf_4_D19_R2" table:formula="of:=CONCATENATE([.$E69];[.$F69];&quot;_D19_R2&quot;)" table:style-name="ce1">
            <text:p>bpCtcf_4_D19_R2</text:p>
          </table:table-cell>
          <table:table-cell office:value-type="string" office:string-value="CACTCA_TATAAT" table:formula="of:=CONCATENATE([.B21];&quot;_&quot;;[.D33])" table:style-name="ce1">
            <text:p>CACTCA_TATAAT</text:p>
          </table:table-cell>
          <table:table-cell table:style-name="ce1"/>
          <table:table-cell office:value-type="string" table:style-name="ce1">
            <text:p>F8</text:p>
          </table:table-cell>
          <table:table-cell office:value-type="string" office:string-value="bpCtcf_4_D19_R3" table:formula="of:=CONCATENATE([.$E69];[.$F69];&quot;_D19_R3&quot;)" table:style-name="ce1">
            <text:p>bpCtcf_4_D19_R3</text:p>
          </table:table-cell>
          <table:table-cell office:value-type="string" office:string-value="CACTCA_TCATTC" table:formula="of:=CONCATENATE([.B21];&quot;_&quot;;[.D34])" table:style-name="ce1">
            <text:p>CACTCA_TCATTC</text:p>
          </table:table-cell>
          <table:table-cell table:style-name="ce1"/>
          <table:table-cell office:value-type="string" office:string-value="  bpCtcf_4_D12_R3: CACTCA_CTAGCT" table:formula="of:=CONCATENATE(&quot;  &quot;;[.M69];&quot;: &quot;;[.N69])" table:style-name="ce1">
            <text:p><text:s text:c="2"/>bpCtcf_4_D12_R3: CACTCA_CTAGCT</text:p>
          </table:table-cell>
          <table:table-cell office:value-type="string" office:string-value="  bpCtcf_4_D19_R2: CACTCA_TATAAT" table:formula="of:=CONCATENATE(&quot;  &quot;;[.Q69];&quot;: &quot;;[.R69])" table:style-name="ce1">
            <text:p><text:s text:c="2"/>bpCtcf_4_D19_R2: CACTCA_TATAAT</text:p>
          </table:table-cell>
          <table:table-cell office:value-type="string" office:string-value="  bpCtcf_4_D19_R3: CACTCA_TCATTC" table:formula="of:=CONCATENATE(&quot;  &quot;;[.U69];&quot;: &quot;;[.V69])" table:style-name="ce1">
            <text:p><text:s text:c="2"/>bpCtcf_4_D19_R3: CACTCA_TCATTC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q</text:p>
          </table:table-cell>
          <table:table-cell office:value-type="string" table:style-name="ce1">
            <text:p>Rad21_5</text:p>
          </table:table-cell>
          <table:table-cell table:number-columns-repeated="5" table:style-name="ce1"/>
          <table:table-cell office:value-type="string" table:style-name="ce1">
            <text:p>F9</text:p>
          </table:table-cell>
          <table:table-cell office:value-type="string" office:string-value="bqRad21_5_D12_R3" table:formula="of:=CONCATENATE([.$E70];[.$F70];&quot;_D12_R3&quot;)" table:style-name="ce1">
            <text:p>bqRad21_5_D12_R3</text:p>
          </table:table-cell>
          <table:table-cell office:value-type="string" office:string-value="CAGGCG_CTATAC" table:formula="of:=CONCATENATE([.B22];&quot;_&quot;;[.D28])" table:style-name="ce1">
            <text:p>CAGGCG_CTATAC</text:p>
          </table:table-cell>
          <table:table-cell table:style-name="ce1"/>
          <table:table-cell office:value-type="string" table:style-name="ce1">
            <text:p>F9</text:p>
          </table:table-cell>
          <table:table-cell office:value-type="string" office:string-value="bqRad21_5_D19_R2" table:formula="of:=CONCATENATE([.$E70];[.$F70];&quot;_D19_R2&quot;)" table:style-name="ce1">
            <text:p>bqRad21_5_D19_R2</text:p>
          </table:table-cell>
          <table:table-cell office:value-type="string" office:string-value="CAGGCG_TCATTC" table:formula="of:=CONCATENATE([.B22];&quot;_&quot;;[.D34])" table:style-name="ce1">
            <text:p>CAGGCG_TCATTC</text:p>
          </table:table-cell>
          <table:table-cell table:style-name="ce1"/>
          <table:table-cell office:value-type="string" table:style-name="ce1">
            <text:p>F9</text:p>
          </table:table-cell>
          <table:table-cell office:value-type="string" office:string-value="bqRad21_5_D19_R3" table:formula="of:=CONCATENATE([.$E70];[.$F70];&quot;_D19_R3&quot;)" table:style-name="ce1">
            <text:p>bqRad21_5_D19_R3</text:p>
          </table:table-cell>
          <table:table-cell office:value-type="string" office:string-value="CAGGCG_TCCCGA" table:formula="of:=CONCATENATE([.B22];&quot;_&quot;;[.D35])" table:style-name="ce1">
            <text:p>CAGGCG_TCCCGA</text:p>
          </table:table-cell>
          <table:table-cell table:style-name="ce1"/>
          <table:table-cell office:value-type="string" office:string-value="  bqRad21_5_D12_R3: CAGGCG_CTATAC" table:formula="of:=CONCATENATE(&quot;  &quot;;[.M70];&quot;: &quot;;[.N70])" table:style-name="ce1">
            <text:p><text:s text:c="2"/>bqRad21_5_D12_R3: CAGGCG_CTATAC</text:p>
          </table:table-cell>
          <table:table-cell office:value-type="string" office:string-value="  bqRad21_5_D19_R2: CAGGCG_TCATTC" table:formula="of:=CONCATENATE(&quot;  &quot;;[.Q70];&quot;: &quot;;[.R70])" table:style-name="ce1">
            <text:p><text:s text:c="2"/>bqRad21_5_D19_R2: CAGGCG_TCATTC</text:p>
          </table:table-cell>
          <table:table-cell office:value-type="string" office:string-value="  bqRad21_5_D19_R3: CAGGCG_TCCCGA" table:formula="of:=CONCATENATE(&quot;  &quot;;[.U70];&quot;: &quot;;[.V70])" table:style-name="ce1">
            <text:p><text:s text:c="2"/>bqRad21_5_D19_R3: CAGGCG_TCCCGA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r</text:p>
          </table:table-cell>
          <table:table-cell office:value-type="string" table:style-name="ce1">
            <text:p>Rnf2_3</text:p>
          </table:table-cell>
          <table:table-cell table:number-columns-repeated="5" table:style-name="ce1"/>
          <table:table-cell office:value-type="string" table:style-name="ce1">
            <text:p>F10</text:p>
          </table:table-cell>
          <table:table-cell office:value-type="string" office:string-value="brRnf2_3_D12_R3" table:formula="of:=CONCATENATE([.$E71];[.$F71];&quot;_D12_R3&quot;)" table:style-name="ce1">
            <text:p>brRnf2_3_D12_R3</text:p>
          </table:table-cell>
          <table:table-cell office:value-type="string" office:string-value="CATGGC_CTCAGA" table:formula="of:=CONCATENATE([.B23];&quot;_&quot;;[.D29])" table:style-name="ce1">
            <text:p>CATGGC_CTCAGA</text:p>
          </table:table-cell>
          <table:table-cell table:style-name="ce1"/>
          <table:table-cell office:value-type="string" table:style-name="ce1">
            <text:p>F10</text:p>
          </table:table-cell>
          <table:table-cell office:value-type="string" office:string-value="brRnf2_3_D19_R2" table:formula="of:=CONCATENATE([.$E71];[.$F71];&quot;_D19_R2&quot;)" table:style-name="ce1">
            <text:p>brRnf2_3_D19_R2</text:p>
          </table:table-cell>
          <table:table-cell office:value-type="string" office:string-value="CATGGC_TCCCGA" table:formula="of:=CONCATENATE([.B23];&quot;_&quot;;[.D35])" table:style-name="ce1">
            <text:p>CATGGC_TCCCGA</text:p>
          </table:table-cell>
          <table:table-cell table:style-name="ce1"/>
          <table:table-cell office:value-type="string" table:style-name="ce1">
            <text:p>F10</text:p>
          </table:table-cell>
          <table:table-cell office:value-type="string" office:string-value="brRnf2_3_D19_R3" table:formula="of:=CONCATENATE([.$E71];[.$F71];&quot;_D19_R3&quot;)" table:style-name="ce1">
            <text:p>brRnf2_3_D19_R3</text:p>
          </table:table-cell>
          <table:table-cell office:value-type="string" office:string-value="CATGGC_TCGAAG" table:formula="of:=CONCATENATE([.B23];&quot;_&quot;;[.D36])" table:style-name="ce1">
            <text:p>CATGGC_TCGAAG</text:p>
          </table:table-cell>
          <table:table-cell table:style-name="ce1"/>
          <table:table-cell office:value-type="string" office:string-value="  brRnf2_3_D12_R3: CATGGC_CTCAGA" table:formula="of:=CONCATENATE(&quot;  &quot;;[.M71];&quot;: &quot;;[.N71])" table:style-name="ce1">
            <text:p><text:s text:c="2"/>brRnf2_3_D12_R3: CATGGC_CTCAGA</text:p>
          </table:table-cell>
          <table:table-cell office:value-type="string" office:string-value="  brRnf2_3_D19_R2: CATGGC_TCCCGA" table:formula="of:=CONCATENATE(&quot;  &quot;;[.Q71];&quot;: &quot;;[.R71])" table:style-name="ce1">
            <text:p><text:s text:c="2"/>brRnf2_3_D19_R2: CATGGC_TCCCGA</text:p>
          </table:table-cell>
          <table:table-cell office:value-type="string" office:string-value="  brRnf2_3_D19_R3: CATGGC_TCGAAG" table:formula="of:=CONCATENATE(&quot;  &quot;;[.U71];&quot;: &quot;;[.V71])" table:style-name="ce1">
            <text:p><text:s text:c="2"/>brRnf2_3_D19_R3: CATGGC_TCGAAG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s</text:p>
          </table:table-cell>
          <table:table-cell office:value-type="string" table:style-name="ce1">
            <text:p>Hdac1_4</text:p>
          </table:table-cell>
          <table:table-cell table:number-columns-repeated="5" table:style-name="ce1"/>
          <table:table-cell office:value-type="string" table:style-name="ce1">
            <text:p>F11</text:p>
          </table:table-cell>
          <table:table-cell office:value-type="string" office:string-value="bsHdac1_4_D12_R3" table:formula="of:=CONCATENATE([.$E72];[.$F72];&quot;_D12_R3&quot;)" table:style-name="ce1">
            <text:p>bsHdac1_4_D12_R3</text:p>
          </table:table-cell>
          <table:table-cell office:value-type="string" office:string-value="CATTTT_GACGAC" table:formula="of:=CONCATENATE([.B24];&quot;_&quot;;[.D30])" table:style-name="ce1">
            <text:p>CATTTT_GACGAC</text:p>
          </table:table-cell>
          <table:table-cell table:style-name="ce1"/>
          <table:table-cell office:value-type="string" table:style-name="ce1">
            <text:p>F11</text:p>
          </table:table-cell>
          <table:table-cell office:value-type="string" office:string-value="bsHdac1_4_D19_R2" table:formula="of:=CONCATENATE([.$E72];[.$F72];&quot;_D19_R2&quot;)" table:style-name="ce1">
            <text:p>bsHdac1_4_D19_R2</text:p>
          </table:table-cell>
          <table:table-cell office:value-type="string" office:string-value="CATTTT_TCGAAG" table:formula="of:=CONCATENATE([.B24];&quot;_&quot;;[.D36])" table:style-name="ce1">
            <text:p>CATTTT_TCGAAG</text:p>
          </table:table-cell>
          <table:table-cell table:style-name="ce1"/>
          <table:table-cell office:value-type="string" table:style-name="ce1">
            <text:p>F11</text:p>
          </table:table-cell>
          <table:table-cell office:value-type="string" office:string-value="bsHdac1_4_D19_R3" table:formula="of:=CONCATENATE([.$E72];[.$F72];&quot;_D19_R3&quot;)" table:style-name="ce1">
            <text:p>bsHdac1_4_D19_R3</text:p>
          </table:table-cell>
          <table:table-cell office:value-type="string" office:string-value="CATTTT_TCGGCA" table:formula="of:=CONCATENATE([.B24];&quot;_&quot;;[.D37])" table:style-name="ce1">
            <text:p>CATTTT_TCGGCA</text:p>
          </table:table-cell>
          <table:table-cell table:style-name="ce1"/>
          <table:table-cell office:value-type="string" office:string-value="  bsHdac1_4_D12_R3: CATTTT_GACGAC" table:formula="of:=CONCATENATE(&quot;  &quot;;[.M72];&quot;: &quot;;[.N72])" table:style-name="ce1">
            <text:p><text:s text:c="2"/>bsHdac1_4_D12_R3: CATTTT_GACGAC</text:p>
          </table:table-cell>
          <table:table-cell office:value-type="string" office:string-value="  bsHdac1_4_D19_R2: CATTTT_TCGAAG" table:formula="of:=CONCATENATE(&quot;  &quot;;[.Q72];&quot;: &quot;;[.R72])" table:style-name="ce1">
            <text:p><text:s text:c="2"/>bsHdac1_4_D19_R2: CATTTT_TCGAAG</text:p>
          </table:table-cell>
          <table:table-cell office:value-type="string" office:string-value="  bsHdac1_4_D19_R3: CATTTT_TCGGCA" table:formula="of:=CONCATENATE(&quot;  &quot;;[.U72];&quot;: &quot;;[.V72])" table:style-name="ce1">
            <text:p><text:s text:c="2"/>bsHdac1_4_D19_R3: CATTTT_TCGGCA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t</text:p>
          </table:table-cell>
          <table:table-cell office:value-type="string" table:style-name="ce1">
            <text:p>Suv39h1_3</text:p>
          </table:table-cell>
          <table:table-cell table:number-columns-repeated="5" table:style-name="ce1"/>
          <table:table-cell office:value-type="string" table:style-name="ce1">
            <text:p>F12</text:p>
          </table:table-cell>
          <table:table-cell office:value-type="string" office:string-value="btSuv39h1_3_D12_R3" table:formula="of:=CONCATENATE([.$E73];[.$F73];&quot;_D12_R3&quot;)" table:style-name="ce1">
            <text:p>btSuv39h1_3_D12_R3</text:p>
          </table:table-cell>
          <table:table-cell office:value-type="string" office:string-value="CCAACA_TAATCG" table:formula="of:=CONCATENATE([.B25];&quot;_&quot;;[.D31])" table:style-name="ce1">
            <text:p>CCAACA_TAATCG</text:p>
          </table:table-cell>
          <table:table-cell table:style-name="ce1"/>
          <table:table-cell office:value-type="string" table:style-name="ce1">
            <text:p>F12</text:p>
          </table:table-cell>
          <table:table-cell office:value-type="string" office:string-value="btSuv39h1_3_D19_R2" table:formula="of:=CONCATENATE([.$E73];[.$F73];&quot;_D19_R2&quot;)" table:style-name="ce1">
            <text:p>btSuv39h1_3_D19_R2</text:p>
          </table:table-cell>
          <table:table-cell office:value-type="string" office:string-value="CCAACA_TCGGCA" table:formula="of:=CONCATENATE([.B25];&quot;_&quot;;[.D37])" table:style-name="ce1">
            <text:p>CCAACA_TCGGCA</text:p>
          </table:table-cell>
          <table:table-cell table:style-name="ce1"/>
          <table:table-cell office:value-type="string" table:style-name="ce1">
            <text:p>F12</text:p>
          </table:table-cell>
          <table:table-cell office:value-type="string" office:string-value="btSuv39h1_3_D19_R3" table:formula="of:=CONCATENATE([.$E73];[.$F73];&quot;_D19_R3&quot;)" table:style-name="ce1">
            <text:p>btSuv39h1_3_D19_R3</text:p>
          </table:table-cell>
          <table:table-cell office:value-type="string" office:string-value="CCAACA_CGGAAT" table:formula="of:=CONCATENATE([.B25];&quot;_&quot;;[.D26])" table:style-name="ce1">
            <text:p>CCAACA_CGGAAT</text:p>
          </table:table-cell>
          <table:table-cell table:style-name="ce1"/>
          <table:table-cell office:value-type="string" office:string-value="  btSuv39h1_3_D12_R3: CCAACA_TAATCG" table:formula="of:=CONCATENATE(&quot;  &quot;;[.M73];&quot;: &quot;;[.N73])" table:style-name="ce1">
            <text:p><text:s text:c="2"/>btSuv39h1_3_D12_R3: CCAACA_TAATCG</text:p>
          </table:table-cell>
          <table:table-cell office:value-type="string" office:string-value="  btSuv39h1_3_D19_R2: CCAACA_TCGGCA" table:formula="of:=CONCATENATE(&quot;  &quot;;[.Q73];&quot;: &quot;;[.R73])" table:style-name="ce1">
            <text:p><text:s text:c="2"/>btSuv39h1_3_D19_R2: CCAACA_TCGGCA</text:p>
          </table:table-cell>
          <table:table-cell office:value-type="string" office:string-value="  btSuv39h1_3_D19_R3: CCAACA_CGGAAT" table:formula="of:=CONCATENATE(&quot;  &quot;;[.U73];&quot;: &quot;;[.V73])" table:style-name="ce1">
            <text:p><text:s text:c="2"/>btSuv39h1_3_D19_R3: CCAACA_CGGAAT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u</text:p>
          </table:table-cell>
          <table:table-cell office:value-type="string" table:style-name="ce1">
            <text:p>Suv39h1_4</text:p>
          </table:table-cell>
          <table:table-cell table:number-columns-repeated="5" table:style-name="ce1"/>
          <table:table-cell office:value-type="string" table:style-name="ce1">
            <text:p>G1</text:p>
          </table:table-cell>
          <table:table-cell office:value-type="string" office:string-value="buSuv39h1_4_D12_R3" table:formula="of:=CONCATENATE([.$E74];[.$F74];&quot;_D12_R3&quot;)" table:style-name="ce1">
            <text:p>buSuv39h1_4_D12_R3</text:p>
          </table:table-cell>
          <table:table-cell office:value-type="string" office:string-value="CGGAAT_GTGAAA" table:formula="of:=CONCATENATE([.B26];&quot;_&quot;;[.D8])" table:style-name="ce1">
            <text:p>CGGAAT_GTGAAA</text:p>
          </table:table-cell>
          <table:table-cell table:style-name="ce1"/>
          <table:table-cell office:value-type="string" table:style-name="ce1">
            <text:p>G1</text:p>
          </table:table-cell>
          <table:table-cell office:value-type="string" office:string-value="buSuv39h1_4_D19_R2" table:formula="of:=CONCATENATE([.$E74];[.$F74];&quot;_D19_R2&quot;)" table:style-name="ce1">
            <text:p>buSuv39h1_4_D19_R2</text:p>
          </table:table-cell>
          <table:table-cell office:value-type="string" office:string-value="CGGAAT_AGTCAA" table:formula="of:=CONCATENATE([.B26];&quot;_&quot;;[.D2])" table:style-name="ce1">
            <text:p>CGGAAT_AGTCAA</text:p>
          </table:table-cell>
          <table:table-cell table:style-name="ce1"/>
          <table:table-cell office:value-type="string" table:style-name="ce1">
            <text:p>G1</text:p>
          </table:table-cell>
          <table:table-cell office:value-type="string" office:string-value="buSuv39h1_4_D19_R3" table:formula="of:=CONCATENATE([.$E74];[.$F74];&quot;_D19_R3&quot;)" table:style-name="ce1">
            <text:p>buSuv39h1_4_D19_R3</text:p>
          </table:table-cell>
          <table:table-cell office:value-type="string" office:string-value="CGGAAT_AGTTCC" table:formula="of:=CONCATENATE([.B26];&quot;_&quot;;[.D3])" table:style-name="ce1">
            <text:p>CGGAAT_AGTTCC</text:p>
          </table:table-cell>
          <table:table-cell table:style-name="ce1"/>
          <table:table-cell office:value-type="string" office:string-value="  buSuv39h1_4_D12_R3: CGGAAT_GTGAAA" table:formula="of:=CONCATENATE(&quot;  &quot;;[.M74];&quot;: &quot;;[.N74])" table:style-name="ce1">
            <text:p><text:s text:c="2"/>buSuv39h1_4_D12_R3: CGGAAT_GTGAAA</text:p>
          </table:table-cell>
          <table:table-cell office:value-type="string" office:string-value="  buSuv39h1_4_D19_R2: CGGAAT_AGTCAA" table:formula="of:=CONCATENATE(&quot;  &quot;;[.Q74];&quot;: &quot;;[.R74])" table:style-name="ce1">
            <text:p><text:s text:c="2"/>buSuv39h1_4_D19_R2: CGGAAT_AGTCAA</text:p>
          </table:table-cell>
          <table:table-cell office:value-type="string" office:string-value="  buSuv39h1_4_D19_R3: CGGAAT_AGTTCC" table:formula="of:=CONCATENATE(&quot;  &quot;;[.U74];&quot;: &quot;;[.V74])" table:style-name="ce1">
            <text:p><text:s text:c="2"/>buSuv39h1_4_D19_R3: CGGAAT_AGTTCC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v</text:p>
          </table:table-cell>
          <table:table-cell office:value-type="string" table:style-name="ce1">
            <text:p>Zfp57_4</text:p>
          </table:table-cell>
          <table:table-cell table:number-columns-repeated="5" table:style-name="ce1"/>
          <table:table-cell office:value-type="string" table:style-name="ce1">
            <text:p>G2</text:p>
          </table:table-cell>
          <table:table-cell office:value-type="string" office:string-value="bvZfp57_4_D12_R3" table:formula="of:=CONCATENATE([.$E75];[.$F75];&quot;_D12_R3&quot;)" table:style-name="ce1">
            <text:p>bvZfp57_4_D12_R3</text:p>
          </table:table-cell>
          <table:table-cell office:value-type="string" office:string-value="CTAGCT_GTGGCC" table:formula="of:=CONCATENATE([.B27];&quot;_&quot;;[.D9])" table:style-name="ce1">
            <text:p>CTAGCT_GTGGCC</text:p>
          </table:table-cell>
          <table:table-cell table:style-name="ce1"/>
          <table:table-cell office:value-type="string" table:style-name="ce1">
            <text:p>G2</text:p>
          </table:table-cell>
          <table:table-cell office:value-type="string" office:string-value="bvZfp57_4_D19_R2" table:formula="of:=CONCATENATE([.$E75];[.$F75];&quot;_D19_R2&quot;)" table:style-name="ce1">
            <text:p>bvZfp57_4_D19_R2</text:p>
          </table:table-cell>
          <table:table-cell office:value-type="string" office:string-value="CTAGCT_AGTTCC" table:formula="of:=CONCATENATE([.B27];&quot;_&quot;;[.D3])" table:style-name="ce1">
            <text:p>CTAGCT_AGTTCC</text:p>
          </table:table-cell>
          <table:table-cell table:style-name="ce1"/>
          <table:table-cell office:value-type="string" table:style-name="ce1">
            <text:p>G2</text:p>
          </table:table-cell>
          <table:table-cell office:value-type="string" office:string-value="bvZfp57_4_D19_R3" table:formula="of:=CONCATENATE([.$E75];[.$F75];&quot;_D19_R3&quot;)" table:style-name="ce1">
            <text:p>bvZfp57_4_D19_R3</text:p>
          </table:table-cell>
          <table:table-cell office:value-type="string" office:string-value="CTAGCT_ATGTCA" table:formula="of:=CONCATENATE([.B27];&quot;_&quot;;[.D4])" table:style-name="ce1">
            <text:p>CTAGCT_ATGTCA</text:p>
          </table:table-cell>
          <table:table-cell table:style-name="ce1"/>
          <table:table-cell office:value-type="string" office:string-value="  bvZfp57_4_D12_R3: CTAGCT_GTGGCC" table:formula="of:=CONCATENATE(&quot;  &quot;;[.M75];&quot;: &quot;;[.N75])" table:style-name="ce1">
            <text:p><text:s text:c="2"/>bvZfp57_4_D12_R3: CTAGCT_GTGGCC</text:p>
          </table:table-cell>
          <table:table-cell office:value-type="string" office:string-value="  bvZfp57_4_D19_R2: CTAGCT_AGTTCC" table:formula="of:=CONCATENATE(&quot;  &quot;;[.Q75];&quot;: &quot;;[.R75])" table:style-name="ce1">
            <text:p><text:s text:c="2"/>bvZfp57_4_D19_R2: CTAGCT_AGTTCC</text:p>
          </table:table-cell>
          <table:table-cell office:value-type="string" office:string-value="  bvZfp57_4_D19_R3: CTAGCT_ATGTCA" table:formula="of:=CONCATENATE(&quot;  &quot;;[.U75];&quot;: &quot;;[.V75])" table:style-name="ce1">
            <text:p><text:s text:c="2"/>bvZfp57_4_D19_R3: CTAGCT_ATGTCA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w</text:p>
          </table:table-cell>
          <table:table-cell office:value-type="string" table:style-name="ce1">
            <text:p>Smchd1_5</text:p>
          </table:table-cell>
          <table:table-cell table:number-columns-repeated="5" table:style-name="ce1"/>
          <table:table-cell office:value-type="string" table:style-name="ce1">
            <text:p>G3</text:p>
          </table:table-cell>
          <table:table-cell office:value-type="string" office:string-value="bwSmchd1_5_D12_R3" table:formula="of:=CONCATENATE([.$E76];[.$F76];&quot;_D12_R3&quot;)" table:style-name="ce1">
            <text:p>bwSmchd1_5_D12_R3</text:p>
          </table:table-cell>
          <table:table-cell office:value-type="string" office:string-value="CTATAC_GTTTCG" table:formula="of:=CONCATENATE([.B28];&quot;_&quot;;[.D10])" table:style-name="ce1">
            <text:p>CTATAC_GTTTCG</text:p>
          </table:table-cell>
          <table:table-cell table:style-name="ce1"/>
          <table:table-cell office:value-type="string" table:style-name="ce1">
            <text:p>G3</text:p>
          </table:table-cell>
          <table:table-cell office:value-type="string" office:string-value="bwSmchd1_5_D19_R2" table:formula="of:=CONCATENATE([.$E76];[.$F76];&quot;_D19_R2&quot;)" table:style-name="ce1">
            <text:p>bwSmchd1_5_D19_R2</text:p>
          </table:table-cell>
          <table:table-cell office:value-type="string" office:string-value="CTATAC_ATGTCA" table:formula="of:=CONCATENATE([.B28];&quot;_&quot;;[.D4])" table:style-name="ce1">
            <text:p>CTATAC_ATGTCA</text:p>
          </table:table-cell>
          <table:table-cell table:style-name="ce1"/>
          <table:table-cell office:value-type="string" table:style-name="ce1">
            <text:p>G3</text:p>
          </table:table-cell>
          <table:table-cell office:value-type="string" office:string-value="bwSmchd1_5_D19_R3" table:formula="of:=CONCATENATE([.$E76];[.$F76];&quot;_D19_R3&quot;)" table:style-name="ce1">
            <text:p>bwSmchd1_5_D19_R3</text:p>
          </table:table-cell>
          <table:table-cell office:value-type="string" office:string-value="CTATAC_CCGTCC" table:formula="of:=CONCATENATE([.B28];&quot;_&quot;;[.D5])" table:style-name="ce1">
            <text:p>CTATAC_CCGTCC</text:p>
          </table:table-cell>
          <table:table-cell table:style-name="ce1"/>
          <table:table-cell office:value-type="string" office:string-value="  bwSmchd1_5_D12_R3: CTATAC_GTTTCG" table:formula="of:=CONCATENATE(&quot;  &quot;;[.M76];&quot;: &quot;;[.N76])" table:style-name="ce1">
            <text:p><text:s text:c="2"/>bwSmchd1_5_D12_R3: CTATAC_GTTTCG</text:p>
          </table:table-cell>
          <table:table-cell office:value-type="string" office:string-value="  bwSmchd1_5_D19_R2: CTATAC_ATGTCA" table:formula="of:=CONCATENATE(&quot;  &quot;;[.Q76];&quot;: &quot;;[.R76])" table:style-name="ce1">
            <text:p><text:s text:c="2"/>bwSmchd1_5_D19_R2: CTATAC_ATGTCA</text:p>
          </table:table-cell>
          <table:table-cell office:value-type="string" office:string-value="  bwSmchd1_5_D19_R3: CTATAC_CCGTCC" table:formula="of:=CONCATENATE(&quot;  &quot;;[.U76];&quot;: &quot;;[.V76])" table:style-name="ce1">
            <text:p><text:s text:c="2"/>bwSmchd1_5_D19_R3: CTATAC_CCGTCC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x</text:p>
          </table:table-cell>
          <table:table-cell office:value-type="string" table:style-name="ce1">
            <text:p>Atf7ip_4</text:p>
          </table:table-cell>
          <table:table-cell table:number-columns-repeated="5" table:style-name="ce1"/>
          <table:table-cell office:value-type="string" table:style-name="ce1">
            <text:p>G4</text:p>
          </table:table-cell>
          <table:table-cell office:value-type="string" office:string-value="bxAtf7ip_4_D12_R3" table:formula="of:=CONCATENATE([.$E77];[.$F77];&quot;_D12_R3&quot;)" table:style-name="ce1">
            <text:p>bxAtf7ip_4_D12_R3</text:p>
          </table:table-cell>
          <table:table-cell office:value-type="string" office:string-value="CTCAGA_CGTACG" table:formula="of:=CONCATENATE([.B29];&quot;_&quot;;[.D11])" table:style-name="ce1">
            <text:p>CTCAGA_CGTACG</text:p>
          </table:table-cell>
          <table:table-cell table:style-name="ce1"/>
          <table:table-cell office:value-type="string" table:style-name="ce1">
            <text:p>G4</text:p>
          </table:table-cell>
          <table:table-cell office:value-type="string" office:string-value="bxAtf7ip_4_D19_R2" table:formula="of:=CONCATENATE([.$E77];[.$F77];&quot;_D19_R2&quot;)" table:style-name="ce1">
            <text:p>bxAtf7ip_4_D19_R2</text:p>
          </table:table-cell>
          <table:table-cell office:value-type="string" office:string-value="CTCAGA_CCGTCC" table:formula="of:=CONCATENATE([.B29];&quot;_&quot;;[.D5])" table:style-name="ce1">
            <text:p>CTCAGA_CCGTCC</text:p>
          </table:table-cell>
          <table:table-cell table:style-name="ce1"/>
          <table:table-cell office:value-type="string" table:style-name="ce1">
            <text:p>G4</text:p>
          </table:table-cell>
          <table:table-cell office:value-type="string" office:string-value="bxAtf7ip_4_D19_R3" table:formula="of:=CONCATENATE([.$E77];[.$F77];&quot;_D19_R3&quot;)" table:style-name="ce1">
            <text:p>bxAtf7ip_4_D19_R3</text:p>
          </table:table-cell>
          <table:table-cell office:value-type="string" office:string-value="CTCAGA_GTAGAG" table:formula="of:=CONCATENATE([.B29];&quot;_&quot;;[.D6])" table:style-name="ce1">
            <text:p>CTCAGA_GTAGAG</text:p>
          </table:table-cell>
          <table:table-cell table:style-name="ce1"/>
          <table:table-cell office:value-type="string" office:string-value="  bxAtf7ip_4_D12_R3: CTCAGA_CGTACG" table:formula="of:=CONCATENATE(&quot;  &quot;;[.M77];&quot;: &quot;;[.N77])" table:style-name="ce1">
            <text:p><text:s text:c="2"/>bxAtf7ip_4_D12_R3: CTCAGA_CGTACG</text:p>
          </table:table-cell>
          <table:table-cell office:value-type="string" office:string-value="  bxAtf7ip_4_D19_R2: CTCAGA_CCGTCC" table:formula="of:=CONCATENATE(&quot;  &quot;;[.Q77];&quot;: &quot;;[.R77])" table:style-name="ce1">
            <text:p><text:s text:c="2"/>bxAtf7ip_4_D19_R2: CTCAGA_CCGTCC</text:p>
          </table:table-cell>
          <table:table-cell office:value-type="string" office:string-value="  bxAtf7ip_4_D19_R3: CTCAGA_GTAGAG" table:formula="of:=CONCATENATE(&quot;  &quot;;[.U77];&quot;: &quot;;[.V77])" table:style-name="ce1">
            <text:p><text:s text:c="2"/>bxAtf7ip_4_D19_R3: CTCAGA_GTAGAG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y</text:p>
          </table:table-cell>
          <table:table-cell office:value-type="string" table:style-name="ce1">
            <text:p>Ring1_4</text:p>
          </table:table-cell>
          <table:table-cell table:number-columns-repeated="5" table:style-name="ce1"/>
          <table:table-cell office:value-type="string" table:style-name="ce1">
            <text:p>G5</text:p>
          </table:table-cell>
          <table:table-cell office:value-type="string" office:string-value="byRing1_4_D12_R3" table:formula="of:=CONCATENATE([.$E78];[.$F78];&quot;_D12_R3&quot;)" table:style-name="ce1">
            <text:p>byRing1_4_D12_R3</text:p>
          </table:table-cell>
          <table:table-cell office:value-type="string" office:string-value="GACGAC_GAGTGG" table:formula="of:=CONCATENATE([.B30];&quot;_&quot;;[.D12])" table:style-name="ce1">
            <text:p>GACGAC_GAGTGG</text:p>
          </table:table-cell>
          <table:table-cell table:style-name="ce1"/>
          <table:table-cell office:value-type="string" table:style-name="ce1">
            <text:p>G5</text:p>
          </table:table-cell>
          <table:table-cell office:value-type="string" office:string-value="byRing1_4_D19_R2" table:formula="of:=CONCATENATE([.$E78];[.$F78];&quot;_D19_R2&quot;)" table:style-name="ce1">
            <text:p>byRing1_4_D19_R2</text:p>
          </table:table-cell>
          <table:table-cell office:value-type="string" office:string-value="GACGAC_GTAGAG" table:formula="of:=CONCATENATE([.B30];&quot;_&quot;;[.D6])" table:style-name="ce1">
            <text:p>GACGAC_GTAGAG</text:p>
          </table:table-cell>
          <table:table-cell table:style-name="ce1"/>
          <table:table-cell office:value-type="string" table:style-name="ce1">
            <text:p>G5</text:p>
          </table:table-cell>
          <table:table-cell office:value-type="string" office:string-value="byRing1_4_D19_R3" table:formula="of:=CONCATENATE([.$E78];[.$F78];&quot;_D19_R3&quot;)" table:style-name="ce1">
            <text:p>byRing1_4_D19_R3</text:p>
          </table:table-cell>
          <table:table-cell office:value-type="string" office:string-value="GACGAC_GTCCGC" table:formula="of:=CONCATENATE([.B30];&quot;_&quot;;[.D7])" table:style-name="ce1">
            <text:p>GACGAC_GTCCGC</text:p>
          </table:table-cell>
          <table:table-cell table:style-name="ce1"/>
          <table:table-cell office:value-type="string" office:string-value="  byRing1_4_D12_R3: GACGAC_GAGTGG" table:formula="of:=CONCATENATE(&quot;  &quot;;[.M78];&quot;: &quot;;[.N78])" table:style-name="ce1">
            <text:p><text:s text:c="2"/>byRing1_4_D12_R3: GACGAC_GAGTGG</text:p>
          </table:table-cell>
          <table:table-cell office:value-type="string" office:string-value="  byRing1_4_D19_R2: GACGAC_GTAGAG" table:formula="of:=CONCATENATE(&quot;  &quot;;[.Q78];&quot;: &quot;;[.R78])" table:style-name="ce1">
            <text:p><text:s text:c="2"/>byRing1_4_D19_R2: GACGAC_GTAGAG</text:p>
          </table:table-cell>
          <table:table-cell office:value-type="string" office:string-value="  byRing1_4_D19_R3: GACGAC_GTCCGC" table:formula="of:=CONCATENATE(&quot;  &quot;;[.U78];&quot;: &quot;;[.V78])" table:style-name="ce1">
            <text:p><text:s text:c="2"/>byRing1_4_D19_R3: GACGAC_GTCCGC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bz</text:p>
          </table:table-cell>
          <table:table-cell office:value-type="string" table:style-name="ce1">
            <text:p>Atf7ip_5</text:p>
          </table:table-cell>
          <table:table-cell table:number-columns-repeated="5" table:style-name="ce1"/>
          <table:table-cell office:value-type="string" table:style-name="ce1">
            <text:p>G6</text:p>
          </table:table-cell>
          <table:table-cell office:value-type="string" office:string-value="bzAtf7ip_5_D12_R3" table:formula="of:=CONCATENATE([.$E79];[.$F79];&quot;_D12_R3&quot;)" table:style-name="ce1">
            <text:p>bzAtf7ip_5_D12_R3</text:p>
          </table:table-cell>
          <table:table-cell office:value-type="string" office:string-value="TAATCG_GGTAGC" table:formula="of:=CONCATENATE([.B31];&quot;_&quot;;[.D13])" table:style-name="ce1">
            <text:p>TAATCG_GGTAGC</text:p>
          </table:table-cell>
          <table:table-cell table:style-name="ce1"/>
          <table:table-cell office:value-type="string" table:style-name="ce1">
            <text:p>G6</text:p>
          </table:table-cell>
          <table:table-cell office:value-type="string" office:string-value="bzAtf7ip_5_D19_R2" table:formula="of:=CONCATENATE([.$E79];[.$F79];&quot;_D19_R2&quot;)" table:style-name="ce1">
            <text:p>bzAtf7ip_5_D19_R2</text:p>
          </table:table-cell>
          <table:table-cell office:value-type="string" office:string-value="TAATCG_GTCCGC" table:formula="of:=CONCATENATE([.B31];&quot;_&quot;;[.D7])" table:style-name="ce1">
            <text:p>TAATCG_GTCCGC</text:p>
          </table:table-cell>
          <table:table-cell table:style-name="ce1"/>
          <table:table-cell office:value-type="string" table:style-name="ce1">
            <text:p>G6</text:p>
          </table:table-cell>
          <table:table-cell office:value-type="string" office:string-value="bzAtf7ip_5_D19_R3" table:formula="of:=CONCATENATE([.$E79];[.$F79];&quot;_D19_R3&quot;)" table:style-name="ce1">
            <text:p>bzAtf7ip_5_D19_R3</text:p>
          </table:table-cell>
          <table:table-cell office:value-type="string" office:string-value="TAATCG_GTGAAA" table:formula="of:=CONCATENATE([.B31];&quot;_&quot;;[.D8])" table:style-name="ce1">
            <text:p>TAATCG_GTGAAA</text:p>
          </table:table-cell>
          <table:table-cell table:style-name="ce1"/>
          <table:table-cell office:value-type="string" office:string-value="  bzAtf7ip_5_D12_R3: TAATCG_GGTAGC" table:formula="of:=CONCATENATE(&quot;  &quot;;[.M79];&quot;: &quot;;[.N79])" table:style-name="ce1">
            <text:p><text:s text:c="2"/>bzAtf7ip_5_D12_R3: TAATCG_GGTAGC</text:p>
          </table:table-cell>
          <table:table-cell office:value-type="string" office:string-value="  bzAtf7ip_5_D19_R2: TAATCG_GTCCGC" table:formula="of:=CONCATENATE(&quot;  &quot;;[.Q79];&quot;: &quot;;[.R79])" table:style-name="ce1">
            <text:p><text:s text:c="2"/>bzAtf7ip_5_D19_R2: TAATCG_GTCCGC</text:p>
          </table:table-cell>
          <table:table-cell office:value-type="string" office:string-value="  bzAtf7ip_5_D19_R3: TAATCG_GTGAAA" table:formula="of:=CONCATENATE(&quot;  &quot;;[.U79];&quot;: &quot;;[.V79])" table:style-name="ce1">
            <text:p><text:s text:c="2"/>bzAtf7ip_5_D19_R3: TAATCG_GTGAAA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ca</text:p>
          </table:table-cell>
          <table:table-cell office:value-type="string" table:style-name="ce1">
            <text:p>Eed_5</text:p>
          </table:table-cell>
          <table:table-cell table:number-columns-repeated="5" table:style-name="ce1"/>
          <table:table-cell office:value-type="string" table:style-name="ce1">
            <text:p>G7</text:p>
          </table:table-cell>
          <table:table-cell office:value-type="string" office:string-value="caEed_5_D12_R3" table:formula="of:=CONCATENATE([.$E80];[.$F80];&quot;_D12_R3&quot;)" table:style-name="ce1">
            <text:p>caEed_5_D12_R3</text:p>
          </table:table-cell>
          <table:table-cell office:value-type="string" office:string-value="TACAGC_AGTCAA" table:formula="of:=CONCATENATE([.B32];&quot;_&quot;;[.D2])" table:style-name="ce1">
            <text:p>TACAGC_AGTCAA</text:p>
          </table:table-cell>
          <table:table-cell table:style-name="ce1"/>
          <table:table-cell office:value-type="string" table:style-name="ce1">
            <text:p>G7</text:p>
          </table:table-cell>
          <table:table-cell office:value-type="string" office:string-value="caEed_5_D19_R2" table:formula="of:=CONCATENATE([.$E80];[.$F80];&quot;_D19_R2&quot;)" table:style-name="ce1">
            <text:p>caEed_5_D19_R2</text:p>
          </table:table-cell>
          <table:table-cell office:value-type="string" office:string-value="TACAGC_GTGAAA" table:formula="of:=CONCATENATE([.B32];&quot;_&quot;;[.D8])" table:style-name="ce1">
            <text:p>TACAGC_GTGAAA</text:p>
          </table:table-cell>
          <table:table-cell table:style-name="ce1"/>
          <table:table-cell office:value-type="string" table:style-name="ce1">
            <text:p>G7</text:p>
          </table:table-cell>
          <table:table-cell office:value-type="string" office:string-value="caEed_5_D19_R3" table:formula="of:=CONCATENATE([.$E80];[.$F80];&quot;_D19_R3&quot;)" table:style-name="ce1">
            <text:p>caEed_5_D19_R3</text:p>
          </table:table-cell>
          <table:table-cell office:value-type="string" office:string-value="TACAGC_GTGGCC" table:formula="of:=CONCATENATE([.B32];&quot;_&quot;;[.D9])" table:style-name="ce1">
            <text:p>TACAGC_GTGGCC</text:p>
          </table:table-cell>
          <table:table-cell table:style-name="ce1"/>
          <table:table-cell office:value-type="string" office:string-value="  caEed_5_D12_R3: TACAGC_AGTCAA" table:formula="of:=CONCATENATE(&quot;  &quot;;[.M80];&quot;: &quot;;[.N80])" table:style-name="ce1">
            <text:p><text:s text:c="2"/>caEed_5_D12_R3: TACAGC_AGTCAA</text:p>
          </table:table-cell>
          <table:table-cell office:value-type="string" office:string-value="  caEed_5_D19_R2: TACAGC_GTGAAA" table:formula="of:=CONCATENATE(&quot;  &quot;;[.Q80];&quot;: &quot;;[.R80])" table:style-name="ce1">
            <text:p><text:s text:c="2"/>caEed_5_D19_R2: TACAGC_GTGAAA</text:p>
          </table:table-cell>
          <table:table-cell office:value-type="string" office:string-value="  caEed_5_D19_R3: TACAGC_GTGGCC" table:formula="of:=CONCATENATE(&quot;  &quot;;[.U80];&quot;: &quot;;[.V80])" table:style-name="ce1">
            <text:p><text:s text:c="2"/>caEed_5_D19_R3: TACAGC_GTGGCC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cb</text:p>
          </table:table-cell>
          <table:table-cell office:value-type="string" table:style-name="ce1">
            <text:p>Ctcf_5</text:p>
          </table:table-cell>
          <table:table-cell table:number-columns-repeated="5" table:style-name="ce1"/>
          <table:table-cell office:value-type="string" table:style-name="ce1">
            <text:p>G8</text:p>
          </table:table-cell>
          <table:table-cell office:value-type="string" office:string-value="cbCtcf_5_D12_R3" table:formula="of:=CONCATENATE([.$E81];[.$F81];&quot;_D12_R3&quot;)" table:style-name="ce1">
            <text:p>cbCtcf_5_D12_R3</text:p>
          </table:table-cell>
          <table:table-cell office:value-type="string" office:string-value="TATAAT_AGTTCC" table:formula="of:=CONCATENATE([.B33];&quot;_&quot;;[.D3])" table:style-name="ce1">
            <text:p>TATAAT_AGTTCC</text:p>
          </table:table-cell>
          <table:table-cell table:style-name="ce1"/>
          <table:table-cell office:value-type="string" table:style-name="ce1">
            <text:p>G8</text:p>
          </table:table-cell>
          <table:table-cell office:value-type="string" office:string-value="cbCtcf_5_D19_R2" table:formula="of:=CONCATENATE([.$E81];[.$F81];&quot;_D19_R2&quot;)" table:style-name="ce1">
            <text:p>cbCtcf_5_D19_R2</text:p>
          </table:table-cell>
          <table:table-cell office:value-type="string" office:string-value="TATAAT_GTGGCC" table:formula="of:=CONCATENATE([.B33];&quot;_&quot;;[.D9])" table:style-name="ce1">
            <text:p>TATAAT_GTGGCC</text:p>
          </table:table-cell>
          <table:table-cell table:style-name="ce1"/>
          <table:table-cell office:value-type="string" table:style-name="ce1">
            <text:p>G8</text:p>
          </table:table-cell>
          <table:table-cell office:value-type="string" office:string-value="cbCtcf_5_D19_R3" table:formula="of:=CONCATENATE([.$E81];[.$F81];&quot;_D19_R3&quot;)" table:style-name="ce1">
            <text:p>cbCtcf_5_D19_R3</text:p>
          </table:table-cell>
          <table:table-cell office:value-type="string" office:string-value="TATAAT_GTTTCG" table:formula="of:=CONCATENATE([.B33];&quot;_&quot;;[.D10])" table:style-name="ce1">
            <text:p>TATAAT_GTTTCG</text:p>
          </table:table-cell>
          <table:table-cell table:style-name="ce1"/>
          <table:table-cell office:value-type="string" office:string-value="  cbCtcf_5_D12_R3: TATAAT_AGTTCC" table:formula="of:=CONCATENATE(&quot;  &quot;;[.M81];&quot;: &quot;;[.N81])" table:style-name="ce1">
            <text:p><text:s text:c="2"/>cbCtcf_5_D12_R3: TATAAT_AGTTCC</text:p>
          </table:table-cell>
          <table:table-cell office:value-type="string" office:string-value="  cbCtcf_5_D19_R2: TATAAT_GTGGCC" table:formula="of:=CONCATENATE(&quot;  &quot;;[.Q81];&quot;: &quot;;[.R81])" table:style-name="ce1">
            <text:p><text:s text:c="2"/>cbCtcf_5_D19_R2: TATAAT_GTGGCC</text:p>
          </table:table-cell>
          <table:table-cell office:value-type="string" office:string-value="  cbCtcf_5_D19_R3: TATAAT_GTTTCG" table:formula="of:=CONCATENATE(&quot;  &quot;;[.U81];&quot;: &quot;;[.V81])" table:style-name="ce1">
            <text:p><text:s text:c="2"/>cbCtcf_5_D19_R3: TATAAT_GTTTCG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cc</text:p>
          </table:table-cell>
          <table:table-cell office:value-type="string" table:style-name="ce1">
            <text:p>Sirt1_5</text:p>
          </table:table-cell>
          <table:table-cell table:number-columns-repeated="5" table:style-name="ce1"/>
          <table:table-cell office:value-type="string" table:style-name="ce1">
            <text:p>G9</text:p>
          </table:table-cell>
          <table:table-cell office:value-type="string" office:string-value="ccSirt1_5_D12_R3" table:formula="of:=CONCATENATE([.$E82];[.$F82];&quot;_D12_R3&quot;)" table:style-name="ce1">
            <text:p>ccSirt1_5_D12_R3</text:p>
          </table:table-cell>
          <table:table-cell office:value-type="string" office:string-value="TCATTC_ATGTCA" table:formula="of:=CONCATENATE([.B34];&quot;_&quot;;[.D4])" table:style-name="ce1">
            <text:p>TCATTC_ATGTCA</text:p>
          </table:table-cell>
          <table:table-cell table:style-name="ce1"/>
          <table:table-cell office:value-type="string" table:style-name="ce1">
            <text:p>G9</text:p>
          </table:table-cell>
          <table:table-cell office:value-type="string" office:string-value="ccSirt1_5_D19_R2" table:formula="of:=CONCATENATE([.$E82];[.$F82];&quot;_D19_R2&quot;)" table:style-name="ce1">
            <text:p>ccSirt1_5_D19_R2</text:p>
          </table:table-cell>
          <table:table-cell office:value-type="string" office:string-value="TCATTC_GTTTCG" table:formula="of:=CONCATENATE([.B34];&quot;_&quot;;[.D10])" table:style-name="ce1">
            <text:p>TCATTC_GTTTCG</text:p>
          </table:table-cell>
          <table:table-cell table:style-name="ce1"/>
          <table:table-cell office:value-type="string" table:style-name="ce1">
            <text:p>G9</text:p>
          </table:table-cell>
          <table:table-cell office:value-type="string" office:string-value="ccSirt1_5_D19_R3" table:formula="of:=CONCATENATE([.$E82];[.$F82];&quot;_D19_R3&quot;)" table:style-name="ce1">
            <text:p>ccSirt1_5_D19_R3</text:p>
          </table:table-cell>
          <table:table-cell office:value-type="string" office:string-value="TCATTC_CGTACG" table:formula="of:=CONCATENATE([.B34];&quot;_&quot;;[.D11])" table:style-name="ce1">
            <text:p>TCATTC_CGTACG</text:p>
          </table:table-cell>
          <table:table-cell table:style-name="ce1"/>
          <table:table-cell office:value-type="string" office:string-value="  ccSirt1_5_D12_R3: TCATTC_ATGTCA" table:formula="of:=CONCATENATE(&quot;  &quot;;[.M82];&quot;: &quot;;[.N82])" table:style-name="ce1">
            <text:p><text:s text:c="2"/>ccSirt1_5_D12_R3: TCATTC_ATGTCA</text:p>
          </table:table-cell>
          <table:table-cell office:value-type="string" office:string-value="  ccSirt1_5_D19_R2: TCATTC_GTTTCG" table:formula="of:=CONCATENATE(&quot;  &quot;;[.Q82];&quot;: &quot;;[.R82])" table:style-name="ce1">
            <text:p><text:s text:c="2"/>ccSirt1_5_D19_R2: TCATTC_GTTTCG</text:p>
          </table:table-cell>
          <table:table-cell office:value-type="string" office:string-value="  ccSirt1_5_D19_R3: TCATTC_CGTACG" table:formula="of:=CONCATENATE(&quot;  &quot;;[.U82];&quot;: &quot;;[.V82])" table:style-name="ce1">
            <text:p><text:s text:c="2"/>ccSirt1_5_D19_R3: TCATTC_CGTACG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cd</text:p>
          </table:table-cell>
          <table:table-cell office:value-type="string" table:style-name="ce1">
            <text:p>Zfp57_5</text:p>
          </table:table-cell>
          <table:table-cell table:number-columns-repeated="5" table:style-name="ce1"/>
          <table:table-cell office:value-type="string" table:style-name="ce1">
            <text:p>G10</text:p>
          </table:table-cell>
          <table:table-cell office:value-type="string" office:string-value="cdZfp57_5_D12_R3" table:formula="of:=CONCATENATE([.$E83];[.$F83];&quot;_D12_R3&quot;)" table:style-name="ce1">
            <text:p>cdZfp57_5_D12_R3</text:p>
          </table:table-cell>
          <table:table-cell office:value-type="string" office:string-value="TCCCGA_CCGTCC" table:formula="of:=CONCATENATE([.B35];&quot;_&quot;;[.D5])" table:style-name="ce1">
            <text:p>TCCCGA_CCGTCC</text:p>
          </table:table-cell>
          <table:table-cell table:style-name="ce1"/>
          <table:table-cell office:value-type="string" table:style-name="ce1">
            <text:p>G10</text:p>
          </table:table-cell>
          <table:table-cell office:value-type="string" office:string-value="cdZfp57_5_D19_R2" table:formula="of:=CONCATENATE([.$E83];[.$F83];&quot;_D19_R2&quot;)" table:style-name="ce1">
            <text:p>cdZfp57_5_D19_R2</text:p>
          </table:table-cell>
          <table:table-cell office:value-type="string" office:string-value="TCCCGA_CGTACG" table:formula="of:=CONCATENATE([.B35];&quot;_&quot;;[.D11])" table:style-name="ce1">
            <text:p>TCCCGA_CGTACG</text:p>
          </table:table-cell>
          <table:table-cell table:style-name="ce1"/>
          <table:table-cell office:value-type="string" table:style-name="ce1">
            <text:p>G10</text:p>
          </table:table-cell>
          <table:table-cell office:value-type="string" office:string-value="cdZfp57_5_D19_R3" table:formula="of:=CONCATENATE([.$E83];[.$F83];&quot;_D19_R3&quot;)" table:style-name="ce1">
            <text:p>cdZfp57_5_D19_R3</text:p>
          </table:table-cell>
          <table:table-cell office:value-type="string" office:string-value="TCCCGA_GAGTGG" table:formula="of:=CONCATENATE([.B35];&quot;_&quot;;[.D12])" table:style-name="ce1">
            <text:p>TCCCGA_GAGTGG</text:p>
          </table:table-cell>
          <table:table-cell table:style-name="ce1"/>
          <table:table-cell office:value-type="string" office:string-value="  cdZfp57_5_D12_R3: TCCCGA_CCGTCC" table:formula="of:=CONCATENATE(&quot;  &quot;;[.M83];&quot;: &quot;;[.N83])" table:style-name="ce1">
            <text:p><text:s text:c="2"/>cdZfp57_5_D12_R3: TCCCGA_CCGTCC</text:p>
          </table:table-cell>
          <table:table-cell office:value-type="string" office:string-value="  cdZfp57_5_D19_R2: TCCCGA_CGTACG" table:formula="of:=CONCATENATE(&quot;  &quot;;[.Q83];&quot;: &quot;;[.R83])" table:style-name="ce1">
            <text:p><text:s text:c="2"/>cdZfp57_5_D19_R2: TCCCGA_CGTACG</text:p>
          </table:table-cell>
          <table:table-cell office:value-type="string" office:string-value="  cdZfp57_5_D19_R3: TCCCGA_GAGTGG" table:formula="of:=CONCATENATE(&quot;  &quot;;[.U83];&quot;: &quot;;[.V83])" table:style-name="ce1">
            <text:p><text:s text:c="2"/>cdZfp57_5_D19_R3: TCCCGA_GAGTGG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ce</text:p>
          </table:table-cell>
          <table:table-cell office:value-type="string" table:style-name="ce1">
            <text:p>Hdac2_5</text:p>
          </table:table-cell>
          <table:table-cell table:number-columns-repeated="5" table:style-name="ce1"/>
          <table:table-cell office:value-type="string" table:style-name="ce1">
            <text:p>G11</text:p>
          </table:table-cell>
          <table:table-cell office:value-type="string" office:string-value="ceHdac2_5_D12_R3" table:formula="of:=CONCATENATE([.$E84];[.$F84];&quot;_D12_R3&quot;)" table:style-name="ce1">
            <text:p>ceHdac2_5_D12_R3</text:p>
          </table:table-cell>
          <table:table-cell office:value-type="string" office:string-value="TCGAAG_GTAGAG" table:formula="of:=CONCATENATE([.B36];&quot;_&quot;;[.D6])" table:style-name="ce1">
            <text:p>TCGAAG_GTAGAG</text:p>
          </table:table-cell>
          <table:table-cell table:style-name="ce1"/>
          <table:table-cell office:value-type="string" table:style-name="ce1">
            <text:p>G11</text:p>
          </table:table-cell>
          <table:table-cell office:value-type="string" office:string-value="ceHdac2_5_D19_R2" table:formula="of:=CONCATENATE([.$E84];[.$F84];&quot;_D19_R2&quot;)" table:style-name="ce1">
            <text:p>ceHdac2_5_D19_R2</text:p>
          </table:table-cell>
          <table:table-cell office:value-type="string" office:string-value="TCGAAG_GAGTGG" table:formula="of:=CONCATENATE([.B36];&quot;_&quot;;[.D12])" table:style-name="ce1">
            <text:p>TCGAAG_GAGTGG</text:p>
          </table:table-cell>
          <table:table-cell table:style-name="ce1"/>
          <table:table-cell office:value-type="string" table:style-name="ce1">
            <text:p>G11</text:p>
          </table:table-cell>
          <table:table-cell office:value-type="string" office:string-value="ceHdac2_5_D19_R3" table:formula="of:=CONCATENATE([.$E84];[.$F84];&quot;_D19_R3&quot;)" table:style-name="ce1">
            <text:p>ceHdac2_5_D19_R3</text:p>
          </table:table-cell>
          <table:table-cell office:value-type="string" office:string-value="TCGAAG_GGTAGC" table:formula="of:=CONCATENATE([.B36];&quot;_&quot;;[.D13])" table:style-name="ce1">
            <text:p>TCGAAG_GGTAGC</text:p>
          </table:table-cell>
          <table:table-cell table:style-name="ce1"/>
          <table:table-cell office:value-type="string" office:string-value="  ceHdac2_5_D12_R3: TCGAAG_GTAGAG" table:formula="of:=CONCATENATE(&quot;  &quot;;[.M84];&quot;: &quot;;[.N84])" table:style-name="ce1">
            <text:p><text:s text:c="2"/>ceHdac2_5_D12_R3: TCGAAG_GTAGAG</text:p>
          </table:table-cell>
          <table:table-cell office:value-type="string" office:string-value="  ceHdac2_5_D19_R2: TCGAAG_GAGTGG" table:formula="of:=CONCATENATE(&quot;  &quot;;[.Q84];&quot;: &quot;;[.R84])" table:style-name="ce1">
            <text:p><text:s text:c="2"/>ceHdac2_5_D19_R2: TCGAAG_GAGTGG</text:p>
          </table:table-cell>
          <table:table-cell office:value-type="string" office:string-value="  ceHdac2_5_D19_R3: TCGAAG_GGTAGC" table:formula="of:=CONCATENATE(&quot;  &quot;;[.U84];&quot;: &quot;;[.V84])" table:style-name="ce1">
            <text:p><text:s text:c="2"/>ceHdac2_5_D19_R3: TCGAAG_GGTAGC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cf</text:p>
          </table:table-cell>
          <table:table-cell office:value-type="string" table:style-name="ce1">
            <text:p>Kmt5a_5</text:p>
          </table:table-cell>
          <table:table-cell table:number-columns-repeated="5" table:style-name="ce1"/>
          <table:table-cell office:value-type="string" table:style-name="ce1">
            <text:p>G12</text:p>
          </table:table-cell>
          <table:table-cell office:value-type="string" office:string-value="cfKmt5a_5_D12_R3" table:formula="of:=CONCATENATE([.$E85];[.$F85];&quot;_D12_R3&quot;)" table:style-name="ce1">
            <text:p>cfKmt5a_5_D12_R3</text:p>
          </table:table-cell>
          <table:table-cell office:value-type="string" office:string-value="TCGGCA_GTCCGC" table:formula="of:=CONCATENATE([.B37];&quot;_&quot;;[.D7])" table:style-name="ce1">
            <text:p>TCGGCA_GTCCGC</text:p>
          </table:table-cell>
          <table:table-cell table:style-name="ce1"/>
          <table:table-cell office:value-type="string" table:style-name="ce1">
            <text:p>G12</text:p>
          </table:table-cell>
          <table:table-cell office:value-type="string" office:string-value="cfKmt5a_5_D19_R2" table:formula="of:=CONCATENATE([.$E85];[.$F85];&quot;_D19_R2&quot;)" table:style-name="ce1">
            <text:p>cfKmt5a_5_D19_R2</text:p>
          </table:table-cell>
          <table:table-cell office:value-type="string" office:string-value="TCGGCA_GGTAGC" table:formula="of:=CONCATENATE([.B37];&quot;_&quot;;[.D13])" table:style-name="ce1">
            <text:p>TCGGCA_GGTAGC</text:p>
          </table:table-cell>
          <table:table-cell table:style-name="ce1"/>
          <table:table-cell office:value-type="string" table:style-name="ce1">
            <text:p>G12</text:p>
          </table:table-cell>
          <table:table-cell office:value-type="string" office:string-value="cfKmt5a_5_D19_R3" table:formula="of:=CONCATENATE([.$E85];[.$F85];&quot;_D19_R3&quot;)" table:style-name="ce1">
            <text:p>cfKmt5a_5_D19_R3</text:p>
          </table:table-cell>
          <table:table-cell office:value-type="string" office:string-value="TCGGCA_AGTCAA" table:formula="of:=CONCATENATE([.B37];&quot;_&quot;;[.D2])" table:style-name="ce1">
            <text:p>TCGGCA_AGTCAA</text:p>
          </table:table-cell>
          <table:table-cell table:style-name="ce1"/>
          <table:table-cell office:value-type="string" office:string-value="  cfKmt5a_5_D12_R3: TCGGCA_GTCCGC" table:formula="of:=CONCATENATE(&quot;  &quot;;[.M85];&quot;: &quot;;[.N85])" table:style-name="ce1">
            <text:p><text:s text:c="2"/>cfKmt5a_5_D12_R3: TCGGCA_GTCCGC</text:p>
          </table:table-cell>
          <table:table-cell office:value-type="string" office:string-value="  cfKmt5a_5_D19_R2: TCGGCA_GGTAGC" table:formula="of:=CONCATENATE(&quot;  &quot;;[.Q85];&quot;: &quot;;[.R85])" table:style-name="ce1">
            <text:p><text:s text:c="2"/>cfKmt5a_5_D19_R2: TCGGCA_GGTAGC</text:p>
          </table:table-cell>
          <table:table-cell office:value-type="string" office:string-value="  cfKmt5a_5_D19_R3: TCGGCA_AGTCAA" table:formula="of:=CONCATENATE(&quot;  &quot;;[.U85];&quot;: &quot;;[.V85])" table:style-name="ce1">
            <text:p><text:s text:c="2"/>cfKmt5a_5_D19_R3: TCGGCA_AGTCAA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cg</text:p>
          </table:table-cell>
          <table:table-cell office:value-type="string" table:style-name="ce1">
            <text:p>Ring1_5</text:p>
          </table:table-cell>
          <table:table-cell table:number-columns-repeated="5" table:style-name="ce1"/>
          <table:table-cell office:value-type="string" table:style-name="ce1">
            <text:p>H1</text:p>
          </table:table-cell>
          <table:table-cell office:value-type="string" office:string-value="cgRing1_5_D12_R3" table:formula="of:=CONCATENATE([.$E86];[.$F86];&quot;_D12_R3&quot;)" table:style-name="ce1">
            <text:p>cgRing1_5_D12_R3</text:p>
          </table:table-cell>
          <table:table-cell office:value-type="string" office:string-value="CGGAAT_CACGAT" table:formula="of:=CONCATENATE([.B26];&quot;_&quot;;[.D20])" table:style-name="ce1">
            <text:p>CGGAAT_CACGAT</text:p>
          </table:table-cell>
          <table:table-cell table:style-name="ce1"/>
          <table:table-cell office:value-type="string" table:style-name="ce1">
            <text:p>H1</text:p>
          </table:table-cell>
          <table:table-cell office:value-type="string" office:string-value="cgRing1_5_D19_R2" table:formula="of:=CONCATENATE([.$E86];[.$F86];&quot;_D19_R2&quot;)" table:style-name="ce1">
            <text:p>cgRing1_5_D19_R2</text:p>
          </table:table-cell>
          <table:table-cell office:value-type="string" office:string-value="CGGAAT_ACTGAT" table:formula="of:=CONCATENATE([.B26];&quot;_&quot;;[.D14])" table:style-name="ce1">
            <text:p>CGGAAT_ACTGAT</text:p>
          </table:table-cell>
          <table:table-cell table:style-name="ce1"/>
          <table:table-cell office:value-type="string" table:style-name="ce1">
            <text:p>H1</text:p>
          </table:table-cell>
          <table:table-cell office:value-type="string" office:string-value="cgRing1_5_D19_R3" table:formula="of:=CONCATENATE([.$E86];[.$F86];&quot;_D19_R3&quot;)" table:style-name="ce1">
            <text:p>cgRing1_5_D19_R3</text:p>
          </table:table-cell>
          <table:table-cell office:value-type="string" office:string-value="CGGAAT_ATGAGC" table:formula="of:=CONCATENATE([.B26];&quot;_&quot;;[.D15])" table:style-name="ce1">
            <text:p>CGGAAT_ATGAGC</text:p>
          </table:table-cell>
          <table:table-cell table:style-name="ce1"/>
          <table:table-cell office:value-type="string" office:string-value="  cgRing1_5_D12_R3: CGGAAT_CACGAT" table:formula="of:=CONCATENATE(&quot;  &quot;;[.M86];&quot;: &quot;;[.N86])" table:style-name="ce1">
            <text:p><text:s text:c="2"/>cgRing1_5_D12_R3: CGGAAT_CACGAT</text:p>
          </table:table-cell>
          <table:table-cell office:value-type="string" office:string-value="  cgRing1_5_D19_R2: CGGAAT_ACTGAT" table:formula="of:=CONCATENATE(&quot;  &quot;;[.Q86];&quot;: &quot;;[.R86])" table:style-name="ce1">
            <text:p><text:s text:c="2"/>cgRing1_5_D19_R2: CGGAAT_ACTGAT</text:p>
          </table:table-cell>
          <table:table-cell office:value-type="string" office:string-value="  cgRing1_5_D19_R3: CGGAAT_ATGAGC" table:formula="of:=CONCATENATE(&quot;  &quot;;[.U86];&quot;: &quot;;[.V86])" table:style-name="ce1">
            <text:p><text:s text:c="2"/>cgRing1_5_D19_R3: CGGAAT_ATGAGC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ch</text:p>
          </table:table-cell>
          <table:table-cell office:value-type="string" table:style-name="ce1">
            <text:p>Atrx_4</text:p>
          </table:table-cell>
          <table:table-cell table:number-columns-repeated="5" table:style-name="ce1"/>
          <table:table-cell office:value-type="string" table:style-name="ce1">
            <text:p>H2</text:p>
          </table:table-cell>
          <table:table-cell office:value-type="string" office:string-value="chAtrx_4_D12_R3" table:formula="of:=CONCATENATE([.$E87];[.$F87];&quot;_D12_R3&quot;)" table:style-name="ce1">
            <text:p>chAtrx_4_D12_R3</text:p>
          </table:table-cell>
          <table:table-cell office:value-type="string" office:string-value="CTAGCT_CACTCA" table:formula="of:=CONCATENATE([.B27];&quot;_&quot;;[.D21])" table:style-name="ce1">
            <text:p>CTAGCT_CACTCA</text:p>
          </table:table-cell>
          <table:table-cell table:style-name="ce1"/>
          <table:table-cell office:value-type="string" table:style-name="ce1">
            <text:p>H2</text:p>
          </table:table-cell>
          <table:table-cell office:value-type="string" office:string-value="chAtrx_4_D19_R2" table:formula="of:=CONCATENATE([.$E87];[.$F87];&quot;_D19_R2&quot;)" table:style-name="ce1">
            <text:p>chAtrx_4_D19_R2</text:p>
          </table:table-cell>
          <table:table-cell office:value-type="string" office:string-value="CTAGCT_ATGAGC" table:formula="of:=CONCATENATE([.B27];&quot;_&quot;;[.D15])" table:style-name="ce1">
            <text:p>CTAGCT_ATGAGC</text:p>
          </table:table-cell>
          <table:table-cell table:style-name="ce1"/>
          <table:table-cell office:value-type="string" table:style-name="ce1">
            <text:p>H2</text:p>
          </table:table-cell>
          <table:table-cell office:value-type="string" office:string-value="chAtrx_4_D19_R3" table:formula="of:=CONCATENATE([.$E87];[.$F87];&quot;_D19_R3&quot;)" table:style-name="ce1">
            <text:p>chAtrx_4_D19_R3</text:p>
          </table:table-cell>
          <table:table-cell office:value-type="string" office:string-value="CTAGCT_ATTCCT" table:formula="of:=CONCATENATE([.B27];&quot;_&quot;;[.D16])" table:style-name="ce1">
            <text:p>CTAGCT_ATTCCT</text:p>
          </table:table-cell>
          <table:table-cell table:style-name="ce1"/>
          <table:table-cell office:value-type="string" office:string-value="  chAtrx_4_D12_R3: CTAGCT_CACTCA" table:formula="of:=CONCATENATE(&quot;  &quot;;[.M87];&quot;: &quot;;[.N87])" table:style-name="ce1">
            <text:p><text:s text:c="2"/>chAtrx_4_D12_R3: CTAGCT_CACTCA</text:p>
          </table:table-cell>
          <table:table-cell office:value-type="string" office:string-value="  chAtrx_4_D19_R2: CTAGCT_ATGAGC" table:formula="of:=CONCATENATE(&quot;  &quot;;[.Q87];&quot;: &quot;;[.R87])" table:style-name="ce1">
            <text:p><text:s text:c="2"/>chAtrx_4_D19_R2: CTAGCT_ATGAGC</text:p>
          </table:table-cell>
          <table:table-cell office:value-type="string" office:string-value="  chAtrx_4_D19_R3: CTAGCT_ATTCCT" table:formula="of:=CONCATENATE(&quot;  &quot;;[.U87];&quot;: &quot;;[.V87])" table:style-name="ce1">
            <text:p><text:s text:c="2"/>chAtrx_4_D19_R3: CTAGCT_ATTCCT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ci</text:p>
          </table:table-cell>
          <table:table-cell office:value-type="string" table:style-name="ce1">
            <text:p>Parp1_5</text:p>
          </table:table-cell>
          <table:table-cell table:number-columns-repeated="5" table:style-name="ce1"/>
          <table:table-cell office:value-type="string" table:style-name="ce1">
            <text:p>H3</text:p>
          </table:table-cell>
          <table:table-cell office:value-type="string" office:string-value="ciParp1_5_D12_R3" table:formula="of:=CONCATENATE([.$E88];[.$F88];&quot;_D12_R3&quot;)" table:style-name="ce1">
            <text:p>ciParp1_5_D12_R3</text:p>
          </table:table-cell>
          <table:table-cell office:value-type="string" office:string-value="CTATAC_CAGGCG" table:formula="of:=CONCATENATE([.B28];&quot;_&quot;;[.D22])" table:style-name="ce1">
            <text:p>CTATAC_CAGGCG</text:p>
          </table:table-cell>
          <table:table-cell table:style-name="ce1"/>
          <table:table-cell office:value-type="string" table:style-name="ce1">
            <text:p>H3</text:p>
          </table:table-cell>
          <table:table-cell office:value-type="string" office:string-value="ciParp1_5_D19_R2" table:formula="of:=CONCATENATE([.$E88];[.$F88];&quot;_D19_R2&quot;)" table:style-name="ce1">
            <text:p>ciParp1_5_D19_R2</text:p>
          </table:table-cell>
          <table:table-cell office:value-type="string" office:string-value="CTATAC_ATTCCT" table:formula="of:=CONCATENATE([.B28];&quot;_&quot;;[.D16])" table:style-name="ce1">
            <text:p>CTATAC_ATTCCT</text:p>
          </table:table-cell>
          <table:table-cell table:style-name="ce1"/>
          <table:table-cell office:value-type="string" table:style-name="ce1">
            <text:p>H3</text:p>
          </table:table-cell>
          <table:table-cell office:value-type="string" office:string-value="ciParp1_5_D19_R3" table:formula="of:=CONCATENATE([.$E88];[.$F88];&quot;_D19_R3&quot;)" table:style-name="ce1">
            <text:p>ciParp1_5_D19_R3</text:p>
          </table:table-cell>
          <table:table-cell office:value-type="string" office:string-value="CTATAC_CAAAAG" table:formula="of:=CONCATENATE([.B28];&quot;_&quot;;[.D17])" table:style-name="ce1">
            <text:p>CTATAC_CAAAAG</text:p>
          </table:table-cell>
          <table:table-cell table:style-name="ce1"/>
          <table:table-cell office:value-type="string" office:string-value="  ciParp1_5_D12_R3: CTATAC_CAGGCG" table:formula="of:=CONCATENATE(&quot;  &quot;;[.M88];&quot;: &quot;;[.N88])" table:style-name="ce1">
            <text:p><text:s text:c="2"/>ciParp1_5_D12_R3: CTATAC_CAGGCG</text:p>
          </table:table-cell>
          <table:table-cell office:value-type="string" office:string-value="  ciParp1_5_D19_R2: CTATAC_ATTCCT" table:formula="of:=CONCATENATE(&quot;  &quot;;[.Q88];&quot;: &quot;;[.R88])" table:style-name="ce1">
            <text:p><text:s text:c="2"/>ciParp1_5_D19_R2: CTATAC_ATTCCT</text:p>
          </table:table-cell>
          <table:table-cell office:value-type="string" office:string-value="  ciParp1_5_D19_R3: CTATAC_CAAAAG" table:formula="of:=CONCATENATE(&quot;  &quot;;[.U88];&quot;: &quot;;[.V88])" table:style-name="ce1">
            <text:p><text:s text:c="2"/>ciParp1_5_D19_R3: CTATAC_CAAAAG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cj</text:p>
          </table:table-cell>
          <table:table-cell office:value-type="string" table:style-name="ce1">
            <text:p>Rnf2_4</text:p>
          </table:table-cell>
          <table:table-cell table:number-columns-repeated="5" table:style-name="ce1"/>
          <table:table-cell office:value-type="string" table:style-name="ce1">
            <text:p>H4</text:p>
          </table:table-cell>
          <table:table-cell office:value-type="string" office:string-value="cjRnf2_4_D12_R3" table:formula="of:=CONCATENATE([.$E89];[.$F89];&quot;_D12_R3&quot;)" table:style-name="ce1">
            <text:p>cjRnf2_4_D12_R3</text:p>
          </table:table-cell>
          <table:table-cell office:value-type="string" office:string-value="CTCAGA_CATGGC" table:formula="of:=CONCATENATE([.B29];&quot;_&quot;;[.D23])" table:style-name="ce1">
            <text:p>CTCAGA_CATGGC</text:p>
          </table:table-cell>
          <table:table-cell table:style-name="ce1"/>
          <table:table-cell office:value-type="string" table:style-name="ce1">
            <text:p>H4</text:p>
          </table:table-cell>
          <table:table-cell office:value-type="string" office:string-value="cjRnf2_4_D19_R2" table:formula="of:=CONCATENATE([.$E89];[.$F89];&quot;_D19_R2&quot;)" table:style-name="ce1">
            <text:p>cjRnf2_4_D19_R2</text:p>
          </table:table-cell>
          <table:table-cell office:value-type="string" office:string-value="CTCAGA_CAAAAG" table:formula="of:=CONCATENATE([.B29];&quot;_&quot;;[.D17])" table:style-name="ce1">
            <text:p>CTCAGA_CAAAAG</text:p>
          </table:table-cell>
          <table:table-cell table:style-name="ce1"/>
          <table:table-cell office:value-type="string" table:style-name="ce1">
            <text:p>H4</text:p>
          </table:table-cell>
          <table:table-cell office:value-type="string" office:string-value="cjRnf2_4_D19_R3" table:formula="of:=CONCATENATE([.$E89];[.$F89];&quot;_D19_R3&quot;)" table:style-name="ce1">
            <text:p>cjRnf2_4_D19_R3</text:p>
          </table:table-cell>
          <table:table-cell office:value-type="string" office:string-value="CTCAGA_CAACTA" table:formula="of:=CONCATENATE([.B29];&quot;_&quot;;[.D18])" table:style-name="ce1">
            <text:p>CTCAGA_CAACTA</text:p>
          </table:table-cell>
          <table:table-cell table:style-name="ce1"/>
          <table:table-cell office:value-type="string" office:string-value="  cjRnf2_4_D12_R3: CTCAGA_CATGGC" table:formula="of:=CONCATENATE(&quot;  &quot;;[.M89];&quot;: &quot;;[.N89])" table:style-name="ce1">
            <text:p><text:s text:c="2"/>cjRnf2_4_D12_R3: CTCAGA_CATGGC</text:p>
          </table:table-cell>
          <table:table-cell office:value-type="string" office:string-value="  cjRnf2_4_D19_R2: CTCAGA_CAAAAG" table:formula="of:=CONCATENATE(&quot;  &quot;;[.Q89];&quot;: &quot;;[.R89])" table:style-name="ce1">
            <text:p><text:s text:c="2"/>cjRnf2_4_D19_R2: CTCAGA_CAAAAG</text:p>
          </table:table-cell>
          <table:table-cell office:value-type="string" office:string-value="  cjRnf2_4_D19_R3: CTCAGA_CAACTA" table:formula="of:=CONCATENATE(&quot;  &quot;;[.U89];&quot;: &quot;;[.V89])" table:style-name="ce1">
            <text:p><text:s text:c="2"/>cjRnf2_4_D19_R3: CTCAGA_CAACTA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ck</text:p>
          </table:table-cell>
          <table:table-cell office:value-type="string" table:style-name="ce1">
            <text:p>Atrx_5</text:p>
          </table:table-cell>
          <table:table-cell table:number-columns-repeated="5" table:style-name="ce1"/>
          <table:table-cell office:value-type="string" table:style-name="ce1">
            <text:p>H5</text:p>
          </table:table-cell>
          <table:table-cell office:value-type="string" office:string-value="ckAtrx_5_D12_R3" table:formula="of:=CONCATENATE([.$E90];[.$F90];&quot;_D12_R3&quot;)" table:style-name="ce1">
            <text:p>ckAtrx_5_D12_R3</text:p>
          </table:table-cell>
          <table:table-cell office:value-type="string" office:string-value="GACGAC_CATTTT" table:formula="of:=CONCATENATE([.B30];&quot;_&quot;;[.D24])" table:style-name="ce1">
            <text:p>GACGAC_CATTTT</text:p>
          </table:table-cell>
          <table:table-cell table:style-name="ce1"/>
          <table:table-cell office:value-type="string" table:style-name="ce1">
            <text:p>H5</text:p>
          </table:table-cell>
          <table:table-cell office:value-type="string" office:string-value="ckAtrx_5_D19_R2" table:formula="of:=CONCATENATE([.$E90];[.$F90];&quot;_D19_R2&quot;)" table:style-name="ce1">
            <text:p>ckAtrx_5_D19_R2</text:p>
          </table:table-cell>
          <table:table-cell office:value-type="string" office:string-value="GACGAC_CAACTA" table:formula="of:=CONCATENATE([.B30];&quot;_&quot;;[.D18])" table:style-name="ce1">
            <text:p>GACGAC_CAACTA</text:p>
          </table:table-cell>
          <table:table-cell table:style-name="ce1"/>
          <table:table-cell office:value-type="string" table:style-name="ce1">
            <text:p>H5</text:p>
          </table:table-cell>
          <table:table-cell office:value-type="string" office:string-value="ckAtrx_5_D19_R3" table:formula="of:=CONCATENATE([.$E90];[.$F90];&quot;_D19_R3&quot;)" table:style-name="ce1">
            <text:p>ckAtrx_5_D19_R3</text:p>
          </table:table-cell>
          <table:table-cell office:value-type="string" office:string-value="GACGAC_CACCGG" table:formula="of:=CONCATENATE([.B30];&quot;_&quot;;[.D19])" table:style-name="ce1">
            <text:p>GACGAC_CACCGG</text:p>
          </table:table-cell>
          <table:table-cell table:style-name="ce1"/>
          <table:table-cell office:value-type="string" office:string-value="  ckAtrx_5_D12_R3: GACGAC_CATTTT" table:formula="of:=CONCATENATE(&quot;  &quot;;[.M90];&quot;: &quot;;[.N90])" table:style-name="ce1">
            <text:p><text:s text:c="2"/>ckAtrx_5_D12_R3: GACGAC_CATTTT</text:p>
          </table:table-cell>
          <table:table-cell office:value-type="string" office:string-value="  ckAtrx_5_D19_R2: GACGAC_CAACTA" table:formula="of:=CONCATENATE(&quot;  &quot;;[.Q90];&quot;: &quot;;[.R90])" table:style-name="ce1">
            <text:p><text:s text:c="2"/>ckAtrx_5_D19_R2: GACGAC_CAACTA</text:p>
          </table:table-cell>
          <table:table-cell office:value-type="string" office:string-value="  ckAtrx_5_D19_R3: GACGAC_CACCGG" table:formula="of:=CONCATENATE(&quot;  &quot;;[.U90];&quot;: &quot;;[.V90])" table:style-name="ce1">
            <text:p><text:s text:c="2"/>ckAtrx_5_D19_R3: GACGAC_CACCGG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cl</text:p>
          </table:table-cell>
          <table:table-cell office:value-type="string" table:style-name="ce1">
            <text:p>Suv39h1_5</text:p>
          </table:table-cell>
          <table:table-cell table:number-columns-repeated="5" table:style-name="ce1"/>
          <table:table-cell office:value-type="string" table:style-name="ce1">
            <text:p>H6</text:p>
          </table:table-cell>
          <table:table-cell office:value-type="string" office:string-value="clSuv39h1_5_D12_R3" table:formula="of:=CONCATENATE([.$E91];[.$F91];&quot;_D12_R3&quot;)" table:style-name="ce1">
            <text:p>clSuv39h1_5_D12_R3</text:p>
          </table:table-cell>
          <table:table-cell office:value-type="string" office:string-value="TAATCG_CCAACA" table:formula="of:=CONCATENATE([.B31];&quot;_&quot;;[.D25])" table:style-name="ce1">
            <text:p>TAATCG_CCAACA</text:p>
          </table:table-cell>
          <table:table-cell table:style-name="ce1"/>
          <table:table-cell office:value-type="string" table:style-name="ce1">
            <text:p>H6</text:p>
          </table:table-cell>
          <table:table-cell office:value-type="string" office:string-value="clSuv39h1_5_D19_R2" table:formula="of:=CONCATENATE([.$E91];[.$F91];&quot;_D19_R2&quot;)" table:style-name="ce1">
            <text:p>clSuv39h1_5_D19_R2</text:p>
          </table:table-cell>
          <table:table-cell office:value-type="string" office:string-value="TAATCG_CACCGG" table:formula="of:=CONCATENATE([.B31];&quot;_&quot;;[.D19])" table:style-name="ce1">
            <text:p>TAATCG_CACCGG</text:p>
          </table:table-cell>
          <table:table-cell table:style-name="ce1"/>
          <table:table-cell office:value-type="string" table:style-name="ce1">
            <text:p>H6</text:p>
          </table:table-cell>
          <table:table-cell office:value-type="string" office:string-value="clSuv39h1_5_D19_R3" table:formula="of:=CONCATENATE([.$E91];[.$F91];&quot;_D19_R3&quot;)" table:style-name="ce1">
            <text:p>clSuv39h1_5_D19_R3</text:p>
          </table:table-cell>
          <table:table-cell office:value-type="string" office:string-value="TAATCG_CACGAT" table:formula="of:=CONCATENATE([.B31];&quot;_&quot;;[.D20])" table:style-name="ce1">
            <text:p>TAATCG_CACGAT</text:p>
          </table:table-cell>
          <table:table-cell table:style-name="ce1"/>
          <table:table-cell office:value-type="string" office:string-value="  clSuv39h1_5_D12_R3: TAATCG_CCAACA" table:formula="of:=CONCATENATE(&quot;  &quot;;[.M91];&quot;: &quot;;[.N91])" table:style-name="ce1">
            <text:p><text:s text:c="2"/>clSuv39h1_5_D12_R3: TAATCG_CCAACA</text:p>
          </table:table-cell>
          <table:table-cell office:value-type="string" office:string-value="  clSuv39h1_5_D19_R2: TAATCG_CACCGG" table:formula="of:=CONCATENATE(&quot;  &quot;;[.Q91];&quot;: &quot;;[.R91])" table:style-name="ce1">
            <text:p><text:s text:c="2"/>clSuv39h1_5_D19_R2: TAATCG_CACCGG</text:p>
          </table:table-cell>
          <table:table-cell office:value-type="string" office:string-value="  clSuv39h1_5_D19_R3: TAATCG_CACGAT" table:formula="of:=CONCATENATE(&quot;  &quot;;[.U91];&quot;: &quot;;[.V91])" table:style-name="ce1">
            <text:p><text:s text:c="2"/>clSuv39h1_5_D19_R3: TAATCG_CACGAT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cm</text:p>
          </table:table-cell>
          <table:table-cell office:value-type="string" table:style-name="ce1">
            <text:p>Hdac1_5</text:p>
          </table:table-cell>
          <table:table-cell table:number-columns-repeated="5" table:style-name="ce1"/>
          <table:table-cell office:value-type="string" table:style-name="ce1">
            <text:p>H7</text:p>
          </table:table-cell>
          <table:table-cell office:value-type="string" office:string-value="cmHdac1_5_D12_R3" table:formula="of:=CONCATENATE([.$E92];[.$F92];&quot;_D12_R3&quot;)" table:style-name="ce1">
            <text:p>cmHdac1_5_D12_R3</text:p>
          </table:table-cell>
          <table:table-cell office:value-type="string" office:string-value="TACAGC_ACTGAT" table:formula="of:=CONCATENATE([.B32];&quot;_&quot;;[.D14])" table:style-name="ce1">
            <text:p>TACAGC_ACTGAT</text:p>
          </table:table-cell>
          <table:table-cell table:style-name="ce1"/>
          <table:table-cell office:value-type="string" table:style-name="ce1">
            <text:p>H7</text:p>
          </table:table-cell>
          <table:table-cell office:value-type="string" office:string-value="cmHdac1_5_D19_R2" table:formula="of:=CONCATENATE([.$E92];[.$F92];&quot;_D19_R2&quot;)" table:style-name="ce1">
            <text:p>cmHdac1_5_D19_R2</text:p>
          </table:table-cell>
          <table:table-cell office:value-type="string" office:string-value="TACAGC_CACGAT" table:formula="of:=CONCATENATE([.B32];&quot;_&quot;;[.D20])" table:style-name="ce1">
            <text:p>TACAGC_CACGAT</text:p>
          </table:table-cell>
          <table:table-cell table:style-name="ce1"/>
          <table:table-cell office:value-type="string" table:style-name="ce1">
            <text:p>H7</text:p>
          </table:table-cell>
          <table:table-cell office:value-type="string" office:string-value="cmHdac1_5_D19_R3" table:formula="of:=CONCATENATE([.$E92];[.$F92];&quot;_D19_R3&quot;)" table:style-name="ce1">
            <text:p>cmHdac1_5_D19_R3</text:p>
          </table:table-cell>
          <table:table-cell office:value-type="string" office:string-value="TACAGC_CACTCA" table:formula="of:=CONCATENATE([.B32];&quot;_&quot;;[.D21])" table:style-name="ce1">
            <text:p>TACAGC_CACTCA</text:p>
          </table:table-cell>
          <table:table-cell table:style-name="ce1"/>
          <table:table-cell office:value-type="string" office:string-value="  cmHdac1_5_D12_R3: TACAGC_ACTGAT" table:formula="of:=CONCATENATE(&quot;  &quot;;[.M92];&quot;: &quot;;[.N92])" table:style-name="ce1">
            <text:p><text:s text:c="2"/>cmHdac1_5_D12_R3: TACAGC_ACTGAT</text:p>
          </table:table-cell>
          <table:table-cell office:value-type="string" office:string-value="  cmHdac1_5_D19_R2: TACAGC_CACGAT" table:formula="of:=CONCATENATE(&quot;  &quot;;[.Q92];&quot;: &quot;;[.R92])" table:style-name="ce1">
            <text:p><text:s text:c="2"/>cmHdac1_5_D19_R2: TACAGC_CACGAT</text:p>
          </table:table-cell>
          <table:table-cell office:value-type="string" office:string-value="  cmHdac1_5_D19_R3: TACAGC_CACTCA" table:formula="of:=CONCATENATE(&quot;  &quot;;[.U92];&quot;: &quot;;[.V92])" table:style-name="ce1">
            <text:p><text:s text:c="2"/>cmHdac1_5_D19_R3: TACAGC_CACTCA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cn</text:p>
          </table:table-cell>
          <table:table-cell office:value-type="string" table:style-name="ce1">
            <text:p>Rnf2_5</text:p>
          </table:table-cell>
          <table:table-cell table:number-columns-repeated="5" table:style-name="ce1"/>
          <table:table-cell office:value-type="string" table:style-name="ce1">
            <text:p>H8</text:p>
          </table:table-cell>
          <table:table-cell office:value-type="string" office:string-value="cnRnf2_5_D12_R3" table:formula="of:=CONCATENATE([.$E93];[.$F93];&quot;_D12_R3&quot;)" table:style-name="ce1">
            <text:p>cnRnf2_5_D12_R3</text:p>
          </table:table-cell>
          <table:table-cell office:value-type="string" office:string-value="TATAAT_ATGAGC" table:formula="of:=CONCATENATE([.B33];&quot;_&quot;;[.D15])" table:style-name="ce1">
            <text:p>TATAAT_ATGAGC</text:p>
          </table:table-cell>
          <table:table-cell table:style-name="ce1"/>
          <table:table-cell office:value-type="string" table:style-name="ce1">
            <text:p>H8</text:p>
          </table:table-cell>
          <table:table-cell office:value-type="string" office:string-value="cnRnf2_5_D19_R2" table:formula="of:=CONCATENATE([.$E93];[.$F93];&quot;_D19_R2&quot;)" table:style-name="ce1">
            <text:p>cnRnf2_5_D19_R2</text:p>
          </table:table-cell>
          <table:table-cell office:value-type="string" office:string-value="TATAAT_CACTCA" table:formula="of:=CONCATENATE([.B33];&quot;_&quot;;[.D21])" table:style-name="ce1">
            <text:p>TATAAT_CACTCA</text:p>
          </table:table-cell>
          <table:table-cell table:style-name="ce1"/>
          <table:table-cell office:value-type="string" table:style-name="ce1">
            <text:p>H8</text:p>
          </table:table-cell>
          <table:table-cell office:value-type="string" office:string-value="cnRnf2_5_D19_R3" table:formula="of:=CONCATENATE([.$E93];[.$F93];&quot;_D19_R3&quot;)" table:style-name="ce1">
            <text:p>cnRnf2_5_D19_R3</text:p>
          </table:table-cell>
          <table:table-cell office:value-type="string" office:string-value="TATAAT_CAGGCG" table:formula="of:=CONCATENATE([.B33];&quot;_&quot;;[.D22])" table:style-name="ce1">
            <text:p>TATAAT_CAGGCG</text:p>
          </table:table-cell>
          <table:table-cell table:style-name="ce1"/>
          <table:table-cell office:value-type="string" office:string-value="  cnRnf2_5_D12_R3: TATAAT_ATGAGC" table:formula="of:=CONCATENATE(&quot;  &quot;;[.M93];&quot;: &quot;;[.N93])" table:style-name="ce1">
            <text:p><text:s text:c="2"/>cnRnf2_5_D12_R3: TATAAT_ATGAGC</text:p>
          </table:table-cell>
          <table:table-cell office:value-type="string" office:string-value="  cnRnf2_5_D19_R2: TATAAT_CACTCA" table:formula="of:=CONCATENATE(&quot;  &quot;;[.Q93];&quot;: &quot;;[.R93])" table:style-name="ce1">
            <text:p><text:s text:c="2"/>cnRnf2_5_D19_R2: TATAAT_CACTCA</text:p>
          </table:table-cell>
          <table:table-cell office:value-type="string" office:string-value="  cnRnf2_5_D19_R3: TATAAT_CAGGCG" table:formula="of:=CONCATENATE(&quot;  &quot;;[.U93];&quot;: &quot;;[.V93])" table:style-name="ce1">
            <text:p><text:s text:c="2"/>cnRnf2_5_D19_R3: TATAAT_CAGGCG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co</text:p>
          </table:table-cell>
          <table:table-cell office:value-type="string" table:style-name="ce1">
            <text:p>pLKO_1</text:p>
          </table:table-cell>
          <table:table-cell table:number-columns-repeated="5" table:style-name="ce1"/>
          <table:table-cell office:value-type="string" table:style-name="ce1">
            <text:p>H9</text:p>
          </table:table-cell>
          <table:table-cell office:value-type="string" office:string-value="copLKO_1_D12_R3" table:formula="of:=CONCATENATE([.$E94];[.$F94];&quot;_D12_R3&quot;)" table:style-name="ce1">
            <text:p>copLKO_1_D12_R3</text:p>
          </table:table-cell>
          <table:table-cell office:value-type="string" office:string-value="TCATTC_ATTCCT" table:formula="of:=CONCATENATE([.B34];&quot;_&quot;;[.D16])" table:style-name="ce1">
            <text:p>TCATTC_ATTCCT</text:p>
          </table:table-cell>
          <table:table-cell table:style-name="ce1"/>
          <table:table-cell office:value-type="string" table:style-name="ce1">
            <text:p>H9</text:p>
          </table:table-cell>
          <table:table-cell office:value-type="string" office:string-value="copLKO_1_D19_R2" table:formula="of:=CONCATENATE([.$E94];[.$F94];&quot;_D19_R2&quot;)" table:style-name="ce1">
            <text:p>copLKO_1_D19_R2</text:p>
          </table:table-cell>
          <table:table-cell office:value-type="string" office:string-value="TCATTC_CAGGCG" table:formula="of:=CONCATENATE([.B34];&quot;_&quot;;[.D22])" table:style-name="ce1">
            <text:p>TCATTC_CAGGCG</text:p>
          </table:table-cell>
          <table:table-cell table:style-name="ce1"/>
          <table:table-cell office:value-type="string" table:style-name="ce1">
            <text:p>H9</text:p>
          </table:table-cell>
          <table:table-cell office:value-type="string" office:string-value="copLKO_1_D19_R3" table:formula="of:=CONCATENATE([.$E94];[.$F94];&quot;_D19_R3&quot;)" table:style-name="ce1">
            <text:p>copLKO_1_D19_R3</text:p>
          </table:table-cell>
          <table:table-cell office:value-type="string" office:string-value="TCATTC_CATGGC" table:formula="of:=CONCATENATE([.B34];&quot;_&quot;;[.D23])" table:style-name="ce1">
            <text:p>TCATTC_CATGGC</text:p>
          </table:table-cell>
          <table:table-cell table:style-name="ce1"/>
          <table:table-cell office:value-type="string" office:string-value="  copLKO_1_D12_R3: TCATTC_ATTCCT" table:formula="of:=CONCATENATE(&quot;  &quot;;[.M94];&quot;: &quot;;[.N94])" table:style-name="ce1">
            <text:p><text:s text:c="2"/>copLKO_1_D12_R3: TCATTC_ATTCCT</text:p>
          </table:table-cell>
          <table:table-cell office:value-type="string" office:string-value="  copLKO_1_D19_R2: TCATTC_CAGGCG" table:formula="of:=CONCATENATE(&quot;  &quot;;[.Q94];&quot;: &quot;;[.R94])" table:style-name="ce1">
            <text:p><text:s text:c="2"/>copLKO_1_D19_R2: TCATTC_CAGGCG</text:p>
          </table:table-cell>
          <table:table-cell office:value-type="string" office:string-value="  copLKO_1_D19_R3: TCATTC_CATGGC" table:formula="of:=CONCATENATE(&quot;  &quot;;[.U94];&quot;: &quot;;[.V94])" table:style-name="ce1">
            <text:p><text:s text:c="2"/>copLKO_1_D19_R3: TCATTC_CATGGC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cp</text:p>
          </table:table-cell>
          <table:table-cell office:value-type="string" table:style-name="ce1">
            <text:p>pLKO_2</text:p>
          </table:table-cell>
          <table:table-cell table:number-columns-repeated="5" table:style-name="ce1"/>
          <table:table-cell office:value-type="string" table:style-name="ce1">
            <text:p>H10</text:p>
          </table:table-cell>
          <table:table-cell office:value-type="string" office:string-value="cppLKO_2_D12_R3" table:formula="of:=CONCATENATE([.$E95];[.$F95];&quot;_D12_R3&quot;)" table:style-name="ce1">
            <text:p>cppLKO_2_D12_R3</text:p>
          </table:table-cell>
          <table:table-cell office:value-type="string" office:string-value="TCCCGA_CAAAAG" table:formula="of:=CONCATENATE([.B35];&quot;_&quot;;[.D17])" table:style-name="ce1">
            <text:p>TCCCGA_CAAAAG</text:p>
          </table:table-cell>
          <table:table-cell table:style-name="ce1"/>
          <table:table-cell office:value-type="string" table:style-name="ce1">
            <text:p>H10</text:p>
          </table:table-cell>
          <table:table-cell office:value-type="string" office:string-value="cppLKO_2_D19_R2" table:formula="of:=CONCATENATE([.$E95];[.$F95];&quot;_D19_R2&quot;)" table:style-name="ce1">
            <text:p>cppLKO_2_D19_R2</text:p>
          </table:table-cell>
          <table:table-cell office:value-type="string" office:string-value="TCCCGA_CATGGC" table:formula="of:=CONCATENATE([.B35];&quot;_&quot;;[.D23])" table:style-name="ce1">
            <text:p>TCCCGA_CATGGC</text:p>
          </table:table-cell>
          <table:table-cell table:style-name="ce1"/>
          <table:table-cell office:value-type="string" table:style-name="ce1">
            <text:p>H10</text:p>
          </table:table-cell>
          <table:table-cell office:value-type="string" office:string-value="cppLKO_2_D19_R3" table:formula="of:=CONCATENATE([.$E95];[.$F95];&quot;_D19_R3&quot;)" table:style-name="ce1">
            <text:p>cppLKO_2_D19_R3</text:p>
          </table:table-cell>
          <table:table-cell office:value-type="string" office:string-value="TCCCGA_CATTTT" table:formula="of:=CONCATENATE([.B35];&quot;_&quot;;[.D24])" table:style-name="ce1">
            <text:p>TCCCGA_CATTTT</text:p>
          </table:table-cell>
          <table:table-cell table:style-name="ce1"/>
          <table:table-cell office:value-type="string" office:string-value="  cppLKO_2_D12_R3: TCCCGA_CAAAAG" table:formula="of:=CONCATENATE(&quot;  &quot;;[.M95];&quot;: &quot;;[.N95])" table:style-name="ce1">
            <text:p><text:s text:c="2"/>cppLKO_2_D12_R3: TCCCGA_CAAAAG</text:p>
          </table:table-cell>
          <table:table-cell office:value-type="string" office:string-value="  cppLKO_2_D19_R2: TCCCGA_CATGGC" table:formula="of:=CONCATENATE(&quot;  &quot;;[.Q95];&quot;: &quot;;[.R95])" table:style-name="ce1">
            <text:p><text:s text:c="2"/>cppLKO_2_D19_R2: TCCCGA_CATGGC</text:p>
          </table:table-cell>
          <table:table-cell office:value-type="string" office:string-value="  cppLKO_2_D19_R3: TCCCGA_CATTTT" table:formula="of:=CONCATENATE(&quot;  &quot;;[.U95];&quot;: &quot;;[.V95])" table:style-name="ce1">
            <text:p><text:s text:c="2"/>cppLKO_2_D19_R3: TCCCGA_CATTTT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cq</text:p>
          </table:table-cell>
          <table:table-cell office:value-type="string" table:style-name="ce1">
            <text:p>EMPTY_1</text:p>
          </table:table-cell>
          <table:table-cell table:number-columns-repeated="5" table:style-name="ce1"/>
          <table:table-cell office:value-type="string" table:style-name="ce1">
            <text:p>H11</text:p>
          </table:table-cell>
          <table:table-cell office:value-type="string" office:string-value="cqEMPTY_1_D12_R3" table:formula="of:=CONCATENATE([.$E96];[.$F96];&quot;_D12_R3&quot;)" table:style-name="ce1">
            <text:p>cqEMPTY_1_D12_R3</text:p>
          </table:table-cell>
          <table:table-cell office:value-type="string" office:string-value="TCGAAG_CAACTA" table:formula="of:=CONCATENATE([.B36];&quot;_&quot;;[.D18])" table:style-name="ce1">
            <text:p>TCGAAG_CAACTA</text:p>
          </table:table-cell>
          <table:table-cell table:style-name="ce1"/>
          <table:table-cell office:value-type="string" table:style-name="ce1">
            <text:p>H11</text:p>
          </table:table-cell>
          <table:table-cell office:value-type="string" office:string-value="cqEMPTY_1_D19_R2" table:formula="of:=CONCATENATE([.$E96];[.$F96];&quot;_D19_R2&quot;)" table:style-name="ce1">
            <text:p>cqEMPTY_1_D19_R2</text:p>
          </table:table-cell>
          <table:table-cell office:value-type="string" office:string-value="TCGAAG_CATTTT" table:formula="of:=CONCATENATE([.B36];&quot;_&quot;;[.D24])" table:style-name="ce1">
            <text:p>TCGAAG_CATTTT</text:p>
          </table:table-cell>
          <table:table-cell table:style-name="ce1"/>
          <table:table-cell office:value-type="string" table:style-name="ce1">
            <text:p>H11</text:p>
          </table:table-cell>
          <table:table-cell office:value-type="string" office:string-value="cqEMPTY_1_D19_R3" table:formula="of:=CONCATENATE([.$E96];[.$F96];&quot;_D19_R3&quot;)" table:style-name="ce1">
            <text:p>cqEMPTY_1_D19_R3</text:p>
          </table:table-cell>
          <table:table-cell office:value-type="string" office:string-value="TCGAAG_CCAACA" table:formula="of:=CONCATENATE([.B36];&quot;_&quot;;[.D25])" table:style-name="ce1">
            <text:p>TCGAAG_CCAACA</text:p>
          </table:table-cell>
          <table:table-cell table:style-name="ce1"/>
          <table:table-cell office:value-type="string" office:string-value="  cqEMPTY_1_D12_R3: TCGAAG_CAACTA" table:formula="of:=CONCATENATE(&quot;  &quot;;[.M96];&quot;: &quot;;[.N96])" table:style-name="ce1">
            <text:p><text:s text:c="2"/>cqEMPTY_1_D12_R3: TCGAAG_CAACTA</text:p>
          </table:table-cell>
          <table:table-cell office:value-type="string" office:string-value="  cqEMPTY_1_D19_R2: TCGAAG_CATTTT" table:formula="of:=CONCATENATE(&quot;  &quot;;[.Q96];&quot;: &quot;;[.R96])" table:style-name="ce1">
            <text:p><text:s text:c="2"/>cqEMPTY_1_D19_R2: TCGAAG_CATTTT</text:p>
          </table:table-cell>
          <table:table-cell office:value-type="string" office:string-value="  cqEMPTY_1_D19_R3: TCGAAG_CCAACA" table:formula="of:=CONCATENATE(&quot;  &quot;;[.U96];&quot;: &quot;;[.V96])" table:style-name="ce1">
            <text:p><text:s text:c="2"/>cqEMPTY_1_D19_R3: TCGAAG_CCAACA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string" table:style-name="ce1">
            <text:p>cr</text:p>
          </table:table-cell>
          <table:table-cell office:value-type="string" table:style-name="ce1">
            <text:p>EMPTY_2</text:p>
          </table:table-cell>
          <table:table-cell table:number-columns-repeated="5" table:style-name="ce1"/>
          <table:table-cell office:value-type="string" table:style-name="ce1">
            <text:p>H12</text:p>
          </table:table-cell>
          <table:table-cell office:value-type="string" office:string-value="crEMPTY_2_D12_R3" table:formula="of:=CONCATENATE([.$E97];[.$F97];&quot;_D12_R3&quot;)" table:style-name="ce1">
            <text:p>crEMPTY_2_D12_R3</text:p>
          </table:table-cell>
          <table:table-cell office:value-type="string" office:string-value="TCGGCA_CACCGG" table:formula="of:=CONCATENATE([.B37];&quot;_&quot;;[.D19])" table:style-name="ce1">
            <text:p>TCGGCA_CACCGG</text:p>
          </table:table-cell>
          <table:table-cell table:style-name="ce1"/>
          <table:table-cell office:value-type="string" table:style-name="ce1">
            <text:p>H12</text:p>
          </table:table-cell>
          <table:table-cell office:value-type="string" office:string-value="crEMPTY_2_D19_R2" table:formula="of:=CONCATENATE([.$E97];[.$F97];&quot;_D19_R2&quot;)" table:style-name="ce1">
            <text:p>crEMPTY_2_D19_R2</text:p>
          </table:table-cell>
          <table:table-cell office:value-type="string" office:string-value="TCGGCA_CCAACA" table:formula="of:=CONCATENATE([.B37];&quot;_&quot;;[.D25])" table:style-name="ce1">
            <text:p>TCGGCA_CCAACA</text:p>
          </table:table-cell>
          <table:table-cell table:style-name="ce1"/>
          <table:table-cell office:value-type="string" table:style-name="ce1">
            <text:p>H12</text:p>
          </table:table-cell>
          <table:table-cell office:value-type="string" office:string-value="crEMPTY_2_D19_R3" table:formula="of:=CONCATENATE([.$E97];[.$F97];&quot;_D19_R3&quot;)" table:style-name="ce1">
            <text:p>crEMPTY_2_D19_R3</text:p>
          </table:table-cell>
          <table:table-cell office:value-type="string" office:string-value="TCGGCA_ACTGAT" table:formula="of:=CONCATENATE([.B37];&quot;_&quot;;[.D14])" table:style-name="ce1">
            <text:p>TCGGCA_ACTGAT</text:p>
          </table:table-cell>
          <table:table-cell table:style-name="ce1"/>
          <table:table-cell office:value-type="string" office:string-value="  crEMPTY_2_D12_R3: TCGGCA_CACCGG" table:formula="of:=CONCATENATE(&quot;  &quot;;[.M97];&quot;: &quot;;[.N97])" table:style-name="ce1">
            <text:p><text:s text:c="2"/>crEMPTY_2_D12_R3: TCGGCA_CACCGG</text:p>
          </table:table-cell>
          <table:table-cell office:value-type="string" office:string-value="  crEMPTY_2_D19_R2: TCGGCA_CCAACA" table:formula="of:=CONCATENATE(&quot;  &quot;;[.Q97];&quot;: &quot;;[.R97])" table:style-name="ce1">
            <text:p><text:s text:c="2"/>crEMPTY_2_D19_R2: TCGGCA_CCAACA</text:p>
          </table:table-cell>
          <table:table-cell office:value-type="string" office:string-value="  crEMPTY_2_D19_R3: TCGGCA_ACTGAT" table:formula="of:=CONCATENATE(&quot;  &quot;;[.U97];&quot;: &quot;;[.V97])" table:style-name="ce1">
            <text:p><text:s text:c="2"/>crEMPTY_2_D19_R3: TCGGCA_ACTGAT</text:p>
          </table:table-cell>
          <table:table-cell table:number-columns-repeated="16358"/>
        </table:table-row>
        <table:table-row table:number-rows-repeated="1048479" table:style-name="ro1">
          <table:table-cell table:number-columns-repeated="16384"/>
        </table:table-row>
      </table:table>
      <table:table table:name="HATTAT_P4-10" table:style-name="ta6">
        <table:table-column table:style-name="co12" table:number-columns-repeated="6" table:default-cell-style-name="ce1"/>
        <table:table-column table:style-name="co19" table:default-cell-style-name="ce1"/>
        <table:table-column table:style-name="co12" table:number-columns-repeated="4" table:default-cell-style-name="ce1"/>
        <table:table-column table:style-name="co39" table:default-cell-style-name="ce1"/>
        <table:table-column table:style-name="co24" table:default-cell-style-name="ce1"/>
        <table:table-column table:style-name="co26" table:default-cell-style-name="ce1"/>
        <table:table-column table:style-name="co12" table:default-cell-style-name="ce1"/>
        <table:table-column table:style-name="co40" table:default-cell-style-name="ce1"/>
        <table:table-column table:style-name="co25" table:default-cell-style-name="ce1"/>
        <table:table-column table:style-name="co12" table:number-columns-repeated="2" table:default-cell-style-name="ce1"/>
        <table:table-column table:style-name="co40" table:default-cell-style-name="ce1"/>
        <table:table-column table:style-name="co26" table:default-cell-style-name="ce1"/>
        <table:table-column table:style-name="co12" table:default-cell-style-name="ce1"/>
        <table:table-column table:style-name="co41" table:default-cell-style-name="ce1"/>
        <table:table-column table:style-name="co27" table:default-cell-style-name="ce1"/>
        <table:table-column table:style-name="co6" table:default-cell-style-name="ce1"/>
        <table:table-column table:style-name="co12" table:number-columns-repeated="16359" table:default-cell-style-name="ce1"/>
        <table:table-row table:style-name="ro1">
          <table:table-cell table:style-name="ce12"/>
          <table:table-cell office:value-type="string" table:style-name="ce12">
            <text:p>fw_BC</text:p>
          </table:table-cell>
          <table:table-cell table:style-name="ce12"/>
          <table:table-cell office:value-type="string" table:style-name="ce12">
            <text:p>rv_BC</text:p>
          </table:table-cell>
          <table:table-cell table:style-name="ce12"/>
          <table:table-cell office:value-type="string" table:style-name="ce1">
            <text:p>Well ID</text:p>
          </table:table-cell>
          <table:table-cell office:value-type="string" table:style-name="ce1">
            <text:p>Symbol (DBJ20)</text:p>
          </table:table-cell>
          <table:table-cell office:value-type="string" table:style-name="ce1">
            <text:p>Symbol (DBJ21)</text:p>
          </table:table-cell>
          <table:table-cell table:number-columns-repeated="2" table:style-name="ce12"/>
          <table:table-cell office:value-type="string" table:style-name="ce12">
            <text:p>P1a coordinate</text:p>
          </table:table-cell>
          <table:table-cell office:value-type="string" table:style-name="ce12">
            <text:p>Sample name</text:p>
          </table:table-cell>
          <table:table-cell office:value-type="string" table:style-name="ce12">
            <text:p>P1a BC</text:p>
          </table:table-cell>
          <table:table-cell table:style-name="ce12"/>
          <table:table-cell office:value-type="string" table:style-name="ce12">
            <text:p>P1 coordinate</text:p>
          </table:table-cell>
          <table:table-cell office:value-type="string" table:style-name="ce12">
            <text:p>Sample name</text:p>
          </table:table-cell>
          <table:table-cell office:value-type="string" table:style-name="ce12">
            <text:p>P1 BC</text:p>
          </table:table-cell>
          <table:table-cell table:style-name="ce12"/>
          <table:table-cell office:value-type="string" table:style-name="ce12">
            <text:p>P2 coordinate</text:p>
          </table:table-cell>
          <table:table-cell office:value-type="string" table:style-name="ce12">
            <text:p>Sample name</text:p>
          </table:table-cell>
          <table:table-cell office:value-type="string" table:style-name="ce12">
            <text:p>POOL_6-5 BC</text:p>
          </table:table-cell>
          <table:table-cell table:style-name="ce12"/>
          <table:table-cell office:value-type="string" table:style-name="ce12">
            <text:p>Yaml DBJ20 20171113 (1)_P1a</text:p>
          </table:table-cell>
          <table:table-cell office:value-type="string" table:style-name="ce12">
            <text:p>Yaml DBJ21 20171113 (2)_P1</text:p>
          </table:table-cell>
          <table:table-cell office:value-type="string" table:style-name="ce12">
            <text:p>Yaml DBJ21 20171120 (2)_P2</text:p>
          </table:table-cell>
          <table:table-cell table:number-columns-repeated="16359" table:style-name="ce12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01</text:p>
          </table:table-cell>
          <table:table-cell office:value-type="string" table:style-name="ce1">
            <text:p>EMPTY</text:p>
          </table:table-cell>
          <table:table-cell office:value-type="string" table:style-name="ce1">
            <text:p>EMPTY</text:p>
          </table:table-cell>
          <table:table-cell table:number-columns-repeated="2" table:style-name="ce1"/>
          <table:table-cell office:value-type="string" table:style-name="ce1">
            <text:p>A1</text:p>
          </table:table-cell>
          <table:table-cell office:value-type="string" office:string-value="aEMPTY_A01_DBJ20_D12_R1" table:formula="of:=CONCATENATE([.$E2];[.$G2];&quot;_&quot;;[.$F2];&quot;_DBJ20_D12_R1&quot;)" table:style-name="ce1">
            <text:p>aEMPTY_A01_DBJ20_D12_R1</text:p>
          </table:table-cell>
          <table:table-cell office:value-type="string" office:string-value="AGTCAA_GTGAAA" table:formula="of:=CONCATENATE([.B2];&quot;_&quot;;[.D8])" table:style-name="ce1">
            <text:p>AGTCAA_GTGAAA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office:string-value="aEMPTY_A01_DBJ21_D12_R2" table:formula="of:=CONCATENATE([.$E2];[.$H2];&quot;_&quot;;[.$F2];&quot;_DBJ21_D12_R2&quot;)" table:style-name="ce1">
            <text:p>aEMPTY_A01_DBJ21_D12_R2</text:p>
          </table:table-cell>
          <table:table-cell office:value-type="string" office:string-value="AGTCAA_AGTCAA" table:formula="of:=CONCATENATE([.B2];&quot;_&quot;;[.D2])" table:style-name="ce1">
            <text:p>AGTCAA_AGTCAA</text:p>
          </table:table-cell>
          <table:table-cell table:style-name="ce1"/>
          <table:table-cell office:value-type="string" table:style-name="ce1">
            <text:p>A1</text:p>
          </table:table-cell>
          <table:table-cell office:value-type="string" office:string-value="aEMPTY_A01_DBJ21_D19_R2" table:formula="of:=CONCATENATE([.$E2];[.$H2];&quot;_&quot;;[.$F2];&quot;_DBJ21_D19_R2&quot;)" table:style-name="ce1">
            <text:p>aEMPTY_A01_DBJ21_D19_R2</text:p>
          </table:table-cell>
          <table:table-cell office:value-type="string" office:string-value="AGTCAA_AGTTCC" table:formula="of:=CONCATENATE([.B2];&quot;_&quot;;[.D3])" table:style-name="ce1">
            <text:p>AGTCAA_AGTTCC</text:p>
          </table:table-cell>
          <table:table-cell table:style-name="ce1"/>
          <table:table-cell office:value-type="string" office:string-value="  aEMPTY_A01_DBJ20_D12_R1: AGTCAA_GTGAAA" table:formula="of:=CONCATENATE(&quot;  &quot;;[.L2];&quot;: &quot;;[.M2])" table:style-name="ce1">
            <text:p><text:s text:c="2"/>aEMPTY_A01_DBJ20_D12_R1: AGTCAA_GTGAAA</text:p>
          </table:table-cell>
          <table:table-cell office:value-type="string" office:string-value="  aEMPTY_A01_DBJ21_D12_R2: AGTCAA_AGTCAA" table:formula="of:=CONCATENATE(&quot;  &quot;;[.P2];&quot;: &quot;;[.Q2])" table:style-name="ce1">
            <text:p><text:s text:c="2"/>aEMPTY_A01_DBJ21_D12_R2: AGTCAA_AGTCAA</text:p>
          </table:table-cell>
          <table:table-cell office:value-type="string" office:string-value="  aEMPTY_A01_DBJ21_D19_R2: AGTCAA_AGTTCC" table:formula="of:=CONCATENATE(&quot;  &quot;;[.T2];&quot;: &quot;;[.U2])" table:style-name="ce1">
            <text:p><text:s text:c="2"/>aEMPTY_A01_DBJ21_D19_R2: AGTCAA_AGTTCC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02</text:p>
          </table:table-cell>
          <table:table-cell office:value-type="string" table:style-name="ce1">
            <text:p>Smad2</text:p>
          </table:table-cell>
          <table:table-cell office:value-type="string" table:style-name="ce1">
            <text:p>Sirt7</text:p>
          </table:table-cell>
          <table:table-cell table:number-columns-repeated="2" table:style-name="ce1"/>
          <table:table-cell office:value-type="string" table:style-name="ce1">
            <text:p>A2</text:p>
          </table:table-cell>
          <table:table-cell office:value-type="string" office:string-value="bSmad2_A02_DBJ20_D12_R1" table:formula="of:=CONCATENATE([.$E3];[.$G3];&quot;_&quot;;[.$F3];&quot;_DBJ20_D12_R1&quot;)" table:style-name="ce1">
            <text:p>bSmad2_A02_DBJ20_D12_R1</text:p>
          </table:table-cell>
          <table:table-cell office:value-type="string" office:string-value="AGTTCC_GTGGCC" table:formula="of:=CONCATENATE([.B3];&quot;_&quot;;[.D9])" table:style-name="ce1">
            <text:p>AGTTCC_GTGGCC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office:string-value="bSirt7_A02_DBJ21_D12_R2" table:formula="of:=CONCATENATE([.$E3];[.$H3];&quot;_&quot;;[.$F3];&quot;_DBJ21_D12_R2&quot;)" table:style-name="ce1">
            <text:p>bSirt7_A02_DBJ21_D12_R2</text:p>
          </table:table-cell>
          <table:table-cell office:value-type="string" office:string-value="AGTTCC_AGTTCC" table:formula="of:=CONCATENATE([.B3];&quot;_&quot;;[.D3])" table:style-name="ce1">
            <text:p>AGTTCC_AGTTCC</text:p>
          </table:table-cell>
          <table:table-cell table:style-name="ce1"/>
          <table:table-cell office:value-type="string" table:style-name="ce1">
            <text:p>A2</text:p>
          </table:table-cell>
          <table:table-cell office:value-type="string" office:string-value="bSirt7_A02_DBJ21_D19_R2" table:formula="of:=CONCATENATE([.$E3];[.$H3];&quot;_&quot;;[.$F3];&quot;_DBJ21_D19_R2&quot;)" table:style-name="ce1">
            <text:p>bSirt7_A02_DBJ21_D19_R2</text:p>
          </table:table-cell>
          <table:table-cell office:value-type="string" office:string-value="AGTTCC_ATGTCA" table:formula="of:=CONCATENATE([.B3];&quot;_&quot;;[.D4])" table:style-name="ce1">
            <text:p>AGTTCC_ATGTCA</text:p>
          </table:table-cell>
          <table:table-cell table:style-name="ce1"/>
          <table:table-cell office:value-type="string" office:string-value="  bSmad2_A02_DBJ20_D12_R1: AGTTCC_GTGGCC" table:formula="of:=CONCATENATE(&quot;  &quot;;[.L3];&quot;: &quot;;[.M3])" table:style-name="ce1">
            <text:p><text:s text:c="2"/>bSmad2_A02_DBJ20_D12_R1: AGTTCC_GTGGCC</text:p>
          </table:table-cell>
          <table:table-cell office:value-type="string" office:string-value="  bSirt7_A02_DBJ21_D12_R2: AGTTCC_AGTTCC" table:formula="of:=CONCATENATE(&quot;  &quot;;[.P3];&quot;: &quot;;[.Q3])" table:style-name="ce1">
            <text:p><text:s text:c="2"/>bSirt7_A02_DBJ21_D12_R2: AGTTCC_AGTTCC</text:p>
          </table:table-cell>
          <table:table-cell office:value-type="string" office:string-value="  bSirt7_A02_DBJ21_D19_R2: AGTTCC_ATGTCA" table:formula="of:=CONCATENATE(&quot;  &quot;;[.T3];&quot;: &quot;;[.U3])" table:style-name="ce1">
            <text:p><text:s text:c="2"/>bSirt7_A02_DBJ21_D19_R2: AGTTCC_ATGTCA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03</text:p>
          </table:table-cell>
          <table:table-cell office:value-type="string" table:style-name="ce1">
            <text:p>Spop</text:p>
          </table:table-cell>
          <table:table-cell office:value-type="string" table:style-name="ce1">
            <text:p>Hdac5</text:p>
          </table:table-cell>
          <table:table-cell table:number-columns-repeated="2" table:style-name="ce1"/>
          <table:table-cell office:value-type="string" table:style-name="ce1">
            <text:p>A3</text:p>
          </table:table-cell>
          <table:table-cell office:value-type="string" office:string-value="cSpop_A03_DBJ20_D12_R1" table:formula="of:=CONCATENATE([.$E4];[.$G4];&quot;_&quot;;[.$F4];&quot;_DBJ20_D12_R1&quot;)" table:style-name="ce1">
            <text:p>cSpop_A03_DBJ20_D12_R1</text:p>
          </table:table-cell>
          <table:table-cell office:value-type="string" office:string-value="ATGTCA_GTTTCG" table:formula="of:=CONCATENATE([.B4];&quot;_&quot;;[.D10])" table:style-name="ce1">
            <text:p>ATGTCA_GTTTCG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office:string-value="cHdac5_A03_DBJ21_D12_R2" table:formula="of:=CONCATENATE([.$E4];[.$H4];&quot;_&quot;;[.$F4];&quot;_DBJ21_D12_R2&quot;)" table:style-name="ce1">
            <text:p>cHdac5_A03_DBJ21_D12_R2</text:p>
          </table:table-cell>
          <table:table-cell office:value-type="string" office:string-value="ATGTCA_ATGTCA" table:formula="of:=CONCATENATE([.B4];&quot;_&quot;;[.D4])" table:style-name="ce1">
            <text:p>ATGTCA_ATGTCA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office:string-value="cHdac5_A03_DBJ21_D19_R2" table:formula="of:=CONCATENATE([.$E4];[.$H4];&quot;_&quot;;[.$F4];&quot;_DBJ21_D19_R2&quot;)" table:style-name="ce1">
            <text:p>cHdac5_A03_DBJ21_D19_R2</text:p>
          </table:table-cell>
          <table:table-cell office:value-type="string" office:string-value="ATGTCA_CCGTCC" table:formula="of:=CONCATENATE([.B4];&quot;_&quot;;[.D5])" table:style-name="ce1">
            <text:p>ATGTCA_CCGTCC</text:p>
          </table:table-cell>
          <table:table-cell table:style-name="ce1"/>
          <table:table-cell office:value-type="string" office:string-value="  cSpop_A03_DBJ20_D12_R1: ATGTCA_GTTTCG" table:formula="of:=CONCATENATE(&quot;  &quot;;[.L4];&quot;: &quot;;[.M4])" table:style-name="ce1">
            <text:p><text:s text:c="2"/>cSpop_A03_DBJ20_D12_R1: ATGTCA_GTTTCG</text:p>
          </table:table-cell>
          <table:table-cell office:value-type="string" office:string-value="  cHdac5_A03_DBJ21_D12_R2: ATGTCA_ATGTCA" table:formula="of:=CONCATENATE(&quot;  &quot;;[.P4];&quot;: &quot;;[.Q4])" table:style-name="ce1">
            <text:p><text:s text:c="2"/>cHdac5_A03_DBJ21_D12_R2: ATGTCA_ATGTCA</text:p>
          </table:table-cell>
          <table:table-cell office:value-type="string" office:string-value="  cHdac5_A03_DBJ21_D19_R2: ATGTCA_CCGTCC" table:formula="of:=CONCATENATE(&quot;  &quot;;[.T4];&quot;: &quot;;[.U4])" table:style-name="ce1">
            <text:p><text:s text:c="2"/>cHdac5_A03_DBJ21_D19_R2: ATGTCA_CCGTCC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04</text:p>
          </table:table-cell>
          <table:table-cell office:value-type="string" table:style-name="ce1">
            <text:p>Ncor2</text:p>
          </table:table-cell>
          <table:table-cell office:value-type="string" table:style-name="ce1">
            <text:p>Uhrf1</text:p>
          </table:table-cell>
          <table:table-cell table:number-columns-repeated="2" table:style-name="ce1"/>
          <table:table-cell office:value-type="string" table:style-name="ce1">
            <text:p>A4</text:p>
          </table:table-cell>
          <table:table-cell office:value-type="string" office:string-value="dNcor2_A04_DBJ20_D12_R1" table:formula="of:=CONCATENATE([.$E5];[.$G5];&quot;_&quot;;[.$F5];&quot;_DBJ20_D12_R1&quot;)" table:style-name="ce1">
            <text:p>dNcor2_A04_DBJ20_D12_R1</text:p>
          </table:table-cell>
          <table:table-cell office:value-type="string" office:string-value="CCGTCC_CGTACG" table:formula="of:=CONCATENATE([.B5];&quot;_&quot;;[.D11])" table:style-name="ce1">
            <text:p>CCGTCC_CGTACG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office:string-value="dUhrf1_A04_DBJ21_D12_R2" table:formula="of:=CONCATENATE([.$E5];[.$H5];&quot;_&quot;;[.$F5];&quot;_DBJ21_D12_R2&quot;)" table:style-name="ce1">
            <text:p>dUhrf1_A04_DBJ21_D12_R2</text:p>
          </table:table-cell>
          <table:table-cell office:value-type="string" office:string-value="CCGTCC_CCGTCC" table:formula="of:=CONCATENATE([.B5];&quot;_&quot;;[.D5])" table:style-name="ce1">
            <text:p>CCGTCC_CCGTCC</text:p>
          </table:table-cell>
          <table:table-cell table:style-name="ce1"/>
          <table:table-cell office:value-type="string" table:style-name="ce1">
            <text:p>A4</text:p>
          </table:table-cell>
          <table:table-cell office:value-type="string" office:string-value="dUhrf1_A04_DBJ21_D19_R2" table:formula="of:=CONCATENATE([.$E5];[.$H5];&quot;_&quot;;[.$F5];&quot;_DBJ21_D19_R2&quot;)" table:style-name="ce1">
            <text:p>dUhrf1_A04_DBJ21_D19_R2</text:p>
          </table:table-cell>
          <table:table-cell office:value-type="string" office:string-value="CCGTCC_GTAGAG" table:formula="of:=CONCATENATE([.B5];&quot;_&quot;;[.D6])" table:style-name="ce1">
            <text:p>CCGTCC_GTAGAG</text:p>
          </table:table-cell>
          <table:table-cell table:style-name="ce1"/>
          <table:table-cell office:value-type="string" office:string-value="  dNcor2_A04_DBJ20_D12_R1: CCGTCC_CGTACG" table:formula="of:=CONCATENATE(&quot;  &quot;;[.L5];&quot;: &quot;;[.M5])" table:style-name="ce1">
            <text:p><text:s text:c="2"/>dNcor2_A04_DBJ20_D12_R1: CCGTCC_CGTACG</text:p>
          </table:table-cell>
          <table:table-cell office:value-type="string" office:string-value="  dUhrf1_A04_DBJ21_D12_R2: CCGTCC_CCGTCC" table:formula="of:=CONCATENATE(&quot;  &quot;;[.P5];&quot;: &quot;;[.Q5])" table:style-name="ce1">
            <text:p><text:s text:c="2"/>dUhrf1_A04_DBJ21_D12_R2: CCGTCC_CCGTCC</text:p>
          </table:table-cell>
          <table:table-cell office:value-type="string" office:string-value="  dUhrf1_A04_DBJ21_D19_R2: CCGTCC_GTAGAG" table:formula="of:=CONCATENATE(&quot;  &quot;;[.T5];&quot;: &quot;;[.U5])" table:style-name="ce1">
            <text:p><text:s text:c="2"/>dUhrf1_A04_DBJ21_D19_R2: CCGTCC_GTAGAG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05</text:p>
          </table:table-cell>
          <table:table-cell office:value-type="string" table:style-name="ce1">
            <text:p>Smarcd2</text:p>
          </table:table-cell>
          <table:table-cell office:value-type="string" table:style-name="ce1">
            <text:p>Ezh2</text:p>
          </table:table-cell>
          <table:table-cell table:number-columns-repeated="2" table:style-name="ce1"/>
          <table:table-cell office:value-type="string" table:style-name="ce1">
            <text:p>A5</text:p>
          </table:table-cell>
          <table:table-cell office:value-type="string" office:string-value="eSmarcd2_A05_DBJ20_D12_R1" table:formula="of:=CONCATENATE([.$E6];[.$G6];&quot;_&quot;;[.$F6];&quot;_DBJ20_D12_R1&quot;)" table:style-name="ce1">
            <text:p>eSmarcd2_A05_DBJ20_D12_R1</text:p>
          </table:table-cell>
          <table:table-cell office:value-type="string" office:string-value="GTAGAG_GAGTGG" table:formula="of:=CONCATENATE([.B6];&quot;_&quot;;[.D12])" table:style-name="ce1">
            <text:p>GTAGAG_GAGTGG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office:string-value="eEzh2_A05_DBJ21_D12_R2" table:formula="of:=CONCATENATE([.$E6];[.$H6];&quot;_&quot;;[.$F6];&quot;_DBJ21_D12_R2&quot;)" table:style-name="ce1">
            <text:p>eEzh2_A05_DBJ21_D12_R2</text:p>
          </table:table-cell>
          <table:table-cell office:value-type="string" office:string-value="GTAGAG_GTAGAG" table:formula="of:=CONCATENATE([.B6];&quot;_&quot;;[.D6])" table:style-name="ce1">
            <text:p>GTAGAG_GTAGAG</text:p>
          </table:table-cell>
          <table:table-cell table:style-name="ce1"/>
          <table:table-cell office:value-type="string" table:style-name="ce1">
            <text:p>A5</text:p>
          </table:table-cell>
          <table:table-cell office:value-type="string" office:string-value="eEzh2_A05_DBJ21_D19_R2" table:formula="of:=CONCATENATE([.$E6];[.$H6];&quot;_&quot;;[.$F6];&quot;_DBJ21_D19_R2&quot;)" table:style-name="ce1">
            <text:p>eEzh2_A05_DBJ21_D19_R2</text:p>
          </table:table-cell>
          <table:table-cell office:value-type="string" office:string-value="GTAGAG_GTCCGC" table:formula="of:=CONCATENATE([.B6];&quot;_&quot;;[.D7])" table:style-name="ce1">
            <text:p>GTAGAG_GTCCGC</text:p>
          </table:table-cell>
          <table:table-cell table:style-name="ce1"/>
          <table:table-cell office:value-type="string" office:string-value="  eSmarcd2_A05_DBJ20_D12_R1: GTAGAG_GAGTGG" table:formula="of:=CONCATENATE(&quot;  &quot;;[.L6];&quot;: &quot;;[.M6])" table:style-name="ce1">
            <text:p><text:s text:c="2"/>eSmarcd2_A05_DBJ20_D12_R1: GTAGAG_GAGTGG</text:p>
          </table:table-cell>
          <table:table-cell office:value-type="string" office:string-value="  eEzh2_A05_DBJ21_D12_R2: GTAGAG_GTAGAG" table:formula="of:=CONCATENATE(&quot;  &quot;;[.P6];&quot;: &quot;;[.Q6])" table:style-name="ce1">
            <text:p><text:s text:c="2"/>eEzh2_A05_DBJ21_D12_R2: GTAGAG_GTAGAG</text:p>
          </table:table-cell>
          <table:table-cell office:value-type="string" office:string-value="  eEzh2_A05_DBJ21_D19_R2: GTAGAG_GTCCGC" table:formula="of:=CONCATENATE(&quot;  &quot;;[.T6];&quot;: &quot;;[.U6])" table:style-name="ce1">
            <text:p><text:s text:c="2"/>eEzh2_A05_DBJ21_D19_R2: GTAGAG_GTCCGC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06</text:p>
          </table:table-cell>
          <table:table-cell office:value-type="string" table:style-name="ce1">
            <text:p>Prkd3</text:p>
          </table:table-cell>
          <table:table-cell office:value-type="string" table:style-name="ce1">
            <text:p>Bmi1</text:p>
          </table:table-cell>
          <table:table-cell table:number-columns-repeated="2" table:style-name="ce1"/>
          <table:table-cell office:value-type="string" table:style-name="ce1">
            <text:p>A6</text:p>
          </table:table-cell>
          <table:table-cell office:value-type="string" office:string-value="fPrkd3_A06_DBJ20_D12_R1" table:formula="of:=CONCATENATE([.$E7];[.$G7];&quot;_&quot;;[.$F7];&quot;_DBJ20_D12_R1&quot;)" table:style-name="ce1">
            <text:p>fPrkd3_A06_DBJ20_D12_R1</text:p>
          </table:table-cell>
          <table:table-cell office:value-type="string" office:string-value="GTCCGC_GGTAGC" table:formula="of:=CONCATENATE([.B7];&quot;_&quot;;[.D13])" table:style-name="ce1">
            <text:p>GTCCGC_GGTAGC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office:string-value="fBmi1_A06_DBJ21_D12_R2" table:formula="of:=CONCATENATE([.$E7];[.$H7];&quot;_&quot;;[.$F7];&quot;_DBJ21_D12_R2&quot;)" table:style-name="ce1">
            <text:p>fBmi1_A06_DBJ21_D12_R2</text:p>
          </table:table-cell>
          <table:table-cell office:value-type="string" office:string-value="GTCCGC_GTCCGC" table:formula="of:=CONCATENATE([.B7];&quot;_&quot;;[.D7])" table:style-name="ce1">
            <text:p>GTCCGC_GTCCGC</text:p>
          </table:table-cell>
          <table:table-cell table:style-name="ce1"/>
          <table:table-cell office:value-type="string" table:style-name="ce1">
            <text:p>A6</text:p>
          </table:table-cell>
          <table:table-cell office:value-type="string" office:string-value="fBmi1_A06_DBJ21_D19_R2" table:formula="of:=CONCATENATE([.$E7];[.$H7];&quot;_&quot;;[.$F7];&quot;_DBJ21_D19_R2&quot;)" table:style-name="ce1">
            <text:p>fBmi1_A06_DBJ21_D19_R2</text:p>
          </table:table-cell>
          <table:table-cell office:value-type="string" office:string-value="GTCCGC_GTGAAA" table:formula="of:=CONCATENATE([.B7];&quot;_&quot;;[.D8])" table:style-name="ce1">
            <text:p>GTCCGC_GTGAAA</text:p>
          </table:table-cell>
          <table:table-cell table:style-name="ce1"/>
          <table:table-cell office:value-type="string" office:string-value="  fPrkd3_A06_DBJ20_D12_R1: GTCCGC_GGTAGC" table:formula="of:=CONCATENATE(&quot;  &quot;;[.L7];&quot;: &quot;;[.M7])" table:style-name="ce1">
            <text:p><text:s text:c="2"/>fPrkd3_A06_DBJ20_D12_R1: GTCCGC_GGTAGC</text:p>
          </table:table-cell>
          <table:table-cell office:value-type="string" office:string-value="  fBmi1_A06_DBJ21_D12_R2: GTCCGC_GTCCGC" table:formula="of:=CONCATENATE(&quot;  &quot;;[.P7];&quot;: &quot;;[.Q7])" table:style-name="ce1">
            <text:p><text:s text:c="2"/>fBmi1_A06_DBJ21_D12_R2: GTCCGC_GTCCGC</text:p>
          </table:table-cell>
          <table:table-cell office:value-type="string" office:string-value="  fBmi1_A06_DBJ21_D19_R2: GTCCGC_GTGAAA" table:formula="of:=CONCATENATE(&quot;  &quot;;[.T7];&quot;: &quot;;[.U7])" table:style-name="ce1">
            <text:p><text:s text:c="2"/>fBmi1_A06_DBJ21_D19_R2: GTCCGC_GTGAAA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07</text:p>
          </table:table-cell>
          <table:table-cell office:value-type="string" table:style-name="ce1">
            <text:p>Spen</text:p>
          </table:table-cell>
          <table:table-cell office:value-type="string" table:style-name="ce1">
            <text:p>Chd3</text:p>
          </table:table-cell>
          <table:table-cell table:number-columns-repeated="2" table:style-name="ce1"/>
          <table:table-cell office:value-type="string" table:style-name="ce1">
            <text:p>A7</text:p>
          </table:table-cell>
          <table:table-cell office:value-type="string" office:string-value="gSpen_A07_DBJ20_D12_R1" table:formula="of:=CONCATENATE([.$E8];[.$G8];&quot;_&quot;;[.$F8];&quot;_DBJ20_D12_R1&quot;)" table:style-name="ce1">
            <text:p>gSpen_A07_DBJ20_D12_R1</text:p>
          </table:table-cell>
          <table:table-cell office:value-type="string" office:string-value="GTGAAA_AGTCAA" table:formula="of:=CONCATENATE([.B8];&quot;_&quot;;[.D2])" table:style-name="ce1">
            <text:p>GTGAAA_AGTCAA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office:string-value="gChd3_A07_DBJ21_D12_R2" table:formula="of:=CONCATENATE([.$E8];[.$H8];&quot;_&quot;;[.$F8];&quot;_DBJ21_D12_R2&quot;)" table:style-name="ce1">
            <text:p>gChd3_A07_DBJ21_D12_R2</text:p>
          </table:table-cell>
          <table:table-cell office:value-type="string" office:string-value="GTGAAA_GTGAAA" table:formula="of:=CONCATENATE([.B8];&quot;_&quot;;[.D8])" table:style-name="ce1">
            <text:p>GTGAAA_GTGAAA</text:p>
          </table:table-cell>
          <table:table-cell table:style-name="ce1"/>
          <table:table-cell office:value-type="string" table:style-name="ce1">
            <text:p>A7</text:p>
          </table:table-cell>
          <table:table-cell office:value-type="string" office:string-value="gChd3_A07_DBJ21_D19_R2" table:formula="of:=CONCATENATE([.$E8];[.$H8];&quot;_&quot;;[.$F8];&quot;_DBJ21_D19_R2&quot;)" table:style-name="ce1">
            <text:p>gChd3_A07_DBJ21_D19_R2</text:p>
          </table:table-cell>
          <table:table-cell office:value-type="string" office:string-value="GTGAAA_GTGGCC" table:formula="of:=CONCATENATE([.B8];&quot;_&quot;;[.D9])" table:style-name="ce1">
            <text:p>GTGAAA_GTGGCC</text:p>
          </table:table-cell>
          <table:table-cell table:style-name="ce1"/>
          <table:table-cell office:value-type="string" office:string-value="  gSpen_A07_DBJ20_D12_R1: GTGAAA_AGTCAA" table:formula="of:=CONCATENATE(&quot;  &quot;;[.L8];&quot;: &quot;;[.M8])" table:style-name="ce1">
            <text:p><text:s text:c="2"/>gSpen_A07_DBJ20_D12_R1: GTGAAA_AGTCAA</text:p>
          </table:table-cell>
          <table:table-cell office:value-type="string" office:string-value="  gChd3_A07_DBJ21_D12_R2: GTGAAA_GTGAAA" table:formula="of:=CONCATENATE(&quot;  &quot;;[.P8];&quot;: &quot;;[.Q8])" table:style-name="ce1">
            <text:p><text:s text:c="2"/>gChd3_A07_DBJ21_D12_R2: GTGAAA_GTGAAA</text:p>
          </table:table-cell>
          <table:table-cell office:value-type="string" office:string-value="  gChd3_A07_DBJ21_D19_R2: GTGAAA_GTGGCC" table:formula="of:=CONCATENATE(&quot;  &quot;;[.T8];&quot;: &quot;;[.U8])" table:style-name="ce1">
            <text:p><text:s text:c="2"/>gChd3_A07_DBJ21_D19_R2: GTGAAA_GTGGCC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08</text:p>
          </table:table-cell>
          <table:table-cell office:value-type="string" table:style-name="ce1">
            <text:p>Plk2</text:p>
          </table:table-cell>
          <table:table-cell office:value-type="string" table:style-name="ce1">
            <text:p>Uhrf1</text:p>
          </table:table-cell>
          <table:table-cell table:number-columns-repeated="2" table:style-name="ce1"/>
          <table:table-cell office:value-type="string" table:style-name="ce1">
            <text:p>A8</text:p>
          </table:table-cell>
          <table:table-cell office:value-type="string" office:string-value="hPlk2_A08_DBJ20_D12_R1" table:formula="of:=CONCATENATE([.$E9];[.$G9];&quot;_&quot;;[.$F9];&quot;_DBJ20_D12_R1&quot;)" table:style-name="ce1">
            <text:p>hPlk2_A08_DBJ20_D12_R1</text:p>
          </table:table-cell>
          <table:table-cell office:value-type="string" office:string-value="GTGGCC_AGTTCC" table:formula="of:=CONCATENATE([.B9];&quot;_&quot;;[.D3])" table:style-name="ce1">
            <text:p>GTGGCC_AGTTCC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office:string-value="hUhrf1_A08_DBJ21_D12_R2" table:formula="of:=CONCATENATE([.$E9];[.$H9];&quot;_&quot;;[.$F9];&quot;_DBJ21_D12_R2&quot;)" table:style-name="ce1">
            <text:p>hUhrf1_A08_DBJ21_D12_R2</text:p>
          </table:table-cell>
          <table:table-cell office:value-type="string" office:string-value="GTGGCC_GTGGCC" table:formula="of:=CONCATENATE([.B9];&quot;_&quot;;[.D9])" table:style-name="ce1">
            <text:p>GTGGCC_GTGGCC</text:p>
          </table:table-cell>
          <table:table-cell table:style-name="ce1"/>
          <table:table-cell office:value-type="string" table:style-name="ce1">
            <text:p>A8</text:p>
          </table:table-cell>
          <table:table-cell office:value-type="string" office:string-value="hUhrf1_A08_DBJ21_D19_R2" table:formula="of:=CONCATENATE([.$E9];[.$H9];&quot;_&quot;;[.$F9];&quot;_DBJ21_D19_R2&quot;)" table:style-name="ce1">
            <text:p>hUhrf1_A08_DBJ21_D19_R2</text:p>
          </table:table-cell>
          <table:table-cell office:value-type="string" office:string-value="GTGGCC_GTTTCG" table:formula="of:=CONCATENATE([.B9];&quot;_&quot;;[.D10])" table:style-name="ce1">
            <text:p>GTGGCC_GTTTCG</text:p>
          </table:table-cell>
          <table:table-cell table:style-name="ce1"/>
          <table:table-cell office:value-type="string" office:string-value="  hPlk2_A08_DBJ20_D12_R1: GTGGCC_AGTTCC" table:formula="of:=CONCATENATE(&quot;  &quot;;[.L9];&quot;: &quot;;[.M9])" table:style-name="ce1">
            <text:p><text:s text:c="2"/>hPlk2_A08_DBJ20_D12_R1: GTGGCC_AGTTCC</text:p>
          </table:table-cell>
          <table:table-cell office:value-type="string" office:string-value="  hUhrf1_A08_DBJ21_D12_R2: GTGGCC_GTGGCC" table:formula="of:=CONCATENATE(&quot;  &quot;;[.P9];&quot;: &quot;;[.Q9])" table:style-name="ce1">
            <text:p><text:s text:c="2"/>hUhrf1_A08_DBJ21_D12_R2: GTGGCC_GTGGCC</text:p>
          </table:table-cell>
          <table:table-cell office:value-type="string" office:string-value="  hUhrf1_A08_DBJ21_D19_R2: GTGGCC_GTTTCG" table:formula="of:=CONCATENATE(&quot;  &quot;;[.T9];&quot;: &quot;;[.U9])" table:style-name="ce1">
            <text:p><text:s text:c="2"/>hUhrf1_A08_DBJ21_D19_R2: GTGGCC_GTTTCG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i</text:p>
          </table:table-cell>
          <table:table-cell office:value-type="string" table:style-name="ce1">
            <text:p>A09</text:p>
          </table:table-cell>
          <table:table-cell office:value-type="string" table:style-name="ce1">
            <text:p>Plk2</text:p>
          </table:table-cell>
          <table:table-cell office:value-type="string" table:style-name="ce1">
            <text:p>Ezh1</text:p>
          </table:table-cell>
          <table:table-cell table:number-columns-repeated="2" table:style-name="ce1"/>
          <table:table-cell office:value-type="string" table:style-name="ce1">
            <text:p>A9</text:p>
          </table:table-cell>
          <table:table-cell office:value-type="string" office:string-value="iPlk2_A09_DBJ20_D12_R1" table:formula="of:=CONCATENATE([.$E10];[.$G10];&quot;_&quot;;[.$F10];&quot;_DBJ20_D12_R1&quot;)" table:style-name="ce1">
            <text:p>iPlk2_A09_DBJ20_D12_R1</text:p>
          </table:table-cell>
          <table:table-cell office:value-type="string" office:string-value="GTTTCG_ATGTCA" table:formula="of:=CONCATENATE([.B10];&quot;_&quot;;[.D4])" table:style-name="ce1">
            <text:p>GTTTCG_ATGTCA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office:string-value="iEzh1_A09_DBJ21_D12_R2" table:formula="of:=CONCATENATE([.$E10];[.$H10];&quot;_&quot;;[.$F10];&quot;_DBJ21_D12_R2&quot;)" table:style-name="ce1">
            <text:p>iEzh1_A09_DBJ21_D12_R2</text:p>
          </table:table-cell>
          <table:table-cell office:value-type="string" office:string-value="GTTTCG_GTTTCG" table:formula="of:=CONCATENATE([.B10];&quot;_&quot;;[.D10])" table:style-name="ce1">
            <text:p>GTTTCG_GTTTCG</text:p>
          </table:table-cell>
          <table:table-cell table:style-name="ce1"/>
          <table:table-cell office:value-type="string" table:style-name="ce1">
            <text:p>A9</text:p>
          </table:table-cell>
          <table:table-cell office:value-type="string" office:string-value="iEzh1_A09_DBJ21_D19_R2" table:formula="of:=CONCATENATE([.$E10];[.$H10];&quot;_&quot;;[.$F10];&quot;_DBJ21_D19_R2&quot;)" table:style-name="ce1">
            <text:p>iEzh1_A09_DBJ21_D19_R2</text:p>
          </table:table-cell>
          <table:table-cell office:value-type="string" office:string-value="GTTTCG_CGTACG" table:formula="of:=CONCATENATE([.B10];&quot;_&quot;;[.D11])" table:style-name="ce1">
            <text:p>GTTTCG_CGTACG</text:p>
          </table:table-cell>
          <table:table-cell table:style-name="ce1"/>
          <table:table-cell office:value-type="string" office:string-value="  iPlk2_A09_DBJ20_D12_R1: GTTTCG_ATGTCA" table:formula="of:=CONCATENATE(&quot;  &quot;;[.L10];&quot;: &quot;;[.M10])" table:style-name="ce1">
            <text:p><text:s text:c="2"/>iPlk2_A09_DBJ20_D12_R1: GTTTCG_ATGTCA</text:p>
          </table:table-cell>
          <table:table-cell office:value-type="string" office:string-value="  iEzh1_A09_DBJ21_D12_R2: GTTTCG_GTTTCG" table:formula="of:=CONCATENATE(&quot;  &quot;;[.P10];&quot;: &quot;;[.Q10])" table:style-name="ce1">
            <text:p><text:s text:c="2"/>iEzh1_A09_DBJ21_D12_R2: GTTTCG_GTTTCG</text:p>
          </table:table-cell>
          <table:table-cell office:value-type="string" office:string-value="  iEzh1_A09_DBJ21_D19_R2: GTTTCG_CGTACG" table:formula="of:=CONCATENATE(&quot;  &quot;;[.T10];&quot;: &quot;;[.U10])" table:style-name="ce1">
            <text:p><text:s text:c="2"/>iEzh1_A09_DBJ21_D19_R2: GTTTCG_CGTACG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j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Spop</text:p>
          </table:table-cell>
          <table:table-cell office:value-type="string" table:style-name="ce1">
            <text:p>Trim28</text:p>
          </table:table-cell>
          <table:table-cell table:number-columns-repeated="2" table:style-name="ce1"/>
          <table:table-cell office:value-type="string" table:style-name="ce1">
            <text:p>A10</text:p>
          </table:table-cell>
          <table:table-cell office:value-type="string" office:string-value="jSpop_A10_DBJ20_D12_R1" table:formula="of:=CONCATENATE([.$E11];[.$G11];&quot;_&quot;;[.$F11];&quot;_DBJ20_D12_R1&quot;)" table:style-name="ce1">
            <text:p>jSpop_A10_DBJ20_D12_R1</text:p>
          </table:table-cell>
          <table:table-cell office:value-type="string" office:string-value="CGTACG_CCGTCC" table:formula="of:=CONCATENATE([.B11];&quot;_&quot;;[.D5])" table:style-name="ce1">
            <text:p>CGTACG_CCGTCC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office:string-value="jTrim28_A10_DBJ21_D12_R2" table:formula="of:=CONCATENATE([.$E11];[.$H11];&quot;_&quot;;[.$F11];&quot;_DBJ21_D12_R2&quot;)" table:style-name="ce1">
            <text:p>jTrim28_A10_DBJ21_D12_R2</text:p>
          </table:table-cell>
          <table:table-cell office:value-type="string" office:string-value="CGTACG_CGTACG" table:formula="of:=CONCATENATE([.B11];&quot;_&quot;;[.D11])" table:style-name="ce1">
            <text:p>CGTACG_CGTACG</text:p>
          </table:table-cell>
          <table:table-cell table:style-name="ce1"/>
          <table:table-cell office:value-type="string" table:style-name="ce1">
            <text:p>A10</text:p>
          </table:table-cell>
          <table:table-cell office:value-type="string" office:string-value="jTrim28_A10_DBJ21_D19_R2" table:formula="of:=CONCATENATE([.$E11];[.$H11];&quot;_&quot;;[.$F11];&quot;_DBJ21_D19_R2&quot;)" table:style-name="ce1">
            <text:p>jTrim28_A10_DBJ21_D19_R2</text:p>
          </table:table-cell>
          <table:table-cell office:value-type="string" office:string-value="CGTACG_GAGTGG" table:formula="of:=CONCATENATE([.B11];&quot;_&quot;;[.D12])" table:style-name="ce1">
            <text:p>CGTACG_GAGTGG</text:p>
          </table:table-cell>
          <table:table-cell table:style-name="ce1"/>
          <table:table-cell office:value-type="string" office:string-value="  jSpop_A10_DBJ20_D12_R1: CGTACG_CCGTCC" table:formula="of:=CONCATENATE(&quot;  &quot;;[.L11];&quot;: &quot;;[.M11])" table:style-name="ce1">
            <text:p><text:s text:c="2"/>jSpop_A10_DBJ20_D12_R1: CGTACG_CCGTCC</text:p>
          </table:table-cell>
          <table:table-cell office:value-type="string" office:string-value="  jTrim28_A10_DBJ21_D12_R2: CGTACG_CGTACG" table:formula="of:=CONCATENATE(&quot;  &quot;;[.P11];&quot;: &quot;;[.Q11])" table:style-name="ce1">
            <text:p><text:s text:c="2"/>jTrim28_A10_DBJ21_D12_R2: CGTACG_CGTACG</text:p>
          </table:table-cell>
          <table:table-cell office:value-type="string" office:string-value="  jTrim28_A10_DBJ21_D19_R2: CGTACG_GAGTGG" table:formula="of:=CONCATENATE(&quot;  &quot;;[.T11];&quot;: &quot;;[.U11])" table:style-name="ce1">
            <text:p><text:s text:c="2"/>jTrim28_A10_DBJ21_D19_R2: CGTACG_GAGTGG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k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Pdpk1</text:p>
          </table:table-cell>
          <table:table-cell office:value-type="string" table:style-name="ce1">
            <text:p>Kdm2b</text:p>
          </table:table-cell>
          <table:table-cell table:number-columns-repeated="2" table:style-name="ce1"/>
          <table:table-cell office:value-type="string" table:style-name="ce1">
            <text:p>A11</text:p>
          </table:table-cell>
          <table:table-cell office:value-type="string" office:string-value="kPdpk1_A11_DBJ20_D12_R1" table:formula="of:=CONCATENATE([.$E12];[.$G12];&quot;_&quot;;[.$F12];&quot;_DBJ20_D12_R1&quot;)" table:style-name="ce1">
            <text:p>kPdpk1_A11_DBJ20_D12_R1</text:p>
          </table:table-cell>
          <table:table-cell office:value-type="string" office:string-value="GAGTGG_GTAGAG" table:formula="of:=CONCATENATE([.B12];&quot;_&quot;;[.D6])" table:style-name="ce1">
            <text:p>GAGTGG_GTAGAG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office:string-value="kKdm2b_A11_DBJ21_D12_R2" table:formula="of:=CONCATENATE([.$E12];[.$H12];&quot;_&quot;;[.$F12];&quot;_DBJ21_D12_R2&quot;)" table:style-name="ce1">
            <text:p>kKdm2b_A11_DBJ21_D12_R2</text:p>
          </table:table-cell>
          <table:table-cell office:value-type="string" office:string-value="GAGTGG_GAGTGG" table:formula="of:=CONCATENATE([.B12];&quot;_&quot;;[.D12])" table:style-name="ce1">
            <text:p>GAGTGG_GAGTGG</text:p>
          </table:table-cell>
          <table:table-cell table:style-name="ce1"/>
          <table:table-cell office:value-type="string" table:style-name="ce1">
            <text:p>A11</text:p>
          </table:table-cell>
          <table:table-cell office:value-type="string" office:string-value="kKdm2b_A11_DBJ21_D19_R2" table:formula="of:=CONCATENATE([.$E12];[.$H12];&quot;_&quot;;[.$F12];&quot;_DBJ21_D19_R2&quot;)" table:style-name="ce1">
            <text:p>kKdm2b_A11_DBJ21_D19_R2</text:p>
          </table:table-cell>
          <table:table-cell office:value-type="string" office:string-value="GAGTGG_GGTAGC" table:formula="of:=CONCATENATE([.B12];&quot;_&quot;;[.D13])" table:style-name="ce1">
            <text:p>GAGTGG_GGTAGC</text:p>
          </table:table-cell>
          <table:table-cell table:style-name="ce1"/>
          <table:table-cell office:value-type="string" office:string-value="  kPdpk1_A11_DBJ20_D12_R1: GAGTGG_GTAGAG" table:formula="of:=CONCATENATE(&quot;  &quot;;[.L12];&quot;: &quot;;[.M12])" table:style-name="ce1">
            <text:p><text:s text:c="2"/>kPdpk1_A11_DBJ20_D12_R1: GAGTGG_GTAGAG</text:p>
          </table:table-cell>
          <table:table-cell office:value-type="string" office:string-value="  kKdm2b_A11_DBJ21_D12_R2: GAGTGG_GAGTGG" table:formula="of:=CONCATENATE(&quot;  &quot;;[.P12];&quot;: &quot;;[.Q12])" table:style-name="ce1">
            <text:p><text:s text:c="2"/>kKdm2b_A11_DBJ21_D12_R2: GAGTGG_GAGTGG</text:p>
          </table:table-cell>
          <table:table-cell office:value-type="string" office:string-value="  kKdm2b_A11_DBJ21_D19_R2: GAGTGG_GGTAGC" table:formula="of:=CONCATENATE(&quot;  &quot;;[.T12];&quot;: &quot;;[.U12])" table:style-name="ce1">
            <text:p><text:s text:c="2"/>kKdm2b_A11_DBJ21_D19_R2: GAGTGG_GGTAGC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12</text:p>
          </table:table-cell>
          <table:table-cell office:value-type="string" table:style-name="ce1">
            <text:p>Lbr</text:p>
          </table:table-cell>
          <table:table-cell office:value-type="string" table:style-name="ce1">
            <text:p>Hdac7</text:p>
          </table:table-cell>
          <table:table-cell table:number-columns-repeated="2" table:style-name="ce1"/>
          <table:table-cell office:value-type="string" table:style-name="ce1">
            <text:p>A12</text:p>
          </table:table-cell>
          <table:table-cell office:value-type="string" office:string-value="lLbr_A12_DBJ20_D12_R1" table:formula="of:=CONCATENATE([.$E13];[.$G13];&quot;_&quot;;[.$F13];&quot;_DBJ20_D12_R1&quot;)" table:style-name="ce1">
            <text:p>lLbr_A12_DBJ20_D12_R1</text:p>
          </table:table-cell>
          <table:table-cell office:value-type="string" office:string-value="GGTAGC_GTCCGC" table:formula="of:=CONCATENATE([.B13];&quot;_&quot;;[.D7])" table:style-name="ce1">
            <text:p>GGTAGC_GTCCGC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office:string-value="lHdac7_A12_DBJ21_D12_R2" table:formula="of:=CONCATENATE([.$E13];[.$H13];&quot;_&quot;;[.$F13];&quot;_DBJ21_D12_R2&quot;)" table:style-name="ce1">
            <text:p>lHdac7_A12_DBJ21_D12_R2</text:p>
          </table:table-cell>
          <table:table-cell office:value-type="string" office:string-value="GGTAGC_GGTAGC" table:formula="of:=CONCATENATE([.B13];&quot;_&quot;;[.D13])" table:style-name="ce1">
            <text:p>GGTAGC_GGTAGC</text:p>
          </table:table-cell>
          <table:table-cell table:style-name="ce1"/>
          <table:table-cell office:value-type="string" table:style-name="ce1">
            <text:p>A12</text:p>
          </table:table-cell>
          <table:table-cell office:value-type="string" office:string-value="lHdac7_A12_DBJ21_D19_R2" table:formula="of:=CONCATENATE([.$E13];[.$H13];&quot;_&quot;;[.$F13];&quot;_DBJ21_D19_R2&quot;)" table:style-name="ce1">
            <text:p>lHdac7_A12_DBJ21_D19_R2</text:p>
          </table:table-cell>
          <table:table-cell office:value-type="string" office:string-value="GGTAGC_AGTCAA" table:formula="of:=CONCATENATE([.B13];&quot;_&quot;;[.D2])" table:style-name="ce1">
            <text:p>GGTAGC_AGTCAA</text:p>
          </table:table-cell>
          <table:table-cell table:style-name="ce1"/>
          <table:table-cell office:value-type="string" office:string-value="  lLbr_A12_DBJ20_D12_R1: GGTAGC_GTCCGC" table:formula="of:=CONCATENATE(&quot;  &quot;;[.L13];&quot;: &quot;;[.M13])" table:style-name="ce1">
            <text:p><text:s text:c="2"/>lLbr_A12_DBJ20_D12_R1: GGTAGC_GTCCGC</text:p>
          </table:table-cell>
          <table:table-cell office:value-type="string" office:string-value="  lHdac7_A12_DBJ21_D12_R2: GGTAGC_GGTAGC" table:formula="of:=CONCATENATE(&quot;  &quot;;[.P13];&quot;: &quot;;[.Q13])" table:style-name="ce1">
            <text:p><text:s text:c="2"/>lHdac7_A12_DBJ21_D12_R2: GGTAGC_GGTAGC</text:p>
          </table:table-cell>
          <table:table-cell office:value-type="string" office:string-value="  lHdac7_A12_DBJ21_D19_R2: GGTAGC_AGTCAA" table:formula="of:=CONCATENATE(&quot;  &quot;;[.T13];&quot;: &quot;;[.U13])" table:style-name="ce1">
            <text:p><text:s text:c="2"/>lHdac7_A12_DBJ21_D19_R2: GGTAGC_AGTCAA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E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01</text:p>
          </table:table-cell>
          <table:table-cell office:value-type="string" table:style-name="ce1">
            <text:p>Lbr</text:p>
          </table:table-cell>
          <table:table-cell office:value-type="string" table:style-name="ce1">
            <text:p>Hdac7</text:p>
          </table:table-cell>
          <table:table-cell table:number-columns-repeated="2" table:style-name="ce1"/>
          <table:table-cell office:value-type="string" table:style-name="ce1">
            <text:p>B1</text:p>
          </table:table-cell>
          <table:table-cell office:value-type="string" office:string-value="mLbr_B01_DBJ20_D12_R1" table:formula="of:=CONCATENATE([.$E14];[.$G14];&quot;_&quot;;[.$F14];&quot;_DBJ20_D12_R1&quot;)" table:style-name="ce1">
            <text:p>mLbr_B01_DBJ20_D12_R1</text:p>
          </table:table-cell>
          <table:table-cell office:value-type="string" office:string-value="AGTCAA_CACGAT" table:formula="of:=CONCATENATE([.B2];&quot;_&quot;;[.D20])" table:style-name="ce1">
            <text:p>AGTCAA_CACGAT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office:string-value="mHdac7_B01_DBJ21_D12_R2" table:formula="of:=CONCATENATE([.$E14];[.$H14];&quot;_&quot;;[.$F14];&quot;_DBJ21_D12_R2&quot;)" table:style-name="ce1">
            <text:p>mHdac7_B01_DBJ21_D12_R2</text:p>
          </table:table-cell>
          <table:table-cell office:value-type="string" office:string-value="AGTCAA_ACTGAT" table:formula="of:=CONCATENATE([.B2];&quot;_&quot;;[.D14])" table:style-name="ce1">
            <text:p>AGTCAA_ACTGAT</text:p>
          </table:table-cell>
          <table:table-cell table:style-name="ce1"/>
          <table:table-cell office:value-type="string" table:style-name="ce1">
            <text:p>B1</text:p>
          </table:table-cell>
          <table:table-cell office:value-type="string" office:string-value="mHdac7_B01_DBJ21_D19_R2" table:formula="of:=CONCATENATE([.$E14];[.$H14];&quot;_&quot;;[.$F14];&quot;_DBJ21_D19_R2&quot;)" table:style-name="ce1">
            <text:p>mHdac7_B01_DBJ21_D19_R2</text:p>
          </table:table-cell>
          <table:table-cell office:value-type="string" office:string-value="AGTCAA_ATGAGC" table:formula="of:=CONCATENATE([.B2];&quot;_&quot;;[.D15])" table:style-name="ce1">
            <text:p>AGTCAA_ATGAGC</text:p>
          </table:table-cell>
          <table:table-cell table:style-name="ce1"/>
          <table:table-cell office:value-type="string" office:string-value="  mLbr_B01_DBJ20_D12_R1: AGTCAA_CACGAT" table:formula="of:=CONCATENATE(&quot;  &quot;;[.L14];&quot;: &quot;;[.M14])" table:style-name="ce1">
            <text:p><text:s text:c="2"/>mLbr_B01_DBJ20_D12_R1: AGTCAA_CACGAT</text:p>
          </table:table-cell>
          <table:table-cell office:value-type="string" office:string-value="  mHdac7_B01_DBJ21_D12_R2: AGTCAA_ACTGAT" table:formula="of:=CONCATENATE(&quot;  &quot;;[.P14];&quot;: &quot;;[.Q14])" table:style-name="ce1">
            <text:p><text:s text:c="2"/>mHdac7_B01_DBJ21_D12_R2: AGTCAA_ACTGAT</text:p>
          </table:table-cell>
          <table:table-cell office:value-type="string" office:string-value="  mHdac7_B01_DBJ21_D19_R2: AGTCAA_ATGAGC" table:formula="of:=CONCATENATE(&quot;  &quot;;[.T14];&quot;: &quot;;[.U14])" table:style-name="ce1">
            <text:p><text:s text:c="2"/>mHdac7_B01_DBJ21_D19_R2: AGTCAA_ATGAGC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02</text:p>
          </table:table-cell>
          <table:table-cell office:value-type="string" table:style-name="ce1">
            <text:p>Mbd3</text:p>
          </table:table-cell>
          <table:table-cell office:value-type="string" table:style-name="ce1">
            <text:p>Hdac5</text:p>
          </table:table-cell>
          <table:table-cell table:number-columns-repeated="2" table:style-name="ce1"/>
          <table:table-cell office:value-type="string" table:style-name="ce1">
            <text:p>B2</text:p>
          </table:table-cell>
          <table:table-cell office:value-type="string" office:string-value="nMbd3_B02_DBJ20_D12_R1" table:formula="of:=CONCATENATE([.$E15];[.$G15];&quot;_&quot;;[.$F15];&quot;_DBJ20_D12_R1&quot;)" table:style-name="ce1">
            <text:p>nMbd3_B02_DBJ20_D12_R1</text:p>
          </table:table-cell>
          <table:table-cell office:value-type="string" office:string-value="AGTTCC_CACTCA" table:formula="of:=CONCATENATE([.B3];&quot;_&quot;;[.D21])" table:style-name="ce1">
            <text:p>AGTTCC_CACTCA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office:string-value="nHdac5_B02_DBJ21_D12_R2" table:formula="of:=CONCATENATE([.$E15];[.$H15];&quot;_&quot;;[.$F15];&quot;_DBJ21_D12_R2&quot;)" table:style-name="ce1">
            <text:p>nHdac5_B02_DBJ21_D12_R2</text:p>
          </table:table-cell>
          <table:table-cell office:value-type="string" office:string-value="AGTTCC_ATGAGC" table:formula="of:=CONCATENATE([.B3];&quot;_&quot;;[.D15])" table:style-name="ce1">
            <text:p>AGTTCC_ATGAGC</text:p>
          </table:table-cell>
          <table:table-cell table:style-name="ce1"/>
          <table:table-cell office:value-type="string" table:style-name="ce1">
            <text:p>B2</text:p>
          </table:table-cell>
          <table:table-cell office:value-type="string" office:string-value="nHdac5_B02_DBJ21_D19_R2" table:formula="of:=CONCATENATE([.$E15];[.$H15];&quot;_&quot;;[.$F15];&quot;_DBJ21_D19_R2&quot;)" table:style-name="ce1">
            <text:p>nHdac5_B02_DBJ21_D19_R2</text:p>
          </table:table-cell>
          <table:table-cell office:value-type="string" office:string-value="AGTTCC_ATTCCT" table:formula="of:=CONCATENATE([.B3];&quot;_&quot;;[.D16])" table:style-name="ce1">
            <text:p>AGTTCC_ATTCCT</text:p>
          </table:table-cell>
          <table:table-cell table:style-name="ce1"/>
          <table:table-cell office:value-type="string" office:string-value="  nMbd3_B02_DBJ20_D12_R1: AGTTCC_CACTCA" table:formula="of:=CONCATENATE(&quot;  &quot;;[.L15];&quot;: &quot;;[.M15])" table:style-name="ce1">
            <text:p><text:s text:c="2"/>nMbd3_B02_DBJ20_D12_R1: AGTTCC_CACTCA</text:p>
          </table:table-cell>
          <table:table-cell office:value-type="string" office:string-value="  nHdac5_B02_DBJ21_D12_R2: AGTTCC_ATGAGC" table:formula="of:=CONCATENATE(&quot;  &quot;;[.P15];&quot;: &quot;;[.Q15])" table:style-name="ce1">
            <text:p><text:s text:c="2"/>nHdac5_B02_DBJ21_D12_R2: AGTTCC_ATGAGC</text:p>
          </table:table-cell>
          <table:table-cell office:value-type="string" office:string-value="  nHdac5_B02_DBJ21_D19_R2: AGTTCC_ATTCCT" table:formula="of:=CONCATENATE(&quot;  &quot;;[.T15];&quot;: &quot;;[.U15])" table:style-name="ce1">
            <text:p><text:s text:c="2"/>nHdac5_B02_DBJ21_D19_R2: AGTTCC_ATTCCT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o</text:p>
          </table:table-cell>
          <table:table-cell office:value-type="string" table:style-name="ce1">
            <text:p>B03</text:p>
          </table:table-cell>
          <table:table-cell office:value-type="string" table:style-name="ce1">
            <text:p>Spop</text:p>
          </table:table-cell>
          <table:table-cell office:value-type="string" table:style-name="ce1">
            <text:p>Sirt4</text:p>
          </table:table-cell>
          <table:table-cell table:number-columns-repeated="2" table:style-name="ce1"/>
          <table:table-cell office:value-type="string" table:style-name="ce1">
            <text:p>B3</text:p>
          </table:table-cell>
          <table:table-cell office:value-type="string" office:string-value="oSpop_B03_DBJ20_D12_R1" table:formula="of:=CONCATENATE([.$E16];[.$G16];&quot;_&quot;;[.$F16];&quot;_DBJ20_D12_R1&quot;)" table:style-name="ce1">
            <text:p>oSpop_B03_DBJ20_D12_R1</text:p>
          </table:table-cell>
          <table:table-cell office:value-type="string" office:string-value="ATGTCA_CAGGCG" table:formula="of:=CONCATENATE([.B4];&quot;_&quot;;[.D22])" table:style-name="ce1">
            <text:p>ATGTCA_CAGGCG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office:string-value="oSirt4_B03_DBJ21_D12_R2" table:formula="of:=CONCATENATE([.$E16];[.$H16];&quot;_&quot;;[.$F16];&quot;_DBJ21_D12_R2&quot;)" table:style-name="ce1">
            <text:p>oSirt4_B03_DBJ21_D12_R2</text:p>
          </table:table-cell>
          <table:table-cell office:value-type="string" office:string-value="ATGTCA_ATTCCT" table:formula="of:=CONCATENATE([.B4];&quot;_&quot;;[.D16])" table:style-name="ce1">
            <text:p>ATGTCA_ATTCCT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office:string-value="oSirt4_B03_DBJ21_D19_R2" table:formula="of:=CONCATENATE([.$E16];[.$H16];&quot;_&quot;;[.$F16];&quot;_DBJ21_D19_R2&quot;)" table:style-name="ce1">
            <text:p>oSirt4_B03_DBJ21_D19_R2</text:p>
          </table:table-cell>
          <table:table-cell office:value-type="string" office:string-value="ATGTCA_CAAAAG" table:formula="of:=CONCATENATE([.B4];&quot;_&quot;;[.D17])" table:style-name="ce1">
            <text:p>ATGTCA_CAAAAG</text:p>
          </table:table-cell>
          <table:table-cell table:style-name="ce1"/>
          <table:table-cell office:value-type="string" office:string-value="  oSpop_B03_DBJ20_D12_R1: ATGTCA_CAGGCG" table:formula="of:=CONCATENATE(&quot;  &quot;;[.L16];&quot;: &quot;;[.M16])" table:style-name="ce1">
            <text:p><text:s text:c="2"/>oSpop_B03_DBJ20_D12_R1: ATGTCA_CAGGCG</text:p>
          </table:table-cell>
          <table:table-cell office:value-type="string" office:string-value="  oSirt4_B03_DBJ21_D12_R2: ATGTCA_ATTCCT" table:formula="of:=CONCATENATE(&quot;  &quot;;[.P16];&quot;: &quot;;[.Q16])" table:style-name="ce1">
            <text:p><text:s text:c="2"/>oSirt4_B03_DBJ21_D12_R2: ATGTCA_ATTCCT</text:p>
          </table:table-cell>
          <table:table-cell office:value-type="string" office:string-value="  oSirt4_B03_DBJ21_D19_R2: ATGTCA_CAAAAG" table:formula="of:=CONCATENATE(&quot;  &quot;;[.T16];&quot;: &quot;;[.U16])" table:style-name="ce1">
            <text:p><text:s text:c="2"/>oSirt4_B03_DBJ21_D19_R2: ATGTCA_CAAAAG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p</text:p>
          </table:table-cell>
          <table:table-cell office:value-type="string" table:style-name="ce1">
            <text:p>B04</text:p>
          </table:table-cell>
          <table:table-cell office:value-type="string" table:style-name="ce1">
            <text:p>Smarcd2</text:p>
          </table:table-cell>
          <table:table-cell office:value-type="string" table:style-name="ce1">
            <text:p>Chd3</text:p>
          </table:table-cell>
          <table:table-cell table:number-columns-repeated="2" table:style-name="ce1"/>
          <table:table-cell office:value-type="string" table:style-name="ce1">
            <text:p>B4</text:p>
          </table:table-cell>
          <table:table-cell office:value-type="string" office:string-value="pSmarcd2_B04_DBJ20_D12_R1" table:formula="of:=CONCATENATE([.$E17];[.$G17];&quot;_&quot;;[.$F17];&quot;_DBJ20_D12_R1&quot;)" table:style-name="ce1">
            <text:p>pSmarcd2_B04_DBJ20_D12_R1</text:p>
          </table:table-cell>
          <table:table-cell office:value-type="string" office:string-value="CCGTCC_CATGGC" table:formula="of:=CONCATENATE([.B5];&quot;_&quot;;[.D23])" table:style-name="ce1">
            <text:p>CCGTCC_CATGGC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office:string-value="pChd3_B04_DBJ21_D12_R2" table:formula="of:=CONCATENATE([.$E17];[.$H17];&quot;_&quot;;[.$F17];&quot;_DBJ21_D12_R2&quot;)" table:style-name="ce1">
            <text:p>pChd3_B04_DBJ21_D12_R2</text:p>
          </table:table-cell>
          <table:table-cell office:value-type="string" office:string-value="CCGTCC_CAAAAG" table:formula="of:=CONCATENATE([.B5];&quot;_&quot;;[.D17])" table:style-name="ce1">
            <text:p>CCGTCC_CAAAAG</text:p>
          </table:table-cell>
          <table:table-cell table:style-name="ce1"/>
          <table:table-cell office:value-type="string" table:style-name="ce1">
            <text:p>B4</text:p>
          </table:table-cell>
          <table:table-cell office:value-type="string" office:string-value="pChd3_B04_DBJ21_D19_R2" table:formula="of:=CONCATENATE([.$E17];[.$H17];&quot;_&quot;;[.$F17];&quot;_DBJ21_D19_R2&quot;)" table:style-name="ce1">
            <text:p>pChd3_B04_DBJ21_D19_R2</text:p>
          </table:table-cell>
          <table:table-cell office:value-type="string" office:string-value="CCGTCC_CAACTA" table:formula="of:=CONCATENATE([.B5];&quot;_&quot;;[.D18])" table:style-name="ce1">
            <text:p>CCGTCC_CAACTA</text:p>
          </table:table-cell>
          <table:table-cell table:style-name="ce1"/>
          <table:table-cell office:value-type="string" office:string-value="  pSmarcd2_B04_DBJ20_D12_R1: CCGTCC_CATGGC" table:formula="of:=CONCATENATE(&quot;  &quot;;[.L17];&quot;: &quot;;[.M17])" table:style-name="ce1">
            <text:p><text:s text:c="2"/>pSmarcd2_B04_DBJ20_D12_R1: CCGTCC_CATGGC</text:p>
          </table:table-cell>
          <table:table-cell office:value-type="string" office:string-value="  pChd3_B04_DBJ21_D12_R2: CCGTCC_CAAAAG" table:formula="of:=CONCATENATE(&quot;  &quot;;[.P17];&quot;: &quot;;[.Q17])" table:style-name="ce1">
            <text:p><text:s text:c="2"/>pChd3_B04_DBJ21_D12_R2: CCGTCC_CAAAAG</text:p>
          </table:table-cell>
          <table:table-cell office:value-type="string" office:string-value="  pChd3_B04_DBJ21_D19_R2: CCGTCC_CAACTA" table:formula="of:=CONCATENATE(&quot;  &quot;;[.T17];&quot;: &quot;;[.U17])" table:style-name="ce1">
            <text:p><text:s text:c="2"/>pChd3_B04_DBJ21_D19_R2: CCGTCC_CAACTA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q</text:p>
          </table:table-cell>
          <table:table-cell office:value-type="string" table:style-name="ce1">
            <text:p>B05</text:p>
          </table:table-cell>
          <table:table-cell office:value-type="string" table:style-name="ce1">
            <text:p>Mbd3</text:p>
          </table:table-cell>
          <table:table-cell office:value-type="string" table:style-name="ce1">
            <text:p>Uhrf1</text:p>
          </table:table-cell>
          <table:table-cell table:number-columns-repeated="2" table:style-name="ce1"/>
          <table:table-cell office:value-type="string" table:style-name="ce1">
            <text:p>B5</text:p>
          </table:table-cell>
          <table:table-cell office:value-type="string" office:string-value="qMbd3_B05_DBJ20_D12_R1" table:formula="of:=CONCATENATE([.$E18];[.$G18];&quot;_&quot;;[.$F18];&quot;_DBJ20_D12_R1&quot;)" table:style-name="ce1">
            <text:p>qMbd3_B05_DBJ20_D12_R1</text:p>
          </table:table-cell>
          <table:table-cell office:value-type="string" office:string-value="GTAGAG_CATTTT" table:formula="of:=CONCATENATE([.B6];&quot;_&quot;;[.D24])" table:style-name="ce1">
            <text:p>GTAGAG_CATTTT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office:string-value="qUhrf1_B05_DBJ21_D12_R2" table:formula="of:=CONCATENATE([.$E18];[.$H18];&quot;_&quot;;[.$F18];&quot;_DBJ21_D12_R2&quot;)" table:style-name="ce1">
            <text:p>qUhrf1_B05_DBJ21_D12_R2</text:p>
          </table:table-cell>
          <table:table-cell office:value-type="string" office:string-value="GTAGAG_CAACTA" table:formula="of:=CONCATENATE([.B6];&quot;_&quot;;[.D18])" table:style-name="ce1">
            <text:p>GTAGAG_CAACTA</text:p>
          </table:table-cell>
          <table:table-cell table:style-name="ce1"/>
          <table:table-cell office:value-type="string" table:style-name="ce1">
            <text:p>B5</text:p>
          </table:table-cell>
          <table:table-cell office:value-type="string" office:string-value="qUhrf1_B05_DBJ21_D19_R2" table:formula="of:=CONCATENATE([.$E18];[.$H18];&quot;_&quot;;[.$F18];&quot;_DBJ21_D19_R2&quot;)" table:style-name="ce1">
            <text:p>qUhrf1_B05_DBJ21_D19_R2</text:p>
          </table:table-cell>
          <table:table-cell office:value-type="string" office:string-value="GTAGAG_CACCGG" table:formula="of:=CONCATENATE([.B6];&quot;_&quot;;[.D19])" table:style-name="ce1">
            <text:p>GTAGAG_CACCGG</text:p>
          </table:table-cell>
          <table:table-cell table:style-name="ce1"/>
          <table:table-cell office:value-type="string" office:string-value="  qMbd3_B05_DBJ20_D12_R1: GTAGAG_CATTTT" table:formula="of:=CONCATENATE(&quot;  &quot;;[.L18];&quot;: &quot;;[.M18])" table:style-name="ce1">
            <text:p><text:s text:c="2"/>qMbd3_B05_DBJ20_D12_R1: GTAGAG_CATTTT</text:p>
          </table:table-cell>
          <table:table-cell office:value-type="string" office:string-value="  qUhrf1_B05_DBJ21_D12_R2: GTAGAG_CAACTA" table:formula="of:=CONCATENATE(&quot;  &quot;;[.P18];&quot;: &quot;;[.Q18])" table:style-name="ce1">
            <text:p><text:s text:c="2"/>qUhrf1_B05_DBJ21_D12_R2: GTAGAG_CAACTA</text:p>
          </table:table-cell>
          <table:table-cell office:value-type="string" office:string-value="  qUhrf1_B05_DBJ21_D19_R2: GTAGAG_CACCGG" table:formula="of:=CONCATENATE(&quot;  &quot;;[.T18];&quot;: &quot;;[.U18])" table:style-name="ce1">
            <text:p><text:s text:c="2"/>qUhrf1_B05_DBJ21_D19_R2: GTAGAG_CACCGG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r</text:p>
          </table:table-cell>
          <table:table-cell office:value-type="string" table:style-name="ce1">
            <text:p>B06</text:p>
          </table:table-cell>
          <table:table-cell office:value-type="string" table:style-name="ce1">
            <text:p>GFP</text:p>
          </table:table-cell>
          <table:table-cell office:value-type="string" table:style-name="ce1">
            <text:p>Ezh2</text:p>
          </table:table-cell>
          <table:table-cell table:number-columns-repeated="2" table:style-name="ce1"/>
          <table:table-cell office:value-type="string" table:style-name="ce1">
            <text:p>B6</text:p>
          </table:table-cell>
          <table:table-cell office:value-type="string" office:string-value="rGFP_B06_DBJ20_D12_R1" table:formula="of:=CONCATENATE([.$E19];[.$G19];&quot;_&quot;;[.$F19];&quot;_DBJ20_D12_R1&quot;)" table:style-name="ce1">
            <text:p>rGFP_B06_DBJ20_D12_R1</text:p>
          </table:table-cell>
          <table:table-cell office:value-type="string" office:string-value="GTCCGC_CCAACA" table:formula="of:=CONCATENATE([.B7];&quot;_&quot;;[.D25])" table:style-name="ce1">
            <text:p>GTCCGC_CCAACA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office:string-value="rEzh2_B06_DBJ21_D12_R2" table:formula="of:=CONCATENATE([.$E19];[.$H19];&quot;_&quot;;[.$F19];&quot;_DBJ21_D12_R2&quot;)" table:style-name="ce1">
            <text:p>rEzh2_B06_DBJ21_D12_R2</text:p>
          </table:table-cell>
          <table:table-cell office:value-type="string" office:string-value="GTCCGC_CACCGG" table:formula="of:=CONCATENATE([.B7];&quot;_&quot;;[.D19])" table:style-name="ce1">
            <text:p>GTCCGC_CACCGG</text:p>
          </table:table-cell>
          <table:table-cell table:style-name="ce1"/>
          <table:table-cell office:value-type="string" table:style-name="ce1">
            <text:p>B6</text:p>
          </table:table-cell>
          <table:table-cell office:value-type="string" office:string-value="rEzh2_B06_DBJ21_D19_R2" table:formula="of:=CONCATENATE([.$E19];[.$H19];&quot;_&quot;;[.$F19];&quot;_DBJ21_D19_R2&quot;)" table:style-name="ce1">
            <text:p>rEzh2_B06_DBJ21_D19_R2</text:p>
          </table:table-cell>
          <table:table-cell office:value-type="string" office:string-value="GTCCGC_CACGAT" table:formula="of:=CONCATENATE([.B7];&quot;_&quot;;[.D20])" table:style-name="ce1">
            <text:p>GTCCGC_CACGAT</text:p>
          </table:table-cell>
          <table:table-cell table:style-name="ce1"/>
          <table:table-cell office:value-type="string" office:string-value="  rGFP_B06_DBJ20_D12_R1: GTCCGC_CCAACA" table:formula="of:=CONCATENATE(&quot;  &quot;;[.L19];&quot;: &quot;;[.M19])" table:style-name="ce1">
            <text:p><text:s text:c="2"/>rGFP_B06_DBJ20_D12_R1: GTCCGC_CCAACA</text:p>
          </table:table-cell>
          <table:table-cell office:value-type="string" office:string-value="  rEzh2_B06_DBJ21_D12_R2: GTCCGC_CACCGG" table:formula="of:=CONCATENATE(&quot;  &quot;;[.P19];&quot;: &quot;;[.Q19])" table:style-name="ce1">
            <text:p><text:s text:c="2"/>rEzh2_B06_DBJ21_D12_R2: GTCCGC_CACCGG</text:p>
          </table:table-cell>
          <table:table-cell office:value-type="string" office:string-value="  rEzh2_B06_DBJ21_D19_R2: GTCCGC_CACGAT" table:formula="of:=CONCATENATE(&quot;  &quot;;[.T19];&quot;: &quot;;[.U19])" table:style-name="ce1">
            <text:p><text:s text:c="2"/>rEzh2_B06_DBJ21_D19_R2: GTCCGC_CACGAT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E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B07</text:p>
          </table:table-cell>
          <table:table-cell office:value-type="string" table:style-name="ce1">
            <text:p>Prkd3</text:p>
          </table:table-cell>
          <table:table-cell office:value-type="string" table:style-name="ce1">
            <text:p>Hdac6</text:p>
          </table:table-cell>
          <table:table-cell table:number-columns-repeated="2" table:style-name="ce1"/>
          <table:table-cell office:value-type="string" table:style-name="ce1">
            <text:p>B7</text:p>
          </table:table-cell>
          <table:table-cell office:value-type="string" office:string-value="sPrkd3_B07_DBJ20_D12_R1" table:formula="of:=CONCATENATE([.$E20];[.$G20];&quot;_&quot;;[.$F20];&quot;_DBJ20_D12_R1&quot;)" table:style-name="ce1">
            <text:p>sPrkd3_B07_DBJ20_D12_R1</text:p>
          </table:table-cell>
          <table:table-cell office:value-type="string" office:string-value="GTGAAA_ACTGAT" table:formula="of:=CONCATENATE([.B8];&quot;_&quot;;[.D14])" table:style-name="ce1">
            <text:p>GTGAAA_ACTGAT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office:string-value="sHdac6_B07_DBJ21_D12_R2" table:formula="of:=CONCATENATE([.$E20];[.$H20];&quot;_&quot;;[.$F20];&quot;_DBJ21_D12_R2&quot;)" table:style-name="ce1">
            <text:p>sHdac6_B07_DBJ21_D12_R2</text:p>
          </table:table-cell>
          <table:table-cell office:value-type="string" office:string-value="GTGAAA_CACGAT" table:formula="of:=CONCATENATE([.B8];&quot;_&quot;;[.D20])" table:style-name="ce1">
            <text:p>GTGAAA_CACGAT</text:p>
          </table:table-cell>
          <table:table-cell table:style-name="ce1"/>
          <table:table-cell office:value-type="string" table:style-name="ce1">
            <text:p>B7</text:p>
          </table:table-cell>
          <table:table-cell office:value-type="string" office:string-value="sHdac6_B07_DBJ21_D19_R2" table:formula="of:=CONCATENATE([.$E20];[.$H20];&quot;_&quot;;[.$F20];&quot;_DBJ21_D19_R2&quot;)" table:style-name="ce1">
            <text:p>sHdac6_B07_DBJ21_D19_R2</text:p>
          </table:table-cell>
          <table:table-cell office:value-type="string" office:string-value="GTGAAA_CACTCA" table:formula="of:=CONCATENATE([.B8];&quot;_&quot;;[.D21])" table:style-name="ce1">
            <text:p>GTGAAA_CACTCA</text:p>
          </table:table-cell>
          <table:table-cell table:style-name="ce1"/>
          <table:table-cell office:value-type="string" office:string-value="  sPrkd3_B07_DBJ20_D12_R1: GTGAAA_ACTGAT" table:formula="of:=CONCATENATE(&quot;  &quot;;[.L20];&quot;: &quot;;[.M20])" table:style-name="ce1">
            <text:p><text:s text:c="2"/>sPrkd3_B07_DBJ20_D12_R1: GTGAAA_ACTGAT</text:p>
          </table:table-cell>
          <table:table-cell office:value-type="string" office:string-value="  sHdac6_B07_DBJ21_D12_R2: GTGAAA_CACGAT" table:formula="of:=CONCATENATE(&quot;  &quot;;[.P20];&quot;: &quot;;[.Q20])" table:style-name="ce1">
            <text:p><text:s text:c="2"/>sHdac6_B07_DBJ21_D12_R2: GTGAAA_CACGAT</text:p>
          </table:table-cell>
          <table:table-cell office:value-type="string" office:string-value="  sHdac6_B07_DBJ21_D19_R2: GTGAAA_CACTCA" table:formula="of:=CONCATENATE(&quot;  &quot;;[.T20];&quot;: &quot;;[.U20])" table:style-name="ce1">
            <text:p><text:s text:c="2"/>sHdac6_B07_DBJ21_D19_R2: GTGAAA_CACTCA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E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08</text:p>
          </table:table-cell>
          <table:table-cell office:value-type="string" table:style-name="ce1">
            <text:p>Mcm8</text:p>
          </table:table-cell>
          <table:table-cell office:value-type="string" table:style-name="ce1">
            <text:p>Sirt7</text:p>
          </table:table-cell>
          <table:table-cell table:number-columns-repeated="2" table:style-name="ce1"/>
          <table:table-cell office:value-type="string" table:style-name="ce1">
            <text:p>B8</text:p>
          </table:table-cell>
          <table:table-cell office:value-type="string" office:string-value="tMcm8_B08_DBJ20_D12_R1" table:formula="of:=CONCATENATE([.$E21];[.$G21];&quot;_&quot;;[.$F21];&quot;_DBJ20_D12_R1&quot;)" table:style-name="ce1">
            <text:p>tMcm8_B08_DBJ20_D12_R1</text:p>
          </table:table-cell>
          <table:table-cell office:value-type="string" office:string-value="GTGGCC_ATGAGC" table:formula="of:=CONCATENATE([.B9];&quot;_&quot;;[.D15])" table:style-name="ce1">
            <text:p>GTGGCC_ATGAGC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office:string-value="tSirt7_B08_DBJ21_D12_R2" table:formula="of:=CONCATENATE([.$E21];[.$H21];&quot;_&quot;;[.$F21];&quot;_DBJ21_D12_R2&quot;)" table:style-name="ce1">
            <text:p>tSirt7_B08_DBJ21_D12_R2</text:p>
          </table:table-cell>
          <table:table-cell office:value-type="string" office:string-value="GTGGCC_CACTCA" table:formula="of:=CONCATENATE([.B9];&quot;_&quot;;[.D21])" table:style-name="ce1">
            <text:p>GTGGCC_CACTCA</text:p>
          </table:table-cell>
          <table:table-cell table:style-name="ce1"/>
          <table:table-cell office:value-type="string" table:style-name="ce1">
            <text:p>B8</text:p>
          </table:table-cell>
          <table:table-cell office:value-type="string" office:string-value="tSirt7_B08_DBJ21_D19_R2" table:formula="of:=CONCATENATE([.$E21];[.$H21];&quot;_&quot;;[.$F21];&quot;_DBJ21_D19_R2&quot;)" table:style-name="ce1">
            <text:p>tSirt7_B08_DBJ21_D19_R2</text:p>
          </table:table-cell>
          <table:table-cell office:value-type="string" office:string-value="GTGGCC_CAGGCG" table:formula="of:=CONCATENATE([.B9];&quot;_&quot;;[.D22])" table:style-name="ce1">
            <text:p>GTGGCC_CAGGCG</text:p>
          </table:table-cell>
          <table:table-cell table:style-name="ce1"/>
          <table:table-cell office:value-type="string" office:string-value="  tMcm8_B08_DBJ20_D12_R1: GTGGCC_ATGAGC" table:formula="of:=CONCATENATE(&quot;  &quot;;[.L21];&quot;: &quot;;[.M21])" table:style-name="ce1">
            <text:p><text:s text:c="2"/>tMcm8_B08_DBJ20_D12_R1: GTGGCC_ATGAGC</text:p>
          </table:table-cell>
          <table:table-cell office:value-type="string" office:string-value="  tSirt7_B08_DBJ21_D12_R2: GTGGCC_CACTCA" table:formula="of:=CONCATENATE(&quot;  &quot;;[.P21];&quot;: &quot;;[.Q21])" table:style-name="ce1">
            <text:p><text:s text:c="2"/>tSirt7_B08_DBJ21_D12_R2: GTGGCC_CACTCA</text:p>
          </table:table-cell>
          <table:table-cell office:value-type="string" office:string-value="  tSirt7_B08_DBJ21_D19_R2: GTGGCC_CAGGCG" table:formula="of:=CONCATENATE(&quot;  &quot;;[.T21];&quot;: &quot;;[.U21])" table:style-name="ce1">
            <text:p><text:s text:c="2"/>tSirt7_B08_DBJ21_D19_R2: GTGGCC_CAGGCG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E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u</text:p>
          </table:table-cell>
          <table:table-cell office:value-type="string" table:style-name="ce1">
            <text:p>B09</text:p>
          </table:table-cell>
          <table:table-cell office:value-type="string" table:style-name="ce1">
            <text:p>Rlim</text:p>
          </table:table-cell>
          <table:table-cell office:value-type="string" table:style-name="ce1">
            <text:p>Sirt7</text:p>
          </table:table-cell>
          <table:table-cell table:number-columns-repeated="2" table:style-name="ce1"/>
          <table:table-cell office:value-type="string" table:style-name="ce1">
            <text:p>B9</text:p>
          </table:table-cell>
          <table:table-cell office:value-type="string" office:string-value="uRlim_B09_DBJ20_D12_R1" table:formula="of:=CONCATENATE([.$E22];[.$G22];&quot;_&quot;;[.$F22];&quot;_DBJ20_D12_R1&quot;)" table:style-name="ce1">
            <text:p>uRlim_B09_DBJ20_D12_R1</text:p>
          </table:table-cell>
          <table:table-cell office:value-type="string" office:string-value="GTTTCG_ATTCCT" table:formula="of:=CONCATENATE([.B10];&quot;_&quot;;[.D16])" table:style-name="ce1">
            <text:p>GTTTCG_ATTCCT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office:string-value="uSirt7_B09_DBJ21_D12_R2" table:formula="of:=CONCATENATE([.$E22];[.$H22];&quot;_&quot;;[.$F22];&quot;_DBJ21_D12_R2&quot;)" table:style-name="ce1">
            <text:p>uSirt7_B09_DBJ21_D12_R2</text:p>
          </table:table-cell>
          <table:table-cell office:value-type="string" office:string-value="GTTTCG_CAGGCG" table:formula="of:=CONCATENATE([.B10];&quot;_&quot;;[.D22])" table:style-name="ce1">
            <text:p>GTTTCG_CAGGCG</text:p>
          </table:table-cell>
          <table:table-cell table:style-name="ce1"/>
          <table:table-cell office:value-type="string" table:style-name="ce1">
            <text:p>B9</text:p>
          </table:table-cell>
          <table:table-cell office:value-type="string" office:string-value="uSirt7_B09_DBJ21_D19_R2" table:formula="of:=CONCATENATE([.$E22];[.$H22];&quot;_&quot;;[.$F22];&quot;_DBJ21_D19_R2&quot;)" table:style-name="ce1">
            <text:p>uSirt7_B09_DBJ21_D19_R2</text:p>
          </table:table-cell>
          <table:table-cell office:value-type="string" office:string-value="GTTTCG_CATGGC" table:formula="of:=CONCATENATE([.B10];&quot;_&quot;;[.D23])" table:style-name="ce1">
            <text:p>GTTTCG_CATGGC</text:p>
          </table:table-cell>
          <table:table-cell table:style-name="ce1"/>
          <table:table-cell office:value-type="string" office:string-value="  uRlim_B09_DBJ20_D12_R1: GTTTCG_ATTCCT" table:formula="of:=CONCATENATE(&quot;  &quot;;[.L22];&quot;: &quot;;[.M22])" table:style-name="ce1">
            <text:p><text:s text:c="2"/>uRlim_B09_DBJ20_D12_R1: GTTTCG_ATTCCT</text:p>
          </table:table-cell>
          <table:table-cell office:value-type="string" office:string-value="  uSirt7_B09_DBJ21_D12_R2: GTTTCG_CAGGCG" table:formula="of:=CONCATENATE(&quot;  &quot;;[.P22];&quot;: &quot;;[.Q22])" table:style-name="ce1">
            <text:p><text:s text:c="2"/>uSirt7_B09_DBJ21_D12_R2: GTTTCG_CAGGCG</text:p>
          </table:table-cell>
          <table:table-cell office:value-type="string" office:string-value="  uSirt7_B09_DBJ21_D19_R2: GTTTCG_CATGGC" table:formula="of:=CONCATENATE(&quot;  &quot;;[.T22];&quot;: &quot;;[.U22])" table:style-name="ce1">
            <text:p><text:s text:c="2"/>uSirt7_B09_DBJ21_D19_R2: GTTTCG_CATGGC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E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v</text:p>
          </table:table-cell>
          <table:table-cell office:value-type="string" table:style-name="ce1">
            <text:p>B10</text:p>
          </table:table-cell>
          <table:table-cell office:value-type="string" table:style-name="ce1">
            <text:p>RYBP</text:p>
          </table:table-cell>
          <table:table-cell office:value-type="string" table:style-name="ce1">
            <text:p>Uhrf1</text:p>
          </table:table-cell>
          <table:table-cell table:number-columns-repeated="2" table:style-name="ce1"/>
          <table:table-cell office:value-type="string" table:style-name="ce1">
            <text:p>B10</text:p>
          </table:table-cell>
          <table:table-cell office:value-type="string" office:string-value="vRYBP_B10_DBJ20_D12_R1" table:formula="of:=CONCATENATE([.$E23];[.$G23];&quot;_&quot;;[.$F23];&quot;_DBJ20_D12_R1&quot;)" table:style-name="ce1">
            <text:p>vRYBP_B10_DBJ20_D12_R1</text:p>
          </table:table-cell>
          <table:table-cell office:value-type="string" office:string-value="CGTACG_CAAAAG" table:formula="of:=CONCATENATE([.B11];&quot;_&quot;;[.D17])" table:style-name="ce1">
            <text:p>CGTACG_CAAAAG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office:string-value="vUhrf1_B10_DBJ21_D12_R2" table:formula="of:=CONCATENATE([.$E23];[.$H23];&quot;_&quot;;[.$F23];&quot;_DBJ21_D12_R2&quot;)" table:style-name="ce1">
            <text:p>vUhrf1_B10_DBJ21_D12_R2</text:p>
          </table:table-cell>
          <table:table-cell office:value-type="string" office:string-value="CGTACG_CATGGC" table:formula="of:=CONCATENATE([.B11];&quot;_&quot;;[.D23])" table:style-name="ce1">
            <text:p>CGTACG_CATGGC</text:p>
          </table:table-cell>
          <table:table-cell table:style-name="ce1"/>
          <table:table-cell office:value-type="string" table:style-name="ce1">
            <text:p>B10</text:p>
          </table:table-cell>
          <table:table-cell office:value-type="string" office:string-value="vUhrf1_B10_DBJ21_D19_R2" table:formula="of:=CONCATENATE([.$E23];[.$H23];&quot;_&quot;;[.$F23];&quot;_DBJ21_D19_R2&quot;)" table:style-name="ce1">
            <text:p>vUhrf1_B10_DBJ21_D19_R2</text:p>
          </table:table-cell>
          <table:table-cell office:value-type="string" office:string-value="CGTACG_CATTTT" table:formula="of:=CONCATENATE([.B11];&quot;_&quot;;[.D24])" table:style-name="ce1">
            <text:p>CGTACG_CATTTT</text:p>
          </table:table-cell>
          <table:table-cell table:style-name="ce1"/>
          <table:table-cell office:value-type="string" office:string-value="  vRYBP_B10_DBJ20_D12_R1: CGTACG_CAAAAG" table:formula="of:=CONCATENATE(&quot;  &quot;;[.L23];&quot;: &quot;;[.M23])" table:style-name="ce1">
            <text:p><text:s text:c="2"/>vRYBP_B10_DBJ20_D12_R1: CGTACG_CAAAAG</text:p>
          </table:table-cell>
          <table:table-cell office:value-type="string" office:string-value="  vUhrf1_B10_DBJ21_D12_R2: CGTACG_CATGGC" table:formula="of:=CONCATENATE(&quot;  &quot;;[.P23];&quot;: &quot;;[.Q23])" table:style-name="ce1">
            <text:p><text:s text:c="2"/>vUhrf1_B10_DBJ21_D12_R2: CGTACG_CATGGC</text:p>
          </table:table-cell>
          <table:table-cell office:value-type="string" office:string-value="  vUhrf1_B10_DBJ21_D19_R2: CGTACG_CATTTT" table:formula="of:=CONCATENATE(&quot;  &quot;;[.T23];&quot;: &quot;;[.U23])" table:style-name="ce1">
            <text:p><text:s text:c="2"/>vUhrf1_B10_DBJ21_D19_R2: CGTACG_CATTTT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E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w</text:p>
          </table:table-cell>
          <table:table-cell office:value-type="string" table:style-name="ce1">
            <text:p>B11</text:p>
          </table:table-cell>
          <table:table-cell office:value-type="string" table:style-name="ce1">
            <text:p>Lbr</text:p>
          </table:table-cell>
          <table:table-cell office:value-type="string" table:style-name="ce1">
            <text:p>Chd4</text:p>
          </table:table-cell>
          <table:table-cell table:number-columns-repeated="2" table:style-name="ce1"/>
          <table:table-cell office:value-type="string" table:style-name="ce1">
            <text:p>B11</text:p>
          </table:table-cell>
          <table:table-cell office:value-type="string" office:string-value="wLbr_B11_DBJ20_D12_R1" table:formula="of:=CONCATENATE([.$E24];[.$G24];&quot;_&quot;;[.$F24];&quot;_DBJ20_D12_R1&quot;)" table:style-name="ce1">
            <text:p>wLbr_B11_DBJ20_D12_R1</text:p>
          </table:table-cell>
          <table:table-cell office:value-type="string" office:string-value="GAGTGG_CAACTA" table:formula="of:=CONCATENATE([.B12];&quot;_&quot;;[.D18])" table:style-name="ce1">
            <text:p>GAGTGG_CAACTA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office:string-value="wChd4_B11_DBJ21_D12_R2" table:formula="of:=CONCATENATE([.$E24];[.$H24];&quot;_&quot;;[.$F24];&quot;_DBJ21_D12_R2&quot;)" table:style-name="ce1">
            <text:p>wChd4_B11_DBJ21_D12_R2</text:p>
          </table:table-cell>
          <table:table-cell office:value-type="string" office:string-value="GAGTGG_CATTTT" table:formula="of:=CONCATENATE([.B12];&quot;_&quot;;[.D24])" table:style-name="ce1">
            <text:p>GAGTGG_CATTTT</text:p>
          </table:table-cell>
          <table:table-cell table:style-name="ce1"/>
          <table:table-cell office:value-type="string" table:style-name="ce1">
            <text:p>B11</text:p>
          </table:table-cell>
          <table:table-cell office:value-type="string" office:string-value="wChd4_B11_DBJ21_D19_R2" table:formula="of:=CONCATENATE([.$E24];[.$H24];&quot;_&quot;;[.$F24];&quot;_DBJ21_D19_R2&quot;)" table:style-name="ce1">
            <text:p>wChd4_B11_DBJ21_D19_R2</text:p>
          </table:table-cell>
          <table:table-cell office:value-type="string" office:string-value="GAGTGG_CCAACA" table:formula="of:=CONCATENATE([.B12];&quot;_&quot;;[.D25])" table:style-name="ce1">
            <text:p>GAGTGG_CCAACA</text:p>
          </table:table-cell>
          <table:table-cell table:style-name="ce1"/>
          <table:table-cell office:value-type="string" office:string-value="  wLbr_B11_DBJ20_D12_R1: GAGTGG_CAACTA" table:formula="of:=CONCATENATE(&quot;  &quot;;[.L24];&quot;: &quot;;[.M24])" table:style-name="ce1">
            <text:p><text:s text:c="2"/>wLbr_B11_DBJ20_D12_R1: GAGTGG_CAACTA</text:p>
          </table:table-cell>
          <table:table-cell office:value-type="string" office:string-value="  wChd4_B11_DBJ21_D12_R2: GAGTGG_CATTTT" table:formula="of:=CONCATENATE(&quot;  &quot;;[.P24];&quot;: &quot;;[.Q24])" table:style-name="ce1">
            <text:p><text:s text:c="2"/>wChd4_B11_DBJ21_D12_R2: GAGTGG_CATTTT</text:p>
          </table:table-cell>
          <table:table-cell office:value-type="string" office:string-value="  wChd4_B11_DBJ21_D19_R2: GAGTGG_CCAACA" table:formula="of:=CONCATENATE(&quot;  &quot;;[.T24];&quot;: &quot;;[.U24])" table:style-name="ce1">
            <text:p><text:s text:c="2"/>wChd4_B11_DBJ21_D19_R2: GAGTGG_CCAACA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E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B12</text:p>
          </table:table-cell>
          <table:table-cell office:value-type="string" table:style-name="ce1">
            <text:p>Mbd1</text:p>
          </table:table-cell>
          <table:table-cell office:value-type="string" table:style-name="ce1">
            <text:p>Hdac5</text:p>
          </table:table-cell>
          <table:table-cell table:number-columns-repeated="2" table:style-name="ce1"/>
          <table:table-cell office:value-type="string" table:style-name="ce1">
            <text:p>B12</text:p>
          </table:table-cell>
          <table:table-cell office:value-type="string" office:string-value="xMbd1_B12_DBJ20_D12_R1" table:formula="of:=CONCATENATE([.$E25];[.$G25];&quot;_&quot;;[.$F25];&quot;_DBJ20_D12_R1&quot;)" table:style-name="ce1">
            <text:p>xMbd1_B12_DBJ20_D12_R1</text:p>
          </table:table-cell>
          <table:table-cell office:value-type="string" office:string-value="GGTAGC_CACCGG" table:formula="of:=CONCATENATE([.B13];&quot;_&quot;;[.D19])" table:style-name="ce1">
            <text:p>GGTAGC_CACCGG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office:string-value="xHdac5_B12_DBJ21_D12_R2" table:formula="of:=CONCATENATE([.$E25];[.$H25];&quot;_&quot;;[.$F25];&quot;_DBJ21_D12_R2&quot;)" table:style-name="ce1">
            <text:p>xHdac5_B12_DBJ21_D12_R2</text:p>
          </table:table-cell>
          <table:table-cell office:value-type="string" office:string-value="GGTAGC_CCAACA" table:formula="of:=CONCATENATE([.B13];&quot;_&quot;;[.D25])" table:style-name="ce1">
            <text:p>GGTAGC_CCAACA</text:p>
          </table:table-cell>
          <table:table-cell table:style-name="ce1"/>
          <table:table-cell office:value-type="string" table:style-name="ce1">
            <text:p>B12</text:p>
          </table:table-cell>
          <table:table-cell office:value-type="string" office:string-value="xHdac5_B12_DBJ21_D19_R2" table:formula="of:=CONCATENATE([.$E25];[.$H25];&quot;_&quot;;[.$F25];&quot;_DBJ21_D19_R2&quot;)" table:style-name="ce1">
            <text:p>xHdac5_B12_DBJ21_D19_R2</text:p>
          </table:table-cell>
          <table:table-cell office:value-type="string" office:string-value="GGTAGC_ACTGAT" table:formula="of:=CONCATENATE([.B13];&quot;_&quot;;[.D14])" table:style-name="ce1">
            <text:p>GGTAGC_ACTGAT</text:p>
          </table:table-cell>
          <table:table-cell table:style-name="ce1"/>
          <table:table-cell office:value-type="string" office:string-value="  xMbd1_B12_DBJ20_D12_R1: GGTAGC_CACCGG" table:formula="of:=CONCATENATE(&quot;  &quot;;[.L25];&quot;: &quot;;[.M25])" table:style-name="ce1">
            <text:p><text:s text:c="2"/>xMbd1_B12_DBJ20_D12_R1: GGTAGC_CACCGG</text:p>
          </table:table-cell>
          <table:table-cell office:value-type="string" office:string-value="  xHdac5_B12_DBJ21_D12_R2: GGTAGC_CCAACA" table:formula="of:=CONCATENATE(&quot;  &quot;;[.P25];&quot;: &quot;;[.Q25])" table:style-name="ce1">
            <text:p><text:s text:c="2"/>xHdac5_B12_DBJ21_D12_R2: GGTAGC_CCAACA</text:p>
          </table:table-cell>
          <table:table-cell office:value-type="string" office:string-value="  xHdac5_B12_DBJ21_D19_R2: GGTAGC_ACTGAT" table:formula="of:=CONCATENATE(&quot;  &quot;;[.T25];&quot;: &quot;;[.U25])" table:style-name="ce1">
            <text:p><text:s text:c="2"/>xHdac5_B12_DBJ21_D19_R2: GGTAGC_ACTGAT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01</text:p>
          </table:table-cell>
          <table:table-cell office:value-type="string" table:style-name="ce1">
            <text:p>Mki67</text:p>
          </table:table-cell>
          <table:table-cell office:value-type="string" table:style-name="ce1">
            <text:p>Sirt3</text:p>
          </table:table-cell>
          <table:table-cell table:number-columns-repeated="2" table:style-name="ce1"/>
          <table:table-cell office:value-type="string" table:style-name="ce1">
            <text:p>C1</text:p>
          </table:table-cell>
          <table:table-cell office:value-type="string" office:string-value="yMki67_C01_DBJ20_D12_R1" table:formula="of:=CONCATENATE([.$E26];[.$G26];&quot;_&quot;;[.$F26];&quot;_DBJ20_D12_R1&quot;)" table:style-name="ce1">
            <text:p>yMki67_C01_DBJ20_D12_R1</text:p>
          </table:table-cell>
          <table:table-cell office:value-type="string" office:string-value="AGTCAA_TACAGC" table:formula="of:=CONCATENATE([.B2];&quot;_&quot;;[.D32])" table:style-name="ce1">
            <text:p>AGTCAA_TACAGC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office:string-value="ySirt3_C01_DBJ21_D12_R2" table:formula="of:=CONCATENATE([.$E26];[.$H26];&quot;_&quot;;[.$F26];&quot;_DBJ21_D12_R2&quot;)" table:style-name="ce1">
            <text:p>ySirt3_C01_DBJ21_D12_R2</text:p>
          </table:table-cell>
          <table:table-cell office:value-type="string" office:string-value="AGTCAA_CGGAAT" table:formula="of:=CONCATENATE([.B2];&quot;_&quot;;[.D26])" table:style-name="ce1">
            <text:p>AGTCAA_CGGAAT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office:string-value="ySirt3_C01_DBJ21_D19_R2" table:formula="of:=CONCATENATE([.$E26];[.$H26];&quot;_&quot;;[.$F26];&quot;_DBJ21_D19_R2&quot;)" table:style-name="ce1">
            <text:p>ySirt3_C01_DBJ21_D19_R2</text:p>
          </table:table-cell>
          <table:table-cell office:value-type="string" office:string-value="AGTCAA_CTAGCT" table:formula="of:=CONCATENATE([.B2];&quot;_&quot;;[.D27])" table:style-name="ce1">
            <text:p>AGTCAA_CTAGCT</text:p>
          </table:table-cell>
          <table:table-cell table:style-name="ce1"/>
          <table:table-cell office:value-type="string" office:string-value="  yMki67_C01_DBJ20_D12_R1: AGTCAA_TACAGC" table:formula="of:=CONCATENATE(&quot;  &quot;;[.L26];&quot;: &quot;;[.M26])" table:style-name="ce1">
            <text:p><text:s text:c="2"/>yMki67_C01_DBJ20_D12_R1: AGTCAA_TACAGC</text:p>
          </table:table-cell>
          <table:table-cell office:value-type="string" office:string-value="  ySirt3_C01_DBJ21_D12_R2: AGTCAA_CGGAAT" table:formula="of:=CONCATENATE(&quot;  &quot;;[.P26];&quot;: &quot;;[.Q26])" table:style-name="ce1">
            <text:p><text:s text:c="2"/>ySirt3_C01_DBJ21_D12_R2: AGTCAA_CGGAAT</text:p>
          </table:table-cell>
          <table:table-cell office:value-type="string" office:string-value="  ySirt3_C01_DBJ21_D19_R2: AGTCAA_CTAGCT" table:formula="of:=CONCATENATE(&quot;  &quot;;[.T26];&quot;: &quot;;[.U26])" table:style-name="ce1">
            <text:p><text:s text:c="2"/>ySirt3_C01_DBJ21_D19_R2: AGTCAA_CTAGCT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z</text:p>
          </table:table-cell>
          <table:table-cell office:value-type="string" table:style-name="ce1">
            <text:p>C02</text:p>
          </table:table-cell>
          <table:table-cell office:value-type="string" table:style-name="ce1">
            <text:p>Spen</text:p>
          </table:table-cell>
          <table:table-cell office:value-type="string" table:style-name="ce1">
            <text:p>Bmi1</text:p>
          </table:table-cell>
          <table:table-cell table:number-columns-repeated="2" table:style-name="ce1"/>
          <table:table-cell office:value-type="string" table:style-name="ce1">
            <text:p>C2</text:p>
          </table:table-cell>
          <table:table-cell office:value-type="string" office:string-value="zSpen_C02_DBJ20_D12_R1" table:formula="of:=CONCATENATE([.$E27];[.$G27];&quot;_&quot;;[.$F27];&quot;_DBJ20_D12_R1&quot;)" table:style-name="ce1">
            <text:p>zSpen_C02_DBJ20_D12_R1</text:p>
          </table:table-cell>
          <table:table-cell office:value-type="string" office:string-value="AGTTCC_TATAAT" table:formula="of:=CONCATENATE([.B3];&quot;_&quot;;[.D33])" table:style-name="ce1">
            <text:p>AGTTCC_TATAAT</text:p>
          </table:table-cell>
          <table:table-cell table:style-name="ce1"/>
          <table:table-cell office:value-type="string" table:style-name="ce1">
            <text:p>C2</text:p>
          </table:table-cell>
          <table:table-cell office:value-type="string" office:string-value="zBmi1_C02_DBJ21_D12_R2" table:formula="of:=CONCATENATE([.$E27];[.$H27];&quot;_&quot;;[.$F27];&quot;_DBJ21_D12_R2&quot;)" table:style-name="ce1">
            <text:p>zBmi1_C02_DBJ21_D12_R2</text:p>
          </table:table-cell>
          <table:table-cell office:value-type="string" office:string-value="AGTTCC_CTAGCT" table:formula="of:=CONCATENATE([.B3];&quot;_&quot;;[.D27])" table:style-name="ce1">
            <text:p>AGTTCC_CTAGCT</text:p>
          </table:table-cell>
          <table:table-cell table:style-name="ce1"/>
          <table:table-cell office:value-type="string" table:style-name="ce1">
            <text:p>C2</text:p>
          </table:table-cell>
          <table:table-cell office:value-type="string" office:string-value="zBmi1_C02_DBJ21_D19_R2" table:formula="of:=CONCATENATE([.$E27];[.$H27];&quot;_&quot;;[.$F27];&quot;_DBJ21_D19_R2&quot;)" table:style-name="ce1">
            <text:p>zBmi1_C02_DBJ21_D19_R2</text:p>
          </table:table-cell>
          <table:table-cell office:value-type="string" office:string-value="AGTTCC_CTATAC" table:formula="of:=CONCATENATE([.B3];&quot;_&quot;;[.D28])" table:style-name="ce1">
            <text:p>AGTTCC_CTATAC</text:p>
          </table:table-cell>
          <table:table-cell table:style-name="ce1"/>
          <table:table-cell office:value-type="string" office:string-value="  zSpen_C02_DBJ20_D12_R1: AGTTCC_TATAAT" table:formula="of:=CONCATENATE(&quot;  &quot;;[.L27];&quot;: &quot;;[.M27])" table:style-name="ce1">
            <text:p><text:s text:c="2"/>zSpen_C02_DBJ20_D12_R1: AGTTCC_TATAAT</text:p>
          </table:table-cell>
          <table:table-cell office:value-type="string" office:string-value="  zBmi1_C02_DBJ21_D12_R2: AGTTCC_CTAGCT" table:formula="of:=CONCATENATE(&quot;  &quot;;[.P27];&quot;: &quot;;[.Q27])" table:style-name="ce1">
            <text:p><text:s text:c="2"/>zBmi1_C02_DBJ21_D12_R2: AGTTCC_CTAGCT</text:p>
          </table:table-cell>
          <table:table-cell office:value-type="string" office:string-value="  zBmi1_C02_DBJ21_D19_R2: AGTTCC_CTATAC" table:formula="of:=CONCATENATE(&quot;  &quot;;[.T27];&quot;: &quot;;[.U27])" table:style-name="ce1">
            <text:p><text:s text:c="2"/>zBmi1_C02_DBJ21_D19_R2: AGTTCC_CTATAC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aa</text:p>
          </table:table-cell>
          <table:table-cell office:value-type="string" table:style-name="ce1">
            <text:p>C03</text:p>
          </table:table-cell>
          <table:table-cell office:value-type="string" table:style-name="ce1">
            <text:p>Smc1a</text:p>
          </table:table-cell>
          <table:table-cell office:value-type="string" table:style-name="ce1">
            <text:p>Sirt4</text:p>
          </table:table-cell>
          <table:table-cell table:number-columns-repeated="2" table:style-name="ce1"/>
          <table:table-cell office:value-type="string" table:style-name="ce1">
            <text:p>C3</text:p>
          </table:table-cell>
          <table:table-cell office:value-type="string" office:string-value="aaSmc1a_C03_DBJ20_D12_R1" table:formula="of:=CONCATENATE([.$E28];[.$G28];&quot;_&quot;;[.$F28];&quot;_DBJ20_D12_R1&quot;)" table:style-name="ce1">
            <text:p>aaSmc1a_C03_DBJ20_D12_R1</text:p>
          </table:table-cell>
          <table:table-cell office:value-type="string" office:string-value="ATGTCA_TCATTC" table:formula="of:=CONCATENATE([.B4];&quot;_&quot;;[.D34])" table:style-name="ce1">
            <text:p>ATGTCA_TCATTC</text:p>
          </table:table-cell>
          <table:table-cell table:style-name="ce1"/>
          <table:table-cell office:value-type="string" table:style-name="ce1">
            <text:p>C3</text:p>
          </table:table-cell>
          <table:table-cell office:value-type="string" office:string-value="aaSirt4_C03_DBJ21_D12_R2" table:formula="of:=CONCATENATE([.$E28];[.$H28];&quot;_&quot;;[.$F28];&quot;_DBJ21_D12_R2&quot;)" table:style-name="ce1">
            <text:p>aaSirt4_C03_DBJ21_D12_R2</text:p>
          </table:table-cell>
          <table:table-cell office:value-type="string" office:string-value="ATGTCA_CTATAC" table:formula="of:=CONCATENATE([.B4];&quot;_&quot;;[.D28])" table:style-name="ce1">
            <text:p>ATGTCA_CTATAC</text:p>
          </table:table-cell>
          <table:table-cell table:style-name="ce1"/>
          <table:table-cell office:value-type="string" table:style-name="ce1">
            <text:p>C3</text:p>
          </table:table-cell>
          <table:table-cell office:value-type="string" office:string-value="aaSirt4_C03_DBJ21_D19_R2" table:formula="of:=CONCATENATE([.$E28];[.$H28];&quot;_&quot;;[.$F28];&quot;_DBJ21_D19_R2&quot;)" table:style-name="ce1">
            <text:p>aaSirt4_C03_DBJ21_D19_R2</text:p>
          </table:table-cell>
          <table:table-cell office:value-type="string" office:string-value="ATGTCA_CTCAGA" table:formula="of:=CONCATENATE([.B4];&quot;_&quot;;[.D29])" table:style-name="ce1">
            <text:p>ATGTCA_CTCAGA</text:p>
          </table:table-cell>
          <table:table-cell table:style-name="ce1"/>
          <table:table-cell office:value-type="string" office:string-value="  aaSmc1a_C03_DBJ20_D12_R1: ATGTCA_TCATTC" table:formula="of:=CONCATENATE(&quot;  &quot;;[.L28];&quot;: &quot;;[.M28])" table:style-name="ce1">
            <text:p><text:s text:c="2"/>aaSmc1a_C03_DBJ20_D12_R1: ATGTCA_TCATTC</text:p>
          </table:table-cell>
          <table:table-cell office:value-type="string" office:string-value="  aaSirt4_C03_DBJ21_D12_R2: ATGTCA_CTATAC" table:formula="of:=CONCATENATE(&quot;  &quot;;[.P28];&quot;: &quot;;[.Q28])" table:style-name="ce1">
            <text:p><text:s text:c="2"/>aaSirt4_C03_DBJ21_D12_R2: ATGTCA_CTATAC</text:p>
          </table:table-cell>
          <table:table-cell office:value-type="string" office:string-value="  aaSirt4_C03_DBJ21_D19_R2: ATGTCA_CTCAGA" table:formula="of:=CONCATENATE(&quot;  &quot;;[.T28];&quot;: &quot;;[.U28])" table:style-name="ce1">
            <text:p><text:s text:c="2"/>aaSirt4_C03_DBJ21_D19_R2: ATGTCA_CTCAGA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ab</text:p>
          </table:table-cell>
          <table:table-cell office:value-type="string" table:style-name="ce1">
            <text:p>C04</text:p>
          </table:table-cell>
          <table:table-cell office:value-type="string" table:style-name="ce1">
            <text:p>Smc1a</text:p>
          </table:table-cell>
          <table:table-cell office:value-type="string" table:style-name="ce1">
            <text:p>Kdm2b</text:p>
          </table:table-cell>
          <table:table-cell table:number-columns-repeated="2" table:style-name="ce1"/>
          <table:table-cell office:value-type="string" table:style-name="ce1">
            <text:p>C4</text:p>
          </table:table-cell>
          <table:table-cell office:value-type="string" office:string-value="abSmc1a_C04_DBJ20_D12_R1" table:formula="of:=CONCATENATE([.$E29];[.$G29];&quot;_&quot;;[.$F29];&quot;_DBJ20_D12_R1&quot;)" table:style-name="ce1">
            <text:p>abSmc1a_C04_DBJ20_D12_R1</text:p>
          </table:table-cell>
          <table:table-cell office:value-type="string" office:string-value="CCGTCC_TCCCGA" table:formula="of:=CONCATENATE([.B5];&quot;_&quot;;[.D35])" table:style-name="ce1">
            <text:p>CCGTCC_TCCCGA</text:p>
          </table:table-cell>
          <table:table-cell table:style-name="ce1"/>
          <table:table-cell office:value-type="string" table:style-name="ce1">
            <text:p>C4</text:p>
          </table:table-cell>
          <table:table-cell office:value-type="string" office:string-value="abKdm2b_C04_DBJ21_D12_R2" table:formula="of:=CONCATENATE([.$E29];[.$H29];&quot;_&quot;;[.$F29];&quot;_DBJ21_D12_R2&quot;)" table:style-name="ce1">
            <text:p>abKdm2b_C04_DBJ21_D12_R2</text:p>
          </table:table-cell>
          <table:table-cell office:value-type="string" office:string-value="CCGTCC_CTCAGA" table:formula="of:=CONCATENATE([.B5];&quot;_&quot;;[.D29])" table:style-name="ce1">
            <text:p>CCGTCC_CTCAGA</text:p>
          </table:table-cell>
          <table:table-cell table:style-name="ce1"/>
          <table:table-cell office:value-type="string" table:style-name="ce1">
            <text:p>C4</text:p>
          </table:table-cell>
          <table:table-cell office:value-type="string" office:string-value="abKdm2b_C04_DBJ21_D19_R2" table:formula="of:=CONCATENATE([.$E29];[.$H29];&quot;_&quot;;[.$F29];&quot;_DBJ21_D19_R2&quot;)" table:style-name="ce1">
            <text:p>abKdm2b_C04_DBJ21_D19_R2</text:p>
          </table:table-cell>
          <table:table-cell office:value-type="string" office:string-value="CCGTCC_GACGAC" table:formula="of:=CONCATENATE([.B5];&quot;_&quot;;[.D30])" table:style-name="ce1">
            <text:p>CCGTCC_GACGAC</text:p>
          </table:table-cell>
          <table:table-cell table:style-name="ce1"/>
          <table:table-cell office:value-type="string" office:string-value="  abSmc1a_C04_DBJ20_D12_R1: CCGTCC_TCCCGA" table:formula="of:=CONCATENATE(&quot;  &quot;;[.L29];&quot;: &quot;;[.M29])" table:style-name="ce1">
            <text:p><text:s text:c="2"/>abSmc1a_C04_DBJ20_D12_R1: CCGTCC_TCCCGA</text:p>
          </table:table-cell>
          <table:table-cell office:value-type="string" office:string-value="  abKdm2b_C04_DBJ21_D12_R2: CCGTCC_CTCAGA" table:formula="of:=CONCATENATE(&quot;  &quot;;[.P29];&quot;: &quot;;[.Q29])" table:style-name="ce1">
            <text:p><text:s text:c="2"/>abKdm2b_C04_DBJ21_D12_R2: CCGTCC_CTCAGA</text:p>
          </table:table-cell>
          <table:table-cell office:value-type="string" office:string-value="  abKdm2b_C04_DBJ21_D19_R2: CCGTCC_GACGAC" table:formula="of:=CONCATENATE(&quot;  &quot;;[.T29];&quot;: &quot;;[.U29])" table:style-name="ce1">
            <text:p><text:s text:c="2"/>abKdm2b_C04_DBJ21_D19_R2: CCGTCC_GACGAC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C05</text:p>
          </table:table-cell>
          <table:table-cell office:value-type="string" table:style-name="ce1">
            <text:p>Mbd1</text:p>
          </table:table-cell>
          <table:table-cell office:value-type="string" table:style-name="ce1">
            <text:p>Zfp426</text:p>
          </table:table-cell>
          <table:table-cell table:number-columns-repeated="2" table:style-name="ce1"/>
          <table:table-cell office:value-type="string" table:style-name="ce1">
            <text:p>C5</text:p>
          </table:table-cell>
          <table:table-cell office:value-type="string" office:string-value="acMbd1_C05_DBJ20_D12_R1" table:formula="of:=CONCATENATE([.$E30];[.$G30];&quot;_&quot;;[.$F30];&quot;_DBJ20_D12_R1&quot;)" table:style-name="ce1">
            <text:p>acMbd1_C05_DBJ20_D12_R1</text:p>
          </table:table-cell>
          <table:table-cell office:value-type="string" office:string-value="GTAGAG_TCGAAG" table:formula="of:=CONCATENATE([.B6];&quot;_&quot;;[.D36])" table:style-name="ce1">
            <text:p>GTAGAG_TCGAAG</text:p>
          </table:table-cell>
          <table:table-cell table:style-name="ce1"/>
          <table:table-cell office:value-type="string" table:style-name="ce1">
            <text:p>C5</text:p>
          </table:table-cell>
          <table:table-cell office:value-type="string" office:string-value="acZfp426_C05_DBJ21_D12_R2" table:formula="of:=CONCATENATE([.$E30];[.$H30];&quot;_&quot;;[.$F30];&quot;_DBJ21_D12_R2&quot;)" table:style-name="ce1">
            <text:p>acZfp426_C05_DBJ21_D12_R2</text:p>
          </table:table-cell>
          <table:table-cell office:value-type="string" office:string-value="GTAGAG_GACGAC" table:formula="of:=CONCATENATE([.B6];&quot;_&quot;;[.D30])" table:style-name="ce1">
            <text:p>GTAGAG_GACGAC</text:p>
          </table:table-cell>
          <table:table-cell table:style-name="ce1"/>
          <table:table-cell office:value-type="string" table:style-name="ce1">
            <text:p>C5</text:p>
          </table:table-cell>
          <table:table-cell office:value-type="string" office:string-value="acZfp426_C05_DBJ21_D19_R2" table:formula="of:=CONCATENATE([.$E30];[.$H30];&quot;_&quot;;[.$F30];&quot;_DBJ21_D19_R2&quot;)" table:style-name="ce1">
            <text:p>acZfp426_C05_DBJ21_D19_R2</text:p>
          </table:table-cell>
          <table:table-cell office:value-type="string" office:string-value="GTAGAG_TAATCG" table:formula="of:=CONCATENATE([.B6];&quot;_&quot;;[.D31])" table:style-name="ce1">
            <text:p>GTAGAG_TAATCG</text:p>
          </table:table-cell>
          <table:table-cell table:style-name="ce1"/>
          <table:table-cell office:value-type="string" office:string-value="  acMbd1_C05_DBJ20_D12_R1: GTAGAG_TCGAAG" table:formula="of:=CONCATENATE(&quot;  &quot;;[.L30];&quot;: &quot;;[.M30])" table:style-name="ce1">
            <text:p><text:s text:c="2"/>acMbd1_C05_DBJ20_D12_R1: GTAGAG_TCGAAG</text:p>
          </table:table-cell>
          <table:table-cell office:value-type="string" office:string-value="  acZfp426_C05_DBJ21_D12_R2: GTAGAG_GACGAC" table:formula="of:=CONCATENATE(&quot;  &quot;;[.P30];&quot;: &quot;;[.Q30])" table:style-name="ce1">
            <text:p><text:s text:c="2"/>acZfp426_C05_DBJ21_D12_R2: GTAGAG_GACGAC</text:p>
          </table:table-cell>
          <table:table-cell office:value-type="string" office:string-value="  acZfp426_C05_DBJ21_D19_R2: GTAGAG_TAATCG" table:formula="of:=CONCATENATE(&quot;  &quot;;[.T30];&quot;: &quot;;[.U30])" table:style-name="ce1">
            <text:p><text:s text:c="2"/>acZfp426_C05_DBJ21_D19_R2: GTAGAG_TAATCG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F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ad</text:p>
          </table:table-cell>
          <table:table-cell office:value-type="string" table:style-name="ce1">
            <text:p>C06</text:p>
          </table:table-cell>
          <table:table-cell office:value-type="string" table:style-name="ce1">
            <text:p>Rybp</text:p>
          </table:table-cell>
          <table:table-cell office:value-type="string" table:style-name="ce1">
            <text:p>Smarca2</text:p>
          </table:table-cell>
          <table:table-cell table:number-columns-repeated="2" table:style-name="ce1"/>
          <table:table-cell office:value-type="string" table:style-name="ce1">
            <text:p>C6</text:p>
          </table:table-cell>
          <table:table-cell office:value-type="string" office:string-value="adRybp_C06_DBJ20_D12_R1" table:formula="of:=CONCATENATE([.$E31];[.$G31];&quot;_&quot;;[.$F31];&quot;_DBJ20_D12_R1&quot;)" table:style-name="ce1">
            <text:p>adRybp_C06_DBJ20_D12_R1</text:p>
          </table:table-cell>
          <table:table-cell office:value-type="string" office:string-value="GTCCGC_TCGGCA" table:formula="of:=CONCATENATE([.B7];&quot;_&quot;;[.D37])" table:style-name="ce1">
            <text:p>GTCCGC_TCGGCA</text:p>
          </table:table-cell>
          <table:table-cell table:style-name="ce1"/>
          <table:table-cell office:value-type="string" table:style-name="ce1">
            <text:p>C6</text:p>
          </table:table-cell>
          <table:table-cell office:value-type="string" office:string-value="adSmarca2_C06_DBJ21_D12_R2" table:formula="of:=CONCATENATE([.$E31];[.$H31];&quot;_&quot;;[.$F31];&quot;_DBJ21_D12_R2&quot;)" table:style-name="ce1">
            <text:p>adSmarca2_C06_DBJ21_D12_R2</text:p>
          </table:table-cell>
          <table:table-cell office:value-type="string" office:string-value="GTCCGC_TAATCG" table:formula="of:=CONCATENATE([.B7];&quot;_&quot;;[.D31])" table:style-name="ce1">
            <text:p>GTCCGC_TAATCG</text:p>
          </table:table-cell>
          <table:table-cell table:style-name="ce1"/>
          <table:table-cell office:value-type="string" table:style-name="ce1">
            <text:p>C6</text:p>
          </table:table-cell>
          <table:table-cell office:value-type="string" office:string-value="adSmarca2_C06_DBJ21_D19_R2" table:formula="of:=CONCATENATE([.$E31];[.$H31];&quot;_&quot;;[.$F31];&quot;_DBJ21_D19_R2&quot;)" table:style-name="ce1">
            <text:p>adSmarca2_C06_DBJ21_D19_R2</text:p>
          </table:table-cell>
          <table:table-cell office:value-type="string" office:string-value="GTCCGC_TACAGC" table:formula="of:=CONCATENATE([.B7];&quot;_&quot;;[.D32])" table:style-name="ce1">
            <text:p>GTCCGC_TACAGC</text:p>
          </table:table-cell>
          <table:table-cell table:style-name="ce1"/>
          <table:table-cell office:value-type="string" office:string-value="  adRybp_C06_DBJ20_D12_R1: GTCCGC_TCGGCA" table:formula="of:=CONCATENATE(&quot;  &quot;;[.L31];&quot;: &quot;;[.M31])" table:style-name="ce1">
            <text:p><text:s text:c="2"/>adRybp_C06_DBJ20_D12_R1: GTCCGC_TCGGCA</text:p>
          </table:table-cell>
          <table:table-cell office:value-type="string" office:string-value="  adSmarca2_C06_DBJ21_D12_R2: GTCCGC_TAATCG" table:formula="of:=CONCATENATE(&quot;  &quot;;[.P31];&quot;: &quot;;[.Q31])" table:style-name="ce1">
            <text:p><text:s text:c="2"/>adSmarca2_C06_DBJ21_D12_R2: GTCCGC_TAATCG</text:p>
          </table:table-cell>
          <table:table-cell office:value-type="string" office:string-value="  adSmarca2_C06_DBJ21_D19_R2: GTCCGC_TACAGC" table:formula="of:=CONCATENATE(&quot;  &quot;;[.T31];&quot;: &quot;;[.U31])" table:style-name="ce1">
            <text:p><text:s text:c="2"/>adSmarca2_C06_DBJ21_D19_R2: GTCCGC_TACAGC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F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ae</text:p>
          </table:table-cell>
          <table:table-cell office:value-type="string" table:style-name="ce1">
            <text:p>C07</text:p>
          </table:table-cell>
          <table:table-cell office:value-type="string" table:style-name="ce1">
            <text:p>Smad2</text:p>
          </table:table-cell>
          <table:table-cell office:value-type="string" table:style-name="ce1">
            <text:p>Ezh2</text:p>
          </table:table-cell>
          <table:table-cell table:number-columns-repeated="2" table:style-name="ce1"/>
          <table:table-cell office:value-type="string" table:style-name="ce1">
            <text:p>C7</text:p>
          </table:table-cell>
          <table:table-cell office:value-type="string" office:string-value="aeSmad2_C07_DBJ20_D12_R1" table:formula="of:=CONCATENATE([.$E32];[.$G32];&quot;_&quot;;[.$F32];&quot;_DBJ20_D12_R1&quot;)" table:style-name="ce1">
            <text:p>aeSmad2_C07_DBJ20_D12_R1</text:p>
          </table:table-cell>
          <table:table-cell office:value-type="string" office:string-value="GTGAAA_CGGAAT" table:formula="of:=CONCATENATE([.B8];&quot;_&quot;;[.D26])" table:style-name="ce1">
            <text:p>GTGAAA_CGGAAT</text:p>
          </table:table-cell>
          <table:table-cell table:style-name="ce1"/>
          <table:table-cell office:value-type="string" table:style-name="ce1">
            <text:p>C7</text:p>
          </table:table-cell>
          <table:table-cell office:value-type="string" office:string-value="aeEzh2_C07_DBJ21_D12_R2" table:formula="of:=CONCATENATE([.$E32];[.$H32];&quot;_&quot;;[.$F32];&quot;_DBJ21_D12_R2&quot;)" table:style-name="ce1">
            <text:p>aeEzh2_C07_DBJ21_D12_R2</text:p>
          </table:table-cell>
          <table:table-cell office:value-type="string" office:string-value="GTGAAA_TACAGC" table:formula="of:=CONCATENATE([.B8];&quot;_&quot;;[.D32])" table:style-name="ce1">
            <text:p>GTGAAA_TACAGC</text:p>
          </table:table-cell>
          <table:table-cell table:style-name="ce1"/>
          <table:table-cell office:value-type="string" table:style-name="ce1">
            <text:p>C7</text:p>
          </table:table-cell>
          <table:table-cell office:value-type="string" office:string-value="aeEzh2_C07_DBJ21_D19_R2" table:formula="of:=CONCATENATE([.$E32];[.$H32];&quot;_&quot;;[.$F32];&quot;_DBJ21_D19_R2&quot;)" table:style-name="ce1">
            <text:p>aeEzh2_C07_DBJ21_D19_R2</text:p>
          </table:table-cell>
          <table:table-cell office:value-type="string" office:string-value="GTGAAA_TATAAT" table:formula="of:=CONCATENATE([.B8];&quot;_&quot;;[.D33])" table:style-name="ce1">
            <text:p>GTGAAA_TATAAT</text:p>
          </table:table-cell>
          <table:table-cell table:style-name="ce1"/>
          <table:table-cell office:value-type="string" office:string-value="  aeSmad2_C07_DBJ20_D12_R1: GTGAAA_CGGAAT" table:formula="of:=CONCATENATE(&quot;  &quot;;[.L32];&quot;: &quot;;[.M32])" table:style-name="ce1">
            <text:p><text:s text:c="2"/>aeSmad2_C07_DBJ20_D12_R1: GTGAAA_CGGAAT</text:p>
          </table:table-cell>
          <table:table-cell office:value-type="string" office:string-value="  aeEzh2_C07_DBJ21_D12_R2: GTGAAA_TACAGC" table:formula="of:=CONCATENATE(&quot;  &quot;;[.P32];&quot;: &quot;;[.Q32])" table:style-name="ce1">
            <text:p><text:s text:c="2"/>aeEzh2_C07_DBJ21_D12_R2: GTGAAA_TACAGC</text:p>
          </table:table-cell>
          <table:table-cell office:value-type="string" office:string-value="  aeEzh2_C07_DBJ21_D19_R2: GTGAAA_TATAAT" table:formula="of:=CONCATENATE(&quot;  &quot;;[.T32];&quot;: &quot;;[.U32])" table:style-name="ce1">
            <text:p><text:s text:c="2"/>aeEzh2_C07_DBJ21_D19_R2: GTGAAA_TATAAT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F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C08</text:p>
          </table:table-cell>
          <table:table-cell office:value-type="string" table:style-name="ce1">
            <text:p>Spop</text:p>
          </table:table-cell>
          <table:table-cell office:value-type="string" table:style-name="ce1">
            <text:p>Trim28</text:p>
          </table:table-cell>
          <table:table-cell table:number-columns-repeated="2" table:style-name="ce1"/>
          <table:table-cell office:value-type="string" table:style-name="ce1">
            <text:p>C8</text:p>
          </table:table-cell>
          <table:table-cell office:value-type="string" office:string-value="afSpop_C08_DBJ20_D12_R1" table:formula="of:=CONCATENATE([.$E33];[.$G33];&quot;_&quot;;[.$F33];&quot;_DBJ20_D12_R1&quot;)" table:style-name="ce1">
            <text:p>afSpop_C08_DBJ20_D12_R1</text:p>
          </table:table-cell>
          <table:table-cell office:value-type="string" office:string-value="GTGGCC_CTAGCT" table:formula="of:=CONCATENATE([.B9];&quot;_&quot;;[.D27])" table:style-name="ce1">
            <text:p>GTGGCC_CTAGCT</text:p>
          </table:table-cell>
          <table:table-cell table:style-name="ce1"/>
          <table:table-cell office:value-type="string" table:style-name="ce1">
            <text:p>C8</text:p>
          </table:table-cell>
          <table:table-cell office:value-type="string" office:string-value="afTrim28_C08_DBJ21_D12_R2" table:formula="of:=CONCATENATE([.$E33];[.$H33];&quot;_&quot;;[.$F33];&quot;_DBJ21_D12_R2&quot;)" table:style-name="ce1">
            <text:p>afTrim28_C08_DBJ21_D12_R2</text:p>
          </table:table-cell>
          <table:table-cell office:value-type="string" office:string-value="GTGGCC_TATAAT" table:formula="of:=CONCATENATE([.B9];&quot;_&quot;;[.D33])" table:style-name="ce1">
            <text:p>GTGGCC_TATAAT</text:p>
          </table:table-cell>
          <table:table-cell table:style-name="ce1"/>
          <table:table-cell office:value-type="string" table:style-name="ce1">
            <text:p>C8</text:p>
          </table:table-cell>
          <table:table-cell office:value-type="string" office:string-value="afTrim28_C08_DBJ21_D19_R2" table:formula="of:=CONCATENATE([.$E33];[.$H33];&quot;_&quot;;[.$F33];&quot;_DBJ21_D19_R2&quot;)" table:style-name="ce1">
            <text:p>afTrim28_C08_DBJ21_D19_R2</text:p>
          </table:table-cell>
          <table:table-cell office:value-type="string" office:string-value="GTGGCC_TCATTC" table:formula="of:=CONCATENATE([.B9];&quot;_&quot;;[.D34])" table:style-name="ce1">
            <text:p>GTGGCC_TCATTC</text:p>
          </table:table-cell>
          <table:table-cell table:style-name="ce1"/>
          <table:table-cell office:value-type="string" office:string-value="  afSpop_C08_DBJ20_D12_R1: GTGGCC_CTAGCT" table:formula="of:=CONCATENATE(&quot;  &quot;;[.L33];&quot;: &quot;;[.M33])" table:style-name="ce1">
            <text:p><text:s text:c="2"/>afSpop_C08_DBJ20_D12_R1: GTGGCC_CTAGCT</text:p>
          </table:table-cell>
          <table:table-cell office:value-type="string" office:string-value="  afTrim28_C08_DBJ21_D12_R2: GTGGCC_TATAAT" table:formula="of:=CONCATENATE(&quot;  &quot;;[.P33];&quot;: &quot;;[.Q33])" table:style-name="ce1">
            <text:p><text:s text:c="2"/>afTrim28_C08_DBJ21_D12_R2: GTGGCC_TATAAT</text:p>
          </table:table-cell>
          <table:table-cell office:value-type="string" office:string-value="  afTrim28_C08_DBJ21_D19_R2: GTGGCC_TCATTC" table:formula="of:=CONCATENATE(&quot;  &quot;;[.T33];&quot;: &quot;;[.U33])" table:style-name="ce1">
            <text:p><text:s text:c="2"/>afTrim28_C08_DBJ21_D19_R2: GTGGCC_TCATTC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F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ag</text:p>
          </table:table-cell>
          <table:table-cell office:value-type="string" table:style-name="ce1">
            <text:p>C09</text:p>
          </table:table-cell>
          <table:table-cell office:value-type="string" table:style-name="ce1">
            <text:p>Nipbl</text:p>
          </table:table-cell>
          <table:table-cell office:value-type="string" table:style-name="ce1">
            <text:p>Aebp2</text:p>
          </table:table-cell>
          <table:table-cell table:number-columns-repeated="2" table:style-name="ce1"/>
          <table:table-cell office:value-type="string" table:style-name="ce1">
            <text:p>C9</text:p>
          </table:table-cell>
          <table:table-cell office:value-type="string" office:string-value="agNipbl_C09_DBJ20_D12_R1" table:formula="of:=CONCATENATE([.$E34];[.$G34];&quot;_&quot;;[.$F34];&quot;_DBJ20_D12_R1&quot;)" table:style-name="ce1">
            <text:p>agNipbl_C09_DBJ20_D12_R1</text:p>
          </table:table-cell>
          <table:table-cell office:value-type="string" office:string-value="GTTTCG_CTATAC" table:formula="of:=CONCATENATE([.B10];&quot;_&quot;;[.D28])" table:style-name="ce1">
            <text:p>GTTTCG_CTATAC</text:p>
          </table:table-cell>
          <table:table-cell table:style-name="ce1"/>
          <table:table-cell office:value-type="string" table:style-name="ce1">
            <text:p>C9</text:p>
          </table:table-cell>
          <table:table-cell office:value-type="string" office:string-value="agAebp2_C09_DBJ21_D12_R2" table:formula="of:=CONCATENATE([.$E34];[.$H34];&quot;_&quot;;[.$F34];&quot;_DBJ21_D12_R2&quot;)" table:style-name="ce1">
            <text:p>agAebp2_C09_DBJ21_D12_R2</text:p>
          </table:table-cell>
          <table:table-cell office:value-type="string" office:string-value="GTTTCG_TCATTC" table:formula="of:=CONCATENATE([.B10];&quot;_&quot;;[.D34])" table:style-name="ce1">
            <text:p>GTTTCG_TCATTC</text:p>
          </table:table-cell>
          <table:table-cell table:style-name="ce1"/>
          <table:table-cell office:value-type="string" table:style-name="ce1">
            <text:p>C9</text:p>
          </table:table-cell>
          <table:table-cell office:value-type="string" office:string-value="agAebp2_C09_DBJ21_D19_R2" table:formula="of:=CONCATENATE([.$E34];[.$H34];&quot;_&quot;;[.$F34];&quot;_DBJ21_D19_R2&quot;)" table:style-name="ce1">
            <text:p>agAebp2_C09_DBJ21_D19_R2</text:p>
          </table:table-cell>
          <table:table-cell office:value-type="string" office:string-value="GTTTCG_TCCCGA" table:formula="of:=CONCATENATE([.B10];&quot;_&quot;;[.D35])" table:style-name="ce1">
            <text:p>GTTTCG_TCCCGA</text:p>
          </table:table-cell>
          <table:table-cell table:style-name="ce1"/>
          <table:table-cell office:value-type="string" office:string-value="  agNipbl_C09_DBJ20_D12_R1: GTTTCG_CTATAC" table:formula="of:=CONCATENATE(&quot;  &quot;;[.L34];&quot;: &quot;;[.M34])" table:style-name="ce1">
            <text:p><text:s text:c="2"/>agNipbl_C09_DBJ20_D12_R1: GTTTCG_CTATAC</text:p>
          </table:table-cell>
          <table:table-cell office:value-type="string" office:string-value="  agAebp2_C09_DBJ21_D12_R2: GTTTCG_TCATTC" table:formula="of:=CONCATENATE(&quot;  &quot;;[.P34];&quot;: &quot;;[.Q34])" table:style-name="ce1">
            <text:p><text:s text:c="2"/>agAebp2_C09_DBJ21_D12_R2: GTTTCG_TCATTC</text:p>
          </table:table-cell>
          <table:table-cell office:value-type="string" office:string-value="  agAebp2_C09_DBJ21_D19_R2: GTTTCG_TCCCGA" table:formula="of:=CONCATENATE(&quot;  &quot;;[.T34];&quot;: &quot;;[.U34])" table:style-name="ce1">
            <text:p><text:s text:c="2"/>agAebp2_C09_DBJ21_D19_R2: GTTTCG_TCCCGA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F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ah</text:p>
          </table:table-cell>
          <table:table-cell office:value-type="string" table:style-name="ce1">
            <text:p>C10</text:p>
          </table:table-cell>
          <table:table-cell office:value-type="string" table:style-name="ce1">
            <text:p>Rlim</text:p>
          </table:table-cell>
          <table:table-cell office:value-type="string" table:style-name="ce1">
            <text:p>Zfp426</text:p>
          </table:table-cell>
          <table:table-cell table:number-columns-repeated="2" table:style-name="ce1"/>
          <table:table-cell office:value-type="string" table:style-name="ce1">
            <text:p>C10</text:p>
          </table:table-cell>
          <table:table-cell office:value-type="string" office:string-value="ahRlim_C10_DBJ20_D12_R1" table:formula="of:=CONCATENATE([.$E35];[.$G35];&quot;_&quot;;[.$F35];&quot;_DBJ20_D12_R1&quot;)" table:style-name="ce1">
            <text:p>ahRlim_C10_DBJ20_D12_R1</text:p>
          </table:table-cell>
          <table:table-cell office:value-type="string" office:string-value="CGTACG_CTCAGA" table:formula="of:=CONCATENATE([.B11];&quot;_&quot;;[.D29])" table:style-name="ce1">
            <text:p>CGTACG_CTCAGA</text:p>
          </table:table-cell>
          <table:table-cell table:style-name="ce1"/>
          <table:table-cell office:value-type="string" table:style-name="ce1">
            <text:p>C10</text:p>
          </table:table-cell>
          <table:table-cell office:value-type="string" office:string-value="ahZfp426_C10_DBJ21_D12_R2" table:formula="of:=CONCATENATE([.$E35];[.$H35];&quot;_&quot;;[.$F35];&quot;_DBJ21_D12_R2&quot;)" table:style-name="ce1">
            <text:p>ahZfp426_C10_DBJ21_D12_R2</text:p>
          </table:table-cell>
          <table:table-cell office:value-type="string" office:string-value="CGTACG_TCCCGA" table:formula="of:=CONCATENATE([.B11];&quot;_&quot;;[.D35])" table:style-name="ce1">
            <text:p>CGTACG_TCCCGA</text:p>
          </table:table-cell>
          <table:table-cell table:style-name="ce1"/>
          <table:table-cell office:value-type="string" table:style-name="ce1">
            <text:p>C10</text:p>
          </table:table-cell>
          <table:table-cell office:value-type="string" office:string-value="ahZfp426_C10_DBJ21_D19_R2" table:formula="of:=CONCATENATE([.$E35];[.$H35];&quot;_&quot;;[.$F35];&quot;_DBJ21_D19_R2&quot;)" table:style-name="ce1">
            <text:p>ahZfp426_C10_DBJ21_D19_R2</text:p>
          </table:table-cell>
          <table:table-cell office:value-type="string" office:string-value="CGTACG_TCGAAG" table:formula="of:=CONCATENATE([.B11];&quot;_&quot;;[.D36])" table:style-name="ce1">
            <text:p>CGTACG_TCGAAG</text:p>
          </table:table-cell>
          <table:table-cell table:style-name="ce1"/>
          <table:table-cell office:value-type="string" office:string-value="  ahRlim_C10_DBJ20_D12_R1: CGTACG_CTCAGA" table:formula="of:=CONCATENATE(&quot;  &quot;;[.L35];&quot;: &quot;;[.M35])" table:style-name="ce1">
            <text:p><text:s text:c="2"/>ahRlim_C10_DBJ20_D12_R1: CGTACG_CTCAGA</text:p>
          </table:table-cell>
          <table:table-cell office:value-type="string" office:string-value="  ahZfp426_C10_DBJ21_D12_R2: CGTACG_TCCCGA" table:formula="of:=CONCATENATE(&quot;  &quot;;[.P35];&quot;: &quot;;[.Q35])" table:style-name="ce1">
            <text:p><text:s text:c="2"/>ahZfp426_C10_DBJ21_D12_R2: CGTACG_TCCCGA</text:p>
          </table:table-cell>
          <table:table-cell office:value-type="string" office:string-value="  ahZfp426_C10_DBJ21_D19_R2: CGTACG_TCGAAG" table:formula="of:=CONCATENATE(&quot;  &quot;;[.T35];&quot;: &quot;;[.U35])" table:style-name="ce1">
            <text:p><text:s text:c="2"/>ahZfp426_C10_DBJ21_D19_R2: CGTACG_TCGAAG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F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ai</text:p>
          </table:table-cell>
          <table:table-cell office:value-type="string" table:style-name="ce1">
            <text:p>C11</text:p>
          </table:table-cell>
          <table:table-cell office:value-type="string" table:style-name="ce1">
            <text:p>Nipbl</text:p>
          </table:table-cell>
          <table:table-cell office:value-type="string" table:style-name="ce1">
            <text:p>Hdac5</text:p>
          </table:table-cell>
          <table:table-cell table:number-columns-repeated="2" table:style-name="ce1"/>
          <table:table-cell office:value-type="string" table:style-name="ce1">
            <text:p>C11</text:p>
          </table:table-cell>
          <table:table-cell office:value-type="string" office:string-value="aiNipbl_C11_DBJ20_D12_R1" table:formula="of:=CONCATENATE([.$E36];[.$G36];&quot;_&quot;;[.$F36];&quot;_DBJ20_D12_R1&quot;)" table:style-name="ce1">
            <text:p>aiNipbl_C11_DBJ20_D12_R1</text:p>
          </table:table-cell>
          <table:table-cell office:value-type="string" office:string-value="GAGTGG_GACGAC" table:formula="of:=CONCATENATE([.B12];&quot;_&quot;;[.D30])" table:style-name="ce1">
            <text:p>GAGTGG_GACGAC</text:p>
          </table:table-cell>
          <table:table-cell table:style-name="ce1"/>
          <table:table-cell office:value-type="string" table:style-name="ce1">
            <text:p>C11</text:p>
          </table:table-cell>
          <table:table-cell office:value-type="string" office:string-value="aiHdac5_C11_DBJ21_D12_R2" table:formula="of:=CONCATENATE([.$E36];[.$H36];&quot;_&quot;;[.$F36];&quot;_DBJ21_D12_R2&quot;)" table:style-name="ce1">
            <text:p>aiHdac5_C11_DBJ21_D12_R2</text:p>
          </table:table-cell>
          <table:table-cell office:value-type="string" office:string-value="GAGTGG_TCGAAG" table:formula="of:=CONCATENATE([.B12];&quot;_&quot;;[.D36])" table:style-name="ce1">
            <text:p>GAGTGG_TCGAAG</text:p>
          </table:table-cell>
          <table:table-cell table:style-name="ce1"/>
          <table:table-cell office:value-type="string" table:style-name="ce1">
            <text:p>C11</text:p>
          </table:table-cell>
          <table:table-cell office:value-type="string" office:string-value="aiHdac5_C11_DBJ21_D19_R2" table:formula="of:=CONCATENATE([.$E36];[.$H36];&quot;_&quot;;[.$F36];&quot;_DBJ21_D19_R2&quot;)" table:style-name="ce1">
            <text:p>aiHdac5_C11_DBJ21_D19_R2</text:p>
          </table:table-cell>
          <table:table-cell office:value-type="string" office:string-value="GAGTGG_TCGGCA" table:formula="of:=CONCATENATE([.B12];&quot;_&quot;;[.D37])" table:style-name="ce1">
            <text:p>GAGTGG_TCGGCA</text:p>
          </table:table-cell>
          <table:table-cell table:style-name="ce1"/>
          <table:table-cell office:value-type="string" office:string-value="  aiNipbl_C11_DBJ20_D12_R1: GAGTGG_GACGAC" table:formula="of:=CONCATENATE(&quot;  &quot;;[.L36];&quot;: &quot;;[.M36])" table:style-name="ce1">
            <text:p><text:s text:c="2"/>aiNipbl_C11_DBJ20_D12_R1: GAGTGG_GACGAC</text:p>
          </table:table-cell>
          <table:table-cell office:value-type="string" office:string-value="  aiHdac5_C11_DBJ21_D12_R2: GAGTGG_TCGAAG" table:formula="of:=CONCATENATE(&quot;  &quot;;[.P36];&quot;: &quot;;[.Q36])" table:style-name="ce1">
            <text:p><text:s text:c="2"/>aiHdac5_C11_DBJ21_D12_R2: GAGTGG_TCGAAG</text:p>
          </table:table-cell>
          <table:table-cell office:value-type="string" office:string-value="  aiHdac5_C11_DBJ21_D19_R2: GAGTGG_TCGGCA" table:formula="of:=CONCATENATE(&quot;  &quot;;[.T36];&quot;: &quot;;[.U36])" table:style-name="ce1">
            <text:p><text:s text:c="2"/>aiHdac5_C11_DBJ21_D19_R2: GAGTGG_TCGGCA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F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aj</text:p>
          </table:table-cell>
          <table:table-cell office:value-type="string" table:style-name="ce1">
            <text:p>C12</text:p>
          </table:table-cell>
          <table:table-cell office:value-type="string" table:style-name="ce1">
            <text:p>Smc1a</text:p>
          </table:table-cell>
          <table:table-cell office:value-type="string" table:style-name="ce1">
            <text:p>Rest</text:p>
          </table:table-cell>
          <table:table-cell table:number-columns-repeated="2" table:style-name="ce1"/>
          <table:table-cell office:value-type="string" table:style-name="ce1">
            <text:p>C12</text:p>
          </table:table-cell>
          <table:table-cell office:value-type="string" office:string-value="ajSmc1a_C12_DBJ20_D12_R1" table:formula="of:=CONCATENATE([.$E37];[.$G37];&quot;_&quot;;[.$F37];&quot;_DBJ20_D12_R1&quot;)" table:style-name="ce1">
            <text:p>ajSmc1a_C12_DBJ20_D12_R1</text:p>
          </table:table-cell>
          <table:table-cell office:value-type="string" office:string-value="GGTAGC_TAATCG" table:formula="of:=CONCATENATE([.B13];&quot;_&quot;;[.D31])" table:style-name="ce1">
            <text:p>GGTAGC_TAATCG</text:p>
          </table:table-cell>
          <table:table-cell table:style-name="ce1"/>
          <table:table-cell office:value-type="string" table:style-name="ce1">
            <text:p>C12</text:p>
          </table:table-cell>
          <table:table-cell office:value-type="string" office:string-value="ajRest_C12_DBJ21_D12_R2" table:formula="of:=CONCATENATE([.$E37];[.$H37];&quot;_&quot;;[.$F37];&quot;_DBJ21_D12_R2&quot;)" table:style-name="ce1">
            <text:p>ajRest_C12_DBJ21_D12_R2</text:p>
          </table:table-cell>
          <table:table-cell office:value-type="string" office:string-value="GGTAGC_TCGGCA" table:formula="of:=CONCATENATE([.B13];&quot;_&quot;;[.D37])" table:style-name="ce1">
            <text:p>GGTAGC_TCGGCA</text:p>
          </table:table-cell>
          <table:table-cell table:style-name="ce1"/>
          <table:table-cell office:value-type="string" table:style-name="ce1">
            <text:p>C12</text:p>
          </table:table-cell>
          <table:table-cell office:value-type="string" office:string-value="ajRest_C12_DBJ21_D19_R2" table:formula="of:=CONCATENATE([.$E37];[.$H37];&quot;_&quot;;[.$F37];&quot;_DBJ21_D19_R2&quot;)" table:style-name="ce1">
            <text:p>ajRest_C12_DBJ21_D19_R2</text:p>
          </table:table-cell>
          <table:table-cell office:value-type="string" office:string-value="GGTAGC_CGGAAT" table:formula="of:=CONCATENATE([.B13];&quot;_&quot;;[.D26])" table:style-name="ce1">
            <text:p>GGTAGC_CGGAAT</text:p>
          </table:table-cell>
          <table:table-cell table:style-name="ce1"/>
          <table:table-cell office:value-type="string" office:string-value="  ajSmc1a_C12_DBJ20_D12_R1: GGTAGC_TAATCG" table:formula="of:=CONCATENATE(&quot;  &quot;;[.L37];&quot;: &quot;;[.M37])" table:style-name="ce1">
            <text:p><text:s text:c="2"/>ajSmc1a_C12_DBJ20_D12_R1: GGTAGC_TAATCG</text:p>
          </table:table-cell>
          <table:table-cell office:value-type="string" office:string-value="  ajRest_C12_DBJ21_D12_R2: GGTAGC_TCGGCA" table:formula="of:=CONCATENATE(&quot;  &quot;;[.P37];&quot;: &quot;;[.Q37])" table:style-name="ce1">
            <text:p><text:s text:c="2"/>ajRest_C12_DBJ21_D12_R2: GGTAGC_TCGGCA</text:p>
          </table:table-cell>
          <table:table-cell office:value-type="string" office:string-value="  ajRest_C12_DBJ21_D19_R2: GGTAGC_CGGAAT" table:formula="of:=CONCATENATE(&quot;  &quot;;[.T37];&quot;: &quot;;[.U37])" table:style-name="ce1">
            <text:p><text:s text:c="2"/>ajRest_C12_DBJ21_D19_R2: GGTAGC_CGGAAT</text:p>
          </table:table-cell>
          <table:table-cell table:number-columns-repeated="16359"/>
        </table:table-row>
        <table:table-row table:style-name="ro1">
          <table:table-cell table:number-columns-repeated="4" table:style-name="ce1"/>
          <table:table-cell office:value-type="string" table:style-name="ce1">
            <text:p>ak</text:p>
          </table:table-cell>
          <table:table-cell office:value-type="string" table:style-name="ce1">
            <text:p>D01</text:p>
          </table:table-cell>
          <table:table-cell office:value-type="string" table:style-name="ce1">
            <text:p>Rybp-ps</text:p>
          </table:table-cell>
          <table:table-cell office:value-type="string" table:style-name="ce1">
            <text:p>Bmi1</text:p>
          </table:table-cell>
          <table:table-cell table:number-columns-repeated="2" table:style-name="ce1"/>
          <table:table-cell office:value-type="string" table:style-name="ce1">
            <text:p>D1</text:p>
          </table:table-cell>
          <table:table-cell office:value-type="string" office:string-value="akRybp-ps_D01_DBJ20_D12_R1" table:formula="of:=CONCATENATE([.$E38];[.$G38];&quot;_&quot;;[.$F38];&quot;_DBJ20_D12_R1&quot;)" table:style-name="ce1">
            <text:p>akRybp-ps_D01_DBJ20_D12_R1</text:p>
          </table:table-cell>
          <table:table-cell office:value-type="string" office:string-value="ACTGAT_GTGAAA" table:formula="of:=CONCATENATE([.B14];&quot;_&quot;;[.D8])" table:style-name="ce1">
            <text:p>ACTGAT_GTGAAA</text:p>
          </table:table-cell>
          <table:table-cell table:style-name="ce1"/>
          <table:table-cell office:value-type="string" table:style-name="ce1">
            <text:p>D1</text:p>
          </table:table-cell>
          <table:table-cell office:value-type="string" office:string-value="akBmi1_D01_DBJ21_D12_R2" table:formula="of:=CONCATENATE([.$E38];[.$H38];&quot;_&quot;;[.$F38];&quot;_DBJ21_D12_R2&quot;)" table:style-name="ce1">
            <text:p>akBmi1_D01_DBJ21_D12_R2</text:p>
          </table:table-cell>
          <table:table-cell office:value-type="string" office:string-value="ACTGAT_AGTCAA" table:formula="of:=CONCATENATE([.B14];&quot;_&quot;;[.D2])" table:style-name="ce1">
            <text:p>ACTGAT_AGTCAA</text:p>
          </table:table-cell>
          <table:table-cell table:style-name="ce1"/>
          <table:table-cell office:value-type="string" table:style-name="ce1">
            <text:p>D1</text:p>
          </table:table-cell>
          <table:table-cell office:value-type="string" office:string-value="akBmi1_D01_DBJ21_D19_R2" table:formula="of:=CONCATENATE([.$E38];[.$H38];&quot;_&quot;;[.$F38];&quot;_DBJ21_D19_R2&quot;)" table:style-name="ce1">
            <text:p>akBmi1_D01_DBJ21_D19_R2</text:p>
          </table:table-cell>
          <table:table-cell office:value-type="string" office:string-value="ACTGAT_AGTTCC" table:formula="of:=CONCATENATE([.B14];&quot;_&quot;;[.D3])" table:style-name="ce1">
            <text:p>ACTGAT_AGTTCC</text:p>
          </table:table-cell>
          <table:table-cell table:style-name="ce1"/>
          <table:table-cell office:value-type="string" office:string-value="  akRybp-ps_D01_DBJ20_D12_R1: ACTGAT_GTGAAA" table:formula="of:=CONCATENATE(&quot;  &quot;;[.L38];&quot;: &quot;;[.M38])" table:style-name="ce1">
            <text:p><text:s text:c="2"/>akRybp-ps_D01_DBJ20_D12_R1: ACTGAT_GTGAAA</text:p>
          </table:table-cell>
          <table:table-cell office:value-type="string" office:string-value="  akBmi1_D01_DBJ21_D12_R2: ACTGAT_AGTCAA" table:formula="of:=CONCATENATE(&quot;  &quot;;[.P38];&quot;: &quot;;[.Q38])" table:style-name="ce1">
            <text:p><text:s text:c="2"/>akBmi1_D01_DBJ21_D12_R2: ACTGAT_AGTCAA</text:p>
          </table:table-cell>
          <table:table-cell office:value-type="string" office:string-value="  akBmi1_D01_DBJ21_D19_R2: ACTGAT_AGTTCC" table:formula="of:=CONCATENATE(&quot;  &quot;;[.T38];&quot;: &quot;;[.U38])" table:style-name="ce1">
            <text:p><text:s text:c="2"/>akBmi1_D01_DBJ21_D19_R2: ACTGAT_AGTTCC</text:p>
          </table:table-cell>
          <table:table-cell table:number-columns-repeated="16359"/>
        </table:table-row>
        <table:table-row table:style-name="ro1">
          <table:table-cell table:number-columns-repeated="4" table:style-name="ce1"/>
          <table:table-cell office:value-type="string" table:style-name="ce1">
            <text:p>al</text:p>
          </table:table-cell>
          <table:table-cell office:value-type="string" table:style-name="ce1">
            <text:p>D02</text:p>
          </table:table-cell>
          <table:table-cell office:value-type="string" table:style-name="ce1">
            <text:p>PRKD3</text:p>
          </table:table-cell>
          <table:table-cell office:value-type="string" table:style-name="ce1">
            <text:p>Hdac7</text:p>
          </table:table-cell>
          <table:table-cell table:number-columns-repeated="2" table:style-name="ce1"/>
          <table:table-cell office:value-type="string" table:style-name="ce1">
            <text:p>D2</text:p>
          </table:table-cell>
          <table:table-cell office:value-type="string" office:string-value="alPRKD3_D02_DBJ20_D12_R1" table:formula="of:=CONCATENATE([.$E39];[.$G39];&quot;_&quot;;[.$F39];&quot;_DBJ20_D12_R1&quot;)" table:style-name="ce1">
            <text:p>alPRKD3_D02_DBJ20_D12_R1</text:p>
          </table:table-cell>
          <table:table-cell office:value-type="string" office:string-value="ATGAGC_GTGGCC" table:formula="of:=CONCATENATE([.B15];&quot;_&quot;;[.D9])" table:style-name="ce1">
            <text:p>ATGAGC_GTGGCC</text:p>
          </table:table-cell>
          <table:table-cell table:style-name="ce1"/>
          <table:table-cell office:value-type="string" table:style-name="ce1">
            <text:p>D2</text:p>
          </table:table-cell>
          <table:table-cell office:value-type="string" office:string-value="alHdac7_D02_DBJ21_D12_R2" table:formula="of:=CONCATENATE([.$E39];[.$H39];&quot;_&quot;;[.$F39];&quot;_DBJ21_D12_R2&quot;)" table:style-name="ce1">
            <text:p>alHdac7_D02_DBJ21_D12_R2</text:p>
          </table:table-cell>
          <table:table-cell office:value-type="string" office:string-value="ATGAGC_AGTTCC" table:formula="of:=CONCATENATE([.B15];&quot;_&quot;;[.D3])" table:style-name="ce1">
            <text:p>ATGAGC_AGTTCC</text:p>
          </table:table-cell>
          <table:table-cell table:style-name="ce1"/>
          <table:table-cell office:value-type="string" table:style-name="ce1">
            <text:p>D2</text:p>
          </table:table-cell>
          <table:table-cell office:value-type="string" office:string-value="alHdac7_D02_DBJ21_D19_R2" table:formula="of:=CONCATENATE([.$E39];[.$H39];&quot;_&quot;;[.$F39];&quot;_DBJ21_D19_R2&quot;)" table:style-name="ce1">
            <text:p>alHdac7_D02_DBJ21_D19_R2</text:p>
          </table:table-cell>
          <table:table-cell office:value-type="string" office:string-value="ATGAGC_ATGTCA" table:formula="of:=CONCATENATE([.B15];&quot;_&quot;;[.D4])" table:style-name="ce1">
            <text:p>ATGAGC_ATGTCA</text:p>
          </table:table-cell>
          <table:table-cell table:style-name="ce1"/>
          <table:table-cell office:value-type="string" office:string-value="  alPRKD3_D02_DBJ20_D12_R1: ATGAGC_GTGGCC" table:formula="of:=CONCATENATE(&quot;  &quot;;[.L39];&quot;: &quot;;[.M39])" table:style-name="ce1">
            <text:p><text:s text:c="2"/>alPRKD3_D02_DBJ20_D12_R1: ATGAGC_GTGGCC</text:p>
          </table:table-cell>
          <table:table-cell office:value-type="string" office:string-value="  alHdac7_D02_DBJ21_D12_R2: ATGAGC_AGTTCC" table:formula="of:=CONCATENATE(&quot;  &quot;;[.P39];&quot;: &quot;;[.Q39])" table:style-name="ce1">
            <text:p><text:s text:c="2"/>alHdac7_D02_DBJ21_D12_R2: ATGAGC_AGTTCC</text:p>
          </table:table-cell>
          <table:table-cell office:value-type="string" office:string-value="  alHdac7_D02_DBJ21_D19_R2: ATGAGC_ATGTCA" table:formula="of:=CONCATENATE(&quot;  &quot;;[.T39];&quot;: &quot;;[.U39])" table:style-name="ce1">
            <text:p><text:s text:c="2"/>alHdac7_D02_DBJ21_D19_R2: ATGAGC_ATGTCA</text:p>
          </table:table-cell>
          <table:table-cell table:number-columns-repeated="16359"/>
        </table:table-row>
        <table:table-row table:style-name="ro1">
          <table:table-cell table:number-columns-repeated="4" table:style-name="ce1"/>
          <table:table-cell office:value-type="string" table:style-name="ce1">
            <text:p>am</text:p>
          </table:table-cell>
          <table:table-cell office:value-type="string" table:style-name="ce1">
            <text:p>D03</text:p>
          </table:table-cell>
          <table:table-cell office:value-type="string" table:style-name="ce1">
            <text:p>Mbd3</text:p>
          </table:table-cell>
          <table:table-cell office:value-type="string" table:style-name="ce1">
            <text:p>Trim28</text:p>
          </table:table-cell>
          <table:table-cell table:number-columns-repeated="2" table:style-name="ce1"/>
          <table:table-cell office:value-type="string" table:style-name="ce1">
            <text:p>D3</text:p>
          </table:table-cell>
          <table:table-cell office:value-type="string" office:string-value="amMbd3_D03_DBJ20_D12_R1" table:formula="of:=CONCATENATE([.$E40];[.$G40];&quot;_&quot;;[.$F40];&quot;_DBJ20_D12_R1&quot;)" table:style-name="ce1">
            <text:p>amMbd3_D03_DBJ20_D12_R1</text:p>
          </table:table-cell>
          <table:table-cell office:value-type="string" office:string-value="ATTCCT_GTTTCG" table:formula="of:=CONCATENATE([.B16];&quot;_&quot;;[.D10])" table:style-name="ce1">
            <text:p>ATTCCT_GTTTCG</text:p>
          </table:table-cell>
          <table:table-cell table:style-name="ce1"/>
          <table:table-cell office:value-type="string" table:style-name="ce1">
            <text:p>D3</text:p>
          </table:table-cell>
          <table:table-cell office:value-type="string" office:string-value="amTrim28_D03_DBJ21_D12_R2" table:formula="of:=CONCATENATE([.$E40];[.$H40];&quot;_&quot;;[.$F40];&quot;_DBJ21_D12_R2&quot;)" table:style-name="ce1">
            <text:p>amTrim28_D03_DBJ21_D12_R2</text:p>
          </table:table-cell>
          <table:table-cell office:value-type="string" office:string-value="ATTCCT_ATGTCA" table:formula="of:=CONCATENATE([.B16];&quot;_&quot;;[.D4])" table:style-name="ce1">
            <text:p>ATTCCT_ATGTCA</text:p>
          </table:table-cell>
          <table:table-cell table:style-name="ce1"/>
          <table:table-cell office:value-type="string" table:style-name="ce1">
            <text:p>D3</text:p>
          </table:table-cell>
          <table:table-cell office:value-type="string" office:string-value="amTrim28_D03_DBJ21_D19_R2" table:formula="of:=CONCATENATE([.$E40];[.$H40];&quot;_&quot;;[.$F40];&quot;_DBJ21_D19_R2&quot;)" table:style-name="ce1">
            <text:p>amTrim28_D03_DBJ21_D19_R2</text:p>
          </table:table-cell>
          <table:table-cell office:value-type="string" office:string-value="ATTCCT_CCGTCC" table:formula="of:=CONCATENATE([.B16];&quot;_&quot;;[.D5])" table:style-name="ce1">
            <text:p>ATTCCT_CCGTCC</text:p>
          </table:table-cell>
          <table:table-cell table:style-name="ce1"/>
          <table:table-cell office:value-type="string" office:string-value="  amMbd3_D03_DBJ20_D12_R1: ATTCCT_GTTTCG" table:formula="of:=CONCATENATE(&quot;  &quot;;[.L40];&quot;: &quot;;[.M40])" table:style-name="ce1">
            <text:p><text:s text:c="2"/>amMbd3_D03_DBJ20_D12_R1: ATTCCT_GTTTCG</text:p>
          </table:table-cell>
          <table:table-cell office:value-type="string" office:string-value="  amTrim28_D03_DBJ21_D12_R2: ATTCCT_ATGTCA" table:formula="of:=CONCATENATE(&quot;  &quot;;[.P40];&quot;: &quot;;[.Q40])" table:style-name="ce1">
            <text:p><text:s text:c="2"/>amTrim28_D03_DBJ21_D12_R2: ATTCCT_ATGTCA</text:p>
          </table:table-cell>
          <table:table-cell office:value-type="string" office:string-value="  amTrim28_D03_DBJ21_D19_R2: ATTCCT_CCGTCC" table:formula="of:=CONCATENATE(&quot;  &quot;;[.T40];&quot;: &quot;;[.U40])" table:style-name="ce1">
            <text:p><text:s text:c="2"/>amTrim28_D03_DBJ21_D19_R2: ATTCCT_CCGTCC</text:p>
          </table:table-cell>
          <table:table-cell table:number-columns-repeated="16359"/>
        </table:table-row>
        <table:table-row table:style-name="ro1">
          <table:table-cell table:number-columns-repeated="4" table:style-name="ce1"/>
          <table:table-cell office:value-type="string" table:style-name="ce1">
            <text:p>an</text:p>
          </table:table-cell>
          <table:table-cell office:value-type="string" table:style-name="ce1">
            <text:p>D04</text:p>
          </table:table-cell>
          <table:table-cell office:value-type="string" table:style-name="ce1">
            <text:p>Rybp</text:p>
          </table:table-cell>
          <table:table-cell office:value-type="string" table:style-name="ce1">
            <text:p>Smarca2</text:p>
          </table:table-cell>
          <table:table-cell table:number-columns-repeated="2" table:style-name="ce1"/>
          <table:table-cell office:value-type="string" table:style-name="ce1">
            <text:p>D4</text:p>
          </table:table-cell>
          <table:table-cell office:value-type="string" office:string-value="anRybp_D04_DBJ20_D12_R1" table:formula="of:=CONCATENATE([.$E41];[.$G41];&quot;_&quot;;[.$F41];&quot;_DBJ20_D12_R1&quot;)" table:style-name="ce1">
            <text:p>anRybp_D04_DBJ20_D12_R1</text:p>
          </table:table-cell>
          <table:table-cell office:value-type="string" office:string-value="CAAAAG_CGTACG" table:formula="of:=CONCATENATE([.B17];&quot;_&quot;;[.D11])" table:style-name="ce1">
            <text:p>CAAAAG_CGTACG</text:p>
          </table:table-cell>
          <table:table-cell table:style-name="ce1"/>
          <table:table-cell office:value-type="string" table:style-name="ce1">
            <text:p>D4</text:p>
          </table:table-cell>
          <table:table-cell office:value-type="string" office:string-value="anSmarca2_D04_DBJ21_D12_R2" table:formula="of:=CONCATENATE([.$E41];[.$H41];&quot;_&quot;;[.$F41];&quot;_DBJ21_D12_R2&quot;)" table:style-name="ce1">
            <text:p>anSmarca2_D04_DBJ21_D12_R2</text:p>
          </table:table-cell>
          <table:table-cell office:value-type="string" office:string-value="CAAAAG_CCGTCC" table:formula="of:=CONCATENATE([.B17];&quot;_&quot;;[.D5])" table:style-name="ce1">
            <text:p>CAAAAG_CCGTCC</text:p>
          </table:table-cell>
          <table:table-cell table:style-name="ce1"/>
          <table:table-cell office:value-type="string" table:style-name="ce1">
            <text:p>D4</text:p>
          </table:table-cell>
          <table:table-cell office:value-type="string" office:string-value="anSmarca2_D04_DBJ21_D19_R2" table:formula="of:=CONCATENATE([.$E41];[.$H41];&quot;_&quot;;[.$F41];&quot;_DBJ21_D19_R2&quot;)" table:style-name="ce1">
            <text:p>anSmarca2_D04_DBJ21_D19_R2</text:p>
          </table:table-cell>
          <table:table-cell office:value-type="string" office:string-value="CAAAAG_GTAGAG" table:formula="of:=CONCATENATE([.B17];&quot;_&quot;;[.D6])" table:style-name="ce1">
            <text:p>CAAAAG_GTAGAG</text:p>
          </table:table-cell>
          <table:table-cell table:style-name="ce1"/>
          <table:table-cell office:value-type="string" office:string-value="  anRybp_D04_DBJ20_D12_R1: CAAAAG_CGTACG" table:formula="of:=CONCATENATE(&quot;  &quot;;[.L41];&quot;: &quot;;[.M41])" table:style-name="ce1">
            <text:p><text:s text:c="2"/>anRybp_D04_DBJ20_D12_R1: CAAAAG_CGTACG</text:p>
          </table:table-cell>
          <table:table-cell office:value-type="string" office:string-value="  anSmarca2_D04_DBJ21_D12_R2: CAAAAG_CCGTCC" table:formula="of:=CONCATENATE(&quot;  &quot;;[.P41];&quot;: &quot;;[.Q41])" table:style-name="ce1">
            <text:p><text:s text:c="2"/>anSmarca2_D04_DBJ21_D12_R2: CAAAAG_CCGTCC</text:p>
          </table:table-cell>
          <table:table-cell office:value-type="string" office:string-value="  anSmarca2_D04_DBJ21_D19_R2: CAAAAG_GTAGAG" table:formula="of:=CONCATENATE(&quot;  &quot;;[.T41];&quot;: &quot;;[.U41])" table:style-name="ce1">
            <text:p><text:s text:c="2"/>anSmarca2_D04_DBJ21_D19_R2: CAAAAG_GTAGAG</text:p>
          </table:table-cell>
          <table:table-cell table:number-columns-repeated="16359"/>
        </table:table-row>
        <table:table-row table:style-name="ro1">
          <table:table-cell table:number-columns-repeated="4" table:style-name="ce1"/>
          <table:table-cell office:value-type="string" table:style-name="ce1">
            <text:p>ao</text:p>
          </table:table-cell>
          <table:table-cell office:value-type="string" table:style-name="ce1">
            <text:p>D05</text:p>
          </table:table-cell>
          <table:table-cell office:value-type="string" table:style-name="ce1">
            <text:p>Smarcd2</text:p>
          </table:table-cell>
          <table:table-cell office:value-type="string" table:style-name="ce1">
            <text:p>Aebp2</text:p>
          </table:table-cell>
          <table:table-cell table:number-columns-repeated="2" table:style-name="ce1"/>
          <table:table-cell office:value-type="string" table:style-name="ce1">
            <text:p>D5</text:p>
          </table:table-cell>
          <table:table-cell office:value-type="string" office:string-value="aoSmarcd2_D05_DBJ20_D12_R1" table:formula="of:=CONCATENATE([.$E42];[.$G42];&quot;_&quot;;[.$F42];&quot;_DBJ20_D12_R1&quot;)" table:style-name="ce1">
            <text:p>aoSmarcd2_D05_DBJ20_D12_R1</text:p>
          </table:table-cell>
          <table:table-cell office:value-type="string" office:string-value="CAACTA_GAGTGG" table:formula="of:=CONCATENATE([.B18];&quot;_&quot;;[.D12])" table:style-name="ce1">
            <text:p>CAACTA_GAGTGG</text:p>
          </table:table-cell>
          <table:table-cell table:style-name="ce1"/>
          <table:table-cell office:value-type="string" table:style-name="ce1">
            <text:p>D5</text:p>
          </table:table-cell>
          <table:table-cell office:value-type="string" office:string-value="aoAebp2_D05_DBJ21_D12_R2" table:formula="of:=CONCATENATE([.$E42];[.$H42];&quot;_&quot;;[.$F42];&quot;_DBJ21_D12_R2&quot;)" table:style-name="ce1">
            <text:p>aoAebp2_D05_DBJ21_D12_R2</text:p>
          </table:table-cell>
          <table:table-cell office:value-type="string" office:string-value="CAACTA_GTAGAG" table:formula="of:=CONCATENATE([.B18];&quot;_&quot;;[.D6])" table:style-name="ce1">
            <text:p>CAACTA_GTAGAG</text:p>
          </table:table-cell>
          <table:table-cell table:style-name="ce1"/>
          <table:table-cell office:value-type="string" table:style-name="ce1">
            <text:p>D5</text:p>
          </table:table-cell>
          <table:table-cell office:value-type="string" office:string-value="aoAebp2_D05_DBJ21_D19_R2" table:formula="of:=CONCATENATE([.$E42];[.$H42];&quot;_&quot;;[.$F42];&quot;_DBJ21_D19_R2&quot;)" table:style-name="ce1">
            <text:p>aoAebp2_D05_DBJ21_D19_R2</text:p>
          </table:table-cell>
          <table:table-cell office:value-type="string" office:string-value="CAACTA_GTCCGC" table:formula="of:=CONCATENATE([.B18];&quot;_&quot;;[.D7])" table:style-name="ce1">
            <text:p>CAACTA_GTCCGC</text:p>
          </table:table-cell>
          <table:table-cell table:style-name="ce1"/>
          <table:table-cell office:value-type="string" office:string-value="  aoSmarcd2_D05_DBJ20_D12_R1: CAACTA_GAGTGG" table:formula="of:=CONCATENATE(&quot;  &quot;;[.L42];&quot;: &quot;;[.M42])" table:style-name="ce1">
            <text:p><text:s text:c="2"/>aoSmarcd2_D05_DBJ20_D12_R1: CAACTA_GAGTGG</text:p>
          </table:table-cell>
          <table:table-cell office:value-type="string" office:string-value="  aoAebp2_D05_DBJ21_D12_R2: CAACTA_GTAGAG" table:formula="of:=CONCATENATE(&quot;  &quot;;[.P42];&quot;: &quot;;[.Q42])" table:style-name="ce1">
            <text:p><text:s text:c="2"/>aoAebp2_D05_DBJ21_D12_R2: CAACTA_GTAGAG</text:p>
          </table:table-cell>
          <table:table-cell office:value-type="string" office:string-value="  aoAebp2_D05_DBJ21_D19_R2: CAACTA_GTCCGC" table:formula="of:=CONCATENATE(&quot;  &quot;;[.T42];&quot;: &quot;;[.U42])" table:style-name="ce1">
            <text:p><text:s text:c="2"/>aoAebp2_D05_DBJ21_D19_R2: CAACTA_GTCCGC</text:p>
          </table:table-cell>
          <table:table-cell table:number-columns-repeated="16359"/>
        </table:table-row>
        <table:table-row table:style-name="ro1">
          <table:table-cell table:number-columns-repeated="4" table:style-name="ce1"/>
          <table:table-cell office:value-type="string" table:style-name="ce1">
            <text:p>ap</text:p>
          </table:table-cell>
          <table:table-cell office:value-type="string" table:style-name="ce1">
            <text:p>D06</text:p>
          </table:table-cell>
          <table:table-cell office:value-type="string" table:style-name="ce1">
            <text:p>Nipbl</text:p>
          </table:table-cell>
          <table:table-cell office:value-type="string" table:style-name="ce1">
            <text:p>Sirt3</text:p>
          </table:table-cell>
          <table:table-cell table:number-columns-repeated="2" table:style-name="ce1"/>
          <table:table-cell office:value-type="string" table:style-name="ce1">
            <text:p>D6</text:p>
          </table:table-cell>
          <table:table-cell office:value-type="string" office:string-value="apNipbl_D06_DBJ20_D12_R1" table:formula="of:=CONCATENATE([.$E43];[.$G43];&quot;_&quot;;[.$F43];&quot;_DBJ20_D12_R1&quot;)" table:style-name="ce1">
            <text:p>apNipbl_D06_DBJ20_D12_R1</text:p>
          </table:table-cell>
          <table:table-cell office:value-type="string" office:string-value="CACCGG_GGTAGC" table:formula="of:=CONCATENATE([.B19];&quot;_&quot;;[.D13])" table:style-name="ce1">
            <text:p>CACCGG_GGTAGC</text:p>
          </table:table-cell>
          <table:table-cell table:style-name="ce1"/>
          <table:table-cell office:value-type="string" table:style-name="ce1">
            <text:p>D6</text:p>
          </table:table-cell>
          <table:table-cell office:value-type="string" office:string-value="apSirt3_D06_DBJ21_D12_R2" table:formula="of:=CONCATENATE([.$E43];[.$H43];&quot;_&quot;;[.$F43];&quot;_DBJ21_D12_R2&quot;)" table:style-name="ce1">
            <text:p>apSirt3_D06_DBJ21_D12_R2</text:p>
          </table:table-cell>
          <table:table-cell office:value-type="string" office:string-value="CACCGG_GTCCGC" table:formula="of:=CONCATENATE([.B19];&quot;_&quot;;[.D7])" table:style-name="ce1">
            <text:p>CACCGG_GTCCGC</text:p>
          </table:table-cell>
          <table:table-cell table:style-name="ce1"/>
          <table:table-cell office:value-type="string" table:style-name="ce1">
            <text:p>D6</text:p>
          </table:table-cell>
          <table:table-cell office:value-type="string" office:string-value="apSirt3_D06_DBJ21_D19_R2" table:formula="of:=CONCATENATE([.$E43];[.$H43];&quot;_&quot;;[.$F43];&quot;_DBJ21_D19_R2&quot;)" table:style-name="ce1">
            <text:p>apSirt3_D06_DBJ21_D19_R2</text:p>
          </table:table-cell>
          <table:table-cell office:value-type="string" office:string-value="CACCGG_GTGAAA" table:formula="of:=CONCATENATE([.B19];&quot;_&quot;;[.D8])" table:style-name="ce1">
            <text:p>CACCGG_GTGAAA</text:p>
          </table:table-cell>
          <table:table-cell table:style-name="ce1"/>
          <table:table-cell office:value-type="string" office:string-value="  apNipbl_D06_DBJ20_D12_R1: CACCGG_GGTAGC" table:formula="of:=CONCATENATE(&quot;  &quot;;[.L43];&quot;: &quot;;[.M43])" table:style-name="ce1">
            <text:p><text:s text:c="2"/>apNipbl_D06_DBJ20_D12_R1: CACCGG_GGTAGC</text:p>
          </table:table-cell>
          <table:table-cell office:value-type="string" office:string-value="  apSirt3_D06_DBJ21_D12_R2: CACCGG_GTCCGC" table:formula="of:=CONCATENATE(&quot;  &quot;;[.P43];&quot;: &quot;;[.Q43])" table:style-name="ce1">
            <text:p><text:s text:c="2"/>apSirt3_D06_DBJ21_D12_R2: CACCGG_GTCCGC</text:p>
          </table:table-cell>
          <table:table-cell office:value-type="string" office:string-value="  apSirt3_D06_DBJ21_D19_R2: CACCGG_GTGAAA" table:formula="of:=CONCATENATE(&quot;  &quot;;[.T43];&quot;: &quot;;[.U43])" table:style-name="ce1">
            <text:p><text:s text:c="2"/>apSirt3_D06_DBJ21_D19_R2: CACCGG_GTGAAA</text:p>
          </table:table-cell>
          <table:table-cell table:number-columns-repeated="16359"/>
        </table:table-row>
        <table:table-row table:style-name="ro1">
          <table:table-cell table:number-columns-repeated="4" table:style-name="ce1"/>
          <table:table-cell office:value-type="string" table:style-name="ce1">
            <text:p>aq</text:p>
          </table:table-cell>
          <table:table-cell office:value-type="string" table:style-name="ce1">
            <text:p>D07</text:p>
          </table:table-cell>
          <table:table-cell office:value-type="string" table:style-name="ce1">
            <text:p>Spen</text:p>
          </table:table-cell>
          <table:table-cell office:value-type="string" table:style-name="ce1">
            <text:p>Ezh2</text:p>
          </table:table-cell>
          <table:table-cell table:number-columns-repeated="2" table:style-name="ce1"/>
          <table:table-cell office:value-type="string" table:style-name="ce1">
            <text:p>D7</text:p>
          </table:table-cell>
          <table:table-cell office:value-type="string" office:string-value="aqSpen_D07_DBJ20_D12_R1" table:formula="of:=CONCATENATE([.$E44];[.$G44];&quot;_&quot;;[.$F44];&quot;_DBJ20_D12_R1&quot;)" table:style-name="ce1">
            <text:p>aqSpen_D07_DBJ20_D12_R1</text:p>
          </table:table-cell>
          <table:table-cell office:value-type="string" office:string-value="CACGAT_AGTCAA" table:formula="of:=CONCATENATE([.B20];&quot;_&quot;;[.D2])" table:style-name="ce1">
            <text:p>CACGAT_AGTCAA</text:p>
          </table:table-cell>
          <table:table-cell table:style-name="ce1"/>
          <table:table-cell office:value-type="string" table:style-name="ce1">
            <text:p>D7</text:p>
          </table:table-cell>
          <table:table-cell office:value-type="string" office:string-value="aqEzh2_D07_DBJ21_D12_R2" table:formula="of:=CONCATENATE([.$E44];[.$H44];&quot;_&quot;;[.$F44];&quot;_DBJ21_D12_R2&quot;)" table:style-name="ce1">
            <text:p>aqEzh2_D07_DBJ21_D12_R2</text:p>
          </table:table-cell>
          <table:table-cell office:value-type="string" office:string-value="CACGAT_GTGAAA" table:formula="of:=CONCATENATE([.B20];&quot;_&quot;;[.D8])" table:style-name="ce1">
            <text:p>CACGAT_GTGAAA</text:p>
          </table:table-cell>
          <table:table-cell table:style-name="ce1"/>
          <table:table-cell office:value-type="string" table:style-name="ce1">
            <text:p>D7</text:p>
          </table:table-cell>
          <table:table-cell office:value-type="string" office:string-value="aqEzh2_D07_DBJ21_D19_R2" table:formula="of:=CONCATENATE([.$E44];[.$H44];&quot;_&quot;;[.$F44];&quot;_DBJ21_D19_R2&quot;)" table:style-name="ce1">
            <text:p>aqEzh2_D07_DBJ21_D19_R2</text:p>
          </table:table-cell>
          <table:table-cell office:value-type="string" office:string-value="CACGAT_GTGGCC" table:formula="of:=CONCATENATE([.B20];&quot;_&quot;;[.D9])" table:style-name="ce1">
            <text:p>CACGAT_GTGGCC</text:p>
          </table:table-cell>
          <table:table-cell table:style-name="ce1"/>
          <table:table-cell office:value-type="string" office:string-value="  aqSpen_D07_DBJ20_D12_R1: CACGAT_AGTCAA" table:formula="of:=CONCATENATE(&quot;  &quot;;[.L44];&quot;: &quot;;[.M44])" table:style-name="ce1">
            <text:p><text:s text:c="2"/>aqSpen_D07_DBJ20_D12_R1: CACGAT_AGTCAA</text:p>
          </table:table-cell>
          <table:table-cell office:value-type="string" office:string-value="  aqEzh2_D07_DBJ21_D12_R2: CACGAT_GTGAAA" table:formula="of:=CONCATENATE(&quot;  &quot;;[.P44];&quot;: &quot;;[.Q44])" table:style-name="ce1">
            <text:p><text:s text:c="2"/>aqEzh2_D07_DBJ21_D12_R2: CACGAT_GTGAAA</text:p>
          </table:table-cell>
          <table:table-cell office:value-type="string" office:string-value="  aqEzh2_D07_DBJ21_D19_R2: CACGAT_GTGGCC" table:formula="of:=CONCATENATE(&quot;  &quot;;[.T44];&quot;: &quot;;[.U44])" table:style-name="ce1">
            <text:p><text:s text:c="2"/>aqEzh2_D07_DBJ21_D19_R2: CACGAT_GTGGCC</text:p>
          </table:table-cell>
          <table:table-cell table:number-columns-repeated="16359"/>
        </table:table-row>
        <table:table-row table:style-name="ro1">
          <table:table-cell table:number-columns-repeated="4" table:style-name="ce1"/>
          <table:table-cell office:value-type="string" table:style-name="ce1">
            <text:p>ar</text:p>
          </table:table-cell>
          <table:table-cell office:value-type="string" table:style-name="ce1">
            <text:p>D08</text:p>
          </table:table-cell>
          <table:table-cell office:value-type="string" table:style-name="ce1">
            <text:p>Setdb1</text:p>
          </table:table-cell>
          <table:table-cell office:value-type="string" table:style-name="ce1">
            <text:p>Ezh2</text:p>
          </table:table-cell>
          <table:table-cell table:number-columns-repeated="2" table:style-name="ce1"/>
          <table:table-cell office:value-type="string" table:style-name="ce1">
            <text:p>D8</text:p>
          </table:table-cell>
          <table:table-cell office:value-type="string" office:string-value="arSetdb1_D08_DBJ20_D12_R1" table:formula="of:=CONCATENATE([.$E45];[.$G45];&quot;_&quot;;[.$F45];&quot;_DBJ20_D12_R1&quot;)" table:style-name="ce1">
            <text:p>arSetdb1_D08_DBJ20_D12_R1</text:p>
          </table:table-cell>
          <table:table-cell office:value-type="string" office:string-value="CACTCA_AGTTCC" table:formula="of:=CONCATENATE([.B21];&quot;_&quot;;[.D3])" table:style-name="ce1">
            <text:p>CACTCA_AGTTCC</text:p>
          </table:table-cell>
          <table:table-cell table:style-name="ce1"/>
          <table:table-cell office:value-type="string" table:style-name="ce1">
            <text:p>D8</text:p>
          </table:table-cell>
          <table:table-cell office:value-type="string" office:string-value="arEzh2_D08_DBJ21_D12_R2" table:formula="of:=CONCATENATE([.$E45];[.$H45];&quot;_&quot;;[.$F45];&quot;_DBJ21_D12_R2&quot;)" table:style-name="ce1">
            <text:p>arEzh2_D08_DBJ21_D12_R2</text:p>
          </table:table-cell>
          <table:table-cell office:value-type="string" office:string-value="CACTCA_GTGGCC" table:formula="of:=CONCATENATE([.B21];&quot;_&quot;;[.D9])" table:style-name="ce1">
            <text:p>CACTCA_GTGGCC</text:p>
          </table:table-cell>
          <table:table-cell table:style-name="ce1"/>
          <table:table-cell office:value-type="string" table:style-name="ce1">
            <text:p>D8</text:p>
          </table:table-cell>
          <table:table-cell office:value-type="string" office:string-value="arEzh2_D08_DBJ21_D19_R2" table:formula="of:=CONCATENATE([.$E45];[.$H45];&quot;_&quot;;[.$F45];&quot;_DBJ21_D19_R2&quot;)" table:style-name="ce1">
            <text:p>arEzh2_D08_DBJ21_D19_R2</text:p>
          </table:table-cell>
          <table:table-cell office:value-type="string" office:string-value="CACTCA_GTTTCG" table:formula="of:=CONCATENATE([.B21];&quot;_&quot;;[.D10])" table:style-name="ce1">
            <text:p>CACTCA_GTTTCG</text:p>
          </table:table-cell>
          <table:table-cell table:style-name="ce1"/>
          <table:table-cell office:value-type="string" office:string-value="  arSetdb1_D08_DBJ20_D12_R1: CACTCA_AGTTCC" table:formula="of:=CONCATENATE(&quot;  &quot;;[.L45];&quot;: &quot;;[.M45])" table:style-name="ce1">
            <text:p><text:s text:c="2"/>arSetdb1_D08_DBJ20_D12_R1: CACTCA_AGTTCC</text:p>
          </table:table-cell>
          <table:table-cell office:value-type="string" office:string-value="  arEzh2_D08_DBJ21_D12_R2: CACTCA_GTGGCC" table:formula="of:=CONCATENATE(&quot;  &quot;;[.P45];&quot;: &quot;;[.Q45])" table:style-name="ce1">
            <text:p><text:s text:c="2"/>arEzh2_D08_DBJ21_D12_R2: CACTCA_GTGGCC</text:p>
          </table:table-cell>
          <table:table-cell office:value-type="string" office:string-value="  arEzh2_D08_DBJ21_D19_R2: CACTCA_GTTTCG" table:formula="of:=CONCATENATE(&quot;  &quot;;[.T45];&quot;: &quot;;[.U45])" table:style-name="ce1">
            <text:p><text:s text:c="2"/>arEzh2_D08_DBJ21_D19_R2: CACTCA_GTTTCG</text:p>
          </table:table-cell>
          <table:table-cell table:number-columns-repeated="16359"/>
        </table:table-row>
        <table:table-row table:style-name="ro1">
          <table:table-cell table:number-columns-repeated="4" table:style-name="ce1"/>
          <table:table-cell office:value-type="string" table:style-name="ce1">
            <text:p>as</text:p>
          </table:table-cell>
          <table:table-cell office:value-type="string" table:style-name="ce1">
            <text:p>D09</text:p>
          </table:table-cell>
          <table:table-cell office:value-type="string" table:style-name="ce1">
            <text:p>Nipbl</text:p>
          </table:table-cell>
          <table:table-cell office:value-type="string" table:style-name="ce1">
            <text:p>Hdac5</text:p>
          </table:table-cell>
          <table:table-cell table:number-columns-repeated="2" table:style-name="ce1"/>
          <table:table-cell office:value-type="string" table:style-name="ce1">
            <text:p>D9</text:p>
          </table:table-cell>
          <table:table-cell office:value-type="string" office:string-value="asNipbl_D09_DBJ20_D12_R1" table:formula="of:=CONCATENATE([.$E46];[.$G46];&quot;_&quot;;[.$F46];&quot;_DBJ20_D12_R1&quot;)" table:style-name="ce1">
            <text:p>asNipbl_D09_DBJ20_D12_R1</text:p>
          </table:table-cell>
          <table:table-cell office:value-type="string" office:string-value="CAGGCG_ATGTCA" table:formula="of:=CONCATENATE([.B22];&quot;_&quot;;[.D4])" table:style-name="ce1">
            <text:p>CAGGCG_ATGTCA</text:p>
          </table:table-cell>
          <table:table-cell table:style-name="ce1"/>
          <table:table-cell office:value-type="string" table:style-name="ce1">
            <text:p>D9</text:p>
          </table:table-cell>
          <table:table-cell office:value-type="string" office:string-value="asHdac5_D09_DBJ21_D12_R2" table:formula="of:=CONCATENATE([.$E46];[.$H46];&quot;_&quot;;[.$F46];&quot;_DBJ21_D12_R2&quot;)" table:style-name="ce1">
            <text:p>asHdac5_D09_DBJ21_D12_R2</text:p>
          </table:table-cell>
          <table:table-cell office:value-type="string" office:string-value="CAGGCG_GTTTCG" table:formula="of:=CONCATENATE([.B22];&quot;_&quot;;[.D10])" table:style-name="ce1">
            <text:p>CAGGCG_GTTTCG</text:p>
          </table:table-cell>
          <table:table-cell table:style-name="ce1"/>
          <table:table-cell office:value-type="string" table:style-name="ce1">
            <text:p>D9</text:p>
          </table:table-cell>
          <table:table-cell office:value-type="string" office:string-value="asHdac5_D09_DBJ21_D19_R2" table:formula="of:=CONCATENATE([.$E46];[.$H46];&quot;_&quot;;[.$F46];&quot;_DBJ21_D19_R2&quot;)" table:style-name="ce1">
            <text:p>asHdac5_D09_DBJ21_D19_R2</text:p>
          </table:table-cell>
          <table:table-cell office:value-type="string" office:string-value="CAGGCG_CGTACG" table:formula="of:=CONCATENATE([.B22];&quot;_&quot;;[.D11])" table:style-name="ce1">
            <text:p>CAGGCG_CGTACG</text:p>
          </table:table-cell>
          <table:table-cell table:style-name="ce1"/>
          <table:table-cell office:value-type="string" office:string-value="  asNipbl_D09_DBJ20_D12_R1: CAGGCG_ATGTCA" table:formula="of:=CONCATENATE(&quot;  &quot;;[.L46];&quot;: &quot;;[.M46])" table:style-name="ce1">
            <text:p><text:s text:c="2"/>asNipbl_D09_DBJ20_D12_R1: CAGGCG_ATGTCA</text:p>
          </table:table-cell>
          <table:table-cell office:value-type="string" office:string-value="  asHdac5_D09_DBJ21_D12_R2: CAGGCG_GTTTCG" table:formula="of:=CONCATENATE(&quot;  &quot;;[.P46];&quot;: &quot;;[.Q46])" table:style-name="ce1">
            <text:p><text:s text:c="2"/>asHdac5_D09_DBJ21_D12_R2: CAGGCG_GTTTCG</text:p>
          </table:table-cell>
          <table:table-cell office:value-type="string" office:string-value="  asHdac5_D09_DBJ21_D19_R2: CAGGCG_CGTACG" table:formula="of:=CONCATENATE(&quot;  &quot;;[.T46];&quot;: &quot;;[.U46])" table:style-name="ce1">
            <text:p><text:s text:c="2"/>asHdac5_D09_DBJ21_D19_R2: CAGGCG_CGTACG</text:p>
          </table:table-cell>
          <table:table-cell table:number-columns-repeated="16359"/>
        </table:table-row>
        <table:table-row table:style-name="ro1">
          <table:table-cell table:number-columns-repeated="4" table:style-name="ce1"/>
          <table:table-cell office:value-type="string" table:style-name="ce1">
            <text:p>at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Mbd3</text:p>
          </table:table-cell>
          <table:table-cell office:value-type="string" table:style-name="ce1">
            <text:p>Aebp2</text:p>
          </table:table-cell>
          <table:table-cell table:number-columns-repeated="2" table:style-name="ce1"/>
          <table:table-cell office:value-type="string" table:style-name="ce1">
            <text:p>D10</text:p>
          </table:table-cell>
          <table:table-cell office:value-type="string" office:string-value="atMbd3_D10_DBJ20_D12_R1" table:formula="of:=CONCATENATE([.$E47];[.$G47];&quot;_&quot;;[.$F47];&quot;_DBJ20_D12_R1&quot;)" table:style-name="ce1">
            <text:p>atMbd3_D10_DBJ20_D12_R1</text:p>
          </table:table-cell>
          <table:table-cell office:value-type="string" office:string-value="CATGGC_CCGTCC" table:formula="of:=CONCATENATE([.B23];&quot;_&quot;;[.D5])" table:style-name="ce1">
            <text:p>CATGGC_CCGTCC</text:p>
          </table:table-cell>
          <table:table-cell table:style-name="ce1"/>
          <table:table-cell office:value-type="string" table:style-name="ce1">
            <text:p>D10</text:p>
          </table:table-cell>
          <table:table-cell office:value-type="string" office:string-value="atAebp2_D10_DBJ21_D12_R2" table:formula="of:=CONCATENATE([.$E47];[.$H47];&quot;_&quot;;[.$F47];&quot;_DBJ21_D12_R2&quot;)" table:style-name="ce1">
            <text:p>atAebp2_D10_DBJ21_D12_R2</text:p>
          </table:table-cell>
          <table:table-cell office:value-type="string" office:string-value="CATGGC_CGTACG" table:formula="of:=CONCATENATE([.B23];&quot;_&quot;;[.D11])" table:style-name="ce1">
            <text:p>CATGGC_CGTACG</text:p>
          </table:table-cell>
          <table:table-cell table:style-name="ce1"/>
          <table:table-cell office:value-type="string" table:style-name="ce1">
            <text:p>D10</text:p>
          </table:table-cell>
          <table:table-cell office:value-type="string" office:string-value="atAebp2_D10_DBJ21_D19_R2" table:formula="of:=CONCATENATE([.$E47];[.$H47];&quot;_&quot;;[.$F47];&quot;_DBJ21_D19_R2&quot;)" table:style-name="ce1">
            <text:p>atAebp2_D10_DBJ21_D19_R2</text:p>
          </table:table-cell>
          <table:table-cell office:value-type="string" office:string-value="CATGGC_GAGTGG" table:formula="of:=CONCATENATE([.B23];&quot;_&quot;;[.D12])" table:style-name="ce1">
            <text:p>CATGGC_GAGTGG</text:p>
          </table:table-cell>
          <table:table-cell table:style-name="ce1"/>
          <table:table-cell office:value-type="string" office:string-value="  atMbd3_D10_DBJ20_D12_R1: CATGGC_CCGTCC" table:formula="of:=CONCATENATE(&quot;  &quot;;[.L47];&quot;: &quot;;[.M47])" table:style-name="ce1">
            <text:p><text:s text:c="2"/>atMbd3_D10_DBJ20_D12_R1: CATGGC_CCGTCC</text:p>
          </table:table-cell>
          <table:table-cell office:value-type="string" office:string-value="  atAebp2_D10_DBJ21_D12_R2: CATGGC_CGTACG" table:formula="of:=CONCATENATE(&quot;  &quot;;[.P47];&quot;: &quot;;[.Q47])" table:style-name="ce1">
            <text:p><text:s text:c="2"/>atAebp2_D10_DBJ21_D12_R2: CATGGC_CGTACG</text:p>
          </table:table-cell>
          <table:table-cell office:value-type="string" office:string-value="  atAebp2_D10_DBJ21_D19_R2: CATGGC_GAGTGG" table:formula="of:=CONCATENATE(&quot;  &quot;;[.T47];&quot;: &quot;;[.U47])" table:style-name="ce1">
            <text:p><text:s text:c="2"/>atAebp2_D10_DBJ21_D19_R2: CATGGC_GAGTGG</text:p>
          </table:table-cell>
          <table:table-cell table:number-columns-repeated="16359"/>
        </table:table-row>
        <table:table-row table:style-name="ro1">
          <table:table-cell table:number-columns-repeated="4" table:style-name="ce1"/>
          <table:table-cell office:value-type="string" table:style-name="ce1">
            <text:p>au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Rlim</text:p>
          </table:table-cell>
          <table:table-cell office:value-type="string" table:style-name="ce1">
            <text:p>Sirt3</text:p>
          </table:table-cell>
          <table:table-cell table:number-columns-repeated="2" table:style-name="ce1"/>
          <table:table-cell office:value-type="string" table:style-name="ce1">
            <text:p>D11</text:p>
          </table:table-cell>
          <table:table-cell office:value-type="string" office:string-value="auRlim_D11_DBJ20_D12_R1" table:formula="of:=CONCATENATE([.$E48];[.$G48];&quot;_&quot;;[.$F48];&quot;_DBJ20_D12_R1&quot;)" table:style-name="ce1">
            <text:p>auRlim_D11_DBJ20_D12_R1</text:p>
          </table:table-cell>
          <table:table-cell office:value-type="string" office:string-value="CATTTT_GTAGAG" table:formula="of:=CONCATENATE([.B24];&quot;_&quot;;[.D6])" table:style-name="ce1">
            <text:p>CATTTT_GTAGAG</text:p>
          </table:table-cell>
          <table:table-cell table:style-name="ce1"/>
          <table:table-cell office:value-type="string" table:style-name="ce1">
            <text:p>D11</text:p>
          </table:table-cell>
          <table:table-cell office:value-type="string" office:string-value="auSirt3_D11_DBJ21_D12_R2" table:formula="of:=CONCATENATE([.$E48];[.$H48];&quot;_&quot;;[.$F48];&quot;_DBJ21_D12_R2&quot;)" table:style-name="ce1">
            <text:p>auSirt3_D11_DBJ21_D12_R2</text:p>
          </table:table-cell>
          <table:table-cell office:value-type="string" office:string-value="CATTTT_GAGTGG" table:formula="of:=CONCATENATE([.B24];&quot;_&quot;;[.D12])" table:style-name="ce1">
            <text:p>CATTTT_GAGTGG</text:p>
          </table:table-cell>
          <table:table-cell table:style-name="ce1"/>
          <table:table-cell office:value-type="string" table:style-name="ce1">
            <text:p>D11</text:p>
          </table:table-cell>
          <table:table-cell office:value-type="string" office:string-value="auSirt3_D11_DBJ21_D19_R2" table:formula="of:=CONCATENATE([.$E48];[.$H48];&quot;_&quot;;[.$F48];&quot;_DBJ21_D19_R2&quot;)" table:style-name="ce1">
            <text:p>auSirt3_D11_DBJ21_D19_R2</text:p>
          </table:table-cell>
          <table:table-cell office:value-type="string" office:string-value="CATTTT_GGTAGC" table:formula="of:=CONCATENATE([.B24];&quot;_&quot;;[.D13])" table:style-name="ce1">
            <text:p>CATTTT_GGTAGC</text:p>
          </table:table-cell>
          <table:table-cell table:style-name="ce1"/>
          <table:table-cell office:value-type="string" office:string-value="  auRlim_D11_DBJ20_D12_R1: CATTTT_GTAGAG" table:formula="of:=CONCATENATE(&quot;  &quot;;[.L48];&quot;: &quot;;[.M48])" table:style-name="ce1">
            <text:p><text:s text:c="2"/>auRlim_D11_DBJ20_D12_R1: CATTTT_GTAGAG</text:p>
          </table:table-cell>
          <table:table-cell office:value-type="string" office:string-value="  auSirt3_D11_DBJ21_D12_R2: CATTTT_GAGTGG" table:formula="of:=CONCATENATE(&quot;  &quot;;[.P48];&quot;: &quot;;[.Q48])" table:style-name="ce1">
            <text:p><text:s text:c="2"/>auSirt3_D11_DBJ21_D12_R2: CATTTT_GAGTGG</text:p>
          </table:table-cell>
          <table:table-cell office:value-type="string" office:string-value="  auSirt3_D11_DBJ21_D19_R2: CATTTT_GGTAGC" table:formula="of:=CONCATENATE(&quot;  &quot;;[.T48];&quot;: &quot;;[.U48])" table:style-name="ce1">
            <text:p><text:s text:c="2"/>auSirt3_D11_DBJ21_D19_R2: CATTTT_GGTAGC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av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Lbr</text:p>
          </table:table-cell>
          <table:table-cell office:value-type="string" table:style-name="ce1">
            <text:p>Hdac6</text:p>
          </table:table-cell>
          <table:table-cell table:number-columns-repeated="2" table:style-name="ce1"/>
          <table:table-cell office:value-type="string" table:style-name="ce1">
            <text:p>D12</text:p>
          </table:table-cell>
          <table:table-cell office:value-type="string" office:string-value="avLbr_D12_DBJ20_D12_R1" table:formula="of:=CONCATENATE([.$E49];[.$G49];&quot;_&quot;;[.$F49];&quot;_DBJ20_D12_R1&quot;)" table:style-name="ce1">
            <text:p>avLbr_D12_DBJ20_D12_R1</text:p>
          </table:table-cell>
          <table:table-cell office:value-type="string" office:string-value="CCAACA_GTCCGC" table:formula="of:=CONCATENATE([.B25];&quot;_&quot;;[.D7])" table:style-name="ce1">
            <text:p>CCAACA_GTCCGC</text:p>
          </table:table-cell>
          <table:table-cell table:style-name="ce1"/>
          <table:table-cell office:value-type="string" table:style-name="ce1">
            <text:p>D12</text:p>
          </table:table-cell>
          <table:table-cell office:value-type="string" office:string-value="avHdac6_D12_DBJ21_D12_R2" table:formula="of:=CONCATENATE([.$E49];[.$H49];&quot;_&quot;;[.$F49];&quot;_DBJ21_D12_R2&quot;)" table:style-name="ce1">
            <text:p>avHdac6_D12_DBJ21_D12_R2</text:p>
          </table:table-cell>
          <table:table-cell office:value-type="string" office:string-value="CCAACA_GGTAGC" table:formula="of:=CONCATENATE([.B25];&quot;_&quot;;[.D13])" table:style-name="ce1">
            <text:p>CCAACA_GGTAGC</text:p>
          </table:table-cell>
          <table:table-cell table:style-name="ce1"/>
          <table:table-cell office:value-type="string" table:style-name="ce1">
            <text:p>D12</text:p>
          </table:table-cell>
          <table:table-cell office:value-type="string" office:string-value="avHdac6_D12_DBJ21_D19_R2" table:formula="of:=CONCATENATE([.$E49];[.$H49];&quot;_&quot;;[.$F49];&quot;_DBJ21_D19_R2&quot;)" table:style-name="ce1">
            <text:p>avHdac6_D12_DBJ21_D19_R2</text:p>
          </table:table-cell>
          <table:table-cell office:value-type="string" office:string-value="CCAACA_AGTCAA" table:formula="of:=CONCATENATE([.B25];&quot;_&quot;;[.D2])" table:style-name="ce1">
            <text:p>CCAACA_AGTCAA</text:p>
          </table:table-cell>
          <table:table-cell table:style-name="ce1"/>
          <table:table-cell office:value-type="string" office:string-value="  avLbr_D12_DBJ20_D12_R1: CCAACA_GTCCGC" table:formula="of:=CONCATENATE(&quot;  &quot;;[.L49];&quot;: &quot;;[.M49])" table:style-name="ce1">
            <text:p><text:s text:c="2"/>avLbr_D12_DBJ20_D12_R1: CCAACA_GTCCGC</text:p>
          </table:table-cell>
          <table:table-cell office:value-type="string" office:string-value="  avHdac6_D12_DBJ21_D12_R2: CCAACA_GGTAGC" table:formula="of:=CONCATENATE(&quot;  &quot;;[.P49];&quot;: &quot;;[.Q49])" table:style-name="ce1">
            <text:p><text:s text:c="2"/>avHdac6_D12_DBJ21_D12_R2: CCAACA_GGTAGC</text:p>
          </table:table-cell>
          <table:table-cell office:value-type="string" office:string-value="  avHdac6_D12_DBJ21_D19_R2: CCAACA_AGTCAA" table:formula="of:=CONCATENATE(&quot;  &quot;;[.T49];&quot;: &quot;;[.U49])" table:style-name="ce1">
            <text:p><text:s text:c="2"/>avHdac6_D12_DBJ21_D19_R2: CCAACA_AGTCAA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aw</text:p>
          </table:table-cell>
          <table:table-cell office:value-type="string" table:style-name="ce1">
            <text:p>E01</text:p>
          </table:table-cell>
          <table:table-cell office:value-type="string" table:style-name="ce1">
            <text:p>Mki67</text:p>
          </table:table-cell>
          <table:table-cell office:value-type="string" table:style-name="ce1">
            <text:p>Aebp2</text:p>
          </table:table-cell>
          <table:table-cell table:number-columns-repeated="2" table:style-name="ce1"/>
          <table:table-cell office:value-type="string" table:style-name="ce1">
            <text:p>E1</text:p>
          </table:table-cell>
          <table:table-cell office:value-type="string" office:string-value="awMki67_E01_DBJ20_D12_R1" table:formula="of:=CONCATENATE([.$E50];[.$G50];&quot;_&quot;;[.$F50];&quot;_DBJ20_D12_R1&quot;)" table:style-name="ce1">
            <text:p>awMki67_E01_DBJ20_D12_R1</text:p>
          </table:table-cell>
          <table:table-cell office:value-type="string" office:string-value="ACTGAT_CACGAT" table:formula="of:=CONCATENATE([.B14];&quot;_&quot;;[.D20])" table:style-name="ce1">
            <text:p>ACTGAT_CACGAT</text:p>
          </table:table-cell>
          <table:table-cell table:style-name="ce1"/>
          <table:table-cell office:value-type="string" table:style-name="ce1">
            <text:p>E1</text:p>
          </table:table-cell>
          <table:table-cell office:value-type="string" office:string-value="awAebp2_E01_DBJ21_D12_R2" table:formula="of:=CONCATENATE([.$E50];[.$H50];&quot;_&quot;;[.$F50];&quot;_DBJ21_D12_R2&quot;)" table:style-name="ce1">
            <text:p>awAebp2_E01_DBJ21_D12_R2</text:p>
          </table:table-cell>
          <table:table-cell office:value-type="string" office:string-value="ACTGAT_ACTGAT" table:formula="of:=CONCATENATE([.B14];&quot;_&quot;;[.D14])" table:style-name="ce1">
            <text:p>ACTGAT_ACTGAT</text:p>
          </table:table-cell>
          <table:table-cell table:style-name="ce1"/>
          <table:table-cell office:value-type="string" table:style-name="ce1">
            <text:p>E1</text:p>
          </table:table-cell>
          <table:table-cell office:value-type="string" office:string-value="awAebp2_E01_DBJ21_D19_R2" table:formula="of:=CONCATENATE([.$E50];[.$H50];&quot;_&quot;;[.$F50];&quot;_DBJ21_D19_R2&quot;)" table:style-name="ce1">
            <text:p>awAebp2_E01_DBJ21_D19_R2</text:p>
          </table:table-cell>
          <table:table-cell office:value-type="string" office:string-value="ACTGAT_ATGAGC" table:formula="of:=CONCATENATE([.B14];&quot;_&quot;;[.D15])" table:style-name="ce1">
            <text:p>ACTGAT_ATGAGC</text:p>
          </table:table-cell>
          <table:table-cell table:style-name="ce1"/>
          <table:table-cell office:value-type="string" office:string-value="  awMki67_E01_DBJ20_D12_R1: ACTGAT_CACGAT" table:formula="of:=CONCATENATE(&quot;  &quot;;[.L50];&quot;: &quot;;[.M50])" table:style-name="ce1">
            <text:p><text:s text:c="2"/>awMki67_E01_DBJ20_D12_R1: ACTGAT_CACGAT</text:p>
          </table:table-cell>
          <table:table-cell office:value-type="string" office:string-value="  awAebp2_E01_DBJ21_D12_R2: ACTGAT_ACTGAT" table:formula="of:=CONCATENATE(&quot;  &quot;;[.P50];&quot;: &quot;;[.Q50])" table:style-name="ce1">
            <text:p><text:s text:c="2"/>awAebp2_E01_DBJ21_D12_R2: ACTGAT_ACTGAT</text:p>
          </table:table-cell>
          <table:table-cell office:value-type="string" office:string-value="  awAebp2_E01_DBJ21_D19_R2: ACTGAT_ATGAGC" table:formula="of:=CONCATENATE(&quot;  &quot;;[.T50];&quot;: &quot;;[.U50])" table:style-name="ce1">
            <text:p><text:s text:c="2"/>awAebp2_E01_DBJ21_D19_R2: ACTGAT_ATGAGC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ax</text:p>
          </table:table-cell>
          <table:table-cell office:value-type="string" table:style-name="ce1">
            <text:p>E02</text:p>
          </table:table-cell>
          <table:table-cell office:value-type="string" table:style-name="ce1">
            <text:p>Rybp</text:p>
          </table:table-cell>
          <table:table-cell office:value-type="string" table:style-name="ce1">
            <text:p>Bmi1</text:p>
          </table:table-cell>
          <table:table-cell table:number-columns-repeated="2" table:style-name="ce1"/>
          <table:table-cell office:value-type="string" table:style-name="ce1">
            <text:p>E2</text:p>
          </table:table-cell>
          <table:table-cell office:value-type="string" office:string-value="axRybp_E02_DBJ20_D12_R1" table:formula="of:=CONCATENATE([.$E51];[.$G51];&quot;_&quot;;[.$F51];&quot;_DBJ20_D12_R1&quot;)" table:style-name="ce1">
            <text:p>axRybp_E02_DBJ20_D12_R1</text:p>
          </table:table-cell>
          <table:table-cell office:value-type="string" office:string-value="ATGAGC_CACTCA" table:formula="of:=CONCATENATE([.B15];&quot;_&quot;;[.D21])" table:style-name="ce1">
            <text:p>ATGAGC_CACTCA</text:p>
          </table:table-cell>
          <table:table-cell table:style-name="ce1"/>
          <table:table-cell office:value-type="string" table:style-name="ce1">
            <text:p>E2</text:p>
          </table:table-cell>
          <table:table-cell office:value-type="string" office:string-value="axBmi1_E02_DBJ21_D12_R2" table:formula="of:=CONCATENATE([.$E51];[.$H51];&quot;_&quot;;[.$F51];&quot;_DBJ21_D12_R2&quot;)" table:style-name="ce1">
            <text:p>axBmi1_E02_DBJ21_D12_R2</text:p>
          </table:table-cell>
          <table:table-cell office:value-type="string" office:string-value="ATGAGC_ATGAGC" table:formula="of:=CONCATENATE([.B15];&quot;_&quot;;[.D15])" table:style-name="ce1">
            <text:p>ATGAGC_ATGAGC</text:p>
          </table:table-cell>
          <table:table-cell table:style-name="ce1"/>
          <table:table-cell office:value-type="string" table:style-name="ce1">
            <text:p>E2</text:p>
          </table:table-cell>
          <table:table-cell office:value-type="string" office:string-value="axBmi1_E02_DBJ21_D19_R2" table:formula="of:=CONCATENATE([.$E51];[.$H51];&quot;_&quot;;[.$F51];&quot;_DBJ21_D19_R2&quot;)" table:style-name="ce1">
            <text:p>axBmi1_E02_DBJ21_D19_R2</text:p>
          </table:table-cell>
          <table:table-cell office:value-type="string" office:string-value="ATGAGC_ATTCCT" table:formula="of:=CONCATENATE([.B15];&quot;_&quot;;[.D16])" table:style-name="ce1">
            <text:p>ATGAGC_ATTCCT</text:p>
          </table:table-cell>
          <table:table-cell table:style-name="ce1"/>
          <table:table-cell office:value-type="string" office:string-value="  axRybp_E02_DBJ20_D12_R1: ATGAGC_CACTCA" table:formula="of:=CONCATENATE(&quot;  &quot;;[.L51];&quot;: &quot;;[.M51])" table:style-name="ce1">
            <text:p><text:s text:c="2"/>axRybp_E02_DBJ20_D12_R1: ATGAGC_CACTCA</text:p>
          </table:table-cell>
          <table:table-cell office:value-type="string" office:string-value="  axBmi1_E02_DBJ21_D12_R2: ATGAGC_ATGAGC" table:formula="of:=CONCATENATE(&quot;  &quot;;[.P51];&quot;: &quot;;[.Q51])" table:style-name="ce1">
            <text:p><text:s text:c="2"/>axBmi1_E02_DBJ21_D12_R2: ATGAGC_ATGAGC</text:p>
          </table:table-cell>
          <table:table-cell office:value-type="string" office:string-value="  axBmi1_E02_DBJ21_D19_R2: ATGAGC_ATTCCT" table:formula="of:=CONCATENATE(&quot;  &quot;;[.T51];&quot;: &quot;;[.U51])" table:style-name="ce1">
            <text:p><text:s text:c="2"/>axBmi1_E02_DBJ21_D19_R2: ATGAGC_ATTCCT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ay</text:p>
          </table:table-cell>
          <table:table-cell office:value-type="string" table:style-name="ce1">
            <text:p>E03</text:p>
          </table:table-cell>
          <table:table-cell office:value-type="string" table:style-name="ce1">
            <text:p>Ncor2</text:p>
          </table:table-cell>
          <table:table-cell office:value-type="string" table:style-name="ce1">
            <text:p>Hdac7</text:p>
          </table:table-cell>
          <table:table-cell table:number-columns-repeated="2" table:style-name="ce1"/>
          <table:table-cell office:value-type="string" table:style-name="ce1">
            <text:p>E3</text:p>
          </table:table-cell>
          <table:table-cell office:value-type="string" office:string-value="ayNcor2_E03_DBJ20_D12_R1" table:formula="of:=CONCATENATE([.$E52];[.$G52];&quot;_&quot;;[.$F52];&quot;_DBJ20_D12_R1&quot;)" table:style-name="ce1">
            <text:p>ayNcor2_E03_DBJ20_D12_R1</text:p>
          </table:table-cell>
          <table:table-cell office:value-type="string" office:string-value="ATTCCT_CAGGCG" table:formula="of:=CONCATENATE([.B16];&quot;_&quot;;[.D22])" table:style-name="ce1">
            <text:p>ATTCCT_CAGGCG</text:p>
          </table:table-cell>
          <table:table-cell table:style-name="ce1"/>
          <table:table-cell office:value-type="string" table:style-name="ce1">
            <text:p>E3</text:p>
          </table:table-cell>
          <table:table-cell office:value-type="string" office:string-value="ayHdac7_E03_DBJ21_D12_R2" table:formula="of:=CONCATENATE([.$E52];[.$H52];&quot;_&quot;;[.$F52];&quot;_DBJ21_D12_R2&quot;)" table:style-name="ce1">
            <text:p>ayHdac7_E03_DBJ21_D12_R2</text:p>
          </table:table-cell>
          <table:table-cell office:value-type="string" office:string-value="ATTCCT_ATTCCT" table:formula="of:=CONCATENATE([.B16];&quot;_&quot;;[.D16])" table:style-name="ce1">
            <text:p>ATTCCT_ATTCCT</text:p>
          </table:table-cell>
          <table:table-cell table:style-name="ce1"/>
          <table:table-cell office:value-type="string" table:style-name="ce1">
            <text:p>E3</text:p>
          </table:table-cell>
          <table:table-cell office:value-type="string" office:string-value="ayHdac7_E03_DBJ21_D19_R2" table:formula="of:=CONCATENATE([.$E52];[.$H52];&quot;_&quot;;[.$F52];&quot;_DBJ21_D19_R2&quot;)" table:style-name="ce1">
            <text:p>ayHdac7_E03_DBJ21_D19_R2</text:p>
          </table:table-cell>
          <table:table-cell office:value-type="string" office:string-value="ATTCCT_CAAAAG" table:formula="of:=CONCATENATE([.B16];&quot;_&quot;;[.D17])" table:style-name="ce1">
            <text:p>ATTCCT_CAAAAG</text:p>
          </table:table-cell>
          <table:table-cell table:style-name="ce1"/>
          <table:table-cell office:value-type="string" office:string-value="  ayNcor2_E03_DBJ20_D12_R1: ATTCCT_CAGGCG" table:formula="of:=CONCATENATE(&quot;  &quot;;[.L52];&quot;: &quot;;[.M52])" table:style-name="ce1">
            <text:p><text:s text:c="2"/>ayNcor2_E03_DBJ20_D12_R1: ATTCCT_CAGGCG</text:p>
          </table:table-cell>
          <table:table-cell office:value-type="string" office:string-value="  ayHdac7_E03_DBJ21_D12_R2: ATTCCT_ATTCCT" table:formula="of:=CONCATENATE(&quot;  &quot;;[.P52];&quot;: &quot;;[.Q52])" table:style-name="ce1">
            <text:p><text:s text:c="2"/>ayHdac7_E03_DBJ21_D12_R2: ATTCCT_ATTCCT</text:p>
          </table:table-cell>
          <table:table-cell office:value-type="string" office:string-value="  ayHdac7_E03_DBJ21_D19_R2: ATTCCT_CAAAAG" table:formula="of:=CONCATENATE(&quot;  &quot;;[.T52];&quot;: &quot;;[.U52])" table:style-name="ce1">
            <text:p><text:s text:c="2"/>ayHdac7_E03_DBJ21_D19_R2: ATTCCT_CAAAAG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az</text:p>
          </table:table-cell>
          <table:table-cell office:value-type="string" table:style-name="ce1">
            <text:p>E04</text:p>
          </table:table-cell>
          <table:table-cell office:value-type="string" table:style-name="ce1">
            <text:p>Smad2</text:p>
          </table:table-cell>
          <table:table-cell office:value-type="string" table:style-name="ce1">
            <text:p>Rest</text:p>
          </table:table-cell>
          <table:table-cell table:number-columns-repeated="2" table:style-name="ce1"/>
          <table:table-cell office:value-type="string" table:style-name="ce1">
            <text:p>E4</text:p>
          </table:table-cell>
          <table:table-cell office:value-type="string" office:string-value="azSmad2_E04_DBJ20_D12_R1" table:formula="of:=CONCATENATE([.$E53];[.$G53];&quot;_&quot;;[.$F53];&quot;_DBJ20_D12_R1&quot;)" table:style-name="ce1">
            <text:p>azSmad2_E04_DBJ20_D12_R1</text:p>
          </table:table-cell>
          <table:table-cell office:value-type="string" office:string-value="CAAAAG_CATGGC" table:formula="of:=CONCATENATE([.B17];&quot;_&quot;;[.D23])" table:style-name="ce1">
            <text:p>CAAAAG_CATGGC</text:p>
          </table:table-cell>
          <table:table-cell table:style-name="ce1"/>
          <table:table-cell office:value-type="string" table:style-name="ce1">
            <text:p>E4</text:p>
          </table:table-cell>
          <table:table-cell office:value-type="string" office:string-value="azRest_E04_DBJ21_D12_R2" table:formula="of:=CONCATENATE([.$E53];[.$H53];&quot;_&quot;;[.$F53];&quot;_DBJ21_D12_R2&quot;)" table:style-name="ce1">
            <text:p>azRest_E04_DBJ21_D12_R2</text:p>
          </table:table-cell>
          <table:table-cell office:value-type="string" office:string-value="CAAAAG_CAAAAG" table:formula="of:=CONCATENATE([.B17];&quot;_&quot;;[.D17])" table:style-name="ce1">
            <text:p>CAAAAG_CAAAAG</text:p>
          </table:table-cell>
          <table:table-cell table:style-name="ce1"/>
          <table:table-cell office:value-type="string" table:style-name="ce1">
            <text:p>E4</text:p>
          </table:table-cell>
          <table:table-cell office:value-type="string" office:string-value="azRest_E04_DBJ21_D19_R2" table:formula="of:=CONCATENATE([.$E53];[.$H53];&quot;_&quot;;[.$F53];&quot;_DBJ21_D19_R2&quot;)" table:style-name="ce1">
            <text:p>azRest_E04_DBJ21_D19_R2</text:p>
          </table:table-cell>
          <table:table-cell office:value-type="string" office:string-value="CAAAAG_CAACTA" table:formula="of:=CONCATENATE([.B17];&quot;_&quot;;[.D18])" table:style-name="ce1">
            <text:p>CAAAAG_CAACTA</text:p>
          </table:table-cell>
          <table:table-cell table:style-name="ce1"/>
          <table:table-cell office:value-type="string" office:string-value="  azSmad2_E04_DBJ20_D12_R1: CAAAAG_CATGGC" table:formula="of:=CONCATENATE(&quot;  &quot;;[.L53];&quot;: &quot;;[.M53])" table:style-name="ce1">
            <text:p><text:s text:c="2"/>azSmad2_E04_DBJ20_D12_R1: CAAAAG_CATGGC</text:p>
          </table:table-cell>
          <table:table-cell office:value-type="string" office:string-value="  azRest_E04_DBJ21_D12_R2: CAAAAG_CAAAAG" table:formula="of:=CONCATENATE(&quot;  &quot;;[.P53];&quot;: &quot;;[.Q53])" table:style-name="ce1">
            <text:p><text:s text:c="2"/>azRest_E04_DBJ21_D12_R2: CAAAAG_CAAAAG</text:p>
          </table:table-cell>
          <table:table-cell office:value-type="string" office:string-value="  azRest_E04_DBJ21_D19_R2: CAAAAG_CAACTA" table:formula="of:=CONCATENATE(&quot;  &quot;;[.T53];&quot;: &quot;;[.U53])" table:style-name="ce1">
            <text:p><text:s text:c="2"/>azRest_E04_DBJ21_D19_R2: CAAAAG_CAACTA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a</text:p>
          </table:table-cell>
          <table:table-cell office:value-type="string" table:style-name="ce1">
            <text:p>E05</text:p>
          </table:table-cell>
          <table:table-cell office:value-type="string" table:style-name="ce1">
            <text:p>Setdb1</text:p>
          </table:table-cell>
          <table:table-cell office:value-type="string" table:style-name="ce1">
            <text:p>Hdac6</text:p>
          </table:table-cell>
          <table:table-cell table:number-columns-repeated="2" table:style-name="ce1"/>
          <table:table-cell office:value-type="string" table:style-name="ce1">
            <text:p>E5</text:p>
          </table:table-cell>
          <table:table-cell office:value-type="string" office:string-value="baSetdb1_E05_DBJ20_D12_R1" table:formula="of:=CONCATENATE([.$E54];[.$G54];&quot;_&quot;;[.$F54];&quot;_DBJ20_D12_R1&quot;)" table:style-name="ce1">
            <text:p>baSetdb1_E05_DBJ20_D12_R1</text:p>
          </table:table-cell>
          <table:table-cell office:value-type="string" office:string-value="CAACTA_CATTTT" table:formula="of:=CONCATENATE([.B18];&quot;_&quot;;[.D24])" table:style-name="ce1">
            <text:p>CAACTA_CATTTT</text:p>
          </table:table-cell>
          <table:table-cell table:style-name="ce1"/>
          <table:table-cell office:value-type="string" table:style-name="ce1">
            <text:p>E5</text:p>
          </table:table-cell>
          <table:table-cell office:value-type="string" office:string-value="baHdac6_E05_DBJ21_D12_R2" table:formula="of:=CONCATENATE([.$E54];[.$H54];&quot;_&quot;;[.$F54];&quot;_DBJ21_D12_R2&quot;)" table:style-name="ce1">
            <text:p>baHdac6_E05_DBJ21_D12_R2</text:p>
          </table:table-cell>
          <table:table-cell office:value-type="string" office:string-value="CAACTA_CAACTA" table:formula="of:=CONCATENATE([.B18];&quot;_&quot;;[.D18])" table:style-name="ce1">
            <text:p>CAACTA_CAACTA</text:p>
          </table:table-cell>
          <table:table-cell table:style-name="ce1"/>
          <table:table-cell office:value-type="string" table:style-name="ce1">
            <text:p>E5</text:p>
          </table:table-cell>
          <table:table-cell office:value-type="string" office:string-value="baHdac6_E05_DBJ21_D19_R2" table:formula="of:=CONCATENATE([.$E54];[.$H54];&quot;_&quot;;[.$F54];&quot;_DBJ21_D19_R2&quot;)" table:style-name="ce1">
            <text:p>baHdac6_E05_DBJ21_D19_R2</text:p>
          </table:table-cell>
          <table:table-cell office:value-type="string" office:string-value="CAACTA_CACCGG" table:formula="of:=CONCATENATE([.B18];&quot;_&quot;;[.D19])" table:style-name="ce1">
            <text:p>CAACTA_CACCGG</text:p>
          </table:table-cell>
          <table:table-cell table:style-name="ce1"/>
          <table:table-cell office:value-type="string" office:string-value="  baSetdb1_E05_DBJ20_D12_R1: CAACTA_CATTTT" table:formula="of:=CONCATENATE(&quot;  &quot;;[.L54];&quot;: &quot;;[.M54])" table:style-name="ce1">
            <text:p><text:s text:c="2"/>baSetdb1_E05_DBJ20_D12_R1: CAACTA_CATTTT</text:p>
          </table:table-cell>
          <table:table-cell office:value-type="string" office:string-value="  baHdac6_E05_DBJ21_D12_R2: CAACTA_CAACTA" table:formula="of:=CONCATENATE(&quot;  &quot;;[.P54];&quot;: &quot;;[.Q54])" table:style-name="ce1">
            <text:p><text:s text:c="2"/>baHdac6_E05_DBJ21_D12_R2: CAACTA_CAACTA</text:p>
          </table:table-cell>
          <table:table-cell office:value-type="string" office:string-value="  baHdac6_E05_DBJ21_D19_R2: CAACTA_CACCGG" table:formula="of:=CONCATENATE(&quot;  &quot;;[.T54];&quot;: &quot;;[.U54])" table:style-name="ce1">
            <text:p><text:s text:c="2"/>baHdac6_E05_DBJ21_D19_R2: CAACTA_CACCGG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b</text:p>
          </table:table-cell>
          <table:table-cell office:value-type="string" table:style-name="ce1">
            <text:p>E06</text:p>
          </table:table-cell>
          <table:table-cell office:value-type="string" table:style-name="ce1">
            <text:p>Smc1a</text:p>
          </table:table-cell>
          <table:table-cell office:value-type="string" table:style-name="ce1">
            <text:p>Zfp426</text:p>
          </table:table-cell>
          <table:table-cell table:number-columns-repeated="2" table:style-name="ce1"/>
          <table:table-cell office:value-type="string" table:style-name="ce1">
            <text:p>E6</text:p>
          </table:table-cell>
          <table:table-cell office:value-type="string" office:string-value="bbSmc1a_E06_DBJ20_D12_R1" table:formula="of:=CONCATENATE([.$E55];[.$G55];&quot;_&quot;;[.$F55];&quot;_DBJ20_D12_R1&quot;)" table:style-name="ce1">
            <text:p>bbSmc1a_E06_DBJ20_D12_R1</text:p>
          </table:table-cell>
          <table:table-cell office:value-type="string" office:string-value="CACCGG_CCAACA" table:formula="of:=CONCATENATE([.B19];&quot;_&quot;;[.D25])" table:style-name="ce1">
            <text:p>CACCGG_CCAACA</text:p>
          </table:table-cell>
          <table:table-cell table:style-name="ce1"/>
          <table:table-cell office:value-type="string" table:style-name="ce1">
            <text:p>E6</text:p>
          </table:table-cell>
          <table:table-cell office:value-type="string" office:string-value="bbZfp426_E06_DBJ21_D12_R2" table:formula="of:=CONCATENATE([.$E55];[.$H55];&quot;_&quot;;[.$F55];&quot;_DBJ21_D12_R2&quot;)" table:style-name="ce1">
            <text:p>bbZfp426_E06_DBJ21_D12_R2</text:p>
          </table:table-cell>
          <table:table-cell office:value-type="string" office:string-value="CACCGG_CACCGG" table:formula="of:=CONCATENATE([.B19];&quot;_&quot;;[.D19])" table:style-name="ce1">
            <text:p>CACCGG_CACCGG</text:p>
          </table:table-cell>
          <table:table-cell table:style-name="ce1"/>
          <table:table-cell office:value-type="string" table:style-name="ce1">
            <text:p>E6</text:p>
          </table:table-cell>
          <table:table-cell office:value-type="string" office:string-value="bbZfp426_E06_DBJ21_D19_R2" table:formula="of:=CONCATENATE([.$E55];[.$H55];&quot;_&quot;;[.$F55];&quot;_DBJ21_D19_R2&quot;)" table:style-name="ce1">
            <text:p>bbZfp426_E06_DBJ21_D19_R2</text:p>
          </table:table-cell>
          <table:table-cell office:value-type="string" office:string-value="CACCGG_CACGAT" table:formula="of:=CONCATENATE([.B19];&quot;_&quot;;[.D20])" table:style-name="ce1">
            <text:p>CACCGG_CACGAT</text:p>
          </table:table-cell>
          <table:table-cell table:style-name="ce1"/>
          <table:table-cell office:value-type="string" office:string-value="  bbSmc1a_E06_DBJ20_D12_R1: CACCGG_CCAACA" table:formula="of:=CONCATENATE(&quot;  &quot;;[.L55];&quot;: &quot;;[.M55])" table:style-name="ce1">
            <text:p><text:s text:c="2"/>bbSmc1a_E06_DBJ20_D12_R1: CACCGG_CCAACA</text:p>
          </table:table-cell>
          <table:table-cell office:value-type="string" office:string-value="  bbZfp426_E06_DBJ21_D12_R2: CACCGG_CACCGG" table:formula="of:=CONCATENATE(&quot;  &quot;;[.P55];&quot;: &quot;;[.Q55])" table:style-name="ce1">
            <text:p><text:s text:c="2"/>bbZfp426_E06_DBJ21_D12_R2: CACCGG_CACCGG</text:p>
          </table:table-cell>
          <table:table-cell office:value-type="string" office:string-value="  bbZfp426_E06_DBJ21_D19_R2: CACCGG_CACGAT" table:formula="of:=CONCATENATE(&quot;  &quot;;[.T55];&quot;: &quot;;[.U55])" table:style-name="ce1">
            <text:p><text:s text:c="2"/>bbZfp426_E06_DBJ21_D19_R2: CACCGG_CACGAT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c</text:p>
          </table:table-cell>
          <table:table-cell office:value-type="string" table:style-name="ce1">
            <text:p>E07</text:p>
          </table:table-cell>
          <table:table-cell office:value-type="string" table:style-name="ce1">
            <text:p>Mki67</text:p>
          </table:table-cell>
          <table:table-cell office:value-type="string" table:style-name="ce1">
            <text:p>Kdm2b</text:p>
          </table:table-cell>
          <table:table-cell table:number-columns-repeated="2" table:style-name="ce1"/>
          <table:table-cell office:value-type="string" table:style-name="ce1">
            <text:p>E7</text:p>
          </table:table-cell>
          <table:table-cell office:value-type="string" office:string-value="bcMki67_E07_DBJ20_D12_R1" table:formula="of:=CONCATENATE([.$E56];[.$G56];&quot;_&quot;;[.$F56];&quot;_DBJ20_D12_R1&quot;)" table:style-name="ce1">
            <text:p>bcMki67_E07_DBJ20_D12_R1</text:p>
          </table:table-cell>
          <table:table-cell office:value-type="string" office:string-value="CACGAT_ACTGAT" table:formula="of:=CONCATENATE([.B20];&quot;_&quot;;[.D14])" table:style-name="ce1">
            <text:p>CACGAT_ACTGAT</text:p>
          </table:table-cell>
          <table:table-cell table:style-name="ce1"/>
          <table:table-cell office:value-type="string" table:style-name="ce1">
            <text:p>E7</text:p>
          </table:table-cell>
          <table:table-cell office:value-type="string" office:string-value="bcKdm2b_E07_DBJ21_D12_R2" table:formula="of:=CONCATENATE([.$E56];[.$H56];&quot;_&quot;;[.$F56];&quot;_DBJ21_D12_R2&quot;)" table:style-name="ce1">
            <text:p>bcKdm2b_E07_DBJ21_D12_R2</text:p>
          </table:table-cell>
          <table:table-cell office:value-type="string" office:string-value="CACGAT_CACGAT" table:formula="of:=CONCATENATE([.B20];&quot;_&quot;;[.D20])" table:style-name="ce1">
            <text:p>CACGAT_CACGAT</text:p>
          </table:table-cell>
          <table:table-cell table:style-name="ce1"/>
          <table:table-cell office:value-type="string" table:style-name="ce1">
            <text:p>E7</text:p>
          </table:table-cell>
          <table:table-cell office:value-type="string" office:string-value="bcKdm2b_E07_DBJ21_D19_R2" table:formula="of:=CONCATENATE([.$E56];[.$H56];&quot;_&quot;;[.$F56];&quot;_DBJ21_D19_R2&quot;)" table:style-name="ce1">
            <text:p>bcKdm2b_E07_DBJ21_D19_R2</text:p>
          </table:table-cell>
          <table:table-cell office:value-type="string" office:string-value="CACGAT_CACTCA" table:formula="of:=CONCATENATE([.B20];&quot;_&quot;;[.D21])" table:style-name="ce1">
            <text:p>CACGAT_CACTCA</text:p>
          </table:table-cell>
          <table:table-cell table:style-name="ce1"/>
          <table:table-cell office:value-type="string" office:string-value="  bcMki67_E07_DBJ20_D12_R1: CACGAT_ACTGAT" table:formula="of:=CONCATENATE(&quot;  &quot;;[.L56];&quot;: &quot;;[.M56])" table:style-name="ce1">
            <text:p><text:s text:c="2"/>bcMki67_E07_DBJ20_D12_R1: CACGAT_ACTGAT</text:p>
          </table:table-cell>
          <table:table-cell office:value-type="string" office:string-value="  bcKdm2b_E07_DBJ21_D12_R2: CACGAT_CACGAT" table:formula="of:=CONCATENATE(&quot;  &quot;;[.P56];&quot;: &quot;;[.Q56])" table:style-name="ce1">
            <text:p><text:s text:c="2"/>bcKdm2b_E07_DBJ21_D12_R2: CACGAT_CACGAT</text:p>
          </table:table-cell>
          <table:table-cell office:value-type="string" office:string-value="  bcKdm2b_E07_DBJ21_D19_R2: CACGAT_CACTCA" table:formula="of:=CONCATENATE(&quot;  &quot;;[.T56];&quot;: &quot;;[.U56])" table:style-name="ce1">
            <text:p><text:s text:c="2"/>bcKdm2b_E07_DBJ21_D19_R2: CACGAT_CACTCA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d</text:p>
          </table:table-cell>
          <table:table-cell office:value-type="string" table:style-name="ce1">
            <text:p>E08</text:p>
          </table:table-cell>
          <table:table-cell office:value-type="string" table:style-name="ce1">
            <text:p>Ncor2</text:p>
          </table:table-cell>
          <table:table-cell office:value-type="string" table:style-name="ce1">
            <text:p>Chd4</text:p>
          </table:table-cell>
          <table:table-cell table:number-columns-repeated="2" table:style-name="ce1"/>
          <table:table-cell office:value-type="string" table:style-name="ce1">
            <text:p>E8</text:p>
          </table:table-cell>
          <table:table-cell office:value-type="string" office:string-value="bdNcor2_E08_DBJ20_D12_R1" table:formula="of:=CONCATENATE([.$E57];[.$G57];&quot;_&quot;;[.$F57];&quot;_DBJ20_D12_R1&quot;)" table:style-name="ce1">
            <text:p>bdNcor2_E08_DBJ20_D12_R1</text:p>
          </table:table-cell>
          <table:table-cell office:value-type="string" office:string-value="CACTCA_ATGAGC" table:formula="of:=CONCATENATE([.B21];&quot;_&quot;;[.D15])" table:style-name="ce1">
            <text:p>CACTCA_ATGAGC</text:p>
          </table:table-cell>
          <table:table-cell table:style-name="ce1"/>
          <table:table-cell office:value-type="string" table:style-name="ce1">
            <text:p>E8</text:p>
          </table:table-cell>
          <table:table-cell office:value-type="string" office:string-value="bdChd4_E08_DBJ21_D12_R2" table:formula="of:=CONCATENATE([.$E57];[.$H57];&quot;_&quot;;[.$F57];&quot;_DBJ21_D12_R2&quot;)" table:style-name="ce1">
            <text:p>bdChd4_E08_DBJ21_D12_R2</text:p>
          </table:table-cell>
          <table:table-cell office:value-type="string" office:string-value="CACTCA_CACTCA" table:formula="of:=CONCATENATE([.B21];&quot;_&quot;;[.D21])" table:style-name="ce1">
            <text:p>CACTCA_CACTCA</text:p>
          </table:table-cell>
          <table:table-cell table:style-name="ce1"/>
          <table:table-cell office:value-type="string" table:style-name="ce1">
            <text:p>E8</text:p>
          </table:table-cell>
          <table:table-cell office:value-type="string" office:string-value="bdChd4_E08_DBJ21_D19_R2" table:formula="of:=CONCATENATE([.$E57];[.$H57];&quot;_&quot;;[.$F57];&quot;_DBJ21_D19_R2&quot;)" table:style-name="ce1">
            <text:p>bdChd4_E08_DBJ21_D19_R2</text:p>
          </table:table-cell>
          <table:table-cell office:value-type="string" office:string-value="CACTCA_CAGGCG" table:formula="of:=CONCATENATE([.B21];&quot;_&quot;;[.D22])" table:style-name="ce1">
            <text:p>CACTCA_CAGGCG</text:p>
          </table:table-cell>
          <table:table-cell table:style-name="ce1"/>
          <table:table-cell office:value-type="string" office:string-value="  bdNcor2_E08_DBJ20_D12_R1: CACTCA_ATGAGC" table:formula="of:=CONCATENATE(&quot;  &quot;;[.L57];&quot;: &quot;;[.M57])" table:style-name="ce1">
            <text:p><text:s text:c="2"/>bdNcor2_E08_DBJ20_D12_R1: CACTCA_ATGAGC</text:p>
          </table:table-cell>
          <table:table-cell office:value-type="string" office:string-value="  bdChd4_E08_DBJ21_D12_R2: CACTCA_CACTCA" table:formula="of:=CONCATENATE(&quot;  &quot;;[.P57];&quot;: &quot;;[.Q57])" table:style-name="ce1">
            <text:p><text:s text:c="2"/>bdChd4_E08_DBJ21_D12_R2: CACTCA_CACTCA</text:p>
          </table:table-cell>
          <table:table-cell office:value-type="string" office:string-value="  bdChd4_E08_DBJ21_D19_R2: CACTCA_CAGGCG" table:formula="of:=CONCATENATE(&quot;  &quot;;[.T57];&quot;: &quot;;[.U57])" table:style-name="ce1">
            <text:p><text:s text:c="2"/>bdChd4_E08_DBJ21_D19_R2: CACTCA_CAGGCG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e</text:p>
          </table:table-cell>
          <table:table-cell office:value-type="string" table:style-name="ce1">
            <text:p>E09</text:p>
          </table:table-cell>
          <table:table-cell office:value-type="string" table:style-name="ce1">
            <text:p>Smad2</text:p>
          </table:table-cell>
          <table:table-cell office:value-type="string" table:style-name="ce1">
            <text:p>Sirt4</text:p>
          </table:table-cell>
          <table:table-cell table:number-columns-repeated="2" table:style-name="ce1"/>
          <table:table-cell office:value-type="string" table:style-name="ce1">
            <text:p>E9</text:p>
          </table:table-cell>
          <table:table-cell office:value-type="string" office:string-value="beSmad2_E09_DBJ20_D12_R1" table:formula="of:=CONCATENATE([.$E58];[.$G58];&quot;_&quot;;[.$F58];&quot;_DBJ20_D12_R1&quot;)" table:style-name="ce1">
            <text:p>beSmad2_E09_DBJ20_D12_R1</text:p>
          </table:table-cell>
          <table:table-cell office:value-type="string" office:string-value="CAGGCG_ATTCCT" table:formula="of:=CONCATENATE([.B22];&quot;_&quot;;[.D16])" table:style-name="ce1">
            <text:p>CAGGCG_ATTCCT</text:p>
          </table:table-cell>
          <table:table-cell table:style-name="ce1"/>
          <table:table-cell office:value-type="string" table:style-name="ce1">
            <text:p>E9</text:p>
          </table:table-cell>
          <table:table-cell office:value-type="string" office:string-value="beSirt4_E09_DBJ21_D12_R2" table:formula="of:=CONCATENATE([.$E58];[.$H58];&quot;_&quot;;[.$F58];&quot;_DBJ21_D12_R2&quot;)" table:style-name="ce1">
            <text:p>beSirt4_E09_DBJ21_D12_R2</text:p>
          </table:table-cell>
          <table:table-cell office:value-type="string" office:string-value="CAGGCG_CAGGCG" table:formula="of:=CONCATENATE([.B22];&quot;_&quot;;[.D22])" table:style-name="ce1">
            <text:p>CAGGCG_CAGGCG</text:p>
          </table:table-cell>
          <table:table-cell table:style-name="ce1"/>
          <table:table-cell office:value-type="string" table:style-name="ce1">
            <text:p>E9</text:p>
          </table:table-cell>
          <table:table-cell office:value-type="string" office:string-value="beSirt4_E09_DBJ21_D19_R2" table:formula="of:=CONCATENATE([.$E58];[.$H58];&quot;_&quot;;[.$F58];&quot;_DBJ21_D19_R2&quot;)" table:style-name="ce1">
            <text:p>beSirt4_E09_DBJ21_D19_R2</text:p>
          </table:table-cell>
          <table:table-cell office:value-type="string" office:string-value="CAGGCG_CATGGC" table:formula="of:=CONCATENATE([.B22];&quot;_&quot;;[.D23])" table:style-name="ce1">
            <text:p>CAGGCG_CATGGC</text:p>
          </table:table-cell>
          <table:table-cell table:style-name="ce1"/>
          <table:table-cell office:value-type="string" office:string-value="  beSmad2_E09_DBJ20_D12_R1: CAGGCG_ATTCCT" table:formula="of:=CONCATENATE(&quot;  &quot;;[.L58];&quot;: &quot;;[.M58])" table:style-name="ce1">
            <text:p><text:s text:c="2"/>beSmad2_E09_DBJ20_D12_R1: CAGGCG_ATTCCT</text:p>
          </table:table-cell>
          <table:table-cell office:value-type="string" office:string-value="  beSirt4_E09_DBJ21_D12_R2: CAGGCG_CAGGCG" table:formula="of:=CONCATENATE(&quot;  &quot;;[.P58];&quot;: &quot;;[.Q58])" table:style-name="ce1">
            <text:p><text:s text:c="2"/>beSirt4_E09_DBJ21_D12_R2: CAGGCG_CAGGCG</text:p>
          </table:table-cell>
          <table:table-cell office:value-type="string" office:string-value="  beSirt4_E09_DBJ21_D19_R2: CAGGCG_CATGGC" table:formula="of:=CONCATENATE(&quot;  &quot;;[.T58];&quot;: &quot;;[.U58])" table:style-name="ce1">
            <text:p><text:s text:c="2"/>beSirt4_E09_DBJ21_D19_R2: CAGGCG_CATGGC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f</text:p>
          </table:table-cell>
          <table:table-cell office:value-type="string" table:style-name="ce1">
            <text:p>E10</text:p>
          </table:table-cell>
          <table:table-cell office:value-type="string" table:style-name="ce1">
            <text:p>Mbd1</text:p>
          </table:table-cell>
          <table:table-cell office:value-type="string" table:style-name="ce1">
            <text:p>Sirt3</text:p>
          </table:table-cell>
          <table:table-cell table:number-columns-repeated="2" table:style-name="ce1"/>
          <table:table-cell office:value-type="string" table:style-name="ce1">
            <text:p>E10</text:p>
          </table:table-cell>
          <table:table-cell office:value-type="string" office:string-value="bfMbd1_E10_DBJ20_D12_R1" table:formula="of:=CONCATENATE([.$E59];[.$G59];&quot;_&quot;;[.$F59];&quot;_DBJ20_D12_R1&quot;)" table:style-name="ce1">
            <text:p>bfMbd1_E10_DBJ20_D12_R1</text:p>
          </table:table-cell>
          <table:table-cell office:value-type="string" office:string-value="CATGGC_CAAAAG" table:formula="of:=CONCATENATE([.B23];&quot;_&quot;;[.D17])" table:style-name="ce1">
            <text:p>CATGGC_CAAAAG</text:p>
          </table:table-cell>
          <table:table-cell table:style-name="ce1"/>
          <table:table-cell office:value-type="string" table:style-name="ce1">
            <text:p>E10</text:p>
          </table:table-cell>
          <table:table-cell office:value-type="string" office:string-value="bfSirt3_E10_DBJ21_D12_R2" table:formula="of:=CONCATENATE([.$E59];[.$H59];&quot;_&quot;;[.$F59];&quot;_DBJ21_D12_R2&quot;)" table:style-name="ce1">
            <text:p>bfSirt3_E10_DBJ21_D12_R2</text:p>
          </table:table-cell>
          <table:table-cell office:value-type="string" office:string-value="CATGGC_CATGGC" table:formula="of:=CONCATENATE([.B23];&quot;_&quot;;[.D23])" table:style-name="ce1">
            <text:p>CATGGC_CATGGC</text:p>
          </table:table-cell>
          <table:table-cell table:style-name="ce1"/>
          <table:table-cell office:value-type="string" table:style-name="ce1">
            <text:p>E10</text:p>
          </table:table-cell>
          <table:table-cell office:value-type="string" office:string-value="bfSirt3_E10_DBJ21_D19_R2" table:formula="of:=CONCATENATE([.$E59];[.$H59];&quot;_&quot;;[.$F59];&quot;_DBJ21_D19_R2&quot;)" table:style-name="ce1">
            <text:p>bfSirt3_E10_DBJ21_D19_R2</text:p>
          </table:table-cell>
          <table:table-cell office:value-type="string" office:string-value="CATGGC_CATTTT" table:formula="of:=CONCATENATE([.B23];&quot;_&quot;;[.D24])" table:style-name="ce1">
            <text:p>CATGGC_CATTTT</text:p>
          </table:table-cell>
          <table:table-cell table:style-name="ce1"/>
          <table:table-cell office:value-type="string" office:string-value="  bfMbd1_E10_DBJ20_D12_R1: CATGGC_CAAAAG" table:formula="of:=CONCATENATE(&quot;  &quot;;[.L59];&quot;: &quot;;[.M59])" table:style-name="ce1">
            <text:p><text:s text:c="2"/>bfMbd1_E10_DBJ20_D12_R1: CATGGC_CAAAAG</text:p>
          </table:table-cell>
          <table:table-cell office:value-type="string" office:string-value="  bfSirt3_E10_DBJ21_D12_R2: CATGGC_CATGGC" table:formula="of:=CONCATENATE(&quot;  &quot;;[.P59];&quot;: &quot;;[.Q59])" table:style-name="ce1">
            <text:p><text:s text:c="2"/>bfSirt3_E10_DBJ21_D12_R2: CATGGC_CATGGC</text:p>
          </table:table-cell>
          <table:table-cell office:value-type="string" office:string-value="  bfSirt3_E10_DBJ21_D19_R2: CATGGC_CATTTT" table:formula="of:=CONCATENATE(&quot;  &quot;;[.T59];&quot;: &quot;;[.U59])" table:style-name="ce1">
            <text:p><text:s text:c="2"/>bfSirt3_E10_DBJ21_D19_R2: CATGGC_CATTTT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g</text:p>
          </table:table-cell>
          <table:table-cell office:value-type="string" table:style-name="ce1">
            <text:p>E11</text:p>
          </table:table-cell>
          <table:table-cell office:value-type="string" table:style-name="ce1">
            <text:p>Plk2</text:p>
          </table:table-cell>
          <table:table-cell office:value-type="string" table:style-name="ce1">
            <text:p>Trim28</text:p>
          </table:table-cell>
          <table:table-cell table:number-columns-repeated="2" table:style-name="ce1"/>
          <table:table-cell office:value-type="string" table:style-name="ce1">
            <text:p>E11</text:p>
          </table:table-cell>
          <table:table-cell office:value-type="string" office:string-value="bgPlk2_E11_DBJ20_D12_R1" table:formula="of:=CONCATENATE([.$E60];[.$G60];&quot;_&quot;;[.$F60];&quot;_DBJ20_D12_R1&quot;)" table:style-name="ce1">
            <text:p>bgPlk2_E11_DBJ20_D12_R1</text:p>
          </table:table-cell>
          <table:table-cell office:value-type="string" office:string-value="CATTTT_CAACTA" table:formula="of:=CONCATENATE([.B24];&quot;_&quot;;[.D18])" table:style-name="ce1">
            <text:p>CATTTT_CAACTA</text:p>
          </table:table-cell>
          <table:table-cell table:style-name="ce1"/>
          <table:table-cell office:value-type="string" table:style-name="ce1">
            <text:p>E11</text:p>
          </table:table-cell>
          <table:table-cell office:value-type="string" office:string-value="bgTrim28_E11_DBJ21_D12_R2" table:formula="of:=CONCATENATE([.$E60];[.$H60];&quot;_&quot;;[.$F60];&quot;_DBJ21_D12_R2&quot;)" table:style-name="ce1">
            <text:p>bgTrim28_E11_DBJ21_D12_R2</text:p>
          </table:table-cell>
          <table:table-cell office:value-type="string" office:string-value="CATTTT_CATTTT" table:formula="of:=CONCATENATE([.B24];&quot;_&quot;;[.D24])" table:style-name="ce1">
            <text:p>CATTTT_CATTTT</text:p>
          </table:table-cell>
          <table:table-cell table:style-name="ce1"/>
          <table:table-cell office:value-type="string" table:style-name="ce1">
            <text:p>E11</text:p>
          </table:table-cell>
          <table:table-cell office:value-type="string" office:string-value="bgTrim28_E11_DBJ21_D19_R2" table:formula="of:=CONCATENATE([.$E60];[.$H60];&quot;_&quot;;[.$F60];&quot;_DBJ21_D19_R2&quot;)" table:style-name="ce1">
            <text:p>bgTrim28_E11_DBJ21_D19_R2</text:p>
          </table:table-cell>
          <table:table-cell office:value-type="string" office:string-value="CATTTT_CCAACA" table:formula="of:=CONCATENATE([.B24];&quot;_&quot;;[.D25])" table:style-name="ce1">
            <text:p>CATTTT_CCAACA</text:p>
          </table:table-cell>
          <table:table-cell table:style-name="ce1"/>
          <table:table-cell office:value-type="string" office:string-value="  bgPlk2_E11_DBJ20_D12_R1: CATTTT_CAACTA" table:formula="of:=CONCATENATE(&quot;  &quot;;[.L60];&quot;: &quot;;[.M60])" table:style-name="ce1">
            <text:p><text:s text:c="2"/>bgPlk2_E11_DBJ20_D12_R1: CATTTT_CAACTA</text:p>
          </table:table-cell>
          <table:table-cell office:value-type="string" office:string-value="  bgTrim28_E11_DBJ21_D12_R2: CATTTT_CATTTT" table:formula="of:=CONCATENATE(&quot;  &quot;;[.P60];&quot;: &quot;;[.Q60])" table:style-name="ce1">
            <text:p><text:s text:c="2"/>bgTrim28_E11_DBJ21_D12_R2: CATTTT_CATTTT</text:p>
          </table:table-cell>
          <table:table-cell office:value-type="string" office:string-value="  bgTrim28_E11_DBJ21_D19_R2: CATTTT_CCAACA" table:formula="of:=CONCATENATE(&quot;  &quot;;[.T60];&quot;: &quot;;[.U60])" table:style-name="ce1">
            <text:p><text:s text:c="2"/>bgTrim28_E11_DBJ21_D19_R2: CATTTT_CCAACA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h</text:p>
          </table:table-cell>
          <table:table-cell office:value-type="string" table:style-name="ce1">
            <text:p>E12</text:p>
          </table:table-cell>
          <table:table-cell office:value-type="string" table:style-name="ce1">
            <text:p>Mki67</text:p>
          </table:table-cell>
          <table:table-cell office:value-type="string" table:style-name="ce1">
            <text:p>LUCIFERASE</text:p>
          </table:table-cell>
          <table:table-cell table:number-columns-repeated="2" table:style-name="ce1"/>
          <table:table-cell office:value-type="string" table:style-name="ce1">
            <text:p>E12</text:p>
          </table:table-cell>
          <table:table-cell office:value-type="string" office:string-value="bhMki67_E12_DBJ20_D12_R1" table:formula="of:=CONCATENATE([.$E61];[.$G61];&quot;_&quot;;[.$F61];&quot;_DBJ20_D12_R1&quot;)" table:style-name="ce1">
            <text:p>bhMki67_E12_DBJ20_D12_R1</text:p>
          </table:table-cell>
          <table:table-cell office:value-type="string" office:string-value="CCAACA_CACCGG" table:formula="of:=CONCATENATE([.B25];&quot;_&quot;;[.D19])" table:style-name="ce1">
            <text:p>CCAACA_CACCGG</text:p>
          </table:table-cell>
          <table:table-cell table:style-name="ce1"/>
          <table:table-cell office:value-type="string" table:style-name="ce1">
            <text:p>E12</text:p>
          </table:table-cell>
          <table:table-cell office:value-type="string" office:string-value="bhLUCIFERASE_E12_DBJ21_D12_R2" table:formula="of:=CONCATENATE([.$E61];[.$H61];&quot;_&quot;;[.$F61];&quot;_DBJ21_D12_R2&quot;)" table:style-name="ce1">
            <text:p>bhLUCIFERASE_E12_DBJ21_D12_R2</text:p>
          </table:table-cell>
          <table:table-cell office:value-type="string" office:string-value="CCAACA_CCAACA" table:formula="of:=CONCATENATE([.B25];&quot;_&quot;;[.D25])" table:style-name="ce1">
            <text:p>CCAACA_CCAACA</text:p>
          </table:table-cell>
          <table:table-cell table:style-name="ce1"/>
          <table:table-cell office:value-type="string" table:style-name="ce1">
            <text:p>E12</text:p>
          </table:table-cell>
          <table:table-cell office:value-type="string" office:string-value="bhLUCIFERASE_E12_DBJ21_D19_R2" table:formula="of:=CONCATENATE([.$E61];[.$H61];&quot;_&quot;;[.$F61];&quot;_DBJ21_D19_R2&quot;)" table:style-name="ce1">
            <text:p>bhLUCIFERASE_E12_DBJ21_D19_R2</text:p>
          </table:table-cell>
          <table:table-cell office:value-type="string" office:string-value="CCAACA_ACTGAT" table:formula="of:=CONCATENATE([.B25];&quot;_&quot;;[.D14])" table:style-name="ce1">
            <text:p>CCAACA_ACTGAT</text:p>
          </table:table-cell>
          <table:table-cell table:style-name="ce1"/>
          <table:table-cell office:value-type="string" office:string-value="  bhMki67_E12_DBJ20_D12_R1: CCAACA_CACCGG" table:formula="of:=CONCATENATE(&quot;  &quot;;[.L61];&quot;: &quot;;[.M61])" table:style-name="ce1">
            <text:p><text:s text:c="2"/>bhMki67_E12_DBJ20_D12_R1: CCAACA_CACCGG</text:p>
          </table:table-cell>
          <table:table-cell office:value-type="string" office:string-value="  bhLUCIFERASE_E12_DBJ21_D12_R2: CCAACA_CCAACA" table:formula="of:=CONCATENATE(&quot;  &quot;;[.P61];&quot;: &quot;;[.Q61])" table:style-name="ce1">
            <text:p><text:s text:c="2"/>bhLUCIFERASE_E12_DBJ21_D12_R2: CCAACA_CCAACA</text:p>
          </table:table-cell>
          <table:table-cell office:value-type="string" office:string-value="  bhLUCIFERASE_E12_DBJ21_D19_R2: CCAACA_ACTGAT" table:formula="of:=CONCATENATE(&quot;  &quot;;[.T61];&quot;: &quot;;[.U61])" table:style-name="ce1">
            <text:p><text:s text:c="2"/>bhLUCIFERASE_E12_DBJ21_D19_R2: CCAACA_ACTGAT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i</text:p>
          </table:table-cell>
          <table:table-cell office:value-type="string" table:style-name="ce1">
            <text:p>F01</text:p>
          </table:table-cell>
          <table:table-cell office:value-type="string" table:style-name="ce1">
            <text:p>LUCIFERASE</text:p>
          </table:table-cell>
          <table:table-cell office:value-type="string" table:style-name="ce1">
            <text:p>Rest</text:p>
          </table:table-cell>
          <table:table-cell table:number-columns-repeated="2" table:style-name="ce1"/>
          <table:table-cell office:value-type="string" table:style-name="ce1">
            <text:p>F1</text:p>
          </table:table-cell>
          <table:table-cell office:value-type="string" office:string-value="biLUCIFERASE_F01_DBJ20_D12_R1" table:formula="of:=CONCATENATE([.$E62];[.$G62];&quot;_&quot;;[.$F62];&quot;_DBJ20_D12_R1&quot;)" table:style-name="ce1">
            <text:p>biLUCIFERASE_F01_DBJ20_D12_R1</text:p>
          </table:table-cell>
          <table:table-cell office:value-type="string" office:string-value="ACTGAT_TACAGC" table:formula="of:=CONCATENATE([.B14];&quot;_&quot;;[.D32])" table:style-name="ce1">
            <text:p>ACTGAT_TACAGC</text:p>
          </table:table-cell>
          <table:table-cell table:style-name="ce1"/>
          <table:table-cell office:value-type="string" table:style-name="ce1">
            <text:p>F1</text:p>
          </table:table-cell>
          <table:table-cell office:value-type="string" office:string-value="biRest_F01_DBJ21_D12_R2" table:formula="of:=CONCATENATE([.$E62];[.$H62];&quot;_&quot;;[.$F62];&quot;_DBJ21_D12_R2&quot;)" table:style-name="ce1">
            <text:p>biRest_F01_DBJ21_D12_R2</text:p>
          </table:table-cell>
          <table:table-cell office:value-type="string" office:string-value="ACTGAT_CGGAAT" table:formula="of:=CONCATENATE([.B14];&quot;_&quot;;[.D26])" table:style-name="ce1">
            <text:p>ACTGAT_CGGAAT</text:p>
          </table:table-cell>
          <table:table-cell table:style-name="ce1"/>
          <table:table-cell office:value-type="string" table:style-name="ce1">
            <text:p>F1</text:p>
          </table:table-cell>
          <table:table-cell office:value-type="string" office:string-value="biRest_F01_DBJ21_D19_R2" table:formula="of:=CONCATENATE([.$E62];[.$H62];&quot;_&quot;;[.$F62];&quot;_DBJ21_D19_R2&quot;)" table:style-name="ce1">
            <text:p>biRest_F01_DBJ21_D19_R2</text:p>
          </table:table-cell>
          <table:table-cell office:value-type="string" office:string-value="ACTGAT_CTAGCT" table:formula="of:=CONCATENATE([.B14];&quot;_&quot;;[.D27])" table:style-name="ce1">
            <text:p>ACTGAT_CTAGCT</text:p>
          </table:table-cell>
          <table:table-cell table:style-name="ce1"/>
          <table:table-cell office:value-type="string" office:string-value="  biLUCIFERASE_F01_DBJ20_D12_R1: ACTGAT_TACAGC" table:formula="of:=CONCATENATE(&quot;  &quot;;[.L62];&quot;: &quot;;[.M62])" table:style-name="ce1">
            <text:p><text:s text:c="2"/>biLUCIFERASE_F01_DBJ20_D12_R1: ACTGAT_TACAGC</text:p>
          </table:table-cell>
          <table:table-cell office:value-type="string" office:string-value="  biRest_F01_DBJ21_D12_R2: ACTGAT_CGGAAT" table:formula="of:=CONCATENATE(&quot;  &quot;;[.P62];&quot;: &quot;;[.Q62])" table:style-name="ce1">
            <text:p><text:s text:c="2"/>biRest_F01_DBJ21_D12_R2: ACTGAT_CGGAAT</text:p>
          </table:table-cell>
          <table:table-cell office:value-type="string" office:string-value="  biRest_F01_DBJ21_D19_R2: ACTGAT_CTAGCT" table:formula="of:=CONCATENATE(&quot;  &quot;;[.T62];&quot;: &quot;;[.U62])" table:style-name="ce1">
            <text:p><text:s text:c="2"/>biRest_F01_DBJ21_D19_R2: ACTGAT_CTAGCT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j</text:p>
          </table:table-cell>
          <table:table-cell office:value-type="string" table:style-name="ce1">
            <text:p>F02</text:p>
          </table:table-cell>
          <table:table-cell office:value-type="string" table:style-name="ce1">
            <text:p>Rlim</text:p>
          </table:table-cell>
          <table:table-cell office:value-type="string" table:style-name="ce1">
            <text:p>Hdac7</text:p>
          </table:table-cell>
          <table:table-cell table:number-columns-repeated="2" table:style-name="ce1"/>
          <table:table-cell office:value-type="string" table:style-name="ce1">
            <text:p>F2</text:p>
          </table:table-cell>
          <table:table-cell office:value-type="string" office:string-value="bjRlim_F02_DBJ20_D12_R1" table:formula="of:=CONCATENATE([.$E63];[.$G63];&quot;_&quot;;[.$F63];&quot;_DBJ20_D12_R1&quot;)" table:style-name="ce1">
            <text:p>bjRlim_F02_DBJ20_D12_R1</text:p>
          </table:table-cell>
          <table:table-cell office:value-type="string" office:string-value="ATGAGC_TATAAT" table:formula="of:=CONCATENATE([.B15];&quot;_&quot;;[.D33])" table:style-name="ce1">
            <text:p>ATGAGC_TATAAT</text:p>
          </table:table-cell>
          <table:table-cell table:style-name="ce1"/>
          <table:table-cell office:value-type="string" table:style-name="ce1">
            <text:p>F2</text:p>
          </table:table-cell>
          <table:table-cell office:value-type="string" office:string-value="bjHdac7_F02_DBJ21_D12_R2" table:formula="of:=CONCATENATE([.$E63];[.$H63];&quot;_&quot;;[.$F63];&quot;_DBJ21_D12_R2&quot;)" table:style-name="ce1">
            <text:p>bjHdac7_F02_DBJ21_D12_R2</text:p>
          </table:table-cell>
          <table:table-cell office:value-type="string" office:string-value="ATGAGC_CTAGCT" table:formula="of:=CONCATENATE([.B15];&quot;_&quot;;[.D27])" table:style-name="ce1">
            <text:p>ATGAGC_CTAGCT</text:p>
          </table:table-cell>
          <table:table-cell table:style-name="ce1"/>
          <table:table-cell office:value-type="string" table:style-name="ce1">
            <text:p>F2</text:p>
          </table:table-cell>
          <table:table-cell office:value-type="string" office:string-value="bjHdac7_F02_DBJ21_D19_R2" table:formula="of:=CONCATENATE([.$E63];[.$H63];&quot;_&quot;;[.$F63];&quot;_DBJ21_D19_R2&quot;)" table:style-name="ce1">
            <text:p>bjHdac7_F02_DBJ21_D19_R2</text:p>
          </table:table-cell>
          <table:table-cell office:value-type="string" office:string-value="ATGAGC_CTATAC" table:formula="of:=CONCATENATE([.B15];&quot;_&quot;;[.D28])" table:style-name="ce1">
            <text:p>ATGAGC_CTATAC</text:p>
          </table:table-cell>
          <table:table-cell table:style-name="ce1"/>
          <table:table-cell office:value-type="string" office:string-value="  bjRlim_F02_DBJ20_D12_R1: ATGAGC_TATAAT" table:formula="of:=CONCATENATE(&quot;  &quot;;[.L63];&quot;: &quot;;[.M63])" table:style-name="ce1">
            <text:p><text:s text:c="2"/>bjRlim_F02_DBJ20_D12_R1: ATGAGC_TATAAT</text:p>
          </table:table-cell>
          <table:table-cell office:value-type="string" office:string-value="  bjHdac7_F02_DBJ21_D12_R2: ATGAGC_CTAGCT" table:formula="of:=CONCATENATE(&quot;  &quot;;[.P63];&quot;: &quot;;[.Q63])" table:style-name="ce1">
            <text:p><text:s text:c="2"/>bjHdac7_F02_DBJ21_D12_R2: ATGAGC_CTAGCT</text:p>
          </table:table-cell>
          <table:table-cell office:value-type="string" office:string-value="  bjHdac7_F02_DBJ21_D19_R2: ATGAGC_CTATAC" table:formula="of:=CONCATENATE(&quot;  &quot;;[.T63];&quot;: &quot;;[.U63])" table:style-name="ce1">
            <text:p><text:s text:c="2"/>bjHdac7_F02_DBJ21_D19_R2: ATGAGC_CTATAC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k</text:p>
          </table:table-cell>
          <table:table-cell office:value-type="string" table:style-name="ce1">
            <text:p>F03</text:p>
          </table:table-cell>
          <table:table-cell office:value-type="string" table:style-name="ce1">
            <text:p>Mki67</text:p>
          </table:table-cell>
          <table:table-cell office:value-type="string" table:style-name="ce1">
            <text:p>Chd4</text:p>
          </table:table-cell>
          <table:table-cell table:number-columns-repeated="2" table:style-name="ce1"/>
          <table:table-cell office:value-type="string" table:style-name="ce1">
            <text:p>F3</text:p>
          </table:table-cell>
          <table:table-cell office:value-type="string" office:string-value="bkMki67_F03_DBJ20_D12_R1" table:formula="of:=CONCATENATE([.$E64];[.$G64];&quot;_&quot;;[.$F64];&quot;_DBJ20_D12_R1&quot;)" table:style-name="ce1">
            <text:p>bkMki67_F03_DBJ20_D12_R1</text:p>
          </table:table-cell>
          <table:table-cell office:value-type="string" office:string-value="ATTCCT_TCATTC" table:formula="of:=CONCATENATE([.B16];&quot;_&quot;;[.D34])" table:style-name="ce1">
            <text:p>ATTCCT_TCATTC</text:p>
          </table:table-cell>
          <table:table-cell table:style-name="ce1"/>
          <table:table-cell office:value-type="string" table:style-name="ce1">
            <text:p>F3</text:p>
          </table:table-cell>
          <table:table-cell office:value-type="string" office:string-value="bkChd4_F03_DBJ21_D12_R2" table:formula="of:=CONCATENATE([.$E64];[.$H64];&quot;_&quot;;[.$F64];&quot;_DBJ21_D12_R2&quot;)" table:style-name="ce1">
            <text:p>bkChd4_F03_DBJ21_D12_R2</text:p>
          </table:table-cell>
          <table:table-cell office:value-type="string" office:string-value="ATTCCT_CTATAC" table:formula="of:=CONCATENATE([.B16];&quot;_&quot;;[.D28])" table:style-name="ce1">
            <text:p>ATTCCT_CTATAC</text:p>
          </table:table-cell>
          <table:table-cell table:style-name="ce1"/>
          <table:table-cell office:value-type="string" table:style-name="ce1">
            <text:p>F3</text:p>
          </table:table-cell>
          <table:table-cell office:value-type="string" office:string-value="bkChd4_F03_DBJ21_D19_R2" table:formula="of:=CONCATENATE([.$E64];[.$H64];&quot;_&quot;;[.$F64];&quot;_DBJ21_D19_R2&quot;)" table:style-name="ce1">
            <text:p>bkChd4_F03_DBJ21_D19_R2</text:p>
          </table:table-cell>
          <table:table-cell office:value-type="string" office:string-value="ATTCCT_CTCAGA" table:formula="of:=CONCATENATE([.B16];&quot;_&quot;;[.D29])" table:style-name="ce1">
            <text:p>ATTCCT_CTCAGA</text:p>
          </table:table-cell>
          <table:table-cell table:style-name="ce1"/>
          <table:table-cell office:value-type="string" office:string-value="  bkMki67_F03_DBJ20_D12_R1: ATTCCT_TCATTC" table:formula="of:=CONCATENATE(&quot;  &quot;;[.L64];&quot;: &quot;;[.M64])" table:style-name="ce1">
            <text:p><text:s text:c="2"/>bkMki67_F03_DBJ20_D12_R1: ATTCCT_TCATTC</text:p>
          </table:table-cell>
          <table:table-cell office:value-type="string" office:string-value="  bkChd4_F03_DBJ21_D12_R2: ATTCCT_CTATAC" table:formula="of:=CONCATENATE(&quot;  &quot;;[.P64];&quot;: &quot;;[.Q64])" table:style-name="ce1">
            <text:p><text:s text:c="2"/>bkChd4_F03_DBJ21_D12_R2: ATTCCT_CTATAC</text:p>
          </table:table-cell>
          <table:table-cell office:value-type="string" office:string-value="  bkChd4_F03_DBJ21_D19_R2: ATTCCT_CTCAGA" table:formula="of:=CONCATENATE(&quot;  &quot;;[.T64];&quot;: &quot;;[.U64])" table:style-name="ce1">
            <text:p><text:s text:c="2"/>bkChd4_F03_DBJ21_D19_R2: ATTCCT_CTCAGA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l</text:p>
          </table:table-cell>
          <table:table-cell office:value-type="string" table:style-name="ce1">
            <text:p>F04</text:p>
          </table:table-cell>
          <table:table-cell office:value-type="string" table:style-name="ce1">
            <text:p>Plk2</text:p>
          </table:table-cell>
          <table:table-cell office:value-type="string" table:style-name="ce1">
            <text:p>Ezh1</text:p>
          </table:table-cell>
          <table:table-cell table:number-columns-repeated="2" table:style-name="ce1"/>
          <table:table-cell office:value-type="string" table:style-name="ce1">
            <text:p>F4</text:p>
          </table:table-cell>
          <table:table-cell office:value-type="string" office:string-value="blPlk2_F04_DBJ20_D12_R1" table:formula="of:=CONCATENATE([.$E65];[.$G65];&quot;_&quot;;[.$F65];&quot;_DBJ20_D12_R1&quot;)" table:style-name="ce1">
            <text:p>blPlk2_F04_DBJ20_D12_R1</text:p>
          </table:table-cell>
          <table:table-cell office:value-type="string" office:string-value="CAAAAG_TCCCGA" table:formula="of:=CONCATENATE([.B17];&quot;_&quot;;[.D35])" table:style-name="ce1">
            <text:p>CAAAAG_TCCCGA</text:p>
          </table:table-cell>
          <table:table-cell table:style-name="ce1"/>
          <table:table-cell office:value-type="string" table:style-name="ce1">
            <text:p>F4</text:p>
          </table:table-cell>
          <table:table-cell office:value-type="string" office:string-value="blEzh1_F04_DBJ21_D12_R2" table:formula="of:=CONCATENATE([.$E65];[.$H65];&quot;_&quot;;[.$F65];&quot;_DBJ21_D12_R2&quot;)" table:style-name="ce1">
            <text:p>blEzh1_F04_DBJ21_D12_R2</text:p>
          </table:table-cell>
          <table:table-cell office:value-type="string" office:string-value="CAAAAG_CTCAGA" table:formula="of:=CONCATENATE([.B17];&quot;_&quot;;[.D29])" table:style-name="ce1">
            <text:p>CAAAAG_CTCAGA</text:p>
          </table:table-cell>
          <table:table-cell table:style-name="ce1"/>
          <table:table-cell office:value-type="string" table:style-name="ce1">
            <text:p>F4</text:p>
          </table:table-cell>
          <table:table-cell office:value-type="string" office:string-value="blEzh1_F04_DBJ21_D19_R2" table:formula="of:=CONCATENATE([.$E65];[.$H65];&quot;_&quot;;[.$F65];&quot;_DBJ21_D19_R2&quot;)" table:style-name="ce1">
            <text:p>blEzh1_F04_DBJ21_D19_R2</text:p>
          </table:table-cell>
          <table:table-cell office:value-type="string" office:string-value="CAAAAG_GACGAC" table:formula="of:=CONCATENATE([.B17];&quot;_&quot;;[.D30])" table:style-name="ce1">
            <text:p>CAAAAG_GACGAC</text:p>
          </table:table-cell>
          <table:table-cell table:style-name="ce1"/>
          <table:table-cell office:value-type="string" office:string-value="  blPlk2_F04_DBJ20_D12_R1: CAAAAG_TCCCGA" table:formula="of:=CONCATENATE(&quot;  &quot;;[.L65];&quot;: &quot;;[.M65])" table:style-name="ce1">
            <text:p><text:s text:c="2"/>blPlk2_F04_DBJ20_D12_R1: CAAAAG_TCCCGA</text:p>
          </table:table-cell>
          <table:table-cell office:value-type="string" office:string-value="  blEzh1_F04_DBJ21_D12_R2: CAAAAG_CTCAGA" table:formula="of:=CONCATENATE(&quot;  &quot;;[.P65];&quot;: &quot;;[.Q65])" table:style-name="ce1">
            <text:p><text:s text:c="2"/>blEzh1_F04_DBJ21_D12_R2: CAAAAG_CTCAGA</text:p>
          </table:table-cell>
          <table:table-cell office:value-type="string" office:string-value="  blEzh1_F04_DBJ21_D19_R2: CAAAAG_GACGAC" table:formula="of:=CONCATENATE(&quot;  &quot;;[.T65];&quot;: &quot;;[.U65])" table:style-name="ce1">
            <text:p><text:s text:c="2"/>blEzh1_F04_DBJ21_D19_R2: CAAAAG_GACGAC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m</text:p>
          </table:table-cell>
          <table:table-cell office:value-type="string" table:style-name="ce1">
            <text:p>F05</text:p>
          </table:table-cell>
          <table:table-cell office:value-type="string" table:style-name="ce1">
            <text:p>Nipbl</text:p>
          </table:table-cell>
          <table:table-cell office:value-type="string" table:style-name="ce1">
            <text:p>Sirt7</text:p>
          </table:table-cell>
          <table:table-cell table:number-columns-repeated="2" table:style-name="ce1"/>
          <table:table-cell office:value-type="string" table:style-name="ce1">
            <text:p>F5</text:p>
          </table:table-cell>
          <table:table-cell office:value-type="string" office:string-value="bmNipbl_F05_DBJ20_D12_R1" table:formula="of:=CONCATENATE([.$E66];[.$G66];&quot;_&quot;;[.$F66];&quot;_DBJ20_D12_R1&quot;)" table:style-name="ce1">
            <text:p>bmNipbl_F05_DBJ20_D12_R1</text:p>
          </table:table-cell>
          <table:table-cell office:value-type="string" office:string-value="CAACTA_TCGAAG" table:formula="of:=CONCATENATE([.B18];&quot;_&quot;;[.D36])" table:style-name="ce1">
            <text:p>CAACTA_TCGAAG</text:p>
          </table:table-cell>
          <table:table-cell table:style-name="ce1"/>
          <table:table-cell office:value-type="string" table:style-name="ce1">
            <text:p>F5</text:p>
          </table:table-cell>
          <table:table-cell office:value-type="string" office:string-value="bmSirt7_F05_DBJ21_D12_R2" table:formula="of:=CONCATENATE([.$E66];[.$H66];&quot;_&quot;;[.$F66];&quot;_DBJ21_D12_R2&quot;)" table:style-name="ce1">
            <text:p>bmSirt7_F05_DBJ21_D12_R2</text:p>
          </table:table-cell>
          <table:table-cell office:value-type="string" office:string-value="CAACTA_GACGAC" table:formula="of:=CONCATENATE([.B18];&quot;_&quot;;[.D30])" table:style-name="ce1">
            <text:p>CAACTA_GACGAC</text:p>
          </table:table-cell>
          <table:table-cell table:style-name="ce1"/>
          <table:table-cell office:value-type="string" table:style-name="ce1">
            <text:p>F5</text:p>
          </table:table-cell>
          <table:table-cell office:value-type="string" office:string-value="bmSirt7_F05_DBJ21_D19_R2" table:formula="of:=CONCATENATE([.$E66];[.$H66];&quot;_&quot;;[.$F66];&quot;_DBJ21_D19_R2&quot;)" table:style-name="ce1">
            <text:p>bmSirt7_F05_DBJ21_D19_R2</text:p>
          </table:table-cell>
          <table:table-cell office:value-type="string" office:string-value="CAACTA_TAATCG" table:formula="of:=CONCATENATE([.B18];&quot;_&quot;;[.D31])" table:style-name="ce1">
            <text:p>CAACTA_TAATCG</text:p>
          </table:table-cell>
          <table:table-cell table:style-name="ce1"/>
          <table:table-cell office:value-type="string" office:string-value="  bmNipbl_F05_DBJ20_D12_R1: CAACTA_TCGAAG" table:formula="of:=CONCATENATE(&quot;  &quot;;[.L66];&quot;: &quot;;[.M66])" table:style-name="ce1">
            <text:p><text:s text:c="2"/>bmNipbl_F05_DBJ20_D12_R1: CAACTA_TCGAAG</text:p>
          </table:table-cell>
          <table:table-cell office:value-type="string" office:string-value="  bmSirt7_F05_DBJ21_D12_R2: CAACTA_GACGAC" table:formula="of:=CONCATENATE(&quot;  &quot;;[.P66];&quot;: &quot;;[.Q66])" table:style-name="ce1">
            <text:p><text:s text:c="2"/>bmSirt7_F05_DBJ21_D12_R2: CAACTA_GACGAC</text:p>
          </table:table-cell>
          <table:table-cell office:value-type="string" office:string-value="  bmSirt7_F05_DBJ21_D19_R2: CAACTA_TAATCG" table:formula="of:=CONCATENATE(&quot;  &quot;;[.T66];&quot;: &quot;;[.U66])" table:style-name="ce1">
            <text:p><text:s text:c="2"/>bmSirt7_F05_DBJ21_D19_R2: CAACTA_TAATCG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n</text:p>
          </table:table-cell>
          <table:table-cell office:value-type="string" table:style-name="ce1">
            <text:p>F06</text:p>
          </table:table-cell>
          <table:table-cell office:value-type="string" table:style-name="ce1">
            <text:p>Mcm8</text:p>
          </table:table-cell>
          <table:table-cell office:value-type="string" table:style-name="ce1">
            <text:p>Kdm2b</text:p>
          </table:table-cell>
          <table:table-cell table:number-columns-repeated="2" table:style-name="ce1"/>
          <table:table-cell office:value-type="string" table:style-name="ce1">
            <text:p>F6</text:p>
          </table:table-cell>
          <table:table-cell office:value-type="string" office:string-value="bnMcm8_F06_DBJ20_D12_R1" table:formula="of:=CONCATENATE([.$E67];[.$G67];&quot;_&quot;;[.$F67];&quot;_DBJ20_D12_R1&quot;)" table:style-name="ce1">
            <text:p>bnMcm8_F06_DBJ20_D12_R1</text:p>
          </table:table-cell>
          <table:table-cell office:value-type="string" office:string-value="CACCGG_TCGGCA" table:formula="of:=CONCATENATE([.B19];&quot;_&quot;;[.D37])" table:style-name="ce1">
            <text:p>CACCGG_TCGGCA</text:p>
          </table:table-cell>
          <table:table-cell table:style-name="ce1"/>
          <table:table-cell office:value-type="string" table:style-name="ce1">
            <text:p>F6</text:p>
          </table:table-cell>
          <table:table-cell office:value-type="string" office:string-value="bnKdm2b_F06_DBJ21_D12_R2" table:formula="of:=CONCATENATE([.$E67];[.$H67];&quot;_&quot;;[.$F67];&quot;_DBJ21_D12_R2&quot;)" table:style-name="ce1">
            <text:p>bnKdm2b_F06_DBJ21_D12_R2</text:p>
          </table:table-cell>
          <table:table-cell office:value-type="string" office:string-value="CACCGG_TAATCG" table:formula="of:=CONCATENATE([.B19];&quot;_&quot;;[.D31])" table:style-name="ce1">
            <text:p>CACCGG_TAATCG</text:p>
          </table:table-cell>
          <table:table-cell table:style-name="ce1"/>
          <table:table-cell office:value-type="string" table:style-name="ce1">
            <text:p>F6</text:p>
          </table:table-cell>
          <table:table-cell office:value-type="string" office:string-value="bnKdm2b_F06_DBJ21_D19_R2" table:formula="of:=CONCATENATE([.$E67];[.$H67];&quot;_&quot;;[.$F67];&quot;_DBJ21_D19_R2&quot;)" table:style-name="ce1">
            <text:p>bnKdm2b_F06_DBJ21_D19_R2</text:p>
          </table:table-cell>
          <table:table-cell office:value-type="string" office:string-value="CACCGG_TACAGC" table:formula="of:=CONCATENATE([.B19];&quot;_&quot;;[.D32])" table:style-name="ce1">
            <text:p>CACCGG_TACAGC</text:p>
          </table:table-cell>
          <table:table-cell table:style-name="ce1"/>
          <table:table-cell office:value-type="string" office:string-value="  bnMcm8_F06_DBJ20_D12_R1: CACCGG_TCGGCA" table:formula="of:=CONCATENATE(&quot;  &quot;;[.L67];&quot;: &quot;;[.M67])" table:style-name="ce1">
            <text:p><text:s text:c="2"/>bnMcm8_F06_DBJ20_D12_R1: CACCGG_TCGGCA</text:p>
          </table:table-cell>
          <table:table-cell office:value-type="string" office:string-value="  bnKdm2b_F06_DBJ21_D12_R2: CACCGG_TAATCG" table:formula="of:=CONCATENATE(&quot;  &quot;;[.P67];&quot;: &quot;;[.Q67])" table:style-name="ce1">
            <text:p><text:s text:c="2"/>bnKdm2b_F06_DBJ21_D12_R2: CACCGG_TAATCG</text:p>
          </table:table-cell>
          <table:table-cell office:value-type="string" office:string-value="  bnKdm2b_F06_DBJ21_D19_R2: CACCGG_TACAGC" table:formula="of:=CONCATENATE(&quot;  &quot;;[.T67];&quot;: &quot;;[.U67])" table:style-name="ce1">
            <text:p><text:s text:c="2"/>bnKdm2b_F06_DBJ21_D19_R2: CACCGG_TACAGC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o</text:p>
          </table:table-cell>
          <table:table-cell office:value-type="string" table:style-name="ce1">
            <text:p>F07</text:p>
          </table:table-cell>
          <table:table-cell office:value-type="string" table:style-name="ce1">
            <text:p>Plk2</text:p>
          </table:table-cell>
          <table:table-cell office:value-type="string" table:style-name="ce1">
            <text:p>Uhrf1</text:p>
          </table:table-cell>
          <table:table-cell table:number-columns-repeated="2" table:style-name="ce1"/>
          <table:table-cell office:value-type="string" table:style-name="ce1">
            <text:p>F7</text:p>
          </table:table-cell>
          <table:table-cell office:value-type="string" office:string-value="boPlk2_F07_DBJ20_D12_R1" table:formula="of:=CONCATENATE([.$E68];[.$G68];&quot;_&quot;;[.$F68];&quot;_DBJ20_D12_R1&quot;)" table:style-name="ce1">
            <text:p>boPlk2_F07_DBJ20_D12_R1</text:p>
          </table:table-cell>
          <table:table-cell office:value-type="string" office:string-value="CACGAT_CGGAAT" table:formula="of:=CONCATENATE([.B20];&quot;_&quot;;[.D26])" table:style-name="ce1">
            <text:p>CACGAT_CGGAAT</text:p>
          </table:table-cell>
          <table:table-cell table:style-name="ce1"/>
          <table:table-cell office:value-type="string" table:style-name="ce1">
            <text:p>F7</text:p>
          </table:table-cell>
          <table:table-cell office:value-type="string" office:string-value="boUhrf1_F07_DBJ21_D12_R2" table:formula="of:=CONCATENATE([.$E68];[.$H68];&quot;_&quot;;[.$F68];&quot;_DBJ21_D12_R2&quot;)" table:style-name="ce1">
            <text:p>boUhrf1_F07_DBJ21_D12_R2</text:p>
          </table:table-cell>
          <table:table-cell office:value-type="string" office:string-value="CACGAT_TACAGC" table:formula="of:=CONCATENATE([.B20];&quot;_&quot;;[.D32])" table:style-name="ce1">
            <text:p>CACGAT_TACAGC</text:p>
          </table:table-cell>
          <table:table-cell table:style-name="ce1"/>
          <table:table-cell office:value-type="string" table:style-name="ce1">
            <text:p>F7</text:p>
          </table:table-cell>
          <table:table-cell office:value-type="string" office:string-value="boUhrf1_F07_DBJ21_D19_R2" table:formula="of:=CONCATENATE([.$E68];[.$H68];&quot;_&quot;;[.$F68];&quot;_DBJ21_D19_R2&quot;)" table:style-name="ce1">
            <text:p>boUhrf1_F07_DBJ21_D19_R2</text:p>
          </table:table-cell>
          <table:table-cell office:value-type="string" office:string-value="CACGAT_TATAAT" table:formula="of:=CONCATENATE([.B20];&quot;_&quot;;[.D33])" table:style-name="ce1">
            <text:p>CACGAT_TATAAT</text:p>
          </table:table-cell>
          <table:table-cell table:style-name="ce1"/>
          <table:table-cell office:value-type="string" office:string-value="  boPlk2_F07_DBJ20_D12_R1: CACGAT_CGGAAT" table:formula="of:=CONCATENATE(&quot;  &quot;;[.L68];&quot;: &quot;;[.M68])" table:style-name="ce1">
            <text:p><text:s text:c="2"/>boPlk2_F07_DBJ20_D12_R1: CACGAT_CGGAAT</text:p>
          </table:table-cell>
          <table:table-cell office:value-type="string" office:string-value="  boUhrf1_F07_DBJ21_D12_R2: CACGAT_TACAGC" table:formula="of:=CONCATENATE(&quot;  &quot;;[.P68];&quot;: &quot;;[.Q68])" table:style-name="ce1">
            <text:p><text:s text:c="2"/>boUhrf1_F07_DBJ21_D12_R2: CACGAT_TACAGC</text:p>
          </table:table-cell>
          <table:table-cell office:value-type="string" office:string-value="  boUhrf1_F07_DBJ21_D19_R2: CACGAT_TATAAT" table:formula="of:=CONCATENATE(&quot;  &quot;;[.T68];&quot;: &quot;;[.U68])" table:style-name="ce1">
            <text:p><text:s text:c="2"/>boUhrf1_F07_DBJ21_D19_R2: CACGAT_TATAAT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p</text:p>
          </table:table-cell>
          <table:table-cell office:value-type="string" table:style-name="ce1">
            <text:p>F08</text:p>
          </table:table-cell>
          <table:table-cell office:value-type="string" table:style-name="ce1">
            <text:p>Mbd1</text:p>
          </table:table-cell>
          <table:table-cell office:value-type="string" table:style-name="ce1">
            <text:p>Chd4</text:p>
          </table:table-cell>
          <table:table-cell table:number-columns-repeated="2" table:style-name="ce1"/>
          <table:table-cell office:value-type="string" table:style-name="ce1">
            <text:p>F8</text:p>
          </table:table-cell>
          <table:table-cell office:value-type="string" office:string-value="bpMbd1_F08_DBJ20_D12_R1" table:formula="of:=CONCATENATE([.$E69];[.$G69];&quot;_&quot;;[.$F69];&quot;_DBJ20_D12_R1&quot;)" table:style-name="ce1">
            <text:p>bpMbd1_F08_DBJ20_D12_R1</text:p>
          </table:table-cell>
          <table:table-cell office:value-type="string" office:string-value="CACTCA_CTAGCT" table:formula="of:=CONCATENATE([.B21];&quot;_&quot;;[.D27])" table:style-name="ce1">
            <text:p>CACTCA_CTAGCT</text:p>
          </table:table-cell>
          <table:table-cell table:style-name="ce1"/>
          <table:table-cell office:value-type="string" table:style-name="ce1">
            <text:p>F8</text:p>
          </table:table-cell>
          <table:table-cell office:value-type="string" office:string-value="bpChd4_F08_DBJ21_D12_R2" table:formula="of:=CONCATENATE([.$E69];[.$H69];&quot;_&quot;;[.$F69];&quot;_DBJ21_D12_R2&quot;)" table:style-name="ce1">
            <text:p>bpChd4_F08_DBJ21_D12_R2</text:p>
          </table:table-cell>
          <table:table-cell office:value-type="string" office:string-value="CACTCA_TATAAT" table:formula="of:=CONCATENATE([.B21];&quot;_&quot;;[.D33])" table:style-name="ce1">
            <text:p>CACTCA_TATAAT</text:p>
          </table:table-cell>
          <table:table-cell table:style-name="ce1"/>
          <table:table-cell office:value-type="string" table:style-name="ce1">
            <text:p>F8</text:p>
          </table:table-cell>
          <table:table-cell office:value-type="string" office:string-value="bpChd4_F08_DBJ21_D19_R2" table:formula="of:=CONCATENATE([.$E69];[.$H69];&quot;_&quot;;[.$F69];&quot;_DBJ21_D19_R2&quot;)" table:style-name="ce1">
            <text:p>bpChd4_F08_DBJ21_D19_R2</text:p>
          </table:table-cell>
          <table:table-cell office:value-type="string" office:string-value="CACTCA_TCATTC" table:formula="of:=CONCATENATE([.B21];&quot;_&quot;;[.D34])" table:style-name="ce1">
            <text:p>CACTCA_TCATTC</text:p>
          </table:table-cell>
          <table:table-cell table:style-name="ce1"/>
          <table:table-cell office:value-type="string" office:string-value="  bpMbd1_F08_DBJ20_D12_R1: CACTCA_CTAGCT" table:formula="of:=CONCATENATE(&quot;  &quot;;[.L69];&quot;: &quot;;[.M69])" table:style-name="ce1">
            <text:p><text:s text:c="2"/>bpMbd1_F08_DBJ20_D12_R1: CACTCA_CTAGCT</text:p>
          </table:table-cell>
          <table:table-cell office:value-type="string" office:string-value="  bpChd4_F08_DBJ21_D12_R2: CACTCA_TATAAT" table:formula="of:=CONCATENATE(&quot;  &quot;;[.P69];&quot;: &quot;;[.Q69])" table:style-name="ce1">
            <text:p><text:s text:c="2"/>bpChd4_F08_DBJ21_D12_R2: CACTCA_TATAAT</text:p>
          </table:table-cell>
          <table:table-cell office:value-type="string" office:string-value="  bpChd4_F08_DBJ21_D19_R2: CACTCA_TCATTC" table:formula="of:=CONCATENATE(&quot;  &quot;;[.T69];&quot;: &quot;;[.U69])" table:style-name="ce1">
            <text:p><text:s text:c="2"/>bpChd4_F08_DBJ21_D19_R2: CACTCA_TCATTC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q</text:p>
          </table:table-cell>
          <table:table-cell office:value-type="string" table:style-name="ce1">
            <text:p>F09</text:p>
          </table:table-cell>
          <table:table-cell office:value-type="string" table:style-name="ce1">
            <text:p>Mcm8</text:p>
          </table:table-cell>
          <table:table-cell office:value-type="string" table:style-name="ce1">
            <text:p>Trim28</text:p>
          </table:table-cell>
          <table:table-cell table:number-columns-repeated="2" table:style-name="ce1"/>
          <table:table-cell office:value-type="string" table:style-name="ce1">
            <text:p>F9</text:p>
          </table:table-cell>
          <table:table-cell office:value-type="string" office:string-value="bqMcm8_F09_DBJ20_D12_R1" table:formula="of:=CONCATENATE([.$E70];[.$G70];&quot;_&quot;;[.$F70];&quot;_DBJ20_D12_R1&quot;)" table:style-name="ce1">
            <text:p>bqMcm8_F09_DBJ20_D12_R1</text:p>
          </table:table-cell>
          <table:table-cell office:value-type="string" office:string-value="CAGGCG_CTATAC" table:formula="of:=CONCATENATE([.B22];&quot;_&quot;;[.D28])" table:style-name="ce1">
            <text:p>CAGGCG_CTATAC</text:p>
          </table:table-cell>
          <table:table-cell table:style-name="ce1"/>
          <table:table-cell office:value-type="string" table:style-name="ce1">
            <text:p>F9</text:p>
          </table:table-cell>
          <table:table-cell office:value-type="string" office:string-value="bqTrim28_F09_DBJ21_D12_R2" table:formula="of:=CONCATENATE([.$E70];[.$H70];&quot;_&quot;;[.$F70];&quot;_DBJ21_D12_R2&quot;)" table:style-name="ce1">
            <text:p>bqTrim28_F09_DBJ21_D12_R2</text:p>
          </table:table-cell>
          <table:table-cell office:value-type="string" office:string-value="CAGGCG_TCATTC" table:formula="of:=CONCATENATE([.B22];&quot;_&quot;;[.D34])" table:style-name="ce1">
            <text:p>CAGGCG_TCATTC</text:p>
          </table:table-cell>
          <table:table-cell table:style-name="ce1"/>
          <table:table-cell office:value-type="string" table:style-name="ce1">
            <text:p>F9</text:p>
          </table:table-cell>
          <table:table-cell office:value-type="string" office:string-value="bqTrim28_F09_DBJ21_D19_R2" table:formula="of:=CONCATENATE([.$E70];[.$H70];&quot;_&quot;;[.$F70];&quot;_DBJ21_D19_R2&quot;)" table:style-name="ce1">
            <text:p>bqTrim28_F09_DBJ21_D19_R2</text:p>
          </table:table-cell>
          <table:table-cell office:value-type="string" office:string-value="CAGGCG_TCCCGA" table:formula="of:=CONCATENATE([.B22];&quot;_&quot;;[.D35])" table:style-name="ce1">
            <text:p>CAGGCG_TCCCGA</text:p>
          </table:table-cell>
          <table:table-cell table:style-name="ce1"/>
          <table:table-cell office:value-type="string" office:string-value="  bqMcm8_F09_DBJ20_D12_R1: CAGGCG_CTATAC" table:formula="of:=CONCATENATE(&quot;  &quot;;[.L70];&quot;: &quot;;[.M70])" table:style-name="ce1">
            <text:p><text:s text:c="2"/>bqMcm8_F09_DBJ20_D12_R1: CAGGCG_CTATAC</text:p>
          </table:table-cell>
          <table:table-cell office:value-type="string" office:string-value="  bqTrim28_F09_DBJ21_D12_R2: CAGGCG_TCATTC" table:formula="of:=CONCATENATE(&quot;  &quot;;[.P70];&quot;: &quot;;[.Q70])" table:style-name="ce1">
            <text:p><text:s text:c="2"/>bqTrim28_F09_DBJ21_D12_R2: CAGGCG_TCATTC</text:p>
          </table:table-cell>
          <table:table-cell office:value-type="string" office:string-value="  bqTrim28_F09_DBJ21_D19_R2: CAGGCG_TCCCGA" table:formula="of:=CONCATENATE(&quot;  &quot;;[.T70];&quot;: &quot;;[.U70])" table:style-name="ce1">
            <text:p><text:s text:c="2"/>bqTrim28_F09_DBJ21_D19_R2: CAGGCG_TCCCGA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r</text:p>
          </table:table-cell>
          <table:table-cell office:value-type="string" table:style-name="ce1">
            <text:p>F10</text:p>
          </table:table-cell>
          <table:table-cell office:value-type="string" table:style-name="ce1">
            <text:p>Mcm8</text:p>
          </table:table-cell>
          <table:table-cell office:value-type="string" table:style-name="ce1">
            <text:p>Hdac6</text:p>
          </table:table-cell>
          <table:table-cell table:number-columns-repeated="2" table:style-name="ce1"/>
          <table:table-cell office:value-type="string" table:style-name="ce1">
            <text:p>F10</text:p>
          </table:table-cell>
          <table:table-cell office:value-type="string" office:string-value="brMcm8_F10_DBJ20_D12_R1" table:formula="of:=CONCATENATE([.$E71];[.$G71];&quot;_&quot;;[.$F71];&quot;_DBJ20_D12_R1&quot;)" table:style-name="ce1">
            <text:p>brMcm8_F10_DBJ20_D12_R1</text:p>
          </table:table-cell>
          <table:table-cell office:value-type="string" office:string-value="CATGGC_CTCAGA" table:formula="of:=CONCATENATE([.B23];&quot;_&quot;;[.D29])" table:style-name="ce1">
            <text:p>CATGGC_CTCAGA</text:p>
          </table:table-cell>
          <table:table-cell table:style-name="ce1"/>
          <table:table-cell office:value-type="string" table:style-name="ce1">
            <text:p>F10</text:p>
          </table:table-cell>
          <table:table-cell office:value-type="string" office:string-value="brHdac6_F10_DBJ21_D12_R2" table:formula="of:=CONCATENATE([.$E71];[.$H71];&quot;_&quot;;[.$F71];&quot;_DBJ21_D12_R2&quot;)" table:style-name="ce1">
            <text:p>brHdac6_F10_DBJ21_D12_R2</text:p>
          </table:table-cell>
          <table:table-cell office:value-type="string" office:string-value="CATGGC_TCCCGA" table:formula="of:=CONCATENATE([.B23];&quot;_&quot;;[.D35])" table:style-name="ce1">
            <text:p>CATGGC_TCCCGA</text:p>
          </table:table-cell>
          <table:table-cell table:style-name="ce1"/>
          <table:table-cell office:value-type="string" table:style-name="ce1">
            <text:p>F10</text:p>
          </table:table-cell>
          <table:table-cell office:value-type="string" office:string-value="brHdac6_F10_DBJ21_D19_R2" table:formula="of:=CONCATENATE([.$E71];[.$H71];&quot;_&quot;;[.$F71];&quot;_DBJ21_D19_R2&quot;)" table:style-name="ce1">
            <text:p>brHdac6_F10_DBJ21_D19_R2</text:p>
          </table:table-cell>
          <table:table-cell office:value-type="string" office:string-value="CATGGC_TCGAAG" table:formula="of:=CONCATENATE([.B23];&quot;_&quot;;[.D36])" table:style-name="ce1">
            <text:p>CATGGC_TCGAAG</text:p>
          </table:table-cell>
          <table:table-cell table:style-name="ce1"/>
          <table:table-cell office:value-type="string" office:string-value="  brMcm8_F10_DBJ20_D12_R1: CATGGC_CTCAGA" table:formula="of:=CONCATENATE(&quot;  &quot;;[.L71];&quot;: &quot;;[.M71])" table:style-name="ce1">
            <text:p><text:s text:c="2"/>brMcm8_F10_DBJ20_D12_R1: CATGGC_CTCAGA</text:p>
          </table:table-cell>
          <table:table-cell office:value-type="string" office:string-value="  brHdac6_F10_DBJ21_D12_R2: CATGGC_TCCCGA" table:formula="of:=CONCATENATE(&quot;  &quot;;[.P71];&quot;: &quot;;[.Q71])" table:style-name="ce1">
            <text:p><text:s text:c="2"/>brHdac6_F10_DBJ21_D12_R2: CATGGC_TCCCGA</text:p>
          </table:table-cell>
          <table:table-cell office:value-type="string" office:string-value="  brHdac6_F10_DBJ21_D19_R2: CATGGC_TCGAAG" table:formula="of:=CONCATENATE(&quot;  &quot;;[.T71];&quot;: &quot;;[.U71])" table:style-name="ce1">
            <text:p><text:s text:c="2"/>brHdac6_F10_DBJ21_D19_R2: CATGGC_TCGAAG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s</text:p>
          </table:table-cell>
          <table:table-cell office:value-type="string" table:style-name="ce1">
            <text:p>F11</text:p>
          </table:table-cell>
          <table:table-cell office:value-type="string" table:style-name="ce1">
            <text:p>Rlim</text:p>
          </table:table-cell>
          <table:table-cell office:value-type="string" table:style-name="ce1">
            <text:p>Bmi1</text:p>
          </table:table-cell>
          <table:table-cell table:number-columns-repeated="2" table:style-name="ce1"/>
          <table:table-cell office:value-type="string" table:style-name="ce1">
            <text:p>F11</text:p>
          </table:table-cell>
          <table:table-cell office:value-type="string" office:string-value="bsRlim_F11_DBJ20_D12_R1" table:formula="of:=CONCATENATE([.$E72];[.$G72];&quot;_&quot;;[.$F72];&quot;_DBJ20_D12_R1&quot;)" table:style-name="ce1">
            <text:p>bsRlim_F11_DBJ20_D12_R1</text:p>
          </table:table-cell>
          <table:table-cell office:value-type="string" office:string-value="CATTTT_GACGAC" table:formula="of:=CONCATENATE([.B24];&quot;_&quot;;[.D30])" table:style-name="ce1">
            <text:p>CATTTT_GACGAC</text:p>
          </table:table-cell>
          <table:table-cell table:style-name="ce1"/>
          <table:table-cell office:value-type="string" table:style-name="ce1">
            <text:p>F11</text:p>
          </table:table-cell>
          <table:table-cell office:value-type="string" office:string-value="bsBmi1_F11_DBJ21_D12_R2" table:formula="of:=CONCATENATE([.$E72];[.$H72];&quot;_&quot;;[.$F72];&quot;_DBJ21_D12_R2&quot;)" table:style-name="ce1">
            <text:p>bsBmi1_F11_DBJ21_D12_R2</text:p>
          </table:table-cell>
          <table:table-cell office:value-type="string" office:string-value="CATTTT_TCGAAG" table:formula="of:=CONCATENATE([.B24];&quot;_&quot;;[.D36])" table:style-name="ce1">
            <text:p>CATTTT_TCGAAG</text:p>
          </table:table-cell>
          <table:table-cell table:style-name="ce1"/>
          <table:table-cell office:value-type="string" table:style-name="ce1">
            <text:p>F11</text:p>
          </table:table-cell>
          <table:table-cell office:value-type="string" office:string-value="bsBmi1_F11_DBJ21_D19_R2" table:formula="of:=CONCATENATE([.$E72];[.$H72];&quot;_&quot;;[.$F72];&quot;_DBJ21_D19_R2&quot;)" table:style-name="ce1">
            <text:p>bsBmi1_F11_DBJ21_D19_R2</text:p>
          </table:table-cell>
          <table:table-cell office:value-type="string" office:string-value="CATTTT_TCGGCA" table:formula="of:=CONCATENATE([.B24];&quot;_&quot;;[.D37])" table:style-name="ce1">
            <text:p>CATTTT_TCGGCA</text:p>
          </table:table-cell>
          <table:table-cell table:style-name="ce1"/>
          <table:table-cell office:value-type="string" office:string-value="  bsRlim_F11_DBJ20_D12_R1: CATTTT_GACGAC" table:formula="of:=CONCATENATE(&quot;  &quot;;[.L72];&quot;: &quot;;[.M72])" table:style-name="ce1">
            <text:p><text:s text:c="2"/>bsRlim_F11_DBJ20_D12_R1: CATTTT_GACGAC</text:p>
          </table:table-cell>
          <table:table-cell office:value-type="string" office:string-value="  bsBmi1_F11_DBJ21_D12_R2: CATTTT_TCGAAG" table:formula="of:=CONCATENATE(&quot;  &quot;;[.P72];&quot;: &quot;;[.Q72])" table:style-name="ce1">
            <text:p><text:s text:c="2"/>bsBmi1_F11_DBJ21_D12_R2: CATTTT_TCGAAG</text:p>
          </table:table-cell>
          <table:table-cell office:value-type="string" office:string-value="  bsBmi1_F11_DBJ21_D19_R2: CATTTT_TCGGCA" table:formula="of:=CONCATENATE(&quot;  &quot;;[.T72];&quot;: &quot;;[.U72])" table:style-name="ce1">
            <text:p><text:s text:c="2"/>bsBmi1_F11_DBJ21_D19_R2: CATTTT_TCGGCA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t</text:p>
          </table:table-cell>
          <table:table-cell office:value-type="string" table:style-name="ce1">
            <text:p>F12</text:p>
          </table:table-cell>
          <table:table-cell office:value-type="string" table:style-name="ce1">
            <text:p>Prkd3</text:p>
          </table:table-cell>
          <table:table-cell office:value-type="string" table:style-name="ce1">
            <text:p>Sirt3</text:p>
          </table:table-cell>
          <table:table-cell table:number-columns-repeated="2" table:style-name="ce1"/>
          <table:table-cell office:value-type="string" table:style-name="ce1">
            <text:p>F12</text:p>
          </table:table-cell>
          <table:table-cell office:value-type="string" office:string-value="btPrkd3_F12_DBJ20_D12_R1" table:formula="of:=CONCATENATE([.$E73];[.$G73];&quot;_&quot;;[.$F73];&quot;_DBJ20_D12_R1&quot;)" table:style-name="ce1">
            <text:p>btPrkd3_F12_DBJ20_D12_R1</text:p>
          </table:table-cell>
          <table:table-cell office:value-type="string" office:string-value="CCAACA_TAATCG" table:formula="of:=CONCATENATE([.B25];&quot;_&quot;;[.D31])" table:style-name="ce1">
            <text:p>CCAACA_TAATCG</text:p>
          </table:table-cell>
          <table:table-cell table:style-name="ce1"/>
          <table:table-cell office:value-type="string" table:style-name="ce1">
            <text:p>F12</text:p>
          </table:table-cell>
          <table:table-cell office:value-type="string" office:string-value="btSirt3_F12_DBJ21_D12_R2" table:formula="of:=CONCATENATE([.$E73];[.$H73];&quot;_&quot;;[.$F73];&quot;_DBJ21_D12_R2&quot;)" table:style-name="ce1">
            <text:p>btSirt3_F12_DBJ21_D12_R2</text:p>
          </table:table-cell>
          <table:table-cell office:value-type="string" office:string-value="CCAACA_TCGGCA" table:formula="of:=CONCATENATE([.B25];&quot;_&quot;;[.D37])" table:style-name="ce1">
            <text:p>CCAACA_TCGGCA</text:p>
          </table:table-cell>
          <table:table-cell table:style-name="ce1"/>
          <table:table-cell office:value-type="string" table:style-name="ce1">
            <text:p>F12</text:p>
          </table:table-cell>
          <table:table-cell office:value-type="string" office:string-value="btSirt3_F12_DBJ21_D19_R2" table:formula="of:=CONCATENATE([.$E73];[.$H73];&quot;_&quot;;[.$F73];&quot;_DBJ21_D19_R2&quot;)" table:style-name="ce1">
            <text:p>btSirt3_F12_DBJ21_D19_R2</text:p>
          </table:table-cell>
          <table:table-cell office:value-type="string" office:string-value="CCAACA_CGGAAT" table:formula="of:=CONCATENATE([.B25];&quot;_&quot;;[.D26])" table:style-name="ce1">
            <text:p>CCAACA_CGGAAT</text:p>
          </table:table-cell>
          <table:table-cell table:style-name="ce1"/>
          <table:table-cell office:value-type="string" office:string-value="  btPrkd3_F12_DBJ20_D12_R1: CCAACA_TAATCG" table:formula="of:=CONCATENATE(&quot;  &quot;;[.L73];&quot;: &quot;;[.M73])" table:style-name="ce1">
            <text:p><text:s text:c="2"/>btPrkd3_F12_DBJ20_D12_R1: CCAACA_TAATCG</text:p>
          </table:table-cell>
          <table:table-cell office:value-type="string" office:string-value="  btSirt3_F12_DBJ21_D12_R2: CCAACA_TCGGCA" table:formula="of:=CONCATENATE(&quot;  &quot;;[.P73];&quot;: &quot;;[.Q73])" table:style-name="ce1">
            <text:p><text:s text:c="2"/>btSirt3_F12_DBJ21_D12_R2: CCAACA_TCGGCA</text:p>
          </table:table-cell>
          <table:table-cell office:value-type="string" office:string-value="  btSirt3_F12_DBJ21_D19_R2: CCAACA_CGGAAT" table:formula="of:=CONCATENATE(&quot;  &quot;;[.T73];&quot;: &quot;;[.U73])" table:style-name="ce1">
            <text:p><text:s text:c="2"/>btSirt3_F12_DBJ21_D19_R2: CCAACA_CGGAAT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u</text:p>
          </table:table-cell>
          <table:table-cell office:value-type="string" table:style-name="ce1">
            <text:p>G01</text:p>
          </table:table-cell>
          <table:table-cell office:value-type="string" table:style-name="ce1">
            <text:p>Spen</text:p>
          </table:table-cell>
          <table:table-cell office:value-type="string" table:style-name="ce1">
            <text:p>Kdm2b</text:p>
          </table:table-cell>
          <table:table-cell table:number-columns-repeated="2" table:style-name="ce1"/>
          <table:table-cell office:value-type="string" table:style-name="ce1">
            <text:p>G1</text:p>
          </table:table-cell>
          <table:table-cell office:value-type="string" office:string-value="buSpen_G01_DBJ20_D12_R1" table:formula="of:=CONCATENATE([.$E74];[.$G74];&quot;_&quot;;[.$F74];&quot;_DBJ20_D12_R1&quot;)" table:style-name="ce1">
            <text:p>buSpen_G01_DBJ20_D12_R1</text:p>
          </table:table-cell>
          <table:table-cell office:value-type="string" office:string-value="CGGAAT_GTGAAA" table:formula="of:=CONCATENATE([.B26];&quot;_&quot;;[.D8])" table:style-name="ce1">
            <text:p>CGGAAT_GTGAAA</text:p>
          </table:table-cell>
          <table:table-cell table:style-name="ce1"/>
          <table:table-cell office:value-type="string" table:style-name="ce1">
            <text:p>G1</text:p>
          </table:table-cell>
          <table:table-cell office:value-type="string" office:string-value="buKdm2b_G01_DBJ21_D12_R2" table:formula="of:=CONCATENATE([.$E74];[.$H74];&quot;_&quot;;[.$F74];&quot;_DBJ21_D12_R2&quot;)" table:style-name="ce1">
            <text:p>buKdm2b_G01_DBJ21_D12_R2</text:p>
          </table:table-cell>
          <table:table-cell office:value-type="string" office:string-value="CGGAAT_AGTCAA" table:formula="of:=CONCATENATE([.B26];&quot;_&quot;;[.D2])" table:style-name="ce1">
            <text:p>CGGAAT_AGTCAA</text:p>
          </table:table-cell>
          <table:table-cell table:style-name="ce1"/>
          <table:table-cell office:value-type="string" table:style-name="ce1">
            <text:p>G1</text:p>
          </table:table-cell>
          <table:table-cell office:value-type="string" office:string-value="buKdm2b_G01_DBJ21_D19_R2" table:formula="of:=CONCATENATE([.$E74];[.$H74];&quot;_&quot;;[.$F74];&quot;_DBJ21_D19_R2&quot;)" table:style-name="ce1">
            <text:p>buKdm2b_G01_DBJ21_D19_R2</text:p>
          </table:table-cell>
          <table:table-cell office:value-type="string" office:string-value="CGGAAT_AGTTCC" table:formula="of:=CONCATENATE([.B26];&quot;_&quot;;[.D3])" table:style-name="ce1">
            <text:p>CGGAAT_AGTTCC</text:p>
          </table:table-cell>
          <table:table-cell table:style-name="ce1"/>
          <table:table-cell office:value-type="string" office:string-value="  buSpen_G01_DBJ20_D12_R1: CGGAAT_GTGAAA" table:formula="of:=CONCATENATE(&quot;  &quot;;[.L74];&quot;: &quot;;[.M74])" table:style-name="ce1">
            <text:p><text:s text:c="2"/>buSpen_G01_DBJ20_D12_R1: CGGAAT_GTGAAA</text:p>
          </table:table-cell>
          <table:table-cell office:value-type="string" office:string-value="  buKdm2b_G01_DBJ21_D12_R2: CGGAAT_AGTCAA" table:formula="of:=CONCATENATE(&quot;  &quot;;[.P74];&quot;: &quot;;[.Q74])" table:style-name="ce1">
            <text:p><text:s text:c="2"/>buKdm2b_G01_DBJ21_D12_R2: CGGAAT_AGTCAA</text:p>
          </table:table-cell>
          <table:table-cell office:value-type="string" office:string-value="  buKdm2b_G01_DBJ21_D19_R2: CGGAAT_AGTTCC" table:formula="of:=CONCATENATE(&quot;  &quot;;[.T74];&quot;: &quot;;[.U74])" table:style-name="ce1">
            <text:p><text:s text:c="2"/>buKdm2b_G01_DBJ21_D19_R2: CGGAAT_AGTTCC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v</text:p>
          </table:table-cell>
          <table:table-cell office:value-type="string" table:style-name="ce1">
            <text:p>G02</text:p>
          </table:table-cell>
          <table:table-cell office:value-type="string" table:style-name="ce1">
            <text:p>Setdb1</text:p>
          </table:table-cell>
          <table:table-cell office:value-type="string" table:style-name="ce1">
            <text:p>Smarca2</text:p>
          </table:table-cell>
          <table:table-cell table:number-columns-repeated="2" table:style-name="ce1"/>
          <table:table-cell office:value-type="string" table:style-name="ce1">
            <text:p>G2</text:p>
          </table:table-cell>
          <table:table-cell office:value-type="string" office:string-value="bvSetdb1_G02_DBJ20_D12_R1" table:formula="of:=CONCATENATE([.$E75];[.$G75];&quot;_&quot;;[.$F75];&quot;_DBJ20_D12_R1&quot;)" table:style-name="ce1">
            <text:p>bvSetdb1_G02_DBJ20_D12_R1</text:p>
          </table:table-cell>
          <table:table-cell office:value-type="string" office:string-value="CTAGCT_GTGGCC" table:formula="of:=CONCATENATE([.B27];&quot;_&quot;;[.D9])" table:style-name="ce1">
            <text:p>CTAGCT_GTGGCC</text:p>
          </table:table-cell>
          <table:table-cell table:style-name="ce1"/>
          <table:table-cell office:value-type="string" table:style-name="ce1">
            <text:p>G2</text:p>
          </table:table-cell>
          <table:table-cell office:value-type="string" office:string-value="bvSmarca2_G02_DBJ21_D12_R2" table:formula="of:=CONCATENATE([.$E75];[.$H75];&quot;_&quot;;[.$F75];&quot;_DBJ21_D12_R2&quot;)" table:style-name="ce1">
            <text:p>bvSmarca2_G02_DBJ21_D12_R2</text:p>
          </table:table-cell>
          <table:table-cell office:value-type="string" office:string-value="CTAGCT_AGTTCC" table:formula="of:=CONCATENATE([.B27];&quot;_&quot;;[.D3])" table:style-name="ce1">
            <text:p>CTAGCT_AGTTCC</text:p>
          </table:table-cell>
          <table:table-cell table:style-name="ce1"/>
          <table:table-cell office:value-type="string" table:style-name="ce1">
            <text:p>G2</text:p>
          </table:table-cell>
          <table:table-cell office:value-type="string" office:string-value="bvSmarca2_G02_DBJ21_D19_R2" table:formula="of:=CONCATENATE([.$E75];[.$H75];&quot;_&quot;;[.$F75];&quot;_DBJ21_D19_R2&quot;)" table:style-name="ce1">
            <text:p>bvSmarca2_G02_DBJ21_D19_R2</text:p>
          </table:table-cell>
          <table:table-cell office:value-type="string" office:string-value="CTAGCT_ATGTCA" table:formula="of:=CONCATENATE([.B27];&quot;_&quot;;[.D4])" table:style-name="ce1">
            <text:p>CTAGCT_ATGTCA</text:p>
          </table:table-cell>
          <table:table-cell table:style-name="ce1"/>
          <table:table-cell office:value-type="string" office:string-value="  bvSetdb1_G02_DBJ20_D12_R1: CTAGCT_GTGGCC" table:formula="of:=CONCATENATE(&quot;  &quot;;[.L75];&quot;: &quot;;[.M75])" table:style-name="ce1">
            <text:p><text:s text:c="2"/>bvSetdb1_G02_DBJ20_D12_R1: CTAGCT_GTGGCC</text:p>
          </table:table-cell>
          <table:table-cell office:value-type="string" office:string-value="  bvSmarca2_G02_DBJ21_D12_R2: CTAGCT_AGTTCC" table:formula="of:=CONCATENATE(&quot;  &quot;;[.P75];&quot;: &quot;;[.Q75])" table:style-name="ce1">
            <text:p><text:s text:c="2"/>bvSmarca2_G02_DBJ21_D12_R2: CTAGCT_AGTTCC</text:p>
          </table:table-cell>
          <table:table-cell office:value-type="string" office:string-value="  bvSmarca2_G02_DBJ21_D19_R2: CTAGCT_ATGTCA" table:formula="of:=CONCATENATE(&quot;  &quot;;[.T75];&quot;: &quot;;[.U75])" table:style-name="ce1">
            <text:p><text:s text:c="2"/>bvSmarca2_G02_DBJ21_D19_R2: CTAGCT_ATGTCA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w</text:p>
          </table:table-cell>
          <table:table-cell office:value-type="string" table:style-name="ce1">
            <text:p>G03</text:p>
          </table:table-cell>
          <table:table-cell office:value-type="string" table:style-name="ce1">
            <text:p>Mbd1</text:p>
          </table:table-cell>
          <table:table-cell office:value-type="string" table:style-name="ce1">
            <text:p>Aebp2</text:p>
          </table:table-cell>
          <table:table-cell table:number-columns-repeated="2" table:style-name="ce1"/>
          <table:table-cell office:value-type="string" table:style-name="ce1">
            <text:p>G3</text:p>
          </table:table-cell>
          <table:table-cell office:value-type="string" office:string-value="bwMbd1_G03_DBJ20_D12_R1" table:formula="of:=CONCATENATE([.$E76];[.$G76];&quot;_&quot;;[.$F76];&quot;_DBJ20_D12_R1&quot;)" table:style-name="ce1">
            <text:p>bwMbd1_G03_DBJ20_D12_R1</text:p>
          </table:table-cell>
          <table:table-cell office:value-type="string" office:string-value="CTATAC_GTTTCG" table:formula="of:=CONCATENATE([.B28];&quot;_&quot;;[.D10])" table:style-name="ce1">
            <text:p>CTATAC_GTTTCG</text:p>
          </table:table-cell>
          <table:table-cell table:style-name="ce1"/>
          <table:table-cell office:value-type="string" table:style-name="ce1">
            <text:p>G3</text:p>
          </table:table-cell>
          <table:table-cell office:value-type="string" office:string-value="bwAebp2_G03_DBJ21_D12_R2" table:formula="of:=CONCATENATE([.$E76];[.$H76];&quot;_&quot;;[.$F76];&quot;_DBJ21_D12_R2&quot;)" table:style-name="ce1">
            <text:p>bwAebp2_G03_DBJ21_D12_R2</text:p>
          </table:table-cell>
          <table:table-cell office:value-type="string" office:string-value="CTATAC_ATGTCA" table:formula="of:=CONCATENATE([.B28];&quot;_&quot;;[.D4])" table:style-name="ce1">
            <text:p>CTATAC_ATGTCA</text:p>
          </table:table-cell>
          <table:table-cell table:style-name="ce1"/>
          <table:table-cell office:value-type="string" table:style-name="ce1">
            <text:p>G3</text:p>
          </table:table-cell>
          <table:table-cell office:value-type="string" office:string-value="bwAebp2_G03_DBJ21_D19_R2" table:formula="of:=CONCATENATE([.$E76];[.$H76];&quot;_&quot;;[.$F76];&quot;_DBJ21_D19_R2&quot;)" table:style-name="ce1">
            <text:p>bwAebp2_G03_DBJ21_D19_R2</text:p>
          </table:table-cell>
          <table:table-cell office:value-type="string" office:string-value="CTATAC_CCGTCC" table:formula="of:=CONCATENATE([.B28];&quot;_&quot;;[.D5])" table:style-name="ce1">
            <text:p>CTATAC_CCGTCC</text:p>
          </table:table-cell>
          <table:table-cell table:style-name="ce1"/>
          <table:table-cell office:value-type="string" office:string-value="  bwMbd1_G03_DBJ20_D12_R1: CTATAC_GTTTCG" table:formula="of:=CONCATENATE(&quot;  &quot;;[.L76];&quot;: &quot;;[.M76])" table:style-name="ce1">
            <text:p><text:s text:c="2"/>bwMbd1_G03_DBJ20_D12_R1: CTATAC_GTTTCG</text:p>
          </table:table-cell>
          <table:table-cell office:value-type="string" office:string-value="  bwAebp2_G03_DBJ21_D12_R2: CTATAC_ATGTCA" table:formula="of:=CONCATENATE(&quot;  &quot;;[.P76];&quot;: &quot;;[.Q76])" table:style-name="ce1">
            <text:p><text:s text:c="2"/>bwAebp2_G03_DBJ21_D12_R2: CTATAC_ATGTCA</text:p>
          </table:table-cell>
          <table:table-cell office:value-type="string" office:string-value="  bwAebp2_G03_DBJ21_D19_R2: CTATAC_CCGTCC" table:formula="of:=CONCATENATE(&quot;  &quot;;[.T76];&quot;: &quot;;[.U76])" table:style-name="ce1">
            <text:p><text:s text:c="2"/>bwAebp2_G03_DBJ21_D19_R2: CTATAC_CCGTCC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x</text:p>
          </table:table-cell>
          <table:table-cell office:value-type="string" table:style-name="ce1">
            <text:p>G04</text:p>
          </table:table-cell>
          <table:table-cell office:value-type="string" table:style-name="ce1">
            <text:p>Pdpk1</text:p>
          </table:table-cell>
          <table:table-cell office:value-type="string" table:style-name="ce1">
            <text:p>Zfp426</text:p>
          </table:table-cell>
          <table:table-cell table:number-columns-repeated="2" table:style-name="ce1"/>
          <table:table-cell office:value-type="string" table:style-name="ce1">
            <text:p>G4</text:p>
          </table:table-cell>
          <table:table-cell office:value-type="string" office:string-value="bxPdpk1_G04_DBJ20_D12_R1" table:formula="of:=CONCATENATE([.$E77];[.$G77];&quot;_&quot;;[.$F77];&quot;_DBJ20_D12_R1&quot;)" table:style-name="ce1">
            <text:p>bxPdpk1_G04_DBJ20_D12_R1</text:p>
          </table:table-cell>
          <table:table-cell office:value-type="string" office:string-value="CTCAGA_CGTACG" table:formula="of:=CONCATENATE([.B29];&quot;_&quot;;[.D11])" table:style-name="ce1">
            <text:p>CTCAGA_CGTACG</text:p>
          </table:table-cell>
          <table:table-cell table:style-name="ce1"/>
          <table:table-cell office:value-type="string" table:style-name="ce1">
            <text:p>G4</text:p>
          </table:table-cell>
          <table:table-cell office:value-type="string" office:string-value="bxZfp426_G04_DBJ21_D12_R2" table:formula="of:=CONCATENATE([.$E77];[.$H77];&quot;_&quot;;[.$F77];&quot;_DBJ21_D12_R2&quot;)" table:style-name="ce1">
            <text:p>bxZfp426_G04_DBJ21_D12_R2</text:p>
          </table:table-cell>
          <table:table-cell office:value-type="string" office:string-value="CTCAGA_CCGTCC" table:formula="of:=CONCATENATE([.B29];&quot;_&quot;;[.D5])" table:style-name="ce1">
            <text:p>CTCAGA_CCGTCC</text:p>
          </table:table-cell>
          <table:table-cell table:style-name="ce1"/>
          <table:table-cell office:value-type="string" table:style-name="ce1">
            <text:p>G4</text:p>
          </table:table-cell>
          <table:table-cell office:value-type="string" office:string-value="bxZfp426_G04_DBJ21_D19_R2" table:formula="of:=CONCATENATE([.$E77];[.$H77];&quot;_&quot;;[.$F77];&quot;_DBJ21_D19_R2&quot;)" table:style-name="ce1">
            <text:p>bxZfp426_G04_DBJ21_D19_R2</text:p>
          </table:table-cell>
          <table:table-cell office:value-type="string" office:string-value="CTCAGA_GTAGAG" table:formula="of:=CONCATENATE([.B29];&quot;_&quot;;[.D6])" table:style-name="ce1">
            <text:p>CTCAGA_GTAGAG</text:p>
          </table:table-cell>
          <table:table-cell table:style-name="ce1"/>
          <table:table-cell office:value-type="string" office:string-value="  bxPdpk1_G04_DBJ20_D12_R1: CTCAGA_CGTACG" table:formula="of:=CONCATENATE(&quot;  &quot;;[.L77];&quot;: &quot;;[.M77])" table:style-name="ce1">
            <text:p><text:s text:c="2"/>bxPdpk1_G04_DBJ20_D12_R1: CTCAGA_CGTACG</text:p>
          </table:table-cell>
          <table:table-cell office:value-type="string" office:string-value="  bxZfp426_G04_DBJ21_D12_R2: CTCAGA_CCGTCC" table:formula="of:=CONCATENATE(&quot;  &quot;;[.P77];&quot;: &quot;;[.Q77])" table:style-name="ce1">
            <text:p><text:s text:c="2"/>bxZfp426_G04_DBJ21_D12_R2: CTCAGA_CCGTCC</text:p>
          </table:table-cell>
          <table:table-cell office:value-type="string" office:string-value="  bxZfp426_G04_DBJ21_D19_R2: CTCAGA_GTAGAG" table:formula="of:=CONCATENATE(&quot;  &quot;;[.T77];&quot;: &quot;;[.U77])" table:style-name="ce1">
            <text:p><text:s text:c="2"/>bxZfp426_G04_DBJ21_D19_R2: CTCAGA_GTAGAG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y</text:p>
          </table:table-cell>
          <table:table-cell office:value-type="string" table:style-name="ce1">
            <text:p>G05</text:p>
          </table:table-cell>
          <table:table-cell office:value-type="string" table:style-name="ce1">
            <text:p>Pdpk1</text:p>
          </table:table-cell>
          <table:table-cell office:value-type="string" table:style-name="ce1">
            <text:p>Ezh1</text:p>
          </table:table-cell>
          <table:table-cell table:number-columns-repeated="2" table:style-name="ce1"/>
          <table:table-cell office:value-type="string" table:style-name="ce1">
            <text:p>G5</text:p>
          </table:table-cell>
          <table:table-cell office:value-type="string" office:string-value="byPdpk1_G05_DBJ20_D12_R1" table:formula="of:=CONCATENATE([.$E78];[.$G78];&quot;_&quot;;[.$F78];&quot;_DBJ20_D12_R1&quot;)" table:style-name="ce1">
            <text:p>byPdpk1_G05_DBJ20_D12_R1</text:p>
          </table:table-cell>
          <table:table-cell office:value-type="string" office:string-value="GACGAC_GAGTGG" table:formula="of:=CONCATENATE([.B30];&quot;_&quot;;[.D12])" table:style-name="ce1">
            <text:p>GACGAC_GAGTGG</text:p>
          </table:table-cell>
          <table:table-cell table:style-name="ce1"/>
          <table:table-cell office:value-type="string" table:style-name="ce1">
            <text:p>G5</text:p>
          </table:table-cell>
          <table:table-cell office:value-type="string" office:string-value="byEzh1_G05_DBJ21_D12_R2" table:formula="of:=CONCATENATE([.$E78];[.$H78];&quot;_&quot;;[.$F78];&quot;_DBJ21_D12_R2&quot;)" table:style-name="ce1">
            <text:p>byEzh1_G05_DBJ21_D12_R2</text:p>
          </table:table-cell>
          <table:table-cell office:value-type="string" office:string-value="GACGAC_GTAGAG" table:formula="of:=CONCATENATE([.B30];&quot;_&quot;;[.D6])" table:style-name="ce1">
            <text:p>GACGAC_GTAGAG</text:p>
          </table:table-cell>
          <table:table-cell table:style-name="ce1"/>
          <table:table-cell office:value-type="string" table:style-name="ce1">
            <text:p>G5</text:p>
          </table:table-cell>
          <table:table-cell office:value-type="string" office:string-value="byEzh1_G05_DBJ21_D19_R2" table:formula="of:=CONCATENATE([.$E78];[.$H78];&quot;_&quot;;[.$F78];&quot;_DBJ21_D19_R2&quot;)" table:style-name="ce1">
            <text:p>byEzh1_G05_DBJ21_D19_R2</text:p>
          </table:table-cell>
          <table:table-cell office:value-type="string" office:string-value="GACGAC_GTCCGC" table:formula="of:=CONCATENATE([.B30];&quot;_&quot;;[.D7])" table:style-name="ce1">
            <text:p>GACGAC_GTCCGC</text:p>
          </table:table-cell>
          <table:table-cell table:style-name="ce1"/>
          <table:table-cell office:value-type="string" office:string-value="  byPdpk1_G05_DBJ20_D12_R1: GACGAC_GAGTGG" table:formula="of:=CONCATENATE(&quot;  &quot;;[.L78];&quot;: &quot;;[.M78])" table:style-name="ce1">
            <text:p><text:s text:c="2"/>byPdpk1_G05_DBJ20_D12_R1: GACGAC_GAGTGG</text:p>
          </table:table-cell>
          <table:table-cell office:value-type="string" office:string-value="  byEzh1_G05_DBJ21_D12_R2: GACGAC_GTAGAG" table:formula="of:=CONCATENATE(&quot;  &quot;;[.P78];&quot;: &quot;;[.Q78])" table:style-name="ce1">
            <text:p><text:s text:c="2"/>byEzh1_G05_DBJ21_D12_R2: GACGAC_GTAGAG</text:p>
          </table:table-cell>
          <table:table-cell office:value-type="string" office:string-value="  byEzh1_G05_DBJ21_D19_R2: GACGAC_GTCCGC" table:formula="of:=CONCATENATE(&quot;  &quot;;[.T78];&quot;: &quot;;[.U78])" table:style-name="ce1">
            <text:p><text:s text:c="2"/>byEzh1_G05_DBJ21_D19_R2: GACGAC_GTCCGC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bz</text:p>
          </table:table-cell>
          <table:table-cell office:value-type="string" table:style-name="ce1">
            <text:p>G06</text:p>
          </table:table-cell>
          <table:table-cell office:value-type="string" table:style-name="ce1">
            <text:p>Mbd3</text:p>
          </table:table-cell>
          <table:table-cell office:value-type="string" table:style-name="ce1">
            <text:p>Smarca2</text:p>
          </table:table-cell>
          <table:table-cell table:number-columns-repeated="2" table:style-name="ce1"/>
          <table:table-cell office:value-type="string" table:style-name="ce1">
            <text:p>G6</text:p>
          </table:table-cell>
          <table:table-cell office:value-type="string" office:string-value="bzMbd3_G06_DBJ20_D12_R1" table:formula="of:=CONCATENATE([.$E79];[.$G79];&quot;_&quot;;[.$F79];&quot;_DBJ20_D12_R1&quot;)" table:style-name="ce1">
            <text:p>bzMbd3_G06_DBJ20_D12_R1</text:p>
          </table:table-cell>
          <table:table-cell office:value-type="string" office:string-value="TAATCG_GGTAGC" table:formula="of:=CONCATENATE([.B31];&quot;_&quot;;[.D13])" table:style-name="ce1">
            <text:p>TAATCG_GGTAGC</text:p>
          </table:table-cell>
          <table:table-cell table:style-name="ce1"/>
          <table:table-cell office:value-type="string" table:style-name="ce1">
            <text:p>G6</text:p>
          </table:table-cell>
          <table:table-cell office:value-type="string" office:string-value="bzSmarca2_G06_DBJ21_D12_R2" table:formula="of:=CONCATENATE([.$E79];[.$H79];&quot;_&quot;;[.$F79];&quot;_DBJ21_D12_R2&quot;)" table:style-name="ce1">
            <text:p>bzSmarca2_G06_DBJ21_D12_R2</text:p>
          </table:table-cell>
          <table:table-cell office:value-type="string" office:string-value="TAATCG_GTCCGC" table:formula="of:=CONCATENATE([.B31];&quot;_&quot;;[.D7])" table:style-name="ce1">
            <text:p>TAATCG_GTCCGC</text:p>
          </table:table-cell>
          <table:table-cell table:style-name="ce1"/>
          <table:table-cell office:value-type="string" table:style-name="ce1">
            <text:p>G6</text:p>
          </table:table-cell>
          <table:table-cell office:value-type="string" office:string-value="bzSmarca2_G06_DBJ21_D19_R2" table:formula="of:=CONCATENATE([.$E79];[.$H79];&quot;_&quot;;[.$F79];&quot;_DBJ21_D19_R2&quot;)" table:style-name="ce1">
            <text:p>bzSmarca2_G06_DBJ21_D19_R2</text:p>
          </table:table-cell>
          <table:table-cell office:value-type="string" office:string-value="TAATCG_GTGAAA" table:formula="of:=CONCATENATE([.B31];&quot;_&quot;;[.D8])" table:style-name="ce1">
            <text:p>TAATCG_GTGAAA</text:p>
          </table:table-cell>
          <table:table-cell table:style-name="ce1"/>
          <table:table-cell office:value-type="string" office:string-value="  bzMbd3_G06_DBJ20_D12_R1: TAATCG_GGTAGC" table:formula="of:=CONCATENATE(&quot;  &quot;;[.L79];&quot;: &quot;;[.M79])" table:style-name="ce1">
            <text:p><text:s text:c="2"/>bzMbd3_G06_DBJ20_D12_R1: TAATCG_GGTAGC</text:p>
          </table:table-cell>
          <table:table-cell office:value-type="string" office:string-value="  bzSmarca2_G06_DBJ21_D12_R2: TAATCG_GTCCGC" table:formula="of:=CONCATENATE(&quot;  &quot;;[.P79];&quot;: &quot;;[.Q79])" table:style-name="ce1">
            <text:p><text:s text:c="2"/>bzSmarca2_G06_DBJ21_D12_R2: TAATCG_GTCCGC</text:p>
          </table:table-cell>
          <table:table-cell office:value-type="string" office:string-value="  bzSmarca2_G06_DBJ21_D19_R2: TAATCG_GTGAAA" table:formula="of:=CONCATENATE(&quot;  &quot;;[.T79];&quot;: &quot;;[.U79])" table:style-name="ce1">
            <text:p><text:s text:c="2"/>bzSmarca2_G06_DBJ21_D19_R2: TAATCG_GTGAAA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ca</text:p>
          </table:table-cell>
          <table:table-cell office:value-type="string" table:style-name="ce1">
            <text:p>G07</text:p>
          </table:table-cell>
          <table:table-cell office:value-type="string" table:style-name="ce1">
            <text:p>Prkd3</text:p>
          </table:table-cell>
          <table:table-cell office:value-type="string" table:style-name="ce1">
            <text:p>Sirt4</text:p>
          </table:table-cell>
          <table:table-cell table:number-columns-repeated="2" table:style-name="ce1"/>
          <table:table-cell office:value-type="string" table:style-name="ce1">
            <text:p>G7</text:p>
          </table:table-cell>
          <table:table-cell office:value-type="string" office:string-value="caPrkd3_G07_DBJ20_D12_R1" table:formula="of:=CONCATENATE([.$E80];[.$G80];&quot;_&quot;;[.$F80];&quot;_DBJ20_D12_R1&quot;)" table:style-name="ce1">
            <text:p>caPrkd3_G07_DBJ20_D12_R1</text:p>
          </table:table-cell>
          <table:table-cell office:value-type="string" office:string-value="TACAGC_AGTCAA" table:formula="of:=CONCATENATE([.B32];&quot;_&quot;;[.D2])" table:style-name="ce1">
            <text:p>TACAGC_AGTCAA</text:p>
          </table:table-cell>
          <table:table-cell table:style-name="ce1"/>
          <table:table-cell office:value-type="string" table:style-name="ce1">
            <text:p>G7</text:p>
          </table:table-cell>
          <table:table-cell office:value-type="string" office:string-value="caSirt4_G07_DBJ21_D12_R2" table:formula="of:=CONCATENATE([.$E80];[.$H80];&quot;_&quot;;[.$F80];&quot;_DBJ21_D12_R2&quot;)" table:style-name="ce1">
            <text:p>caSirt4_G07_DBJ21_D12_R2</text:p>
          </table:table-cell>
          <table:table-cell office:value-type="string" office:string-value="TACAGC_GTGAAA" table:formula="of:=CONCATENATE([.B32];&quot;_&quot;;[.D8])" table:style-name="ce1">
            <text:p>TACAGC_GTGAAA</text:p>
          </table:table-cell>
          <table:table-cell table:style-name="ce1"/>
          <table:table-cell office:value-type="string" table:style-name="ce1">
            <text:p>G7</text:p>
          </table:table-cell>
          <table:table-cell office:value-type="string" office:string-value="caSirt4_G07_DBJ21_D19_R2" table:formula="of:=CONCATENATE([.$E80];[.$H80];&quot;_&quot;;[.$F80];&quot;_DBJ21_D19_R2&quot;)" table:style-name="ce1">
            <text:p>caSirt4_G07_DBJ21_D19_R2</text:p>
          </table:table-cell>
          <table:table-cell office:value-type="string" office:string-value="TACAGC_GTGGCC" table:formula="of:=CONCATENATE([.B32];&quot;_&quot;;[.D9])" table:style-name="ce1">
            <text:p>TACAGC_GTGGCC</text:p>
          </table:table-cell>
          <table:table-cell table:style-name="ce1"/>
          <table:table-cell office:value-type="string" office:string-value="  caPrkd3_G07_DBJ20_D12_R1: TACAGC_AGTCAA" table:formula="of:=CONCATENATE(&quot;  &quot;;[.L80];&quot;: &quot;;[.M80])" table:style-name="ce1">
            <text:p><text:s text:c="2"/>caPrkd3_G07_DBJ20_D12_R1: TACAGC_AGTCAA</text:p>
          </table:table-cell>
          <table:table-cell office:value-type="string" office:string-value="  caSirt4_G07_DBJ21_D12_R2: TACAGC_GTGAAA" table:formula="of:=CONCATENATE(&quot;  &quot;;[.P80];&quot;: &quot;;[.Q80])" table:style-name="ce1">
            <text:p><text:s text:c="2"/>caSirt4_G07_DBJ21_D12_R2: TACAGC_GTGAAA</text:p>
          </table:table-cell>
          <table:table-cell office:value-type="string" office:string-value="  caSirt4_G07_DBJ21_D19_R2: TACAGC_GTGGCC" table:formula="of:=CONCATENATE(&quot;  &quot;;[.T80];&quot;: &quot;;[.U80])" table:style-name="ce1">
            <text:p><text:s text:c="2"/>caSirt4_G07_DBJ21_D19_R2: TACAGC_GTGGCC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cb</text:p>
          </table:table-cell>
          <table:table-cell office:value-type="string" table:style-name="ce1">
            <text:p>G08</text:p>
          </table:table-cell>
          <table:table-cell office:value-type="string" table:style-name="ce1">
            <text:p>Mcm8</text:p>
          </table:table-cell>
          <table:table-cell office:value-type="string" table:style-name="ce1">
            <text:p>Sirt7</text:p>
          </table:table-cell>
          <table:table-cell table:number-columns-repeated="2" table:style-name="ce1"/>
          <table:table-cell office:value-type="string" table:style-name="ce1">
            <text:p>G8</text:p>
          </table:table-cell>
          <table:table-cell office:value-type="string" office:string-value="cbMcm8_G08_DBJ20_D12_R1" table:formula="of:=CONCATENATE([.$E81];[.$G81];&quot;_&quot;;[.$F81];&quot;_DBJ20_D12_R1&quot;)" table:style-name="ce1">
            <text:p>cbMcm8_G08_DBJ20_D12_R1</text:p>
          </table:table-cell>
          <table:table-cell office:value-type="string" office:string-value="TATAAT_AGTTCC" table:formula="of:=CONCATENATE([.B33];&quot;_&quot;;[.D3])" table:style-name="ce1">
            <text:p>TATAAT_AGTTCC</text:p>
          </table:table-cell>
          <table:table-cell table:style-name="ce1"/>
          <table:table-cell office:value-type="string" table:style-name="ce1">
            <text:p>G8</text:p>
          </table:table-cell>
          <table:table-cell office:value-type="string" office:string-value="cbSirt7_G08_DBJ21_D12_R2" table:formula="of:=CONCATENATE([.$E81];[.$H81];&quot;_&quot;;[.$F81];&quot;_DBJ21_D12_R2&quot;)" table:style-name="ce1">
            <text:p>cbSirt7_G08_DBJ21_D12_R2</text:p>
          </table:table-cell>
          <table:table-cell office:value-type="string" office:string-value="TATAAT_GTGGCC" table:formula="of:=CONCATENATE([.B33];&quot;_&quot;;[.D9])" table:style-name="ce1">
            <text:p>TATAAT_GTGGCC</text:p>
          </table:table-cell>
          <table:table-cell table:style-name="ce1"/>
          <table:table-cell office:value-type="string" table:style-name="ce1">
            <text:p>G8</text:p>
          </table:table-cell>
          <table:table-cell office:value-type="string" office:string-value="cbSirt7_G08_DBJ21_D19_R2" table:formula="of:=CONCATENATE([.$E81];[.$H81];&quot;_&quot;;[.$F81];&quot;_DBJ21_D19_R2&quot;)" table:style-name="ce1">
            <text:p>cbSirt7_G08_DBJ21_D19_R2</text:p>
          </table:table-cell>
          <table:table-cell office:value-type="string" office:string-value="TATAAT_GTTTCG" table:formula="of:=CONCATENATE([.B33];&quot;_&quot;;[.D10])" table:style-name="ce1">
            <text:p>TATAAT_GTTTCG</text:p>
          </table:table-cell>
          <table:table-cell table:style-name="ce1"/>
          <table:table-cell office:value-type="string" office:string-value="  cbMcm8_G08_DBJ20_D12_R1: TATAAT_AGTTCC" table:formula="of:=CONCATENATE(&quot;  &quot;;[.L81];&quot;: &quot;;[.M81])" table:style-name="ce1">
            <text:p><text:s text:c="2"/>cbMcm8_G08_DBJ20_D12_R1: TATAAT_AGTTCC</text:p>
          </table:table-cell>
          <table:table-cell office:value-type="string" office:string-value="  cbSirt7_G08_DBJ21_D12_R2: TATAAT_GTGGCC" table:formula="of:=CONCATENATE(&quot;  &quot;;[.P81];&quot;: &quot;;[.Q81])" table:style-name="ce1">
            <text:p><text:s text:c="2"/>cbSirt7_G08_DBJ21_D12_R2: TATAAT_GTGGCC</text:p>
          </table:table-cell>
          <table:table-cell office:value-type="string" office:string-value="  cbSirt7_G08_DBJ21_D19_R2: TATAAT_GTTTCG" table:formula="of:=CONCATENATE(&quot;  &quot;;[.T81];&quot;: &quot;;[.U81])" table:style-name="ce1">
            <text:p><text:s text:c="2"/>cbSirt7_G08_DBJ21_D19_R2: TATAAT_GTTTCG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cc</text:p>
          </table:table-cell>
          <table:table-cell office:value-type="string" table:style-name="ce1">
            <text:p>G09</text:p>
          </table:table-cell>
          <table:table-cell office:value-type="string" table:style-name="ce1">
            <text:p>Pdpk1</text:p>
          </table:table-cell>
          <table:table-cell office:value-type="string" table:style-name="ce1">
            <text:p>Chd4</text:p>
          </table:table-cell>
          <table:table-cell table:number-columns-repeated="2" table:style-name="ce1"/>
          <table:table-cell office:value-type="string" table:style-name="ce1">
            <text:p>G9</text:p>
          </table:table-cell>
          <table:table-cell office:value-type="string" office:string-value="ccPdpk1_G09_DBJ20_D12_R1" table:formula="of:=CONCATENATE([.$E82];[.$G82];&quot;_&quot;;[.$F82];&quot;_DBJ20_D12_R1&quot;)" table:style-name="ce1">
            <text:p>ccPdpk1_G09_DBJ20_D12_R1</text:p>
          </table:table-cell>
          <table:table-cell office:value-type="string" office:string-value="TCATTC_ATGTCA" table:formula="of:=CONCATENATE([.B34];&quot;_&quot;;[.D4])" table:style-name="ce1">
            <text:p>TCATTC_ATGTCA</text:p>
          </table:table-cell>
          <table:table-cell table:style-name="ce1"/>
          <table:table-cell office:value-type="string" table:style-name="ce1">
            <text:p>G9</text:p>
          </table:table-cell>
          <table:table-cell office:value-type="string" office:string-value="ccChd4_G09_DBJ21_D12_R2" table:formula="of:=CONCATENATE([.$E82];[.$H82];&quot;_&quot;;[.$F82];&quot;_DBJ21_D12_R2&quot;)" table:style-name="ce1">
            <text:p>ccChd4_G09_DBJ21_D12_R2</text:p>
          </table:table-cell>
          <table:table-cell office:value-type="string" office:string-value="TCATTC_GTTTCG" table:formula="of:=CONCATENATE([.B34];&quot;_&quot;;[.D10])" table:style-name="ce1">
            <text:p>TCATTC_GTTTCG</text:p>
          </table:table-cell>
          <table:table-cell table:style-name="ce1"/>
          <table:table-cell office:value-type="string" table:style-name="ce1">
            <text:p>G9</text:p>
          </table:table-cell>
          <table:table-cell office:value-type="string" office:string-value="ccChd4_G09_DBJ21_D19_R2" table:formula="of:=CONCATENATE([.$E82];[.$H82];&quot;_&quot;;[.$F82];&quot;_DBJ21_D19_R2&quot;)" table:style-name="ce1">
            <text:p>ccChd4_G09_DBJ21_D19_R2</text:p>
          </table:table-cell>
          <table:table-cell office:value-type="string" office:string-value="TCATTC_CGTACG" table:formula="of:=CONCATENATE([.B34];&quot;_&quot;;[.D11])" table:style-name="ce1">
            <text:p>TCATTC_CGTACG</text:p>
          </table:table-cell>
          <table:table-cell table:style-name="ce1"/>
          <table:table-cell office:value-type="string" office:string-value="  ccPdpk1_G09_DBJ20_D12_R1: TCATTC_ATGTCA" table:formula="of:=CONCATENATE(&quot;  &quot;;[.L82];&quot;: &quot;;[.M82])" table:style-name="ce1">
            <text:p><text:s text:c="2"/>ccPdpk1_G09_DBJ20_D12_R1: TCATTC_ATGTCA</text:p>
          </table:table-cell>
          <table:table-cell office:value-type="string" office:string-value="  ccChd4_G09_DBJ21_D12_R2: TCATTC_GTTTCG" table:formula="of:=CONCATENATE(&quot;  &quot;;[.P82];&quot;: &quot;;[.Q82])" table:style-name="ce1">
            <text:p><text:s text:c="2"/>ccChd4_G09_DBJ21_D12_R2: TCATTC_GTTTCG</text:p>
          </table:table-cell>
          <table:table-cell office:value-type="string" office:string-value="  ccChd4_G09_DBJ21_D19_R2: TCATTC_CGTACG" table:formula="of:=CONCATENATE(&quot;  &quot;;[.T82];&quot;: &quot;;[.U82])" table:style-name="ce1">
            <text:p><text:s text:c="2"/>ccChd4_G09_DBJ21_D19_R2: TCATTC_CGTACG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cd</text:p>
          </table:table-cell>
          <table:table-cell office:value-type="string" table:style-name="ce1">
            <text:p>G10</text:p>
          </table:table-cell>
          <table:table-cell office:value-type="string" table:style-name="ce1">
            <text:p>Smc1a</text:p>
          </table:table-cell>
          <table:table-cell office:value-type="string" table:style-name="ce1">
            <text:p>Sirt4</text:p>
          </table:table-cell>
          <table:table-cell table:number-columns-repeated="2" table:style-name="ce1"/>
          <table:table-cell office:value-type="string" table:style-name="ce1">
            <text:p>G10</text:p>
          </table:table-cell>
          <table:table-cell office:value-type="string" office:string-value="cdSmc1a_G10_DBJ20_D12_R1" table:formula="of:=CONCATENATE([.$E83];[.$G83];&quot;_&quot;;[.$F83];&quot;_DBJ20_D12_R1&quot;)" table:style-name="ce1">
            <text:p>cdSmc1a_G10_DBJ20_D12_R1</text:p>
          </table:table-cell>
          <table:table-cell office:value-type="string" office:string-value="TCCCGA_CCGTCC" table:formula="of:=CONCATENATE([.B35];&quot;_&quot;;[.D5])" table:style-name="ce1">
            <text:p>TCCCGA_CCGTCC</text:p>
          </table:table-cell>
          <table:table-cell table:style-name="ce1"/>
          <table:table-cell office:value-type="string" table:style-name="ce1">
            <text:p>G10</text:p>
          </table:table-cell>
          <table:table-cell office:value-type="string" office:string-value="cdSirt4_G10_DBJ21_D12_R2" table:formula="of:=CONCATENATE([.$E83];[.$H83];&quot;_&quot;;[.$F83];&quot;_DBJ21_D12_R2&quot;)" table:style-name="ce1">
            <text:p>cdSirt4_G10_DBJ21_D12_R2</text:p>
          </table:table-cell>
          <table:table-cell office:value-type="string" office:string-value="TCCCGA_CGTACG" table:formula="of:=CONCATENATE([.B35];&quot;_&quot;;[.D11])" table:style-name="ce1">
            <text:p>TCCCGA_CGTACG</text:p>
          </table:table-cell>
          <table:table-cell table:style-name="ce1"/>
          <table:table-cell office:value-type="string" table:style-name="ce1">
            <text:p>G10</text:p>
          </table:table-cell>
          <table:table-cell office:value-type="string" office:string-value="cdSirt4_G10_DBJ21_D19_R2" table:formula="of:=CONCATENATE([.$E83];[.$H83];&quot;_&quot;;[.$F83];&quot;_DBJ21_D19_R2&quot;)" table:style-name="ce1">
            <text:p>cdSirt4_G10_DBJ21_D19_R2</text:p>
          </table:table-cell>
          <table:table-cell office:value-type="string" office:string-value="TCCCGA_GAGTGG" table:formula="of:=CONCATENATE([.B35];&quot;_&quot;;[.D12])" table:style-name="ce1">
            <text:p>TCCCGA_GAGTGG</text:p>
          </table:table-cell>
          <table:table-cell table:style-name="ce1"/>
          <table:table-cell office:value-type="string" office:string-value="  cdSmc1a_G10_DBJ20_D12_R1: TCCCGA_CCGTCC" table:formula="of:=CONCATENATE(&quot;  &quot;;[.L83];&quot;: &quot;;[.M83])" table:style-name="ce1">
            <text:p><text:s text:c="2"/>cdSmc1a_G10_DBJ20_D12_R1: TCCCGA_CCGTCC</text:p>
          </table:table-cell>
          <table:table-cell office:value-type="string" office:string-value="  cdSirt4_G10_DBJ21_D12_R2: TCCCGA_CGTACG" table:formula="of:=CONCATENATE(&quot;  &quot;;[.P83];&quot;: &quot;;[.Q83])" table:style-name="ce1">
            <text:p><text:s text:c="2"/>cdSirt4_G10_DBJ21_D12_R2: TCCCGA_CGTACG</text:p>
          </table:table-cell>
          <table:table-cell office:value-type="string" office:string-value="  cdSirt4_G10_DBJ21_D19_R2: TCCCGA_GAGTGG" table:formula="of:=CONCATENATE(&quot;  &quot;;[.T83];&quot;: &quot;;[.U83])" table:style-name="ce1">
            <text:p><text:s text:c="2"/>cdSirt4_G10_DBJ21_D19_R2: TCCCGA_GAGTGG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ce</text:p>
          </table:table-cell>
          <table:table-cell office:value-type="string" table:style-name="ce1">
            <text:p>G11</text:p>
          </table:table-cell>
          <table:table-cell office:value-type="string" table:style-name="ce1">
            <text:p>Lbr</text:p>
          </table:table-cell>
          <table:table-cell office:value-type="string" table:style-name="ce1">
            <text:p>Ezh1</text:p>
          </table:table-cell>
          <table:table-cell table:number-columns-repeated="2" table:style-name="ce1"/>
          <table:table-cell office:value-type="string" table:style-name="ce1">
            <text:p>G11</text:p>
          </table:table-cell>
          <table:table-cell office:value-type="string" office:string-value="ceLbr_G11_DBJ20_D12_R1" table:formula="of:=CONCATENATE([.$E84];[.$G84];&quot;_&quot;;[.$F84];&quot;_DBJ20_D12_R1&quot;)" table:style-name="ce1">
            <text:p>ceLbr_G11_DBJ20_D12_R1</text:p>
          </table:table-cell>
          <table:table-cell office:value-type="string" office:string-value="TCGAAG_GTAGAG" table:formula="of:=CONCATENATE([.B36];&quot;_&quot;;[.D6])" table:style-name="ce1">
            <text:p>TCGAAG_GTAGAG</text:p>
          </table:table-cell>
          <table:table-cell table:style-name="ce1"/>
          <table:table-cell office:value-type="string" table:style-name="ce1">
            <text:p>G11</text:p>
          </table:table-cell>
          <table:table-cell office:value-type="string" office:string-value="ceEzh1_G11_DBJ21_D12_R2" table:formula="of:=CONCATENATE([.$E84];[.$H84];&quot;_&quot;;[.$F84];&quot;_DBJ21_D12_R2&quot;)" table:style-name="ce1">
            <text:p>ceEzh1_G11_DBJ21_D12_R2</text:p>
          </table:table-cell>
          <table:table-cell office:value-type="string" office:string-value="TCGAAG_GAGTGG" table:formula="of:=CONCATENATE([.B36];&quot;_&quot;;[.D12])" table:style-name="ce1">
            <text:p>TCGAAG_GAGTGG</text:p>
          </table:table-cell>
          <table:table-cell table:style-name="ce1"/>
          <table:table-cell office:value-type="string" table:style-name="ce1">
            <text:p>G11</text:p>
          </table:table-cell>
          <table:table-cell office:value-type="string" office:string-value="ceEzh1_G11_DBJ21_D19_R2" table:formula="of:=CONCATENATE([.$E84];[.$H84];&quot;_&quot;;[.$F84];&quot;_DBJ21_D19_R2&quot;)" table:style-name="ce1">
            <text:p>ceEzh1_G11_DBJ21_D19_R2</text:p>
          </table:table-cell>
          <table:table-cell office:value-type="string" office:string-value="TCGAAG_GGTAGC" table:formula="of:=CONCATENATE([.B36];&quot;_&quot;;[.D13])" table:style-name="ce1">
            <text:p>TCGAAG_GGTAGC</text:p>
          </table:table-cell>
          <table:table-cell table:style-name="ce1"/>
          <table:table-cell office:value-type="string" office:string-value="  ceLbr_G11_DBJ20_D12_R1: TCGAAG_GTAGAG" table:formula="of:=CONCATENATE(&quot;  &quot;;[.L84];&quot;: &quot;;[.M84])" table:style-name="ce1">
            <text:p><text:s text:c="2"/>ceLbr_G11_DBJ20_D12_R1: TCGAAG_GTAGAG</text:p>
          </table:table-cell>
          <table:table-cell office:value-type="string" office:string-value="  ceEzh1_G11_DBJ21_D12_R2: TCGAAG_GAGTGG" table:formula="of:=CONCATENATE(&quot;  &quot;;[.P84];&quot;: &quot;;[.Q84])" table:style-name="ce1">
            <text:p><text:s text:c="2"/>ceEzh1_G11_DBJ21_D12_R2: TCGAAG_GAGTGG</text:p>
          </table:table-cell>
          <table:table-cell office:value-type="string" office:string-value="  ceEzh1_G11_DBJ21_D19_R2: TCGAAG_GGTAGC" table:formula="of:=CONCATENATE(&quot;  &quot;;[.T84];&quot;: &quot;;[.U84])" table:style-name="ce1">
            <text:p><text:s text:c="2"/>ceEzh1_G11_DBJ21_D19_R2: TCGAAG_GGTAGC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cf</text:p>
          </table:table-cell>
          <table:table-cell office:value-type="string" table:style-name="ce1">
            <text:p>G12</text:p>
          </table:table-cell>
          <table:table-cell office:value-type="string" table:style-name="ce1">
            <text:p>Setdb1</text:p>
          </table:table-cell>
          <table:table-cell office:value-type="string" table:style-name="ce1">
            <text:p>GFP</text:p>
          </table:table-cell>
          <table:table-cell table:number-columns-repeated="2" table:style-name="ce1"/>
          <table:table-cell office:value-type="string" table:style-name="ce1">
            <text:p>G12</text:p>
          </table:table-cell>
          <table:table-cell office:value-type="string" office:string-value="cfSetdb1_G12_DBJ20_D12_R1" table:formula="of:=CONCATENATE([.$E85];[.$G85];&quot;_&quot;;[.$F85];&quot;_DBJ20_D12_R1&quot;)" table:style-name="ce1">
            <text:p>cfSetdb1_G12_DBJ20_D12_R1</text:p>
          </table:table-cell>
          <table:table-cell office:value-type="string" office:string-value="TCGGCA_GTCCGC" table:formula="of:=CONCATENATE([.B37];&quot;_&quot;;[.D7])" table:style-name="ce1">
            <text:p>TCGGCA_GTCCGC</text:p>
          </table:table-cell>
          <table:table-cell table:style-name="ce1"/>
          <table:table-cell office:value-type="string" table:style-name="ce1">
            <text:p>G12</text:p>
          </table:table-cell>
          <table:table-cell office:value-type="string" office:string-value="cfGFP_G12_DBJ21_D12_R2" table:formula="of:=CONCATENATE([.$E85];[.$H85];&quot;_&quot;;[.$F85];&quot;_DBJ21_D12_R2&quot;)" table:style-name="ce1">
            <text:p>cfGFP_G12_DBJ21_D12_R2</text:p>
          </table:table-cell>
          <table:table-cell office:value-type="string" office:string-value="TCGGCA_GGTAGC" table:formula="of:=CONCATENATE([.B37];&quot;_&quot;;[.D13])" table:style-name="ce1">
            <text:p>TCGGCA_GGTAGC</text:p>
          </table:table-cell>
          <table:table-cell table:style-name="ce1"/>
          <table:table-cell office:value-type="string" table:style-name="ce1">
            <text:p>G12</text:p>
          </table:table-cell>
          <table:table-cell office:value-type="string" office:string-value="cfGFP_G12_DBJ21_D19_R2" table:formula="of:=CONCATENATE([.$E85];[.$H85];&quot;_&quot;;[.$F85];&quot;_DBJ21_D19_R2&quot;)" table:style-name="ce1">
            <text:p>cfGFP_G12_DBJ21_D19_R2</text:p>
          </table:table-cell>
          <table:table-cell office:value-type="string" office:string-value="TCGGCA_AGTCAA" table:formula="of:=CONCATENATE([.B37];&quot;_&quot;;[.D2])" table:style-name="ce1">
            <text:p>TCGGCA_AGTCAA</text:p>
          </table:table-cell>
          <table:table-cell table:style-name="ce1"/>
          <table:table-cell office:value-type="string" office:string-value="  cfSetdb1_G12_DBJ20_D12_R1: TCGGCA_GTCCGC" table:formula="of:=CONCATENATE(&quot;  &quot;;[.L85];&quot;: &quot;;[.M85])" table:style-name="ce1">
            <text:p><text:s text:c="2"/>cfSetdb1_G12_DBJ20_D12_R1: TCGGCA_GTCCGC</text:p>
          </table:table-cell>
          <table:table-cell office:value-type="string" office:string-value="  cfGFP_G12_DBJ21_D12_R2: TCGGCA_GGTAGC" table:formula="of:=CONCATENATE(&quot;  &quot;;[.P85];&quot;: &quot;;[.Q85])" table:style-name="ce1">
            <text:p><text:s text:c="2"/>cfGFP_G12_DBJ21_D12_R2: TCGGCA_GGTAGC</text:p>
          </table:table-cell>
          <table:table-cell office:value-type="string" office:string-value="  cfGFP_G12_DBJ21_D19_R2: TCGGCA_AGTCAA" table:formula="of:=CONCATENATE(&quot;  &quot;;[.T85];&quot;: &quot;;[.U85])" table:style-name="ce1">
            <text:p><text:s text:c="2"/>cfGFP_G12_DBJ21_D19_R2: TCGGCA_AGTCAA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cg</text:p>
          </table:table-cell>
          <table:table-cell office:value-type="string" table:style-name="ce1">
            <text:p>H01</text:p>
          </table:table-cell>
          <table:table-cell office:value-type="string" table:style-name="ce1">
            <text:p>Ncor2</text:p>
          </table:table-cell>
          <table:table-cell office:value-type="string" table:style-name="ce1">
            <text:p>Chd3</text:p>
          </table:table-cell>
          <table:table-cell table:number-columns-repeated="2" table:style-name="ce1"/>
          <table:table-cell office:value-type="string" table:style-name="ce1">
            <text:p>H1</text:p>
          </table:table-cell>
          <table:table-cell office:value-type="string" office:string-value="cgNcor2_H01_DBJ20_D12_R1" table:formula="of:=CONCATENATE([.$E86];[.$G86];&quot;_&quot;;[.$F86];&quot;_DBJ20_D12_R1&quot;)" table:style-name="ce1">
            <text:p>cgNcor2_H01_DBJ20_D12_R1</text:p>
          </table:table-cell>
          <table:table-cell office:value-type="string" office:string-value="CGGAAT_CACGAT" table:formula="of:=CONCATENATE([.B26];&quot;_&quot;;[.D20])" table:style-name="ce1">
            <text:p>CGGAAT_CACGAT</text:p>
          </table:table-cell>
          <table:table-cell table:style-name="ce1"/>
          <table:table-cell office:value-type="string" table:style-name="ce1">
            <text:p>H1</text:p>
          </table:table-cell>
          <table:table-cell office:value-type="string" office:string-value="cgChd3_H01_DBJ21_D12_R2" table:formula="of:=CONCATENATE([.$E86];[.$H86];&quot;_&quot;;[.$F86];&quot;_DBJ21_D12_R2&quot;)" table:style-name="ce1">
            <text:p>cgChd3_H01_DBJ21_D12_R2</text:p>
          </table:table-cell>
          <table:table-cell office:value-type="string" office:string-value="CGGAAT_ACTGAT" table:formula="of:=CONCATENATE([.B26];&quot;_&quot;;[.D14])" table:style-name="ce1">
            <text:p>CGGAAT_ACTGAT</text:p>
          </table:table-cell>
          <table:table-cell table:style-name="ce1"/>
          <table:table-cell office:value-type="string" table:style-name="ce1">
            <text:p>H1</text:p>
          </table:table-cell>
          <table:table-cell office:value-type="string" office:string-value="cgChd3_H01_DBJ21_D19_R2" table:formula="of:=CONCATENATE([.$E86];[.$H86];&quot;_&quot;;[.$F86];&quot;_DBJ21_D19_R2&quot;)" table:style-name="ce1">
            <text:p>cgChd3_H01_DBJ21_D19_R2</text:p>
          </table:table-cell>
          <table:table-cell office:value-type="string" office:string-value="CGGAAT_ATGAGC" table:formula="of:=CONCATENATE([.B26];&quot;_&quot;;[.D15])" table:style-name="ce1">
            <text:p>CGGAAT_ATGAGC</text:p>
          </table:table-cell>
          <table:table-cell table:style-name="ce1"/>
          <table:table-cell office:value-type="string" office:string-value="  cgNcor2_H01_DBJ20_D12_R1: CGGAAT_CACGAT" table:formula="of:=CONCATENATE(&quot;  &quot;;[.L86];&quot;: &quot;;[.M86])" table:style-name="ce1">
            <text:p><text:s text:c="2"/>cgNcor2_H01_DBJ20_D12_R1: CGGAAT_CACGAT</text:p>
          </table:table-cell>
          <table:table-cell office:value-type="string" office:string-value="  cgChd3_H01_DBJ21_D12_R2: CGGAAT_ACTGAT" table:formula="of:=CONCATENATE(&quot;  &quot;;[.P86];&quot;: &quot;;[.Q86])" table:style-name="ce1">
            <text:p><text:s text:c="2"/>cgChd3_H01_DBJ21_D12_R2: CGGAAT_ACTGAT</text:p>
          </table:table-cell>
          <table:table-cell office:value-type="string" office:string-value="  cgChd3_H01_DBJ21_D19_R2: CGGAAT_ATGAGC" table:formula="of:=CONCATENATE(&quot;  &quot;;[.T86];&quot;: &quot;;[.U86])" table:style-name="ce1">
            <text:p><text:s text:c="2"/>cgChd3_H01_DBJ21_D19_R2: CGGAAT_ATGAGC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ch</text:p>
          </table:table-cell>
          <table:table-cell office:value-type="string" table:style-name="ce1">
            <text:p>H02</text:p>
          </table:table-cell>
          <table:table-cell office:value-type="string" table:style-name="ce1">
            <text:p>Smad2</text:p>
          </table:table-cell>
          <table:table-cell office:value-type="string" table:style-name="ce1">
            <text:p>Zfp426</text:p>
          </table:table-cell>
          <table:table-cell table:number-columns-repeated="2" table:style-name="ce1"/>
          <table:table-cell office:value-type="string" table:style-name="ce1">
            <text:p>H2</text:p>
          </table:table-cell>
          <table:table-cell office:value-type="string" office:string-value="chSmad2_H02_DBJ20_D12_R1" table:formula="of:=CONCATENATE([.$E87];[.$G87];&quot;_&quot;;[.$F87];&quot;_DBJ20_D12_R1&quot;)" table:style-name="ce1">
            <text:p>chSmad2_H02_DBJ20_D12_R1</text:p>
          </table:table-cell>
          <table:table-cell office:value-type="string" office:string-value="CTAGCT_CACTCA" table:formula="of:=CONCATENATE([.B27];&quot;_&quot;;[.D21])" table:style-name="ce1">
            <text:p>CTAGCT_CACTCA</text:p>
          </table:table-cell>
          <table:table-cell table:style-name="ce1"/>
          <table:table-cell office:value-type="string" table:style-name="ce1">
            <text:p>H2</text:p>
          </table:table-cell>
          <table:table-cell office:value-type="string" office:string-value="chZfp426_H02_DBJ21_D12_R2" table:formula="of:=CONCATENATE([.$E87];[.$H87];&quot;_&quot;;[.$F87];&quot;_DBJ21_D12_R2&quot;)" table:style-name="ce1">
            <text:p>chZfp426_H02_DBJ21_D12_R2</text:p>
          </table:table-cell>
          <table:table-cell office:value-type="string" office:string-value="CTAGCT_ATGAGC" table:formula="of:=CONCATENATE([.B27];&quot;_&quot;;[.D15])" table:style-name="ce1">
            <text:p>CTAGCT_ATGAGC</text:p>
          </table:table-cell>
          <table:table-cell table:style-name="ce1"/>
          <table:table-cell office:value-type="string" table:style-name="ce1">
            <text:p>H2</text:p>
          </table:table-cell>
          <table:table-cell office:value-type="string" office:string-value="chZfp426_H02_DBJ21_D19_R2" table:formula="of:=CONCATENATE([.$E87];[.$H87];&quot;_&quot;;[.$F87];&quot;_DBJ21_D19_R2&quot;)" table:style-name="ce1">
            <text:p>chZfp426_H02_DBJ21_D19_R2</text:p>
          </table:table-cell>
          <table:table-cell office:value-type="string" office:string-value="CTAGCT_ATTCCT" table:formula="of:=CONCATENATE([.B27];&quot;_&quot;;[.D16])" table:style-name="ce1">
            <text:p>CTAGCT_ATTCCT</text:p>
          </table:table-cell>
          <table:table-cell table:style-name="ce1"/>
          <table:table-cell office:value-type="string" office:string-value="  chSmad2_H02_DBJ20_D12_R1: CTAGCT_CACTCA" table:formula="of:=CONCATENATE(&quot;  &quot;;[.L87];&quot;: &quot;;[.M87])" table:style-name="ce1">
            <text:p><text:s text:c="2"/>chSmad2_H02_DBJ20_D12_R1: CTAGCT_CACTCA</text:p>
          </table:table-cell>
          <table:table-cell office:value-type="string" office:string-value="  chZfp426_H02_DBJ21_D12_R2: CTAGCT_ATGAGC" table:formula="of:=CONCATENATE(&quot;  &quot;;[.P87];&quot;: &quot;;[.Q87])" table:style-name="ce1">
            <text:p><text:s text:c="2"/>chZfp426_H02_DBJ21_D12_R2: CTAGCT_ATGAGC</text:p>
          </table:table-cell>
          <table:table-cell office:value-type="string" office:string-value="  chZfp426_H02_DBJ21_D19_R2: CTAGCT_ATTCCT" table:formula="of:=CONCATENATE(&quot;  &quot;;[.T87];&quot;: &quot;;[.U87])" table:style-name="ce1">
            <text:p><text:s text:c="2"/>chZfp426_H02_DBJ21_D19_R2: CTAGCT_ATTCCT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ci</text:p>
          </table:table-cell>
          <table:table-cell office:value-type="string" table:style-name="ce1">
            <text:p>H03</text:p>
          </table:table-cell>
          <table:table-cell office:value-type="string" table:style-name="ce1">
            <text:p>Spop</text:p>
          </table:table-cell>
          <table:table-cell office:value-type="string" table:style-name="ce1">
            <text:p>EMPTY</text:p>
          </table:table-cell>
          <table:table-cell table:number-columns-repeated="2" table:style-name="ce1"/>
          <table:table-cell office:value-type="string" table:style-name="ce1">
            <text:p>H3</text:p>
          </table:table-cell>
          <table:table-cell office:value-type="string" office:string-value="ciSpop_H03_DBJ20_D12_R1" table:formula="of:=CONCATENATE([.$E88];[.$G88];&quot;_&quot;;[.$F88];&quot;_DBJ20_D12_R1&quot;)" table:style-name="ce1">
            <text:p>ciSpop_H03_DBJ20_D12_R1</text:p>
          </table:table-cell>
          <table:table-cell office:value-type="string" office:string-value="CTATAC_CAGGCG" table:formula="of:=CONCATENATE([.B28];&quot;_&quot;;[.D22])" table:style-name="ce1">
            <text:p>CTATAC_CAGGCG</text:p>
          </table:table-cell>
          <table:table-cell table:style-name="ce1"/>
          <table:table-cell office:value-type="string" table:style-name="ce1">
            <text:p>H3</text:p>
          </table:table-cell>
          <table:table-cell office:value-type="string" office:string-value="ciEMPTY_H03_DBJ21_D12_R2" table:formula="of:=CONCATENATE([.$E88];[.$H88];&quot;_&quot;;[.$F88];&quot;_DBJ21_D12_R2&quot;)" table:style-name="ce1">
            <text:p>ciEMPTY_H03_DBJ21_D12_R2</text:p>
          </table:table-cell>
          <table:table-cell office:value-type="string" office:string-value="CTATAC_ATTCCT" table:formula="of:=CONCATENATE([.B28];&quot;_&quot;;[.D16])" table:style-name="ce1">
            <text:p>CTATAC_ATTCCT</text:p>
          </table:table-cell>
          <table:table-cell table:style-name="ce1"/>
          <table:table-cell office:value-type="string" table:style-name="ce1">
            <text:p>H3</text:p>
          </table:table-cell>
          <table:table-cell office:value-type="string" office:string-value="ciEMPTY_H03_DBJ21_D19_R2" table:formula="of:=CONCATENATE([.$E88];[.$H88];&quot;_&quot;;[.$F88];&quot;_DBJ21_D19_R2&quot;)" table:style-name="ce1">
            <text:p>ciEMPTY_H03_DBJ21_D19_R2</text:p>
          </table:table-cell>
          <table:table-cell office:value-type="string" office:string-value="CTATAC_CAAAAG" table:formula="of:=CONCATENATE([.B28];&quot;_&quot;;[.D17])" table:style-name="ce1">
            <text:p>CTATAC_CAAAAG</text:p>
          </table:table-cell>
          <table:table-cell table:style-name="ce1"/>
          <table:table-cell office:value-type="string" office:string-value="  ciSpop_H03_DBJ20_D12_R1: CTATAC_CAGGCG" table:formula="of:=CONCATENATE(&quot;  &quot;;[.L88];&quot;: &quot;;[.M88])" table:style-name="ce1">
            <text:p><text:s text:c="2"/>ciSpop_H03_DBJ20_D12_R1: CTATAC_CAGGCG</text:p>
          </table:table-cell>
          <table:table-cell office:value-type="string" office:string-value="  ciEMPTY_H03_DBJ21_D12_R2: CTATAC_ATTCCT" table:formula="of:=CONCATENATE(&quot;  &quot;;[.P88];&quot;: &quot;;[.Q88])" table:style-name="ce1">
            <text:p><text:s text:c="2"/>ciEMPTY_H03_DBJ21_D12_R2: CTATAC_ATTCCT</text:p>
          </table:table-cell>
          <table:table-cell office:value-type="string" office:string-value="  ciEMPTY_H03_DBJ21_D19_R2: CTATAC_CAAAAG" table:formula="of:=CONCATENATE(&quot;  &quot;;[.T88];&quot;: &quot;;[.U88])" table:style-name="ce1">
            <text:p><text:s text:c="2"/>ciEMPTY_H03_DBJ21_D19_R2: CTATAC_CAAAAG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cj</text:p>
          </table:table-cell>
          <table:table-cell office:value-type="string" table:style-name="ce1">
            <text:p>H04</text:p>
          </table:table-cell>
          <table:table-cell office:value-type="string" table:style-name="ce1">
            <text:p>Ncor2</text:p>
          </table:table-cell>
          <table:table-cell office:value-type="string" table:style-name="ce1">
            <text:p>Ezh1</text:p>
          </table:table-cell>
          <table:table-cell table:number-columns-repeated="2" table:style-name="ce1"/>
          <table:table-cell office:value-type="string" table:style-name="ce1">
            <text:p>H4</text:p>
          </table:table-cell>
          <table:table-cell office:value-type="string" office:string-value="cjNcor2_H04_DBJ20_D12_R1" table:formula="of:=CONCATENATE([.$E89];[.$G89];&quot;_&quot;;[.$F89];&quot;_DBJ20_D12_R1&quot;)" table:style-name="ce1">
            <text:p>cjNcor2_H04_DBJ20_D12_R1</text:p>
          </table:table-cell>
          <table:table-cell office:value-type="string" office:string-value="CTCAGA_CATGGC" table:formula="of:=CONCATENATE([.B29];&quot;_&quot;;[.D23])" table:style-name="ce1">
            <text:p>CTCAGA_CATGGC</text:p>
          </table:table-cell>
          <table:table-cell table:style-name="ce1"/>
          <table:table-cell office:value-type="string" table:style-name="ce1">
            <text:p>H4</text:p>
          </table:table-cell>
          <table:table-cell office:value-type="string" office:string-value="cjEzh1_H04_DBJ21_D12_R2" table:formula="of:=CONCATENATE([.$E89];[.$H89];&quot;_&quot;;[.$F89];&quot;_DBJ21_D12_R2&quot;)" table:style-name="ce1">
            <text:p>cjEzh1_H04_DBJ21_D12_R2</text:p>
          </table:table-cell>
          <table:table-cell office:value-type="string" office:string-value="CTCAGA_CAAAAG" table:formula="of:=CONCATENATE([.B29];&quot;_&quot;;[.D17])" table:style-name="ce1">
            <text:p>CTCAGA_CAAAAG</text:p>
          </table:table-cell>
          <table:table-cell table:style-name="ce1"/>
          <table:table-cell office:value-type="string" table:style-name="ce1">
            <text:p>H4</text:p>
          </table:table-cell>
          <table:table-cell office:value-type="string" office:string-value="cjEzh1_H04_DBJ21_D19_R2" table:formula="of:=CONCATENATE([.$E89];[.$H89];&quot;_&quot;;[.$F89];&quot;_DBJ21_D19_R2&quot;)" table:style-name="ce1">
            <text:p>cjEzh1_H04_DBJ21_D19_R2</text:p>
          </table:table-cell>
          <table:table-cell office:value-type="string" office:string-value="CTCAGA_CAACTA" table:formula="of:=CONCATENATE([.B29];&quot;_&quot;;[.D18])" table:style-name="ce1">
            <text:p>CTCAGA_CAACTA</text:p>
          </table:table-cell>
          <table:table-cell table:style-name="ce1"/>
          <table:table-cell office:value-type="string" office:string-value="  cjNcor2_H04_DBJ20_D12_R1: CTCAGA_CATGGC" table:formula="of:=CONCATENATE(&quot;  &quot;;[.L89];&quot;: &quot;;[.M89])" table:style-name="ce1">
            <text:p><text:s text:c="2"/>cjNcor2_H04_DBJ20_D12_R1: CTCAGA_CATGGC</text:p>
          </table:table-cell>
          <table:table-cell office:value-type="string" office:string-value="  cjEzh1_H04_DBJ21_D12_R2: CTCAGA_CAAAAG" table:formula="of:=CONCATENATE(&quot;  &quot;;[.P89];&quot;: &quot;;[.Q89])" table:style-name="ce1">
            <text:p><text:s text:c="2"/>cjEzh1_H04_DBJ21_D12_R2: CTCAGA_CAAAAG</text:p>
          </table:table-cell>
          <table:table-cell office:value-type="string" office:string-value="  cjEzh1_H04_DBJ21_D19_R2: CTCAGA_CAACTA" table:formula="of:=CONCATENATE(&quot;  &quot;;[.T89];&quot;: &quot;;[.U89])" table:style-name="ce1">
            <text:p><text:s text:c="2"/>cjEzh1_H04_DBJ21_D19_R2: CTCAGA_CAACTA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ck</text:p>
          </table:table-cell>
          <table:table-cell office:value-type="string" table:style-name="ce1">
            <text:p>H05</text:p>
          </table:table-cell>
          <table:table-cell office:value-type="string" table:style-name="ce1">
            <text:p>Setdb1</text:p>
          </table:table-cell>
          <table:table-cell office:value-type="string" table:style-name="ce1">
            <text:p>Rest</text:p>
          </table:table-cell>
          <table:table-cell table:number-columns-repeated="2" table:style-name="ce1"/>
          <table:table-cell office:value-type="string" table:style-name="ce1">
            <text:p>H5</text:p>
          </table:table-cell>
          <table:table-cell office:value-type="string" office:string-value="ckSetdb1_H05_DBJ20_D12_R1" table:formula="of:=CONCATENATE([.$E90];[.$G90];&quot;_&quot;;[.$F90];&quot;_DBJ20_D12_R1&quot;)" table:style-name="ce1">
            <text:p>ckSetdb1_H05_DBJ20_D12_R1</text:p>
          </table:table-cell>
          <table:table-cell office:value-type="string" office:string-value="GACGAC_CATTTT" table:formula="of:=CONCATENATE([.B30];&quot;_&quot;;[.D24])" table:style-name="ce1">
            <text:p>GACGAC_CATTTT</text:p>
          </table:table-cell>
          <table:table-cell table:style-name="ce1"/>
          <table:table-cell office:value-type="string" table:style-name="ce1">
            <text:p>H5</text:p>
          </table:table-cell>
          <table:table-cell office:value-type="string" office:string-value="ckRest_H05_DBJ21_D12_R2" table:formula="of:=CONCATENATE([.$E90];[.$H90];&quot;_&quot;;[.$F90];&quot;_DBJ21_D12_R2&quot;)" table:style-name="ce1">
            <text:p>ckRest_H05_DBJ21_D12_R2</text:p>
          </table:table-cell>
          <table:table-cell office:value-type="string" office:string-value="GACGAC_CAACTA" table:formula="of:=CONCATENATE([.B30];&quot;_&quot;;[.D18])" table:style-name="ce1">
            <text:p>GACGAC_CAACTA</text:p>
          </table:table-cell>
          <table:table-cell table:style-name="ce1"/>
          <table:table-cell office:value-type="string" table:style-name="ce1">
            <text:p>H5</text:p>
          </table:table-cell>
          <table:table-cell office:value-type="string" office:string-value="ckRest_H05_DBJ21_D19_R2" table:formula="of:=CONCATENATE([.$E90];[.$H90];&quot;_&quot;;[.$F90];&quot;_DBJ21_D19_R2&quot;)" table:style-name="ce1">
            <text:p>ckRest_H05_DBJ21_D19_R2</text:p>
          </table:table-cell>
          <table:table-cell office:value-type="string" office:string-value="GACGAC_CACCGG" table:formula="of:=CONCATENATE([.B30];&quot;_&quot;;[.D19])" table:style-name="ce1">
            <text:p>GACGAC_CACCGG</text:p>
          </table:table-cell>
          <table:table-cell table:style-name="ce1"/>
          <table:table-cell office:value-type="string" office:string-value="  ckSetdb1_H05_DBJ20_D12_R1: GACGAC_CATTTT" table:formula="of:=CONCATENATE(&quot;  &quot;;[.L90];&quot;: &quot;;[.M90])" table:style-name="ce1">
            <text:p><text:s text:c="2"/>ckSetdb1_H05_DBJ20_D12_R1: GACGAC_CATTTT</text:p>
          </table:table-cell>
          <table:table-cell office:value-type="string" office:string-value="  ckRest_H05_DBJ21_D12_R2: GACGAC_CAACTA" table:formula="of:=CONCATENATE(&quot;  &quot;;[.P90];&quot;: &quot;;[.Q90])" table:style-name="ce1">
            <text:p><text:s text:c="2"/>ckRest_H05_DBJ21_D12_R2: GACGAC_CAACTA</text:p>
          </table:table-cell>
          <table:table-cell office:value-type="string" office:string-value="  ckRest_H05_DBJ21_D19_R2: GACGAC_CACCGG" table:formula="of:=CONCATENATE(&quot;  &quot;;[.T90];&quot;: &quot;;[.U90])" table:style-name="ce1">
            <text:p><text:s text:c="2"/>ckRest_H05_DBJ21_D19_R2: GACGAC_CACCGG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cl</text:p>
          </table:table-cell>
          <table:table-cell office:value-type="string" table:style-name="ce1">
            <text:p>H06</text:p>
          </table:table-cell>
          <table:table-cell office:value-type="string" table:style-name="ce1">
            <text:p>Smarcd2</text:p>
          </table:table-cell>
          <table:table-cell office:value-type="string" table:style-name="ce1">
            <text:p>Rest</text:p>
          </table:table-cell>
          <table:table-cell table:number-columns-repeated="2" table:style-name="ce1"/>
          <table:table-cell office:value-type="string" table:style-name="ce1">
            <text:p>H6</text:p>
          </table:table-cell>
          <table:table-cell office:value-type="string" office:string-value="clSmarcd2_H06_DBJ20_D12_R1" table:formula="of:=CONCATENATE([.$E91];[.$G91];&quot;_&quot;;[.$F91];&quot;_DBJ20_D12_R1&quot;)" table:style-name="ce1">
            <text:p>clSmarcd2_H06_DBJ20_D12_R1</text:p>
          </table:table-cell>
          <table:table-cell office:value-type="string" office:string-value="TAATCG_CCAACA" table:formula="of:=CONCATENATE([.B31];&quot;_&quot;;[.D25])" table:style-name="ce1">
            <text:p>TAATCG_CCAACA</text:p>
          </table:table-cell>
          <table:table-cell table:style-name="ce1"/>
          <table:table-cell office:value-type="string" table:style-name="ce1">
            <text:p>H6</text:p>
          </table:table-cell>
          <table:table-cell office:value-type="string" office:string-value="clRest_H06_DBJ21_D12_R2" table:formula="of:=CONCATENATE([.$E91];[.$H91];&quot;_&quot;;[.$F91];&quot;_DBJ21_D12_R2&quot;)" table:style-name="ce1">
            <text:p>clRest_H06_DBJ21_D12_R2</text:p>
          </table:table-cell>
          <table:table-cell office:value-type="string" office:string-value="TAATCG_CACCGG" table:formula="of:=CONCATENATE([.B31];&quot;_&quot;;[.D19])" table:style-name="ce1">
            <text:p>TAATCG_CACCGG</text:p>
          </table:table-cell>
          <table:table-cell table:style-name="ce1"/>
          <table:table-cell office:value-type="string" table:style-name="ce1">
            <text:p>H6</text:p>
          </table:table-cell>
          <table:table-cell office:value-type="string" office:string-value="clRest_H06_DBJ21_D19_R2" table:formula="of:=CONCATENATE([.$E91];[.$H91];&quot;_&quot;;[.$F91];&quot;_DBJ21_D19_R2&quot;)" table:style-name="ce1">
            <text:p>clRest_H06_DBJ21_D19_R2</text:p>
          </table:table-cell>
          <table:table-cell office:value-type="string" office:string-value="TAATCG_CACGAT" table:formula="of:=CONCATENATE([.B31];&quot;_&quot;;[.D20])" table:style-name="ce1">
            <text:p>TAATCG_CACGAT</text:p>
          </table:table-cell>
          <table:table-cell table:style-name="ce1"/>
          <table:table-cell office:value-type="string" office:string-value="  clSmarcd2_H06_DBJ20_D12_R1: TAATCG_CCAACA" table:formula="of:=CONCATENATE(&quot;  &quot;;[.L91];&quot;: &quot;;[.M91])" table:style-name="ce1">
            <text:p><text:s text:c="2"/>clSmarcd2_H06_DBJ20_D12_R1: TAATCG_CCAACA</text:p>
          </table:table-cell>
          <table:table-cell office:value-type="string" office:string-value="  clRest_H06_DBJ21_D12_R2: TAATCG_CACCGG" table:formula="of:=CONCATENATE(&quot;  &quot;;[.P91];&quot;: &quot;;[.Q91])" table:style-name="ce1">
            <text:p><text:s text:c="2"/>clRest_H06_DBJ21_D12_R2: TAATCG_CACCGG</text:p>
          </table:table-cell>
          <table:table-cell office:value-type="string" office:string-value="  clRest_H06_DBJ21_D19_R2: TAATCG_CACGAT" table:formula="of:=CONCATENATE(&quot;  &quot;;[.T91];&quot;: &quot;;[.U91])" table:style-name="ce1">
            <text:p><text:s text:c="2"/>clRest_H06_DBJ21_D19_R2: TAATCG_CACGAT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cm</text:p>
          </table:table-cell>
          <table:table-cell office:value-type="string" table:style-name="ce1">
            <text:p>H07</text:p>
          </table:table-cell>
          <table:table-cell office:value-type="string" table:style-name="ce1">
            <text:p>Smarcd2</text:p>
          </table:table-cell>
          <table:table-cell office:value-type="string" table:style-name="ce1">
            <text:p>Smarca2</text:p>
          </table:table-cell>
          <table:table-cell table:number-columns-repeated="2" table:style-name="ce1"/>
          <table:table-cell office:value-type="string" table:style-name="ce1">
            <text:p>H7</text:p>
          </table:table-cell>
          <table:table-cell office:value-type="string" office:string-value="cmSmarcd2_H07_DBJ20_D12_R1" table:formula="of:=CONCATENATE([.$E92];[.$G92];&quot;_&quot;;[.$F92];&quot;_DBJ20_D12_R1&quot;)" table:style-name="ce1">
            <text:p>cmSmarcd2_H07_DBJ20_D12_R1</text:p>
          </table:table-cell>
          <table:table-cell office:value-type="string" office:string-value="TACAGC_ACTGAT" table:formula="of:=CONCATENATE([.B32];&quot;_&quot;;[.D14])" table:style-name="ce1">
            <text:p>TACAGC_ACTGAT</text:p>
          </table:table-cell>
          <table:table-cell table:style-name="ce1"/>
          <table:table-cell office:value-type="string" table:style-name="ce1">
            <text:p>H7</text:p>
          </table:table-cell>
          <table:table-cell office:value-type="string" office:string-value="cmSmarca2_H07_DBJ21_D12_R2" table:formula="of:=CONCATENATE([.$E92];[.$H92];&quot;_&quot;;[.$F92];&quot;_DBJ21_D12_R2&quot;)" table:style-name="ce1">
            <text:p>cmSmarca2_H07_DBJ21_D12_R2</text:p>
          </table:table-cell>
          <table:table-cell office:value-type="string" office:string-value="TACAGC_CACGAT" table:formula="of:=CONCATENATE([.B32];&quot;_&quot;;[.D20])" table:style-name="ce1">
            <text:p>TACAGC_CACGAT</text:p>
          </table:table-cell>
          <table:table-cell table:style-name="ce1"/>
          <table:table-cell office:value-type="string" table:style-name="ce1">
            <text:p>H7</text:p>
          </table:table-cell>
          <table:table-cell office:value-type="string" office:string-value="cmSmarca2_H07_DBJ21_D19_R2" table:formula="of:=CONCATENATE([.$E92];[.$H92];&quot;_&quot;;[.$F92];&quot;_DBJ21_D19_R2&quot;)" table:style-name="ce1">
            <text:p>cmSmarca2_H07_DBJ21_D19_R2</text:p>
          </table:table-cell>
          <table:table-cell office:value-type="string" office:string-value="TACAGC_CACTCA" table:formula="of:=CONCATENATE([.B32];&quot;_&quot;;[.D21])" table:style-name="ce1">
            <text:p>TACAGC_CACTCA</text:p>
          </table:table-cell>
          <table:table-cell table:style-name="ce1"/>
          <table:table-cell office:value-type="string" office:string-value="  cmSmarcd2_H07_DBJ20_D12_R1: TACAGC_ACTGAT" table:formula="of:=CONCATENATE(&quot;  &quot;;[.L92];&quot;: &quot;;[.M92])" table:style-name="ce1">
            <text:p><text:s text:c="2"/>cmSmarcd2_H07_DBJ20_D12_R1: TACAGC_ACTGAT</text:p>
          </table:table-cell>
          <table:table-cell office:value-type="string" office:string-value="  cmSmarca2_H07_DBJ21_D12_R2: TACAGC_CACGAT" table:formula="of:=CONCATENATE(&quot;  &quot;;[.P92];&quot;: &quot;;[.Q92])" table:style-name="ce1">
            <text:p><text:s text:c="2"/>cmSmarca2_H07_DBJ21_D12_R2: TACAGC_CACGAT</text:p>
          </table:table-cell>
          <table:table-cell office:value-type="string" office:string-value="  cmSmarca2_H07_DBJ21_D19_R2: TACAGC_CACTCA" table:formula="of:=CONCATENATE(&quot;  &quot;;[.T92];&quot;: &quot;;[.U92])" table:style-name="ce1">
            <text:p><text:s text:c="2"/>cmSmarca2_H07_DBJ21_D19_R2: TACAGC_CACTCA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cn</text:p>
          </table:table-cell>
          <table:table-cell office:value-type="string" table:style-name="ce1">
            <text:p>H08</text:p>
          </table:table-cell>
          <table:table-cell office:value-type="string" table:style-name="ce1">
            <text:p>Pdpk1</text:p>
          </table:table-cell>
          <table:table-cell office:value-type="string" table:style-name="ce1">
            <text:p>Chd3</text:p>
          </table:table-cell>
          <table:table-cell table:number-columns-repeated="2" table:style-name="ce1"/>
          <table:table-cell office:value-type="string" table:style-name="ce1">
            <text:p>H8</text:p>
          </table:table-cell>
          <table:table-cell office:value-type="string" office:string-value="cnPdpk1_H08_DBJ20_D12_R1" table:formula="of:=CONCATENATE([.$E93];[.$G93];&quot;_&quot;;[.$F93];&quot;_DBJ20_D12_R1&quot;)" table:style-name="ce1">
            <text:p>cnPdpk1_H08_DBJ20_D12_R1</text:p>
          </table:table-cell>
          <table:table-cell office:value-type="string" office:string-value="TATAAT_ATGAGC" table:formula="of:=CONCATENATE([.B33];&quot;_&quot;;[.D15])" table:style-name="ce1">
            <text:p>TATAAT_ATGAGC</text:p>
          </table:table-cell>
          <table:table-cell table:style-name="ce1"/>
          <table:table-cell office:value-type="string" table:style-name="ce1">
            <text:p>H8</text:p>
          </table:table-cell>
          <table:table-cell office:value-type="string" office:string-value="cnChd3_H08_DBJ21_D12_R2" table:formula="of:=CONCATENATE([.$E93];[.$H93];&quot;_&quot;;[.$F93];&quot;_DBJ21_D12_R2&quot;)" table:style-name="ce1">
            <text:p>cnChd3_H08_DBJ21_D12_R2</text:p>
          </table:table-cell>
          <table:table-cell office:value-type="string" office:string-value="TATAAT_CACTCA" table:formula="of:=CONCATENATE([.B33];&quot;_&quot;;[.D21])" table:style-name="ce1">
            <text:p>TATAAT_CACTCA</text:p>
          </table:table-cell>
          <table:table-cell table:style-name="ce1"/>
          <table:table-cell office:value-type="string" table:style-name="ce1">
            <text:p>H8</text:p>
          </table:table-cell>
          <table:table-cell office:value-type="string" office:string-value="cnChd3_H08_DBJ21_D19_R2" table:formula="of:=CONCATENATE([.$E93];[.$H93];&quot;_&quot;;[.$F93];&quot;_DBJ21_D19_R2&quot;)" table:style-name="ce1">
            <text:p>cnChd3_H08_DBJ21_D19_R2</text:p>
          </table:table-cell>
          <table:table-cell office:value-type="string" office:string-value="TATAAT_CAGGCG" table:formula="of:=CONCATENATE([.B33];&quot;_&quot;;[.D22])" table:style-name="ce1">
            <text:p>TATAAT_CAGGCG</text:p>
          </table:table-cell>
          <table:table-cell table:style-name="ce1"/>
          <table:table-cell office:value-type="string" office:string-value="  cnPdpk1_H08_DBJ20_D12_R1: TATAAT_ATGAGC" table:formula="of:=CONCATENATE(&quot;  &quot;;[.L93];&quot;: &quot;;[.M93])" table:style-name="ce1">
            <text:p><text:s text:c="2"/>cnPdpk1_H08_DBJ20_D12_R1: TATAAT_ATGAGC</text:p>
          </table:table-cell>
          <table:table-cell office:value-type="string" office:string-value="  cnChd3_H08_DBJ21_D12_R2: TATAAT_CACTCA" table:formula="of:=CONCATENATE(&quot;  &quot;;[.P93];&quot;: &quot;;[.Q93])" table:style-name="ce1">
            <text:p><text:s text:c="2"/>cnChd3_H08_DBJ21_D12_R2: TATAAT_CACTCA</text:p>
          </table:table-cell>
          <table:table-cell office:value-type="string" office:string-value="  cnChd3_H08_DBJ21_D19_R2: TATAAT_CAGGCG" table:formula="of:=CONCATENATE(&quot;  &quot;;[.T93];&quot;: &quot;;[.U93])" table:style-name="ce1">
            <text:p><text:s text:c="2"/>cnChd3_H08_DBJ21_D19_R2: TATAAT_CAGGCG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co</text:p>
          </table:table-cell>
          <table:table-cell office:value-type="string" table:style-name="ce1">
            <text:p>H09</text:p>
          </table:table-cell>
          <table:table-cell office:value-type="string" table:style-name="ce1">
            <text:p>pLKO_TRC021</text:p>
          </table:table-cell>
          <table:table-cell office:value-type="string" table:style-name="ce1">
            <text:p>pLKO_TRC021</text:p>
          </table:table-cell>
          <table:table-cell table:number-columns-repeated="2" table:style-name="ce1"/>
          <table:table-cell office:value-type="string" table:style-name="ce1">
            <text:p>H9</text:p>
          </table:table-cell>
          <table:table-cell office:value-type="string" office:string-value="copLKO_TRC021_H09_DBJ20_D12_R1" table:formula="of:=CONCATENATE([.$E94];[.$G94];&quot;_&quot;;[.$F94];&quot;_DBJ20_D12_R1&quot;)" table:style-name="ce1">
            <text:p>copLKO_TRC021_H09_DBJ20_D12_R1</text:p>
          </table:table-cell>
          <table:table-cell office:value-type="string" office:string-value="TCATTC_ATTCCT" table:formula="of:=CONCATENATE([.B34];&quot;_&quot;;[.D16])" table:style-name="ce1">
            <text:p>TCATTC_ATTCCT</text:p>
          </table:table-cell>
          <table:table-cell table:style-name="ce1"/>
          <table:table-cell office:value-type="string" table:style-name="ce1">
            <text:p>H9</text:p>
          </table:table-cell>
          <table:table-cell office:value-type="string" office:string-value="copLKO_TRC021_H09_DBJ21_D12_R2" table:formula="of:=CONCATENATE([.$E94];[.$H94];&quot;_&quot;;[.$F94];&quot;_DBJ21_D12_R2&quot;)" table:style-name="ce1">
            <text:p>copLKO_TRC021_H09_DBJ21_D12_R2</text:p>
          </table:table-cell>
          <table:table-cell office:value-type="string" office:string-value="TCATTC_CAGGCG" table:formula="of:=CONCATENATE([.B34];&quot;_&quot;;[.D22])" table:style-name="ce1">
            <text:p>TCATTC_CAGGCG</text:p>
          </table:table-cell>
          <table:table-cell table:style-name="ce1"/>
          <table:table-cell office:value-type="string" table:style-name="ce1">
            <text:p>H9</text:p>
          </table:table-cell>
          <table:table-cell office:value-type="string" office:string-value="copLKO_TRC021_H09_DBJ21_D19_R2" table:formula="of:=CONCATENATE([.$E94];[.$H94];&quot;_&quot;;[.$F94];&quot;_DBJ21_D19_R2&quot;)" table:style-name="ce1">
            <text:p>copLKO_TRC021_H09_DBJ21_D19_R2</text:p>
          </table:table-cell>
          <table:table-cell office:value-type="string" office:string-value="TCATTC_CATGGC" table:formula="of:=CONCATENATE([.B34];&quot;_&quot;;[.D23])" table:style-name="ce1">
            <text:p>TCATTC_CATGGC</text:p>
          </table:table-cell>
          <table:table-cell table:style-name="ce1"/>
          <table:table-cell office:value-type="string" office:string-value="  copLKO_TRC021_H09_DBJ20_D12_R1: TCATTC_ATTCCT" table:formula="of:=CONCATENATE(&quot;  &quot;;[.L94];&quot;: &quot;;[.M94])" table:style-name="ce1">
            <text:p><text:s text:c="2"/>copLKO_TRC021_H09_DBJ20_D12_R1: TCATTC_ATTCCT</text:p>
          </table:table-cell>
          <table:table-cell office:value-type="string" office:string-value="  copLKO_TRC021_H09_DBJ21_D12_R2: TCATTC_CAGGCG" table:formula="of:=CONCATENATE(&quot;  &quot;;[.P94];&quot;: &quot;;[.Q94])" table:style-name="ce1">
            <text:p><text:s text:c="2"/>copLKO_TRC021_H09_DBJ21_D12_R2: TCATTC_CAGGCG</text:p>
          </table:table-cell>
          <table:table-cell office:value-type="string" office:string-value="  copLKO_TRC021_H09_DBJ21_D19_R2: TCATTC_CATGGC" table:formula="of:=CONCATENATE(&quot;  &quot;;[.T94];&quot;: &quot;;[.U94])" table:style-name="ce1">
            <text:p><text:s text:c="2"/>copLKO_TRC021_H09_DBJ21_D19_R2: TCATTC_CATGGC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cp</text:p>
          </table:table-cell>
          <table:table-cell office:value-type="string" table:style-name="ce1">
            <text:p>H10</text:p>
          </table:table-cell>
          <table:table-cell office:value-type="string" table:style-name="ce1">
            <text:p>pLKO_TRC021</text:p>
          </table:table-cell>
          <table:table-cell office:value-type="string" table:style-name="ce1">
            <text:p>pLKO_TRC021</text:p>
          </table:table-cell>
          <table:table-cell table:number-columns-repeated="2" table:style-name="ce1"/>
          <table:table-cell office:value-type="string" table:style-name="ce1">
            <text:p>H10</text:p>
          </table:table-cell>
          <table:table-cell office:value-type="string" office:string-value="cppLKO_TRC021_H10_DBJ20_D12_R1" table:formula="of:=CONCATENATE([.$E95];[.$G95];&quot;_&quot;;[.$F95];&quot;_DBJ20_D12_R1&quot;)" table:style-name="ce1">
            <text:p>cppLKO_TRC021_H10_DBJ20_D12_R1</text:p>
          </table:table-cell>
          <table:table-cell office:value-type="string" office:string-value="TCCCGA_CAAAAG" table:formula="of:=CONCATENATE([.B35];&quot;_&quot;;[.D17])" table:style-name="ce1">
            <text:p>TCCCGA_CAAAAG</text:p>
          </table:table-cell>
          <table:table-cell table:style-name="ce1"/>
          <table:table-cell office:value-type="string" table:style-name="ce1">
            <text:p>H10</text:p>
          </table:table-cell>
          <table:table-cell office:value-type="string" office:string-value="cppLKO_TRC021_H10_DBJ21_D12_R2" table:formula="of:=CONCATENATE([.$E95];[.$H95];&quot;_&quot;;[.$F95];&quot;_DBJ21_D12_R2&quot;)" table:style-name="ce1">
            <text:p>cppLKO_TRC021_H10_DBJ21_D12_R2</text:p>
          </table:table-cell>
          <table:table-cell office:value-type="string" office:string-value="TCCCGA_CATGGC" table:formula="of:=CONCATENATE([.B35];&quot;_&quot;;[.D23])" table:style-name="ce1">
            <text:p>TCCCGA_CATGGC</text:p>
          </table:table-cell>
          <table:table-cell table:style-name="ce1"/>
          <table:table-cell office:value-type="string" table:style-name="ce1">
            <text:p>H10</text:p>
          </table:table-cell>
          <table:table-cell office:value-type="string" office:string-value="cppLKO_TRC021_H10_DBJ21_D19_R2" table:formula="of:=CONCATENATE([.$E95];[.$H95];&quot;_&quot;;[.$F95];&quot;_DBJ21_D19_R2&quot;)" table:style-name="ce1">
            <text:p>cppLKO_TRC021_H10_DBJ21_D19_R2</text:p>
          </table:table-cell>
          <table:table-cell office:value-type="string" office:string-value="TCCCGA_CATTTT" table:formula="of:=CONCATENATE([.B35];&quot;_&quot;;[.D24])" table:style-name="ce1">
            <text:p>TCCCGA_CATTTT</text:p>
          </table:table-cell>
          <table:table-cell table:style-name="ce1"/>
          <table:table-cell office:value-type="string" office:string-value="  cppLKO_TRC021_H10_DBJ20_D12_R1: TCCCGA_CAAAAG" table:formula="of:=CONCATENATE(&quot;  &quot;;[.L95];&quot;: &quot;;[.M95])" table:style-name="ce1">
            <text:p><text:s text:c="2"/>cppLKO_TRC021_H10_DBJ20_D12_R1: TCCCGA_CAAAAG</text:p>
          </table:table-cell>
          <table:table-cell office:value-type="string" office:string-value="  cppLKO_TRC021_H10_DBJ21_D12_R2: TCCCGA_CATGGC" table:formula="of:=CONCATENATE(&quot;  &quot;;[.P95];&quot;: &quot;;[.Q95])" table:style-name="ce1">
            <text:p><text:s text:c="2"/>cppLKO_TRC021_H10_DBJ21_D12_R2: TCCCGA_CATGGC</text:p>
          </table:table-cell>
          <table:table-cell office:value-type="string" office:string-value="  cppLKO_TRC021_H10_DBJ21_D19_R2: TCCCGA_CATTTT" table:formula="of:=CONCATENATE(&quot;  &quot;;[.T95];&quot;: &quot;;[.U95])" table:style-name="ce1">
            <text:p><text:s text:c="2"/>cppLKO_TRC021_H10_DBJ21_D19_R2: TCCCGA_CATTTT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cq</text:p>
          </table:table-cell>
          <table:table-cell office:value-type="string" table:style-name="ce1">
            <text:p>H11</text:p>
          </table:table-cell>
          <table:table-cell office:value-type="string" table:style-name="ce1">
            <text:p>EMPTY</text:p>
          </table:table-cell>
          <table:table-cell office:value-type="string" table:style-name="ce1">
            <text:p>Chd3</text:p>
          </table:table-cell>
          <table:table-cell table:number-columns-repeated="2" table:style-name="ce1"/>
          <table:table-cell office:value-type="string" table:style-name="ce1">
            <text:p>H11</text:p>
          </table:table-cell>
          <table:table-cell office:value-type="string" office:string-value="cqEMPTY_H11_DBJ20_D12_R1" table:formula="of:=CONCATENATE([.$E96];[.$G96];&quot;_&quot;;[.$F96];&quot;_DBJ20_D12_R1&quot;)" table:style-name="ce1">
            <text:p>cqEMPTY_H11_DBJ20_D12_R1</text:p>
          </table:table-cell>
          <table:table-cell office:value-type="string" office:string-value="TCGAAG_CAACTA" table:formula="of:=CONCATENATE([.B36];&quot;_&quot;;[.D18])" table:style-name="ce1">
            <text:p>TCGAAG_CAACTA</text:p>
          </table:table-cell>
          <table:table-cell table:style-name="ce1"/>
          <table:table-cell office:value-type="string" table:style-name="ce1">
            <text:p>H11</text:p>
          </table:table-cell>
          <table:table-cell office:value-type="string" office:string-value="cqChd3_H11_DBJ21_D12_R2" table:formula="of:=CONCATENATE([.$E96];[.$H96];&quot;_&quot;;[.$F96];&quot;_DBJ21_D12_R2&quot;)" table:style-name="ce1">
            <text:p>cqChd3_H11_DBJ21_D12_R2</text:p>
          </table:table-cell>
          <table:table-cell office:value-type="string" office:string-value="TCGAAG_CATTTT" table:formula="of:=CONCATENATE([.B36];&quot;_&quot;;[.D24])" table:style-name="ce1">
            <text:p>TCGAAG_CATTTT</text:p>
          </table:table-cell>
          <table:table-cell table:style-name="ce1"/>
          <table:table-cell office:value-type="string" table:style-name="ce1">
            <text:p>H11</text:p>
          </table:table-cell>
          <table:table-cell office:value-type="string" office:string-value="cqChd3_H11_DBJ21_D19_R2" table:formula="of:=CONCATENATE([.$E96];[.$H96];&quot;_&quot;;[.$F96];&quot;_DBJ21_D19_R2&quot;)" table:style-name="ce1">
            <text:p>cqChd3_H11_DBJ21_D19_R2</text:p>
          </table:table-cell>
          <table:table-cell office:value-type="string" office:string-value="TCGAAG_CCAACA" table:formula="of:=CONCATENATE([.B36];&quot;_&quot;;[.D25])" table:style-name="ce1">
            <text:p>TCGAAG_CCAACA</text:p>
          </table:table-cell>
          <table:table-cell table:style-name="ce1"/>
          <table:table-cell office:value-type="string" office:string-value="  cqEMPTY_H11_DBJ20_D12_R1: TCGAAG_CAACTA" table:formula="of:=CONCATENATE(&quot;  &quot;;[.L96];&quot;: &quot;;[.M96])" table:style-name="ce1">
            <text:p><text:s text:c="2"/>cqEMPTY_H11_DBJ20_D12_R1: TCGAAG_CAACTA</text:p>
          </table:table-cell>
          <table:table-cell office:value-type="string" office:string-value="  cqChd3_H11_DBJ21_D12_R2: TCGAAG_CATTTT" table:formula="of:=CONCATENATE(&quot;  &quot;;[.P96];&quot;: &quot;;[.Q96])" table:style-name="ce1">
            <text:p><text:s text:c="2"/>cqChd3_H11_DBJ21_D12_R2: TCGAAG_CATTTT</text:p>
          </table:table-cell>
          <table:table-cell office:value-type="string" office:string-value="  cqChd3_H11_DBJ21_D19_R2: TCGAAG_CCAACA" table:formula="of:=CONCATENATE(&quot;  &quot;;[.T96];&quot;: &quot;;[.U96])" table:style-name="ce1">
            <text:p><text:s text:c="2"/>cqChd3_H11_DBJ21_D19_R2: TCGAAG_CCAACA</text:p>
          </table:table-cell>
          <table:table-cell table:number-columns-repeated="16359"/>
        </table:table-row>
        <table:table-row table:style-name="ro1">
          <table:table-cell table:number-columns-repeated="4"/>
          <table:table-cell office:value-type="string" table:style-name="ce1">
            <text:p>cr</text:p>
          </table:table-cell>
          <table:table-cell office:value-type="string" table:style-name="ce1">
            <text:p>H12</text:p>
          </table:table-cell>
          <table:table-cell office:value-type="string" table:style-name="ce1">
            <text:p>Spen</text:p>
          </table:table-cell>
          <table:table-cell office:value-type="string" table:style-name="ce1">
            <text:p>Hdac6</text:p>
          </table:table-cell>
          <table:table-cell table:number-columns-repeated="2" table:style-name="ce1"/>
          <table:table-cell office:value-type="string" table:style-name="ce1">
            <text:p>H12</text:p>
          </table:table-cell>
          <table:table-cell office:value-type="string" office:string-value="crSpen_H12_DBJ20_D12_R1" table:formula="of:=CONCATENATE([.$E97];[.$G97];&quot;_&quot;;[.$F97];&quot;_DBJ20_D12_R1&quot;)" table:style-name="ce1">
            <text:p>crSpen_H12_DBJ20_D12_R1</text:p>
          </table:table-cell>
          <table:table-cell office:value-type="string" office:string-value="TCGGCA_CACCGG" table:formula="of:=CONCATENATE([.B37];&quot;_&quot;;[.D19])" table:style-name="ce1">
            <text:p>TCGGCA_CACCGG</text:p>
          </table:table-cell>
          <table:table-cell table:style-name="ce1"/>
          <table:table-cell office:value-type="string" table:style-name="ce1">
            <text:p>H12</text:p>
          </table:table-cell>
          <table:table-cell office:value-type="string" office:string-value="crHdac6_H12_DBJ21_D12_R2" table:formula="of:=CONCATENATE([.$E97];[.$H97];&quot;_&quot;;[.$F97];&quot;_DBJ21_D12_R2&quot;)" table:style-name="ce1">
            <text:p>crHdac6_H12_DBJ21_D12_R2</text:p>
          </table:table-cell>
          <table:table-cell office:value-type="string" office:string-value="TCGGCA_CCAACA" table:formula="of:=CONCATENATE([.B37];&quot;_&quot;;[.D25])" table:style-name="ce1">
            <text:p>TCGGCA_CCAACA</text:p>
          </table:table-cell>
          <table:table-cell table:style-name="ce1"/>
          <table:table-cell office:value-type="string" table:style-name="ce1">
            <text:p>H12</text:p>
          </table:table-cell>
          <table:table-cell office:value-type="string" office:string-value="crHdac6_H12_DBJ21_D19_R2" table:formula="of:=CONCATENATE([.$E97];[.$H97];&quot;_&quot;;[.$F97];&quot;_DBJ21_D19_R2&quot;)" table:style-name="ce1">
            <text:p>crHdac6_H12_DBJ21_D19_R2</text:p>
          </table:table-cell>
          <table:table-cell office:value-type="string" office:string-value="TCGGCA_ACTGAT" table:formula="of:=CONCATENATE([.B37];&quot;_&quot;;[.D14])" table:style-name="ce1">
            <text:p>TCGGCA_ACTGAT</text:p>
          </table:table-cell>
          <table:table-cell table:style-name="ce1"/>
          <table:table-cell office:value-type="string" office:string-value="  crSpen_H12_DBJ20_D12_R1: TCGGCA_CACCGG" table:formula="of:=CONCATENATE(&quot;  &quot;;[.L97];&quot;: &quot;;[.M97])" table:style-name="ce1">
            <text:p><text:s text:c="2"/>crSpen_H12_DBJ20_D12_R1: TCGGCA_CACCGG</text:p>
          </table:table-cell>
          <table:table-cell office:value-type="string" office:string-value="  crHdac6_H12_DBJ21_D12_R2: TCGGCA_CCAACA" table:formula="of:=CONCATENATE(&quot;  &quot;;[.P97];&quot;: &quot;;[.Q97])" table:style-name="ce1">
            <text:p><text:s text:c="2"/>crHdac6_H12_DBJ21_D12_R2: TCGGCA_CCAACA</text:p>
          </table:table-cell>
          <table:table-cell office:value-type="string" office:string-value="  crHdac6_H12_DBJ21_D19_R2: TCGGCA_ACTGAT" table:formula="of:=CONCATENATE(&quot;  &quot;;[.T97];&quot;: &quot;;[.U97])" table:style-name="ce1">
            <text:p><text:s text:c="2"/>crHdac6_H12_DBJ21_D19_R2: TCGGCA_ACTGAT</text:p>
          </table:table-cell>
          <table:table-cell table:number-columns-repeated="16359"/>
        </table:table-row>
        <table:table-row table:number-rows-repeated="1048479" table:style-name="ro1">
          <table:table-cell table:number-columns-repeated="16384"/>
        </table:table-row>
      </table:table>
      <table:table table:name="HATTAT_P5-10" table:style-name="ta7">
        <table:table-column table:style-name="co12" table:number-columns-repeated="6" table:default-cell-style-name="ce1"/>
        <table:table-column table:style-name="co42" table:default-cell-style-name="ce1"/>
        <table:table-column table:style-name="co12" table:number-columns-repeated="5" table:default-cell-style-name="ce1"/>
        <table:table-column table:style-name="co19" table:default-cell-style-name="ce1"/>
        <table:table-column table:style-name="co24" table:default-cell-style-name="ce1"/>
        <table:table-column table:style-name="co12" table:default-cell-style-name="ce1"/>
        <table:table-column table:style-name="co27" table:default-cell-style-name="ce1"/>
        <table:table-column table:style-name="co12" table:number-columns-repeated="16368" table:default-cell-style-name="ce1"/>
        <table:table-row table:style-name="ro1">
          <table:table-cell table:style-name="ce12"/>
          <table:table-cell office:value-type="string" table:style-name="ce12">
            <text:p>fw_BC</text:p>
          </table:table-cell>
          <table:table-cell table:style-name="ce12"/>
          <table:table-cell office:value-type="string" table:style-name="ce12">
            <text:p>rv_BC</text:p>
          </table:table-cell>
          <table:table-cell table:number-columns-repeated="7" table:style-name="ce12"/>
          <table:table-cell office:value-type="string" table:style-name="ce12">
            <text:p>P1a coordinate</text:p>
          </table:table-cell>
          <table:table-cell office:value-type="string" table:style-name="ce12">
            <text:p>Sample name</text:p>
          </table:table-cell>
          <table:table-cell office:value-type="string" table:style-name="ce12">
            <text:p>P1a BC</text:p>
          </table:table-cell>
          <table:table-cell table:style-name="ce12"/>
          <table:table-cell office:value-type="string" table:style-name="ce12">
            <text:p>Yaml POOL_411_P1a</text:p>
          </table:table-cell>
          <table:table-cell table:number-columns-repeated="16368" table:style-name="ce12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GTCAA</text:p>
          </table:table-cell>
          <table:table-cell office:value-type="string" table:style-name="ce1">
            <text:p>a</text:p>
          </table:table-cell>
          <table:table-cell office:value-type="float" office:value="411" table:style-name="ce1">
            <text:p>411</text:p>
          </table:table-cell>
          <table:table-cell office:value-type="float" office:value="1" table:style-name="ce13">
            <text:p>1</text:p>
          </table:table-cell>
          <table:table-cell table:number-columns-repeated="4" table:style-name="ce1"/>
          <table:table-cell office:value-type="string" table:style-name="ce1">
            <text:p>A1</text:p>
          </table:table-cell>
          <table:table-cell office:value-type="string" office:string-value="a411_1" table:formula="of:=CONCATENATE([.$E2];[.$F2];&quot;_&quot;;[.$G2])" table:style-name="ce1">
            <text:p>a411_1</text:p>
          </table:table-cell>
          <table:table-cell office:value-type="string" office:string-value="AGTCAA_GTGAAA" table:formula="of:=CONCATENATE([.B2];&quot;_&quot;;[.D8])" table:style-name="ce1">
            <text:p>AGTCAA_GTGAAA</text:p>
          </table:table-cell>
          <table:table-cell table:style-name="ce1"/>
          <table:table-cell office:value-type="string" office:string-value="  a411_1: AGTCAA_GTGAAA" table:formula="of:=CONCATENATE(&quot;  &quot;;[.M2];&quot;: &quot;;[.N2])" table:style-name="ce1">
            <text:p><text:s text:c="2"/>a411_1: AGTCAA_GTGAA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GTTCC</text:p>
          </table:table-cell>
          <table:table-cell office:value-type="string" table:style-name="ce1">
            <text:p>b</text:p>
          </table:table-cell>
          <table:table-cell office:value-type="float" office:value="411" table:style-name="ce1">
            <text:p>411</text:p>
          </table:table-cell>
          <table:table-cell office:value-type="float" office:value="0.5" table:style-name="ce13">
            <text:p>0.5</text:p>
          </table:table-cell>
          <table:table-cell table:number-columns-repeated="4" table:style-name="ce1"/>
          <table:table-cell office:value-type="string" table:style-name="ce1">
            <text:p>A2</text:p>
          </table:table-cell>
          <table:table-cell office:value-type="string" office:string-value="b411_0.5" table:formula="of:=CONCATENATE([.$E3];[.$F3];&quot;_&quot;;[.$G3])" table:style-name="ce1">
            <text:p>b411_0.5</text:p>
          </table:table-cell>
          <table:table-cell office:value-type="string" office:string-value="AGTTCC_GTGGCC" table:formula="of:=CONCATENATE([.B3];&quot;_&quot;;[.D9])" table:style-name="ce1">
            <text:p>AGTTCC_GTGGCC</text:p>
          </table:table-cell>
          <table:table-cell table:style-name="ce1"/>
          <table:table-cell office:value-type="string" office:string-value="  b411_0.5: AGTTCC_GTGGCC" table:formula="of:=CONCATENATE(&quot;  &quot;;[.M3];&quot;: &quot;;[.N3])" table:style-name="ce1">
            <text:p><text:s text:c="2"/>b411_0.5: AGTTCC_GTGGC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ATGTCA</text:p>
          </table:table-cell>
          <table:table-cell office:value-type="string" table:style-name="ce1">
            <text:p>c</text:p>
          </table:table-cell>
          <table:table-cell office:value-type="float" office:value="411" table:style-name="ce1">
            <text:p>411</text:p>
          </table:table-cell>
          <table:table-cell office:value-type="float" office:value="0.25" table:style-name="ce13">
            <text:p>0.25</text:p>
          </table:table-cell>
          <table:table-cell table:number-columns-repeated="4" table:style-name="ce1"/>
          <table:table-cell office:value-type="string" table:style-name="ce1">
            <text:p>A3</text:p>
          </table:table-cell>
          <table:table-cell office:value-type="string" office:string-value="c411_0.25" table:formula="of:=CONCATENATE([.$E4];[.$F4];&quot;_&quot;;[.$G4])" table:style-name="ce1">
            <text:p>c411_0.25</text:p>
          </table:table-cell>
          <table:table-cell office:value-type="string" office:string-value="ATGTCA_GTTTCG" table:formula="of:=CONCATENATE([.B4];&quot;_&quot;;[.D10])" table:style-name="ce1">
            <text:p>ATGTCA_GTTTCG</text:p>
          </table:table-cell>
          <table:table-cell table:style-name="ce1"/>
          <table:table-cell office:value-type="string" office:string-value="  c411_0.25: ATGTCA_GTTTCG" table:formula="of:=CONCATENATE(&quot;  &quot;;[.M4];&quot;: &quot;;[.N4])" table:style-name="ce1">
            <text:p><text:s text:c="2"/>c411_0.25: ATGTCA_GTTTCG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CCGTCC</text:p>
          </table:table-cell>
          <table:table-cell office:value-type="string" table:style-name="ce1">
            <text:p>d</text:p>
          </table:table-cell>
          <table:table-cell office:value-type="float" office:value="411" table:style-name="ce1">
            <text:p>411</text:p>
          </table:table-cell>
          <table:table-cell office:value-type="float" office:value="0.125" table:style-name="ce13">
            <text:p>0.125</text:p>
          </table:table-cell>
          <table:table-cell table:number-columns-repeated="4" table:style-name="ce1"/>
          <table:table-cell office:value-type="string" table:style-name="ce1">
            <text:p>A4</text:p>
          </table:table-cell>
          <table:table-cell office:value-type="string" office:string-value="d411_0.125" table:formula="of:=CONCATENATE([.$E5];[.$F5];&quot;_&quot;;[.$G5])" table:style-name="ce1">
            <text:p>d411_0.125</text:p>
          </table:table-cell>
          <table:table-cell office:value-type="string" office:string-value="CCGTCC_CGTACG" table:formula="of:=CONCATENATE([.B5];&quot;_&quot;;[.D11])" table:style-name="ce1">
            <text:p>CCGTCC_CGTACG</text:p>
          </table:table-cell>
          <table:table-cell table:style-name="ce1"/>
          <table:table-cell office:value-type="string" office:string-value="  d411_0.125: CCGTCC_CGTACG" table:formula="of:=CONCATENATE(&quot;  &quot;;[.M5];&quot;: &quot;;[.N5])" table:style-name="ce1">
            <text:p><text:s text:c="2"/>d411_0.125: CCGTCC_CGTACG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GTAGAG</text:p>
          </table:table-cell>
          <table:table-cell office:value-type="string" table:style-name="ce1">
            <text:p>e</text:p>
          </table:table-cell>
          <table:table-cell office:value-type="float" office:value="411" table:style-name="ce1">
            <text:p>411</text:p>
          </table:table-cell>
          <table:table-cell office:value-type="float" office:value="6.25E-2" table:style-name="ce13">
            <text:p>0.0625</text:p>
          </table:table-cell>
          <table:table-cell table:number-columns-repeated="4" table:style-name="ce1"/>
          <table:table-cell office:value-type="string" table:style-name="ce1">
            <text:p>A5</text:p>
          </table:table-cell>
          <table:table-cell office:value-type="string" office:string-value="e411_0.0625" table:formula="of:=CONCATENATE([.$E6];[.$F6];&quot;_&quot;;[.$G6])" table:style-name="ce1">
            <text:p>e411_0.0625</text:p>
          </table:table-cell>
          <table:table-cell office:value-type="string" office:string-value="GTAGAG_GAGTGG" table:formula="of:=CONCATENATE([.B6];&quot;_&quot;;[.D12])" table:style-name="ce1">
            <text:p>GTAGAG_GAGTGG</text:p>
          </table:table-cell>
          <table:table-cell table:style-name="ce1"/>
          <table:table-cell office:value-type="string" office:string-value="  e411_0.0625: GTAGAG_GAGTGG" table:formula="of:=CONCATENATE(&quot;  &quot;;[.M6];&quot;: &quot;;[.N6])" table:style-name="ce1">
            <text:p><text:s text:c="2"/>e411_0.0625: GTAGAG_GAGTGG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GTCCGC</text:p>
          </table:table-cell>
          <table:table-cell office:value-type="string" table:style-name="ce1">
            <text:p>f</text:p>
          </table:table-cell>
          <table:table-cell office:value-type="float" office:value="411" table:style-name="ce1">
            <text:p>411</text:p>
          </table:table-cell>
          <table:table-cell office:value-type="float" office:value="3.125E-2" table:style-name="ce13">
            <text:p>0.03125</text:p>
          </table:table-cell>
          <table:table-cell table:number-columns-repeated="4" table:style-name="ce1"/>
          <table:table-cell office:value-type="string" table:style-name="ce1">
            <text:p>A6</text:p>
          </table:table-cell>
          <table:table-cell office:value-type="string" office:string-value="f411_0.03125" table:formula="of:=CONCATENATE([.$E7];[.$F7];&quot;_&quot;;[.$G7])" table:style-name="ce1">
            <text:p>f411_0.03125</text:p>
          </table:table-cell>
          <table:table-cell office:value-type="string" office:string-value="GTCCGC_GGTAGC" table:formula="of:=CONCATENATE([.B7];&quot;_&quot;;[.D13])" table:style-name="ce1">
            <text:p>GTCCGC_GGTAGC</text:p>
          </table:table-cell>
          <table:table-cell table:style-name="ce1"/>
          <table:table-cell office:value-type="string" office:string-value="  f411_0.03125: GTCCGC_GGTAGC" table:formula="of:=CONCATENATE(&quot;  &quot;;[.M7];&quot;: &quot;;[.N7])" table:style-name="ce1">
            <text:p><text:s text:c="2"/>f411_0.03125: GTCCGC_GGTAG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GTGAAA</text:p>
          </table:table-cell>
          <table:table-cell office:value-type="string" table:style-name="ce1">
            <text:p>g</text:p>
          </table:table-cell>
          <table:table-cell office:value-type="float" office:value="411" table:style-name="ce1">
            <text:p>411</text:p>
          </table:table-cell>
          <table:table-cell office:value-type="float" office:value="1.5625E-2" table:style-name="ce13">
            <text:p>0.015625</text:p>
          </table:table-cell>
          <table:table-cell table:number-columns-repeated="4" table:style-name="ce1"/>
          <table:table-cell office:value-type="string" table:style-name="ce1">
            <text:p>A7</text:p>
          </table:table-cell>
          <table:table-cell office:value-type="string" office:string-value="g411_0.015625" table:formula="of:=CONCATENATE([.$E8];[.$F8];&quot;_&quot;;[.$G8])" table:style-name="ce1">
            <text:p>g411_0.015625</text:p>
          </table:table-cell>
          <table:table-cell office:value-type="string" office:string-value="GTGAAA_AGTCAA" table:formula="of:=CONCATENATE([.B8];&quot;_&quot;;[.D2])" table:style-name="ce1">
            <text:p>GTGAAA_AGTCAA</text:p>
          </table:table-cell>
          <table:table-cell table:style-name="ce1"/>
          <table:table-cell office:value-type="string" office:string-value="  g411_0.015625: GTGAAA_AGTCAA" table:formula="of:=CONCATENATE(&quot;  &quot;;[.M8];&quot;: &quot;;[.N8])" table:style-name="ce1">
            <text:p><text:s text:c="2"/>g411_0.015625: GTGAAA_AGTCA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GTGGCC</text:p>
          </table:table-cell>
          <table:table-cell office:value-type="string" table:style-name="ce1">
            <text:p>h</text:p>
          </table:table-cell>
          <table:table-cell office:value-type="float" office:value="411" table:style-name="ce1">
            <text:p>411</text:p>
          </table:table-cell>
          <table:table-cell office:value-type="float" office:value="7.8125E-3" table:style-name="ce13">
            <text:p>0.0078125</text:p>
          </table:table-cell>
          <table:table-cell table:number-columns-repeated="4" table:style-name="ce1"/>
          <table:table-cell office:value-type="string" table:style-name="ce1">
            <text:p>A8</text:p>
          </table:table-cell>
          <table:table-cell office:value-type="string" office:string-value="h411_0.0078125" table:formula="of:=CONCATENATE([.$E9];[.$F9];&quot;_&quot;;[.$G9])" table:style-name="ce1">
            <text:p>h411_0.0078125</text:p>
          </table:table-cell>
          <table:table-cell office:value-type="string" office:string-value="GTGGCC_AGTTCC" table:formula="of:=CONCATENATE([.B9];&quot;_&quot;;[.D3])" table:style-name="ce1">
            <text:p>GTGGCC_AGTTCC</text:p>
          </table:table-cell>
          <table:table-cell table:style-name="ce1"/>
          <table:table-cell office:value-type="string" office:string-value="  h411_0.0078125: GTGGCC_AGTTCC" table:formula="of:=CONCATENATE(&quot;  &quot;;[.M9];&quot;: &quot;;[.N9])" table:style-name="ce1">
            <text:p><text:s text:c="2"/>h411_0.0078125: GTGGCC_AGTTC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GTTTCG</text:p>
          </table:table-cell>
          <table:table-cell office:value-type="string" table:style-name="ce1">
            <text:p>i</text:p>
          </table:table-cell>
          <table:table-cell office:value-type="float" office:value="411" table:style-name="ce1">
            <text:p>411</text:p>
          </table:table-cell>
          <table:table-cell office:value-type="float" office:value="3.90625E-3" table:style-name="ce13">
            <text:p>0.00390625</text:p>
          </table:table-cell>
          <table:table-cell table:number-columns-repeated="4" table:style-name="ce1"/>
          <table:table-cell office:value-type="string" table:style-name="ce1">
            <text:p>A9</text:p>
          </table:table-cell>
          <table:table-cell office:value-type="string" office:string-value="i411_0.00390625" table:formula="of:=CONCATENATE([.$E10];[.$F10];&quot;_&quot;;[.$G10])" table:style-name="ce1">
            <text:p>i411_0.00390625</text:p>
          </table:table-cell>
          <table:table-cell office:value-type="string" office:string-value="GTTTCG_ATGTCA" table:formula="of:=CONCATENATE([.B10];&quot;_&quot;;[.D4])" table:style-name="ce1">
            <text:p>GTTTCG_ATGTCA</text:p>
          </table:table-cell>
          <table:table-cell table:style-name="ce1"/>
          <table:table-cell office:value-type="string" office:string-value="  i411_0.00390625: GTTTCG_ATGTCA" table:formula="of:=CONCATENATE(&quot;  &quot;;[.M10];&quot;: &quot;;[.N10])" table:style-name="ce1">
            <text:p><text:s text:c="2"/>i411_0.00390625: GTTTCG_ATGTC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CGTACG</text:p>
          </table:table-cell>
          <table:table-cell office:value-type="string" table:style-name="ce1">
            <text:p>j</text:p>
          </table:table-cell>
          <table:table-cell office:value-type="float" office:value="411" table:style-name="ce1">
            <text:p>411</text:p>
          </table:table-cell>
          <table:table-cell office:value-type="float" office:value="1.953125E-3" table:style-name="ce13">
            <text:p>0.001953125</text:p>
          </table:table-cell>
          <table:table-cell table:number-columns-repeated="4" table:style-name="ce1"/>
          <table:table-cell office:value-type="string" table:style-name="ce1">
            <text:p>A10</text:p>
          </table:table-cell>
          <table:table-cell office:value-type="string" office:string-value="j411_0.001953125" table:formula="of:=CONCATENATE([.$E11];[.$F11];&quot;_&quot;;[.$G11])" table:style-name="ce1">
            <text:p>j411_0.001953125</text:p>
          </table:table-cell>
          <table:table-cell office:value-type="string" office:string-value="CGTACG_CCGTCC" table:formula="of:=CONCATENATE([.B11];&quot;_&quot;;[.D5])" table:style-name="ce1">
            <text:p>CGTACG_CCGTCC</text:p>
          </table:table-cell>
          <table:table-cell table:style-name="ce1"/>
          <table:table-cell office:value-type="string" office:string-value="  j411_0.001953125: CGTACG_CCGTCC" table:formula="of:=CONCATENATE(&quot;  &quot;;[.M11];&quot;: &quot;;[.N11])" table:style-name="ce1">
            <text:p><text:s text:c="2"/>j411_0.001953125: CGTACG_CCGTC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GAGTGG</text:p>
          </table:table-cell>
          <table:table-cell office:value-type="string" table:style-name="ce1">
            <text:p>k</text:p>
          </table:table-cell>
          <table:table-cell office:value-type="float" office:value="411" table:style-name="ce1">
            <text:p>411</text:p>
          </table:table-cell>
          <table:table-cell office:value-type="float" office:value="9.7656200000000005E-4" table:style-name="ce13">
            <text:p>0.000976562</text:p>
          </table:table-cell>
          <table:table-cell table:number-columns-repeated="4" table:style-name="ce1"/>
          <table:table-cell office:value-type="string" table:style-name="ce1">
            <text:p>A11</text:p>
          </table:table-cell>
          <table:table-cell office:value-type="string" office:string-value="k411_0.000976562" table:formula="of:=CONCATENATE([.$E12];[.$F12];&quot;_&quot;;[.$G12])" table:style-name="ce1">
            <text:p>k411_0.000976562</text:p>
          </table:table-cell>
          <table:table-cell office:value-type="string" office:string-value="GAGTGG_GTAGAG" table:formula="of:=CONCATENATE([.B12];&quot;_&quot;;[.D6])" table:style-name="ce1">
            <text:p>GAGTGG_GTAGAG</text:p>
          </table:table-cell>
          <table:table-cell table:style-name="ce1"/>
          <table:table-cell office:value-type="string" office:string-value="  k411_0.000976562: GAGTGG_GTAGAG" table:formula="of:=CONCATENATE(&quot;  &quot;;[.M12];&quot;: &quot;;[.N12])" table:style-name="ce1">
            <text:p><text:s text:c="2"/>k411_0.000976562: GAGTGG_GTAGAG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GGTAGC</text:p>
          </table:table-cell>
          <table:table-cell office:value-type="string" table:style-name="ce1">
            <text:p>l</text:p>
          </table:table-cell>
          <table:table-cell office:value-type="float" office:value="411" table:style-name="ce1">
            <text:p>411</text:p>
          </table:table-cell>
          <table:table-cell office:value-type="float" office:value="4.8828100000000002E-4" table:style-name="ce13">
            <text:p>0.000488281</text:p>
          </table:table-cell>
          <table:table-cell table:number-columns-repeated="4" table:style-name="ce1"/>
          <table:table-cell office:value-type="string" table:style-name="ce1">
            <text:p>A12</text:p>
          </table:table-cell>
          <table:table-cell office:value-type="string" office:string-value="l411_0.000488281" table:formula="of:=CONCATENATE([.$E13];[.$F13];&quot;_&quot;;[.$G13])" table:style-name="ce1">
            <text:p>l411_0.000488281</text:p>
          </table:table-cell>
          <table:table-cell office:value-type="string" office:string-value="GGTAGC_GTCCGC" table:formula="of:=CONCATENATE([.B13];&quot;_&quot;;[.D7])" table:style-name="ce1">
            <text:p>GGTAGC_GTCCGC</text:p>
          </table:table-cell>
          <table:table-cell table:style-name="ce1"/>
          <table:table-cell office:value-type="string" office:string-value="  l411_0.000488281: GGTAGC_GTCCGC" table:formula="of:=CONCATENATE(&quot;  &quot;;[.M13];&quot;: &quot;;[.N13])" table:style-name="ce1">
            <text:p><text:s text:c="2"/>l411_0.000488281: GGTAGC_GTCCG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E1</text:p>
          </table:table-cell>
          <table:table-cell office:value-type="string" table:style-name="ce1">
            <text:p>ACTGAT</text:p>
          </table:table-cell>
          <table:table-cell office:value-type="string" table:style-name="ce1">
            <text:p>m</text:p>
          </table:table-cell>
          <table:table-cell office:value-type="float" office:value="411" table:style-name="ce1">
            <text:p>411</text:p>
          </table:table-cell>
          <table:table-cell office:value-type="float" office:value="1" table:style-name="ce13">
            <text:p>1</text:p>
          </table:table-cell>
          <table:table-cell table:number-columns-repeated="4" table:style-name="ce1"/>
          <table:table-cell office:value-type="string" table:style-name="ce1">
            <text:p>B1</text:p>
          </table:table-cell>
          <table:table-cell office:value-type="string" office:string-value="m411_1" table:formula="of:=CONCATENATE([.$E14];[.$F14];&quot;_&quot;;[.$G14])" table:style-name="ce1">
            <text:p>m411_1</text:p>
          </table:table-cell>
          <table:table-cell office:value-type="string" office:string-value="AGTCAA_CACGAT" table:formula="of:=CONCATENATE([.B2];&quot;_&quot;;[.D20])" table:style-name="ce1">
            <text:p>AGTCAA_CACGAT</text:p>
          </table:table-cell>
          <table:table-cell table:style-name="ce1"/>
          <table:table-cell office:value-type="string" office:string-value="  m411_1: AGTCAA_CACGAT" table:formula="of:=CONCATENATE(&quot;  &quot;;[.M14];&quot;: &quot;;[.N14])" table:style-name="ce1">
            <text:p><text:s text:c="2"/>m411_1: AGTCAA_CACGAT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ATGAGC</text:p>
          </table:table-cell>
          <table:table-cell office:value-type="string" table:style-name="ce1">
            <text:p>n</text:p>
          </table:table-cell>
          <table:table-cell office:value-type="float" office:value="411" table:style-name="ce1">
            <text:p>411</text:p>
          </table:table-cell>
          <table:table-cell office:value-type="float" office:value="0.5" table:style-name="ce13">
            <text:p>0.5</text:p>
          </table:table-cell>
          <table:table-cell table:number-columns-repeated="4" table:style-name="ce1"/>
          <table:table-cell office:value-type="string" table:style-name="ce1">
            <text:p>B2</text:p>
          </table:table-cell>
          <table:table-cell office:value-type="string" office:string-value="n411_0.5" table:formula="of:=CONCATENATE([.$E15];[.$F15];&quot;_&quot;;[.$G15])" table:style-name="ce1">
            <text:p>n411_0.5</text:p>
          </table:table-cell>
          <table:table-cell office:value-type="string" office:string-value="AGTTCC_CACTCA" table:formula="of:=CONCATENATE([.B3];&quot;_&quot;;[.D21])" table:style-name="ce1">
            <text:p>AGTTCC_CACTCA</text:p>
          </table:table-cell>
          <table:table-cell table:style-name="ce1"/>
          <table:table-cell office:value-type="string" office:string-value="  n411_0.5: AGTTCC_CACTCA" table:formula="of:=CONCATENATE(&quot;  &quot;;[.M15];&quot;: &quot;;[.N15])" table:style-name="ce1">
            <text:p><text:s text:c="2"/>n411_0.5: AGTTCC_CACTC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ATTCCT</text:p>
          </table:table-cell>
          <table:table-cell office:value-type="string" table:style-name="ce1">
            <text:p>o</text:p>
          </table:table-cell>
          <table:table-cell office:value-type="float" office:value="411" table:style-name="ce1">
            <text:p>411</text:p>
          </table:table-cell>
          <table:table-cell office:value-type="float" office:value="0.25" table:style-name="ce13">
            <text:p>0.25</text:p>
          </table:table-cell>
          <table:table-cell table:number-columns-repeated="4" table:style-name="ce1"/>
          <table:table-cell office:value-type="string" table:style-name="ce1">
            <text:p>B3</text:p>
          </table:table-cell>
          <table:table-cell office:value-type="string" office:string-value="o411_0.25" table:formula="of:=CONCATENATE([.$E16];[.$F16];&quot;_&quot;;[.$G16])" table:style-name="ce1">
            <text:p>o411_0.25</text:p>
          </table:table-cell>
          <table:table-cell office:value-type="string" office:string-value="ATGTCA_CAGGCG" table:formula="of:=CONCATENATE([.B4];&quot;_&quot;;[.D22])" table:style-name="ce1">
            <text:p>ATGTCA_CAGGCG</text:p>
          </table:table-cell>
          <table:table-cell table:style-name="ce1"/>
          <table:table-cell office:value-type="string" office:string-value="  o411_0.25: ATGTCA_CAGGCG" table:formula="of:=CONCATENATE(&quot;  &quot;;[.M16];&quot;: &quot;;[.N16])" table:style-name="ce1">
            <text:p><text:s text:c="2"/>o411_0.25: ATGTCA_CAGGCG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CAAAAG</text:p>
          </table:table-cell>
          <table:table-cell office:value-type="string" table:style-name="ce1">
            <text:p>p</text:p>
          </table:table-cell>
          <table:table-cell office:value-type="float" office:value="411" table:style-name="ce1">
            <text:p>411</text:p>
          </table:table-cell>
          <table:table-cell office:value-type="float" office:value="0.125" table:style-name="ce13">
            <text:p>0.125</text:p>
          </table:table-cell>
          <table:table-cell table:number-columns-repeated="4" table:style-name="ce1"/>
          <table:table-cell office:value-type="string" table:style-name="ce1">
            <text:p>B4</text:p>
          </table:table-cell>
          <table:table-cell office:value-type="string" office:string-value="p411_0.125" table:formula="of:=CONCATENATE([.$E17];[.$F17];&quot;_&quot;;[.$G17])" table:style-name="ce1">
            <text:p>p411_0.125</text:p>
          </table:table-cell>
          <table:table-cell office:value-type="string" office:string-value="CCGTCC_CATGGC" table:formula="of:=CONCATENATE([.B5];&quot;_&quot;;[.D23])" table:style-name="ce1">
            <text:p>CCGTCC_CATGGC</text:p>
          </table:table-cell>
          <table:table-cell table:style-name="ce1"/>
          <table:table-cell office:value-type="string" office:string-value="  p411_0.125: CCGTCC_CATGGC" table:formula="of:=CONCATENATE(&quot;  &quot;;[.M17];&quot;: &quot;;[.N17])" table:style-name="ce1">
            <text:p><text:s text:c="2"/>p411_0.125: CCGTCC_CATGG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CAACTA</text:p>
          </table:table-cell>
          <table:table-cell office:value-type="string" table:style-name="ce1">
            <text:p>q</text:p>
          </table:table-cell>
          <table:table-cell office:value-type="float" office:value="411" table:style-name="ce1">
            <text:p>411</text:p>
          </table:table-cell>
          <table:table-cell office:value-type="float" office:value="6.25E-2" table:style-name="ce13">
            <text:p>0.0625</text:p>
          </table:table-cell>
          <table:table-cell table:number-columns-repeated="4" table:style-name="ce1"/>
          <table:table-cell office:value-type="string" table:style-name="ce1">
            <text:p>B5</text:p>
          </table:table-cell>
          <table:table-cell office:value-type="string" office:string-value="q411_0.0625" table:formula="of:=CONCATENATE([.$E18];[.$F18];&quot;_&quot;;[.$G18])" table:style-name="ce1">
            <text:p>q411_0.0625</text:p>
          </table:table-cell>
          <table:table-cell office:value-type="string" office:string-value="GTAGAG_CATTTT" table:formula="of:=CONCATENATE([.B6];&quot;_&quot;;[.D24])" table:style-name="ce1">
            <text:p>GTAGAG_CATTTT</text:p>
          </table:table-cell>
          <table:table-cell table:style-name="ce1"/>
          <table:table-cell office:value-type="string" office:string-value="  q411_0.0625: GTAGAG_CATTTT" table:formula="of:=CONCATENATE(&quot;  &quot;;[.M18];&quot;: &quot;;[.N18])" table:style-name="ce1">
            <text:p><text:s text:c="2"/>q411_0.0625: GTAGAG_CATTTT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CACCGG</text:p>
          </table:table-cell>
          <table:table-cell office:value-type="string" table:style-name="ce1">
            <text:p>r</text:p>
          </table:table-cell>
          <table:table-cell office:value-type="float" office:value="411" table:style-name="ce1">
            <text:p>411</text:p>
          </table:table-cell>
          <table:table-cell office:value-type="float" office:value="3.125E-2" table:style-name="ce13">
            <text:p>0.03125</text:p>
          </table:table-cell>
          <table:table-cell table:number-columns-repeated="4" table:style-name="ce1"/>
          <table:table-cell office:value-type="string" table:style-name="ce1">
            <text:p>B6</text:p>
          </table:table-cell>
          <table:table-cell office:value-type="string" office:string-value="r411_0.03125" table:formula="of:=CONCATENATE([.$E19];[.$F19];&quot;_&quot;;[.$G19])" table:style-name="ce1">
            <text:p>r411_0.03125</text:p>
          </table:table-cell>
          <table:table-cell office:value-type="string" office:string-value="GTCCGC_CCAACA" table:formula="of:=CONCATENATE([.B7];&quot;_&quot;;[.D25])" table:style-name="ce1">
            <text:p>GTCCGC_CCAACA</text:p>
          </table:table-cell>
          <table:table-cell table:style-name="ce1"/>
          <table:table-cell office:value-type="string" office:string-value="  r411_0.03125: GTCCGC_CCAACA" table:formula="of:=CONCATENATE(&quot;  &quot;;[.M19];&quot;: &quot;;[.N19])" table:style-name="ce1">
            <text:p><text:s text:c="2"/>r411_0.03125: GTCCGC_CCAAC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E7</text:p>
          </table:table-cell>
          <table:table-cell office:value-type="string" table:style-name="ce1">
            <text:p>CACGAT</text:p>
          </table:table-cell>
          <table:table-cell office:value-type="string" table:style-name="ce1">
            <text:p>s</text:p>
          </table:table-cell>
          <table:table-cell office:value-type="float" office:value="411" table:style-name="ce1">
            <text:p>411</text:p>
          </table:table-cell>
          <table:table-cell office:value-type="float" office:value="1.5625E-2" table:style-name="ce13">
            <text:p>0.015625</text:p>
          </table:table-cell>
          <table:table-cell table:number-columns-repeated="4" table:style-name="ce1"/>
          <table:table-cell office:value-type="string" table:style-name="ce1">
            <text:p>B7</text:p>
          </table:table-cell>
          <table:table-cell office:value-type="string" office:string-value="s411_0.015625" table:formula="of:=CONCATENATE([.$E20];[.$F20];&quot;_&quot;;[.$G20])" table:style-name="ce1">
            <text:p>s411_0.015625</text:p>
          </table:table-cell>
          <table:table-cell office:value-type="string" office:string-value="GTGAAA_ACTGAT" table:formula="of:=CONCATENATE([.B8];&quot;_&quot;;[.D14])" table:style-name="ce1">
            <text:p>GTGAAA_ACTGAT</text:p>
          </table:table-cell>
          <table:table-cell table:style-name="ce1"/>
          <table:table-cell office:value-type="string" office:string-value="  s411_0.015625: GTGAAA_ACTGAT" table:formula="of:=CONCATENATE(&quot;  &quot;;[.M20];&quot;: &quot;;[.N20])" table:style-name="ce1">
            <text:p><text:s text:c="2"/>s411_0.015625: GTGAAA_ACTGAT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E8</text:p>
          </table:table-cell>
          <table:table-cell office:value-type="string" table:style-name="ce1">
            <text:p>CACTCA</text:p>
          </table:table-cell>
          <table:table-cell office:value-type="string" table:style-name="ce1">
            <text:p>t</text:p>
          </table:table-cell>
          <table:table-cell office:value-type="float" office:value="411" table:style-name="ce1">
            <text:p>411</text:p>
          </table:table-cell>
          <table:table-cell office:value-type="float" office:value="7.8125E-3" table:style-name="ce13">
            <text:p>0.0078125</text:p>
          </table:table-cell>
          <table:table-cell table:number-columns-repeated="4" table:style-name="ce1"/>
          <table:table-cell office:value-type="string" table:style-name="ce1">
            <text:p>B8</text:p>
          </table:table-cell>
          <table:table-cell office:value-type="string" office:string-value="t411_0.0078125" table:formula="of:=CONCATENATE([.$E21];[.$F21];&quot;_&quot;;[.$G21])" table:style-name="ce1">
            <text:p>t411_0.0078125</text:p>
          </table:table-cell>
          <table:table-cell office:value-type="string" office:string-value="GTGGCC_ATGAGC" table:formula="of:=CONCATENATE([.B9];&quot;_&quot;;[.D15])" table:style-name="ce1">
            <text:p>GTGGCC_ATGAGC</text:p>
          </table:table-cell>
          <table:table-cell table:style-name="ce1"/>
          <table:table-cell office:value-type="string" office:string-value="  t411_0.0078125: GTGGCC_ATGAGC" table:formula="of:=CONCATENATE(&quot;  &quot;;[.M21];&quot;: &quot;;[.N21])" table:style-name="ce1">
            <text:p><text:s text:c="2"/>t411_0.0078125: GTGGCC_ATGAG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E9</text:p>
          </table:table-cell>
          <table:table-cell office:value-type="string" table:style-name="ce1">
            <text:p>CAGGCG</text:p>
          </table:table-cell>
          <table:table-cell office:value-type="string" table:style-name="ce1">
            <text:p>u</text:p>
          </table:table-cell>
          <table:table-cell office:value-type="float" office:value="411" table:style-name="ce1">
            <text:p>411</text:p>
          </table:table-cell>
          <table:table-cell office:value-type="float" office:value="3.90625E-3" table:style-name="ce13">
            <text:p>0.00390625</text:p>
          </table:table-cell>
          <table:table-cell table:number-columns-repeated="4" table:style-name="ce1"/>
          <table:table-cell office:value-type="string" table:style-name="ce1">
            <text:p>B9</text:p>
          </table:table-cell>
          <table:table-cell office:value-type="string" office:string-value="u411_0.00390625" table:formula="of:=CONCATENATE([.$E22];[.$F22];&quot;_&quot;;[.$G22])" table:style-name="ce1">
            <text:p>u411_0.00390625</text:p>
          </table:table-cell>
          <table:table-cell office:value-type="string" office:string-value="GTTTCG_ATTCCT" table:formula="of:=CONCATENATE([.B10];&quot;_&quot;;[.D16])" table:style-name="ce1">
            <text:p>GTTTCG_ATTCCT</text:p>
          </table:table-cell>
          <table:table-cell table:style-name="ce1"/>
          <table:table-cell office:value-type="string" office:string-value="  u411_0.00390625: GTTTCG_ATTCCT" table:formula="of:=CONCATENATE(&quot;  &quot;;[.M22];&quot;: &quot;;[.N22])" table:style-name="ce1">
            <text:p><text:s text:c="2"/>u411_0.00390625: GTTTCG_ATTCCT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E10</text:p>
          </table:table-cell>
          <table:table-cell office:value-type="string" table:style-name="ce1">
            <text:p>CATGGC</text:p>
          </table:table-cell>
          <table:table-cell office:value-type="string" table:style-name="ce1">
            <text:p>v</text:p>
          </table:table-cell>
          <table:table-cell office:value-type="float" office:value="411" table:style-name="ce1">
            <text:p>411</text:p>
          </table:table-cell>
          <table:table-cell office:value-type="float" office:value="1.953125E-3" table:style-name="ce13">
            <text:p>0.001953125</text:p>
          </table:table-cell>
          <table:table-cell table:number-columns-repeated="4" table:style-name="ce1"/>
          <table:table-cell office:value-type="string" table:style-name="ce1">
            <text:p>B10</text:p>
          </table:table-cell>
          <table:table-cell office:value-type="string" office:string-value="v411_0.001953125" table:formula="of:=CONCATENATE([.$E23];[.$F23];&quot;_&quot;;[.$G23])" table:style-name="ce1">
            <text:p>v411_0.001953125</text:p>
          </table:table-cell>
          <table:table-cell office:value-type="string" office:string-value="CGTACG_CAAAAG" table:formula="of:=CONCATENATE([.B11];&quot;_&quot;;[.D17])" table:style-name="ce1">
            <text:p>CGTACG_CAAAAG</text:p>
          </table:table-cell>
          <table:table-cell table:style-name="ce1"/>
          <table:table-cell office:value-type="string" office:string-value="  v411_0.001953125: CGTACG_CAAAAG" table:formula="of:=CONCATENATE(&quot;  &quot;;[.M23];&quot;: &quot;;[.N23])" table:style-name="ce1">
            <text:p><text:s text:c="2"/>v411_0.001953125: CGTACG_CAAAAG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E11</text:p>
          </table:table-cell>
          <table:table-cell office:value-type="string" table:style-name="ce1">
            <text:p>CATTTT</text:p>
          </table:table-cell>
          <table:table-cell office:value-type="string" table:style-name="ce1">
            <text:p>w</text:p>
          </table:table-cell>
          <table:table-cell office:value-type="float" office:value="411" table:style-name="ce1">
            <text:p>411</text:p>
          </table:table-cell>
          <table:table-cell office:value-type="float" office:value="9.7656200000000005E-4" table:style-name="ce13">
            <text:p>0.000976562</text:p>
          </table:table-cell>
          <table:table-cell table:number-columns-repeated="4" table:style-name="ce1"/>
          <table:table-cell office:value-type="string" table:style-name="ce1">
            <text:p>B11</text:p>
          </table:table-cell>
          <table:table-cell office:value-type="string" office:string-value="w411_0.000976562" table:formula="of:=CONCATENATE([.$E24];[.$F24];&quot;_&quot;;[.$G24])" table:style-name="ce1">
            <text:p>w411_0.000976562</text:p>
          </table:table-cell>
          <table:table-cell office:value-type="string" office:string-value="GAGTGG_CAACTA" table:formula="of:=CONCATENATE([.B12];&quot;_&quot;;[.D18])" table:style-name="ce1">
            <text:p>GAGTGG_CAACTA</text:p>
          </table:table-cell>
          <table:table-cell table:style-name="ce1"/>
          <table:table-cell office:value-type="string" office:string-value="  w411_0.000976562: GAGTGG_CAACTA" table:formula="of:=CONCATENATE(&quot;  &quot;;[.M24];&quot;: &quot;;[.N24])" table:style-name="ce1">
            <text:p><text:s text:c="2"/>w411_0.000976562: GAGTGG_CAACT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E12</text:p>
          </table:table-cell>
          <table:table-cell office:value-type="string" table:style-name="ce1">
            <text:p>CCAACA</text:p>
          </table:table-cell>
          <table:table-cell office:value-type="string" table:style-name="ce1">
            <text:p>x</text:p>
          </table:table-cell>
          <table:table-cell office:value-type="float" office:value="411" table:style-name="ce1">
            <text:p>411</text:p>
          </table:table-cell>
          <table:table-cell office:value-type="float" office:value="4.8828100000000002E-4" table:style-name="ce13">
            <text:p>0.000488281</text:p>
          </table:table-cell>
          <table:table-cell table:number-columns-repeated="4" table:style-name="ce1"/>
          <table:table-cell office:value-type="string" table:style-name="ce1">
            <text:p>B12</text:p>
          </table:table-cell>
          <table:table-cell office:value-type="string" office:string-value="x411_0.000488281" table:formula="of:=CONCATENATE([.$E25];[.$F25];&quot;_&quot;;[.$G25])" table:style-name="ce1">
            <text:p>x411_0.000488281</text:p>
          </table:table-cell>
          <table:table-cell office:value-type="string" office:string-value="GGTAGC_CACCGG" table:formula="of:=CONCATENATE([.B13];&quot;_&quot;;[.D19])" table:style-name="ce1">
            <text:p>GGTAGC_CACCGG</text:p>
          </table:table-cell>
          <table:table-cell table:style-name="ce1"/>
          <table:table-cell office:value-type="string" office:string-value="  x411_0.000488281: GGTAGC_CACCGG" table:formula="of:=CONCATENATE(&quot;  &quot;;[.M25];&quot;: &quot;;[.N25])" table:style-name="ce1">
            <text:p><text:s text:c="2"/>x411_0.000488281: GGTAGC_CACCGG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CGGAAT</text:p>
          </table:table-cell>
          <table:table-cell office:value-type="string" table:style-name="ce1">
            <text:p>y</text:p>
          </table:table-cell>
          <table:table-cell office:value-type="float" office:value="411" table:style-name="ce1">
            <text:p>411</text:p>
          </table:table-cell>
          <table:table-cell office:value-type="float" office:value="1" table:style-name="ce13">
            <text:p>1</text:p>
          </table:table-cell>
          <table:table-cell table:number-columns-repeated="4" table:style-name="ce1"/>
          <table:table-cell office:value-type="string" table:style-name="ce1">
            <text:p>C1</text:p>
          </table:table-cell>
          <table:table-cell office:value-type="string" office:string-value="y411_1" table:formula="of:=CONCATENATE([.$E26];[.$F26];&quot;_&quot;;[.$G26])" table:style-name="ce1">
            <text:p>y411_1</text:p>
          </table:table-cell>
          <table:table-cell office:value-type="string" office:string-value="AGTCAA_TACAGC" table:formula="of:=CONCATENATE([.B2];&quot;_&quot;;[.D32])" table:style-name="ce1">
            <text:p>AGTCAA_TACAGC</text:p>
          </table:table-cell>
          <table:table-cell table:style-name="ce1"/>
          <table:table-cell office:value-type="string" office:string-value="  y411_1: AGTCAA_TACAGC" table:formula="of:=CONCATENATE(&quot;  &quot;;[.M26];&quot;: &quot;;[.N26])" table:style-name="ce1">
            <text:p><text:s text:c="2"/>y411_1: AGTCAA_TACAG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CTAGCT</text:p>
          </table:table-cell>
          <table:table-cell office:value-type="string" table:style-name="ce1">
            <text:p>z</text:p>
          </table:table-cell>
          <table:table-cell office:value-type="float" office:value="411" table:style-name="ce1">
            <text:p>411</text:p>
          </table:table-cell>
          <table:table-cell office:value-type="float" office:value="0.5" table:style-name="ce13">
            <text:p>0.5</text:p>
          </table:table-cell>
          <table:table-cell table:number-columns-repeated="4" table:style-name="ce1"/>
          <table:table-cell office:value-type="string" table:style-name="ce1">
            <text:p>C2</text:p>
          </table:table-cell>
          <table:table-cell office:value-type="string" office:string-value="z411_0.5" table:formula="of:=CONCATENATE([.$E27];[.$F27];&quot;_&quot;;[.$G27])" table:style-name="ce1">
            <text:p>z411_0.5</text:p>
          </table:table-cell>
          <table:table-cell office:value-type="string" office:string-value="AGTTCC_TATAAT" table:formula="of:=CONCATENATE([.B3];&quot;_&quot;;[.D33])" table:style-name="ce1">
            <text:p>AGTTCC_TATAAT</text:p>
          </table:table-cell>
          <table:table-cell table:style-name="ce1"/>
          <table:table-cell office:value-type="string" office:string-value="  z411_0.5: AGTTCC_TATAAT" table:formula="of:=CONCATENATE(&quot;  &quot;;[.M27];&quot;: &quot;;[.N27])" table:style-name="ce1">
            <text:p><text:s text:c="2"/>z411_0.5: AGTTCC_TATAAT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CTATAC</text:p>
          </table:table-cell>
          <table:table-cell office:value-type="string" table:style-name="ce1">
            <text:p>aa</text:p>
          </table:table-cell>
          <table:table-cell office:value-type="float" office:value="411" table:style-name="ce1">
            <text:p>411</text:p>
          </table:table-cell>
          <table:table-cell office:value-type="float" office:value="0.25" table:style-name="ce13">
            <text:p>0.25</text:p>
          </table:table-cell>
          <table:table-cell table:number-columns-repeated="4" table:style-name="ce1"/>
          <table:table-cell office:value-type="string" table:style-name="ce1">
            <text:p>C3</text:p>
          </table:table-cell>
          <table:table-cell office:value-type="string" office:string-value="aa411_0.25" table:formula="of:=CONCATENATE([.$E28];[.$F28];&quot;_&quot;;[.$G28])" table:style-name="ce1">
            <text:p>aa411_0.25</text:p>
          </table:table-cell>
          <table:table-cell office:value-type="string" office:string-value="ATGTCA_TCATTC" table:formula="of:=CONCATENATE([.B4];&quot;_&quot;;[.D34])" table:style-name="ce1">
            <text:p>ATGTCA_TCATTC</text:p>
          </table:table-cell>
          <table:table-cell table:style-name="ce1"/>
          <table:table-cell office:value-type="string" office:string-value="  aa411_0.25: ATGTCA_TCATTC" table:formula="of:=CONCATENATE(&quot;  &quot;;[.M28];&quot;: &quot;;[.N28])" table:style-name="ce1">
            <text:p><text:s text:c="2"/>aa411_0.25: ATGTCA_TCATT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CTCAGA</text:p>
          </table:table-cell>
          <table:table-cell office:value-type="string" table:style-name="ce1">
            <text:p>ab</text:p>
          </table:table-cell>
          <table:table-cell office:value-type="float" office:value="411" table:style-name="ce1">
            <text:p>411</text:p>
          </table:table-cell>
          <table:table-cell office:value-type="float" office:value="0.125" table:style-name="ce13">
            <text:p>0.125</text:p>
          </table:table-cell>
          <table:table-cell table:number-columns-repeated="4" table:style-name="ce1"/>
          <table:table-cell office:value-type="string" table:style-name="ce1">
            <text:p>C4</text:p>
          </table:table-cell>
          <table:table-cell office:value-type="string" office:string-value="ab411_0.125" table:formula="of:=CONCATENATE([.$E29];[.$F29];&quot;_&quot;;[.$G29])" table:style-name="ce1">
            <text:p>ab411_0.125</text:p>
          </table:table-cell>
          <table:table-cell office:value-type="string" office:string-value="CCGTCC_TCCCGA" table:formula="of:=CONCATENATE([.B5];&quot;_&quot;;[.D35])" table:style-name="ce1">
            <text:p>CCGTCC_TCCCGA</text:p>
          </table:table-cell>
          <table:table-cell table:style-name="ce1"/>
          <table:table-cell office:value-type="string" office:string-value="  ab411_0.125: CCGTCC_TCCCGA" table:formula="of:=CONCATENATE(&quot;  &quot;;[.M29];&quot;: &quot;;[.N29])" table:style-name="ce1">
            <text:p><text:s text:c="2"/>ab411_0.125: CCGTCC_TCCCG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GACGAC</text:p>
          </table:table-cell>
          <table:table-cell office:value-type="string" table:style-name="ce1">
            <text:p>ac</text:p>
          </table:table-cell>
          <table:table-cell office:value-type="float" office:value="411" table:style-name="ce1">
            <text:p>411</text:p>
          </table:table-cell>
          <table:table-cell office:value-type="float" office:value="6.25E-2" table:style-name="ce13">
            <text:p>0.0625</text:p>
          </table:table-cell>
          <table:table-cell table:number-columns-repeated="4" table:style-name="ce1"/>
          <table:table-cell office:value-type="string" table:style-name="ce1">
            <text:p>C5</text:p>
          </table:table-cell>
          <table:table-cell office:value-type="string" office:string-value="ac411_0.0625" table:formula="of:=CONCATENATE([.$E30];[.$F30];&quot;_&quot;;[.$G30])" table:style-name="ce1">
            <text:p>ac411_0.0625</text:p>
          </table:table-cell>
          <table:table-cell office:value-type="string" office:string-value="GTAGAG_TCGAAG" table:formula="of:=CONCATENATE([.B6];&quot;_&quot;;[.D36])" table:style-name="ce1">
            <text:p>GTAGAG_TCGAAG</text:p>
          </table:table-cell>
          <table:table-cell table:style-name="ce1"/>
          <table:table-cell office:value-type="string" office:string-value="  ac411_0.0625: GTAGAG_TCGAAG" table:formula="of:=CONCATENATE(&quot;  &quot;;[.M30];&quot;: &quot;;[.N30])" table:style-name="ce1">
            <text:p><text:s text:c="2"/>ac411_0.0625: GTAGAG_TCGAAG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F6</text:p>
          </table:table-cell>
          <table:table-cell office:value-type="string" table:style-name="ce1">
            <text:p>TAATCG</text:p>
          </table:table-cell>
          <table:table-cell office:value-type="string" table:style-name="ce1">
            <text:p>ad</text:p>
          </table:table-cell>
          <table:table-cell office:value-type="float" office:value="411" table:style-name="ce1">
            <text:p>411</text:p>
          </table:table-cell>
          <table:table-cell office:value-type="float" office:value="3.125E-2" table:style-name="ce13">
            <text:p>0.03125</text:p>
          </table:table-cell>
          <table:table-cell table:number-columns-repeated="4" table:style-name="ce1"/>
          <table:table-cell office:value-type="string" table:style-name="ce1">
            <text:p>C6</text:p>
          </table:table-cell>
          <table:table-cell office:value-type="string" office:string-value="ad411_0.03125" table:formula="of:=CONCATENATE([.$E31];[.$F31];&quot;_&quot;;[.$G31])" table:style-name="ce1">
            <text:p>ad411_0.03125</text:p>
          </table:table-cell>
          <table:table-cell office:value-type="string" office:string-value="GTCCGC_TCGGCA" table:formula="of:=CONCATENATE([.B7];&quot;_&quot;;[.D37])" table:style-name="ce1">
            <text:p>GTCCGC_TCGGCA</text:p>
          </table:table-cell>
          <table:table-cell table:style-name="ce1"/>
          <table:table-cell office:value-type="string" office:string-value="  ad411_0.03125: GTCCGC_TCGGCA" table:formula="of:=CONCATENATE(&quot;  &quot;;[.M31];&quot;: &quot;;[.N31])" table:style-name="ce1">
            <text:p><text:s text:c="2"/>ad411_0.03125: GTCCGC_TCGGC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F7</text:p>
          </table:table-cell>
          <table:table-cell office:value-type="string" table:style-name="ce1">
            <text:p>TACAGC</text:p>
          </table:table-cell>
          <table:table-cell office:value-type="string" table:style-name="ce1">
            <text:p>ae</text:p>
          </table:table-cell>
          <table:table-cell office:value-type="float" office:value="411" table:style-name="ce1">
            <text:p>411</text:p>
          </table:table-cell>
          <table:table-cell office:value-type="float" office:value="1.5625E-2" table:style-name="ce13">
            <text:p>0.015625</text:p>
          </table:table-cell>
          <table:table-cell table:number-columns-repeated="4" table:style-name="ce1"/>
          <table:table-cell office:value-type="string" table:style-name="ce1">
            <text:p>C7</text:p>
          </table:table-cell>
          <table:table-cell office:value-type="string" office:string-value="ae411_0.015625" table:formula="of:=CONCATENATE([.$E32];[.$F32];&quot;_&quot;;[.$G32])" table:style-name="ce1">
            <text:p>ae411_0.015625</text:p>
          </table:table-cell>
          <table:table-cell office:value-type="string" office:string-value="GTGAAA_CGGAAT" table:formula="of:=CONCATENATE([.B8];&quot;_&quot;;[.D26])" table:style-name="ce1">
            <text:p>GTGAAA_CGGAAT</text:p>
          </table:table-cell>
          <table:table-cell table:style-name="ce1"/>
          <table:table-cell office:value-type="string" office:string-value="  ae411_0.015625: GTGAAA_CGGAAT" table:formula="of:=CONCATENATE(&quot;  &quot;;[.M32];&quot;: &quot;;[.N32])" table:style-name="ce1">
            <text:p><text:s text:c="2"/>ae411_0.015625: GTGAAA_CGGAAT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F8</text:p>
          </table:table-cell>
          <table:table-cell office:value-type="string" table:style-name="ce1">
            <text:p>TATAAT</text:p>
          </table:table-cell>
          <table:table-cell office:value-type="string" table:style-name="ce1">
            <text:p>af</text:p>
          </table:table-cell>
          <table:table-cell office:value-type="float" office:value="411" table:style-name="ce1">
            <text:p>411</text:p>
          </table:table-cell>
          <table:table-cell office:value-type="float" office:value="7.8125E-3" table:style-name="ce13">
            <text:p>0.0078125</text:p>
          </table:table-cell>
          <table:table-cell table:number-columns-repeated="4" table:style-name="ce1"/>
          <table:table-cell office:value-type="string" table:style-name="ce1">
            <text:p>C8</text:p>
          </table:table-cell>
          <table:table-cell office:value-type="string" office:string-value="af411_0.0078125" table:formula="of:=CONCATENATE([.$E33];[.$F33];&quot;_&quot;;[.$G33])" table:style-name="ce1">
            <text:p>af411_0.0078125</text:p>
          </table:table-cell>
          <table:table-cell office:value-type="string" office:string-value="GTGGCC_CTAGCT" table:formula="of:=CONCATENATE([.B9];&quot;_&quot;;[.D27])" table:style-name="ce1">
            <text:p>GTGGCC_CTAGCT</text:p>
          </table:table-cell>
          <table:table-cell table:style-name="ce1"/>
          <table:table-cell office:value-type="string" office:string-value="  af411_0.0078125: GTGGCC_CTAGCT" table:formula="of:=CONCATENATE(&quot;  &quot;;[.M33];&quot;: &quot;;[.N33])" table:style-name="ce1">
            <text:p><text:s text:c="2"/>af411_0.0078125: GTGGCC_CTAGCT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F9</text:p>
          </table:table-cell>
          <table:table-cell office:value-type="string" table:style-name="ce1">
            <text:p>TCATTC</text:p>
          </table:table-cell>
          <table:table-cell office:value-type="string" table:style-name="ce1">
            <text:p>ag</text:p>
          </table:table-cell>
          <table:table-cell office:value-type="float" office:value="411" table:style-name="ce1">
            <text:p>411</text:p>
          </table:table-cell>
          <table:table-cell office:value-type="float" office:value="3.90625E-3" table:style-name="ce13">
            <text:p>0.00390625</text:p>
          </table:table-cell>
          <table:table-cell table:number-columns-repeated="4" table:style-name="ce1"/>
          <table:table-cell office:value-type="string" table:style-name="ce1">
            <text:p>C9</text:p>
          </table:table-cell>
          <table:table-cell office:value-type="string" office:string-value="ag411_0.00390625" table:formula="of:=CONCATENATE([.$E34];[.$F34];&quot;_&quot;;[.$G34])" table:style-name="ce1">
            <text:p>ag411_0.00390625</text:p>
          </table:table-cell>
          <table:table-cell office:value-type="string" office:string-value="GTTTCG_CTATAC" table:formula="of:=CONCATENATE([.B10];&quot;_&quot;;[.D28])" table:style-name="ce1">
            <text:p>GTTTCG_CTATAC</text:p>
          </table:table-cell>
          <table:table-cell table:style-name="ce1"/>
          <table:table-cell office:value-type="string" office:string-value="  ag411_0.00390625: GTTTCG_CTATAC" table:formula="of:=CONCATENATE(&quot;  &quot;;[.M34];&quot;: &quot;;[.N34])" table:style-name="ce1">
            <text:p><text:s text:c="2"/>ag411_0.00390625: GTTTCG_CTATA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F10</text:p>
          </table:table-cell>
          <table:table-cell office:value-type="string" table:style-name="ce1">
            <text:p>TCCCGA</text:p>
          </table:table-cell>
          <table:table-cell office:value-type="string" table:style-name="ce1">
            <text:p>ah</text:p>
          </table:table-cell>
          <table:table-cell office:value-type="float" office:value="411" table:style-name="ce1">
            <text:p>411</text:p>
          </table:table-cell>
          <table:table-cell office:value-type="float" office:value="1.953125E-3" table:style-name="ce13">
            <text:p>0.001953125</text:p>
          </table:table-cell>
          <table:table-cell table:number-columns-repeated="4" table:style-name="ce1"/>
          <table:table-cell office:value-type="string" table:style-name="ce1">
            <text:p>C10</text:p>
          </table:table-cell>
          <table:table-cell office:value-type="string" office:string-value="ah411_0.001953125" table:formula="of:=CONCATENATE([.$E35];[.$F35];&quot;_&quot;;[.$G35])" table:style-name="ce1">
            <text:p>ah411_0.001953125</text:p>
          </table:table-cell>
          <table:table-cell office:value-type="string" office:string-value="CGTACG_CTCAGA" table:formula="of:=CONCATENATE([.B11];&quot;_&quot;;[.D29])" table:style-name="ce1">
            <text:p>CGTACG_CTCAGA</text:p>
          </table:table-cell>
          <table:table-cell table:style-name="ce1"/>
          <table:table-cell office:value-type="string" office:string-value="  ah411_0.001953125: CGTACG_CTCAGA" table:formula="of:=CONCATENATE(&quot;  &quot;;[.M35];&quot;: &quot;;[.N35])" table:style-name="ce1">
            <text:p><text:s text:c="2"/>ah411_0.001953125: CGTACG_CTCAG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F11</text:p>
          </table:table-cell>
          <table:table-cell office:value-type="string" table:style-name="ce1">
            <text:p>TCGAAG</text:p>
          </table:table-cell>
          <table:table-cell office:value-type="string" table:style-name="ce1">
            <text:p>ai</text:p>
          </table:table-cell>
          <table:table-cell office:value-type="float" office:value="411" table:style-name="ce1">
            <text:p>411</text:p>
          </table:table-cell>
          <table:table-cell office:value-type="float" office:value="9.7656200000000005E-4" table:style-name="ce13">
            <text:p>0.000976562</text:p>
          </table:table-cell>
          <table:table-cell table:number-columns-repeated="4" table:style-name="ce1"/>
          <table:table-cell office:value-type="string" table:style-name="ce1">
            <text:p>C11</text:p>
          </table:table-cell>
          <table:table-cell office:value-type="string" office:string-value="ai411_0.000976562" table:formula="of:=CONCATENATE([.$E36];[.$F36];&quot;_&quot;;[.$G36])" table:style-name="ce1">
            <text:p>ai411_0.000976562</text:p>
          </table:table-cell>
          <table:table-cell office:value-type="string" office:string-value="GAGTGG_GACGAC" table:formula="of:=CONCATENATE([.B12];&quot;_&quot;;[.D30])" table:style-name="ce1">
            <text:p>GAGTGG_GACGAC</text:p>
          </table:table-cell>
          <table:table-cell table:style-name="ce1"/>
          <table:table-cell office:value-type="string" office:string-value="  ai411_0.000976562: GAGTGG_GACGAC" table:formula="of:=CONCATENATE(&quot;  &quot;;[.M36];&quot;: &quot;;[.N36])" table:style-name="ce1">
            <text:p><text:s text:c="2"/>ai411_0.000976562: GAGTGG_GACGA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F12</text:p>
          </table:table-cell>
          <table:table-cell office:value-type="string" table:style-name="ce1">
            <text:p>TCGGCA</text:p>
          </table:table-cell>
          <table:table-cell office:value-type="string" table:style-name="ce1">
            <text:p>aj</text:p>
          </table:table-cell>
          <table:table-cell office:value-type="float" office:value="411" table:style-name="ce1">
            <text:p>411</text:p>
          </table:table-cell>
          <table:table-cell office:value-type="float" office:value="4.8828100000000002E-4" table:style-name="ce13">
            <text:p>0.000488281</text:p>
          </table:table-cell>
          <table:table-cell table:number-columns-repeated="4" table:style-name="ce1"/>
          <table:table-cell office:value-type="string" table:style-name="ce1">
            <text:p>C12</text:p>
          </table:table-cell>
          <table:table-cell office:value-type="string" office:string-value="aj411_0.000488281" table:formula="of:=CONCATENATE([.$E37];[.$F37];&quot;_&quot;;[.$G37])" table:style-name="ce1">
            <text:p>aj411_0.000488281</text:p>
          </table:table-cell>
          <table:table-cell office:value-type="string" office:string-value="GGTAGC_TAATCG" table:formula="of:=CONCATENATE([.B13];&quot;_&quot;;[.D31])" table:style-name="ce1">
            <text:p>GGTAGC_TAATCG</text:p>
          </table:table-cell>
          <table:table-cell table:style-name="ce1"/>
          <table:table-cell office:value-type="string" office:string-value="  aj411_0.000488281: GGTAGC_TAATCG" table:formula="of:=CONCATENATE(&quot;  &quot;;[.M37];&quot;: &quot;;[.N37])" table:style-name="ce1">
            <text:p><text:s text:c="2"/>aj411_0.000488281: GGTAGC_TAATCG</text:p>
          </table:table-cell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string" table:style-name="ce1">
            <text:p>ak</text:p>
          </table:table-cell>
          <table:table-cell office:value-type="float" office:value="411" table:style-name="ce1">
            <text:p>411</text:p>
          </table:table-cell>
          <table:table-cell office:value-type="float" office:value="1" table:style-name="ce13">
            <text:p>1</text:p>
          </table:table-cell>
          <table:table-cell table:number-columns-repeated="4" table:style-name="ce1"/>
          <table:table-cell office:value-type="string" table:style-name="ce1">
            <text:p>D1</text:p>
          </table:table-cell>
          <table:table-cell office:value-type="string" office:string-value="ak411_1" table:formula="of:=CONCATENATE([.$E38];[.$F38];&quot;_&quot;;[.$G38])" table:style-name="ce1">
            <text:p>ak411_1</text:p>
          </table:table-cell>
          <table:table-cell office:value-type="string" office:string-value="ACTGAT_GTGAAA" table:formula="of:=CONCATENATE([.B14];&quot;_&quot;;[.D8])" table:style-name="ce1">
            <text:p>ACTGAT_GTGAAA</text:p>
          </table:table-cell>
          <table:table-cell table:style-name="ce1"/>
          <table:table-cell office:value-type="string" office:string-value="  ak411_1: ACTGAT_GTGAAA" table:formula="of:=CONCATENATE(&quot;  &quot;;[.M38];&quot;: &quot;;[.N38])" table:style-name="ce1">
            <text:p><text:s text:c="2"/>ak411_1: ACTGAT_GTGAAA</text:p>
          </table:table-cell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string" table:style-name="ce1">
            <text:p>al</text:p>
          </table:table-cell>
          <table:table-cell office:value-type="float" office:value="411" table:style-name="ce1">
            <text:p>411</text:p>
          </table:table-cell>
          <table:table-cell office:value-type="float" office:value="0.5" table:style-name="ce13">
            <text:p>0.5</text:p>
          </table:table-cell>
          <table:table-cell table:number-columns-repeated="4" table:style-name="ce1"/>
          <table:table-cell office:value-type="string" table:style-name="ce1">
            <text:p>D2</text:p>
          </table:table-cell>
          <table:table-cell office:value-type="string" office:string-value="al411_0.5" table:formula="of:=CONCATENATE([.$E39];[.$F39];&quot;_&quot;;[.$G39])" table:style-name="ce1">
            <text:p>al411_0.5</text:p>
          </table:table-cell>
          <table:table-cell office:value-type="string" office:string-value="ATGAGC_GTGGCC" table:formula="of:=CONCATENATE([.B15];&quot;_&quot;;[.D9])" table:style-name="ce1">
            <text:p>ATGAGC_GTGGCC</text:p>
          </table:table-cell>
          <table:table-cell table:style-name="ce1"/>
          <table:table-cell office:value-type="string" office:string-value="  al411_0.5: ATGAGC_GTGGCC" table:formula="of:=CONCATENATE(&quot;  &quot;;[.M39];&quot;: &quot;;[.N39])" table:style-name="ce1">
            <text:p><text:s text:c="2"/>al411_0.5: ATGAGC_GTGGCC</text:p>
          </table:table-cell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string" table:style-name="ce1">
            <text:p>am</text:p>
          </table:table-cell>
          <table:table-cell office:value-type="float" office:value="411" table:style-name="ce1">
            <text:p>411</text:p>
          </table:table-cell>
          <table:table-cell office:value-type="float" office:value="0.25" table:style-name="ce13">
            <text:p>0.25</text:p>
          </table:table-cell>
          <table:table-cell table:number-columns-repeated="4" table:style-name="ce1"/>
          <table:table-cell office:value-type="string" table:style-name="ce1">
            <text:p>D3</text:p>
          </table:table-cell>
          <table:table-cell office:value-type="string" office:string-value="am411_0.25" table:formula="of:=CONCATENATE([.$E40];[.$F40];&quot;_&quot;;[.$G40])" table:style-name="ce1">
            <text:p>am411_0.25</text:p>
          </table:table-cell>
          <table:table-cell office:value-type="string" office:string-value="ATTCCT_GTTTCG" table:formula="of:=CONCATENATE([.B16];&quot;_&quot;;[.D10])" table:style-name="ce1">
            <text:p>ATTCCT_GTTTCG</text:p>
          </table:table-cell>
          <table:table-cell table:style-name="ce1"/>
          <table:table-cell office:value-type="string" office:string-value="  am411_0.25: ATTCCT_GTTTCG" table:formula="of:=CONCATENATE(&quot;  &quot;;[.M40];&quot;: &quot;;[.N40])" table:style-name="ce1">
            <text:p><text:s text:c="2"/>am411_0.25: ATTCCT_GTTTCG</text:p>
          </table:table-cell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string" table:style-name="ce1">
            <text:p>an</text:p>
          </table:table-cell>
          <table:table-cell office:value-type="float" office:value="411" table:style-name="ce1">
            <text:p>411</text:p>
          </table:table-cell>
          <table:table-cell office:value-type="float" office:value="0.125" table:style-name="ce13">
            <text:p>0.125</text:p>
          </table:table-cell>
          <table:table-cell table:number-columns-repeated="4" table:style-name="ce1"/>
          <table:table-cell office:value-type="string" table:style-name="ce1">
            <text:p>D4</text:p>
          </table:table-cell>
          <table:table-cell office:value-type="string" office:string-value="an411_0.125" table:formula="of:=CONCATENATE([.$E41];[.$F41];&quot;_&quot;;[.$G41])" table:style-name="ce1">
            <text:p>an411_0.125</text:p>
          </table:table-cell>
          <table:table-cell office:value-type="string" office:string-value="CAAAAG_CGTACG" table:formula="of:=CONCATENATE([.B17];&quot;_&quot;;[.D11])" table:style-name="ce1">
            <text:p>CAAAAG_CGTACG</text:p>
          </table:table-cell>
          <table:table-cell table:style-name="ce1"/>
          <table:table-cell office:value-type="string" office:string-value="  an411_0.125: CAAAAG_CGTACG" table:formula="of:=CONCATENATE(&quot;  &quot;;[.M41];&quot;: &quot;;[.N41])" table:style-name="ce1">
            <text:p><text:s text:c="2"/>an411_0.125: CAAAAG_CGTACG</text:p>
          </table:table-cell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string" table:style-name="ce1">
            <text:p>ao</text:p>
          </table:table-cell>
          <table:table-cell office:value-type="float" office:value="411" table:style-name="ce1">
            <text:p>411</text:p>
          </table:table-cell>
          <table:table-cell office:value-type="float" office:value="6.25E-2" table:style-name="ce13">
            <text:p>0.0625</text:p>
          </table:table-cell>
          <table:table-cell table:number-columns-repeated="4" table:style-name="ce1"/>
          <table:table-cell office:value-type="string" table:style-name="ce1">
            <text:p>D5</text:p>
          </table:table-cell>
          <table:table-cell office:value-type="string" office:string-value="ao411_0.0625" table:formula="of:=CONCATENATE([.$E42];[.$F42];&quot;_&quot;;[.$G42])" table:style-name="ce1">
            <text:p>ao411_0.0625</text:p>
          </table:table-cell>
          <table:table-cell office:value-type="string" office:string-value="CAACTA_GAGTGG" table:formula="of:=CONCATENATE([.B18];&quot;_&quot;;[.D12])" table:style-name="ce1">
            <text:p>CAACTA_GAGTGG</text:p>
          </table:table-cell>
          <table:table-cell table:style-name="ce1"/>
          <table:table-cell office:value-type="string" office:string-value="  ao411_0.0625: CAACTA_GAGTGG" table:formula="of:=CONCATENATE(&quot;  &quot;;[.M42];&quot;: &quot;;[.N42])" table:style-name="ce1">
            <text:p><text:s text:c="2"/>ao411_0.0625: CAACTA_GAGTGG</text:p>
          </table:table-cell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string" table:style-name="ce1">
            <text:p>ap</text:p>
          </table:table-cell>
          <table:table-cell office:value-type="float" office:value="411" table:style-name="ce1">
            <text:p>411</text:p>
          </table:table-cell>
          <table:table-cell office:value-type="float" office:value="3.125E-2" table:style-name="ce13">
            <text:p>0.03125</text:p>
          </table:table-cell>
          <table:table-cell table:number-columns-repeated="4" table:style-name="ce1"/>
          <table:table-cell office:value-type="string" table:style-name="ce1">
            <text:p>D6</text:p>
          </table:table-cell>
          <table:table-cell office:value-type="string" office:string-value="ap411_0.03125" table:formula="of:=CONCATENATE([.$E43];[.$F43];&quot;_&quot;;[.$G43])" table:style-name="ce1">
            <text:p>ap411_0.03125</text:p>
          </table:table-cell>
          <table:table-cell office:value-type="string" office:string-value="CACCGG_GGTAGC" table:formula="of:=CONCATENATE([.B19];&quot;_&quot;;[.D13])" table:style-name="ce1">
            <text:p>CACCGG_GGTAGC</text:p>
          </table:table-cell>
          <table:table-cell table:style-name="ce1"/>
          <table:table-cell office:value-type="string" office:string-value="  ap411_0.03125: CACCGG_GGTAGC" table:formula="of:=CONCATENATE(&quot;  &quot;;[.M43];&quot;: &quot;;[.N43])" table:style-name="ce1">
            <text:p><text:s text:c="2"/>ap411_0.03125: CACCGG_GGTAGC</text:p>
          </table:table-cell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string" table:style-name="ce1">
            <text:p>aq</text:p>
          </table:table-cell>
          <table:table-cell office:value-type="float" office:value="411" table:style-name="ce1">
            <text:p>411</text:p>
          </table:table-cell>
          <table:table-cell office:value-type="float" office:value="1.5625E-2" table:style-name="ce13">
            <text:p>0.015625</text:p>
          </table:table-cell>
          <table:table-cell table:number-columns-repeated="4" table:style-name="ce1"/>
          <table:table-cell office:value-type="string" table:style-name="ce1">
            <text:p>D7</text:p>
          </table:table-cell>
          <table:table-cell office:value-type="string" office:string-value="aq411_0.015625" table:formula="of:=CONCATENATE([.$E44];[.$F44];&quot;_&quot;;[.$G44])" table:style-name="ce1">
            <text:p>aq411_0.015625</text:p>
          </table:table-cell>
          <table:table-cell office:value-type="string" office:string-value="CACGAT_AGTCAA" table:formula="of:=CONCATENATE([.B20];&quot;_&quot;;[.D2])" table:style-name="ce1">
            <text:p>CACGAT_AGTCAA</text:p>
          </table:table-cell>
          <table:table-cell table:style-name="ce1"/>
          <table:table-cell office:value-type="string" office:string-value="  aq411_0.015625: CACGAT_AGTCAA" table:formula="of:=CONCATENATE(&quot;  &quot;;[.M44];&quot;: &quot;;[.N44])" table:style-name="ce1">
            <text:p><text:s text:c="2"/>aq411_0.015625: CACGAT_AGTCAA</text:p>
          </table:table-cell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string" table:style-name="ce1">
            <text:p>ar</text:p>
          </table:table-cell>
          <table:table-cell office:value-type="float" office:value="411" table:style-name="ce1">
            <text:p>411</text:p>
          </table:table-cell>
          <table:table-cell office:value-type="float" office:value="7.8125E-3" table:style-name="ce13">
            <text:p>0.0078125</text:p>
          </table:table-cell>
          <table:table-cell table:number-columns-repeated="4" table:style-name="ce1"/>
          <table:table-cell office:value-type="string" table:style-name="ce1">
            <text:p>D8</text:p>
          </table:table-cell>
          <table:table-cell office:value-type="string" office:string-value="ar411_0.0078125" table:formula="of:=CONCATENATE([.$E45];[.$F45];&quot;_&quot;;[.$G45])" table:style-name="ce1">
            <text:p>ar411_0.0078125</text:p>
          </table:table-cell>
          <table:table-cell office:value-type="string" office:string-value="CACTCA_AGTTCC" table:formula="of:=CONCATENATE([.B21];&quot;_&quot;;[.D3])" table:style-name="ce1">
            <text:p>CACTCA_AGTTCC</text:p>
          </table:table-cell>
          <table:table-cell table:style-name="ce1"/>
          <table:table-cell office:value-type="string" office:string-value="  ar411_0.0078125: CACTCA_AGTTCC" table:formula="of:=CONCATENATE(&quot;  &quot;;[.M45];&quot;: &quot;;[.N45])" table:style-name="ce1">
            <text:p><text:s text:c="2"/>ar411_0.0078125: CACTCA_AGTTCC</text:p>
          </table:table-cell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string" table:style-name="ce1">
            <text:p>as</text:p>
          </table:table-cell>
          <table:table-cell office:value-type="float" office:value="411" table:style-name="ce1">
            <text:p>411</text:p>
          </table:table-cell>
          <table:table-cell office:value-type="float" office:value="3.90625E-3" table:style-name="ce13">
            <text:p>0.00390625</text:p>
          </table:table-cell>
          <table:table-cell table:number-columns-repeated="4" table:style-name="ce1"/>
          <table:table-cell office:value-type="string" table:style-name="ce1">
            <text:p>D9</text:p>
          </table:table-cell>
          <table:table-cell office:value-type="string" office:string-value="as411_0.00390625" table:formula="of:=CONCATENATE([.$E46];[.$F46];&quot;_&quot;;[.$G46])" table:style-name="ce1">
            <text:p>as411_0.00390625</text:p>
          </table:table-cell>
          <table:table-cell office:value-type="string" office:string-value="CAGGCG_ATGTCA" table:formula="of:=CONCATENATE([.B22];&quot;_&quot;;[.D4])" table:style-name="ce1">
            <text:p>CAGGCG_ATGTCA</text:p>
          </table:table-cell>
          <table:table-cell table:style-name="ce1"/>
          <table:table-cell office:value-type="string" office:string-value="  as411_0.00390625: CAGGCG_ATGTCA" table:formula="of:=CONCATENATE(&quot;  &quot;;[.M46];&quot;: &quot;;[.N46])" table:style-name="ce1">
            <text:p><text:s text:c="2"/>as411_0.00390625: CAGGCG_ATGTCA</text:p>
          </table:table-cell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string" table:style-name="ce1">
            <text:p>at</text:p>
          </table:table-cell>
          <table:table-cell office:value-type="float" office:value="411" table:style-name="ce1">
            <text:p>411</text:p>
          </table:table-cell>
          <table:table-cell office:value-type="float" office:value="1.953125E-3" table:style-name="ce13">
            <text:p>0.001953125</text:p>
          </table:table-cell>
          <table:table-cell table:number-columns-repeated="4" table:style-name="ce1"/>
          <table:table-cell office:value-type="string" table:style-name="ce1">
            <text:p>D10</text:p>
          </table:table-cell>
          <table:table-cell office:value-type="string" office:string-value="at411_0.001953125" table:formula="of:=CONCATENATE([.$E47];[.$F47];&quot;_&quot;;[.$G47])" table:style-name="ce1">
            <text:p>at411_0.001953125</text:p>
          </table:table-cell>
          <table:table-cell office:value-type="string" office:string-value="CATGGC_CCGTCC" table:formula="of:=CONCATENATE([.B23];&quot;_&quot;;[.D5])" table:style-name="ce1">
            <text:p>CATGGC_CCGTCC</text:p>
          </table:table-cell>
          <table:table-cell table:style-name="ce1"/>
          <table:table-cell office:value-type="string" office:string-value="  at411_0.001953125: CATGGC_CCGTCC" table:formula="of:=CONCATENATE(&quot;  &quot;;[.M47];&quot;: &quot;;[.N47])" table:style-name="ce1">
            <text:p><text:s text:c="2"/>at411_0.001953125: CATGGC_CCGTCC</text:p>
          </table:table-cell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string" table:style-name="ce1">
            <text:p>au</text:p>
          </table:table-cell>
          <table:table-cell office:value-type="float" office:value="411" table:style-name="ce1">
            <text:p>411</text:p>
          </table:table-cell>
          <table:table-cell office:value-type="float" office:value="9.7656200000000005E-4" table:style-name="ce13">
            <text:p>0.000976562</text:p>
          </table:table-cell>
          <table:table-cell table:number-columns-repeated="4" table:style-name="ce1"/>
          <table:table-cell office:value-type="string" table:style-name="ce1">
            <text:p>D11</text:p>
          </table:table-cell>
          <table:table-cell office:value-type="string" office:string-value="au411_0.000976562" table:formula="of:=CONCATENATE([.$E48];[.$F48];&quot;_&quot;;[.$G48])" table:style-name="ce1">
            <text:p>au411_0.000976562</text:p>
          </table:table-cell>
          <table:table-cell office:value-type="string" office:string-value="CATTTT_GTAGAG" table:formula="of:=CONCATENATE([.B24];&quot;_&quot;;[.D6])" table:style-name="ce1">
            <text:p>CATTTT_GTAGAG</text:p>
          </table:table-cell>
          <table:table-cell table:style-name="ce1"/>
          <table:table-cell office:value-type="string" office:string-value="  au411_0.000976562: CATTTT_GTAGAG" table:formula="of:=CONCATENATE(&quot;  &quot;;[.M48];&quot;: &quot;;[.N48])" table:style-name="ce1">
            <text:p><text:s text:c="2"/>au411_0.000976562: CATTTT_GTAGAG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av</text:p>
          </table:table-cell>
          <table:table-cell office:value-type="float" office:value="411" table:style-name="ce1">
            <text:p>411</text:p>
          </table:table-cell>
          <table:table-cell office:value-type="float" office:value="4.8828100000000002E-4" table:style-name="ce13">
            <text:p>0.000488281</text:p>
          </table:table-cell>
          <table:table-cell table:number-columns-repeated="4" table:style-name="ce1"/>
          <table:table-cell office:value-type="string" table:style-name="ce1">
            <text:p>D12</text:p>
          </table:table-cell>
          <table:table-cell office:value-type="string" office:string-value="av411_0.000488281" table:formula="of:=CONCATENATE([.$E49];[.$F49];&quot;_&quot;;[.$G49])" table:style-name="ce1">
            <text:p>av411_0.000488281</text:p>
          </table:table-cell>
          <table:table-cell office:value-type="string" office:string-value="CCAACA_GTCCGC" table:formula="of:=CONCATENATE([.B25];&quot;_&quot;;[.D7])" table:style-name="ce1">
            <text:p>CCAACA_GTCCGC</text:p>
          </table:table-cell>
          <table:table-cell table:style-name="ce1"/>
          <table:table-cell office:value-type="string" office:string-value="  av411_0.000488281: CCAACA_GTCCGC" table:formula="of:=CONCATENATE(&quot;  &quot;;[.M49];&quot;: &quot;;[.N49])" table:style-name="ce1">
            <text:p><text:s text:c="2"/>av411_0.000488281: CCAACA_GTCCGC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aw</text:p>
          </table:table-cell>
          <table:table-cell office:value-type="float" office:value="411" table:style-name="ce1">
            <text:p>411</text:p>
          </table:table-cell>
          <table:table-cell office:value-type="float" office:value="1" table:style-name="ce13">
            <text:p>1</text:p>
          </table:table-cell>
          <table:table-cell table:number-columns-repeated="4" table:style-name="ce1"/>
          <table:table-cell office:value-type="string" table:style-name="ce1">
            <text:p>E1</text:p>
          </table:table-cell>
          <table:table-cell office:value-type="string" office:string-value="aw411_1" table:formula="of:=CONCATENATE([.$E50];[.$F50];&quot;_&quot;;[.$G50])" table:style-name="ce1">
            <text:p>aw411_1</text:p>
          </table:table-cell>
          <table:table-cell office:value-type="string" office:string-value="ACTGAT_CACGAT" table:formula="of:=CONCATENATE([.B14];&quot;_&quot;;[.D20])" table:style-name="ce1">
            <text:p>ACTGAT_CACGAT</text:p>
          </table:table-cell>
          <table:table-cell table:style-name="ce1"/>
          <table:table-cell office:value-type="string" office:string-value="  aw411_1: ACTGAT_CACGAT" table:formula="of:=CONCATENATE(&quot;  &quot;;[.M50];&quot;: &quot;;[.N50])" table:style-name="ce1">
            <text:p><text:s text:c="2"/>aw411_1: ACTGAT_CACGAT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ax</text:p>
          </table:table-cell>
          <table:table-cell office:value-type="float" office:value="411" table:style-name="ce1">
            <text:p>411</text:p>
          </table:table-cell>
          <table:table-cell office:value-type="float" office:value="0.5" table:style-name="ce13">
            <text:p>0.5</text:p>
          </table:table-cell>
          <table:table-cell table:number-columns-repeated="4" table:style-name="ce1"/>
          <table:table-cell office:value-type="string" table:style-name="ce1">
            <text:p>E2</text:p>
          </table:table-cell>
          <table:table-cell office:value-type="string" office:string-value="ax411_0.5" table:formula="of:=CONCATENATE([.$E51];[.$F51];&quot;_&quot;;[.$G51])" table:style-name="ce1">
            <text:p>ax411_0.5</text:p>
          </table:table-cell>
          <table:table-cell office:value-type="string" office:string-value="ATGAGC_CACTCA" table:formula="of:=CONCATENATE([.B15];&quot;_&quot;;[.D21])" table:style-name="ce1">
            <text:p>ATGAGC_CACTCA</text:p>
          </table:table-cell>
          <table:table-cell table:style-name="ce1"/>
          <table:table-cell office:value-type="string" office:string-value="  ax411_0.5: ATGAGC_CACTCA" table:formula="of:=CONCATENATE(&quot;  &quot;;[.M51];&quot;: &quot;;[.N51])" table:style-name="ce1">
            <text:p><text:s text:c="2"/>ax411_0.5: ATGAGC_CACTCA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ay</text:p>
          </table:table-cell>
          <table:table-cell office:value-type="float" office:value="411" table:style-name="ce1">
            <text:p>411</text:p>
          </table:table-cell>
          <table:table-cell office:value-type="float" office:value="0.25" table:style-name="ce13">
            <text:p>0.25</text:p>
          </table:table-cell>
          <table:table-cell table:number-columns-repeated="4" table:style-name="ce1"/>
          <table:table-cell office:value-type="string" table:style-name="ce1">
            <text:p>E3</text:p>
          </table:table-cell>
          <table:table-cell office:value-type="string" office:string-value="ay411_0.25" table:formula="of:=CONCATENATE([.$E52];[.$F52];&quot;_&quot;;[.$G52])" table:style-name="ce1">
            <text:p>ay411_0.25</text:p>
          </table:table-cell>
          <table:table-cell office:value-type="string" office:string-value="ATTCCT_CAGGCG" table:formula="of:=CONCATENATE([.B16];&quot;_&quot;;[.D22])" table:style-name="ce1">
            <text:p>ATTCCT_CAGGCG</text:p>
          </table:table-cell>
          <table:table-cell table:style-name="ce1"/>
          <table:table-cell office:value-type="string" office:string-value="  ay411_0.25: ATTCCT_CAGGCG" table:formula="of:=CONCATENATE(&quot;  &quot;;[.M52];&quot;: &quot;;[.N52])" table:style-name="ce1">
            <text:p><text:s text:c="2"/>ay411_0.25: ATTCCT_CAGGCG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az</text:p>
          </table:table-cell>
          <table:table-cell office:value-type="float" office:value="411" table:style-name="ce1">
            <text:p>411</text:p>
          </table:table-cell>
          <table:table-cell office:value-type="float" office:value="0.125" table:style-name="ce13">
            <text:p>0.125</text:p>
          </table:table-cell>
          <table:table-cell table:number-columns-repeated="4" table:style-name="ce1"/>
          <table:table-cell office:value-type="string" table:style-name="ce1">
            <text:p>E4</text:p>
          </table:table-cell>
          <table:table-cell office:value-type="string" office:string-value="az411_0.125" table:formula="of:=CONCATENATE([.$E53];[.$F53];&quot;_&quot;;[.$G53])" table:style-name="ce1">
            <text:p>az411_0.125</text:p>
          </table:table-cell>
          <table:table-cell office:value-type="string" office:string-value="CAAAAG_CATGGC" table:formula="of:=CONCATENATE([.B17];&quot;_&quot;;[.D23])" table:style-name="ce1">
            <text:p>CAAAAG_CATGGC</text:p>
          </table:table-cell>
          <table:table-cell table:style-name="ce1"/>
          <table:table-cell office:value-type="string" office:string-value="  az411_0.125: CAAAAG_CATGGC" table:formula="of:=CONCATENATE(&quot;  &quot;;[.M53];&quot;: &quot;;[.N53])" table:style-name="ce1">
            <text:p><text:s text:c="2"/>az411_0.125: CAAAAG_CATGGC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a</text:p>
          </table:table-cell>
          <table:table-cell office:value-type="float" office:value="411" table:style-name="ce1">
            <text:p>411</text:p>
          </table:table-cell>
          <table:table-cell office:value-type="float" office:value="6.25E-2" table:style-name="ce13">
            <text:p>0.0625</text:p>
          </table:table-cell>
          <table:table-cell table:number-columns-repeated="4" table:style-name="ce1"/>
          <table:table-cell office:value-type="string" table:style-name="ce1">
            <text:p>E5</text:p>
          </table:table-cell>
          <table:table-cell office:value-type="string" office:string-value="ba411_0.0625" table:formula="of:=CONCATENATE([.$E54];[.$F54];&quot;_&quot;;[.$G54])" table:style-name="ce1">
            <text:p>ba411_0.0625</text:p>
          </table:table-cell>
          <table:table-cell office:value-type="string" office:string-value="CAACTA_CATTTT" table:formula="of:=CONCATENATE([.B18];&quot;_&quot;;[.D24])" table:style-name="ce1">
            <text:p>CAACTA_CATTTT</text:p>
          </table:table-cell>
          <table:table-cell table:style-name="ce1"/>
          <table:table-cell office:value-type="string" office:string-value="  ba411_0.0625: CAACTA_CATTTT" table:formula="of:=CONCATENATE(&quot;  &quot;;[.M54];&quot;: &quot;;[.N54])" table:style-name="ce1">
            <text:p><text:s text:c="2"/>ba411_0.0625: CAACTA_CATTTT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b</text:p>
          </table:table-cell>
          <table:table-cell office:value-type="float" office:value="411" table:style-name="ce1">
            <text:p>411</text:p>
          </table:table-cell>
          <table:table-cell office:value-type="float" office:value="3.125E-2" table:style-name="ce13">
            <text:p>0.03125</text:p>
          </table:table-cell>
          <table:table-cell table:number-columns-repeated="4" table:style-name="ce1"/>
          <table:table-cell office:value-type="string" table:style-name="ce1">
            <text:p>E6</text:p>
          </table:table-cell>
          <table:table-cell office:value-type="string" office:string-value="bb411_0.03125" table:formula="of:=CONCATENATE([.$E55];[.$F55];&quot;_&quot;;[.$G55])" table:style-name="ce1">
            <text:p>bb411_0.03125</text:p>
          </table:table-cell>
          <table:table-cell office:value-type="string" office:string-value="CACCGG_CCAACA" table:formula="of:=CONCATENATE([.B19];&quot;_&quot;;[.D25])" table:style-name="ce1">
            <text:p>CACCGG_CCAACA</text:p>
          </table:table-cell>
          <table:table-cell table:style-name="ce1"/>
          <table:table-cell office:value-type="string" office:string-value="  bb411_0.03125: CACCGG_CCAACA" table:formula="of:=CONCATENATE(&quot;  &quot;;[.M55];&quot;: &quot;;[.N55])" table:style-name="ce1">
            <text:p><text:s text:c="2"/>bb411_0.03125: CACCGG_CCAACA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c</text:p>
          </table:table-cell>
          <table:table-cell office:value-type="float" office:value="411" table:style-name="ce1">
            <text:p>411</text:p>
          </table:table-cell>
          <table:table-cell office:value-type="float" office:value="1.5625E-2" table:style-name="ce13">
            <text:p>0.015625</text:p>
          </table:table-cell>
          <table:table-cell table:number-columns-repeated="4" table:style-name="ce1"/>
          <table:table-cell office:value-type="string" table:style-name="ce1">
            <text:p>E7</text:p>
          </table:table-cell>
          <table:table-cell office:value-type="string" office:string-value="bc411_0.015625" table:formula="of:=CONCATENATE([.$E56];[.$F56];&quot;_&quot;;[.$G56])" table:style-name="ce1">
            <text:p>bc411_0.015625</text:p>
          </table:table-cell>
          <table:table-cell office:value-type="string" office:string-value="CACGAT_ACTGAT" table:formula="of:=CONCATENATE([.B20];&quot;_&quot;;[.D14])" table:style-name="ce1">
            <text:p>CACGAT_ACTGAT</text:p>
          </table:table-cell>
          <table:table-cell table:style-name="ce1"/>
          <table:table-cell office:value-type="string" office:string-value="  bc411_0.015625: CACGAT_ACTGAT" table:formula="of:=CONCATENATE(&quot;  &quot;;[.M56];&quot;: &quot;;[.N56])" table:style-name="ce1">
            <text:p><text:s text:c="2"/>bc411_0.015625: CACGAT_ACTGAT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d</text:p>
          </table:table-cell>
          <table:table-cell office:value-type="float" office:value="411" table:style-name="ce1">
            <text:p>411</text:p>
          </table:table-cell>
          <table:table-cell office:value-type="float" office:value="7.8125E-3" table:style-name="ce13">
            <text:p>0.0078125</text:p>
          </table:table-cell>
          <table:table-cell table:number-columns-repeated="4" table:style-name="ce1"/>
          <table:table-cell office:value-type="string" table:style-name="ce1">
            <text:p>E8</text:p>
          </table:table-cell>
          <table:table-cell office:value-type="string" office:string-value="bd411_0.0078125" table:formula="of:=CONCATENATE([.$E57];[.$F57];&quot;_&quot;;[.$G57])" table:style-name="ce1">
            <text:p>bd411_0.0078125</text:p>
          </table:table-cell>
          <table:table-cell office:value-type="string" office:string-value="CACTCA_ATGAGC" table:formula="of:=CONCATENATE([.B21];&quot;_&quot;;[.D15])" table:style-name="ce1">
            <text:p>CACTCA_ATGAGC</text:p>
          </table:table-cell>
          <table:table-cell table:style-name="ce1"/>
          <table:table-cell office:value-type="string" office:string-value="  bd411_0.0078125: CACTCA_ATGAGC" table:formula="of:=CONCATENATE(&quot;  &quot;;[.M57];&quot;: &quot;;[.N57])" table:style-name="ce1">
            <text:p><text:s text:c="2"/>bd411_0.0078125: CACTCA_ATGAGC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e</text:p>
          </table:table-cell>
          <table:table-cell office:value-type="float" office:value="411" table:style-name="ce1">
            <text:p>411</text:p>
          </table:table-cell>
          <table:table-cell office:value-type="float" office:value="3.90625E-3" table:style-name="ce13">
            <text:p>0.00390625</text:p>
          </table:table-cell>
          <table:table-cell table:number-columns-repeated="4" table:style-name="ce1"/>
          <table:table-cell office:value-type="string" table:style-name="ce1">
            <text:p>E9</text:p>
          </table:table-cell>
          <table:table-cell office:value-type="string" office:string-value="be411_0.00390625" table:formula="of:=CONCATENATE([.$E58];[.$F58];&quot;_&quot;;[.$G58])" table:style-name="ce1">
            <text:p>be411_0.00390625</text:p>
          </table:table-cell>
          <table:table-cell office:value-type="string" office:string-value="CAGGCG_ATTCCT" table:formula="of:=CONCATENATE([.B22];&quot;_&quot;;[.D16])" table:style-name="ce1">
            <text:p>CAGGCG_ATTCCT</text:p>
          </table:table-cell>
          <table:table-cell table:style-name="ce1"/>
          <table:table-cell office:value-type="string" office:string-value="  be411_0.00390625: CAGGCG_ATTCCT" table:formula="of:=CONCATENATE(&quot;  &quot;;[.M58];&quot;: &quot;;[.N58])" table:style-name="ce1">
            <text:p><text:s text:c="2"/>be411_0.00390625: CAGGCG_ATTCCT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f</text:p>
          </table:table-cell>
          <table:table-cell office:value-type="float" office:value="411" table:style-name="ce1">
            <text:p>411</text:p>
          </table:table-cell>
          <table:table-cell office:value-type="float" office:value="1.953125E-3" table:style-name="ce13">
            <text:p>0.001953125</text:p>
          </table:table-cell>
          <table:table-cell table:number-columns-repeated="4" table:style-name="ce1"/>
          <table:table-cell office:value-type="string" table:style-name="ce1">
            <text:p>E10</text:p>
          </table:table-cell>
          <table:table-cell office:value-type="string" office:string-value="bf411_0.001953125" table:formula="of:=CONCATENATE([.$E59];[.$F59];&quot;_&quot;;[.$G59])" table:style-name="ce1">
            <text:p>bf411_0.001953125</text:p>
          </table:table-cell>
          <table:table-cell office:value-type="string" office:string-value="CATGGC_CAAAAG" table:formula="of:=CONCATENATE([.B23];&quot;_&quot;;[.D17])" table:style-name="ce1">
            <text:p>CATGGC_CAAAAG</text:p>
          </table:table-cell>
          <table:table-cell table:style-name="ce1"/>
          <table:table-cell office:value-type="string" office:string-value="  bf411_0.001953125: CATGGC_CAAAAG" table:formula="of:=CONCATENATE(&quot;  &quot;;[.M59];&quot;: &quot;;[.N59])" table:style-name="ce1">
            <text:p><text:s text:c="2"/>bf411_0.001953125: CATGGC_CAAAAG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g</text:p>
          </table:table-cell>
          <table:table-cell office:value-type="float" office:value="411" table:style-name="ce1">
            <text:p>411</text:p>
          </table:table-cell>
          <table:table-cell office:value-type="float" office:value="9.7656200000000005E-4" table:style-name="ce13">
            <text:p>0.000976562</text:p>
          </table:table-cell>
          <table:table-cell table:number-columns-repeated="4" table:style-name="ce1"/>
          <table:table-cell office:value-type="string" table:style-name="ce1">
            <text:p>E11</text:p>
          </table:table-cell>
          <table:table-cell office:value-type="string" office:string-value="bg411_0.000976562" table:formula="of:=CONCATENATE([.$E60];[.$F60];&quot;_&quot;;[.$G60])" table:style-name="ce1">
            <text:p>bg411_0.000976562</text:p>
          </table:table-cell>
          <table:table-cell office:value-type="string" office:string-value="CATTTT_CAACTA" table:formula="of:=CONCATENATE([.B24];&quot;_&quot;;[.D18])" table:style-name="ce1">
            <text:p>CATTTT_CAACTA</text:p>
          </table:table-cell>
          <table:table-cell table:style-name="ce1"/>
          <table:table-cell office:value-type="string" office:string-value="  bg411_0.000976562: CATTTT_CAACTA" table:formula="of:=CONCATENATE(&quot;  &quot;;[.M60];&quot;: &quot;;[.N60])" table:style-name="ce1">
            <text:p><text:s text:c="2"/>bg411_0.000976562: CATTTT_CAACTA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h</text:p>
          </table:table-cell>
          <table:table-cell office:value-type="float" office:value="411" table:style-name="ce1">
            <text:p>411</text:p>
          </table:table-cell>
          <table:table-cell office:value-type="float" office:value="4.8828100000000002E-4" table:style-name="ce13">
            <text:p>0.000488281</text:p>
          </table:table-cell>
          <table:table-cell table:number-columns-repeated="4" table:style-name="ce1"/>
          <table:table-cell office:value-type="string" table:style-name="ce1">
            <text:p>E12</text:p>
          </table:table-cell>
          <table:table-cell office:value-type="string" office:string-value="bh411_0.000488281" table:formula="of:=CONCATENATE([.$E61];[.$F61];&quot;_&quot;;[.$G61])" table:style-name="ce1">
            <text:p>bh411_0.000488281</text:p>
          </table:table-cell>
          <table:table-cell office:value-type="string" office:string-value="CCAACA_CACCGG" table:formula="of:=CONCATENATE([.B25];&quot;_&quot;;[.D19])" table:style-name="ce1">
            <text:p>CCAACA_CACCGG</text:p>
          </table:table-cell>
          <table:table-cell table:style-name="ce1"/>
          <table:table-cell office:value-type="string" office:string-value="  bh411_0.000488281: CCAACA_CACCGG" table:formula="of:=CONCATENATE(&quot;  &quot;;[.M61];&quot;: &quot;;[.N61])" table:style-name="ce1">
            <text:p><text:s text:c="2"/>bh411_0.000488281: CCAACA_CACCGG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i</text:p>
          </table:table-cell>
          <table:table-cell office:value-type="float" office:value="411" table:style-name="ce1">
            <text:p>411</text:p>
          </table:table-cell>
          <table:table-cell office:value-type="float" office:value="1" table:style-name="ce13">
            <text:p>1</text:p>
          </table:table-cell>
          <table:table-cell table:number-columns-repeated="4" table:style-name="ce1"/>
          <table:table-cell office:value-type="string" table:style-name="ce1">
            <text:p>F1</text:p>
          </table:table-cell>
          <table:table-cell office:value-type="string" office:string-value="bi411_1" table:formula="of:=CONCATENATE([.$E62];[.$F62];&quot;_&quot;;[.$G62])" table:style-name="ce1">
            <text:p>bi411_1</text:p>
          </table:table-cell>
          <table:table-cell office:value-type="string" office:string-value="ACTGAT_TACAGC" table:formula="of:=CONCATENATE([.B14];&quot;_&quot;;[.D32])" table:style-name="ce1">
            <text:p>ACTGAT_TACAGC</text:p>
          </table:table-cell>
          <table:table-cell table:style-name="ce1"/>
          <table:table-cell office:value-type="string" office:string-value="  bi411_1: ACTGAT_TACAGC" table:formula="of:=CONCATENATE(&quot;  &quot;;[.M62];&quot;: &quot;;[.N62])" table:style-name="ce1">
            <text:p><text:s text:c="2"/>bi411_1: ACTGAT_TACAGC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j</text:p>
          </table:table-cell>
          <table:table-cell office:value-type="float" office:value="411" table:style-name="ce1">
            <text:p>411</text:p>
          </table:table-cell>
          <table:table-cell office:value-type="float" office:value="0.5" table:style-name="ce13">
            <text:p>0.5</text:p>
          </table:table-cell>
          <table:table-cell table:number-columns-repeated="4" table:style-name="ce1"/>
          <table:table-cell office:value-type="string" table:style-name="ce1">
            <text:p>F2</text:p>
          </table:table-cell>
          <table:table-cell office:value-type="string" office:string-value="bj411_0.5" table:formula="of:=CONCATENATE([.$E63];[.$F63];&quot;_&quot;;[.$G63])" table:style-name="ce1">
            <text:p>bj411_0.5</text:p>
          </table:table-cell>
          <table:table-cell office:value-type="string" office:string-value="ATGAGC_TATAAT" table:formula="of:=CONCATENATE([.B15];&quot;_&quot;;[.D33])" table:style-name="ce1">
            <text:p>ATGAGC_TATAAT</text:p>
          </table:table-cell>
          <table:table-cell table:style-name="ce1"/>
          <table:table-cell office:value-type="string" office:string-value="  bj411_0.5: ATGAGC_TATAAT" table:formula="of:=CONCATENATE(&quot;  &quot;;[.M63];&quot;: &quot;;[.N63])" table:style-name="ce1">
            <text:p><text:s text:c="2"/>bj411_0.5: ATGAGC_TATAAT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k</text:p>
          </table:table-cell>
          <table:table-cell office:value-type="float" office:value="411" table:style-name="ce1">
            <text:p>411</text:p>
          </table:table-cell>
          <table:table-cell office:value-type="float" office:value="0.25" table:style-name="ce13">
            <text:p>0.25</text:p>
          </table:table-cell>
          <table:table-cell table:number-columns-repeated="4" table:style-name="ce1"/>
          <table:table-cell office:value-type="string" table:style-name="ce1">
            <text:p>F3</text:p>
          </table:table-cell>
          <table:table-cell office:value-type="string" office:string-value="bk411_0.25" table:formula="of:=CONCATENATE([.$E64];[.$F64];&quot;_&quot;;[.$G64])" table:style-name="ce1">
            <text:p>bk411_0.25</text:p>
          </table:table-cell>
          <table:table-cell office:value-type="string" office:string-value="ATTCCT_TCATTC" table:formula="of:=CONCATENATE([.B16];&quot;_&quot;;[.D34])" table:style-name="ce1">
            <text:p>ATTCCT_TCATTC</text:p>
          </table:table-cell>
          <table:table-cell table:style-name="ce1"/>
          <table:table-cell office:value-type="string" office:string-value="  bk411_0.25: ATTCCT_TCATTC" table:formula="of:=CONCATENATE(&quot;  &quot;;[.M64];&quot;: &quot;;[.N64])" table:style-name="ce1">
            <text:p><text:s text:c="2"/>bk411_0.25: ATTCCT_TCATTC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l</text:p>
          </table:table-cell>
          <table:table-cell office:value-type="float" office:value="411" table:style-name="ce1">
            <text:p>411</text:p>
          </table:table-cell>
          <table:table-cell office:value-type="float" office:value="0.125" table:style-name="ce13">
            <text:p>0.125</text:p>
          </table:table-cell>
          <table:table-cell table:number-columns-repeated="4" table:style-name="ce1"/>
          <table:table-cell office:value-type="string" table:style-name="ce1">
            <text:p>F4</text:p>
          </table:table-cell>
          <table:table-cell office:value-type="string" office:string-value="bl411_0.125" table:formula="of:=CONCATENATE([.$E65];[.$F65];&quot;_&quot;;[.$G65])" table:style-name="ce1">
            <text:p>bl411_0.125</text:p>
          </table:table-cell>
          <table:table-cell office:value-type="string" office:string-value="CAAAAG_TCCCGA" table:formula="of:=CONCATENATE([.B17];&quot;_&quot;;[.D35])" table:style-name="ce1">
            <text:p>CAAAAG_TCCCGA</text:p>
          </table:table-cell>
          <table:table-cell table:style-name="ce1"/>
          <table:table-cell office:value-type="string" office:string-value="  bl411_0.125: CAAAAG_TCCCGA" table:formula="of:=CONCATENATE(&quot;  &quot;;[.M65];&quot;: &quot;;[.N65])" table:style-name="ce1">
            <text:p><text:s text:c="2"/>bl411_0.125: CAAAAG_TCCCGA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m</text:p>
          </table:table-cell>
          <table:table-cell office:value-type="float" office:value="411" table:style-name="ce1">
            <text:p>411</text:p>
          </table:table-cell>
          <table:table-cell office:value-type="float" office:value="6.25E-2" table:style-name="ce13">
            <text:p>0.0625</text:p>
          </table:table-cell>
          <table:table-cell table:number-columns-repeated="4" table:style-name="ce1"/>
          <table:table-cell office:value-type="string" table:style-name="ce1">
            <text:p>F5</text:p>
          </table:table-cell>
          <table:table-cell office:value-type="string" office:string-value="bm411_0.0625" table:formula="of:=CONCATENATE([.$E66];[.$F66];&quot;_&quot;;[.$G66])" table:style-name="ce1">
            <text:p>bm411_0.0625</text:p>
          </table:table-cell>
          <table:table-cell office:value-type="string" office:string-value="CAACTA_TCGAAG" table:formula="of:=CONCATENATE([.B18];&quot;_&quot;;[.D36])" table:style-name="ce1">
            <text:p>CAACTA_TCGAAG</text:p>
          </table:table-cell>
          <table:table-cell table:style-name="ce1"/>
          <table:table-cell office:value-type="string" office:string-value="  bm411_0.0625: CAACTA_TCGAAG" table:formula="of:=CONCATENATE(&quot;  &quot;;[.M66];&quot;: &quot;;[.N66])" table:style-name="ce1">
            <text:p><text:s text:c="2"/>bm411_0.0625: CAACTA_TCGAAG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n</text:p>
          </table:table-cell>
          <table:table-cell office:value-type="float" office:value="411" table:style-name="ce1">
            <text:p>411</text:p>
          </table:table-cell>
          <table:table-cell office:value-type="float" office:value="3.125E-2" table:style-name="ce13">
            <text:p>0.03125</text:p>
          </table:table-cell>
          <table:table-cell table:number-columns-repeated="4" table:style-name="ce1"/>
          <table:table-cell office:value-type="string" table:style-name="ce1">
            <text:p>F6</text:p>
          </table:table-cell>
          <table:table-cell office:value-type="string" office:string-value="bn411_0.03125" table:formula="of:=CONCATENATE([.$E67];[.$F67];&quot;_&quot;;[.$G67])" table:style-name="ce1">
            <text:p>bn411_0.03125</text:p>
          </table:table-cell>
          <table:table-cell office:value-type="string" office:string-value="CACCGG_TCGGCA" table:formula="of:=CONCATENATE([.B19];&quot;_&quot;;[.D37])" table:style-name="ce1">
            <text:p>CACCGG_TCGGCA</text:p>
          </table:table-cell>
          <table:table-cell table:style-name="ce1"/>
          <table:table-cell office:value-type="string" office:string-value="  bn411_0.03125: CACCGG_TCGGCA" table:formula="of:=CONCATENATE(&quot;  &quot;;[.M67];&quot;: &quot;;[.N67])" table:style-name="ce1">
            <text:p><text:s text:c="2"/>bn411_0.03125: CACCGG_TCGGCA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o</text:p>
          </table:table-cell>
          <table:table-cell office:value-type="float" office:value="411" table:style-name="ce1">
            <text:p>411</text:p>
          </table:table-cell>
          <table:table-cell office:value-type="float" office:value="1.5625E-2" table:style-name="ce13">
            <text:p>0.015625</text:p>
          </table:table-cell>
          <table:table-cell table:number-columns-repeated="4" table:style-name="ce1"/>
          <table:table-cell office:value-type="string" table:style-name="ce1">
            <text:p>F7</text:p>
          </table:table-cell>
          <table:table-cell office:value-type="string" office:string-value="bo411_0.015625" table:formula="of:=CONCATENATE([.$E68];[.$F68];&quot;_&quot;;[.$G68])" table:style-name="ce1">
            <text:p>bo411_0.015625</text:p>
          </table:table-cell>
          <table:table-cell office:value-type="string" office:string-value="CACGAT_CGGAAT" table:formula="of:=CONCATENATE([.B20];&quot;_&quot;;[.D26])" table:style-name="ce1">
            <text:p>CACGAT_CGGAAT</text:p>
          </table:table-cell>
          <table:table-cell table:style-name="ce1"/>
          <table:table-cell office:value-type="string" office:string-value="  bo411_0.015625: CACGAT_CGGAAT" table:formula="of:=CONCATENATE(&quot;  &quot;;[.M68];&quot;: &quot;;[.N68])" table:style-name="ce1">
            <text:p><text:s text:c="2"/>bo411_0.015625: CACGAT_CGGAAT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p</text:p>
          </table:table-cell>
          <table:table-cell office:value-type="float" office:value="411" table:style-name="ce1">
            <text:p>411</text:p>
          </table:table-cell>
          <table:table-cell office:value-type="float" office:value="7.8125E-3" table:style-name="ce13">
            <text:p>0.0078125</text:p>
          </table:table-cell>
          <table:table-cell table:number-columns-repeated="4" table:style-name="ce1"/>
          <table:table-cell office:value-type="string" table:style-name="ce1">
            <text:p>F8</text:p>
          </table:table-cell>
          <table:table-cell office:value-type="string" office:string-value="bp411_0.0078125" table:formula="of:=CONCATENATE([.$E69];[.$F69];&quot;_&quot;;[.$G69])" table:style-name="ce1">
            <text:p>bp411_0.0078125</text:p>
          </table:table-cell>
          <table:table-cell office:value-type="string" office:string-value="CACTCA_CTAGCT" table:formula="of:=CONCATENATE([.B21];&quot;_&quot;;[.D27])" table:style-name="ce1">
            <text:p>CACTCA_CTAGCT</text:p>
          </table:table-cell>
          <table:table-cell table:style-name="ce1"/>
          <table:table-cell office:value-type="string" office:string-value="  bp411_0.0078125: CACTCA_CTAGCT" table:formula="of:=CONCATENATE(&quot;  &quot;;[.M69];&quot;: &quot;;[.N69])" table:style-name="ce1">
            <text:p><text:s text:c="2"/>bp411_0.0078125: CACTCA_CTAGCT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q</text:p>
          </table:table-cell>
          <table:table-cell office:value-type="float" office:value="411" table:style-name="ce1">
            <text:p>411</text:p>
          </table:table-cell>
          <table:table-cell office:value-type="float" office:value="3.90625E-3" table:style-name="ce13">
            <text:p>0.00390625</text:p>
          </table:table-cell>
          <table:table-cell table:number-columns-repeated="4" table:style-name="ce1"/>
          <table:table-cell office:value-type="string" table:style-name="ce1">
            <text:p>F9</text:p>
          </table:table-cell>
          <table:table-cell office:value-type="string" office:string-value="bq411_0.00390625" table:formula="of:=CONCATENATE([.$E70];[.$F70];&quot;_&quot;;[.$G70])" table:style-name="ce1">
            <text:p>bq411_0.00390625</text:p>
          </table:table-cell>
          <table:table-cell office:value-type="string" office:string-value="CAGGCG_CTATAC" table:formula="of:=CONCATENATE([.B22];&quot;_&quot;;[.D28])" table:style-name="ce1">
            <text:p>CAGGCG_CTATAC</text:p>
          </table:table-cell>
          <table:table-cell table:style-name="ce1"/>
          <table:table-cell office:value-type="string" office:string-value="  bq411_0.00390625: CAGGCG_CTATAC" table:formula="of:=CONCATENATE(&quot;  &quot;;[.M70];&quot;: &quot;;[.N70])" table:style-name="ce1">
            <text:p><text:s text:c="2"/>bq411_0.00390625: CAGGCG_CTATAC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r</text:p>
          </table:table-cell>
          <table:table-cell office:value-type="float" office:value="411" table:style-name="ce1">
            <text:p>411</text:p>
          </table:table-cell>
          <table:table-cell office:value-type="float" office:value="1.953125E-3" table:style-name="ce13">
            <text:p>0.001953125</text:p>
          </table:table-cell>
          <table:table-cell table:number-columns-repeated="4" table:style-name="ce1"/>
          <table:table-cell office:value-type="string" table:style-name="ce1">
            <text:p>F10</text:p>
          </table:table-cell>
          <table:table-cell office:value-type="string" office:string-value="br411_0.001953125" table:formula="of:=CONCATENATE([.$E71];[.$F71];&quot;_&quot;;[.$G71])" table:style-name="ce1">
            <text:p>br411_0.001953125</text:p>
          </table:table-cell>
          <table:table-cell office:value-type="string" office:string-value="CATGGC_CTCAGA" table:formula="of:=CONCATENATE([.B23];&quot;_&quot;;[.D29])" table:style-name="ce1">
            <text:p>CATGGC_CTCAGA</text:p>
          </table:table-cell>
          <table:table-cell table:style-name="ce1"/>
          <table:table-cell office:value-type="string" office:string-value="  br411_0.001953125: CATGGC_CTCAGA" table:formula="of:=CONCATENATE(&quot;  &quot;;[.M71];&quot;: &quot;;[.N71])" table:style-name="ce1">
            <text:p><text:s text:c="2"/>br411_0.001953125: CATGGC_CTCAGA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s</text:p>
          </table:table-cell>
          <table:table-cell office:value-type="float" office:value="411" table:style-name="ce1">
            <text:p>411</text:p>
          </table:table-cell>
          <table:table-cell office:value-type="float" office:value="9.7656200000000005E-4" table:style-name="ce13">
            <text:p>0.000976562</text:p>
          </table:table-cell>
          <table:table-cell table:number-columns-repeated="4" table:style-name="ce1"/>
          <table:table-cell office:value-type="string" table:style-name="ce1">
            <text:p>F11</text:p>
          </table:table-cell>
          <table:table-cell office:value-type="string" office:string-value="bs411_0.000976562" table:formula="of:=CONCATENATE([.$E72];[.$F72];&quot;_&quot;;[.$G72])" table:style-name="ce1">
            <text:p>bs411_0.000976562</text:p>
          </table:table-cell>
          <table:table-cell office:value-type="string" office:string-value="CATTTT_GACGAC" table:formula="of:=CONCATENATE([.B24];&quot;_&quot;;[.D30])" table:style-name="ce1">
            <text:p>CATTTT_GACGAC</text:p>
          </table:table-cell>
          <table:table-cell table:style-name="ce1"/>
          <table:table-cell office:value-type="string" office:string-value="  bs411_0.000976562: CATTTT_GACGAC" table:formula="of:=CONCATENATE(&quot;  &quot;;[.M72];&quot;: &quot;;[.N72])" table:style-name="ce1">
            <text:p><text:s text:c="2"/>bs411_0.000976562: CATTTT_GACGAC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t</text:p>
          </table:table-cell>
          <table:table-cell office:value-type="float" office:value="411" table:style-name="ce1">
            <text:p>411</text:p>
          </table:table-cell>
          <table:table-cell office:value-type="float" office:value="4.8828100000000002E-4" table:style-name="ce13">
            <text:p>0.000488281</text:p>
          </table:table-cell>
          <table:table-cell table:number-columns-repeated="4" table:style-name="ce1"/>
          <table:table-cell office:value-type="string" table:style-name="ce1">
            <text:p>F12</text:p>
          </table:table-cell>
          <table:table-cell office:value-type="string" office:string-value="bt411_0.000488281" table:formula="of:=CONCATENATE([.$E73];[.$F73];&quot;_&quot;;[.$G73])" table:style-name="ce1">
            <text:p>bt411_0.000488281</text:p>
          </table:table-cell>
          <table:table-cell office:value-type="string" office:string-value="CCAACA_TAATCG" table:formula="of:=CONCATENATE([.B25];&quot;_&quot;;[.D31])" table:style-name="ce1">
            <text:p>CCAACA_TAATCG</text:p>
          </table:table-cell>
          <table:table-cell table:style-name="ce1"/>
          <table:table-cell office:value-type="string" office:string-value="  bt411_0.000488281: CCAACA_TAATCG" table:formula="of:=CONCATENATE(&quot;  &quot;;[.M73];&quot;: &quot;;[.N73])" table:style-name="ce1">
            <text:p><text:s text:c="2"/>bt411_0.000488281: CCAACA_TAATCG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u</text:p>
          </table:table-cell>
          <table:table-cell office:value-type="float" office:value="411" table:style-name="ce1">
            <text:p>411</text:p>
          </table:table-cell>
          <table:table-cell office:value-type="float" office:value="1" table:style-name="ce13">
            <text:p>1</text:p>
          </table:table-cell>
          <table:table-cell table:number-columns-repeated="4" table:style-name="ce1"/>
          <table:table-cell office:value-type="string" table:style-name="ce1">
            <text:p>G1</text:p>
          </table:table-cell>
          <table:table-cell office:value-type="string" office:string-value="bu411_1" table:formula="of:=CONCATENATE([.$E74];[.$F74];&quot;_&quot;;[.$G74])" table:style-name="ce1">
            <text:p>bu411_1</text:p>
          </table:table-cell>
          <table:table-cell office:value-type="string" office:string-value="CGGAAT_GTGAAA" table:formula="of:=CONCATENATE([.B26];&quot;_&quot;;[.D8])" table:style-name="ce1">
            <text:p>CGGAAT_GTGAAA</text:p>
          </table:table-cell>
          <table:table-cell table:style-name="ce1"/>
          <table:table-cell office:value-type="string" office:string-value="  bu411_1: CGGAAT_GTGAAA" table:formula="of:=CONCATENATE(&quot;  &quot;;[.M74];&quot;: &quot;;[.N74])" table:style-name="ce1">
            <text:p><text:s text:c="2"/>bu411_1: CGGAAT_GTGAAA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v</text:p>
          </table:table-cell>
          <table:table-cell office:value-type="float" office:value="411" table:style-name="ce1">
            <text:p>411</text:p>
          </table:table-cell>
          <table:table-cell office:value-type="float" office:value="0.5" table:style-name="ce13">
            <text:p>0.5</text:p>
          </table:table-cell>
          <table:table-cell table:number-columns-repeated="4" table:style-name="ce1"/>
          <table:table-cell office:value-type="string" table:style-name="ce1">
            <text:p>G2</text:p>
          </table:table-cell>
          <table:table-cell office:value-type="string" office:string-value="bv411_0.5" table:formula="of:=CONCATENATE([.$E75];[.$F75];&quot;_&quot;;[.$G75])" table:style-name="ce1">
            <text:p>bv411_0.5</text:p>
          </table:table-cell>
          <table:table-cell office:value-type="string" office:string-value="CTAGCT_GTGGCC" table:formula="of:=CONCATENATE([.B27];&quot;_&quot;;[.D9])" table:style-name="ce1">
            <text:p>CTAGCT_GTGGCC</text:p>
          </table:table-cell>
          <table:table-cell table:style-name="ce1"/>
          <table:table-cell office:value-type="string" office:string-value="  bv411_0.5: CTAGCT_GTGGCC" table:formula="of:=CONCATENATE(&quot;  &quot;;[.M75];&quot;: &quot;;[.N75])" table:style-name="ce1">
            <text:p><text:s text:c="2"/>bv411_0.5: CTAGCT_GTGGCC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w</text:p>
          </table:table-cell>
          <table:table-cell office:value-type="float" office:value="411" table:style-name="ce1">
            <text:p>411</text:p>
          </table:table-cell>
          <table:table-cell office:value-type="float" office:value="0.25" table:style-name="ce13">
            <text:p>0.25</text:p>
          </table:table-cell>
          <table:table-cell table:number-columns-repeated="4" table:style-name="ce1"/>
          <table:table-cell office:value-type="string" table:style-name="ce1">
            <text:p>G3</text:p>
          </table:table-cell>
          <table:table-cell office:value-type="string" office:string-value="bw411_0.25" table:formula="of:=CONCATENATE([.$E76];[.$F76];&quot;_&quot;;[.$G76])" table:style-name="ce1">
            <text:p>bw411_0.25</text:p>
          </table:table-cell>
          <table:table-cell office:value-type="string" office:string-value="CTATAC_GTTTCG" table:formula="of:=CONCATENATE([.B28];&quot;_&quot;;[.D10])" table:style-name="ce1">
            <text:p>CTATAC_GTTTCG</text:p>
          </table:table-cell>
          <table:table-cell table:style-name="ce1"/>
          <table:table-cell office:value-type="string" office:string-value="  bw411_0.25: CTATAC_GTTTCG" table:formula="of:=CONCATENATE(&quot;  &quot;;[.M76];&quot;: &quot;;[.N76])" table:style-name="ce1">
            <text:p><text:s text:c="2"/>bw411_0.25: CTATAC_GTTTCG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x</text:p>
          </table:table-cell>
          <table:table-cell office:value-type="float" office:value="411" table:style-name="ce1">
            <text:p>411</text:p>
          </table:table-cell>
          <table:table-cell office:value-type="float" office:value="0.125" table:style-name="ce13">
            <text:p>0.125</text:p>
          </table:table-cell>
          <table:table-cell table:number-columns-repeated="4" table:style-name="ce1"/>
          <table:table-cell office:value-type="string" table:style-name="ce1">
            <text:p>G4</text:p>
          </table:table-cell>
          <table:table-cell office:value-type="string" office:string-value="bx411_0.125" table:formula="of:=CONCATENATE([.$E77];[.$F77];&quot;_&quot;;[.$G77])" table:style-name="ce1">
            <text:p>bx411_0.125</text:p>
          </table:table-cell>
          <table:table-cell office:value-type="string" office:string-value="CTCAGA_CGTACG" table:formula="of:=CONCATENATE([.B29];&quot;_&quot;;[.D11])" table:style-name="ce1">
            <text:p>CTCAGA_CGTACG</text:p>
          </table:table-cell>
          <table:table-cell table:style-name="ce1"/>
          <table:table-cell office:value-type="string" office:string-value="  bx411_0.125: CTCAGA_CGTACG" table:formula="of:=CONCATENATE(&quot;  &quot;;[.M77];&quot;: &quot;;[.N77])" table:style-name="ce1">
            <text:p><text:s text:c="2"/>bx411_0.125: CTCAGA_CGTACG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y</text:p>
          </table:table-cell>
          <table:table-cell office:value-type="float" office:value="411" table:style-name="ce1">
            <text:p>411</text:p>
          </table:table-cell>
          <table:table-cell office:value-type="float" office:value="6.25E-2" table:style-name="ce13">
            <text:p>0.0625</text:p>
          </table:table-cell>
          <table:table-cell table:number-columns-repeated="4" table:style-name="ce1"/>
          <table:table-cell office:value-type="string" table:style-name="ce1">
            <text:p>G5</text:p>
          </table:table-cell>
          <table:table-cell office:value-type="string" office:string-value="by411_0.0625" table:formula="of:=CONCATENATE([.$E78];[.$F78];&quot;_&quot;;[.$G78])" table:style-name="ce1">
            <text:p>by411_0.0625</text:p>
          </table:table-cell>
          <table:table-cell office:value-type="string" office:string-value="GACGAC_GAGTGG" table:formula="of:=CONCATENATE([.B30];&quot;_&quot;;[.D12])" table:style-name="ce1">
            <text:p>GACGAC_GAGTGG</text:p>
          </table:table-cell>
          <table:table-cell table:style-name="ce1"/>
          <table:table-cell office:value-type="string" office:string-value="  by411_0.0625: GACGAC_GAGTGG" table:formula="of:=CONCATENATE(&quot;  &quot;;[.M78];&quot;: &quot;;[.N78])" table:style-name="ce1">
            <text:p><text:s text:c="2"/>by411_0.0625: GACGAC_GAGTGG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bz</text:p>
          </table:table-cell>
          <table:table-cell office:value-type="float" office:value="411" table:style-name="ce1">
            <text:p>411</text:p>
          </table:table-cell>
          <table:table-cell office:value-type="float" office:value="3.125E-2" table:style-name="ce13">
            <text:p>0.03125</text:p>
          </table:table-cell>
          <table:table-cell table:number-columns-repeated="4" table:style-name="ce1"/>
          <table:table-cell office:value-type="string" table:style-name="ce1">
            <text:p>G6</text:p>
          </table:table-cell>
          <table:table-cell office:value-type="string" office:string-value="bz411_0.03125" table:formula="of:=CONCATENATE([.$E79];[.$F79];&quot;_&quot;;[.$G79])" table:style-name="ce1">
            <text:p>bz411_0.03125</text:p>
          </table:table-cell>
          <table:table-cell office:value-type="string" office:string-value="TAATCG_GGTAGC" table:formula="of:=CONCATENATE([.B31];&quot;_&quot;;[.D13])" table:style-name="ce1">
            <text:p>TAATCG_GGTAGC</text:p>
          </table:table-cell>
          <table:table-cell table:style-name="ce1"/>
          <table:table-cell office:value-type="string" office:string-value="  bz411_0.03125: TAATCG_GGTAGC" table:formula="of:=CONCATENATE(&quot;  &quot;;[.M79];&quot;: &quot;;[.N79])" table:style-name="ce1">
            <text:p><text:s text:c="2"/>bz411_0.03125: TAATCG_GGTAGC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ca</text:p>
          </table:table-cell>
          <table:table-cell office:value-type="float" office:value="411" table:style-name="ce1">
            <text:p>411</text:p>
          </table:table-cell>
          <table:table-cell office:value-type="float" office:value="1.5625E-2" table:style-name="ce13">
            <text:p>0.015625</text:p>
          </table:table-cell>
          <table:table-cell table:number-columns-repeated="4" table:style-name="ce1"/>
          <table:table-cell office:value-type="string" table:style-name="ce1">
            <text:p>G7</text:p>
          </table:table-cell>
          <table:table-cell office:value-type="string" office:string-value="ca411_0.015625" table:formula="of:=CONCATENATE([.$E80];[.$F80];&quot;_&quot;;[.$G80])" table:style-name="ce1">
            <text:p>ca411_0.015625</text:p>
          </table:table-cell>
          <table:table-cell office:value-type="string" office:string-value="TACAGC_AGTCAA" table:formula="of:=CONCATENATE([.B32];&quot;_&quot;;[.D2])" table:style-name="ce1">
            <text:p>TACAGC_AGTCAA</text:p>
          </table:table-cell>
          <table:table-cell table:style-name="ce1"/>
          <table:table-cell office:value-type="string" office:string-value="  ca411_0.015625: TACAGC_AGTCAA" table:formula="of:=CONCATENATE(&quot;  &quot;;[.M80];&quot;: &quot;;[.N80])" table:style-name="ce1">
            <text:p><text:s text:c="2"/>ca411_0.015625: TACAGC_AGTCAA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cb</text:p>
          </table:table-cell>
          <table:table-cell office:value-type="float" office:value="411" table:style-name="ce1">
            <text:p>411</text:p>
          </table:table-cell>
          <table:table-cell office:value-type="float" office:value="7.8125E-3" table:style-name="ce13">
            <text:p>0.0078125</text:p>
          </table:table-cell>
          <table:table-cell table:number-columns-repeated="4" table:style-name="ce1"/>
          <table:table-cell office:value-type="string" table:style-name="ce1">
            <text:p>G8</text:p>
          </table:table-cell>
          <table:table-cell office:value-type="string" office:string-value="cb411_0.0078125" table:formula="of:=CONCATENATE([.$E81];[.$F81];&quot;_&quot;;[.$G81])" table:style-name="ce1">
            <text:p>cb411_0.0078125</text:p>
          </table:table-cell>
          <table:table-cell office:value-type="string" office:string-value="TATAAT_AGTTCC" table:formula="of:=CONCATENATE([.B33];&quot;_&quot;;[.D3])" table:style-name="ce1">
            <text:p>TATAAT_AGTTCC</text:p>
          </table:table-cell>
          <table:table-cell table:style-name="ce1"/>
          <table:table-cell office:value-type="string" office:string-value="  cb411_0.0078125: TATAAT_AGTTCC" table:formula="of:=CONCATENATE(&quot;  &quot;;[.M81];&quot;: &quot;;[.N81])" table:style-name="ce1">
            <text:p><text:s text:c="2"/>cb411_0.0078125: TATAAT_AGTTCC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cc</text:p>
          </table:table-cell>
          <table:table-cell office:value-type="float" office:value="411" table:style-name="ce1">
            <text:p>411</text:p>
          </table:table-cell>
          <table:table-cell office:value-type="float" office:value="3.90625E-3" table:style-name="ce13">
            <text:p>0.00390625</text:p>
          </table:table-cell>
          <table:table-cell table:number-columns-repeated="4" table:style-name="ce1"/>
          <table:table-cell office:value-type="string" table:style-name="ce1">
            <text:p>G9</text:p>
          </table:table-cell>
          <table:table-cell office:value-type="string" office:string-value="cc411_0.00390625" table:formula="of:=CONCATENATE([.$E82];[.$F82];&quot;_&quot;;[.$G82])" table:style-name="ce1">
            <text:p>cc411_0.00390625</text:p>
          </table:table-cell>
          <table:table-cell office:value-type="string" office:string-value="TCATTC_ATGTCA" table:formula="of:=CONCATENATE([.B34];&quot;_&quot;;[.D4])" table:style-name="ce1">
            <text:p>TCATTC_ATGTCA</text:p>
          </table:table-cell>
          <table:table-cell table:style-name="ce1"/>
          <table:table-cell office:value-type="string" office:string-value="  cc411_0.00390625: TCATTC_ATGTCA" table:formula="of:=CONCATENATE(&quot;  &quot;;[.M82];&quot;: &quot;;[.N82])" table:style-name="ce1">
            <text:p><text:s text:c="2"/>cc411_0.00390625: TCATTC_ATGTCA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cd</text:p>
          </table:table-cell>
          <table:table-cell office:value-type="float" office:value="411" table:style-name="ce1">
            <text:p>411</text:p>
          </table:table-cell>
          <table:table-cell office:value-type="float" office:value="1.953125E-3" table:style-name="ce13">
            <text:p>0.001953125</text:p>
          </table:table-cell>
          <table:table-cell table:number-columns-repeated="4" table:style-name="ce1"/>
          <table:table-cell office:value-type="string" table:style-name="ce1">
            <text:p>G10</text:p>
          </table:table-cell>
          <table:table-cell office:value-type="string" office:string-value="cd411_0.001953125" table:formula="of:=CONCATENATE([.$E83];[.$F83];&quot;_&quot;;[.$G83])" table:style-name="ce1">
            <text:p>cd411_0.001953125</text:p>
          </table:table-cell>
          <table:table-cell office:value-type="string" office:string-value="TCCCGA_CCGTCC" table:formula="of:=CONCATENATE([.B35];&quot;_&quot;;[.D5])" table:style-name="ce1">
            <text:p>TCCCGA_CCGTCC</text:p>
          </table:table-cell>
          <table:table-cell table:style-name="ce1"/>
          <table:table-cell office:value-type="string" office:string-value="  cd411_0.001953125: TCCCGA_CCGTCC" table:formula="of:=CONCATENATE(&quot;  &quot;;[.M83];&quot;: &quot;;[.N83])" table:style-name="ce1">
            <text:p><text:s text:c="2"/>cd411_0.001953125: TCCCGA_CCGTCC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ce</text:p>
          </table:table-cell>
          <table:table-cell office:value-type="float" office:value="411" table:style-name="ce1">
            <text:p>411</text:p>
          </table:table-cell>
          <table:table-cell office:value-type="float" office:value="9.7656200000000005E-4" table:style-name="ce13">
            <text:p>0.000976562</text:p>
          </table:table-cell>
          <table:table-cell table:number-columns-repeated="4" table:style-name="ce1"/>
          <table:table-cell office:value-type="string" table:style-name="ce1">
            <text:p>G11</text:p>
          </table:table-cell>
          <table:table-cell office:value-type="string" office:string-value="ce411_0.000976562" table:formula="of:=CONCATENATE([.$E84];[.$F84];&quot;_&quot;;[.$G84])" table:style-name="ce1">
            <text:p>ce411_0.000976562</text:p>
          </table:table-cell>
          <table:table-cell office:value-type="string" office:string-value="TCGAAG_GTAGAG" table:formula="of:=CONCATENATE([.B36];&quot;_&quot;;[.D6])" table:style-name="ce1">
            <text:p>TCGAAG_GTAGAG</text:p>
          </table:table-cell>
          <table:table-cell table:style-name="ce1"/>
          <table:table-cell office:value-type="string" office:string-value="  ce411_0.000976562: TCGAAG_GTAGAG" table:formula="of:=CONCATENATE(&quot;  &quot;;[.M84];&quot;: &quot;;[.N84])" table:style-name="ce1">
            <text:p><text:s text:c="2"/>ce411_0.000976562: TCGAAG_GTAGAG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cf</text:p>
          </table:table-cell>
          <table:table-cell office:value-type="float" office:value="411" table:style-name="ce1">
            <text:p>411</text:p>
          </table:table-cell>
          <table:table-cell office:value-type="float" office:value="4.8828100000000002E-4" table:style-name="ce13">
            <text:p>0.000488281</text:p>
          </table:table-cell>
          <table:table-cell table:number-columns-repeated="4" table:style-name="ce1"/>
          <table:table-cell office:value-type="string" table:style-name="ce1">
            <text:p>G12</text:p>
          </table:table-cell>
          <table:table-cell office:value-type="string" office:string-value="cf411_0.000488281" table:formula="of:=CONCATENATE([.$E85];[.$F85];&quot;_&quot;;[.$G85])" table:style-name="ce1">
            <text:p>cf411_0.000488281</text:p>
          </table:table-cell>
          <table:table-cell office:value-type="string" office:string-value="TCGGCA_GTCCGC" table:formula="of:=CONCATENATE([.B37];&quot;_&quot;;[.D7])" table:style-name="ce1">
            <text:p>TCGGCA_GTCCGC</text:p>
          </table:table-cell>
          <table:table-cell table:style-name="ce1"/>
          <table:table-cell office:value-type="string" office:string-value="  cf411_0.000488281: TCGGCA_GTCCGC" table:formula="of:=CONCATENATE(&quot;  &quot;;[.M85];&quot;: &quot;;[.N85])" table:style-name="ce1">
            <text:p><text:s text:c="2"/>cf411_0.000488281: TCGGCA_GTCCGC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cg</text:p>
          </table:table-cell>
          <table:table-cell office:value-type="float" office:value="411" table:style-name="ce1">
            <text:p>411</text:p>
          </table:table-cell>
          <table:table-cell office:value-type="float" office:value="1" table:style-name="ce13">
            <text:p>1</text:p>
          </table:table-cell>
          <table:table-cell table:number-columns-repeated="4" table:style-name="ce1"/>
          <table:table-cell office:value-type="string" table:style-name="ce1">
            <text:p>H1</text:p>
          </table:table-cell>
          <table:table-cell office:value-type="string" office:string-value="cg411_1" table:formula="of:=CONCATENATE([.$E86];[.$F86];&quot;_&quot;;[.$G86])" table:style-name="ce1">
            <text:p>cg411_1</text:p>
          </table:table-cell>
          <table:table-cell office:value-type="string" office:string-value="CGGAAT_CACGAT" table:formula="of:=CONCATENATE([.B26];&quot;_&quot;;[.D20])" table:style-name="ce1">
            <text:p>CGGAAT_CACGAT</text:p>
          </table:table-cell>
          <table:table-cell table:style-name="ce1"/>
          <table:table-cell office:value-type="string" office:string-value="  cg411_1: CGGAAT_CACGAT" table:formula="of:=CONCATENATE(&quot;  &quot;;[.M86];&quot;: &quot;;[.N86])" table:style-name="ce1">
            <text:p><text:s text:c="2"/>cg411_1: CGGAAT_CACGAT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ch</text:p>
          </table:table-cell>
          <table:table-cell office:value-type="float" office:value="411" table:style-name="ce1">
            <text:p>411</text:p>
          </table:table-cell>
          <table:table-cell office:value-type="float" office:value="0.5" table:style-name="ce13">
            <text:p>0.5</text:p>
          </table:table-cell>
          <table:table-cell table:number-columns-repeated="4" table:style-name="ce1"/>
          <table:table-cell office:value-type="string" table:style-name="ce1">
            <text:p>H2</text:p>
          </table:table-cell>
          <table:table-cell office:value-type="string" office:string-value="ch411_0.5" table:formula="of:=CONCATENATE([.$E87];[.$F87];&quot;_&quot;;[.$G87])" table:style-name="ce1">
            <text:p>ch411_0.5</text:p>
          </table:table-cell>
          <table:table-cell office:value-type="string" office:string-value="CTAGCT_CACTCA" table:formula="of:=CONCATENATE([.B27];&quot;_&quot;;[.D21])" table:style-name="ce1">
            <text:p>CTAGCT_CACTCA</text:p>
          </table:table-cell>
          <table:table-cell table:style-name="ce1"/>
          <table:table-cell office:value-type="string" office:string-value="  ch411_0.5: CTAGCT_CACTCA" table:formula="of:=CONCATENATE(&quot;  &quot;;[.M87];&quot;: &quot;;[.N87])" table:style-name="ce1">
            <text:p><text:s text:c="2"/>ch411_0.5: CTAGCT_CACTCA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ci</text:p>
          </table:table-cell>
          <table:table-cell office:value-type="float" office:value="411" table:style-name="ce1">
            <text:p>411</text:p>
          </table:table-cell>
          <table:table-cell office:value-type="float" office:value="0.25" table:style-name="ce13">
            <text:p>0.25</text:p>
          </table:table-cell>
          <table:table-cell table:number-columns-repeated="4" table:style-name="ce1"/>
          <table:table-cell office:value-type="string" table:style-name="ce1">
            <text:p>H3</text:p>
          </table:table-cell>
          <table:table-cell office:value-type="string" office:string-value="ci411_0.25" table:formula="of:=CONCATENATE([.$E88];[.$F88];&quot;_&quot;;[.$G88])" table:style-name="ce1">
            <text:p>ci411_0.25</text:p>
          </table:table-cell>
          <table:table-cell office:value-type="string" office:string-value="CTATAC_CAGGCG" table:formula="of:=CONCATENATE([.B28];&quot;_&quot;;[.D22])" table:style-name="ce1">
            <text:p>CTATAC_CAGGCG</text:p>
          </table:table-cell>
          <table:table-cell table:style-name="ce1"/>
          <table:table-cell office:value-type="string" office:string-value="  ci411_0.25: CTATAC_CAGGCG" table:formula="of:=CONCATENATE(&quot;  &quot;;[.M88];&quot;: &quot;;[.N88])" table:style-name="ce1">
            <text:p><text:s text:c="2"/>ci411_0.25: CTATAC_CAGGCG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cj</text:p>
          </table:table-cell>
          <table:table-cell office:value-type="float" office:value="411" table:style-name="ce1">
            <text:p>411</text:p>
          </table:table-cell>
          <table:table-cell office:value-type="float" office:value="0.125" table:style-name="ce13">
            <text:p>0.125</text:p>
          </table:table-cell>
          <table:table-cell table:number-columns-repeated="4" table:style-name="ce1"/>
          <table:table-cell office:value-type="string" table:style-name="ce1">
            <text:p>H4</text:p>
          </table:table-cell>
          <table:table-cell office:value-type="string" office:string-value="cj411_0.125" table:formula="of:=CONCATENATE([.$E89];[.$F89];&quot;_&quot;;[.$G89])" table:style-name="ce1">
            <text:p>cj411_0.125</text:p>
          </table:table-cell>
          <table:table-cell office:value-type="string" office:string-value="CTCAGA_CATGGC" table:formula="of:=CONCATENATE([.B29];&quot;_&quot;;[.D23])" table:style-name="ce1">
            <text:p>CTCAGA_CATGGC</text:p>
          </table:table-cell>
          <table:table-cell table:style-name="ce1"/>
          <table:table-cell office:value-type="string" office:string-value="  cj411_0.125: CTCAGA_CATGGC" table:formula="of:=CONCATENATE(&quot;  &quot;;[.M89];&quot;: &quot;;[.N89])" table:style-name="ce1">
            <text:p><text:s text:c="2"/>cj411_0.125: CTCAGA_CATGGC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ck</text:p>
          </table:table-cell>
          <table:table-cell office:value-type="float" office:value="411" table:style-name="ce1">
            <text:p>411</text:p>
          </table:table-cell>
          <table:table-cell office:value-type="float" office:value="6.25E-2" table:style-name="ce13">
            <text:p>0.0625</text:p>
          </table:table-cell>
          <table:table-cell table:number-columns-repeated="4" table:style-name="ce1"/>
          <table:table-cell office:value-type="string" table:style-name="ce1">
            <text:p>H5</text:p>
          </table:table-cell>
          <table:table-cell office:value-type="string" office:string-value="ck411_0.0625" table:formula="of:=CONCATENATE([.$E90];[.$F90];&quot;_&quot;;[.$G90])" table:style-name="ce1">
            <text:p>ck411_0.0625</text:p>
          </table:table-cell>
          <table:table-cell office:value-type="string" office:string-value="GACGAC_CATTTT" table:formula="of:=CONCATENATE([.B30];&quot;_&quot;;[.D24])" table:style-name="ce1">
            <text:p>GACGAC_CATTTT</text:p>
          </table:table-cell>
          <table:table-cell table:style-name="ce1"/>
          <table:table-cell office:value-type="string" office:string-value="  ck411_0.0625: GACGAC_CATTTT" table:formula="of:=CONCATENATE(&quot;  &quot;;[.M90];&quot;: &quot;;[.N90])" table:style-name="ce1">
            <text:p><text:s text:c="2"/>ck411_0.0625: GACGAC_CATTTT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cl</text:p>
          </table:table-cell>
          <table:table-cell office:value-type="float" office:value="411" table:style-name="ce1">
            <text:p>411</text:p>
          </table:table-cell>
          <table:table-cell office:value-type="float" office:value="3.125E-2" table:style-name="ce13">
            <text:p>0.03125</text:p>
          </table:table-cell>
          <table:table-cell table:number-columns-repeated="4" table:style-name="ce1"/>
          <table:table-cell office:value-type="string" table:style-name="ce1">
            <text:p>H6</text:p>
          </table:table-cell>
          <table:table-cell office:value-type="string" office:string-value="cl411_0.03125" table:formula="of:=CONCATENATE([.$E91];[.$F91];&quot;_&quot;;[.$G91])" table:style-name="ce1">
            <text:p>cl411_0.03125</text:p>
          </table:table-cell>
          <table:table-cell office:value-type="string" office:string-value="TAATCG_CCAACA" table:formula="of:=CONCATENATE([.B31];&quot;_&quot;;[.D25])" table:style-name="ce1">
            <text:p>TAATCG_CCAACA</text:p>
          </table:table-cell>
          <table:table-cell table:style-name="ce1"/>
          <table:table-cell office:value-type="string" office:string-value="  cl411_0.03125: TAATCG_CCAACA" table:formula="of:=CONCATENATE(&quot;  &quot;;[.M91];&quot;: &quot;;[.N91])" table:style-name="ce1">
            <text:p><text:s text:c="2"/>cl411_0.03125: TAATCG_CCAACA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cm</text:p>
          </table:table-cell>
          <table:table-cell office:value-type="float" office:value="411" table:style-name="ce1">
            <text:p>411</text:p>
          </table:table-cell>
          <table:table-cell office:value-type="float" office:value="1.5625E-2" table:style-name="ce13">
            <text:p>0.015625</text:p>
          </table:table-cell>
          <table:table-cell table:number-columns-repeated="4" table:style-name="ce1"/>
          <table:table-cell office:value-type="string" table:style-name="ce1">
            <text:p>H7</text:p>
          </table:table-cell>
          <table:table-cell office:value-type="string" office:string-value="cm411_0.015625" table:formula="of:=CONCATENATE([.$E92];[.$F92];&quot;_&quot;;[.$G92])" table:style-name="ce1">
            <text:p>cm411_0.015625</text:p>
          </table:table-cell>
          <table:table-cell office:value-type="string" office:string-value="TACAGC_ACTGAT" table:formula="of:=CONCATENATE([.B32];&quot;_&quot;;[.D14])" table:style-name="ce1">
            <text:p>TACAGC_ACTGAT</text:p>
          </table:table-cell>
          <table:table-cell table:style-name="ce1"/>
          <table:table-cell office:value-type="string" office:string-value="  cm411_0.015625: TACAGC_ACTGAT" table:formula="of:=CONCATENATE(&quot;  &quot;;[.M92];&quot;: &quot;;[.N92])" table:style-name="ce1">
            <text:p><text:s text:c="2"/>cm411_0.015625: TACAGC_ACTGAT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cn</text:p>
          </table:table-cell>
          <table:table-cell office:value-type="float" office:value="411" table:style-name="ce1">
            <text:p>411</text:p>
          </table:table-cell>
          <table:table-cell office:value-type="float" office:value="7.8125E-3" table:style-name="ce13">
            <text:p>0.0078125</text:p>
          </table:table-cell>
          <table:table-cell table:number-columns-repeated="4" table:style-name="ce1"/>
          <table:table-cell office:value-type="string" table:style-name="ce1">
            <text:p>H8</text:p>
          </table:table-cell>
          <table:table-cell office:value-type="string" office:string-value="cn411_0.0078125" table:formula="of:=CONCATENATE([.$E93];[.$F93];&quot;_&quot;;[.$G93])" table:style-name="ce1">
            <text:p>cn411_0.0078125</text:p>
          </table:table-cell>
          <table:table-cell office:value-type="string" office:string-value="TATAAT_ATGAGC" table:formula="of:=CONCATENATE([.B33];&quot;_&quot;;[.D15])" table:style-name="ce1">
            <text:p>TATAAT_ATGAGC</text:p>
          </table:table-cell>
          <table:table-cell table:style-name="ce1"/>
          <table:table-cell office:value-type="string" office:string-value="  cn411_0.0078125: TATAAT_ATGAGC" table:formula="of:=CONCATENATE(&quot;  &quot;;[.M93];&quot;: &quot;;[.N93])" table:style-name="ce1">
            <text:p><text:s text:c="2"/>cn411_0.0078125: TATAAT_ATGAGC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co</text:p>
          </table:table-cell>
          <table:table-cell office:value-type="float" office:value="411" table:style-name="ce1">
            <text:p>411</text:p>
          </table:table-cell>
          <table:table-cell office:value-type="float" office:value="3.90625E-3" table:style-name="ce13">
            <text:p>0.00390625</text:p>
          </table:table-cell>
          <table:table-cell table:number-columns-repeated="4" table:style-name="ce1"/>
          <table:table-cell office:value-type="string" table:style-name="ce1">
            <text:p>H9</text:p>
          </table:table-cell>
          <table:table-cell office:value-type="string" office:string-value="co411_0.00390625" table:formula="of:=CONCATENATE([.$E94];[.$F94];&quot;_&quot;;[.$G94])" table:style-name="ce1">
            <text:p>co411_0.00390625</text:p>
          </table:table-cell>
          <table:table-cell office:value-type="string" office:string-value="TCATTC_ATTCCT" table:formula="of:=CONCATENATE([.B34];&quot;_&quot;;[.D16])" table:style-name="ce1">
            <text:p>TCATTC_ATTCCT</text:p>
          </table:table-cell>
          <table:table-cell table:style-name="ce1"/>
          <table:table-cell office:value-type="string" office:string-value="  co411_0.00390625: TCATTC_ATTCCT" table:formula="of:=CONCATENATE(&quot;  &quot;;[.M94];&quot;: &quot;;[.N94])" table:style-name="ce1">
            <text:p><text:s text:c="2"/>co411_0.00390625: TCATTC_ATTCCT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cp</text:p>
          </table:table-cell>
          <table:table-cell office:value-type="float" office:value="411" table:style-name="ce1">
            <text:p>411</text:p>
          </table:table-cell>
          <table:table-cell office:value-type="float" office:value="1.953125E-3" table:style-name="ce13">
            <text:p>0.001953125</text:p>
          </table:table-cell>
          <table:table-cell table:number-columns-repeated="4" table:style-name="ce1"/>
          <table:table-cell office:value-type="string" table:style-name="ce1">
            <text:p>H10</text:p>
          </table:table-cell>
          <table:table-cell office:value-type="string" office:string-value="cp411_0.001953125" table:formula="of:=CONCATENATE([.$E95];[.$F95];&quot;_&quot;;[.$G95])" table:style-name="ce1">
            <text:p>cp411_0.001953125</text:p>
          </table:table-cell>
          <table:table-cell office:value-type="string" office:string-value="TCCCGA_CAAAAG" table:formula="of:=CONCATENATE([.B35];&quot;_&quot;;[.D17])" table:style-name="ce1">
            <text:p>TCCCGA_CAAAAG</text:p>
          </table:table-cell>
          <table:table-cell table:style-name="ce1"/>
          <table:table-cell office:value-type="string" office:string-value="  cp411_0.001953125: TCCCGA_CAAAAG" table:formula="of:=CONCATENATE(&quot;  &quot;;[.M95];&quot;: &quot;;[.N95])" table:style-name="ce1">
            <text:p><text:s text:c="2"/>cp411_0.001953125: TCCCGA_CAAAAG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cq</text:p>
          </table:table-cell>
          <table:table-cell office:value-type="float" office:value="411" table:style-name="ce1">
            <text:p>411</text:p>
          </table:table-cell>
          <table:table-cell office:value-type="float" office:value="9.7656200000000005E-4" table:style-name="ce13">
            <text:p>0.000976562</text:p>
          </table:table-cell>
          <table:table-cell table:number-columns-repeated="4" table:style-name="ce1"/>
          <table:table-cell office:value-type="string" table:style-name="ce1">
            <text:p>H11</text:p>
          </table:table-cell>
          <table:table-cell office:value-type="string" office:string-value="cq411_0.000976562" table:formula="of:=CONCATENATE([.$E96];[.$F96];&quot;_&quot;;[.$G96])" table:style-name="ce1">
            <text:p>cq411_0.000976562</text:p>
          </table:table-cell>
          <table:table-cell office:value-type="string" office:string-value="TCGAAG_CAACTA" table:formula="of:=CONCATENATE([.B36];&quot;_&quot;;[.D18])" table:style-name="ce1">
            <text:p>TCGAAG_CAACTA</text:p>
          </table:table-cell>
          <table:table-cell table:style-name="ce1"/>
          <table:table-cell office:value-type="string" office:string-value="  cq411_0.000976562: TCGAAG_CAACTA" table:formula="of:=CONCATENATE(&quot;  &quot;;[.M96];&quot;: &quot;;[.N96])" table:style-name="ce1">
            <text:p><text:s text:c="2"/>cq411_0.000976562: TCGAAG_CAACTA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cr</text:p>
          </table:table-cell>
          <table:table-cell office:value-type="float" office:value="411" table:style-name="ce1">
            <text:p>411</text:p>
          </table:table-cell>
          <table:table-cell office:value-type="float" office:value="4.8828100000000002E-4" table:style-name="ce13">
            <text:p>0.000488281</text:p>
          </table:table-cell>
          <table:table-cell table:number-columns-repeated="4" table:style-name="ce1"/>
          <table:table-cell office:value-type="string" table:style-name="ce1">
            <text:p>H12</text:p>
          </table:table-cell>
          <table:table-cell office:value-type="string" office:string-value="cr411_0.000488281" table:formula="of:=CONCATENATE([.$E97];[.$F97];&quot;_&quot;;[.$G97])" table:style-name="ce1">
            <text:p>cr411_0.000488281</text:p>
          </table:table-cell>
          <table:table-cell office:value-type="string" office:string-value="TCGGCA_CACCGG" table:formula="of:=CONCATENATE([.B37];&quot;_&quot;;[.D19])" table:style-name="ce1">
            <text:p>TCGGCA_CACCGG</text:p>
          </table:table-cell>
          <table:table-cell table:style-name="ce1"/>
          <table:table-cell office:value-type="string" office:string-value="  cr411_0.000488281: TCGGCA_CACCGG" table:formula="of:=CONCATENATE(&quot;  &quot;;[.M97];&quot;: &quot;;[.N97])" table:style-name="ce1">
            <text:p><text:s text:c="2"/>cr411_0.000488281: TCGGCA_CACCGG</text:p>
          </table:table-cell>
          <table:table-cell table:number-columns-repeated="16368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6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7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Anwesha Nag</meta:initial-creator>
    <dc:creator>Gimelbrant Lab</dc:creator>
    <meta:creation-date>2016-05-24T19:30:42Z</meta:creation-date>
    <dc:date>2018-03-27T18:24:25Z</dc:date>
    <meta:editing-cycles>10</meta:editing-cycles>
    <meta:editing-duration>PT20540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